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43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imes_10000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7705497552552E+018" calcext:value-type="float">
            <text:p>1.47705497552552E+018</text:p>
          </table:table-cell>
          <table:table-cell office:value-type="float" office:value="1.47705497552804E+018" calcext:value-type="float">
            <text:p>1.47705497552804E+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7705497552621E+018" calcext:value-type="float">
            <text:p>1.47705497552621E+018</text:p>
          </table:table-cell>
          <table:table-cell office:value-type="float" office:value="1.47705497552856E+018" calcext:value-type="float">
            <text:p>1.47705497552856E+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7705497552663E+018" calcext:value-type="float">
            <text:p>1.47705497552663E+018</text:p>
          </table:table-cell>
          <table:table-cell office:value-type="float" office:value="1.47705497552999E+018" calcext:value-type="float">
            <text:p>1.47705497552999E+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7705497552702E+018" calcext:value-type="float">
            <text:p>1.47705497552702E+018</text:p>
          </table:table-cell>
          <table:table-cell office:value-type="float" office:value="1.47705497553147E+018" calcext:value-type="float">
            <text:p>1.47705497553147E+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7705497552738E+018" calcext:value-type="float">
            <text:p>1.47705497552738E+018</text:p>
          </table:table-cell>
          <table:table-cell office:value-type="float" office:value="1.47705497553154E+018" calcext:value-type="float">
            <text:p>1.47705497553154E+0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7705497552777E+018" calcext:value-type="float">
            <text:p>1.47705497552777E+018</text:p>
          </table:table-cell>
          <table:table-cell office:value-type="float" office:value="1.47705497553326E+018" calcext:value-type="float">
            <text:p>1.47705497553326E+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770549755289E+018" calcext:value-type="float">
            <text:p>1.4770549755289E+018</text:p>
          </table:table-cell>
          <table:table-cell office:value-type="float" office:value="1.47705497553375E+018" calcext:value-type="float">
            <text:p>1.47705497553375E+0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7705497552934E+018" calcext:value-type="float">
            <text:p>1.47705497552934E+018</text:p>
          </table:table-cell>
          <table:table-cell office:value-type="float" office:value="1.47705497553518E+018" calcext:value-type="float">
            <text:p>1.47705497553518E+0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7705497552969E+018" calcext:value-type="float">
            <text:p>1.47705497552969E+018</text:p>
          </table:table-cell>
          <table:table-cell office:value-type="float" office:value="1.47705497553535E+018" calcext:value-type="float">
            <text:p>1.47705497553535E+0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7705497553031E+018" calcext:value-type="float">
            <text:p>1.47705497553031E+018</text:p>
          </table:table-cell>
          <table:table-cell office:value-type="float" office:value="1.47705497553646E+018" calcext:value-type="float">
            <text:p>1.47705497553646E+0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7705497553073E+018" calcext:value-type="float">
            <text:p>1.47705497553073E+018</text:p>
          </table:table-cell>
          <table:table-cell office:value-type="float" office:value="1.47705497553653E+018" calcext:value-type="float">
            <text:p>1.47705497553653E+0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7705497553108E+018" calcext:value-type="float">
            <text:p>1.47705497553108E+018</text:p>
          </table:table-cell>
          <table:table-cell office:value-type="float" office:value="1.47705497553904E+018" calcext:value-type="float">
            <text:p>1.47705497553904E+0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7705497553185E+018" calcext:value-type="float">
            <text:p>1.47705497553185E+018</text:p>
          </table:table-cell>
          <table:table-cell office:value-type="float" office:value="1.47705497553994E+018" calcext:value-type="float">
            <text:p>1.47705497553994E+0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7705497553227E+018" calcext:value-type="float">
            <text:p>1.47705497553227E+018</text:p>
          </table:table-cell>
          <table:table-cell office:value-type="float" office:value="1.47705497554156E+018" calcext:value-type="float">
            <text:p>1.47705497554156E+0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7705497553263E+018" calcext:value-type="float">
            <text:p>1.47705497553263E+018</text:p>
          </table:table-cell>
          <table:table-cell office:value-type="float" office:value="1.47705497554225E+018" calcext:value-type="float">
            <text:p>1.47705497554225E+0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7705497553298E+018" calcext:value-type="float">
            <text:p>1.47705497553298E+018</text:p>
          </table:table-cell>
          <table:table-cell office:value-type="float" office:value="1.47705497554292E+018" calcext:value-type="float">
            <text:p>1.47705497554292E+0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47705497553355E+018" calcext:value-type="float">
            <text:p>1.47705497553355E+018</text:p>
          </table:table-cell>
          <table:table-cell office:value-type="float" office:value="1.47705497554315E+018" calcext:value-type="float">
            <text:p>1.47705497554315E+0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47705497553407E+018" calcext:value-type="float">
            <text:p>1.47705497553407E+018</text:p>
          </table:table-cell>
          <table:table-cell office:value-type="float" office:value="1.47705497554428E+018" calcext:value-type="float">
            <text:p>1.47705497554428E+0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47705497553443E+018" calcext:value-type="float">
            <text:p>1.47705497553443E+018</text:p>
          </table:table-cell>
          <table:table-cell office:value-type="float" office:value="1.47705497554573E+018" calcext:value-type="float">
            <text:p>1.47705497554573E+0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47705497553489E+018" calcext:value-type="float">
            <text:p>1.47705497553489E+018</text:p>
          </table:table-cell>
          <table:table-cell office:value-type="float" office:value="1.4770549755468E+018" calcext:value-type="float">
            <text:p>1.4770549755468E+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47705497553581E+018" calcext:value-type="float">
            <text:p>1.47705497553581E+018</text:p>
          </table:table-cell>
          <table:table-cell office:value-type="float" office:value="1.47705497554746E+018" calcext:value-type="float">
            <text:p>1.47705497554746E+0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47705497553618E+018" calcext:value-type="float">
            <text:p>1.47705497553618E+018</text:p>
          </table:table-cell>
          <table:table-cell office:value-type="float" office:value="1.47705497554799E+018" calcext:value-type="float">
            <text:p>1.47705497554799E+0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47705497553688E+018" calcext:value-type="float">
            <text:p>1.47705497553688E+018</text:p>
          </table:table-cell>
          <table:table-cell office:value-type="float" office:value="1.47705497554806E+018" calcext:value-type="float">
            <text:p>1.47705497554806E+0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47705497553728E+018" calcext:value-type="float">
            <text:p>1.47705497553728E+018</text:p>
          </table:table-cell>
          <table:table-cell office:value-type="float" office:value="1.4770549755484E+018" calcext:value-type="float">
            <text:p>1.4770549755484E+0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47705497553821E+018" calcext:value-type="float">
            <text:p>1.47705497553821E+018</text:p>
          </table:table-cell>
          <table:table-cell office:value-type="float" office:value="1.47705497554864E+018" calcext:value-type="float">
            <text:p>1.47705497554864E+0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47705497553862E+018" calcext:value-type="float">
            <text:p>1.47705497553862E+018</text:p>
          </table:table-cell>
          <table:table-cell office:value-type="float" office:value="1.47705497554973E+018" calcext:value-type="float">
            <text:p>1.47705497554973E+0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47705497553932E+018" calcext:value-type="float">
            <text:p>1.47705497553932E+018</text:p>
          </table:table-cell>
          <table:table-cell office:value-type="float" office:value="1.47705497555103E+018" calcext:value-type="float">
            <text:p>1.47705497555103E+0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4770549755397E+018" calcext:value-type="float">
            <text:p>1.4770549755397E+018</text:p>
          </table:table-cell>
          <table:table-cell office:value-type="float" office:value="1.47705497555273E+018" calcext:value-type="float">
            <text:p>1.47705497555273E+0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47705497554022E+018" calcext:value-type="float">
            <text:p>1.47705497554022E+018</text:p>
          </table:table-cell>
          <table:table-cell office:value-type="float" office:value="1.47705497555298E+018" calcext:value-type="float">
            <text:p>1.47705497555298E+0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47705497554068E+018" calcext:value-type="float">
            <text:p>1.47705497554068E+018</text:p>
          </table:table-cell>
          <table:table-cell office:value-type="float" office:value="1.47705497555309E+018" calcext:value-type="float">
            <text:p>1.47705497555309E+0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47705497554104E+018" calcext:value-type="float">
            <text:p>1.47705497554104E+018</text:p>
          </table:table-cell>
          <table:table-cell office:value-type="float" office:value="1.47705497555331E+018" calcext:value-type="float">
            <text:p>1.47705497555331E+0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47705497554139E+018" calcext:value-type="float">
            <text:p>1.47705497554139E+018</text:p>
          </table:table-cell>
          <table:table-cell office:value-type="float" office:value="1.47705497555337E+018" calcext:value-type="float">
            <text:p>1.47705497555337E+0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47705497554264E+018" calcext:value-type="float">
            <text:p>1.47705497554264E+018</text:p>
          </table:table-cell>
          <table:table-cell office:value-type="float" office:value="1.47705497555623E+018" calcext:value-type="float">
            <text:p>1.47705497555623E+0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47705497554353E+018" calcext:value-type="float">
            <text:p>1.47705497554353E+018</text:p>
          </table:table-cell>
          <table:table-cell office:value-type="float" office:value="1.47705497555718E+018" calcext:value-type="float">
            <text:p>1.47705497555718E+0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4770549755439E+018" calcext:value-type="float">
            <text:p>1.4770549755439E+018</text:p>
          </table:table-cell>
          <table:table-cell office:value-type="float" office:value="1.47705497555817E+018" calcext:value-type="float">
            <text:p>1.47705497555817E+0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47705497554465E+018" calcext:value-type="float">
            <text:p>1.47705497554465E+018</text:p>
          </table:table-cell>
          <table:table-cell office:value-type="float" office:value="1.47705497555824E+018" calcext:value-type="float">
            <text:p>1.47705497555824E+0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47705497554501E+018" calcext:value-type="float">
            <text:p>1.47705497554501E+018</text:p>
          </table:table-cell>
          <table:table-cell office:value-type="float" office:value="1.47705497555878E+018" calcext:value-type="float">
            <text:p>1.47705497555878E+0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47705497554551E+018" calcext:value-type="float">
            <text:p>1.47705497554551E+018</text:p>
          </table:table-cell>
          <table:table-cell office:value-type="float" office:value="1.4770549755603E+018" calcext:value-type="float">
            <text:p>1.4770549755603E+0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47705497554617E+018" calcext:value-type="float">
            <text:p>1.47705497554617E+018</text:p>
          </table:table-cell>
          <table:table-cell office:value-type="float" office:value="1.47705497556094E+018" calcext:value-type="float">
            <text:p>1.47705497556094E+0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47705497554653E+018" calcext:value-type="float">
            <text:p>1.47705497554653E+018</text:p>
          </table:table-cell>
          <table:table-cell office:value-type="float" office:value="1.47705497556152E+018" calcext:value-type="float">
            <text:p>1.47705497556152E+0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47705497554711E+018" calcext:value-type="float">
            <text:p>1.47705497554711E+018</text:p>
          </table:table-cell>
          <table:table-cell office:value-type="float" office:value="1.47705497556245E+018" calcext:value-type="float">
            <text:p>1.47705497556245E+0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47705497554778E+018" calcext:value-type="float">
            <text:p>1.47705497554778E+018</text:p>
          </table:table-cell>
          <table:table-cell office:value-type="float" office:value="1.47705497556575E+018" calcext:value-type="float">
            <text:p>1.47705497556575E+0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47705497554909E+018" calcext:value-type="float">
            <text:p>1.47705497554909E+018</text:p>
          </table:table-cell>
          <table:table-cell office:value-type="float" office:value="1.47705497556712E+018" calcext:value-type="float">
            <text:p>1.47705497556712E+0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47705497554949E+018" calcext:value-type="float">
            <text:p>1.47705497554949E+018</text:p>
          </table:table-cell>
          <table:table-cell office:value-type="float" office:value="1.47705497556902E+018" calcext:value-type="float">
            <text:p>1.47705497556902E+0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47705497555005E+018" calcext:value-type="float">
            <text:p>1.47705497555005E+018</text:p>
          </table:table-cell>
          <table:table-cell office:value-type="float" office:value="1.47705497556909E+018" calcext:value-type="float">
            <text:p>1.47705497556909E+0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47705497555041E+018" calcext:value-type="float">
            <text:p>1.47705497555041E+018</text:p>
          </table:table-cell>
          <table:table-cell office:value-type="float" office:value="1.47705497556915E+018" calcext:value-type="float">
            <text:p>1.47705497556915E+0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47705497555076E+018" calcext:value-type="float">
            <text:p>1.47705497555076E+018</text:p>
          </table:table-cell>
          <table:table-cell office:value-type="float" office:value="1.47705497556921E+018" calcext:value-type="float">
            <text:p>1.47705497556921E+0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47705497555134E+018" calcext:value-type="float">
            <text:p>1.47705497555134E+018</text:p>
          </table:table-cell>
          <table:table-cell office:value-type="float" office:value="1.47705497556927E+018" calcext:value-type="float">
            <text:p>1.47705497556927E+0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47705497555171E+018" calcext:value-type="float">
            <text:p>1.47705497555171E+018</text:p>
          </table:table-cell>
          <table:table-cell office:value-type="float" office:value="1.47705497556933E+018" calcext:value-type="float">
            <text:p>1.47705497556933E+0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47705497555211E+018" calcext:value-type="float">
            <text:p>1.47705497555211E+018</text:p>
          </table:table-cell>
          <table:table-cell office:value-type="float" office:value="1.47705497556961E+018" calcext:value-type="float">
            <text:p>1.47705497556961E+0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4770549755525E+018" calcext:value-type="float">
            <text:p>1.4770549755525E+018</text:p>
          </table:table-cell>
          <table:table-cell office:value-type="float" office:value="1.47705497557216E+018" calcext:value-type="float">
            <text:p>1.47705497557216E+0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47705497555374E+018" calcext:value-type="float">
            <text:p>1.47705497555374E+018</text:p>
          </table:table-cell>
          <table:table-cell office:value-type="float" office:value="1.47705497557223E+018" calcext:value-type="float">
            <text:p>1.47705497557223E+0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47705497555415E+018" calcext:value-type="float">
            <text:p>1.47705497555415E+018</text:p>
          </table:table-cell>
          <table:table-cell office:value-type="float" office:value="1.47705497557229E+018" calcext:value-type="float">
            <text:p>1.47705497557229E+0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4770549755545E+018" calcext:value-type="float">
            <text:p>1.4770549755545E+018</text:p>
          </table:table-cell>
          <table:table-cell office:value-type="float" office:value="1.47705497557284E+018" calcext:value-type="float">
            <text:p>1.47705497557284E+0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47705497555485E+018" calcext:value-type="float">
            <text:p>1.47705497555485E+018</text:p>
          </table:table-cell>
          <table:table-cell office:value-type="float" office:value="1.47705497557339E+018" calcext:value-type="float">
            <text:p>1.47705497557339E+0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47705497555525E+018" calcext:value-type="float">
            <text:p>1.47705497555525E+018</text:p>
          </table:table-cell>
          <table:table-cell office:value-type="float" office:value="1.47705497557438E+018" calcext:value-type="float">
            <text:p>1.47705497557438E+0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47705497555564E+018" calcext:value-type="float">
            <text:p>1.47705497555564E+018</text:p>
          </table:table-cell>
          <table:table-cell office:value-type="float" office:value="1.47705497557761E+018" calcext:value-type="float">
            <text:p>1.47705497557761E+0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47705497555599E+018" calcext:value-type="float">
            <text:p>1.47705497555599E+018</text:p>
          </table:table-cell>
          <table:table-cell office:value-type="float" office:value="1.4770549755786E+018" calcext:value-type="float">
            <text:p>1.4770549755786E+0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47705497555655E+018" calcext:value-type="float">
            <text:p>1.47705497555655E+018</text:p>
          </table:table-cell>
          <table:table-cell office:value-type="float" office:value="1.47705497557933E+018" calcext:value-type="float">
            <text:p>1.47705497557933E+0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47705497555691E+018" calcext:value-type="float">
            <text:p>1.47705497555691E+018</text:p>
          </table:table-cell>
          <table:table-cell office:value-type="float" office:value="1.47705497557976E+018" calcext:value-type="float">
            <text:p>1.47705497557976E+0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4770549755575E+018" calcext:value-type="float">
            <text:p>1.4770549755575E+018</text:p>
          </table:table-cell>
          <table:table-cell office:value-type="float" office:value="1.47705497558032E+018" calcext:value-type="float">
            <text:p>1.47705497558032E+01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47705497555786E+018" calcext:value-type="float">
            <text:p>1.47705497555786E+018</text:p>
          </table:table-cell>
          <table:table-cell office:value-type="float" office:value="1.47705497558053E+018" calcext:value-type="float">
            <text:p>1.47705497558053E+0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47705497555855E+018" calcext:value-type="float">
            <text:p>1.47705497555855E+018</text:p>
          </table:table-cell>
          <table:table-cell office:value-type="float" office:value="1.47705497558393E+018" calcext:value-type="float">
            <text:p>1.47705497558393E+0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47705497555917E+018" calcext:value-type="float">
            <text:p>1.47705497555917E+018</text:p>
          </table:table-cell>
          <table:table-cell office:value-type="float" office:value="1.47705497558425E+018" calcext:value-type="float">
            <text:p>1.47705497558425E+0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47705497555953E+018" calcext:value-type="float">
            <text:p>1.47705497555953E+018</text:p>
          </table:table-cell>
          <table:table-cell office:value-type="float" office:value="1.47705497558557E+018" calcext:value-type="float">
            <text:p>1.47705497558557E+0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47705497555995E+018" calcext:value-type="float">
            <text:p>1.47705497555995E+018</text:p>
          </table:table-cell>
          <table:table-cell office:value-type="float" office:value="1.4770549755858E+018" calcext:value-type="float">
            <text:p>1.4770549755858E+01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47705497556063E+018" calcext:value-type="float">
            <text:p>1.47705497556063E+018</text:p>
          </table:table-cell>
          <table:table-cell office:value-type="float" office:value="1.4770549755885E+018" calcext:value-type="float">
            <text:p>1.4770549755885E+0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47705497556126E+018" calcext:value-type="float">
            <text:p>1.47705497556126E+018</text:p>
          </table:table-cell>
          <table:table-cell office:value-type="float" office:value="1.47705497558952E+018" calcext:value-type="float">
            <text:p>1.47705497558952E+0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47705497556184E+018" calcext:value-type="float">
            <text:p>1.47705497556184E+018</text:p>
          </table:table-cell>
          <table:table-cell office:value-type="float" office:value="1.47705497559302E+018" calcext:value-type="float">
            <text:p>1.47705497559302E+0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47705497556221E+018" calcext:value-type="float">
            <text:p>1.47705497556221E+018</text:p>
          </table:table-cell>
          <table:table-cell office:value-type="float" office:value="1.4770549755963E+018" calcext:value-type="float">
            <text:p>1.4770549755963E+01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47705497556277E+018" calcext:value-type="float">
            <text:p>1.47705497556277E+018</text:p>
          </table:table-cell>
          <table:table-cell office:value-type="float" office:value="1.477054975598E+018" calcext:value-type="float">
            <text:p>1.477054975598E+0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47705497556314E+018" calcext:value-type="float">
            <text:p>1.47705497556314E+018</text:p>
          </table:table-cell>
          <table:table-cell office:value-type="float" office:value="1.47705497560076E+018" calcext:value-type="float">
            <text:p>1.47705497560076E+0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47705497556353E+018" calcext:value-type="float">
            <text:p>1.47705497556353E+018</text:p>
          </table:table-cell>
          <table:table-cell office:value-type="float" office:value="1.47705497560083E+018" calcext:value-type="float">
            <text:p>1.47705497560083E+0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47705497556392E+018" calcext:value-type="float">
            <text:p>1.47705497556392E+018</text:p>
          </table:table-cell>
          <table:table-cell office:value-type="float" office:value="1.47705497560423E+018" calcext:value-type="float">
            <text:p>1.47705497560423E+0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47705497556428E+018" calcext:value-type="float">
            <text:p>1.47705497556428E+018</text:p>
          </table:table-cell>
          <table:table-cell office:value-type="float" office:value="1.4770549756043E+018" calcext:value-type="float">
            <text:p>1.4770549756043E+0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47705497556466E+018" calcext:value-type="float">
            <text:p>1.47705497556466E+018</text:p>
          </table:table-cell>
          <table:table-cell office:value-type="float" office:value="1.47705497560436E+018" calcext:value-type="float">
            <text:p>1.47705497560436E+01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47705497556511E+018" calcext:value-type="float">
            <text:p>1.47705497556511E+018</text:p>
          </table:table-cell>
          <table:table-cell office:value-type="float" office:value="1.47705497560442E+018" calcext:value-type="float">
            <text:p>1.47705497560442E+0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47705497556546E+018" calcext:value-type="float">
            <text:p>1.47705497556546E+018</text:p>
          </table:table-cell>
          <table:table-cell office:value-type="float" office:value="1.47705497560448E+018" calcext:value-type="float">
            <text:p>1.47705497560448E+0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47705497556615E+018" calcext:value-type="float">
            <text:p>1.47705497556615E+018</text:p>
          </table:table-cell>
          <table:table-cell office:value-type="float" office:value="1.47705497560454E+018" calcext:value-type="float">
            <text:p>1.47705497560454E+0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47705497556653E+018" calcext:value-type="float">
            <text:p>1.47705497556653E+018</text:p>
          </table:table-cell>
          <table:table-cell office:value-type="float" office:value="1.4770549756046E+018" calcext:value-type="float">
            <text:p>1.4770549756046E+0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47705497556688E+018" calcext:value-type="float">
            <text:p>1.47705497556688E+018</text:p>
          </table:table-cell>
          <table:table-cell office:value-type="float" office:value="1.47705497560466E+018" calcext:value-type="float">
            <text:p>1.47705497560466E+0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4770549755675E+018" calcext:value-type="float">
            <text:p>1.4770549755675E+018</text:p>
          </table:table-cell>
          <table:table-cell office:value-type="float" office:value="1.47705497560472E+018" calcext:value-type="float">
            <text:p>1.47705497560472E+0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47705497556786E+018" calcext:value-type="float">
            <text:p>1.47705497556786E+018</text:p>
          </table:table-cell>
          <table:table-cell office:value-type="float" office:value="1.47705497560477E+018" calcext:value-type="float">
            <text:p>1.47705497560477E+0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47705497556822E+018" calcext:value-type="float">
            <text:p>1.47705497556822E+018</text:p>
          </table:table-cell>
          <table:table-cell office:value-type="float" office:value="1.47705497560483E+018" calcext:value-type="float">
            <text:p>1.47705497560483E+01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4770549755686E+018" calcext:value-type="float">
            <text:p>1.4770549755686E+018</text:p>
          </table:table-cell>
          <table:table-cell office:value-type="float" office:value="1.47705497560489E+018" calcext:value-type="float">
            <text:p>1.47705497560489E+0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47705497556998E+018" calcext:value-type="float">
            <text:p>1.47705497556998E+018</text:p>
          </table:table-cell>
          <table:table-cell office:value-type="float" office:value="1.47705497560668E+018" calcext:value-type="float">
            <text:p>1.47705497560668E+01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47705497557034E+018" calcext:value-type="float">
            <text:p>1.47705497557034E+018</text:p>
          </table:table-cell>
          <table:table-cell office:value-type="float" office:value="1.47705497560839E+018" calcext:value-type="float">
            <text:p>1.47705497560839E+0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4770549755707E+018" calcext:value-type="float">
            <text:p>1.4770549755707E+018</text:p>
          </table:table-cell>
          <table:table-cell office:value-type="float" office:value="1.47705497560845E+018" calcext:value-type="float">
            <text:p>1.47705497560845E+01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47705497557109E+018" calcext:value-type="float">
            <text:p>1.47705497557109E+018</text:p>
          </table:table-cell>
          <table:table-cell office:value-type="float" office:value="1.47705497560851E+018" calcext:value-type="float">
            <text:p>1.47705497560851E+0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47705497557148E+018" calcext:value-type="float">
            <text:p>1.47705497557148E+018</text:p>
          </table:table-cell>
          <table:table-cell office:value-type="float" office:value="1.47705497560857E+018" calcext:value-type="float">
            <text:p>1.47705497560857E+0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47705497557184E+018" calcext:value-type="float">
            <text:p>1.47705497557184E+018</text:p>
          </table:table-cell>
          <table:table-cell office:value-type="float" office:value="1.47705497560863E+018" calcext:value-type="float">
            <text:p>1.47705497560863E+01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4770549755726E+018" calcext:value-type="float">
            <text:p>1.4770549755726E+018</text:p>
          </table:table-cell>
          <table:table-cell office:value-type="float" office:value="1.47705497560869E+018" calcext:value-type="float">
            <text:p>1.47705497560869E+0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47705497557322E+018" calcext:value-type="float">
            <text:p>1.47705497557322E+018</text:p>
          </table:table-cell>
          <table:table-cell office:value-type="float" office:value="1.47705497560874E+018" calcext:value-type="float">
            <text:p>1.47705497560874E+01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47705497557378E+018" calcext:value-type="float">
            <text:p>1.47705497557378E+018</text:p>
          </table:table-cell>
          <table:table-cell office:value-type="float" office:value="1.4770549756088E+018" calcext:value-type="float">
            <text:p>1.4770549756088E+01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47705497557415E+018" calcext:value-type="float">
            <text:p>1.47705497557415E+018</text:p>
          </table:table-cell>
          <table:table-cell office:value-type="float" office:value="1.47705497560909E+018" calcext:value-type="float">
            <text:p>1.47705497560909E+0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4770549755747E+018" calcext:value-type="float">
            <text:p>1.4770549755747E+018</text:p>
          </table:table-cell>
          <table:table-cell office:value-type="float" office:value="1.47705497561223E+018" calcext:value-type="float">
            <text:p>1.47705497561223E+0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47705497557505E+018" calcext:value-type="float">
            <text:p>1.47705497557505E+018</text:p>
          </table:table-cell>
          <table:table-cell office:value-type="float" office:value="1.4770549756125E+018" calcext:value-type="float">
            <text:p>1.4770549756125E+01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47705497557542E+018" calcext:value-type="float">
            <text:p>1.47705497557542E+018</text:p>
          </table:table-cell>
          <table:table-cell office:value-type="float" office:value="1.47705497561257E+018" calcext:value-type="float">
            <text:p>1.47705497561257E+01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4770549755758E+018" calcext:value-type="float">
            <text:p>1.4770549755758E+018</text:p>
          </table:table-cell>
          <table:table-cell office:value-type="float" office:value="1.47705497561262E+018" calcext:value-type="float">
            <text:p>1.47705497561262E+01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47705497557623E+018" calcext:value-type="float">
            <text:p>1.47705497557623E+018</text:p>
          </table:table-cell>
          <table:table-cell office:value-type="float" office:value="1.47705497561268E+018" calcext:value-type="float">
            <text:p>1.47705497561268E+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7705497557662E+018" calcext:value-type="float">
            <text:p>1.47705497557662E+018</text:p>
          </table:table-cell>
          <table:table-cell office:value-type="float" office:value="1.47705497561443E+018" calcext:value-type="float">
            <text:p>1.47705497561443E+01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47705497557701E+018" calcext:value-type="float">
            <text:p>1.47705497557701E+018</text:p>
          </table:table-cell>
          <table:table-cell office:value-type="float" office:value="1.47705497561569E+018" calcext:value-type="float">
            <text:p>1.47705497561569E+01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47705497557736E+018" calcext:value-type="float">
            <text:p>1.47705497557736E+018</text:p>
          </table:table-cell>
          <table:table-cell office:value-type="float" office:value="1.47705497561842E+018" calcext:value-type="float">
            <text:p>1.47705497561842E+01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477054975578E+018" calcext:value-type="float">
            <text:p>1.477054975578E+018</text:p>
          </table:table-cell>
          <table:table-cell office:value-type="float" office:value="1.47705497561849E+018" calcext:value-type="float">
            <text:p>1.47705497561849E+0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47705497557837E+018" calcext:value-type="float">
            <text:p>1.47705497557837E+018</text:p>
          </table:table-cell>
          <table:table-cell office:value-type="float" office:value="1.47705497561855E+018" calcext:value-type="float">
            <text:p>1.47705497561855E+01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47705497557902E+018" calcext:value-type="float">
            <text:p>1.47705497557902E+018</text:p>
          </table:table-cell>
          <table:table-cell office:value-type="float" office:value="1.47705497561861E+018" calcext:value-type="float">
            <text:p>1.47705497561861E+01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47705497557961E+018" calcext:value-type="float">
            <text:p>1.47705497557961E+018</text:p>
          </table:table-cell>
          <table:table-cell office:value-type="float" office:value="1.47705497561867E+018" calcext:value-type="float">
            <text:p>1.47705497561867E+01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47705497558008E+018" calcext:value-type="float">
            <text:p>1.47705497558008E+018</text:p>
          </table:table-cell>
          <table:table-cell office:value-type="float" office:value="1.47705497561873E+018" calcext:value-type="float">
            <text:p>1.47705497561873E+01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47705497558083E+018" calcext:value-type="float">
            <text:p>1.47705497558083E+018</text:p>
          </table:table-cell>
          <table:table-cell office:value-type="float" office:value="1.47705497561879E+018" calcext:value-type="float">
            <text:p>1.47705497561879E+0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47705497558119E+018" calcext:value-type="float">
            <text:p>1.47705497558119E+018</text:p>
          </table:table-cell>
          <table:table-cell office:value-type="float" office:value="1.47705497561885E+018" calcext:value-type="float">
            <text:p>1.47705497561885E+01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47705497558154E+018" calcext:value-type="float">
            <text:p>1.47705497558154E+018</text:p>
          </table:table-cell>
          <table:table-cell office:value-type="float" office:value="1.47705497561891E+018" calcext:value-type="float">
            <text:p>1.47705497561891E+0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47705497558192E+018" calcext:value-type="float">
            <text:p>1.47705497558192E+018</text:p>
          </table:table-cell>
          <table:table-cell office:value-type="float" office:value="1.47705497561902E+018" calcext:value-type="float">
            <text:p>1.47705497561902E+01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47705497558227E+018" calcext:value-type="float">
            <text:p>1.47705497558227E+018</text:p>
          </table:table-cell>
          <table:table-cell office:value-type="float" office:value="1.47705497561908E+018" calcext:value-type="float">
            <text:p>1.47705497561908E+01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47705497558262E+018" calcext:value-type="float">
            <text:p>1.47705497558262E+018</text:p>
          </table:table-cell>
          <table:table-cell office:value-type="float" office:value="1.47705497561913E+018" calcext:value-type="float">
            <text:p>1.47705497561913E+01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47705497558302E+018" calcext:value-type="float">
            <text:p>1.47705497558302E+018</text:p>
          </table:table-cell>
          <table:table-cell office:value-type="float" office:value="1.47705497561919E+018" calcext:value-type="float">
            <text:p>1.47705497561919E+0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47705497558337E+018" calcext:value-type="float">
            <text:p>1.47705497558337E+018</text:p>
          </table:table-cell>
          <table:table-cell office:value-type="float" office:value="1.47705497561925E+018" calcext:value-type="float">
            <text:p>1.47705497561925E+0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47705497558375E+018" calcext:value-type="float">
            <text:p>1.47705497558375E+018</text:p>
          </table:table-cell>
          <table:table-cell office:value-type="float" office:value="1.47705497561931E+018" calcext:value-type="float">
            <text:p>1.47705497561931E+01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47705497558462E+018" calcext:value-type="float">
            <text:p>1.47705497558462E+018</text:p>
          </table:table-cell>
          <table:table-cell office:value-type="float" office:value="1.47705497561937E+018" calcext:value-type="float">
            <text:p>1.47705497561937E+01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47705497558499E+018" calcext:value-type="float">
            <text:p>1.47705497558499E+018</text:p>
          </table:table-cell>
          <table:table-cell office:value-type="float" office:value="1.47705497561943E+018" calcext:value-type="float">
            <text:p>1.47705497561943E+0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47705497558534E+018" calcext:value-type="float">
            <text:p>1.47705497558534E+018</text:p>
          </table:table-cell>
          <table:table-cell office:value-type="float" office:value="1.47705497561949E+018" calcext:value-type="float">
            <text:p>1.47705497561949E+0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47705497558609E+018" calcext:value-type="float">
            <text:p>1.47705497558609E+018</text:p>
          </table:table-cell>
          <table:table-cell office:value-type="float" office:value="1.47705497562142E+018" calcext:value-type="float">
            <text:p>1.47705497562142E+0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47705497558645E+018" calcext:value-type="float">
            <text:p>1.47705497558645E+018</text:p>
          </table:table-cell>
          <table:table-cell office:value-type="float" office:value="1.47705497562182E+018" calcext:value-type="float">
            <text:p>1.47705497562182E+01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4770549755868E+018" calcext:value-type="float">
            <text:p>1.4770549755868E+018</text:p>
          </table:table-cell>
          <table:table-cell office:value-type="float" office:value="1.47705497562452E+018" calcext:value-type="float">
            <text:p>1.47705497562452E+01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47705497558715E+018" calcext:value-type="float">
            <text:p>1.47705497558715E+018</text:p>
          </table:table-cell>
          <table:table-cell office:value-type="float" office:value="1.47705497562459E+018" calcext:value-type="float">
            <text:p>1.47705497562459E+01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47705497558752E+018" calcext:value-type="float">
            <text:p>1.47705497558752E+018</text:p>
          </table:table-cell>
          <table:table-cell office:value-type="float" office:value="1.47705497562465E+018" calcext:value-type="float">
            <text:p>1.47705497562465E+01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47705497558788E+018" calcext:value-type="float">
            <text:p>1.47705497558788E+018</text:p>
          </table:table-cell>
          <table:table-cell office:value-type="float" office:value="1.47705497562471E+018" calcext:value-type="float">
            <text:p>1.47705497562471E+01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47705497558823E+018" calcext:value-type="float">
            <text:p>1.47705497558823E+018</text:p>
          </table:table-cell>
          <table:table-cell office:value-type="float" office:value="1.47705497562477E+018" calcext:value-type="float">
            <text:p>1.47705497562477E+01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47705497558888E+018" calcext:value-type="float">
            <text:p>1.47705497558888E+018</text:p>
          </table:table-cell>
          <table:table-cell office:value-type="float" office:value="1.47705497562483E+018" calcext:value-type="float">
            <text:p>1.47705497562483E+0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47705497558928E+018" calcext:value-type="float">
            <text:p>1.47705497558928E+018</text:p>
          </table:table-cell>
          <table:table-cell office:value-type="float" office:value="1.47705497562489E+018" calcext:value-type="float">
            <text:p>1.47705497562489E+01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47705497558985E+018" calcext:value-type="float">
            <text:p>1.47705497558985E+018</text:p>
          </table:table-cell>
          <table:table-cell office:value-type="float" office:value="1.47705497562495E+018" calcext:value-type="float">
            <text:p>1.47705497562495E+01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47705497559024E+018" calcext:value-type="float">
            <text:p>1.47705497559024E+018</text:p>
          </table:table-cell>
          <table:table-cell office:value-type="float" office:value="1.47705497562501E+018" calcext:value-type="float">
            <text:p>1.47705497562501E+01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47705497559059E+018" calcext:value-type="float">
            <text:p>1.47705497559059E+018</text:p>
          </table:table-cell>
          <table:table-cell office:value-type="float" office:value="1.47705497562506E+018" calcext:value-type="float">
            <text:p>1.47705497562506E+01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47705497559097E+018" calcext:value-type="float">
            <text:p>1.47705497559097E+018</text:p>
          </table:table-cell>
          <table:table-cell office:value-type="float" office:value="1.47705497562512E+018" calcext:value-type="float">
            <text:p>1.47705497562512E+01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47705497559133E+018" calcext:value-type="float">
            <text:p>1.47705497559133E+018</text:p>
          </table:table-cell>
          <table:table-cell office:value-type="float" office:value="1.47705497562518E+018" calcext:value-type="float">
            <text:p>1.47705497562518E+01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47705497559168E+018" calcext:value-type="float">
            <text:p>1.47705497559168E+018</text:p>
          </table:table-cell>
          <table:table-cell office:value-type="float" office:value="1.47705497562524E+018" calcext:value-type="float">
            <text:p>1.47705497562524E+01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47705497559207E+018" calcext:value-type="float">
            <text:p>1.47705497559207E+018</text:p>
          </table:table-cell>
          <table:table-cell office:value-type="float" office:value="1.4770549756253E+018" calcext:value-type="float">
            <text:p>1.4770549756253E+01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47705497559242E+018" calcext:value-type="float">
            <text:p>1.47705497559242E+018</text:p>
          </table:table-cell>
          <table:table-cell office:value-type="float" office:value="1.47705497562641E+018" calcext:value-type="float">
            <text:p>1.47705497562641E+01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47705497559278E+018" calcext:value-type="float">
            <text:p>1.47705497559278E+018</text:p>
          </table:table-cell>
          <table:table-cell office:value-type="float" office:value="1.47705497562813E+018" calcext:value-type="float">
            <text:p>1.47705497562813E+01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47705497559367E+018" calcext:value-type="float">
            <text:p>1.47705497559367E+018</text:p>
          </table:table-cell>
          <table:table-cell office:value-type="float" office:value="1.47705497562821E+018" calcext:value-type="float">
            <text:p>1.47705497562821E+01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4770549755943E+018" calcext:value-type="float">
            <text:p>1.4770549755943E+018</text:p>
          </table:table-cell>
          <table:table-cell office:value-type="float" office:value="1.47705497562827E+018" calcext:value-type="float">
            <text:p>1.47705497562827E+01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47705497559469E+018" calcext:value-type="float">
            <text:p>1.47705497559469E+018</text:p>
          </table:table-cell>
          <table:table-cell office:value-type="float" office:value="1.47705497562833E+018" calcext:value-type="float">
            <text:p>1.47705497562833E+01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47705497559505E+018" calcext:value-type="float">
            <text:p>1.47705497559505E+018</text:p>
          </table:table-cell>
          <table:table-cell office:value-type="float" office:value="1.47705497562839E+018" calcext:value-type="float">
            <text:p>1.47705497562839E+01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47705497559539E+018" calcext:value-type="float">
            <text:p>1.47705497559539E+018</text:p>
          </table:table-cell>
          <table:table-cell office:value-type="float" office:value="1.47705497562844E+018" calcext:value-type="float">
            <text:p>1.47705497562844E+01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47705497559575E+018" calcext:value-type="float">
            <text:p>1.47705497559575E+018</text:p>
          </table:table-cell>
          <table:table-cell office:value-type="float" office:value="1.47705497563043E+018" calcext:value-type="float">
            <text:p>1.47705497563043E+01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47705497559612E+018" calcext:value-type="float">
            <text:p>1.47705497559612E+018</text:p>
          </table:table-cell>
          <table:table-cell office:value-type="float" office:value="1.47705497563104E+018" calcext:value-type="float">
            <text:p>1.47705497563104E+01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47705497559686E+018" calcext:value-type="float">
            <text:p>1.47705497559686E+018</text:p>
          </table:table-cell>
          <table:table-cell office:value-type="float" office:value="1.47705497563111E+018" calcext:value-type="float">
            <text:p>1.47705497563111E+01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4770549755973E+018" calcext:value-type="float">
            <text:p>1.4770549755973E+018</text:p>
          </table:table-cell>
          <table:table-cell office:value-type="float" office:value="1.47705497563117E+018" calcext:value-type="float">
            <text:p>1.47705497563117E+01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47705497559776E+018" calcext:value-type="float">
            <text:p>1.47705497559776E+018</text:p>
          </table:table-cell>
          <table:table-cell office:value-type="float" office:value="1.47705497563123E+018" calcext:value-type="float">
            <text:p>1.47705497563123E+01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47705497559827E+018" calcext:value-type="float">
            <text:p>1.47705497559827E+018</text:p>
          </table:table-cell>
          <table:table-cell office:value-type="float" office:value="1.47705497563128E+018" calcext:value-type="float">
            <text:p>1.47705497563128E+01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47705497559869E+018" calcext:value-type="float">
            <text:p>1.47705497559869E+018</text:p>
          </table:table-cell>
          <table:table-cell office:value-type="float" office:value="1.47705497563134E+018" calcext:value-type="float">
            <text:p>1.47705497563134E+0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47705497559913E+018" calcext:value-type="float">
            <text:p>1.47705497559913E+018</text:p>
          </table:table-cell>
          <table:table-cell office:value-type="float" office:value="1.47705497563215E+018" calcext:value-type="float">
            <text:p>1.47705497563215E+01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47705497559966E+018" calcext:value-type="float">
            <text:p>1.47705497559966E+018</text:p>
          </table:table-cell>
          <table:table-cell office:value-type="float" office:value="1.47705497563222E+018" calcext:value-type="float">
            <text:p>1.47705497563222E+01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47705497560008E+018" calcext:value-type="float">
            <text:p>1.47705497560008E+018</text:p>
          </table:table-cell>
          <table:table-cell office:value-type="float" office:value="1.47705497563228E+018" calcext:value-type="float">
            <text:p>1.47705497563228E+01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47705497560047E+018" calcext:value-type="float">
            <text:p>1.47705497560047E+018</text:p>
          </table:table-cell>
          <table:table-cell office:value-type="float" office:value="1.47705497563234E+018" calcext:value-type="float">
            <text:p>1.47705497563234E+01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47705497560122E+018" calcext:value-type="float">
            <text:p>1.47705497560122E+018</text:p>
          </table:table-cell>
          <table:table-cell office:value-type="float" office:value="1.4770549756324E+018" calcext:value-type="float">
            <text:p>1.4770549756324E+01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47705497560165E+018" calcext:value-type="float">
            <text:p>1.47705497560165E+018</text:p>
          </table:table-cell>
          <table:table-cell office:value-type="float" office:value="1.47705497563246E+018" calcext:value-type="float">
            <text:p>1.47705497563246E+01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47705497560206E+018" calcext:value-type="float">
            <text:p>1.47705497560206E+018</text:p>
          </table:table-cell>
          <table:table-cell office:value-type="float" office:value="1.47705497563451E+018" calcext:value-type="float">
            <text:p>1.47705497563451E+01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47705497560247E+018" calcext:value-type="float">
            <text:p>1.47705497560247E+018</text:p>
          </table:table-cell>
          <table:table-cell office:value-type="float" office:value="1.47705497563457E+018" calcext:value-type="float">
            <text:p>1.47705497563457E+01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47705497560296E+018" calcext:value-type="float">
            <text:p>1.47705497560296E+018</text:p>
          </table:table-cell>
          <table:table-cell office:value-type="float" office:value="1.47705497563463E+018" calcext:value-type="float">
            <text:p>1.47705497563463E+01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47705497560356E+018" calcext:value-type="float">
            <text:p>1.47705497560356E+018</text:p>
          </table:table-cell>
          <table:table-cell office:value-type="float" office:value="1.4770549756347E+018" calcext:value-type="float">
            <text:p>1.4770549756347E+01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4770549756053E+018" calcext:value-type="float">
            <text:p>1.4770549756053E+018</text:p>
          </table:table-cell>
          <table:table-cell office:value-type="float" office:value="1.47705497563475E+018" calcext:value-type="float">
            <text:p>1.47705497563475E+01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4770549756057E+018" calcext:value-type="float">
            <text:p>1.4770549756057E+018</text:p>
          </table:table-cell>
          <table:table-cell office:value-type="float" office:value="1.47705497563481E+018" calcext:value-type="float">
            <text:p>1.47705497563481E+01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47705497560605E+018" calcext:value-type="float">
            <text:p>1.47705497560605E+018</text:p>
          </table:table-cell>
          <table:table-cell office:value-type="float" office:value="1.47705497564209E+018" calcext:value-type="float">
            <text:p>1.47705497564209E+01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4770549756065E+018" calcext:value-type="float">
            <text:p>1.4770549756065E+018</text:p>
          </table:table-cell>
          <table:table-cell office:value-type="float" office:value="1.47705497564263E+018" calcext:value-type="float">
            <text:p>1.47705497564263E+01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47705497560707E+018" calcext:value-type="float">
            <text:p>1.47705497560707E+018</text:p>
          </table:table-cell>
          <table:table-cell office:value-type="float" office:value="1.47705497564269E+018" calcext:value-type="float">
            <text:p>1.47705497564269E+01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47705497560742E+018" calcext:value-type="float">
            <text:p>1.47705497560742E+018</text:p>
          </table:table-cell>
          <table:table-cell office:value-type="float" office:value="1.47705497564487E+018" calcext:value-type="float">
            <text:p>1.47705497564487E+01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47705497560786E+018" calcext:value-type="float">
            <text:p>1.47705497560786E+018</text:p>
          </table:table-cell>
          <table:table-cell office:value-type="float" office:value="1.47705497564494E+018" calcext:value-type="float">
            <text:p>1.47705497564494E+01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47705497560946E+018" calcext:value-type="float">
            <text:p>1.47705497560946E+018</text:p>
          </table:table-cell>
          <table:table-cell office:value-type="float" office:value="1.477054975645E+018" calcext:value-type="float">
            <text:p>1.477054975645E+01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47705497560988E+018" calcext:value-type="float">
            <text:p>1.47705497560988E+018</text:p>
          </table:table-cell>
          <table:table-cell office:value-type="float" office:value="1.47705497564728E+018" calcext:value-type="float">
            <text:p>1.47705497564728E+01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47705497561024E+018" calcext:value-type="float">
            <text:p>1.47705497561024E+018</text:p>
          </table:table-cell>
          <table:table-cell office:value-type="float" office:value="1.47705497564735E+018" calcext:value-type="float">
            <text:p>1.47705497564735E+01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47705497561059E+018" calcext:value-type="float">
            <text:p>1.47705497561059E+018</text:p>
          </table:table-cell>
          <table:table-cell office:value-type="float" office:value="1.47705497564741E+018" calcext:value-type="float">
            <text:p>1.47705497564741E+01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47705497561093E+018" calcext:value-type="float">
            <text:p>1.47705497561093E+018</text:p>
          </table:table-cell>
          <table:table-cell office:value-type="float" office:value="1.47705497564939E+018" calcext:value-type="float">
            <text:p>1.47705497564939E+01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47705497561136E+018" calcext:value-type="float">
            <text:p>1.47705497561136E+018</text:p>
          </table:table-cell>
          <table:table-cell office:value-type="float" office:value="1.47705497564987E+018" calcext:value-type="float">
            <text:p>1.47705497564987E+01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47705497561177E+018" calcext:value-type="float">
            <text:p>1.47705497561177E+018</text:p>
          </table:table-cell>
          <table:table-cell office:value-type="float" office:value="1.47705497565002E+018" calcext:value-type="float">
            <text:p>1.47705497565002E+01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47705497561287E+018" calcext:value-type="float">
            <text:p>1.47705497561287E+018</text:p>
          </table:table-cell>
          <table:table-cell office:value-type="float" office:value="1.47705497565012E+018" calcext:value-type="float">
            <text:p>1.47705497565012E+01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47705497561324E+018" calcext:value-type="float">
            <text:p>1.47705497561324E+018</text:p>
          </table:table-cell>
          <table:table-cell office:value-type="float" office:value="1.47705497565018E+018" calcext:value-type="float">
            <text:p>1.47705497565018E+01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47705497561359E+018" calcext:value-type="float">
            <text:p>1.47705497561359E+018</text:p>
          </table:table-cell>
          <table:table-cell office:value-type="float" office:value="1.47705497565024E+018" calcext:value-type="float">
            <text:p>1.47705497565024E+01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47705497561394E+018" calcext:value-type="float">
            <text:p>1.47705497561394E+018</text:p>
          </table:table-cell>
          <table:table-cell office:value-type="float" office:value="1.4770549756503E+018" calcext:value-type="float">
            <text:p>1.4770549756503E+01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47705497561429E+018" calcext:value-type="float">
            <text:p>1.47705497561429E+018</text:p>
          </table:table-cell>
          <table:table-cell office:value-type="float" office:value="1.47705497565036E+018" calcext:value-type="float">
            <text:p>1.47705497565036E+01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47705497561474E+018" calcext:value-type="float">
            <text:p>1.47705497561474E+018</text:p>
          </table:table-cell>
          <table:table-cell office:value-type="float" office:value="1.47705497565041E+018" calcext:value-type="float">
            <text:p>1.47705497565041E+0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4770549756151E+018" calcext:value-type="float">
            <text:p>1.4770549756151E+018</text:p>
          </table:table-cell>
          <table:table-cell office:value-type="float" office:value="1.47705497565047E+018" calcext:value-type="float">
            <text:p>1.47705497565047E+01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47705497561545E+018" calcext:value-type="float">
            <text:p>1.47705497561545E+018</text:p>
          </table:table-cell>
          <table:table-cell office:value-type="float" office:value="1.47705497565053E+018" calcext:value-type="float">
            <text:p>1.47705497565053E+01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.47705497561602E+018" calcext:value-type="float">
            <text:p>1.47705497561602E+018</text:p>
          </table:table-cell>
          <table:table-cell office:value-type="float" office:value="1.47705497565059E+018" calcext:value-type="float">
            <text:p>1.47705497565059E+01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47705497561644E+018" calcext:value-type="float">
            <text:p>1.47705497561644E+018</text:p>
          </table:table-cell>
          <table:table-cell office:value-type="float" office:value="1.47705497565065E+018" calcext:value-type="float">
            <text:p>1.47705497565065E+01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47705497561679E+018" calcext:value-type="float">
            <text:p>1.47705497561679E+018</text:p>
          </table:table-cell>
          <table:table-cell office:value-type="float" office:value="1.47705497565071E+018" calcext:value-type="float">
            <text:p>1.47705497565071E+01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47705497561714E+018" calcext:value-type="float">
            <text:p>1.47705497561714E+018</text:p>
          </table:table-cell>
          <table:table-cell office:value-type="float" office:value="1.47705497565077E+018" calcext:value-type="float">
            <text:p>1.47705497565077E+01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47705497561749E+018" calcext:value-type="float">
            <text:p>1.47705497561749E+018</text:p>
          </table:table-cell>
          <table:table-cell office:value-type="float" office:value="1.47705497565083E+018" calcext:value-type="float">
            <text:p>1.47705497565083E+01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4770549756198E+018" calcext:value-type="float">
            <text:p>1.4770549756198E+018</text:p>
          </table:table-cell>
          <table:table-cell office:value-type="float" office:value="1.47705497565089E+018" calcext:value-type="float">
            <text:p>1.47705497565089E+01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47705497562017E+018" calcext:value-type="float">
            <text:p>1.47705497562017E+018</text:p>
          </table:table-cell>
          <table:table-cell office:value-type="float" office:value="1.47705497565094E+018" calcext:value-type="float">
            <text:p>1.47705497565094E+01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47705497562083E+018" calcext:value-type="float">
            <text:p>1.47705497562083E+018</text:p>
          </table:table-cell>
          <table:table-cell office:value-type="float" office:value="1.4770549756514E+018" calcext:value-type="float">
            <text:p>1.4770549756514E+01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4770549756212E+018" calcext:value-type="float">
            <text:p>1.4770549756212E+018</text:p>
          </table:table-cell>
          <table:table-cell office:value-type="float" office:value="1.47705497565149E+018" calcext:value-type="float">
            <text:p>1.47705497565149E+01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.47705497562168E+018" calcext:value-type="float">
            <text:p>1.47705497562168E+018</text:p>
          </table:table-cell>
          <table:table-cell office:value-type="float" office:value="1.47705497565155E+018" calcext:value-type="float">
            <text:p>1.47705497565155E+01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47705497562248E+018" calcext:value-type="float">
            <text:p>1.47705497562248E+018</text:p>
          </table:table-cell>
          <table:table-cell office:value-type="float" office:value="1.47705497565161E+018" calcext:value-type="float">
            <text:p>1.47705497565161E+01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47705497562287E+018" calcext:value-type="float">
            <text:p>1.47705497562287E+018</text:p>
          </table:table-cell>
          <table:table-cell office:value-type="float" office:value="1.47705497565167E+018" calcext:value-type="float">
            <text:p>1.47705497565167E+01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47705497562322E+018" calcext:value-type="float">
            <text:p>1.47705497562322E+018</text:p>
          </table:table-cell>
          <table:table-cell office:value-type="float" office:value="1.47705497565173E+018" calcext:value-type="float">
            <text:p>1.47705497565173E+01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47705497562372E+018" calcext:value-type="float">
            <text:p>1.47705497562372E+018</text:p>
          </table:table-cell>
          <table:table-cell office:value-type="float" office:value="1.47705497565221E+018" calcext:value-type="float">
            <text:p>1.47705497565221E+01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47705497562564E+018" calcext:value-type="float">
            <text:p>1.47705497562564E+018</text:p>
          </table:table-cell>
          <table:table-cell office:value-type="float" office:value="1.47705497565228E+018" calcext:value-type="float">
            <text:p>1.47705497565228E+01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47705497562625E+018" calcext:value-type="float">
            <text:p>1.47705497562625E+018</text:p>
          </table:table-cell>
          <table:table-cell office:value-type="float" office:value="1.47705497565243E+018" calcext:value-type="float">
            <text:p>1.47705497565243E+01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47705497562671E+018" calcext:value-type="float">
            <text:p>1.47705497562671E+018</text:p>
          </table:table-cell>
          <table:table-cell office:value-type="float" office:value="1.47705497565281E+018" calcext:value-type="float">
            <text:p>1.47705497565281E+01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47705497562725E+018" calcext:value-type="float">
            <text:p>1.47705497562725E+018</text:p>
          </table:table-cell>
          <table:table-cell office:value-type="float" office:value="1.47705497565493E+018" calcext:value-type="float">
            <text:p>1.47705497565493E+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47705497562877E+018" calcext:value-type="float">
            <text:p>1.47705497562877E+018</text:p>
          </table:table-cell>
          <table:table-cell office:value-type="float" office:value="1.47705497565692E+018" calcext:value-type="float">
            <text:p>1.47705497565692E+01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.47705497562918E+018" calcext:value-type="float">
            <text:p>1.47705497562918E+018</text:p>
          </table:table-cell>
          <table:table-cell office:value-type="float" office:value="1.47705497565699E+018" calcext:value-type="float">
            <text:p>1.47705497565699E+01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47705497562958E+018" calcext:value-type="float">
            <text:p>1.47705497562958E+018</text:p>
          </table:table-cell>
          <table:table-cell office:value-type="float" office:value="1.47705497565749E+018" calcext:value-type="float">
            <text:p>1.47705497565749E+01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.47705497562993E+018" calcext:value-type="float">
            <text:p>1.47705497562993E+018</text:p>
          </table:table-cell>
          <table:table-cell office:value-type="float" office:value="1.47705497565756E+018" calcext:value-type="float">
            <text:p>1.47705497565756E+01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.47705497563029E+018" calcext:value-type="float">
            <text:p>1.47705497563029E+018</text:p>
          </table:table-cell>
          <table:table-cell office:value-type="float" office:value="1.47705497565762E+018" calcext:value-type="float">
            <text:p>1.47705497565762E+01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.47705497563075E+018" calcext:value-type="float">
            <text:p>1.47705497563075E+018</text:p>
          </table:table-cell>
          <table:table-cell office:value-type="float" office:value="1.47705497565768E+018" calcext:value-type="float">
            <text:p>1.47705497565768E+01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.47705497563165E+018" calcext:value-type="float">
            <text:p>1.47705497563165E+018</text:p>
          </table:table-cell>
          <table:table-cell office:value-type="float" office:value="1.47705497565774E+018" calcext:value-type="float">
            <text:p>1.47705497565774E+01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.47705497563279E+018" calcext:value-type="float">
            <text:p>1.47705497563279E+018</text:p>
          </table:table-cell>
          <table:table-cell office:value-type="float" office:value="1.47705497565779E+018" calcext:value-type="float">
            <text:p>1.47705497565779E+01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.47705497563321E+018" calcext:value-type="float">
            <text:p>1.47705497563321E+018</text:p>
          </table:table-cell>
          <table:table-cell office:value-type="float" office:value="1.47705497565785E+018" calcext:value-type="float">
            <text:p>1.47705497565785E+01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.47705497563356E+018" calcext:value-type="float">
            <text:p>1.47705497563356E+018</text:p>
          </table:table-cell>
          <table:table-cell office:value-type="float" office:value="1.47705497565791E+018" calcext:value-type="float">
            <text:p>1.47705497565791E+01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47705497563394E+018" calcext:value-type="float">
            <text:p>1.47705497563394E+018</text:p>
          </table:table-cell>
          <table:table-cell office:value-type="float" office:value="1.47705497565797E+018" calcext:value-type="float">
            <text:p>1.47705497565797E+01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.47705497563516E+018" calcext:value-type="float">
            <text:p>1.47705497563516E+018</text:p>
          </table:table-cell>
          <table:table-cell office:value-type="float" office:value="1.47705497565802E+018" calcext:value-type="float">
            <text:p>1.47705497565802E+01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.4770549756357E+018" calcext:value-type="float">
            <text:p>1.4770549756357E+018</text:p>
          </table:table-cell>
          <table:table-cell office:value-type="float" office:value="1.47705497565809E+018" calcext:value-type="float">
            <text:p>1.47705497565809E+01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.47705497563606E+018" calcext:value-type="float">
            <text:p>1.47705497563606E+018</text:p>
          </table:table-cell>
          <table:table-cell office:value-type="float" office:value="1.47705497565814E+018" calcext:value-type="float">
            <text:p>1.47705497565814E+01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.47705497563642E+018" calcext:value-type="float">
            <text:p>1.47705497563642E+018</text:p>
          </table:table-cell>
          <table:table-cell office:value-type="float" office:value="1.4770549756582E+018" calcext:value-type="float">
            <text:p>1.4770549756582E+01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.47705497563677E+018" calcext:value-type="float">
            <text:p>1.47705497563677E+018</text:p>
          </table:table-cell>
          <table:table-cell office:value-type="float" office:value="1.47705497565826E+018" calcext:value-type="float">
            <text:p>1.47705497565826E+01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.47705497563886E+018" calcext:value-type="float">
            <text:p>1.47705497563886E+018</text:p>
          </table:table-cell>
          <table:table-cell office:value-type="float" office:value="1.47705497565832E+018" calcext:value-type="float">
            <text:p>1.47705497565832E+0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.47705497563971E+018" calcext:value-type="float">
            <text:p>1.47705497563971E+018</text:p>
          </table:table-cell>
          <table:table-cell office:value-type="float" office:value="1.47705497565838E+018" calcext:value-type="float">
            <text:p>1.47705497565838E+01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.47705497564008E+018" calcext:value-type="float">
            <text:p>1.47705497564008E+018</text:p>
          </table:table-cell>
          <table:table-cell office:value-type="float" office:value="1.47705497565844E+018" calcext:value-type="float">
            <text:p>1.47705497565844E+01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.47705497564043E+018" calcext:value-type="float">
            <text:p>1.47705497564043E+018</text:p>
          </table:table-cell>
          <table:table-cell office:value-type="float" office:value="1.4770549756585E+018" calcext:value-type="float">
            <text:p>1.4770549756585E+01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47705497564078E+018" calcext:value-type="float">
            <text:p>1.47705497564078E+018</text:p>
          </table:table-cell>
          <table:table-cell office:value-type="float" office:value="1.47705497565856E+018" calcext:value-type="float">
            <text:p>1.47705497565856E+01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.47705497564112E+018" calcext:value-type="float">
            <text:p>1.47705497564112E+018</text:p>
          </table:table-cell>
          <table:table-cell office:value-type="float" office:value="1.4770549756603E+018" calcext:value-type="float">
            <text:p>1.4770549756603E+01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.47705497564147E+018" calcext:value-type="float">
            <text:p>1.47705497564147E+018</text:p>
          </table:table-cell>
          <table:table-cell office:value-type="float" office:value="1.47705497566118E+018" calcext:value-type="float">
            <text:p>1.47705497566118E+01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.47705497564182E+018" calcext:value-type="float">
            <text:p>1.47705497564182E+018</text:p>
          </table:table-cell>
          <table:table-cell office:value-type="float" office:value="1.47705497566165E+018" calcext:value-type="float">
            <text:p>1.47705497566165E+01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.47705497564254E+018" calcext:value-type="float">
            <text:p>1.47705497564254E+018</text:p>
          </table:table-cell>
          <table:table-cell office:value-type="float" office:value="1.47705497566172E+018" calcext:value-type="float">
            <text:p>1.47705497566172E+01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.4770549756431E+018" calcext:value-type="float">
            <text:p>1.4770549756431E+018</text:p>
          </table:table-cell>
          <table:table-cell office:value-type="float" office:value="1.47705497566292E+018" calcext:value-type="float">
            <text:p>1.47705497566292E+01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.47705497564346E+018" calcext:value-type="float">
            <text:p>1.47705497564346E+018</text:p>
          </table:table-cell>
          <table:table-cell office:value-type="float" office:value="1.4770549756631E+018" calcext:value-type="float">
            <text:p>1.4770549756631E+01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.47705497564381E+018" calcext:value-type="float">
            <text:p>1.47705497564381E+018</text:p>
          </table:table-cell>
          <table:table-cell office:value-type="float" office:value="1.47705497566316E+018" calcext:value-type="float">
            <text:p>1.47705497566316E+01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.47705497564416E+018" calcext:value-type="float">
            <text:p>1.47705497564416E+018</text:p>
          </table:table-cell>
          <table:table-cell office:value-type="float" office:value="1.47705497566665E+018" calcext:value-type="float">
            <text:p>1.47705497566665E+01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.47705497564451E+018" calcext:value-type="float">
            <text:p>1.47705497564451E+018</text:p>
          </table:table-cell>
          <table:table-cell office:value-type="float" office:value="1.47705497566672E+018" calcext:value-type="float">
            <text:p>1.47705497566672E+01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47705497564533E+018" calcext:value-type="float">
            <text:p>1.47705497564533E+018</text:p>
          </table:table-cell>
          <table:table-cell office:value-type="float" office:value="1.47705497566679E+018" calcext:value-type="float">
            <text:p>1.47705497566679E+01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.47705497564581E+018" calcext:value-type="float">
            <text:p>1.47705497564581E+018</text:p>
          </table:table-cell>
          <table:table-cell office:value-type="float" office:value="1.47705497566685E+018" calcext:value-type="float">
            <text:p>1.47705497566685E+01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.4770549756477E+018" calcext:value-type="float">
            <text:p>1.4770549756477E+018</text:p>
          </table:table-cell>
          <table:table-cell office:value-type="float" office:value="1.47705497566691E+018" calcext:value-type="float">
            <text:p>1.47705497566691E+01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.47705497564812E+018" calcext:value-type="float">
            <text:p>1.47705497564812E+018</text:p>
          </table:table-cell>
          <table:table-cell office:value-type="float" office:value="1.47705497566696E+018" calcext:value-type="float">
            <text:p>1.47705497566696E+01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.47705497564847E+018" calcext:value-type="float">
            <text:p>1.47705497564847E+018</text:p>
          </table:table-cell>
          <table:table-cell office:value-type="float" office:value="1.47705497566702E+018" calcext:value-type="float">
            <text:p>1.47705497566702E+01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.47705497564882E+018" calcext:value-type="float">
            <text:p>1.47705497564882E+018</text:p>
          </table:table-cell>
          <table:table-cell office:value-type="float" office:value="1.47705497566708E+018" calcext:value-type="float">
            <text:p>1.47705497566708E+01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.4770549756492E+018" calcext:value-type="float">
            <text:p>1.4770549756492E+018</text:p>
          </table:table-cell>
          <table:table-cell office:value-type="float" office:value="1.47705497566714E+018" calcext:value-type="float">
            <text:p>1.47705497566714E+01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.47705497564978E+018" calcext:value-type="float">
            <text:p>1.47705497564978E+018</text:p>
          </table:table-cell>
          <table:table-cell office:value-type="float" office:value="1.47705497567165E+018" calcext:value-type="float">
            <text:p>1.47705497567165E+01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.47705497565125E+018" calcext:value-type="float">
            <text:p>1.47705497565125E+018</text:p>
          </table:table-cell>
          <table:table-cell office:value-type="float" office:value="1.47705497567181E+018" calcext:value-type="float">
            <text:p>1.47705497567181E+01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.47705497565202E+018" calcext:value-type="float">
            <text:p>1.47705497565202E+018</text:p>
          </table:table-cell>
          <table:table-cell office:value-type="float" office:value="1.47705497567187E+018" calcext:value-type="float">
            <text:p>1.47705497567187E+01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47705497565299E+018" calcext:value-type="float">
            <text:p>1.47705497565299E+018</text:p>
          </table:table-cell>
          <table:table-cell office:value-type="float" office:value="1.47705497567193E+018" calcext:value-type="float">
            <text:p>1.47705497567193E+01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.47705497565337E+018" calcext:value-type="float">
            <text:p>1.47705497565337E+018</text:p>
          </table:table-cell>
          <table:table-cell office:value-type="float" office:value="1.47705497567199E+018" calcext:value-type="float">
            <text:p>1.47705497567199E+01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.47705497565372E+018" calcext:value-type="float">
            <text:p>1.47705497565372E+018</text:p>
          </table:table-cell>
          <table:table-cell office:value-type="float" office:value="1.47705497567205E+018" calcext:value-type="float">
            <text:p>1.47705497567205E+01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.47705497565407E+018" calcext:value-type="float">
            <text:p>1.47705497565407E+018</text:p>
          </table:table-cell>
          <table:table-cell office:value-type="float" office:value="1.47705497567327E+018" calcext:value-type="float">
            <text:p>1.47705497567327E+01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.47705497565443E+018" calcext:value-type="float">
            <text:p>1.47705497565443E+018</text:p>
          </table:table-cell>
          <table:table-cell office:value-type="float" office:value="1.47705497567406E+018" calcext:value-type="float">
            <text:p>1.47705497567406E+01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.47705497565478E+018" calcext:value-type="float">
            <text:p>1.47705497565478E+018</text:p>
          </table:table-cell>
          <table:table-cell office:value-type="float" office:value="1.47705497567463E+018" calcext:value-type="float">
            <text:p>1.47705497567463E+01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.47705497565526E+018" calcext:value-type="float">
            <text:p>1.47705497565526E+018</text:p>
          </table:table-cell>
          <table:table-cell office:value-type="float" office:value="1.47705497567765E+018" calcext:value-type="float">
            <text:p>1.47705497567765E+01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.47705497565565E+018" calcext:value-type="float">
            <text:p>1.47705497565565E+018</text:p>
          </table:table-cell>
          <table:table-cell office:value-type="float" office:value="1.47705497567812E+018" calcext:value-type="float">
            <text:p>1.47705497567812E+01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.47705497565729E+018" calcext:value-type="float">
            <text:p>1.47705497565729E+018</text:p>
          </table:table-cell>
          <table:table-cell office:value-type="float" office:value="1.47705497568258E+018" calcext:value-type="float">
            <text:p>1.47705497568258E+01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.47705497565888E+018" calcext:value-type="float">
            <text:p>1.47705497565888E+018</text:p>
          </table:table-cell>
          <table:table-cell office:value-type="float" office:value="1.47705497568315E+018" calcext:value-type="float">
            <text:p>1.47705497568315E+01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4770549756594E+018" calcext:value-type="float">
            <text:p>1.4770549756594E+018</text:p>
          </table:table-cell>
          <table:table-cell office:value-type="float" office:value="1.47705497568376E+018" calcext:value-type="float">
            <text:p>1.47705497568376E+01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.47705497565992E+018" calcext:value-type="float">
            <text:p>1.47705497565992E+018</text:p>
          </table:table-cell>
          <table:table-cell office:value-type="float" office:value="1.47705497568393E+018" calcext:value-type="float">
            <text:p>1.47705497568393E+01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.47705497566068E+018" calcext:value-type="float">
            <text:p>1.47705497566068E+018</text:p>
          </table:table-cell>
          <table:table-cell office:value-type="float" office:value="1.47705497568413E+018" calcext:value-type="float">
            <text:p>1.47705497568413E+01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.47705497566104E+018" calcext:value-type="float">
            <text:p>1.47705497566104E+018</text:p>
          </table:table-cell>
          <table:table-cell office:value-type="float" office:value="1.47705497568419E+018" calcext:value-type="float">
            <text:p>1.47705497568419E+01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.47705497566151E+018" calcext:value-type="float">
            <text:p>1.47705497566151E+018</text:p>
          </table:table-cell>
          <table:table-cell office:value-type="float" office:value="1.47705497568428E+018" calcext:value-type="float">
            <text:p>1.47705497568428E+01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.47705497566201E+018" calcext:value-type="float">
            <text:p>1.47705497566201E+018</text:p>
          </table:table-cell>
          <table:table-cell office:value-type="float" office:value="1.47705497568434E+018" calcext:value-type="float">
            <text:p>1.47705497568434E+01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47705497566239E+018" calcext:value-type="float">
            <text:p>1.47705497566239E+018</text:p>
          </table:table-cell>
          <table:table-cell office:value-type="float" office:value="1.47705497569015E+018" calcext:value-type="float">
            <text:p>1.47705497569015E+01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.4770549756628E+018" calcext:value-type="float">
            <text:p>1.4770549756628E+018</text:p>
          </table:table-cell>
          <table:table-cell office:value-type="float" office:value="1.47705497569022E+018" calcext:value-type="float">
            <text:p>1.47705497569022E+01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.47705497566347E+018" calcext:value-type="float">
            <text:p>1.47705497566347E+018</text:p>
          </table:table-cell>
          <table:table-cell office:value-type="float" office:value="1.47705497569028E+018" calcext:value-type="float">
            <text:p>1.47705497569028E+01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.47705497566389E+018" calcext:value-type="float">
            <text:p>1.47705497566389E+018</text:p>
          </table:table-cell>
          <table:table-cell office:value-type="float" office:value="1.47705497569035E+018" calcext:value-type="float">
            <text:p>1.47705497569035E+01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.4770549756643E+018" calcext:value-type="float">
            <text:p>1.4770549756643E+018</text:p>
          </table:table-cell>
          <table:table-cell office:value-type="float" office:value="1.4770549756904E+018" calcext:value-type="float">
            <text:p>1.4770549756904E+01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.4770549756647E+018" calcext:value-type="float">
            <text:p>1.4770549756647E+018</text:p>
          </table:table-cell>
          <table:table-cell office:value-type="float" office:value="1.47705497569046E+018" calcext:value-type="float">
            <text:p>1.47705497569046E+01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.47705497566505E+018" calcext:value-type="float">
            <text:p>1.47705497566505E+018</text:p>
          </table:table-cell>
          <table:table-cell office:value-type="float" office:value="1.47705497569052E+018" calcext:value-type="float">
            <text:p>1.47705497569052E+01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.47705497566578E+018" calcext:value-type="float">
            <text:p>1.47705497566578E+018</text:p>
          </table:table-cell>
          <table:table-cell office:value-type="float" office:value="1.47705497569177E+018" calcext:value-type="float">
            <text:p>1.47705497569177E+01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.4770549756663E+018" calcext:value-type="float">
            <text:p>1.4770549756663E+018</text:p>
          </table:table-cell>
          <table:table-cell office:value-type="float" office:value="1.47705497569396E+018" calcext:value-type="float">
            <text:p>1.47705497569396E+01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.47705497566748E+018" calcext:value-type="float">
            <text:p>1.47705497566748E+018</text:p>
          </table:table-cell>
          <table:table-cell office:value-type="float" office:value="1.47705497569413E+018" calcext:value-type="float">
            <text:p>1.47705497569413E+01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.47705497566797E+018" calcext:value-type="float">
            <text:p>1.47705497566797E+018</text:p>
          </table:table-cell>
          <table:table-cell office:value-type="float" office:value="1.47705497569653E+018" calcext:value-type="float">
            <text:p>1.47705497569653E+01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.47705497566833E+018" calcext:value-type="float">
            <text:p>1.47705497566833E+018</text:p>
          </table:table-cell>
          <table:table-cell office:value-type="float" office:value="1.47705497569944E+018" calcext:value-type="float">
            <text:p>1.47705497569944E+01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.47705497566873E+018" calcext:value-type="float">
            <text:p>1.47705497566873E+018</text:p>
          </table:table-cell>
          <table:table-cell office:value-type="float" office:value="1.47705497570108E+018" calcext:value-type="float">
            <text:p>1.47705497570108E+01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.47705497566942E+018" calcext:value-type="float">
            <text:p>1.47705497566942E+018</text:p>
          </table:table-cell>
          <table:table-cell office:value-type="float" office:value="1.47705497570148E+018" calcext:value-type="float">
            <text:p>1.47705497570148E+01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.47705497566999E+018" calcext:value-type="float">
            <text:p>1.47705497566999E+018</text:p>
          </table:table-cell>
          <table:table-cell office:value-type="float" office:value="1.47705497570164E+018" calcext:value-type="float">
            <text:p>1.47705497570164E+01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.47705497567035E+018" calcext:value-type="float">
            <text:p>1.47705497567035E+018</text:p>
          </table:table-cell>
          <table:table-cell office:value-type="float" office:value="1.47705497570265E+018" calcext:value-type="float">
            <text:p>1.47705497570265E+01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.47705497567073E+018" calcext:value-type="float">
            <text:p>1.47705497567073E+018</text:p>
          </table:table-cell>
          <table:table-cell office:value-type="float" office:value="1.47705497570288E+018" calcext:value-type="float">
            <text:p>1.47705497570288E+01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47705497567118E+018" calcext:value-type="float">
            <text:p>1.47705497567118E+018</text:p>
          </table:table-cell>
          <table:table-cell office:value-type="float" office:value="1.47705497570304E+018" calcext:value-type="float">
            <text:p>1.47705497570304E+01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.47705497567236E+018" calcext:value-type="float">
            <text:p>1.47705497567236E+018</text:p>
          </table:table-cell>
          <table:table-cell office:value-type="float" office:value="1.47705497570354E+018" calcext:value-type="float">
            <text:p>1.47705497570354E+01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.47705497567273E+018" calcext:value-type="float">
            <text:p>1.47705497567273E+018</text:p>
          </table:table-cell>
          <table:table-cell office:value-type="float" office:value="1.47705497570362E+018" calcext:value-type="float">
            <text:p>1.47705497570362E+01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.47705497567313E+018" calcext:value-type="float">
            <text:p>1.47705497567313E+018</text:p>
          </table:table-cell>
          <table:table-cell office:value-type="float" office:value="1.47705497570368E+018" calcext:value-type="float">
            <text:p>1.47705497570368E+01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.4770549756736E+018" calcext:value-type="float">
            <text:p>1.4770549756736E+018</text:p>
          </table:table-cell>
          <table:table-cell office:value-type="float" office:value="1.47705497570375E+018" calcext:value-type="float">
            <text:p>1.47705497570375E+01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.47705497567397E+018" calcext:value-type="float">
            <text:p>1.47705497567397E+018</text:p>
          </table:table-cell>
          <table:table-cell office:value-type="float" office:value="1.47705497570381E+018" calcext:value-type="float">
            <text:p>1.47705497570381E+01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.47705497567447E+018" calcext:value-type="float">
            <text:p>1.47705497567447E+018</text:p>
          </table:table-cell>
          <table:table-cell office:value-type="float" office:value="1.47705497570387E+018" calcext:value-type="float">
            <text:p>1.47705497570387E+01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47705497567495E+018" calcext:value-type="float">
            <text:p>1.47705497567495E+018</text:p>
          </table:table-cell>
          <table:table-cell office:value-type="float" office:value="1.47705497570392E+018" calcext:value-type="float">
            <text:p>1.47705497570392E+01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.47705497567531E+018" calcext:value-type="float">
            <text:p>1.47705497567531E+018</text:p>
          </table:table-cell>
          <table:table-cell office:value-type="float" office:value="1.47705497570398E+018" calcext:value-type="float">
            <text:p>1.47705497570398E+01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.47705497567571E+018" calcext:value-type="float">
            <text:p>1.47705497567571E+018</text:p>
          </table:table-cell>
          <table:table-cell office:value-type="float" office:value="1.47705497570482E+018" calcext:value-type="float">
            <text:p>1.47705497570482E+01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.47705497567606E+018" calcext:value-type="float">
            <text:p>1.47705497567606E+018</text:p>
          </table:table-cell>
          <table:table-cell office:value-type="float" office:value="1.47705497571954E+018" calcext:value-type="float">
            <text:p>1.47705497571954E+01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.47705497567641E+018" calcext:value-type="float">
            <text:p>1.47705497567641E+018</text:p>
          </table:table-cell>
          <table:table-cell office:value-type="float" office:value="1.47705497571964E+018" calcext:value-type="float">
            <text:p>1.47705497571964E+01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.47705497567676E+018" calcext:value-type="float">
            <text:p>1.47705497567676E+018</text:p>
          </table:table-cell>
          <table:table-cell office:value-type="float" office:value="1.47705497572016E+018" calcext:value-type="float">
            <text:p>1.47705497572016E+01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.47705497567715E+018" calcext:value-type="float">
            <text:p>1.47705497567715E+018</text:p>
          </table:table-cell>
          <table:table-cell office:value-type="float" office:value="1.47705497572104E+018" calcext:value-type="float">
            <text:p>1.47705497572104E+01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.47705497567751E+018" calcext:value-type="float">
            <text:p>1.47705497567751E+018</text:p>
          </table:table-cell>
          <table:table-cell office:value-type="float" office:value="1.47705497572143E+018" calcext:value-type="float">
            <text:p>1.47705497572143E+01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.47705497567792E+018" calcext:value-type="float">
            <text:p>1.47705497567792E+018</text:p>
          </table:table-cell>
          <table:table-cell office:value-type="float" office:value="1.47705497572424E+018" calcext:value-type="float">
            <text:p>1.47705497572424E+01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.47705497567874E+018" calcext:value-type="float">
            <text:p>1.47705497567874E+018</text:p>
          </table:table-cell>
          <table:table-cell office:value-type="float" office:value="1.47705497572443E+018" calcext:value-type="float">
            <text:p>1.47705497572443E+01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.47705497567921E+018" calcext:value-type="float">
            <text:p>1.47705497567921E+018</text:p>
          </table:table-cell>
          <table:table-cell office:value-type="float" office:value="1.47705497572487E+018" calcext:value-type="float">
            <text:p>1.47705497572487E+01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.47705497567959E+018" calcext:value-type="float">
            <text:p>1.47705497567959E+018</text:p>
          </table:table-cell>
          <table:table-cell office:value-type="float" office:value="1.47705497572562E+018" calcext:value-type="float">
            <text:p>1.47705497572562E+01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.47705497568013E+018" calcext:value-type="float">
            <text:p>1.47705497568013E+018</text:p>
          </table:table-cell>
          <table:table-cell office:value-type="float" office:value="1.47705497572816E+018" calcext:value-type="float">
            <text:p>1.47705497572816E+01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.47705497568078E+018" calcext:value-type="float">
            <text:p>1.47705497568078E+018</text:p>
          </table:table-cell>
          <table:table-cell office:value-type="float" office:value="1.47705497572877E+018" calcext:value-type="float">
            <text:p>1.47705497572877E+01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.47705497568114E+018" calcext:value-type="float">
            <text:p>1.47705497568114E+018</text:p>
          </table:table-cell>
          <table:table-cell office:value-type="float" office:value="1.47705497572937E+018" calcext:value-type="float">
            <text:p>1.47705497572937E+01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.47705497568161E+018" calcext:value-type="float">
            <text:p>1.47705497568161E+018</text:p>
          </table:table-cell>
          <table:table-cell office:value-type="float" office:value="1.47705497572989E+018" calcext:value-type="float">
            <text:p>1.47705497572989E+01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.47705497568197E+018" calcext:value-type="float">
            <text:p>1.47705497568197E+018</text:p>
          </table:table-cell>
          <table:table-cell office:value-type="float" office:value="1.47705497573039E+018" calcext:value-type="float">
            <text:p>1.47705497573039E+01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.47705497568243E+018" calcext:value-type="float">
            <text:p>1.47705497568243E+018</text:p>
          </table:table-cell>
          <table:table-cell office:value-type="float" office:value="1.47705497573124E+018" calcext:value-type="float">
            <text:p>1.47705497573124E+01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.47705497568303E+018" calcext:value-type="float">
            <text:p>1.47705497568303E+018</text:p>
          </table:table-cell>
          <table:table-cell office:value-type="float" office:value="1.47705497573164E+018" calcext:value-type="float">
            <text:p>1.47705497573164E+01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.47705497568355E+018" calcext:value-type="float">
            <text:p>1.47705497568355E+018</text:p>
          </table:table-cell>
          <table:table-cell office:value-type="float" office:value="1.47705497573332E+018" calcext:value-type="float">
            <text:p>1.47705497573332E+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47705497568465E+018" calcext:value-type="float">
            <text:p>1.47705497568465E+018</text:p>
          </table:table-cell>
          <table:table-cell office:value-type="float" office:value="1.47705497574609E+018" calcext:value-type="float">
            <text:p>1.47705497574609E+01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.47705497568514E+018" calcext:value-type="float">
            <text:p>1.47705497568514E+018</text:p>
          </table:table-cell>
          <table:table-cell office:value-type="float" office:value="1.47705497574617E+018" calcext:value-type="float">
            <text:p>1.47705497574617E+01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.47705497568551E+018" calcext:value-type="float">
            <text:p>1.47705497568551E+018</text:p>
          </table:table-cell>
          <table:table-cell office:value-type="float" office:value="1.47705497574623E+018" calcext:value-type="float">
            <text:p>1.47705497574623E+01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.47705497568586E+018" calcext:value-type="float">
            <text:p>1.47705497568586E+018</text:p>
          </table:table-cell>
          <table:table-cell office:value-type="float" office:value="1.47705497574629E+018" calcext:value-type="float">
            <text:p>1.47705497574629E+01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.47705497568651E+018" calcext:value-type="float">
            <text:p>1.47705497568651E+018</text:p>
          </table:table-cell>
          <table:table-cell office:value-type="float" office:value="1.47705497574635E+018" calcext:value-type="float">
            <text:p>1.47705497574635E+01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.47705497568688E+018" calcext:value-type="float">
            <text:p>1.47705497568688E+018</text:p>
          </table:table-cell>
          <table:table-cell office:value-type="float" office:value="1.4770549757464E+018" calcext:value-type="float">
            <text:p>1.4770549757464E+01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.47705497568726E+018" calcext:value-type="float">
            <text:p>1.47705497568726E+018</text:p>
          </table:table-cell>
          <table:table-cell office:value-type="float" office:value="1.47705497574646E+018" calcext:value-type="float">
            <text:p>1.47705497574646E+01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.47705497568762E+018" calcext:value-type="float">
            <text:p>1.47705497568762E+018</text:p>
          </table:table-cell>
          <table:table-cell office:value-type="float" office:value="1.47705497574652E+018" calcext:value-type="float">
            <text:p>1.47705497574652E+01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.47705497568801E+018" calcext:value-type="float">
            <text:p>1.47705497568801E+018</text:p>
          </table:table-cell>
          <table:table-cell office:value-type="float" office:value="1.47705497574658E+018" calcext:value-type="float">
            <text:p>1.47705497574658E+01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4770549756885E+018" calcext:value-type="float">
            <text:p>1.4770549756885E+018</text:p>
          </table:table-cell>
          <table:table-cell office:value-type="float" office:value="1.47705497574664E+018" calcext:value-type="float">
            <text:p>1.47705497574664E+01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.47705497568906E+018" calcext:value-type="float">
            <text:p>1.47705497568906E+018</text:p>
          </table:table-cell>
          <table:table-cell office:value-type="float" office:value="1.4770549757467E+018" calcext:value-type="float">
            <text:p>1.4770549757467E+01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.47705497569087E+018" calcext:value-type="float">
            <text:p>1.47705497569087E+018</text:p>
          </table:table-cell>
          <table:table-cell office:value-type="float" office:value="1.47705497574676E+018" calcext:value-type="float">
            <text:p>1.47705497574676E+01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.47705497569124E+018" calcext:value-type="float">
            <text:p>1.47705497569124E+018</text:p>
          </table:table-cell>
          <table:table-cell office:value-type="float" office:value="1.47705497574681E+018" calcext:value-type="float">
            <text:p>1.47705497574681E+01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.47705497569162E+018" calcext:value-type="float">
            <text:p>1.47705497569162E+018</text:p>
          </table:table-cell>
          <table:table-cell office:value-type="float" office:value="1.47705497574687E+018" calcext:value-type="float">
            <text:p>1.47705497574687E+01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.4770549756921E+018" calcext:value-type="float">
            <text:p>1.4770549756921E+018</text:p>
          </table:table-cell>
          <table:table-cell office:value-type="float" office:value="1.47705497574693E+018" calcext:value-type="float">
            <text:p>1.47705497574693E+01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.47705497569246E+018" calcext:value-type="float">
            <text:p>1.47705497569246E+018</text:p>
          </table:table-cell>
          <table:table-cell office:value-type="float" office:value="1.47705497574701E+018" calcext:value-type="float">
            <text:p>1.47705497574701E+01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.47705497569281E+018" calcext:value-type="float">
            <text:p>1.47705497569281E+018</text:p>
          </table:table-cell>
          <table:table-cell office:value-type="float" office:value="1.47705497574707E+018" calcext:value-type="float">
            <text:p>1.47705497574707E+01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.47705497569343E+018" calcext:value-type="float">
            <text:p>1.47705497569343E+018</text:p>
          </table:table-cell>
          <table:table-cell office:value-type="float" office:value="1.47705497574713E+018" calcext:value-type="float">
            <text:p>1.47705497574713E+01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.4770549756938E+018" calcext:value-type="float">
            <text:p>1.4770549756938E+018</text:p>
          </table:table-cell>
          <table:table-cell office:value-type="float" office:value="1.47705497574719E+018" calcext:value-type="float">
            <text:p>1.47705497574719E+01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.47705497569441E+018" calcext:value-type="float">
            <text:p>1.47705497569441E+018</text:p>
          </table:table-cell>
          <table:table-cell office:value-type="float" office:value="1.47705497574725E+018" calcext:value-type="float">
            <text:p>1.47705497574725E+01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.47705497569481E+018" calcext:value-type="float">
            <text:p>1.47705497569481E+018</text:p>
          </table:table-cell>
          <table:table-cell office:value-type="float" office:value="1.4770549757473E+018" calcext:value-type="float">
            <text:p>1.4770549757473E+01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.4770549756952E+018" calcext:value-type="float">
            <text:p>1.4770549756952E+018</text:p>
          </table:table-cell>
          <table:table-cell office:value-type="float" office:value="1.47705497574736E+018" calcext:value-type="float">
            <text:p>1.47705497574736E+01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.47705497569559E+018" calcext:value-type="float">
            <text:p>1.47705497569559E+018</text:p>
          </table:table-cell>
          <table:table-cell office:value-type="float" office:value="1.47705497574751E+018" calcext:value-type="float">
            <text:p>1.47705497574751E+01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.47705497569595E+018" calcext:value-type="float">
            <text:p>1.47705497569595E+018</text:p>
          </table:table-cell>
          <table:table-cell office:value-type="float" office:value="1.47705497574757E+018" calcext:value-type="float">
            <text:p>1.47705497574757E+01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.47705497569634E+018" calcext:value-type="float">
            <text:p>1.47705497569634E+018</text:p>
          </table:table-cell>
          <table:table-cell office:value-type="float" office:value="1.47705497574763E+018" calcext:value-type="float">
            <text:p>1.47705497574763E+01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.47705497569684E+018" calcext:value-type="float">
            <text:p>1.47705497569684E+018</text:p>
          </table:table-cell>
          <table:table-cell office:value-type="float" office:value="1.47705497574769E+018" calcext:value-type="float">
            <text:p>1.47705497574769E+01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.47705497569728E+018" calcext:value-type="float">
            <text:p>1.47705497569728E+018</text:p>
          </table:table-cell>
          <table:table-cell office:value-type="float" office:value="1.47705497574775E+018" calcext:value-type="float">
            <text:p>1.47705497574775E+01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.47705497569764E+018" calcext:value-type="float">
            <text:p>1.47705497569764E+018</text:p>
          </table:table-cell>
          <table:table-cell office:value-type="float" office:value="1.47705497574781E+018" calcext:value-type="float">
            <text:p>1.47705497574781E+01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.47705497569807E+018" calcext:value-type="float">
            <text:p>1.47705497569807E+018</text:p>
          </table:table-cell>
          <table:table-cell office:value-type="float" office:value="1.47705497574787E+018" calcext:value-type="float">
            <text:p>1.47705497574787E+01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.47705497569843E+018" calcext:value-type="float">
            <text:p>1.47705497569843E+018</text:p>
          </table:table-cell>
          <table:table-cell office:value-type="float" office:value="1.47705497574793E+018" calcext:value-type="float">
            <text:p>1.47705497574793E+01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.47705497569878E+018" calcext:value-type="float">
            <text:p>1.47705497569878E+018</text:p>
          </table:table-cell>
          <table:table-cell office:value-type="float" office:value="1.47705497574799E+018" calcext:value-type="float">
            <text:p>1.47705497574799E+01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.47705497569928E+018" calcext:value-type="float">
            <text:p>1.47705497569928E+018</text:p>
          </table:table-cell>
          <table:table-cell office:value-type="float" office:value="1.47705497574805E+018" calcext:value-type="float">
            <text:p>1.47705497574805E+01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.47705497569977E+018" calcext:value-type="float">
            <text:p>1.47705497569977E+018</text:p>
          </table:table-cell>
          <table:table-cell office:value-type="float" office:value="1.47705497574811E+018" calcext:value-type="float">
            <text:p>1.47705497574811E+01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47705497570021E+018" calcext:value-type="float">
            <text:p>1.47705497570021E+018</text:p>
          </table:table-cell>
          <table:table-cell office:value-type="float" office:value="1.47705497574816E+018" calcext:value-type="float">
            <text:p>1.47705497574816E+01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.47705497570057E+018" calcext:value-type="float">
            <text:p>1.47705497570057E+018</text:p>
          </table:table-cell>
          <table:table-cell office:value-type="float" office:value="1.47705497574822E+018" calcext:value-type="float">
            <text:p>1.47705497574822E+01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.47705497570092E+018" calcext:value-type="float">
            <text:p>1.47705497570092E+018</text:p>
          </table:table-cell>
          <table:table-cell office:value-type="float" office:value="1.47705497574828E+018" calcext:value-type="float">
            <text:p>1.47705497574828E+01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.47705497570138E+018" calcext:value-type="float">
            <text:p>1.47705497570138E+018</text:p>
          </table:table-cell>
          <table:table-cell office:value-type="float" office:value="1.47705497574834E+018" calcext:value-type="float">
            <text:p>1.47705497574834E+01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.47705497570213E+018" calcext:value-type="float">
            <text:p>1.47705497570213E+018</text:p>
          </table:table-cell>
          <table:table-cell office:value-type="float" office:value="1.4770549757484E+018" calcext:value-type="float">
            <text:p>1.4770549757484E+01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.47705497570257E+018" calcext:value-type="float">
            <text:p>1.47705497570257E+018</text:p>
          </table:table-cell>
          <table:table-cell office:value-type="float" office:value="1.47705497574846E+018" calcext:value-type="float">
            <text:p>1.47705497574846E+01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.47705497570328E+018" calcext:value-type="float">
            <text:p>1.47705497570328E+018</text:p>
          </table:table-cell>
          <table:table-cell office:value-type="float" office:value="1.47705497574852E+018" calcext:value-type="float">
            <text:p>1.47705497574852E+01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.4770549757043E+018" calcext:value-type="float">
            <text:p>1.4770549757043E+018</text:p>
          </table:table-cell>
          <table:table-cell office:value-type="float" office:value="1.47705497574858E+018" calcext:value-type="float">
            <text:p>1.47705497574858E+01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.47705497570467E+018" calcext:value-type="float">
            <text:p>1.47705497570467E+018</text:p>
          </table:table-cell>
          <table:table-cell office:value-type="float" office:value="1.47705497574863E+018" calcext:value-type="float">
            <text:p>1.47705497574863E+01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.47705497570515E+018" calcext:value-type="float">
            <text:p>1.47705497570515E+018</text:p>
          </table:table-cell>
          <table:table-cell office:value-type="float" office:value="1.47705497574869E+018" calcext:value-type="float">
            <text:p>1.47705497574869E+01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47705497570554E+018" calcext:value-type="float">
            <text:p>1.47705497570554E+018</text:p>
          </table:table-cell>
          <table:table-cell office:value-type="float" office:value="1.47705497574875E+018" calcext:value-type="float">
            <text:p>1.47705497574875E+01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.4770549757059E+018" calcext:value-type="float">
            <text:p>1.4770549757059E+018</text:p>
          </table:table-cell>
          <table:table-cell office:value-type="float" office:value="1.47705497574881E+018" calcext:value-type="float">
            <text:p>1.47705497574881E+01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.47705497570628E+018" calcext:value-type="float">
            <text:p>1.47705497570628E+018</text:p>
          </table:table-cell>
          <table:table-cell office:value-type="float" office:value="1.47705497574886E+018" calcext:value-type="float">
            <text:p>1.47705497574886E+01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.47705497570672E+018" calcext:value-type="float">
            <text:p>1.47705497570672E+018</text:p>
          </table:table-cell>
          <table:table-cell office:value-type="float" office:value="1.47705497574892E+018" calcext:value-type="float">
            <text:p>1.47705497574892E+01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.47705497570714E+018" calcext:value-type="float">
            <text:p>1.47705497570714E+018</text:p>
          </table:table-cell>
          <table:table-cell office:value-type="float" office:value="1.47705497574974E+018" calcext:value-type="float">
            <text:p>1.47705497574974E+01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.47705497570765E+018" calcext:value-type="float">
            <text:p>1.47705497570765E+018</text:p>
          </table:table-cell>
          <table:table-cell office:value-type="float" office:value="1.47705497575009E+018" calcext:value-type="float">
            <text:p>1.47705497575009E+01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.47705497570816E+018" calcext:value-type="float">
            <text:p>1.47705497570816E+018</text:p>
          </table:table-cell>
          <table:table-cell office:value-type="float" office:value="1.47705497575349E+018" calcext:value-type="float">
            <text:p>1.47705497575349E+01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47705497570851E+018" calcext:value-type="float">
            <text:p>1.47705497570851E+018</text:p>
          </table:table-cell>
          <table:table-cell office:value-type="float" office:value="1.47705497575384E+018" calcext:value-type="float">
            <text:p>1.47705497575384E+01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.47705497570886E+018" calcext:value-type="float">
            <text:p>1.47705497570886E+018</text:p>
          </table:table-cell>
          <table:table-cell office:value-type="float" office:value="1.47705497575394E+018" calcext:value-type="float">
            <text:p>1.47705497575394E+01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.47705497570925E+018" calcext:value-type="float">
            <text:p>1.47705497570925E+018</text:p>
          </table:table-cell>
          <table:table-cell office:value-type="float" office:value="1.477054975754E+018" calcext:value-type="float">
            <text:p>1.477054975754E+01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47705497570973E+018" calcext:value-type="float">
            <text:p>1.47705497570973E+018</text:p>
          </table:table-cell>
          <table:table-cell office:value-type="float" office:value="1.47705497575407E+018" calcext:value-type="float">
            <text:p>1.47705497575407E+01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.47705497571024E+018" calcext:value-type="float">
            <text:p>1.47705497571024E+018</text:p>
          </table:table-cell>
          <table:table-cell office:value-type="float" office:value="1.47705497575413E+018" calcext:value-type="float">
            <text:p>1.47705497575413E+01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.47705497571067E+018" calcext:value-type="float">
            <text:p>1.47705497571067E+018</text:p>
          </table:table-cell>
          <table:table-cell office:value-type="float" office:value="1.47705497575419E+018" calcext:value-type="float">
            <text:p>1.47705497575419E+01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.47705497571104E+018" calcext:value-type="float">
            <text:p>1.47705497571104E+018</text:p>
          </table:table-cell>
          <table:table-cell office:value-type="float" office:value="1.47705497575425E+018" calcext:value-type="float">
            <text:p>1.47705497575425E+01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.47705497571142E+018" calcext:value-type="float">
            <text:p>1.47705497571142E+018</text:p>
          </table:table-cell>
          <table:table-cell office:value-type="float" office:value="1.47705497575431E+018" calcext:value-type="float">
            <text:p>1.47705497575431E+01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.47705497571193E+018" calcext:value-type="float">
            <text:p>1.47705497571193E+018</text:p>
          </table:table-cell>
          <table:table-cell office:value-type="float" office:value="1.47705497575436E+018" calcext:value-type="float">
            <text:p>1.47705497575436E+01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.47705497571239E+018" calcext:value-type="float">
            <text:p>1.47705497571239E+018</text:p>
          </table:table-cell>
          <table:table-cell office:value-type="float" office:value="1.47705497575442E+018" calcext:value-type="float">
            <text:p>1.47705497575442E+01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.47705497571305E+018" calcext:value-type="float">
            <text:p>1.47705497571305E+018</text:p>
          </table:table-cell>
          <table:table-cell office:value-type="float" office:value="1.47705497575448E+018" calcext:value-type="float">
            <text:p>1.47705497575448E+01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.47705497571342E+018" calcext:value-type="float">
            <text:p>1.47705497571342E+018</text:p>
          </table:table-cell>
          <table:table-cell office:value-type="float" office:value="1.47705497575454E+018" calcext:value-type="float">
            <text:p>1.47705497575454E+01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.47705497571387E+018" calcext:value-type="float">
            <text:p>1.47705497571387E+018</text:p>
          </table:table-cell>
          <table:table-cell office:value-type="float" office:value="1.4770549757546E+018" calcext:value-type="float">
            <text:p>1.4770549757546E+01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.47705497571437E+018" calcext:value-type="float">
            <text:p>1.47705497571437E+018</text:p>
          </table:table-cell>
          <table:table-cell office:value-type="float" office:value="1.47705497575471E+018" calcext:value-type="float">
            <text:p>1.47705497575471E+01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.47705497571482E+018" calcext:value-type="float">
            <text:p>1.47705497571482E+018</text:p>
          </table:table-cell>
          <table:table-cell office:value-type="float" office:value="1.47705497575477E+018" calcext:value-type="float">
            <text:p>1.47705497575477E+01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.47705497571535E+018" calcext:value-type="float">
            <text:p>1.47705497571535E+018</text:p>
          </table:table-cell>
          <table:table-cell office:value-type="float" office:value="1.47705497575483E+018" calcext:value-type="float">
            <text:p>1.47705497575483E+01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.47705497571571E+018" calcext:value-type="float">
            <text:p>1.47705497571571E+018</text:p>
          </table:table-cell>
          <table:table-cell office:value-type="float" office:value="1.47705497575489E+018" calcext:value-type="float">
            <text:p>1.47705497575489E+01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.47705497571613E+018" calcext:value-type="float">
            <text:p>1.47705497571613E+018</text:p>
          </table:table-cell>
          <table:table-cell office:value-type="float" office:value="1.47705497575495E+018" calcext:value-type="float">
            <text:p>1.47705497575495E+01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47705497571649E+018" calcext:value-type="float">
            <text:p>1.47705497571649E+018</text:p>
          </table:table-cell>
          <table:table-cell office:value-type="float" office:value="1.47705497575501E+018" calcext:value-type="float">
            <text:p>1.47705497575501E+01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.47705497571684E+018" calcext:value-type="float">
            <text:p>1.47705497571684E+018</text:p>
          </table:table-cell>
          <table:table-cell office:value-type="float" office:value="1.47705497575569E+018" calcext:value-type="float">
            <text:p>1.47705497575569E+01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.47705497571723E+018" calcext:value-type="float">
            <text:p>1.47705497571723E+018</text:p>
          </table:table-cell>
          <table:table-cell office:value-type="float" office:value="1.47705497575576E+018" calcext:value-type="float">
            <text:p>1.47705497575576E+01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.47705497571759E+018" calcext:value-type="float">
            <text:p>1.47705497571759E+018</text:p>
          </table:table-cell>
          <table:table-cell office:value-type="float" office:value="1.47705497575582E+018" calcext:value-type="float">
            <text:p>1.47705497575582E+01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.47705497571797E+018" calcext:value-type="float">
            <text:p>1.47705497571797E+018</text:p>
          </table:table-cell>
          <table:table-cell office:value-type="float" office:value="1.47705497575621E+018" calcext:value-type="float">
            <text:p>1.47705497575621E+01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.47705497571835E+018" calcext:value-type="float">
            <text:p>1.47705497571835E+018</text:p>
          </table:table-cell>
          <table:table-cell office:value-type="float" office:value="1.47705497575888E+018" calcext:value-type="float">
            <text:p>1.47705497575888E+01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.47705497571871E+018" calcext:value-type="float">
            <text:p>1.47705497571871E+018</text:p>
          </table:table-cell>
          <table:table-cell office:value-type="float" office:value="1.47705497576119E+018" calcext:value-type="float">
            <text:p>1.47705497576119E+01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.47705497571909E+018" calcext:value-type="float">
            <text:p>1.47705497571909E+018</text:p>
          </table:table-cell>
          <table:table-cell office:value-type="float" office:value="1.47705497576269E+018" calcext:value-type="float">
            <text:p>1.47705497576269E+01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.47705497571946E+018" calcext:value-type="float">
            <text:p>1.47705497571946E+018</text:p>
          </table:table-cell>
          <table:table-cell office:value-type="float" office:value="1.47705497576387E+018" calcext:value-type="float">
            <text:p>1.47705497576387E+01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.47705497572008E+018" calcext:value-type="float">
            <text:p>1.47705497572008E+018</text:p>
          </table:table-cell>
          <table:table-cell office:value-type="float" office:value="1.47705497576471E+018" calcext:value-type="float">
            <text:p>1.47705497576471E+01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47705497572053E+018" calcext:value-type="float">
            <text:p>1.47705497572053E+018</text:p>
          </table:table-cell>
          <table:table-cell office:value-type="float" office:value="1.47705497576659E+018" calcext:value-type="float">
            <text:p>1.47705497576659E+01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.47705497572088E+018" calcext:value-type="float">
            <text:p>1.47705497572088E+018</text:p>
          </table:table-cell>
          <table:table-cell office:value-type="float" office:value="1.47705497576777E+018" calcext:value-type="float">
            <text:p>1.47705497576777E+01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.47705497572134E+018" calcext:value-type="float">
            <text:p>1.47705497572134E+018</text:p>
          </table:table-cell>
          <table:table-cell office:value-type="float" office:value="1.47705497576783E+018" calcext:value-type="float">
            <text:p>1.47705497576783E+01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47705497572181E+018" calcext:value-type="float">
            <text:p>1.47705497572181E+018</text:p>
          </table:table-cell>
          <table:table-cell office:value-type="float" office:value="1.47705497576992E+018" calcext:value-type="float">
            <text:p>1.47705497576992E+01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.47705497572217E+018" calcext:value-type="float">
            <text:p>1.47705497572217E+018</text:p>
          </table:table-cell>
          <table:table-cell office:value-type="float" office:value="1.47705497577152E+018" calcext:value-type="float">
            <text:p>1.47705497577152E+01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.47705497572259E+018" calcext:value-type="float">
            <text:p>1.47705497572259E+018</text:p>
          </table:table-cell>
          <table:table-cell office:value-type="float" office:value="1.47705497577274E+018" calcext:value-type="float">
            <text:p>1.47705497577274E+01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47705497572295E+018" calcext:value-type="float">
            <text:p>1.47705497572295E+018</text:p>
          </table:table-cell>
          <table:table-cell office:value-type="float" office:value="1.47705497577315E+018" calcext:value-type="float">
            <text:p>1.47705497577315E+01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.47705497572339E+018" calcext:value-type="float">
            <text:p>1.47705497572339E+018</text:p>
          </table:table-cell>
          <table:table-cell office:value-type="float" office:value="1.47705497577337E+018" calcext:value-type="float">
            <text:p>1.47705497577337E+01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.47705497572375E+018" calcext:value-type="float">
            <text:p>1.47705497572375E+018</text:p>
          </table:table-cell>
          <table:table-cell office:value-type="float" office:value="1.4770549757735E+018" calcext:value-type="float">
            <text:p>1.4770549757735E+01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.47705497572412E+018" calcext:value-type="float">
            <text:p>1.47705497572412E+018</text:p>
          </table:table-cell>
          <table:table-cell office:value-type="float" office:value="1.47705497577357E+018" calcext:value-type="float">
            <text:p>1.47705497577357E+01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47705497572476E+018" calcext:value-type="float">
            <text:p>1.47705497572476E+018</text:p>
          </table:table-cell>
          <table:table-cell office:value-type="float" office:value="1.47705497577517E+018" calcext:value-type="float">
            <text:p>1.47705497577517E+01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.47705497572546E+018" calcext:value-type="float">
            <text:p>1.47705497572546E+018</text:p>
          </table:table-cell>
          <table:table-cell office:value-type="float" office:value="1.477054975776E+018" calcext:value-type="float">
            <text:p>1.477054975776E+01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.47705497572597E+018" calcext:value-type="float">
            <text:p>1.47705497572597E+018</text:p>
          </table:table-cell>
          <table:table-cell office:value-type="float" office:value="1.4770549757762E+018" calcext:value-type="float">
            <text:p>1.4770549757762E+01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.47705497572646E+018" calcext:value-type="float">
            <text:p>1.47705497572646E+018</text:p>
          </table:table-cell>
          <table:table-cell office:value-type="float" office:value="1.47705497578033E+018" calcext:value-type="float">
            <text:p>1.47705497578033E+01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.47705497572682E+018" calcext:value-type="float">
            <text:p>1.47705497572682E+018</text:p>
          </table:table-cell>
          <table:table-cell office:value-type="float" office:value="1.47705497578236E+018" calcext:value-type="float">
            <text:p>1.47705497578236E+01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.47705497572722E+018" calcext:value-type="float">
            <text:p>1.47705497572722E+018</text:p>
          </table:table-cell>
          <table:table-cell office:value-type="float" office:value="1.47705497578277E+018" calcext:value-type="float">
            <text:p>1.47705497578277E+01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.47705497572757E+018" calcext:value-type="float">
            <text:p>1.47705497572757E+018</text:p>
          </table:table-cell>
          <table:table-cell office:value-type="float" office:value="1.47705497578447E+018" calcext:value-type="float">
            <text:p>1.47705497578447E+01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.477054975728E+018" calcext:value-type="float">
            <text:p>1.477054975728E+018</text:p>
          </table:table-cell>
          <table:table-cell office:value-type="float" office:value="1.4770549757857E+018" calcext:value-type="float">
            <text:p>1.4770549757857E+01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.47705497572853E+018" calcext:value-type="float">
            <text:p>1.47705497572853E+018</text:p>
          </table:table-cell>
          <table:table-cell office:value-type="float" office:value="1.47705497578617E+018" calcext:value-type="float">
            <text:p>1.47705497578617E+01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.47705497572921E+018" calcext:value-type="float">
            <text:p>1.47705497572921E+018</text:p>
          </table:table-cell>
          <table:table-cell office:value-type="float" office:value="1.47705497578667E+018" calcext:value-type="float">
            <text:p>1.47705497578667E+01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4770549757297E+018" calcext:value-type="float">
            <text:p>1.4770549757297E+018</text:p>
          </table:table-cell>
          <table:table-cell office:value-type="float" office:value="1.4770549757875E+018" calcext:value-type="float">
            <text:p>1.4770549757875E+01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.47705497573022E+018" calcext:value-type="float">
            <text:p>1.47705497573022E+018</text:p>
          </table:table-cell>
          <table:table-cell office:value-type="float" office:value="1.47705497578865E+018" calcext:value-type="float">
            <text:p>1.47705497578865E+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47705497573072E+018" calcext:value-type="float">
            <text:p>1.47705497573072E+018</text:p>
          </table:table-cell>
          <table:table-cell office:value-type="float" office:value="1.47705497578952E+018" calcext:value-type="float">
            <text:p>1.47705497578952E+01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.47705497573108E+018" calcext:value-type="float">
            <text:p>1.47705497573108E+018</text:p>
          </table:table-cell>
          <table:table-cell office:value-type="float" office:value="1.4770549757896E+018" calcext:value-type="float">
            <text:p>1.4770549757896E+01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.47705497573153E+018" calcext:value-type="float">
            <text:p>1.47705497573153E+018</text:p>
          </table:table-cell>
          <table:table-cell office:value-type="float" office:value="1.47705497578966E+018" calcext:value-type="float">
            <text:p>1.47705497578966E+01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.47705497573202E+018" calcext:value-type="float">
            <text:p>1.47705497573202E+018</text:p>
          </table:table-cell>
          <table:table-cell office:value-type="float" office:value="1.47705497578972E+018" calcext:value-type="float">
            <text:p>1.47705497578972E+01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.47705497573241E+018" calcext:value-type="float">
            <text:p>1.47705497573241E+018</text:p>
          </table:table-cell>
          <table:table-cell office:value-type="float" office:value="1.47705497578978E+018" calcext:value-type="float">
            <text:p>1.47705497578978E+01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.47705497573277E+018" calcext:value-type="float">
            <text:p>1.47705497573277E+018</text:p>
          </table:table-cell>
          <table:table-cell office:value-type="float" office:value="1.47705497578984E+018" calcext:value-type="float">
            <text:p>1.47705497578984E+01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.47705497573317E+018" calcext:value-type="float">
            <text:p>1.47705497573317E+018</text:p>
          </table:table-cell>
          <table:table-cell office:value-type="float" office:value="1.47705497579145E+018" calcext:value-type="float">
            <text:p>1.47705497579145E+01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.47705497573366E+018" calcext:value-type="float">
            <text:p>1.47705497573366E+018</text:p>
          </table:table-cell>
          <table:table-cell office:value-type="float" office:value="1.47705497579185E+018" calcext:value-type="float">
            <text:p>1.47705497579185E+01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47705497573406E+018" calcext:value-type="float">
            <text:p>1.47705497573406E+018</text:p>
          </table:table-cell>
          <table:table-cell office:value-type="float" office:value="1.47705497579203E+018" calcext:value-type="float">
            <text:p>1.47705497579203E+01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.47705497573441E+018" calcext:value-type="float">
            <text:p>1.47705497573441E+018</text:p>
          </table:table-cell>
          <table:table-cell office:value-type="float" office:value="1.47705497579367E+018" calcext:value-type="float">
            <text:p>1.47705497579367E+01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.47705497573484E+018" calcext:value-type="float">
            <text:p>1.47705497573484E+018</text:p>
          </table:table-cell>
          <table:table-cell office:value-type="float" office:value="1.47705497579526E+018" calcext:value-type="float">
            <text:p>1.47705497579526E+01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.4770549757352E+018" calcext:value-type="float">
            <text:p>1.4770549757352E+018</text:p>
          </table:table-cell>
          <table:table-cell office:value-type="float" office:value="1.47705497579679E+018" calcext:value-type="float">
            <text:p>1.47705497579679E+01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.47705497573555E+018" calcext:value-type="float">
            <text:p>1.47705497573555E+018</text:p>
          </table:table-cell>
          <table:table-cell office:value-type="float" office:value="1.47705497579725E+018" calcext:value-type="float">
            <text:p>1.47705497579725E+01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.47705497573594E+018" calcext:value-type="float">
            <text:p>1.47705497573594E+018</text:p>
          </table:table-cell>
          <table:table-cell office:value-type="float" office:value="1.47705497579822E+018" calcext:value-type="float">
            <text:p>1.47705497579822E+01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.47705497573629E+018" calcext:value-type="float">
            <text:p>1.47705497573629E+018</text:p>
          </table:table-cell>
          <table:table-cell office:value-type="float" office:value="1.47705497579984E+018" calcext:value-type="float">
            <text:p>1.47705497579984E+01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.47705497573681E+018" calcext:value-type="float">
            <text:p>1.47705497573681E+018</text:p>
          </table:table-cell>
          <table:table-cell office:value-type="float" office:value="1.47705497580025E+018" calcext:value-type="float">
            <text:p>1.47705497580025E+01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.47705497573717E+018" calcext:value-type="float">
            <text:p>1.47705497573717E+018</text:p>
          </table:table-cell>
          <table:table-cell office:value-type="float" office:value="1.47705497580083E+018" calcext:value-type="float">
            <text:p>1.47705497580083E+01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.47705497573762E+018" calcext:value-type="float">
            <text:p>1.47705497573762E+018</text:p>
          </table:table-cell>
          <table:table-cell office:value-type="float" office:value="1.4770549758028E+018" calcext:value-type="float">
            <text:p>1.4770549758028E+01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47705497573812E+018" calcext:value-type="float">
            <text:p>1.47705497573812E+018</text:p>
          </table:table-cell>
          <table:table-cell office:value-type="float" office:value="1.47705497580475E+018" calcext:value-type="float">
            <text:p>1.47705497580475E+01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.47705497573851E+018" calcext:value-type="float">
            <text:p>1.47705497573851E+018</text:p>
          </table:table-cell>
          <table:table-cell office:value-type="float" office:value="1.47705497580515E+018" calcext:value-type="float">
            <text:p>1.47705497580515E+01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.47705497573903E+018" calcext:value-type="float">
            <text:p>1.47705497573903E+018</text:p>
          </table:table-cell>
          <table:table-cell office:value-type="float" office:value="1.47705497580642E+018" calcext:value-type="float">
            <text:p>1.47705497580642E+01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.47705497573939E+018" calcext:value-type="float">
            <text:p>1.47705497573939E+018</text:p>
          </table:table-cell>
          <table:table-cell office:value-type="float" office:value="1.47705497580806E+018" calcext:value-type="float">
            <text:p>1.47705497580806E+01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.47705497573974E+018" calcext:value-type="float">
            <text:p>1.47705497573974E+018</text:p>
          </table:table-cell>
          <table:table-cell office:value-type="float" office:value="1.47705497580936E+018" calcext:value-type="float">
            <text:p>1.47705497580936E+01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.47705497574019E+018" calcext:value-type="float">
            <text:p>1.47705497574019E+018</text:p>
          </table:table-cell>
          <table:table-cell office:value-type="float" office:value="1.47705497580986E+018" calcext:value-type="float">
            <text:p>1.47705497580986E+01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.47705497574068E+018" calcext:value-type="float">
            <text:p>1.47705497574068E+018</text:p>
          </table:table-cell>
          <table:table-cell office:value-type="float" office:value="1.4770549758108E+018" calcext:value-type="float">
            <text:p>1.4770549758108E+01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.47705497574103E+018" calcext:value-type="float">
            <text:p>1.47705497574103E+018</text:p>
          </table:table-cell>
          <table:table-cell office:value-type="float" office:value="1.47705497581124E+018" calcext:value-type="float">
            <text:p>1.47705497581124E+01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.47705497574153E+018" calcext:value-type="float">
            <text:p>1.47705497574153E+018</text:p>
          </table:table-cell>
          <table:table-cell office:value-type="float" office:value="1.47705497581395E+018" calcext:value-type="float">
            <text:p>1.47705497581395E+01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.47705497574216E+018" calcext:value-type="float">
            <text:p>1.47705497574216E+018</text:p>
          </table:table-cell>
          <table:table-cell office:value-type="float" office:value="1.47705497581528E+018" calcext:value-type="float">
            <text:p>1.47705497581528E+01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.47705497574263E+018" calcext:value-type="float">
            <text:p>1.47705497574263E+018</text:p>
          </table:table-cell>
          <table:table-cell office:value-type="float" office:value="1.47705497581648E+018" calcext:value-type="float">
            <text:p>1.47705497581648E+01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.47705497574929E+018" calcext:value-type="float">
            <text:p>1.47705497574929E+018</text:p>
          </table:table-cell>
          <table:table-cell office:value-type="float" office:value="1.4770549758169E+018" calcext:value-type="float">
            <text:p>1.4770549758169E+01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.47705497575044E+018" calcext:value-type="float">
            <text:p>1.47705497575044E+018</text:p>
          </table:table-cell>
          <table:table-cell office:value-type="float" office:value="1.47705497581784E+018" calcext:value-type="float">
            <text:p>1.47705497581784E+01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.47705497575084E+018" calcext:value-type="float">
            <text:p>1.47705497575084E+018</text:p>
          </table:table-cell>
          <table:table-cell office:value-type="float" office:value="1.47705497581986E+018" calcext:value-type="float">
            <text:p>1.47705497581986E+01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.47705497575119E+018" calcext:value-type="float">
            <text:p>1.47705497575119E+018</text:p>
          </table:table-cell>
          <table:table-cell office:value-type="float" office:value="1.4770549758207E+018" calcext:value-type="float">
            <text:p>1.4770549758207E+01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47705497575224E+018" calcext:value-type="float">
            <text:p>1.47705497575224E+018</text:p>
          </table:table-cell>
          <table:table-cell office:value-type="float" office:value="1.47705497582188E+018" calcext:value-type="float">
            <text:p>1.47705497582188E+01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.47705497575281E+018" calcext:value-type="float">
            <text:p>1.47705497575281E+018</text:p>
          </table:table-cell>
          <table:table-cell office:value-type="float" office:value="1.47705497582194E+018" calcext:value-type="float">
            <text:p>1.47705497582194E+01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.47705497575532E+018" calcext:value-type="float">
            <text:p>1.47705497575532E+018</text:p>
          </table:table-cell>
          <table:table-cell office:value-type="float" office:value="1.47705497582417E+018" calcext:value-type="float">
            <text:p>1.47705497582417E+01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.47705497575613E+018" calcext:value-type="float">
            <text:p>1.47705497575613E+018</text:p>
          </table:table-cell>
          <table:table-cell office:value-type="float" office:value="1.47705497582668E+018" calcext:value-type="float">
            <text:p>1.47705497582668E+01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.47705497575662E+018" calcext:value-type="float">
            <text:p>1.47705497575662E+018</text:p>
          </table:table-cell>
          <table:table-cell office:value-type="float" office:value="1.47705497582723E+018" calcext:value-type="float">
            <text:p>1.47705497582723E+01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.47705497575704E+018" calcext:value-type="float">
            <text:p>1.47705497575704E+018</text:p>
          </table:table-cell>
          <table:table-cell office:value-type="float" office:value="1.47705497582879E+018" calcext:value-type="float">
            <text:p>1.47705497582879E+01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.47705497575739E+018" calcext:value-type="float">
            <text:p>1.47705497575739E+018</text:p>
          </table:table-cell>
          <table:table-cell office:value-type="float" office:value="1.47705497582932E+018" calcext:value-type="float">
            <text:p>1.47705497582932E+01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.47705497575784E+018" calcext:value-type="float">
            <text:p>1.47705497575784E+018</text:p>
          </table:table-cell>
          <table:table-cell office:value-type="float" office:value="1.47705497583062E+018" calcext:value-type="float">
            <text:p>1.47705497583062E+01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.47705497575836E+018" calcext:value-type="float">
            <text:p>1.47705497575836E+018</text:p>
          </table:table-cell>
          <table:table-cell office:value-type="float" office:value="1.47705497583102E+018" calcext:value-type="float">
            <text:p>1.47705497583102E+01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.47705497575872E+018" calcext:value-type="float">
            <text:p>1.47705497575872E+018</text:p>
          </table:table-cell>
          <table:table-cell office:value-type="float" office:value="1.47705497583326E+018" calcext:value-type="float">
            <text:p>1.47705497583326E+01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47705497575926E+018" calcext:value-type="float">
            <text:p>1.47705497575926E+018</text:p>
          </table:table-cell>
          <table:table-cell office:value-type="float" office:value="1.47705497583342E+018" calcext:value-type="float">
            <text:p>1.47705497583342E+01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.47705497575963E+018" calcext:value-type="float">
            <text:p>1.47705497575963E+018</text:p>
          </table:table-cell>
          <table:table-cell office:value-type="float" office:value="1.47705497583348E+018" calcext:value-type="float">
            <text:p>1.47705497583348E+01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.47705497575999E+018" calcext:value-type="float">
            <text:p>1.47705497575999E+018</text:p>
          </table:table-cell>
          <table:table-cell office:value-type="float" office:value="1.47705497583354E+018" calcext:value-type="float">
            <text:p>1.47705497583354E+01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.47705497576033E+018" calcext:value-type="float">
            <text:p>1.47705497576033E+018</text:p>
          </table:table-cell>
          <table:table-cell office:value-type="float" office:value="1.47705497583644E+018" calcext:value-type="float">
            <text:p>1.47705497583644E+01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.47705497576068E+018" calcext:value-type="float">
            <text:p>1.47705497576068E+018</text:p>
          </table:table-cell>
          <table:table-cell office:value-type="float" office:value="1.47705497583665E+018" calcext:value-type="float">
            <text:p>1.47705497583665E+01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.47705497576103E+018" calcext:value-type="float">
            <text:p>1.47705497576103E+018</text:p>
          </table:table-cell>
          <table:table-cell office:value-type="float" office:value="1.4770549758422E+018" calcext:value-type="float">
            <text:p>1.4770549758422E+01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.47705497576148E+018" calcext:value-type="float">
            <text:p>1.47705497576148E+018</text:p>
          </table:table-cell>
          <table:table-cell office:value-type="float" office:value="1.47705497584229E+018" calcext:value-type="float">
            <text:p>1.47705497584229E+01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47705497576183E+018" calcext:value-type="float">
            <text:p>1.47705497576183E+018</text:p>
          </table:table-cell>
          <table:table-cell office:value-type="float" office:value="1.47705497584235E+018" calcext:value-type="float">
            <text:p>1.47705497584235E+01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47705497576218E+018" calcext:value-type="float">
            <text:p>1.47705497576218E+018</text:p>
          </table:table-cell>
          <table:table-cell office:value-type="float" office:value="1.47705497584241E+018" calcext:value-type="float">
            <text:p>1.47705497584241E+01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.47705497576253E+018" calcext:value-type="float">
            <text:p>1.47705497576253E+018</text:p>
          </table:table-cell>
          <table:table-cell office:value-type="float" office:value="1.47705497584247E+018" calcext:value-type="float">
            <text:p>1.47705497584247E+01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477054975763E+018" calcext:value-type="float">
            <text:p>1.477054975763E+018</text:p>
          </table:table-cell>
          <table:table-cell office:value-type="float" office:value="1.47705497584252E+018" calcext:value-type="float">
            <text:p>1.47705497584252E+01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.47705497576336E+018" calcext:value-type="float">
            <text:p>1.47705497576336E+018</text:p>
          </table:table-cell>
          <table:table-cell office:value-type="float" office:value="1.47705497584258E+018" calcext:value-type="float">
            <text:p>1.47705497584258E+01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.47705497576371E+018" calcext:value-type="float">
            <text:p>1.47705497576371E+018</text:p>
          </table:table-cell>
          <table:table-cell office:value-type="float" office:value="1.47705497584264E+018" calcext:value-type="float">
            <text:p>1.47705497584264E+01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.47705497576419E+018" calcext:value-type="float">
            <text:p>1.47705497576419E+018</text:p>
          </table:table-cell>
          <table:table-cell office:value-type="float" office:value="1.4770549758427E+018" calcext:value-type="float">
            <text:p>1.4770549758427E+01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.47705497576455E+018" calcext:value-type="float">
            <text:p>1.47705497576455E+018</text:p>
          </table:table-cell>
          <table:table-cell office:value-type="float" office:value="1.47705497584276E+018" calcext:value-type="float">
            <text:p>1.47705497584276E+01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.47705497576503E+018" calcext:value-type="float">
            <text:p>1.47705497576503E+018</text:p>
          </table:table-cell>
          <table:table-cell office:value-type="float" office:value="1.47705497584282E+018" calcext:value-type="float">
            <text:p>1.47705497584282E+01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.47705497576539E+018" calcext:value-type="float">
            <text:p>1.47705497576539E+018</text:p>
          </table:table-cell>
          <table:table-cell office:value-type="float" office:value="1.47705497584443E+018" calcext:value-type="float">
            <text:p>1.47705497584443E+01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47705497576573E+018" calcext:value-type="float">
            <text:p>1.47705497576573E+018</text:p>
          </table:table-cell>
          <table:table-cell office:value-type="float" office:value="1.47705497584562E+018" calcext:value-type="float">
            <text:p>1.47705497584562E+01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.47705497576609E+018" calcext:value-type="float">
            <text:p>1.47705497576609E+018</text:p>
          </table:table-cell>
          <table:table-cell office:value-type="float" office:value="1.47705497584679E+018" calcext:value-type="float">
            <text:p>1.47705497584679E+01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.47705497576643E+018" calcext:value-type="float">
            <text:p>1.47705497576643E+018</text:p>
          </table:table-cell>
          <table:table-cell office:value-type="float" office:value="1.47705497584945E+018" calcext:value-type="float">
            <text:p>1.47705497584945E+01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4770549757669E+018" calcext:value-type="float">
            <text:p>1.4770549757669E+018</text:p>
          </table:table-cell>
          <table:table-cell office:value-type="float" office:value="1.47705497585061E+018" calcext:value-type="float">
            <text:p>1.47705497585061E+01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.47705497576726E+018" calcext:value-type="float">
            <text:p>1.47705497576726E+018</text:p>
          </table:table-cell>
          <table:table-cell office:value-type="float" office:value="1.47705497585164E+018" calcext:value-type="float">
            <text:p>1.47705497585164E+01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.47705497576761E+018" calcext:value-type="float">
            <text:p>1.47705497576761E+018</text:p>
          </table:table-cell>
          <table:table-cell office:value-type="float" office:value="1.47705497585347E+018" calcext:value-type="float">
            <text:p>1.47705497585347E+01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.47705497576811E+018" calcext:value-type="float">
            <text:p>1.47705497576811E+018</text:p>
          </table:table-cell>
          <table:table-cell office:value-type="float" office:value="1.47705497585354E+018" calcext:value-type="float">
            <text:p>1.47705497585354E+01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.47705497576847E+018" calcext:value-type="float">
            <text:p>1.47705497576847E+018</text:p>
          </table:table-cell>
          <table:table-cell office:value-type="float" office:value="1.47705497585404E+018" calcext:value-type="float">
            <text:p>1.47705497585404E+01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.47705497576882E+018" calcext:value-type="float">
            <text:p>1.47705497576882E+018</text:p>
          </table:table-cell>
          <table:table-cell office:value-type="float" office:value="1.47705497585462E+018" calcext:value-type="float">
            <text:p>1.47705497585462E+01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.4770549757692E+018" calcext:value-type="float">
            <text:p>1.4770549757692E+018</text:p>
          </table:table-cell>
          <table:table-cell office:value-type="float" office:value="1.47705497585518E+018" calcext:value-type="float">
            <text:p>1.47705497585518E+01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.47705497576968E+018" calcext:value-type="float">
            <text:p>1.47705497576968E+018</text:p>
          </table:table-cell>
          <table:table-cell office:value-type="float" office:value="1.47705497585532E+018" calcext:value-type="float">
            <text:p>1.47705497585532E+01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.4770549757702E+018" calcext:value-type="float">
            <text:p>1.4770549757702E+018</text:p>
          </table:table-cell>
          <table:table-cell office:value-type="float" office:value="1.47705497585539E+018" calcext:value-type="float">
            <text:p>1.47705497585539E+01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.47705497577056E+018" calcext:value-type="float">
            <text:p>1.47705497577056E+018</text:p>
          </table:table-cell>
          <table:table-cell office:value-type="float" office:value="1.47705497585553E+018" calcext:value-type="float">
            <text:p>1.47705497585553E+01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.47705497577091E+018" calcext:value-type="float">
            <text:p>1.47705497577091E+018</text:p>
          </table:table-cell>
          <table:table-cell office:value-type="float" office:value="1.47705497585559E+018" calcext:value-type="float">
            <text:p>1.47705497585559E+01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.47705497577137E+018" calcext:value-type="float">
            <text:p>1.47705497577137E+018</text:p>
          </table:table-cell>
          <table:table-cell office:value-type="float" office:value="1.47705497585566E+018" calcext:value-type="float">
            <text:p>1.47705497585566E+01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.47705497577184E+018" calcext:value-type="float">
            <text:p>1.47705497577184E+018</text:p>
          </table:table-cell>
          <table:table-cell office:value-type="float" office:value="1.47705497585576E+018" calcext:value-type="float">
            <text:p>1.47705497585576E+01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.4770549757722E+018" calcext:value-type="float">
            <text:p>1.4770549757722E+018</text:p>
          </table:table-cell>
          <table:table-cell office:value-type="float" office:value="1.47705497585582E+018" calcext:value-type="float">
            <text:p>1.47705497585582E+01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.47705497577259E+018" calcext:value-type="float">
            <text:p>1.47705497577259E+018</text:p>
          </table:table-cell>
          <table:table-cell office:value-type="float" office:value="1.47705497585588E+018" calcext:value-type="float">
            <text:p>1.47705497585588E+01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.47705497577306E+018" calcext:value-type="float">
            <text:p>1.47705497577306E+018</text:p>
          </table:table-cell>
          <table:table-cell office:value-type="float" office:value="1.47705497585594E+018" calcext:value-type="float">
            <text:p>1.47705497585594E+01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.47705497577387E+018" calcext:value-type="float">
            <text:p>1.47705497577387E+018</text:p>
          </table:table-cell>
          <table:table-cell office:value-type="float" office:value="1.477054975856E+018" calcext:value-type="float">
            <text:p>1.477054975856E+01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47705497577465E+018" calcext:value-type="float">
            <text:p>1.47705497577465E+018</text:p>
          </table:table-cell>
          <table:table-cell office:value-type="float" office:value="1.47705497585679E+018" calcext:value-type="float">
            <text:p>1.47705497585679E+01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.47705497577501E+018" calcext:value-type="float">
            <text:p>1.47705497577501E+018</text:p>
          </table:table-cell>
          <table:table-cell office:value-type="float" office:value="1.47705497585688E+018" calcext:value-type="float">
            <text:p>1.47705497585688E+01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.47705497577549E+018" calcext:value-type="float">
            <text:p>1.47705497577549E+018</text:p>
          </table:table-cell>
          <table:table-cell office:value-type="float" office:value="1.47705497585694E+018" calcext:value-type="float">
            <text:p>1.47705497585694E+01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.47705497577585E+018" calcext:value-type="float">
            <text:p>1.47705497577585E+018</text:p>
          </table:table-cell>
          <table:table-cell office:value-type="float" office:value="1.477054975857E+018" calcext:value-type="float">
            <text:p>1.477054975857E+01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.47705497577648E+018" calcext:value-type="float">
            <text:p>1.47705497577648E+018</text:p>
          </table:table-cell>
          <table:table-cell office:value-type="float" office:value="1.47705497585706E+018" calcext:value-type="float">
            <text:p>1.47705497585706E+01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.47705497577692E+018" calcext:value-type="float">
            <text:p>1.47705497577692E+018</text:p>
          </table:table-cell>
          <table:table-cell office:value-type="float" office:value="1.47705497585712E+018" calcext:value-type="float">
            <text:p>1.47705497585712E+01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.47705497577739E+018" calcext:value-type="float">
            <text:p>1.47705497577739E+018</text:p>
          </table:table-cell>
          <table:table-cell office:value-type="float" office:value="1.47705497585718E+018" calcext:value-type="float">
            <text:p>1.47705497585718E+01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47705497578068E+018" calcext:value-type="float">
            <text:p>1.47705497578068E+018</text:p>
          </table:table-cell>
          <table:table-cell office:value-type="float" office:value="1.47705497585724E+018" calcext:value-type="float">
            <text:p>1.47705497585724E+01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.47705497578106E+018" calcext:value-type="float">
            <text:p>1.47705497578106E+018</text:p>
          </table:table-cell>
          <table:table-cell office:value-type="float" office:value="1.4770549758573E+018" calcext:value-type="float">
            <text:p>1.4770549758573E+01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.47705497578141E+018" calcext:value-type="float">
            <text:p>1.47705497578141E+018</text:p>
          </table:table-cell>
          <table:table-cell office:value-type="float" office:value="1.47705497585736E+018" calcext:value-type="float">
            <text:p>1.47705497585736E+01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47705497578184E+018" calcext:value-type="float">
            <text:p>1.47705497578184E+018</text:p>
          </table:table-cell>
          <table:table-cell office:value-type="float" office:value="1.47705497585742E+018" calcext:value-type="float">
            <text:p>1.47705497585742E+01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.4770549757822E+018" calcext:value-type="float">
            <text:p>1.4770549757822E+018</text:p>
          </table:table-cell>
          <table:table-cell office:value-type="float" office:value="1.47705497585748E+018" calcext:value-type="float">
            <text:p>1.47705497585748E+01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47705497578268E+018" calcext:value-type="float">
            <text:p>1.47705497578268E+018</text:p>
          </table:table-cell>
          <table:table-cell office:value-type="float" office:value="1.47705497585753E+018" calcext:value-type="float">
            <text:p>1.47705497585753E+01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.4770549757832E+018" calcext:value-type="float">
            <text:p>1.4770549757832E+018</text:p>
          </table:table-cell>
          <table:table-cell office:value-type="float" office:value="1.47705497585759E+018" calcext:value-type="float">
            <text:p>1.47705497585759E+01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.47705497578357E+018" calcext:value-type="float">
            <text:p>1.47705497578357E+018</text:p>
          </table:table-cell>
          <table:table-cell office:value-type="float" office:value="1.47705497585765E+018" calcext:value-type="float">
            <text:p>1.47705497585765E+01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.47705497578392E+018" calcext:value-type="float">
            <text:p>1.47705497578392E+018</text:p>
          </table:table-cell>
          <table:table-cell office:value-type="float" office:value="1.47705497585771E+018" calcext:value-type="float">
            <text:p>1.47705497585771E+01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47705497578432E+018" calcext:value-type="float">
            <text:p>1.47705497578432E+018</text:p>
          </table:table-cell>
          <table:table-cell office:value-type="float" office:value="1.47705497585777E+018" calcext:value-type="float">
            <text:p>1.47705497585777E+01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4770549757848E+018" calcext:value-type="float">
            <text:p>1.4770549757848E+018</text:p>
          </table:table-cell>
          <table:table-cell office:value-type="float" office:value="1.47705497585782E+018" calcext:value-type="float">
            <text:p>1.47705497585782E+01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.47705497578516E+018" calcext:value-type="float">
            <text:p>1.47705497578516E+018</text:p>
          </table:table-cell>
          <table:table-cell office:value-type="float" office:value="1.47705497585788E+018" calcext:value-type="float">
            <text:p>1.47705497585788E+01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.47705497578555E+018" calcext:value-type="float">
            <text:p>1.47705497578555E+018</text:p>
          </table:table-cell>
          <table:table-cell office:value-type="float" office:value="1.47705497585794E+018" calcext:value-type="float">
            <text:p>1.47705497585794E+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47705497578602E+018" calcext:value-type="float">
            <text:p>1.47705497578602E+018</text:p>
          </table:table-cell>
          <table:table-cell office:value-type="float" office:value="1.477054975858E+018" calcext:value-type="float">
            <text:p>1.477054975858E+01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4770549757865E+018" calcext:value-type="float">
            <text:p>1.4770549757865E+018</text:p>
          </table:table-cell>
          <table:table-cell office:value-type="float" office:value="1.47705497585806E+018" calcext:value-type="float">
            <text:p>1.47705497585806E+01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.47705497578698E+018" calcext:value-type="float">
            <text:p>1.47705497578698E+018</text:p>
          </table:table-cell>
          <table:table-cell office:value-type="float" office:value="1.47705497585967E+018" calcext:value-type="float">
            <text:p>1.47705497585967E+01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.47705497578734E+018" calcext:value-type="float">
            <text:p>1.47705497578734E+018</text:p>
          </table:table-cell>
          <table:table-cell office:value-type="float" office:value="1.47705497586028E+018" calcext:value-type="float">
            <text:p>1.47705497586028E+01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47705497578783E+018" calcext:value-type="float">
            <text:p>1.47705497578783E+018</text:p>
          </table:table-cell>
          <table:table-cell office:value-type="float" office:value="1.47705497586042E+018" calcext:value-type="float">
            <text:p>1.47705497586042E+01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47705497578818E+018" calcext:value-type="float">
            <text:p>1.47705497578818E+018</text:p>
          </table:table-cell>
          <table:table-cell office:value-type="float" office:value="1.47705497586048E+018" calcext:value-type="float">
            <text:p>1.47705497586048E+01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.47705497578856E+018" calcext:value-type="float">
            <text:p>1.47705497578856E+018</text:p>
          </table:table-cell>
          <table:table-cell office:value-type="float" office:value="1.47705497586057E+018" calcext:value-type="float">
            <text:p>1.47705497586057E+01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.47705497578935E+018" calcext:value-type="float">
            <text:p>1.47705497578935E+018</text:p>
          </table:table-cell>
          <table:table-cell office:value-type="float" office:value="1.47705497586064E+018" calcext:value-type="float">
            <text:p>1.47705497586064E+01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.47705497579018E+018" calcext:value-type="float">
            <text:p>1.47705497579018E+018</text:p>
          </table:table-cell>
          <table:table-cell office:value-type="float" office:value="1.47705497586069E+018" calcext:value-type="float">
            <text:p>1.47705497586069E+01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.47705497579054E+018" calcext:value-type="float">
            <text:p>1.47705497579054E+018</text:p>
          </table:table-cell>
          <table:table-cell office:value-type="float" office:value="1.47705497586075E+018" calcext:value-type="float">
            <text:p>1.47705497586075E+01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47705497579094E+018" calcext:value-type="float">
            <text:p>1.47705497579094E+018</text:p>
          </table:table-cell>
          <table:table-cell office:value-type="float" office:value="1.47705497586081E+018" calcext:value-type="float">
            <text:p>1.47705497586081E+01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.4770549757913E+018" calcext:value-type="float">
            <text:p>1.4770549757913E+018</text:p>
          </table:table-cell>
          <table:table-cell office:value-type="float" office:value="1.47705497586087E+018" calcext:value-type="float">
            <text:p>1.47705497586087E+01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47705497579176E+018" calcext:value-type="float">
            <text:p>1.47705497579176E+018</text:p>
          </table:table-cell>
          <table:table-cell office:value-type="float" office:value="1.47705497586093E+018" calcext:value-type="float">
            <text:p>1.47705497586093E+01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.47705497579242E+018" calcext:value-type="float">
            <text:p>1.47705497579242E+018</text:p>
          </table:table-cell>
          <table:table-cell office:value-type="float" office:value="1.47705497586099E+018" calcext:value-type="float">
            <text:p>1.47705497586099E+01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47705497579278E+018" calcext:value-type="float">
            <text:p>1.47705497579278E+018</text:p>
          </table:table-cell>
          <table:table-cell office:value-type="float" office:value="1.47705497586104E+018" calcext:value-type="float">
            <text:p>1.47705497586104E+01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.47705497579316E+018" calcext:value-type="float">
            <text:p>1.47705497579316E+018</text:p>
          </table:table-cell>
          <table:table-cell office:value-type="float" office:value="1.4770549758611E+018" calcext:value-type="float">
            <text:p>1.4770549758611E+01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47705497579352E+018" calcext:value-type="float">
            <text:p>1.47705497579352E+018</text:p>
          </table:table-cell>
          <table:table-cell office:value-type="float" office:value="1.47705497586116E+018" calcext:value-type="float">
            <text:p>1.47705497586116E+01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47705497579399E+018" calcext:value-type="float">
            <text:p>1.47705497579399E+018</text:p>
          </table:table-cell>
          <table:table-cell office:value-type="float" office:value="1.47705497586122E+018" calcext:value-type="float">
            <text:p>1.47705497586122E+01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.47705497579435E+018" calcext:value-type="float">
            <text:p>1.47705497579435E+018</text:p>
          </table:table-cell>
          <table:table-cell office:value-type="float" office:value="1.47705497586128E+018" calcext:value-type="float">
            <text:p>1.47705497586128E+01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47705497579474E+018" calcext:value-type="float">
            <text:p>1.47705497579474E+018</text:p>
          </table:table-cell>
          <table:table-cell office:value-type="float" office:value="1.47705497586214E+018" calcext:value-type="float">
            <text:p>1.47705497586214E+01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4770549757951E+018" calcext:value-type="float">
            <text:p>1.4770549757951E+018</text:p>
          </table:table-cell>
          <table:table-cell office:value-type="float" office:value="1.47705497586329E+018" calcext:value-type="float">
            <text:p>1.47705497586329E+01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.47705497579557E+018" calcext:value-type="float">
            <text:p>1.47705497579557E+018</text:p>
          </table:table-cell>
          <table:table-cell office:value-type="float" office:value="1.47705497586617E+018" calcext:value-type="float">
            <text:p>1.47705497586617E+01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47705497579594E+018" calcext:value-type="float">
            <text:p>1.47705497579594E+018</text:p>
          </table:table-cell>
          <table:table-cell office:value-type="float" office:value="1.47705497586741E+018" calcext:value-type="float">
            <text:p>1.47705497586741E+01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47705497579629E+018" calcext:value-type="float">
            <text:p>1.47705497579629E+018</text:p>
          </table:table-cell>
          <table:table-cell office:value-type="float" office:value="1.47705497586782E+018" calcext:value-type="float">
            <text:p>1.47705497586782E+01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.47705497579664E+018" calcext:value-type="float">
            <text:p>1.47705497579664E+018</text:p>
          </table:table-cell>
          <table:table-cell office:value-type="float" office:value="1.47705497587101E+018" calcext:value-type="float">
            <text:p>1.47705497587101E+01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47705497579709E+018" calcext:value-type="float">
            <text:p>1.47705497579709E+018</text:p>
          </table:table-cell>
          <table:table-cell office:value-type="float" office:value="1.47705497587142E+018" calcext:value-type="float">
            <text:p>1.47705497587142E+01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4770549757977E+018" calcext:value-type="float">
            <text:p>1.4770549757977E+018</text:p>
          </table:table-cell>
          <table:table-cell office:value-type="float" office:value="1.47705497587302E+018" calcext:value-type="float">
            <text:p>1.47705497587302E+01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.47705497579806E+018" calcext:value-type="float">
            <text:p>1.47705497579806E+018</text:p>
          </table:table-cell>
          <table:table-cell office:value-type="float" office:value="1.47705497587342E+018" calcext:value-type="float">
            <text:p>1.47705497587342E+01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47705497579854E+018" calcext:value-type="float">
            <text:p>1.47705497579854E+018</text:p>
          </table:table-cell>
          <table:table-cell office:value-type="float" office:value="1.47705497587349E+018" calcext:value-type="float">
            <text:p>1.47705497587349E+01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.47705497579889E+018" calcext:value-type="float">
            <text:p>1.47705497579889E+018</text:p>
          </table:table-cell>
          <table:table-cell office:value-type="float" office:value="1.47705497587369E+018" calcext:value-type="float">
            <text:p>1.47705497587369E+01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47705497579933E+018" calcext:value-type="float">
            <text:p>1.47705497579933E+018</text:p>
          </table:table-cell>
          <table:table-cell office:value-type="float" office:value="1.47705497587375E+018" calcext:value-type="float">
            <text:p>1.47705497587375E+01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47705497579969E+018" calcext:value-type="float">
            <text:p>1.47705497579969E+018</text:p>
          </table:table-cell>
          <table:table-cell office:value-type="float" office:value="1.47705497587431E+018" calcext:value-type="float">
            <text:p>1.47705497587431E+01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.47705497580015E+018" calcext:value-type="float">
            <text:p>1.47705497580015E+018</text:p>
          </table:table-cell>
          <table:table-cell office:value-type="float" office:value="1.47705497587438E+018" calcext:value-type="float">
            <text:p>1.47705497587438E+01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.47705497580067E+018" calcext:value-type="float">
            <text:p>1.47705497580067E+018</text:p>
          </table:table-cell>
          <table:table-cell office:value-type="float" office:value="1.47705497587444E+018" calcext:value-type="float">
            <text:p>1.47705497587444E+01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.47705497580116E+018" calcext:value-type="float">
            <text:p>1.47705497580116E+018</text:p>
          </table:table-cell>
          <table:table-cell office:value-type="float" office:value="1.4770549758745E+018" calcext:value-type="float">
            <text:p>1.4770549758745E+01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.47705497580152E+018" calcext:value-type="float">
            <text:p>1.47705497580152E+018</text:p>
          </table:table-cell>
          <table:table-cell office:value-type="float" office:value="1.47705497587456E+018" calcext:value-type="float">
            <text:p>1.47705497587456E+01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.4770549758019E+018" calcext:value-type="float">
            <text:p>1.4770549758019E+018</text:p>
          </table:table-cell>
          <table:table-cell office:value-type="float" office:value="1.47705497587462E+018" calcext:value-type="float">
            <text:p>1.47705497587462E+01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.47705497580226E+018" calcext:value-type="float">
            <text:p>1.47705497580226E+018</text:p>
          </table:table-cell>
          <table:table-cell office:value-type="float" office:value="1.47705497587468E+018" calcext:value-type="float">
            <text:p>1.47705497587468E+01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.47705497580265E+018" calcext:value-type="float">
            <text:p>1.47705497580265E+018</text:p>
          </table:table-cell>
          <table:table-cell office:value-type="float" office:value="1.47705497587483E+018" calcext:value-type="float">
            <text:p>1.47705497587483E+01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.47705497580314E+018" calcext:value-type="float">
            <text:p>1.47705497580314E+018</text:p>
          </table:table-cell>
          <table:table-cell office:value-type="float" office:value="1.47705497587496E+018" calcext:value-type="float">
            <text:p>1.47705497587496E+01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4770549758035E+018" calcext:value-type="float">
            <text:p>1.4770549758035E+018</text:p>
          </table:table-cell>
          <table:table-cell office:value-type="float" office:value="1.47705497587502E+018" calcext:value-type="float">
            <text:p>1.47705497587502E+01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.47705497580388E+018" calcext:value-type="float">
            <text:p>1.47705497580388E+018</text:p>
          </table:table-cell>
          <table:table-cell office:value-type="float" office:value="1.47705497587508E+018" calcext:value-type="float">
            <text:p>1.47705497587508E+01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.47705497580424E+018" calcext:value-type="float">
            <text:p>1.47705497580424E+018</text:p>
          </table:table-cell>
          <table:table-cell office:value-type="float" office:value="1.47705497587514E+018" calcext:value-type="float">
            <text:p>1.47705497587514E+01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.47705497580459E+018" calcext:value-type="float">
            <text:p>1.47705497580459E+018</text:p>
          </table:table-cell>
          <table:table-cell office:value-type="float" office:value="1.4770549758752E+018" calcext:value-type="float">
            <text:p>1.4770549758752E+01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47705497580505E+018" calcext:value-type="float">
            <text:p>1.47705497580505E+018</text:p>
          </table:table-cell>
          <table:table-cell office:value-type="float" office:value="1.47705497587526E+018" calcext:value-type="float">
            <text:p>1.47705497587526E+01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.47705497580552E+018" calcext:value-type="float">
            <text:p>1.47705497580552E+018</text:p>
          </table:table-cell>
          <table:table-cell office:value-type="float" office:value="1.47705497587531E+018" calcext:value-type="float">
            <text:p>1.47705497587531E+01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47705497580588E+018" calcext:value-type="float">
            <text:p>1.47705497580588E+018</text:p>
          </table:table-cell>
          <table:table-cell office:value-type="float" office:value="1.47705497587537E+018" calcext:value-type="float">
            <text:p>1.47705497587537E+01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.47705497580623E+018" calcext:value-type="float">
            <text:p>1.47705497580623E+018</text:p>
          </table:table-cell>
          <table:table-cell office:value-type="float" office:value="1.47705497587543E+018" calcext:value-type="float">
            <text:p>1.47705497587543E+01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.47705497580669E+018" calcext:value-type="float">
            <text:p>1.47705497580669E+018</text:p>
          </table:table-cell>
          <table:table-cell office:value-type="float" office:value="1.47705497587549E+018" calcext:value-type="float">
            <text:p>1.47705497587549E+01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.47705497580715E+018" calcext:value-type="float">
            <text:p>1.47705497580715E+018</text:p>
          </table:table-cell>
          <table:table-cell office:value-type="float" office:value="1.47705497587555E+018" calcext:value-type="float">
            <text:p>1.47705497587555E+01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47705497580751E+018" calcext:value-type="float">
            <text:p>1.47705497580751E+018</text:p>
          </table:table-cell>
          <table:table-cell office:value-type="float" office:value="1.47705497587561E+018" calcext:value-type="float">
            <text:p>1.47705497587561E+01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.47705497580791E+018" calcext:value-type="float">
            <text:p>1.47705497580791E+018</text:p>
          </table:table-cell>
          <table:table-cell office:value-type="float" office:value="1.47705497587567E+018" calcext:value-type="float">
            <text:p>1.47705497587567E+01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.47705497580839E+018" calcext:value-type="float">
            <text:p>1.47705497580839E+018</text:p>
          </table:table-cell>
          <table:table-cell office:value-type="float" office:value="1.47705497587583E+018" calcext:value-type="float">
            <text:p>1.47705497587583E+01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.47705497580875E+018" calcext:value-type="float">
            <text:p>1.47705497580875E+018</text:p>
          </table:table-cell>
          <table:table-cell office:value-type="float" office:value="1.47705497587589E+018" calcext:value-type="float">
            <text:p>1.47705497587589E+01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47705497580913E+018" calcext:value-type="float">
            <text:p>1.47705497580913E+018</text:p>
          </table:table-cell>
          <table:table-cell office:value-type="float" office:value="1.47705497587598E+018" calcext:value-type="float">
            <text:p>1.47705497587598E+01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47705497580969E+018" calcext:value-type="float">
            <text:p>1.47705497580969E+018</text:p>
          </table:table-cell>
          <table:table-cell office:value-type="float" office:value="1.47705497587604E+018" calcext:value-type="float">
            <text:p>1.47705497587604E+01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47705497581027E+018" calcext:value-type="float">
            <text:p>1.47705497581027E+018</text:p>
          </table:table-cell>
          <table:table-cell office:value-type="float" office:value="1.4770549758761E+018" calcext:value-type="float">
            <text:p>1.4770549758761E+01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.47705497581064E+018" calcext:value-type="float">
            <text:p>1.47705497581064E+018</text:p>
          </table:table-cell>
          <table:table-cell office:value-type="float" office:value="1.47705497587616E+018" calcext:value-type="float">
            <text:p>1.47705497587616E+01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4770549758111E+018" calcext:value-type="float">
            <text:p>1.4770549758111E+018</text:p>
          </table:table-cell>
          <table:table-cell office:value-type="float" office:value="1.47705497587622E+018" calcext:value-type="float">
            <text:p>1.47705497587622E+01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4770549758116E+018" calcext:value-type="float">
            <text:p>1.4770549758116E+018</text:p>
          </table:table-cell>
          <table:table-cell office:value-type="float" office:value="1.47705497587628E+018" calcext:value-type="float">
            <text:p>1.47705497587628E+01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47705497581196E+018" calcext:value-type="float">
            <text:p>1.47705497581196E+018</text:p>
          </table:table-cell>
          <table:table-cell office:value-type="float" office:value="1.47705497587634E+018" calcext:value-type="float">
            <text:p>1.47705497587634E+01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47705497581231E+018" calcext:value-type="float">
            <text:p>1.47705497581231E+018</text:p>
          </table:table-cell>
          <table:table-cell office:value-type="float" office:value="1.4770549758764E+018" calcext:value-type="float">
            <text:p>1.4770549758764E+01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47705497581269E+018" calcext:value-type="float">
            <text:p>1.47705497581269E+018</text:p>
          </table:table-cell>
          <table:table-cell office:value-type="float" office:value="1.47705497587723E+018" calcext:value-type="float">
            <text:p>1.47705497587723E+01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.47705497581305E+018" calcext:value-type="float">
            <text:p>1.47705497581305E+018</text:p>
          </table:table-cell>
          <table:table-cell office:value-type="float" office:value="1.4770549758774E+018" calcext:value-type="float">
            <text:p>1.4770549758774E+01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.47705497581343E+018" calcext:value-type="float">
            <text:p>1.47705497581343E+018</text:p>
          </table:table-cell>
          <table:table-cell office:value-type="float" office:value="1.47705497588983E+018" calcext:value-type="float">
            <text:p>1.47705497588983E+01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.47705497581382E+018" calcext:value-type="float">
            <text:p>1.47705497581382E+018</text:p>
          </table:table-cell>
          <table:table-cell office:value-type="float" office:value="1.47705497589245E+018" calcext:value-type="float">
            <text:p>1.47705497589245E+01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.4770549758143E+018" calcext:value-type="float">
            <text:p>1.4770549758143E+018</text:p>
          </table:table-cell>
          <table:table-cell office:value-type="float" office:value="1.47705497589283E+018" calcext:value-type="float">
            <text:p>1.47705497589283E+01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.47705497581466E+018" calcext:value-type="float">
            <text:p>1.47705497581466E+018</text:p>
          </table:table-cell>
          <table:table-cell office:value-type="float" office:value="1.47705497589489E+018" calcext:value-type="float">
            <text:p>1.47705497589489E+01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47705497581504E+018" calcext:value-type="float">
            <text:p>1.47705497581504E+018</text:p>
          </table:table-cell>
          <table:table-cell office:value-type="float" office:value="1.4770549758961E+018" calcext:value-type="float">
            <text:p>1.4770549758961E+01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.47705497581558E+018" calcext:value-type="float">
            <text:p>1.47705497581558E+018</text:p>
          </table:table-cell>
          <table:table-cell office:value-type="float" office:value="1.47705497589666E+018" calcext:value-type="float">
            <text:p>1.47705497589666E+01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47705497581594E+018" calcext:value-type="float">
            <text:p>1.47705497581594E+018</text:p>
          </table:table-cell>
          <table:table-cell office:value-type="float" office:value="1.4770549758978E+018" calcext:value-type="float">
            <text:p>1.4770549758978E+01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47705497581633E+018" calcext:value-type="float">
            <text:p>1.47705497581633E+018</text:p>
          </table:table-cell>
          <table:table-cell office:value-type="float" office:value="1.47705497589821E+018" calcext:value-type="float">
            <text:p>1.47705497589821E+01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.4770549758168E+018" calcext:value-type="float">
            <text:p>1.4770549758168E+018</text:p>
          </table:table-cell>
          <table:table-cell office:value-type="float" office:value="1.47705497589918E+018" calcext:value-type="float">
            <text:p>1.47705497589918E+01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47705497581729E+018" calcext:value-type="float">
            <text:p>1.47705497581729E+018</text:p>
          </table:table-cell>
          <table:table-cell office:value-type="float" office:value="1.47705497590469E+018" calcext:value-type="float">
            <text:p>1.47705497590469E+01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.47705497581768E+018" calcext:value-type="float">
            <text:p>1.47705497581768E+018</text:p>
          </table:table-cell>
          <table:table-cell office:value-type="float" office:value="1.47705497590523E+018" calcext:value-type="float">
            <text:p>1.47705497590523E+01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47705497581817E+018" calcext:value-type="float">
            <text:p>1.47705497581817E+018</text:p>
          </table:table-cell>
          <table:table-cell office:value-type="float" office:value="1.47705497590644E+018" calcext:value-type="float">
            <text:p>1.47705497590644E+01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4770549758186E+018" calcext:value-type="float">
            <text:p>1.4770549758186E+018</text:p>
          </table:table-cell>
          <table:table-cell office:value-type="float" office:value="1.47705497590728E+018" calcext:value-type="float">
            <text:p>1.47705497590728E+01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47705497581899E+018" calcext:value-type="float">
            <text:p>1.47705497581899E+018</text:p>
          </table:table-cell>
          <table:table-cell office:value-type="float" office:value="1.47705497590846E+018" calcext:value-type="float">
            <text:p>1.47705497590846E+01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47705497581935E+018" calcext:value-type="float">
            <text:p>1.47705497581935E+018</text:p>
          </table:table-cell>
          <table:table-cell office:value-type="float" office:value="1.47705497591121E+018" calcext:value-type="float">
            <text:p>1.47705497591121E+01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4770549758197E+018" calcext:value-type="float">
            <text:p>1.4770549758197E+018</text:p>
          </table:table-cell>
          <table:table-cell office:value-type="float" office:value="1.47705497591139E+018" calcext:value-type="float">
            <text:p>1.47705497591139E+01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47705497582019E+018" calcext:value-type="float">
            <text:p>1.47705497582019E+018</text:p>
          </table:table-cell>
          <table:table-cell office:value-type="float" office:value="1.47705497591227E+018" calcext:value-type="float">
            <text:p>1.47705497591227E+01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47705497582054E+018" calcext:value-type="float">
            <text:p>1.47705497582054E+018</text:p>
          </table:table-cell>
          <table:table-cell office:value-type="float" office:value="1.47705497591276E+018" calcext:value-type="float">
            <text:p>1.47705497591276E+01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47705497582101E+018" calcext:value-type="float">
            <text:p>1.47705497582101E+018</text:p>
          </table:table-cell>
          <table:table-cell office:value-type="float" office:value="1.47705497591328E+018" calcext:value-type="float">
            <text:p>1.47705497591328E+01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47705497582137E+018" calcext:value-type="float">
            <text:p>1.47705497582137E+018</text:p>
          </table:table-cell>
          <table:table-cell office:value-type="float" office:value="1.47705497591452E+018" calcext:value-type="float">
            <text:p>1.47705497591452E+01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47705497582172E+018" calcext:value-type="float">
            <text:p>1.47705497582172E+018</text:p>
          </table:table-cell>
          <table:table-cell office:value-type="float" office:value="1.47705497591529E+018" calcext:value-type="float">
            <text:p>1.47705497591529E+01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47705497582222E+018" calcext:value-type="float">
            <text:p>1.47705497582222E+018</text:p>
          </table:table-cell>
          <table:table-cell office:value-type="float" office:value="1.4770549759157E+018" calcext:value-type="float">
            <text:p>1.4770549759157E+01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47705497582258E+018" calcext:value-type="float">
            <text:p>1.47705497582258E+018</text:p>
          </table:table-cell>
          <table:table-cell office:value-type="float" office:value="1.47705497591728E+018" calcext:value-type="float">
            <text:p>1.47705497591728E+01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47705497582293E+018" calcext:value-type="float">
            <text:p>1.47705497582293E+018</text:p>
          </table:table-cell>
          <table:table-cell office:value-type="float" office:value="1.47705497591806E+018" calcext:value-type="float">
            <text:p>1.47705497591806E+01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47705497582328E+018" calcext:value-type="float">
            <text:p>1.47705497582328E+018</text:p>
          </table:table-cell>
          <table:table-cell office:value-type="float" office:value="1.4770549759187E+018" calcext:value-type="float">
            <text:p>1.4770549759187E+01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47705497582363E+018" calcext:value-type="float">
            <text:p>1.47705497582363E+018</text:p>
          </table:table-cell>
          <table:table-cell office:value-type="float" office:value="1.47705497591877E+018" calcext:value-type="float">
            <text:p>1.47705497591877E+01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47705497582397E+018" calcext:value-type="float">
            <text:p>1.47705497582397E+018</text:p>
          </table:table-cell>
          <table:table-cell office:value-type="float" office:value="1.47705497591883E+018" calcext:value-type="float">
            <text:p>1.47705497591883E+01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47705497582442E+018" calcext:value-type="float">
            <text:p>1.47705497582442E+018</text:p>
          </table:table-cell>
          <table:table-cell office:value-type="float" office:value="1.47705497591889E+018" calcext:value-type="float">
            <text:p>1.47705497591889E+01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47705497582478E+018" calcext:value-type="float">
            <text:p>1.47705497582478E+018</text:p>
          </table:table-cell>
          <table:table-cell office:value-type="float" office:value="1.47705497591899E+018" calcext:value-type="float">
            <text:p>1.47705497591899E+01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47705497582513E+018" calcext:value-type="float">
            <text:p>1.47705497582513E+018</text:p>
          </table:table-cell>
          <table:table-cell office:value-type="float" office:value="1.47705497591905E+018" calcext:value-type="float">
            <text:p>1.47705497591905E+01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47705497582548E+018" calcext:value-type="float">
            <text:p>1.47705497582548E+018</text:p>
          </table:table-cell>
          <table:table-cell office:value-type="float" office:value="1.47705497591911E+018" calcext:value-type="float">
            <text:p>1.47705497591911E+01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47705497582583E+018" calcext:value-type="float">
            <text:p>1.47705497582583E+018</text:p>
          </table:table-cell>
          <table:table-cell office:value-type="float" office:value="1.47705497591917E+018" calcext:value-type="float">
            <text:p>1.47705497591917E+01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47705497582617E+018" calcext:value-type="float">
            <text:p>1.47705497582617E+018</text:p>
          </table:table-cell>
          <table:table-cell office:value-type="float" office:value="1.47705497591923E+018" calcext:value-type="float">
            <text:p>1.47705497591923E+01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4770549758266E+018" calcext:value-type="float">
            <text:p>1.4770549758266E+018</text:p>
          </table:table-cell>
          <table:table-cell office:value-type="float" office:value="1.47705497591929E+018" calcext:value-type="float">
            <text:p>1.47705497591929E+01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47705497582707E+018" calcext:value-type="float">
            <text:p>1.47705497582707E+018</text:p>
          </table:table-cell>
          <table:table-cell office:value-type="float" office:value="1.47705497591935E+018" calcext:value-type="float">
            <text:p>1.47705497591935E+01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47705497582754E+018" calcext:value-type="float">
            <text:p>1.47705497582754E+018</text:p>
          </table:table-cell>
          <table:table-cell office:value-type="float" office:value="1.47705497591948E+018" calcext:value-type="float">
            <text:p>1.47705497591948E+01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4770549758279E+018" calcext:value-type="float">
            <text:p>1.4770549758279E+018</text:p>
          </table:table-cell>
          <table:table-cell office:value-type="float" office:value="1.47705497591955E+018" calcext:value-type="float">
            <text:p>1.47705497591955E+01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47705497582825E+018" calcext:value-type="float">
            <text:p>1.47705497582825E+018</text:p>
          </table:table-cell>
          <table:table-cell office:value-type="float" office:value="1.47705497591961E+018" calcext:value-type="float">
            <text:p>1.47705497591961E+01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47705497582864E+018" calcext:value-type="float">
            <text:p>1.47705497582864E+018</text:p>
          </table:table-cell>
          <table:table-cell office:value-type="float" office:value="1.47705497591967E+018" calcext:value-type="float">
            <text:p>1.47705497591967E+01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47705497582915E+018" calcext:value-type="float">
            <text:p>1.47705497582915E+018</text:p>
          </table:table-cell>
          <table:table-cell office:value-type="float" office:value="1.47705497591973E+018" calcext:value-type="float">
            <text:p>1.47705497591973E+01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47705497582974E+018" calcext:value-type="float">
            <text:p>1.47705497582974E+018</text:p>
          </table:table-cell>
          <table:table-cell office:value-type="float" office:value="1.4770549759198E+018" calcext:value-type="float">
            <text:p>1.4770549759198E+01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47705497583011E+018" calcext:value-type="float">
            <text:p>1.47705497583011E+018</text:p>
          </table:table-cell>
          <table:table-cell office:value-type="float" office:value="1.47705497591989E+018" calcext:value-type="float">
            <text:p>1.47705497591989E+01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47705497583046E+018" calcext:value-type="float">
            <text:p>1.47705497583046E+018</text:p>
          </table:table-cell>
          <table:table-cell office:value-type="float" office:value="1.47705497591995E+018" calcext:value-type="float">
            <text:p>1.47705497591995E+01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47705497583092E+018" calcext:value-type="float">
            <text:p>1.47705497583092E+018</text:p>
          </table:table-cell>
          <table:table-cell office:value-type="float" office:value="1.47705497592002E+018" calcext:value-type="float">
            <text:p>1.47705497592002E+01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47705497583139E+018" calcext:value-type="float">
            <text:p>1.47705497583139E+018</text:p>
          </table:table-cell>
          <table:table-cell office:value-type="float" office:value="1.47705497592007E+018" calcext:value-type="float">
            <text:p>1.47705497592007E+01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47705497583174E+018" calcext:value-type="float">
            <text:p>1.47705497583174E+018</text:p>
          </table:table-cell>
          <table:table-cell office:value-type="float" office:value="1.47705497592013E+018" calcext:value-type="float">
            <text:p>1.47705497592013E+01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4770549758323E+018" calcext:value-type="float">
            <text:p>1.4770549758323E+018</text:p>
          </table:table-cell>
          <table:table-cell office:value-type="float" office:value="1.47705497592019E+018" calcext:value-type="float">
            <text:p>1.47705497592019E+01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47705497583272E+018" calcext:value-type="float">
            <text:p>1.47705497583272E+018</text:p>
          </table:table-cell>
          <table:table-cell office:value-type="float" office:value="1.47705497592025E+018" calcext:value-type="float">
            <text:p>1.47705497592025E+01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47705497583307E+018" calcext:value-type="float">
            <text:p>1.47705497583307E+018</text:p>
          </table:table-cell>
          <table:table-cell office:value-type="float" office:value="1.4770549759203E+018" calcext:value-type="float">
            <text:p>1.4770549759203E+01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47705497583383E+018" calcext:value-type="float">
            <text:p>1.47705497583383E+018</text:p>
          </table:table-cell>
          <table:table-cell office:value-type="float" office:value="1.47705497592036E+018" calcext:value-type="float">
            <text:p>1.47705497592036E+01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.47705497583425E+018" calcext:value-type="float">
            <text:p>1.47705497583425E+018</text:p>
          </table:table-cell>
          <table:table-cell office:value-type="float" office:value="1.47705497592042E+018" calcext:value-type="float">
            <text:p>1.47705497592042E+01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47705497583461E+018" calcext:value-type="float">
            <text:p>1.47705497583461E+018</text:p>
          </table:table-cell>
          <table:table-cell office:value-type="float" office:value="1.47705497592201E+018" calcext:value-type="float">
            <text:p>1.47705497592201E+01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.47705497583524E+018" calcext:value-type="float">
            <text:p>1.47705497583524E+018</text:p>
          </table:table-cell>
          <table:table-cell office:value-type="float" office:value="1.47705497592429E+018" calcext:value-type="float">
            <text:p>1.47705497592429E+01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.47705497583594E+018" calcext:value-type="float">
            <text:p>1.47705497583594E+018</text:p>
          </table:table-cell>
          <table:table-cell office:value-type="float" office:value="1.47705497592762E+018" calcext:value-type="float">
            <text:p>1.47705497592762E+01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47705497583636E+018" calcext:value-type="float">
            <text:p>1.47705497583636E+018</text:p>
          </table:table-cell>
          <table:table-cell office:value-type="float" office:value="1.47705497592818E+018" calcext:value-type="float">
            <text:p>1.47705497592818E+01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.47705497583699E+018" calcext:value-type="float">
            <text:p>1.47705497583699E+018</text:p>
          </table:table-cell>
          <table:table-cell office:value-type="float" office:value="1.47705497592824E+018" calcext:value-type="float">
            <text:p>1.47705497592824E+01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47705497584319E+018" calcext:value-type="float">
            <text:p>1.47705497584319E+018</text:p>
          </table:table-cell>
          <table:table-cell office:value-type="float" office:value="1.47705497592952E+018" calcext:value-type="float">
            <text:p>1.47705497592952E+01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.47705497584358E+018" calcext:value-type="float">
            <text:p>1.47705497584358E+018</text:p>
          </table:table-cell>
          <table:table-cell office:value-type="float" office:value="1.47705497593108E+018" calcext:value-type="float">
            <text:p>1.47705497593108E+01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47705497584393E+018" calcext:value-type="float">
            <text:p>1.47705497584393E+018</text:p>
          </table:table-cell>
          <table:table-cell office:value-type="float" office:value="1.47705497593115E+018" calcext:value-type="float">
            <text:p>1.47705497593115E+01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.47705497584428E+018" calcext:value-type="float">
            <text:p>1.47705497584428E+018</text:p>
          </table:table-cell>
          <table:table-cell office:value-type="float" office:value="1.47705497593207E+018" calcext:value-type="float">
            <text:p>1.47705497593207E+01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47705497584475E+018" calcext:value-type="float">
            <text:p>1.47705497584475E+018</text:p>
          </table:table-cell>
          <table:table-cell office:value-type="float" office:value="1.47705497593454E+018" calcext:value-type="float">
            <text:p>1.47705497593454E+01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.47705497584511E+018" calcext:value-type="float">
            <text:p>1.47705497584511E+018</text:p>
          </table:table-cell>
          <table:table-cell office:value-type="float" office:value="1.47705497593519E+018" calcext:value-type="float">
            <text:p>1.47705497593519E+01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.47705497584546E+018" calcext:value-type="float">
            <text:p>1.47705497584546E+018</text:p>
          </table:table-cell>
          <table:table-cell office:value-type="float" office:value="1.47705497593607E+018" calcext:value-type="float">
            <text:p>1.47705497593607E+01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.47705497584593E+018" calcext:value-type="float">
            <text:p>1.47705497584593E+018</text:p>
          </table:table-cell>
          <table:table-cell office:value-type="float" office:value="1.47705497593755E+018" calcext:value-type="float">
            <text:p>1.47705497593755E+01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.47705497584629E+018" calcext:value-type="float">
            <text:p>1.47705497584629E+018</text:p>
          </table:table-cell>
          <table:table-cell office:value-type="float" office:value="1.47705497593821E+018" calcext:value-type="float">
            <text:p>1.47705497593821E+01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.47705497584664E+018" calcext:value-type="float">
            <text:p>1.47705497584664E+018</text:p>
          </table:table-cell>
          <table:table-cell office:value-type="float" office:value="1.4770549759383E+018" calcext:value-type="float">
            <text:p>1.4770549759383E+01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47705497584711E+018" calcext:value-type="float">
            <text:p>1.47705497584711E+018</text:p>
          </table:table-cell>
          <table:table-cell office:value-type="float" office:value="1.47705497593837E+018" calcext:value-type="float">
            <text:p>1.47705497593837E+01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.47705497584747E+018" calcext:value-type="float">
            <text:p>1.47705497584747E+018</text:p>
          </table:table-cell>
          <table:table-cell office:value-type="float" office:value="1.47705497593843E+018" calcext:value-type="float">
            <text:p>1.47705497593843E+01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.47705497584781E+018" calcext:value-type="float">
            <text:p>1.47705497584781E+018</text:p>
          </table:table-cell>
          <table:table-cell office:value-type="float" office:value="1.47705497593848E+018" calcext:value-type="float">
            <text:p>1.47705497593848E+01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.4770549758482E+018" calcext:value-type="float">
            <text:p>1.4770549758482E+018</text:p>
          </table:table-cell>
          <table:table-cell office:value-type="float" office:value="1.47705497593854E+018" calcext:value-type="float">
            <text:p>1.47705497593854E+01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.47705497584856E+018" calcext:value-type="float">
            <text:p>1.47705497584856E+018</text:p>
          </table:table-cell>
          <table:table-cell office:value-type="float" office:value="1.4770549759386E+018" calcext:value-type="float">
            <text:p>1.4770549759386E+01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.4770549758489E+018" calcext:value-type="float">
            <text:p>1.4770549758489E+018</text:p>
          </table:table-cell>
          <table:table-cell office:value-type="float" office:value="1.47705497593866E+018" calcext:value-type="float">
            <text:p>1.47705497593866E+01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.47705497584929E+018" calcext:value-type="float">
            <text:p>1.47705497584929E+018</text:p>
          </table:table-cell>
          <table:table-cell office:value-type="float" office:value="1.47705497593872E+018" calcext:value-type="float">
            <text:p>1.47705497593872E+01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.47705497584977E+018" calcext:value-type="float">
            <text:p>1.47705497584977E+018</text:p>
          </table:table-cell>
          <table:table-cell office:value-type="float" office:value="1.47705497593878E+018" calcext:value-type="float">
            <text:p>1.47705497593878E+01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.47705497585012E+018" calcext:value-type="float">
            <text:p>1.47705497585012E+018</text:p>
          </table:table-cell>
          <table:table-cell office:value-type="float" office:value="1.47705497593884E+018" calcext:value-type="float">
            <text:p>1.47705497593884E+01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.4770549758505E+018" calcext:value-type="float">
            <text:p>1.4770549758505E+018</text:p>
          </table:table-cell>
          <table:table-cell office:value-type="float" office:value="1.47705497593889E+018" calcext:value-type="float">
            <text:p>1.47705497593889E+01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47705497585105E+018" calcext:value-type="float">
            <text:p>1.47705497585105E+018</text:p>
          </table:table-cell>
          <table:table-cell office:value-type="float" office:value="1.47705497593899E+018" calcext:value-type="float">
            <text:p>1.47705497593899E+01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.47705497585144E+018" calcext:value-type="float">
            <text:p>1.47705497585144E+018</text:p>
          </table:table-cell>
          <table:table-cell office:value-type="float" office:value="1.47705497593905E+018" calcext:value-type="float">
            <text:p>1.47705497593905E+01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.47705497585208E+018" calcext:value-type="float">
            <text:p>1.47705497585208E+018</text:p>
          </table:table-cell>
          <table:table-cell office:value-type="float" office:value="1.47705497593911E+018" calcext:value-type="float">
            <text:p>1.47705497593911E+01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.47705497585248E+018" calcext:value-type="float">
            <text:p>1.47705497585248E+018</text:p>
          </table:table-cell>
          <table:table-cell office:value-type="float" office:value="1.47705497593917E+018" calcext:value-type="float">
            <text:p>1.47705497593917E+01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.47705497585283E+018" calcext:value-type="float">
            <text:p>1.47705497585283E+018</text:p>
          </table:table-cell>
          <table:table-cell office:value-type="float" office:value="1.47705497593923E+018" calcext:value-type="float">
            <text:p>1.47705497593923E+01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.47705497585322E+018" calcext:value-type="float">
            <text:p>1.47705497585322E+018</text:p>
          </table:table-cell>
          <table:table-cell office:value-type="float" office:value="1.47705497593929E+018" calcext:value-type="float">
            <text:p>1.47705497593929E+01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.47705497585382E+018" calcext:value-type="float">
            <text:p>1.47705497585382E+018</text:p>
          </table:table-cell>
          <table:table-cell office:value-type="float" office:value="1.47705497594086E+018" calcext:value-type="float">
            <text:p>1.47705497594086E+01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.47705497585436E+018" calcext:value-type="float">
            <text:p>1.47705497585436E+018</text:p>
          </table:table-cell>
          <table:table-cell office:value-type="float" office:value="1.47705497594205E+018" calcext:value-type="float">
            <text:p>1.47705497594205E+01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.477054975855E+018" calcext:value-type="float">
            <text:p>1.477054975855E+018</text:p>
          </table:table-cell>
          <table:table-cell office:value-type="float" office:value="1.47705497594272E+018" calcext:value-type="float">
            <text:p>1.47705497594272E+01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47705497585628E+018" calcext:value-type="float">
            <text:p>1.47705497585628E+018</text:p>
          </table:table-cell>
          <table:table-cell office:value-type="float" office:value="1.47705497594279E+018" calcext:value-type="float">
            <text:p>1.47705497594279E+01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47705497585666E+018" calcext:value-type="float">
            <text:p>1.47705497585666E+018</text:p>
          </table:table-cell>
          <table:table-cell office:value-type="float" office:value="1.47705497594285E+018" calcext:value-type="float">
            <text:p>1.47705497594285E+01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.47705497585834E+018" calcext:value-type="float">
            <text:p>1.47705497585834E+018</text:p>
          </table:table-cell>
          <table:table-cell office:value-type="float" office:value="1.477054975943E+018" calcext:value-type="float">
            <text:p>1.477054975943E+01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.47705497585874E+018" calcext:value-type="float">
            <text:p>1.47705497585874E+018</text:p>
          </table:table-cell>
          <table:table-cell office:value-type="float" office:value="1.47705497594306E+018" calcext:value-type="float">
            <text:p>1.47705497594306E+01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.47705497585914E+018" calcext:value-type="float">
            <text:p>1.47705497585914E+018</text:p>
          </table:table-cell>
          <table:table-cell office:value-type="float" office:value="1.47705497594312E+018" calcext:value-type="float">
            <text:p>1.47705497594312E+01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.47705497585953E+018" calcext:value-type="float">
            <text:p>1.47705497585953E+018</text:p>
          </table:table-cell>
          <table:table-cell office:value-type="float" office:value="1.47705497594322E+018" calcext:value-type="float">
            <text:p>1.47705497594322E+01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.47705497586E+018" calcext:value-type="float">
            <text:p>1.47705497586E+018</text:p>
          </table:table-cell>
          <table:table-cell office:value-type="float" office:value="1.47705497594415E+018" calcext:value-type="float">
            <text:p>1.47705497594415E+01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.47705497586162E+018" calcext:value-type="float">
            <text:p>1.47705497586162E+018</text:p>
          </table:table-cell>
          <table:table-cell office:value-type="float" office:value="1.47705497594509E+018" calcext:value-type="float">
            <text:p>1.47705497594509E+01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.47705497586199E+018" calcext:value-type="float">
            <text:p>1.47705497586199E+018</text:p>
          </table:table-cell>
          <table:table-cell office:value-type="float" office:value="1.47705497594515E+018" calcext:value-type="float">
            <text:p>1.47705497594515E+01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47705497586246E+018" calcext:value-type="float">
            <text:p>1.47705497586246E+018</text:p>
          </table:table-cell>
          <table:table-cell office:value-type="float" office:value="1.47705497594522E+018" calcext:value-type="float">
            <text:p>1.47705497594522E+01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.47705497586282E+018" calcext:value-type="float">
            <text:p>1.47705497586282E+018</text:p>
          </table:table-cell>
          <table:table-cell office:value-type="float" office:value="1.47705497594528E+018" calcext:value-type="float">
            <text:p>1.47705497594528E+01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4770549758632E+018" calcext:value-type="float">
            <text:p>1.4770549758632E+018</text:p>
          </table:table-cell>
          <table:table-cell office:value-type="float" office:value="1.47705497594533E+018" calcext:value-type="float">
            <text:p>1.47705497594533E+01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.47705497586369E+018" calcext:value-type="float">
            <text:p>1.47705497586369E+018</text:p>
          </table:table-cell>
          <table:table-cell office:value-type="float" office:value="1.47705497594539E+018" calcext:value-type="float">
            <text:p>1.47705497594539E+01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.47705497586408E+018" calcext:value-type="float">
            <text:p>1.47705497586408E+018</text:p>
          </table:table-cell>
          <table:table-cell office:value-type="float" office:value="1.47705497594768E+018" calcext:value-type="float">
            <text:p>1.47705497594768E+01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.47705497586444E+018" calcext:value-type="float">
            <text:p>1.47705497586444E+018</text:p>
          </table:table-cell>
          <table:table-cell office:value-type="float" office:value="1.47705497594815E+018" calcext:value-type="float">
            <text:p>1.47705497594815E+01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.47705497586487E+018" calcext:value-type="float">
            <text:p>1.47705497586487E+018</text:p>
          </table:table-cell>
          <table:table-cell office:value-type="float" office:value="1.47705497594828E+018" calcext:value-type="float">
            <text:p>1.47705497594828E+01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.47705497586524E+018" calcext:value-type="float">
            <text:p>1.47705497586524E+018</text:p>
          </table:table-cell>
          <table:table-cell office:value-type="float" office:value="1.47705497594914E+018" calcext:value-type="float">
            <text:p>1.47705497594914E+01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.47705497586562E+018" calcext:value-type="float">
            <text:p>1.47705497586562E+018</text:p>
          </table:table-cell>
          <table:table-cell office:value-type="float" office:value="1.47705497594931E+018" calcext:value-type="float">
            <text:p>1.47705497594931E+01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.47705497586601E+018" calcext:value-type="float">
            <text:p>1.47705497586601E+018</text:p>
          </table:table-cell>
          <table:table-cell office:value-type="float" office:value="1.47705497594973E+018" calcext:value-type="float">
            <text:p>1.47705497594973E+01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.47705497586654E+018" calcext:value-type="float">
            <text:p>1.47705497586654E+018</text:p>
          </table:table-cell>
          <table:table-cell office:value-type="float" office:value="1.47705497595107E+018" calcext:value-type="float">
            <text:p>1.47705497595107E+01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.47705497586691E+018" calcext:value-type="float">
            <text:p>1.47705497586691E+018</text:p>
          </table:table-cell>
          <table:table-cell office:value-type="float" office:value="1.47705497595155E+018" calcext:value-type="float">
            <text:p>1.47705497595155E+01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47705497586726E+018" calcext:value-type="float">
            <text:p>1.47705497586726E+018</text:p>
          </table:table-cell>
          <table:table-cell office:value-type="float" office:value="1.4770549759535E+018" calcext:value-type="float">
            <text:p>1.4770549759535E+01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.47705497586772E+018" calcext:value-type="float">
            <text:p>1.47705497586772E+018</text:p>
          </table:table-cell>
          <table:table-cell office:value-type="float" office:value="1.47705497595433E+018" calcext:value-type="float">
            <text:p>1.47705497595433E+01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.47705497586819E+018" calcext:value-type="float">
            <text:p>1.47705497586819E+018</text:p>
          </table:table-cell>
          <table:table-cell office:value-type="float" office:value="1.47705497595474E+018" calcext:value-type="float">
            <text:p>1.47705497595474E+01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.47705497586855E+018" calcext:value-type="float">
            <text:p>1.47705497586855E+018</text:p>
          </table:table-cell>
          <table:table-cell office:value-type="float" office:value="1.477054975956E+018" calcext:value-type="float">
            <text:p>1.477054975956E+01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.47705497586898E+018" calcext:value-type="float">
            <text:p>1.47705497586898E+018</text:p>
          </table:table-cell>
          <table:table-cell office:value-type="float" office:value="1.47705497595952E+018" calcext:value-type="float">
            <text:p>1.47705497595952E+01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.47705497586934E+018" calcext:value-type="float">
            <text:p>1.47705497586934E+018</text:p>
          </table:table-cell>
          <table:table-cell office:value-type="float" office:value="1.47705497596E+018" calcext:value-type="float">
            <text:p>1.47705497596E+01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47705497586972E+018" calcext:value-type="float">
            <text:p>1.47705497586972E+018</text:p>
          </table:table-cell>
          <table:table-cell office:value-type="float" office:value="1.4770549759605E+018" calcext:value-type="float">
            <text:p>1.4770549759605E+01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.47705497587011E+018" calcext:value-type="float">
            <text:p>1.47705497587011E+018</text:p>
          </table:table-cell>
          <table:table-cell office:value-type="float" office:value="1.47705497596134E+018" calcext:value-type="float">
            <text:p>1.47705497596134E+01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.47705497587047E+018" calcext:value-type="float">
            <text:p>1.47705497587047E+018</text:p>
          </table:table-cell>
          <table:table-cell office:value-type="float" office:value="1.47705497596375E+018" calcext:value-type="float">
            <text:p>1.47705497596375E+01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.47705497587082E+018" calcext:value-type="float">
            <text:p>1.47705497587082E+018</text:p>
          </table:table-cell>
          <table:table-cell office:value-type="float" office:value="1.47705497596426E+018" calcext:value-type="float">
            <text:p>1.47705497596426E+01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.47705497587129E+018" calcext:value-type="float">
            <text:p>1.47705497587129E+018</text:p>
          </table:table-cell>
          <table:table-cell office:value-type="float" office:value="1.4770549759655E+018" calcext:value-type="float">
            <text:p>1.4770549759655E+01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.47705497587176E+018" calcext:value-type="float">
            <text:p>1.47705497587176E+018</text:p>
          </table:table-cell>
          <table:table-cell office:value-type="float" office:value="1.47705497596597E+018" calcext:value-type="float">
            <text:p>1.47705497596597E+01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.47705497587212E+018" calcext:value-type="float">
            <text:p>1.47705497587212E+018</text:p>
          </table:table-cell>
          <table:table-cell office:value-type="float" office:value="1.47705497596975E+018" calcext:value-type="float">
            <text:p>1.47705497596975E+01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.47705497587255E+018" calcext:value-type="float">
            <text:p>1.47705497587255E+018</text:p>
          </table:table-cell>
          <table:table-cell office:value-type="float" office:value="1.47705497597271E+018" calcext:value-type="float">
            <text:p>1.47705497597271E+01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.47705497587294E+018" calcext:value-type="float">
            <text:p>1.47705497587294E+018</text:p>
          </table:table-cell>
          <table:table-cell office:value-type="float" office:value="1.47705497597458E+018" calcext:value-type="float">
            <text:p>1.47705497597458E+01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47705497587406E+018" calcext:value-type="float">
            <text:p>1.47705497587406E+018</text:p>
          </table:table-cell>
          <table:table-cell office:value-type="float" office:value="1.47705497597572E+018" calcext:value-type="float">
            <text:p>1.47705497597572E+01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.47705497587669E+018" calcext:value-type="float">
            <text:p>1.47705497587669E+018</text:p>
          </table:table-cell>
          <table:table-cell office:value-type="float" office:value="1.4770549759875E+018" calcext:value-type="float">
            <text:p>1.4770549759875E+01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.47705497587714E+018" calcext:value-type="float">
            <text:p>1.47705497587714E+018</text:p>
          </table:table-cell>
          <table:table-cell office:value-type="float" office:value="1.47705497598758E+018" calcext:value-type="float">
            <text:p>1.47705497598758E+01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.47705497587779E+018" calcext:value-type="float">
            <text:p>1.47705497587779E+018</text:p>
          </table:table-cell>
          <table:table-cell office:value-type="float" office:value="1.47705497598764E+018" calcext:value-type="float">
            <text:p>1.47705497598764E+01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.47705497587821E+018" calcext:value-type="float">
            <text:p>1.47705497587821E+018</text:p>
          </table:table-cell>
          <table:table-cell office:value-type="float" office:value="1.4770549759877E+018" calcext:value-type="float">
            <text:p>1.4770549759877E+01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47705497587857E+018" calcext:value-type="float">
            <text:p>1.47705497587857E+018</text:p>
          </table:table-cell>
          <table:table-cell office:value-type="float" office:value="1.47705497598776E+018" calcext:value-type="float">
            <text:p>1.47705497598776E+01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.47705497587904E+018" calcext:value-type="float">
            <text:p>1.47705497587904E+018</text:p>
          </table:table-cell>
          <table:table-cell office:value-type="float" office:value="1.47705497598782E+018" calcext:value-type="float">
            <text:p>1.47705497598782E+01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.47705497587941E+018" calcext:value-type="float">
            <text:p>1.47705497587941E+018</text:p>
          </table:table-cell>
          <table:table-cell office:value-type="float" office:value="1.47705497598788E+018" calcext:value-type="float">
            <text:p>1.47705497598788E+01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.4770549758799E+018" calcext:value-type="float">
            <text:p>1.4770549758799E+018</text:p>
          </table:table-cell>
          <table:table-cell office:value-type="float" office:value="1.47705497598794E+018" calcext:value-type="float">
            <text:p>1.47705497598794E+01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4770549758804E+018" calcext:value-type="float">
            <text:p>1.4770549758804E+018</text:p>
          </table:table-cell>
          <table:table-cell office:value-type="float" office:value="1.47705497598799E+018" calcext:value-type="float">
            <text:p>1.47705497598799E+01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.47705497588076E+018" calcext:value-type="float">
            <text:p>1.47705497588076E+018</text:p>
          </table:table-cell>
          <table:table-cell office:value-type="float" office:value="1.47705497598805E+018" calcext:value-type="float">
            <text:p>1.47705497598805E+01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47705497588114E+018" calcext:value-type="float">
            <text:p>1.47705497588114E+018</text:p>
          </table:table-cell>
          <table:table-cell office:value-type="float" office:value="1.47705497598811E+018" calcext:value-type="float">
            <text:p>1.47705497598811E+01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.47705497588149E+018" calcext:value-type="float">
            <text:p>1.47705497588149E+018</text:p>
          </table:table-cell>
          <table:table-cell office:value-type="float" office:value="1.47705497598817E+018" calcext:value-type="float">
            <text:p>1.47705497598817E+01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.47705497588185E+018" calcext:value-type="float">
            <text:p>1.47705497588185E+018</text:p>
          </table:table-cell>
          <table:table-cell office:value-type="float" office:value="1.47705497598823E+018" calcext:value-type="float">
            <text:p>1.47705497598823E+01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.47705497588244E+018" calcext:value-type="float">
            <text:p>1.47705497588244E+018</text:p>
          </table:table-cell>
          <table:table-cell office:value-type="float" office:value="1.47705497598829E+018" calcext:value-type="float">
            <text:p>1.47705497598829E+01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47705497588281E+018" calcext:value-type="float">
            <text:p>1.47705497588281E+018</text:p>
          </table:table-cell>
          <table:table-cell office:value-type="float" office:value="1.47705497598835E+018" calcext:value-type="float">
            <text:p>1.47705497598835E+01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.47705497588316E+018" calcext:value-type="float">
            <text:p>1.47705497588316E+018</text:p>
          </table:table-cell>
          <table:table-cell office:value-type="float" office:value="1.4770549759884E+018" calcext:value-type="float">
            <text:p>1.4770549759884E+01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.47705497588351E+018" calcext:value-type="float">
            <text:p>1.47705497588351E+018</text:p>
          </table:table-cell>
          <table:table-cell office:value-type="float" office:value="1.47705497598846E+018" calcext:value-type="float">
            <text:p>1.47705497598846E+01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47705497588394E+018" calcext:value-type="float">
            <text:p>1.47705497588394E+018</text:p>
          </table:table-cell>
          <table:table-cell office:value-type="float" office:value="1.47705497598852E+018" calcext:value-type="float">
            <text:p>1.47705497598852E+01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.47705497588449E+018" calcext:value-type="float">
            <text:p>1.47705497588449E+018</text:p>
          </table:table-cell>
          <table:table-cell office:value-type="float" office:value="1.47705497598858E+018" calcext:value-type="float">
            <text:p>1.47705497598858E+01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.47705497589032E+018" calcext:value-type="float">
            <text:p>1.47705497589032E+018</text:p>
          </table:table-cell>
          <table:table-cell office:value-type="float" office:value="1.47705497598864E+018" calcext:value-type="float">
            <text:p>1.47705497598864E+01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.47705497589068E+018" calcext:value-type="float">
            <text:p>1.47705497589068E+018</text:p>
          </table:table-cell>
          <table:table-cell office:value-type="float" office:value="1.4770549759887E+018" calcext:value-type="float">
            <text:p>1.4770549759887E+01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.47705497589108E+018" calcext:value-type="float">
            <text:p>1.47705497589108E+018</text:p>
          </table:table-cell>
          <table:table-cell office:value-type="float" office:value="1.47705497598875E+018" calcext:value-type="float">
            <text:p>1.47705497598875E+01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.47705497589147E+018" calcext:value-type="float">
            <text:p>1.47705497589147E+018</text:p>
          </table:table-cell>
          <table:table-cell office:value-type="float" office:value="1.47705497598881E+018" calcext:value-type="float">
            <text:p>1.47705497598881E+01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.47705497589183E+018" calcext:value-type="float">
            <text:p>1.47705497589183E+018</text:p>
          </table:table-cell>
          <table:table-cell office:value-type="float" office:value="1.47705497598887E+018" calcext:value-type="float">
            <text:p>1.47705497598887E+01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.47705497589222E+018" calcext:value-type="float">
            <text:p>1.47705497589222E+018</text:p>
          </table:table-cell>
          <table:table-cell office:value-type="float" office:value="1.47705497598893E+018" calcext:value-type="float">
            <text:p>1.47705497598893E+01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47705497589279E+018" calcext:value-type="float">
            <text:p>1.47705497589279E+018</text:p>
          </table:table-cell>
          <table:table-cell office:value-type="float" office:value="1.47705497598903E+018" calcext:value-type="float">
            <text:p>1.47705497598903E+01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.47705497589329E+018" calcext:value-type="float">
            <text:p>1.47705497589329E+018</text:p>
          </table:table-cell>
          <table:table-cell office:value-type="float" office:value="1.47705497598909E+018" calcext:value-type="float">
            <text:p>1.47705497598909E+01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.47705497589364E+018" calcext:value-type="float">
            <text:p>1.47705497589364E+018</text:p>
          </table:table-cell>
          <table:table-cell office:value-type="float" office:value="1.47705497598914E+018" calcext:value-type="float">
            <text:p>1.47705497598914E+01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.47705497589403E+018" calcext:value-type="float">
            <text:p>1.47705497589403E+018</text:p>
          </table:table-cell>
          <table:table-cell office:value-type="float" office:value="1.4770549759892E+018" calcext:value-type="float">
            <text:p>1.4770549759892E+01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.47705497589438E+018" calcext:value-type="float">
            <text:p>1.47705497589438E+018</text:p>
          </table:table-cell>
          <table:table-cell office:value-type="float" office:value="1.47705497599011E+018" calcext:value-type="float">
            <text:p>1.47705497599011E+01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.47705497589474E+018" calcext:value-type="float">
            <text:p>1.47705497589474E+018</text:p>
          </table:table-cell>
          <table:table-cell office:value-type="float" office:value="1.47705497599028E+018" calcext:value-type="float">
            <text:p>1.47705497599028E+01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.47705497589522E+018" calcext:value-type="float">
            <text:p>1.47705497589522E+018</text:p>
          </table:table-cell>
          <table:table-cell office:value-type="float" office:value="1.47705497599071E+018" calcext:value-type="float">
            <text:p>1.47705497599071E+01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.47705497589558E+018" calcext:value-type="float">
            <text:p>1.47705497589558E+018</text:p>
          </table:table-cell>
          <table:table-cell office:value-type="float" office:value="1.47705497599077E+018" calcext:value-type="float">
            <text:p>1.47705497599077E+01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.47705497589596E+018" calcext:value-type="float">
            <text:p>1.47705497589596E+018</text:p>
          </table:table-cell>
          <table:table-cell office:value-type="float" office:value="1.47705497599083E+018" calcext:value-type="float">
            <text:p>1.47705497599083E+01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47705497589645E+018" calcext:value-type="float">
            <text:p>1.47705497589645E+018</text:p>
          </table:table-cell>
          <table:table-cell office:value-type="float" office:value="1.47705497599089E+018" calcext:value-type="float">
            <text:p>1.47705497599089E+01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47705497589693E+018" calcext:value-type="float">
            <text:p>1.47705497589693E+018</text:p>
          </table:table-cell>
          <table:table-cell office:value-type="float" office:value="1.47705497599095E+018" calcext:value-type="float">
            <text:p>1.47705497599095E+01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.4770549758973E+018" calcext:value-type="float">
            <text:p>1.4770549758973E+018</text:p>
          </table:table-cell>
          <table:table-cell office:value-type="float" office:value="1.47705497599101E+018" calcext:value-type="float">
            <text:p>1.47705497599101E+01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.47705497589765E+018" calcext:value-type="float">
            <text:p>1.47705497589765E+018</text:p>
          </table:table-cell>
          <table:table-cell office:value-type="float" office:value="1.47705497599107E+018" calcext:value-type="float">
            <text:p>1.47705497599107E+01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.47705497589811E+018" calcext:value-type="float">
            <text:p>1.47705497589811E+018</text:p>
          </table:table-cell>
          <table:table-cell office:value-type="float" office:value="1.47705497599113E+018" calcext:value-type="float">
            <text:p>1.47705497599113E+01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.47705497589858E+018" calcext:value-type="float">
            <text:p>1.47705497589858E+018</text:p>
          </table:table-cell>
          <table:table-cell office:value-type="float" office:value="1.47705497599119E+018" calcext:value-type="float">
            <text:p>1.47705497599119E+01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47705497589897E+018" calcext:value-type="float">
            <text:p>1.47705497589897E+018</text:p>
          </table:table-cell>
          <table:table-cell office:value-type="float" office:value="1.47705497599125E+018" calcext:value-type="float">
            <text:p>1.47705497599125E+01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.47705497589946E+018" calcext:value-type="float">
            <text:p>1.47705497589946E+018</text:p>
          </table:table-cell>
          <table:table-cell office:value-type="float" office:value="1.47705497599131E+018" calcext:value-type="float">
            <text:p>1.47705497599131E+01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.47705497589982E+018" calcext:value-type="float">
            <text:p>1.47705497589982E+018</text:p>
          </table:table-cell>
          <table:table-cell office:value-type="float" office:value="1.47705497599137E+018" calcext:value-type="float">
            <text:p>1.47705497599137E+01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.47705497590017E+018" calcext:value-type="float">
            <text:p>1.47705497590017E+018</text:p>
          </table:table-cell>
          <table:table-cell office:value-type="float" office:value="1.47705497599143E+018" calcext:value-type="float">
            <text:p>1.47705497599143E+01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47705497590052E+018" calcext:value-type="float">
            <text:p>1.47705497590052E+018</text:p>
          </table:table-cell>
          <table:table-cell office:value-type="float" office:value="1.47705497599148E+018" calcext:value-type="float">
            <text:p>1.47705497599148E+018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.4770549759009E+018" calcext:value-type="float">
            <text:p>1.4770549759009E+018</text:p>
          </table:table-cell>
          <table:table-cell office:value-type="float" office:value="1.47705497599154E+018" calcext:value-type="float">
            <text:p>1.47705497599154E+01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.47705497590126E+018" calcext:value-type="float">
            <text:p>1.47705497590126E+018</text:p>
          </table:table-cell>
          <table:table-cell office:value-type="float" office:value="1.4770549759916E+018" calcext:value-type="float">
            <text:p>1.4770549759916E+01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.47705497590161E+018" calcext:value-type="float">
            <text:p>1.47705497590161E+018</text:p>
          </table:table-cell>
          <table:table-cell office:value-type="float" office:value="1.47705497599167E+018" calcext:value-type="float">
            <text:p>1.47705497599167E+01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.47705497590195E+018" calcext:value-type="float">
            <text:p>1.47705497590195E+018</text:p>
          </table:table-cell>
          <table:table-cell office:value-type="float" office:value="1.47705497599173E+018" calcext:value-type="float">
            <text:p>1.47705497599173E+01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.4770549759023E+018" calcext:value-type="float">
            <text:p>1.4770549759023E+018</text:p>
          </table:table-cell>
          <table:table-cell office:value-type="float" office:value="1.4770549759918E+018" calcext:value-type="float">
            <text:p>1.4770549759918E+01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.47705497590269E+018" calcext:value-type="float">
            <text:p>1.47705497590269E+018</text:p>
          </table:table-cell>
          <table:table-cell office:value-type="float" office:value="1.47705497599185E+018" calcext:value-type="float">
            <text:p>1.47705497599185E+01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.47705497590304E+018" calcext:value-type="float">
            <text:p>1.47705497590304E+018</text:p>
          </table:table-cell>
          <table:table-cell office:value-type="float" office:value="1.47705497599191E+018" calcext:value-type="float">
            <text:p>1.47705497599191E+01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.47705497590339E+018" calcext:value-type="float">
            <text:p>1.47705497590339E+018</text:p>
          </table:table-cell>
          <table:table-cell office:value-type="float" office:value="1.47705497599197E+018" calcext:value-type="float">
            <text:p>1.47705497599197E+01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.47705497590374E+018" calcext:value-type="float">
            <text:p>1.47705497590374E+018</text:p>
          </table:table-cell>
          <table:table-cell office:value-type="float" office:value="1.47705497599203E+018" calcext:value-type="float">
            <text:p>1.47705497599203E+01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.47705497590408E+018" calcext:value-type="float">
            <text:p>1.47705497590408E+018</text:p>
          </table:table-cell>
          <table:table-cell office:value-type="float" office:value="1.47705497599209E+018" calcext:value-type="float">
            <text:p>1.47705497599209E+01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.47705497590455E+018" calcext:value-type="float">
            <text:p>1.47705497590455E+018</text:p>
          </table:table-cell>
          <table:table-cell office:value-type="float" office:value="1.47705497599215E+018" calcext:value-type="float">
            <text:p>1.47705497599215E+01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.47705497590506E+018" calcext:value-type="float">
            <text:p>1.47705497590506E+018</text:p>
          </table:table-cell>
          <table:table-cell office:value-type="float" office:value="1.47705497599267E+018" calcext:value-type="float">
            <text:p>1.47705497599267E+01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.47705497590554E+018" calcext:value-type="float">
            <text:p>1.47705497590554E+018</text:p>
          </table:table-cell>
          <table:table-cell office:value-type="float" office:value="1.47705497599459E+018" calcext:value-type="float">
            <text:p>1.47705497599459E+01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.47705497590591E+018" calcext:value-type="float">
            <text:p>1.47705497590591E+018</text:p>
          </table:table-cell>
          <table:table-cell office:value-type="float" office:value="1.47705497599576E+018" calcext:value-type="float">
            <text:p>1.47705497599576E+01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.47705497590629E+018" calcext:value-type="float">
            <text:p>1.47705497590629E+018</text:p>
          </table:table-cell>
          <table:table-cell office:value-type="float" office:value="1.47705497599632E+018" calcext:value-type="float">
            <text:p>1.47705497599632E+01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.47705497590677E+018" calcext:value-type="float">
            <text:p>1.47705497590677E+018</text:p>
          </table:table-cell>
          <table:table-cell office:value-type="float" office:value="1.47705497599715E+018" calcext:value-type="float">
            <text:p>1.47705497599715E+01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.47705497590713E+018" calcext:value-type="float">
            <text:p>1.47705497590713E+018</text:p>
          </table:table-cell>
          <table:table-cell office:value-type="float" office:value="1.47705497599755E+018" calcext:value-type="float">
            <text:p>1.47705497599755E+01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.4770549759076E+018" calcext:value-type="float">
            <text:p>1.4770549759076E+018</text:p>
          </table:table-cell>
          <table:table-cell office:value-type="float" office:value="1.47705497599947E+018" calcext:value-type="float">
            <text:p>1.47705497599947E+01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.47705497590796E+018" calcext:value-type="float">
            <text:p>1.47705497590796E+018</text:p>
          </table:table-cell>
          <table:table-cell office:value-type="float" office:value="1.47705497600031E+018" calcext:value-type="float">
            <text:p>1.47705497600031E+01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47705497590831E+018" calcext:value-type="float">
            <text:p>1.47705497590831E+018</text:p>
          </table:table-cell>
          <table:table-cell office:value-type="float" office:value="1.47705497600049E+018" calcext:value-type="float">
            <text:p>1.47705497600049E+01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.47705497590879E+018" calcext:value-type="float">
            <text:p>1.47705497590879E+018</text:p>
          </table:table-cell>
          <table:table-cell office:value-type="float" office:value="1.47705497600103E+018" calcext:value-type="float">
            <text:p>1.47705497600103E+01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.47705497590918E+018" calcext:value-type="float">
            <text:p>1.47705497590918E+018</text:p>
          </table:table-cell>
          <table:table-cell office:value-type="float" office:value="1.47705497600127E+018" calcext:value-type="float">
            <text:p>1.47705497600127E+01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.47705497590965E+018" calcext:value-type="float">
            <text:p>1.47705497590965E+018</text:p>
          </table:table-cell>
          <table:table-cell office:value-type="float" office:value="1.47705497600133E+018" calcext:value-type="float">
            <text:p>1.47705497600133E+01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.47705497591E+018" calcext:value-type="float">
            <text:p>1.47705497591E+018</text:p>
          </table:table-cell>
          <table:table-cell office:value-type="float" office:value="1.47705497600139E+018" calcext:value-type="float">
            <text:p>1.47705497600139E+018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.47705497591035E+018" calcext:value-type="float">
            <text:p>1.47705497591035E+018</text:p>
          </table:table-cell>
          <table:table-cell office:value-type="float" office:value="1.47705497600149E+018" calcext:value-type="float">
            <text:p>1.47705497600149E+01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.4770549759107E+018" calcext:value-type="float">
            <text:p>1.4770549759107E+018</text:p>
          </table:table-cell>
          <table:table-cell office:value-type="float" office:value="1.47705497600155E+018" calcext:value-type="float">
            <text:p>1.47705497600155E+01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.47705497591105E+018" calcext:value-type="float">
            <text:p>1.47705497591105E+018</text:p>
          </table:table-cell>
          <table:table-cell office:value-type="float" office:value="1.47705497600161E+018" calcext:value-type="float">
            <text:p>1.47705497600161E+01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.47705497591168E+018" calcext:value-type="float">
            <text:p>1.47705497591168E+018</text:p>
          </table:table-cell>
          <table:table-cell office:value-type="float" office:value="1.47705497600167E+018" calcext:value-type="float">
            <text:p>1.47705497600167E+01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.47705497591205E+018" calcext:value-type="float">
            <text:p>1.47705497591205E+018</text:p>
          </table:table-cell>
          <table:table-cell office:value-type="float" office:value="1.47705497600173E+018" calcext:value-type="float">
            <text:p>1.47705497600173E+01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.47705497591252E+018" calcext:value-type="float">
            <text:p>1.47705497591252E+018</text:p>
          </table:table-cell>
          <table:table-cell office:value-type="float" office:value="1.47705497600178E+018" calcext:value-type="float">
            <text:p>1.47705497600178E+01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.47705497591306E+018" calcext:value-type="float">
            <text:p>1.47705497591306E+018</text:p>
          </table:table-cell>
          <table:table-cell office:value-type="float" office:value="1.47705497600184E+018" calcext:value-type="float">
            <text:p>1.47705497600184E+01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.47705497591353E+018" calcext:value-type="float">
            <text:p>1.47705497591353E+018</text:p>
          </table:table-cell>
          <table:table-cell office:value-type="float" office:value="1.4770549760019E+018" calcext:value-type="float">
            <text:p>1.4770549760019E+01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.4770549759139E+018" calcext:value-type="float">
            <text:p>1.4770549759139E+018</text:p>
          </table:table-cell>
          <table:table-cell office:value-type="float" office:value="1.47705497600196E+018" calcext:value-type="float">
            <text:p>1.47705497600196E+01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.47705497591429E+018" calcext:value-type="float">
            <text:p>1.47705497591429E+018</text:p>
          </table:table-cell>
          <table:table-cell office:value-type="float" office:value="1.47705497600202E+018" calcext:value-type="float">
            <text:p>1.47705497600202E+01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.47705497591477E+018" calcext:value-type="float">
            <text:p>1.47705497591477E+018</text:p>
          </table:table-cell>
          <table:table-cell office:value-type="float" office:value="1.47705497600208E+018" calcext:value-type="float">
            <text:p>1.47705497600208E+01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.47705497591513E+018" calcext:value-type="float">
            <text:p>1.47705497591513E+018</text:p>
          </table:table-cell>
          <table:table-cell office:value-type="float" office:value="1.47705497600214E+018" calcext:value-type="float">
            <text:p>1.47705497600214E+01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.4770549759156E+018" calcext:value-type="float">
            <text:p>1.4770549759156E+018</text:p>
          </table:table-cell>
          <table:table-cell office:value-type="float" office:value="1.4770549760022E+018" calcext:value-type="float">
            <text:p>1.4770549760022E+01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47705497591607E+018" calcext:value-type="float">
            <text:p>1.47705497591607E+018</text:p>
          </table:table-cell>
          <table:table-cell office:value-type="float" office:value="1.47705497600225E+018" calcext:value-type="float">
            <text:p>1.47705497600225E+01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.47705497591643E+018" calcext:value-type="float">
            <text:p>1.47705497591643E+018</text:p>
          </table:table-cell>
          <table:table-cell office:value-type="float" office:value="1.47705497600231E+018" calcext:value-type="float">
            <text:p>1.47705497600231E+01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.47705497591678E+018" calcext:value-type="float">
            <text:p>1.47705497591678E+018</text:p>
          </table:table-cell>
          <table:table-cell office:value-type="float" office:value="1.47705497600237E+018" calcext:value-type="float">
            <text:p>1.47705497600237E+01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.47705497591716E+018" calcext:value-type="float">
            <text:p>1.47705497591716E+018</text:p>
          </table:table-cell>
          <table:table-cell office:value-type="float" office:value="1.47705497600243E+018" calcext:value-type="float">
            <text:p>1.47705497600243E+018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.47705497591787E+018" calcext:value-type="float">
            <text:p>1.47705497591787E+018</text:p>
          </table:table-cell>
          <table:table-cell office:value-type="float" office:value="1.47705497600249E+018" calcext:value-type="float">
            <text:p>1.47705497600249E+01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.4770549759184E+018" calcext:value-type="float">
            <text:p>1.4770549759184E+018</text:p>
          </table:table-cell>
          <table:table-cell office:value-type="float" office:value="1.47705497600255E+018" calcext:value-type="float">
            <text:p>1.47705497600255E+01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.47705497592076E+018" calcext:value-type="float">
            <text:p>1.47705497592076E+018</text:p>
          </table:table-cell>
          <table:table-cell office:value-type="float" office:value="1.47705497600261E+018" calcext:value-type="float">
            <text:p>1.47705497600261E+01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.47705497592114E+018" calcext:value-type="float">
            <text:p>1.47705497592114E+018</text:p>
          </table:table-cell>
          <table:table-cell office:value-type="float" office:value="1.47705497600266E+018" calcext:value-type="float">
            <text:p>1.47705497600266E+01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.47705497592148E+018" calcext:value-type="float">
            <text:p>1.47705497592148E+018</text:p>
          </table:table-cell>
          <table:table-cell office:value-type="float" office:value="1.47705497600272E+018" calcext:value-type="float">
            <text:p>1.47705497600272E+01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.47705497592187E+018" calcext:value-type="float">
            <text:p>1.47705497592187E+018</text:p>
          </table:table-cell>
          <table:table-cell office:value-type="float" office:value="1.47705497600278E+018" calcext:value-type="float">
            <text:p>1.47705497600278E+01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.47705497592234E+018" calcext:value-type="float">
            <text:p>1.47705497592234E+018</text:p>
          </table:table-cell>
          <table:table-cell office:value-type="float" office:value="1.47705497600284E+018" calcext:value-type="float">
            <text:p>1.47705497600284E+01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.47705497592269E+018" calcext:value-type="float">
            <text:p>1.47705497592269E+018</text:p>
          </table:table-cell>
          <table:table-cell office:value-type="float" office:value="1.47705497600323E+018" calcext:value-type="float">
            <text:p>1.47705497600323E+01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.47705497592308E+018" calcext:value-type="float">
            <text:p>1.47705497592308E+018</text:p>
          </table:table-cell>
          <table:table-cell office:value-type="float" office:value="1.4770549760038E+018" calcext:value-type="float">
            <text:p>1.4770549760038E+01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.47705497592343E+018" calcext:value-type="float">
            <text:p>1.47705497592343E+018</text:p>
          </table:table-cell>
          <table:table-cell office:value-type="float" office:value="1.47705497600765E+018" calcext:value-type="float">
            <text:p>1.47705497600765E+01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.47705497592378E+018" calcext:value-type="float">
            <text:p>1.47705497592378E+018</text:p>
          </table:table-cell>
          <table:table-cell office:value-type="float" office:value="1.47705497600832E+018" calcext:value-type="float">
            <text:p>1.47705497600832E+01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.47705497592413E+018" calcext:value-type="float">
            <text:p>1.47705497592413E+018</text:p>
          </table:table-cell>
          <table:table-cell office:value-type="float" office:value="1.47705497600841E+018" calcext:value-type="float">
            <text:p>1.47705497600841E+01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.4770549759246E+018" calcext:value-type="float">
            <text:p>1.4770549759246E+018</text:p>
          </table:table-cell>
          <table:table-cell office:value-type="float" office:value="1.47705497600887E+018" calcext:value-type="float">
            <text:p>1.47705497600887E+01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.47705497592496E+018" calcext:value-type="float">
            <text:p>1.47705497592496E+018</text:p>
          </table:table-cell>
          <table:table-cell office:value-type="float" office:value="1.47705497600933E+018" calcext:value-type="float">
            <text:p>1.47705497600933E+01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.47705497592534E+018" calcext:value-type="float">
            <text:p>1.47705497592534E+018</text:p>
          </table:table-cell>
          <table:table-cell office:value-type="float" office:value="1.47705497600973E+018" calcext:value-type="float">
            <text:p>1.47705497600973E+01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.47705497592573E+018" calcext:value-type="float">
            <text:p>1.47705497592573E+018</text:p>
          </table:table-cell>
          <table:table-cell office:value-type="float" office:value="1.47705497601158E+018" calcext:value-type="float">
            <text:p>1.47705497601158E+01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.47705497592608E+018" calcext:value-type="float">
            <text:p>1.47705497592608E+018</text:p>
          </table:table-cell>
          <table:table-cell office:value-type="float" office:value="1.47705497601176E+018" calcext:value-type="float">
            <text:p>1.47705497601176E+01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.47705497592643E+018" calcext:value-type="float">
            <text:p>1.47705497592643E+018</text:p>
          </table:table-cell>
          <table:table-cell office:value-type="float" office:value="1.47705497601224E+018" calcext:value-type="float">
            <text:p>1.47705497601224E+01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.47705497592682E+018" calcext:value-type="float">
            <text:p>1.47705497592682E+018</text:p>
          </table:table-cell>
          <table:table-cell office:value-type="float" office:value="1.47705497601231E+018" calcext:value-type="float">
            <text:p>1.47705497601231E+01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.47705497592717E+018" calcext:value-type="float">
            <text:p>1.47705497592717E+018</text:p>
          </table:table-cell>
          <table:table-cell office:value-type="float" office:value="1.47705497601236E+018" calcext:value-type="float">
            <text:p>1.47705497601236E+01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.47705497592752E+018" calcext:value-type="float">
            <text:p>1.47705497592752E+018</text:p>
          </table:table-cell>
          <table:table-cell office:value-type="float" office:value="1.47705497601242E+018" calcext:value-type="float">
            <text:p>1.47705497601242E+01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.47705497592803E+018" calcext:value-type="float">
            <text:p>1.47705497592803E+018</text:p>
          </table:table-cell>
          <table:table-cell office:value-type="float" office:value="1.47705497601252E+018" calcext:value-type="float">
            <text:p>1.47705497601252E+01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.47705497592854E+018" calcext:value-type="float">
            <text:p>1.47705497592854E+018</text:p>
          </table:table-cell>
          <table:table-cell office:value-type="float" office:value="1.47705497601258E+018" calcext:value-type="float">
            <text:p>1.47705497601258E+01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.4770549759289E+018" calcext:value-type="float">
            <text:p>1.4770549759289E+018</text:p>
          </table:table-cell>
          <table:table-cell office:value-type="float" office:value="1.47705497601263E+018" calcext:value-type="float">
            <text:p>1.47705497601263E+01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.47705497592932E+018" calcext:value-type="float">
            <text:p>1.47705497592932E+018</text:p>
          </table:table-cell>
          <table:table-cell office:value-type="float" office:value="1.47705497601269E+018" calcext:value-type="float">
            <text:p>1.47705497601269E+01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.47705497592977E+018" calcext:value-type="float">
            <text:p>1.47705497592977E+018</text:p>
          </table:table-cell>
          <table:table-cell office:value-type="float" office:value="1.47705497601276E+018" calcext:value-type="float">
            <text:p>1.47705497601276E+01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.47705497593025E+018" calcext:value-type="float">
            <text:p>1.47705497593025E+018</text:p>
          </table:table-cell>
          <table:table-cell office:value-type="float" office:value="1.47705497601281E+018" calcext:value-type="float">
            <text:p>1.47705497601281E+01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.4770549759306E+018" calcext:value-type="float">
            <text:p>1.4770549759306E+018</text:p>
          </table:table-cell>
          <table:table-cell office:value-type="float" office:value="1.47705497601287E+018" calcext:value-type="float">
            <text:p>1.47705497601287E+01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47705497593099E+018" calcext:value-type="float">
            <text:p>1.47705497593099E+018</text:p>
          </table:table-cell>
          <table:table-cell office:value-type="float" office:value="1.47705497601293E+018" calcext:value-type="float">
            <text:p>1.47705497601293E+01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.47705497593155E+018" calcext:value-type="float">
            <text:p>1.47705497593155E+018</text:p>
          </table:table-cell>
          <table:table-cell office:value-type="float" office:value="1.47705497601362E+018" calcext:value-type="float">
            <text:p>1.47705497601362E+01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.47705497593194E+018" calcext:value-type="float">
            <text:p>1.47705497593194E+018</text:p>
          </table:table-cell>
          <table:table-cell office:value-type="float" office:value="1.47705497601394E+018" calcext:value-type="float">
            <text:p>1.47705497601394E+01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.47705497593241E+018" calcext:value-type="float">
            <text:p>1.47705497593241E+018</text:p>
          </table:table-cell>
          <table:table-cell office:value-type="float" office:value="1.47705497601403E+018" calcext:value-type="float">
            <text:p>1.47705497601403E+01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.47705497593277E+018" calcext:value-type="float">
            <text:p>1.47705497593277E+018</text:p>
          </table:table-cell>
          <table:table-cell office:value-type="float" office:value="1.47705497601557E+018" calcext:value-type="float">
            <text:p>1.47705497601557E+01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.47705497593315E+018" calcext:value-type="float">
            <text:p>1.47705497593315E+018</text:p>
          </table:table-cell>
          <table:table-cell office:value-type="float" office:value="1.47705497601573E+018" calcext:value-type="float">
            <text:p>1.47705497601573E+01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.47705497593358E+018" calcext:value-type="float">
            <text:p>1.47705497593358E+018</text:p>
          </table:table-cell>
          <table:table-cell office:value-type="float" office:value="1.47705497601594E+018" calcext:value-type="float">
            <text:p>1.47705497601594E+01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.47705497593393E+018" calcext:value-type="float">
            <text:p>1.47705497593393E+018</text:p>
          </table:table-cell>
          <table:table-cell office:value-type="float" office:value="1.47705497601603E+018" calcext:value-type="float">
            <text:p>1.47705497601603E+01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.47705497593435E+018" calcext:value-type="float">
            <text:p>1.47705497593435E+018</text:p>
          </table:table-cell>
          <table:table-cell office:value-type="float" office:value="1.47705497601613E+018" calcext:value-type="float">
            <text:p>1.47705497601613E+01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.47705497593503E+018" calcext:value-type="float">
            <text:p>1.47705497593503E+018</text:p>
          </table:table-cell>
          <table:table-cell office:value-type="float" office:value="1.47705497601619E+018" calcext:value-type="float">
            <text:p>1.47705497601619E+01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47705497593554E+018" calcext:value-type="float">
            <text:p>1.47705497593554E+018</text:p>
          </table:table-cell>
          <table:table-cell office:value-type="float" office:value="1.47705497601625E+018" calcext:value-type="float">
            <text:p>1.47705497601625E+01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.47705497593598E+018" calcext:value-type="float">
            <text:p>1.47705497593598E+018</text:p>
          </table:table-cell>
          <table:table-cell office:value-type="float" office:value="1.47705497601631E+018" calcext:value-type="float">
            <text:p>1.47705497601631E+01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.47705497593659E+018" calcext:value-type="float">
            <text:p>1.47705497593659E+018</text:p>
          </table:table-cell>
          <table:table-cell office:value-type="float" office:value="1.47705497601637E+018" calcext:value-type="float">
            <text:p>1.47705497601637E+01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.47705497593695E+018" calcext:value-type="float">
            <text:p>1.47705497593695E+018</text:p>
          </table:table-cell>
          <table:table-cell office:value-type="float" office:value="1.47705497601643E+018" calcext:value-type="float">
            <text:p>1.47705497601643E+01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.4770549759374E+018" calcext:value-type="float">
            <text:p>1.4770549759374E+018</text:p>
          </table:table-cell>
          <table:table-cell office:value-type="float" office:value="1.47705497601649E+018" calcext:value-type="float">
            <text:p>1.47705497601649E+01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.47705497593806E+018" calcext:value-type="float">
            <text:p>1.47705497593806E+018</text:p>
          </table:table-cell>
          <table:table-cell office:value-type="float" office:value="1.47705497601655E+018" calcext:value-type="float">
            <text:p>1.47705497601655E+01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.47705497593958E+018" calcext:value-type="float">
            <text:p>1.47705497593958E+018</text:p>
          </table:table-cell>
          <table:table-cell office:value-type="float" office:value="1.47705497601661E+018" calcext:value-type="float">
            <text:p>1.47705497601661E+01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.47705497594001E+018" calcext:value-type="float">
            <text:p>1.47705497594001E+018</text:p>
          </table:table-cell>
          <table:table-cell office:value-type="float" office:value="1.47705497601666E+018" calcext:value-type="float">
            <text:p>1.47705497601666E+01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.47705497594037E+018" calcext:value-type="float">
            <text:p>1.47705497594037E+018</text:p>
          </table:table-cell>
          <table:table-cell office:value-type="float" office:value="1.47705497601672E+018" calcext:value-type="float">
            <text:p>1.47705497601672E+01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.47705497594071E+018" calcext:value-type="float">
            <text:p>1.47705497594071E+018</text:p>
          </table:table-cell>
          <table:table-cell office:value-type="float" office:value="1.47705497601724E+018" calcext:value-type="float">
            <text:p>1.47705497601724E+01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.47705497594117E+018" calcext:value-type="float">
            <text:p>1.47705497594117E+018</text:p>
          </table:table-cell>
          <table:table-cell office:value-type="float" office:value="1.47705497601773E+018" calcext:value-type="float">
            <text:p>1.47705497601773E+01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.47705497594152E+018" calcext:value-type="float">
            <text:p>1.47705497594152E+018</text:p>
          </table:table-cell>
          <table:table-cell office:value-type="float" office:value="1.4770549760178E+018" calcext:value-type="float">
            <text:p>1.4770549760178E+01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.47705497594196E+018" calcext:value-type="float">
            <text:p>1.47705497594196E+018</text:p>
          </table:table-cell>
          <table:table-cell office:value-type="float" office:value="1.47705497601836E+018" calcext:value-type="float">
            <text:p>1.47705497601836E+01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.47705497594255E+018" calcext:value-type="float">
            <text:p>1.47705497594255E+018</text:p>
          </table:table-cell>
          <table:table-cell office:value-type="float" office:value="1.47705497601893E+018" calcext:value-type="float">
            <text:p>1.47705497601893E+01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.47705497594353E+018" calcext:value-type="float">
            <text:p>1.47705497594353E+018</text:p>
          </table:table-cell>
          <table:table-cell office:value-type="float" office:value="1.47705497601906E+018" calcext:value-type="float">
            <text:p>1.47705497601906E+01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.47705497594399E+018" calcext:value-type="float">
            <text:p>1.47705497594399E+018</text:p>
          </table:table-cell>
          <table:table-cell office:value-type="float" office:value="1.47705497602097E+018" calcext:value-type="float">
            <text:p>1.47705497602097E+01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.47705497594448E+018" calcext:value-type="float">
            <text:p>1.47705497594448E+018</text:p>
          </table:table-cell>
          <table:table-cell office:value-type="float" office:value="1.47705497602216E+018" calcext:value-type="float">
            <text:p>1.47705497602216E+01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.47705497594483E+018" calcext:value-type="float">
            <text:p>1.47705497594483E+018</text:p>
          </table:table-cell>
          <table:table-cell office:value-type="float" office:value="1.47705497602478E+018" calcext:value-type="float">
            <text:p>1.47705497602478E+01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.47705497594566E+018" calcext:value-type="float">
            <text:p>1.47705497594566E+018</text:p>
          </table:table-cell>
          <table:table-cell office:value-type="float" office:value="1.47705497602743E+018" calcext:value-type="float">
            <text:p>1.47705497602743E+01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.47705497594608E+018" calcext:value-type="float">
            <text:p>1.47705497594608E+018</text:p>
          </table:table-cell>
          <table:table-cell office:value-type="float" office:value="1.47705497603706E+018" calcext:value-type="float">
            <text:p>1.47705497603706E+01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.47705497594644E+018" calcext:value-type="float">
            <text:p>1.47705497594644E+018</text:p>
          </table:table-cell>
          <table:table-cell office:value-type="float" office:value="1.47705497603714E+018" calcext:value-type="float">
            <text:p>1.47705497603714E+01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.47705497594684E+018" calcext:value-type="float">
            <text:p>1.47705497594684E+018</text:p>
          </table:table-cell>
          <table:table-cell office:value-type="float" office:value="1.4770549760372E+018" calcext:value-type="float">
            <text:p>1.4770549760372E+01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.47705497594718E+018" calcext:value-type="float">
            <text:p>1.47705497594718E+018</text:p>
          </table:table-cell>
          <table:table-cell office:value-type="float" office:value="1.47705497603725E+018" calcext:value-type="float">
            <text:p>1.47705497603725E+01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.47705497594754E+018" calcext:value-type="float">
            <text:p>1.47705497594754E+018</text:p>
          </table:table-cell>
          <table:table-cell office:value-type="float" office:value="1.4770549760373E+018" calcext:value-type="float">
            <text:p>1.4770549760373E+01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.477054975948E+018" calcext:value-type="float">
            <text:p>1.477054975948E+018</text:p>
          </table:table-cell>
          <table:table-cell office:value-type="float" office:value="1.47705497603736E+018" calcext:value-type="float">
            <text:p>1.47705497603736E+01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.47705497594859E+018" calcext:value-type="float">
            <text:p>1.47705497594859E+018</text:p>
          </table:table-cell>
          <table:table-cell office:value-type="float" office:value="1.47705497603741E+018" calcext:value-type="float">
            <text:p>1.47705497603741E+01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.47705497594898E+018" calcext:value-type="float">
            <text:p>1.47705497594898E+018</text:p>
          </table:table-cell>
          <table:table-cell office:value-type="float" office:value="1.47705497603747E+018" calcext:value-type="float">
            <text:p>1.47705497603747E+01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.47705497594958E+018" calcext:value-type="float">
            <text:p>1.47705497594958E+018</text:p>
          </table:table-cell>
          <table:table-cell office:value-type="float" office:value="1.47705497603752E+018" calcext:value-type="float">
            <text:p>1.47705497603752E+01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.47705497595019E+018" calcext:value-type="float">
            <text:p>1.47705497595019E+018</text:p>
          </table:table-cell>
          <table:table-cell office:value-type="float" office:value="1.47705497603757E+018" calcext:value-type="float">
            <text:p>1.47705497603757E+01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.47705497595057E+018" calcext:value-type="float">
            <text:p>1.47705497595057E+018</text:p>
          </table:table-cell>
          <table:table-cell office:value-type="float" office:value="1.47705497603762E+018" calcext:value-type="float">
            <text:p>1.47705497603762E+01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.47705497595092E+018" calcext:value-type="float">
            <text:p>1.47705497595092E+018</text:p>
          </table:table-cell>
          <table:table-cell office:value-type="float" office:value="1.47705497603768E+018" calcext:value-type="float">
            <text:p>1.47705497603768E+01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.4770549759514E+018" calcext:value-type="float">
            <text:p>1.4770549759514E+018</text:p>
          </table:table-cell>
          <table:table-cell office:value-type="float" office:value="1.47705497603781E+018" calcext:value-type="float">
            <text:p>1.47705497603781E+01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.47705497595189E+018" calcext:value-type="float">
            <text:p>1.47705497595189E+018</text:p>
          </table:table-cell>
          <table:table-cell office:value-type="float" office:value="1.47705497603786E+018" calcext:value-type="float">
            <text:p>1.47705497603786E+01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.47705497595225E+018" calcext:value-type="float">
            <text:p>1.47705497595225E+018</text:p>
          </table:table-cell>
          <table:table-cell office:value-type="float" office:value="1.47705497603792E+018" calcext:value-type="float">
            <text:p>1.47705497603792E+01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.47705497595264E+018" calcext:value-type="float">
            <text:p>1.47705497595264E+018</text:p>
          </table:table-cell>
          <table:table-cell office:value-type="float" office:value="1.47705497603797E+018" calcext:value-type="float">
            <text:p>1.47705497603797E+01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.47705497595299E+018" calcext:value-type="float">
            <text:p>1.47705497595299E+018</text:p>
          </table:table-cell>
          <table:table-cell office:value-type="float" office:value="1.47705497603802E+018" calcext:value-type="float">
            <text:p>1.47705497603802E+01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.47705497595334E+018" calcext:value-type="float">
            <text:p>1.47705497595334E+018</text:p>
          </table:table-cell>
          <table:table-cell office:value-type="float" office:value="1.47705497603807E+018" calcext:value-type="float">
            <text:p>1.47705497603807E+01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.47705497595382E+018" calcext:value-type="float">
            <text:p>1.47705497595382E+018</text:p>
          </table:table-cell>
          <table:table-cell office:value-type="float" office:value="1.47705497603813E+018" calcext:value-type="float">
            <text:p>1.47705497603813E+01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.47705497595418E+018" calcext:value-type="float">
            <text:p>1.47705497595418E+018</text:p>
          </table:table-cell>
          <table:table-cell office:value-type="float" office:value="1.47705497603818E+018" calcext:value-type="float">
            <text:p>1.47705497603818E+01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.47705497595464E+018" calcext:value-type="float">
            <text:p>1.47705497595464E+018</text:p>
          </table:table-cell>
          <table:table-cell office:value-type="float" office:value="1.47705497603823E+018" calcext:value-type="float">
            <text:p>1.47705497603823E+01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.47705497595511E+018" calcext:value-type="float">
            <text:p>1.47705497595511E+018</text:p>
          </table:table-cell>
          <table:table-cell office:value-type="float" office:value="1.47705497603828E+018" calcext:value-type="float">
            <text:p>1.47705497603828E+01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.47705497595547E+018" calcext:value-type="float">
            <text:p>1.47705497595547E+018</text:p>
          </table:table-cell>
          <table:table-cell office:value-type="float" office:value="1.47705497603834E+018" calcext:value-type="float">
            <text:p>1.47705497603834E+01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.47705497595582E+018" calcext:value-type="float">
            <text:p>1.47705497595582E+018</text:p>
          </table:table-cell>
          <table:table-cell office:value-type="float" office:value="1.47705497603839E+018" calcext:value-type="float">
            <text:p>1.47705497603839E+01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.47705497595628E+018" calcext:value-type="float">
            <text:p>1.47705497595628E+018</text:p>
          </table:table-cell>
          <table:table-cell office:value-type="float" office:value="1.47705497603844E+018" calcext:value-type="float">
            <text:p>1.47705497603844E+01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.47705497595664E+018" calcext:value-type="float">
            <text:p>1.47705497595664E+018</text:p>
          </table:table-cell>
          <table:table-cell office:value-type="float" office:value="1.47705497603849E+018" calcext:value-type="float">
            <text:p>1.47705497603849E+01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.47705497595706E+018" calcext:value-type="float">
            <text:p>1.47705497595706E+018</text:p>
          </table:table-cell>
          <table:table-cell office:value-type="float" office:value="1.47705497603855E+018" calcext:value-type="float">
            <text:p>1.47705497603855E+01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.47705497595742E+018" calcext:value-type="float">
            <text:p>1.47705497595742E+018</text:p>
          </table:table-cell>
          <table:table-cell office:value-type="float" office:value="1.4770549760386E+018" calcext:value-type="float">
            <text:p>1.4770549760386E+01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.4770549759579E+018" calcext:value-type="float">
            <text:p>1.4770549759579E+018</text:p>
          </table:table-cell>
          <table:table-cell office:value-type="float" office:value="1.47705497603865E+018" calcext:value-type="float">
            <text:p>1.47705497603865E+01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.47705497595825E+018" calcext:value-type="float">
            <text:p>1.47705497595825E+018</text:p>
          </table:table-cell>
          <table:table-cell office:value-type="float" office:value="1.47705497603871E+018" calcext:value-type="float">
            <text:p>1.47705497603871E+01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.47705497595863E+018" calcext:value-type="float">
            <text:p>1.47705497595863E+018</text:p>
          </table:table-cell>
          <table:table-cell office:value-type="float" office:value="1.47705497603876E+018" calcext:value-type="float">
            <text:p>1.47705497603876E+01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.47705497595902E+018" calcext:value-type="float">
            <text:p>1.47705497595902E+018</text:p>
          </table:table-cell>
          <table:table-cell office:value-type="float" office:value="1.47705497603881E+018" calcext:value-type="float">
            <text:p>1.47705497603881E+01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.47705497595938E+018" calcext:value-type="float">
            <text:p>1.47705497595938E+018</text:p>
          </table:table-cell>
          <table:table-cell office:value-type="float" office:value="1.47705497603886E+018" calcext:value-type="float">
            <text:p>1.47705497603886E+01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.47705497595985E+018" calcext:value-type="float">
            <text:p>1.47705497595985E+018</text:p>
          </table:table-cell>
          <table:table-cell office:value-type="float" office:value="1.47705497603891E+018" calcext:value-type="float">
            <text:p>1.47705497603891E+01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.47705497596033E+018" calcext:value-type="float">
            <text:p>1.47705497596033E+018</text:p>
          </table:table-cell>
          <table:table-cell office:value-type="float" office:value="1.47705497603901E+018" calcext:value-type="float">
            <text:p>1.47705497603901E+01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.47705497596082E+018" calcext:value-type="float">
            <text:p>1.47705497596082E+018</text:p>
          </table:table-cell>
          <table:table-cell office:value-type="float" office:value="1.47705497603907E+018" calcext:value-type="float">
            <text:p>1.47705497603907E+01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.47705497596118E+018" calcext:value-type="float">
            <text:p>1.47705497596118E+018</text:p>
          </table:table-cell>
          <table:table-cell office:value-type="float" office:value="1.47705497603912E+018" calcext:value-type="float">
            <text:p>1.47705497603912E+01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.47705497596165E+018" calcext:value-type="float">
            <text:p>1.47705497596165E+018</text:p>
          </table:table-cell>
          <table:table-cell office:value-type="float" office:value="1.47705497603917E+018" calcext:value-type="float">
            <text:p>1.47705497603917E+01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.47705497596201E+018" calcext:value-type="float">
            <text:p>1.47705497596201E+018</text:p>
          </table:table-cell>
          <table:table-cell office:value-type="float" office:value="1.47705497603923E+018" calcext:value-type="float">
            <text:p>1.47705497603923E+01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.4770549759624E+018" calcext:value-type="float">
            <text:p>1.4770549759624E+018</text:p>
          </table:table-cell>
          <table:table-cell office:value-type="float" office:value="1.47705497603928E+018" calcext:value-type="float">
            <text:p>1.47705497603928E+01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.47705497596278E+018" calcext:value-type="float">
            <text:p>1.47705497596278E+018</text:p>
          </table:table-cell>
          <table:table-cell office:value-type="float" office:value="1.47705497603933E+018" calcext:value-type="float">
            <text:p>1.47705497603933E+01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.47705497596314E+018" calcext:value-type="float">
            <text:p>1.47705497596314E+018</text:p>
          </table:table-cell>
          <table:table-cell office:value-type="float" office:value="1.47705497603938E+018" calcext:value-type="float">
            <text:p>1.47705497603938E+01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.47705497596352E+018" calcext:value-type="float">
            <text:p>1.47705497596352E+018</text:p>
          </table:table-cell>
          <table:table-cell office:value-type="float" office:value="1.47705497603944E+018" calcext:value-type="float">
            <text:p>1.47705497603944E+01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.4770549759641E+018" calcext:value-type="float">
            <text:p>1.4770549759641E+018</text:p>
          </table:table-cell>
          <table:table-cell office:value-type="float" office:value="1.47705497603949E+018" calcext:value-type="float">
            <text:p>1.47705497603949E+01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.47705497596459E+018" calcext:value-type="float">
            <text:p>1.47705497596459E+018</text:p>
          </table:table-cell>
          <table:table-cell office:value-type="float" office:value="1.47705497603954E+018" calcext:value-type="float">
            <text:p>1.47705497603954E+01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.47705497596495E+018" calcext:value-type="float">
            <text:p>1.47705497596495E+018</text:p>
          </table:table-cell>
          <table:table-cell office:value-type="float" office:value="1.47705497603959E+018" calcext:value-type="float">
            <text:p>1.47705497603959E+01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.47705497596534E+018" calcext:value-type="float">
            <text:p>1.47705497596534E+018</text:p>
          </table:table-cell>
          <table:table-cell office:value-type="float" office:value="1.47705497603966E+018" calcext:value-type="float">
            <text:p>1.47705497603966E+01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.47705497596581E+018" calcext:value-type="float">
            <text:p>1.47705497596581E+018</text:p>
          </table:table-cell>
          <table:table-cell office:value-type="float" office:value="1.47705497603971E+018" calcext:value-type="float">
            <text:p>1.47705497603971E+01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.47705497596629E+018" calcext:value-type="float">
            <text:p>1.47705497596629E+018</text:p>
          </table:table-cell>
          <table:table-cell office:value-type="float" office:value="1.47705497603978E+018" calcext:value-type="float">
            <text:p>1.47705497603978E+01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.47705497596665E+018" calcext:value-type="float">
            <text:p>1.47705497596665E+018</text:p>
          </table:table-cell>
          <table:table-cell office:value-type="float" office:value="1.47705497603983E+018" calcext:value-type="float">
            <text:p>1.47705497603983E+01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.477054975967E+018" calcext:value-type="float">
            <text:p>1.477054975967E+018</text:p>
          </table:table-cell>
          <table:table-cell office:value-type="float" office:value="1.47705497603988E+018" calcext:value-type="float">
            <text:p>1.47705497603988E+01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.47705497596738E+018" calcext:value-type="float">
            <text:p>1.47705497596738E+018</text:p>
          </table:table-cell>
          <table:table-cell office:value-type="float" office:value="1.47705497603994E+018" calcext:value-type="float">
            <text:p>1.47705497603994E+01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.47705497596774E+018" calcext:value-type="float">
            <text:p>1.47705497596774E+018</text:p>
          </table:table-cell>
          <table:table-cell office:value-type="float" office:value="1.47705497603999E+018" calcext:value-type="float">
            <text:p>1.47705497603999E+01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.47705497596812E+018" calcext:value-type="float">
            <text:p>1.47705497596812E+018</text:p>
          </table:table-cell>
          <table:table-cell office:value-type="float" office:value="1.47705497604004E+018" calcext:value-type="float">
            <text:p>1.47705497604004E+01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.4770549759685E+018" calcext:value-type="float">
            <text:p>1.4770549759685E+018</text:p>
          </table:table-cell>
          <table:table-cell office:value-type="float" office:value="1.47705497604009E+018" calcext:value-type="float">
            <text:p>1.47705497604009E+018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.47705497596886E+018" calcext:value-type="float">
            <text:p>1.47705497596886E+018</text:p>
          </table:table-cell>
          <table:table-cell office:value-type="float" office:value="1.47705497604015E+018" calcext:value-type="float">
            <text:p>1.47705497604015E+018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.47705497596924E+018" calcext:value-type="float">
            <text:p>1.47705497596924E+018</text:p>
          </table:table-cell>
          <table:table-cell office:value-type="float" office:value="1.4770549760402E+018" calcext:value-type="float">
            <text:p>1.4770549760402E+01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.47705497596959E+018" calcext:value-type="float">
            <text:p>1.47705497596959E+018</text:p>
          </table:table-cell>
          <table:table-cell office:value-type="float" office:value="1.47705497604025E+018" calcext:value-type="float">
            <text:p>1.47705497604025E+01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.47705497597006E+018" calcext:value-type="float">
            <text:p>1.47705497597006E+018</text:p>
          </table:table-cell>
          <table:table-cell office:value-type="float" office:value="1.4770549760403E+018" calcext:value-type="float">
            <text:p>1.4770549760403E+01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.47705497597042E+018" calcext:value-type="float">
            <text:p>1.47705497597042E+018</text:p>
          </table:table-cell>
          <table:table-cell office:value-type="float" office:value="1.47705497604036E+018" calcext:value-type="float">
            <text:p>1.47705497604036E+01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.47705497597077E+018" calcext:value-type="float">
            <text:p>1.47705497597077E+018</text:p>
          </table:table-cell>
          <table:table-cell office:value-type="float" office:value="1.47705497604041E+018" calcext:value-type="float">
            <text:p>1.47705497604041E+01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.47705497597115E+018" calcext:value-type="float">
            <text:p>1.47705497597115E+018</text:p>
          </table:table-cell>
          <table:table-cell office:value-type="float" office:value="1.47705497604046E+018" calcext:value-type="float">
            <text:p>1.47705497604046E+01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.47705497597151E+018" calcext:value-type="float">
            <text:p>1.47705497597151E+018</text:p>
          </table:table-cell>
          <table:table-cell office:value-type="float" office:value="1.47705497604052E+018" calcext:value-type="float">
            <text:p>1.47705497604052E+018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.47705497597185E+018" calcext:value-type="float">
            <text:p>1.47705497597185E+018</text:p>
          </table:table-cell>
          <table:table-cell office:value-type="float" office:value="1.47705497604057E+018" calcext:value-type="float">
            <text:p>1.47705497604057E+01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.4770549759722E+018" calcext:value-type="float">
            <text:p>1.4770549759722E+018</text:p>
          </table:table-cell>
          <table:table-cell office:value-type="float" office:value="1.47705497604062E+018" calcext:value-type="float">
            <text:p>1.47705497604062E+01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.47705497597255E+018" calcext:value-type="float">
            <text:p>1.47705497597255E+018</text:p>
          </table:table-cell>
          <table:table-cell office:value-type="float" office:value="1.47705497604067E+018" calcext:value-type="float">
            <text:p>1.47705497604067E+01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.47705497597303E+018" calcext:value-type="float">
            <text:p>1.47705497597303E+018</text:p>
          </table:table-cell>
          <table:table-cell office:value-type="float" office:value="1.47705497604073E+018" calcext:value-type="float">
            <text:p>1.47705497604073E+01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.47705497597338E+018" calcext:value-type="float">
            <text:p>1.47705497597338E+018</text:p>
          </table:table-cell>
          <table:table-cell office:value-type="float" office:value="1.47705497604078E+018" calcext:value-type="float">
            <text:p>1.47705497604078E+01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.47705497597373E+018" calcext:value-type="float">
            <text:p>1.47705497597373E+018</text:p>
          </table:table-cell>
          <table:table-cell office:value-type="float" office:value="1.47705497604083E+018" calcext:value-type="float">
            <text:p>1.47705497604083E+01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.47705497597408E+018" calcext:value-type="float">
            <text:p>1.47705497597408E+018</text:p>
          </table:table-cell>
          <table:table-cell office:value-type="float" office:value="1.47705497604088E+018" calcext:value-type="float">
            <text:p>1.47705497604088E+01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.47705497597442E+018" calcext:value-type="float">
            <text:p>1.47705497597442E+018</text:p>
          </table:table-cell>
          <table:table-cell office:value-type="float" office:value="1.47705497604093E+018" calcext:value-type="float">
            <text:p>1.47705497604093E+01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47705497597489E+018" calcext:value-type="float">
            <text:p>1.47705497597489E+018</text:p>
          </table:table-cell>
          <table:table-cell office:value-type="float" office:value="1.47705497604099E+018" calcext:value-type="float">
            <text:p>1.47705497604099E+01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.47705497597525E+018" calcext:value-type="float">
            <text:p>1.47705497597525E+018</text:p>
          </table:table-cell>
          <table:table-cell office:value-type="float" office:value="1.47705497604104E+018" calcext:value-type="float">
            <text:p>1.47705497604104E+018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.47705497597563E+018" calcext:value-type="float">
            <text:p>1.47705497597563E+018</text:p>
          </table:table-cell>
          <table:table-cell office:value-type="float" office:value="1.47705497604109E+018" calcext:value-type="float">
            <text:p>1.47705497604109E+018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.47705497597626E+018" calcext:value-type="float">
            <text:p>1.47705497597626E+018</text:p>
          </table:table-cell>
          <table:table-cell office:value-type="float" office:value="1.47705497604114E+018" calcext:value-type="float">
            <text:p>1.47705497604114E+018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.47705497597672E+018" calcext:value-type="float">
            <text:p>1.47705497597672E+018</text:p>
          </table:table-cell>
          <table:table-cell office:value-type="float" office:value="1.4770549760412E+018" calcext:value-type="float">
            <text:p>1.4770549760412E+01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.47705497597709E+018" calcext:value-type="float">
            <text:p>1.47705497597709E+018</text:p>
          </table:table-cell>
          <table:table-cell office:value-type="float" office:value="1.47705497604125E+018" calcext:value-type="float">
            <text:p>1.47705497604125E+01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.47705497597758E+018" calcext:value-type="float">
            <text:p>1.47705497597758E+018</text:p>
          </table:table-cell>
          <table:table-cell office:value-type="float" office:value="1.4770549760413E+018" calcext:value-type="float">
            <text:p>1.4770549760413E+01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.47705497597806E+018" calcext:value-type="float">
            <text:p>1.47705497597806E+018</text:p>
          </table:table-cell>
          <table:table-cell office:value-type="float" office:value="1.47705497604135E+018" calcext:value-type="float">
            <text:p>1.47705497604135E+01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.47705497597842E+018" calcext:value-type="float">
            <text:p>1.47705497597842E+018</text:p>
          </table:table-cell>
          <table:table-cell office:value-type="float" office:value="1.47705497604141E+018" calcext:value-type="float">
            <text:p>1.47705497604141E+01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.47705497597886E+018" calcext:value-type="float">
            <text:p>1.47705497597886E+018</text:p>
          </table:table-cell>
          <table:table-cell office:value-type="float" office:value="1.47705497604146E+018" calcext:value-type="float">
            <text:p>1.47705497604146E+01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.47705497597959E+018" calcext:value-type="float">
            <text:p>1.47705497597959E+018</text:p>
          </table:table-cell>
          <table:table-cell office:value-type="float" office:value="1.47705497604151E+018" calcext:value-type="float">
            <text:p>1.47705497604151E+01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.47705497598007E+018" calcext:value-type="float">
            <text:p>1.47705497598007E+018</text:p>
          </table:table-cell>
          <table:table-cell office:value-type="float" office:value="1.47705497604156E+018" calcext:value-type="float">
            <text:p>1.47705497604156E+01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.47705497598074E+018" calcext:value-type="float">
            <text:p>1.47705497598074E+018</text:p>
          </table:table-cell>
          <table:table-cell office:value-type="float" office:value="1.47705497604162E+018" calcext:value-type="float">
            <text:p>1.47705497604162E+01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.47705497598129E+018" calcext:value-type="float">
            <text:p>1.47705497598129E+018</text:p>
          </table:table-cell>
          <table:table-cell office:value-type="float" office:value="1.47705497604167E+018" calcext:value-type="float">
            <text:p>1.47705497604167E+01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.47705497598189E+018" calcext:value-type="float">
            <text:p>1.47705497598189E+018</text:p>
          </table:table-cell>
          <table:table-cell office:value-type="float" office:value="1.47705497604172E+018" calcext:value-type="float">
            <text:p>1.47705497604172E+018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.47705497598958E+018" calcext:value-type="float">
            <text:p>1.47705497598958E+018</text:p>
          </table:table-cell>
          <table:table-cell office:value-type="float" office:value="1.47705497604177E+018" calcext:value-type="float">
            <text:p>1.47705497604177E+01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.47705497598996E+018" calcext:value-type="float">
            <text:p>1.47705497598996E+018</text:p>
          </table:table-cell>
          <table:table-cell office:value-type="float" office:value="1.47705497604183E+018" calcext:value-type="float">
            <text:p>1.47705497604183E+01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.47705497599061E+018" calcext:value-type="float">
            <text:p>1.47705497599061E+018</text:p>
          </table:table-cell>
          <table:table-cell office:value-type="float" office:value="1.47705497604188E+018" calcext:value-type="float">
            <text:p>1.47705497604188E+01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.47705497599253E+018" calcext:value-type="float">
            <text:p>1.47705497599253E+018</text:p>
          </table:table-cell>
          <table:table-cell office:value-type="float" office:value="1.47705497604193E+018" calcext:value-type="float">
            <text:p>1.47705497604193E+01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.47705497599299E+018" calcext:value-type="float">
            <text:p>1.47705497599299E+018</text:p>
          </table:table-cell>
          <table:table-cell office:value-type="float" office:value="1.47705497604198E+018" calcext:value-type="float">
            <text:p>1.47705497604198E+01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.47705497599335E+018" calcext:value-type="float">
            <text:p>1.47705497599335E+018</text:p>
          </table:table-cell>
          <table:table-cell office:value-type="float" office:value="1.47705497604203E+018" calcext:value-type="float">
            <text:p>1.47705497604203E+01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.47705497599374E+018" calcext:value-type="float">
            <text:p>1.47705497599374E+018</text:p>
          </table:table-cell>
          <table:table-cell office:value-type="float" office:value="1.47705497604209E+018" calcext:value-type="float">
            <text:p>1.47705497604209E+01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.47705497599409E+018" calcext:value-type="float">
            <text:p>1.47705497599409E+018</text:p>
          </table:table-cell>
          <table:table-cell office:value-type="float" office:value="1.47705497604214E+018" calcext:value-type="float">
            <text:p>1.47705497604214E+01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.47705497599444E+018" calcext:value-type="float">
            <text:p>1.47705497599444E+018</text:p>
          </table:table-cell>
          <table:table-cell office:value-type="float" office:value="1.47705497604219E+018" calcext:value-type="float">
            <text:p>1.47705497604219E+01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.47705497599493E+018" calcext:value-type="float">
            <text:p>1.47705497599493E+018</text:p>
          </table:table-cell>
          <table:table-cell office:value-type="float" office:value="1.47705497604224E+018" calcext:value-type="float">
            <text:p>1.47705497604224E+01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.47705497599529E+018" calcext:value-type="float">
            <text:p>1.47705497599529E+018</text:p>
          </table:table-cell>
          <table:table-cell office:value-type="float" office:value="1.4770549760423E+018" calcext:value-type="float">
            <text:p>1.4770549760423E+01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.47705497599567E+018" calcext:value-type="float">
            <text:p>1.47705497599567E+018</text:p>
          </table:table-cell>
          <table:table-cell office:value-type="float" office:value="1.47705497604235E+018" calcext:value-type="float">
            <text:p>1.47705497604235E+018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.47705497599615E+018" calcext:value-type="float">
            <text:p>1.47705497599615E+018</text:p>
          </table:table-cell>
          <table:table-cell office:value-type="float" office:value="1.4770549760424E+018" calcext:value-type="float">
            <text:p>1.4770549760424E+01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.47705497599663E+018" calcext:value-type="float">
            <text:p>1.47705497599663E+018</text:p>
          </table:table-cell>
          <table:table-cell office:value-type="float" office:value="1.47705497604245E+018" calcext:value-type="float">
            <text:p>1.47705497604245E+01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.47705497599699E+018" calcext:value-type="float">
            <text:p>1.47705497599699E+018</text:p>
          </table:table-cell>
          <table:table-cell office:value-type="float" office:value="1.4770549760425E+018" calcext:value-type="float">
            <text:p>1.4770549760425E+01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.47705497599745E+018" calcext:value-type="float">
            <text:p>1.47705497599745E+018</text:p>
          </table:table-cell>
          <table:table-cell office:value-type="float" office:value="1.47705497604256E+018" calcext:value-type="float">
            <text:p>1.47705497604256E+01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.47705497599793E+018" calcext:value-type="float">
            <text:p>1.47705497599793E+018</text:p>
          </table:table-cell>
          <table:table-cell office:value-type="float" office:value="1.47705497604261E+018" calcext:value-type="float">
            <text:p>1.47705497604261E+01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.47705497599833E+018" calcext:value-type="float">
            <text:p>1.47705497599833E+018</text:p>
          </table:table-cell>
          <table:table-cell office:value-type="float" office:value="1.47705497604278E+018" calcext:value-type="float">
            <text:p>1.47705497604278E+01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.4770549759988E+018" calcext:value-type="float">
            <text:p>1.4770549759988E+018</text:p>
          </table:table-cell>
          <table:table-cell office:value-type="float" office:value="1.47705497604284E+018" calcext:value-type="float">
            <text:p>1.47705497604284E+01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.47705497599929E+018" calcext:value-type="float">
            <text:p>1.47705497599929E+018</text:p>
          </table:table-cell>
          <table:table-cell office:value-type="float" office:value="1.47705497604293E+018" calcext:value-type="float">
            <text:p>1.47705497604293E+01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.47705497599979E+018" calcext:value-type="float">
            <text:p>1.47705497599979E+018</text:p>
          </table:table-cell>
          <table:table-cell office:value-type="float" office:value="1.47705497604298E+018" calcext:value-type="float">
            <text:p>1.47705497604298E+01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.47705497600016E+018" calcext:value-type="float">
            <text:p>1.47705497600016E+018</text:p>
          </table:table-cell>
          <table:table-cell office:value-type="float" office:value="1.47705497604304E+018" calcext:value-type="float">
            <text:p>1.47705497604304E+018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.47705497600084E+018" calcext:value-type="float">
            <text:p>1.47705497600084E+018</text:p>
          </table:table-cell>
          <table:table-cell office:value-type="float" office:value="1.47705497604309E+018" calcext:value-type="float">
            <text:p>1.47705497604309E+01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.47705497600314E+018" calcext:value-type="float">
            <text:p>1.47705497600314E+018</text:p>
          </table:table-cell>
          <table:table-cell office:value-type="float" office:value="1.47705497604314E+018" calcext:value-type="float">
            <text:p>1.47705497604314E+01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.47705497600363E+018" calcext:value-type="float">
            <text:p>1.47705497600363E+018</text:p>
          </table:table-cell>
          <table:table-cell office:value-type="float" office:value="1.47705497604319E+018" calcext:value-type="float">
            <text:p>1.47705497604319E+01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.47705497600412E+018" calcext:value-type="float">
            <text:p>1.47705497600412E+018</text:p>
          </table:table-cell>
          <table:table-cell office:value-type="float" office:value="1.47705497604325E+018" calcext:value-type="float">
            <text:p>1.47705497604325E+01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.47705497600448E+018" calcext:value-type="float">
            <text:p>1.47705497600448E+018</text:p>
          </table:table-cell>
          <table:table-cell office:value-type="float" office:value="1.4770549760433E+018" calcext:value-type="float">
            <text:p>1.4770549760433E+01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.47705497600487E+018" calcext:value-type="float">
            <text:p>1.47705497600487E+018</text:p>
          </table:table-cell>
          <table:table-cell office:value-type="float" office:value="1.47705497604335E+018" calcext:value-type="float">
            <text:p>1.47705497604335E+01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.47705497600522E+018" calcext:value-type="float">
            <text:p>1.47705497600522E+018</text:p>
          </table:table-cell>
          <table:table-cell office:value-type="float" office:value="1.47705497604341E+018" calcext:value-type="float">
            <text:p>1.47705497604341E+01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.47705497600565E+018" calcext:value-type="float">
            <text:p>1.47705497600565E+018</text:p>
          </table:table-cell>
          <table:table-cell office:value-type="float" office:value="1.47705497604346E+018" calcext:value-type="float">
            <text:p>1.47705497604346E+018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.47705497600601E+018" calcext:value-type="float">
            <text:p>1.47705497600601E+018</text:p>
          </table:table-cell>
          <table:table-cell office:value-type="float" office:value="1.47705497604351E+018" calcext:value-type="float">
            <text:p>1.47705497604351E+01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.47705497600639E+018" calcext:value-type="float">
            <text:p>1.47705497600639E+018</text:p>
          </table:table-cell>
          <table:table-cell office:value-type="float" office:value="1.47705497604356E+018" calcext:value-type="float">
            <text:p>1.47705497604356E+01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.47705497600678E+018" calcext:value-type="float">
            <text:p>1.47705497600678E+018</text:p>
          </table:table-cell>
          <table:table-cell office:value-type="float" office:value="1.47705497604362E+018" calcext:value-type="float">
            <text:p>1.47705497604362E+01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.47705497600713E+018" calcext:value-type="float">
            <text:p>1.47705497600713E+018</text:p>
          </table:table-cell>
          <table:table-cell office:value-type="float" office:value="1.47705497604367E+018" calcext:value-type="float">
            <text:p>1.47705497604367E+01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.47705497600748E+018" calcext:value-type="float">
            <text:p>1.47705497600748E+018</text:p>
          </table:table-cell>
          <table:table-cell office:value-type="float" office:value="1.47705497604372E+018" calcext:value-type="float">
            <text:p>1.47705497604372E+01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47705497600817E+018" calcext:value-type="float">
            <text:p>1.47705497600817E+018</text:p>
          </table:table-cell>
          <table:table-cell office:value-type="float" office:value="1.47705497604377E+018" calcext:value-type="float">
            <text:p>1.47705497604377E+01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.47705497600872E+018" calcext:value-type="float">
            <text:p>1.47705497600872E+018</text:p>
          </table:table-cell>
          <table:table-cell office:value-type="float" office:value="1.47705497604382E+018" calcext:value-type="float">
            <text:p>1.47705497604382E+01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.47705497600924E+018" calcext:value-type="float">
            <text:p>1.47705497600924E+018</text:p>
          </table:table-cell>
          <table:table-cell office:value-type="float" office:value="1.47705497604388E+018" calcext:value-type="float">
            <text:p>1.47705497604388E+01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.47705497600991E+018" calcext:value-type="float">
            <text:p>1.47705497600991E+018</text:p>
          </table:table-cell>
          <table:table-cell office:value-type="float" office:value="1.47705497604393E+018" calcext:value-type="float">
            <text:p>1.47705497604393E+01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.47705497601028E+018" calcext:value-type="float">
            <text:p>1.47705497601028E+018</text:p>
          </table:table-cell>
          <table:table-cell office:value-type="float" office:value="1.47705497604398E+018" calcext:value-type="float">
            <text:p>1.47705497604398E+01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.47705497601071E+018" calcext:value-type="float">
            <text:p>1.47705497601071E+018</text:p>
          </table:table-cell>
          <table:table-cell office:value-type="float" office:value="1.47705497604403E+018" calcext:value-type="float">
            <text:p>1.47705497604403E+01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.47705497601107E+018" calcext:value-type="float">
            <text:p>1.47705497601107E+018</text:p>
          </table:table-cell>
          <table:table-cell office:value-type="float" office:value="1.47705497604409E+018" calcext:value-type="float">
            <text:p>1.47705497604409E+01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.47705497601143E+018" calcext:value-type="float">
            <text:p>1.47705497601143E+018</text:p>
          </table:table-cell>
          <table:table-cell office:value-type="float" office:value="1.47705497604414E+018" calcext:value-type="float">
            <text:p>1.47705497604414E+01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.47705497601204E+018" calcext:value-type="float">
            <text:p>1.47705497601204E+018</text:p>
          </table:table-cell>
          <table:table-cell office:value-type="float" office:value="1.47705497604419E+018" calcext:value-type="float">
            <text:p>1.47705497604419E+01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.47705497601323E+018" calcext:value-type="float">
            <text:p>1.47705497601323E+018</text:p>
          </table:table-cell>
          <table:table-cell office:value-type="float" office:value="1.47705497604424E+018" calcext:value-type="float">
            <text:p>1.47705497604424E+01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47705497601378E+018" calcext:value-type="float">
            <text:p>1.47705497601378E+018</text:p>
          </table:table-cell>
          <table:table-cell office:value-type="float" office:value="1.47705497604429E+018" calcext:value-type="float">
            <text:p>1.47705497604429E+01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.47705497601433E+018" calcext:value-type="float">
            <text:p>1.47705497601433E+018</text:p>
          </table:table-cell>
          <table:table-cell office:value-type="float" office:value="1.47705497604435E+018" calcext:value-type="float">
            <text:p>1.47705497604435E+01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.47705497601474E+018" calcext:value-type="float">
            <text:p>1.47705497601474E+018</text:p>
          </table:table-cell>
          <table:table-cell office:value-type="float" office:value="1.4770549760444E+018" calcext:value-type="float">
            <text:p>1.4770549760444E+018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.4770549760151E+018" calcext:value-type="float">
            <text:p>1.4770549760151E+018</text:p>
          </table:table-cell>
          <table:table-cell office:value-type="float" office:value="1.47705497604445E+018" calcext:value-type="float">
            <text:p>1.47705497604445E+01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.47705497601549E+018" calcext:value-type="float">
            <text:p>1.47705497601549E+018</text:p>
          </table:table-cell>
          <table:table-cell office:value-type="float" office:value="1.4770549760445E+018" calcext:value-type="float">
            <text:p>1.4770549760445E+01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.47705497601702E+018" calcext:value-type="float">
            <text:p>1.47705497601702E+018</text:p>
          </table:table-cell>
          <table:table-cell office:value-type="float" office:value="1.47705497604455E+018" calcext:value-type="float">
            <text:p>1.47705497604455E+01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.47705497601757E+018" calcext:value-type="float">
            <text:p>1.47705497601757E+018</text:p>
          </table:table-cell>
          <table:table-cell office:value-type="float" office:value="1.47705497604538E+018" calcext:value-type="float">
            <text:p>1.47705497604538E+01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.47705497601812E+018" calcext:value-type="float">
            <text:p>1.47705497601812E+018</text:p>
          </table:table-cell>
          <table:table-cell office:value-type="float" office:value="1.47705497604544E+018" calcext:value-type="float">
            <text:p>1.47705497604544E+01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.47705497601877E+018" calcext:value-type="float">
            <text:p>1.47705497601877E+018</text:p>
          </table:table-cell>
          <table:table-cell office:value-type="float" office:value="1.47705497604549E+018" calcext:value-type="float">
            <text:p>1.47705497604549E+01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.47705497601936E+018" calcext:value-type="float">
            <text:p>1.47705497601936E+018</text:p>
          </table:table-cell>
          <table:table-cell office:value-type="float" office:value="1.47705497604555E+018" calcext:value-type="float">
            <text:p>1.47705497604555E+01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.47705497601977E+018" calcext:value-type="float">
            <text:p>1.47705497601977E+018</text:p>
          </table:table-cell>
          <table:table-cell office:value-type="float" office:value="1.4770549760456E+018" calcext:value-type="float">
            <text:p>1.4770549760456E+01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.47705497602012E+018" calcext:value-type="float">
            <text:p>1.47705497602012E+018</text:p>
          </table:table-cell>
          <table:table-cell office:value-type="float" office:value="1.47705497604565E+018" calcext:value-type="float">
            <text:p>1.47705497604565E+01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.47705497602047E+018" calcext:value-type="float">
            <text:p>1.47705497602047E+018</text:p>
          </table:table-cell>
          <table:table-cell office:value-type="float" office:value="1.4770549760457E+018" calcext:value-type="float">
            <text:p>1.4770549760457E+01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.47705497602082E+018" calcext:value-type="float">
            <text:p>1.47705497602082E+018</text:p>
          </table:table-cell>
          <table:table-cell office:value-type="float" office:value="1.47705497604576E+018" calcext:value-type="float">
            <text:p>1.47705497604576E+01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.4770549760213E+018" calcext:value-type="float">
            <text:p>1.4770549760213E+018</text:p>
          </table:table-cell>
          <table:table-cell office:value-type="float" office:value="1.47705497604581E+018" calcext:value-type="float">
            <text:p>1.47705497604581E+01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.47705497602166E+018" calcext:value-type="float">
            <text:p>1.47705497602166E+018</text:p>
          </table:table-cell>
          <table:table-cell office:value-type="float" office:value="1.47705497604586E+018" calcext:value-type="float">
            <text:p>1.47705497604586E+01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.477054976022E+018" calcext:value-type="float">
            <text:p>1.477054976022E+018</text:p>
          </table:table-cell>
          <table:table-cell office:value-type="float" office:value="1.47705497604591E+018" calcext:value-type="float">
            <text:p>1.47705497604591E+01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.47705497602247E+018" calcext:value-type="float">
            <text:p>1.47705497602247E+018</text:p>
          </table:table-cell>
          <table:table-cell office:value-type="float" office:value="1.47705497604689E+018" calcext:value-type="float">
            <text:p>1.47705497604689E+01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.47705497602283E+018" calcext:value-type="float">
            <text:p>1.47705497602283E+018</text:p>
          </table:table-cell>
          <table:table-cell office:value-type="float" office:value="1.47705497604695E+018" calcext:value-type="float">
            <text:p>1.47705497604695E+01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.47705497602318E+018" calcext:value-type="float">
            <text:p>1.47705497602318E+018</text:p>
          </table:table-cell>
          <table:table-cell office:value-type="float" office:value="1.477054976047E+018" calcext:value-type="float">
            <text:p>1.477054976047E+01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.47705497602356E+018" calcext:value-type="float">
            <text:p>1.47705497602356E+018</text:p>
          </table:table-cell>
          <table:table-cell office:value-type="float" office:value="1.47705497604706E+018" calcext:value-type="float">
            <text:p>1.47705497604706E+018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.47705497602391E+018" calcext:value-type="float">
            <text:p>1.47705497602391E+018</text:p>
          </table:table-cell>
          <table:table-cell office:value-type="float" office:value="1.47705497604711E+018" calcext:value-type="float">
            <text:p>1.47705497604711E+01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.47705497602426E+018" calcext:value-type="float">
            <text:p>1.47705497602426E+018</text:p>
          </table:table-cell>
          <table:table-cell office:value-type="float" office:value="1.47705497604716E+018" calcext:value-type="float">
            <text:p>1.47705497604716E+018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.47705497602462E+018" calcext:value-type="float">
            <text:p>1.47705497602462E+018</text:p>
          </table:table-cell>
          <table:table-cell office:value-type="float" office:value="1.47705497604721E+018" calcext:value-type="float">
            <text:p>1.47705497604721E+01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.4770549760251E+018" calcext:value-type="float">
            <text:p>1.4770549760251E+018</text:p>
          </table:table-cell>
          <table:table-cell office:value-type="float" office:value="1.47705497604727E+018" calcext:value-type="float">
            <text:p>1.47705497604727E+01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.47705497602545E+018" calcext:value-type="float">
            <text:p>1.47705497602545E+018</text:p>
          </table:table-cell>
          <table:table-cell office:value-type="float" office:value="1.47705497604732E+018" calcext:value-type="float">
            <text:p>1.47705497604732E+018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.4770549760258E+018" calcext:value-type="float">
            <text:p>1.4770549760258E+018</text:p>
          </table:table-cell>
          <table:table-cell office:value-type="float" office:value="1.47705497604737E+018" calcext:value-type="float">
            <text:p>1.47705497604737E+01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.47705497602618E+018" calcext:value-type="float">
            <text:p>1.47705497602618E+018</text:p>
          </table:table-cell>
          <table:table-cell office:value-type="float" office:value="1.47705497604742E+018" calcext:value-type="float">
            <text:p>1.47705497604742E+01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.47705497602654E+018" calcext:value-type="float">
            <text:p>1.47705497602654E+018</text:p>
          </table:table-cell>
          <table:table-cell office:value-type="float" office:value="1.47705497604748E+018" calcext:value-type="float">
            <text:p>1.47705497604748E+018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.47705497602692E+018" calcext:value-type="float">
            <text:p>1.47705497602692E+018</text:p>
          </table:table-cell>
          <table:table-cell office:value-type="float" office:value="1.47705497604753E+018" calcext:value-type="float">
            <text:p>1.47705497604753E+01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.47705497602727E+018" calcext:value-type="float">
            <text:p>1.47705497602727E+018</text:p>
          </table:table-cell>
          <table:table-cell office:value-type="float" office:value="1.47705497604758E+018" calcext:value-type="float">
            <text:p>1.47705497604758E+018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.47705497602775E+018" calcext:value-type="float">
            <text:p>1.47705497602775E+018</text:p>
          </table:table-cell>
          <table:table-cell office:value-type="float" office:value="1.47705497604764E+018" calcext:value-type="float">
            <text:p>1.47705497604764E+01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.47705497602811E+018" calcext:value-type="float">
            <text:p>1.47705497602811E+018</text:p>
          </table:table-cell>
          <table:table-cell office:value-type="float" office:value="1.4770549760477E+018" calcext:value-type="float">
            <text:p>1.4770549760477E+01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.47705497602846E+018" calcext:value-type="float">
            <text:p>1.47705497602846E+018</text:p>
          </table:table-cell>
          <table:table-cell office:value-type="float" office:value="1.47705497604776E+018" calcext:value-type="float">
            <text:p>1.47705497604776E+01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.47705497602884E+018" calcext:value-type="float">
            <text:p>1.47705497602884E+018</text:p>
          </table:table-cell>
          <table:table-cell office:value-type="float" office:value="1.47705497604781E+018" calcext:value-type="float">
            <text:p>1.47705497604781E+01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.47705497602934E+018" calcext:value-type="float">
            <text:p>1.47705497602934E+018</text:p>
          </table:table-cell>
          <table:table-cell office:value-type="float" office:value="1.47705497604787E+018" calcext:value-type="float">
            <text:p>1.47705497604787E+01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.47705497602971E+018" calcext:value-type="float">
            <text:p>1.47705497602971E+018</text:p>
          </table:table-cell>
          <table:table-cell office:value-type="float" office:value="1.47705497604792E+018" calcext:value-type="float">
            <text:p>1.47705497604792E+018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.47705497603006E+018" calcext:value-type="float">
            <text:p>1.47705497603006E+018</text:p>
          </table:table-cell>
          <table:table-cell office:value-type="float" office:value="1.47705497604797E+018" calcext:value-type="float">
            <text:p>1.47705497604797E+01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.47705497603041E+018" calcext:value-type="float">
            <text:p>1.47705497603041E+018</text:p>
          </table:table-cell>
          <table:table-cell office:value-type="float" office:value="1.47705497604802E+018" calcext:value-type="float">
            <text:p>1.47705497604802E+01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.47705497603076E+018" calcext:value-type="float">
            <text:p>1.47705497603076E+018</text:p>
          </table:table-cell>
          <table:table-cell office:value-type="float" office:value="1.47705497604808E+018" calcext:value-type="float">
            <text:p>1.47705497604808E+018</text:p>
          </table:table-cell>
        </table:table-row>
      </table:table>
      <table:table table:name="times_100000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7705516691689E+018" calcext:value-type="float">
            <text:p>1.47705516691689E+018</text:p>
          </table:table-cell>
          <table:table-cell office:value-type="float" office:value="1.47705516692005E+018" calcext:value-type="float">
            <text:p>1.47705516692005E+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7705516691746E+018" calcext:value-type="float">
            <text:p>1.47705516691746E+018</text:p>
          </table:table-cell>
          <table:table-cell office:value-type="float" office:value="1.47705516692107E+018" calcext:value-type="float">
            <text:p>1.47705516692107E+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7705516691782E+018" calcext:value-type="float">
            <text:p>1.47705516691782E+018</text:p>
          </table:table-cell>
          <table:table-cell office:value-type="float" office:value="1.47705516692251E+018" calcext:value-type="float">
            <text:p>1.47705516692251E+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7705516691817E+018" calcext:value-type="float">
            <text:p>1.47705516691817E+018</text:p>
          </table:table-cell>
          <table:table-cell office:value-type="float" office:value="1.47705516692378E+018" calcext:value-type="float">
            <text:p>1.47705516692378E+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7705516691867E+018" calcext:value-type="float">
            <text:p>1.47705516691867E+018</text:p>
          </table:table-cell>
          <table:table-cell office:value-type="float" office:value="1.4770551669246E+018" calcext:value-type="float">
            <text:p>1.4770551669246E+0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7705516691912E+018" calcext:value-type="float">
            <text:p>1.47705516691912E+018</text:p>
          </table:table-cell>
          <table:table-cell office:value-type="float" office:value="1.477055166925E+018" calcext:value-type="float">
            <text:p>1.477055166925E+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7705516691956E+018" calcext:value-type="float">
            <text:p>1.47705516691956E+018</text:p>
          </table:table-cell>
          <table:table-cell office:value-type="float" office:value="1.47705516692507E+018" calcext:value-type="float">
            <text:p>1.47705516692507E+0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7705516692045E+018" calcext:value-type="float">
            <text:p>1.47705516692045E+018</text:p>
          </table:table-cell>
          <table:table-cell office:value-type="float" office:value="1.47705516692513E+018" calcext:value-type="float">
            <text:p>1.47705516692513E+0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7705516692122E+018" calcext:value-type="float">
            <text:p>1.47705516692122E+018</text:p>
          </table:table-cell>
          <table:table-cell office:value-type="float" office:value="1.4770551669253E+018" calcext:value-type="float">
            <text:p>1.4770551669253E+0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7705516692179E+018" calcext:value-type="float">
            <text:p>1.47705516692179E+018</text:p>
          </table:table-cell>
          <table:table-cell office:value-type="float" office:value="1.47705516692837E+018" calcext:value-type="float">
            <text:p>1.47705516692837E+0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7705516692215E+018" calcext:value-type="float">
            <text:p>1.47705516692215E+018</text:p>
          </table:table-cell>
          <table:table-cell office:value-type="float" office:value="1.47705516692883E+018" calcext:value-type="float">
            <text:p>1.47705516692883E+0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7705516692289E+018" calcext:value-type="float">
            <text:p>1.47705516692289E+018</text:p>
          </table:table-cell>
          <table:table-cell office:value-type="float" office:value="1.47705516692889E+018" calcext:value-type="float">
            <text:p>1.47705516692889E+0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7705516692335E+018" calcext:value-type="float">
            <text:p>1.47705516692335E+018</text:p>
          </table:table-cell>
          <table:table-cell office:value-type="float" office:value="1.47705516692895E+018" calcext:value-type="float">
            <text:p>1.47705516692895E+0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770551669242E+018" calcext:value-type="float">
            <text:p>1.4770551669242E+018</text:p>
          </table:table-cell>
          <table:table-cell office:value-type="float" office:value="1.47705516692901E+018" calcext:value-type="float">
            <text:p>1.47705516692901E+0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7705516692575E+018" calcext:value-type="float">
            <text:p>1.47705516692575E+018</text:p>
          </table:table-cell>
          <table:table-cell office:value-type="float" office:value="1.47705516692907E+018" calcext:value-type="float">
            <text:p>1.47705516692907E+0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7705516692613E+018" calcext:value-type="float">
            <text:p>1.47705516692613E+018</text:p>
          </table:table-cell>
          <table:table-cell office:value-type="float" office:value="1.47705516692913E+018" calcext:value-type="float">
            <text:p>1.47705516692913E+0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47705516692658E+018" calcext:value-type="float">
            <text:p>1.47705516692658E+018</text:p>
          </table:table-cell>
          <table:table-cell office:value-type="float" office:value="1.47705516693025E+018" calcext:value-type="float">
            <text:p>1.47705516693025E+0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47705516692694E+018" calcext:value-type="float">
            <text:p>1.47705516692694E+018</text:p>
          </table:table-cell>
          <table:table-cell office:value-type="float" office:value="1.47705516693132E+018" calcext:value-type="float">
            <text:p>1.47705516693132E+0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47705516692737E+018" calcext:value-type="float">
            <text:p>1.47705516692737E+018</text:p>
          </table:table-cell>
          <table:table-cell office:value-type="float" office:value="1.47705516693232E+018" calcext:value-type="float">
            <text:p>1.47705516693232E+0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47705516692772E+018" calcext:value-type="float">
            <text:p>1.47705516692772E+018</text:p>
          </table:table-cell>
          <table:table-cell office:value-type="float" office:value="1.47705516693325E+018" calcext:value-type="float">
            <text:p>1.47705516693325E+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47705516692816E+018" calcext:value-type="float">
            <text:p>1.47705516692816E+018</text:p>
          </table:table-cell>
          <table:table-cell office:value-type="float" office:value="1.47705516693342E+018" calcext:value-type="float">
            <text:p>1.47705516693342E+0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47705516692966E+018" calcext:value-type="float">
            <text:p>1.47705516692966E+018</text:p>
          </table:table-cell>
          <table:table-cell office:value-type="float" office:value="1.47705516693448E+018" calcext:value-type="float">
            <text:p>1.47705516693448E+0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47705516693011E+018" calcext:value-type="float">
            <text:p>1.47705516693011E+018</text:p>
          </table:table-cell>
          <table:table-cell office:value-type="float" office:value="1.47705516693484E+018" calcext:value-type="float">
            <text:p>1.47705516693484E+0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47705516693081E+018" calcext:value-type="float">
            <text:p>1.47705516693081E+018</text:p>
          </table:table-cell>
          <table:table-cell office:value-type="float" office:value="1.47705516693507E+018" calcext:value-type="float">
            <text:p>1.47705516693507E+0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47705516693157E+018" calcext:value-type="float">
            <text:p>1.47705516693157E+018</text:p>
          </table:table-cell>
          <table:table-cell office:value-type="float" office:value="1.47705516693596E+018" calcext:value-type="float">
            <text:p>1.47705516693596E+0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47705516693252E+018" calcext:value-type="float">
            <text:p>1.47705516693252E+018</text:p>
          </table:table-cell>
          <table:table-cell office:value-type="float" office:value="1.4770551669362E+018" calcext:value-type="float">
            <text:p>1.4770551669362E+0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47705516693354E+018" calcext:value-type="float">
            <text:p>1.47705516693354E+018</text:p>
          </table:table-cell>
          <table:table-cell office:value-type="float" office:value="1.47705516693686E+018" calcext:value-type="float">
            <text:p>1.47705516693686E+0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47705516693391E+018" calcext:value-type="float">
            <text:p>1.47705516693391E+018</text:p>
          </table:table-cell>
          <table:table-cell office:value-type="float" office:value="1.47705516693718E+018" calcext:value-type="float">
            <text:p>1.47705516693718E+0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47705516693515E+018" calcext:value-type="float">
            <text:p>1.47705516693515E+018</text:p>
          </table:table-cell>
          <table:table-cell office:value-type="float" office:value="1.47705516693814E+018" calcext:value-type="float">
            <text:p>1.47705516693814E+0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47705516693558E+018" calcext:value-type="float">
            <text:p>1.47705516693558E+018</text:p>
          </table:table-cell>
          <table:table-cell office:value-type="float" office:value="1.47705516693885E+018" calcext:value-type="float">
            <text:p>1.47705516693885E+0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47705516693655E+018" calcext:value-type="float">
            <text:p>1.47705516693655E+018</text:p>
          </table:table-cell>
          <table:table-cell office:value-type="float" office:value="1.4770551669397E+018" calcext:value-type="float">
            <text:p>1.4770551669397E+0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47705516693755E+018" calcext:value-type="float">
            <text:p>1.47705516693755E+018</text:p>
          </table:table-cell>
          <table:table-cell office:value-type="float" office:value="1.47705516694002E+018" calcext:value-type="float">
            <text:p>1.47705516694002E+0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47705516693831E+018" calcext:value-type="float">
            <text:p>1.47705516693831E+018</text:p>
          </table:table-cell>
          <table:table-cell office:value-type="float" office:value="1.47705516694069E+018" calcext:value-type="float">
            <text:p>1.47705516694069E+0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4770551669391E+018" calcext:value-type="float">
            <text:p>1.4770551669391E+018</text:p>
          </table:table-cell>
          <table:table-cell office:value-type="float" office:value="1.47705516694129E+018" calcext:value-type="float">
            <text:p>1.47705516694129E+0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47705516694012E+018" calcext:value-type="float">
            <text:p>1.47705516694012E+018</text:p>
          </table:table-cell>
          <table:table-cell office:value-type="float" office:value="1.47705516694201E+018" calcext:value-type="float">
            <text:p>1.47705516694201E+0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47705516694092E+018" calcext:value-type="float">
            <text:p>1.47705516694092E+018</text:p>
          </table:table-cell>
          <table:table-cell office:value-type="float" office:value="1.47705516694266E+018" calcext:value-type="float">
            <text:p>1.47705516694266E+0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47705516694168E+018" calcext:value-type="float">
            <text:p>1.47705516694168E+018</text:p>
          </table:table-cell>
          <table:table-cell office:value-type="float" office:value="1.47705516694338E+018" calcext:value-type="float">
            <text:p>1.47705516694338E+0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47705516694282E+018" calcext:value-type="float">
            <text:p>1.47705516694282E+018</text:p>
          </table:table-cell>
          <table:table-cell office:value-type="float" office:value="1.47705516694461E+018" calcext:value-type="float">
            <text:p>1.47705516694461E+0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47705516694359E+018" calcext:value-type="float">
            <text:p>1.47705516694359E+018</text:p>
          </table:table-cell>
          <table:table-cell office:value-type="float" office:value="1.47705516694532E+018" calcext:value-type="float">
            <text:p>1.47705516694532E+0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47705516694401E+018" calcext:value-type="float">
            <text:p>1.47705516694401E+018</text:p>
          </table:table-cell>
          <table:table-cell office:value-type="float" office:value="1.47705516694601E+018" calcext:value-type="float">
            <text:p>1.47705516694601E+0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4770551669448E+018" calcext:value-type="float">
            <text:p>1.4770551669448E+018</text:p>
          </table:table-cell>
          <table:table-cell office:value-type="float" office:value="1.47705516694666E+018" calcext:value-type="float">
            <text:p>1.47705516694666E+0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47705516694556E+018" calcext:value-type="float">
            <text:p>1.47705516694556E+018</text:p>
          </table:table-cell>
          <table:table-cell office:value-type="float" office:value="1.47705516694735E+018" calcext:value-type="float">
            <text:p>1.47705516694735E+0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47705516694631E+018" calcext:value-type="float">
            <text:p>1.47705516694631E+018</text:p>
          </table:table-cell>
          <table:table-cell office:value-type="float" office:value="1.47705516694802E+018" calcext:value-type="float">
            <text:p>1.47705516694802E+0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47705516694706E+018" calcext:value-type="float">
            <text:p>1.47705516694706E+018</text:p>
          </table:table-cell>
          <table:table-cell office:value-type="float" office:value="1.47705516694912E+018" calcext:value-type="float">
            <text:p>1.47705516694912E+0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47705516694791E+018" calcext:value-type="float">
            <text:p>1.47705516694791E+018</text:p>
          </table:table-cell>
          <table:table-cell office:value-type="float" office:value="1.47705516695027E+018" calcext:value-type="float">
            <text:p>1.47705516695027E+0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47705516694858E+018" calcext:value-type="float">
            <text:p>1.47705516694858E+018</text:p>
          </table:table-cell>
          <table:table-cell office:value-type="float" office:value="1.47705516695137E+018" calcext:value-type="float">
            <text:p>1.47705516695137E+0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47705516694926E+018" calcext:value-type="float">
            <text:p>1.47705516694926E+018</text:p>
          </table:table-cell>
          <table:table-cell office:value-type="float" office:value="1.47705516695313E+018" calcext:value-type="float">
            <text:p>1.47705516695313E+0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4770551669497E+018" calcext:value-type="float">
            <text:p>1.4770551669497E+018</text:p>
          </table:table-cell>
          <table:table-cell office:value-type="float" office:value="1.47705516695453E+018" calcext:value-type="float">
            <text:p>1.47705516695453E+0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47705516695014E+018" calcext:value-type="float">
            <text:p>1.47705516695014E+018</text:p>
          </table:table-cell>
          <table:table-cell office:value-type="float" office:value="1.47705516695515E+018" calcext:value-type="float">
            <text:p>1.47705516695515E+0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47705516695089E+018" calcext:value-type="float">
            <text:p>1.47705516695089E+018</text:p>
          </table:table-cell>
          <table:table-cell office:value-type="float" office:value="1.47705516695585E+018" calcext:value-type="float">
            <text:p>1.47705516695585E+0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47705516695238E+018" calcext:value-type="float">
            <text:p>1.47705516695238E+018</text:p>
          </table:table-cell>
          <table:table-cell office:value-type="float" office:value="1.47705516695648E+018" calcext:value-type="float">
            <text:p>1.47705516695648E+0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47705516695293E+018" calcext:value-type="float">
            <text:p>1.47705516695293E+018</text:p>
          </table:table-cell>
          <table:table-cell office:value-type="float" office:value="1.4770551669572E+018" calcext:value-type="float">
            <text:p>1.4770551669572E+0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47705516695394E+018" calcext:value-type="float">
            <text:p>1.47705516695394E+018</text:p>
          </table:table-cell>
          <table:table-cell office:value-type="float" office:value="1.4770551669579E+018" calcext:value-type="float">
            <text:p>1.4770551669579E+0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47705516695499E+018" calcext:value-type="float">
            <text:p>1.47705516695499E+018</text:p>
          </table:table-cell>
          <table:table-cell office:value-type="float" office:value="1.47705516695849E+018" calcext:value-type="float">
            <text:p>1.47705516695849E+0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47705516695608E+018" calcext:value-type="float">
            <text:p>1.47705516695608E+018</text:p>
          </table:table-cell>
          <table:table-cell office:value-type="float" office:value="1.47705516695901E+018" calcext:value-type="float">
            <text:p>1.47705516695901E+0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47705516695684E+018" calcext:value-type="float">
            <text:p>1.47705516695684E+018</text:p>
          </table:table-cell>
          <table:table-cell office:value-type="float" office:value="1.47705516695973E+018" calcext:value-type="float">
            <text:p>1.47705516695973E+0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47705516695756E+018" calcext:value-type="float">
            <text:p>1.47705516695756E+018</text:p>
          </table:table-cell>
          <table:table-cell office:value-type="float" office:value="1.47705516696028E+018" calcext:value-type="float">
            <text:p>1.47705516696028E+0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47705516695865E+018" calcext:value-type="float">
            <text:p>1.47705516695865E+018</text:p>
          </table:table-cell>
          <table:table-cell office:value-type="float" office:value="1.47705516696088E+018" calcext:value-type="float">
            <text:p>1.47705516696088E+0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47705516695937E+018" calcext:value-type="float">
            <text:p>1.47705516695937E+018</text:p>
          </table:table-cell>
          <table:table-cell office:value-type="float" office:value="1.47705516696158E+018" calcext:value-type="float">
            <text:p>1.47705516696158E+0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47705516696045E+018" calcext:value-type="float">
            <text:p>1.47705516696045E+018</text:p>
          </table:table-cell>
          <table:table-cell office:value-type="float" office:value="1.47705516696244E+018" calcext:value-type="float">
            <text:p>1.47705516696244E+0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4770551669612E+018" calcext:value-type="float">
            <text:p>1.4770551669612E+018</text:p>
          </table:table-cell>
          <table:table-cell office:value-type="float" office:value="1.47705516696298E+018" calcext:value-type="float">
            <text:p>1.47705516696298E+01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47705516696195E+018" calcext:value-type="float">
            <text:p>1.47705516696195E+018</text:p>
          </table:table-cell>
          <table:table-cell office:value-type="float" office:value="1.47705516696394E+018" calcext:value-type="float">
            <text:p>1.47705516696394E+0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47705516696313E+018" calcext:value-type="float">
            <text:p>1.47705516696313E+018</text:p>
          </table:table-cell>
          <table:table-cell office:value-type="float" office:value="1.477055166965E+018" calcext:value-type="float">
            <text:p>1.477055166965E+0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47705516696361E+018" calcext:value-type="float">
            <text:p>1.47705516696361E+018</text:p>
          </table:table-cell>
          <table:table-cell office:value-type="float" office:value="1.47705516696567E+018" calcext:value-type="float">
            <text:p>1.47705516696567E+0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47705516696435E+018" calcext:value-type="float">
            <text:p>1.47705516696435E+018</text:p>
          </table:table-cell>
          <table:table-cell office:value-type="float" office:value="1.47705516696635E+018" calcext:value-type="float">
            <text:p>1.47705516696635E+0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47705516696514E+018" calcext:value-type="float">
            <text:p>1.47705516696514E+018</text:p>
          </table:table-cell>
          <table:table-cell office:value-type="float" office:value="1.477055166967E+018" calcext:value-type="float">
            <text:p>1.477055166967E+01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47705516696593E+018" calcext:value-type="float">
            <text:p>1.47705516696593E+018</text:p>
          </table:table-cell>
          <table:table-cell office:value-type="float" office:value="1.47705516696769E+018" calcext:value-type="float">
            <text:p>1.47705516696769E+0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47705516696666E+018" calcext:value-type="float">
            <text:p>1.47705516696666E+018</text:p>
          </table:table-cell>
          <table:table-cell office:value-type="float" office:value="1.4770551669686E+018" calcext:value-type="float">
            <text:p>1.4770551669686E+0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47705516696739E+018" calcext:value-type="float">
            <text:p>1.47705516696739E+018</text:p>
          </table:table-cell>
          <table:table-cell office:value-type="float" office:value="1.47705516696924E+018" calcext:value-type="float">
            <text:p>1.47705516696924E+0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47705516696824E+018" calcext:value-type="float">
            <text:p>1.47705516696824E+018</text:p>
          </table:table-cell>
          <table:table-cell office:value-type="float" office:value="1.47705516697033E+018" calcext:value-type="float">
            <text:p>1.47705516697033E+01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47705516696897E+018" calcext:value-type="float">
            <text:p>1.47705516696897E+018</text:p>
          </table:table-cell>
          <table:table-cell office:value-type="float" office:value="1.47705516697145E+018" calcext:value-type="float">
            <text:p>1.47705516697145E+0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47705516696972E+018" calcext:value-type="float">
            <text:p>1.47705516696972E+018</text:p>
          </table:table-cell>
          <table:table-cell office:value-type="float" office:value="1.4770551669721E+018" calcext:value-type="float">
            <text:p>1.4770551669721E+0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47705516697016E+018" calcext:value-type="float">
            <text:p>1.47705516697016E+018</text:p>
          </table:table-cell>
          <table:table-cell office:value-type="float" office:value="1.47705516697288E+018" calcext:value-type="float">
            <text:p>1.47705516697288E+0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47705516697086E+018" calcext:value-type="float">
            <text:p>1.47705516697086E+018</text:p>
          </table:table-cell>
          <table:table-cell office:value-type="float" office:value="1.47705516697347E+018" calcext:value-type="float">
            <text:p>1.47705516697347E+0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47705516697166E+018" calcext:value-type="float">
            <text:p>1.47705516697166E+018</text:p>
          </table:table-cell>
          <table:table-cell office:value-type="float" office:value="1.47705516697427E+018" calcext:value-type="float">
            <text:p>1.47705516697427E+0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47705516697248E+018" calcext:value-type="float">
            <text:p>1.47705516697248E+018</text:p>
          </table:table-cell>
          <table:table-cell office:value-type="float" office:value="1.47705516697495E+018" calcext:value-type="float">
            <text:p>1.47705516697495E+01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47705516697366E+018" calcext:value-type="float">
            <text:p>1.47705516697366E+018</text:p>
          </table:table-cell>
          <table:table-cell office:value-type="float" office:value="1.47705516697554E+018" calcext:value-type="float">
            <text:p>1.47705516697554E+0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47705516697446E+018" calcext:value-type="float">
            <text:p>1.47705516697446E+018</text:p>
          </table:table-cell>
          <table:table-cell office:value-type="float" office:value="1.47705516697624E+018" calcext:value-type="float">
            <text:p>1.47705516697624E+0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47705516697523E+018" calcext:value-type="float">
            <text:p>1.47705516697523E+018</text:p>
          </table:table-cell>
          <table:table-cell office:value-type="float" office:value="1.47705516697685E+018" calcext:value-type="float">
            <text:p>1.47705516697685E+0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47705516697637E+018" calcext:value-type="float">
            <text:p>1.47705516697637E+018</text:p>
          </table:table-cell>
          <table:table-cell office:value-type="float" office:value="1.47705516697778E+018" calcext:value-type="float">
            <text:p>1.47705516697778E+0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47705516697715E+018" calcext:value-type="float">
            <text:p>1.47705516697715E+018</text:p>
          </table:table-cell>
          <table:table-cell office:value-type="float" office:value="1.47705516697843E+018" calcext:value-type="float">
            <text:p>1.47705516697843E+0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47705516697794E+018" calcext:value-type="float">
            <text:p>1.47705516697794E+018</text:p>
          </table:table-cell>
          <table:table-cell office:value-type="float" office:value="1.47705516697956E+018" calcext:value-type="float">
            <text:p>1.47705516697956E+0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47705516697867E+018" calcext:value-type="float">
            <text:p>1.47705516697867E+018</text:p>
          </table:table-cell>
          <table:table-cell office:value-type="float" office:value="1.47705516698069E+018" calcext:value-type="float">
            <text:p>1.47705516698069E+0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47705516697908E+018" calcext:value-type="float">
            <text:p>1.47705516697908E+018</text:p>
          </table:table-cell>
          <table:table-cell office:value-type="float" office:value="1.47705516698138E+018" calcext:value-type="float">
            <text:p>1.47705516698138E+01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47705516697981E+018" calcext:value-type="float">
            <text:p>1.47705516697981E+018</text:p>
          </table:table-cell>
          <table:table-cell office:value-type="float" office:value="1.47705516698221E+018" calcext:value-type="float">
            <text:p>1.47705516698221E+0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47705516698031E+018" calcext:value-type="float">
            <text:p>1.47705516698031E+018</text:p>
          </table:table-cell>
          <table:table-cell office:value-type="float" office:value="1.47705516698288E+018" calcext:value-type="float">
            <text:p>1.47705516698288E+01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47705516698108E+018" calcext:value-type="float">
            <text:p>1.47705516698108E+018</text:p>
          </table:table-cell>
          <table:table-cell office:value-type="float" office:value="1.4770551669835E+018" calcext:value-type="float">
            <text:p>1.4770551669835E+0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47705516698183E+018" calcext:value-type="float">
            <text:p>1.47705516698183E+018</text:p>
          </table:table-cell>
          <table:table-cell office:value-type="float" office:value="1.47705516698418E+018" calcext:value-type="float">
            <text:p>1.47705516698418E+01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47705516698302E+018" calcext:value-type="float">
            <text:p>1.47705516698302E+018</text:p>
          </table:table-cell>
          <table:table-cell office:value-type="float" office:value="1.47705516698496E+018" calcext:value-type="float">
            <text:p>1.47705516698496E+0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47705516698381E+018" calcext:value-type="float">
            <text:p>1.47705516698381E+018</text:p>
          </table:table-cell>
          <table:table-cell office:value-type="float" office:value="1.47705516698573E+018" calcext:value-type="float">
            <text:p>1.47705516698573E+0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47705516698456E+018" calcext:value-type="float">
            <text:p>1.47705516698456E+018</text:p>
          </table:table-cell>
          <table:table-cell office:value-type="float" office:value="1.47705516698637E+018" calcext:value-type="float">
            <text:p>1.47705516698637E+01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47705516698532E+018" calcext:value-type="float">
            <text:p>1.47705516698532E+018</text:p>
          </table:table-cell>
          <table:table-cell office:value-type="float" office:value="1.47705516698702E+018" calcext:value-type="float">
            <text:p>1.47705516698702E+0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47705516698604E+018" calcext:value-type="float">
            <text:p>1.47705516698604E+018</text:p>
          </table:table-cell>
          <table:table-cell office:value-type="float" office:value="1.4770551669886E+018" calcext:value-type="float">
            <text:p>1.4770551669886E+01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47705516698672E+018" calcext:value-type="float">
            <text:p>1.47705516698672E+018</text:p>
          </table:table-cell>
          <table:table-cell office:value-type="float" office:value="1.4770551669896E+018" calcext:value-type="float">
            <text:p>1.4770551669896E+01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47705516698739E+018" calcext:value-type="float">
            <text:p>1.47705516698739E+018</text:p>
          </table:table-cell>
          <table:table-cell office:value-type="float" office:value="1.47705516698985E+018" calcext:value-type="float">
            <text:p>1.47705516698985E+0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47705516698794E+018" calcext:value-type="float">
            <text:p>1.47705516698794E+018</text:p>
          </table:table-cell>
          <table:table-cell office:value-type="float" office:value="1.47705516699035E+018" calcext:value-type="float">
            <text:p>1.47705516699035E+0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47705516698834E+018" calcext:value-type="float">
            <text:p>1.47705516698834E+018</text:p>
          </table:table-cell>
          <table:table-cell office:value-type="float" office:value="1.47705516699104E+018" calcext:value-type="float">
            <text:p>1.47705516699104E+01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47705516698913E+018" calcext:value-type="float">
            <text:p>1.47705516698913E+018</text:p>
          </table:table-cell>
          <table:table-cell office:value-type="float" office:value="1.47705516699171E+018" calcext:value-type="float">
            <text:p>1.47705516699171E+01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47705516699058E+018" calcext:value-type="float">
            <text:p>1.47705516699058E+018</text:p>
          </table:table-cell>
          <table:table-cell office:value-type="float" office:value="1.47705516699241E+018" calcext:value-type="float">
            <text:p>1.47705516699241E+01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47705516699136E+018" calcext:value-type="float">
            <text:p>1.47705516699136E+018</text:p>
          </table:table-cell>
          <table:table-cell office:value-type="float" office:value="1.47705516699352E+018" calcext:value-type="float">
            <text:p>1.47705516699352E+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7705516699205E+018" calcext:value-type="float">
            <text:p>1.47705516699205E+018</text:p>
          </table:table-cell>
          <table:table-cell office:value-type="float" office:value="1.47705516699448E+018" calcext:value-type="float">
            <text:p>1.47705516699448E+01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47705516699288E+018" calcext:value-type="float">
            <text:p>1.47705516699288E+018</text:p>
          </table:table-cell>
          <table:table-cell office:value-type="float" office:value="1.47705516699568E+018" calcext:value-type="float">
            <text:p>1.47705516699568E+01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47705516699325E+018" calcext:value-type="float">
            <text:p>1.47705516699325E+018</text:p>
          </table:table-cell>
          <table:table-cell office:value-type="float" office:value="1.47705516699633E+018" calcext:value-type="float">
            <text:p>1.47705516699633E+01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47705516699397E+018" calcext:value-type="float">
            <text:p>1.47705516699397E+018</text:p>
          </table:table-cell>
          <table:table-cell office:value-type="float" office:value="1.47705516699705E+018" calcext:value-type="float">
            <text:p>1.47705516699705E+0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47705516699469E+018" calcext:value-type="float">
            <text:p>1.47705516699469E+018</text:p>
          </table:table-cell>
          <table:table-cell office:value-type="float" office:value="1.47705516699816E+018" calcext:value-type="float">
            <text:p>1.47705516699816E+01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47705516699511E+018" calcext:value-type="float">
            <text:p>1.47705516699511E+018</text:p>
          </table:table-cell>
          <table:table-cell office:value-type="float" office:value="1.47705516699846E+018" calcext:value-type="float">
            <text:p>1.47705516699846E+01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47705516699594E+018" calcext:value-type="float">
            <text:p>1.47705516699594E+018</text:p>
          </table:table-cell>
          <table:table-cell office:value-type="float" office:value="1.47705516699888E+018" calcext:value-type="float">
            <text:p>1.47705516699888E+01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47705516699675E+018" calcext:value-type="float">
            <text:p>1.47705516699675E+018</text:p>
          </table:table-cell>
          <table:table-cell office:value-type="float" office:value="1.47705516699966E+018" calcext:value-type="float">
            <text:p>1.47705516699966E+01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4770551669975E+018" calcext:value-type="float">
            <text:p>1.4770551669975E+018</text:p>
          </table:table-cell>
          <table:table-cell office:value-type="float" office:value="1.47705516700034E+018" calcext:value-type="float">
            <text:p>1.47705516700034E+0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47705516699834E+018" calcext:value-type="float">
            <text:p>1.47705516699834E+018</text:p>
          </table:table-cell>
          <table:table-cell office:value-type="float" office:value="1.47705516700104E+018" calcext:value-type="float">
            <text:p>1.47705516700104E+01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47705516699926E+018" calcext:value-type="float">
            <text:p>1.47705516699926E+018</text:p>
          </table:table-cell>
          <table:table-cell office:value-type="float" office:value="1.47705516700163E+018" calcext:value-type="float">
            <text:p>1.47705516700163E+0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47705516700019E+018" calcext:value-type="float">
            <text:p>1.47705516700019E+018</text:p>
          </table:table-cell>
          <table:table-cell office:value-type="float" office:value="1.47705516700245E+018" calcext:value-type="float">
            <text:p>1.47705516700245E+01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47705516700121E+018" calcext:value-type="float">
            <text:p>1.47705516700121E+018</text:p>
          </table:table-cell>
          <table:table-cell office:value-type="float" office:value="1.47705516700304E+018" calcext:value-type="float">
            <text:p>1.47705516700304E+01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47705516700195E+018" calcext:value-type="float">
            <text:p>1.47705516700195E+018</text:p>
          </table:table-cell>
          <table:table-cell office:value-type="float" office:value="1.47705516700372E+018" calcext:value-type="float">
            <text:p>1.47705516700372E+01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47705516700275E+018" calcext:value-type="float">
            <text:p>1.47705516700275E+018</text:p>
          </table:table-cell>
          <table:table-cell office:value-type="float" office:value="1.47705516700486E+018" calcext:value-type="float">
            <text:p>1.47705516700486E+0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47705516700361E+018" calcext:value-type="float">
            <text:p>1.47705516700361E+018</text:p>
          </table:table-cell>
          <table:table-cell office:value-type="float" office:value="1.47705516700576E+018" calcext:value-type="float">
            <text:p>1.47705516700576E+0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47705516700429E+018" calcext:value-type="float">
            <text:p>1.47705516700429E+018</text:p>
          </table:table-cell>
          <table:table-cell office:value-type="float" office:value="1.4770551670065E+018" calcext:value-type="float">
            <text:p>1.4770551670065E+01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47705516700507E+018" calcext:value-type="float">
            <text:p>1.47705516700507E+018</text:p>
          </table:table-cell>
          <table:table-cell office:value-type="float" office:value="1.47705516700727E+018" calcext:value-type="float">
            <text:p>1.47705516700727E+01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47705516700546E+018" calcext:value-type="float">
            <text:p>1.47705516700546E+018</text:p>
          </table:table-cell>
          <table:table-cell office:value-type="float" office:value="1.47705516700781E+018" calcext:value-type="float">
            <text:p>1.47705516700781E+0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47705516700625E+018" calcext:value-type="float">
            <text:p>1.47705516700625E+018</text:p>
          </table:table-cell>
          <table:table-cell office:value-type="float" office:value="1.47705516700851E+018" calcext:value-type="float">
            <text:p>1.47705516700851E+0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47705516700744E+018" calcext:value-type="float">
            <text:p>1.47705516700744E+018</text:p>
          </table:table-cell>
          <table:table-cell office:value-type="float" office:value="1.47705516700918E+018" calcext:value-type="float">
            <text:p>1.47705516700918E+0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47705516700826E+018" calcext:value-type="float">
            <text:p>1.47705516700826E+018</text:p>
          </table:table-cell>
          <table:table-cell office:value-type="float" office:value="1.4770551670103E+018" calcext:value-type="float">
            <text:p>1.4770551670103E+01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47705516700907E+018" calcext:value-type="float">
            <text:p>1.47705516700907E+018</text:p>
          </table:table-cell>
          <table:table-cell office:value-type="float" office:value="1.47705516701143E+018" calcext:value-type="float">
            <text:p>1.47705516701143E+01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47705516700975E+018" calcext:value-type="float">
            <text:p>1.47705516700975E+018</text:p>
          </table:table-cell>
          <table:table-cell office:value-type="float" office:value="1.47705516701255E+018" calcext:value-type="float">
            <text:p>1.47705516701255E+01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47705516701044E+018" calcext:value-type="float">
            <text:p>1.47705516701044E+018</text:p>
          </table:table-cell>
          <table:table-cell office:value-type="float" office:value="1.4770551670137E+018" calcext:value-type="float">
            <text:p>1.4770551670137E+01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47705516701088E+018" calcext:value-type="float">
            <text:p>1.47705516701088E+018</text:p>
          </table:table-cell>
          <table:table-cell office:value-type="float" office:value="1.47705516701482E+018" calcext:value-type="float">
            <text:p>1.47705516701482E+01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47705516701157E+018" calcext:value-type="float">
            <text:p>1.47705516701157E+018</text:p>
          </table:table-cell>
          <table:table-cell office:value-type="float" office:value="1.47705516701594E+018" calcext:value-type="float">
            <text:p>1.47705516701594E+01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47705516701201E+018" calcext:value-type="float">
            <text:p>1.47705516701201E+018</text:p>
          </table:table-cell>
          <table:table-cell office:value-type="float" office:value="1.47705516701704E+018" calcext:value-type="float">
            <text:p>1.47705516701704E+0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47705516701278E+018" calcext:value-type="float">
            <text:p>1.47705516701278E+018</text:p>
          </table:table-cell>
          <table:table-cell office:value-type="float" office:value="1.47705516701825E+018" calcext:value-type="float">
            <text:p>1.47705516701825E+01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47705516701321E+018" calcext:value-type="float">
            <text:p>1.47705516701321E+018</text:p>
          </table:table-cell>
          <table:table-cell office:value-type="float" office:value="1.4770551670189E+018" calcext:value-type="float">
            <text:p>1.4770551670189E+01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47705516701393E+018" calcext:value-type="float">
            <text:p>1.47705516701393E+018</text:p>
          </table:table-cell>
          <table:table-cell office:value-type="float" office:value="1.47705516701973E+018" calcext:value-type="float">
            <text:p>1.47705516701973E+01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47705516701435E+018" calcext:value-type="float">
            <text:p>1.47705516701435E+018</text:p>
          </table:table-cell>
          <table:table-cell office:value-type="float" office:value="1.47705516702087E+018" calcext:value-type="float">
            <text:p>1.47705516702087E+01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47705516701505E+018" calcext:value-type="float">
            <text:p>1.47705516701505E+018</text:p>
          </table:table-cell>
          <table:table-cell office:value-type="float" office:value="1.47705516702153E+018" calcext:value-type="float">
            <text:p>1.47705516702153E+01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47705516701547E+018" calcext:value-type="float">
            <text:p>1.47705516701547E+018</text:p>
          </table:table-cell>
          <table:table-cell office:value-type="float" office:value="1.47705516702213E+018" calcext:value-type="float">
            <text:p>1.47705516702213E+01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47705516701617E+018" calcext:value-type="float">
            <text:p>1.47705516701617E+018</text:p>
          </table:table-cell>
          <table:table-cell office:value-type="float" office:value="1.47705516702268E+018" calcext:value-type="float">
            <text:p>1.47705516702268E+01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47705516701658E+018" calcext:value-type="float">
            <text:p>1.47705516701658E+018</text:p>
          </table:table-cell>
          <table:table-cell office:value-type="float" office:value="1.47705516702312E+018" calcext:value-type="float">
            <text:p>1.47705516702312E+01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47705516701728E+018" calcext:value-type="float">
            <text:p>1.47705516701728E+018</text:p>
          </table:table-cell>
          <table:table-cell office:value-type="float" office:value="1.47705516702322E+018" calcext:value-type="float">
            <text:p>1.47705516702322E+01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47705516701773E+018" calcext:value-type="float">
            <text:p>1.47705516701773E+018</text:p>
          </table:table-cell>
          <table:table-cell office:value-type="float" office:value="1.47705516702331E+018" calcext:value-type="float">
            <text:p>1.47705516702331E+01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4770551670185E+018" calcext:value-type="float">
            <text:p>1.4770551670185E+018</text:p>
          </table:table-cell>
          <table:table-cell office:value-type="float" office:value="1.4770551670235E+018" calcext:value-type="float">
            <text:p>1.4770551670235E+01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47705516701958E+018" calcext:value-type="float">
            <text:p>1.47705516701958E+018</text:p>
          </table:table-cell>
          <table:table-cell office:value-type="float" office:value="1.47705516702438E+018" calcext:value-type="float">
            <text:p>1.47705516702438E+01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47705516702024E+018" calcext:value-type="float">
            <text:p>1.47705516702024E+018</text:p>
          </table:table-cell>
          <table:table-cell office:value-type="float" office:value="1.47705516702532E+018" calcext:value-type="float">
            <text:p>1.47705516702532E+01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47705516702062E+018" calcext:value-type="float">
            <text:p>1.47705516702062E+018</text:p>
          </table:table-cell>
          <table:table-cell office:value-type="float" office:value="1.4770551670256E+018" calcext:value-type="float">
            <text:p>1.4770551670256E+01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47705516702137E+018" calcext:value-type="float">
            <text:p>1.47705516702137E+018</text:p>
          </table:table-cell>
          <table:table-cell office:value-type="float" office:value="1.47705516702566E+018" calcext:value-type="float">
            <text:p>1.47705516702566E+01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47705516702247E+018" calcext:value-type="float">
            <text:p>1.47705516702247E+018</text:p>
          </table:table-cell>
          <table:table-cell office:value-type="float" office:value="1.47705516702624E+018" calcext:value-type="float">
            <text:p>1.47705516702624E+01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47705516702385E+018" calcext:value-type="float">
            <text:p>1.47705516702385E+018</text:p>
          </table:table-cell>
          <table:table-cell office:value-type="float" office:value="1.47705516702742E+018" calcext:value-type="float">
            <text:p>1.47705516702742E+01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47705516702453E+018" calcext:value-type="float">
            <text:p>1.47705516702453E+018</text:p>
          </table:table-cell>
          <table:table-cell office:value-type="float" office:value="1.47705516702785E+018" calcext:value-type="float">
            <text:p>1.47705516702785E+01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4770551670249E+018" calcext:value-type="float">
            <text:p>1.4770551670249E+018</text:p>
          </table:table-cell>
          <table:table-cell office:value-type="float" office:value="1.47705516702819E+018" calcext:value-type="float">
            <text:p>1.47705516702819E+01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477055167026E+018" calcext:value-type="float">
            <text:p>1.477055167026E+018</text:p>
          </table:table-cell>
          <table:table-cell office:value-type="float" office:value="1.47705516702892E+018" calcext:value-type="float">
            <text:p>1.47705516702892E+01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47705516702664E+018" calcext:value-type="float">
            <text:p>1.47705516702664E+018</text:p>
          </table:table-cell>
          <table:table-cell office:value-type="float" office:value="1.47705516702983E+018" calcext:value-type="float">
            <text:p>1.47705516702983E+01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47705516702699E+018" calcext:value-type="float">
            <text:p>1.47705516702699E+018</text:p>
          </table:table-cell>
          <table:table-cell office:value-type="float" office:value="1.47705516703006E+018" calcext:value-type="float">
            <text:p>1.47705516703006E+0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47705516702832E+018" calcext:value-type="float">
            <text:p>1.47705516702832E+018</text:p>
          </table:table-cell>
          <table:table-cell office:value-type="float" office:value="1.47705516703073E+018" calcext:value-type="float">
            <text:p>1.47705516703073E+01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47705516702913E+018" calcext:value-type="float">
            <text:p>1.47705516702913E+018</text:p>
          </table:table-cell>
          <table:table-cell office:value-type="float" office:value="1.47705516703143E+018" calcext:value-type="float">
            <text:p>1.47705516703143E+01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47705516702954E+018" calcext:value-type="float">
            <text:p>1.47705516702954E+018</text:p>
          </table:table-cell>
          <table:table-cell office:value-type="float" office:value="1.47705516703208E+018" calcext:value-type="float">
            <text:p>1.47705516703208E+01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47705516703088E+018" calcext:value-type="float">
            <text:p>1.47705516703088E+018</text:p>
          </table:table-cell>
          <table:table-cell office:value-type="float" office:value="1.47705516703277E+018" calcext:value-type="float">
            <text:p>1.47705516703277E+01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47705516703167E+018" calcext:value-type="float">
            <text:p>1.47705516703167E+018</text:p>
          </table:table-cell>
          <table:table-cell office:value-type="float" office:value="1.47705516703347E+018" calcext:value-type="float">
            <text:p>1.47705516703347E+01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47705516703252E+018" calcext:value-type="float">
            <text:p>1.47705516703252E+018</text:p>
          </table:table-cell>
          <table:table-cell office:value-type="float" office:value="1.47705516703413E+018" calcext:value-type="float">
            <text:p>1.47705516703413E+01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4770551670336E+018" calcext:value-type="float">
            <text:p>1.4770551670336E+018</text:p>
          </table:table-cell>
          <table:table-cell office:value-type="float" office:value="1.47705516703492E+018" calcext:value-type="float">
            <text:p>1.47705516703492E+01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47705516703439E+018" calcext:value-type="float">
            <text:p>1.47705516703439E+018</text:p>
          </table:table-cell>
          <table:table-cell office:value-type="float" office:value="1.47705516703557E+018" calcext:value-type="float">
            <text:p>1.47705516703557E+01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47705516703517E+018" calcext:value-type="float">
            <text:p>1.47705516703517E+018</text:p>
          </table:table-cell>
          <table:table-cell office:value-type="float" office:value="1.47705516703641E+018" calcext:value-type="float">
            <text:p>1.47705516703641E+01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47705516703592E+018" calcext:value-type="float">
            <text:p>1.47705516703592E+018</text:p>
          </table:table-cell>
          <table:table-cell office:value-type="float" office:value="1.47705516703754E+018" calcext:value-type="float">
            <text:p>1.47705516703754E+01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47705516703664E+018" calcext:value-type="float">
            <text:p>1.47705516703664E+018</text:p>
          </table:table-cell>
          <table:table-cell office:value-type="float" office:value="1.47705516703869E+018" calcext:value-type="float">
            <text:p>1.47705516703869E+01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47705516703706E+018" calcext:value-type="float">
            <text:p>1.47705516703706E+018</text:p>
          </table:table-cell>
          <table:table-cell office:value-type="float" office:value="1.47705516703928E+018" calcext:value-type="float">
            <text:p>1.47705516703928E+01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47705516703778E+018" calcext:value-type="float">
            <text:p>1.47705516703778E+018</text:p>
          </table:table-cell>
          <table:table-cell office:value-type="float" office:value="1.47705516704002E+018" calcext:value-type="float">
            <text:p>1.47705516704002E+01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4770551670382E+018" calcext:value-type="float">
            <text:p>1.4770551670382E+018</text:p>
          </table:table-cell>
          <table:table-cell office:value-type="float" office:value="1.47705516704078E+018" calcext:value-type="float">
            <text:p>1.47705516704078E+01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477055167039E+018" calcext:value-type="float">
            <text:p>1.477055167039E+018</text:p>
          </table:table-cell>
          <table:table-cell office:value-type="float" office:value="1.47705516704155E+018" calcext:value-type="float">
            <text:p>1.47705516704155E+01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47705516703974E+018" calcext:value-type="float">
            <text:p>1.47705516703974E+018</text:p>
          </table:table-cell>
          <table:table-cell office:value-type="float" office:value="1.47705516704228E+018" calcext:value-type="float">
            <text:p>1.47705516704228E+01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47705516704049E+018" calcext:value-type="float">
            <text:p>1.47705516704049E+018</text:p>
          </table:table-cell>
          <table:table-cell office:value-type="float" office:value="1.47705516704282E+018" calcext:value-type="float">
            <text:p>1.47705516704282E+01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47705516704136E+018" calcext:value-type="float">
            <text:p>1.47705516704136E+018</text:p>
          </table:table-cell>
          <table:table-cell office:value-type="float" office:value="1.47705516704351E+018" calcext:value-type="float">
            <text:p>1.47705516704351E+01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47705516704245E+018" calcext:value-type="float">
            <text:p>1.47705516704245E+018</text:p>
          </table:table-cell>
          <table:table-cell office:value-type="float" office:value="1.477055167045E+018" calcext:value-type="float">
            <text:p>1.477055167045E+01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47705516704318E+018" calcext:value-type="float">
            <text:p>1.47705516704318E+018</text:p>
          </table:table-cell>
          <table:table-cell office:value-type="float" office:value="1.47705516704612E+018" calcext:value-type="float">
            <text:p>1.47705516704612E+01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47705516704386E+018" calcext:value-type="float">
            <text:p>1.47705516704386E+018</text:p>
          </table:table-cell>
          <table:table-cell office:value-type="float" office:value="1.47705516704768E+018" calcext:value-type="float">
            <text:p>1.47705516704768E+01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47705516704433E+018" calcext:value-type="float">
            <text:p>1.47705516704433E+018</text:p>
          </table:table-cell>
          <table:table-cell office:value-type="float" office:value="1.47705516704835E+018" calcext:value-type="float">
            <text:p>1.47705516704835E+01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47705516704469E+018" calcext:value-type="float">
            <text:p>1.47705516704469E+018</text:p>
          </table:table-cell>
          <table:table-cell office:value-type="float" office:value="1.47705516704898E+018" calcext:value-type="float">
            <text:p>1.47705516704898E+01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47705516704543E+018" calcext:value-type="float">
            <text:p>1.47705516704543E+018</text:p>
          </table:table-cell>
          <table:table-cell office:value-type="float" office:value="1.47705516704963E+018" calcext:value-type="float">
            <text:p>1.47705516704963E+01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4770551670458E+018" calcext:value-type="float">
            <text:p>1.4770551670458E+018</text:p>
          </table:table-cell>
          <table:table-cell office:value-type="float" office:value="1.47705516705072E+018" calcext:value-type="float">
            <text:p>1.47705516705072E+01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47705516704648E+018" calcext:value-type="float">
            <text:p>1.47705516704648E+018</text:p>
          </table:table-cell>
          <table:table-cell office:value-type="float" office:value="1.4770551670535E+018" calcext:value-type="float">
            <text:p>1.4770551670535E+01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47705516704694E+018" calcext:value-type="float">
            <text:p>1.47705516704694E+018</text:p>
          </table:table-cell>
          <table:table-cell office:value-type="float" office:value="1.477055167054E+018" calcext:value-type="float">
            <text:p>1.477055167054E+01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47705516704734E+018" calcext:value-type="float">
            <text:p>1.47705516704734E+018</text:p>
          </table:table-cell>
          <table:table-cell office:value-type="float" office:value="1.47705516705457E+018" calcext:value-type="float">
            <text:p>1.47705516705457E+01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47705516704858E+018" calcext:value-type="float">
            <text:p>1.47705516704858E+018</text:p>
          </table:table-cell>
          <table:table-cell office:value-type="float" office:value="1.47705516705464E+018" calcext:value-type="float">
            <text:p>1.47705516705464E+01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47705516704934E+018" calcext:value-type="float">
            <text:p>1.47705516704934E+018</text:p>
          </table:table-cell>
          <table:table-cell office:value-type="float" office:value="1.4770551670547E+018" calcext:value-type="float">
            <text:p>1.4770551670547E+0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47705516704998E+018" calcext:value-type="float">
            <text:p>1.47705516704998E+018</text:p>
          </table:table-cell>
          <table:table-cell office:value-type="float" office:value="1.47705516705479E+018" calcext:value-type="float">
            <text:p>1.47705516705479E+01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47705516705036E+018" calcext:value-type="float">
            <text:p>1.47705516705036E+018</text:p>
          </table:table-cell>
          <table:table-cell office:value-type="float" office:value="1.47705516705485E+018" calcext:value-type="float">
            <text:p>1.47705516705485E+01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.47705516705111E+018" calcext:value-type="float">
            <text:p>1.47705516705111E+018</text:p>
          </table:table-cell>
          <table:table-cell office:value-type="float" office:value="1.47705516705511E+018" calcext:value-type="float">
            <text:p>1.47705516705511E+01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47705516705527E+018" calcext:value-type="float">
            <text:p>1.47705516705527E+018</text:p>
          </table:table-cell>
          <table:table-cell office:value-type="float" office:value="1.47705516705643E+018" calcext:value-type="float">
            <text:p>1.47705516705643E+01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47705516705581E+018" calcext:value-type="float">
            <text:p>1.47705516705581E+018</text:p>
          </table:table-cell>
          <table:table-cell office:value-type="float" office:value="1.47705516705754E+018" calcext:value-type="float">
            <text:p>1.47705516705754E+01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47705516705627E+018" calcext:value-type="float">
            <text:p>1.47705516705627E+018</text:p>
          </table:table-cell>
          <table:table-cell office:value-type="float" office:value="1.47705516705871E+018" calcext:value-type="float">
            <text:p>1.47705516705871E+01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47705516705695E+018" calcext:value-type="float">
            <text:p>1.47705516705695E+018</text:p>
          </table:table-cell>
          <table:table-cell office:value-type="float" office:value="1.47705516705943E+018" calcext:value-type="float">
            <text:p>1.47705516705943E+01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4770551670574E+018" calcext:value-type="float">
            <text:p>1.4770551670574E+018</text:p>
          </table:table-cell>
          <table:table-cell office:value-type="float" office:value="1.47705516706004E+018" calcext:value-type="float">
            <text:p>1.47705516706004E+01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47705516705807E+018" calcext:value-type="float">
            <text:p>1.47705516705807E+018</text:p>
          </table:table-cell>
          <table:table-cell office:value-type="float" office:value="1.47705516706075E+018" calcext:value-type="float">
            <text:p>1.47705516706075E+01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47705516705859E+018" calcext:value-type="float">
            <text:p>1.47705516705859E+018</text:p>
          </table:table-cell>
          <table:table-cell office:value-type="float" office:value="1.47705516706148E+018" calcext:value-type="float">
            <text:p>1.47705516706148E+01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47705516705963E+018" calcext:value-type="float">
            <text:p>1.47705516705963E+018</text:p>
          </table:table-cell>
          <table:table-cell office:value-type="float" office:value="1.4770551670621E+018" calcext:value-type="float">
            <text:p>1.4770551670621E+01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.47705516706039E+018" calcext:value-type="float">
            <text:p>1.47705516706039E+018</text:p>
          </table:table-cell>
          <table:table-cell office:value-type="float" office:value="1.47705516706277E+018" calcext:value-type="float">
            <text:p>1.47705516706277E+01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47705516706167E+018" calcext:value-type="float">
            <text:p>1.47705516706167E+018</text:p>
          </table:table-cell>
          <table:table-cell office:value-type="float" office:value="1.47705516706348E+018" calcext:value-type="float">
            <text:p>1.47705516706348E+01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47705516706243E+018" calcext:value-type="float">
            <text:p>1.47705516706243E+018</text:p>
          </table:table-cell>
          <table:table-cell office:value-type="float" office:value="1.47705516706429E+018" calcext:value-type="float">
            <text:p>1.47705516706429E+01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47705516706319E+018" calcext:value-type="float">
            <text:p>1.47705516706319E+018</text:p>
          </table:table-cell>
          <table:table-cell office:value-type="float" office:value="1.47705516706504E+018" calcext:value-type="float">
            <text:p>1.47705516706504E+01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47705516706399E+018" calcext:value-type="float">
            <text:p>1.47705516706399E+018</text:p>
          </table:table-cell>
          <table:table-cell office:value-type="float" office:value="1.4770551670654E+018" calcext:value-type="float">
            <text:p>1.4770551670654E+01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47705516706489E+018" calcext:value-type="float">
            <text:p>1.47705516706489E+018</text:p>
          </table:table-cell>
          <table:table-cell office:value-type="float" office:value="1.47705516706612E+018" calcext:value-type="float">
            <text:p>1.47705516706612E+01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47705516706587E+018" calcext:value-type="float">
            <text:p>1.47705516706587E+018</text:p>
          </table:table-cell>
          <table:table-cell office:value-type="float" office:value="1.4770551670669E+018" calcext:value-type="float">
            <text:p>1.4770551670669E+01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4770551670666E+018" calcext:value-type="float">
            <text:p>1.4770551670666E+018</text:p>
          </table:table-cell>
          <table:table-cell office:value-type="float" office:value="1.47705516706771E+018" calcext:value-type="float">
            <text:p>1.47705516706771E+01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47705516706737E+018" calcext:value-type="float">
            <text:p>1.47705516706737E+018</text:p>
          </table:table-cell>
          <table:table-cell office:value-type="float" office:value="1.4770551670685E+018" calcext:value-type="float">
            <text:p>1.4770551670685E+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47705516706816E+018" calcext:value-type="float">
            <text:p>1.47705516706816E+018</text:p>
          </table:table-cell>
          <table:table-cell office:value-type="float" office:value="1.47705516706932E+018" calcext:value-type="float">
            <text:p>1.47705516706932E+01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.47705516706901E+018" calcext:value-type="float">
            <text:p>1.47705516706901E+018</text:p>
          </table:table-cell>
          <table:table-cell office:value-type="float" office:value="1.4770551670701E+018" calcext:value-type="float">
            <text:p>1.4770551670701E+01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47705516706977E+018" calcext:value-type="float">
            <text:p>1.47705516706977E+018</text:p>
          </table:table-cell>
          <table:table-cell office:value-type="float" office:value="1.47705516707086E+018" calcext:value-type="float">
            <text:p>1.47705516707086E+01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.47705516707053E+018" calcext:value-type="float">
            <text:p>1.47705516707053E+018</text:p>
          </table:table-cell>
          <table:table-cell office:value-type="float" office:value="1.47705516707163E+018" calcext:value-type="float">
            <text:p>1.47705516707163E+01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.47705516707131E+018" calcext:value-type="float">
            <text:p>1.47705516707131E+018</text:p>
          </table:table-cell>
          <table:table-cell office:value-type="float" office:value="1.47705516707247E+018" calcext:value-type="float">
            <text:p>1.47705516707247E+01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.47705516707208E+018" calcext:value-type="float">
            <text:p>1.47705516707208E+018</text:p>
          </table:table-cell>
          <table:table-cell office:value-type="float" office:value="1.47705516707325E+018" calcext:value-type="float">
            <text:p>1.47705516707325E+01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.47705516707291E+018" calcext:value-type="float">
            <text:p>1.47705516707291E+018</text:p>
          </table:table-cell>
          <table:table-cell office:value-type="float" office:value="1.4770551670745E+018" calcext:value-type="float">
            <text:p>1.4770551670745E+01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.47705516707359E+018" calcext:value-type="float">
            <text:p>1.47705516707359E+018</text:p>
          </table:table-cell>
          <table:table-cell office:value-type="float" office:value="1.4770551670753E+018" calcext:value-type="float">
            <text:p>1.4770551670753E+01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.47705516707405E+018" calcext:value-type="float">
            <text:p>1.47705516707405E+018</text:p>
          </table:table-cell>
          <table:table-cell office:value-type="float" office:value="1.47705516707612E+018" calcext:value-type="float">
            <text:p>1.47705516707612E+01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.47705516707476E+018" calcext:value-type="float">
            <text:p>1.47705516707476E+018</text:p>
          </table:table-cell>
          <table:table-cell office:value-type="float" office:value="1.47705516707699E+018" calcext:value-type="float">
            <text:p>1.47705516707699E+01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47705516707552E+018" calcext:value-type="float">
            <text:p>1.47705516707552E+018</text:p>
          </table:table-cell>
          <table:table-cell office:value-type="float" office:value="1.47705516707737E+018" calcext:value-type="float">
            <text:p>1.47705516707737E+01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.47705516707627E+018" calcext:value-type="float">
            <text:p>1.47705516707627E+018</text:p>
          </table:table-cell>
          <table:table-cell office:value-type="float" office:value="1.47705516707772E+018" calcext:value-type="float">
            <text:p>1.47705516707772E+01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.47705516707687E+018" calcext:value-type="float">
            <text:p>1.47705516707687E+018</text:p>
          </table:table-cell>
          <table:table-cell office:value-type="float" office:value="1.47705516707927E+018" calcext:value-type="float">
            <text:p>1.47705516707927E+01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.47705516707807E+018" calcext:value-type="float">
            <text:p>1.47705516707807E+018</text:p>
          </table:table-cell>
          <table:table-cell office:value-type="float" office:value="1.47705516708013E+018" calcext:value-type="float">
            <text:p>1.47705516708013E+01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.47705516707843E+018" calcext:value-type="float">
            <text:p>1.47705516707843E+018</text:p>
          </table:table-cell>
          <table:table-cell office:value-type="float" office:value="1.47705516708093E+018" calcext:value-type="float">
            <text:p>1.47705516708093E+01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.47705516707888E+018" calcext:value-type="float">
            <text:p>1.47705516707888E+018</text:p>
          </table:table-cell>
          <table:table-cell office:value-type="float" office:value="1.47705516708168E+018" calcext:value-type="float">
            <text:p>1.47705516708168E+01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.47705516707963E+018" calcext:value-type="float">
            <text:p>1.47705516707963E+018</text:p>
          </table:table-cell>
          <table:table-cell office:value-type="float" office:value="1.47705516708248E+018" calcext:value-type="float">
            <text:p>1.47705516708248E+0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.47705516708034E+018" calcext:value-type="float">
            <text:p>1.47705516708034E+018</text:p>
          </table:table-cell>
          <table:table-cell office:value-type="float" office:value="1.47705516708325E+018" calcext:value-type="float">
            <text:p>1.47705516708325E+01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.47705516708108E+018" calcext:value-type="float">
            <text:p>1.47705516708108E+018</text:p>
          </table:table-cell>
          <table:table-cell office:value-type="float" office:value="1.47705516708407E+018" calcext:value-type="float">
            <text:p>1.47705516708407E+01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.47705516708183E+018" calcext:value-type="float">
            <text:p>1.47705516708183E+018</text:p>
          </table:table-cell>
          <table:table-cell office:value-type="float" office:value="1.47705516708487E+018" calcext:value-type="float">
            <text:p>1.47705516708487E+01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47705516708263E+018" calcext:value-type="float">
            <text:p>1.47705516708263E+018</text:p>
          </table:table-cell>
          <table:table-cell office:value-type="float" office:value="1.47705516708561E+018" calcext:value-type="float">
            <text:p>1.47705516708561E+01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.4770551670834E+018" calcext:value-type="float">
            <text:p>1.4770551670834E+018</text:p>
          </table:table-cell>
          <table:table-cell office:value-type="float" office:value="1.47705516708639E+018" calcext:value-type="float">
            <text:p>1.47705516708639E+01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.47705516708394E+018" calcext:value-type="float">
            <text:p>1.47705516708394E+018</text:p>
          </table:table-cell>
          <table:table-cell office:value-type="float" office:value="1.47705516708716E+018" calcext:value-type="float">
            <text:p>1.47705516708716E+01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.47705516708469E+018" calcext:value-type="float">
            <text:p>1.47705516708469E+018</text:p>
          </table:table-cell>
          <table:table-cell office:value-type="float" office:value="1.4770551670879E+018" calcext:value-type="float">
            <text:p>1.4770551670879E+01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.47705516708537E+018" calcext:value-type="float">
            <text:p>1.47705516708537E+018</text:p>
          </table:table-cell>
          <table:table-cell office:value-type="float" office:value="1.47705516708866E+018" calcext:value-type="float">
            <text:p>1.47705516708866E+01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.47705516708614E+018" calcext:value-type="float">
            <text:p>1.47705516708614E+018</text:p>
          </table:table-cell>
          <table:table-cell office:value-type="float" office:value="1.47705516708942E+018" calcext:value-type="float">
            <text:p>1.47705516708942E+01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.47705516708689E+018" calcext:value-type="float">
            <text:p>1.47705516708689E+018</text:p>
          </table:table-cell>
          <table:table-cell office:value-type="float" office:value="1.47705516709017E+018" calcext:value-type="float">
            <text:p>1.47705516709017E+01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.47705516708764E+018" calcext:value-type="float">
            <text:p>1.47705516708764E+018</text:p>
          </table:table-cell>
          <table:table-cell office:value-type="float" office:value="1.47705516709096E+018" calcext:value-type="float">
            <text:p>1.47705516709096E+01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.4770551670884E+018" calcext:value-type="float">
            <text:p>1.4770551670884E+018</text:p>
          </table:table-cell>
          <table:table-cell office:value-type="float" office:value="1.47705516709139E+018" calcext:value-type="float">
            <text:p>1.47705516709139E+01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.47705516708914E+018" calcext:value-type="float">
            <text:p>1.47705516708914E+018</text:p>
          </table:table-cell>
          <table:table-cell office:value-type="float" office:value="1.47705516709159E+018" calcext:value-type="float">
            <text:p>1.47705516709159E+01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47705516708991E+018" calcext:value-type="float">
            <text:p>1.47705516708991E+018</text:p>
          </table:table-cell>
          <table:table-cell office:value-type="float" office:value="1.47705516709181E+018" calcext:value-type="float">
            <text:p>1.47705516709181E+01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.47705516709106E+018" calcext:value-type="float">
            <text:p>1.47705516709106E+018</text:p>
          </table:table-cell>
          <table:table-cell office:value-type="float" office:value="1.47705516709377E+018" calcext:value-type="float">
            <text:p>1.47705516709377E+01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.47705516709215E+018" calcext:value-type="float">
            <text:p>1.47705516709215E+018</text:p>
          </table:table-cell>
          <table:table-cell office:value-type="float" office:value="1.47705516709455E+018" calcext:value-type="float">
            <text:p>1.47705516709455E+01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.47705516709257E+018" calcext:value-type="float">
            <text:p>1.47705516709257E+018</text:p>
          </table:table-cell>
          <table:table-cell office:value-type="float" office:value="1.47705516709538E+018" calcext:value-type="float">
            <text:p>1.47705516709538E+01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.47705516709292E+018" calcext:value-type="float">
            <text:p>1.47705516709292E+018</text:p>
          </table:table-cell>
          <table:table-cell office:value-type="float" office:value="1.47705516709581E+018" calcext:value-type="float">
            <text:p>1.47705516709581E+01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.47705516709343E+018" calcext:value-type="float">
            <text:p>1.47705516709343E+018</text:p>
          </table:table-cell>
          <table:table-cell office:value-type="float" office:value="1.47705516709609E+018" calcext:value-type="float">
            <text:p>1.47705516709609E+01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.47705516709421E+018" calcext:value-type="float">
            <text:p>1.47705516709421E+018</text:p>
          </table:table-cell>
          <table:table-cell office:value-type="float" office:value="1.47705516709636E+018" calcext:value-type="float">
            <text:p>1.47705516709636E+01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.47705516709509E+018" calcext:value-type="float">
            <text:p>1.47705516709509E+018</text:p>
          </table:table-cell>
          <table:table-cell office:value-type="float" office:value="1.47705516709671E+018" calcext:value-type="float">
            <text:p>1.47705516709671E+01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.47705516709693E+018" calcext:value-type="float">
            <text:p>1.47705516709693E+018</text:p>
          </table:table-cell>
          <table:table-cell office:value-type="float" office:value="1.47705516709776E+018" calcext:value-type="float">
            <text:p>1.47705516709776E+01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.47705516709741E+018" calcext:value-type="float">
            <text:p>1.47705516709741E+018</text:p>
          </table:table-cell>
          <table:table-cell office:value-type="float" office:value="1.47705516709857E+018" calcext:value-type="float">
            <text:p>1.47705516709857E+01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47705516709816E+018" calcext:value-type="float">
            <text:p>1.47705516709816E+018</text:p>
          </table:table-cell>
          <table:table-cell office:value-type="float" office:value="1.47705516709937E+018" calcext:value-type="float">
            <text:p>1.47705516709937E+01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.47705516709893E+018" calcext:value-type="float">
            <text:p>1.47705516709893E+018</text:p>
          </table:table-cell>
          <table:table-cell office:value-type="float" office:value="1.47705516710014E+018" calcext:value-type="float">
            <text:p>1.47705516710014E+01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.47705516709967E+018" calcext:value-type="float">
            <text:p>1.47705516709967E+018</text:p>
          </table:table-cell>
          <table:table-cell office:value-type="float" office:value="1.47705516710095E+018" calcext:value-type="float">
            <text:p>1.47705516710095E+01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.47705516710046E+018" calcext:value-type="float">
            <text:p>1.47705516710046E+018</text:p>
          </table:table-cell>
          <table:table-cell office:value-type="float" office:value="1.4770551671018E+018" calcext:value-type="float">
            <text:p>1.4770551671018E+01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.47705516710119E+018" calcext:value-type="float">
            <text:p>1.47705516710119E+018</text:p>
          </table:table-cell>
          <table:table-cell office:value-type="float" office:value="1.4770551671026E+018" calcext:value-type="float">
            <text:p>1.4770551671026E+01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.47705516710169E+018" calcext:value-type="float">
            <text:p>1.47705516710169E+018</text:p>
          </table:table-cell>
          <table:table-cell office:value-type="float" office:value="1.47705516710342E+018" calcext:value-type="float">
            <text:p>1.47705516710342E+01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.47705516710274E+018" calcext:value-type="float">
            <text:p>1.47705516710274E+018</text:p>
          </table:table-cell>
          <table:table-cell office:value-type="float" office:value="1.47705516710424E+018" calcext:value-type="float">
            <text:p>1.47705516710424E+01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.47705516710328E+018" calcext:value-type="float">
            <text:p>1.47705516710328E+018</text:p>
          </table:table-cell>
          <table:table-cell office:value-type="float" office:value="1.4770551671051E+018" calcext:value-type="float">
            <text:p>1.4770551671051E+01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.47705516710399E+018" calcext:value-type="float">
            <text:p>1.47705516710399E+018</text:p>
          </table:table-cell>
          <table:table-cell office:value-type="float" office:value="1.47705516710589E+018" calcext:value-type="float">
            <text:p>1.47705516710589E+01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.47705516710478E+018" calcext:value-type="float">
            <text:p>1.47705516710478E+018</text:p>
          </table:table-cell>
          <table:table-cell office:value-type="float" office:value="1.4770551671066E+018" calcext:value-type="float">
            <text:p>1.4770551671066E+01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47705516710555E+018" calcext:value-type="float">
            <text:p>1.47705516710555E+018</text:p>
          </table:table-cell>
          <table:table-cell office:value-type="float" office:value="1.47705516710767E+018" calcext:value-type="float">
            <text:p>1.47705516710767E+01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.4770551671063E+018" calcext:value-type="float">
            <text:p>1.4770551671063E+018</text:p>
          </table:table-cell>
          <table:table-cell office:value-type="float" office:value="1.47705516710843E+018" calcext:value-type="float">
            <text:p>1.47705516710843E+01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.47705516710694E+018" calcext:value-type="float">
            <text:p>1.47705516710694E+018</text:p>
          </table:table-cell>
          <table:table-cell office:value-type="float" office:value="1.47705516710923E+018" calcext:value-type="float">
            <text:p>1.47705516710923E+01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.47705516710739E+018" calcext:value-type="float">
            <text:p>1.47705516710739E+018</text:p>
          </table:table-cell>
          <table:table-cell office:value-type="float" office:value="1.47705516711003E+018" calcext:value-type="float">
            <text:p>1.47705516711003E+01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.47705516710815E+018" calcext:value-type="float">
            <text:p>1.47705516710815E+018</text:p>
          </table:table-cell>
          <table:table-cell office:value-type="float" office:value="1.47705516711063E+018" calcext:value-type="float">
            <text:p>1.47705516711063E+01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.47705516710891E+018" calcext:value-type="float">
            <text:p>1.47705516710891E+018</text:p>
          </table:table-cell>
          <table:table-cell office:value-type="float" office:value="1.47705516711096E+018" calcext:value-type="float">
            <text:p>1.47705516711096E+01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47705516710975E+018" calcext:value-type="float">
            <text:p>1.47705516710975E+018</text:p>
          </table:table-cell>
          <table:table-cell office:value-type="float" office:value="1.47705516711116E+018" calcext:value-type="float">
            <text:p>1.47705516711116E+01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.47705516711132E+018" calcext:value-type="float">
            <text:p>1.47705516711132E+018</text:p>
          </table:table-cell>
          <table:table-cell office:value-type="float" office:value="1.47705516711211E+018" calcext:value-type="float">
            <text:p>1.47705516711211E+01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.4770551671118E+018" calcext:value-type="float">
            <text:p>1.4770551671118E+018</text:p>
          </table:table-cell>
          <table:table-cell office:value-type="float" office:value="1.4770551671133E+018" calcext:value-type="float">
            <text:p>1.4770551671133E+01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.47705516711249E+018" calcext:value-type="float">
            <text:p>1.47705516711249E+018</text:p>
          </table:table-cell>
          <table:table-cell office:value-type="float" office:value="1.47705516711442E+018" calcext:value-type="float">
            <text:p>1.47705516711442E+01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.47705516711296E+018" calcext:value-type="float">
            <text:p>1.47705516711296E+018</text:p>
          </table:table-cell>
          <table:table-cell office:value-type="float" office:value="1.47705516711517E+018" calcext:value-type="float">
            <text:p>1.47705516711517E+01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.47705516711365E+018" calcext:value-type="float">
            <text:p>1.47705516711365E+018</text:p>
          </table:table-cell>
          <table:table-cell office:value-type="float" office:value="1.47705516711596E+018" calcext:value-type="float">
            <text:p>1.47705516711596E+01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.47705516711411E+018" calcext:value-type="float">
            <text:p>1.47705516711411E+018</text:p>
          </table:table-cell>
          <table:table-cell office:value-type="float" office:value="1.47705516711671E+018" calcext:value-type="float">
            <text:p>1.47705516711671E+01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.47705516711485E+018" calcext:value-type="float">
            <text:p>1.47705516711485E+018</text:p>
          </table:table-cell>
          <table:table-cell office:value-type="float" office:value="1.47705516711703E+018" calcext:value-type="float">
            <text:p>1.47705516711703E+01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.47705516711564E+018" calcext:value-type="float">
            <text:p>1.47705516711564E+018</text:p>
          </table:table-cell>
          <table:table-cell office:value-type="float" office:value="1.47705516711724E+018" calcext:value-type="float">
            <text:p>1.47705516711724E+01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.47705516711645E+018" calcext:value-type="float">
            <text:p>1.47705516711645E+018</text:p>
          </table:table-cell>
          <table:table-cell office:value-type="float" office:value="1.47705516711804E+018" calcext:value-type="float">
            <text:p>1.47705516711804E+01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.47705516711769E+018" calcext:value-type="float">
            <text:p>1.47705516711769E+018</text:p>
          </table:table-cell>
          <table:table-cell office:value-type="float" office:value="1.47705516711883E+018" calcext:value-type="float">
            <text:p>1.47705516711883E+01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.47705516711847E+018" calcext:value-type="float">
            <text:p>1.47705516711847E+018</text:p>
          </table:table-cell>
          <table:table-cell office:value-type="float" office:value="1.47705516711998E+018" calcext:value-type="float">
            <text:p>1.47705516711998E+01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.47705516711918E+018" calcext:value-type="float">
            <text:p>1.47705516711918E+018</text:p>
          </table:table-cell>
          <table:table-cell office:value-type="float" office:value="1.47705516712075E+018" calcext:value-type="float">
            <text:p>1.47705516712075E+01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.47705516711965E+018" calcext:value-type="float">
            <text:p>1.47705516711965E+018</text:p>
          </table:table-cell>
          <table:table-cell office:value-type="float" office:value="1.47705516712108E+018" calcext:value-type="float">
            <text:p>1.47705516712108E+01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.47705516712047E+018" calcext:value-type="float">
            <text:p>1.47705516712047E+018</text:p>
          </table:table-cell>
          <table:table-cell office:value-type="float" office:value="1.47705516712185E+018" calcext:value-type="float">
            <text:p>1.47705516712185E+01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.47705516712153E+018" calcext:value-type="float">
            <text:p>1.47705516712153E+018</text:p>
          </table:table-cell>
          <table:table-cell office:value-type="float" office:value="1.47705516712303E+018" calcext:value-type="float">
            <text:p>1.47705516712303E+01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.47705516712219E+018" calcext:value-type="float">
            <text:p>1.47705516712219E+018</text:p>
          </table:table-cell>
          <table:table-cell office:value-type="float" office:value="1.47705516712418E+018" calcext:value-type="float">
            <text:p>1.47705516712418E+01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47705516712271E+018" calcext:value-type="float">
            <text:p>1.47705516712271E+018</text:p>
          </table:table-cell>
          <table:table-cell office:value-type="float" office:value="1.47705516712497E+018" calcext:value-type="float">
            <text:p>1.47705516712497E+01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.47705516712339E+018" calcext:value-type="float">
            <text:p>1.47705516712339E+018</text:p>
          </table:table-cell>
          <table:table-cell office:value-type="float" office:value="1.47705516712528E+018" calcext:value-type="float">
            <text:p>1.47705516712528E+01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.47705516712387E+018" calcext:value-type="float">
            <text:p>1.47705516712387E+018</text:p>
          </table:table-cell>
          <table:table-cell office:value-type="float" office:value="1.47705516712586E+018" calcext:value-type="float">
            <text:p>1.47705516712586E+01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.47705516712468E+018" calcext:value-type="float">
            <text:p>1.47705516712468E+018</text:p>
          </table:table-cell>
          <table:table-cell office:value-type="float" office:value="1.4770551671261E+018" calcext:value-type="float">
            <text:p>1.4770551671261E+01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.47705516712636E+018" calcext:value-type="float">
            <text:p>1.47705516712636E+018</text:p>
          </table:table-cell>
          <table:table-cell office:value-type="float" office:value="1.47705516712717E+018" calcext:value-type="float">
            <text:p>1.47705516712717E+01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.47705516712684E+018" calcext:value-type="float">
            <text:p>1.47705516712684E+018</text:p>
          </table:table-cell>
          <table:table-cell office:value-type="float" office:value="1.47705516712792E+018" calcext:value-type="float">
            <text:p>1.47705516712792E+01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.4770551671276E+018" calcext:value-type="float">
            <text:p>1.4770551671276E+018</text:p>
          </table:table-cell>
          <table:table-cell office:value-type="float" office:value="1.47705516712869E+018" calcext:value-type="float">
            <text:p>1.47705516712869E+01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47705516712837E+018" calcext:value-type="float">
            <text:p>1.47705516712837E+018</text:p>
          </table:table-cell>
          <table:table-cell office:value-type="float" office:value="1.47705516712947E+018" calcext:value-type="float">
            <text:p>1.47705516712947E+01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.47705516712916E+018" calcext:value-type="float">
            <text:p>1.47705516712916E+018</text:p>
          </table:table-cell>
          <table:table-cell office:value-type="float" office:value="1.47705516713021E+018" calcext:value-type="float">
            <text:p>1.47705516713021E+01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.47705516712989E+018" calcext:value-type="float">
            <text:p>1.47705516712989E+018</text:p>
          </table:table-cell>
          <table:table-cell office:value-type="float" office:value="1.47705516713147E+018" calcext:value-type="float">
            <text:p>1.47705516713147E+01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.47705516713065E+018" calcext:value-type="float">
            <text:p>1.47705516713065E+018</text:p>
          </table:table-cell>
          <table:table-cell office:value-type="float" office:value="1.47705516713265E+018" calcext:value-type="float">
            <text:p>1.47705516713265E+01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.47705516713112E+018" calcext:value-type="float">
            <text:p>1.47705516713112E+018</text:p>
          </table:table-cell>
          <table:table-cell office:value-type="float" office:value="1.47705516713316E+018" calcext:value-type="float">
            <text:p>1.47705516713316E+01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.47705516713182E+018" calcext:value-type="float">
            <text:p>1.47705516713182E+018</text:p>
          </table:table-cell>
          <table:table-cell office:value-type="float" office:value="1.47705516713337E+018" calcext:value-type="float">
            <text:p>1.47705516713337E+01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.4770551671324E+018" calcext:value-type="float">
            <text:p>1.4770551671324E+018</text:p>
          </table:table-cell>
          <table:table-cell office:value-type="float" office:value="1.47705516713373E+018" calcext:value-type="float">
            <text:p>1.47705516713373E+01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.47705516713399E+018" calcext:value-type="float">
            <text:p>1.47705516713399E+018</text:p>
          </table:table-cell>
          <table:table-cell office:value-type="float" office:value="1.4770551671356E+018" calcext:value-type="float">
            <text:p>1.4770551671356E+01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.47705516713436E+018" calcext:value-type="float">
            <text:p>1.47705516713436E+018</text:p>
          </table:table-cell>
          <table:table-cell office:value-type="float" office:value="1.47705516713642E+018" calcext:value-type="float">
            <text:p>1.47705516713642E+01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.47705516713471E+018" calcext:value-type="float">
            <text:p>1.47705516713471E+018</text:p>
          </table:table-cell>
          <table:table-cell office:value-type="float" office:value="1.47705516713723E+018" calcext:value-type="float">
            <text:p>1.47705516713723E+01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.47705516713517E+018" calcext:value-type="float">
            <text:p>1.47705516713517E+018</text:p>
          </table:table-cell>
          <table:table-cell office:value-type="float" office:value="1.47705516713803E+018" calcext:value-type="float">
            <text:p>1.47705516713803E+01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.47705516713592E+018" calcext:value-type="float">
            <text:p>1.47705516713592E+018</text:p>
          </table:table-cell>
          <table:table-cell office:value-type="float" office:value="1.47705516713885E+018" calcext:value-type="float">
            <text:p>1.47705516713885E+01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.47705516713665E+018" calcext:value-type="float">
            <text:p>1.47705516713665E+018</text:p>
          </table:table-cell>
          <table:table-cell office:value-type="float" office:value="1.47705516713961E+018" calcext:value-type="float">
            <text:p>1.47705516713961E+01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.47705516713739E+018" calcext:value-type="float">
            <text:p>1.47705516713739E+018</text:p>
          </table:table-cell>
          <table:table-cell office:value-type="float" office:value="1.47705516714043E+018" calcext:value-type="float">
            <text:p>1.47705516714043E+01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.47705516713792E+018" calcext:value-type="float">
            <text:p>1.47705516713792E+018</text:p>
          </table:table-cell>
          <table:table-cell office:value-type="float" office:value="1.47705516714104E+018" calcext:value-type="float">
            <text:p>1.47705516714104E+01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.47705516713868E+018" calcext:value-type="float">
            <text:p>1.47705516713868E+018</text:p>
          </table:table-cell>
          <table:table-cell office:value-type="float" office:value="1.47705516714137E+018" calcext:value-type="float">
            <text:p>1.47705516714137E+01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.47705516713943E+018" calcext:value-type="float">
            <text:p>1.47705516713943E+018</text:p>
          </table:table-cell>
          <table:table-cell office:value-type="float" office:value="1.47705516714218E+018" calcext:value-type="float">
            <text:p>1.47705516714218E+01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.47705516714013E+018" calcext:value-type="float">
            <text:p>1.47705516714013E+018</text:p>
          </table:table-cell>
          <table:table-cell office:value-type="float" office:value="1.47705516714323E+018" calcext:value-type="float">
            <text:p>1.47705516714323E+01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.47705516714154E+018" calcext:value-type="float">
            <text:p>1.47705516714154E+018</text:p>
          </table:table-cell>
          <table:table-cell office:value-type="float" office:value="1.47705516714384E+018" calcext:value-type="float">
            <text:p>1.47705516714384E+01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.47705516714206E+018" calcext:value-type="float">
            <text:p>1.47705516714206E+018</text:p>
          </table:table-cell>
          <table:table-cell office:value-type="float" office:value="1.47705516714593E+018" calcext:value-type="float">
            <text:p>1.47705516714593E+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47705516714287E+018" calcext:value-type="float">
            <text:p>1.47705516714287E+018</text:p>
          </table:table-cell>
          <table:table-cell office:value-type="float" office:value="1.47705516714772E+018" calcext:value-type="float">
            <text:p>1.47705516714772E+01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.47705516714356E+018" calcext:value-type="float">
            <text:p>1.47705516714356E+018</text:p>
          </table:table-cell>
          <table:table-cell office:value-type="float" office:value="1.47705516714801E+018" calcext:value-type="float">
            <text:p>1.47705516714801E+01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.4770551671443E+018" calcext:value-type="float">
            <text:p>1.4770551671443E+018</text:p>
          </table:table-cell>
          <table:table-cell office:value-type="float" office:value="1.47705516714832E+018" calcext:value-type="float">
            <text:p>1.47705516714832E+01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.47705516714467E+018" calcext:value-type="float">
            <text:p>1.47705516714467E+018</text:p>
          </table:table-cell>
          <table:table-cell office:value-type="float" office:value="1.4770551671489E+018" calcext:value-type="float">
            <text:p>1.4770551671489E+01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.47705516714502E+018" calcext:value-type="float">
            <text:p>1.47705516714502E+018</text:p>
          </table:table-cell>
          <table:table-cell office:value-type="float" office:value="1.47705516715043E+018" calcext:value-type="float">
            <text:p>1.47705516715043E+01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.47705516714537E+018" calcext:value-type="float">
            <text:p>1.47705516714537E+018</text:p>
          </table:table-cell>
          <table:table-cell office:value-type="float" office:value="1.4770551671505E+018" calcext:value-type="float">
            <text:p>1.4770551671505E+01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.47705516714571E+018" calcext:value-type="float">
            <text:p>1.47705516714571E+018</text:p>
          </table:table-cell>
          <table:table-cell office:value-type="float" office:value="1.4770551671513E+018" calcext:value-type="float">
            <text:p>1.4770551671513E+01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.47705516714622E+018" calcext:value-type="float">
            <text:p>1.47705516714622E+018</text:p>
          </table:table-cell>
          <table:table-cell office:value-type="float" office:value="1.47705516715321E+018" calcext:value-type="float">
            <text:p>1.47705516715321E+01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.47705516714656E+018" calcext:value-type="float">
            <text:p>1.47705516714656E+018</text:p>
          </table:table-cell>
          <table:table-cell office:value-type="float" office:value="1.47705516715328E+018" calcext:value-type="float">
            <text:p>1.47705516715328E+01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47705516714694E+018" calcext:value-type="float">
            <text:p>1.47705516714694E+018</text:p>
          </table:table-cell>
          <table:table-cell office:value-type="float" office:value="1.47705516715334E+018" calcext:value-type="float">
            <text:p>1.47705516715334E+01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.47705516714755E+018" calcext:value-type="float">
            <text:p>1.47705516714755E+018</text:p>
          </table:table-cell>
          <table:table-cell office:value-type="float" office:value="1.47705516715445E+018" calcext:value-type="float">
            <text:p>1.47705516715445E+01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.47705516714865E+018" calcext:value-type="float">
            <text:p>1.47705516714865E+018</text:p>
          </table:table-cell>
          <table:table-cell office:value-type="float" office:value="1.47705516715452E+018" calcext:value-type="float">
            <text:p>1.47705516715452E+01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.47705516714923E+018" calcext:value-type="float">
            <text:p>1.47705516714923E+018</text:p>
          </table:table-cell>
          <table:table-cell office:value-type="float" office:value="1.47705516715459E+018" calcext:value-type="float">
            <text:p>1.47705516715459E+01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.47705516714964E+018" calcext:value-type="float">
            <text:p>1.47705516714964E+018</text:p>
          </table:table-cell>
          <table:table-cell office:value-type="float" office:value="1.47705516715464E+018" calcext:value-type="float">
            <text:p>1.47705516715464E+01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.47705516715E+018" calcext:value-type="float">
            <text:p>1.47705516715E+018</text:p>
          </table:table-cell>
          <table:table-cell office:value-type="float" office:value="1.4770551671547E+018" calcext:value-type="float">
            <text:p>1.4770551671547E+01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.4770551671508E+018" calcext:value-type="float">
            <text:p>1.4770551671508E+018</text:p>
          </table:table-cell>
          <table:table-cell office:value-type="float" office:value="1.47705516715566E+018" calcext:value-type="float">
            <text:p>1.47705516715566E+01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.47705516715162E+018" calcext:value-type="float">
            <text:p>1.47705516715162E+018</text:p>
          </table:table-cell>
          <table:table-cell office:value-type="float" office:value="1.4770551671559E+018" calcext:value-type="float">
            <text:p>1.4770551671559E+01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.47705516715198E+018" calcext:value-type="float">
            <text:p>1.47705516715198E+018</text:p>
          </table:table-cell>
          <table:table-cell office:value-type="float" office:value="1.47705516715693E+018" calcext:value-type="float">
            <text:p>1.47705516715693E+01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.47705516715237E+018" calcext:value-type="float">
            <text:p>1.47705516715237E+018</text:p>
          </table:table-cell>
          <table:table-cell office:value-type="float" office:value="1.47705516715731E+018" calcext:value-type="float">
            <text:p>1.47705516715731E+01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.47705516715272E+018" calcext:value-type="float">
            <text:p>1.47705516715272E+018</text:p>
          </table:table-cell>
          <table:table-cell office:value-type="float" office:value="1.47705516715763E+018" calcext:value-type="float">
            <text:p>1.47705516715763E+01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.47705516715307E+018" calcext:value-type="float">
            <text:p>1.47705516715307E+018</text:p>
          </table:table-cell>
          <table:table-cell office:value-type="float" office:value="1.47705516715792E+018" calcext:value-type="float">
            <text:p>1.47705516715792E+01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.47705516715368E+018" calcext:value-type="float">
            <text:p>1.47705516715368E+018</text:p>
          </table:table-cell>
          <table:table-cell office:value-type="float" office:value="1.47705516715896E+018" calcext:value-type="float">
            <text:p>1.47705516715896E+01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.47705516715404E+018" calcext:value-type="float">
            <text:p>1.47705516715404E+018</text:p>
          </table:table-cell>
          <table:table-cell office:value-type="float" office:value="1.47705516715904E+018" calcext:value-type="float">
            <text:p>1.47705516715904E+01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.47705516715505E+018" calcext:value-type="float">
            <text:p>1.47705516715505E+018</text:p>
          </table:table-cell>
          <table:table-cell office:value-type="float" office:value="1.47705516715931E+018" calcext:value-type="float">
            <text:p>1.47705516715931E+01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.47705516715541E+018" calcext:value-type="float">
            <text:p>1.47705516715541E+018</text:p>
          </table:table-cell>
          <table:table-cell office:value-type="float" office:value="1.47705516715962E+018" calcext:value-type="float">
            <text:p>1.47705516715962E+01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.47705516715637E+018" calcext:value-type="float">
            <text:p>1.47705516715637E+018</text:p>
          </table:table-cell>
          <table:table-cell office:value-type="float" office:value="1.47705516715968E+018" calcext:value-type="float">
            <text:p>1.47705516715968E+01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.47705516715944E+018" calcext:value-type="float">
            <text:p>1.47705516715944E+018</text:p>
          </table:table-cell>
          <table:table-cell office:value-type="float" office:value="1.47705516716298E+018" calcext:value-type="float">
            <text:p>1.47705516716298E+01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.47705516716106E+018" calcext:value-type="float">
            <text:p>1.47705516716106E+018</text:p>
          </table:table-cell>
          <table:table-cell office:value-type="float" office:value="1.47705516716465E+018" calcext:value-type="float">
            <text:p>1.47705516716465E+01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.47705516716143E+018" calcext:value-type="float">
            <text:p>1.47705516716143E+018</text:p>
          </table:table-cell>
          <table:table-cell office:value-type="float" office:value="1.47705516716626E+018" calcext:value-type="float">
            <text:p>1.47705516716626E+01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.47705516716183E+018" calcext:value-type="float">
            <text:p>1.47705516716183E+018</text:p>
          </table:table-cell>
          <table:table-cell office:value-type="float" office:value="1.47705516716648E+018" calcext:value-type="float">
            <text:p>1.47705516716648E+01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.47705516716227E+018" calcext:value-type="float">
            <text:p>1.47705516716227E+018</text:p>
          </table:table-cell>
          <table:table-cell office:value-type="float" office:value="1.47705516716878E+018" calcext:value-type="float">
            <text:p>1.47705516716878E+01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.47705516716267E+018" calcext:value-type="float">
            <text:p>1.47705516716267E+018</text:p>
          </table:table-cell>
          <table:table-cell office:value-type="float" office:value="1.47705516716974E+018" calcext:value-type="float">
            <text:p>1.47705516716974E+01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.47705516716336E+018" calcext:value-type="float">
            <text:p>1.47705516716336E+018</text:p>
          </table:table-cell>
          <table:table-cell office:value-type="float" office:value="1.47705516717395E+018" calcext:value-type="float">
            <text:p>1.47705516717395E+01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47705516716372E+018" calcext:value-type="float">
            <text:p>1.47705516716372E+018</text:p>
          </table:table-cell>
          <table:table-cell office:value-type="float" office:value="1.47705516717552E+018" calcext:value-type="float">
            <text:p>1.47705516717552E+01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.47705516716407E+018" calcext:value-type="float">
            <text:p>1.47705516716407E+018</text:p>
          </table:table-cell>
          <table:table-cell office:value-type="float" office:value="1.4770551671776E+018" calcext:value-type="float">
            <text:p>1.4770551671776E+01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.47705516716442E+018" calcext:value-type="float">
            <text:p>1.47705516716442E+018</text:p>
          </table:table-cell>
          <table:table-cell office:value-type="float" office:value="1.47705516717974E+018" calcext:value-type="float">
            <text:p>1.47705516717974E+01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.47705516716498E+018" calcext:value-type="float">
            <text:p>1.47705516716498E+018</text:p>
          </table:table-cell>
          <table:table-cell office:value-type="float" office:value="1.47705516718326E+018" calcext:value-type="float">
            <text:p>1.47705516718326E+01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.47705516716534E+018" calcext:value-type="float">
            <text:p>1.47705516716534E+018</text:p>
          </table:table-cell>
          <table:table-cell office:value-type="float" office:value="1.47705516718468E+018" calcext:value-type="float">
            <text:p>1.47705516718468E+01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.47705516716569E+018" calcext:value-type="float">
            <text:p>1.47705516716569E+018</text:p>
          </table:table-cell>
          <table:table-cell office:value-type="float" office:value="1.47705516718662E+018" calcext:value-type="float">
            <text:p>1.47705516718662E+01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.47705516716603E+018" calcext:value-type="float">
            <text:p>1.47705516716603E+018</text:p>
          </table:table-cell>
          <table:table-cell office:value-type="float" office:value="1.47705516718669E+018" calcext:value-type="float">
            <text:p>1.47705516718669E+01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.4770551671668E+018" calcext:value-type="float">
            <text:p>1.4770551671668E+018</text:p>
          </table:table-cell>
          <table:table-cell office:value-type="float" office:value="1.47705516718941E+018" calcext:value-type="float">
            <text:p>1.47705516718941E+01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.47705516716716E+018" calcext:value-type="float">
            <text:p>1.47705516716716E+018</text:p>
          </table:table-cell>
          <table:table-cell office:value-type="float" office:value="1.47705516718948E+018" calcext:value-type="float">
            <text:p>1.47705516718948E+01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.47705516716751E+018" calcext:value-type="float">
            <text:p>1.47705516716751E+018</text:p>
          </table:table-cell>
          <table:table-cell office:value-type="float" office:value="1.47705516719141E+018" calcext:value-type="float">
            <text:p>1.47705516719141E+01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47705516716786E+018" calcext:value-type="float">
            <text:p>1.47705516716786E+018</text:p>
          </table:table-cell>
          <table:table-cell office:value-type="float" office:value="1.47705516719148E+018" calcext:value-type="float">
            <text:p>1.47705516719148E+01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.47705516716821E+018" calcext:value-type="float">
            <text:p>1.47705516716821E+018</text:p>
          </table:table-cell>
          <table:table-cell office:value-type="float" office:value="1.47705516719154E+018" calcext:value-type="float">
            <text:p>1.47705516719154E+01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.47705516716855E+018" calcext:value-type="float">
            <text:p>1.47705516716855E+018</text:p>
          </table:table-cell>
          <table:table-cell office:value-type="float" office:value="1.4770551671916E+018" calcext:value-type="float">
            <text:p>1.4770551671916E+01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.47705516716915E+018" calcext:value-type="float">
            <text:p>1.47705516716915E+018</text:p>
          </table:table-cell>
          <table:table-cell office:value-type="float" office:value="1.47705516719166E+018" calcext:value-type="float">
            <text:p>1.47705516719166E+01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.47705516716951E+018" calcext:value-type="float">
            <text:p>1.47705516716951E+018</text:p>
          </table:table-cell>
          <table:table-cell office:value-type="float" office:value="1.47705516719206E+018" calcext:value-type="float">
            <text:p>1.47705516719206E+01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.47705516717003E+018" calcext:value-type="float">
            <text:p>1.47705516717003E+018</text:p>
          </table:table-cell>
          <table:table-cell office:value-type="float" office:value="1.47705516719212E+018" calcext:value-type="float">
            <text:p>1.47705516719212E+01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.47705516717047E+018" calcext:value-type="float">
            <text:p>1.47705516717047E+018</text:p>
          </table:table-cell>
          <table:table-cell office:value-type="float" office:value="1.47705516719218E+018" calcext:value-type="float">
            <text:p>1.47705516719218E+01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47705516717083E+018" calcext:value-type="float">
            <text:p>1.47705516717083E+018</text:p>
          </table:table-cell>
          <table:table-cell office:value-type="float" office:value="1.4770551671957E+018" calcext:value-type="float">
            <text:p>1.4770551671957E+01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.47705516717118E+018" calcext:value-type="float">
            <text:p>1.47705516717118E+018</text:p>
          </table:table-cell>
          <table:table-cell office:value-type="float" office:value="1.47705516719578E+018" calcext:value-type="float">
            <text:p>1.47705516719578E+01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.47705516717153E+018" calcext:value-type="float">
            <text:p>1.47705516717153E+018</text:p>
          </table:table-cell>
          <table:table-cell office:value-type="float" office:value="1.47705516719667E+018" calcext:value-type="float">
            <text:p>1.47705516719667E+01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47705516717188E+018" calcext:value-type="float">
            <text:p>1.47705516717188E+018</text:p>
          </table:table-cell>
          <table:table-cell office:value-type="float" office:value="1.47705516719756E+018" calcext:value-type="float">
            <text:p>1.47705516719756E+01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.47705516717229E+018" calcext:value-type="float">
            <text:p>1.47705516717229E+018</text:p>
          </table:table-cell>
          <table:table-cell office:value-type="float" office:value="1.47705516719849E+018" calcext:value-type="float">
            <text:p>1.47705516719849E+01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.47705516717265E+018" calcext:value-type="float">
            <text:p>1.47705516717265E+018</text:p>
          </table:table-cell>
          <table:table-cell office:value-type="float" office:value="1.47705516720242E+018" calcext:value-type="float">
            <text:p>1.47705516720242E+01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.477055167173E+018" calcext:value-type="float">
            <text:p>1.477055167173E+018</text:p>
          </table:table-cell>
          <table:table-cell office:value-type="float" office:value="1.47705516720662E+018" calcext:value-type="float">
            <text:p>1.47705516720662E+01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.47705516717337E+018" calcext:value-type="float">
            <text:p>1.47705516717337E+018</text:p>
          </table:table-cell>
          <table:table-cell office:value-type="float" office:value="1.47705516720727E+018" calcext:value-type="float">
            <text:p>1.47705516720727E+01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.47705516717371E+018" calcext:value-type="float">
            <text:p>1.47705516717371E+018</text:p>
          </table:table-cell>
          <table:table-cell office:value-type="float" office:value="1.47705516720734E+018" calcext:value-type="float">
            <text:p>1.47705516720734E+01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.47705516717427E+018" calcext:value-type="float">
            <text:p>1.47705516717427E+018</text:p>
          </table:table-cell>
          <table:table-cell office:value-type="float" office:value="1.4770551672074E+018" calcext:value-type="float">
            <text:p>1.4770551672074E+01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.47705516717463E+018" calcext:value-type="float">
            <text:p>1.47705516717463E+018</text:p>
          </table:table-cell>
          <table:table-cell office:value-type="float" office:value="1.47705516720923E+018" calcext:value-type="float">
            <text:p>1.47705516720923E+01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.47705516717501E+018" calcext:value-type="float">
            <text:p>1.47705516717501E+018</text:p>
          </table:table-cell>
          <table:table-cell office:value-type="float" office:value="1.47705516720947E+018" calcext:value-type="float">
            <text:p>1.47705516720947E+01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.47705516717536E+018" calcext:value-type="float">
            <text:p>1.47705516717536E+018</text:p>
          </table:table-cell>
          <table:table-cell office:value-type="float" office:value="1.47705516721335E+018" calcext:value-type="float">
            <text:p>1.47705516721335E+01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.47705516717588E+018" calcext:value-type="float">
            <text:p>1.47705516717588E+018</text:p>
          </table:table-cell>
          <table:table-cell office:value-type="float" office:value="1.47705516721665E+018" calcext:value-type="float">
            <text:p>1.47705516721665E+01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.47705516717623E+018" calcext:value-type="float">
            <text:p>1.47705516717623E+018</text:p>
          </table:table-cell>
          <table:table-cell office:value-type="float" office:value="1.47705516721672E+018" calcext:value-type="float">
            <text:p>1.47705516721672E+01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.47705516717658E+018" calcext:value-type="float">
            <text:p>1.47705516717658E+018</text:p>
          </table:table-cell>
          <table:table-cell office:value-type="float" office:value="1.47705516721678E+018" calcext:value-type="float">
            <text:p>1.47705516721678E+01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.47705516717693E+018" calcext:value-type="float">
            <text:p>1.47705516717693E+018</text:p>
          </table:table-cell>
          <table:table-cell office:value-type="float" office:value="1.47705516721684E+018" calcext:value-type="float">
            <text:p>1.47705516721684E+01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.47705516717727E+018" calcext:value-type="float">
            <text:p>1.47705516717727E+018</text:p>
          </table:table-cell>
          <table:table-cell office:value-type="float" office:value="1.4770551672169E+018" calcext:value-type="float">
            <text:p>1.4770551672169E+01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47705516717793E+018" calcext:value-type="float">
            <text:p>1.47705516717793E+018</text:p>
          </table:table-cell>
          <table:table-cell office:value-type="float" office:value="1.47705516721696E+018" calcext:value-type="float">
            <text:p>1.47705516721696E+01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.47705516717829E+018" calcext:value-type="float">
            <text:p>1.47705516717829E+018</text:p>
          </table:table-cell>
          <table:table-cell office:value-type="float" office:value="1.47705516721701E+018" calcext:value-type="float">
            <text:p>1.47705516721701E+01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.47705516717868E+018" calcext:value-type="float">
            <text:p>1.47705516717868E+018</text:p>
          </table:table-cell>
          <table:table-cell office:value-type="float" office:value="1.4770551672182E+018" calcext:value-type="float">
            <text:p>1.4770551672182E+01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.47705516717903E+018" calcext:value-type="float">
            <text:p>1.47705516717903E+018</text:p>
          </table:table-cell>
          <table:table-cell office:value-type="float" office:value="1.47705516722145E+018" calcext:value-type="float">
            <text:p>1.47705516722145E+01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.47705516717938E+018" calcext:value-type="float">
            <text:p>1.47705516717938E+018</text:p>
          </table:table-cell>
          <table:table-cell office:value-type="float" office:value="1.47705516722489E+018" calcext:value-type="float">
            <text:p>1.47705516722489E+01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.47705516718008E+018" calcext:value-type="float">
            <text:p>1.47705516718008E+018</text:p>
          </table:table-cell>
          <table:table-cell office:value-type="float" office:value="1.47705516722511E+018" calcext:value-type="float">
            <text:p>1.47705516722511E+01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.47705516718045E+018" calcext:value-type="float">
            <text:p>1.47705516718045E+018</text:p>
          </table:table-cell>
          <table:table-cell office:value-type="float" office:value="1.47705516722713E+018" calcext:value-type="float">
            <text:p>1.47705516722713E+01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.4770551671808E+018" calcext:value-type="float">
            <text:p>1.4770551671808E+018</text:p>
          </table:table-cell>
          <table:table-cell office:value-type="float" office:value="1.47705516723111E+018" calcext:value-type="float">
            <text:p>1.47705516723111E+01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.47705516718123E+018" calcext:value-type="float">
            <text:p>1.47705516718123E+018</text:p>
          </table:table-cell>
          <table:table-cell office:value-type="float" office:value="1.47705516723233E+018" calcext:value-type="float">
            <text:p>1.47705516723233E+01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.47705516718158E+018" calcext:value-type="float">
            <text:p>1.47705516718158E+018</text:p>
          </table:table-cell>
          <table:table-cell office:value-type="float" office:value="1.47705516723241E+018" calcext:value-type="float">
            <text:p>1.47705516723241E+01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47705516718194E+018" calcext:value-type="float">
            <text:p>1.47705516718194E+018</text:p>
          </table:table-cell>
          <table:table-cell office:value-type="float" office:value="1.47705516723315E+018" calcext:value-type="float">
            <text:p>1.47705516723315E+01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.47705516718233E+018" calcext:value-type="float">
            <text:p>1.47705516718233E+018</text:p>
          </table:table-cell>
          <table:table-cell office:value-type="float" office:value="1.47705516723322E+018" calcext:value-type="float">
            <text:p>1.47705516723322E+01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.47705516718267E+018" calcext:value-type="float">
            <text:p>1.47705516718267E+018</text:p>
          </table:table-cell>
          <table:table-cell office:value-type="float" office:value="1.47705516723328E+018" calcext:value-type="float">
            <text:p>1.47705516723328E+01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47705516718302E+018" calcext:value-type="float">
            <text:p>1.47705516718302E+018</text:p>
          </table:table-cell>
          <table:table-cell office:value-type="float" office:value="1.47705516723338E+018" calcext:value-type="float">
            <text:p>1.47705516723338E+01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.47705516718354E+018" calcext:value-type="float">
            <text:p>1.47705516718354E+018</text:p>
          </table:table-cell>
          <table:table-cell office:value-type="float" office:value="1.47705516723541E+018" calcext:value-type="float">
            <text:p>1.47705516723541E+01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.47705516718389E+018" calcext:value-type="float">
            <text:p>1.47705516718389E+018</text:p>
          </table:table-cell>
          <table:table-cell office:value-type="float" office:value="1.47705516723828E+018" calcext:value-type="float">
            <text:p>1.47705516723828E+01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47705516718423E+018" calcext:value-type="float">
            <text:p>1.47705516718423E+018</text:p>
          </table:table-cell>
          <table:table-cell office:value-type="float" office:value="1.47705516723835E+018" calcext:value-type="float">
            <text:p>1.47705516723835E+01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.47705516718507E+018" calcext:value-type="float">
            <text:p>1.47705516718507E+018</text:p>
          </table:table-cell>
          <table:table-cell office:value-type="float" office:value="1.47705516723841E+018" calcext:value-type="float">
            <text:p>1.47705516723841E+01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.47705516718544E+018" calcext:value-type="float">
            <text:p>1.47705516718544E+018</text:p>
          </table:table-cell>
          <table:table-cell office:value-type="float" office:value="1.47705516723847E+018" calcext:value-type="float">
            <text:p>1.47705516723847E+01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.47705516718578E+018" calcext:value-type="float">
            <text:p>1.47705516718578E+018</text:p>
          </table:table-cell>
          <table:table-cell office:value-type="float" office:value="1.47705516723967E+018" calcext:value-type="float">
            <text:p>1.47705516723967E+01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47705516718623E+018" calcext:value-type="float">
            <text:p>1.47705516718623E+018</text:p>
          </table:table-cell>
          <table:table-cell office:value-type="float" office:value="1.47705516723975E+018" calcext:value-type="float">
            <text:p>1.47705516723975E+01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.47705516718704E+018" calcext:value-type="float">
            <text:p>1.47705516718704E+018</text:p>
          </table:table-cell>
          <table:table-cell office:value-type="float" office:value="1.47705516723981E+018" calcext:value-type="float">
            <text:p>1.47705516723981E+01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.4770551671874E+018" calcext:value-type="float">
            <text:p>1.4770551671874E+018</text:p>
          </table:table-cell>
          <table:table-cell office:value-type="float" office:value="1.47705516724024E+018" calcext:value-type="float">
            <text:p>1.47705516724024E+01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.47705516718775E+018" calcext:value-type="float">
            <text:p>1.47705516718775E+018</text:p>
          </table:table-cell>
          <table:table-cell office:value-type="float" office:value="1.47705516724072E+018" calcext:value-type="float">
            <text:p>1.47705516724072E+01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.4770551671881E+018" calcext:value-type="float">
            <text:p>1.4770551671881E+018</text:p>
          </table:table-cell>
          <table:table-cell office:value-type="float" office:value="1.47705516724079E+018" calcext:value-type="float">
            <text:p>1.47705516724079E+01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.47705516718848E+018" calcext:value-type="float">
            <text:p>1.47705516718848E+018</text:p>
          </table:table-cell>
          <table:table-cell office:value-type="float" office:value="1.47705516724084E+018" calcext:value-type="float">
            <text:p>1.47705516724084E+01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.47705516718883E+018" calcext:value-type="float">
            <text:p>1.47705516718883E+018</text:p>
          </table:table-cell>
          <table:table-cell office:value-type="float" office:value="1.47705516724091E+018" calcext:value-type="float">
            <text:p>1.47705516724091E+01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.47705516718985E+018" calcext:value-type="float">
            <text:p>1.47705516718985E+018</text:p>
          </table:table-cell>
          <table:table-cell office:value-type="float" office:value="1.47705516724096E+018" calcext:value-type="float">
            <text:p>1.47705516724096E+01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.4770551671902E+018" calcext:value-type="float">
            <text:p>1.4770551671902E+018</text:p>
          </table:table-cell>
          <table:table-cell office:value-type="float" office:value="1.47705516724161E+018" calcext:value-type="float">
            <text:p>1.47705516724161E+01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.47705516719055E+018" calcext:value-type="float">
            <text:p>1.47705516719055E+018</text:p>
          </table:table-cell>
          <table:table-cell office:value-type="float" office:value="1.4770551672426E+018" calcext:value-type="float">
            <text:p>1.4770551672426E+01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4770551671909E+018" calcext:value-type="float">
            <text:p>1.4770551671909E+018</text:p>
          </table:table-cell>
          <table:table-cell office:value-type="float" office:value="1.47705516724361E+018" calcext:value-type="float">
            <text:p>1.47705516724361E+01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.47705516719128E+018" calcext:value-type="float">
            <text:p>1.47705516719128E+018</text:p>
          </table:table-cell>
          <table:table-cell office:value-type="float" office:value="1.47705516724528E+018" calcext:value-type="float">
            <text:p>1.47705516724528E+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47705516719257E+018" calcext:value-type="float">
            <text:p>1.47705516719257E+018</text:p>
          </table:table-cell>
          <table:table-cell office:value-type="float" office:value="1.47705516724691E+018" calcext:value-type="float">
            <text:p>1.47705516724691E+01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.47705516719294E+018" calcext:value-type="float">
            <text:p>1.47705516719294E+018</text:p>
          </table:table-cell>
          <table:table-cell office:value-type="float" office:value="1.47705516724897E+018" calcext:value-type="float">
            <text:p>1.47705516724897E+01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.47705516719329E+018" calcext:value-type="float">
            <text:p>1.47705516719329E+018</text:p>
          </table:table-cell>
          <table:table-cell office:value-type="float" office:value="1.47705516725324E+018" calcext:value-type="float">
            <text:p>1.47705516725324E+01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.47705516719364E+018" calcext:value-type="float">
            <text:p>1.47705516719364E+018</text:p>
          </table:table-cell>
          <table:table-cell office:value-type="float" office:value="1.47705516725513E+018" calcext:value-type="float">
            <text:p>1.47705516725513E+01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.47705516719402E+018" calcext:value-type="float">
            <text:p>1.47705516719402E+018</text:p>
          </table:table-cell>
          <table:table-cell office:value-type="float" office:value="1.4770551672552E+018" calcext:value-type="float">
            <text:p>1.4770551672552E+01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.47705516719438E+018" calcext:value-type="float">
            <text:p>1.47705516719438E+018</text:p>
          </table:table-cell>
          <table:table-cell office:value-type="float" office:value="1.47705516725526E+018" calcext:value-type="float">
            <text:p>1.47705516725526E+01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.47705516719472E+018" calcext:value-type="float">
            <text:p>1.47705516719472E+018</text:p>
          </table:table-cell>
          <table:table-cell office:value-type="float" office:value="1.47705516725676E+018" calcext:value-type="float">
            <text:p>1.47705516725676E+01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.47705516719507E+018" calcext:value-type="float">
            <text:p>1.47705516719507E+018</text:p>
          </table:table-cell>
          <table:table-cell office:value-type="float" office:value="1.4770551672572E+018" calcext:value-type="float">
            <text:p>1.4770551672572E+01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47705516719542E+018" calcext:value-type="float">
            <text:p>1.47705516719542E+018</text:p>
          </table:table-cell>
          <table:table-cell office:value-type="float" office:value="1.47705516725726E+018" calcext:value-type="float">
            <text:p>1.47705516725726E+01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.47705516719609E+018" calcext:value-type="float">
            <text:p>1.47705516719609E+018</text:p>
          </table:table-cell>
          <table:table-cell office:value-type="float" office:value="1.47705516725732E+018" calcext:value-type="float">
            <text:p>1.47705516725732E+01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.47705516719645E+018" calcext:value-type="float">
            <text:p>1.47705516719645E+018</text:p>
          </table:table-cell>
          <table:table-cell office:value-type="float" office:value="1.47705516725738E+018" calcext:value-type="float">
            <text:p>1.47705516725738E+01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.47705516719699E+018" calcext:value-type="float">
            <text:p>1.47705516719699E+018</text:p>
          </table:table-cell>
          <table:table-cell office:value-type="float" office:value="1.4770551672584E+018" calcext:value-type="float">
            <text:p>1.4770551672584E+01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.47705516719735E+018" calcext:value-type="float">
            <text:p>1.47705516719735E+018</text:p>
          </table:table-cell>
          <table:table-cell office:value-type="float" office:value="1.47705516725882E+018" calcext:value-type="float">
            <text:p>1.47705516725882E+01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.47705516719791E+018" calcext:value-type="float">
            <text:p>1.47705516719791E+018</text:p>
          </table:table-cell>
          <table:table-cell office:value-type="float" office:value="1.47705516725909E+018" calcext:value-type="float">
            <text:p>1.47705516725909E+01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.47705516719826E+018" calcext:value-type="float">
            <text:p>1.47705516719826E+018</text:p>
          </table:table-cell>
          <table:table-cell office:value-type="float" office:value="1.47705516725934E+018" calcext:value-type="float">
            <text:p>1.47705516725934E+01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.47705516719877E+018" calcext:value-type="float">
            <text:p>1.47705516719877E+018</text:p>
          </table:table-cell>
          <table:table-cell office:value-type="float" office:value="1.47705516726064E+018" calcext:value-type="float">
            <text:p>1.47705516726064E+01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.47705516719916E+018" calcext:value-type="float">
            <text:p>1.47705516719916E+018</text:p>
          </table:table-cell>
          <table:table-cell office:value-type="float" office:value="1.47705516726109E+018" calcext:value-type="float">
            <text:p>1.47705516726109E+01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.47705516719951E+018" calcext:value-type="float">
            <text:p>1.47705516719951E+018</text:p>
          </table:table-cell>
          <table:table-cell office:value-type="float" office:value="1.47705516726115E+018" calcext:value-type="float">
            <text:p>1.47705516726115E+01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47705516719986E+018" calcext:value-type="float">
            <text:p>1.47705516719986E+018</text:p>
          </table:table-cell>
          <table:table-cell office:value-type="float" office:value="1.47705516726198E+018" calcext:value-type="float">
            <text:p>1.47705516726198E+01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.47705516720021E+018" calcext:value-type="float">
            <text:p>1.47705516720021E+018</text:p>
          </table:table-cell>
          <table:table-cell office:value-type="float" office:value="1.47705516726204E+018" calcext:value-type="float">
            <text:p>1.47705516726204E+01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.47705516720059E+018" calcext:value-type="float">
            <text:p>1.47705516720059E+018</text:p>
          </table:table-cell>
          <table:table-cell office:value-type="float" office:value="1.4770551672621E+018" calcext:value-type="float">
            <text:p>1.4770551672621E+01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.47705516720094E+018" calcext:value-type="float">
            <text:p>1.47705516720094E+018</text:p>
          </table:table-cell>
          <table:table-cell office:value-type="float" office:value="1.47705516726335E+018" calcext:value-type="float">
            <text:p>1.47705516726335E+01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.47705516720129E+018" calcext:value-type="float">
            <text:p>1.47705516720129E+018</text:p>
          </table:table-cell>
          <table:table-cell office:value-type="float" office:value="1.47705516726361E+018" calcext:value-type="float">
            <text:p>1.47705516726361E+01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.47705516720164E+018" calcext:value-type="float">
            <text:p>1.47705516720164E+018</text:p>
          </table:table-cell>
          <table:table-cell office:value-type="float" office:value="1.47705516726405E+018" calcext:value-type="float">
            <text:p>1.47705516726405E+01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.47705516720199E+018" calcext:value-type="float">
            <text:p>1.47705516720199E+018</text:p>
          </table:table-cell>
          <table:table-cell office:value-type="float" office:value="1.47705516726411E+018" calcext:value-type="float">
            <text:p>1.47705516726411E+01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.47705516720272E+018" calcext:value-type="float">
            <text:p>1.47705516720272E+018</text:p>
          </table:table-cell>
          <table:table-cell office:value-type="float" office:value="1.47705516726417E+018" calcext:value-type="float">
            <text:p>1.47705516726417E+01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.47705516720309E+018" calcext:value-type="float">
            <text:p>1.47705516720309E+018</text:p>
          </table:table-cell>
          <table:table-cell office:value-type="float" office:value="1.47705516726423E+018" calcext:value-type="float">
            <text:p>1.47705516726423E+01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.47705516720347E+018" calcext:value-type="float">
            <text:p>1.47705516720347E+018</text:p>
          </table:table-cell>
          <table:table-cell office:value-type="float" office:value="1.47705516726653E+018" calcext:value-type="float">
            <text:p>1.47705516726653E+01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.47705516720383E+018" calcext:value-type="float">
            <text:p>1.47705516720383E+018</text:p>
          </table:table-cell>
          <table:table-cell office:value-type="float" office:value="1.47705516727112E+018" calcext:value-type="float">
            <text:p>1.47705516727112E+01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.47705516720418E+018" calcext:value-type="float">
            <text:p>1.47705516720418E+018</text:p>
          </table:table-cell>
          <table:table-cell office:value-type="float" office:value="1.4770551672712E+018" calcext:value-type="float">
            <text:p>1.4770551672712E+01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.47705516720452E+018" calcext:value-type="float">
            <text:p>1.47705516720452E+018</text:p>
          </table:table-cell>
          <table:table-cell office:value-type="float" office:value="1.47705516727482E+018" calcext:value-type="float">
            <text:p>1.47705516727482E+01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.4770551672049E+018" calcext:value-type="float">
            <text:p>1.4770551672049E+018</text:p>
          </table:table-cell>
          <table:table-cell office:value-type="float" office:value="1.47705516727489E+018" calcext:value-type="float">
            <text:p>1.47705516727489E+01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.47705516720525E+018" calcext:value-type="float">
            <text:p>1.47705516720525E+018</text:p>
          </table:table-cell>
          <table:table-cell office:value-type="float" office:value="1.47705516727495E+018" calcext:value-type="float">
            <text:p>1.47705516727495E+01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4770551672056E+018" calcext:value-type="float">
            <text:p>1.4770551672056E+018</text:p>
          </table:table-cell>
          <table:table-cell office:value-type="float" office:value="1.47705516727501E+018" calcext:value-type="float">
            <text:p>1.47705516727501E+01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.47705516720595E+018" calcext:value-type="float">
            <text:p>1.47705516720595E+018</text:p>
          </table:table-cell>
          <table:table-cell office:value-type="float" office:value="1.47705516727506E+018" calcext:value-type="float">
            <text:p>1.47705516727506E+01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.4770551672063E+018" calcext:value-type="float">
            <text:p>1.4770551672063E+018</text:p>
          </table:table-cell>
          <table:table-cell office:value-type="float" office:value="1.47705516727512E+018" calcext:value-type="float">
            <text:p>1.47705516727512E+01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.47705516720702E+018" calcext:value-type="float">
            <text:p>1.47705516720702E+018</text:p>
          </table:table-cell>
          <table:table-cell office:value-type="float" office:value="1.47705516727518E+018" calcext:value-type="float">
            <text:p>1.47705516727518E+01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.4770551672078E+018" calcext:value-type="float">
            <text:p>1.4770551672078E+018</text:p>
          </table:table-cell>
          <table:table-cell office:value-type="float" office:value="1.47705516727524E+018" calcext:value-type="float">
            <text:p>1.47705516727524E+01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.47705516720815E+018" calcext:value-type="float">
            <text:p>1.47705516720815E+018</text:p>
          </table:table-cell>
          <table:table-cell office:value-type="float" office:value="1.4770551672753E+018" calcext:value-type="float">
            <text:p>1.4770551672753E+01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.4770551672085E+018" calcext:value-type="float">
            <text:p>1.4770551672085E+018</text:p>
          </table:table-cell>
          <table:table-cell office:value-type="float" office:value="1.47705516727535E+018" calcext:value-type="float">
            <text:p>1.47705516727535E+01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.47705516720888E+018" calcext:value-type="float">
            <text:p>1.47705516720888E+018</text:p>
          </table:table-cell>
          <table:table-cell office:value-type="float" office:value="1.47705516727546E+018" calcext:value-type="float">
            <text:p>1.47705516727546E+01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.47705516720981E+018" calcext:value-type="float">
            <text:p>1.47705516720981E+018</text:p>
          </table:table-cell>
          <table:table-cell office:value-type="float" office:value="1.47705516727554E+018" calcext:value-type="float">
            <text:p>1.47705516727554E+01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.4770551672102E+018" calcext:value-type="float">
            <text:p>1.4770551672102E+018</text:p>
          </table:table-cell>
          <table:table-cell office:value-type="float" office:value="1.47705516727565E+018" calcext:value-type="float">
            <text:p>1.47705516727565E+01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47705516721055E+018" calcext:value-type="float">
            <text:p>1.47705516721055E+018</text:p>
          </table:table-cell>
          <table:table-cell office:value-type="float" office:value="1.47705516727695E+018" calcext:value-type="float">
            <text:p>1.47705516727695E+01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.4770551672109E+018" calcext:value-type="float">
            <text:p>1.4770551672109E+018</text:p>
          </table:table-cell>
          <table:table-cell office:value-type="float" office:value="1.47705516727719E+018" calcext:value-type="float">
            <text:p>1.47705516727719E+01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.47705516721129E+018" calcext:value-type="float">
            <text:p>1.47705516721129E+018</text:p>
          </table:table-cell>
          <table:table-cell office:value-type="float" office:value="1.47705516727779E+018" calcext:value-type="float">
            <text:p>1.47705516727779E+01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.47705516721168E+018" calcext:value-type="float">
            <text:p>1.47705516721168E+018</text:p>
          </table:table-cell>
          <table:table-cell office:value-type="float" office:value="1.47705516727805E+018" calcext:value-type="float">
            <text:p>1.47705516727805E+01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.47705516721204E+018" calcext:value-type="float">
            <text:p>1.47705516721204E+018</text:p>
          </table:table-cell>
          <table:table-cell office:value-type="float" office:value="1.47705516728047E+018" calcext:value-type="float">
            <text:p>1.47705516728047E+01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.47705516721243E+018" calcext:value-type="float">
            <text:p>1.47705516721243E+018</text:p>
          </table:table-cell>
          <table:table-cell office:value-type="float" office:value="1.47705516728256E+018" calcext:value-type="float">
            <text:p>1.47705516728256E+01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.47705516721278E+018" calcext:value-type="float">
            <text:p>1.47705516721278E+018</text:p>
          </table:table-cell>
          <table:table-cell office:value-type="float" office:value="1.47705516728372E+018" calcext:value-type="float">
            <text:p>1.47705516728372E+01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47705516721312E+018" calcext:value-type="float">
            <text:p>1.47705516721312E+018</text:p>
          </table:table-cell>
          <table:table-cell office:value-type="float" office:value="1.47705516728418E+018" calcext:value-type="float">
            <text:p>1.47705516728418E+01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47705516721364E+018" calcext:value-type="float">
            <text:p>1.47705516721364E+018</text:p>
          </table:table-cell>
          <table:table-cell office:value-type="float" office:value="1.47705516728427E+018" calcext:value-type="float">
            <text:p>1.47705516728427E+01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.47705516721399E+018" calcext:value-type="float">
            <text:p>1.47705516721399E+018</text:p>
          </table:table-cell>
          <table:table-cell office:value-type="float" office:value="1.47705516728696E+018" calcext:value-type="float">
            <text:p>1.47705516728696E+01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47705516721434E+018" calcext:value-type="float">
            <text:p>1.47705516721434E+018</text:p>
          </table:table-cell>
          <table:table-cell office:value-type="float" office:value="1.47705516728765E+018" calcext:value-type="float">
            <text:p>1.47705516728765E+01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.47705516721469E+018" calcext:value-type="float">
            <text:p>1.47705516721469E+018</text:p>
          </table:table-cell>
          <table:table-cell office:value-type="float" office:value="1.47705516728771E+018" calcext:value-type="float">
            <text:p>1.47705516728771E+01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.47705516721504E+018" calcext:value-type="float">
            <text:p>1.47705516721504E+018</text:p>
          </table:table-cell>
          <table:table-cell office:value-type="float" office:value="1.47705516728797E+018" calcext:value-type="float">
            <text:p>1.47705516728797E+01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.47705516721539E+018" calcext:value-type="float">
            <text:p>1.47705516721539E+018</text:p>
          </table:table-cell>
          <table:table-cell office:value-type="float" office:value="1.47705516728931E+018" calcext:value-type="float">
            <text:p>1.47705516728931E+01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.47705516721583E+018" calcext:value-type="float">
            <text:p>1.47705516721583E+018</text:p>
          </table:table-cell>
          <table:table-cell office:value-type="float" office:value="1.47705516728938E+018" calcext:value-type="float">
            <text:p>1.47705516728938E+01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.47705516721619E+018" calcext:value-type="float">
            <text:p>1.47705516721619E+018</text:p>
          </table:table-cell>
          <table:table-cell office:value-type="float" office:value="1.47705516728944E+018" calcext:value-type="float">
            <text:p>1.47705516728944E+01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.47705516721734E+018" calcext:value-type="float">
            <text:p>1.47705516721734E+018</text:p>
          </table:table-cell>
          <table:table-cell office:value-type="float" office:value="1.4770551672895E+018" calcext:value-type="float">
            <text:p>1.4770551672895E+01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47705516721769E+018" calcext:value-type="float">
            <text:p>1.47705516721769E+018</text:p>
          </table:table-cell>
          <table:table-cell office:value-type="float" office:value="1.47705516728959E+018" calcext:value-type="float">
            <text:p>1.47705516728959E+01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.47705516721805E+018" calcext:value-type="float">
            <text:p>1.47705516721805E+018</text:p>
          </table:table-cell>
          <table:table-cell office:value-type="float" office:value="1.47705516728967E+018" calcext:value-type="float">
            <text:p>1.47705516728967E+01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.47705516721855E+018" calcext:value-type="float">
            <text:p>1.47705516721855E+018</text:p>
          </table:table-cell>
          <table:table-cell office:value-type="float" office:value="1.47705516728973E+018" calcext:value-type="float">
            <text:p>1.47705516728973E+01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4770551672189E+018" calcext:value-type="float">
            <text:p>1.4770551672189E+018</text:p>
          </table:table-cell>
          <table:table-cell office:value-type="float" office:value="1.47705516728982E+018" calcext:value-type="float">
            <text:p>1.47705516728982E+01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.47705516721924E+018" calcext:value-type="float">
            <text:p>1.47705516721924E+018</text:p>
          </table:table-cell>
          <table:table-cell office:value-type="float" office:value="1.47705516728988E+018" calcext:value-type="float">
            <text:p>1.47705516728988E+01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.47705516721959E+018" calcext:value-type="float">
            <text:p>1.47705516721959E+018</text:p>
          </table:table-cell>
          <table:table-cell office:value-type="float" office:value="1.47705516729159E+018" calcext:value-type="float">
            <text:p>1.47705516729159E+01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.47705516721994E+018" calcext:value-type="float">
            <text:p>1.47705516721994E+018</text:p>
          </table:table-cell>
          <table:table-cell office:value-type="float" office:value="1.47705516729558E+018" calcext:value-type="float">
            <text:p>1.47705516729558E+01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.47705516722033E+018" calcext:value-type="float">
            <text:p>1.47705516722033E+018</text:p>
          </table:table-cell>
          <table:table-cell office:value-type="float" office:value="1.47705516729565E+018" calcext:value-type="float">
            <text:p>1.47705516729565E+01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.47705516722068E+018" calcext:value-type="float">
            <text:p>1.47705516722068E+018</text:p>
          </table:table-cell>
          <table:table-cell office:value-type="float" office:value="1.47705516729683E+018" calcext:value-type="float">
            <text:p>1.47705516729683E+01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.47705516722108E+018" calcext:value-type="float">
            <text:p>1.47705516722108E+018</text:p>
          </table:table-cell>
          <table:table-cell office:value-type="float" office:value="1.47705516729709E+018" calcext:value-type="float">
            <text:p>1.47705516729709E+01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.47705516722175E+018" calcext:value-type="float">
            <text:p>1.47705516722175E+018</text:p>
          </table:table-cell>
          <table:table-cell office:value-type="float" office:value="1.47705516729715E+018" calcext:value-type="float">
            <text:p>1.47705516729715E+01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.47705516722212E+018" calcext:value-type="float">
            <text:p>1.47705516722212E+018</text:p>
          </table:table-cell>
          <table:table-cell office:value-type="float" office:value="1.47705516729728E+018" calcext:value-type="float">
            <text:p>1.47705516729728E+01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.47705516722252E+018" calcext:value-type="float">
            <text:p>1.47705516722252E+018</text:p>
          </table:table-cell>
          <table:table-cell office:value-type="float" office:value="1.47705516729734E+018" calcext:value-type="float">
            <text:p>1.47705516729734E+01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.47705516722287E+018" calcext:value-type="float">
            <text:p>1.47705516722287E+018</text:p>
          </table:table-cell>
          <table:table-cell office:value-type="float" office:value="1.4770551672974E+018" calcext:value-type="float">
            <text:p>1.4770551672974E+01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.47705516722325E+018" calcext:value-type="float">
            <text:p>1.47705516722325E+018</text:p>
          </table:table-cell>
          <table:table-cell office:value-type="float" office:value="1.47705516729746E+018" calcext:value-type="float">
            <text:p>1.47705516729746E+01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.4770551672236E+018" calcext:value-type="float">
            <text:p>1.4770551672236E+018</text:p>
          </table:table-cell>
          <table:table-cell office:value-type="float" office:value="1.47705516729752E+018" calcext:value-type="float">
            <text:p>1.47705516729752E+01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.47705516722395E+018" calcext:value-type="float">
            <text:p>1.47705516722395E+018</text:p>
          </table:table-cell>
          <table:table-cell office:value-type="float" office:value="1.47705516729758E+018" calcext:value-type="float">
            <text:p>1.47705516729758E+01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.4770551672243E+018" calcext:value-type="float">
            <text:p>1.4770551672243E+018</text:p>
          </table:table-cell>
          <table:table-cell office:value-type="float" office:value="1.47705516729764E+018" calcext:value-type="float">
            <text:p>1.47705516729764E+01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.47705516722465E+018" calcext:value-type="float">
            <text:p>1.47705516722465E+018</text:p>
          </table:table-cell>
          <table:table-cell office:value-type="float" office:value="1.47705516729769E+018" calcext:value-type="float">
            <text:p>1.47705516729769E+01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.47705516722549E+018" calcext:value-type="float">
            <text:p>1.47705516722549E+018</text:p>
          </table:table-cell>
          <table:table-cell office:value-type="float" office:value="1.47705516729775E+018" calcext:value-type="float">
            <text:p>1.47705516729775E+01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47705516722586E+018" calcext:value-type="float">
            <text:p>1.47705516722586E+018</text:p>
          </table:table-cell>
          <table:table-cell office:value-type="float" office:value="1.47705516729788E+018" calcext:value-type="float">
            <text:p>1.47705516729788E+01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.47705516722621E+018" calcext:value-type="float">
            <text:p>1.47705516722621E+018</text:p>
          </table:table-cell>
          <table:table-cell office:value-type="float" office:value="1.47705516729977E+018" calcext:value-type="float">
            <text:p>1.47705516729977E+01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.47705516722656E+018" calcext:value-type="float">
            <text:p>1.47705516722656E+018</text:p>
          </table:table-cell>
          <table:table-cell office:value-type="float" office:value="1.47705516729984E+018" calcext:value-type="float">
            <text:p>1.47705516729984E+01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.47705516722691E+018" calcext:value-type="float">
            <text:p>1.47705516722691E+018</text:p>
          </table:table-cell>
          <table:table-cell office:value-type="float" office:value="1.4770551672999E+018" calcext:value-type="float">
            <text:p>1.4770551672999E+01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.47705516722742E+018" calcext:value-type="float">
            <text:p>1.47705516722742E+018</text:p>
          </table:table-cell>
          <table:table-cell office:value-type="float" office:value="1.4770551673013E+018" calcext:value-type="float">
            <text:p>1.4770551673013E+01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.47705516722782E+018" calcext:value-type="float">
            <text:p>1.47705516722782E+018</text:p>
          </table:table-cell>
          <table:table-cell office:value-type="float" office:value="1.47705516730138E+018" calcext:value-type="float">
            <text:p>1.47705516730138E+01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.47705516722817E+018" calcext:value-type="float">
            <text:p>1.47705516722817E+018</text:p>
          </table:table-cell>
          <table:table-cell office:value-type="float" office:value="1.47705516730338E+018" calcext:value-type="float">
            <text:p>1.47705516730338E+01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47705516722852E+018" calcext:value-type="float">
            <text:p>1.47705516722852E+018</text:p>
          </table:table-cell>
          <table:table-cell office:value-type="float" office:value="1.47705516730345E+018" calcext:value-type="float">
            <text:p>1.47705516730345E+01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.47705516722886E+018" calcext:value-type="float">
            <text:p>1.47705516722886E+018</text:p>
          </table:table-cell>
          <table:table-cell office:value-type="float" office:value="1.4770551673046E+018" calcext:value-type="float">
            <text:p>1.4770551673046E+01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.47705516722924E+018" calcext:value-type="float">
            <text:p>1.47705516722924E+018</text:p>
          </table:table-cell>
          <table:table-cell office:value-type="float" office:value="1.47705516730747E+018" calcext:value-type="float">
            <text:p>1.47705516730747E+01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4770551672296E+018" calcext:value-type="float">
            <text:p>1.4770551672296E+018</text:p>
          </table:table-cell>
          <table:table-cell office:value-type="float" office:value="1.47705516730754E+018" calcext:value-type="float">
            <text:p>1.47705516730754E+01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.47705516722994E+018" calcext:value-type="float">
            <text:p>1.47705516722994E+018</text:p>
          </table:table-cell>
          <table:table-cell office:value-type="float" office:value="1.47705516730761E+018" calcext:value-type="float">
            <text:p>1.47705516730761E+01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47705516723029E+018" calcext:value-type="float">
            <text:p>1.47705516723029E+018</text:p>
          </table:table-cell>
          <table:table-cell office:value-type="float" office:value="1.47705516730767E+018" calcext:value-type="float">
            <text:p>1.47705516730767E+01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.47705516723064E+018" calcext:value-type="float">
            <text:p>1.47705516723064E+018</text:p>
          </table:table-cell>
          <table:table-cell office:value-type="float" office:value="1.47705516730773E+018" calcext:value-type="float">
            <text:p>1.47705516730773E+01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.47705516723149E+018" calcext:value-type="float">
            <text:p>1.47705516723149E+018</text:p>
          </table:table-cell>
          <table:table-cell office:value-type="float" office:value="1.47705516730779E+018" calcext:value-type="float">
            <text:p>1.47705516730779E+01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.47705516723186E+018" calcext:value-type="float">
            <text:p>1.47705516723186E+018</text:p>
          </table:table-cell>
          <table:table-cell office:value-type="float" office:value="1.47705516730785E+018" calcext:value-type="float">
            <text:p>1.47705516730785E+01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47705516723272E+018" calcext:value-type="float">
            <text:p>1.47705516723272E+018</text:p>
          </table:table-cell>
          <table:table-cell office:value-type="float" office:value="1.47705516730791E+018" calcext:value-type="float">
            <text:p>1.47705516730791E+01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47705516723377E+018" calcext:value-type="float">
            <text:p>1.47705516723377E+018</text:p>
          </table:table-cell>
          <table:table-cell office:value-type="float" office:value="1.47705516730797E+018" calcext:value-type="float">
            <text:p>1.47705516730797E+01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.47705516723414E+018" calcext:value-type="float">
            <text:p>1.47705516723414E+018</text:p>
          </table:table-cell>
          <table:table-cell office:value-type="float" office:value="1.47705516730874E+018" calcext:value-type="float">
            <text:p>1.47705516730874E+01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.47705516723449E+018" calcext:value-type="float">
            <text:p>1.47705516723449E+018</text:p>
          </table:table-cell>
          <table:table-cell office:value-type="float" office:value="1.47705516730881E+018" calcext:value-type="float">
            <text:p>1.47705516730881E+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47705516723483E+018" calcext:value-type="float">
            <text:p>1.47705516723483E+018</text:p>
          </table:table-cell>
          <table:table-cell office:value-type="float" office:value="1.47705516730887E+018" calcext:value-type="float">
            <text:p>1.47705516730887E+01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47705516723518E+018" calcext:value-type="float">
            <text:p>1.47705516723518E+018</text:p>
          </table:table-cell>
          <table:table-cell office:value-type="float" office:value="1.47705516730893E+018" calcext:value-type="float">
            <text:p>1.47705516730893E+01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.4770551672357E+018" calcext:value-type="float">
            <text:p>1.4770551672357E+018</text:p>
          </table:table-cell>
          <table:table-cell office:value-type="float" office:value="1.47705516730899E+018" calcext:value-type="float">
            <text:p>1.47705516730899E+01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.47705516723609E+018" calcext:value-type="float">
            <text:p>1.47705516723609E+018</text:p>
          </table:table-cell>
          <table:table-cell office:value-type="float" office:value="1.47705516730904E+018" calcext:value-type="float">
            <text:p>1.47705516730904E+01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47705516723645E+018" calcext:value-type="float">
            <text:p>1.47705516723645E+018</text:p>
          </table:table-cell>
          <table:table-cell office:value-type="float" office:value="1.4770551673091E+018" calcext:value-type="float">
            <text:p>1.4770551673091E+01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47705516723679E+018" calcext:value-type="float">
            <text:p>1.47705516723679E+018</text:p>
          </table:table-cell>
          <table:table-cell office:value-type="float" office:value="1.47705516730916E+018" calcext:value-type="float">
            <text:p>1.47705516730916E+01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.47705516723714E+018" calcext:value-type="float">
            <text:p>1.47705516723714E+018</text:p>
          </table:table-cell>
          <table:table-cell office:value-type="float" office:value="1.47705516730922E+018" calcext:value-type="float">
            <text:p>1.47705516730922E+01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.47705516723758E+018" calcext:value-type="float">
            <text:p>1.47705516723758E+018</text:p>
          </table:table-cell>
          <table:table-cell office:value-type="float" office:value="1.47705516730927E+018" calcext:value-type="float">
            <text:p>1.47705516730927E+01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.47705516723794E+018" calcext:value-type="float">
            <text:p>1.47705516723794E+018</text:p>
          </table:table-cell>
          <table:table-cell office:value-type="float" office:value="1.47705516730933E+018" calcext:value-type="float">
            <text:p>1.47705516730933E+01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.47705516723907E+018" calcext:value-type="float">
            <text:p>1.47705516723907E+018</text:p>
          </table:table-cell>
          <table:table-cell office:value-type="float" office:value="1.47705516730939E+018" calcext:value-type="float">
            <text:p>1.47705516730939E+01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47705516723943E+018" calcext:value-type="float">
            <text:p>1.47705516723943E+018</text:p>
          </table:table-cell>
          <table:table-cell office:value-type="float" office:value="1.47705516730945E+018" calcext:value-type="float">
            <text:p>1.47705516730945E+01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.47705516724012E+018" calcext:value-type="float">
            <text:p>1.47705516724012E+018</text:p>
          </table:table-cell>
          <table:table-cell office:value-type="float" office:value="1.4770551673095E+018" calcext:value-type="float">
            <text:p>1.4770551673095E+01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47705516724137E+018" calcext:value-type="float">
            <text:p>1.47705516724137E+018</text:p>
          </table:table-cell>
          <table:table-cell office:value-type="float" office:value="1.47705516730956E+018" calcext:value-type="float">
            <text:p>1.47705516730956E+01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.4770551672419E+018" calcext:value-type="float">
            <text:p>1.4770551672419E+018</text:p>
          </table:table-cell>
          <table:table-cell office:value-type="float" office:value="1.47705516731029E+018" calcext:value-type="float">
            <text:p>1.47705516731029E+01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47705516724238E+018" calcext:value-type="float">
            <text:p>1.47705516724238E+018</text:p>
          </table:table-cell>
          <table:table-cell office:value-type="float" office:value="1.47705516731038E+018" calcext:value-type="float">
            <text:p>1.47705516731038E+01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.47705516724296E+018" calcext:value-type="float">
            <text:p>1.47705516724296E+018</text:p>
          </table:table-cell>
          <table:table-cell office:value-type="float" office:value="1.47705516731044E+018" calcext:value-type="float">
            <text:p>1.47705516731044E+01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47705516724332E+018" calcext:value-type="float">
            <text:p>1.47705516724332E+018</text:p>
          </table:table-cell>
          <table:table-cell office:value-type="float" office:value="1.47705516731054E+018" calcext:value-type="float">
            <text:p>1.47705516731054E+01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47705516724399E+018" calcext:value-type="float">
            <text:p>1.47705516724399E+018</text:p>
          </table:table-cell>
          <table:table-cell office:value-type="float" office:value="1.4770551673106E+018" calcext:value-type="float">
            <text:p>1.4770551673106E+01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.47705516724436E+018" calcext:value-type="float">
            <text:p>1.47705516724436E+018</text:p>
          </table:table-cell>
          <table:table-cell office:value-type="float" office:value="1.47705516731066E+018" calcext:value-type="float">
            <text:p>1.47705516731066E+01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47705516724471E+018" calcext:value-type="float">
            <text:p>1.47705516724471E+018</text:p>
          </table:table-cell>
          <table:table-cell office:value-type="float" office:value="1.47705516731092E+018" calcext:value-type="float">
            <text:p>1.47705516731092E+01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47705516724505E+018" calcext:value-type="float">
            <text:p>1.47705516724505E+018</text:p>
          </table:table-cell>
          <table:table-cell office:value-type="float" office:value="1.47705516731252E+018" calcext:value-type="float">
            <text:p>1.47705516731252E+01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.4770551672456E+018" calcext:value-type="float">
            <text:p>1.4770551672456E+018</text:p>
          </table:table-cell>
          <table:table-cell office:value-type="float" office:value="1.47705516731258E+018" calcext:value-type="float">
            <text:p>1.47705516731258E+01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47705516724596E+018" calcext:value-type="float">
            <text:p>1.47705516724596E+018</text:p>
          </table:table-cell>
          <table:table-cell office:value-type="float" office:value="1.47705516731264E+018" calcext:value-type="float">
            <text:p>1.47705516731264E+01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47705516724634E+018" calcext:value-type="float">
            <text:p>1.47705516724634E+018</text:p>
          </table:table-cell>
          <table:table-cell office:value-type="float" office:value="1.4770551673127E+018" calcext:value-type="float">
            <text:p>1.4770551673127E+01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.4770551672467E+018" calcext:value-type="float">
            <text:p>1.4770551672467E+018</text:p>
          </table:table-cell>
          <table:table-cell office:value-type="float" office:value="1.47705516731427E+018" calcext:value-type="float">
            <text:p>1.47705516731427E+01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47705516724722E+018" calcext:value-type="float">
            <text:p>1.47705516724722E+018</text:p>
          </table:table-cell>
          <table:table-cell office:value-type="float" office:value="1.47705516731436E+018" calcext:value-type="float">
            <text:p>1.47705516731436E+01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47705516724756E+018" calcext:value-type="float">
            <text:p>1.47705516724756E+018</text:p>
          </table:table-cell>
          <table:table-cell office:value-type="float" office:value="1.47705516731442E+018" calcext:value-type="float">
            <text:p>1.47705516731442E+01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.47705516724791E+018" calcext:value-type="float">
            <text:p>1.47705516724791E+018</text:p>
          </table:table-cell>
          <table:table-cell office:value-type="float" office:value="1.47705516731448E+018" calcext:value-type="float">
            <text:p>1.47705516731448E+01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47705516724826E+018" calcext:value-type="float">
            <text:p>1.47705516724826E+018</text:p>
          </table:table-cell>
          <table:table-cell office:value-type="float" office:value="1.47705516731454E+018" calcext:value-type="float">
            <text:p>1.47705516731454E+01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.4770551672486E+018" calcext:value-type="float">
            <text:p>1.4770551672486E+018</text:p>
          </table:table-cell>
          <table:table-cell office:value-type="float" office:value="1.47705516731459E+018" calcext:value-type="float">
            <text:p>1.47705516731459E+01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4770551672493E+018" calcext:value-type="float">
            <text:p>1.4770551672493E+018</text:p>
          </table:table-cell>
          <table:table-cell office:value-type="float" office:value="1.47705516731465E+018" calcext:value-type="float">
            <text:p>1.47705516731465E+01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47705516724966E+018" calcext:value-type="float">
            <text:p>1.47705516724966E+018</text:p>
          </table:table-cell>
          <table:table-cell office:value-type="float" office:value="1.47705516731471E+018" calcext:value-type="float">
            <text:p>1.47705516731471E+01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.47705516725004E+018" calcext:value-type="float">
            <text:p>1.47705516725004E+018</text:p>
          </table:table-cell>
          <table:table-cell office:value-type="float" office:value="1.47705516731477E+018" calcext:value-type="float">
            <text:p>1.47705516731477E+01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.47705516725039E+018" calcext:value-type="float">
            <text:p>1.47705516725039E+018</text:p>
          </table:table-cell>
          <table:table-cell office:value-type="float" office:value="1.47705516731483E+018" calcext:value-type="float">
            <text:p>1.47705516731483E+01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.47705516725074E+018" calcext:value-type="float">
            <text:p>1.47705516725074E+018</text:p>
          </table:table-cell>
          <table:table-cell office:value-type="float" office:value="1.47705516731488E+018" calcext:value-type="float">
            <text:p>1.47705516731488E+01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.47705516725109E+018" calcext:value-type="float">
            <text:p>1.47705516725109E+018</text:p>
          </table:table-cell>
          <table:table-cell office:value-type="float" office:value="1.47705516731495E+018" calcext:value-type="float">
            <text:p>1.47705516731495E+01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.47705516725147E+018" calcext:value-type="float">
            <text:p>1.47705516725147E+018</text:p>
          </table:table-cell>
          <table:table-cell office:value-type="float" office:value="1.477055167315E+018" calcext:value-type="float">
            <text:p>1.477055167315E+01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.47705516725182E+018" calcext:value-type="float">
            <text:p>1.47705516725182E+018</text:p>
          </table:table-cell>
          <table:table-cell office:value-type="float" office:value="1.47705516731506E+018" calcext:value-type="float">
            <text:p>1.47705516731506E+01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.47705516725217E+018" calcext:value-type="float">
            <text:p>1.47705516725217E+018</text:p>
          </table:table-cell>
          <table:table-cell office:value-type="float" office:value="1.47705516731512E+018" calcext:value-type="float">
            <text:p>1.47705516731512E+01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.47705516725256E+018" calcext:value-type="float">
            <text:p>1.47705516725256E+018</text:p>
          </table:table-cell>
          <table:table-cell office:value-type="float" office:value="1.47705516731552E+018" calcext:value-type="float">
            <text:p>1.47705516731552E+01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4770551672529E+018" calcext:value-type="float">
            <text:p>1.4770551672529E+018</text:p>
          </table:table-cell>
          <table:table-cell office:value-type="float" office:value="1.47705516731952E+018" calcext:value-type="float">
            <text:p>1.47705516731952E+01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.47705516725373E+018" calcext:value-type="float">
            <text:p>1.47705516725373E+018</text:p>
          </table:table-cell>
          <table:table-cell office:value-type="float" office:value="1.47705516731959E+018" calcext:value-type="float">
            <text:p>1.47705516731959E+01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.47705516725411E+018" calcext:value-type="float">
            <text:p>1.47705516725411E+018</text:p>
          </table:table-cell>
          <table:table-cell office:value-type="float" office:value="1.47705516731964E+018" calcext:value-type="float">
            <text:p>1.47705516731964E+01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.47705516725446E+018" calcext:value-type="float">
            <text:p>1.47705516725446E+018</text:p>
          </table:table-cell>
          <table:table-cell office:value-type="float" office:value="1.47705516731971E+018" calcext:value-type="float">
            <text:p>1.47705516731971E+01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47705516725481E+018" calcext:value-type="float">
            <text:p>1.47705516725481E+018</text:p>
          </table:table-cell>
          <table:table-cell office:value-type="float" office:value="1.47705516732006E+018" calcext:value-type="float">
            <text:p>1.47705516732006E+01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.4770551672556E+018" calcext:value-type="float">
            <text:p>1.4770551672556E+018</text:p>
          </table:table-cell>
          <table:table-cell office:value-type="float" office:value="1.47705516732311E+018" calcext:value-type="float">
            <text:p>1.47705516732311E+01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47705516725597E+018" calcext:value-type="float">
            <text:p>1.47705516725597E+018</text:p>
          </table:table-cell>
          <table:table-cell office:value-type="float" office:value="1.47705516732318E+018" calcext:value-type="float">
            <text:p>1.47705516732318E+01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.47705516725632E+018" calcext:value-type="float">
            <text:p>1.47705516725632E+018</text:p>
          </table:table-cell>
          <table:table-cell office:value-type="float" office:value="1.47705516732324E+018" calcext:value-type="float">
            <text:p>1.47705516732324E+01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.47705516725752E+018" calcext:value-type="float">
            <text:p>1.47705516725752E+018</text:p>
          </table:table-cell>
          <table:table-cell office:value-type="float" office:value="1.4770551673233E+018" calcext:value-type="float">
            <text:p>1.4770551673233E+01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.47705516725794E+018" calcext:value-type="float">
            <text:p>1.47705516725794E+018</text:p>
          </table:table-cell>
          <table:table-cell office:value-type="float" office:value="1.47705516732336E+018" calcext:value-type="float">
            <text:p>1.47705516732336E+01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47705516725874E+018" calcext:value-type="float">
            <text:p>1.47705516725874E+018</text:p>
          </table:table-cell>
          <table:table-cell office:value-type="float" office:value="1.47705516732664E+018" calcext:value-type="float">
            <text:p>1.47705516732664E+01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.47705516725969E+018" calcext:value-type="float">
            <text:p>1.47705516725969E+018</text:p>
          </table:table-cell>
          <table:table-cell office:value-type="float" office:value="1.47705516733036E+018" calcext:value-type="float">
            <text:p>1.47705516733036E+01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.47705516726006E+018" calcext:value-type="float">
            <text:p>1.47705516726006E+018</text:p>
          </table:table-cell>
          <table:table-cell office:value-type="float" office:value="1.47705516733043E+018" calcext:value-type="float">
            <text:p>1.47705516733043E+01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.4770551672604E+018" calcext:value-type="float">
            <text:p>1.4770551672604E+018</text:p>
          </table:table-cell>
          <table:table-cell office:value-type="float" office:value="1.47705516733049E+018" calcext:value-type="float">
            <text:p>1.47705516733049E+01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4770551672616E+018" calcext:value-type="float">
            <text:p>1.4770551672616E+018</text:p>
          </table:table-cell>
          <table:table-cell office:value-type="float" office:value="1.47705516733351E+018" calcext:value-type="float">
            <text:p>1.47705516733351E+01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47705516726251E+018" calcext:value-type="float">
            <text:p>1.47705516726251E+018</text:p>
          </table:table-cell>
          <table:table-cell office:value-type="float" office:value="1.47705516733359E+018" calcext:value-type="float">
            <text:p>1.47705516733359E+01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47705516726289E+018" calcext:value-type="float">
            <text:p>1.47705516726289E+018</text:p>
          </table:table-cell>
          <table:table-cell office:value-type="float" office:value="1.47705516733365E+018" calcext:value-type="float">
            <text:p>1.47705516733365E+01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.47705516726328E+018" calcext:value-type="float">
            <text:p>1.47705516726328E+018</text:p>
          </table:table-cell>
          <table:table-cell office:value-type="float" office:value="1.4770551673337E+018" calcext:value-type="float">
            <text:p>1.4770551673337E+01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4770551672646E+018" calcext:value-type="float">
            <text:p>1.4770551672646E+018</text:p>
          </table:table-cell>
          <table:table-cell office:value-type="float" office:value="1.47705516733376E+018" calcext:value-type="float">
            <text:p>1.47705516733376E+01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47705516726496E+018" calcext:value-type="float">
            <text:p>1.47705516726496E+018</text:p>
          </table:table-cell>
          <table:table-cell office:value-type="float" office:value="1.47705516733382E+018" calcext:value-type="float">
            <text:p>1.47705516733382E+01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47705516726531E+018" calcext:value-type="float">
            <text:p>1.47705516726531E+018</text:p>
          </table:table-cell>
          <table:table-cell office:value-type="float" office:value="1.47705516733388E+018" calcext:value-type="float">
            <text:p>1.47705516733388E+01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47705516726569E+018" calcext:value-type="float">
            <text:p>1.47705516726569E+018</text:p>
          </table:table-cell>
          <table:table-cell office:value-type="float" office:value="1.47705516733394E+018" calcext:value-type="float">
            <text:p>1.47705516733394E+01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47705516726603E+018" calcext:value-type="float">
            <text:p>1.47705516726603E+018</text:p>
          </table:table-cell>
          <table:table-cell office:value-type="float" office:value="1.47705516733583E+018" calcext:value-type="float">
            <text:p>1.47705516733583E+01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.47705516726638E+018" calcext:value-type="float">
            <text:p>1.47705516726638E+018</text:p>
          </table:table-cell>
          <table:table-cell office:value-type="float" office:value="1.4770551673359E+018" calcext:value-type="float">
            <text:p>1.4770551673359E+01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.4770551672669E+018" calcext:value-type="float">
            <text:p>1.4770551672669E+018</text:p>
          </table:table-cell>
          <table:table-cell office:value-type="float" office:value="1.47705516733596E+018" calcext:value-type="float">
            <text:p>1.47705516733596E+01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.47705516726726E+018" calcext:value-type="float">
            <text:p>1.47705516726726E+018</text:p>
          </table:table-cell>
          <table:table-cell office:value-type="float" office:value="1.47705516733602E+018" calcext:value-type="float">
            <text:p>1.47705516733602E+01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.4770551672676E+018" calcext:value-type="float">
            <text:p>1.4770551672676E+018</text:p>
          </table:table-cell>
          <table:table-cell office:value-type="float" office:value="1.47705516733765E+018" calcext:value-type="float">
            <text:p>1.47705516733765E+01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.47705516726795E+018" calcext:value-type="float">
            <text:p>1.47705516726795E+018</text:p>
          </table:table-cell>
          <table:table-cell office:value-type="float" office:value="1.47705516733772E+018" calcext:value-type="float">
            <text:p>1.47705516733772E+01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47705516726833E+018" calcext:value-type="float">
            <text:p>1.47705516726833E+018</text:p>
          </table:table-cell>
          <table:table-cell office:value-type="float" office:value="1.47705516733805E+018" calcext:value-type="float">
            <text:p>1.47705516733805E+01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.47705516726868E+018" calcext:value-type="float">
            <text:p>1.47705516726868E+018</text:p>
          </table:table-cell>
          <table:table-cell office:value-type="float" office:value="1.47705516733811E+018" calcext:value-type="float">
            <text:p>1.47705516733811E+01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47705516726906E+018" calcext:value-type="float">
            <text:p>1.47705516726906E+018</text:p>
          </table:table-cell>
          <table:table-cell office:value-type="float" office:value="1.47705516734009E+018" calcext:value-type="float">
            <text:p>1.47705516734009E+01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4770551672694E+018" calcext:value-type="float">
            <text:p>1.4770551672694E+018</text:p>
          </table:table-cell>
          <table:table-cell office:value-type="float" office:value="1.4770551673408E+018" calcext:value-type="float">
            <text:p>1.4770551673408E+01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.47705516726975E+018" calcext:value-type="float">
            <text:p>1.47705516726975E+018</text:p>
          </table:table-cell>
          <table:table-cell office:value-type="float" office:value="1.477055167342E+018" calcext:value-type="float">
            <text:p>1.477055167342E+01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4770551672701E+018" calcext:value-type="float">
            <text:p>1.4770551672701E+018</text:p>
          </table:table-cell>
          <table:table-cell office:value-type="float" office:value="1.47705516734366E+018" calcext:value-type="float">
            <text:p>1.47705516734366E+01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.47705516727047E+018" calcext:value-type="float">
            <text:p>1.47705516727047E+018</text:p>
          </table:table-cell>
          <table:table-cell office:value-type="float" office:value="1.47705516734374E+018" calcext:value-type="float">
            <text:p>1.47705516734374E+01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47705516727083E+018" calcext:value-type="float">
            <text:p>1.47705516727083E+018</text:p>
          </table:table-cell>
          <table:table-cell office:value-type="float" office:value="1.4770551673438E+018" calcext:value-type="float">
            <text:p>1.4770551673438E+01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47705516727152E+018" calcext:value-type="float">
            <text:p>1.47705516727152E+018</text:p>
          </table:table-cell>
          <table:table-cell office:value-type="float" office:value="1.47705516734438E+018" calcext:value-type="float">
            <text:p>1.47705516734438E+01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47705516727188E+018" calcext:value-type="float">
            <text:p>1.47705516727188E+018</text:p>
          </table:table-cell>
          <table:table-cell office:value-type="float" office:value="1.4770551673457E+018" calcext:value-type="float">
            <text:p>1.4770551673457E+01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47705516727227E+018" calcext:value-type="float">
            <text:p>1.47705516727227E+018</text:p>
          </table:table-cell>
          <table:table-cell office:value-type="float" office:value="1.47705516734596E+018" calcext:value-type="float">
            <text:p>1.47705516734596E+01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47705516727262E+018" calcext:value-type="float">
            <text:p>1.47705516727262E+018</text:p>
          </table:table-cell>
          <table:table-cell office:value-type="float" office:value="1.47705516734841E+018" calcext:value-type="float">
            <text:p>1.47705516734841E+01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47705516727302E+018" calcext:value-type="float">
            <text:p>1.47705516727302E+018</text:p>
          </table:table-cell>
          <table:table-cell office:value-type="float" office:value="1.47705516734848E+018" calcext:value-type="float">
            <text:p>1.47705516734848E+01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47705516727338E+018" calcext:value-type="float">
            <text:p>1.47705516727338E+018</text:p>
          </table:table-cell>
          <table:table-cell office:value-type="float" office:value="1.47705516734855E+018" calcext:value-type="float">
            <text:p>1.47705516734855E+01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47705516727373E+018" calcext:value-type="float">
            <text:p>1.47705516727373E+018</text:p>
          </table:table-cell>
          <table:table-cell office:value-type="float" office:value="1.47705516734861E+018" calcext:value-type="float">
            <text:p>1.47705516734861E+01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47705516727407E+018" calcext:value-type="float">
            <text:p>1.47705516727407E+018</text:p>
          </table:table-cell>
          <table:table-cell office:value-type="float" office:value="1.47705516734867E+018" calcext:value-type="float">
            <text:p>1.47705516734867E+01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47705516727598E+018" calcext:value-type="float">
            <text:p>1.47705516727598E+018</text:p>
          </table:table-cell>
          <table:table-cell office:value-type="float" office:value="1.47705516734873E+018" calcext:value-type="float">
            <text:p>1.47705516734873E+01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47705516727635E+018" calcext:value-type="float">
            <text:p>1.47705516727635E+018</text:p>
          </table:table-cell>
          <table:table-cell office:value-type="float" office:value="1.47705516734878E+018" calcext:value-type="float">
            <text:p>1.47705516734878E+01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47705516727671E+018" calcext:value-type="float">
            <text:p>1.47705516727671E+018</text:p>
          </table:table-cell>
          <table:table-cell office:value-type="float" office:value="1.47705516734884E+018" calcext:value-type="float">
            <text:p>1.47705516734884E+01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47705516727757E+018" calcext:value-type="float">
            <text:p>1.47705516727757E+018</text:p>
          </table:table-cell>
          <table:table-cell office:value-type="float" office:value="1.4770551673489E+018" calcext:value-type="float">
            <text:p>1.4770551673489E+01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47705516727847E+018" calcext:value-type="float">
            <text:p>1.47705516727847E+018</text:p>
          </table:table-cell>
          <table:table-cell office:value-type="float" office:value="1.47705516734896E+018" calcext:value-type="float">
            <text:p>1.47705516734896E+01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47705516727884E+018" calcext:value-type="float">
            <text:p>1.47705516727884E+018</text:p>
          </table:table-cell>
          <table:table-cell office:value-type="float" office:value="1.47705516734902E+018" calcext:value-type="float">
            <text:p>1.47705516734902E+01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47705516727919E+018" calcext:value-type="float">
            <text:p>1.47705516727919E+018</text:p>
          </table:table-cell>
          <table:table-cell office:value-type="float" office:value="1.47705516734908E+018" calcext:value-type="float">
            <text:p>1.47705516734908E+01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47705516727954E+018" calcext:value-type="float">
            <text:p>1.47705516727954E+018</text:p>
          </table:table-cell>
          <table:table-cell office:value-type="float" office:value="1.47705516734913E+018" calcext:value-type="float">
            <text:p>1.47705516734913E+01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47705516727989E+018" calcext:value-type="float">
            <text:p>1.47705516727989E+018</text:p>
          </table:table-cell>
          <table:table-cell office:value-type="float" office:value="1.47705516734919E+018" calcext:value-type="float">
            <text:p>1.47705516734919E+01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47705516728023E+018" calcext:value-type="float">
            <text:p>1.47705516728023E+018</text:p>
          </table:table-cell>
          <table:table-cell office:value-type="float" office:value="1.47705516734925E+018" calcext:value-type="float">
            <text:p>1.47705516734925E+01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47705516728074E+018" calcext:value-type="float">
            <text:p>1.47705516728074E+018</text:p>
          </table:table-cell>
          <table:table-cell office:value-type="float" office:value="1.47705516734931E+018" calcext:value-type="float">
            <text:p>1.47705516734931E+01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47705516728109E+018" calcext:value-type="float">
            <text:p>1.47705516728109E+018</text:p>
          </table:table-cell>
          <table:table-cell office:value-type="float" office:value="1.47705516734936E+018" calcext:value-type="float">
            <text:p>1.47705516734936E+01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47705516728144E+018" calcext:value-type="float">
            <text:p>1.47705516728144E+018</text:p>
          </table:table-cell>
          <table:table-cell office:value-type="float" office:value="1.47705516735026E+018" calcext:value-type="float">
            <text:p>1.47705516735026E+01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47705516728211E+018" calcext:value-type="float">
            <text:p>1.47705516728211E+018</text:p>
          </table:table-cell>
          <table:table-cell office:value-type="float" office:value="1.47705516735055E+018" calcext:value-type="float">
            <text:p>1.47705516735055E+01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4770551672831E+018" calcext:value-type="float">
            <text:p>1.4770551672831E+018</text:p>
          </table:table-cell>
          <table:table-cell office:value-type="float" office:value="1.47705516735064E+018" calcext:value-type="float">
            <text:p>1.47705516735064E+01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47705516728346E+018" calcext:value-type="float">
            <text:p>1.47705516728346E+018</text:p>
          </table:table-cell>
          <table:table-cell office:value-type="float" office:value="1.4770551673509E+018" calcext:value-type="float">
            <text:p>1.4770551673509E+01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47705516728464E+018" calcext:value-type="float">
            <text:p>1.47705516728464E+018</text:p>
          </table:table-cell>
          <table:table-cell office:value-type="float" office:value="1.47705516735487E+018" calcext:value-type="float">
            <text:p>1.47705516735487E+01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47705516728507E+018" calcext:value-type="float">
            <text:p>1.47705516728507E+018</text:p>
          </table:table-cell>
          <table:table-cell office:value-type="float" office:value="1.47705516735533E+018" calcext:value-type="float">
            <text:p>1.47705516735533E+01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47705516728543E+018" calcext:value-type="float">
            <text:p>1.47705516728543E+018</text:p>
          </table:table-cell>
          <table:table-cell office:value-type="float" office:value="1.4770551673556E+018" calcext:value-type="float">
            <text:p>1.4770551673556E+01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47705516728578E+018" calcext:value-type="float">
            <text:p>1.47705516728578E+018</text:p>
          </table:table-cell>
          <table:table-cell office:value-type="float" office:value="1.47705516735583E+018" calcext:value-type="float">
            <text:p>1.47705516735583E+01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47705516728613E+018" calcext:value-type="float">
            <text:p>1.47705516728613E+018</text:p>
          </table:table-cell>
          <table:table-cell office:value-type="float" office:value="1.47705516735732E+018" calcext:value-type="float">
            <text:p>1.47705516735732E+01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47705516728647E+018" calcext:value-type="float">
            <text:p>1.47705516728647E+018</text:p>
          </table:table-cell>
          <table:table-cell office:value-type="float" office:value="1.47705516735754E+018" calcext:value-type="float">
            <text:p>1.47705516735754E+01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47705516728682E+018" calcext:value-type="float">
            <text:p>1.47705516728682E+018</text:p>
          </table:table-cell>
          <table:table-cell office:value-type="float" office:value="1.47705516735966E+018" calcext:value-type="float">
            <text:p>1.47705516735966E+01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47705516728723E+018" calcext:value-type="float">
            <text:p>1.47705516728723E+018</text:p>
          </table:table-cell>
          <table:table-cell office:value-type="float" office:value="1.47705516735973E+018" calcext:value-type="float">
            <text:p>1.47705516735973E+01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47705516728758E+018" calcext:value-type="float">
            <text:p>1.47705516728758E+018</text:p>
          </table:table-cell>
          <table:table-cell office:value-type="float" office:value="1.47705516735979E+018" calcext:value-type="float">
            <text:p>1.47705516735979E+01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47705516728839E+018" calcext:value-type="float">
            <text:p>1.47705516728839E+018</text:p>
          </table:table-cell>
          <table:table-cell office:value-type="float" office:value="1.47705516735985E+018" calcext:value-type="float">
            <text:p>1.47705516735985E+01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47705516728875E+018" calcext:value-type="float">
            <text:p>1.47705516728875E+018</text:p>
          </table:table-cell>
          <table:table-cell office:value-type="float" office:value="1.47705516736009E+018" calcext:value-type="float">
            <text:p>1.47705516736009E+01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47705516729029E+018" calcext:value-type="float">
            <text:p>1.47705516729029E+018</text:p>
          </table:table-cell>
          <table:table-cell office:value-type="float" office:value="1.47705516736106E+018" calcext:value-type="float">
            <text:p>1.47705516736106E+01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47705516729065E+018" calcext:value-type="float">
            <text:p>1.47705516729065E+018</text:p>
          </table:table-cell>
          <table:table-cell office:value-type="float" office:value="1.47705516736418E+018" calcext:value-type="float">
            <text:p>1.47705516736418E+01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477055167291E+018" calcext:value-type="float">
            <text:p>1.477055167291E+018</text:p>
          </table:table-cell>
          <table:table-cell office:value-type="float" office:value="1.47705516736611E+018" calcext:value-type="float">
            <text:p>1.47705516736611E+01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.47705516729135E+018" calcext:value-type="float">
            <text:p>1.47705516729135E+018</text:p>
          </table:table-cell>
          <table:table-cell office:value-type="float" office:value="1.47705516736653E+018" calcext:value-type="float">
            <text:p>1.47705516736653E+01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47705516729195E+018" calcext:value-type="float">
            <text:p>1.47705516729195E+018</text:p>
          </table:table-cell>
          <table:table-cell office:value-type="float" office:value="1.47705516736773E+018" calcext:value-type="float">
            <text:p>1.47705516736773E+01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.47705516729235E+018" calcext:value-type="float">
            <text:p>1.47705516729235E+018</text:p>
          </table:table-cell>
          <table:table-cell office:value-type="float" office:value="1.47705516736797E+018" calcext:value-type="float">
            <text:p>1.47705516736797E+01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.4770551672927E+018" calcext:value-type="float">
            <text:p>1.4770551672927E+018</text:p>
          </table:table-cell>
          <table:table-cell office:value-type="float" office:value="1.47705516736861E+018" calcext:value-type="float">
            <text:p>1.47705516736861E+01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47705516729308E+018" calcext:value-type="float">
            <text:p>1.47705516729308E+018</text:p>
          </table:table-cell>
          <table:table-cell office:value-type="float" office:value="1.47705516736868E+018" calcext:value-type="float">
            <text:p>1.47705516736868E+01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.47705516729343E+018" calcext:value-type="float">
            <text:p>1.47705516729343E+018</text:p>
          </table:table-cell>
          <table:table-cell office:value-type="float" office:value="1.47705516736877E+018" calcext:value-type="float">
            <text:p>1.47705516736877E+01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47705516729378E+018" calcext:value-type="float">
            <text:p>1.47705516729378E+018</text:p>
          </table:table-cell>
          <table:table-cell office:value-type="float" office:value="1.47705516737281E+018" calcext:value-type="float">
            <text:p>1.47705516737281E+01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.47705516729413E+018" calcext:value-type="float">
            <text:p>1.47705516729413E+018</text:p>
          </table:table-cell>
          <table:table-cell office:value-type="float" office:value="1.47705516737377E+018" calcext:value-type="float">
            <text:p>1.47705516737377E+01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47705516729448E+018" calcext:value-type="float">
            <text:p>1.47705516729448E+018</text:p>
          </table:table-cell>
          <table:table-cell office:value-type="float" office:value="1.47705516737384E+018" calcext:value-type="float">
            <text:p>1.47705516737384E+01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.47705516729593E+018" calcext:value-type="float">
            <text:p>1.47705516729593E+018</text:p>
          </table:table-cell>
          <table:table-cell office:value-type="float" office:value="1.4770551673739E+018" calcext:value-type="float">
            <text:p>1.4770551673739E+01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47705516729629E+018" calcext:value-type="float">
            <text:p>1.47705516729629E+018</text:p>
          </table:table-cell>
          <table:table-cell office:value-type="float" office:value="1.47705516737396E+018" calcext:value-type="float">
            <text:p>1.47705516737396E+01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.47705516729664E+018" calcext:value-type="float">
            <text:p>1.47705516729664E+018</text:p>
          </table:table-cell>
          <table:table-cell office:value-type="float" office:value="1.47705516737401E+018" calcext:value-type="float">
            <text:p>1.47705516737401E+01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.4770551672982E+018" calcext:value-type="float">
            <text:p>1.4770551672982E+018</text:p>
          </table:table-cell>
          <table:table-cell office:value-type="float" office:value="1.47705516737407E+018" calcext:value-type="float">
            <text:p>1.47705516737407E+01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.47705516729857E+018" calcext:value-type="float">
            <text:p>1.47705516729857E+018</text:p>
          </table:table-cell>
          <table:table-cell office:value-type="float" office:value="1.47705516737413E+018" calcext:value-type="float">
            <text:p>1.47705516737413E+01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.47705516729892E+018" calcext:value-type="float">
            <text:p>1.47705516729892E+018</text:p>
          </table:table-cell>
          <table:table-cell office:value-type="float" office:value="1.47705516737419E+018" calcext:value-type="float">
            <text:p>1.47705516737419E+01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.47705516729927E+018" calcext:value-type="float">
            <text:p>1.47705516729927E+018</text:p>
          </table:table-cell>
          <table:table-cell office:value-type="float" office:value="1.47705516737424E+018" calcext:value-type="float">
            <text:p>1.47705516737424E+01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47705516729962E+018" calcext:value-type="float">
            <text:p>1.47705516729962E+018</text:p>
          </table:table-cell>
          <table:table-cell office:value-type="float" office:value="1.4770551673743E+018" calcext:value-type="float">
            <text:p>1.4770551673743E+01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.47705516730041E+018" calcext:value-type="float">
            <text:p>1.47705516730041E+018</text:p>
          </table:table-cell>
          <table:table-cell office:value-type="float" office:value="1.47705516737781E+018" calcext:value-type="float">
            <text:p>1.47705516737781E+01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.47705516730077E+018" calcext:value-type="float">
            <text:p>1.47705516730077E+018</text:p>
          </table:table-cell>
          <table:table-cell office:value-type="float" office:value="1.47705516737824E+018" calcext:value-type="float">
            <text:p>1.47705516737824E+01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.47705516730112E+018" calcext:value-type="float">
            <text:p>1.47705516730112E+018</text:p>
          </table:table-cell>
          <table:table-cell office:value-type="float" office:value="1.47705516737861E+018" calcext:value-type="float">
            <text:p>1.47705516737861E+01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.47705516730212E+018" calcext:value-type="float">
            <text:p>1.47705516730212E+018</text:p>
          </table:table-cell>
          <table:table-cell office:value-type="float" office:value="1.47705516737903E+018" calcext:value-type="float">
            <text:p>1.47705516737903E+01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.47705516730254E+018" calcext:value-type="float">
            <text:p>1.47705516730254E+018</text:p>
          </table:table-cell>
          <table:table-cell office:value-type="float" office:value="1.47705516737926E+018" calcext:value-type="float">
            <text:p>1.47705516737926E+01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.47705516730289E+018" calcext:value-type="float">
            <text:p>1.47705516730289E+018</text:p>
          </table:table-cell>
          <table:table-cell office:value-type="float" office:value="1.47705516738199E+018" calcext:value-type="float">
            <text:p>1.47705516738199E+01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.47705516730324E+018" calcext:value-type="float">
            <text:p>1.47705516730324E+018</text:p>
          </table:table-cell>
          <table:table-cell office:value-type="float" office:value="1.47705516738384E+018" calcext:value-type="float">
            <text:p>1.47705516738384E+01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.47705516730384E+018" calcext:value-type="float">
            <text:p>1.47705516730384E+018</text:p>
          </table:table-cell>
          <table:table-cell office:value-type="float" office:value="1.47705516738748E+018" calcext:value-type="float">
            <text:p>1.47705516738748E+01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.47705516730426E+018" calcext:value-type="float">
            <text:p>1.47705516730426E+018</text:p>
          </table:table-cell>
          <table:table-cell office:value-type="float" office:value="1.47705516738795E+018" calcext:value-type="float">
            <text:p>1.47705516738795E+01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47705516730493E+018" calcext:value-type="float">
            <text:p>1.47705516730493E+018</text:p>
          </table:table-cell>
          <table:table-cell office:value-type="float" office:value="1.47705516738802E+018" calcext:value-type="float">
            <text:p>1.47705516738802E+01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.4770551673053E+018" calcext:value-type="float">
            <text:p>1.4770551673053E+018</text:p>
          </table:table-cell>
          <table:table-cell office:value-type="float" office:value="1.47705516738811E+018" calcext:value-type="float">
            <text:p>1.47705516738811E+01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.47705516730564E+018" calcext:value-type="float">
            <text:p>1.47705516730564E+018</text:p>
          </table:table-cell>
          <table:table-cell office:value-type="float" office:value="1.47705516738853E+018" calcext:value-type="float">
            <text:p>1.47705516738853E+01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.47705516730599E+018" calcext:value-type="float">
            <text:p>1.47705516730599E+018</text:p>
          </table:table-cell>
          <table:table-cell office:value-type="float" office:value="1.4770551673886E+018" calcext:value-type="float">
            <text:p>1.4770551673886E+01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.47705516730824E+018" calcext:value-type="float">
            <text:p>1.47705516730824E+018</text:p>
          </table:table-cell>
          <table:table-cell office:value-type="float" office:value="1.47705516738866E+018" calcext:value-type="float">
            <text:p>1.47705516738866E+01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.47705516730861E+018" calcext:value-type="float">
            <text:p>1.47705516730861E+018</text:p>
          </table:table-cell>
          <table:table-cell office:value-type="float" office:value="1.47705516739208E+018" calcext:value-type="float">
            <text:p>1.47705516739208E+01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.47705516730985E+018" calcext:value-type="float">
            <text:p>1.47705516730985E+018</text:p>
          </table:table-cell>
          <table:table-cell office:value-type="float" office:value="1.47705516739251E+018" calcext:value-type="float">
            <text:p>1.47705516739251E+01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.4770551673102E+018" calcext:value-type="float">
            <text:p>1.4770551673102E+018</text:p>
          </table:table-cell>
          <table:table-cell office:value-type="float" office:value="1.47705516739261E+018" calcext:value-type="float">
            <text:p>1.47705516739261E+01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.47705516731139E+018" calcext:value-type="float">
            <text:p>1.47705516731139E+018</text:p>
          </table:table-cell>
          <table:table-cell office:value-type="float" office:value="1.47705516739364E+018" calcext:value-type="float">
            <text:p>1.47705516739364E+01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47705516731307E+018" calcext:value-type="float">
            <text:p>1.47705516731307E+018</text:p>
          </table:table-cell>
          <table:table-cell office:value-type="float" office:value="1.47705516739371E+018" calcext:value-type="float">
            <text:p>1.47705516739371E+01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47705516731343E+018" calcext:value-type="float">
            <text:p>1.47705516731343E+018</text:p>
          </table:table-cell>
          <table:table-cell office:value-type="float" office:value="1.4770551673938E+018" calcext:value-type="float">
            <text:p>1.4770551673938E+01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.47705516731378E+018" calcext:value-type="float">
            <text:p>1.47705516731378E+018</text:p>
          </table:table-cell>
          <table:table-cell office:value-type="float" office:value="1.4770551673983E+018" calcext:value-type="float">
            <text:p>1.4770551673983E+01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.47705516731413E+018" calcext:value-type="float">
            <text:p>1.47705516731413E+018</text:p>
          </table:table-cell>
          <table:table-cell office:value-type="float" office:value="1.47705516739904E+018" calcext:value-type="float">
            <text:p>1.47705516739904E+01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.47705516731539E+018" calcext:value-type="float">
            <text:p>1.47705516731539E+018</text:p>
          </table:table-cell>
          <table:table-cell office:value-type="float" office:value="1.47705516739911E+018" calcext:value-type="float">
            <text:p>1.47705516739911E+01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.4770551673158E+018" calcext:value-type="float">
            <text:p>1.4770551673158E+018</text:p>
          </table:table-cell>
          <table:table-cell office:value-type="float" office:value="1.4770551673992E+018" calcext:value-type="float">
            <text:p>1.4770551673992E+01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.47705516731615E+018" calcext:value-type="float">
            <text:p>1.47705516731615E+018</text:p>
          </table:table-cell>
          <table:table-cell office:value-type="float" office:value="1.47705516740169E+018" calcext:value-type="float">
            <text:p>1.47705516740169E+01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.47705516731653E+018" calcext:value-type="float">
            <text:p>1.47705516731653E+018</text:p>
          </table:table-cell>
          <table:table-cell office:value-type="float" office:value="1.47705516740177E+018" calcext:value-type="float">
            <text:p>1.47705516740177E+01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.47705516731688E+018" calcext:value-type="float">
            <text:p>1.47705516731688E+018</text:p>
          </table:table-cell>
          <table:table-cell office:value-type="float" office:value="1.47705516740381E+018" calcext:value-type="float">
            <text:p>1.47705516740381E+01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47705516731723E+018" calcext:value-type="float">
            <text:p>1.47705516731723E+018</text:p>
          </table:table-cell>
          <table:table-cell office:value-type="float" office:value="1.47705516740451E+018" calcext:value-type="float">
            <text:p>1.47705516740451E+01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.47705516731758E+018" calcext:value-type="float">
            <text:p>1.47705516731758E+018</text:p>
          </table:table-cell>
          <table:table-cell office:value-type="float" office:value="1.47705516740461E+018" calcext:value-type="float">
            <text:p>1.47705516740461E+01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47705516731796E+018" calcext:value-type="float">
            <text:p>1.47705516731796E+018</text:p>
          </table:table-cell>
          <table:table-cell office:value-type="float" office:value="1.47705516740469E+018" calcext:value-type="float">
            <text:p>1.47705516740469E+01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.47705516731831E+018" calcext:value-type="float">
            <text:p>1.47705516731831E+018</text:p>
          </table:table-cell>
          <table:table-cell office:value-type="float" office:value="1.47705516740478E+018" calcext:value-type="float">
            <text:p>1.47705516740478E+01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.47705516731867E+018" calcext:value-type="float">
            <text:p>1.47705516731867E+018</text:p>
          </table:table-cell>
          <table:table-cell office:value-type="float" office:value="1.47705516740484E+018" calcext:value-type="float">
            <text:p>1.47705516740484E+01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.47705516731901E+018" calcext:value-type="float">
            <text:p>1.47705516731901E+018</text:p>
          </table:table-cell>
          <table:table-cell office:value-type="float" office:value="1.4770551674049E+018" calcext:value-type="float">
            <text:p>1.4770551674049E+01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.47705516731936E+018" calcext:value-type="float">
            <text:p>1.47705516731936E+018</text:p>
          </table:table-cell>
          <table:table-cell office:value-type="float" office:value="1.47705516740496E+018" calcext:value-type="float">
            <text:p>1.47705516740496E+01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.47705516732042E+018" calcext:value-type="float">
            <text:p>1.47705516732042E+018</text:p>
          </table:table-cell>
          <table:table-cell office:value-type="float" office:value="1.47705516740502E+018" calcext:value-type="float">
            <text:p>1.47705516740502E+01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.47705516732079E+018" calcext:value-type="float">
            <text:p>1.47705516732079E+018</text:p>
          </table:table-cell>
          <table:table-cell office:value-type="float" office:value="1.47705516740508E+018" calcext:value-type="float">
            <text:p>1.47705516740508E+01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.47705516732114E+018" calcext:value-type="float">
            <text:p>1.47705516732114E+018</text:p>
          </table:table-cell>
          <table:table-cell office:value-type="float" office:value="1.47705516740513E+018" calcext:value-type="float">
            <text:p>1.47705516740513E+01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.47705516732153E+018" calcext:value-type="float">
            <text:p>1.47705516732153E+018</text:p>
          </table:table-cell>
          <table:table-cell office:value-type="float" office:value="1.47705516740581E+018" calcext:value-type="float">
            <text:p>1.47705516740581E+01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.47705516732188E+018" calcext:value-type="float">
            <text:p>1.47705516732188E+018</text:p>
          </table:table-cell>
          <table:table-cell office:value-type="float" office:value="1.47705516740605E+018" calcext:value-type="float">
            <text:p>1.47705516740605E+01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47705516732226E+018" calcext:value-type="float">
            <text:p>1.47705516732226E+018</text:p>
          </table:table-cell>
          <table:table-cell office:value-type="float" office:value="1.47705516741198E+018" calcext:value-type="float">
            <text:p>1.47705516741198E+01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.47705516732261E+018" calcext:value-type="float">
            <text:p>1.47705516732261E+018</text:p>
          </table:table-cell>
          <table:table-cell office:value-type="float" office:value="1.47705516741398E+018" calcext:value-type="float">
            <text:p>1.47705516741398E+01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.47705516732368E+018" calcext:value-type="float">
            <text:p>1.47705516732368E+018</text:p>
          </table:table-cell>
          <table:table-cell office:value-type="float" office:value="1.47705516741405E+018" calcext:value-type="float">
            <text:p>1.47705516741405E+01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.47705516732405E+018" calcext:value-type="float">
            <text:p>1.47705516732405E+018</text:p>
          </table:table-cell>
          <table:table-cell office:value-type="float" office:value="1.47705516741414E+018" calcext:value-type="float">
            <text:p>1.47705516741414E+01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.47705516732439E+018" calcext:value-type="float">
            <text:p>1.47705516732439E+018</text:p>
          </table:table-cell>
          <table:table-cell office:value-type="float" office:value="1.4770551674142E+018" calcext:value-type="float">
            <text:p>1.4770551674142E+01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.47705516732474E+018" calcext:value-type="float">
            <text:p>1.47705516732474E+018</text:p>
          </table:table-cell>
          <table:table-cell office:value-type="float" office:value="1.47705516741426E+018" calcext:value-type="float">
            <text:p>1.47705516741426E+01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47705516732509E+018" calcext:value-type="float">
            <text:p>1.47705516732509E+018</text:p>
          </table:table-cell>
          <table:table-cell office:value-type="float" office:value="1.47705516741432E+018" calcext:value-type="float">
            <text:p>1.47705516741432E+01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.47705516732543E+018" calcext:value-type="float">
            <text:p>1.47705516732543E+018</text:p>
          </table:table-cell>
          <table:table-cell office:value-type="float" office:value="1.47705516741631E+018" calcext:value-type="float">
            <text:p>1.47705516741631E+01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.47705516732585E+018" calcext:value-type="float">
            <text:p>1.47705516732585E+018</text:p>
          </table:table-cell>
          <table:table-cell office:value-type="float" office:value="1.47705516741977E+018" calcext:value-type="float">
            <text:p>1.47705516741977E+01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.47705516732621E+018" calcext:value-type="float">
            <text:p>1.47705516732621E+018</text:p>
          </table:table-cell>
          <table:table-cell office:value-type="float" office:value="1.47705516742017E+018" calcext:value-type="float">
            <text:p>1.47705516742017E+01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.47705516732698E+018" calcext:value-type="float">
            <text:p>1.47705516732698E+018</text:p>
          </table:table-cell>
          <table:table-cell office:value-type="float" office:value="1.47705516742217E+018" calcext:value-type="float">
            <text:p>1.47705516742217E+01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.47705516732734E+018" calcext:value-type="float">
            <text:p>1.47705516732734E+018</text:p>
          </table:table-cell>
          <table:table-cell office:value-type="float" office:value="1.47705516742228E+018" calcext:value-type="float">
            <text:p>1.47705516742228E+01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.47705516732769E+018" calcext:value-type="float">
            <text:p>1.47705516732769E+018</text:p>
          </table:table-cell>
          <table:table-cell office:value-type="float" office:value="1.47705516742234E+018" calcext:value-type="float">
            <text:p>1.47705516742234E+01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.47705516732804E+018" calcext:value-type="float">
            <text:p>1.47705516732804E+018</text:p>
          </table:table-cell>
          <table:table-cell office:value-type="float" office:value="1.47705516742479E+018" calcext:value-type="float">
            <text:p>1.47705516742479E+01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.47705516732842E+018" calcext:value-type="float">
            <text:p>1.47705516732842E+018</text:p>
          </table:table-cell>
          <table:table-cell office:value-type="float" office:value="1.47705516742527E+018" calcext:value-type="float">
            <text:p>1.47705516742527E+01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47705516732878E+018" calcext:value-type="float">
            <text:p>1.47705516732878E+018</text:p>
          </table:table-cell>
          <table:table-cell office:value-type="float" office:value="1.47705516742533E+018" calcext:value-type="float">
            <text:p>1.47705516742533E+01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.47705516732913E+018" calcext:value-type="float">
            <text:p>1.47705516732913E+018</text:p>
          </table:table-cell>
          <table:table-cell office:value-type="float" office:value="1.47705516742543E+018" calcext:value-type="float">
            <text:p>1.47705516742543E+01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.47705516732947E+018" calcext:value-type="float">
            <text:p>1.47705516732947E+018</text:p>
          </table:table-cell>
          <table:table-cell office:value-type="float" office:value="1.47705516742549E+018" calcext:value-type="float">
            <text:p>1.47705516742549E+01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.47705516732982E+018" calcext:value-type="float">
            <text:p>1.47705516732982E+018</text:p>
          </table:table-cell>
          <table:table-cell office:value-type="float" office:value="1.47705516742577E+018" calcext:value-type="float">
            <text:p>1.47705516742577E+01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.47705516733081E+018" calcext:value-type="float">
            <text:p>1.47705516733081E+018</text:p>
          </table:table-cell>
          <table:table-cell office:value-type="float" office:value="1.47705516742586E+018" calcext:value-type="float">
            <text:p>1.47705516742586E+01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47705516733121E+018" calcext:value-type="float">
            <text:p>1.47705516733121E+018</text:p>
          </table:table-cell>
          <table:table-cell office:value-type="float" office:value="1.47705516742645E+018" calcext:value-type="float">
            <text:p>1.47705516742645E+01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.47705516733157E+018" calcext:value-type="float">
            <text:p>1.47705516733157E+018</text:p>
          </table:table-cell>
          <table:table-cell office:value-type="float" office:value="1.47705516742705E+018" calcext:value-type="float">
            <text:p>1.47705516742705E+01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.47705516733192E+018" calcext:value-type="float">
            <text:p>1.47705516733192E+018</text:p>
          </table:table-cell>
          <table:table-cell office:value-type="float" office:value="1.47705516742728E+018" calcext:value-type="float">
            <text:p>1.47705516742728E+01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.4770551673323E+018" calcext:value-type="float">
            <text:p>1.4770551673323E+018</text:p>
          </table:table-cell>
          <table:table-cell office:value-type="float" office:value="1.47705516742992E+018" calcext:value-type="float">
            <text:p>1.47705516742992E+01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47705516733265E+018" calcext:value-type="float">
            <text:p>1.47705516733265E+018</text:p>
          </table:table-cell>
          <table:table-cell office:value-type="float" office:value="1.4770551674302E+018" calcext:value-type="float">
            <text:p>1.4770551674302E+01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.47705516733425E+018" calcext:value-type="float">
            <text:p>1.47705516733425E+018</text:p>
          </table:table-cell>
          <table:table-cell office:value-type="float" office:value="1.47705516743468E+018" calcext:value-type="float">
            <text:p>1.47705516743468E+01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47705516733464E+018" calcext:value-type="float">
            <text:p>1.47705516733464E+018</text:p>
          </table:table-cell>
          <table:table-cell office:value-type="float" office:value="1.47705516743475E+018" calcext:value-type="float">
            <text:p>1.47705516743475E+01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.47705516733499E+018" calcext:value-type="float">
            <text:p>1.47705516733499E+018</text:p>
          </table:table-cell>
          <table:table-cell office:value-type="float" office:value="1.47705516743482E+018" calcext:value-type="float">
            <text:p>1.47705516743482E+01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.47705516733534E+018" calcext:value-type="float">
            <text:p>1.47705516733534E+018</text:p>
          </table:table-cell>
          <table:table-cell office:value-type="float" office:value="1.47705516743488E+018" calcext:value-type="float">
            <text:p>1.47705516743488E+01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.47705516733569E+018" calcext:value-type="float">
            <text:p>1.47705516733569E+018</text:p>
          </table:table-cell>
          <table:table-cell office:value-type="float" office:value="1.47705516743885E+018" calcext:value-type="float">
            <text:p>1.47705516743885E+01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47705516733634E+018" calcext:value-type="float">
            <text:p>1.47705516733634E+018</text:p>
          </table:table-cell>
          <table:table-cell office:value-type="float" office:value="1.47705516744066E+018" calcext:value-type="float">
            <text:p>1.47705516744066E+01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.4770551673367E+018" calcext:value-type="float">
            <text:p>1.4770551673367E+018</text:p>
          </table:table-cell>
          <table:table-cell office:value-type="float" office:value="1.47705516744072E+018" calcext:value-type="float">
            <text:p>1.47705516744072E+01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.47705516733708E+018" calcext:value-type="float">
            <text:p>1.47705516733708E+018</text:p>
          </table:table-cell>
          <table:table-cell office:value-type="float" office:value="1.47705516744078E+018" calcext:value-type="float">
            <text:p>1.47705516744078E+01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47705516733743E+018" calcext:value-type="float">
            <text:p>1.47705516733743E+018</text:p>
          </table:table-cell>
          <table:table-cell office:value-type="float" office:value="1.47705516744357E+018" calcext:value-type="float">
            <text:p>1.47705516744357E+01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.47705516733843E+018" calcext:value-type="float">
            <text:p>1.47705516733843E+018</text:p>
          </table:table-cell>
          <table:table-cell office:value-type="float" office:value="1.47705516744365E+018" calcext:value-type="float">
            <text:p>1.47705516744365E+01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.47705516733878E+018" calcext:value-type="float">
            <text:p>1.47705516733878E+018</text:p>
          </table:table-cell>
          <table:table-cell office:value-type="float" office:value="1.47705516744371E+018" calcext:value-type="float">
            <text:p>1.47705516744371E+01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.47705516733938E+018" calcext:value-type="float">
            <text:p>1.47705516733938E+018</text:p>
          </table:table-cell>
          <table:table-cell office:value-type="float" office:value="1.47705516744377E+018" calcext:value-type="float">
            <text:p>1.47705516744377E+01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.47705516733974E+018" calcext:value-type="float">
            <text:p>1.47705516733974E+018</text:p>
          </table:table-cell>
          <table:table-cell office:value-type="float" office:value="1.47705516744443E+018" calcext:value-type="float">
            <text:p>1.47705516744443E+01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.47705516734048E+018" calcext:value-type="float">
            <text:p>1.47705516734048E+018</text:p>
          </table:table-cell>
          <table:table-cell office:value-type="float" office:value="1.4770551674445E+018" calcext:value-type="float">
            <text:p>1.4770551674445E+01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.47705516734118E+018" calcext:value-type="float">
            <text:p>1.47705516734118E+018</text:p>
          </table:table-cell>
          <table:table-cell office:value-type="float" office:value="1.47705516744547E+018" calcext:value-type="float">
            <text:p>1.47705516744547E+01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.47705516734154E+018" calcext:value-type="float">
            <text:p>1.47705516734154E+018</text:p>
          </table:table-cell>
          <table:table-cell office:value-type="float" office:value="1.47705516744957E+018" calcext:value-type="float">
            <text:p>1.47705516744957E+01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47705516734246E+018" calcext:value-type="float">
            <text:p>1.47705516734246E+018</text:p>
          </table:table-cell>
          <table:table-cell office:value-type="float" office:value="1.47705516745234E+018" calcext:value-type="float">
            <text:p>1.47705516745234E+01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.47705516734282E+018" calcext:value-type="float">
            <text:p>1.47705516734282E+018</text:p>
          </table:table-cell>
          <table:table-cell office:value-type="float" office:value="1.47705516745801E+018" calcext:value-type="float">
            <text:p>1.47705516745801E+01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.47705516734317E+018" calcext:value-type="float">
            <text:p>1.47705516734317E+018</text:p>
          </table:table-cell>
          <table:table-cell office:value-type="float" office:value="1.47705516745969E+018" calcext:value-type="float">
            <text:p>1.47705516745969E+01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.47705516734351E+018" calcext:value-type="float">
            <text:p>1.47705516734351E+018</text:p>
          </table:table-cell>
          <table:table-cell office:value-type="float" office:value="1.47705516745975E+018" calcext:value-type="float">
            <text:p>1.47705516745975E+01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.47705516734409E+018" calcext:value-type="float">
            <text:p>1.47705516734409E+018</text:p>
          </table:table-cell>
          <table:table-cell office:value-type="float" office:value="1.47705516745981E+018" calcext:value-type="float">
            <text:p>1.47705516745981E+01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.47705516734455E+018" calcext:value-type="float">
            <text:p>1.47705516734455E+018</text:p>
          </table:table-cell>
          <table:table-cell office:value-type="float" office:value="1.47705516746016E+018" calcext:value-type="float">
            <text:p>1.47705516746016E+01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.4770551673449E+018" calcext:value-type="float">
            <text:p>1.4770551673449E+018</text:p>
          </table:table-cell>
          <table:table-cell office:value-type="float" office:value="1.47705516746023E+018" calcext:value-type="float">
            <text:p>1.47705516746023E+01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.47705516734528E+018" calcext:value-type="float">
            <text:p>1.47705516734528E+018</text:p>
          </table:table-cell>
          <table:table-cell office:value-type="float" office:value="1.4770551674605E+018" calcext:value-type="float">
            <text:p>1.4770551674605E+01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.47705516734563E+018" calcext:value-type="float">
            <text:p>1.47705516734563E+018</text:p>
          </table:table-cell>
          <table:table-cell office:value-type="float" office:value="1.47705516746252E+018" calcext:value-type="float">
            <text:p>1.47705516746252E+01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47705516734639E+018" calcext:value-type="float">
            <text:p>1.47705516734639E+018</text:p>
          </table:table-cell>
          <table:table-cell office:value-type="float" office:value="1.47705516746729E+018" calcext:value-type="float">
            <text:p>1.47705516746729E+01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47705516734675E+018" calcext:value-type="float">
            <text:p>1.47705516734675E+018</text:p>
          </table:table-cell>
          <table:table-cell office:value-type="float" office:value="1.47705516746754E+018" calcext:value-type="float">
            <text:p>1.47705516746754E+01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.4770551673471E+018" calcext:value-type="float">
            <text:p>1.4770551673471E+018</text:p>
          </table:table-cell>
          <table:table-cell office:value-type="float" office:value="1.47705516746807E+018" calcext:value-type="float">
            <text:p>1.47705516746807E+01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.47705516734745E+018" calcext:value-type="float">
            <text:p>1.47705516734745E+018</text:p>
          </table:table-cell>
          <table:table-cell office:value-type="float" office:value="1.47705516746814E+018" calcext:value-type="float">
            <text:p>1.47705516746814E+01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.47705516734971E+018" calcext:value-type="float">
            <text:p>1.47705516734971E+018</text:p>
          </table:table-cell>
          <table:table-cell office:value-type="float" office:value="1.4770551674682E+018" calcext:value-type="float">
            <text:p>1.4770551674682E+01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.47705516735008E+018" calcext:value-type="float">
            <text:p>1.47705516735008E+018</text:p>
          </table:table-cell>
          <table:table-cell office:value-type="float" office:value="1.47705516746926E+018" calcext:value-type="float">
            <text:p>1.47705516746926E+01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47705516735119E+018" calcext:value-type="float">
            <text:p>1.47705516735119E+018</text:p>
          </table:table-cell>
          <table:table-cell office:value-type="float" office:value="1.47705516746956E+018" calcext:value-type="float">
            <text:p>1.47705516746956E+01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.47705516735159E+018" calcext:value-type="float">
            <text:p>1.47705516735159E+018</text:p>
          </table:table-cell>
          <table:table-cell office:value-type="float" office:value="1.47705516747056E+018" calcext:value-type="float">
            <text:p>1.47705516747056E+01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.47705516735194E+018" calcext:value-type="float">
            <text:p>1.47705516735194E+018</text:p>
          </table:table-cell>
          <table:table-cell office:value-type="float" office:value="1.47705516747066E+018" calcext:value-type="float">
            <text:p>1.47705516747066E+01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.47705516735233E+018" calcext:value-type="float">
            <text:p>1.47705516735233E+018</text:p>
          </table:table-cell>
          <table:table-cell office:value-type="float" office:value="1.47705516747178E+018" calcext:value-type="float">
            <text:p>1.47705516747178E+01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47705516735268E+018" calcext:value-type="float">
            <text:p>1.47705516735268E+018</text:p>
          </table:table-cell>
          <table:table-cell office:value-type="float" office:value="1.47705516747234E+018" calcext:value-type="float">
            <text:p>1.47705516747234E+018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.47705516735306E+018" calcext:value-type="float">
            <text:p>1.47705516735306E+018</text:p>
          </table:table-cell>
          <table:table-cell office:value-type="float" office:value="1.47705516747244E+018" calcext:value-type="float">
            <text:p>1.47705516747244E+01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.47705516735341E+018" calcext:value-type="float">
            <text:p>1.47705516735341E+018</text:p>
          </table:table-cell>
          <table:table-cell office:value-type="float" office:value="1.4770551674725E+018" calcext:value-type="float">
            <text:p>1.4770551674725E+01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.47705516735378E+018" calcext:value-type="float">
            <text:p>1.47705516735378E+018</text:p>
          </table:table-cell>
          <table:table-cell office:value-type="float" office:value="1.47705516747382E+018" calcext:value-type="float">
            <text:p>1.47705516747382E+01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.47705516735412E+018" calcext:value-type="float">
            <text:p>1.47705516735412E+018</text:p>
          </table:table-cell>
          <table:table-cell office:value-type="float" office:value="1.4770551674739E+018" calcext:value-type="float">
            <text:p>1.4770551674739E+01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.47705516735447E+018" calcext:value-type="float">
            <text:p>1.47705516735447E+018</text:p>
          </table:table-cell>
          <table:table-cell office:value-type="float" office:value="1.47705516747399E+018" calcext:value-type="float">
            <text:p>1.47705516747399E+01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.47705516735599E+018" calcext:value-type="float">
            <text:p>1.47705516735599E+018</text:p>
          </table:table-cell>
          <table:table-cell office:value-type="float" office:value="1.47705516747405E+018" calcext:value-type="float">
            <text:p>1.47705516747405E+01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.47705516735638E+018" calcext:value-type="float">
            <text:p>1.47705516735638E+018</text:p>
          </table:table-cell>
          <table:table-cell office:value-type="float" office:value="1.47705516747411E+018" calcext:value-type="float">
            <text:p>1.47705516747411E+01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.47705516735674E+018" calcext:value-type="float">
            <text:p>1.47705516735674E+018</text:p>
          </table:table-cell>
          <table:table-cell office:value-type="float" office:value="1.47705516747416E+018" calcext:value-type="float">
            <text:p>1.47705516747416E+01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.47705516735709E+018" calcext:value-type="float">
            <text:p>1.47705516735709E+018</text:p>
          </table:table-cell>
          <table:table-cell office:value-type="float" office:value="1.47705516747425E+018" calcext:value-type="float">
            <text:p>1.47705516747425E+01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.4770551673579E+018" calcext:value-type="float">
            <text:p>1.4770551673579E+018</text:p>
          </table:table-cell>
          <table:table-cell office:value-type="float" office:value="1.47705516747666E+018" calcext:value-type="float">
            <text:p>1.47705516747666E+01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.47705516735827E+018" calcext:value-type="float">
            <text:p>1.47705516735827E+018</text:p>
          </table:table-cell>
          <table:table-cell office:value-type="float" office:value="1.47705516747673E+018" calcext:value-type="float">
            <text:p>1.47705516747673E+01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.47705516735862E+018" calcext:value-type="float">
            <text:p>1.47705516735862E+018</text:p>
          </table:table-cell>
          <table:table-cell office:value-type="float" office:value="1.47705516747679E+018" calcext:value-type="float">
            <text:p>1.47705516747679E+01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.47705516735897E+018" calcext:value-type="float">
            <text:p>1.47705516735897E+018</text:p>
          </table:table-cell>
          <table:table-cell office:value-type="float" office:value="1.47705516747685E+018" calcext:value-type="float">
            <text:p>1.47705516747685E+01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.47705516735931E+018" calcext:value-type="float">
            <text:p>1.47705516735931E+018</text:p>
          </table:table-cell>
          <table:table-cell office:value-type="float" office:value="1.47705516747691E+018" calcext:value-type="float">
            <text:p>1.47705516747691E+01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.47705516736045E+018" calcext:value-type="float">
            <text:p>1.47705516736045E+018</text:p>
          </table:table-cell>
          <table:table-cell office:value-type="float" office:value="1.47705516747697E+018" calcext:value-type="float">
            <text:p>1.47705516747697E+01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.47705516736082E+018" calcext:value-type="float">
            <text:p>1.47705516736082E+018</text:p>
          </table:table-cell>
          <table:table-cell office:value-type="float" office:value="1.47705516747723E+018" calcext:value-type="float">
            <text:p>1.47705516747723E+01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.4770551673614E+018" calcext:value-type="float">
            <text:p>1.4770551673614E+018</text:p>
          </table:table-cell>
          <table:table-cell office:value-type="float" office:value="1.47705516747777E+018" calcext:value-type="float">
            <text:p>1.47705516747777E+01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.47705516736176E+018" calcext:value-type="float">
            <text:p>1.47705516736176E+018</text:p>
          </table:table-cell>
          <table:table-cell office:value-type="float" office:value="1.47705516747853E+018" calcext:value-type="float">
            <text:p>1.47705516747853E+01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.47705516736211E+018" calcext:value-type="float">
            <text:p>1.47705516736211E+018</text:p>
          </table:table-cell>
          <table:table-cell office:value-type="float" office:value="1.47705516747861E+018" calcext:value-type="float">
            <text:p>1.47705516747861E+01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47705516736253E+018" calcext:value-type="float">
            <text:p>1.47705516736253E+018</text:p>
          </table:table-cell>
          <table:table-cell office:value-type="float" office:value="1.47705516747867E+018" calcext:value-type="float">
            <text:p>1.47705516747867E+01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.47705516736289E+018" calcext:value-type="float">
            <text:p>1.47705516736289E+018</text:p>
          </table:table-cell>
          <table:table-cell office:value-type="float" office:value="1.47705516747873E+018" calcext:value-type="float">
            <text:p>1.47705516747873E+01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.47705516736324E+018" calcext:value-type="float">
            <text:p>1.47705516736324E+018</text:p>
          </table:table-cell>
          <table:table-cell office:value-type="float" office:value="1.47705516747878E+018" calcext:value-type="float">
            <text:p>1.47705516747878E+01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.4770551673636E+018" calcext:value-type="float">
            <text:p>1.4770551673636E+018</text:p>
          </table:table-cell>
          <table:table-cell office:value-type="float" office:value="1.47705516747884E+018" calcext:value-type="float">
            <text:p>1.47705516747884E+01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.47705516736394E+018" calcext:value-type="float">
            <text:p>1.47705516736394E+018</text:p>
          </table:table-cell>
          <table:table-cell office:value-type="float" office:value="1.47705516747911E+018" calcext:value-type="float">
            <text:p>1.47705516747911E+018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.47705516736446E+018" calcext:value-type="float">
            <text:p>1.47705516736446E+018</text:p>
          </table:table-cell>
          <table:table-cell office:value-type="float" office:value="1.47705516747961E+018" calcext:value-type="float">
            <text:p>1.47705516747961E+01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.47705516736484E+018" calcext:value-type="float">
            <text:p>1.47705516736484E+018</text:p>
          </table:table-cell>
          <table:table-cell office:value-type="float" office:value="1.47705516748E+018" calcext:value-type="float">
            <text:p>1.47705516748E+01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.4770551673652E+018" calcext:value-type="float">
            <text:p>1.4770551673652E+018</text:p>
          </table:table-cell>
          <table:table-cell office:value-type="float" office:value="1.47705516748044E+018" calcext:value-type="float">
            <text:p>1.47705516748044E+01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.47705516736554E+018" calcext:value-type="float">
            <text:p>1.47705516736554E+018</text:p>
          </table:table-cell>
          <table:table-cell office:value-type="float" office:value="1.477055167481E+018" calcext:value-type="float">
            <text:p>1.477055167481E+01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.47705516736628E+018" calcext:value-type="float">
            <text:p>1.47705516736628E+018</text:p>
          </table:table-cell>
          <table:table-cell office:value-type="float" office:value="1.47705516748169E+018" calcext:value-type="float">
            <text:p>1.47705516748169E+01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.47705516736692E+018" calcext:value-type="float">
            <text:p>1.47705516736692E+018</text:p>
          </table:table-cell>
          <table:table-cell office:value-type="float" office:value="1.47705516748205E+018" calcext:value-type="float">
            <text:p>1.47705516748205E+01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.47705516736729E+018" calcext:value-type="float">
            <text:p>1.47705516736729E+018</text:p>
          </table:table-cell>
          <table:table-cell office:value-type="float" office:value="1.47705516748237E+018" calcext:value-type="float">
            <text:p>1.47705516748237E+01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.47705516736888E+018" calcext:value-type="float">
            <text:p>1.47705516736888E+018</text:p>
          </table:table-cell>
          <table:table-cell office:value-type="float" office:value="1.47705516748272E+018" calcext:value-type="float">
            <text:p>1.47705516748272E+01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.47705516736927E+018" calcext:value-type="float">
            <text:p>1.47705516736927E+018</text:p>
          </table:table-cell>
          <table:table-cell office:value-type="float" office:value="1.47705516748317E+018" calcext:value-type="float">
            <text:p>1.47705516748317E+01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.47705516736963E+018" calcext:value-type="float">
            <text:p>1.47705516736963E+018</text:p>
          </table:table-cell>
          <table:table-cell office:value-type="float" office:value="1.47705516748324E+018" calcext:value-type="float">
            <text:p>1.47705516748324E+01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.47705516736998E+018" calcext:value-type="float">
            <text:p>1.47705516736998E+018</text:p>
          </table:table-cell>
          <table:table-cell office:value-type="float" office:value="1.4770551674833E+018" calcext:value-type="float">
            <text:p>1.4770551674833E+01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.47705516737032E+018" calcext:value-type="float">
            <text:p>1.47705516737032E+018</text:p>
          </table:table-cell>
          <table:table-cell office:value-type="float" office:value="1.47705516748336E+018" calcext:value-type="float">
            <text:p>1.47705516748336E+01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.47705516737067E+018" calcext:value-type="float">
            <text:p>1.47705516737067E+018</text:p>
          </table:table-cell>
          <table:table-cell office:value-type="float" office:value="1.47705516748416E+018" calcext:value-type="float">
            <text:p>1.47705516748416E+01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47705516737105E+018" calcext:value-type="float">
            <text:p>1.47705516737105E+018</text:p>
          </table:table-cell>
          <table:table-cell office:value-type="float" office:value="1.47705516748562E+018" calcext:value-type="float">
            <text:p>1.47705516748562E+01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.4770551673714E+018" calcext:value-type="float">
            <text:p>1.4770551673714E+018</text:p>
          </table:table-cell>
          <table:table-cell office:value-type="float" office:value="1.47705516748676E+018" calcext:value-type="float">
            <text:p>1.47705516748676E+01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.47705516737175E+018" calcext:value-type="float">
            <text:p>1.47705516737175E+018</text:p>
          </table:table-cell>
          <table:table-cell office:value-type="float" office:value="1.47705516748753E+018" calcext:value-type="float">
            <text:p>1.47705516748753E+01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.4770551673721E+018" calcext:value-type="float">
            <text:p>1.4770551673721E+018</text:p>
          </table:table-cell>
          <table:table-cell office:value-type="float" office:value="1.47705516748835E+018" calcext:value-type="float">
            <text:p>1.47705516748835E+018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.47705516737248E+018" calcext:value-type="float">
            <text:p>1.47705516737248E+018</text:p>
          </table:table-cell>
          <table:table-cell office:value-type="float" office:value="1.47705516748856E+018" calcext:value-type="float">
            <text:p>1.47705516748856E+01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.47705516737323E+018" calcext:value-type="float">
            <text:p>1.47705516737323E+018</text:p>
          </table:table-cell>
          <table:table-cell office:value-type="float" office:value="1.47705516748923E+018" calcext:value-type="float">
            <text:p>1.47705516748923E+01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.47705516737474E+018" calcext:value-type="float">
            <text:p>1.47705516737474E+018</text:p>
          </table:table-cell>
          <table:table-cell office:value-type="float" office:value="1.47705516748948E+018" calcext:value-type="float">
            <text:p>1.47705516748948E+01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.4770551673751E+018" calcext:value-type="float">
            <text:p>1.4770551673751E+018</text:p>
          </table:table-cell>
          <table:table-cell office:value-type="float" office:value="1.47705516748959E+018" calcext:value-type="float">
            <text:p>1.47705516748959E+01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.47705516737545E+018" calcext:value-type="float">
            <text:p>1.47705516737545E+018</text:p>
          </table:table-cell>
          <table:table-cell office:value-type="float" office:value="1.47705516749004E+018" calcext:value-type="float">
            <text:p>1.47705516749004E+01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.47705516737584E+018" calcext:value-type="float">
            <text:p>1.47705516737584E+018</text:p>
          </table:table-cell>
          <table:table-cell office:value-type="float" office:value="1.4770551674901E+018" calcext:value-type="float">
            <text:p>1.4770551674901E+01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.47705516737619E+018" calcext:value-type="float">
            <text:p>1.47705516737619E+018</text:p>
          </table:table-cell>
          <table:table-cell office:value-type="float" office:value="1.47705516749016E+018" calcext:value-type="float">
            <text:p>1.47705516749016E+01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.47705516737654E+018" calcext:value-type="float">
            <text:p>1.47705516737654E+018</text:p>
          </table:table-cell>
          <table:table-cell office:value-type="float" office:value="1.47705516749024E+018" calcext:value-type="float">
            <text:p>1.47705516749024E+01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.47705516737688E+018" calcext:value-type="float">
            <text:p>1.47705516737688E+018</text:p>
          </table:table-cell>
          <table:table-cell office:value-type="float" office:value="1.47705516749029E+018" calcext:value-type="float">
            <text:p>1.47705516749029E+01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.47705516737723E+018" calcext:value-type="float">
            <text:p>1.47705516737723E+018</text:p>
          </table:table-cell>
          <table:table-cell office:value-type="float" office:value="1.47705516749035E+018" calcext:value-type="float">
            <text:p>1.47705516749035E+01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.47705516737758E+018" calcext:value-type="float">
            <text:p>1.47705516737758E+018</text:p>
          </table:table-cell>
          <table:table-cell office:value-type="float" office:value="1.4770551674904E+018" calcext:value-type="float">
            <text:p>1.4770551674904E+01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.47705516737879E+018" calcext:value-type="float">
            <text:p>1.47705516737879E+018</text:p>
          </table:table-cell>
          <table:table-cell office:value-type="float" office:value="1.47705516749045E+018" calcext:value-type="float">
            <text:p>1.47705516749045E+01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.47705516737956E+018" calcext:value-type="float">
            <text:p>1.47705516737956E+018</text:p>
          </table:table-cell>
          <table:table-cell office:value-type="float" office:value="1.4770551674905E+018" calcext:value-type="float">
            <text:p>1.4770551674905E+01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.47705516738001E+018" calcext:value-type="float">
            <text:p>1.47705516738001E+018</text:p>
          </table:table-cell>
          <table:table-cell office:value-type="float" office:value="1.47705516749069E+018" calcext:value-type="float">
            <text:p>1.47705516749069E+01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.47705516738037E+018" calcext:value-type="float">
            <text:p>1.47705516738037E+018</text:p>
          </table:table-cell>
          <table:table-cell office:value-type="float" office:value="1.4770551674909E+018" calcext:value-type="float">
            <text:p>1.4770551674909E+01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.47705516738072E+018" calcext:value-type="float">
            <text:p>1.47705516738072E+018</text:p>
          </table:table-cell>
          <table:table-cell office:value-type="float" office:value="1.47705516749111E+018" calcext:value-type="float">
            <text:p>1.47705516749111E+01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.47705516738107E+018" calcext:value-type="float">
            <text:p>1.47705516738107E+018</text:p>
          </table:table-cell>
          <table:table-cell office:value-type="float" office:value="1.47705516749135E+018" calcext:value-type="float">
            <text:p>1.47705516749135E+01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.47705516738141E+018" calcext:value-type="float">
            <text:p>1.47705516738141E+018</text:p>
          </table:table-cell>
          <table:table-cell office:value-type="float" office:value="1.47705516749157E+018" calcext:value-type="float">
            <text:p>1.47705516749157E+01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.47705516738176E+018" calcext:value-type="float">
            <text:p>1.47705516738176E+018</text:p>
          </table:table-cell>
          <table:table-cell office:value-type="float" office:value="1.47705516749201E+018" calcext:value-type="float">
            <text:p>1.47705516749201E+01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.47705516738231E+018" calcext:value-type="float">
            <text:p>1.47705516738231E+018</text:p>
          </table:table-cell>
          <table:table-cell office:value-type="float" office:value="1.47705516749206E+018" calcext:value-type="float">
            <text:p>1.47705516749206E+01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.47705516738266E+018" calcext:value-type="float">
            <text:p>1.47705516738266E+018</text:p>
          </table:table-cell>
          <table:table-cell office:value-type="float" office:value="1.47705516749212E+018" calcext:value-type="float">
            <text:p>1.47705516749212E+01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.47705516738301E+018" calcext:value-type="float">
            <text:p>1.47705516738301E+018</text:p>
          </table:table-cell>
          <table:table-cell office:value-type="float" office:value="1.47705516749217E+018" calcext:value-type="float">
            <text:p>1.47705516749217E+01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.47705516738339E+018" calcext:value-type="float">
            <text:p>1.47705516738339E+018</text:p>
          </table:table-cell>
          <table:table-cell office:value-type="float" office:value="1.47705516749226E+018" calcext:value-type="float">
            <text:p>1.47705516749226E+01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.47705516738413E+018" calcext:value-type="float">
            <text:p>1.47705516738413E+018</text:p>
          </table:table-cell>
          <table:table-cell office:value-type="float" office:value="1.47705516749232E+018" calcext:value-type="float">
            <text:p>1.47705516749232E+01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.47705516738452E+018" calcext:value-type="float">
            <text:p>1.47705516738452E+018</text:p>
          </table:table-cell>
          <table:table-cell office:value-type="float" office:value="1.47705516749237E+018" calcext:value-type="float">
            <text:p>1.47705516749237E+01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.47705516738488E+018" calcext:value-type="float">
            <text:p>1.47705516738488E+018</text:p>
          </table:table-cell>
          <table:table-cell office:value-type="float" office:value="1.47705516749275E+018" calcext:value-type="float">
            <text:p>1.47705516749275E+01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.47705516738523E+018" calcext:value-type="float">
            <text:p>1.47705516738523E+018</text:p>
          </table:table-cell>
          <table:table-cell office:value-type="float" office:value="1.47705516749313E+018" calcext:value-type="float">
            <text:p>1.47705516749313E+01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.47705516738558E+018" calcext:value-type="float">
            <text:p>1.47705516738558E+018</text:p>
          </table:table-cell>
          <table:table-cell office:value-type="float" office:value="1.47705516749319E+018" calcext:value-type="float">
            <text:p>1.47705516749319E+01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47705516738593E+018" calcext:value-type="float">
            <text:p>1.47705516738593E+018</text:p>
          </table:table-cell>
          <table:table-cell office:value-type="float" office:value="1.47705516749324E+018" calcext:value-type="float">
            <text:p>1.47705516749324E+01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.47705516738627E+018" calcext:value-type="float">
            <text:p>1.47705516738627E+018</text:p>
          </table:table-cell>
          <table:table-cell office:value-type="float" office:value="1.47705516749336E+018" calcext:value-type="float">
            <text:p>1.47705516749336E+01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.47705516738662E+018" calcext:value-type="float">
            <text:p>1.47705516738662E+018</text:p>
          </table:table-cell>
          <table:table-cell office:value-type="float" office:value="1.47705516749411E+018" calcext:value-type="float">
            <text:p>1.47705516749411E+01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.477055167387E+018" calcext:value-type="float">
            <text:p>1.477055167387E+018</text:p>
          </table:table-cell>
          <table:table-cell office:value-type="float" office:value="1.47705516749417E+018" calcext:value-type="float">
            <text:p>1.47705516749417E+01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.47705516738735E+018" calcext:value-type="float">
            <text:p>1.47705516738735E+018</text:p>
          </table:table-cell>
          <table:table-cell office:value-type="float" office:value="1.47705516749423E+018" calcext:value-type="float">
            <text:p>1.47705516749423E+01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.477055167389E+018" calcext:value-type="float">
            <text:p>1.477055167389E+018</text:p>
          </table:table-cell>
          <table:table-cell office:value-type="float" office:value="1.47705516749428E+018" calcext:value-type="float">
            <text:p>1.47705516749428E+01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.47705516738937E+018" calcext:value-type="float">
            <text:p>1.47705516738937E+018</text:p>
          </table:table-cell>
          <table:table-cell office:value-type="float" office:value="1.47705516749433E+018" calcext:value-type="float">
            <text:p>1.47705516749433E+01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.47705516738972E+018" calcext:value-type="float">
            <text:p>1.47705516738972E+018</text:p>
          </table:table-cell>
          <table:table-cell office:value-type="float" office:value="1.47705516749438E+018" calcext:value-type="float">
            <text:p>1.47705516749438E+01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.47705516739007E+018" calcext:value-type="float">
            <text:p>1.47705516739007E+018</text:p>
          </table:table-cell>
          <table:table-cell office:value-type="float" office:value="1.47705516749444E+018" calcext:value-type="float">
            <text:p>1.47705516749444E+01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.47705516739045E+018" calcext:value-type="float">
            <text:p>1.47705516739045E+018</text:p>
          </table:table-cell>
          <table:table-cell office:value-type="float" office:value="1.47705516749449E+018" calcext:value-type="float">
            <text:p>1.47705516749449E+01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4770551673908E+018" calcext:value-type="float">
            <text:p>1.4770551673908E+018</text:p>
          </table:table-cell>
          <table:table-cell office:value-type="float" office:value="1.47705516749454E+018" calcext:value-type="float">
            <text:p>1.47705516749454E+01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.47705516739115E+018" calcext:value-type="float">
            <text:p>1.47705516739115E+018</text:p>
          </table:table-cell>
          <table:table-cell office:value-type="float" office:value="1.47705516749459E+018" calcext:value-type="float">
            <text:p>1.47705516749459E+01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.4770551673915E+018" calcext:value-type="float">
            <text:p>1.4770551673915E+018</text:p>
          </table:table-cell>
          <table:table-cell office:value-type="float" office:value="1.47705516749465E+018" calcext:value-type="float">
            <text:p>1.47705516749465E+01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.47705516739184E+018" calcext:value-type="float">
            <text:p>1.47705516739184E+018</text:p>
          </table:table-cell>
          <table:table-cell office:value-type="float" office:value="1.4770551674947E+018" calcext:value-type="float">
            <text:p>1.4770551674947E+01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.47705516739278E+018" calcext:value-type="float">
            <text:p>1.47705516739278E+018</text:p>
          </table:table-cell>
          <table:table-cell office:value-type="float" office:value="1.47705516749475E+018" calcext:value-type="float">
            <text:p>1.47705516749475E+01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.4770551673932E+018" calcext:value-type="float">
            <text:p>1.4770551673932E+018</text:p>
          </table:table-cell>
          <table:table-cell office:value-type="float" office:value="1.4770551674948E+018" calcext:value-type="float">
            <text:p>1.4770551674948E+01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.47705516739411E+018" calcext:value-type="float">
            <text:p>1.47705516739411E+018</text:p>
          </table:table-cell>
          <table:table-cell office:value-type="float" office:value="1.47705516749485E+018" calcext:value-type="float">
            <text:p>1.47705516749485E+01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.47705516739447E+018" calcext:value-type="float">
            <text:p>1.47705516739447E+018</text:p>
          </table:table-cell>
          <table:table-cell office:value-type="float" office:value="1.47705516749504E+018" calcext:value-type="float">
            <text:p>1.47705516749504E+01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.47705516739482E+018" calcext:value-type="float">
            <text:p>1.47705516739482E+018</text:p>
          </table:table-cell>
          <table:table-cell office:value-type="float" office:value="1.47705516749565E+018" calcext:value-type="float">
            <text:p>1.47705516749565E+01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.47705516739516E+018" calcext:value-type="float">
            <text:p>1.47705516739516E+018</text:p>
          </table:table-cell>
          <table:table-cell office:value-type="float" office:value="1.47705516749571E+018" calcext:value-type="float">
            <text:p>1.47705516749571E+01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.47705516739551E+018" calcext:value-type="float">
            <text:p>1.47705516739551E+018</text:p>
          </table:table-cell>
          <table:table-cell office:value-type="float" office:value="1.47705516749576E+018" calcext:value-type="float">
            <text:p>1.47705516749576E+01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.47705516739586E+018" calcext:value-type="float">
            <text:p>1.47705516739586E+018</text:p>
          </table:table-cell>
          <table:table-cell office:value-type="float" office:value="1.47705516749582E+018" calcext:value-type="float">
            <text:p>1.47705516749582E+01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.47705516739621E+018" calcext:value-type="float">
            <text:p>1.47705516739621E+018</text:p>
          </table:table-cell>
          <table:table-cell office:value-type="float" office:value="1.47705516749587E+018" calcext:value-type="float">
            <text:p>1.47705516749587E+01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.47705516739659E+018" calcext:value-type="float">
            <text:p>1.47705516739659E+018</text:p>
          </table:table-cell>
          <table:table-cell office:value-type="float" office:value="1.47705516749592E+018" calcext:value-type="float">
            <text:p>1.47705516749592E+01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.47705516739694E+018" calcext:value-type="float">
            <text:p>1.47705516739694E+018</text:p>
          </table:table-cell>
          <table:table-cell office:value-type="float" office:value="1.47705516749598E+018" calcext:value-type="float">
            <text:p>1.47705516749598E+01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.47705516739729E+018" calcext:value-type="float">
            <text:p>1.47705516739729E+018</text:p>
          </table:table-cell>
          <table:table-cell office:value-type="float" office:value="1.47705516749603E+018" calcext:value-type="float">
            <text:p>1.47705516749603E+01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.47705516739763E+018" calcext:value-type="float">
            <text:p>1.47705516739763E+018</text:p>
          </table:table-cell>
          <table:table-cell office:value-type="float" office:value="1.47705516749608E+018" calcext:value-type="float">
            <text:p>1.47705516749608E+01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.47705516739798E+018" calcext:value-type="float">
            <text:p>1.47705516739798E+018</text:p>
          </table:table-cell>
          <table:table-cell office:value-type="float" office:value="1.47705516749613E+018" calcext:value-type="float">
            <text:p>1.47705516749613E+01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.47705516739872E+018" calcext:value-type="float">
            <text:p>1.47705516739872E+018</text:p>
          </table:table-cell>
          <table:table-cell office:value-type="float" office:value="1.47705516749639E+018" calcext:value-type="float">
            <text:p>1.47705516749639E+01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.47705516739971E+018" calcext:value-type="float">
            <text:p>1.47705516739971E+018</text:p>
          </table:table-cell>
          <table:table-cell office:value-type="float" office:value="1.47705516749645E+018" calcext:value-type="float">
            <text:p>1.47705516749645E+01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.47705516740007E+018" calcext:value-type="float">
            <text:p>1.47705516740007E+018</text:p>
          </table:table-cell>
          <table:table-cell office:value-type="float" office:value="1.47705516749674E+018" calcext:value-type="float">
            <text:p>1.47705516749674E+01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.47705516740049E+018" calcext:value-type="float">
            <text:p>1.47705516740049E+018</text:p>
          </table:table-cell>
          <table:table-cell office:value-type="float" office:value="1.47705516749679E+018" calcext:value-type="float">
            <text:p>1.47705516749679E+01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.47705516740084E+018" calcext:value-type="float">
            <text:p>1.47705516740084E+018</text:p>
          </table:table-cell>
          <table:table-cell office:value-type="float" office:value="1.47705516749688E+018" calcext:value-type="float">
            <text:p>1.47705516749688E+01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.47705516740119E+018" calcext:value-type="float">
            <text:p>1.47705516740119E+018</text:p>
          </table:table-cell>
          <table:table-cell office:value-type="float" office:value="1.47705516749693E+018" calcext:value-type="float">
            <text:p>1.47705516749693E+01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.47705516740154E+018" calcext:value-type="float">
            <text:p>1.47705516740154E+018</text:p>
          </table:table-cell>
          <table:table-cell office:value-type="float" office:value="1.47705516749711E+018" calcext:value-type="float">
            <text:p>1.47705516749711E+01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.47705516740208E+018" calcext:value-type="float">
            <text:p>1.47705516740208E+018</text:p>
          </table:table-cell>
          <table:table-cell office:value-type="float" office:value="1.47705516749756E+018" calcext:value-type="float">
            <text:p>1.47705516749756E+01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.47705516740251E+018" calcext:value-type="float">
            <text:p>1.47705516740251E+018</text:p>
          </table:table-cell>
          <table:table-cell office:value-type="float" office:value="1.47705516749777E+018" calcext:value-type="float">
            <text:p>1.47705516749777E+01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.47705516740287E+018" calcext:value-type="float">
            <text:p>1.47705516740287E+018</text:p>
          </table:table-cell>
          <table:table-cell office:value-type="float" office:value="1.47705516750486E+018" calcext:value-type="float">
            <text:p>1.47705516750486E+01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.47705516740322E+018" calcext:value-type="float">
            <text:p>1.47705516740322E+018</text:p>
          </table:table-cell>
          <table:table-cell office:value-type="float" office:value="1.47705516750547E+018" calcext:value-type="float">
            <text:p>1.47705516750547E+01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.47705516740356E+018" calcext:value-type="float">
            <text:p>1.47705516740356E+018</text:p>
          </table:table-cell>
          <table:table-cell office:value-type="float" office:value="1.47705516750575E+018" calcext:value-type="float">
            <text:p>1.47705516750575E+01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.47705516740552E+018" calcext:value-type="float">
            <text:p>1.47705516740552E+018</text:p>
          </table:table-cell>
          <table:table-cell office:value-type="float" office:value="1.47705516750597E+018" calcext:value-type="float">
            <text:p>1.47705516750597E+01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.47705516740638E+018" calcext:value-type="float">
            <text:p>1.47705516740638E+018</text:p>
          </table:table-cell>
          <table:table-cell office:value-type="float" office:value="1.47705516750627E+018" calcext:value-type="float">
            <text:p>1.47705516750627E+01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.47705516740679E+018" calcext:value-type="float">
            <text:p>1.47705516740679E+018</text:p>
          </table:table-cell>
          <table:table-cell office:value-type="float" office:value="1.47705516750661E+018" calcext:value-type="float">
            <text:p>1.47705516750661E+01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.47705516740715E+018" calcext:value-type="float">
            <text:p>1.47705516740715E+018</text:p>
          </table:table-cell>
          <table:table-cell office:value-type="float" office:value="1.47705516750716E+018" calcext:value-type="float">
            <text:p>1.47705516750716E+01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.4770551674075E+018" calcext:value-type="float">
            <text:p>1.4770551674075E+018</text:p>
          </table:table-cell>
          <table:table-cell office:value-type="float" office:value="1.47705516750722E+018" calcext:value-type="float">
            <text:p>1.47705516750722E+01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.47705516740785E+018" calcext:value-type="float">
            <text:p>1.47705516740785E+018</text:p>
          </table:table-cell>
          <table:table-cell office:value-type="float" office:value="1.47705516750728E+018" calcext:value-type="float">
            <text:p>1.47705516750728E+01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.47705516740822E+018" calcext:value-type="float">
            <text:p>1.47705516740822E+018</text:p>
          </table:table-cell>
          <table:table-cell office:value-type="float" office:value="1.47705516750733E+018" calcext:value-type="float">
            <text:p>1.47705516750733E+01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.47705516740858E+018" calcext:value-type="float">
            <text:p>1.47705516740858E+018</text:p>
          </table:table-cell>
          <table:table-cell office:value-type="float" office:value="1.47705516750738E+018" calcext:value-type="float">
            <text:p>1.47705516750738E+01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.47705516740893E+018" calcext:value-type="float">
            <text:p>1.47705516740893E+018</text:p>
          </table:table-cell>
          <table:table-cell office:value-type="float" office:value="1.47705516750744E+018" calcext:value-type="float">
            <text:p>1.47705516750744E+01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.47705516740927E+018" calcext:value-type="float">
            <text:p>1.47705516740927E+018</text:p>
          </table:table-cell>
          <table:table-cell office:value-type="float" office:value="1.4770551675075E+018" calcext:value-type="float">
            <text:p>1.4770551675075E+01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.47705516740962E+018" calcext:value-type="float">
            <text:p>1.47705516740962E+018</text:p>
          </table:table-cell>
          <table:table-cell office:value-type="float" office:value="1.47705516750755E+018" calcext:value-type="float">
            <text:p>1.47705516750755E+01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.47705516741E+018" calcext:value-type="float">
            <text:p>1.47705516741E+018</text:p>
          </table:table-cell>
          <table:table-cell office:value-type="float" office:value="1.47705516750761E+018" calcext:value-type="float">
            <text:p>1.47705516750761E+01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.47705516741035E+018" calcext:value-type="float">
            <text:p>1.47705516741035E+018</text:p>
          </table:table-cell>
          <table:table-cell office:value-type="float" office:value="1.47705516750797E+018" calcext:value-type="float">
            <text:p>1.47705516750797E+01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.4770551674107E+018" calcext:value-type="float">
            <text:p>1.4770551674107E+018</text:p>
          </table:table-cell>
          <table:table-cell office:value-type="float" office:value="1.47705516750802E+018" calcext:value-type="float">
            <text:p>1.47705516750802E+01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.47705516741105E+018" calcext:value-type="float">
            <text:p>1.47705516741105E+018</text:p>
          </table:table-cell>
          <table:table-cell office:value-type="float" office:value="1.47705516750811E+018" calcext:value-type="float">
            <text:p>1.47705516750811E+01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.47705516741139E+018" calcext:value-type="float">
            <text:p>1.47705516741139E+018</text:p>
          </table:table-cell>
          <table:table-cell office:value-type="float" office:value="1.47705516750817E+018" calcext:value-type="float">
            <text:p>1.47705516750817E+01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.47705516741174E+018" calcext:value-type="float">
            <text:p>1.47705516741174E+018</text:p>
          </table:table-cell>
          <table:table-cell office:value-type="float" office:value="1.47705516750882E+018" calcext:value-type="float">
            <text:p>1.47705516750882E+01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.4770551674123E+018" calcext:value-type="float">
            <text:p>1.4770551674123E+018</text:p>
          </table:table-cell>
          <table:table-cell office:value-type="float" office:value="1.47705516750888E+018" calcext:value-type="float">
            <text:p>1.47705516750888E+01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.47705516741269E+018" calcext:value-type="float">
            <text:p>1.47705516741269E+018</text:p>
          </table:table-cell>
          <table:table-cell office:value-type="float" office:value="1.47705516750893E+018" calcext:value-type="float">
            <text:p>1.47705516750893E+01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.47705516741304E+018" calcext:value-type="float">
            <text:p>1.47705516741304E+018</text:p>
          </table:table-cell>
          <table:table-cell office:value-type="float" office:value="1.47705516750899E+018" calcext:value-type="float">
            <text:p>1.47705516750899E+01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.47705516741339E+018" calcext:value-type="float">
            <text:p>1.47705516741339E+018</text:p>
          </table:table-cell>
          <table:table-cell office:value-type="float" office:value="1.47705516750904E+018" calcext:value-type="float">
            <text:p>1.47705516750904E+01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.47705516741466E+018" calcext:value-type="float">
            <text:p>1.47705516741466E+018</text:p>
          </table:table-cell>
          <table:table-cell office:value-type="float" office:value="1.47705516750909E+018" calcext:value-type="float">
            <text:p>1.47705516750909E+01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.47705516741503E+018" calcext:value-type="float">
            <text:p>1.47705516741503E+018</text:p>
          </table:table-cell>
          <table:table-cell office:value-type="float" office:value="1.47705516750914E+018" calcext:value-type="float">
            <text:p>1.47705516750914E+01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.47705516741539E+018" calcext:value-type="float">
            <text:p>1.47705516741539E+018</text:p>
          </table:table-cell>
          <table:table-cell office:value-type="float" office:value="1.4770551675092E+018" calcext:value-type="float">
            <text:p>1.4770551675092E+01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.47705516741573E+018" calcext:value-type="float">
            <text:p>1.47705516741573E+018</text:p>
          </table:table-cell>
          <table:table-cell office:value-type="float" office:value="1.47705516750925E+018" calcext:value-type="float">
            <text:p>1.47705516750925E+01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.47705516741608E+018" calcext:value-type="float">
            <text:p>1.47705516741608E+018</text:p>
          </table:table-cell>
          <table:table-cell office:value-type="float" office:value="1.4770551675093E+018" calcext:value-type="float">
            <text:p>1.4770551675093E+01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.47705516741659E+018" calcext:value-type="float">
            <text:p>1.47705516741659E+018</text:p>
          </table:table-cell>
          <table:table-cell office:value-type="float" office:value="1.47705516750935E+018" calcext:value-type="float">
            <text:p>1.47705516750935E+01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.47705516741707E+018" calcext:value-type="float">
            <text:p>1.47705516741707E+018</text:p>
          </table:table-cell>
          <table:table-cell office:value-type="float" office:value="1.47705516750941E+018" calcext:value-type="float">
            <text:p>1.47705516750941E+01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.47705516741743E+018" calcext:value-type="float">
            <text:p>1.47705516741743E+018</text:p>
          </table:table-cell>
          <table:table-cell office:value-type="float" office:value="1.47705516750946E+018" calcext:value-type="float">
            <text:p>1.47705516750946E+01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.47705516741778E+018" calcext:value-type="float">
            <text:p>1.47705516741778E+018</text:p>
          </table:table-cell>
          <table:table-cell office:value-type="float" office:value="1.47705516750964E+018" calcext:value-type="float">
            <text:p>1.47705516750964E+01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.47705516741816E+018" calcext:value-type="float">
            <text:p>1.47705516741816E+018</text:p>
          </table:table-cell>
          <table:table-cell office:value-type="float" office:value="1.47705516751E+018" calcext:value-type="float">
            <text:p>1.47705516751E+01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.47705516741851E+018" calcext:value-type="float">
            <text:p>1.47705516741851E+018</text:p>
          </table:table-cell>
          <table:table-cell office:value-type="float" office:value="1.47705516751005E+018" calcext:value-type="float">
            <text:p>1.47705516751005E+01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.47705516741885E+018" calcext:value-type="float">
            <text:p>1.47705516741885E+018</text:p>
          </table:table-cell>
          <table:table-cell office:value-type="float" office:value="1.47705516751011E+018" calcext:value-type="float">
            <text:p>1.47705516751011E+01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.4770551674192E+018" calcext:value-type="float">
            <text:p>1.4770551674192E+018</text:p>
          </table:table-cell>
          <table:table-cell office:value-type="float" office:value="1.47705516751016E+018" calcext:value-type="float">
            <text:p>1.47705516751016E+01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.47705516741955E+018" calcext:value-type="float">
            <text:p>1.47705516741955E+018</text:p>
          </table:table-cell>
          <table:table-cell office:value-type="float" office:value="1.47705516751034E+018" calcext:value-type="float">
            <text:p>1.47705516751034E+01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.47705516742051E+018" calcext:value-type="float">
            <text:p>1.47705516742051E+018</text:p>
          </table:table-cell>
          <table:table-cell office:value-type="float" office:value="1.47705516751077E+018" calcext:value-type="float">
            <text:p>1.47705516751077E+01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.47705516742088E+018" calcext:value-type="float">
            <text:p>1.47705516742088E+018</text:p>
          </table:table-cell>
          <table:table-cell office:value-type="float" office:value="1.47705516751083E+018" calcext:value-type="float">
            <text:p>1.47705516751083E+01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.47705516742123E+018" calcext:value-type="float">
            <text:p>1.47705516742123E+018</text:p>
          </table:table-cell>
          <table:table-cell office:value-type="float" office:value="1.47705516751088E+018" calcext:value-type="float">
            <text:p>1.47705516751088E+01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.47705516742158E+018" calcext:value-type="float">
            <text:p>1.47705516742158E+018</text:p>
          </table:table-cell>
          <table:table-cell office:value-type="float" office:value="1.47705516751093E+018" calcext:value-type="float">
            <text:p>1.47705516751093E+01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.47705516742192E+018" calcext:value-type="float">
            <text:p>1.47705516742192E+018</text:p>
          </table:table-cell>
          <table:table-cell office:value-type="float" office:value="1.47705516751099E+018" calcext:value-type="float">
            <text:p>1.47705516751099E+01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.47705516742274E+018" calcext:value-type="float">
            <text:p>1.47705516742274E+018</text:p>
          </table:table-cell>
          <table:table-cell office:value-type="float" office:value="1.47705516751107E+018" calcext:value-type="float">
            <text:p>1.47705516751107E+01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.47705516742309E+018" calcext:value-type="float">
            <text:p>1.47705516742309E+018</text:p>
          </table:table-cell>
          <table:table-cell office:value-type="float" office:value="1.47705516751112E+018" calcext:value-type="float">
            <text:p>1.47705516751112E+01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.47705516742344E+018" calcext:value-type="float">
            <text:p>1.47705516742344E+018</text:p>
          </table:table-cell>
          <table:table-cell office:value-type="float" office:value="1.47705516751131E+018" calcext:value-type="float">
            <text:p>1.47705516751131E+01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.47705516742378E+018" calcext:value-type="float">
            <text:p>1.47705516742378E+018</text:p>
          </table:table-cell>
          <table:table-cell office:value-type="float" office:value="1.47705516751178E+018" calcext:value-type="float">
            <text:p>1.47705516751178E+018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.47705516742416E+018" calcext:value-type="float">
            <text:p>1.47705516742416E+018</text:p>
          </table:table-cell>
          <table:table-cell office:value-type="float" office:value="1.47705516751238E+018" calcext:value-type="float">
            <text:p>1.47705516751238E+018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.47705516742455E+018" calcext:value-type="float">
            <text:p>1.47705516742455E+018</text:p>
          </table:table-cell>
          <table:table-cell office:value-type="float" office:value="1.47705516751266E+018" calcext:value-type="float">
            <text:p>1.47705516751266E+01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.47705516742619E+018" calcext:value-type="float">
            <text:p>1.47705516742619E+018</text:p>
          </table:table-cell>
          <table:table-cell office:value-type="float" office:value="1.47705516751291E+018" calcext:value-type="float">
            <text:p>1.47705516751291E+01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.4770551674268E+018" calcext:value-type="float">
            <text:p>1.4770551674268E+018</text:p>
          </table:table-cell>
          <table:table-cell office:value-type="float" office:value="1.477055167513E+018" calcext:value-type="float">
            <text:p>1.477055167513E+01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.47705516742781E+018" calcext:value-type="float">
            <text:p>1.47705516742781E+018</text:p>
          </table:table-cell>
          <table:table-cell office:value-type="float" office:value="1.47705516751335E+018" calcext:value-type="float">
            <text:p>1.47705516751335E+01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.4770551674282E+018" calcext:value-type="float">
            <text:p>1.4770551674282E+018</text:p>
          </table:table-cell>
          <table:table-cell office:value-type="float" office:value="1.4770551675134E+018" calcext:value-type="float">
            <text:p>1.4770551675134E+01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.4770551674286E+018" calcext:value-type="float">
            <text:p>1.4770551674286E+018</text:p>
          </table:table-cell>
          <table:table-cell office:value-type="float" office:value="1.47705516751346E+018" calcext:value-type="float">
            <text:p>1.47705516751346E+01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.47705516742895E+018" calcext:value-type="float">
            <text:p>1.47705516742895E+018</text:p>
          </table:table-cell>
          <table:table-cell office:value-type="float" office:value="1.47705516751351E+018" calcext:value-type="float">
            <text:p>1.47705516751351E+018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.4770551674293E+018" calcext:value-type="float">
            <text:p>1.4770551674293E+018</text:p>
          </table:table-cell>
          <table:table-cell office:value-type="float" office:value="1.47705516751388E+018" calcext:value-type="float">
            <text:p>1.47705516751388E+01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.47705516742964E+018" calcext:value-type="float">
            <text:p>1.47705516742964E+018</text:p>
          </table:table-cell>
          <table:table-cell office:value-type="float" office:value="1.47705516751394E+018" calcext:value-type="float">
            <text:p>1.47705516751394E+01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.47705516743054E+018" calcext:value-type="float">
            <text:p>1.47705516743054E+018</text:p>
          </table:table-cell>
          <table:table-cell office:value-type="float" office:value="1.47705516751399E+018" calcext:value-type="float">
            <text:p>1.47705516751399E+01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.47705516743091E+018" calcext:value-type="float">
            <text:p>1.47705516743091E+018</text:p>
          </table:table-cell>
          <table:table-cell office:value-type="float" office:value="1.47705516751404E+018" calcext:value-type="float">
            <text:p>1.47705516751404E+01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.47705516743126E+018" calcext:value-type="float">
            <text:p>1.47705516743126E+018</text:p>
          </table:table-cell>
          <table:table-cell office:value-type="float" office:value="1.4770551675141E+018" calcext:value-type="float">
            <text:p>1.4770551675141E+01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.47705516743161E+018" calcext:value-type="float">
            <text:p>1.47705516743161E+018</text:p>
          </table:table-cell>
          <table:table-cell office:value-type="float" office:value="1.47705516751415E+018" calcext:value-type="float">
            <text:p>1.47705516751415E+01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.47705516743196E+018" calcext:value-type="float">
            <text:p>1.47705516743196E+018</text:p>
          </table:table-cell>
          <table:table-cell office:value-type="float" office:value="1.47705516751433E+018" calcext:value-type="float">
            <text:p>1.47705516751433E+01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.47705516743235E+018" calcext:value-type="float">
            <text:p>1.47705516743235E+018</text:p>
          </table:table-cell>
          <table:table-cell office:value-type="float" office:value="1.47705516751515E+018" calcext:value-type="float">
            <text:p>1.47705516751515E+01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47705516743275E+018" calcext:value-type="float">
            <text:p>1.47705516743275E+018</text:p>
          </table:table-cell>
          <table:table-cell office:value-type="float" office:value="1.47705516751521E+018" calcext:value-type="float">
            <text:p>1.47705516751521E+01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.4770551674331E+018" calcext:value-type="float">
            <text:p>1.4770551674331E+018</text:p>
          </table:table-cell>
          <table:table-cell office:value-type="float" office:value="1.47705516751526E+018" calcext:value-type="float">
            <text:p>1.47705516751526E+018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.47705516743345E+018" calcext:value-type="float">
            <text:p>1.47705516743345E+018</text:p>
          </table:table-cell>
          <table:table-cell office:value-type="float" office:value="1.47705516751532E+018" calcext:value-type="float">
            <text:p>1.47705516751532E+018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.4770551674338E+018" calcext:value-type="float">
            <text:p>1.4770551674338E+018</text:p>
          </table:table-cell>
          <table:table-cell office:value-type="float" office:value="1.47705516751537E+018" calcext:value-type="float">
            <text:p>1.47705516751537E+018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.47705516743414E+018" calcext:value-type="float">
            <text:p>1.47705516743414E+018</text:p>
          </table:table-cell>
          <table:table-cell office:value-type="float" office:value="1.47705516751542E+018" calcext:value-type="float">
            <text:p>1.47705516751542E+01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.47705516743515E+018" calcext:value-type="float">
            <text:p>1.47705516743515E+018</text:p>
          </table:table-cell>
          <table:table-cell office:value-type="float" office:value="1.47705516751549E+018" calcext:value-type="float">
            <text:p>1.47705516751549E+01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.4770551674355E+018" calcext:value-type="float">
            <text:p>1.4770551674355E+018</text:p>
          </table:table-cell>
          <table:table-cell office:value-type="float" office:value="1.47705516751554E+018" calcext:value-type="float">
            <text:p>1.47705516751554E+01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.47705516743589E+018" calcext:value-type="float">
            <text:p>1.47705516743589E+018</text:p>
          </table:table-cell>
          <table:table-cell office:value-type="float" office:value="1.47705516751559E+018" calcext:value-type="float">
            <text:p>1.47705516751559E+01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.47705516743624E+018" calcext:value-type="float">
            <text:p>1.47705516743624E+018</text:p>
          </table:table-cell>
          <table:table-cell office:value-type="float" office:value="1.47705516751565E+018" calcext:value-type="float">
            <text:p>1.47705516751565E+01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.47705516743659E+018" calcext:value-type="float">
            <text:p>1.47705516743659E+018</text:p>
          </table:table-cell>
          <table:table-cell office:value-type="float" office:value="1.47705516751571E+018" calcext:value-type="float">
            <text:p>1.47705516751571E+01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.47705516743694E+018" calcext:value-type="float">
            <text:p>1.47705516743694E+018</text:p>
          </table:table-cell>
          <table:table-cell office:value-type="float" office:value="1.47705516751576E+018" calcext:value-type="float">
            <text:p>1.47705516751576E+01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.47705516743732E+018" calcext:value-type="float">
            <text:p>1.47705516743732E+018</text:p>
          </table:table-cell>
          <table:table-cell office:value-type="float" office:value="1.47705516751581E+018" calcext:value-type="float">
            <text:p>1.47705516751581E+01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.47705516743767E+018" calcext:value-type="float">
            <text:p>1.47705516743767E+018</text:p>
          </table:table-cell>
          <table:table-cell office:value-type="float" office:value="1.47705516751587E+018" calcext:value-type="float">
            <text:p>1.47705516751587E+01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.47705516743802E+018" calcext:value-type="float">
            <text:p>1.47705516743802E+018</text:p>
          </table:table-cell>
          <table:table-cell office:value-type="float" office:value="1.47705516751592E+018" calcext:value-type="float">
            <text:p>1.47705516751592E+01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.47705516743836E+018" calcext:value-type="float">
            <text:p>1.47705516743836E+018</text:p>
          </table:table-cell>
          <table:table-cell office:value-type="float" office:value="1.47705516751611E+018" calcext:value-type="float">
            <text:p>1.47705516751611E+018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.47705516743871E+018" calcext:value-type="float">
            <text:p>1.47705516743871E+018</text:p>
          </table:table-cell>
          <table:table-cell office:value-type="float" office:value="1.47705516751676E+018" calcext:value-type="float">
            <text:p>1.47705516751676E+01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.47705516743912E+018" calcext:value-type="float">
            <text:p>1.47705516743912E+018</text:p>
          </table:table-cell>
          <table:table-cell office:value-type="float" office:value="1.47705516751681E+018" calcext:value-type="float">
            <text:p>1.47705516751681E+01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.47705516743947E+018" calcext:value-type="float">
            <text:p>1.47705516743947E+018</text:p>
          </table:table-cell>
          <table:table-cell office:value-type="float" office:value="1.47705516751687E+018" calcext:value-type="float">
            <text:p>1.47705516751687E+01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.47705516743982E+018" calcext:value-type="float">
            <text:p>1.47705516743982E+018</text:p>
          </table:table-cell>
          <table:table-cell office:value-type="float" office:value="1.47705516751692E+018" calcext:value-type="float">
            <text:p>1.47705516751692E+01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.47705516744016E+018" calcext:value-type="float">
            <text:p>1.47705516744016E+018</text:p>
          </table:table-cell>
          <table:table-cell office:value-type="float" office:value="1.47705516751697E+018" calcext:value-type="float">
            <text:p>1.47705516751697E+01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.47705516744051E+018" calcext:value-type="float">
            <text:p>1.47705516744051E+018</text:p>
          </table:table-cell>
          <table:table-cell office:value-type="float" office:value="1.47705516751702E+018" calcext:value-type="float">
            <text:p>1.47705516751702E+01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.47705516744109E+018" calcext:value-type="float">
            <text:p>1.47705516744109E+018</text:p>
          </table:table-cell>
          <table:table-cell office:value-type="float" office:value="1.47705516751708E+018" calcext:value-type="float">
            <text:p>1.47705516751708E+01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.47705516744145E+018" calcext:value-type="float">
            <text:p>1.47705516744145E+018</text:p>
          </table:table-cell>
          <table:table-cell office:value-type="float" office:value="1.47705516751713E+018" calcext:value-type="float">
            <text:p>1.47705516751713E+01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.4770551674418E+018" calcext:value-type="float">
            <text:p>1.4770551674418E+018</text:p>
          </table:table-cell>
          <table:table-cell office:value-type="float" office:value="1.47705516751718E+018" calcext:value-type="float">
            <text:p>1.47705516751718E+01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.47705516744215E+018" calcext:value-type="float">
            <text:p>1.47705516744215E+018</text:p>
          </table:table-cell>
          <table:table-cell office:value-type="float" office:value="1.47705516751723E+018" calcext:value-type="float">
            <text:p>1.47705516751723E+01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.47705516744253E+018" calcext:value-type="float">
            <text:p>1.47705516744253E+018</text:p>
          </table:table-cell>
          <table:table-cell office:value-type="float" office:value="1.47705516751729E+018" calcext:value-type="float">
            <text:p>1.47705516751729E+01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.47705516744291E+018" calcext:value-type="float">
            <text:p>1.47705516744291E+018</text:p>
          </table:table-cell>
          <table:table-cell office:value-type="float" office:value="1.47705516751747E+018" calcext:value-type="float">
            <text:p>1.47705516751747E+018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.47705516744326E+018" calcext:value-type="float">
            <text:p>1.47705516744326E+018</text:p>
          </table:table-cell>
          <table:table-cell office:value-type="float" office:value="1.47705516751793E+018" calcext:value-type="float">
            <text:p>1.47705516751793E+01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.47705516744416E+018" calcext:value-type="float">
            <text:p>1.47705516744416E+018</text:p>
          </table:table-cell>
          <table:table-cell office:value-type="float" office:value="1.47705516751799E+018" calcext:value-type="float">
            <text:p>1.47705516751799E+01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.47705516744482E+018" calcext:value-type="float">
            <text:p>1.47705516744482E+018</text:p>
          </table:table-cell>
          <table:table-cell office:value-type="float" office:value="1.47705516751804E+018" calcext:value-type="float">
            <text:p>1.47705516751804E+01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.47705516744517E+018" calcext:value-type="float">
            <text:p>1.47705516744517E+018</text:p>
          </table:table-cell>
          <table:table-cell office:value-type="float" office:value="1.4770551675181E+018" calcext:value-type="float">
            <text:p>1.4770551675181E+01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.47705516744579E+018" calcext:value-type="float">
            <text:p>1.47705516744579E+018</text:p>
          </table:table-cell>
          <table:table-cell office:value-type="float" office:value="1.47705516751815E+018" calcext:value-type="float">
            <text:p>1.47705516751815E+01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.47705516744615E+018" calcext:value-type="float">
            <text:p>1.47705516744615E+018</text:p>
          </table:table-cell>
          <table:table-cell office:value-type="float" office:value="1.4770551675182E+018" calcext:value-type="float">
            <text:p>1.4770551675182E+01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.47705516744653E+018" calcext:value-type="float">
            <text:p>1.47705516744653E+018</text:p>
          </table:table-cell>
          <table:table-cell office:value-type="float" office:value="1.47705516751825E+018" calcext:value-type="float">
            <text:p>1.47705516751825E+01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.47705516744688E+018" calcext:value-type="float">
            <text:p>1.47705516744688E+018</text:p>
          </table:table-cell>
          <table:table-cell office:value-type="float" office:value="1.47705516751849E+018" calcext:value-type="float">
            <text:p>1.47705516751849E+01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.47705516744723E+018" calcext:value-type="float">
            <text:p>1.47705516744723E+018</text:p>
          </table:table-cell>
          <table:table-cell office:value-type="float" office:value="1.47705516751888E+018" calcext:value-type="float">
            <text:p>1.47705516751888E+01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.4770551674476E+018" calcext:value-type="float">
            <text:p>1.4770551674476E+018</text:p>
          </table:table-cell>
          <table:table-cell office:value-type="float" office:value="1.47705516751893E+018" calcext:value-type="float">
            <text:p>1.47705516751893E+018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.47705516744795E+018" calcext:value-type="float">
            <text:p>1.47705516744795E+018</text:p>
          </table:table-cell>
          <table:table-cell office:value-type="float" office:value="1.47705516751899E+018" calcext:value-type="float">
            <text:p>1.47705516751899E+01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.4770551674483E+018" calcext:value-type="float">
            <text:p>1.4770551674483E+018</text:p>
          </table:table-cell>
          <table:table-cell office:value-type="float" office:value="1.47705516751904E+018" calcext:value-type="float">
            <text:p>1.47705516751904E+01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.47705516744865E+018" calcext:value-type="float">
            <text:p>1.47705516744865E+018</text:p>
          </table:table-cell>
          <table:table-cell office:value-type="float" office:value="1.47705516751909E+018" calcext:value-type="float">
            <text:p>1.47705516751909E+01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.47705516744899E+018" calcext:value-type="float">
            <text:p>1.47705516744899E+018</text:p>
          </table:table-cell>
          <table:table-cell office:value-type="float" office:value="1.47705516751927E+018" calcext:value-type="float">
            <text:p>1.47705516751927E+01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.47705516744934E+018" calcext:value-type="float">
            <text:p>1.47705516744934E+018</text:p>
          </table:table-cell>
          <table:table-cell office:value-type="float" office:value="1.47705516751948E+018" calcext:value-type="float">
            <text:p>1.47705516751948E+01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.47705516744985E+018" calcext:value-type="float">
            <text:p>1.47705516744985E+018</text:p>
          </table:table-cell>
          <table:table-cell office:value-type="float" office:value="1.47705516751969E+018" calcext:value-type="float">
            <text:p>1.47705516751969E+01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.4770551674502E+018" calcext:value-type="float">
            <text:p>1.4770551674502E+018</text:p>
          </table:table-cell>
          <table:table-cell office:value-type="float" office:value="1.47705516752025E+018" calcext:value-type="float">
            <text:p>1.47705516752025E+01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.47705516745054E+018" calcext:value-type="float">
            <text:p>1.47705516745054E+018</text:p>
          </table:table-cell>
          <table:table-cell office:value-type="float" office:value="1.47705516752046E+018" calcext:value-type="float">
            <text:p>1.47705516752046E+018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.47705516745098E+018" calcext:value-type="float">
            <text:p>1.47705516745098E+018</text:p>
          </table:table-cell>
          <table:table-cell office:value-type="float" office:value="1.4770551675208E+018" calcext:value-type="float">
            <text:p>1.4770551675208E+01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.47705516745137E+018" calcext:value-type="float">
            <text:p>1.47705516745137E+018</text:p>
          </table:table-cell>
          <table:table-cell office:value-type="float" office:value="1.47705516752086E+018" calcext:value-type="float">
            <text:p>1.47705516752086E+01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.47705516745173E+018" calcext:value-type="float">
            <text:p>1.47705516745173E+018</text:p>
          </table:table-cell>
          <table:table-cell office:value-type="float" office:value="1.47705516752095E+018" calcext:value-type="float">
            <text:p>1.47705516752095E+01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.47705516745207E+018" calcext:value-type="float">
            <text:p>1.47705516745207E+018</text:p>
          </table:table-cell>
          <table:table-cell office:value-type="float" office:value="1.47705516752138E+018" calcext:value-type="float">
            <text:p>1.47705516752138E+01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.47705516745262E+018" calcext:value-type="float">
            <text:p>1.47705516745262E+018</text:p>
          </table:table-cell>
          <table:table-cell office:value-type="float" office:value="1.47705516752144E+018" calcext:value-type="float">
            <text:p>1.47705516752144E+01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47705516745301E+018" calcext:value-type="float">
            <text:p>1.47705516745301E+018</text:p>
          </table:table-cell>
          <table:table-cell office:value-type="float" office:value="1.47705516752149E+018" calcext:value-type="float">
            <text:p>1.47705516752149E+01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.47705516745336E+018" calcext:value-type="float">
            <text:p>1.47705516745336E+018</text:p>
          </table:table-cell>
          <table:table-cell office:value-type="float" office:value="1.47705516752155E+018" calcext:value-type="float">
            <text:p>1.47705516752155E+01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.47705516745371E+018" calcext:value-type="float">
            <text:p>1.47705516745371E+018</text:p>
          </table:table-cell>
          <table:table-cell office:value-type="float" office:value="1.4770551675216E+018" calcext:value-type="float">
            <text:p>1.4770551675216E+01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.47705516745406E+018" calcext:value-type="float">
            <text:p>1.47705516745406E+018</text:p>
          </table:table-cell>
          <table:table-cell office:value-type="float" office:value="1.47705516752165E+018" calcext:value-type="float">
            <text:p>1.47705516752165E+01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.47705516745443E+018" calcext:value-type="float">
            <text:p>1.47705516745443E+018</text:p>
          </table:table-cell>
          <table:table-cell office:value-type="float" office:value="1.47705516752171E+018" calcext:value-type="float">
            <text:p>1.47705516752171E+01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.47705516745479E+018" calcext:value-type="float">
            <text:p>1.47705516745479E+018</text:p>
          </table:table-cell>
          <table:table-cell office:value-type="float" office:value="1.47705516752189E+018" calcext:value-type="float">
            <text:p>1.47705516752189E+01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.47705516745513E+018" calcext:value-type="float">
            <text:p>1.47705516745513E+018</text:p>
          </table:table-cell>
          <table:table-cell office:value-type="float" office:value="1.47705516752232E+018" calcext:value-type="float">
            <text:p>1.47705516752232E+01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.47705516745548E+018" calcext:value-type="float">
            <text:p>1.47705516745548E+018</text:p>
          </table:table-cell>
          <table:table-cell office:value-type="float" office:value="1.47705516752237E+018" calcext:value-type="float">
            <text:p>1.47705516752237E+01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.47705516745598E+018" calcext:value-type="float">
            <text:p>1.47705516745598E+018</text:p>
          </table:table-cell>
          <table:table-cell office:value-type="float" office:value="1.47705516752243E+018" calcext:value-type="float">
            <text:p>1.47705516752243E+01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.47705516745638E+018" calcext:value-type="float">
            <text:p>1.47705516745638E+018</text:p>
          </table:table-cell>
          <table:table-cell office:value-type="float" office:value="1.47705516752248E+018" calcext:value-type="float">
            <text:p>1.47705516752248E+01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47705516745673E+018" calcext:value-type="float">
            <text:p>1.47705516745673E+018</text:p>
          </table:table-cell>
          <table:table-cell office:value-type="float" office:value="1.47705516752253E+018" calcext:value-type="float">
            <text:p>1.47705516752253E+01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.47705516745708E+018" calcext:value-type="float">
            <text:p>1.47705516745708E+018</text:p>
          </table:table-cell>
          <table:table-cell office:value-type="float" office:value="1.47705516752271E+018" calcext:value-type="float">
            <text:p>1.47705516752271E+01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.47705516745743E+018" calcext:value-type="float">
            <text:p>1.47705516745743E+018</text:p>
          </table:table-cell>
          <table:table-cell office:value-type="float" office:value="1.47705516752307E+018" calcext:value-type="float">
            <text:p>1.47705516752307E+018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.47705516745778E+018" calcext:value-type="float">
            <text:p>1.47705516745778E+018</text:p>
          </table:table-cell>
          <table:table-cell office:value-type="float" office:value="1.47705516752313E+018" calcext:value-type="float">
            <text:p>1.47705516752313E+01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.47705516745834E+018" calcext:value-type="float">
            <text:p>1.47705516745834E+018</text:p>
          </table:table-cell>
          <table:table-cell office:value-type="float" office:value="1.47705516752318E+018" calcext:value-type="float">
            <text:p>1.47705516752318E+01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.47705516745869E+018" calcext:value-type="float">
            <text:p>1.47705516745869E+018</text:p>
          </table:table-cell>
          <table:table-cell office:value-type="float" office:value="1.47705516752323E+018" calcext:value-type="float">
            <text:p>1.47705516752323E+01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.47705516745908E+018" calcext:value-type="float">
            <text:p>1.47705516745908E+018</text:p>
          </table:table-cell>
          <table:table-cell office:value-type="float" office:value="1.47705516752341E+018" calcext:value-type="float">
            <text:p>1.47705516752341E+01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.47705516745943E+018" calcext:value-type="float">
            <text:p>1.47705516745943E+018</text:p>
          </table:table-cell>
          <table:table-cell office:value-type="float" office:value="1.47705516752374E+018" calcext:value-type="float">
            <text:p>1.47705516752374E+01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.47705516746084E+018" calcext:value-type="float">
            <text:p>1.47705516746084E+018</text:p>
          </table:table-cell>
          <table:table-cell office:value-type="float" office:value="1.4770551675238E+018" calcext:value-type="float">
            <text:p>1.4770551675238E+01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.47705516746121E+018" calcext:value-type="float">
            <text:p>1.47705516746121E+018</text:p>
          </table:table-cell>
          <table:table-cell office:value-type="float" office:value="1.47705516752385E+018" calcext:value-type="float">
            <text:p>1.47705516752385E+01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.47705516746156E+018" calcext:value-type="float">
            <text:p>1.47705516746156E+018</text:p>
          </table:table-cell>
          <table:table-cell office:value-type="float" office:value="1.47705516752403E+018" calcext:value-type="float">
            <text:p>1.47705516752403E+01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.47705516746191E+018" calcext:value-type="float">
            <text:p>1.47705516746191E+018</text:p>
          </table:table-cell>
          <table:table-cell office:value-type="float" office:value="1.47705516752424E+018" calcext:value-type="float">
            <text:p>1.47705516752424E+01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.4770551674623E+018" calcext:value-type="float">
            <text:p>1.4770551674623E+018</text:p>
          </table:table-cell>
          <table:table-cell office:value-type="float" office:value="1.47705516752455E+018" calcext:value-type="float">
            <text:p>1.47705516752455E+01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.4770551674628E+018" calcext:value-type="float">
            <text:p>1.4770551674628E+018</text:p>
          </table:table-cell>
          <table:table-cell office:value-type="float" office:value="1.47705516752461E+018" calcext:value-type="float">
            <text:p>1.47705516752461E+01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.47705516746322E+018" calcext:value-type="float">
            <text:p>1.47705516746322E+018</text:p>
          </table:table-cell>
          <table:table-cell office:value-type="float" office:value="1.47705516752467E+018" calcext:value-type="float">
            <text:p>1.47705516752467E+01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.47705516746361E+018" calcext:value-type="float">
            <text:p>1.47705516746361E+018</text:p>
          </table:table-cell>
          <table:table-cell office:value-type="float" office:value="1.47705516752484E+018" calcext:value-type="float">
            <text:p>1.47705516752484E+01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.47705516746396E+018" calcext:value-type="float">
            <text:p>1.47705516746396E+018</text:p>
          </table:table-cell>
          <table:table-cell office:value-type="float" office:value="1.47705516752509E+018" calcext:value-type="float">
            <text:p>1.47705516752509E+01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.47705516746433E+018" calcext:value-type="float">
            <text:p>1.47705516746433E+018</text:p>
          </table:table-cell>
          <table:table-cell office:value-type="float" office:value="1.47705516752518E+018" calcext:value-type="float">
            <text:p>1.47705516752518E+01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.47705516746472E+018" calcext:value-type="float">
            <text:p>1.47705516746472E+018</text:p>
          </table:table-cell>
          <table:table-cell office:value-type="float" office:value="1.47705516752536E+018" calcext:value-type="float">
            <text:p>1.47705516752536E+01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.47705516746507E+018" calcext:value-type="float">
            <text:p>1.47705516746507E+018</text:p>
          </table:table-cell>
          <table:table-cell office:value-type="float" office:value="1.47705516752556E+018" calcext:value-type="float">
            <text:p>1.47705516752556E+01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.47705516746542E+018" calcext:value-type="float">
            <text:p>1.47705516746542E+018</text:p>
          </table:table-cell>
          <table:table-cell office:value-type="float" office:value="1.47705516752577E+018" calcext:value-type="float">
            <text:p>1.47705516752577E+018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.47705516746576E+018" calcext:value-type="float">
            <text:p>1.47705516746576E+018</text:p>
          </table:table-cell>
          <table:table-cell office:value-type="float" office:value="1.47705516752598E+018" calcext:value-type="float">
            <text:p>1.47705516752598E+01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.47705516746614E+018" calcext:value-type="float">
            <text:p>1.47705516746614E+018</text:p>
          </table:table-cell>
          <table:table-cell office:value-type="float" office:value="1.47705516752654E+018" calcext:value-type="float">
            <text:p>1.47705516752654E+018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.47705516746649E+018" calcext:value-type="float">
            <text:p>1.47705516746649E+018</text:p>
          </table:table-cell>
          <table:table-cell office:value-type="float" office:value="1.47705516752686E+018" calcext:value-type="float">
            <text:p>1.47705516752686E+01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.47705516746684E+018" calcext:value-type="float">
            <text:p>1.47705516746684E+018</text:p>
          </table:table-cell>
          <table:table-cell office:value-type="float" office:value="1.47705516752691E+018" calcext:value-type="float">
            <text:p>1.47705516752691E+01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.47705516746832E+018" calcext:value-type="float">
            <text:p>1.47705516746832E+018</text:p>
          </table:table-cell>
          <table:table-cell office:value-type="float" office:value="1.47705516752697E+018" calcext:value-type="float">
            <text:p>1.47705516752697E+018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.47705516746871E+018" calcext:value-type="float">
            <text:p>1.47705516746871E+018</text:p>
          </table:table-cell>
          <table:table-cell office:value-type="float" office:value="1.47705516752715E+018" calcext:value-type="float">
            <text:p>1.47705516752715E+01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.47705516746907E+018" calcext:value-type="float">
            <text:p>1.47705516746907E+018</text:p>
          </table:table-cell>
          <table:table-cell office:value-type="float" office:value="1.47705516752735E+018" calcext:value-type="float">
            <text:p>1.47705516752735E+01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.47705516747009E+018" calcext:value-type="float">
            <text:p>1.47705516747009E+018</text:p>
          </table:table-cell>
          <table:table-cell office:value-type="float" office:value="1.47705516752756E+018" calcext:value-type="float">
            <text:p>1.47705516752756E+018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.47705516747081E+018" calcext:value-type="float">
            <text:p>1.47705516747081E+018</text:p>
          </table:table-cell>
          <table:table-cell office:value-type="float" office:value="1.47705516752781E+018" calcext:value-type="float">
            <text:p>1.47705516752781E+01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.4770551674712E+018" calcext:value-type="float">
            <text:p>1.4770551674712E+018</text:p>
          </table:table-cell>
          <table:table-cell office:value-type="float" office:value="1.47705516752787E+018" calcext:value-type="float">
            <text:p>1.47705516752787E+018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.47705516747155E+018" calcext:value-type="float">
            <text:p>1.47705516747155E+018</text:p>
          </table:table-cell>
          <table:table-cell office:value-type="float" office:value="1.47705516752808E+018" calcext:value-type="float">
            <text:p>1.47705516752808E+01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.4770551674728E+018" calcext:value-type="float">
            <text:p>1.4770551674728E+018</text:p>
          </table:table-cell>
          <table:table-cell office:value-type="float" office:value="1.47705516752835E+018" calcext:value-type="float">
            <text:p>1.47705516752835E+01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.47705516747318E+018" calcext:value-type="float">
            <text:p>1.47705516747318E+018</text:p>
          </table:table-cell>
          <table:table-cell office:value-type="float" office:value="1.4770551675286E+018" calcext:value-type="float">
            <text:p>1.4770551675286E+01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.47705516747467E+018" calcext:value-type="float">
            <text:p>1.47705516747467E+018</text:p>
          </table:table-cell>
          <table:table-cell office:value-type="float" office:value="1.47705516752869E+018" calcext:value-type="float">
            <text:p>1.47705516752869E+01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.47705516747511E+018" calcext:value-type="float">
            <text:p>1.47705516747511E+018</text:p>
          </table:table-cell>
          <table:table-cell office:value-type="float" office:value="1.47705516752897E+018" calcext:value-type="float">
            <text:p>1.47705516752897E+01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.47705516747547E+018" calcext:value-type="float">
            <text:p>1.47705516747547E+018</text:p>
          </table:table-cell>
          <table:table-cell office:value-type="float" office:value="1.47705516752903E+018" calcext:value-type="float">
            <text:p>1.47705516752903E+018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.47705516747585E+018" calcext:value-type="float">
            <text:p>1.47705516747585E+018</text:p>
          </table:table-cell>
          <table:table-cell office:value-type="float" office:value="1.47705516752908E+018" calcext:value-type="float">
            <text:p>1.47705516752908E+01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.4770551674762E+018" calcext:value-type="float">
            <text:p>1.4770551674762E+018</text:p>
          </table:table-cell>
          <table:table-cell office:value-type="float" office:value="1.4770551675293E+018" calcext:value-type="float">
            <text:p>1.4770551675293E+01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.47705516747807E+018" calcext:value-type="float">
            <text:p>1.47705516747807E+018</text:p>
          </table:table-cell>
          <table:table-cell office:value-type="float" office:value="1.47705516752936E+018" calcext:value-type="float">
            <text:p>1.47705516752936E+018</text:p>
          </table:table-cell>
        </table:table-row>
      </table:table>
      <table:table table:name="times_1000000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47705529802786E+018" calcext:value-type="float">
            <text:p>1.47705529802786E+018</text:p>
          </table:table-cell>
          <table:table-cell office:value-type="float" office:value="1.47705529803273E+018" calcext:value-type="float">
            <text:p>1.47705529803273E+01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.47705529802859E+018" calcext:value-type="float">
            <text:p>1.47705529802859E+018</text:p>
          </table:table-cell>
          <table:table-cell office:value-type="float" office:value="1.47705529803926E+018" calcext:value-type="float">
            <text:p>1.47705529803926E+01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.47705529803067E+018" calcext:value-type="float">
            <text:p>1.47705529803067E+018</text:p>
          </table:table-cell>
          <table:table-cell office:value-type="float" office:value="1.47705529803933E+018" calcext:value-type="float">
            <text:p>1.47705529803933E+01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.47705529803128E+018" calcext:value-type="float">
            <text:p>1.47705529803128E+018</text:p>
          </table:table-cell>
          <table:table-cell office:value-type="float" office:value="1.47705529803939E+018" calcext:value-type="float">
            <text:p>1.47705529803939E+01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.47705529803168E+018" calcext:value-type="float">
            <text:p>1.47705529803168E+018</text:p>
          </table:table-cell>
          <table:table-cell office:value-type="float" office:value="1.4770552980398E+018" calcext:value-type="float">
            <text:p>1.4770552980398E+01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.47705529803216E+018" calcext:value-type="float">
            <text:p>1.47705529803216E+018</text:p>
          </table:table-cell>
          <table:table-cell office:value-type="float" office:value="1.47705529804001E+018" calcext:value-type="float">
            <text:p>1.47705529804001E+01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.47705529803311E+018" calcext:value-type="float">
            <text:p>1.47705529803311E+018</text:p>
          </table:table-cell>
          <table:table-cell office:value-type="float" office:value="1.47705529804157E+018" calcext:value-type="float">
            <text:p>1.47705529804157E+01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.47705529803356E+018" calcext:value-type="float">
            <text:p>1.47705529803356E+018</text:p>
          </table:table-cell>
          <table:table-cell office:value-type="float" office:value="1.47705529804754E+018" calcext:value-type="float">
            <text:p>1.47705529804754E+01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.47705529803392E+018" calcext:value-type="float">
            <text:p>1.47705529803392E+018</text:p>
          </table:table-cell>
          <table:table-cell office:value-type="float" office:value="1.47705529804761E+018" calcext:value-type="float">
            <text:p>1.47705529804761E+01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.47705529803434E+018" calcext:value-type="float">
            <text:p>1.47705529803434E+018</text:p>
          </table:table-cell>
          <table:table-cell office:value-type="float" office:value="1.47705529804767E+018" calcext:value-type="float">
            <text:p>1.47705529804767E+01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47705529803481E+018" calcext:value-type="float">
            <text:p>1.47705529803481E+018</text:p>
          </table:table-cell>
          <table:table-cell office:value-type="float" office:value="1.47705529804926E+018" calcext:value-type="float">
            <text:p>1.47705529804926E+01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.47705529803519E+018" calcext:value-type="float">
            <text:p>1.47705529803519E+018</text:p>
          </table:table-cell>
          <table:table-cell office:value-type="float" office:value="1.4770552980499E+018" calcext:value-type="float">
            <text:p>1.4770552980499E+01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.47705529803561E+018" calcext:value-type="float">
            <text:p>1.47705529803561E+018</text:p>
          </table:table-cell>
          <table:table-cell office:value-type="float" office:value="1.47705529805013E+018" calcext:value-type="float">
            <text:p>1.47705529805013E+01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.47705529803596E+018" calcext:value-type="float">
            <text:p>1.47705529803596E+018</text:p>
          </table:table-cell>
          <table:table-cell office:value-type="float" office:value="1.47705529805697E+018" calcext:value-type="float">
            <text:p>1.47705529805697E+01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.47705529803647E+018" calcext:value-type="float">
            <text:p>1.47705529803647E+018</text:p>
          </table:table-cell>
          <table:table-cell office:value-type="float" office:value="1.47705529805704E+018" calcext:value-type="float">
            <text:p>1.47705529805704E+01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.47705529803685E+018" calcext:value-type="float">
            <text:p>1.47705529803685E+018</text:p>
          </table:table-cell>
          <table:table-cell office:value-type="float" office:value="1.4770552980571E+018" calcext:value-type="float">
            <text:p>1.4770552980571E+01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.47705529803742E+018" calcext:value-type="float">
            <text:p>1.47705529803742E+018</text:p>
          </table:table-cell>
          <table:table-cell office:value-type="float" office:value="1.47705529805742E+018" calcext:value-type="float">
            <text:p>1.47705529805742E+01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.47705529803777E+018" calcext:value-type="float">
            <text:p>1.47705529803777E+018</text:p>
          </table:table-cell>
          <table:table-cell office:value-type="float" office:value="1.47705529807085E+018" calcext:value-type="float">
            <text:p>1.47705529807085E+01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.47705529803819E+018" calcext:value-type="float">
            <text:p>1.47705529803819E+018</text:p>
          </table:table-cell>
          <table:table-cell office:value-type="float" office:value="1.47705529807836E+018" calcext:value-type="float">
            <text:p>1.47705529807836E+01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.47705529803854E+018" calcext:value-type="float">
            <text:p>1.47705529803854E+018</text:p>
          </table:table-cell>
          <table:table-cell office:value-type="float" office:value="1.47705529807843E+018" calcext:value-type="float">
            <text:p>1.47705529807843E+01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47705529803888E+018" calcext:value-type="float">
            <text:p>1.47705529803888E+018</text:p>
          </table:table-cell>
          <table:table-cell office:value-type="float" office:value="1.47705529807849E+018" calcext:value-type="float">
            <text:p>1.47705529807849E+01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.47705529803966E+018" calcext:value-type="float">
            <text:p>1.47705529803966E+018</text:p>
          </table:table-cell>
          <table:table-cell office:value-type="float" office:value="1.47705529807855E+018" calcext:value-type="float">
            <text:p>1.47705529807855E+01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.47705529804043E+018" calcext:value-type="float">
            <text:p>1.47705529804043E+018</text:p>
          </table:table-cell>
          <table:table-cell office:value-type="float" office:value="1.47705529807863E+018" calcext:value-type="float">
            <text:p>1.47705529807863E+01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.47705529804089E+018" calcext:value-type="float">
            <text:p>1.47705529804089E+018</text:p>
          </table:table-cell>
          <table:table-cell office:value-type="float" office:value="1.4770552980787E+018" calcext:value-type="float">
            <text:p>1.4770552980787E+01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.47705529804132E+018" calcext:value-type="float">
            <text:p>1.47705529804132E+018</text:p>
          </table:table-cell>
          <table:table-cell office:value-type="float" office:value="1.47705529807876E+018" calcext:value-type="float">
            <text:p>1.47705529807876E+01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.47705529804201E+018" calcext:value-type="float">
            <text:p>1.47705529804201E+018</text:p>
          </table:table-cell>
          <table:table-cell office:value-type="float" office:value="1.47705529807958E+018" calcext:value-type="float">
            <text:p>1.47705529807958E+01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47705529804238E+018" calcext:value-type="float">
            <text:p>1.47705529804238E+018</text:p>
          </table:table-cell>
          <table:table-cell office:value-type="float" office:value="1.47705529807965E+018" calcext:value-type="float">
            <text:p>1.47705529807965E+01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.4770552980428E+018" calcext:value-type="float">
            <text:p>1.4770552980428E+018</text:p>
          </table:table-cell>
          <table:table-cell office:value-type="float" office:value="1.4770552980798E+018" calcext:value-type="float">
            <text:p>1.4770552980798E+01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.47705529804315E+018" calcext:value-type="float">
            <text:p>1.47705529804315E+018</text:p>
          </table:table-cell>
          <table:table-cell office:value-type="float" office:value="1.47705529807986E+018" calcext:value-type="float">
            <text:p>1.47705529807986E+01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.4770552980435E+018" calcext:value-type="float">
            <text:p>1.4770552980435E+018</text:p>
          </table:table-cell>
          <table:table-cell office:value-type="float" office:value="1.47705529807992E+018" calcext:value-type="float">
            <text:p>1.47705529807992E+01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.47705529804384E+018" calcext:value-type="float">
            <text:p>1.47705529804384E+018</text:p>
          </table:table-cell>
          <table:table-cell office:value-type="float" office:value="1.47705529807998E+018" calcext:value-type="float">
            <text:p>1.47705529807998E+01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.47705529804419E+018" calcext:value-type="float">
            <text:p>1.47705529804419E+018</text:p>
          </table:table-cell>
          <table:table-cell office:value-type="float" office:value="1.47705529808004E+018" calcext:value-type="float">
            <text:p>1.47705529808004E+01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.47705529804456E+018" calcext:value-type="float">
            <text:p>1.47705529804456E+018</text:p>
          </table:table-cell>
          <table:table-cell office:value-type="float" office:value="1.47705529808009E+018" calcext:value-type="float">
            <text:p>1.47705529808009E+01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.4770552980449E+018" calcext:value-type="float">
            <text:p>1.4770552980449E+018</text:p>
          </table:table-cell>
          <table:table-cell office:value-type="float" office:value="1.47705529808015E+018" calcext:value-type="float">
            <text:p>1.47705529808015E+01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.47705529804525E+018" calcext:value-type="float">
            <text:p>1.47705529804525E+018</text:p>
          </table:table-cell>
          <table:table-cell office:value-type="float" office:value="1.47705529808021E+018" calcext:value-type="float">
            <text:p>1.47705529808021E+01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.4770552980456E+018" calcext:value-type="float">
            <text:p>1.4770552980456E+018</text:p>
          </table:table-cell>
          <table:table-cell office:value-type="float" office:value="1.47705529808027E+018" calcext:value-type="float">
            <text:p>1.47705529808027E+01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.47705529804594E+018" calcext:value-type="float">
            <text:p>1.47705529804594E+018</text:p>
          </table:table-cell>
          <table:table-cell office:value-type="float" office:value="1.47705529808165E+018" calcext:value-type="float">
            <text:p>1.47705529808165E+01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.47705529804629E+018" calcext:value-type="float">
            <text:p>1.47705529804629E+018</text:p>
          </table:table-cell>
          <table:table-cell office:value-type="float" office:value="1.47705529808172E+018" calcext:value-type="float">
            <text:p>1.47705529808172E+01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.47705529804674E+018" calcext:value-type="float">
            <text:p>1.47705529804674E+018</text:p>
          </table:table-cell>
          <table:table-cell office:value-type="float" office:value="1.47705529808214E+018" calcext:value-type="float">
            <text:p>1.47705529808214E+01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.4770552980471E+018" calcext:value-type="float">
            <text:p>1.4770552980471E+018</text:p>
          </table:table-cell>
          <table:table-cell office:value-type="float" office:value="1.4770552980822E+018" calcext:value-type="float">
            <text:p>1.4770552980822E+01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.47705529804798E+018" calcext:value-type="float">
            <text:p>1.47705529804798E+018</text:p>
          </table:table-cell>
          <table:table-cell office:value-type="float" office:value="1.47705529808227E+018" calcext:value-type="float">
            <text:p>1.47705529808227E+01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.47705529804848E+018" calcext:value-type="float">
            <text:p>1.47705529804848E+018</text:p>
          </table:table-cell>
          <table:table-cell office:value-type="float" office:value="1.47705529808232E+018" calcext:value-type="float">
            <text:p>1.47705529808232E+01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.47705529804899E+018" calcext:value-type="float">
            <text:p>1.47705529804899E+018</text:p>
          </table:table-cell>
          <table:table-cell office:value-type="float" office:value="1.47705529808398E+018" calcext:value-type="float">
            <text:p>1.47705529808398E+01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47705529804962E+018" calcext:value-type="float">
            <text:p>1.47705529804962E+018</text:p>
          </table:table-cell>
          <table:table-cell office:value-type="float" office:value="1.47705529808405E+018" calcext:value-type="float">
            <text:p>1.47705529808405E+01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.47705529805054E+018" calcext:value-type="float">
            <text:p>1.47705529805054E+018</text:p>
          </table:table-cell>
          <table:table-cell office:value-type="float" office:value="1.47705529808411E+018" calcext:value-type="float">
            <text:p>1.47705529808411E+01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.47705529805113E+018" calcext:value-type="float">
            <text:p>1.47705529805113E+018</text:p>
          </table:table-cell>
          <table:table-cell office:value-type="float" office:value="1.4770552980862E+018" calcext:value-type="float">
            <text:p>1.4770552980862E+01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.47705529805153E+018" calcext:value-type="float">
            <text:p>1.47705529805153E+018</text:p>
          </table:table-cell>
          <table:table-cell office:value-type="float" office:value="1.47705529808832E+018" calcext:value-type="float">
            <text:p>1.47705529808832E+01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.47705529805189E+018" calcext:value-type="float">
            <text:p>1.47705529805189E+018</text:p>
          </table:table-cell>
          <table:table-cell office:value-type="float" office:value="1.47705529808957E+018" calcext:value-type="float">
            <text:p>1.47705529808957E+01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.47705529805223E+018" calcext:value-type="float">
            <text:p>1.47705529805223E+018</text:p>
          </table:table-cell>
          <table:table-cell office:value-type="float" office:value="1.47705529808963E+018" calcext:value-type="float">
            <text:p>1.47705529808963E+01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.47705529805258E+018" calcext:value-type="float">
            <text:p>1.47705529805258E+018</text:p>
          </table:table-cell>
          <table:table-cell office:value-type="float" office:value="1.47705529808969E+018" calcext:value-type="float">
            <text:p>1.47705529808969E+01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47705529805293E+018" calcext:value-type="float">
            <text:p>1.47705529805293E+018</text:p>
          </table:table-cell>
          <table:table-cell office:value-type="float" office:value="1.47705529808975E+018" calcext:value-type="float">
            <text:p>1.47705529808975E+01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.47705529805327E+018" calcext:value-type="float">
            <text:p>1.47705529805327E+018</text:p>
          </table:table-cell>
          <table:table-cell office:value-type="float" office:value="1.47705529808981E+018" calcext:value-type="float">
            <text:p>1.47705529808981E+01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.4770552980537E+018" calcext:value-type="float">
            <text:p>1.4770552980537E+018</text:p>
          </table:table-cell>
          <table:table-cell office:value-type="float" office:value="1.47705529808987E+018" calcext:value-type="float">
            <text:p>1.47705529808987E+01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.47705529805405E+018" calcext:value-type="float">
            <text:p>1.47705529805405E+018</text:p>
          </table:table-cell>
          <table:table-cell office:value-type="float" office:value="1.47705529808993E+018" calcext:value-type="float">
            <text:p>1.47705529808993E+01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.47705529805444E+018" calcext:value-type="float">
            <text:p>1.47705529805444E+018</text:p>
          </table:table-cell>
          <table:table-cell office:value-type="float" office:value="1.47705529809507E+018" calcext:value-type="float">
            <text:p>1.47705529809507E+01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.47705529805479E+018" calcext:value-type="float">
            <text:p>1.47705529805479E+018</text:p>
          </table:table-cell>
          <table:table-cell office:value-type="float" office:value="1.47705529809889E+018" calcext:value-type="float">
            <text:p>1.47705529809889E+01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.47705529805513E+018" calcext:value-type="float">
            <text:p>1.47705529805513E+018</text:p>
          </table:table-cell>
          <table:table-cell office:value-type="float" office:value="1.47705529809896E+018" calcext:value-type="float">
            <text:p>1.47705529809896E+01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.47705529805574E+018" calcext:value-type="float">
            <text:p>1.47705529805574E+018</text:p>
          </table:table-cell>
          <table:table-cell office:value-type="float" office:value="1.47705529809902E+018" calcext:value-type="float">
            <text:p>1.47705529809902E+01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.47705529805611E+018" calcext:value-type="float">
            <text:p>1.47705529805611E+018</text:p>
          </table:table-cell>
          <table:table-cell office:value-type="float" office:value="1.47705529809908E+018" calcext:value-type="float">
            <text:p>1.47705529809908E+01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.47705529805653E+018" calcext:value-type="float">
            <text:p>1.47705529805653E+018</text:p>
          </table:table-cell>
          <table:table-cell office:value-type="float" office:value="1.47705529809914E+018" calcext:value-type="float">
            <text:p>1.47705529809914E+01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.47705529805735E+018" calcext:value-type="float">
            <text:p>1.47705529805735E+018</text:p>
          </table:table-cell>
          <table:table-cell office:value-type="float" office:value="1.4770552980992E+018" calcext:value-type="float">
            <text:p>1.4770552980992E+01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.47705529805783E+018" calcext:value-type="float">
            <text:p>1.47705529805783E+018</text:p>
          </table:table-cell>
          <table:table-cell office:value-type="float" office:value="1.47705529809926E+018" calcext:value-type="float">
            <text:p>1.47705529809926E+01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.47705529805818E+018" calcext:value-type="float">
            <text:p>1.47705529805818E+018</text:p>
          </table:table-cell>
          <table:table-cell office:value-type="float" office:value="1.47705529809932E+018" calcext:value-type="float">
            <text:p>1.47705529809932E+01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.47705529805853E+018" calcext:value-type="float">
            <text:p>1.47705529805853E+018</text:p>
          </table:table-cell>
          <table:table-cell office:value-type="float" office:value="1.47705529809938E+018" calcext:value-type="float">
            <text:p>1.47705529809938E+01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.47705529805891E+018" calcext:value-type="float">
            <text:p>1.47705529805891E+018</text:p>
          </table:table-cell>
          <table:table-cell office:value-type="float" office:value="1.47705529809944E+018" calcext:value-type="float">
            <text:p>1.47705529809944E+01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.47705529805926E+018" calcext:value-type="float">
            <text:p>1.47705529805926E+018</text:p>
          </table:table-cell>
          <table:table-cell office:value-type="float" office:value="1.47705529809949E+018" calcext:value-type="float">
            <text:p>1.47705529809949E+01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.4770552980596E+018" calcext:value-type="float">
            <text:p>1.4770552980596E+018</text:p>
          </table:table-cell>
          <table:table-cell office:value-type="float" office:value="1.47705529809955E+018" calcext:value-type="float">
            <text:p>1.47705529809955E+01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.47705529805995E+018" calcext:value-type="float">
            <text:p>1.47705529805995E+018</text:p>
          </table:table-cell>
          <table:table-cell office:value-type="float" office:value="1.47705529809961E+018" calcext:value-type="float">
            <text:p>1.47705529809961E+01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.4770552980603E+018" calcext:value-type="float">
            <text:p>1.4770552980603E+018</text:p>
          </table:table-cell>
          <table:table-cell office:value-type="float" office:value="1.47705529809967E+018" calcext:value-type="float">
            <text:p>1.47705529809967E+01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.47705529806065E+018" calcext:value-type="float">
            <text:p>1.47705529806065E+018</text:p>
          </table:table-cell>
          <table:table-cell office:value-type="float" office:value="1.47705529809973E+018" calcext:value-type="float">
            <text:p>1.47705529809973E+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47705529806099E+018" calcext:value-type="float">
            <text:p>1.47705529806099E+018</text:p>
          </table:table-cell>
          <table:table-cell office:value-type="float" office:value="1.47705529809979E+018" calcext:value-type="float">
            <text:p>1.47705529809979E+01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.47705529806134E+018" calcext:value-type="float">
            <text:p>1.47705529806134E+018</text:p>
          </table:table-cell>
          <table:table-cell office:value-type="float" office:value="1.47705529809984E+018" calcext:value-type="float">
            <text:p>1.47705529809984E+01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.47705529806172E+018" calcext:value-type="float">
            <text:p>1.47705529806172E+018</text:p>
          </table:table-cell>
          <table:table-cell office:value-type="float" office:value="1.4770552980999E+018" calcext:value-type="float">
            <text:p>1.4770552980999E+01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.47705529806219E+018" calcext:value-type="float">
            <text:p>1.47705529806219E+018</text:p>
          </table:table-cell>
          <table:table-cell office:value-type="float" office:value="1.47705529810026E+018" calcext:value-type="float">
            <text:p>1.47705529810026E+01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.47705529806255E+018" calcext:value-type="float">
            <text:p>1.47705529806255E+018</text:p>
          </table:table-cell>
          <table:table-cell office:value-type="float" office:value="1.47705529810213E+018" calcext:value-type="float">
            <text:p>1.47705529810213E+01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.4770552980629E+018" calcext:value-type="float">
            <text:p>1.4770552980629E+018</text:p>
          </table:table-cell>
          <table:table-cell office:value-type="float" office:value="1.4770552981022E+018" calcext:value-type="float">
            <text:p>1.4770552981022E+01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.47705529806324E+018" calcext:value-type="float">
            <text:p>1.47705529806324E+018</text:p>
          </table:table-cell>
          <table:table-cell office:value-type="float" office:value="1.47705529810226E+018" calcext:value-type="float">
            <text:p>1.47705529810226E+01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.47705529806359E+018" calcext:value-type="float">
            <text:p>1.47705529806359E+018</text:p>
          </table:table-cell>
          <table:table-cell office:value-type="float" office:value="1.47705529810232E+018" calcext:value-type="float">
            <text:p>1.47705529810232E+01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.477055298064E+018" calcext:value-type="float">
            <text:p>1.477055298064E+018</text:p>
          </table:table-cell>
          <table:table-cell office:value-type="float" office:value="1.47705529810238E+018" calcext:value-type="float">
            <text:p>1.47705529810238E+01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47705529806446E+018" calcext:value-type="float">
            <text:p>1.47705529806446E+018</text:p>
          </table:table-cell>
          <table:table-cell office:value-type="float" office:value="1.47705529810244E+018" calcext:value-type="float">
            <text:p>1.47705529810244E+01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.47705529806481E+018" calcext:value-type="float">
            <text:p>1.47705529806481E+018</text:p>
          </table:table-cell>
          <table:table-cell office:value-type="float" office:value="1.47705529810249E+018" calcext:value-type="float">
            <text:p>1.47705529810249E+01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.47705529806526E+018" calcext:value-type="float">
            <text:p>1.47705529806526E+018</text:p>
          </table:table-cell>
          <table:table-cell office:value-type="float" office:value="1.47705529810255E+018" calcext:value-type="float">
            <text:p>1.47705529810255E+01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.47705529806567E+018" calcext:value-type="float">
            <text:p>1.47705529806567E+018</text:p>
          </table:table-cell>
          <table:table-cell office:value-type="float" office:value="1.47705529810261E+018" calcext:value-type="float">
            <text:p>1.47705529810261E+01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.47705529806606E+018" calcext:value-type="float">
            <text:p>1.47705529806606E+018</text:p>
          </table:table-cell>
          <table:table-cell office:value-type="float" office:value="1.4770552981032E+018" calcext:value-type="float">
            <text:p>1.4770552981032E+01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.47705529806646E+018" calcext:value-type="float">
            <text:p>1.47705529806646E+018</text:p>
          </table:table-cell>
          <table:table-cell office:value-type="float" office:value="1.47705529810327E+018" calcext:value-type="float">
            <text:p>1.47705529810327E+01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.4770552980669E+018" calcext:value-type="float">
            <text:p>1.4770552980669E+018</text:p>
          </table:table-cell>
          <table:table-cell office:value-type="float" office:value="1.47705529810333E+018" calcext:value-type="float">
            <text:p>1.47705529810333E+01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.47705529806729E+018" calcext:value-type="float">
            <text:p>1.47705529806729E+018</text:p>
          </table:table-cell>
          <table:table-cell office:value-type="float" office:value="1.47705529810339E+018" calcext:value-type="float">
            <text:p>1.47705529810339E+01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.47705529806769E+018" calcext:value-type="float">
            <text:p>1.47705529806769E+018</text:p>
          </table:table-cell>
          <table:table-cell office:value-type="float" office:value="1.47705529810345E+018" calcext:value-type="float">
            <text:p>1.47705529810345E+01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.47705529806813E+018" calcext:value-type="float">
            <text:p>1.47705529806813E+018</text:p>
          </table:table-cell>
          <table:table-cell office:value-type="float" office:value="1.47705529810351E+018" calcext:value-type="float">
            <text:p>1.47705529810351E+01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.47705529806852E+018" calcext:value-type="float">
            <text:p>1.47705529806852E+018</text:p>
          </table:table-cell>
          <table:table-cell office:value-type="float" office:value="1.4770552981038E+018" calcext:value-type="float">
            <text:p>1.4770552981038E+01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.47705529806892E+018" calcext:value-type="float">
            <text:p>1.47705529806892E+018</text:p>
          </table:table-cell>
          <table:table-cell office:value-type="float" office:value="1.47705529810641E+018" calcext:value-type="float">
            <text:p>1.47705529810641E+01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.47705529806945E+018" calcext:value-type="float">
            <text:p>1.47705529806945E+018</text:p>
          </table:table-cell>
          <table:table-cell office:value-type="float" office:value="1.47705529810648E+018" calcext:value-type="float">
            <text:p>1.47705529810648E+01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.47705529806996E+018" calcext:value-type="float">
            <text:p>1.47705529806996E+018</text:p>
          </table:table-cell>
          <table:table-cell office:value-type="float" office:value="1.47705529810654E+018" calcext:value-type="float">
            <text:p>1.47705529810654E+01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.47705529807032E+018" calcext:value-type="float">
            <text:p>1.47705529807032E+018</text:p>
          </table:table-cell>
          <table:table-cell office:value-type="float" office:value="1.4770552981066E+018" calcext:value-type="float">
            <text:p>1.4770552981066E+01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.47705529807115E+018" calcext:value-type="float">
            <text:p>1.47705529807115E+018</text:p>
          </table:table-cell>
          <table:table-cell office:value-type="float" office:value="1.47705529810849E+018" calcext:value-type="float">
            <text:p>1.47705529810849E+01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.47705529807153E+018" calcext:value-type="float">
            <text:p>1.47705529807153E+018</text:p>
          </table:table-cell>
          <table:table-cell office:value-type="float" office:value="1.47705529810856E+018" calcext:value-type="float">
            <text:p>1.47705529810856E+018</text:p>
          </table:table-cell>
        </table:table-row>
        <table:table-row table:style-name="ro1" table:number-rows-repeated="230"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.47705529807188E+018" calcext:value-type="float">
            <text:p>1.47705529807188E+018</text:p>
          </table:table-cell>
          <table:table-cell office:value-type="float" office:value="1.47705529810862E+018" calcext:value-type="float">
            <text:p>1.47705529810862E+01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.47705529807223E+018" calcext:value-type="float">
            <text:p>1.47705529807223E+018</text:p>
          </table:table-cell>
          <table:table-cell office:value-type="float" office:value="1.47705529810868E+018" calcext:value-type="float">
            <text:p>1.47705529810868E+01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.47705529807258E+018" calcext:value-type="float">
            <text:p>1.47705529807258E+018</text:p>
          </table:table-cell>
          <table:table-cell office:value-type="float" office:value="1.47705529810874E+018" calcext:value-type="float">
            <text:p>1.47705529810874E+01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.47705529807294E+018" calcext:value-type="float">
            <text:p>1.47705529807294E+018</text:p>
          </table:table-cell>
          <table:table-cell office:value-type="float" office:value="1.4770552981088E+018" calcext:value-type="float">
            <text:p>1.4770552981088E+01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.4770552980733E+018" calcext:value-type="float">
            <text:p>1.4770552980733E+018</text:p>
          </table:table-cell>
          <table:table-cell office:value-type="float" office:value="1.47705529810886E+018" calcext:value-type="float">
            <text:p>1.47705529810886E+01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.47705529807365E+018" calcext:value-type="float">
            <text:p>1.47705529807365E+018</text:p>
          </table:table-cell>
          <table:table-cell office:value-type="float" office:value="1.47705529811125E+018" calcext:value-type="float">
            <text:p>1.47705529811125E+01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.47705529807399E+018" calcext:value-type="float">
            <text:p>1.47705529807399E+018</text:p>
          </table:table-cell>
          <table:table-cell office:value-type="float" office:value="1.47705529811444E+018" calcext:value-type="float">
            <text:p>1.47705529811444E+01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47705529807445E+018" calcext:value-type="float">
            <text:p>1.47705529807445E+018</text:p>
          </table:table-cell>
          <table:table-cell office:value-type="float" office:value="1.47705529811452E+018" calcext:value-type="float">
            <text:p>1.47705529811452E+01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.47705529807481E+018" calcext:value-type="float">
            <text:p>1.47705529807481E+018</text:p>
          </table:table-cell>
          <table:table-cell office:value-type="float" office:value="1.47705529811457E+018" calcext:value-type="float">
            <text:p>1.47705529811457E+01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.47705529807516E+018" calcext:value-type="float">
            <text:p>1.47705529807516E+018</text:p>
          </table:table-cell>
          <table:table-cell office:value-type="float" office:value="1.47705529811463E+018" calcext:value-type="float">
            <text:p>1.47705529811463E+01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.47705529807551E+018" calcext:value-type="float">
            <text:p>1.47705529807551E+018</text:p>
          </table:table-cell>
          <table:table-cell office:value-type="float" office:value="1.47705529811469E+018" calcext:value-type="float">
            <text:p>1.47705529811469E+01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.47705529807585E+018" calcext:value-type="float">
            <text:p>1.47705529807585E+018</text:p>
          </table:table-cell>
          <table:table-cell office:value-type="float" office:value="1.47705529811475E+018" calcext:value-type="float">
            <text:p>1.47705529811475E+01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.4770552980762E+018" calcext:value-type="float">
            <text:p>1.4770552980762E+018</text:p>
          </table:table-cell>
          <table:table-cell office:value-type="float" office:value="1.47705529811481E+018" calcext:value-type="float">
            <text:p>1.47705529811481E+01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.47705529807655E+018" calcext:value-type="float">
            <text:p>1.47705529807655E+018</text:p>
          </table:table-cell>
          <table:table-cell office:value-type="float" office:value="1.47705529811486E+018" calcext:value-type="float">
            <text:p>1.47705529811486E+01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.47705529807689E+018" calcext:value-type="float">
            <text:p>1.47705529807689E+018</text:p>
          </table:table-cell>
          <table:table-cell office:value-type="float" office:value="1.47705529811492E+018" calcext:value-type="float">
            <text:p>1.47705529811492E+01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.47705529807724E+018" calcext:value-type="float">
            <text:p>1.47705529807724E+018</text:p>
          </table:table-cell>
          <table:table-cell office:value-type="float" office:value="1.47705529812155E+018" calcext:value-type="float">
            <text:p>1.47705529812155E+01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.47705529807758E+018" calcext:value-type="float">
            <text:p>1.47705529807758E+018</text:p>
          </table:table-cell>
          <table:table-cell office:value-type="float" office:value="1.47705529812521E+018" calcext:value-type="float">
            <text:p>1.47705529812521E+01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47705529807793E+018" calcext:value-type="float">
            <text:p>1.47705529807793E+018</text:p>
          </table:table-cell>
          <table:table-cell office:value-type="float" office:value="1.47705529812527E+018" calcext:value-type="float">
            <text:p>1.47705529812527E+01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.47705529807827E+018" calcext:value-type="float">
            <text:p>1.47705529807827E+018</text:p>
          </table:table-cell>
          <table:table-cell office:value-type="float" office:value="1.47705529812533E+018" calcext:value-type="float">
            <text:p>1.47705529812533E+01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.47705529808075E+018" calcext:value-type="float">
            <text:p>1.47705529808075E+018</text:p>
          </table:table-cell>
          <table:table-cell office:value-type="float" office:value="1.4770552981254E+018" calcext:value-type="float">
            <text:p>1.4770552981254E+01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.47705529808119E+018" calcext:value-type="float">
            <text:p>1.47705529808119E+018</text:p>
          </table:table-cell>
          <table:table-cell office:value-type="float" office:value="1.47705529812819E+018" calcext:value-type="float">
            <text:p>1.47705529812819E+01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.47705529808157E+018" calcext:value-type="float">
            <text:p>1.47705529808157E+018</text:p>
          </table:table-cell>
          <table:table-cell office:value-type="float" office:value="1.47705529812826E+018" calcext:value-type="float">
            <text:p>1.47705529812826E+01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.47705529808281E+018" calcext:value-type="float">
            <text:p>1.47705529808281E+018</text:p>
          </table:table-cell>
          <table:table-cell office:value-type="float" office:value="1.47705529812832E+018" calcext:value-type="float">
            <text:p>1.47705529812832E+01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.47705529808318E+018" calcext:value-type="float">
            <text:p>1.47705529808318E+018</text:p>
          </table:table-cell>
          <table:table-cell office:value-type="float" office:value="1.47705529812838E+018" calcext:value-type="float">
            <text:p>1.47705529812838E+01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4770552980836E+018" calcext:value-type="float">
            <text:p>1.4770552980836E+018</text:p>
          </table:table-cell>
          <table:table-cell office:value-type="float" office:value="1.47705529812844E+018" calcext:value-type="float">
            <text:p>1.47705529812844E+01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.47705529808453E+018" calcext:value-type="float">
            <text:p>1.47705529808453E+018</text:p>
          </table:table-cell>
          <table:table-cell office:value-type="float" office:value="1.47705529812849E+018" calcext:value-type="float">
            <text:p>1.47705529812849E+01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.47705529808494E+018" calcext:value-type="float">
            <text:p>1.47705529808494E+018</text:p>
          </table:table-cell>
          <table:table-cell office:value-type="float" office:value="1.47705529812855E+018" calcext:value-type="float">
            <text:p>1.47705529812855E+01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4770552980853E+018" calcext:value-type="float">
            <text:p>1.4770552980853E+018</text:p>
          </table:table-cell>
          <table:table-cell office:value-type="float" office:value="1.47705529812861E+018" calcext:value-type="float">
            <text:p>1.47705529812861E+01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.4770552980859E+018" calcext:value-type="float">
            <text:p>1.4770552980859E+018</text:p>
          </table:table-cell>
          <table:table-cell office:value-type="float" office:value="1.47705529812867E+018" calcext:value-type="float">
            <text:p>1.47705529812867E+01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.47705529808653E+018" calcext:value-type="float">
            <text:p>1.47705529808653E+018</text:p>
          </table:table-cell>
          <table:table-cell office:value-type="float" office:value="1.47705529812873E+018" calcext:value-type="float">
            <text:p>1.47705529812873E+01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.47705529808689E+018" calcext:value-type="float">
            <text:p>1.47705529808689E+018</text:p>
          </table:table-cell>
          <table:table-cell office:value-type="float" office:value="1.47705529813321E+018" calcext:value-type="float">
            <text:p>1.47705529813321E+01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.47705529808729E+018" calcext:value-type="float">
            <text:p>1.47705529808729E+018</text:p>
          </table:table-cell>
          <table:table-cell office:value-type="float" office:value="1.47705529813328E+018" calcext:value-type="float">
            <text:p>1.47705529813328E+01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.47705529808763E+018" calcext:value-type="float">
            <text:p>1.47705529808763E+018</text:p>
          </table:table-cell>
          <table:table-cell office:value-type="float" office:value="1.47705529813334E+018" calcext:value-type="float">
            <text:p>1.47705529813334E+01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.47705529808877E+018" calcext:value-type="float">
            <text:p>1.47705529808877E+018</text:p>
          </table:table-cell>
          <table:table-cell office:value-type="float" office:value="1.4770552981334E+018" calcext:value-type="float">
            <text:p>1.4770552981334E+01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.47705529808915E+018" calcext:value-type="float">
            <text:p>1.47705529808915E+018</text:p>
          </table:table-cell>
          <table:table-cell office:value-type="float" office:value="1.47705529813346E+018" calcext:value-type="float">
            <text:p>1.47705529813346E+01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.4770552980895E+018" calcext:value-type="float">
            <text:p>1.4770552980895E+018</text:p>
          </table:table-cell>
          <table:table-cell office:value-type="float" office:value="1.47705529813352E+018" calcext:value-type="float">
            <text:p>1.47705529813352E+01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.47705529809048E+018" calcext:value-type="float">
            <text:p>1.47705529809048E+018</text:p>
          </table:table-cell>
          <table:table-cell office:value-type="float" office:value="1.47705529813358E+018" calcext:value-type="float">
            <text:p>1.47705529813358E+01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.4770552980909E+018" calcext:value-type="float">
            <text:p>1.4770552980909E+018</text:p>
          </table:table-cell>
          <table:table-cell office:value-type="float" office:value="1.47705529813364E+018" calcext:value-type="float">
            <text:p>1.47705529813364E+01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.47705529809126E+018" calcext:value-type="float">
            <text:p>1.47705529809126E+018</text:p>
          </table:table-cell>
          <table:table-cell office:value-type="float" office:value="1.4770552981337E+018" calcext:value-type="float">
            <text:p>1.4770552981337E+01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.47705529809164E+018" calcext:value-type="float">
            <text:p>1.47705529809164E+018</text:p>
          </table:table-cell>
          <table:table-cell office:value-type="float" office:value="1.47705529813376E+018" calcext:value-type="float">
            <text:p>1.47705529813376E+01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.47705529809203E+018" calcext:value-type="float">
            <text:p>1.47705529809203E+018</text:p>
          </table:table-cell>
          <table:table-cell office:value-type="float" office:value="1.47705529813382E+018" calcext:value-type="float">
            <text:p>1.47705529813382E+01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.47705529809238E+018" calcext:value-type="float">
            <text:p>1.47705529809238E+018</text:p>
          </table:table-cell>
          <table:table-cell office:value-type="float" office:value="1.47705529813388E+018" calcext:value-type="float">
            <text:p>1.47705529813388E+01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47705529809273E+018" calcext:value-type="float">
            <text:p>1.47705529809273E+018</text:p>
          </table:table-cell>
          <table:table-cell office:value-type="float" office:value="1.47705529813399E+018" calcext:value-type="float">
            <text:p>1.47705529813399E+01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.47705529809332E+018" calcext:value-type="float">
            <text:p>1.47705529809332E+018</text:p>
          </table:table-cell>
          <table:table-cell office:value-type="float" office:value="1.47705529813647E+018" calcext:value-type="float">
            <text:p>1.47705529813647E+01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.47705529809367E+018" calcext:value-type="float">
            <text:p>1.47705529809367E+018</text:p>
          </table:table-cell>
          <table:table-cell office:value-type="float" office:value="1.47705529813732E+018" calcext:value-type="float">
            <text:p>1.47705529813732E+01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.47705529809402E+018" calcext:value-type="float">
            <text:p>1.47705529809402E+018</text:p>
          </table:table-cell>
          <table:table-cell office:value-type="float" office:value="1.47705529813963E+018" calcext:value-type="float">
            <text:p>1.47705529813963E+01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.47705529809437E+018" calcext:value-type="float">
            <text:p>1.47705529809437E+018</text:p>
          </table:table-cell>
          <table:table-cell office:value-type="float" office:value="1.47705529813971E+018" calcext:value-type="float">
            <text:p>1.47705529813971E+01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.47705529809472E+018" calcext:value-type="float">
            <text:p>1.47705529809472E+018</text:p>
          </table:table-cell>
          <table:table-cell office:value-type="float" office:value="1.47705529813977E+018" calcext:value-type="float">
            <text:p>1.47705529813977E+01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.4770552980955E+018" calcext:value-type="float">
            <text:p>1.4770552980955E+018</text:p>
          </table:table-cell>
          <table:table-cell office:value-type="float" office:value="1.47705529813983E+018" calcext:value-type="float">
            <text:p>1.47705529813983E+01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.47705529809587E+018" calcext:value-type="float">
            <text:p>1.47705529809587E+018</text:p>
          </table:table-cell>
          <table:table-cell office:value-type="float" office:value="1.47705529813989E+018" calcext:value-type="float">
            <text:p>1.47705529813989E+01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.47705529809633E+018" calcext:value-type="float">
            <text:p>1.47705529809633E+018</text:p>
          </table:table-cell>
          <table:table-cell office:value-type="float" office:value="1.47705529813995E+018" calcext:value-type="float">
            <text:p>1.47705529813995E+01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.47705529809669E+018" calcext:value-type="float">
            <text:p>1.47705529809669E+018</text:p>
          </table:table-cell>
          <table:table-cell office:value-type="float" office:value="1.47705529814001E+018" calcext:value-type="float">
            <text:p>1.47705529814001E+01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47705529809714E+018" calcext:value-type="float">
            <text:p>1.47705529809714E+018</text:p>
          </table:table-cell>
          <table:table-cell office:value-type="float" office:value="1.47705529814007E+018" calcext:value-type="float">
            <text:p>1.47705529814007E+01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.47705529809749E+018" calcext:value-type="float">
            <text:p>1.47705529809749E+018</text:p>
          </table:table-cell>
          <table:table-cell office:value-type="float" office:value="1.47705529814013E+018" calcext:value-type="float">
            <text:p>1.47705529814013E+01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.4770552980979E+018" calcext:value-type="float">
            <text:p>1.4770552980979E+018</text:p>
          </table:table-cell>
          <table:table-cell office:value-type="float" office:value="1.47705529814019E+018" calcext:value-type="float">
            <text:p>1.47705529814019E+01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47705529810066E+018" calcext:value-type="float">
            <text:p>1.47705529810066E+018</text:p>
          </table:table-cell>
          <table:table-cell office:value-type="float" office:value="1.47705529814025E+018" calcext:value-type="float">
            <text:p>1.47705529814025E+01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.47705529810107E+018" calcext:value-type="float">
            <text:p>1.47705529810107E+018</text:p>
          </table:table-cell>
          <table:table-cell office:value-type="float" office:value="1.4770552981403E+018" calcext:value-type="float">
            <text:p>1.4770552981403E+01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.47705529810142E+018" calcext:value-type="float">
            <text:p>1.47705529810142E+018</text:p>
          </table:table-cell>
          <table:table-cell office:value-type="float" office:value="1.47705529814036E+018" calcext:value-type="float">
            <text:p>1.47705529814036E+01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47705529810299E+018" calcext:value-type="float">
            <text:p>1.47705529810299E+018</text:p>
          </table:table-cell>
          <table:table-cell office:value-type="float" office:value="1.47705529814042E+018" calcext:value-type="float">
            <text:p>1.47705529814042E+01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.47705529810426E+018" calcext:value-type="float">
            <text:p>1.47705529810426E+018</text:p>
          </table:table-cell>
          <table:table-cell office:value-type="float" office:value="1.47705529814048E+018" calcext:value-type="float">
            <text:p>1.47705529814048E+01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.47705529810469E+018" calcext:value-type="float">
            <text:p>1.47705529810469E+018</text:p>
          </table:table-cell>
          <table:table-cell office:value-type="float" office:value="1.47705529814053E+018" calcext:value-type="float">
            <text:p>1.47705529814053E+01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.47705529810506E+018" calcext:value-type="float">
            <text:p>1.47705529810506E+018</text:p>
          </table:table-cell>
          <table:table-cell office:value-type="float" office:value="1.47705529814059E+018" calcext:value-type="float">
            <text:p>1.47705529814059E+01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47705529810541E+018" calcext:value-type="float">
            <text:p>1.47705529810541E+018</text:p>
          </table:table-cell>
          <table:table-cell office:value-type="float" office:value="1.47705529814065E+018" calcext:value-type="float">
            <text:p>1.47705529814065E+01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.47705529810576E+018" calcext:value-type="float">
            <text:p>1.47705529810576E+018</text:p>
          </table:table-cell>
          <table:table-cell office:value-type="float" office:value="1.47705529814074E+018" calcext:value-type="float">
            <text:p>1.47705529814074E+01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.47705529810693E+018" calcext:value-type="float">
            <text:p>1.47705529810693E+018</text:p>
          </table:table-cell>
          <table:table-cell office:value-type="float" office:value="1.4770552981408E+018" calcext:value-type="float">
            <text:p>1.4770552981408E+01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.4770552981073E+018" calcext:value-type="float">
            <text:p>1.4770552981073E+018</text:p>
          </table:table-cell>
          <table:table-cell office:value-type="float" office:value="1.47705529814086E+018" calcext:value-type="float">
            <text:p>1.47705529814086E+01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.47705529810765E+018" calcext:value-type="float">
            <text:p>1.47705529810765E+018</text:p>
          </table:table-cell>
          <table:table-cell office:value-type="float" office:value="1.47705529814092E+018" calcext:value-type="float">
            <text:p>1.47705529814092E+01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.477055298108E+018" calcext:value-type="float">
            <text:p>1.477055298108E+018</text:p>
          </table:table-cell>
          <table:table-cell office:value-type="float" office:value="1.47705529814098E+018" calcext:value-type="float">
            <text:p>1.47705529814098E+01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.47705529810835E+018" calcext:value-type="float">
            <text:p>1.47705529810835E+018</text:p>
          </table:table-cell>
          <table:table-cell office:value-type="float" office:value="1.47705529814104E+018" calcext:value-type="float">
            <text:p>1.47705529814104E+01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.47705529810913E+018" calcext:value-type="float">
            <text:p>1.47705529810913E+018</text:p>
          </table:table-cell>
          <table:table-cell office:value-type="float" office:value="1.4770552981411E+018" calcext:value-type="float">
            <text:p>1.4770552981411E+01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.47705529810955E+018" calcext:value-type="float">
            <text:p>1.47705529810955E+018</text:p>
          </table:table-cell>
          <table:table-cell office:value-type="float" office:value="1.47705529814116E+018" calcext:value-type="float">
            <text:p>1.47705529814116E+01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.47705529810989E+018" calcext:value-type="float">
            <text:p>1.47705529810989E+018</text:p>
          </table:table-cell>
          <table:table-cell office:value-type="float" office:value="1.47705529814159E+018" calcext:value-type="float">
            <text:p>1.47705529814159E+01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47705529811024E+018" calcext:value-type="float">
            <text:p>1.47705529811024E+018</text:p>
          </table:table-cell>
          <table:table-cell office:value-type="float" office:value="1.47705529814347E+018" calcext:value-type="float">
            <text:p>1.47705529814347E+01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.47705529811059E+018" calcext:value-type="float">
            <text:p>1.47705529811059E+018</text:p>
          </table:table-cell>
          <table:table-cell office:value-type="float" office:value="1.47705529814354E+018" calcext:value-type="float">
            <text:p>1.47705529814354E+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47705529811094E+018" calcext:value-type="float">
            <text:p>1.47705529811094E+018</text:p>
          </table:table-cell>
          <table:table-cell office:value-type="float" office:value="1.4770552981436E+018" calcext:value-type="float">
            <text:p>1.4770552981436E+01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.47705529811176E+018" calcext:value-type="float">
            <text:p>1.47705529811176E+018</text:p>
          </table:table-cell>
          <table:table-cell office:value-type="float" office:value="1.47705529814366E+018" calcext:value-type="float">
            <text:p>1.47705529814366E+01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.4770552981122E+018" calcext:value-type="float">
            <text:p>1.4770552981122E+018</text:p>
          </table:table-cell>
          <table:table-cell office:value-type="float" office:value="1.47705529814406E+018" calcext:value-type="float">
            <text:p>1.47705529814406E+01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.47705529811255E+018" calcext:value-type="float">
            <text:p>1.47705529811255E+018</text:p>
          </table:table-cell>
          <table:table-cell office:value-type="float" office:value="1.47705529814412E+018" calcext:value-type="float">
            <text:p>1.47705529814412E+01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.47705529811291E+018" calcext:value-type="float">
            <text:p>1.47705529811291E+018</text:p>
          </table:table-cell>
          <table:table-cell office:value-type="float" office:value="1.47705529814418E+018" calcext:value-type="float">
            <text:p>1.47705529814418E+01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.47705529811334E+018" calcext:value-type="float">
            <text:p>1.47705529811334E+018</text:p>
          </table:table-cell>
          <table:table-cell office:value-type="float" office:value="1.47705529814424E+018" calcext:value-type="float">
            <text:p>1.47705529814424E+01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.47705529811369E+018" calcext:value-type="float">
            <text:p>1.47705529811369E+018</text:p>
          </table:table-cell>
          <table:table-cell office:value-type="float" office:value="1.4770552981443E+018" calcext:value-type="float">
            <text:p>1.4770552981443E+01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.47705529811521E+018" calcext:value-type="float">
            <text:p>1.47705529811521E+018</text:p>
          </table:table-cell>
          <table:table-cell office:value-type="float" office:value="1.47705529814436E+018" calcext:value-type="float">
            <text:p>1.47705529814436E+01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47705529811571E+018" calcext:value-type="float">
            <text:p>1.47705529811571E+018</text:p>
          </table:table-cell>
          <table:table-cell office:value-type="float" office:value="1.47705529814442E+018" calcext:value-type="float">
            <text:p>1.47705529814442E+01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.47705529811611E+018" calcext:value-type="float">
            <text:p>1.47705529811611E+018</text:p>
          </table:table-cell>
          <table:table-cell office:value-type="float" office:value="1.47705529814519E+018" calcext:value-type="float">
            <text:p>1.47705529814519E+01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.47705529811646E+018" calcext:value-type="float">
            <text:p>1.47705529811646E+018</text:p>
          </table:table-cell>
          <table:table-cell office:value-type="float" office:value="1.47705529814539E+018" calcext:value-type="float">
            <text:p>1.47705529814539E+01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.47705529811695E+018" calcext:value-type="float">
            <text:p>1.47705529811695E+018</text:p>
          </table:table-cell>
          <table:table-cell office:value-type="float" office:value="1.47705529815138E+018" calcext:value-type="float">
            <text:p>1.47705529815138E+01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.47705529811735E+018" calcext:value-type="float">
            <text:p>1.47705529811735E+018</text:p>
          </table:table-cell>
          <table:table-cell office:value-type="float" office:value="1.47705529815174E+018" calcext:value-type="float">
            <text:p>1.47705529815174E+01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.4770552981177E+018" calcext:value-type="float">
            <text:p>1.4770552981177E+018</text:p>
          </table:table-cell>
          <table:table-cell office:value-type="float" office:value="1.47705529815181E+018" calcext:value-type="float">
            <text:p>1.47705529815181E+01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.47705529811813E+018" calcext:value-type="float">
            <text:p>1.47705529811813E+018</text:p>
          </table:table-cell>
          <table:table-cell office:value-type="float" office:value="1.47705529815187E+018" calcext:value-type="float">
            <text:p>1.47705529815187E+01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.47705529811848E+018" calcext:value-type="float">
            <text:p>1.47705529811848E+018</text:p>
          </table:table-cell>
          <table:table-cell office:value-type="float" office:value="1.47705529815541E+018" calcext:value-type="float">
            <text:p>1.47705529815541E+01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.47705529811883E+018" calcext:value-type="float">
            <text:p>1.47705529811883E+018</text:p>
          </table:table-cell>
          <table:table-cell office:value-type="float" office:value="1.47705529815547E+018" calcext:value-type="float">
            <text:p>1.47705529815547E+01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.47705529811918E+018" calcext:value-type="float">
            <text:p>1.47705529811918E+018</text:p>
          </table:table-cell>
          <table:table-cell office:value-type="float" office:value="1.47705529815937E+018" calcext:value-type="float">
            <text:p>1.47705529815937E+01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47705529811953E+018" calcext:value-type="float">
            <text:p>1.47705529811953E+018</text:p>
          </table:table-cell>
          <table:table-cell office:value-type="float" office:value="1.47705529815944E+018" calcext:value-type="float">
            <text:p>1.47705529815944E+01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.47705529811996E+018" calcext:value-type="float">
            <text:p>1.47705529811996E+018</text:p>
          </table:table-cell>
          <table:table-cell office:value-type="float" office:value="1.4770552981595E+018" calcext:value-type="float">
            <text:p>1.4770552981595E+01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.47705529812032E+018" calcext:value-type="float">
            <text:p>1.47705529812032E+018</text:p>
          </table:table-cell>
          <table:table-cell office:value-type="float" office:value="1.47705529815956E+018" calcext:value-type="float">
            <text:p>1.47705529815956E+01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.47705529812067E+018" calcext:value-type="float">
            <text:p>1.47705529812067E+018</text:p>
          </table:table-cell>
          <table:table-cell office:value-type="float" office:value="1.47705529816061E+018" calcext:value-type="float">
            <text:p>1.47705529816061E+01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.47705529812103E+018" calcext:value-type="float">
            <text:p>1.47705529812103E+018</text:p>
          </table:table-cell>
          <table:table-cell office:value-type="float" office:value="1.47705529816216E+018" calcext:value-type="float">
            <text:p>1.47705529816216E+01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.47705529812138E+018" calcext:value-type="float">
            <text:p>1.47705529812138E+018</text:p>
          </table:table-cell>
          <table:table-cell office:value-type="float" office:value="1.47705529816223E+018" calcext:value-type="float">
            <text:p>1.47705529816223E+01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.47705529812183E+018" calcext:value-type="float">
            <text:p>1.47705529812183E+018</text:p>
          </table:table-cell>
          <table:table-cell office:value-type="float" office:value="1.47705529816229E+018" calcext:value-type="float">
            <text:p>1.47705529816229E+01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.47705529812218E+018" calcext:value-type="float">
            <text:p>1.47705529812218E+018</text:p>
          </table:table-cell>
          <table:table-cell office:value-type="float" office:value="1.47705529816235E+018" calcext:value-type="float">
            <text:p>1.47705529816235E+01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.47705529812252E+018" calcext:value-type="float">
            <text:p>1.47705529812252E+018</text:p>
          </table:table-cell>
          <table:table-cell office:value-type="float" office:value="1.47705529816241E+018" calcext:value-type="float">
            <text:p>1.47705529816241E+01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.47705529812287E+018" calcext:value-type="float">
            <text:p>1.47705529812287E+018</text:p>
          </table:table-cell>
          <table:table-cell office:value-type="float" office:value="1.47705529816247E+018" calcext:value-type="float">
            <text:p>1.47705529816247E+01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.47705529812321E+018" calcext:value-type="float">
            <text:p>1.47705529812321E+018</text:p>
          </table:table-cell>
          <table:table-cell office:value-type="float" office:value="1.47705529817366E+018" calcext:value-type="float">
            <text:p>1.47705529817366E+01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.47705529812356E+018" calcext:value-type="float">
            <text:p>1.47705529812356E+018</text:p>
          </table:table-cell>
          <table:table-cell office:value-type="float" office:value="1.4770552981762E+018" calcext:value-type="float">
            <text:p>1.4770552981762E+01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.47705529812401E+018" calcext:value-type="float">
            <text:p>1.47705529812401E+018</text:p>
          </table:table-cell>
          <table:table-cell office:value-type="float" office:value="1.47705529817653E+018" calcext:value-type="float">
            <text:p>1.47705529817653E+01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.47705529812436E+018" calcext:value-type="float">
            <text:p>1.47705529812436E+018</text:p>
          </table:table-cell>
          <table:table-cell office:value-type="float" office:value="1.47705529817659E+018" calcext:value-type="float">
            <text:p>1.47705529817659E+01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.47705529812471E+018" calcext:value-type="float">
            <text:p>1.47705529812471E+018</text:p>
          </table:table-cell>
          <table:table-cell office:value-type="float" office:value="1.47705529817665E+018" calcext:value-type="float">
            <text:p>1.47705529817665E+01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47705529812506E+018" calcext:value-type="float">
            <text:p>1.47705529812506E+018</text:p>
          </table:table-cell>
          <table:table-cell office:value-type="float" office:value="1.47705529817671E+018" calcext:value-type="float">
            <text:p>1.47705529817671E+01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.47705529812573E+018" calcext:value-type="float">
            <text:p>1.47705529812573E+018</text:p>
          </table:table-cell>
          <table:table-cell office:value-type="float" office:value="1.47705529817695E+018" calcext:value-type="float">
            <text:p>1.47705529817695E+01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.47705529812618E+018" calcext:value-type="float">
            <text:p>1.47705529812618E+018</text:p>
          </table:table-cell>
          <table:table-cell office:value-type="float" office:value="1.47705529817748E+018" calcext:value-type="float">
            <text:p>1.47705529817748E+01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.47705529812653E+018" calcext:value-type="float">
            <text:p>1.47705529812653E+018</text:p>
          </table:table-cell>
          <table:table-cell office:value-type="float" office:value="1.47705529817781E+018" calcext:value-type="float">
            <text:p>1.47705529817781E+01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.47705529812689E+018" calcext:value-type="float">
            <text:p>1.47705529812689E+018</text:p>
          </table:table-cell>
          <table:table-cell office:value-type="float" office:value="1.47705529818103E+018" calcext:value-type="float">
            <text:p>1.47705529818103E+01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.47705529812723E+018" calcext:value-type="float">
            <text:p>1.47705529812723E+018</text:p>
          </table:table-cell>
          <table:table-cell office:value-type="float" office:value="1.47705529818359E+018" calcext:value-type="float">
            <text:p>1.47705529818359E+01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.47705529812758E+018" calcext:value-type="float">
            <text:p>1.47705529812758E+018</text:p>
          </table:table-cell>
          <table:table-cell office:value-type="float" office:value="1.47705529818366E+018" calcext:value-type="float">
            <text:p>1.47705529818366E+01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.47705529812905E+018" calcext:value-type="float">
            <text:p>1.47705529812905E+018</text:p>
          </table:table-cell>
          <table:table-cell office:value-type="float" office:value="1.47705529818373E+018" calcext:value-type="float">
            <text:p>1.47705529818373E+01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.47705529812941E+018" calcext:value-type="float">
            <text:p>1.47705529812941E+018</text:p>
          </table:table-cell>
          <table:table-cell office:value-type="float" office:value="1.47705529818379E+018" calcext:value-type="float">
            <text:p>1.47705529818379E+01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.47705529812986E+018" calcext:value-type="float">
            <text:p>1.47705529812986E+018</text:p>
          </table:table-cell>
          <table:table-cell office:value-type="float" office:value="1.47705529818384E+018" calcext:value-type="float">
            <text:p>1.47705529818384E+01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47705529813026E+018" calcext:value-type="float">
            <text:p>1.47705529813026E+018</text:p>
          </table:table-cell>
          <table:table-cell office:value-type="float" office:value="1.4770552981839E+018" calcext:value-type="float">
            <text:p>1.4770552981839E+01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.4770552981306E+018" calcext:value-type="float">
            <text:p>1.4770552981306E+018</text:p>
          </table:table-cell>
          <table:table-cell office:value-type="float" office:value="1.47705529818396E+018" calcext:value-type="float">
            <text:p>1.47705529818396E+01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.47705529813095E+018" calcext:value-type="float">
            <text:p>1.47705529813095E+018</text:p>
          </table:table-cell>
          <table:table-cell office:value-type="float" office:value="1.47705529818518E+018" calcext:value-type="float">
            <text:p>1.47705529818518E+01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.47705529813134E+018" calcext:value-type="float">
            <text:p>1.47705529813134E+018</text:p>
          </table:table-cell>
          <table:table-cell office:value-type="float" office:value="1.47705529818525E+018" calcext:value-type="float">
            <text:p>1.47705529818525E+01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.47705529813487E+018" calcext:value-type="float">
            <text:p>1.47705529813487E+018</text:p>
          </table:table-cell>
          <table:table-cell office:value-type="float" office:value="1.47705529818531E+018" calcext:value-type="float">
            <text:p>1.47705529818531E+01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.4770552981353E+018" calcext:value-type="float">
            <text:p>1.4770552981353E+018</text:p>
          </table:table-cell>
          <table:table-cell office:value-type="float" office:value="1.47705529818537E+018" calcext:value-type="float">
            <text:p>1.47705529818537E+01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.47705529813566E+018" calcext:value-type="float">
            <text:p>1.47705529813566E+018</text:p>
          </table:table-cell>
          <table:table-cell office:value-type="float" office:value="1.47705529818542E+018" calcext:value-type="float">
            <text:p>1.47705529818542E+01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47705529813601E+018" calcext:value-type="float">
            <text:p>1.47705529813601E+018</text:p>
          </table:table-cell>
          <table:table-cell office:value-type="float" office:value="1.47705529818548E+018" calcext:value-type="float">
            <text:p>1.47705529818548E+01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47705529813635E+018" calcext:value-type="float">
            <text:p>1.47705529813635E+018</text:p>
          </table:table-cell>
          <table:table-cell office:value-type="float" office:value="1.47705529818554E+018" calcext:value-type="float">
            <text:p>1.47705529818554E+01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.47705529813777E+018" calcext:value-type="float">
            <text:p>1.47705529813777E+018</text:p>
          </table:table-cell>
          <table:table-cell office:value-type="float" office:value="1.4770552981856E+018" calcext:value-type="float">
            <text:p>1.4770552981856E+01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47705529813952E+018" calcext:value-type="float">
            <text:p>1.47705529813952E+018</text:p>
          </table:table-cell>
          <table:table-cell office:value-type="float" office:value="1.47705529818566E+018" calcext:value-type="float">
            <text:p>1.47705529818566E+01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.47705529814202E+018" calcext:value-type="float">
            <text:p>1.47705529814202E+018</text:p>
          </table:table-cell>
          <table:table-cell office:value-type="float" office:value="1.47705529818572E+018" calcext:value-type="float">
            <text:p>1.47705529818572E+01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.47705529814246E+018" calcext:value-type="float">
            <text:p>1.47705529814246E+018</text:p>
          </table:table-cell>
          <table:table-cell office:value-type="float" office:value="1.47705529818581E+018" calcext:value-type="float">
            <text:p>1.47705529818581E+01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.47705529814281E+018" calcext:value-type="float">
            <text:p>1.47705529814281E+018</text:p>
          </table:table-cell>
          <table:table-cell office:value-type="float" office:value="1.47705529818592E+018" calcext:value-type="float">
            <text:p>1.47705529818592E+01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.47705529814392E+018" calcext:value-type="float">
            <text:p>1.47705529814392E+018</text:p>
          </table:table-cell>
          <table:table-cell office:value-type="float" office:value="1.47705529818598E+018" calcext:value-type="float">
            <text:p>1.47705529818598E+01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.47705529814493E+018" calcext:value-type="float">
            <text:p>1.47705529814493E+018</text:p>
          </table:table-cell>
          <table:table-cell office:value-type="float" office:value="1.47705529818855E+018" calcext:value-type="float">
            <text:p>1.47705529818855E+01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.47705529814602E+018" calcext:value-type="float">
            <text:p>1.47705529814602E+018</text:p>
          </table:table-cell>
          <table:table-cell office:value-type="float" office:value="1.47705529818892E+018" calcext:value-type="float">
            <text:p>1.47705529818892E+01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47705529814643E+018" calcext:value-type="float">
            <text:p>1.47705529814643E+018</text:p>
          </table:table-cell>
          <table:table-cell office:value-type="float" office:value="1.47705529818898E+018" calcext:value-type="float">
            <text:p>1.47705529818898E+01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.47705529814679E+018" calcext:value-type="float">
            <text:p>1.47705529814679E+018</text:p>
          </table:table-cell>
          <table:table-cell office:value-type="float" office:value="1.47705529818904E+018" calcext:value-type="float">
            <text:p>1.47705529818904E+01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.47705529814714E+018" calcext:value-type="float">
            <text:p>1.47705529814714E+018</text:p>
          </table:table-cell>
          <table:table-cell office:value-type="float" office:value="1.47705529818914E+018" calcext:value-type="float">
            <text:p>1.47705529818914E+01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47705529814757E+018" calcext:value-type="float">
            <text:p>1.47705529814757E+018</text:p>
          </table:table-cell>
          <table:table-cell office:value-type="float" office:value="1.47705529818956E+018" calcext:value-type="float">
            <text:p>1.47705529818956E+01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.47705529814793E+018" calcext:value-type="float">
            <text:p>1.47705529814793E+018</text:p>
          </table:table-cell>
          <table:table-cell office:value-type="float" office:value="1.47705529818963E+018" calcext:value-type="float">
            <text:p>1.47705529818963E+01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.47705529814828E+018" calcext:value-type="float">
            <text:p>1.47705529814828E+018</text:p>
          </table:table-cell>
          <table:table-cell office:value-type="float" office:value="1.4770552981912E+018" calcext:value-type="float">
            <text:p>1.4770552981912E+01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.47705529814863E+018" calcext:value-type="float">
            <text:p>1.47705529814863E+018</text:p>
          </table:table-cell>
          <table:table-cell office:value-type="float" office:value="1.47705529819126E+018" calcext:value-type="float">
            <text:p>1.47705529819126E+01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.47705529814897E+018" calcext:value-type="float">
            <text:p>1.47705529814897E+018</text:p>
          </table:table-cell>
          <table:table-cell office:value-type="float" office:value="1.47705529819132E+018" calcext:value-type="float">
            <text:p>1.47705529819132E+01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.47705529814932E+018" calcext:value-type="float">
            <text:p>1.47705529814932E+018</text:p>
          </table:table-cell>
          <table:table-cell office:value-type="float" office:value="1.4770552981916E+018" calcext:value-type="float">
            <text:p>1.4770552981916E+01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.47705529814976E+018" calcext:value-type="float">
            <text:p>1.47705529814976E+018</text:p>
          </table:table-cell>
          <table:table-cell office:value-type="float" office:value="1.47705529819197E+018" calcext:value-type="float">
            <text:p>1.47705529819197E+01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.47705529815011E+018" calcext:value-type="float">
            <text:p>1.47705529815011E+018</text:p>
          </table:table-cell>
          <table:table-cell office:value-type="float" office:value="1.47705529819204E+018" calcext:value-type="float">
            <text:p>1.47705529819204E+01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.47705529815046E+018" calcext:value-type="float">
            <text:p>1.47705529815046E+018</text:p>
          </table:table-cell>
          <table:table-cell office:value-type="float" office:value="1.47705529819212E+018" calcext:value-type="float">
            <text:p>1.47705529819212E+01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.4770552981508E+018" calcext:value-type="float">
            <text:p>1.4770552981508E+018</text:p>
          </table:table-cell>
          <table:table-cell office:value-type="float" office:value="1.47705529819219E+018" calcext:value-type="float">
            <text:p>1.47705529819219E+01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.47705529815115E+018" calcext:value-type="float">
            <text:p>1.47705529815115E+018</text:p>
          </table:table-cell>
          <table:table-cell office:value-type="float" office:value="1.47705529819225E+018" calcext:value-type="float">
            <text:p>1.47705529819225E+01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.47705529815232E+018" calcext:value-type="float">
            <text:p>1.47705529815232E+018</text:p>
          </table:table-cell>
          <table:table-cell office:value-type="float" office:value="1.47705529819244E+018" calcext:value-type="float">
            <text:p>1.47705529819244E+01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.47705529815275E+018" calcext:value-type="float">
            <text:p>1.47705529815275E+018</text:p>
          </table:table-cell>
          <table:table-cell office:value-type="float" office:value="1.47705529819303E+018" calcext:value-type="float">
            <text:p>1.47705529819303E+01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.47705529815312E+018" calcext:value-type="float">
            <text:p>1.47705529815312E+018</text:p>
          </table:table-cell>
          <table:table-cell office:value-type="float" office:value="1.47705529819459E+018" calcext:value-type="float">
            <text:p>1.47705529819459E+01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.47705529815356E+018" calcext:value-type="float">
            <text:p>1.47705529815356E+018</text:p>
          </table:table-cell>
          <table:table-cell office:value-type="float" office:value="1.4770552981948E+018" calcext:value-type="float">
            <text:p>1.4770552981948E+01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.47705529815392E+018" calcext:value-type="float">
            <text:p>1.47705529815392E+018</text:p>
          </table:table-cell>
          <table:table-cell office:value-type="float" office:value="1.47705529819812E+018" calcext:value-type="float">
            <text:p>1.47705529819812E+01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.47705529815427E+018" calcext:value-type="float">
            <text:p>1.47705529815427E+018</text:p>
          </table:table-cell>
          <table:table-cell office:value-type="float" office:value="1.47705529820289E+018" calcext:value-type="float">
            <text:p>1.47705529820289E+01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47705529815461E+018" calcext:value-type="float">
            <text:p>1.47705529815461E+018</text:p>
          </table:table-cell>
          <table:table-cell office:value-type="float" office:value="1.47705529820681E+018" calcext:value-type="float">
            <text:p>1.47705529820681E+01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.47705529815496E+018" calcext:value-type="float">
            <text:p>1.47705529815496E+018</text:p>
          </table:table-cell>
          <table:table-cell office:value-type="float" office:value="1.47705529820688E+018" calcext:value-type="float">
            <text:p>1.47705529820688E+01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.47705529815576E+018" calcext:value-type="float">
            <text:p>1.47705529815576E+018</text:p>
          </table:table-cell>
          <table:table-cell office:value-type="float" office:value="1.47705529820793E+018" calcext:value-type="float">
            <text:p>1.47705529820793E+01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.47705529815611E+018" calcext:value-type="float">
            <text:p>1.47705529815611E+018</text:p>
          </table:table-cell>
          <table:table-cell office:value-type="float" office:value="1.47705529820799E+018" calcext:value-type="float">
            <text:p>1.47705529820799E+01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.47705529815657E+018" calcext:value-type="float">
            <text:p>1.47705529815657E+018</text:p>
          </table:table-cell>
          <table:table-cell office:value-type="float" office:value="1.47705529820805E+018" calcext:value-type="float">
            <text:p>1.47705529820805E+01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.47705529815693E+018" calcext:value-type="float">
            <text:p>1.47705529815693E+018</text:p>
          </table:table-cell>
          <table:table-cell office:value-type="float" office:value="1.47705529820825E+018" calcext:value-type="float">
            <text:p>1.47705529820825E+01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.47705529815728E+018" calcext:value-type="float">
            <text:p>1.47705529815728E+018</text:p>
          </table:table-cell>
          <table:table-cell office:value-type="float" office:value="1.47705529820879E+018" calcext:value-type="float">
            <text:p>1.47705529820879E+01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47705529815762E+018" calcext:value-type="float">
            <text:p>1.47705529815762E+018</text:p>
          </table:table-cell>
          <table:table-cell office:value-type="float" office:value="1.47705529821155E+018" calcext:value-type="float">
            <text:p>1.47705529821155E+01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.47705529815807E+018" calcext:value-type="float">
            <text:p>1.47705529815807E+018</text:p>
          </table:table-cell>
          <table:table-cell office:value-type="float" office:value="1.47705529821438E+018" calcext:value-type="float">
            <text:p>1.47705529821438E+01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.47705529815843E+018" calcext:value-type="float">
            <text:p>1.47705529815843E+018</text:p>
          </table:table-cell>
          <table:table-cell office:value-type="float" office:value="1.47705529821542E+018" calcext:value-type="float">
            <text:p>1.47705529821542E+01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47705529815878E+018" calcext:value-type="float">
            <text:p>1.47705529815878E+018</text:p>
          </table:table-cell>
          <table:table-cell office:value-type="float" office:value="1.4770552982187E+018" calcext:value-type="float">
            <text:p>1.4770552982187E+01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.47705529815912E+018" calcext:value-type="float">
            <text:p>1.47705529815912E+018</text:p>
          </table:table-cell>
          <table:table-cell office:value-type="float" office:value="1.47705529821896E+018" calcext:value-type="float">
            <text:p>1.47705529821896E+01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47705529815994E+018" calcext:value-type="float">
            <text:p>1.47705529815994E+018</text:p>
          </table:table-cell>
          <table:table-cell office:value-type="float" office:value="1.47705529821902E+018" calcext:value-type="float">
            <text:p>1.47705529821902E+01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.47705529816036E+018" calcext:value-type="float">
            <text:p>1.47705529816036E+018</text:p>
          </table:table-cell>
          <table:table-cell office:value-type="float" office:value="1.4770552982193E+018" calcext:value-type="float">
            <text:p>1.4770552982193E+01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.47705529816096E+018" calcext:value-type="float">
            <text:p>1.47705529816096E+018</text:p>
          </table:table-cell>
          <table:table-cell office:value-type="float" office:value="1.47705529821936E+018" calcext:value-type="float">
            <text:p>1.47705529821936E+01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.47705529816133E+018" calcext:value-type="float">
            <text:p>1.47705529816133E+018</text:p>
          </table:table-cell>
          <table:table-cell office:value-type="float" office:value="1.47705529821942E+018" calcext:value-type="float">
            <text:p>1.47705529821942E+01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47705529816172E+018" calcext:value-type="float">
            <text:p>1.47705529816172E+018</text:p>
          </table:table-cell>
          <table:table-cell office:value-type="float" office:value="1.47705529822726E+018" calcext:value-type="float">
            <text:p>1.47705529822726E+01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47705529816278E+018" calcext:value-type="float">
            <text:p>1.47705529816278E+018</text:p>
          </table:table-cell>
          <table:table-cell office:value-type="float" office:value="1.47705529822844E+018" calcext:value-type="float">
            <text:p>1.47705529822844E+01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.47705529816313E+018" calcext:value-type="float">
            <text:p>1.47705529816313E+018</text:p>
          </table:table-cell>
          <table:table-cell office:value-type="float" office:value="1.47705529822851E+018" calcext:value-type="float">
            <text:p>1.47705529822851E+01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.47705529816348E+018" calcext:value-type="float">
            <text:p>1.47705529816348E+018</text:p>
          </table:table-cell>
          <table:table-cell office:value-type="float" office:value="1.47705529823344E+018" calcext:value-type="float">
            <text:p>1.47705529823344E+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47705529816383E+018" calcext:value-type="float">
            <text:p>1.47705529816383E+018</text:p>
          </table:table-cell>
          <table:table-cell office:value-type="float" office:value="1.47705529823351E+018" calcext:value-type="float">
            <text:p>1.47705529823351E+01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47705529816418E+018" calcext:value-type="float">
            <text:p>1.47705529816418E+018</text:p>
          </table:table-cell>
          <table:table-cell office:value-type="float" office:value="1.47705529823788E+018" calcext:value-type="float">
            <text:p>1.47705529823788E+01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.47705529816452E+018" calcext:value-type="float">
            <text:p>1.47705529816452E+018</text:p>
          </table:table-cell>
          <table:table-cell office:value-type="float" office:value="1.47705529824235E+018" calcext:value-type="float">
            <text:p>1.47705529824235E+01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.47705529816487E+018" calcext:value-type="float">
            <text:p>1.47705529816487E+018</text:p>
          </table:table-cell>
          <table:table-cell office:value-type="float" office:value="1.47705529824242E+018" calcext:value-type="float">
            <text:p>1.47705529824242E+01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47705529816522E+018" calcext:value-type="float">
            <text:p>1.47705529816522E+018</text:p>
          </table:table-cell>
          <table:table-cell office:value-type="float" office:value="1.47705529824248E+018" calcext:value-type="float">
            <text:p>1.47705529824248E+01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47705529816556E+018" calcext:value-type="float">
            <text:p>1.47705529816556E+018</text:p>
          </table:table-cell>
          <table:table-cell office:value-type="float" office:value="1.47705529824727E+018" calcext:value-type="float">
            <text:p>1.47705529824727E+01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.47705529816591E+018" calcext:value-type="float">
            <text:p>1.47705529816591E+018</text:p>
          </table:table-cell>
          <table:table-cell office:value-type="float" office:value="1.47705529824734E+018" calcext:value-type="float">
            <text:p>1.47705529824734E+01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.47705529816626E+018" calcext:value-type="float">
            <text:p>1.47705529816626E+018</text:p>
          </table:table-cell>
          <table:table-cell office:value-type="float" office:value="1.47705529825077E+018" calcext:value-type="float">
            <text:p>1.47705529825077E+01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.4770552981666E+018" calcext:value-type="float">
            <text:p>1.4770552981666E+018</text:p>
          </table:table-cell>
          <table:table-cell office:value-type="float" office:value="1.47705529825084E+018" calcext:value-type="float">
            <text:p>1.47705529825084E+01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.47705529816695E+018" calcext:value-type="float">
            <text:p>1.47705529816695E+018</text:p>
          </table:table-cell>
          <table:table-cell office:value-type="float" office:value="1.4770552982509E+018" calcext:value-type="float">
            <text:p>1.4770552982509E+01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47705529816729E+018" calcext:value-type="float">
            <text:p>1.47705529816729E+018</text:p>
          </table:table-cell>
          <table:table-cell office:value-type="float" office:value="1.4770552982511E+018" calcext:value-type="float">
            <text:p>1.4770552982511E+01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.47705529816764E+018" calcext:value-type="float">
            <text:p>1.47705529816764E+018</text:p>
          </table:table-cell>
          <table:table-cell office:value-type="float" office:value="1.47705529825118E+018" calcext:value-type="float">
            <text:p>1.47705529825118E+01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47705529816799E+018" calcext:value-type="float">
            <text:p>1.47705529816799E+018</text:p>
          </table:table-cell>
          <table:table-cell office:value-type="float" office:value="1.47705529825124E+018" calcext:value-type="float">
            <text:p>1.47705529825124E+01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.47705529816834E+018" calcext:value-type="float">
            <text:p>1.47705529816834E+018</text:p>
          </table:table-cell>
          <table:table-cell office:value-type="float" office:value="1.4770552982513E+018" calcext:value-type="float">
            <text:p>1.4770552982513E+01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47705529816869E+018" calcext:value-type="float">
            <text:p>1.47705529816869E+018</text:p>
          </table:table-cell>
          <table:table-cell office:value-type="float" office:value="1.4770552982516E+018" calcext:value-type="float">
            <text:p>1.4770552982516E+01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.47705529816906E+018" calcext:value-type="float">
            <text:p>1.47705529816906E+018</text:p>
          </table:table-cell>
          <table:table-cell office:value-type="float" office:value="1.47705529825191E+018" calcext:value-type="float">
            <text:p>1.47705529825191E+01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47705529816968E+018" calcext:value-type="float">
            <text:p>1.47705529816968E+018</text:p>
          </table:table-cell>
          <table:table-cell office:value-type="float" office:value="1.47705529825198E+018" calcext:value-type="float">
            <text:p>1.47705529825198E+01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47705529817007E+018" calcext:value-type="float">
            <text:p>1.47705529817007E+018</text:p>
          </table:table-cell>
          <table:table-cell office:value-type="float" office:value="1.47705529825475E+018" calcext:value-type="float">
            <text:p>1.47705529825475E+01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.47705529817046E+018" calcext:value-type="float">
            <text:p>1.47705529817046E+018</text:p>
          </table:table-cell>
          <table:table-cell office:value-type="float" office:value="1.47705529825689E+018" calcext:value-type="float">
            <text:p>1.47705529825689E+01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47705529817081E+018" calcext:value-type="float">
            <text:p>1.47705529817081E+018</text:p>
          </table:table-cell>
          <table:table-cell office:value-type="float" office:value="1.47705529825696E+018" calcext:value-type="float">
            <text:p>1.47705529825696E+01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47705529817124E+018" calcext:value-type="float">
            <text:p>1.47705529817124E+018</text:p>
          </table:table-cell>
          <table:table-cell office:value-type="float" office:value="1.47705529825935E+018" calcext:value-type="float">
            <text:p>1.47705529825935E+01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.47705529817163E+018" calcext:value-type="float">
            <text:p>1.47705529817163E+018</text:p>
          </table:table-cell>
          <table:table-cell office:value-type="float" office:value="1.47705529825942E+018" calcext:value-type="float">
            <text:p>1.47705529825942E+01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47705529817198E+018" calcext:value-type="float">
            <text:p>1.47705529817198E+018</text:p>
          </table:table-cell>
          <table:table-cell office:value-type="float" office:value="1.47705529825948E+018" calcext:value-type="float">
            <text:p>1.47705529825948E+01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47705529817233E+018" calcext:value-type="float">
            <text:p>1.47705529817233E+018</text:p>
          </table:table-cell>
          <table:table-cell office:value-type="float" office:value="1.47705529825954E+018" calcext:value-type="float">
            <text:p>1.47705529825954E+01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.47705529817267E+018" calcext:value-type="float">
            <text:p>1.47705529817267E+018</text:p>
          </table:table-cell>
          <table:table-cell office:value-type="float" office:value="1.4770552982596E+018" calcext:value-type="float">
            <text:p>1.4770552982596E+01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47705529817313E+018" calcext:value-type="float">
            <text:p>1.47705529817313E+018</text:p>
          </table:table-cell>
          <table:table-cell office:value-type="float" office:value="1.47705529825966E+018" calcext:value-type="float">
            <text:p>1.47705529825966E+01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47705529817349E+018" calcext:value-type="float">
            <text:p>1.47705529817349E+018</text:p>
          </table:table-cell>
          <table:table-cell office:value-type="float" office:value="1.47705529825972E+018" calcext:value-type="float">
            <text:p>1.47705529825972E+01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.47705529817401E+018" calcext:value-type="float">
            <text:p>1.47705529817401E+018</text:p>
          </table:table-cell>
          <table:table-cell office:value-type="float" office:value="1.47705529826018E+018" calcext:value-type="float">
            <text:p>1.47705529826018E+01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47705529817436E+018" calcext:value-type="float">
            <text:p>1.47705529817436E+018</text:p>
          </table:table-cell>
          <table:table-cell office:value-type="float" office:value="1.47705529826237E+018" calcext:value-type="float">
            <text:p>1.47705529826237E+01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.47705529817471E+018" calcext:value-type="float">
            <text:p>1.47705529817471E+018</text:p>
          </table:table-cell>
          <table:table-cell office:value-type="float" office:value="1.47705529826244E+018" calcext:value-type="float">
            <text:p>1.47705529826244E+01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47705529817506E+018" calcext:value-type="float">
            <text:p>1.47705529817506E+018</text:p>
          </table:table-cell>
          <table:table-cell office:value-type="float" office:value="1.4770552982625E+018" calcext:value-type="float">
            <text:p>1.4770552982625E+01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4770552981754E+018" calcext:value-type="float">
            <text:p>1.4770552981754E+018</text:p>
          </table:table-cell>
          <table:table-cell office:value-type="float" office:value="1.47705529826276E+018" calcext:value-type="float">
            <text:p>1.47705529826276E+01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.47705529817595E+018" calcext:value-type="float">
            <text:p>1.47705529817595E+018</text:p>
          </table:table-cell>
          <table:table-cell office:value-type="float" office:value="1.47705529826316E+018" calcext:value-type="float">
            <text:p>1.47705529826316E+01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.47705529817727E+018" calcext:value-type="float">
            <text:p>1.47705529817727E+018</text:p>
          </table:table-cell>
          <table:table-cell office:value-type="float" office:value="1.47705529826323E+018" calcext:value-type="float">
            <text:p>1.47705529826323E+01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.4770552981785E+018" calcext:value-type="float">
            <text:p>1.4770552981785E+018</text:p>
          </table:table-cell>
          <table:table-cell office:value-type="float" office:value="1.47705529826335E+018" calcext:value-type="float">
            <text:p>1.47705529826335E+01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.47705529817886E+018" calcext:value-type="float">
            <text:p>1.47705529817886E+018</text:p>
          </table:table-cell>
          <table:table-cell office:value-type="float" office:value="1.4770552982647E+018" calcext:value-type="float">
            <text:p>1.4770552982647E+01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.47705529817921E+018" calcext:value-type="float">
            <text:p>1.47705529817921E+018</text:p>
          </table:table-cell>
          <table:table-cell office:value-type="float" office:value="1.47705529826477E+018" calcext:value-type="float">
            <text:p>1.47705529826477E+01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.47705529817956E+018" calcext:value-type="float">
            <text:p>1.47705529817956E+018</text:p>
          </table:table-cell>
          <table:table-cell office:value-type="float" office:value="1.47705529826628E+018" calcext:value-type="float">
            <text:p>1.47705529826628E+01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.47705529818008E+018" calcext:value-type="float">
            <text:p>1.47705529818008E+018</text:p>
          </table:table-cell>
          <table:table-cell office:value-type="float" office:value="1.47705529826814E+018" calcext:value-type="float">
            <text:p>1.47705529826814E+01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.47705529818048E+018" calcext:value-type="float">
            <text:p>1.47705529818048E+018</text:p>
          </table:table-cell>
          <table:table-cell office:value-type="float" office:value="1.47705529826821E+018" calcext:value-type="float">
            <text:p>1.47705529826821E+01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47705529818087E+018" calcext:value-type="float">
            <text:p>1.47705529818087E+018</text:p>
          </table:table-cell>
          <table:table-cell office:value-type="float" office:value="1.47705529826827E+018" calcext:value-type="float">
            <text:p>1.47705529826827E+01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.47705529818139E+018" calcext:value-type="float">
            <text:p>1.47705529818139E+018</text:p>
          </table:table-cell>
          <table:table-cell office:value-type="float" office:value="1.47705529826833E+018" calcext:value-type="float">
            <text:p>1.47705529826833E+01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.47705529818187E+018" calcext:value-type="float">
            <text:p>1.47705529818187E+018</text:p>
          </table:table-cell>
          <table:table-cell office:value-type="float" office:value="1.47705529826839E+018" calcext:value-type="float">
            <text:p>1.47705529826839E+01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.47705529818226E+018" calcext:value-type="float">
            <text:p>1.47705529818226E+018</text:p>
          </table:table-cell>
          <table:table-cell office:value-type="float" office:value="1.47705529827061E+018" calcext:value-type="float">
            <text:p>1.47705529827061E+01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47705529818261E+018" calcext:value-type="float">
            <text:p>1.47705529818261E+018</text:p>
          </table:table-cell>
          <table:table-cell office:value-type="float" office:value="1.47705529827067E+018" calcext:value-type="float">
            <text:p>1.47705529827067E+01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.47705529818296E+018" calcext:value-type="float">
            <text:p>1.47705529818296E+018</text:p>
          </table:table-cell>
          <table:table-cell office:value-type="float" office:value="1.47705529827073E+018" calcext:value-type="float">
            <text:p>1.47705529827073E+01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47705529818437E+018" calcext:value-type="float">
            <text:p>1.47705529818437E+018</text:p>
          </table:table-cell>
          <table:table-cell office:value-type="float" office:value="1.47705529827106E+018" calcext:value-type="float">
            <text:p>1.47705529827106E+01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.47705529818647E+018" calcext:value-type="float">
            <text:p>1.47705529818647E+018</text:p>
          </table:table-cell>
          <table:table-cell office:value-type="float" office:value="1.47705529827113E+018" calcext:value-type="float">
            <text:p>1.47705529827113E+01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.47705529818689E+018" calcext:value-type="float">
            <text:p>1.47705529818689E+018</text:p>
          </table:table-cell>
          <table:table-cell office:value-type="float" office:value="1.47705529827643E+018" calcext:value-type="float">
            <text:p>1.47705529827643E+01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.47705529818725E+018" calcext:value-type="float">
            <text:p>1.47705529818725E+018</text:p>
          </table:table-cell>
          <table:table-cell office:value-type="float" office:value="1.47705529827651E+018" calcext:value-type="float">
            <text:p>1.47705529827651E+01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4770552981876E+018" calcext:value-type="float">
            <text:p>1.4770552981876E+018</text:p>
          </table:table-cell>
          <table:table-cell office:value-type="float" office:value="1.47705529827657E+018" calcext:value-type="float">
            <text:p>1.47705529827657E+01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.47705529818795E+018" calcext:value-type="float">
            <text:p>1.47705529818795E+018</text:p>
          </table:table-cell>
          <table:table-cell office:value-type="float" office:value="1.47705529827662E+018" calcext:value-type="float">
            <text:p>1.47705529827662E+01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.4770552981883E+018" calcext:value-type="float">
            <text:p>1.4770552981883E+018</text:p>
          </table:table-cell>
          <table:table-cell office:value-type="float" office:value="1.47705529827668E+018" calcext:value-type="float">
            <text:p>1.47705529827668E+01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.47705529818986E+018" calcext:value-type="float">
            <text:p>1.47705529818986E+018</text:p>
          </table:table-cell>
          <table:table-cell office:value-type="float" office:value="1.47705529827677E+018" calcext:value-type="float">
            <text:p>1.47705529827677E+01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47705529819029E+018" calcext:value-type="float">
            <text:p>1.47705529819029E+018</text:p>
          </table:table-cell>
          <table:table-cell office:value-type="float" office:value="1.47705529827684E+018" calcext:value-type="float">
            <text:p>1.47705529827684E+01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47705529819065E+018" calcext:value-type="float">
            <text:p>1.47705529819065E+018</text:p>
          </table:table-cell>
          <table:table-cell office:value-type="float" office:value="1.47705529828057E+018" calcext:value-type="float">
            <text:p>1.47705529828057E+01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477055298191E+018" calcext:value-type="float">
            <text:p>1.477055298191E+018</text:p>
          </table:table-cell>
          <table:table-cell office:value-type="float" office:value="1.47705529828376E+018" calcext:value-type="float">
            <text:p>1.47705529828376E+01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.47705529819278E+018" calcext:value-type="float">
            <text:p>1.47705529819278E+018</text:p>
          </table:table-cell>
          <table:table-cell office:value-type="float" office:value="1.47705529828418E+018" calcext:value-type="float">
            <text:p>1.47705529828418E+01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4770552981935E+018" calcext:value-type="float">
            <text:p>1.4770552981935E+018</text:p>
          </table:table-cell>
          <table:table-cell office:value-type="float" office:value="1.47705529828424E+018" calcext:value-type="float">
            <text:p>1.47705529828424E+01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47705529819391E+018" calcext:value-type="float">
            <text:p>1.47705529819391E+018</text:p>
          </table:table-cell>
          <table:table-cell office:value-type="float" office:value="1.4770552982843E+018" calcext:value-type="float">
            <text:p>1.4770552982843E+01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47705529819435E+018" calcext:value-type="float">
            <text:p>1.47705529819435E+018</text:p>
          </table:table-cell>
          <table:table-cell office:value-type="float" office:value="1.47705529828436E+018" calcext:value-type="float">
            <text:p>1.47705529828436E+01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47705529819512E+018" calcext:value-type="float">
            <text:p>1.47705529819512E+018</text:p>
          </table:table-cell>
          <table:table-cell office:value-type="float" office:value="1.47705529828442E+018" calcext:value-type="float">
            <text:p>1.47705529828442E+01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47705529819549E+018" calcext:value-type="float">
            <text:p>1.47705529819549E+018</text:p>
          </table:table-cell>
          <table:table-cell office:value-type="float" office:value="1.47705529828447E+018" calcext:value-type="float">
            <text:p>1.47705529828447E+01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.47705529819584E+018" calcext:value-type="float">
            <text:p>1.47705529819584E+018</text:p>
          </table:table-cell>
          <table:table-cell office:value-type="float" office:value="1.47705529828453E+018" calcext:value-type="float">
            <text:p>1.47705529828453E+01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.47705529819638E+018" calcext:value-type="float">
            <text:p>1.47705529819638E+018</text:p>
          </table:table-cell>
          <table:table-cell office:value-type="float" office:value="1.47705529829157E+018" calcext:value-type="float">
            <text:p>1.47705529829157E+01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.47705529819683E+018" calcext:value-type="float">
            <text:p>1.47705529819683E+018</text:p>
          </table:table-cell>
          <table:table-cell office:value-type="float" office:value="1.4770552982961E+018" calcext:value-type="float">
            <text:p>1.4770552982961E+01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.47705529819719E+018" calcext:value-type="float">
            <text:p>1.47705529819719E+018</text:p>
          </table:table-cell>
          <table:table-cell office:value-type="float" office:value="1.47705529829617E+018" calcext:value-type="float">
            <text:p>1.47705529829617E+01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.47705529819754E+018" calcext:value-type="float">
            <text:p>1.47705529819754E+018</text:p>
          </table:table-cell>
          <table:table-cell office:value-type="float" office:value="1.47705529830055E+018" calcext:value-type="float">
            <text:p>1.47705529830055E+01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47705529819788E+018" calcext:value-type="float">
            <text:p>1.47705529819788E+018</text:p>
          </table:table-cell>
          <table:table-cell office:value-type="float" office:value="1.47705529830062E+018" calcext:value-type="float">
            <text:p>1.47705529830062E+01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.4770552981986E+018" calcext:value-type="float">
            <text:p>1.4770552981986E+018</text:p>
          </table:table-cell>
          <table:table-cell office:value-type="float" office:value="1.47705529830511E+018" calcext:value-type="float">
            <text:p>1.47705529830511E+01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47705529819905E+018" calcext:value-type="float">
            <text:p>1.47705529819905E+018</text:p>
          </table:table-cell>
          <table:table-cell office:value-type="float" office:value="1.47705529830518E+018" calcext:value-type="float">
            <text:p>1.47705529830518E+01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47705529819942E+018" calcext:value-type="float">
            <text:p>1.47705529819942E+018</text:p>
          </table:table-cell>
          <table:table-cell office:value-type="float" office:value="1.47705529830524E+018" calcext:value-type="float">
            <text:p>1.47705529830524E+01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.47705529819977E+018" calcext:value-type="float">
            <text:p>1.47705529819977E+018</text:p>
          </table:table-cell>
          <table:table-cell office:value-type="float" office:value="1.4770552983053E+018" calcext:value-type="float">
            <text:p>1.4770552983053E+01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47705529820011E+018" calcext:value-type="float">
            <text:p>1.47705529820011E+018</text:p>
          </table:table-cell>
          <table:table-cell office:value-type="float" office:value="1.47705529830764E+018" calcext:value-type="float">
            <text:p>1.47705529830764E+01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.47705529820046E+018" calcext:value-type="float">
            <text:p>1.47705529820046E+018</text:p>
          </table:table-cell>
          <table:table-cell office:value-type="float" office:value="1.4770552983077E+018" calcext:value-type="float">
            <text:p>1.4770552983077E+01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47705529820081E+018" calcext:value-type="float">
            <text:p>1.47705529820081E+018</text:p>
          </table:table-cell>
          <table:table-cell office:value-type="float" office:value="1.47705529830977E+018" calcext:value-type="float">
            <text:p>1.47705529830977E+01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47705529820127E+018" calcext:value-type="float">
            <text:p>1.47705529820127E+018</text:p>
          </table:table-cell>
          <table:table-cell office:value-type="float" office:value="1.47705529830983E+018" calcext:value-type="float">
            <text:p>1.47705529830983E+01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47705529820167E+018" calcext:value-type="float">
            <text:p>1.47705529820167E+018</text:p>
          </table:table-cell>
          <table:table-cell office:value-type="float" office:value="1.47705529831013E+018" calcext:value-type="float">
            <text:p>1.47705529831013E+01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47705529820201E+018" calcext:value-type="float">
            <text:p>1.47705529820201E+018</text:p>
          </table:table-cell>
          <table:table-cell office:value-type="float" office:value="1.47705529831019E+018" calcext:value-type="float">
            <text:p>1.47705529831019E+01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47705529820236E+018" calcext:value-type="float">
            <text:p>1.47705529820236E+018</text:p>
          </table:table-cell>
          <table:table-cell office:value-type="float" office:value="1.47705529831025E+018" calcext:value-type="float">
            <text:p>1.47705529831025E+01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47705529820271E+018" calcext:value-type="float">
            <text:p>1.47705529820271E+018</text:p>
          </table:table-cell>
          <table:table-cell office:value-type="float" office:value="1.4770552983128E+018" calcext:value-type="float">
            <text:p>1.4770552983128E+01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47705529820328E+018" calcext:value-type="float">
            <text:p>1.47705529820328E+018</text:p>
          </table:table-cell>
          <table:table-cell office:value-type="float" office:value="1.47705529831674E+018" calcext:value-type="float">
            <text:p>1.47705529831674E+01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47705529820364E+018" calcext:value-type="float">
            <text:p>1.47705529820364E+018</text:p>
          </table:table-cell>
          <table:table-cell office:value-type="float" office:value="1.47705529831844E+018" calcext:value-type="float">
            <text:p>1.47705529831844E+01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47705529820399E+018" calcext:value-type="float">
            <text:p>1.47705529820399E+018</text:p>
          </table:table-cell>
          <table:table-cell office:value-type="float" office:value="1.47705529832048E+018" calcext:value-type="float">
            <text:p>1.47705529832048E+01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47705529820434E+018" calcext:value-type="float">
            <text:p>1.47705529820434E+018</text:p>
          </table:table-cell>
          <table:table-cell office:value-type="float" office:value="1.47705529832464E+018" calcext:value-type="float">
            <text:p>1.47705529832464E+01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47705529820468E+018" calcext:value-type="float">
            <text:p>1.47705529820468E+018</text:p>
          </table:table-cell>
          <table:table-cell office:value-type="float" office:value="1.47705529832675E+018" calcext:value-type="float">
            <text:p>1.47705529832675E+01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47705529820513E+018" calcext:value-type="float">
            <text:p>1.47705529820513E+018</text:p>
          </table:table-cell>
          <table:table-cell office:value-type="float" office:value="1.47705529832682E+018" calcext:value-type="float">
            <text:p>1.47705529832682E+01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47705529820549E+018" calcext:value-type="float">
            <text:p>1.47705529820549E+018</text:p>
          </table:table-cell>
          <table:table-cell office:value-type="float" office:value="1.47705529833093E+018" calcext:value-type="float">
            <text:p>1.47705529833093E+01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47705529820583E+018" calcext:value-type="float">
            <text:p>1.47705529820583E+018</text:p>
          </table:table-cell>
          <table:table-cell office:value-type="float" office:value="1.477055298331E+018" calcext:value-type="float">
            <text:p>1.477055298331E+01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47705529820618E+018" calcext:value-type="float">
            <text:p>1.47705529820618E+018</text:p>
          </table:table-cell>
          <table:table-cell office:value-type="float" office:value="1.47705529833106E+018" calcext:value-type="float">
            <text:p>1.47705529833106E+01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47705529820653E+018" calcext:value-type="float">
            <text:p>1.47705529820653E+018</text:p>
          </table:table-cell>
          <table:table-cell office:value-type="float" office:value="1.47705529833111E+018" calcext:value-type="float">
            <text:p>1.47705529833111E+01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47705529820725E+018" calcext:value-type="float">
            <text:p>1.47705529820725E+018</text:p>
          </table:table-cell>
          <table:table-cell office:value-type="float" office:value="1.47705529833634E+018" calcext:value-type="float">
            <text:p>1.47705529833634E+01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47705529820762E+018" calcext:value-type="float">
            <text:p>1.47705529820762E+018</text:p>
          </table:table-cell>
          <table:table-cell office:value-type="float" office:value="1.47705529834039E+018" calcext:value-type="float">
            <text:p>1.47705529834039E+01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47705529820889E+018" calcext:value-type="float">
            <text:p>1.47705529820889E+018</text:p>
          </table:table-cell>
          <table:table-cell office:value-type="float" office:value="1.47705529834046E+018" calcext:value-type="float">
            <text:p>1.47705529834046E+01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47705529820935E+018" calcext:value-type="float">
            <text:p>1.47705529820935E+018</text:p>
          </table:table-cell>
          <table:table-cell office:value-type="float" office:value="1.47705529834052E+018" calcext:value-type="float">
            <text:p>1.47705529834052E+01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47705529820971E+018" calcext:value-type="float">
            <text:p>1.47705529820971E+018</text:p>
          </table:table-cell>
          <table:table-cell office:value-type="float" office:value="1.4770552983421E+018" calcext:value-type="float">
            <text:p>1.4770552983421E+01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47705529821006E+018" calcext:value-type="float">
            <text:p>1.47705529821006E+018</text:p>
          </table:table-cell>
          <table:table-cell office:value-type="float" office:value="1.47705529834217E+018" calcext:value-type="float">
            <text:p>1.47705529834217E+01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4770552982104E+018" calcext:value-type="float">
            <text:p>1.4770552982104E+018</text:p>
          </table:table-cell>
          <table:table-cell office:value-type="float" office:value="1.47705529834223E+018" calcext:value-type="float">
            <text:p>1.47705529834223E+01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47705529821075E+018" calcext:value-type="float">
            <text:p>1.47705529821075E+018</text:p>
          </table:table-cell>
          <table:table-cell office:value-type="float" office:value="1.47705529834537E+018" calcext:value-type="float">
            <text:p>1.47705529834537E+01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4770552982111E+018" calcext:value-type="float">
            <text:p>1.4770552982111E+018</text:p>
          </table:table-cell>
          <table:table-cell office:value-type="float" office:value="1.47705529834544E+018" calcext:value-type="float">
            <text:p>1.47705529834544E+01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47705529821184E+018" calcext:value-type="float">
            <text:p>1.47705529821184E+018</text:p>
          </table:table-cell>
          <table:table-cell office:value-type="float" office:value="1.47705529834554E+018" calcext:value-type="float">
            <text:p>1.47705529834554E+01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47705529821223E+018" calcext:value-type="float">
            <text:p>1.47705529821223E+018</text:p>
          </table:table-cell>
          <table:table-cell office:value-type="float" office:value="1.47705529834574E+018" calcext:value-type="float">
            <text:p>1.47705529834574E+01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47705529821259E+018" calcext:value-type="float">
            <text:p>1.47705529821259E+018</text:p>
          </table:table-cell>
          <table:table-cell office:value-type="float" office:value="1.47705529834607E+018" calcext:value-type="float">
            <text:p>1.47705529834607E+01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47705529821293E+018" calcext:value-type="float">
            <text:p>1.47705529821293E+018</text:p>
          </table:table-cell>
          <table:table-cell office:value-type="float" office:value="1.47705529834734E+018" calcext:value-type="float">
            <text:p>1.47705529834734E+01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47705529821328E+018" calcext:value-type="float">
            <text:p>1.47705529821328E+018</text:p>
          </table:table-cell>
          <table:table-cell office:value-type="float" office:value="1.47705529834741E+018" calcext:value-type="float">
            <text:p>1.47705529834741E+01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47705529821363E+018" calcext:value-type="float">
            <text:p>1.47705529821363E+018</text:p>
          </table:table-cell>
          <table:table-cell office:value-type="float" office:value="1.47705529834747E+018" calcext:value-type="float">
            <text:p>1.47705529834747E+01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47705529821407E+018" calcext:value-type="float">
            <text:p>1.47705529821407E+018</text:p>
          </table:table-cell>
          <table:table-cell office:value-type="float" office:value="1.4770552983504E+018" calcext:value-type="float">
            <text:p>1.4770552983504E+01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4770552982147E+018" calcext:value-type="float">
            <text:p>1.4770552982147E+018</text:p>
          </table:table-cell>
          <table:table-cell office:value-type="float" office:value="1.4770552983507E+018" calcext:value-type="float">
            <text:p>1.4770552983507E+01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47705529821524E+018" calcext:value-type="float">
            <text:p>1.47705529821524E+018</text:p>
          </table:table-cell>
          <table:table-cell office:value-type="float" office:value="1.47705529835076E+018" calcext:value-type="float">
            <text:p>1.47705529835076E+01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47705529821588E+018" calcext:value-type="float">
            <text:p>1.47705529821588E+018</text:p>
          </table:table-cell>
          <table:table-cell office:value-type="float" office:value="1.47705529835082E+018" calcext:value-type="float">
            <text:p>1.47705529835082E+01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47705529821624E+018" calcext:value-type="float">
            <text:p>1.47705529821624E+018</text:p>
          </table:table-cell>
          <table:table-cell office:value-type="float" office:value="1.47705529835128E+018" calcext:value-type="float">
            <text:p>1.47705529835128E+01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47705529821668E+018" calcext:value-type="float">
            <text:p>1.47705529821668E+018</text:p>
          </table:table-cell>
          <table:table-cell office:value-type="float" office:value="1.47705529835226E+018" calcext:value-type="float">
            <text:p>1.47705529835226E+01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47705529821705E+018" calcext:value-type="float">
            <text:p>1.47705529821705E+018</text:p>
          </table:table-cell>
          <table:table-cell office:value-type="float" office:value="1.47705529835296E+018" calcext:value-type="float">
            <text:p>1.47705529835296E+01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4770552982174E+018" calcext:value-type="float">
            <text:p>1.4770552982174E+018</text:p>
          </table:table-cell>
          <table:table-cell office:value-type="float" office:value="1.47705529835478E+018" calcext:value-type="float">
            <text:p>1.47705529835478E+01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.47705529821775E+018" calcext:value-type="float">
            <text:p>1.47705529821775E+018</text:p>
          </table:table-cell>
          <table:table-cell office:value-type="float" office:value="1.47705529835485E+018" calcext:value-type="float">
            <text:p>1.47705529835485E+01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47705529821819E+018" calcext:value-type="float">
            <text:p>1.47705529821819E+018</text:p>
          </table:table-cell>
          <table:table-cell office:value-type="float" office:value="1.47705529835491E+018" calcext:value-type="float">
            <text:p>1.47705529835491E+01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.47705529821854E+018" calcext:value-type="float">
            <text:p>1.47705529821854E+018</text:p>
          </table:table-cell>
          <table:table-cell office:value-type="float" office:value="1.47705529835648E+018" calcext:value-type="float">
            <text:p>1.47705529835648E+01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.47705529821981E+018" calcext:value-type="float">
            <text:p>1.47705529821981E+018</text:p>
          </table:table-cell>
          <table:table-cell office:value-type="float" office:value="1.477055298359E+018" calcext:value-type="float">
            <text:p>1.477055298359E+01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47705529822018E+018" calcext:value-type="float">
            <text:p>1.47705529822018E+018</text:p>
          </table:table-cell>
          <table:table-cell office:value-type="float" office:value="1.47705529835907E+018" calcext:value-type="float">
            <text:p>1.47705529835907E+01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.47705529822053E+018" calcext:value-type="float">
            <text:p>1.47705529822053E+018</text:p>
          </table:table-cell>
          <table:table-cell office:value-type="float" office:value="1.47705529835913E+018" calcext:value-type="float">
            <text:p>1.47705529835913E+01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47705529822087E+018" calcext:value-type="float">
            <text:p>1.47705529822087E+018</text:p>
          </table:table-cell>
          <table:table-cell office:value-type="float" office:value="1.47705529836072E+018" calcext:value-type="float">
            <text:p>1.47705529836072E+01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.47705529822131E+018" calcext:value-type="float">
            <text:p>1.47705529822131E+018</text:p>
          </table:table-cell>
          <table:table-cell office:value-type="float" office:value="1.47705529836079E+018" calcext:value-type="float">
            <text:p>1.47705529836079E+01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47705529822184E+018" calcext:value-type="float">
            <text:p>1.47705529822184E+018</text:p>
          </table:table-cell>
          <table:table-cell office:value-type="float" office:value="1.47705529836085E+018" calcext:value-type="float">
            <text:p>1.47705529836085E+01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.47705529822223E+018" calcext:value-type="float">
            <text:p>1.47705529822223E+018</text:p>
          </table:table-cell>
          <table:table-cell office:value-type="float" office:value="1.47705529836091E+018" calcext:value-type="float">
            <text:p>1.47705529836091E+01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47705529822258E+018" calcext:value-type="float">
            <text:p>1.47705529822258E+018</text:p>
          </table:table-cell>
          <table:table-cell office:value-type="float" office:value="1.47705529836096E+018" calcext:value-type="float">
            <text:p>1.47705529836096E+01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.47705529822304E+018" calcext:value-type="float">
            <text:p>1.47705529822304E+018</text:p>
          </table:table-cell>
          <table:table-cell office:value-type="float" office:value="1.47705529836193E+018" calcext:value-type="float">
            <text:p>1.47705529836193E+01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.47705529822362E+018" calcext:value-type="float">
            <text:p>1.47705529822362E+018</text:p>
          </table:table-cell>
          <table:table-cell office:value-type="float" office:value="1.47705529836214E+018" calcext:value-type="float">
            <text:p>1.47705529836214E+01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.47705529822411E+018" calcext:value-type="float">
            <text:p>1.47705529822411E+018</text:p>
          </table:table-cell>
          <table:table-cell office:value-type="float" office:value="1.47705529836469E+018" calcext:value-type="float">
            <text:p>1.47705529836469E+01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.47705529822447E+018" calcext:value-type="float">
            <text:p>1.47705529822447E+018</text:p>
          </table:table-cell>
          <table:table-cell office:value-type="float" office:value="1.47705529836616E+018" calcext:value-type="float">
            <text:p>1.47705529836616E+01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.47705529822482E+018" calcext:value-type="float">
            <text:p>1.47705529822482E+018</text:p>
          </table:table-cell>
          <table:table-cell office:value-type="float" office:value="1.47705529836671E+018" calcext:value-type="float">
            <text:p>1.47705529836671E+01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47705529822539E+018" calcext:value-type="float">
            <text:p>1.47705529822539E+018</text:p>
          </table:table-cell>
          <table:table-cell office:value-type="float" office:value="1.47705529836677E+018" calcext:value-type="float">
            <text:p>1.47705529836677E+01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.47705529822575E+018" calcext:value-type="float">
            <text:p>1.47705529822575E+018</text:p>
          </table:table-cell>
          <table:table-cell office:value-type="float" office:value="1.47705529836684E+018" calcext:value-type="float">
            <text:p>1.47705529836684E+01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.47705529822622E+018" calcext:value-type="float">
            <text:p>1.47705529822622E+018</text:p>
          </table:table-cell>
          <table:table-cell office:value-type="float" office:value="1.47705529836689E+018" calcext:value-type="float">
            <text:p>1.47705529836689E+01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.47705529822657E+018" calcext:value-type="float">
            <text:p>1.47705529822657E+018</text:p>
          </table:table-cell>
          <table:table-cell office:value-type="float" office:value="1.47705529836695E+018" calcext:value-type="float">
            <text:p>1.47705529836695E+01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.477055298227E+018" calcext:value-type="float">
            <text:p>1.477055298227E+018</text:p>
          </table:table-cell>
          <table:table-cell office:value-type="float" office:value="1.47705529836701E+018" calcext:value-type="float">
            <text:p>1.47705529836701E+01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.47705529822766E+018" calcext:value-type="float">
            <text:p>1.47705529822766E+018</text:p>
          </table:table-cell>
          <table:table-cell office:value-type="float" office:value="1.47705529836707E+018" calcext:value-type="float">
            <text:p>1.47705529836707E+01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.47705529822814E+018" calcext:value-type="float">
            <text:p>1.47705529822814E+018</text:p>
          </table:table-cell>
          <table:table-cell office:value-type="float" office:value="1.47705529836713E+018" calcext:value-type="float">
            <text:p>1.47705529836713E+01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.47705529822894E+018" calcext:value-type="float">
            <text:p>1.47705529822894E+018</text:p>
          </table:table-cell>
          <table:table-cell office:value-type="float" office:value="1.47705529836719E+018" calcext:value-type="float">
            <text:p>1.47705529836719E+01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.47705529822959E+018" calcext:value-type="float">
            <text:p>1.47705529822959E+018</text:p>
          </table:table-cell>
          <table:table-cell office:value-type="float" office:value="1.47705529837245E+018" calcext:value-type="float">
            <text:p>1.47705529837245E+01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.47705529822995E+018" calcext:value-type="float">
            <text:p>1.47705529822995E+018</text:p>
          </table:table-cell>
          <table:table-cell office:value-type="float" office:value="1.47705529837694E+018" calcext:value-type="float">
            <text:p>1.47705529837694E+01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47705529823041E+018" calcext:value-type="float">
            <text:p>1.47705529823041E+018</text:p>
          </table:table-cell>
          <table:table-cell office:value-type="float" office:value="1.4770552983782E+018" calcext:value-type="float">
            <text:p>1.4770552983782E+01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.47705529823076E+018" calcext:value-type="float">
            <text:p>1.47705529823076E+018</text:p>
          </table:table-cell>
          <table:table-cell office:value-type="float" office:value="1.47705529837827E+018" calcext:value-type="float">
            <text:p>1.47705529837827E+01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.47705529823129E+018" calcext:value-type="float">
            <text:p>1.47705529823129E+018</text:p>
          </table:table-cell>
          <table:table-cell office:value-type="float" office:value="1.47705529837833E+018" calcext:value-type="float">
            <text:p>1.47705529837833E+01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.4770552982317E+018" calcext:value-type="float">
            <text:p>1.4770552982317E+018</text:p>
          </table:table-cell>
          <table:table-cell office:value-type="float" office:value="1.47705529837839E+018" calcext:value-type="float">
            <text:p>1.47705529837839E+01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.47705529823205E+018" calcext:value-type="float">
            <text:p>1.47705529823205E+018</text:p>
          </table:table-cell>
          <table:table-cell office:value-type="float" office:value="1.47705529837845E+018" calcext:value-type="float">
            <text:p>1.47705529837845E+01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.4770552982324E+018" calcext:value-type="float">
            <text:p>1.4770552982324E+018</text:p>
          </table:table-cell>
          <table:table-cell office:value-type="float" office:value="1.47705529837851E+018" calcext:value-type="float">
            <text:p>1.47705529837851E+01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.47705529823285E+018" calcext:value-type="float">
            <text:p>1.47705529823285E+018</text:p>
          </table:table-cell>
          <table:table-cell office:value-type="float" office:value="1.47705529837856E+018" calcext:value-type="float">
            <text:p>1.47705529837856E+01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.47705529823322E+018" calcext:value-type="float">
            <text:p>1.47705529823322E+018</text:p>
          </table:table-cell>
          <table:table-cell office:value-type="float" office:value="1.47705529837862E+018" calcext:value-type="float">
            <text:p>1.47705529837862E+01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.47705529823397E+018" calcext:value-type="float">
            <text:p>1.47705529823397E+018</text:p>
          </table:table-cell>
          <table:table-cell office:value-type="float" office:value="1.47705529837868E+018" calcext:value-type="float">
            <text:p>1.47705529837868E+01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47705529823433E+018" calcext:value-type="float">
            <text:p>1.47705529823433E+018</text:p>
          </table:table-cell>
          <table:table-cell office:value-type="float" office:value="1.47705529837874E+018" calcext:value-type="float">
            <text:p>1.47705529837874E+01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47705529823467E+018" calcext:value-type="float">
            <text:p>1.47705529823467E+018</text:p>
          </table:table-cell>
          <table:table-cell office:value-type="float" office:value="1.4770552983788E+018" calcext:value-type="float">
            <text:p>1.4770552983788E+01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.47705529823502E+018" calcext:value-type="float">
            <text:p>1.47705529823502E+018</text:p>
          </table:table-cell>
          <table:table-cell office:value-type="float" office:value="1.47705529837885E+018" calcext:value-type="float">
            <text:p>1.47705529837885E+01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.47705529823537E+018" calcext:value-type="float">
            <text:p>1.47705529823537E+018</text:p>
          </table:table-cell>
          <table:table-cell office:value-type="float" office:value="1.47705529838278E+018" calcext:value-type="float">
            <text:p>1.47705529838278E+01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.47705529823581E+018" calcext:value-type="float">
            <text:p>1.47705529823581E+018</text:p>
          </table:table-cell>
          <table:table-cell office:value-type="float" office:value="1.47705529838347E+018" calcext:value-type="float">
            <text:p>1.47705529838347E+01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.47705529823616E+018" calcext:value-type="float">
            <text:p>1.47705529823616E+018</text:p>
          </table:table-cell>
          <table:table-cell office:value-type="float" office:value="1.47705529838353E+018" calcext:value-type="float">
            <text:p>1.47705529838353E+01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.47705529823651E+018" calcext:value-type="float">
            <text:p>1.47705529823651E+018</text:p>
          </table:table-cell>
          <table:table-cell office:value-type="float" office:value="1.4770552983836E+018" calcext:value-type="float">
            <text:p>1.4770552983836E+01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.47705529823686E+018" calcext:value-type="float">
            <text:p>1.47705529823686E+018</text:p>
          </table:table-cell>
          <table:table-cell office:value-type="float" office:value="1.47705529838366E+018" calcext:value-type="float">
            <text:p>1.47705529838366E+01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.4770552982373E+018" calcext:value-type="float">
            <text:p>1.4770552982373E+018</text:p>
          </table:table-cell>
          <table:table-cell office:value-type="float" office:value="1.47705529838371E+018" calcext:value-type="float">
            <text:p>1.47705529838371E+01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47705529823765E+018" calcext:value-type="float">
            <text:p>1.47705529823765E+018</text:p>
          </table:table-cell>
          <table:table-cell office:value-type="float" office:value="1.47705529838377E+018" calcext:value-type="float">
            <text:p>1.47705529838377E+01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.47705529823818E+018" calcext:value-type="float">
            <text:p>1.47705529823818E+018</text:p>
          </table:table-cell>
          <table:table-cell office:value-type="float" office:value="1.47705529838383E+018" calcext:value-type="float">
            <text:p>1.47705529838383E+01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47705529823853E+018" calcext:value-type="float">
            <text:p>1.47705529823853E+018</text:p>
          </table:table-cell>
          <table:table-cell office:value-type="float" office:value="1.47705529838389E+018" calcext:value-type="float">
            <text:p>1.47705529838389E+01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.47705529823888E+018" calcext:value-type="float">
            <text:p>1.47705529823888E+018</text:p>
          </table:table-cell>
          <table:table-cell office:value-type="float" office:value="1.47705529838395E+018" calcext:value-type="float">
            <text:p>1.47705529838395E+01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.47705529823922E+018" calcext:value-type="float">
            <text:p>1.47705529823922E+018</text:p>
          </table:table-cell>
          <table:table-cell office:value-type="float" office:value="1.47705529838401E+018" calcext:value-type="float">
            <text:p>1.47705529838401E+01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.47705529823957E+018" calcext:value-type="float">
            <text:p>1.47705529823957E+018</text:p>
          </table:table-cell>
          <table:table-cell office:value-type="float" office:value="1.47705529838407E+018" calcext:value-type="float">
            <text:p>1.47705529838407E+01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.47705529824011E+018" calcext:value-type="float">
            <text:p>1.47705529824011E+018</text:p>
          </table:table-cell>
          <table:table-cell office:value-type="float" office:value="1.47705529838413E+018" calcext:value-type="float">
            <text:p>1.47705529838413E+01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.47705529824056E+018" calcext:value-type="float">
            <text:p>1.47705529824056E+018</text:p>
          </table:table-cell>
          <table:table-cell office:value-type="float" office:value="1.47705529838419E+018" calcext:value-type="float">
            <text:p>1.47705529838419E+01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.47705529824093E+018" calcext:value-type="float">
            <text:p>1.47705529824093E+018</text:p>
          </table:table-cell>
          <table:table-cell office:value-type="float" office:value="1.47705529838449E+018" calcext:value-type="float">
            <text:p>1.47705529838449E+01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.47705529824128E+018" calcext:value-type="float">
            <text:p>1.47705529824128E+018</text:p>
          </table:table-cell>
          <table:table-cell office:value-type="float" office:value="1.47705529838665E+018" calcext:value-type="float">
            <text:p>1.47705529838665E+01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.47705529824168E+018" calcext:value-type="float">
            <text:p>1.47705529824168E+018</text:p>
          </table:table-cell>
          <table:table-cell office:value-type="float" office:value="1.47705529838672E+018" calcext:value-type="float">
            <text:p>1.47705529838672E+01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.47705529824203E+018" calcext:value-type="float">
            <text:p>1.47705529824203E+018</text:p>
          </table:table-cell>
          <table:table-cell office:value-type="float" office:value="1.47705529838699E+018" calcext:value-type="float">
            <text:p>1.47705529838699E+01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47705529824275E+018" calcext:value-type="float">
            <text:p>1.47705529824275E+018</text:p>
          </table:table-cell>
          <table:table-cell office:value-type="float" office:value="1.47705529839157E+018" calcext:value-type="float">
            <text:p>1.47705529839157E+01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.4770552982431E+018" calcext:value-type="float">
            <text:p>1.4770552982431E+018</text:p>
          </table:table-cell>
          <table:table-cell office:value-type="float" office:value="1.47705529839259E+018" calcext:value-type="float">
            <text:p>1.47705529839259E+01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.47705529824362E+018" calcext:value-type="float">
            <text:p>1.47705529824362E+018</text:p>
          </table:table-cell>
          <table:table-cell office:value-type="float" office:value="1.47705529839371E+018" calcext:value-type="float">
            <text:p>1.47705529839371E+01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.47705529824402E+018" calcext:value-type="float">
            <text:p>1.47705529824402E+018</text:p>
          </table:table-cell>
          <table:table-cell office:value-type="float" office:value="1.47705529839377E+018" calcext:value-type="float">
            <text:p>1.47705529839377E+01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.47705529824437E+018" calcext:value-type="float">
            <text:p>1.47705529824437E+018</text:p>
          </table:table-cell>
          <table:table-cell office:value-type="float" office:value="1.47705529839384E+018" calcext:value-type="float">
            <text:p>1.47705529839384E+01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.47705529824472E+018" calcext:value-type="float">
            <text:p>1.47705529824472E+018</text:p>
          </table:table-cell>
          <table:table-cell office:value-type="float" office:value="1.47705529839389E+018" calcext:value-type="float">
            <text:p>1.47705529839389E+01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47705529824507E+018" calcext:value-type="float">
            <text:p>1.47705529824507E+018</text:p>
          </table:table-cell>
          <table:table-cell office:value-type="float" office:value="1.47705529839395E+018" calcext:value-type="float">
            <text:p>1.47705529839395E+01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.47705529824552E+018" calcext:value-type="float">
            <text:p>1.47705529824552E+018</text:p>
          </table:table-cell>
          <table:table-cell office:value-type="float" office:value="1.47705529839401E+018" calcext:value-type="float">
            <text:p>1.47705529839401E+01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.47705529824587E+018" calcext:value-type="float">
            <text:p>1.47705529824587E+018</text:p>
          </table:table-cell>
          <table:table-cell office:value-type="float" office:value="1.47705529839407E+018" calcext:value-type="float">
            <text:p>1.47705529839407E+01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.47705529824622E+018" calcext:value-type="float">
            <text:p>1.47705529824622E+018</text:p>
          </table:table-cell>
          <table:table-cell office:value-type="float" office:value="1.47705529839412E+018" calcext:value-type="float">
            <text:p>1.47705529839412E+01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.47705529824657E+018" calcext:value-type="float">
            <text:p>1.47705529824657E+018</text:p>
          </table:table-cell>
          <table:table-cell office:value-type="float" office:value="1.47705529839418E+018" calcext:value-type="float">
            <text:p>1.47705529839418E+01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.47705529824692E+018" calcext:value-type="float">
            <text:p>1.47705529824692E+018</text:p>
          </table:table-cell>
          <table:table-cell office:value-type="float" office:value="1.47705529839424E+018" calcext:value-type="float">
            <text:p>1.47705529839424E+01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.4770552982477E+018" calcext:value-type="float">
            <text:p>1.4770552982477E+018</text:p>
          </table:table-cell>
          <table:table-cell office:value-type="float" office:value="1.47705529839508E+018" calcext:value-type="float">
            <text:p>1.47705529839508E+01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.47705529824808E+018" calcext:value-type="float">
            <text:p>1.47705529824808E+018</text:p>
          </table:table-cell>
          <table:table-cell office:value-type="float" office:value="1.47705529839692E+018" calcext:value-type="float">
            <text:p>1.47705529839692E+01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.47705529824843E+018" calcext:value-type="float">
            <text:p>1.47705529824843E+018</text:p>
          </table:table-cell>
          <table:table-cell office:value-type="float" office:value="1.47705529839699E+018" calcext:value-type="float">
            <text:p>1.47705529839699E+01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47705529824888E+018" calcext:value-type="float">
            <text:p>1.47705529824888E+018</text:p>
          </table:table-cell>
          <table:table-cell office:value-type="float" office:value="1.47705529839764E+018" calcext:value-type="float">
            <text:p>1.47705529839764E+01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.47705529824925E+018" calcext:value-type="float">
            <text:p>1.47705529824925E+018</text:p>
          </table:table-cell>
          <table:table-cell office:value-type="float" office:value="1.47705529839859E+018" calcext:value-type="float">
            <text:p>1.47705529839859E+01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.4770552982496E+018" calcext:value-type="float">
            <text:p>1.4770552982496E+018</text:p>
          </table:table-cell>
          <table:table-cell office:value-type="float" office:value="1.47705529839885E+018" calcext:value-type="float">
            <text:p>1.47705529839885E+01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.47705529824994E+018" calcext:value-type="float">
            <text:p>1.47705529824994E+018</text:p>
          </table:table-cell>
          <table:table-cell office:value-type="float" office:value="1.47705529839942E+018" calcext:value-type="float">
            <text:p>1.47705529839942E+01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.47705529825029E+018" calcext:value-type="float">
            <text:p>1.47705529825029E+018</text:p>
          </table:table-cell>
          <table:table-cell office:value-type="float" office:value="1.47705529839994E+018" calcext:value-type="float">
            <text:p>1.47705529839994E+01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47705529825231E+018" calcext:value-type="float">
            <text:p>1.47705529825231E+018</text:p>
          </table:table-cell>
          <table:table-cell office:value-type="float" office:value="1.47705529840232E+018" calcext:value-type="float">
            <text:p>1.47705529840232E+01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.47705529825282E+018" calcext:value-type="float">
            <text:p>1.47705529825282E+018</text:p>
          </table:table-cell>
          <table:table-cell office:value-type="float" office:value="1.47705529840277E+018" calcext:value-type="float">
            <text:p>1.47705529840277E+01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.47705529825326E+018" calcext:value-type="float">
            <text:p>1.47705529825326E+018</text:p>
          </table:table-cell>
          <table:table-cell office:value-type="float" office:value="1.47705529840284E+018" calcext:value-type="float">
            <text:p>1.47705529840284E+01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.4770552982537E+018" calcext:value-type="float">
            <text:p>1.4770552982537E+018</text:p>
          </table:table-cell>
          <table:table-cell office:value-type="float" office:value="1.4770552984029E+018" calcext:value-type="float">
            <text:p>1.4770552984029E+01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47705529825406E+018" calcext:value-type="float">
            <text:p>1.47705529825406E+018</text:p>
          </table:table-cell>
          <table:table-cell office:value-type="float" office:value="1.47705529840295E+018" calcext:value-type="float">
            <text:p>1.47705529840295E+01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.47705529825441E+018" calcext:value-type="float">
            <text:p>1.47705529825441E+018</text:p>
          </table:table-cell>
          <table:table-cell office:value-type="float" office:value="1.47705529840301E+018" calcext:value-type="float">
            <text:p>1.47705529840301E+01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47705529825517E+018" calcext:value-type="float">
            <text:p>1.47705529825517E+018</text:p>
          </table:table-cell>
          <table:table-cell office:value-type="float" office:value="1.47705529840319E+018" calcext:value-type="float">
            <text:p>1.47705529840319E+01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.47705529825564E+018" calcext:value-type="float">
            <text:p>1.47705529825564E+018</text:p>
          </table:table-cell>
          <table:table-cell office:value-type="float" office:value="1.47705529840326E+018" calcext:value-type="float">
            <text:p>1.47705529840326E+01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.47705529825626E+018" calcext:value-type="float">
            <text:p>1.47705529825626E+018</text:p>
          </table:table-cell>
          <table:table-cell office:value-type="float" office:value="1.47705529840355E+018" calcext:value-type="float">
            <text:p>1.47705529840355E+01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.47705529825738E+018" calcext:value-type="float">
            <text:p>1.47705529825738E+018</text:p>
          </table:table-cell>
          <table:table-cell office:value-type="float" office:value="1.47705529840389E+018" calcext:value-type="float">
            <text:p>1.47705529840389E+01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47705529825775E+018" calcext:value-type="float">
            <text:p>1.47705529825775E+018</text:p>
          </table:table-cell>
          <table:table-cell office:value-type="float" office:value="1.47705529840396E+018" calcext:value-type="float">
            <text:p>1.47705529840396E+01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.4770552982581E+018" calcext:value-type="float">
            <text:p>1.4770552982581E+018</text:p>
          </table:table-cell>
          <table:table-cell office:value-type="float" office:value="1.47705529840401E+018" calcext:value-type="float">
            <text:p>1.47705529840401E+01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.47705529825845E+018" calcext:value-type="float">
            <text:p>1.47705529825845E+018</text:p>
          </table:table-cell>
          <table:table-cell office:value-type="float" office:value="1.47705529840407E+018" calcext:value-type="float">
            <text:p>1.47705529840407E+01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47705529825892E+018" calcext:value-type="float">
            <text:p>1.47705529825892E+018</text:p>
          </table:table-cell>
          <table:table-cell office:value-type="float" office:value="1.47705529840413E+018" calcext:value-type="float">
            <text:p>1.47705529840413E+01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.47705529825928E+018" calcext:value-type="float">
            <text:p>1.47705529825928E+018</text:p>
          </table:table-cell>
          <table:table-cell office:value-type="float" office:value="1.47705529840436E+018" calcext:value-type="float">
            <text:p>1.47705529840436E+01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.47705529826054E+018" calcext:value-type="float">
            <text:p>1.47705529826054E+018</text:p>
          </table:table-cell>
          <table:table-cell office:value-type="float" office:value="1.47705529840443E+018" calcext:value-type="float">
            <text:p>1.47705529840443E+01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.47705529826091E+018" calcext:value-type="float">
            <text:p>1.47705529826091E+018</text:p>
          </table:table-cell>
          <table:table-cell office:value-type="float" office:value="1.47705529840501E+018" calcext:value-type="float">
            <text:p>1.47705529840501E+01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.4770552982613E+018" calcext:value-type="float">
            <text:p>1.4770552982613E+018</text:p>
          </table:table-cell>
          <table:table-cell office:value-type="float" office:value="1.47705529840508E+018" calcext:value-type="float">
            <text:p>1.47705529840508E+01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.47705529826169E+018" calcext:value-type="float">
            <text:p>1.47705529826169E+018</text:p>
          </table:table-cell>
          <table:table-cell office:value-type="float" office:value="1.47705529840514E+018" calcext:value-type="float">
            <text:p>1.47705529840514E+01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.47705529826205E+018" calcext:value-type="float">
            <text:p>1.47705529826205E+018</text:p>
          </table:table-cell>
          <table:table-cell office:value-type="float" office:value="1.4770552984052E+018" calcext:value-type="float">
            <text:p>1.4770552984052E+01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.47705529826377E+018" calcext:value-type="float">
            <text:p>1.47705529826377E+018</text:p>
          </table:table-cell>
          <table:table-cell office:value-type="float" office:value="1.47705529840526E+018" calcext:value-type="float">
            <text:p>1.47705529840526E+01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4770552982642E+018" calcext:value-type="float">
            <text:p>1.4770552982642E+018</text:p>
          </table:table-cell>
          <table:table-cell office:value-type="float" office:value="1.47705529840532E+018" calcext:value-type="float">
            <text:p>1.47705529840532E+01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.47705529826455E+018" calcext:value-type="float">
            <text:p>1.47705529826455E+018</text:p>
          </table:table-cell>
          <table:table-cell office:value-type="float" office:value="1.47705529840553E+018" calcext:value-type="float">
            <text:p>1.47705529840553E+01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.47705529826519E+018" calcext:value-type="float">
            <text:p>1.47705529826519E+018</text:p>
          </table:table-cell>
          <table:table-cell office:value-type="float" office:value="1.47705529840648E+018" calcext:value-type="float">
            <text:p>1.47705529840648E+01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.47705529826558E+018" calcext:value-type="float">
            <text:p>1.47705529826558E+018</text:p>
          </table:table-cell>
          <table:table-cell office:value-type="float" office:value="1.47705529841349E+018" calcext:value-type="float">
            <text:p>1.47705529841349E+01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.47705529826603E+018" calcext:value-type="float">
            <text:p>1.47705529826603E+018</text:p>
          </table:table-cell>
          <table:table-cell office:value-type="float" office:value="1.47705529841375E+018" calcext:value-type="float">
            <text:p>1.47705529841375E+01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.47705529826679E+018" calcext:value-type="float">
            <text:p>1.47705529826679E+018</text:p>
          </table:table-cell>
          <table:table-cell office:value-type="float" office:value="1.4770552984138E+018" calcext:value-type="float">
            <text:p>1.4770552984138E+01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.47705529826725E+018" calcext:value-type="float">
            <text:p>1.47705529826725E+018</text:p>
          </table:table-cell>
          <table:table-cell office:value-type="float" office:value="1.47705529841386E+018" calcext:value-type="float">
            <text:p>1.47705529841386E+01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.47705529826761E+018" calcext:value-type="float">
            <text:p>1.47705529826761E+018</text:p>
          </table:table-cell>
          <table:table-cell office:value-type="float" office:value="1.47705529841436E+018" calcext:value-type="float">
            <text:p>1.47705529841436E+01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.47705529826869E+018" calcext:value-type="float">
            <text:p>1.47705529826869E+018</text:p>
          </table:table-cell>
          <table:table-cell office:value-type="float" office:value="1.47705529841475E+018" calcext:value-type="float">
            <text:p>1.47705529841475E+01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47705529826904E+018" calcext:value-type="float">
            <text:p>1.47705529826904E+018</text:p>
          </table:table-cell>
          <table:table-cell office:value-type="float" office:value="1.477055298415E+018" calcext:value-type="float">
            <text:p>1.477055298415E+01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47705529826939E+018" calcext:value-type="float">
            <text:p>1.47705529826939E+018</text:p>
          </table:table-cell>
          <table:table-cell office:value-type="float" office:value="1.47705529841506E+018" calcext:value-type="float">
            <text:p>1.47705529841506E+01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.47705529826974E+018" calcext:value-type="float">
            <text:p>1.47705529826974E+018</text:p>
          </table:table-cell>
          <table:table-cell office:value-type="float" office:value="1.47705529841511E+018" calcext:value-type="float">
            <text:p>1.47705529841511E+01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.47705529827018E+018" calcext:value-type="float">
            <text:p>1.47705529827018E+018</text:p>
          </table:table-cell>
          <table:table-cell office:value-type="float" office:value="1.47705529841542E+018" calcext:value-type="float">
            <text:p>1.47705529841542E+01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.47705529827054E+018" calcext:value-type="float">
            <text:p>1.47705529827054E+018</text:p>
          </table:table-cell>
          <table:table-cell office:value-type="float" office:value="1.47705529841547E+018" calcext:value-type="float">
            <text:p>1.47705529841547E+01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.47705529827143E+018" calcext:value-type="float">
            <text:p>1.47705529827143E+018</text:p>
          </table:table-cell>
          <table:table-cell office:value-type="float" office:value="1.47705529841553E+018" calcext:value-type="float">
            <text:p>1.47705529841553E+01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47705529827183E+018" calcext:value-type="float">
            <text:p>1.47705529827183E+018</text:p>
          </table:table-cell>
          <table:table-cell office:value-type="float" office:value="1.47705529841558E+018" calcext:value-type="float">
            <text:p>1.47705529841558E+01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.47705529827229E+018" calcext:value-type="float">
            <text:p>1.47705529827229E+018</text:p>
          </table:table-cell>
          <table:table-cell office:value-type="float" office:value="1.47705529841563E+018" calcext:value-type="float">
            <text:p>1.47705529841563E+01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.47705529827295E+018" calcext:value-type="float">
            <text:p>1.47705529827295E+018</text:p>
          </table:table-cell>
          <table:table-cell office:value-type="float" office:value="1.4770552984158E+018" calcext:value-type="float">
            <text:p>1.4770552984158E+01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.47705529827333E+018" calcext:value-type="float">
            <text:p>1.47705529827333E+018</text:p>
          </table:table-cell>
          <table:table-cell office:value-type="float" office:value="1.47705529841617E+018" calcext:value-type="float">
            <text:p>1.47705529841617E+01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47705529827372E+018" calcext:value-type="float">
            <text:p>1.47705529827372E+018</text:p>
          </table:table-cell>
          <table:table-cell office:value-type="float" office:value="1.47705529841622E+018" calcext:value-type="float">
            <text:p>1.47705529841622E+018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.47705529827416E+018" calcext:value-type="float">
            <text:p>1.47705529827416E+018</text:p>
          </table:table-cell>
          <table:table-cell office:value-type="float" office:value="1.47705529841628E+018" calcext:value-type="float">
            <text:p>1.47705529841628E+01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.47705529827452E+018" calcext:value-type="float">
            <text:p>1.47705529827452E+018</text:p>
          </table:table-cell>
          <table:table-cell office:value-type="float" office:value="1.47705529841633E+018" calcext:value-type="float">
            <text:p>1.47705529841633E+01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.47705529827487E+018" calcext:value-type="float">
            <text:p>1.47705529827487E+018</text:p>
          </table:table-cell>
          <table:table-cell office:value-type="float" office:value="1.47705529841639E+018" calcext:value-type="float">
            <text:p>1.47705529841639E+01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.47705529827522E+018" calcext:value-type="float">
            <text:p>1.47705529827522E+018</text:p>
          </table:table-cell>
          <table:table-cell office:value-type="float" office:value="1.47705529841655E+018" calcext:value-type="float">
            <text:p>1.47705529841655E+01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.47705529827566E+018" calcext:value-type="float">
            <text:p>1.47705529827566E+018</text:p>
          </table:table-cell>
          <table:table-cell office:value-type="float" office:value="1.47705529841682E+018" calcext:value-type="float">
            <text:p>1.47705529841682E+01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.47705529827601E+018" calcext:value-type="float">
            <text:p>1.47705529827601E+018</text:p>
          </table:table-cell>
          <table:table-cell office:value-type="float" office:value="1.47705529841688E+018" calcext:value-type="float">
            <text:p>1.47705529841688E+01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.47705529827726E+018" calcext:value-type="float">
            <text:p>1.47705529827726E+018</text:p>
          </table:table-cell>
          <table:table-cell office:value-type="float" office:value="1.47705529841693E+018" calcext:value-type="float">
            <text:p>1.47705529841693E+01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.47705529827762E+018" calcext:value-type="float">
            <text:p>1.47705529827762E+018</text:p>
          </table:table-cell>
          <table:table-cell office:value-type="float" office:value="1.4770552984171E+018" calcext:value-type="float">
            <text:p>1.4770552984171E+01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.47705529827808E+018" calcext:value-type="float">
            <text:p>1.47705529827808E+018</text:p>
          </table:table-cell>
          <table:table-cell office:value-type="float" office:value="1.47705529841732E+018" calcext:value-type="float">
            <text:p>1.47705529841732E+01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.47705529827844E+018" calcext:value-type="float">
            <text:p>1.47705529827844E+018</text:p>
          </table:table-cell>
          <table:table-cell office:value-type="float" office:value="1.47705529841793E+018" calcext:value-type="float">
            <text:p>1.47705529841793E+01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.47705529827888E+018" calcext:value-type="float">
            <text:p>1.47705529827888E+018</text:p>
          </table:table-cell>
          <table:table-cell office:value-type="float" office:value="1.4770552984181E+018" calcext:value-type="float">
            <text:p>1.4770552984181E+01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.47705529827928E+018" calcext:value-type="float">
            <text:p>1.47705529827928E+018</text:p>
          </table:table-cell>
          <table:table-cell office:value-type="float" office:value="1.47705529841848E+018" calcext:value-type="float">
            <text:p>1.47705529841848E+01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.47705529827963E+018" calcext:value-type="float">
            <text:p>1.47705529827963E+018</text:p>
          </table:table-cell>
          <table:table-cell office:value-type="float" office:value="1.47705529841874E+018" calcext:value-type="float">
            <text:p>1.47705529841874E+01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.47705529827998E+018" calcext:value-type="float">
            <text:p>1.47705529827998E+018</text:p>
          </table:table-cell>
          <table:table-cell office:value-type="float" office:value="1.4770552984195E+018" calcext:value-type="float">
            <text:p>1.4770552984195E+01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.47705529828033E+018" calcext:value-type="float">
            <text:p>1.47705529828033E+018</text:p>
          </table:table-cell>
          <table:table-cell office:value-type="float" office:value="1.47705529842042E+018" calcext:value-type="float">
            <text:p>1.47705529842042E+01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.47705529828092E+018" calcext:value-type="float">
            <text:p>1.47705529828092E+018</text:p>
          </table:table-cell>
          <table:table-cell office:value-type="float" office:value="1.4770552984211E+018" calcext:value-type="float">
            <text:p>1.4770552984211E+01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.47705529828129E+018" calcext:value-type="float">
            <text:p>1.47705529828129E+018</text:p>
          </table:table-cell>
          <table:table-cell office:value-type="float" office:value="1.47705529842199E+018" calcext:value-type="float">
            <text:p>1.47705529842199E+01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.47705529828169E+018" calcext:value-type="float">
            <text:p>1.47705529828169E+018</text:p>
          </table:table-cell>
          <table:table-cell office:value-type="float" office:value="1.47705529842228E+018" calcext:value-type="float">
            <text:p>1.47705529842228E+01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.47705529828214E+018" calcext:value-type="float">
            <text:p>1.47705529828214E+018</text:p>
          </table:table-cell>
          <table:table-cell office:value-type="float" office:value="1.47705529842249E+018" calcext:value-type="float">
            <text:p>1.47705529842249E+01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47705529828253E+018" calcext:value-type="float">
            <text:p>1.47705529828253E+018</text:p>
          </table:table-cell>
          <table:table-cell office:value-type="float" office:value="1.47705529842255E+018" calcext:value-type="float">
            <text:p>1.47705529842255E+01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.47705529828288E+018" calcext:value-type="float">
            <text:p>1.47705529828288E+018</text:p>
          </table:table-cell>
          <table:table-cell office:value-type="float" office:value="1.47705529842305E+018" calcext:value-type="float">
            <text:p>1.47705529842305E+01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.47705529828322E+018" calcext:value-type="float">
            <text:p>1.47705529828322E+018</text:p>
          </table:table-cell>
          <table:table-cell office:value-type="float" office:value="1.4770552984231E+018" calcext:value-type="float">
            <text:p>1.4770552984231E+01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.47705529828404E+018" calcext:value-type="float">
            <text:p>1.47705529828404E+018</text:p>
          </table:table-cell>
          <table:table-cell office:value-type="float" office:value="1.47705529842316E+018" calcext:value-type="float">
            <text:p>1.47705529842316E+01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.47705529828493E+018" calcext:value-type="float">
            <text:p>1.47705529828493E+018</text:p>
          </table:table-cell>
          <table:table-cell office:value-type="float" office:value="1.47705529842321E+018" calcext:value-type="float">
            <text:p>1.47705529842321E+018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.47705529828529E+018" calcext:value-type="float">
            <text:p>1.47705529828529E+018</text:p>
          </table:table-cell>
          <table:table-cell office:value-type="float" office:value="1.47705529842326E+018" calcext:value-type="float">
            <text:p>1.47705529842326E+01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.47705529828564E+018" calcext:value-type="float">
            <text:p>1.47705529828564E+018</text:p>
          </table:table-cell>
          <table:table-cell office:value-type="float" office:value="1.47705529842331E+018" calcext:value-type="float">
            <text:p>1.47705529842331E+01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.47705529828599E+018" calcext:value-type="float">
            <text:p>1.47705529828599E+018</text:p>
          </table:table-cell>
          <table:table-cell office:value-type="float" office:value="1.47705529842337E+018" calcext:value-type="float">
            <text:p>1.47705529842337E+01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.47705529828643E+018" calcext:value-type="float">
            <text:p>1.47705529828643E+018</text:p>
          </table:table-cell>
          <table:table-cell office:value-type="float" office:value="1.47705529842342E+018" calcext:value-type="float">
            <text:p>1.47705529842342E+01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.47705529828679E+018" calcext:value-type="float">
            <text:p>1.47705529828679E+018</text:p>
          </table:table-cell>
          <table:table-cell office:value-type="float" office:value="1.47705529842347E+018" calcext:value-type="float">
            <text:p>1.47705529842347E+01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.47705529828723E+018" calcext:value-type="float">
            <text:p>1.47705529828723E+018</text:p>
          </table:table-cell>
          <table:table-cell office:value-type="float" office:value="1.47705529842352E+018" calcext:value-type="float">
            <text:p>1.47705529842352E+01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.47705529828758E+018" calcext:value-type="float">
            <text:p>1.47705529828758E+018</text:p>
          </table:table-cell>
          <table:table-cell office:value-type="float" office:value="1.47705529842381E+018" calcext:value-type="float">
            <text:p>1.47705529842381E+01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.47705529828793E+018" calcext:value-type="float">
            <text:p>1.47705529828793E+018</text:p>
          </table:table-cell>
          <table:table-cell office:value-type="float" office:value="1.47705529842386E+018" calcext:value-type="float">
            <text:p>1.47705529842386E+01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.47705529828837E+018" calcext:value-type="float">
            <text:p>1.47705529828837E+018</text:p>
          </table:table-cell>
          <table:table-cell office:value-type="float" office:value="1.47705529842392E+018" calcext:value-type="float">
            <text:p>1.47705529842392E+01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.47705529828873E+018" calcext:value-type="float">
            <text:p>1.47705529828873E+018</text:p>
          </table:table-cell>
          <table:table-cell office:value-type="float" office:value="1.47705529842397E+018" calcext:value-type="float">
            <text:p>1.47705529842397E+01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.4770552982891E+018" calcext:value-type="float">
            <text:p>1.4770552982891E+018</text:p>
          </table:table-cell>
          <table:table-cell office:value-type="float" office:value="1.47705529842482E+018" calcext:value-type="float">
            <text:p>1.47705529842482E+01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.47705529828945E+018" calcext:value-type="float">
            <text:p>1.47705529828945E+018</text:p>
          </table:table-cell>
          <table:table-cell office:value-type="float" office:value="1.47705529842487E+018" calcext:value-type="float">
            <text:p>1.47705529842487E+01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.47705529828979E+018" calcext:value-type="float">
            <text:p>1.47705529828979E+018</text:p>
          </table:table-cell>
          <table:table-cell office:value-type="float" office:value="1.47705529842493E+018" calcext:value-type="float">
            <text:p>1.47705529842493E+01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47705529829023E+018" calcext:value-type="float">
            <text:p>1.47705529829023E+018</text:p>
          </table:table-cell>
          <table:table-cell office:value-type="float" office:value="1.47705529842498E+018" calcext:value-type="float">
            <text:p>1.47705529842498E+01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.47705529829059E+018" calcext:value-type="float">
            <text:p>1.47705529829059E+018</text:p>
          </table:table-cell>
          <table:table-cell office:value-type="float" office:value="1.47705529842504E+018" calcext:value-type="float">
            <text:p>1.47705529842504E+01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.47705529829094E+018" calcext:value-type="float">
            <text:p>1.47705529829094E+018</text:p>
          </table:table-cell>
          <table:table-cell office:value-type="float" office:value="1.47705529842509E+018" calcext:value-type="float">
            <text:p>1.47705529842509E+01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.47705529829128E+018" calcext:value-type="float">
            <text:p>1.47705529829128E+018</text:p>
          </table:table-cell>
          <table:table-cell office:value-type="float" office:value="1.47705529842514E+018" calcext:value-type="float">
            <text:p>1.47705529842514E+018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.47705529829207E+018" calcext:value-type="float">
            <text:p>1.47705529829207E+018</text:p>
          </table:table-cell>
          <table:table-cell office:value-type="float" office:value="1.4770552984252E+018" calcext:value-type="float">
            <text:p>1.4770552984252E+01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.47705529829248E+018" calcext:value-type="float">
            <text:p>1.47705529829248E+018</text:p>
          </table:table-cell>
          <table:table-cell office:value-type="float" office:value="1.47705529842525E+018" calcext:value-type="float">
            <text:p>1.47705529842525E+01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.47705529829293E+018" calcext:value-type="float">
            <text:p>1.47705529829293E+018</text:p>
          </table:table-cell>
          <table:table-cell office:value-type="float" office:value="1.4770552984253E+018" calcext:value-type="float">
            <text:p>1.4770552984253E+01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.47705529829329E+018" calcext:value-type="float">
            <text:p>1.47705529829329E+018</text:p>
          </table:table-cell>
          <table:table-cell office:value-type="float" office:value="1.47705529842535E+018" calcext:value-type="float">
            <text:p>1.47705529842535E+01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.47705529829363E+018" calcext:value-type="float">
            <text:p>1.47705529829363E+018</text:p>
          </table:table-cell>
          <table:table-cell office:value-type="float" office:value="1.47705529842541E+018" calcext:value-type="float">
            <text:p>1.47705529842541E+01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.47705529829398E+018" calcext:value-type="float">
            <text:p>1.47705529829398E+018</text:p>
          </table:table-cell>
          <table:table-cell office:value-type="float" office:value="1.47705529842546E+018" calcext:value-type="float">
            <text:p>1.47705529842546E+01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.47705529829442E+018" calcext:value-type="float">
            <text:p>1.47705529829442E+018</text:p>
          </table:table-cell>
          <table:table-cell office:value-type="float" office:value="1.47705529842551E+018" calcext:value-type="float">
            <text:p>1.47705529842551E+01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.47705529829477E+018" calcext:value-type="float">
            <text:p>1.47705529829477E+018</text:p>
          </table:table-cell>
          <table:table-cell office:value-type="float" office:value="1.47705529842556E+018" calcext:value-type="float">
            <text:p>1.47705529842556E+01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.47705529829512E+018" calcext:value-type="float">
            <text:p>1.47705529829512E+018</text:p>
          </table:table-cell>
          <table:table-cell office:value-type="float" office:value="1.47705529842562E+018" calcext:value-type="float">
            <text:p>1.47705529842562E+01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.47705529829547E+018" calcext:value-type="float">
            <text:p>1.47705529829547E+018</text:p>
          </table:table-cell>
          <table:table-cell office:value-type="float" office:value="1.47705529842567E+018" calcext:value-type="float">
            <text:p>1.47705529842567E+01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.47705529829582E+018" calcext:value-type="float">
            <text:p>1.47705529829582E+018</text:p>
          </table:table-cell>
          <table:table-cell office:value-type="float" office:value="1.47705529842572E+018" calcext:value-type="float">
            <text:p>1.47705529842572E+01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.47705529829654E+018" calcext:value-type="float">
            <text:p>1.47705529829654E+018</text:p>
          </table:table-cell>
          <table:table-cell office:value-type="float" office:value="1.47705529842577E+018" calcext:value-type="float">
            <text:p>1.47705529842577E+01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.47705529829692E+018" calcext:value-type="float">
            <text:p>1.47705529829692E+018</text:p>
          </table:table-cell>
          <table:table-cell office:value-type="float" office:value="1.47705529842622E+018" calcext:value-type="float">
            <text:p>1.47705529842622E+01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.47705529829737E+018" calcext:value-type="float">
            <text:p>1.47705529829737E+018</text:p>
          </table:table-cell>
          <table:table-cell office:value-type="float" office:value="1.47705529842627E+018" calcext:value-type="float">
            <text:p>1.47705529842627E+01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.47705529829773E+018" calcext:value-type="float">
            <text:p>1.47705529829773E+018</text:p>
          </table:table-cell>
          <table:table-cell office:value-type="float" office:value="1.47705529842633E+018" calcext:value-type="float">
            <text:p>1.47705529842633E+01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.47705529829808E+018" calcext:value-type="float">
            <text:p>1.47705529829808E+018</text:p>
          </table:table-cell>
          <table:table-cell office:value-type="float" office:value="1.47705529842638E+018" calcext:value-type="float">
            <text:p>1.47705529842638E+01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.47705529829842E+018" calcext:value-type="float">
            <text:p>1.47705529829842E+018</text:p>
          </table:table-cell>
          <table:table-cell office:value-type="float" office:value="1.47705529842643E+018" calcext:value-type="float">
            <text:p>1.47705529842643E+01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.47705529829886E+018" calcext:value-type="float">
            <text:p>1.47705529829886E+018</text:p>
          </table:table-cell>
          <table:table-cell office:value-type="float" office:value="1.47705529842656E+018" calcext:value-type="float">
            <text:p>1.47705529842656E+01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.47705529829922E+018" calcext:value-type="float">
            <text:p>1.47705529829922E+018</text:p>
          </table:table-cell>
          <table:table-cell office:value-type="float" office:value="1.47705529842662E+018" calcext:value-type="float">
            <text:p>1.47705529842662E+01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.47705529829957E+018" calcext:value-type="float">
            <text:p>1.47705529829957E+018</text:p>
          </table:table-cell>
          <table:table-cell office:value-type="float" office:value="1.47705529842667E+018" calcext:value-type="float">
            <text:p>1.47705529842667E+01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.47705529829991E+018" calcext:value-type="float">
            <text:p>1.47705529829991E+018</text:p>
          </table:table-cell>
          <table:table-cell office:value-type="float" office:value="1.47705529842729E+018" calcext:value-type="float">
            <text:p>1.47705529842729E+01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.47705529830027E+018" calcext:value-type="float">
            <text:p>1.47705529830027E+018</text:p>
          </table:table-cell>
          <table:table-cell office:value-type="float" office:value="1.47705529842735E+018" calcext:value-type="float">
            <text:p>1.47705529842735E+01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.47705529830099E+018" calcext:value-type="float">
            <text:p>1.47705529830099E+018</text:p>
          </table:table-cell>
          <table:table-cell office:value-type="float" office:value="1.47705529842741E+018" calcext:value-type="float">
            <text:p>1.47705529842741E+01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.47705529830135E+018" calcext:value-type="float">
            <text:p>1.47705529830135E+018</text:p>
          </table:table-cell>
          <table:table-cell office:value-type="float" office:value="1.47705529842746E+018" calcext:value-type="float">
            <text:p>1.47705529842746E+01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.47705529830185E+018" calcext:value-type="float">
            <text:p>1.47705529830185E+018</text:p>
          </table:table-cell>
          <table:table-cell office:value-type="float" office:value="1.47705529842751E+018" calcext:value-type="float">
            <text:p>1.47705529842751E+01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.47705529830221E+018" calcext:value-type="float">
            <text:p>1.47705529830221E+018</text:p>
          </table:table-cell>
          <table:table-cell office:value-type="float" office:value="1.47705529842756E+018" calcext:value-type="float">
            <text:p>1.47705529842756E+01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.47705529830255E+018" calcext:value-type="float">
            <text:p>1.47705529830255E+018</text:p>
          </table:table-cell>
          <table:table-cell office:value-type="float" office:value="1.47705529842762E+018" calcext:value-type="float">
            <text:p>1.47705529842762E+01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.4770552983029E+018" calcext:value-type="float">
            <text:p>1.4770552983029E+018</text:p>
          </table:table-cell>
          <table:table-cell office:value-type="float" office:value="1.47705529842767E+018" calcext:value-type="float">
            <text:p>1.47705529842767E+01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47705529830334E+018" calcext:value-type="float">
            <text:p>1.47705529830334E+018</text:p>
          </table:table-cell>
          <table:table-cell office:value-type="float" office:value="1.47705529842772E+018" calcext:value-type="float">
            <text:p>1.47705529842772E+01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.4770552983037E+018" calcext:value-type="float">
            <text:p>1.4770552983037E+018</text:p>
          </table:table-cell>
          <table:table-cell office:value-type="float" office:value="1.47705529842777E+018" calcext:value-type="float">
            <text:p>1.47705529842777E+01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.47705529830404E+018" calcext:value-type="float">
            <text:p>1.47705529830404E+018</text:p>
          </table:table-cell>
          <table:table-cell office:value-type="float" office:value="1.47705529842783E+018" calcext:value-type="float">
            <text:p>1.47705529842783E+01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.47705529830439E+018" calcext:value-type="float">
            <text:p>1.47705529830439E+018</text:p>
          </table:table-cell>
          <table:table-cell office:value-type="float" office:value="1.47705529842788E+018" calcext:value-type="float">
            <text:p>1.47705529842788E+01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.47705529830474E+018" calcext:value-type="float">
            <text:p>1.47705529830474E+018</text:p>
          </table:table-cell>
          <table:table-cell office:value-type="float" office:value="1.47705529842793E+018" calcext:value-type="float">
            <text:p>1.47705529842793E+01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.47705529830575E+018" calcext:value-type="float">
            <text:p>1.47705529830575E+018</text:p>
          </table:table-cell>
          <table:table-cell office:value-type="float" office:value="1.47705529842822E+018" calcext:value-type="float">
            <text:p>1.47705529842822E+01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.47705529830612E+018" calcext:value-type="float">
            <text:p>1.47705529830612E+018</text:p>
          </table:table-cell>
          <table:table-cell office:value-type="float" office:value="1.47705529842828E+018" calcext:value-type="float">
            <text:p>1.47705529842828E+01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.47705529830647E+018" calcext:value-type="float">
            <text:p>1.47705529830647E+018</text:p>
          </table:table-cell>
          <table:table-cell office:value-type="float" office:value="1.47705529842833E+018" calcext:value-type="float">
            <text:p>1.47705529842833E+01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.47705529830691E+018" calcext:value-type="float">
            <text:p>1.47705529830691E+018</text:p>
          </table:table-cell>
          <table:table-cell office:value-type="float" office:value="1.47705529842839E+018" calcext:value-type="float">
            <text:p>1.47705529842839E+01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.47705529830736E+018" calcext:value-type="float">
            <text:p>1.47705529830736E+018</text:p>
          </table:table-cell>
          <table:table-cell office:value-type="float" office:value="1.47705529842884E+018" calcext:value-type="float">
            <text:p>1.47705529842884E+01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47705529830808E+018" calcext:value-type="float">
            <text:p>1.47705529830808E+018</text:p>
          </table:table-cell>
          <table:table-cell office:value-type="float" office:value="1.4770552984289E+018" calcext:value-type="float">
            <text:p>1.4770552984289E+01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.47705529830845E+018" calcext:value-type="float">
            <text:p>1.47705529830845E+018</text:p>
          </table:table-cell>
          <table:table-cell office:value-type="float" office:value="1.47705529842895E+018" calcext:value-type="float">
            <text:p>1.47705529842895E+01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.4770552983088E+018" calcext:value-type="float">
            <text:p>1.4770552983088E+018</text:p>
          </table:table-cell>
          <table:table-cell office:value-type="float" office:value="1.477055298429E+018" calcext:value-type="float">
            <text:p>1.477055298429E+01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.47705529830915E+018" calcext:value-type="float">
            <text:p>1.47705529830915E+018</text:p>
          </table:table-cell>
          <table:table-cell office:value-type="float" office:value="1.47705529842906E+018" calcext:value-type="float">
            <text:p>1.47705529842906E+01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.4770552983095E+018" calcext:value-type="float">
            <text:p>1.4770552983095E+018</text:p>
          </table:table-cell>
          <table:table-cell office:value-type="float" office:value="1.47705529842911E+018" calcext:value-type="float">
            <text:p>1.47705529842911E+01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.47705529831057E+018" calcext:value-type="float">
            <text:p>1.47705529831057E+018</text:p>
          </table:table-cell>
          <table:table-cell office:value-type="float" office:value="1.47705529842916E+018" calcext:value-type="float">
            <text:p>1.47705529842916E+01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.47705529831094E+018" calcext:value-type="float">
            <text:p>1.47705529831094E+018</text:p>
          </table:table-cell>
          <table:table-cell office:value-type="float" office:value="1.47705529842921E+018" calcext:value-type="float">
            <text:p>1.47705529842921E+01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.4770552983113E+018" calcext:value-type="float">
            <text:p>1.4770552983113E+018</text:p>
          </table:table-cell>
          <table:table-cell office:value-type="float" office:value="1.47705529842927E+018" calcext:value-type="float">
            <text:p>1.47705529842927E+01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.47705529831179E+018" calcext:value-type="float">
            <text:p>1.47705529831179E+018</text:p>
          </table:table-cell>
          <table:table-cell office:value-type="float" office:value="1.47705529842944E+018" calcext:value-type="float">
            <text:p>1.47705529842944E+01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.47705529831214E+018" calcext:value-type="float">
            <text:p>1.47705529831214E+018</text:p>
          </table:table-cell>
          <table:table-cell office:value-type="float" office:value="1.47705529842993E+018" calcext:value-type="float">
            <text:p>1.47705529842993E+01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.47705529831249E+018" calcext:value-type="float">
            <text:p>1.47705529831249E+018</text:p>
          </table:table-cell>
          <table:table-cell office:value-type="float" office:value="1.47705529842999E+018" calcext:value-type="float">
            <text:p>1.47705529842999E+01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.47705529831323E+018" calcext:value-type="float">
            <text:p>1.47705529831323E+018</text:p>
          </table:table-cell>
          <table:table-cell office:value-type="float" office:value="1.47705529843005E+018" calcext:value-type="float">
            <text:p>1.47705529843005E+01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.47705529831361E+018" calcext:value-type="float">
            <text:p>1.47705529831361E+018</text:p>
          </table:table-cell>
          <table:table-cell office:value-type="float" office:value="1.4770552984301E+018" calcext:value-type="float">
            <text:p>1.4770552984301E+01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.47705529831396E+018" calcext:value-type="float">
            <text:p>1.47705529831396E+018</text:p>
          </table:table-cell>
          <table:table-cell office:value-type="float" office:value="1.47705529843015E+018" calcext:value-type="float">
            <text:p>1.47705529843015E+01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.47705529831431E+018" calcext:value-type="float">
            <text:p>1.47705529831431E+018</text:p>
          </table:table-cell>
          <table:table-cell office:value-type="float" office:value="1.47705529843021E+018" calcext:value-type="float">
            <text:p>1.47705529843021E+01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.47705529831465E+018" calcext:value-type="float">
            <text:p>1.47705529831465E+018</text:p>
          </table:table-cell>
          <table:table-cell office:value-type="float" office:value="1.47705529843026E+018" calcext:value-type="float">
            <text:p>1.47705529843026E+01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.47705529831511E+018" calcext:value-type="float">
            <text:p>1.47705529831511E+018</text:p>
          </table:table-cell>
          <table:table-cell office:value-type="float" office:value="1.47705529843031E+018" calcext:value-type="float">
            <text:p>1.47705529843031E+01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.47705529831546E+018" calcext:value-type="float">
            <text:p>1.47705529831546E+018</text:p>
          </table:table-cell>
          <table:table-cell office:value-type="float" office:value="1.47705529843048E+018" calcext:value-type="float">
            <text:p>1.47705529843048E+01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.47705529831581E+018" calcext:value-type="float">
            <text:p>1.47705529831581E+018</text:p>
          </table:table-cell>
          <table:table-cell office:value-type="float" office:value="1.47705529843084E+018" calcext:value-type="float">
            <text:p>1.47705529843084E+01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.47705529831616E+018" calcext:value-type="float">
            <text:p>1.47705529831616E+018</text:p>
          </table:table-cell>
          <table:table-cell office:value-type="float" office:value="1.47705529843089E+018" calcext:value-type="float">
            <text:p>1.47705529843089E+01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.47705529831651E+018" calcext:value-type="float">
            <text:p>1.47705529831651E+018</text:p>
          </table:table-cell>
          <table:table-cell office:value-type="float" office:value="1.47705529843095E+018" calcext:value-type="float">
            <text:p>1.47705529843095E+01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.47705529831712E+018" calcext:value-type="float">
            <text:p>1.47705529831712E+018</text:p>
          </table:table-cell>
          <table:table-cell office:value-type="float" office:value="1.477055298431E+018" calcext:value-type="float">
            <text:p>1.477055298431E+01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.47705529831748E+018" calcext:value-type="float">
            <text:p>1.47705529831748E+018</text:p>
          </table:table-cell>
          <table:table-cell office:value-type="float" office:value="1.47705529843105E+018" calcext:value-type="float">
            <text:p>1.47705529843105E+01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.47705529831792E+018" calcext:value-type="float">
            <text:p>1.47705529831792E+018</text:p>
          </table:table-cell>
          <table:table-cell office:value-type="float" office:value="1.47705529843122E+018" calcext:value-type="float">
            <text:p>1.47705529843122E+01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.47705529831828E+018" calcext:value-type="float">
            <text:p>1.47705529831828E+018</text:p>
          </table:table-cell>
          <table:table-cell office:value-type="float" office:value="1.47705529843152E+018" calcext:value-type="float">
            <text:p>1.47705529843152E+01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.47705529831879E+018" calcext:value-type="float">
            <text:p>1.47705529831879E+018</text:p>
          </table:table-cell>
          <table:table-cell office:value-type="float" office:value="1.47705529843158E+018" calcext:value-type="float">
            <text:p>1.47705529843158E+01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.47705529831914E+018" calcext:value-type="float">
            <text:p>1.47705529831914E+018</text:p>
          </table:table-cell>
          <table:table-cell office:value-type="float" office:value="1.47705529843163E+018" calcext:value-type="float">
            <text:p>1.47705529843163E+01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.47705529831949E+018" calcext:value-type="float">
            <text:p>1.47705529831949E+018</text:p>
          </table:table-cell>
          <table:table-cell office:value-type="float" office:value="1.4770552984318E+018" calcext:value-type="float">
            <text:p>1.4770552984318E+01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.47705529831984E+018" calcext:value-type="float">
            <text:p>1.47705529831984E+018</text:p>
          </table:table-cell>
          <table:table-cell office:value-type="float" office:value="1.47705529843196E+018" calcext:value-type="float">
            <text:p>1.47705529843196E+01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.47705529832018E+018" calcext:value-type="float">
            <text:p>1.47705529832018E+018</text:p>
          </table:table-cell>
          <table:table-cell office:value-type="float" office:value="1.4770552984322E+018" calcext:value-type="float">
            <text:p>1.4770552984322E+01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.47705529832096E+018" calcext:value-type="float">
            <text:p>1.47705529832096E+018</text:p>
          </table:table-cell>
          <table:table-cell office:value-type="float" office:value="1.47705529843225E+018" calcext:value-type="float">
            <text:p>1.47705529843225E+01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.47705529832135E+018" calcext:value-type="float">
            <text:p>1.47705529832135E+018</text:p>
          </table:table-cell>
          <table:table-cell office:value-type="float" office:value="1.47705529843246E+018" calcext:value-type="float">
            <text:p>1.47705529843246E+01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.47705529832179E+018" calcext:value-type="float">
            <text:p>1.47705529832179E+018</text:p>
          </table:table-cell>
          <table:table-cell office:value-type="float" office:value="1.47705529843251E+018" calcext:value-type="float">
            <text:p>1.47705529843251E+01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.47705529832214E+018" calcext:value-type="float">
            <text:p>1.47705529832214E+018</text:p>
          </table:table-cell>
          <table:table-cell office:value-type="float" office:value="1.47705529843268E+018" calcext:value-type="float">
            <text:p>1.47705529843268E+01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.47705529832249E+018" calcext:value-type="float">
            <text:p>1.47705529832249E+018</text:p>
          </table:table-cell>
          <table:table-cell office:value-type="float" office:value="1.47705529843291E+018" calcext:value-type="float">
            <text:p>1.47705529843291E+01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.47705529832284E+018" calcext:value-type="float">
            <text:p>1.47705529832284E+018</text:p>
          </table:table-cell>
          <table:table-cell office:value-type="float" office:value="1.47705529843324E+018" calcext:value-type="float">
            <text:p>1.47705529843324E+01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.4770552983233E+018" calcext:value-type="float">
            <text:p>1.4770552983233E+018</text:p>
          </table:table-cell>
          <table:table-cell office:value-type="float" office:value="1.47705529843341E+018" calcext:value-type="float">
            <text:p>1.47705529843341E+01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.47705529832366E+018" calcext:value-type="float">
            <text:p>1.47705529832366E+018</text:p>
          </table:table-cell>
          <table:table-cell office:value-type="float" office:value="1.47705529843357E+018" calcext:value-type="float">
            <text:p>1.47705529843357E+01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.477055298324E+018" calcext:value-type="float">
            <text:p>1.477055298324E+018</text:p>
          </table:table-cell>
          <table:table-cell office:value-type="float" office:value="1.47705529843392E+018" calcext:value-type="float">
            <text:p>1.47705529843392E+01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.47705529832447E+018" calcext:value-type="float">
            <text:p>1.47705529832447E+018</text:p>
          </table:table-cell>
          <table:table-cell office:value-type="float" office:value="1.47705529843439E+018" calcext:value-type="float">
            <text:p>1.47705529843439E+01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.4770552983252E+018" calcext:value-type="float">
            <text:p>1.4770552983252E+018</text:p>
          </table:table-cell>
          <table:table-cell office:value-type="float" office:value="1.47705529843455E+018" calcext:value-type="float">
            <text:p>1.47705529843455E+01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.47705529832569E+018" calcext:value-type="float">
            <text:p>1.47705529832569E+018</text:p>
          </table:table-cell>
          <table:table-cell office:value-type="float" office:value="1.47705529843501E+018" calcext:value-type="float">
            <text:p>1.47705529843501E+01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.47705529832604E+018" calcext:value-type="float">
            <text:p>1.47705529832604E+018</text:p>
          </table:table-cell>
          <table:table-cell office:value-type="float" office:value="1.47705529843507E+018" calcext:value-type="float">
            <text:p>1.47705529843507E+01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.4770552983264E+018" calcext:value-type="float">
            <text:p>1.4770552983264E+018</text:p>
          </table:table-cell>
          <table:table-cell office:value-type="float" office:value="1.47705529843513E+018" calcext:value-type="float">
            <text:p>1.47705529843513E+01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.47705529832709E+018" calcext:value-type="float">
            <text:p>1.47705529832709E+018</text:p>
          </table:table-cell>
          <table:table-cell office:value-type="float" office:value="1.47705529843518E+018" calcext:value-type="float">
            <text:p>1.47705529843518E+01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.47705529832753E+018" calcext:value-type="float">
            <text:p>1.47705529832753E+018</text:p>
          </table:table-cell>
          <table:table-cell office:value-type="float" office:value="1.47705529843523E+018" calcext:value-type="float">
            <text:p>1.47705529843523E+01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.47705529832789E+018" calcext:value-type="float">
            <text:p>1.47705529832789E+018</text:p>
          </table:table-cell>
          <table:table-cell office:value-type="float" office:value="1.47705529843528E+018" calcext:value-type="float">
            <text:p>1.47705529843528E+01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.47705529832824E+018" calcext:value-type="float">
            <text:p>1.47705529832824E+018</text:p>
          </table:table-cell>
          <table:table-cell office:value-type="float" office:value="1.47705529843534E+018" calcext:value-type="float">
            <text:p>1.47705529843534E+01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.47705529832859E+018" calcext:value-type="float">
            <text:p>1.47705529832859E+018</text:p>
          </table:table-cell>
          <table:table-cell office:value-type="float" office:value="1.4770552984355E+018" calcext:value-type="float">
            <text:p>1.4770552984355E+01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.47705529832905E+018" calcext:value-type="float">
            <text:p>1.47705529832905E+018</text:p>
          </table:table-cell>
          <table:table-cell office:value-type="float" office:value="1.47705529843579E+018" calcext:value-type="float">
            <text:p>1.47705529843579E+01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.4770552983294E+018" calcext:value-type="float">
            <text:p>1.4770552983294E+018</text:p>
          </table:table-cell>
          <table:table-cell office:value-type="float" office:value="1.47705529843585E+018" calcext:value-type="float">
            <text:p>1.47705529843585E+01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.47705529832975E+018" calcext:value-type="float">
            <text:p>1.47705529832975E+018</text:p>
          </table:table-cell>
          <table:table-cell office:value-type="float" office:value="1.47705529843591E+018" calcext:value-type="float">
            <text:p>1.47705529843591E+01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.4770552983301E+018" calcext:value-type="float">
            <text:p>1.4770552983301E+018</text:p>
          </table:table-cell>
          <table:table-cell office:value-type="float" office:value="1.47705529843596E+018" calcext:value-type="float">
            <text:p>1.47705529843596E+01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.47705529833044E+018" calcext:value-type="float">
            <text:p>1.47705529833044E+018</text:p>
          </table:table-cell>
          <table:table-cell office:value-type="float" office:value="1.47705529843612E+018" calcext:value-type="float">
            <text:p>1.47705529843612E+01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.47705529833079E+018" calcext:value-type="float">
            <text:p>1.47705529833079E+018</text:p>
          </table:table-cell>
          <table:table-cell office:value-type="float" office:value="1.47705529843648E+018" calcext:value-type="float">
            <text:p>1.47705529843648E+01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.47705529833161E+018" calcext:value-type="float">
            <text:p>1.47705529833161E+018</text:p>
          </table:table-cell>
          <table:table-cell office:value-type="float" office:value="1.47705529843671E+018" calcext:value-type="float">
            <text:p>1.47705529843671E+01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.477055298332E+018" calcext:value-type="float">
            <text:p>1.477055298332E+018</text:p>
          </table:table-cell>
          <table:table-cell office:value-type="float" office:value="1.47705529843677E+018" calcext:value-type="float">
            <text:p>1.47705529843677E+01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.47705529833245E+018" calcext:value-type="float">
            <text:p>1.47705529833245E+018</text:p>
          </table:table-cell>
          <table:table-cell office:value-type="float" office:value="1.47705529843693E+018" calcext:value-type="float">
            <text:p>1.47705529843693E+01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.47705529833281E+018" calcext:value-type="float">
            <text:p>1.47705529833281E+018</text:p>
          </table:table-cell>
          <table:table-cell office:value-type="float" office:value="1.47705529843724E+018" calcext:value-type="float">
            <text:p>1.47705529843724E+01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.47705529833316E+018" calcext:value-type="float">
            <text:p>1.47705529833316E+018</text:p>
          </table:table-cell>
          <table:table-cell office:value-type="float" office:value="1.4770552984373E+018" calcext:value-type="float">
            <text:p>1.4770552984373E+01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.4770552983335E+018" calcext:value-type="float">
            <text:p>1.4770552983335E+018</text:p>
          </table:table-cell>
          <table:table-cell office:value-type="float" office:value="1.47705529843735E+018" calcext:value-type="float">
            <text:p>1.47705529843735E+01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.47705529833385E+018" calcext:value-type="float">
            <text:p>1.47705529833385E+018</text:p>
          </table:table-cell>
          <table:table-cell office:value-type="float" office:value="1.47705529843741E+018" calcext:value-type="float">
            <text:p>1.47705529843741E+01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.4770552983342E+018" calcext:value-type="float">
            <text:p>1.4770552983342E+018</text:p>
          </table:table-cell>
          <table:table-cell office:value-type="float" office:value="1.47705529843757E+018" calcext:value-type="float">
            <text:p>1.47705529843757E+01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.47705529833455E+018" calcext:value-type="float">
            <text:p>1.47705529833455E+018</text:p>
          </table:table-cell>
          <table:table-cell office:value-type="float" office:value="1.47705529843782E+018" calcext:value-type="float">
            <text:p>1.47705529843782E+01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.47705529833499E+018" calcext:value-type="float">
            <text:p>1.47705529833499E+018</text:p>
          </table:table-cell>
          <table:table-cell office:value-type="float" office:value="1.47705529843787E+018" calcext:value-type="float">
            <text:p>1.47705529843787E+01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.47705529833534E+018" calcext:value-type="float">
            <text:p>1.47705529833534E+018</text:p>
          </table:table-cell>
          <table:table-cell office:value-type="float" office:value="1.47705529843793E+018" calcext:value-type="float">
            <text:p>1.47705529843793E+01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.47705529833569E+018" calcext:value-type="float">
            <text:p>1.47705529833569E+018</text:p>
          </table:table-cell>
          <table:table-cell office:value-type="float" office:value="1.47705529843809E+018" calcext:value-type="float">
            <text:p>1.47705529843809E+01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.47705529833604E+018" calcext:value-type="float">
            <text:p>1.47705529833604E+018</text:p>
          </table:table-cell>
          <table:table-cell office:value-type="float" office:value="1.47705529843833E+018" calcext:value-type="float">
            <text:p>1.47705529843833E+01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.47705529833677E+018" calcext:value-type="float">
            <text:p>1.47705529833677E+018</text:p>
          </table:table-cell>
          <table:table-cell office:value-type="float" office:value="1.47705529843838E+018" calcext:value-type="float">
            <text:p>1.47705529843838E+01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.47705529833717E+018" calcext:value-type="float">
            <text:p>1.47705529833717E+018</text:p>
          </table:table-cell>
          <table:table-cell office:value-type="float" office:value="1.47705529843855E+018" calcext:value-type="float">
            <text:p>1.47705529843855E+01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.47705529833753E+018" calcext:value-type="float">
            <text:p>1.47705529833753E+018</text:p>
          </table:table-cell>
          <table:table-cell office:value-type="float" office:value="1.47705529843871E+018" calcext:value-type="float">
            <text:p>1.47705529843871E+01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.47705529833787E+018" calcext:value-type="float">
            <text:p>1.47705529833787E+018</text:p>
          </table:table-cell>
          <table:table-cell office:value-type="float" office:value="1.47705529843891E+018" calcext:value-type="float">
            <text:p>1.47705529843891E+01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.47705529833822E+018" calcext:value-type="float">
            <text:p>1.47705529833822E+018</text:p>
          </table:table-cell>
          <table:table-cell office:value-type="float" office:value="1.47705529843921E+018" calcext:value-type="float">
            <text:p>1.47705529843921E+01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.47705529833857E+018" calcext:value-type="float">
            <text:p>1.47705529833857E+018</text:p>
          </table:table-cell>
          <table:table-cell office:value-type="float" office:value="1.47705529843949E+018" calcext:value-type="float">
            <text:p>1.47705529843949E+018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.47705529833901E+018" calcext:value-type="float">
            <text:p>1.47705529833901E+018</text:p>
          </table:table-cell>
          <table:table-cell office:value-type="float" office:value="1.4770552984397E+018" calcext:value-type="float">
            <text:p>1.4770552984397E+018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.47705529833937E+018" calcext:value-type="float">
            <text:p>1.47705529833937E+018</text:p>
          </table:table-cell>
          <table:table-cell office:value-type="float" office:value="1.47705529843976E+018" calcext:value-type="float">
            <text:p>1.47705529843976E+01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.47705529833972E+018" calcext:value-type="float">
            <text:p>1.47705529833972E+018</text:p>
          </table:table-cell>
          <table:table-cell office:value-type="float" office:value="1.47705529843992E+018" calcext:value-type="float">
            <text:p>1.47705529843992E+01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.47705529834006E+018" calcext:value-type="float">
            <text:p>1.47705529834006E+018</text:p>
          </table:table-cell>
          <table:table-cell office:value-type="float" office:value="1.47705529844009E+018" calcext:value-type="float">
            <text:p>1.47705529844009E+01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.47705529834089E+018" calcext:value-type="float">
            <text:p>1.47705529834089E+018</text:p>
          </table:table-cell>
          <table:table-cell office:value-type="float" office:value="1.47705529844028E+018" calcext:value-type="float">
            <text:p>1.47705529844028E+01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.47705529834126E+018" calcext:value-type="float">
            <text:p>1.47705529834126E+018</text:p>
          </table:table-cell>
          <table:table-cell office:value-type="float" office:value="1.47705529844045E+018" calcext:value-type="float">
            <text:p>1.47705529844045E+01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.47705529834176E+018" calcext:value-type="float">
            <text:p>1.47705529834176E+018</text:p>
          </table:table-cell>
          <table:table-cell office:value-type="float" office:value="1.47705529844061E+018" calcext:value-type="float">
            <text:p>1.47705529844061E+01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.4770552983426E+018" calcext:value-type="float">
            <text:p>1.4770552983426E+018</text:p>
          </table:table-cell>
          <table:table-cell office:value-type="float" office:value="1.47705529844078E+018" calcext:value-type="float">
            <text:p>1.47705529844078E+018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.47705529834296E+018" calcext:value-type="float">
            <text:p>1.47705529834296E+018</text:p>
          </table:table-cell>
          <table:table-cell office:value-type="float" office:value="1.47705529844095E+018" calcext:value-type="float">
            <text:p>1.47705529844095E+01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.47705529834347E+018" calcext:value-type="float">
            <text:p>1.47705529834347E+018</text:p>
          </table:table-cell>
          <table:table-cell office:value-type="float" office:value="1.47705529844119E+018" calcext:value-type="float">
            <text:p>1.47705529844119E+01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.47705529834388E+018" calcext:value-type="float">
            <text:p>1.47705529834388E+018</text:p>
          </table:table-cell>
          <table:table-cell office:value-type="float" office:value="1.47705529844606E+018" calcext:value-type="float">
            <text:p>1.47705529844606E+01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.47705529834423E+018" calcext:value-type="float">
            <text:p>1.47705529834423E+018</text:p>
          </table:table-cell>
          <table:table-cell office:value-type="float" office:value="1.47705529844629E+018" calcext:value-type="float">
            <text:p>1.47705529844629E+01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.47705529834458E+018" calcext:value-type="float">
            <text:p>1.47705529834458E+018</text:p>
          </table:table-cell>
          <table:table-cell office:value-type="float" office:value="1.47705529844635E+018" calcext:value-type="float">
            <text:p>1.47705529844635E+01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.47705529834494E+018" calcext:value-type="float">
            <text:p>1.47705529834494E+018</text:p>
          </table:table-cell>
          <table:table-cell office:value-type="float" office:value="1.47705529844652E+018" calcext:value-type="float">
            <text:p>1.47705529844652E+01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.47705529834639E+018" calcext:value-type="float">
            <text:p>1.47705529834639E+018</text:p>
          </table:table-cell>
          <table:table-cell office:value-type="float" office:value="1.47705529844668E+018" calcext:value-type="float">
            <text:p>1.47705529844668E+01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.47705529834679E+018" calcext:value-type="float">
            <text:p>1.47705529834679E+018</text:p>
          </table:table-cell>
          <table:table-cell office:value-type="float" office:value="1.47705529844695E+018" calcext:value-type="float">
            <text:p>1.47705529844695E+01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47705529834714E+018" calcext:value-type="float">
            <text:p>1.47705529834714E+018</text:p>
          </table:table-cell>
          <table:table-cell office:value-type="float" office:value="1.47705529844714E+018" calcext:value-type="float">
            <text:p>1.47705529844714E+01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.47705529834783E+018" calcext:value-type="float">
            <text:p>1.47705529834783E+018</text:p>
          </table:table-cell>
          <table:table-cell office:value-type="float" office:value="1.47705529844736E+018" calcext:value-type="float">
            <text:p>1.47705529844736E+018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.47705529834819E+018" calcext:value-type="float">
            <text:p>1.47705529834819E+018</text:p>
          </table:table-cell>
          <table:table-cell office:value-type="float" office:value="1.47705529844766E+018" calcext:value-type="float">
            <text:p>1.47705529844766E+018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.47705529834854E+018" calcext:value-type="float">
            <text:p>1.47705529834854E+018</text:p>
          </table:table-cell>
          <table:table-cell office:value-type="float" office:value="1.47705529844782E+018" calcext:value-type="float">
            <text:p>1.47705529844782E+018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.47705529834899E+018" calcext:value-type="float">
            <text:p>1.47705529834899E+018</text:p>
          </table:table-cell>
          <table:table-cell office:value-type="float" office:value="1.47705529844799E+018" calcext:value-type="float">
            <text:p>1.47705529844799E+01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.47705529834934E+018" calcext:value-type="float">
            <text:p>1.47705529834934E+018</text:p>
          </table:table-cell>
          <table:table-cell office:value-type="float" office:value="1.47705529844816E+018" calcext:value-type="float">
            <text:p>1.47705529844816E+01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.4770552983497E+018" calcext:value-type="float">
            <text:p>1.4770552983497E+018</text:p>
          </table:table-cell>
          <table:table-cell office:value-type="float" office:value="1.47705529844832E+018" calcext:value-type="float">
            <text:p>1.47705529844832E+01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.47705529835005E+018" calcext:value-type="float">
            <text:p>1.47705529835005E+018</text:p>
          </table:table-cell>
          <table:table-cell office:value-type="float" office:value="1.47705529844849E+018" calcext:value-type="float">
            <text:p>1.47705529844849E+01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.47705529835162E+018" calcext:value-type="float">
            <text:p>1.47705529835162E+018</text:p>
          </table:table-cell>
          <table:table-cell office:value-type="float" office:value="1.4770552984487E+018" calcext:value-type="float">
            <text:p>1.4770552984487E+01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.47705529835203E+018" calcext:value-type="float">
            <text:p>1.47705529835203E+018</text:p>
          </table:table-cell>
          <table:table-cell office:value-type="float" office:value="1.47705529844886E+018" calcext:value-type="float">
            <text:p>1.47705529844886E+01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.47705529835255E+018" calcext:value-type="float">
            <text:p>1.47705529835255E+018</text:p>
          </table:table-cell>
          <table:table-cell office:value-type="float" office:value="1.47705529844903E+018" calcext:value-type="float">
            <text:p>1.47705529844903E+01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.47705529835338E+018" calcext:value-type="float">
            <text:p>1.47705529835338E+018</text:p>
          </table:table-cell>
          <table:table-cell office:value-type="float" office:value="1.47705529844981E+018" calcext:value-type="float">
            <text:p>1.47705529844981E+01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.47705529835376E+018" calcext:value-type="float">
            <text:p>1.47705529835376E+018</text:p>
          </table:table-cell>
          <table:table-cell office:value-type="float" office:value="1.47705529845012E+018" calcext:value-type="float">
            <text:p>1.47705529845012E+01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.47705529835412E+018" calcext:value-type="float">
            <text:p>1.47705529835412E+018</text:p>
          </table:table-cell>
          <table:table-cell office:value-type="float" office:value="1.47705529845018E+018" calcext:value-type="float">
            <text:p>1.47705529845018E+01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.47705529835446E+018" calcext:value-type="float">
            <text:p>1.47705529835446E+018</text:p>
          </table:table-cell>
          <table:table-cell office:value-type="float" office:value="1.47705529845023E+018" calcext:value-type="float">
            <text:p>1.47705529845023E+018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.47705529835545E+018" calcext:value-type="float">
            <text:p>1.47705529835545E+018</text:p>
          </table:table-cell>
          <table:table-cell office:value-type="float" office:value="1.47705529845028E+018" calcext:value-type="float">
            <text:p>1.47705529845028E+01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.47705529835587E+018" calcext:value-type="float">
            <text:p>1.47705529835587E+018</text:p>
          </table:table-cell>
          <table:table-cell office:value-type="float" office:value="1.47705529845049E+018" calcext:value-type="float">
            <text:p>1.47705529845049E+01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.47705529835622E+018" calcext:value-type="float">
            <text:p>1.47705529835622E+018</text:p>
          </table:table-cell>
          <table:table-cell office:value-type="float" office:value="1.47705529845055E+018" calcext:value-type="float">
            <text:p>1.47705529845055E+01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.47705529835675E+018" calcext:value-type="float">
            <text:p>1.47705529835675E+018</text:p>
          </table:table-cell>
          <table:table-cell office:value-type="float" office:value="1.47705529845079E+018" calcext:value-type="float">
            <text:p>1.47705529845079E+01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.4770552983572E+018" calcext:value-type="float">
            <text:p>1.4770552983572E+018</text:p>
          </table:table-cell>
          <table:table-cell office:value-type="float" office:value="1.47705529845085E+018" calcext:value-type="float">
            <text:p>1.47705529845085E+01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.47705529835756E+018" calcext:value-type="float">
            <text:p>1.47705529835756E+018</text:p>
          </table:table-cell>
          <table:table-cell office:value-type="float" office:value="1.4770552984509E+018" calcext:value-type="float">
            <text:p>1.4770552984509E+01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.47705529835791E+018" calcext:value-type="float">
            <text:p>1.47705529835791E+018</text:p>
          </table:table-cell>
          <table:table-cell office:value-type="float" office:value="1.4770552984518E+018" calcext:value-type="float">
            <text:p>1.4770552984518E+01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.47705529835826E+018" calcext:value-type="float">
            <text:p>1.47705529835826E+018</text:p>
          </table:table-cell>
          <table:table-cell office:value-type="float" office:value="1.47705529845241E+018" calcext:value-type="float">
            <text:p>1.47705529845241E+01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.47705529835861E+018" calcext:value-type="float">
            <text:p>1.47705529835861E+018</text:p>
          </table:table-cell>
          <table:table-cell office:value-type="float" office:value="1.47705529845339E+018" calcext:value-type="float">
            <text:p>1.47705529845339E+01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.47705529835957E+018" calcext:value-type="float">
            <text:p>1.47705529835957E+018</text:p>
          </table:table-cell>
          <table:table-cell office:value-type="float" office:value="1.4770552984548E+018" calcext:value-type="float">
            <text:p>1.4770552984548E+01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.47705529835996E+018" calcext:value-type="float">
            <text:p>1.47705529835996E+018</text:p>
          </table:table-cell>
          <table:table-cell office:value-type="float" office:value="1.47705529845497E+018" calcext:value-type="float">
            <text:p>1.47705529845497E+01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.47705529836031E+018" calcext:value-type="float">
            <text:p>1.47705529836031E+018</text:p>
          </table:table-cell>
          <table:table-cell office:value-type="float" office:value="1.47705529845516E+018" calcext:value-type="float">
            <text:p>1.47705529845516E+018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.47705529836125E+018" calcext:value-type="float">
            <text:p>1.47705529836125E+018</text:p>
          </table:table-cell>
          <table:table-cell office:value-type="float" office:value="1.47705529845575E+018" calcext:value-type="float">
            <text:p>1.47705529845575E+01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.47705529836176E+018" calcext:value-type="float">
            <text:p>1.47705529836176E+018</text:p>
          </table:table-cell>
          <table:table-cell office:value-type="float" office:value="1.47705529845631E+018" calcext:value-type="float">
            <text:p>1.47705529845631E+01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.47705529836279E+018" calcext:value-type="float">
            <text:p>1.47705529836279E+018</text:p>
          </table:table-cell>
          <table:table-cell office:value-type="float" office:value="1.47705529845654E+018" calcext:value-type="float">
            <text:p>1.47705529845654E+01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.47705529836334E+018" calcext:value-type="float">
            <text:p>1.47705529836334E+018</text:p>
          </table:table-cell>
          <table:table-cell office:value-type="float" office:value="1.47705529845659E+018" calcext:value-type="float">
            <text:p>1.47705529845659E+01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.47705529836371E+018" calcext:value-type="float">
            <text:p>1.47705529836371E+018</text:p>
          </table:table-cell>
          <table:table-cell office:value-type="float" office:value="1.47705529845676E+018" calcext:value-type="float">
            <text:p>1.47705529845676E+01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.4770552983641E+018" calcext:value-type="float">
            <text:p>1.4770552983641E+018</text:p>
          </table:table-cell>
          <table:table-cell office:value-type="float" office:value="1.47705529845792E+018" calcext:value-type="float">
            <text:p>1.47705529845792E+01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.47705529836445E+018" calcext:value-type="float">
            <text:p>1.47705529836445E+018</text:p>
          </table:table-cell>
          <table:table-cell office:value-type="float" office:value="1.47705529845809E+018" calcext:value-type="float">
            <text:p>1.47705529845809E+01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.47705529836516E+018" calcext:value-type="float">
            <text:p>1.47705529836516E+018</text:p>
          </table:table-cell>
          <table:table-cell office:value-type="float" office:value="1.47705529845828E+018" calcext:value-type="float">
            <text:p>1.47705529845828E+01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.47705529836557E+018" calcext:value-type="float">
            <text:p>1.47705529836557E+018</text:p>
          </table:table-cell>
          <table:table-cell office:value-type="float" office:value="1.47705529845887E+018" calcext:value-type="float">
            <text:p>1.47705529845887E+01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.47705529836593E+018" calcext:value-type="float">
            <text:p>1.47705529836593E+018</text:p>
          </table:table-cell>
          <table:table-cell office:value-type="float" office:value="1.47705529846036E+018" calcext:value-type="float">
            <text:p>1.47705529846036E+018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.47705529836802E+018" calcext:value-type="float">
            <text:p>1.47705529836802E+018</text:p>
          </table:table-cell>
          <table:table-cell office:value-type="float" office:value="1.47705529846094E+018" calcext:value-type="float">
            <text:p>1.47705529846094E+01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.47705529836841E+018" calcext:value-type="float">
            <text:p>1.47705529836841E+018</text:p>
          </table:table-cell>
          <table:table-cell office:value-type="float" office:value="1.477055298461E+018" calcext:value-type="float">
            <text:p>1.477055298461E+01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.47705529836876E+018" calcext:value-type="float">
            <text:p>1.47705529836876E+018</text:p>
          </table:table-cell>
          <table:table-cell office:value-type="float" office:value="1.47705529846105E+018" calcext:value-type="float">
            <text:p>1.47705529846105E+01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.47705529836922E+018" calcext:value-type="float">
            <text:p>1.47705529836922E+018</text:p>
          </table:table-cell>
          <table:table-cell office:value-type="float" office:value="1.47705529846111E+018" calcext:value-type="float">
            <text:p>1.47705529846111E+01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.47705529836959E+018" calcext:value-type="float">
            <text:p>1.47705529836959E+018</text:p>
          </table:table-cell>
          <table:table-cell office:value-type="float" office:value="1.47705529846116E+018" calcext:value-type="float">
            <text:p>1.47705529846116E+01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.47705529837E+018" calcext:value-type="float">
            <text:p>1.47705529837E+018</text:p>
          </table:table-cell>
          <table:table-cell office:value-type="float" office:value="1.47705529846121E+018" calcext:value-type="float">
            <text:p>1.47705529846121E+01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.47705529837036E+018" calcext:value-type="float">
            <text:p>1.47705529837036E+018</text:p>
          </table:table-cell>
          <table:table-cell office:value-type="float" office:value="1.47705529846126E+018" calcext:value-type="float">
            <text:p>1.47705529846126E+01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.47705529837071E+018" calcext:value-type="float">
            <text:p>1.47705529837071E+018</text:p>
          </table:table-cell>
          <table:table-cell office:value-type="float" office:value="1.47705529846132E+018" calcext:value-type="float">
            <text:p>1.47705529846132E+018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.47705529837111E+018" calcext:value-type="float">
            <text:p>1.47705529837111E+018</text:p>
          </table:table-cell>
          <table:table-cell office:value-type="float" office:value="1.47705529846137E+018" calcext:value-type="float">
            <text:p>1.47705529846137E+01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.4770552983715E+018" calcext:value-type="float">
            <text:p>1.4770552983715E+018</text:p>
          </table:table-cell>
          <table:table-cell office:value-type="float" office:value="1.47705529846142E+018" calcext:value-type="float">
            <text:p>1.47705529846142E+01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.47705529837186E+018" calcext:value-type="float">
            <text:p>1.47705529837186E+018</text:p>
          </table:table-cell>
          <table:table-cell office:value-type="float" office:value="1.47705529846355E+018" calcext:value-type="float">
            <text:p>1.47705529846355E+01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.4770552983722E+018" calcext:value-type="float">
            <text:p>1.4770552983722E+018</text:p>
          </table:table-cell>
          <table:table-cell office:value-type="float" office:value="1.4770552984636E+018" calcext:value-type="float">
            <text:p>1.4770552984636E+01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.47705529837278E+018" calcext:value-type="float">
            <text:p>1.47705529837278E+018</text:p>
          </table:table-cell>
          <table:table-cell office:value-type="float" office:value="1.47705529846366E+018" calcext:value-type="float">
            <text:p>1.47705529846366E+01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47705529837323E+018" calcext:value-type="float">
            <text:p>1.47705529837323E+018</text:p>
          </table:table-cell>
          <table:table-cell office:value-type="float" office:value="1.47705529846371E+018" calcext:value-type="float">
            <text:p>1.47705529846371E+01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.47705529837359E+018" calcext:value-type="float">
            <text:p>1.47705529837359E+018</text:p>
          </table:table-cell>
          <table:table-cell office:value-type="float" office:value="1.47705529846376E+018" calcext:value-type="float">
            <text:p>1.47705529846376E+01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.47705529837394E+018" calcext:value-type="float">
            <text:p>1.47705529837394E+018</text:p>
          </table:table-cell>
          <table:table-cell office:value-type="float" office:value="1.47705529846381E+018" calcext:value-type="float">
            <text:p>1.47705529846381E+01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.47705529837428E+018" calcext:value-type="float">
            <text:p>1.47705529837428E+018</text:p>
          </table:table-cell>
          <table:table-cell office:value-type="float" office:value="1.47705529846387E+018" calcext:value-type="float">
            <text:p>1.47705529846387E+01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.47705529837472E+018" calcext:value-type="float">
            <text:p>1.47705529837472E+018</text:p>
          </table:table-cell>
          <table:table-cell office:value-type="float" office:value="1.47705529846392E+018" calcext:value-type="float">
            <text:p>1.47705529846392E+01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.47705529837508E+018" calcext:value-type="float">
            <text:p>1.47705529837508E+018</text:p>
          </table:table-cell>
          <table:table-cell office:value-type="float" office:value="1.47705529846397E+018" calcext:value-type="float">
            <text:p>1.47705529846397E+01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.47705529837543E+018" calcext:value-type="float">
            <text:p>1.47705529837543E+018</text:p>
          </table:table-cell>
          <table:table-cell office:value-type="float" office:value="1.47705529846403E+018" calcext:value-type="float">
            <text:p>1.47705529846403E+01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.47705529837578E+018" calcext:value-type="float">
            <text:p>1.47705529837578E+018</text:p>
          </table:table-cell>
          <table:table-cell office:value-type="float" office:value="1.47705529846408E+018" calcext:value-type="float">
            <text:p>1.47705529846408E+01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.47705529837612E+018" calcext:value-type="float">
            <text:p>1.47705529837612E+018</text:p>
          </table:table-cell>
          <table:table-cell office:value-type="float" office:value="1.47705529846413E+018" calcext:value-type="float">
            <text:p>1.47705529846413E+01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.47705529837659E+018" calcext:value-type="float">
            <text:p>1.47705529837659E+018</text:p>
          </table:table-cell>
          <table:table-cell office:value-type="float" office:value="1.47705529846418E+018" calcext:value-type="float">
            <text:p>1.47705529846418E+01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47705529837916E+018" calcext:value-type="float">
            <text:p>1.47705529837916E+018</text:p>
          </table:table-cell>
          <table:table-cell office:value-type="float" office:value="1.47705529846423E+018" calcext:value-type="float">
            <text:p>1.47705529846423E+01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.47705529837954E+018" calcext:value-type="float">
            <text:p>1.47705529837954E+018</text:p>
          </table:table-cell>
          <table:table-cell office:value-type="float" office:value="1.47705529846429E+018" calcext:value-type="float">
            <text:p>1.47705529846429E+01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.47705529838E+018" calcext:value-type="float">
            <text:p>1.47705529838E+018</text:p>
          </table:table-cell>
          <table:table-cell office:value-type="float" office:value="1.47705529846434E+018" calcext:value-type="float">
            <text:p>1.47705529846434E+018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.47705529838036E+018" calcext:value-type="float">
            <text:p>1.47705529838036E+018</text:p>
          </table:table-cell>
          <table:table-cell office:value-type="float" office:value="1.47705529846439E+018" calcext:value-type="float">
            <text:p>1.47705529846439E+01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.47705529838071E+018" calcext:value-type="float">
            <text:p>1.47705529838071E+018</text:p>
          </table:table-cell>
          <table:table-cell office:value-type="float" office:value="1.47705529846444E+018" calcext:value-type="float">
            <text:p>1.47705529846444E+01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.47705529838106E+018" calcext:value-type="float">
            <text:p>1.47705529838106E+018</text:p>
          </table:table-cell>
          <table:table-cell office:value-type="float" office:value="1.47705529846449E+018" calcext:value-type="float">
            <text:p>1.47705529846449E+01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.47705529838154E+018" calcext:value-type="float">
            <text:p>1.47705529838154E+018</text:p>
          </table:table-cell>
          <table:table-cell office:value-type="float" office:value="1.47705529846455E+018" calcext:value-type="float">
            <text:p>1.47705529846455E+01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.47705529838191E+018" calcext:value-type="float">
            <text:p>1.47705529838191E+018</text:p>
          </table:table-cell>
          <table:table-cell office:value-type="float" office:value="1.47705529846461E+018" calcext:value-type="float">
            <text:p>1.47705529846461E+01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.47705529838226E+018" calcext:value-type="float">
            <text:p>1.47705529838226E+018</text:p>
          </table:table-cell>
          <table:table-cell office:value-type="float" office:value="1.47705529846466E+018" calcext:value-type="float">
            <text:p>1.47705529846466E+01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.47705529838264E+018" calcext:value-type="float">
            <text:p>1.47705529838264E+018</text:p>
          </table:table-cell>
          <table:table-cell office:value-type="float" office:value="1.47705529846472E+018" calcext:value-type="float">
            <text:p>1.47705529846472E+01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.47705529838305E+018" calcext:value-type="float">
            <text:p>1.47705529838305E+018</text:p>
          </table:table-cell>
          <table:table-cell office:value-type="float" office:value="1.47705529846478E+018" calcext:value-type="float">
            <text:p>1.47705529846478E+01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.4770552983834E+018" calcext:value-type="float">
            <text:p>1.4770552983834E+018</text:p>
          </table:table-cell>
          <table:table-cell office:value-type="float" office:value="1.47705529846484E+018" calcext:value-type="float">
            <text:p>1.47705529846484E+01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.47705529838478E+018" calcext:value-type="float">
            <text:p>1.47705529838478E+018</text:p>
          </table:table-cell>
          <table:table-cell office:value-type="float" office:value="1.4770552984649E+018" calcext:value-type="float">
            <text:p>1.4770552984649E+01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.47705529838516E+018" calcext:value-type="float">
            <text:p>1.47705529838516E+018</text:p>
          </table:table-cell>
          <table:table-cell office:value-type="float" office:value="1.47705529846496E+018" calcext:value-type="float">
            <text:p>1.47705529846496E+01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.47705529838552E+018" calcext:value-type="float">
            <text:p>1.47705529838552E+018</text:p>
          </table:table-cell>
          <table:table-cell office:value-type="float" office:value="1.47705529846501E+018" calcext:value-type="float">
            <text:p>1.47705529846501E+01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.47705529838586E+018" calcext:value-type="float">
            <text:p>1.47705529838586E+018</text:p>
          </table:table-cell>
          <table:table-cell office:value-type="float" office:value="1.47705529846513E+018" calcext:value-type="float">
            <text:p>1.47705529846513E+01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.47705529838631E+018" calcext:value-type="float">
            <text:p>1.47705529838631E+018</text:p>
          </table:table-cell>
          <table:table-cell office:value-type="float" office:value="1.47705529846519E+018" calcext:value-type="float">
            <text:p>1.47705529846519E+01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.47705529838761E+018" calcext:value-type="float">
            <text:p>1.47705529838761E+018</text:p>
          </table:table-cell>
          <table:table-cell office:value-type="float" office:value="1.47705529846524E+018" calcext:value-type="float">
            <text:p>1.47705529846524E+01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.47705529838805E+018" calcext:value-type="float">
            <text:p>1.47705529838805E+018</text:p>
          </table:table-cell>
          <table:table-cell office:value-type="float" office:value="1.4770552984653E+018" calcext:value-type="float">
            <text:p>1.4770552984653E+01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.4770552983884E+018" calcext:value-type="float">
            <text:p>1.4770552983884E+018</text:p>
          </table:table-cell>
          <table:table-cell office:value-type="float" office:value="1.47705529846535E+018" calcext:value-type="float">
            <text:p>1.47705529846535E+01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.47705529838875E+018" calcext:value-type="float">
            <text:p>1.47705529838875E+018</text:p>
          </table:table-cell>
          <table:table-cell office:value-type="float" office:value="1.4770552984654E+018" calcext:value-type="float">
            <text:p>1.4770552984654E+018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.4770552983891E+018" calcext:value-type="float">
            <text:p>1.4770552983891E+018</text:p>
          </table:table-cell>
          <table:table-cell office:value-type="float" office:value="1.47705529846545E+018" calcext:value-type="float">
            <text:p>1.47705529846545E+01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.47705529838945E+018" calcext:value-type="float">
            <text:p>1.47705529838945E+018</text:p>
          </table:table-cell>
          <table:table-cell office:value-type="float" office:value="1.4770552984655E+018" calcext:value-type="float">
            <text:p>1.4770552984655E+018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.47705529838984E+018" calcext:value-type="float">
            <text:p>1.47705529838984E+018</text:p>
          </table:table-cell>
          <table:table-cell office:value-type="float" office:value="1.47705529846556E+018" calcext:value-type="float">
            <text:p>1.47705529846556E+01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.47705529839024E+018" calcext:value-type="float">
            <text:p>1.47705529839024E+018</text:p>
          </table:table-cell>
          <table:table-cell office:value-type="float" office:value="1.47705529846561E+018" calcext:value-type="float">
            <text:p>1.47705529846561E+01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.47705529839059E+018" calcext:value-type="float">
            <text:p>1.47705529839059E+018</text:p>
          </table:table-cell>
          <table:table-cell office:value-type="float" office:value="1.47705529846566E+018" calcext:value-type="float">
            <text:p>1.47705529846566E+018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.47705529839094E+018" calcext:value-type="float">
            <text:p>1.47705529839094E+018</text:p>
          </table:table-cell>
          <table:table-cell office:value-type="float" office:value="1.47705529846571E+018" calcext:value-type="float">
            <text:p>1.47705529846571E+01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.47705529839129E+018" calcext:value-type="float">
            <text:p>1.47705529839129E+018</text:p>
          </table:table-cell>
          <table:table-cell office:value-type="float" office:value="1.47705529846576E+018" calcext:value-type="float">
            <text:p>1.47705529846576E+01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.47705529839198E+018" calcext:value-type="float">
            <text:p>1.47705529839198E+018</text:p>
          </table:table-cell>
          <table:table-cell office:value-type="float" office:value="1.47705529846582E+018" calcext:value-type="float">
            <text:p>1.47705529846582E+018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.47705529839236E+018" calcext:value-type="float">
            <text:p>1.47705529839236E+018</text:p>
          </table:table-cell>
          <table:table-cell office:value-type="float" office:value="1.47705529846587E+018" calcext:value-type="float">
            <text:p>1.47705529846587E+01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.47705529839301E+018" calcext:value-type="float">
            <text:p>1.47705529839301E+018</text:p>
          </table:table-cell>
          <table:table-cell office:value-type="float" office:value="1.47705529846592E+018" calcext:value-type="float">
            <text:p>1.47705529846592E+018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.47705529839459E+018" calcext:value-type="float">
            <text:p>1.47705529839459E+018</text:p>
          </table:table-cell>
          <table:table-cell office:value-type="float" office:value="1.47705529846597E+018" calcext:value-type="float">
            <text:p>1.47705529846597E+01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.47705529839495E+018" calcext:value-type="float">
            <text:p>1.47705529839495E+018</text:p>
          </table:table-cell>
          <table:table-cell office:value-type="float" office:value="1.47705529846603E+018" calcext:value-type="float">
            <text:p>1.47705529846603E+01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.47705529839537E+018" calcext:value-type="float">
            <text:p>1.47705529839537E+018</text:p>
          </table:table-cell>
          <table:table-cell office:value-type="float" office:value="1.47705529846608E+018" calcext:value-type="float">
            <text:p>1.47705529846608E+01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.47705529839573E+018" calcext:value-type="float">
            <text:p>1.47705529839573E+018</text:p>
          </table:table-cell>
          <table:table-cell office:value-type="float" office:value="1.47705529846613E+018" calcext:value-type="float">
            <text:p>1.47705529846613E+01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.47705529839608E+018" calcext:value-type="float">
            <text:p>1.47705529839608E+018</text:p>
          </table:table-cell>
          <table:table-cell office:value-type="float" office:value="1.47705529846618E+018" calcext:value-type="float">
            <text:p>1.47705529846618E+01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.47705529839643E+018" calcext:value-type="float">
            <text:p>1.47705529839643E+018</text:p>
          </table:table-cell>
          <table:table-cell office:value-type="float" office:value="1.47705529846623E+018" calcext:value-type="float">
            <text:p>1.47705529846623E+018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.47705529839677E+018" calcext:value-type="float">
            <text:p>1.47705529839677E+018</text:p>
          </table:table-cell>
          <table:table-cell office:value-type="float" office:value="1.47705529846629E+018" calcext:value-type="float">
            <text:p>1.47705529846629E+01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.47705529839741E+018" calcext:value-type="float">
            <text:p>1.47705529839741E+018</text:p>
          </table:table-cell>
          <table:table-cell office:value-type="float" office:value="1.47705529846634E+018" calcext:value-type="float">
            <text:p>1.47705529846634E+01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.47705529839812E+018" calcext:value-type="float">
            <text:p>1.47705529839812E+018</text:p>
          </table:table-cell>
          <table:table-cell office:value-type="float" office:value="1.47705529846639E+018" calcext:value-type="float">
            <text:p>1.47705529846639E+018</text:p>
          </table:table-cell>
        </table:table-row>
      </table:table>
      <table:table table:name="time_difference_ms" table:style-name="ta1">
        <table:table-column table:style-name="co3" table:number-columns-repeated="3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style-name="Default" office:value-type="float" office:value="1000000" calcext:value-type="float">
            <text:p>1000000</text:p>
          </table:table-cell>
        </table:table-row>
        <table:table-row table:style-name="ro1">
          <table:table-cell table:formula="of:= [times_10000.A1]" office:value-type="float" office:value="0" calcext:value-type="float">
            <text:p>0</text:p>
          </table:table-cell>
          <table:table-cell table:formula="of:= ([times_10000.C1] - [times_10000.B1]) / 1000000" office:value-type="float" office:value="2.519808" calcext:value-type="float">
            <text:p>2.519808</text:p>
          </table:table-cell>
          <table:table-cell table:formula="of:= ([times_100000.C1] - [times_100000.B1]) / 1000000" office:value-type="float" office:value="3.159808" calcext:value-type="float">
            <text:p>3.159808</text:p>
          </table:table-cell>
          <table:table-cell table:formula="of:= ([times_1000000.C1] - [times_1000000.B1]) / 1000000" office:value-type="float" office:value="4.870144" calcext:value-type="float">
            <text:p>4.870144</text:p>
          </table:table-cell>
        </table:table-row>
        <table:table-row table:style-name="ro1">
          <table:table-cell table:formula="of:= [times_10000.A2]" office:value-type="float" office:value="1" calcext:value-type="float">
            <text:p>1</text:p>
          </table:table-cell>
          <table:table-cell table:formula="of:= ([times_10000.C2] - [times_10000.B2]) / 1000000" office:value-type="float" office:value="2.350336" calcext:value-type="float">
            <text:p>2.350336</text:p>
          </table:table-cell>
          <table:table-cell table:formula="of:= ([times_100000.C2] - [times_100000.B2]) / 1000000" office:value-type="float" office:value="3.609856" calcext:value-type="float">
            <text:p>3.609856</text:p>
          </table:table-cell>
          <table:table-cell table:formula="of:= ([times_1000000.C2] - [times_1000000.B2]) / 1000000" office:value-type="float" office:value="10.669824" calcext:value-type="float">
            <text:p>10.669824</text:p>
          </table:table-cell>
        </table:table-row>
        <table:table-row table:style-name="ro1">
          <table:table-cell table:formula="of:= [times_10000.A3]" office:value-type="float" office:value="2" calcext:value-type="float">
            <text:p>2</text:p>
          </table:table-cell>
          <table:table-cell table:formula="of:= ([times_10000.C3] - [times_10000.B3]) / 1000000" office:value-type="float" office:value="3.36" calcext:value-type="float">
            <text:p>3.36</text:p>
          </table:table-cell>
          <table:table-cell table:formula="of:= ([times_100000.C3] - [times_100000.B3]) / 1000000" office:value-type="float" office:value="4.690176" calcext:value-type="float">
            <text:p>4.690176</text:p>
          </table:table-cell>
          <table:table-cell table:formula="of:= ([times_1000000.C3] - [times_1000000.B3]) / 1000000" office:value-type="float" office:value="8.660224" calcext:value-type="float">
            <text:p>8.660224</text:p>
          </table:table-cell>
        </table:table-row>
        <table:table-row table:style-name="ro1">
          <table:table-cell table:formula="of:= [times_10000.A4]" office:value-type="float" office:value="3" calcext:value-type="float">
            <text:p>3</text:p>
          </table:table-cell>
          <table:table-cell table:formula="of:= ([times_10000.C4] - [times_10000.B4]) / 1000000" office:value-type="float" office:value="4.450048" calcext:value-type="float">
            <text:p>4.450048</text:p>
          </table:table-cell>
          <table:table-cell table:formula="of:= ([times_100000.C4] - [times_100000.B4]) / 1000000" office:value-type="float" office:value="5.609984" calcext:value-type="float">
            <text:p>5.609984</text:p>
          </table:table-cell>
          <table:table-cell table:formula="of:= ([times_1000000.C4] - [times_1000000.B4]) / 1000000" office:value-type="float" office:value="8.109824" calcext:value-type="float">
            <text:p>8.109824</text:p>
          </table:table-cell>
        </table:table-row>
        <table:table-row table:style-name="ro1">
          <table:table-cell table:formula="of:= [times_10000.A5]" office:value-type="float" office:value="4" calcext:value-type="float">
            <text:p>4</text:p>
          </table:table-cell>
          <table:table-cell table:formula="of:= ([times_10000.C5] - [times_10000.B5]) / 1000000" office:value-type="float" office:value="4.16" calcext:value-type="float">
            <text:p>4.16</text:p>
          </table:table-cell>
          <table:table-cell table:formula="of:= ([times_100000.C5] - [times_100000.B5]) / 1000000" office:value-type="float" office:value="5.929728" calcext:value-type="float">
            <text:p>5.929728</text:p>
          </table:table-cell>
          <table:table-cell table:formula="of:= ([times_1000000.C5] - [times_1000000.B5]) / 1000000" office:value-type="float" office:value="8.120064" calcext:value-type="float">
            <text:p>8.120064</text:p>
          </table:table-cell>
        </table:table-row>
        <table:table-row table:style-name="ro1">
          <table:table-cell table:formula="of:= [times_10000.A6]" office:value-type="float" office:value="5" calcext:value-type="float">
            <text:p>5</text:p>
          </table:table-cell>
          <table:table-cell table:formula="of:= ([times_10000.C6] - [times_10000.B6]) / 1000000" office:value-type="float" office:value="5.48992" calcext:value-type="float">
            <text:p>5.48992</text:p>
          </table:table-cell>
          <table:table-cell table:formula="of:= ([times_100000.C6] - [times_100000.B6]) / 1000000" office:value-type="float" office:value="5.880064" calcext:value-type="float">
            <text:p>5.880064</text:p>
          </table:table-cell>
          <table:table-cell table:formula="of:= ([times_1000000.C6] - [times_1000000.B6]) / 1000000" office:value-type="float" office:value="7.849984" calcext:value-type="float">
            <text:p>7.849984</text:p>
          </table:table-cell>
        </table:table-row>
        <table:table-row table:style-name="ro1">
          <table:table-cell table:formula="of:= [times_10000.A7]" office:value-type="float" office:value="6" calcext:value-type="float">
            <text:p>6</text:p>
          </table:table-cell>
          <table:table-cell table:formula="of:= ([times_10000.C7] - [times_10000.B7]) / 1000000" office:value-type="float" office:value="4.84992" calcext:value-type="float">
            <text:p>4.84992</text:p>
          </table:table-cell>
          <table:table-cell table:formula="of:= ([times_100000.C7] - [times_100000.B7]) / 1000000" office:value-type="float" office:value="5.510144" calcext:value-type="float">
            <text:p>5.510144</text:p>
          </table:table-cell>
          <table:table-cell table:formula="of:= ([times_1000000.C7] - [times_1000000.B7]) / 1000000" office:value-type="float" office:value="8.460032" calcext:value-type="float">
            <text:p>8.460032</text:p>
          </table:table-cell>
        </table:table-row>
        <table:table-row table:style-name="ro1">
          <table:table-cell table:formula="of:= [times_10000.A8]" office:value-type="float" office:value="7" calcext:value-type="float">
            <text:p>7</text:p>
          </table:table-cell>
          <table:table-cell table:formula="of:= ([times_10000.C8] - [times_10000.B8]) / 1000000" office:value-type="float" office:value="5.839872" calcext:value-type="float">
            <text:p>5.839872</text:p>
          </table:table-cell>
          <table:table-cell table:formula="of:= ([times_100000.C8] - [times_100000.B8]) / 1000000" office:value-type="float" office:value="4.680192" calcext:value-type="float">
            <text:p>4.680192</text:p>
          </table:table-cell>
          <table:table-cell table:formula="of:= ([times_1000000.C8] - [times_1000000.B8]) / 1000000" office:value-type="float" office:value="13.979904" calcext:value-type="float">
            <text:p>13.979904</text:p>
          </table:table-cell>
        </table:table-row>
        <table:table-row table:style-name="ro1">
          <table:table-cell table:formula="of:= [times_10000.A9]" office:value-type="float" office:value="8" calcext:value-type="float">
            <text:p>8</text:p>
          </table:table-cell>
          <table:table-cell table:formula="of:= ([times_10000.C9] - [times_10000.B9]) / 1000000" office:value-type="float" office:value="5.659904" calcext:value-type="float">
            <text:p>5.659904</text:p>
          </table:table-cell>
          <table:table-cell table:formula="of:= ([times_100000.C9] - [times_100000.B9]) / 1000000" office:value-type="float" office:value="4.080128" calcext:value-type="float">
            <text:p>4.080128</text:p>
          </table:table-cell>
          <table:table-cell table:formula="of:= ([times_1000000.C9] - [times_1000000.B9]) / 1000000" office:value-type="float" office:value="13.689856" calcext:value-type="float">
            <text:p>13.689856</text:p>
          </table:table-cell>
        </table:table-row>
        <table:table-row table:style-name="ro1">
          <table:table-cell table:formula="of:= [times_10000.A10]" office:value-type="float" office:value="9" calcext:value-type="float">
            <text:p>9</text:p>
          </table:table-cell>
          <table:table-cell table:formula="of:= ([times_10000.C10] - [times_10000.B10]) / 1000000" office:value-type="float" office:value="6.150144" calcext:value-type="float">
            <text:p>6.150144</text:p>
          </table:table-cell>
          <table:table-cell table:formula="of:= ([times_100000.C10] - [times_100000.B10]) / 1000000" office:value-type="float" office:value="6.579968" calcext:value-type="float">
            <text:p>6.579968</text:p>
          </table:table-cell>
          <table:table-cell table:formula="of:= ([times_1000000.C10] - [times_1000000.B10]) / 1000000" office:value-type="float" office:value="13.330176" calcext:value-type="float">
            <text:p>13.330176</text:p>
          </table:table-cell>
        </table:table-row>
        <table:table-row table:style-name="ro1">
          <table:table-cell table:formula="of:= [times_10000.A11]" office:value-type="float" office:value="10" calcext:value-type="float">
            <text:p>10</text:p>
          </table:table-cell>
          <table:table-cell table:formula="of:= ([times_10000.C11] - [times_10000.B11]) / 1000000" office:value-type="float" office:value="5.800192" calcext:value-type="float">
            <text:p>5.800192</text:p>
          </table:table-cell>
          <table:table-cell table:formula="of:= ([times_100000.C11] - [times_100000.B11]) / 1000000" office:value-type="float" office:value="6.680064" calcext:value-type="float">
            <text:p>6.680064</text:p>
          </table:table-cell>
          <table:table-cell table:formula="of:= ([times_1000000.C11] - [times_1000000.B11]) / 1000000" office:value-type="float" office:value="14.450176" calcext:value-type="float">
            <text:p>14.450176</text:p>
          </table:table-cell>
        </table:table-row>
        <table:table-row table:style-name="ro1">
          <table:table-cell table:formula="of:= [times_10000.A12]" office:value-type="float" office:value="11" calcext:value-type="float">
            <text:p>11</text:p>
          </table:table-cell>
          <table:table-cell table:formula="of:= ([times_10000.C12] - [times_10000.B12]) / 1000000" office:value-type="float" office:value="7.960064" calcext:value-type="float">
            <text:p>7.960064</text:p>
          </table:table-cell>
          <table:table-cell table:formula="of:= ([times_100000.C12] - [times_100000.B12]) / 1000000" office:value-type="float" office:value="6.000128" calcext:value-type="float">
            <text:p>6.000128</text:p>
          </table:table-cell>
          <table:table-cell table:formula="of:= ([times_1000000.C12] - [times_1000000.B12]) / 1000000" office:value-type="float" office:value="14.710016" calcext:value-type="float">
            <text:p>14.710016</text:p>
          </table:table-cell>
        </table:table-row>
        <table:table-row table:style-name="ro1">
          <table:table-cell table:formula="of:= [times_10000.A13]" office:value-type="float" office:value="12" calcext:value-type="float">
            <text:p>12</text:p>
          </table:table-cell>
          <table:table-cell table:formula="of:= ([times_10000.C13] - [times_10000.B13]) / 1000000" office:value-type="float" office:value="8.090112" calcext:value-type="float">
            <text:p>8.090112</text:p>
          </table:table-cell>
          <table:table-cell table:formula="of:= ([times_100000.C13] - [times_100000.B13]) / 1000000" office:value-type="float" office:value="5.6" calcext:value-type="float">
            <text:p>5.6</text:p>
          </table:table-cell>
          <table:table-cell table:formula="of:= ([times_1000000.C13] - [times_1000000.B13]) / 1000000" office:value-type="float" office:value="14.520064" calcext:value-type="float">
            <text:p>14.520064</text:p>
          </table:table-cell>
        </table:table-row>
        <table:table-row table:style-name="ro1">
          <table:table-cell table:formula="of:= [times_10000.A14]" office:value-type="float" office:value="13" calcext:value-type="float">
            <text:p>13</text:p>
          </table:table-cell>
          <table:table-cell table:formula="of:= ([times_10000.C14] - [times_10000.B14]) / 1000000" office:value-type="float" office:value="9.29024" calcext:value-type="float">
            <text:p>9.29024</text:p>
          </table:table-cell>
          <table:table-cell table:formula="of:= ([times_100000.C14] - [times_100000.B14]) / 1000000" office:value-type="float" office:value="4.809984" calcext:value-type="float">
            <text:p>4.809984</text:p>
          </table:table-cell>
          <table:table-cell table:formula="of:= ([times_1000000.C14] - [times_1000000.B14]) / 1000000" office:value-type="float" office:value="21.010176" calcext:value-type="float">
            <text:p>21.010176</text:p>
          </table:table-cell>
        </table:table-row>
        <table:table-row table:style-name="ro1">
          <table:table-cell table:formula="of:= [times_10000.A15]" office:value-type="float" office:value="14" calcext:value-type="float">
            <text:p>14</text:p>
          </table:table-cell>
          <table:table-cell table:formula="of:= ([times_10000.C15] - [times_10000.B15]) / 1000000" office:value-type="float" office:value="9.619968" calcext:value-type="float">
            <text:p>9.619968</text:p>
          </table:table-cell>
          <table:table-cell table:formula="of:= ([times_100000.C15] - [times_100000.B15]) / 1000000" office:value-type="float" office:value="3.320064" calcext:value-type="float">
            <text:p>3.320064</text:p>
          </table:table-cell>
          <table:table-cell table:formula="of:= ([times_1000000.C15] - [times_1000000.B15]) / 1000000" office:value-type="float" office:value="20.569856" calcext:value-type="float">
            <text:p>20.569856</text:p>
          </table:table-cell>
        </table:table-row>
        <table:table-row table:style-name="ro1">
          <table:table-cell table:formula="of:= [times_10000.A16]" office:value-type="float" office:value="15" calcext:value-type="float">
            <text:p>15</text:p>
          </table:table-cell>
          <table:table-cell table:formula="of:= ([times_10000.C16] - [times_10000.B16]) / 1000000" office:value-type="float" office:value="9.940224" calcext:value-type="float">
            <text:p>9.940224</text:p>
          </table:table-cell>
          <table:table-cell table:formula="of:= ([times_100000.C16] - [times_100000.B16]) / 1000000" office:value-type="float" office:value="3.000064" calcext:value-type="float">
            <text:p>3.000064</text:p>
          </table:table-cell>
          <table:table-cell table:formula="of:= ([times_1000000.C16] - [times_1000000.B16]) / 1000000" office:value-type="float" office:value="20.249856" calcext:value-type="float">
            <text:p>20.249856</text:p>
          </table:table-cell>
        </table:table-row>
        <table:table-row table:style-name="ro1">
          <table:table-cell table:formula="of:= [times_10000.A17]" office:value-type="float" office:value="16" calcext:value-type="float">
            <text:p>16</text:p>
          </table:table-cell>
          <table:table-cell table:formula="of:= ([times_10000.C17] - [times_10000.B17]) / 1000000" office:value-type="float" office:value="9.6" calcext:value-type="float">
            <text:p>9.6</text:p>
          </table:table-cell>
          <table:table-cell table:formula="of:= ([times_100000.C17] - [times_100000.B17]) / 1000000" office:value-type="float" office:value="3.66976" calcext:value-type="float">
            <text:p>3.66976</text:p>
          </table:table-cell>
          <table:table-cell table:formula="of:= ([times_1000000.C17] - [times_1000000.B17]) / 1000000" office:value-type="float" office:value="20" calcext:value-type="float">
            <text:p>20</text:p>
          </table:table-cell>
        </table:table-row>
        <table:table-row table:style-name="ro1">
          <table:table-cell table:formula="of:= [times_10000.A18]" office:value-type="float" office:value="17" calcext:value-type="float">
            <text:p>17</text:p>
          </table:table-cell>
          <table:table-cell table:formula="of:= ([times_10000.C18] - [times_10000.B18]) / 1000000" office:value-type="float" office:value="10.209792" calcext:value-type="float">
            <text:p>10.209792</text:p>
          </table:table-cell>
          <table:table-cell table:formula="of:= ([times_100000.C18] - [times_100000.B18]) / 1000000" office:value-type="float" office:value="4.379648" calcext:value-type="float">
            <text:p>4.379648</text:p>
          </table:table-cell>
          <table:table-cell table:formula="of:= ([times_1000000.C18] - [times_1000000.B18]) / 1000000" office:value-type="float" office:value="33.080064" calcext:value-type="float">
            <text:p>33.080064</text:p>
          </table:table-cell>
        </table:table-row>
        <table:table-row table:style-name="ro1">
          <table:table-cell table:formula="of:= [times_10000.A19]" office:value-type="float" office:value="18" calcext:value-type="float">
            <text:p>18</text:p>
          </table:table-cell>
          <table:table-cell table:formula="of:= ([times_10000.C19] - [times_10000.B19]) / 1000000" office:value-type="float" office:value="11.300096" calcext:value-type="float">
            <text:p>11.300096</text:p>
          </table:table-cell>
          <table:table-cell table:formula="of:= ([times_100000.C19] - [times_100000.B19]) / 1000000" office:value-type="float" office:value="4.950016" calcext:value-type="float">
            <text:p>4.950016</text:p>
          </table:table-cell>
          <table:table-cell table:formula="of:= ([times_1000000.C19] - [times_1000000.B19]) / 1000000" office:value-type="float" office:value="40.169984" calcext:value-type="float">
            <text:p>40.169984</text:p>
          </table:table-cell>
        </table:table-row>
        <table:table-row table:style-name="ro1">
          <table:table-cell table:formula="of:= [times_10000.A20]" office:value-type="float" office:value="19" calcext:value-type="float">
            <text:p>19</text:p>
          </table:table-cell>
          <table:table-cell table:formula="of:= ([times_10000.C20] - [times_10000.B20]) / 1000000" office:value-type="float" office:value="11.910144" calcext:value-type="float">
            <text:p>11.910144</text:p>
          </table:table-cell>
          <table:table-cell table:formula="of:= ([times_100000.C20] - [times_100000.B20]) / 1000000" office:value-type="float" office:value="5.5296" calcext:value-type="float">
            <text:p>5.5296</text:p>
          </table:table-cell>
          <table:table-cell table:formula="of:= ([times_1000000.C20] - [times_1000000.B20]) / 1000000" office:value-type="float" office:value="39.88992" calcext:value-type="float">
            <text:p>39.88992</text:p>
          </table:table-cell>
        </table:table-row>
        <table:table-row table:style-name="ro1">
          <table:table-cell table:formula="of:= [times_10000.A21]" office:value-type="float" office:value="20" calcext:value-type="float">
            <text:p>20</text:p>
          </table:table-cell>
          <table:table-cell table:formula="of:= ([times_10000.C21] - [times_10000.B21]) / 1000000" office:value-type="float" office:value="11.650048" calcext:value-type="float">
            <text:p>11.650048</text:p>
          </table:table-cell>
          <table:table-cell table:formula="of:= ([times_100000.C21] - [times_100000.B21]) / 1000000" office:value-type="float" office:value="5.260032" calcext:value-type="float">
            <text:p>5.260032</text:p>
          </table:table-cell>
          <table:table-cell table:formula="of:= ([times_1000000.C21] - [times_1000000.B21]) / 1000000" office:value-type="float" office:value="39.609856" calcext:value-type="float">
            <text:p>39.609856</text:p>
          </table:table-cell>
        </table:table-row>
        <table:table-row table:style-name="ro1">
          <table:table-cell table:formula="of:= [times_10000.A22]" office:value-type="float" office:value="21" calcext:value-type="float">
            <text:p>21</text:p>
          </table:table-cell>
          <table:table-cell table:formula="of:= ([times_10000.C22] - [times_10000.B22]) / 1000000" office:value-type="float" office:value="11.810048" calcext:value-type="float">
            <text:p>11.810048</text:p>
          </table:table-cell>
          <table:table-cell table:formula="of:= ([times_100000.C22] - [times_100000.B22]) / 1000000" office:value-type="float" office:value="4.820224" calcext:value-type="float">
            <text:p>4.820224</text:p>
          </table:table-cell>
          <table:table-cell table:formula="of:= ([times_1000000.C22] - [times_1000000.B22]) / 1000000" office:value-type="float" office:value="38.889984" calcext:value-type="float">
            <text:p>38.889984</text:p>
          </table:table-cell>
        </table:table-row>
        <table:table-row table:style-name="ro1">
          <table:table-cell table:formula="of:= [times_10000.A23]" office:value-type="float" office:value="22" calcext:value-type="float">
            <text:p>22</text:p>
          </table:table-cell>
          <table:table-cell table:formula="of:= ([times_10000.C23] - [times_10000.B23]) / 1000000" office:value-type="float" office:value="11.179776" calcext:value-type="float">
            <text:p>11.179776</text:p>
          </table:table-cell>
          <table:table-cell table:formula="of:= ([times_100000.C23] - [times_100000.B23]) / 1000000" office:value-type="float" office:value="4.730112" calcext:value-type="float">
            <text:p>4.730112</text:p>
          </table:table-cell>
          <table:table-cell table:formula="of:= ([times_1000000.C23] - [times_1000000.B23]) / 1000000" office:value-type="float" office:value="38.199808" calcext:value-type="float">
            <text:p>38.199808</text:p>
          </table:table-cell>
        </table:table-row>
        <table:table-row table:style-name="ro1">
          <table:table-cell table:formula="of:= [times_10000.A24]" office:value-type="float" office:value="23" calcext:value-type="float">
            <text:p>23</text:p>
          </table:table-cell>
          <table:table-cell table:formula="of:= ([times_10000.C24] - [times_10000.B24]) / 1000000" office:value-type="float" office:value="11.120128" calcext:value-type="float">
            <text:p>11.120128</text:p>
          </table:table-cell>
          <table:table-cell table:formula="of:= ([times_100000.C24] - [times_100000.B24]) / 1000000" office:value-type="float" office:value="4.25984" calcext:value-type="float">
            <text:p>4.25984</text:p>
          </table:table-cell>
          <table:table-cell table:formula="of:= ([times_1000000.C24] - [times_1000000.B24]) / 1000000" office:value-type="float" office:value="37.810176" calcext:value-type="float">
            <text:p>37.810176</text:p>
          </table:table-cell>
        </table:table-row>
        <table:table-row table:style-name="ro1">
          <table:table-cell table:formula="of:= [times_10000.A25]" office:value-type="float" office:value="24" calcext:value-type="float">
            <text:p>24</text:p>
          </table:table-cell>
          <table:table-cell table:formula="of:= ([times_10000.C25] - [times_10000.B25]) / 1000000" office:value-type="float" office:value="10.429952" calcext:value-type="float">
            <text:p>10.429952</text:p>
          </table:table-cell>
          <table:table-cell table:formula="of:= ([times_100000.C25] - [times_100000.B25]) / 1000000" office:value-type="float" office:value="4.390144" calcext:value-type="float">
            <text:p>4.390144</text:p>
          </table:table-cell>
          <table:table-cell table:formula="of:= ([times_1000000.C25] - [times_1000000.B25]) / 1000000" office:value-type="float" office:value="37.439744" calcext:value-type="float">
            <text:p>37.439744</text:p>
          </table:table-cell>
        </table:table-row>
        <table:table-row table:style-name="ro1">
          <table:table-cell table:formula="of:= [times_10000.A26]" office:value-type="float" office:value="25" calcext:value-type="float">
            <text:p>25</text:p>
          </table:table-cell>
          <table:table-cell table:formula="of:= ([times_10000.C26] - [times_10000.B26]) / 1000000" office:value-type="float" office:value="11.110144" calcext:value-type="float">
            <text:p>11.110144</text:p>
          </table:table-cell>
          <table:table-cell table:formula="of:= ([times_100000.C26] - [times_100000.B26]) / 1000000" office:value-type="float" office:value="3.68" calcext:value-type="float">
            <text:p>3.68</text:p>
          </table:table-cell>
          <table:table-cell table:formula="of:= ([times_1000000.C26] - [times_1000000.B26]) / 1000000" office:value-type="float" office:value="37.570304" calcext:value-type="float">
            <text:p>37.570304</text:p>
          </table:table-cell>
        </table:table-row>
        <table:table-row table:style-name="ro1">
          <table:table-cell table:formula="of:= [times_10000.A27]" office:value-type="float" office:value="26" calcext:value-type="float">
            <text:p>26</text:p>
          </table:table-cell>
          <table:table-cell table:formula="of:= ([times_10000.C27] - [times_10000.B27]) / 1000000" office:value-type="float" office:value="11.709952" calcext:value-type="float">
            <text:p>11.709952</text:p>
          </table:table-cell>
          <table:table-cell table:formula="of:= ([times_100000.C27] - [times_100000.B27]) / 1000000" office:value-type="float" office:value="3.320064" calcext:value-type="float">
            <text:p>3.320064</text:p>
          </table:table-cell>
          <table:table-cell table:formula="of:= ([times_1000000.C27] - [times_1000000.B27]) / 1000000" office:value-type="float" office:value="37.270016" calcext:value-type="float">
            <text:p>37.270016</text:p>
          </table:table-cell>
        </table:table-row>
        <table:table-row table:style-name="ro1">
          <table:table-cell table:formula="of:= [times_10000.A28]" office:value-type="float" office:value="27" calcext:value-type="float">
            <text:p>27</text:p>
          </table:table-cell>
          <table:table-cell table:formula="of:= ([times_10000.C28] - [times_10000.B28]) / 1000000" office:value-type="float" office:value="13.030144" calcext:value-type="float">
            <text:p>13.030144</text:p>
          </table:table-cell>
          <table:table-cell table:formula="of:= ([times_100000.C28] - [times_100000.B28]) / 1000000" office:value-type="float" office:value="3.270144" calcext:value-type="float">
            <text:p>3.270144</text:p>
          </table:table-cell>
          <table:table-cell table:formula="of:= ([times_1000000.C28] - [times_1000000.B28]) / 1000000" office:value-type="float" office:value="36.999936" calcext:value-type="float">
            <text:p>36.999936</text:p>
          </table:table-cell>
        </table:table-row>
        <table:table-row table:style-name="ro1">
          <table:table-cell table:formula="of:= [times_10000.A29]" office:value-type="float" office:value="28" calcext:value-type="float">
            <text:p>28</text:p>
          </table:table-cell>
          <table:table-cell table:formula="of:= ([times_10000.C29] - [times_10000.B29]) / 1000000" office:value-type="float" office:value="12.760064" calcext:value-type="float">
            <text:p>12.760064</text:p>
          </table:table-cell>
          <table:table-cell table:formula="of:= ([times_100000.C29] - [times_100000.B29]) / 1000000" office:value-type="float" office:value="2.99008" calcext:value-type="float">
            <text:p>2.99008</text:p>
          </table:table-cell>
          <table:table-cell table:formula="of:= ([times_1000000.C29] - [times_1000000.B29]) / 1000000" office:value-type="float" office:value="36.710144" calcext:value-type="float">
            <text:p>36.710144</text:p>
          </table:table-cell>
        </table:table-row>
        <table:table-row table:style-name="ro1">
          <table:table-cell table:formula="of:= [times_10000.A30]" office:value-type="float" office:value="29" calcext:value-type="float">
            <text:p>29</text:p>
          </table:table-cell>
          <table:table-cell table:formula="of:= ([times_10000.C30] - [times_10000.B30]) / 1000000" office:value-type="float" office:value="12.409856" calcext:value-type="float">
            <text:p>12.409856</text:p>
          </table:table-cell>
          <table:table-cell table:formula="of:= ([times_100000.C30] - [times_100000.B30]) / 1000000" office:value-type="float" office:value="3.269632" calcext:value-type="float">
            <text:p>3.269632</text:p>
          </table:table-cell>
          <table:table-cell table:formula="of:= ([times_1000000.C30] - [times_1000000.B30]) / 1000000" office:value-type="float" office:value="36.41984" calcext:value-type="float">
            <text:p>36.41984</text:p>
          </table:table-cell>
        </table:table-row>
        <table:table-row table:style-name="ro1">
          <table:table-cell table:formula="of:= [times_10000.A31]" office:value-type="float" office:value="30" calcext:value-type="float">
            <text:p>30</text:p>
          </table:table-cell>
          <table:table-cell table:formula="of:= ([times_10000.C31] - [times_10000.B31]) / 1000000" office:value-type="float" office:value="12.269824" calcext:value-type="float">
            <text:p>12.269824</text:p>
          </table:table-cell>
          <table:table-cell table:formula="of:= ([times_100000.C31] - [times_100000.B31]) / 1000000" office:value-type="float" office:value="3.15008" calcext:value-type="float">
            <text:p>3.15008</text:p>
          </table:table-cell>
          <table:table-cell table:formula="of:= ([times_1000000.C31] - [times_1000000.B31]) / 1000000" office:value-type="float" office:value="36.140032" calcext:value-type="float">
            <text:p>36.140032</text:p>
          </table:table-cell>
        </table:table-row>
        <table:table-row table:style-name="ro1">
          <table:table-cell table:formula="of:= [times_10000.A32]" office:value-type="float" office:value="31" calcext:value-type="float">
            <text:p>31</text:p>
          </table:table-cell>
          <table:table-cell table:formula="of:= ([times_10000.C32] - [times_10000.B32]) / 1000000" office:value-type="float" office:value="11.979776" calcext:value-type="float">
            <text:p>11.979776</text:p>
          </table:table-cell>
          <table:table-cell table:formula="of:= ([times_100000.C32] - [times_100000.B32]) / 1000000" office:value-type="float" office:value="2.469888" calcext:value-type="float">
            <text:p>2.469888</text:p>
          </table:table-cell>
          <table:table-cell table:formula="of:= ([times_1000000.C32] - [times_1000000.B32]) / 1000000" office:value-type="float" office:value="35.849984" calcext:value-type="float">
            <text:p>35.849984</text:p>
          </table:table-cell>
        </table:table-row>
        <table:table-row table:style-name="ro1">
          <table:table-cell table:formula="of:= [times_10000.A33]" office:value-type="float" office:value="32" calcext:value-type="float">
            <text:p>32</text:p>
          </table:table-cell>
          <table:table-cell table:formula="of:= ([times_10000.C33] - [times_10000.B33]) / 1000000" office:value-type="float" office:value="13.590016" calcext:value-type="float">
            <text:p>13.590016</text:p>
          </table:table-cell>
          <table:table-cell table:formula="of:= ([times_100000.C33] - [times_100000.B33]) / 1000000" office:value-type="float" office:value="2.379776" calcext:value-type="float">
            <text:p>2.379776</text:p>
          </table:table-cell>
          <table:table-cell table:formula="of:= ([times_1000000.C33] - [times_1000000.B33]) / 1000000" office:value-type="float" office:value="35.529984" calcext:value-type="float">
            <text:p>35.529984</text:p>
          </table:table-cell>
        </table:table-row>
        <table:table-row table:style-name="ro1">
          <table:table-cell table:formula="of:= [times_10000.A34]" office:value-type="float" office:value="33" calcext:value-type="float">
            <text:p>33</text:p>
          </table:table-cell>
          <table:table-cell table:formula="of:= ([times_10000.C34] - [times_10000.B34]) / 1000000" office:value-type="float" office:value="13.64992" calcext:value-type="float">
            <text:p>13.64992</text:p>
          </table:table-cell>
          <table:table-cell table:formula="of:= ([times_100000.C34] - [times_100000.B34]) / 1000000" office:value-type="float" office:value="2.190336" calcext:value-type="float">
            <text:p>2.190336</text:p>
          </table:table-cell>
          <table:table-cell table:formula="of:= ([times_1000000.C34] - [times_1000000.B34]) / 1000000" office:value-type="float" office:value="35.250176" calcext:value-type="float">
            <text:p>35.250176</text:p>
          </table:table-cell>
        </table:table-row>
        <table:table-row table:style-name="ro1">
          <table:table-cell table:formula="of:= [times_10000.A35]" office:value-type="float" office:value="34" calcext:value-type="float">
            <text:p>34</text:p>
          </table:table-cell>
          <table:table-cell table:formula="of:= ([times_10000.C35] - [times_10000.B35]) / 1000000" office:value-type="float" office:value="14.270208" calcext:value-type="float">
            <text:p>14.270208</text:p>
          </table:table-cell>
          <table:table-cell table:formula="of:= ([times_100000.C35] - [times_100000.B35]) / 1000000" office:value-type="float" office:value="1.890048" calcext:value-type="float">
            <text:p>1.890048</text:p>
          </table:table-cell>
          <table:table-cell table:formula="of:= ([times_1000000.C35] - [times_1000000.B35]) / 1000000" office:value-type="float" office:value="34.960128" calcext:value-type="float">
            <text:p>34.960128</text:p>
          </table:table-cell>
        </table:table-row>
        <table:table-row table:style-name="ro1">
          <table:table-cell table:formula="of:= [times_10000.A36]" office:value-type="float" office:value="35" calcext:value-type="float">
            <text:p>35</text:p>
          </table:table-cell>
          <table:table-cell table:formula="of:= ([times_10000.C36] - [times_10000.B36]) / 1000000" office:value-type="float" office:value="13.590016" calcext:value-type="float">
            <text:p>13.590016</text:p>
          </table:table-cell>
          <table:table-cell table:formula="of:= ([times_100000.C36] - [times_100000.B36]) / 1000000" office:value-type="float" office:value="1.739776" calcext:value-type="float">
            <text:p>1.739776</text:p>
          </table:table-cell>
          <table:table-cell table:formula="of:= ([times_1000000.C36] - [times_1000000.B36]) / 1000000" office:value-type="float" office:value="34.67008" calcext:value-type="float">
            <text:p>34.67008</text:p>
          </table:table-cell>
        </table:table-row>
        <table:table-row table:style-name="ro1">
          <table:table-cell table:formula="of:= [times_10000.A37]" office:value-type="float" office:value="36" calcext:value-type="float">
            <text:p>36</text:p>
          </table:table-cell>
          <table:table-cell table:formula="of:= ([times_10000.C37] - [times_10000.B37]) / 1000000" office:value-type="float" office:value="13.77024" calcext:value-type="float">
            <text:p>13.77024</text:p>
          </table:table-cell>
          <table:table-cell table:formula="of:= ([times_100000.C37] - [times_100000.B37]) / 1000000" office:value-type="float" office:value="1.69984" calcext:value-type="float">
            <text:p>1.69984</text:p>
          </table:table-cell>
          <table:table-cell table:formula="of:= ([times_1000000.C37] - [times_1000000.B37]) / 1000000" office:value-type="float" office:value="35.709952" calcext:value-type="float">
            <text:p>35.709952</text:p>
          </table:table-cell>
        </table:table-row>
        <table:table-row table:style-name="ro1">
          <table:table-cell table:formula="of:= [times_10000.A38]" office:value-type="float" office:value="37" calcext:value-type="float">
            <text:p>37</text:p>
          </table:table-cell>
          <table:table-cell table:formula="of:= ([times_10000.C38] - [times_10000.B38]) / 1000000" office:value-type="float" office:value="14.789888" calcext:value-type="float">
            <text:p>14.789888</text:p>
          </table:table-cell>
          <table:table-cell table:formula="of:= ([times_100000.C38] - [times_100000.B38]) / 1000000" office:value-type="float" office:value="1.789952" calcext:value-type="float">
            <text:p>1.789952</text:p>
          </table:table-cell>
          <table:table-cell table:formula="of:= ([times_1000000.C38] - [times_1000000.B38]) / 1000000" office:value-type="float" office:value="35.430144" calcext:value-type="float">
            <text:p>35.430144</text:p>
          </table:table-cell>
        </table:table-row>
        <table:table-row table:style-name="ro1">
          <table:table-cell table:formula="of:= [times_10000.A39]" office:value-type="float" office:value="38" calcext:value-type="float">
            <text:p>38</text:p>
          </table:table-cell>
          <table:table-cell table:formula="of:= ([times_10000.C39] - [times_10000.B39]) / 1000000" office:value-type="float" office:value="14.76992" calcext:value-type="float">
            <text:p>14.76992</text:p>
          </table:table-cell>
          <table:table-cell table:formula="of:= ([times_100000.C39] - [times_100000.B39]) / 1000000" office:value-type="float" office:value="1.729792" calcext:value-type="float">
            <text:p>1.729792</text:p>
          </table:table-cell>
          <table:table-cell table:formula="of:= ([times_1000000.C39] - [times_1000000.B39]) / 1000000" office:value-type="float" office:value="35.399936" calcext:value-type="float">
            <text:p>35.399936</text:p>
          </table:table-cell>
        </table:table-row>
        <table:table-row table:style-name="ro1">
          <table:table-cell table:formula="of:= [times_10000.A40]" office:value-type="float" office:value="39" calcext:value-type="float">
            <text:p>39</text:p>
          </table:table-cell>
          <table:table-cell table:formula="of:= ([times_10000.C40] - [times_10000.B40]) / 1000000" office:value-type="float" office:value="14.989824" calcext:value-type="float">
            <text:p>14.989824</text:p>
          </table:table-cell>
          <table:table-cell table:formula="of:= ([times_100000.C40] - [times_100000.B40]) / 1000000" office:value-type="float" office:value="1.999872" calcext:value-type="float">
            <text:p>1.999872</text:p>
          </table:table-cell>
          <table:table-cell table:formula="of:= ([times_1000000.C40] - [times_1000000.B40]) / 1000000" office:value-type="float" office:value="35.10016" calcext:value-type="float">
            <text:p>35.10016</text:p>
          </table:table-cell>
        </table:table-row>
        <table:table-row table:style-name="ro1">
          <table:table-cell table:formula="of:= [times_10000.A41]" office:value-type="float" office:value="40" calcext:value-type="float">
            <text:p>40</text:p>
          </table:table-cell>
          <table:table-cell table:formula="of:= ([times_10000.C41] - [times_10000.B41]) / 1000000" office:value-type="float" office:value="15.339776" calcext:value-type="float">
            <text:p>15.339776</text:p>
          </table:table-cell>
          <table:table-cell table:formula="of:= ([times_100000.C41] - [times_100000.B41]) / 1000000" office:value-type="float" office:value="1.860096" calcext:value-type="float">
            <text:p>1.860096</text:p>
          </table:table-cell>
          <table:table-cell table:formula="of:= ([times_1000000.C41] - [times_1000000.B41]) / 1000000" office:value-type="float" office:value="34.28992" calcext:value-type="float">
            <text:p>34.28992</text:p>
          </table:table-cell>
        </table:table-row>
        <table:table-row table:style-name="ro1">
          <table:table-cell table:formula="of:= [times_10000.A42]" office:value-type="float" office:value="41" calcext:value-type="float">
            <text:p>41</text:p>
          </table:table-cell>
          <table:table-cell table:formula="of:= ([times_10000.C42] - [times_10000.B42]) / 1000000" office:value-type="float" office:value="17.96992" calcext:value-type="float">
            <text:p>17.96992</text:p>
          </table:table-cell>
          <table:table-cell table:formula="of:= ([times_100000.C42] - [times_100000.B42]) / 1000000" office:value-type="float" office:value="1.789952" calcext:value-type="float">
            <text:p>1.789952</text:p>
          </table:table-cell>
          <table:table-cell table:formula="of:= ([times_1000000.C42] - [times_1000000.B42]) / 1000000" office:value-type="float" office:value="33.839872" calcext:value-type="float">
            <text:p>33.839872</text:p>
          </table:table-cell>
        </table:table-row>
        <table:table-row table:style-name="ro1">
          <table:table-cell table:formula="of:= [times_10000.A43]" office:value-type="float" office:value="42" calcext:value-type="float">
            <text:p>42</text:p>
          </table:table-cell>
          <table:table-cell table:formula="of:= ([times_10000.C43] - [times_10000.B43]) / 1000000" office:value-type="float" office:value="18.03008" calcext:value-type="float">
            <text:p>18.03008</text:p>
          </table:table-cell>
          <table:table-cell table:formula="of:= ([times_100000.C43] - [times_100000.B43]) / 1000000" office:value-type="float" office:value="1.709824" calcext:value-type="float">
            <text:p>1.709824</text:p>
          </table:table-cell>
          <table:table-cell table:formula="of:= ([times_1000000.C43] - [times_1000000.B43]) / 1000000" office:value-type="float" office:value="34.99008" calcext:value-type="float">
            <text:p>34.99008</text:p>
          </table:table-cell>
        </table:table-row>
        <table:table-row table:style-name="ro1">
          <table:table-cell table:formula="of:= [times_10000.A44]" office:value-type="float" office:value="43" calcext:value-type="float">
            <text:p>43</text:p>
          </table:table-cell>
          <table:table-cell table:formula="of:= ([times_10000.C44] - [times_10000.B44]) / 1000000" office:value-type="float" office:value="19.53024" calcext:value-type="float">
            <text:p>19.53024</text:p>
          </table:table-cell>
          <table:table-cell table:formula="of:= ([times_100000.C44] - [times_100000.B44]) / 1000000" office:value-type="float" office:value="2.059776" calcext:value-type="float">
            <text:p>2.059776</text:p>
          </table:table-cell>
          <table:table-cell table:formula="of:= ([times_1000000.C44] - [times_1000000.B44]) / 1000000" office:value-type="float" office:value="34.429696" calcext:value-type="float">
            <text:p>34.429696</text:p>
          </table:table-cell>
        </table:table-row>
        <table:table-row table:style-name="ro1">
          <table:table-cell table:formula="of:= [times_10000.A45]" office:value-type="float" office:value="44" calcext:value-type="float">
            <text:p>44</text:p>
          </table:table-cell>
          <table:table-cell table:formula="of:= ([times_10000.C45] - [times_10000.B45]) / 1000000" office:value-type="float" office:value="19.04" calcext:value-type="float">
            <text:p>19.04</text:p>
          </table:table-cell>
          <table:table-cell table:formula="of:= ([times_100000.C45] - [times_100000.B45]) / 1000000" office:value-type="float" office:value="2.360064" calcext:value-type="float">
            <text:p>2.360064</text:p>
          </table:table-cell>
          <table:table-cell table:formula="of:= ([times_1000000.C45] - [times_1000000.B45]) / 1000000" office:value-type="float" office:value="33.570048" calcext:value-type="float">
            <text:p>33.570048</text:p>
          </table:table-cell>
        </table:table-row>
        <table:table-row table:style-name="ro1">
          <table:table-cell table:formula="of:= [times_10000.A46]" office:value-type="float" office:value="45" calcext:value-type="float">
            <text:p>45</text:p>
          </table:table-cell>
          <table:table-cell table:formula="of:= ([times_10000.C46] - [times_10000.B46]) / 1000000" office:value-type="float" office:value="18.739968" calcext:value-type="float">
            <text:p>18.739968</text:p>
          </table:table-cell>
          <table:table-cell table:formula="of:= ([times_100000.C46] - [times_100000.B46]) / 1000000" office:value-type="float" office:value="2.789888" calcext:value-type="float">
            <text:p>2.789888</text:p>
          </table:table-cell>
          <table:table-cell table:formula="of:= ([times_1000000.C46] - [times_1000000.B46]) / 1000000" office:value-type="float" office:value="35.069952" calcext:value-type="float">
            <text:p>35.069952</text:p>
          </table:table-cell>
        </table:table-row>
        <table:table-row table:style-name="ro1">
          <table:table-cell table:formula="of:= [times_10000.A47]" office:value-type="float" office:value="46" calcext:value-type="float">
            <text:p>46</text:p>
          </table:table-cell>
          <table:table-cell table:formula="of:= ([times_10000.C47] - [times_10000.B47]) / 1000000" office:value-type="float" office:value="18.44992" calcext:value-type="float">
            <text:p>18.44992</text:p>
          </table:table-cell>
          <table:table-cell table:formula="of:= ([times_100000.C47] - [times_100000.B47]) / 1000000" office:value-type="float" office:value="3.869952" calcext:value-type="float">
            <text:p>3.869952</text:p>
          </table:table-cell>
          <table:table-cell table:formula="of:= ([times_1000000.C47] - [times_1000000.B47]) / 1000000" office:value-type="float" office:value="36.78976" calcext:value-type="float">
            <text:p>36.78976</text:p>
          </table:table-cell>
        </table:table-row>
        <table:table-row table:style-name="ro1">
          <table:table-cell table:formula="of:= [times_10000.A48]" office:value-type="float" office:value="47" calcext:value-type="float">
            <text:p>47</text:p>
          </table:table-cell>
          <table:table-cell table:formula="of:= ([times_10000.C48] - [times_10000.B48]) / 1000000" office:value-type="float" office:value="17.929984" calcext:value-type="float">
            <text:p>17.929984</text:p>
          </table:table-cell>
          <table:table-cell table:formula="of:= ([times_100000.C48] - [times_100000.B48]) / 1000000" office:value-type="float" office:value="4.829952" calcext:value-type="float">
            <text:p>4.829952</text:p>
          </table:table-cell>
          <table:table-cell table:formula="of:= ([times_1000000.C48] - [times_1000000.B48]) / 1000000" office:value-type="float" office:value="37.679872" calcext:value-type="float">
            <text:p>37.679872</text:p>
          </table:table-cell>
        </table:table-row>
        <table:table-row table:style-name="ro1">
          <table:table-cell table:formula="of:= [times_10000.A49]" office:value-type="float" office:value="48" calcext:value-type="float">
            <text:p>48</text:p>
          </table:table-cell>
          <table:table-cell table:formula="of:= ([times_10000.C49] - [times_10000.B49]) / 1000000" office:value-type="float" office:value="17.620224" calcext:value-type="float">
            <text:p>17.620224</text:p>
          </table:table-cell>
          <table:table-cell table:formula="of:= ([times_100000.C49] - [times_100000.B49]) / 1000000" office:value-type="float" office:value="5.00992" calcext:value-type="float">
            <text:p>5.00992</text:p>
          </table:table-cell>
          <table:table-cell table:formula="of:= ([times_1000000.C49] - [times_1000000.B49]) / 1000000" office:value-type="float" office:value="37.400064" calcext:value-type="float">
            <text:p>37.400064</text:p>
          </table:table-cell>
        </table:table-row>
        <table:table-row table:style-name="ro1">
          <table:table-cell table:formula="of:= [times_10000.A50]" office:value-type="float" office:value="49" calcext:value-type="float">
            <text:p>49</text:p>
          </table:table-cell>
          <table:table-cell table:formula="of:= ([times_10000.C50] - [times_10000.B50]) / 1000000" office:value-type="float" office:value="17.499904" calcext:value-type="float">
            <text:p>17.499904</text:p>
          </table:table-cell>
          <table:table-cell table:formula="of:= ([times_100000.C50] - [times_100000.B50]) / 1000000" office:value-type="float" office:value="4.96" calcext:value-type="float">
            <text:p>4.96</text:p>
          </table:table-cell>
          <table:table-cell table:formula="of:= ([times_1000000.C50] - [times_1000000.B50]) / 1000000" office:value-type="float" office:value="37.110272" calcext:value-type="float">
            <text:p>37.110272</text:p>
          </table:table-cell>
        </table:table-row>
        <table:table-row table:style-name="ro1">
          <table:table-cell table:formula="of:= [times_10000.A51]" office:value-type="float" office:value="50" calcext:value-type="float">
            <text:p>50</text:p>
          </table:table-cell>
          <table:table-cell table:formula="of:= ([times_10000.C51] - [times_10000.B51]) / 1000000" office:value-type="float" office:value="19.660032" calcext:value-type="float">
            <text:p>19.660032</text:p>
          </table:table-cell>
          <table:table-cell table:formula="of:= ([times_100000.C51] - [times_100000.B51]) / 1000000" office:value-type="float" office:value="4.100096" calcext:value-type="float">
            <text:p>4.100096</text:p>
          </table:table-cell>
          <table:table-cell table:formula="of:= ([times_1000000.C51] - [times_1000000.B51]) / 1000000" office:value-type="float" office:value="36.820224" calcext:value-type="float">
            <text:p>36.820224</text:p>
          </table:table-cell>
        </table:table-row>
        <table:table-row table:style-name="ro1">
          <table:table-cell table:formula="of:= [times_10000.A52]" office:value-type="float" office:value="51" calcext:value-type="float">
            <text:p>51</text:p>
          </table:table-cell>
          <table:table-cell table:formula="of:= ([times_10000.C52] - [times_10000.B52]) / 1000000" office:value-type="float" office:value="18.490112" calcext:value-type="float">
            <text:p>18.490112</text:p>
          </table:table-cell>
          <table:table-cell table:formula="of:= ([times_100000.C52] - [times_100000.B52]) / 1000000" office:value-type="float" office:value="4.27008" calcext:value-type="float">
            <text:p>4.27008</text:p>
          </table:table-cell>
          <table:table-cell table:formula="of:= ([times_1000000.C52] - [times_1000000.B52]) / 1000000" office:value-type="float" office:value="36.539904" calcext:value-type="float">
            <text:p>36.539904</text:p>
          </table:table-cell>
        </table:table-row>
        <table:table-row table:style-name="ro1">
          <table:table-cell table:formula="of:= [times_10000.A53]" office:value-type="float" office:value="52" calcext:value-type="float">
            <text:p>52</text:p>
          </table:table-cell>
          <table:table-cell table:formula="of:= ([times_10000.C53] - [times_10000.B53]) / 1000000" office:value-type="float" office:value="18.14016" calcext:value-type="float">
            <text:p>18.14016</text:p>
          </table:table-cell>
          <table:table-cell table:formula="of:= ([times_100000.C53] - [times_100000.B53]) / 1000000" office:value-type="float" office:value="3.960064" calcext:value-type="float">
            <text:p>3.960064</text:p>
          </table:table-cell>
          <table:table-cell table:formula="of:= ([times_1000000.C53] - [times_1000000.B53]) / 1000000" office:value-type="float" office:value="36.17024" calcext:value-type="float">
            <text:p>36.17024</text:p>
          </table:table-cell>
        </table:table-row>
        <table:table-row table:style-name="ro1">
          <table:table-cell table:formula="of:= [times_10000.A54]" office:value-type="float" office:value="53" calcext:value-type="float">
            <text:p>53</text:p>
          </table:table-cell>
          <table:table-cell table:formula="of:= ([times_10000.C54] - [times_10000.B54]) / 1000000" office:value-type="float" office:value="18.340096" calcext:value-type="float">
            <text:p>18.340096</text:p>
          </table:table-cell>
          <table:table-cell table:formula="of:= ([times_100000.C54] - [times_100000.B54]) / 1000000" office:value-type="float" office:value="3.499776" calcext:value-type="float">
            <text:p>3.499776</text:p>
          </table:table-cell>
          <table:table-cell table:formula="of:= ([times_1000000.C54] - [times_1000000.B54]) / 1000000" office:value-type="float" office:value="35.880192" calcext:value-type="float">
            <text:p>35.880192</text:p>
          </table:table-cell>
        </table:table-row>
        <table:table-row table:style-name="ro1">
          <table:table-cell table:formula="of:= [times_10000.A55]" office:value-type="float" office:value="54" calcext:value-type="float">
            <text:p>54</text:p>
          </table:table-cell>
          <table:table-cell table:formula="of:= ([times_10000.C55] - [times_10000.B55]) / 1000000" office:value-type="float" office:value="18.539776" calcext:value-type="float">
            <text:p>18.539776</text:p>
          </table:table-cell>
          <table:table-cell table:formula="of:= ([times_100000.C55] - [times_100000.B55]) / 1000000" office:value-type="float" office:value="2.92992" calcext:value-type="float">
            <text:p>2.92992</text:p>
          </table:table-cell>
          <table:table-cell table:formula="of:= ([times_1000000.C55] - [times_1000000.B55]) / 1000000" office:value-type="float" office:value="40.630016" calcext:value-type="float">
            <text:p>40.630016</text:p>
          </table:table-cell>
        </table:table-row>
        <table:table-row table:style-name="ro1">
          <table:table-cell table:formula="of:= [times_10000.A56]" office:value-type="float" office:value="55" calcext:value-type="float">
            <text:p>55</text:p>
          </table:table-cell>
          <table:table-cell table:formula="of:= ([times_10000.C56] - [times_10000.B56]) / 1000000" office:value-type="float" office:value="19.130112" calcext:value-type="float">
            <text:p>19.130112</text:p>
          </table:table-cell>
          <table:table-cell table:formula="of:= ([times_100000.C56] - [times_100000.B56]) / 1000000" office:value-type="float" office:value="2.89024" calcext:value-type="float">
            <text:p>2.89024</text:p>
          </table:table-cell>
          <table:table-cell table:formula="of:= ([times_1000000.C56] - [times_1000000.B56]) / 1000000" office:value-type="float" office:value="44.100096" calcext:value-type="float">
            <text:p>44.100096</text:p>
          </table:table-cell>
        </table:table-row>
        <table:table-row table:style-name="ro1">
          <table:table-cell table:formula="of:= [times_10000.A57]" office:value-type="float" office:value="56" calcext:value-type="float">
            <text:p>56</text:p>
          </table:table-cell>
          <table:table-cell table:formula="of:= ([times_10000.C57] - [times_10000.B57]) / 1000000" office:value-type="float" office:value="21.970176" calcext:value-type="float">
            <text:p>21.970176</text:p>
          </table:table-cell>
          <table:table-cell table:formula="of:= ([times_100000.C57] - [times_100000.B57]) / 1000000" office:value-type="float" office:value="2.72" calcext:value-type="float">
            <text:p>2.72</text:p>
          </table:table-cell>
          <table:table-cell table:formula="of:= ([times_1000000.C57] - [times_1000000.B57]) / 1000000" office:value-type="float" office:value="43.830016" calcext:value-type="float">
            <text:p>43.830016</text:p>
          </table:table-cell>
        </table:table-row>
        <table:table-row table:style-name="ro1">
          <table:table-cell table:formula="of:= [times_10000.A58]" office:value-type="float" office:value="57" calcext:value-type="float">
            <text:p>57</text:p>
          </table:table-cell>
          <table:table-cell table:formula="of:= ([times_10000.C58] - [times_10000.B58]) / 1000000" office:value-type="float" office:value="22.60992" calcext:value-type="float">
            <text:p>22.60992</text:p>
          </table:table-cell>
          <table:table-cell table:formula="of:= ([times_100000.C58] - [times_100000.B58]) / 1000000" office:value-type="float" office:value="2.230016" calcext:value-type="float">
            <text:p>2.230016</text:p>
          </table:table-cell>
          <table:table-cell table:formula="of:= ([times_1000000.C58] - [times_1000000.B58]) / 1000000" office:value-type="float" office:value="43.279872" calcext:value-type="float">
            <text:p>43.279872</text:p>
          </table:table-cell>
        </table:table-row>
        <table:table-row table:style-name="ro1">
          <table:table-cell table:formula="of:= [times_10000.A59]" office:value-type="float" office:value="58" calcext:value-type="float">
            <text:p>58</text:p>
          </table:table-cell>
          <table:table-cell table:formula="of:= ([times_10000.C59] - [times_10000.B59]) / 1000000" office:value-type="float" office:value="22.779904" calcext:value-type="float">
            <text:p>22.779904</text:p>
          </table:table-cell>
          <table:table-cell table:formula="of:= ([times_100000.C59] - [times_100000.B59]) / 1000000" office:value-type="float" office:value="2.210048" calcext:value-type="float">
            <text:p>2.210048</text:p>
          </table:table-cell>
          <table:table-cell table:formula="of:= ([times_1000000.C59] - [times_1000000.B59]) / 1000000" office:value-type="float" office:value="42.970112" calcext:value-type="float">
            <text:p>42.970112</text:p>
          </table:table-cell>
        </table:table-row>
        <table:table-row table:style-name="ro1">
          <table:table-cell table:formula="of:= [times_10000.A60]" office:value-type="float" office:value="59" calcext:value-type="float">
            <text:p>59</text:p>
          </table:table-cell>
          <table:table-cell table:formula="of:= ([times_10000.C60] - [times_10000.B60]) / 1000000" office:value-type="float" office:value="22.849792" calcext:value-type="float">
            <text:p>22.849792</text:p>
          </table:table-cell>
          <table:table-cell table:formula="of:= ([times_100000.C60] - [times_100000.B60]) / 1000000" office:value-type="float" office:value="1.990144" calcext:value-type="float">
            <text:p>1.990144</text:p>
          </table:table-cell>
          <table:table-cell table:formula="of:= ([times_1000000.C60] - [times_1000000.B60]) / 1000000" office:value-type="float" office:value="42.60992" calcext:value-type="float">
            <text:p>42.60992</text:p>
          </table:table-cell>
        </table:table-row>
        <table:table-row table:style-name="ro1">
          <table:table-cell table:formula="of:= [times_10000.A61]" office:value-type="float" office:value="60" calcext:value-type="float">
            <text:p>60</text:p>
          </table:table-cell>
          <table:table-cell table:formula="of:= ([times_10000.C61] - [times_10000.B61]) / 1000000" office:value-type="float" office:value="22.820096" calcext:value-type="float">
            <text:p>22.820096</text:p>
          </table:table-cell>
          <table:table-cell table:formula="of:= ([times_100000.C61] - [times_100000.B61]) / 1000000" office:value-type="float" office:value="1.779968" calcext:value-type="float">
            <text:p>1.779968</text:p>
          </table:table-cell>
          <table:table-cell table:formula="of:= ([times_1000000.C61] - [times_1000000.B61]) / 1000000" office:value-type="float" office:value="41.850112" calcext:value-type="float">
            <text:p>41.850112</text:p>
          </table:table-cell>
        </table:table-row>
        <table:table-row table:style-name="ro1">
          <table:table-cell table:formula="of:= [times_10000.A62]" office:value-type="float" office:value="61" calcext:value-type="float">
            <text:p>61</text:p>
          </table:table-cell>
          <table:table-cell table:formula="of:= ([times_10000.C62] - [times_10000.B62]) / 1000000" office:value-type="float" office:value="22.67008" calcext:value-type="float">
            <text:p>22.67008</text:p>
          </table:table-cell>
          <table:table-cell table:formula="of:= ([times_100000.C62] - [times_100000.B62]) / 1000000" office:value-type="float" office:value="1.990144" calcext:value-type="float">
            <text:p>1.990144</text:p>
          </table:table-cell>
          <table:table-cell table:formula="of:= ([times_1000000.C62] - [times_1000000.B62]) / 1000000" office:value-type="float" office:value="41.430016" calcext:value-type="float">
            <text:p>41.430016</text:p>
          </table:table-cell>
        </table:table-row>
        <table:table-row table:style-name="ro1">
          <table:table-cell table:formula="of:= [times_10000.A63]" office:value-type="float" office:value="62" calcext:value-type="float">
            <text:p>62</text:p>
          </table:table-cell>
          <table:table-cell table:formula="of:= ([times_10000.C63] - [times_10000.B63]) / 1000000" office:value-type="float" office:value="25.37984" calcext:value-type="float">
            <text:p>25.37984</text:p>
          </table:table-cell>
          <table:table-cell table:formula="of:= ([times_100000.C63] - [times_100000.B63]) / 1000000" office:value-type="float" office:value="1.869824" calcext:value-type="float">
            <text:p>1.869824</text:p>
          </table:table-cell>
          <table:table-cell table:formula="of:= ([times_1000000.C63] - [times_1000000.B63]) / 1000000" office:value-type="float" office:value="41.139968" calcext:value-type="float">
            <text:p>41.139968</text:p>
          </table:table-cell>
        </table:table-row>
        <table:table-row table:style-name="ro1">
          <table:table-cell table:formula="of:= [times_10000.A64]" office:value-type="float" office:value="63" calcext:value-type="float">
            <text:p>63</text:p>
          </table:table-cell>
          <table:table-cell table:formula="of:= ([times_10000.C64] - [times_10000.B64]) / 1000000" office:value-type="float" office:value="25.079808" calcext:value-type="float">
            <text:p>25.079808</text:p>
          </table:table-cell>
          <table:table-cell table:formula="of:= ([times_100000.C64] - [times_100000.B64]) / 1000000" office:value-type="float" office:value="2.059776" calcext:value-type="float">
            <text:p>2.059776</text:p>
          </table:table-cell>
          <table:table-cell table:formula="of:= ([times_1000000.C64] - [times_1000000.B64]) / 1000000" office:value-type="float" office:value="40.850176" calcext:value-type="float">
            <text:p>40.850176</text:p>
          </table:table-cell>
        </table:table-row>
        <table:table-row table:style-name="ro1">
          <table:table-cell table:formula="of:= [times_10000.A65]" office:value-type="float" office:value="64" calcext:value-type="float">
            <text:p>64</text:p>
          </table:table-cell>
          <table:table-cell table:formula="of:= ([times_10000.C65] - [times_10000.B65]) / 1000000" office:value-type="float" office:value="26.040064" calcext:value-type="float">
            <text:p>26.040064</text:p>
          </table:table-cell>
          <table:table-cell table:formula="of:= ([times_100000.C65] - [times_100000.B65]) / 1000000" office:value-type="float" office:value="2.000128" calcext:value-type="float">
            <text:p>2.000128</text:p>
          </table:table-cell>
          <table:table-cell table:formula="of:= ([times_1000000.C65] - [times_1000000.B65]) / 1000000" office:value-type="float" office:value="40.530176" calcext:value-type="float">
            <text:p>40.530176</text:p>
          </table:table-cell>
        </table:table-row>
        <table:table-row table:style-name="ro1">
          <table:table-cell table:formula="of:= [times_10000.A66]" office:value-type="float" office:value="65" calcext:value-type="float">
            <text:p>65</text:p>
          </table:table-cell>
          <table:table-cell table:formula="of:= ([times_10000.C66] - [times_10000.B66]) / 1000000" office:value-type="float" office:value="25.849856" calcext:value-type="float">
            <text:p>25.849856</text:p>
          </table:table-cell>
          <table:table-cell table:formula="of:= ([times_100000.C66] - [times_100000.B66]) / 1000000" office:value-type="float" office:value="1.860096" calcext:value-type="float">
            <text:p>1.860096</text:p>
          </table:table-cell>
          <table:table-cell table:formula="of:= ([times_1000000.C66] - [times_1000000.B66]) / 1000000" office:value-type="float" office:value="40.230144" calcext:value-type="float">
            <text:p>40.230144</text:p>
          </table:table-cell>
        </table:table-row>
        <table:table-row table:style-name="ro1">
          <table:table-cell table:formula="of:= [times_10000.A67]" office:value-type="float" office:value="66" calcext:value-type="float">
            <text:p>66</text:p>
          </table:table-cell>
          <table:table-cell table:formula="of:= ([times_10000.C67] - [times_10000.B67]) / 1000000" office:value-type="float" office:value="27.869952" calcext:value-type="float">
            <text:p>27.869952</text:p>
          </table:table-cell>
          <table:table-cell table:formula="of:= ([times_100000.C67] - [times_100000.B67]) / 1000000" office:value-type="float" office:value="1.76" calcext:value-type="float">
            <text:p>1.76</text:p>
          </table:table-cell>
          <table:table-cell table:formula="of:= ([times_1000000.C67] - [times_1000000.B67]) / 1000000" office:value-type="float" office:value="39.949824" calcext:value-type="float">
            <text:p>39.949824</text:p>
          </table:table-cell>
        </table:table-row>
        <table:table-row table:style-name="ro1">
          <table:table-cell table:formula="of:= [times_10000.A68]" office:value-type="float" office:value="67" calcext:value-type="float">
            <text:p>67</text:p>
          </table:table-cell>
          <table:table-cell table:formula="of:= ([times_10000.C68] - [times_10000.B68]) / 1000000" office:value-type="float" office:value="28.25984" calcext:value-type="float">
            <text:p>28.25984</text:p>
          </table:table-cell>
          <table:table-cell table:formula="of:= ([times_100000.C68] - [times_100000.B68]) / 1000000" office:value-type="float" office:value="1.939968" calcext:value-type="float">
            <text:p>1.939968</text:p>
          </table:table-cell>
          <table:table-cell table:formula="of:= ([times_1000000.C68] - [times_1000000.B68]) / 1000000" office:value-type="float" office:value="39.659776" calcext:value-type="float">
            <text:p>39.659776</text:p>
          </table:table-cell>
        </table:table-row>
        <table:table-row table:style-name="ro1">
          <table:table-cell table:formula="of:= [times_10000.A69]" office:value-type="float" office:value="68" calcext:value-type="float">
            <text:p>68</text:p>
          </table:table-cell>
          <table:table-cell table:formula="of:= ([times_10000.C69] - [times_10000.B69]) / 1000000" office:value-type="float" office:value="31.179776" calcext:value-type="float">
            <text:p>31.179776</text:p>
          </table:table-cell>
          <table:table-cell table:formula="of:= ([times_100000.C69] - [times_100000.B69]) / 1000000" office:value-type="float" office:value="1.850112" calcext:value-type="float">
            <text:p>1.850112</text:p>
          </table:table-cell>
          <table:table-cell table:formula="of:= ([times_1000000.C69] - [times_1000000.B69]) / 1000000" office:value-type="float" office:value="39.369984" calcext:value-type="float">
            <text:p>39.369984</text:p>
          </table:table-cell>
        </table:table-row>
        <table:table-row table:style-name="ro1">
          <table:table-cell table:formula="of:= [times_10000.A70]" office:value-type="float" office:value="69" calcext:value-type="float">
            <text:p>69</text:p>
          </table:table-cell>
          <table:table-cell table:formula="of:= ([times_10000.C70] - [times_10000.B70]) / 1000000" office:value-type="float" office:value="34.089984" calcext:value-type="float">
            <text:p>34.089984</text:p>
          </table:table-cell>
          <table:table-cell table:formula="of:= ([times_100000.C70] - [times_100000.B70]) / 1000000" office:value-type="float" office:value="2.089984" calcext:value-type="float">
            <text:p>2.089984</text:p>
          </table:table-cell>
          <table:table-cell table:formula="of:= ([times_1000000.C70] - [times_1000000.B70]) / 1000000" office:value-type="float" office:value="39.079936" calcext:value-type="float">
            <text:p>39.079936</text:p>
          </table:table-cell>
        </table:table-row>
        <table:table-row table:style-name="ro1">
          <table:table-cell table:formula="of:= [times_10000.A71]" office:value-type="float" office:value="70" calcext:value-type="float">
            <text:p>70</text:p>
          </table:table-cell>
          <table:table-cell table:formula="of:= ([times_10000.C71] - [times_10000.B71]) / 1000000" office:value-type="float" office:value="35.230208" calcext:value-type="float">
            <text:p>35.230208</text:p>
          </table:table-cell>
          <table:table-cell table:formula="of:= ([times_100000.C71] - [times_100000.B71]) / 1000000" office:value-type="float" office:value="2.480128" calcext:value-type="float">
            <text:p>2.480128</text:p>
          </table:table-cell>
          <table:table-cell table:formula="of:= ([times_1000000.C71] - [times_1000000.B71]) / 1000000" office:value-type="float" office:value="38.799872" calcext:value-type="float">
            <text:p>38.799872</text:p>
          </table:table-cell>
        </table:table-row>
        <table:table-row table:style-name="ro1">
          <table:table-cell table:formula="of:= [times_10000.A72]" office:value-type="float" office:value="71" calcext:value-type="float">
            <text:p>71</text:p>
          </table:table-cell>
          <table:table-cell table:formula="of:= ([times_10000.C72] - [times_10000.B72]) / 1000000" office:value-type="float" office:value="37.620224" calcext:value-type="float">
            <text:p>37.620224</text:p>
          </table:table-cell>
          <table:table-cell table:formula="of:= ([times_100000.C72] - [times_100000.B72]) / 1000000" office:value-type="float" office:value="2.380032" calcext:value-type="float">
            <text:p>2.380032</text:p>
          </table:table-cell>
          <table:table-cell table:formula="of:= ([times_1000000.C72] - [times_1000000.B72]) / 1000000" office:value-type="float" office:value="38.49984" calcext:value-type="float">
            <text:p>38.49984</text:p>
          </table:table-cell>
        </table:table-row>
        <table:table-row table:style-name="ro1">
          <table:table-cell table:formula="of:= [times_10000.A73]" office:value-type="float" office:value="72" calcext:value-type="float">
            <text:p>72</text:p>
          </table:table-cell>
          <table:table-cell table:formula="of:= ([times_10000.C73] - [times_10000.B73]) / 1000000" office:value-type="float" office:value="37.299968" calcext:value-type="float">
            <text:p>37.299968</text:p>
          </table:table-cell>
          <table:table-cell table:formula="of:= ([times_100000.C73] - [times_100000.B73]) / 1000000" office:value-type="float" office:value="2.72" calcext:value-type="float">
            <text:p>2.72</text:p>
          </table:table-cell>
          <table:table-cell table:formula="of:= ([times_1000000.C73] - [times_1000000.B73]) / 1000000" office:value-type="float" office:value="38.17984" calcext:value-type="float">
            <text:p>38.17984</text:p>
          </table:table-cell>
        </table:table-row>
        <table:table-row table:style-name="ro1">
          <table:table-cell table:formula="of:= [times_10000.A74]" office:value-type="float" office:value="73" calcext:value-type="float">
            <text:p>73</text:p>
          </table:table-cell>
          <table:table-cell table:formula="of:= ([times_10000.C74] - [times_10000.B74]) / 1000000" office:value-type="float" office:value="40.310016" calcext:value-type="float">
            <text:p>40.310016</text:p>
          </table:table-cell>
          <table:table-cell table:formula="of:= ([times_100000.C74] - [times_100000.B74]) / 1000000" office:value-type="float" office:value="2.60992" calcext:value-type="float">
            <text:p>2.60992</text:p>
          </table:table-cell>
          <table:table-cell table:formula="of:= ([times_1000000.C74] - [times_1000000.B74]) / 1000000" office:value-type="float" office:value="38.070016" calcext:value-type="float">
            <text:p>38.070016</text:p>
          </table:table-cell>
        </table:table-row>
        <table:table-row table:style-name="ro1">
          <table:table-cell table:formula="of:= [times_10000.A75]" office:value-type="float" office:value="74" calcext:value-type="float">
            <text:p>74</text:p>
          </table:table-cell>
          <table:table-cell table:formula="of:= ([times_10000.C75] - [times_10000.B75]) / 1000000" office:value-type="float" office:value="40.019968" calcext:value-type="float">
            <text:p>40.019968</text:p>
          </table:table-cell>
          <table:table-cell table:formula="of:= ([times_100000.C75] - [times_100000.B75]) / 1000000" office:value-type="float" office:value="2.60992" calcext:value-type="float">
            <text:p>2.60992</text:p>
          </table:table-cell>
          <table:table-cell table:formula="of:= ([times_1000000.C75] - [times_1000000.B75]) / 1000000" office:value-type="float" office:value="39.58016" calcext:value-type="float">
            <text:p>39.58016</text:p>
          </table:table-cell>
        </table:table-row>
        <table:table-row table:style-name="ro1">
          <table:table-cell table:formula="of:= [times_10000.A76]" office:value-type="float" office:value="75" calcext:value-type="float">
            <text:p>75</text:p>
          </table:table-cell>
          <table:table-cell table:formula="of:= ([times_10000.C76] - [times_10000.B76]) / 1000000" office:value-type="float" office:value="39.699968" calcext:value-type="float">
            <text:p>39.699968</text:p>
          </table:table-cell>
          <table:table-cell table:formula="of:= ([times_100000.C76] - [times_100000.B76]) / 1000000" office:value-type="float" office:value="2.469888" calcext:value-type="float">
            <text:p>2.469888</text:p>
          </table:table-cell>
          <table:table-cell table:formula="of:= ([times_1000000.C76] - [times_1000000.B76]) / 1000000" office:value-type="float" office:value="39.29984" calcext:value-type="float">
            <text:p>39.29984</text:p>
          </table:table-cell>
        </table:table-row>
        <table:table-row table:style-name="ro1">
          <table:table-cell table:formula="of:= [times_10000.A77]" office:value-type="float" office:value="76" calcext:value-type="float">
            <text:p>76</text:p>
          </table:table-cell>
          <table:table-cell table:formula="of:= ([times_10000.C77] - [times_10000.B77]) / 1000000" office:value-type="float" office:value="39.31008" calcext:value-type="float">
            <text:p>39.31008</text:p>
          </table:table-cell>
          <table:table-cell table:formula="of:= ([times_100000.C77] - [times_100000.B77]) / 1000000" office:value-type="float" office:value="1.880064" calcext:value-type="float">
            <text:p>1.880064</text:p>
          </table:table-cell>
          <table:table-cell table:formula="of:= ([times_1000000.C77] - [times_1000000.B77]) / 1000000" office:value-type="float" office:value="39.020032" calcext:value-type="float">
            <text:p>39.020032</text:p>
          </table:table-cell>
        </table:table-row>
        <table:table-row table:style-name="ro1">
          <table:table-cell table:formula="of:= [times_10000.A78]" office:value-type="float" office:value="77" calcext:value-type="float">
            <text:p>77</text:p>
          </table:table-cell>
          <table:table-cell table:formula="of:= ([times_10000.C78] - [times_10000.B78]) / 1000000" office:value-type="float" office:value="39.020032" calcext:value-type="float">
            <text:p>39.020032</text:p>
          </table:table-cell>
          <table:table-cell table:formula="of:= ([times_100000.C78] - [times_100000.B78]) / 1000000" office:value-type="float" office:value="1.779712" calcext:value-type="float">
            <text:p>1.779712</text:p>
          </table:table-cell>
          <table:table-cell table:formula="of:= ([times_1000000.C78] - [times_1000000.B78]) / 1000000" office:value-type="float" office:value="38.729728" calcext:value-type="float">
            <text:p>38.729728</text:p>
          </table:table-cell>
        </table:table-row>
        <table:table-row table:style-name="ro1">
          <table:table-cell table:formula="of:= [times_10000.A79]" office:value-type="float" office:value="78" calcext:value-type="float">
            <text:p>78</text:p>
          </table:table-cell>
          <table:table-cell table:formula="of:= ([times_10000.C79] - [times_10000.B79]) / 1000000" office:value-type="float" office:value="38.390272" calcext:value-type="float">
            <text:p>38.390272</text:p>
          </table:table-cell>
          <table:table-cell table:formula="of:= ([times_100000.C79] - [times_100000.B79]) / 1000000" office:value-type="float" office:value="1.619968" calcext:value-type="float">
            <text:p>1.619968</text:p>
          </table:table-cell>
          <table:table-cell table:formula="of:= ([times_1000000.C79] - [times_1000000.B79]) / 1000000" office:value-type="float" office:value="38.380032" calcext:value-type="float">
            <text:p>38.380032</text:p>
          </table:table-cell>
        </table:table-row>
        <table:table-row table:style-name="ro1">
          <table:table-cell table:formula="of:= [times_10000.A80]" office:value-type="float" office:value="79" calcext:value-type="float">
            <text:p>79</text:p>
          </table:table-cell>
          <table:table-cell table:formula="of:= ([times_10000.C80] - [times_10000.B80]) / 1000000" office:value-type="float" office:value="38.070016" calcext:value-type="float">
            <text:p>38.070016</text:p>
          </table:table-cell>
          <table:table-cell table:formula="of:= ([times_100000.C80] - [times_100000.B80]) / 1000000" office:value-type="float" office:value="1.409792" calcext:value-type="float">
            <text:p>1.409792</text:p>
          </table:table-cell>
          <table:table-cell table:formula="of:= ([times_1000000.C80] - [times_1000000.B80]) / 1000000" office:value-type="float" office:value="37.98016" calcext:value-type="float">
            <text:p>37.98016</text:p>
          </table:table-cell>
        </table:table-row>
        <table:table-row table:style-name="ro1">
          <table:table-cell table:formula="of:= [times_10000.A81]" office:value-type="float" office:value="80" calcext:value-type="float">
            <text:p>80</text:p>
          </table:table-cell>
          <table:table-cell table:formula="of:= ([times_10000.C81] - [times_10000.B81]) / 1000000" office:value-type="float" office:value="37.779968" calcext:value-type="float">
            <text:p>37.779968</text:p>
          </table:table-cell>
          <table:table-cell table:formula="of:= ([times_100000.C81] - [times_100000.B81]) / 1000000" office:value-type="float" office:value="1.28" calcext:value-type="float">
            <text:p>1.28</text:p>
          </table:table-cell>
          <table:table-cell table:formula="of:= ([times_1000000.C81] - [times_1000000.B81]) / 1000000" office:value-type="float" office:value="37.680128" calcext:value-type="float">
            <text:p>37.680128</text:p>
          </table:table-cell>
        </table:table-row>
        <table:table-row table:style-name="ro1">
          <table:table-cell table:formula="of:= [times_10000.A82]" office:value-type="float" office:value="81" calcext:value-type="float">
            <text:p>81</text:p>
          </table:table-cell>
          <table:table-cell table:formula="of:= ([times_10000.C82] - [times_10000.B82]) / 1000000" office:value-type="float" office:value="37.21984" calcext:value-type="float">
            <text:p>37.21984</text:p>
          </table:table-cell>
          <table:table-cell table:formula="of:= ([times_100000.C82] - [times_100000.B82]) / 1000000" office:value-type="float" office:value="1.619968" calcext:value-type="float">
            <text:p>1.619968</text:p>
          </table:table-cell>
          <table:table-cell table:formula="of:= ([times_1000000.C82] - [times_1000000.B82]) / 1000000" office:value-type="float" office:value="37.289984" calcext:value-type="float">
            <text:p>37.289984</text:p>
          </table:table-cell>
        </table:table-row>
        <table:table-row table:style-name="ro1">
          <table:table-cell table:formula="of:= [times_10000.A83]" office:value-type="float" office:value="82" calcext:value-type="float">
            <text:p>82</text:p>
          </table:table-cell>
          <table:table-cell table:formula="of:= ([times_10000.C83] - [times_10000.B83]) / 1000000" office:value-type="float" office:value="36.91008" calcext:value-type="float">
            <text:p>36.91008</text:p>
          </table:table-cell>
          <table:table-cell table:formula="of:= ([times_100000.C83] - [times_100000.B83]) / 1000000" office:value-type="float" office:value="2.01984" calcext:value-type="float">
            <text:p>2.01984</text:p>
          </table:table-cell>
          <table:table-cell table:formula="of:= ([times_1000000.C83] - [times_1000000.B83]) / 1000000" office:value-type="float" office:value="36.940032" calcext:value-type="float">
            <text:p>36.940032</text:p>
          </table:table-cell>
        </table:table-row>
        <table:table-row table:style-name="ro1">
          <table:table-cell table:formula="of:= [times_10000.A84]" office:value-type="float" office:value="83" calcext:value-type="float">
            <text:p>83</text:p>
          </table:table-cell>
          <table:table-cell table:formula="of:= ([times_10000.C84] - [times_10000.B84]) / 1000000" office:value-type="float" office:value="36.610048" calcext:value-type="float">
            <text:p>36.610048</text:p>
          </table:table-cell>
          <table:table-cell table:formula="of:= ([times_100000.C84] - [times_100000.B84]) / 1000000" office:value-type="float" office:value="2.30016" calcext:value-type="float">
            <text:p>2.30016</text:p>
          </table:table-cell>
          <table:table-cell table:formula="of:= ([times_1000000.C84] - [times_1000000.B84]) / 1000000" office:value-type="float" office:value="37.139968" calcext:value-type="float">
            <text:p>37.139968</text:p>
          </table:table-cell>
        </table:table-row>
        <table:table-row table:style-name="ro1">
          <table:table-cell table:formula="of:= [times_10000.A85]" office:value-type="float" office:value="84" calcext:value-type="float">
            <text:p>84</text:p>
          </table:table-cell>
          <table:table-cell table:formula="of:= ([times_10000.C85] - [times_10000.B85]) / 1000000" office:value-type="float" office:value="36.290048" calcext:value-type="float">
            <text:p>36.290048</text:p>
          </table:table-cell>
          <table:table-cell table:formula="of:= ([times_100000.C85] - [times_100000.B85]) / 1000000" office:value-type="float" office:value="2.4" calcext:value-type="float">
            <text:p>2.4</text:p>
          </table:table-cell>
          <table:table-cell table:formula="of:= ([times_1000000.C85] - [times_1000000.B85]) / 1000000" office:value-type="float" office:value="36.81024" calcext:value-type="float">
            <text:p>36.81024</text:p>
          </table:table-cell>
        </table:table-row>
        <table:table-row table:style-name="ro1">
          <table:table-cell table:formula="of:= [times_10000.A86]" office:value-type="float" office:value="85" calcext:value-type="float">
            <text:p>85</text:p>
          </table:table-cell>
          <table:table-cell table:formula="of:= ([times_10000.C86] - [times_10000.B86]) / 1000000" office:value-type="float" office:value="36.70016" calcext:value-type="float">
            <text:p>36.70016</text:p>
          </table:table-cell>
          <table:table-cell table:formula="of:= ([times_100000.C86] - [times_100000.B86]) / 1000000" office:value-type="float" office:value="2.569984" calcext:value-type="float">
            <text:p>2.569984</text:p>
          </table:table-cell>
          <table:table-cell table:formula="of:= ([times_1000000.C86] - [times_1000000.B86]) / 1000000" office:value-type="float" office:value="36.43008" calcext:value-type="float">
            <text:p>36.43008</text:p>
          </table:table-cell>
        </table:table-row>
        <table:table-row table:style-name="ro1">
          <table:table-cell table:formula="of:= [times_10000.A87]" office:value-type="float" office:value="86" calcext:value-type="float">
            <text:p>86</text:p>
          </table:table-cell>
          <table:table-cell table:formula="of:= ([times_10000.C87] - [times_10000.B87]) / 1000000" office:value-type="float" office:value="38.050048" calcext:value-type="float">
            <text:p>38.050048</text:p>
          </table:table-cell>
          <table:table-cell table:formula="of:= ([times_100000.C87] - [times_100000.B87]) / 1000000" office:value-type="float" office:value="2.419968" calcext:value-type="float">
            <text:p>2.419968</text:p>
          </table:table-cell>
          <table:table-cell table:formula="of:= ([times_1000000.C87] - [times_1000000.B87]) / 1000000" office:value-type="float" office:value="36.100096" calcext:value-type="float">
            <text:p>36.100096</text:p>
          </table:table-cell>
        </table:table-row>
        <table:table-row table:style-name="ro1">
          <table:table-cell table:formula="of:= [times_10000.A88]" office:value-type="float" office:value="87" calcext:value-type="float">
            <text:p>87</text:p>
          </table:table-cell>
          <table:table-cell table:formula="of:= ([times_10000.C88] - [times_10000.B88]) / 1000000" office:value-type="float" office:value="37.74976" calcext:value-type="float">
            <text:p>37.74976</text:p>
          </table:table-cell>
          <table:table-cell table:formula="of:= ([times_100000.C88] - [times_100000.B88]) / 1000000" office:value-type="float" office:value="2.35008" calcext:value-type="float">
            <text:p>2.35008</text:p>
          </table:table-cell>
          <table:table-cell table:formula="of:= ([times_1000000.C88] - [times_1000000.B88]) / 1000000" office:value-type="float" office:value="35.759872" calcext:value-type="float">
            <text:p>35.759872</text:p>
          </table:table-cell>
        </table:table-row>
        <table:table-row table:style-name="ro1">
          <table:table-cell table:formula="of:= [times_10000.A89]" office:value-type="float" office:value="88" calcext:value-type="float">
            <text:p>88</text:p>
          </table:table-cell>
          <table:table-cell table:formula="of:= ([times_10000.C89] - [times_10000.B89]) / 1000000" office:value-type="float" office:value="37.420032" calcext:value-type="float">
            <text:p>37.420032</text:p>
          </table:table-cell>
          <table:table-cell table:formula="of:= ([times_100000.C89] - [times_100000.B89]) / 1000000" office:value-type="float" office:value="1.940224" calcext:value-type="float">
            <text:p>1.940224</text:p>
          </table:table-cell>
          <table:table-cell table:formula="of:= ([times_1000000.C89] - [times_1000000.B89]) / 1000000" office:value-type="float" office:value="35.379712" calcext:value-type="float">
            <text:p>35.379712</text:p>
          </table:table-cell>
        </table:table-row>
        <table:table-row table:style-name="ro1">
          <table:table-cell table:formula="of:= [times_10000.A90]" office:value-type="float" office:value="89" calcext:value-type="float">
            <text:p>89</text:p>
          </table:table-cell>
          <table:table-cell table:formula="of:= ([times_10000.C90] - [times_10000.B90]) / 1000000" office:value-type="float" office:value="37.090304" calcext:value-type="float">
            <text:p>37.090304</text:p>
          </table:table-cell>
          <table:table-cell table:formula="of:= ([times_100000.C90] - [times_100000.B90]) / 1000000" office:value-type="float" office:value="1.92" calcext:value-type="float">
            <text:p>1.92</text:p>
          </table:table-cell>
          <table:table-cell table:formula="of:= ([times_1000000.C90] - [times_1000000.B90]) / 1000000" office:value-type="float" office:value="35.279872" calcext:value-type="float">
            <text:p>35.279872</text:p>
          </table:table-cell>
        </table:table-row>
        <table:table-row table:style-name="ro1">
          <table:table-cell table:formula="of:= [times_10000.A91]" office:value-type="float" office:value="90" calcext:value-type="float">
            <text:p>90</text:p>
          </table:table-cell>
          <table:table-cell table:formula="of:= ([times_10000.C91] - [times_10000.B91]) / 1000000" office:value-type="float" office:value="36.790016" calcext:value-type="float">
            <text:p>36.790016</text:p>
          </table:table-cell>
          <table:table-cell table:formula="of:= ([times_100000.C91] - [times_100000.B91]) / 1000000" office:value-type="float" office:value="1.810176" calcext:value-type="float">
            <text:p>1.810176</text:p>
          </table:table-cell>
          <table:table-cell table:formula="of:= ([times_1000000.C91] - [times_1000000.B91]) / 1000000" office:value-type="float" office:value="37.48992" calcext:value-type="float">
            <text:p>37.48992</text:p>
          </table:table-cell>
        </table:table-row>
        <table:table-row table:style-name="ro1">
          <table:table-cell table:formula="of:= [times_10000.A92]" office:value-type="float" office:value="91" calcext:value-type="float">
            <text:p>91</text:p>
          </table:table-cell>
          <table:table-cell table:formula="of:= ([times_10000.C92] - [times_10000.B92]) / 1000000" office:value-type="float" office:value="36.090112" calcext:value-type="float">
            <text:p>36.090112</text:p>
          </table:table-cell>
          <table:table-cell table:formula="of:= ([times_100000.C92] - [times_100000.B92]) / 1000000" office:value-type="float" office:value="1.700096" calcext:value-type="float">
            <text:p>1.700096</text:p>
          </table:table-cell>
          <table:table-cell table:formula="of:= ([times_1000000.C92] - [times_1000000.B92]) / 1000000" office:value-type="float" office:value="37.029888" calcext:value-type="float">
            <text:p>37.029888</text:p>
          </table:table-cell>
        </table:table-row>
        <table:table-row table:style-name="ro1">
          <table:table-cell table:formula="of:= [times_10000.A93]" office:value-type="float" office:value="92" calcext:value-type="float">
            <text:p>92</text:p>
          </table:table-cell>
          <table:table-cell table:formula="of:= ([times_10000.C93] - [times_10000.B93]) / 1000000" office:value-type="float" office:value="35.519744" calcext:value-type="float">
            <text:p>35.519744</text:p>
          </table:table-cell>
          <table:table-cell table:formula="of:= ([times_100000.C93] - [times_100000.B93]) / 1000000" office:value-type="float" office:value="2.56" calcext:value-type="float">
            <text:p>2.56</text:p>
          </table:table-cell>
          <table:table-cell table:formula="of:= ([times_1000000.C93] - [times_1000000.B93]) / 1000000" office:value-type="float" office:value="36.580096" calcext:value-type="float">
            <text:p>36.580096</text:p>
          </table:table-cell>
        </table:table-row>
        <table:table-row table:style-name="ro1">
          <table:table-cell table:formula="of:= [times_10000.A94]" office:value-type="float" office:value="93" calcext:value-type="float">
            <text:p>93</text:p>
          </table:table-cell>
          <table:table-cell table:formula="of:= ([times_10000.C94] - [times_10000.B94]) / 1000000" office:value-type="float" office:value="35.020032" calcext:value-type="float">
            <text:p>35.020032</text:p>
          </table:table-cell>
          <table:table-cell table:formula="of:= ([times_100000.C94] - [times_100000.B94]) / 1000000" office:value-type="float" office:value="2.88" calcext:value-type="float">
            <text:p>2.88</text:p>
          </table:table-cell>
          <table:table-cell table:formula="of:= ([times_1000000.C94] - [times_1000000.B94]) / 1000000" office:value-type="float" office:value="36.28032" calcext:value-type="float">
            <text:p>36.28032</text:p>
          </table:table-cell>
        </table:table-row>
        <table:table-row table:style-name="ro1">
          <table:table-cell table:formula="of:= [times_10000.A95]" office:value-type="float" office:value="94" calcext:value-type="float">
            <text:p>94</text:p>
          </table:table-cell>
          <table:table-cell table:formula="of:= ([times_10000.C95] - [times_10000.B95]) / 1000000" office:value-type="float" office:value="34.94016" calcext:value-type="float">
            <text:p>34.94016</text:p>
          </table:table-cell>
          <table:table-cell table:formula="of:= ([times_100000.C95] - [times_100000.B95]) / 1000000" office:value-type="float" office:value="2.459904" calcext:value-type="float">
            <text:p>2.459904</text:p>
          </table:table-cell>
          <table:table-cell table:formula="of:= ([times_1000000.C95] - [times_1000000.B95]) / 1000000" office:value-type="float" office:value="37.339904" calcext:value-type="float">
            <text:p>37.339904</text:p>
          </table:table-cell>
        </table:table-row>
        <table:table-row table:style-name="ro1">
          <table:table-cell table:formula="of:= [times_10000.A96]" office:value-type="float" office:value="95" calcext:value-type="float">
            <text:p>95</text:p>
          </table:table-cell>
          <table:table-cell table:formula="of:= ([times_10000.C96] - [times_10000.B96]) / 1000000" office:value-type="float" office:value="37.529856" calcext:value-type="float">
            <text:p>37.529856</text:p>
          </table:table-cell>
          <table:table-cell table:formula="of:= ([times_100000.C96] - [times_100000.B96]) / 1000000" office:value-type="float" office:value="2.41024" calcext:value-type="float">
            <text:p>2.41024</text:p>
          </table:table-cell>
          <table:table-cell table:formula="of:= ([times_1000000.C96] - [times_1000000.B96]) / 1000000" office:value-type="float" office:value="37.029888" calcext:value-type="float">
            <text:p>37.029888</text:p>
          </table:table-cell>
        </table:table-row>
        <table:table-row table:style-name="ro1">
          <table:table-cell table:formula="of:= [times_10000.A97]" office:value-type="float" office:value="96" calcext:value-type="float">
            <text:p>96</text:p>
          </table:table-cell>
          <table:table-cell table:formula="of:= ([times_10000.C97] - [times_10000.B97]) / 1000000" office:value-type="float" office:value="37.449984" calcext:value-type="float">
            <text:p>37.449984</text:p>
          </table:table-cell>
          <table:table-cell table:formula="of:= ([times_100000.C97] - [times_100000.B97]) / 1000000" office:value-type="float" office:value="2.700032" calcext:value-type="float">
            <text:p>2.700032</text:p>
          </table:table-cell>
          <table:table-cell table:formula="of:= ([times_1000000.C97] - [times_1000000.B97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98]" office:value-type="float" office:value="97" calcext:value-type="float">
            <text:p>97</text:p>
          </table:table-cell>
          <table:table-cell table:formula="of:= ([times_10000.C98] - [times_10000.B98]) / 1000000" office:value-type="float" office:value="37.149952" calcext:value-type="float">
            <text:p>37.149952</text:p>
          </table:table-cell>
          <table:table-cell table:formula="of:= ([times_100000.C98] - [times_100000.B98]) / 1000000" office:value-type="float" office:value="2.579968" calcext:value-type="float">
            <text:p>2.579968</text:p>
          </table:table-cell>
          <table:table-cell table:formula="of:= ([times_1000000.C98] - [times_1000000.B98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99]" office:value-type="float" office:value="98" calcext:value-type="float">
            <text:p>98</text:p>
          </table:table-cell>
          <table:table-cell table:formula="of:= ([times_10000.C99] - [times_10000.B99]) / 1000000" office:value-type="float" office:value="36.819712" calcext:value-type="float">
            <text:p>36.819712</text:p>
          </table:table-cell>
          <table:table-cell table:formula="of:= ([times_100000.C99] - [times_100000.B99]) / 1000000" office:value-type="float" office:value="1.830144" calcext:value-type="float">
            <text:p>1.830144</text:p>
          </table:table-cell>
          <table:table-cell table:formula="of:= ([times_1000000.C99] - [times_1000000.B99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00]" office:value-type="float" office:value="99" calcext:value-type="float">
            <text:p>99</text:p>
          </table:table-cell>
          <table:table-cell table:formula="of:= ([times_10000.C100] - [times_10000.B100]) / 1000000" office:value-type="float" office:value="36.450304" calcext:value-type="float">
            <text:p>36.450304</text:p>
          </table:table-cell>
          <table:table-cell table:formula="of:= ([times_100000.C100] - [times_100000.B100]) / 1000000" office:value-type="float" office:value="2.159872" calcext:value-type="float">
            <text:p>2.159872</text:p>
          </table:table-cell>
          <table:table-cell table:formula="of:= ([times_1000000.C100] - [times_1000000.B100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01]" office:value-type="float" office:value="100" calcext:value-type="float">
            <text:p>100</text:p>
          </table:table-cell>
          <table:table-cell table:formula="of:= ([times_10000.C101] - [times_10000.B101]) / 1000000" office:value-type="float" office:value="37.80992" calcext:value-type="float">
            <text:p>37.80992</text:p>
          </table:table-cell>
          <table:table-cell table:formula="of:= ([times_100000.C101] - [times_100000.B101]) / 1000000" office:value-type="float" office:value="2.430208" calcext:value-type="float">
            <text:p>2.430208</text:p>
          </table:table-cell>
          <table:table-cell table:formula="of:= ([times_1000000.C101] - [times_1000000.B101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02]" office:value-type="float" office:value="101" calcext:value-type="float">
            <text:p>101</text:p>
          </table:table-cell>
          <table:table-cell table:formula="of:= ([times_10000.C102] - [times_10000.B102]) / 1000000" office:value-type="float" office:value="38.680064" calcext:value-type="float">
            <text:p>38.680064</text:p>
          </table:table-cell>
          <table:table-cell table:formula="of:= ([times_100000.C102] - [times_100000.B102]) / 1000000" office:value-type="float" office:value="2.800128" calcext:value-type="float">
            <text:p>2.800128</text:p>
          </table:table-cell>
          <table:table-cell table:formula="of:= ([times_1000000.C102] - [times_1000000.B102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03]" office:value-type="float" office:value="102" calcext:value-type="float">
            <text:p>102</text:p>
          </table:table-cell>
          <table:table-cell table:formula="of:= ([times_10000.C103] - [times_10000.B103]) / 1000000" office:value-type="float" office:value="41.05984" calcext:value-type="float">
            <text:p>41.05984</text:p>
          </table:table-cell>
          <table:table-cell table:formula="of:= ([times_100000.C103] - [times_100000.B103]) / 1000000" office:value-type="float" office:value="3.080192" calcext:value-type="float">
            <text:p>3.080192</text:p>
          </table:table-cell>
          <table:table-cell table:formula="of:= ([times_1000000.C103] - [times_1000000.B103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04]" office:value-type="float" office:value="103" calcext:value-type="float">
            <text:p>103</text:p>
          </table:table-cell>
          <table:table-cell table:formula="of:= ([times_10000.C104] - [times_10000.B104]) / 1000000" office:value-type="float" office:value="40.489728" calcext:value-type="float">
            <text:p>40.489728</text:p>
          </table:table-cell>
          <table:table-cell table:formula="of:= ([times_100000.C104] - [times_100000.B104]) / 1000000" office:value-type="float" office:value="3.079936" calcext:value-type="float">
            <text:p>3.079936</text:p>
          </table:table-cell>
          <table:table-cell table:formula="of:= ([times_1000000.C104] - [times_1000000.B104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05]" office:value-type="float" office:value="104" calcext:value-type="float">
            <text:p>104</text:p>
          </table:table-cell>
          <table:table-cell table:formula="of:= ([times_10000.C105] - [times_10000.B105]) / 1000000" office:value-type="float" office:value="40.179968" calcext:value-type="float">
            <text:p>40.179968</text:p>
          </table:table-cell>
          <table:table-cell table:formula="of:= ([times_100000.C105] - [times_100000.B105]) / 1000000" office:value-type="float" office:value="3.469824" calcext:value-type="float">
            <text:p>3.469824</text:p>
          </table:table-cell>
          <table:table-cell table:formula="of:= ([times_1000000.C105] - [times_1000000.B105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06]" office:value-type="float" office:value="105" calcext:value-type="float">
            <text:p>105</text:p>
          </table:table-cell>
          <table:table-cell table:formula="of:= ([times_10000.C106] - [times_10000.B106]) / 1000000" office:value-type="float" office:value="39.589888" calcext:value-type="float">
            <text:p>39.589888</text:p>
          </table:table-cell>
          <table:table-cell table:formula="of:= ([times_100000.C106] - [times_100000.B106]) / 1000000" office:value-type="float" office:value="3.350016" calcext:value-type="float">
            <text:p>3.350016</text:p>
          </table:table-cell>
          <table:table-cell table:formula="of:= ([times_1000000.C106] - [times_1000000.B106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07]" office:value-type="float" office:value="106" calcext:value-type="float">
            <text:p>106</text:p>
          </table:table-cell>
          <table:table-cell table:formula="of:= ([times_10000.C107] - [times_10000.B107]) / 1000000" office:value-type="float" office:value="39.059712" calcext:value-type="float">
            <text:p>39.059712</text:p>
          </table:table-cell>
          <table:table-cell table:formula="of:= ([times_100000.C107] - [times_100000.B107]) / 1000000" office:value-type="float" office:value="2.939904" calcext:value-type="float">
            <text:p>2.939904</text:p>
          </table:table-cell>
          <table:table-cell table:formula="of:= ([times_1000000.C107] - [times_1000000.B107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08]" office:value-type="float" office:value="107" calcext:value-type="float">
            <text:p>107</text:p>
          </table:table-cell>
          <table:table-cell table:formula="of:= ([times_10000.C108] - [times_10000.B108]) / 1000000" office:value-type="float" office:value="38.650368" calcext:value-type="float">
            <text:p>38.650368</text:p>
          </table:table-cell>
          <table:table-cell table:formula="of:= ([times_100000.C108] - [times_100000.B108]) / 1000000" office:value-type="float" office:value="2.909696" calcext:value-type="float">
            <text:p>2.909696</text:p>
          </table:table-cell>
          <table:table-cell table:formula="of:= ([times_1000000.C108] - [times_1000000.B108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09]" office:value-type="float" office:value="108" calcext:value-type="float">
            <text:p>108</text:p>
          </table:table-cell>
          <table:table-cell table:formula="of:= ([times_10000.C109] - [times_10000.B109]) / 1000000" office:value-type="float" office:value="37.960192" calcext:value-type="float">
            <text:p>37.960192</text:p>
          </table:table-cell>
          <table:table-cell table:formula="of:= ([times_100000.C109] - [times_100000.B109]) / 1000000" office:value-type="float" office:value="2.839808" calcext:value-type="float">
            <text:p>2.839808</text:p>
          </table:table-cell>
          <table:table-cell table:formula="of:= ([times_1000000.C109] - [times_1000000.B109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10]" office:value-type="float" office:value="109" calcext:value-type="float">
            <text:p>109</text:p>
          </table:table-cell>
          <table:table-cell table:formula="of:= ([times_10000.C110] - [times_10000.B110]) / 1000000" office:value-type="float" office:value="37.66016" calcext:value-type="float">
            <text:p>37.66016</text:p>
          </table:table-cell>
          <table:table-cell table:formula="of:= ([times_100000.C110] - [times_100000.B110]) / 1000000" office:value-type="float" office:value="2.700032" calcext:value-type="float">
            <text:p>2.700032</text:p>
          </table:table-cell>
          <table:table-cell table:formula="of:= ([times_1000000.C110] - [times_1000000.B110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11]" office:value-type="float" office:value="110" calcext:value-type="float">
            <text:p>110</text:p>
          </table:table-cell>
          <table:table-cell table:formula="of:= ([times_10000.C111] - [times_10000.B111]) / 1000000" office:value-type="float" office:value="37.370112" calcext:value-type="float">
            <text:p>37.370112</text:p>
          </table:table-cell>
          <table:table-cell table:formula="of:= ([times_100000.C111] - [times_100000.B111]) / 1000000" office:value-type="float" office:value="2.370048" calcext:value-type="float">
            <text:p>2.370048</text:p>
          </table:table-cell>
          <table:table-cell table:formula="of:= ([times_1000000.C111] - [times_1000000.B111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12]" office:value-type="float" office:value="111" calcext:value-type="float">
            <text:p>111</text:p>
          </table:table-cell>
          <table:table-cell table:formula="of:= ([times_10000.C112] - [times_10000.B112]) / 1000000" office:value-type="float" office:value="37.100032" calcext:value-type="float">
            <text:p>37.100032</text:p>
          </table:table-cell>
          <table:table-cell table:formula="of:= ([times_100000.C112] - [times_100000.B112]) / 1000000" office:value-type="float" office:value="2.259968" calcext:value-type="float">
            <text:p>2.259968</text:p>
          </table:table-cell>
          <table:table-cell table:formula="of:= ([times_1000000.C112] - [times_1000000.B112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13]" office:value-type="float" office:value="112" calcext:value-type="float">
            <text:p>112</text:p>
          </table:table-cell>
          <table:table-cell table:formula="of:= ([times_10000.C113] - [times_10000.B113]) / 1000000" office:value-type="float" office:value="36.809984" calcext:value-type="float">
            <text:p>36.809984</text:p>
          </table:table-cell>
          <table:table-cell table:formula="of:= ([times_100000.C113] - [times_100000.B113]) / 1000000" office:value-type="float" office:value="1.830144" calcext:value-type="float">
            <text:p>1.830144</text:p>
          </table:table-cell>
          <table:table-cell table:formula="of:= ([times_1000000.C113] - [times_1000000.B113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14]" office:value-type="float" office:value="113" calcext:value-type="float">
            <text:p>113</text:p>
          </table:table-cell>
          <table:table-cell table:formula="of:= ([times_10000.C114] - [times_10000.B114]) / 1000000" office:value-type="float" office:value="36.510208" calcext:value-type="float">
            <text:p>36.510208</text:p>
          </table:table-cell>
          <table:table-cell table:formula="of:= ([times_100000.C114] - [times_100000.B114]) / 1000000" office:value-type="float" office:value="1.769984" calcext:value-type="float">
            <text:p>1.769984</text:p>
          </table:table-cell>
          <table:table-cell table:formula="of:= ([times_1000000.C114] - [times_1000000.B114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15]" office:value-type="float" office:value="114" calcext:value-type="float">
            <text:p>114</text:p>
          </table:table-cell>
          <table:table-cell table:formula="of:= ([times_10000.C115] - [times_10000.B115]) / 1000000" office:value-type="float" office:value="36.169984" calcext:value-type="float">
            <text:p>36.169984</text:p>
          </table:table-cell>
          <table:table-cell table:formula="of:= ([times_100000.C115] - [times_100000.B115]) / 1000000" office:value-type="float" office:value="2.109696" calcext:value-type="float">
            <text:p>2.109696</text:p>
          </table:table-cell>
          <table:table-cell table:formula="of:= ([times_1000000.C115] - [times_1000000.B115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16]" office:value-type="float" office:value="115" calcext:value-type="float">
            <text:p>115</text:p>
          </table:table-cell>
          <table:table-cell table:formula="of:= ([times_10000.C116] - [times_10000.B116]) / 1000000" office:value-type="float" office:value="35.879936" calcext:value-type="float">
            <text:p>35.879936</text:p>
          </table:table-cell>
          <table:table-cell table:formula="of:= ([times_100000.C116] - [times_100000.B116]) / 1000000" office:value-type="float" office:value="2.149888" calcext:value-type="float">
            <text:p>2.149888</text:p>
          </table:table-cell>
          <table:table-cell table:formula="of:= ([times_1000000.C116] - [times_1000000.B116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17]" office:value-type="float" office:value="116" calcext:value-type="float">
            <text:p>116</text:p>
          </table:table-cell>
          <table:table-cell table:formula="of:= ([times_10000.C117] - [times_10000.B117]) / 1000000" office:value-type="float" office:value="35.559936" calcext:value-type="float">
            <text:p>35.559936</text:p>
          </table:table-cell>
          <table:table-cell table:formula="of:= ([times_100000.C117] - [times_100000.B117]) / 1000000" office:value-type="float" office:value="2.210048" calcext:value-type="float">
            <text:p>2.210048</text:p>
          </table:table-cell>
          <table:table-cell table:formula="of:= ([times_1000000.C117] - [times_1000000.B117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18]" office:value-type="float" office:value="117" calcext:value-type="float">
            <text:p>117</text:p>
          </table:table-cell>
          <table:table-cell table:formula="of:= ([times_10000.C118] - [times_10000.B118]) / 1000000" office:value-type="float" office:value="34.749952" calcext:value-type="float">
            <text:p>34.749952</text:p>
          </table:table-cell>
          <table:table-cell table:formula="of:= ([times_100000.C118] - [times_100000.B118]) / 1000000" office:value-type="float" office:value="2.200064" calcext:value-type="float">
            <text:p>2.200064</text:p>
          </table:table-cell>
          <table:table-cell table:formula="of:= ([times_1000000.C118] - [times_1000000.B118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19]" office:value-type="float" office:value="118" calcext:value-type="float">
            <text:p>118</text:p>
          </table:table-cell>
          <table:table-cell table:formula="of:= ([times_10000.C119] - [times_10000.B119]) / 1000000" office:value-type="float" office:value="34.439936" calcext:value-type="float">
            <text:p>34.439936</text:p>
          </table:table-cell>
          <table:table-cell table:formula="of:= ([times_100000.C119] - [times_100000.B119]) / 1000000" office:value-type="float" office:value="2.349824" calcext:value-type="float">
            <text:p>2.349824</text:p>
          </table:table-cell>
          <table:table-cell table:formula="of:= ([times_1000000.C119] - [times_1000000.B119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20]" office:value-type="float" office:value="119" calcext:value-type="float">
            <text:p>119</text:p>
          </table:table-cell>
          <table:table-cell table:formula="of:= ([times_10000.C120] - [times_10000.B120]) / 1000000" office:value-type="float" office:value="34.150144" calcext:value-type="float">
            <text:p>34.150144</text:p>
          </table:table-cell>
          <table:table-cell table:formula="of:= ([times_100000.C120] - [times_100000.B120]) / 1000000" office:value-type="float" office:value="2.259968" calcext:value-type="float">
            <text:p>2.259968</text:p>
          </table:table-cell>
          <table:table-cell table:formula="of:= ([times_1000000.C120] - [times_1000000.B120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21]" office:value-type="float" office:value="120" calcext:value-type="float">
            <text:p>120</text:p>
          </table:table-cell>
          <table:table-cell table:formula="of:= ([times_10000.C121] - [times_10000.B121]) / 1000000" office:value-type="float" office:value="35.330048" calcext:value-type="float">
            <text:p>35.330048</text:p>
          </table:table-cell>
          <table:table-cell table:formula="of:= ([times_100000.C121] - [times_100000.B121]) / 1000000" office:value-type="float" office:value="1.740288" calcext:value-type="float">
            <text:p>1.740288</text:p>
          </table:table-cell>
          <table:table-cell table:formula="of:= ([times_1000000.C121] - [times_1000000.B121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22]" office:value-type="float" office:value="121" calcext:value-type="float">
            <text:p>121</text:p>
          </table:table-cell>
          <table:table-cell table:formula="of:= ([times_10000.C122] - [times_10000.B122]) / 1000000" office:value-type="float" office:value="35.37024" calcext:value-type="float">
            <text:p>35.37024</text:p>
          </table:table-cell>
          <table:table-cell table:formula="of:= ([times_100000.C122] - [times_100000.B122]) / 1000000" office:value-type="float" office:value="2.040064" calcext:value-type="float">
            <text:p>2.040064</text:p>
          </table:table-cell>
          <table:table-cell table:formula="of:= ([times_1000000.C122] - [times_1000000.B122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23]" office:value-type="float" office:value="122" calcext:value-type="float">
            <text:p>122</text:p>
          </table:table-cell>
          <table:table-cell table:formula="of:= ([times_10000.C123] - [times_10000.B123]) / 1000000" office:value-type="float" office:value="37.719808" calcext:value-type="float">
            <text:p>37.719808</text:p>
          </table:table-cell>
          <table:table-cell table:formula="of:= ([times_100000.C123] - [times_100000.B123]) / 1000000" office:value-type="float" office:value="2.360064" calcext:value-type="float">
            <text:p>2.360064</text:p>
          </table:table-cell>
          <table:table-cell table:formula="of:= ([times_1000000.C123] - [times_1000000.B123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24]" office:value-type="float" office:value="123" calcext:value-type="float">
            <text:p>123</text:p>
          </table:table-cell>
          <table:table-cell table:formula="of:= ([times_10000.C124] - [times_10000.B124]) / 1000000" office:value-type="float" office:value="37.439744" calcext:value-type="float">
            <text:p>37.439744</text:p>
          </table:table-cell>
          <table:table-cell table:formula="of:= ([times_100000.C124] - [times_100000.B124]) / 1000000" office:value-type="float" office:value="2.800128" calcext:value-type="float">
            <text:p>2.800128</text:p>
          </table:table-cell>
          <table:table-cell table:formula="of:= ([times_1000000.C124] - [times_1000000.B124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25]" office:value-type="float" office:value="124" calcext:value-type="float">
            <text:p>124</text:p>
          </table:table-cell>
          <table:table-cell table:formula="of:= ([times_10000.C125] - [times_10000.B125]) / 1000000" office:value-type="float" office:value="37.129984" calcext:value-type="float">
            <text:p>37.129984</text:p>
          </table:table-cell>
          <table:table-cell table:formula="of:= ([times_100000.C125] - [times_100000.B125]) / 1000000" office:value-type="float" office:value="3.26016" calcext:value-type="float">
            <text:p>3.26016</text:p>
          </table:table-cell>
          <table:table-cell table:formula="of:= ([times_1000000.C125] - [times_1000000.B125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26]" office:value-type="float" office:value="125" calcext:value-type="float">
            <text:p>125</text:p>
          </table:table-cell>
          <table:table-cell table:formula="of:= ([times_10000.C126] - [times_10000.B126]) / 1000000" office:value-type="float" office:value="36.829696" calcext:value-type="float">
            <text:p>36.829696</text:p>
          </table:table-cell>
          <table:table-cell table:formula="of:= ([times_100000.C126] - [times_100000.B126]) / 1000000" office:value-type="float" office:value="3.940096" calcext:value-type="float">
            <text:p>3.940096</text:p>
          </table:table-cell>
          <table:table-cell table:formula="of:= ([times_1000000.C126] - [times_1000000.B126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27]" office:value-type="float" office:value="126" calcext:value-type="float">
            <text:p>126</text:p>
          </table:table-cell>
          <table:table-cell table:formula="of:= ([times_10000.C127] - [times_10000.B127]) / 1000000" office:value-type="float" office:value="36.539904" calcext:value-type="float">
            <text:p>36.539904</text:p>
          </table:table-cell>
          <table:table-cell table:formula="of:= ([times_100000.C127] - [times_100000.B127]) / 1000000" office:value-type="float" office:value="4.370176" calcext:value-type="float">
            <text:p>4.370176</text:p>
          </table:table-cell>
          <table:table-cell table:formula="of:= ([times_1000000.C127] - [times_1000000.B127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28]" office:value-type="float" office:value="127" calcext:value-type="float">
            <text:p>127</text:p>
          </table:table-cell>
          <table:table-cell table:formula="of:= ([times_10000.C128] - [times_10000.B128]) / 1000000" office:value-type="float" office:value="35.950336" calcext:value-type="float">
            <text:p>35.950336</text:p>
          </table:table-cell>
          <table:table-cell table:formula="of:= ([times_100000.C128] - [times_100000.B128]) / 1000000" office:value-type="float" office:value="5.029888" calcext:value-type="float">
            <text:p>5.029888</text:p>
          </table:table-cell>
          <table:table-cell table:formula="of:= ([times_1000000.C128] - [times_1000000.B128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29]" office:value-type="float" office:value="128" calcext:value-type="float">
            <text:p>128</text:p>
          </table:table-cell>
          <table:table-cell table:formula="of:= ([times_10000.C129] - [times_10000.B129]) / 1000000" office:value-type="float" office:value="35.610112" calcext:value-type="float">
            <text:p>35.610112</text:p>
          </table:table-cell>
          <table:table-cell table:formula="of:= ([times_100000.C129] - [times_100000.B129]) / 1000000" office:value-type="float" office:value="5.469952" calcext:value-type="float">
            <text:p>5.469952</text:p>
          </table:table-cell>
          <table:table-cell table:formula="of:= ([times_1000000.C129] - [times_1000000.B129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30]" office:value-type="float" office:value="129" calcext:value-type="float">
            <text:p>129</text:p>
          </table:table-cell>
          <table:table-cell table:formula="of:= ([times_10000.C130] - [times_10000.B130]) / 1000000" office:value-type="float" office:value="35.099904" calcext:value-type="float">
            <text:p>35.099904</text:p>
          </table:table-cell>
          <table:table-cell table:formula="of:= ([times_100000.C130] - [times_100000.B130]) / 1000000" office:value-type="float" office:value="5.690112" calcext:value-type="float">
            <text:p>5.690112</text:p>
          </table:table-cell>
          <table:table-cell table:formula="of:= ([times_1000000.C130] - [times_1000000.B130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31]" office:value-type="float" office:value="130" calcext:value-type="float">
            <text:p>130</text:p>
          </table:table-cell>
          <table:table-cell table:formula="of:= ([times_10000.C131] - [times_10000.B131]) / 1000000" office:value-type="float" office:value="34.76992" calcext:value-type="float">
            <text:p>34.76992</text:p>
          </table:table-cell>
          <table:table-cell table:formula="of:= ([times_100000.C131] - [times_100000.B131]) / 1000000" office:value-type="float" office:value="5.800192" calcext:value-type="float">
            <text:p>5.800192</text:p>
          </table:table-cell>
          <table:table-cell table:formula="of:= ([times_1000000.C131] - [times_1000000.B131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32]" office:value-type="float" office:value="131" calcext:value-type="float">
            <text:p>131</text:p>
          </table:table-cell>
          <table:table-cell table:formula="of:= ([times_10000.C132] - [times_10000.B132]) / 1000000" office:value-type="float" office:value="34.469888" calcext:value-type="float">
            <text:p>34.469888</text:p>
          </table:table-cell>
          <table:table-cell table:formula="of:= ([times_100000.C132] - [times_100000.B132]) / 1000000" office:value-type="float" office:value="6.52032" calcext:value-type="float">
            <text:p>6.52032</text:p>
          </table:table-cell>
          <table:table-cell table:formula="of:= ([times_1000000.C132] - [times_1000000.B132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33]" office:value-type="float" office:value="132" calcext:value-type="float">
            <text:p>132</text:p>
          </table:table-cell>
          <table:table-cell table:formula="of:= ([times_10000.C133] - [times_10000.B133]) / 1000000" office:value-type="float" office:value="34.149888" calcext:value-type="float">
            <text:p>34.149888</text:p>
          </table:table-cell>
          <table:table-cell table:formula="of:= ([times_100000.C133] - [times_100000.B133]) / 1000000" office:value-type="float" office:value="6.479872" calcext:value-type="float">
            <text:p>6.479872</text:p>
          </table:table-cell>
          <table:table-cell table:formula="of:= ([times_1000000.C133] - [times_1000000.B133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34]" office:value-type="float" office:value="133" calcext:value-type="float">
            <text:p>133</text:p>
          </table:table-cell>
          <table:table-cell table:formula="of:= ([times_10000.C134] - [times_10000.B134]) / 1000000" office:value-type="float" office:value="33.850112" calcext:value-type="float">
            <text:p>33.850112</text:p>
          </table:table-cell>
          <table:table-cell table:formula="of:= ([times_100000.C134] - [times_100000.B134]) / 1000000" office:value-type="float" office:value="6.660096" calcext:value-type="float">
            <text:p>6.660096</text:p>
          </table:table-cell>
          <table:table-cell table:formula="of:= ([times_1000000.C134] - [times_1000000.B134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35]" office:value-type="float" office:value="134" calcext:value-type="float">
            <text:p>134</text:p>
          </table:table-cell>
          <table:table-cell table:formula="of:= ([times_10000.C135] - [times_10000.B135]) / 1000000" office:value-type="float" office:value="33.560064" calcext:value-type="float">
            <text:p>33.560064</text:p>
          </table:table-cell>
          <table:table-cell table:formula="of:= ([times_100000.C135] - [times_100000.B135]) / 1000000" office:value-type="float" office:value="6.51008" calcext:value-type="float">
            <text:p>6.51008</text:p>
          </table:table-cell>
          <table:table-cell table:formula="of:= ([times_1000000.C135] - [times_1000000.B135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36]" office:value-type="float" office:value="135" calcext:value-type="float">
            <text:p>135</text:p>
          </table:table-cell>
          <table:table-cell table:formula="of:= ([times_10000.C136] - [times_10000.B136]) / 1000000" office:value-type="float" office:value="33.229824" calcext:value-type="float">
            <text:p>33.229824</text:p>
          </table:table-cell>
          <table:table-cell table:formula="of:= ([times_100000.C136] - [times_100000.B136]) / 1000000" office:value-type="float" office:value="6.540032" calcext:value-type="float">
            <text:p>6.540032</text:p>
          </table:table-cell>
          <table:table-cell table:formula="of:= ([times_1000000.C136] - [times_1000000.B136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37]" office:value-type="float" office:value="136" calcext:value-type="float">
            <text:p>136</text:p>
          </table:table-cell>
          <table:table-cell table:formula="of:= ([times_10000.C137] - [times_10000.B137]) / 1000000" office:value-type="float" office:value="33.989888" calcext:value-type="float">
            <text:p>33.989888</text:p>
          </table:table-cell>
          <table:table-cell table:formula="of:= ([times_100000.C137] - [times_100000.B137]) / 1000000" office:value-type="float" office:value="5.939968" calcext:value-type="float">
            <text:p>5.939968</text:p>
          </table:table-cell>
          <table:table-cell table:formula="of:= ([times_1000000.C137] - [times_1000000.B137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38]" office:value-type="float" office:value="137" calcext:value-type="float">
            <text:p>137</text:p>
          </table:table-cell>
          <table:table-cell table:formula="of:= ([times_10000.C138] - [times_10000.B138]) / 1000000" office:value-type="float" office:value="35.350016" calcext:value-type="float">
            <text:p>35.350016</text:p>
          </table:table-cell>
          <table:table-cell table:formula="of:= ([times_100000.C138] - [times_100000.B138]) / 1000000" office:value-type="float" office:value="5.580288" calcext:value-type="float">
            <text:p>5.580288</text:p>
          </table:table-cell>
          <table:table-cell table:formula="of:= ([times_1000000.C138] - [times_1000000.B138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39]" office:value-type="float" office:value="138" calcext:value-type="float">
            <text:p>138</text:p>
          </table:table-cell>
          <table:table-cell table:formula="of:= ([times_10000.C139] - [times_10000.B139]) / 1000000" office:value-type="float" office:value="34.540288" calcext:value-type="float">
            <text:p>34.540288</text:p>
          </table:table-cell>
          <table:table-cell table:formula="of:= ([times_100000.C139] - [times_100000.B139]) / 1000000" office:value-type="float" office:value="5.000192" calcext:value-type="float">
            <text:p>5.000192</text:p>
          </table:table-cell>
          <table:table-cell table:formula="of:= ([times_1000000.C139] - [times_1000000.B139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40]" office:value-type="float" office:value="139" calcext:value-type="float">
            <text:p>139</text:p>
          </table:table-cell>
          <table:table-cell table:formula="of:= ([times_10000.C140] - [times_10000.B140]) / 1000000" office:value-type="float" office:value="33.970176" calcext:value-type="float">
            <text:p>33.970176</text:p>
          </table:table-cell>
          <table:table-cell table:formula="of:= ([times_100000.C140] - [times_100000.B140]) / 1000000" office:value-type="float" office:value="4.800256" calcext:value-type="float">
            <text:p>4.800256</text:p>
          </table:table-cell>
          <table:table-cell table:formula="of:= ([times_1000000.C140] - [times_1000000.B140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41]" office:value-type="float" office:value="140" calcext:value-type="float">
            <text:p>140</text:p>
          </table:table-cell>
          <table:table-cell table:formula="of:= ([times_10000.C141] - [times_10000.B141]) / 1000000" office:value-type="float" office:value="33.639936" calcext:value-type="float">
            <text:p>33.639936</text:p>
          </table:table-cell>
          <table:table-cell table:formula="of:= ([times_100000.C141] - [times_100000.B141]) / 1000000" office:value-type="float" office:value="5.080064" calcext:value-type="float">
            <text:p>5.080064</text:p>
          </table:table-cell>
          <table:table-cell table:formula="of:= ([times_1000000.C141] - [times_1000000.B141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42]" office:value-type="float" office:value="141" calcext:value-type="float">
            <text:p>141</text:p>
          </table:table-cell>
          <table:table-cell table:formula="of:= ([times_10000.C142] - [times_10000.B142]) / 1000000" office:value-type="float" office:value="33.339904" calcext:value-type="float">
            <text:p>33.339904</text:p>
          </table:table-cell>
          <table:table-cell table:formula="of:= ([times_100000.C142] - [times_100000.B142]) / 1000000" office:value-type="float" office:value="4.979968" calcext:value-type="float">
            <text:p>4.979968</text:p>
          </table:table-cell>
          <table:table-cell table:formula="of:= ([times_1000000.C142] - [times_1000000.B142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43]" office:value-type="float" office:value="142" calcext:value-type="float">
            <text:p>142</text:p>
          </table:table-cell>
          <table:table-cell table:formula="of:= ([times_10000.C143] - [times_10000.B143]) / 1000000" office:value-type="float" office:value="33.049856" calcext:value-type="float">
            <text:p>33.049856</text:p>
          </table:table-cell>
          <table:table-cell table:formula="of:= ([times_100000.C143] - [times_100000.B143]) / 1000000" office:value-type="float" office:value="4.289792" calcext:value-type="float">
            <text:p>4.289792</text:p>
          </table:table-cell>
          <table:table-cell table:formula="of:= ([times_1000000.C143] - [times_1000000.B143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44]" office:value-type="float" office:value="143" calcext:value-type="float">
            <text:p>143</text:p>
          </table:table-cell>
          <table:table-cell table:formula="of:= ([times_10000.C144] - [times_10000.B144]) / 1000000" office:value-type="float" office:value="34.680064" calcext:value-type="float">
            <text:p>34.680064</text:p>
          </table:table-cell>
          <table:table-cell table:formula="of:= ([times_100000.C144] - [times_100000.B144]) / 1000000" office:value-type="float" office:value="3.769856" calcext:value-type="float">
            <text:p>3.769856</text:p>
          </table:table-cell>
          <table:table-cell table:formula="of:= ([times_1000000.C144] - [times_1000000.B144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45]" office:value-type="float" office:value="144" calcext:value-type="float">
            <text:p>144</text:p>
          </table:table-cell>
          <table:table-cell table:formula="of:= ([times_10000.C145] - [times_10000.B145]) / 1000000" office:value-type="float" office:value="34.919936" calcext:value-type="float">
            <text:p>34.919936</text:p>
          </table:table-cell>
          <table:table-cell table:formula="of:= ([times_100000.C145] - [times_100000.B145]) / 1000000" office:value-type="float" office:value="3.56992" calcext:value-type="float">
            <text:p>3.56992</text:p>
          </table:table-cell>
          <table:table-cell table:formula="of:= ([times_1000000.C145] - [times_1000000.B145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46]" office:value-type="float" office:value="145" calcext:value-type="float">
            <text:p>145</text:p>
          </table:table-cell>
          <table:table-cell table:formula="of:= ([times_10000.C146] - [times_10000.B146]) / 1000000" office:value-type="float" office:value="34.249728" calcext:value-type="float">
            <text:p>34.249728</text:p>
          </table:table-cell>
          <table:table-cell table:formula="of:= ([times_100000.C146] - [times_100000.B146]) / 1000000" office:value-type="float" office:value="3.320064" calcext:value-type="float">
            <text:p>3.320064</text:p>
          </table:table-cell>
          <table:table-cell table:formula="of:= ([times_1000000.C146] - [times_1000000.B146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47]" office:value-type="float" office:value="146" calcext:value-type="float">
            <text:p>146</text:p>
          </table:table-cell>
          <table:table-cell table:formula="of:= ([times_10000.C147] - [times_10000.B147]) / 1000000" office:value-type="float" office:value="33.869824" calcext:value-type="float">
            <text:p>33.869824</text:p>
          </table:table-cell>
          <table:table-cell table:formula="of:= ([times_100000.C147] - [times_100000.B147]) / 1000000" office:value-type="float" office:value="3.289856" calcext:value-type="float">
            <text:p>3.289856</text:p>
          </table:table-cell>
          <table:table-cell table:formula="of:= ([times_1000000.C147] - [times_1000000.B147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48]" office:value-type="float" office:value="147" calcext:value-type="float">
            <text:p>147</text:p>
          </table:table-cell>
          <table:table-cell table:formula="of:= ([times_10000.C148] - [times_10000.B148]) / 1000000" office:value-type="float" office:value="33.469952" calcext:value-type="float">
            <text:p>33.469952</text:p>
          </table:table-cell>
          <table:table-cell table:formula="of:= ([times_100000.C148] - [times_100000.B148]) / 1000000" office:value-type="float" office:value="2.920192" calcext:value-type="float">
            <text:p>2.920192</text:p>
          </table:table-cell>
          <table:table-cell table:formula="of:= ([times_1000000.C148] - [times_1000000.B148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49]" office:value-type="float" office:value="148" calcext:value-type="float">
            <text:p>148</text:p>
          </table:table-cell>
          <table:table-cell table:formula="of:= ([times_10000.C149] - [times_10000.B149]) / 1000000" office:value-type="float" office:value="33.010176" calcext:value-type="float">
            <text:p>33.010176</text:p>
          </table:table-cell>
          <table:table-cell table:formula="of:= ([times_100000.C149] - [times_100000.B149]) / 1000000" office:value-type="float" office:value="3.18976" calcext:value-type="float">
            <text:p>3.18976</text:p>
          </table:table-cell>
          <table:table-cell table:formula="of:= ([times_1000000.C149] - [times_1000000.B149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50]" office:value-type="float" office:value="149" calcext:value-type="float">
            <text:p>149</text:p>
          </table:table-cell>
          <table:table-cell table:formula="of:= ([times_10000.C150] - [times_10000.B150]) / 1000000" office:value-type="float" office:value="32.649984" calcext:value-type="float">
            <text:p>32.649984</text:p>
          </table:table-cell>
          <table:table-cell table:formula="of:= ([times_100000.C150] - [times_100000.B150]) / 1000000" office:value-type="float" office:value="3.069952" calcext:value-type="float">
            <text:p>3.069952</text:p>
          </table:table-cell>
          <table:table-cell table:formula="of:= ([times_1000000.C150] - [times_1000000.B150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51]" office:value-type="float" office:value="150" calcext:value-type="float">
            <text:p>150</text:p>
          </table:table-cell>
          <table:table-cell table:formula="of:= ([times_10000.C151] - [times_10000.B151]) / 1000000" office:value-type="float" office:value="33.019904" calcext:value-type="float">
            <text:p>33.019904</text:p>
          </table:table-cell>
          <table:table-cell table:formula="of:= ([times_100000.C151] - [times_100000.B151]) / 1000000" office:value-type="float" office:value="2.409984" calcext:value-type="float">
            <text:p>2.409984</text:p>
          </table:table-cell>
          <table:table-cell table:formula="of:= ([times_1000000.C151] - [times_1000000.B151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52]" office:value-type="float" office:value="151" calcext:value-type="float">
            <text:p>151</text:p>
          </table:table-cell>
          <table:table-cell table:formula="of:= ([times_10000.C152] - [times_10000.B152]) / 1000000" office:value-type="float" office:value="32.559872" calcext:value-type="float">
            <text:p>32.559872</text:p>
          </table:table-cell>
          <table:table-cell table:formula="of:= ([times_100000.C152] - [times_100000.B152]) / 1000000" office:value-type="float" office:value="2.30016" calcext:value-type="float">
            <text:p>2.30016</text:p>
          </table:table-cell>
          <table:table-cell table:formula="of:= ([times_1000000.C152] - [times_1000000.B152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53]" office:value-type="float" office:value="152" calcext:value-type="float">
            <text:p>152</text:p>
          </table:table-cell>
          <table:table-cell table:formula="of:= ([times_10000.C153] - [times_10000.B153]) / 1000000" office:value-type="float" office:value="32.200192" calcext:value-type="float">
            <text:p>32.200192</text:p>
          </table:table-cell>
          <table:table-cell table:formula="of:= ([times_100000.C153] - [times_100000.B153]) / 1000000" office:value-type="float" office:value="2.539776" calcext:value-type="float">
            <text:p>2.539776</text:p>
          </table:table-cell>
          <table:table-cell table:formula="of:= ([times_1000000.C153] - [times_1000000.B153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54]" office:value-type="float" office:value="153" calcext:value-type="float">
            <text:p>153</text:p>
          </table:table-cell>
          <table:table-cell table:formula="of:= ([times_10000.C154] - [times_10000.B154]) / 1000000" office:value-type="float" office:value="31.870208" calcext:value-type="float">
            <text:p>31.870208</text:p>
          </table:table-cell>
          <table:table-cell table:formula="of:= ([times_100000.C154] - [times_100000.B154]) / 1000000" office:value-type="float" office:value="1.890048" calcext:value-type="float">
            <text:p>1.890048</text:p>
          </table:table-cell>
          <table:table-cell table:formula="of:= ([times_1000000.C154] - [times_1000000.B154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55]" office:value-type="float" office:value="154" calcext:value-type="float">
            <text:p>154</text:p>
          </table:table-cell>
          <table:table-cell table:formula="of:= ([times_10000.C155] - [times_10000.B155]) / 1000000" office:value-type="float" office:value="31.180032" calcext:value-type="float">
            <text:p>31.180032</text:p>
          </table:table-cell>
          <table:table-cell table:formula="of:= ([times_100000.C155] - [times_100000.B155]) / 1000000" office:value-type="float" office:value="1.799936" calcext:value-type="float">
            <text:p>1.799936</text:p>
          </table:table-cell>
          <table:table-cell table:formula="of:= ([times_1000000.C155] - [times_1000000.B155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56]" office:value-type="float" office:value="155" calcext:value-type="float">
            <text:p>155</text:p>
          </table:table-cell>
          <table:table-cell table:formula="of:= ([times_10000.C156] - [times_10000.B156]) / 1000000" office:value-type="float" office:value="30.810112" calcext:value-type="float">
            <text:p>30.810112</text:p>
          </table:table-cell>
          <table:table-cell table:formula="of:= ([times_100000.C156] - [times_100000.B156]) / 1000000" office:value-type="float" office:value="1.61024" calcext:value-type="float">
            <text:p>1.61024</text:p>
          </table:table-cell>
          <table:table-cell table:formula="of:= ([times_1000000.C156] - [times_1000000.B156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57]" office:value-type="float" office:value="156" calcext:value-type="float">
            <text:p>156</text:p>
          </table:table-cell>
          <table:table-cell table:formula="of:= ([times_10000.C157] - [times_10000.B157]) / 1000000" office:value-type="float" office:value="32.450048" calcext:value-type="float">
            <text:p>32.450048</text:p>
          </table:table-cell>
          <table:table-cell table:formula="of:= ([times_100000.C157] - [times_100000.B157]) / 1000000" office:value-type="float" office:value="1.320192" calcext:value-type="float">
            <text:p>1.320192</text:p>
          </table:table-cell>
          <table:table-cell table:formula="of:= ([times_1000000.C157] - [times_1000000.B157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58]" office:value-type="float" office:value="157" calcext:value-type="float">
            <text:p>157</text:p>
          </table:table-cell>
          <table:table-cell table:formula="of:= ([times_10000.C158] - [times_10000.B158]) / 1000000" office:value-type="float" office:value="32.100096" calcext:value-type="float">
            <text:p>32.100096</text:p>
          </table:table-cell>
          <table:table-cell table:formula="of:= ([times_100000.C158] - [times_100000.B158]) / 1000000" office:value-type="float" office:value="1.180416" calcext:value-type="float">
            <text:p>1.180416</text:p>
          </table:table-cell>
          <table:table-cell table:formula="of:= ([times_1000000.C158] - [times_1000000.B158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59]" office:value-type="float" office:value="158" calcext:value-type="float">
            <text:p>158</text:p>
          </table:table-cell>
          <table:table-cell table:formula="of:= ([times_10000.C159] - [times_10000.B159]) / 1000000" office:value-type="float" office:value="31.670016" calcext:value-type="float">
            <text:p>31.670016</text:p>
          </table:table-cell>
          <table:table-cell table:formula="of:= ([times_100000.C159] - [times_100000.B159]) / 1000000" office:value-type="float" office:value="1.240064" calcext:value-type="float">
            <text:p>1.240064</text:p>
          </table:table-cell>
          <table:table-cell table:formula="of:= ([times_1000000.C159] - [times_1000000.B159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60]" office:value-type="float" office:value="159" calcext:value-type="float">
            <text:p>159</text:p>
          </table:table-cell>
          <table:table-cell table:formula="of:= ([times_10000.C160] - [times_10000.B160]) / 1000000" office:value-type="float" office:value="31.140096" calcext:value-type="float">
            <text:p>31.140096</text:p>
          </table:table-cell>
          <table:table-cell table:formula="of:= ([times_100000.C160] - [times_100000.B160]) / 1000000" office:value-type="float" office:value="1.620224" calcext:value-type="float">
            <text:p>1.620224</text:p>
          </table:table-cell>
          <table:table-cell table:formula="of:= ([times_1000000.C160] - [times_1000000.B160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61]" office:value-type="float" office:value="160" calcext:value-type="float">
            <text:p>160</text:p>
          </table:table-cell>
          <table:table-cell table:formula="of:= ([times_10000.C161] - [times_10000.B161]) / 1000000" office:value-type="float" office:value="29.449984" calcext:value-type="float">
            <text:p>29.449984</text:p>
          </table:table-cell>
          <table:table-cell table:formula="of:= ([times_100000.C161] - [times_100000.B161]) / 1000000" office:value-type="float" office:value="2.050048" calcext:value-type="float">
            <text:p>2.050048</text:p>
          </table:table-cell>
          <table:table-cell table:formula="of:= ([times_1000000.C161] - [times_1000000.B161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62]" office:value-type="float" office:value="161" calcext:value-type="float">
            <text:p>161</text:p>
          </table:table-cell>
          <table:table-cell table:formula="of:= ([times_10000.C162] - [times_10000.B162]) / 1000000" office:value-type="float" office:value="29.10976" calcext:value-type="float">
            <text:p>29.10976</text:p>
          </table:table-cell>
          <table:table-cell table:formula="of:= ([times_100000.C162] - [times_100000.B162]) / 1000000" office:value-type="float" office:value="2.219776" calcext:value-type="float">
            <text:p>2.219776</text:p>
          </table:table-cell>
          <table:table-cell table:formula="of:= ([times_1000000.C162] - [times_1000000.B162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63]" office:value-type="float" office:value="162" calcext:value-type="float">
            <text:p>162</text:p>
          </table:table-cell>
          <table:table-cell table:formula="of:= ([times_10000.C163] - [times_10000.B163]) / 1000000" office:value-type="float" office:value="36.039936" calcext:value-type="float">
            <text:p>36.039936</text:p>
          </table:table-cell>
          <table:table-cell table:formula="of:= ([times_100000.C163] - [times_100000.B163]) / 1000000" office:value-type="float" office:value="2.24" calcext:value-type="float">
            <text:p>2.24</text:p>
          </table:table-cell>
          <table:table-cell table:formula="of:= ([times_1000000.C163] - [times_1000000.B163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64]" office:value-type="float" office:value="163" calcext:value-type="float">
            <text:p>163</text:p>
          </table:table-cell>
          <table:table-cell table:formula="of:= ([times_10000.C164] - [times_10000.B164]) / 1000000" office:value-type="float" office:value="36.130304" calcext:value-type="float">
            <text:p>36.130304</text:p>
          </table:table-cell>
          <table:table-cell table:formula="of:= ([times_100000.C164] - [times_100000.B164]) / 1000000" office:value-type="float" office:value="2.579712" calcext:value-type="float">
            <text:p>2.579712</text:p>
          </table:table-cell>
          <table:table-cell table:formula="of:= ([times_1000000.C164] - [times_1000000.B164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65]" office:value-type="float" office:value="164" calcext:value-type="float">
            <text:p>164</text:p>
          </table:table-cell>
          <table:table-cell table:formula="of:= ([times_10000.C165] - [times_10000.B165]) / 1000000" office:value-type="float" office:value="35.61984" calcext:value-type="float">
            <text:p>35.61984</text:p>
          </table:table-cell>
          <table:table-cell table:formula="of:= ([times_100000.C165] - [times_100000.B165]) / 1000000" office:value-type="float" office:value="2.54976" calcext:value-type="float">
            <text:p>2.54976</text:p>
          </table:table-cell>
          <table:table-cell table:formula="of:= ([times_1000000.C165] - [times_1000000.B165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66]" office:value-type="float" office:value="165" calcext:value-type="float">
            <text:p>165</text:p>
          </table:table-cell>
          <table:table-cell table:formula="of:= ([times_10000.C166] - [times_10000.B166]) / 1000000" office:value-type="float" office:value="37.449984" calcext:value-type="float">
            <text:p>37.449984</text:p>
          </table:table-cell>
          <table:table-cell table:formula="of:= ([times_100000.C166] - [times_100000.B166]) / 1000000" office:value-type="float" office:value="2.539776" calcext:value-type="float">
            <text:p>2.539776</text:p>
          </table:table-cell>
          <table:table-cell table:formula="of:= ([times_1000000.C166] - [times_1000000.B166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67]" office:value-type="float" office:value="166" calcext:value-type="float">
            <text:p>166</text:p>
          </table:table-cell>
          <table:table-cell table:formula="of:= ([times_10000.C167] - [times_10000.B167]) / 1000000" office:value-type="float" office:value="37.080064" calcext:value-type="float">
            <text:p>37.080064</text:p>
          </table:table-cell>
          <table:table-cell table:formula="of:= ([times_100000.C167] - [times_100000.B167]) / 1000000" office:value-type="float" office:value="2.330112" calcext:value-type="float">
            <text:p>2.330112</text:p>
          </table:table-cell>
          <table:table-cell table:formula="of:= ([times_1000000.C167] - [times_1000000.B167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68]" office:value-type="float" office:value="167" calcext:value-type="float">
            <text:p>167</text:p>
          </table:table-cell>
          <table:table-cell table:formula="of:= ([times_10000.C168] - [times_10000.B168]) / 1000000" office:value-type="float" office:value="35.539968" calcext:value-type="float">
            <text:p>35.539968</text:p>
          </table:table-cell>
          <table:table-cell table:formula="of:= ([times_100000.C168] - [times_100000.B168]) / 1000000" office:value-type="float" office:value="2.150144" calcext:value-type="float">
            <text:p>2.150144</text:p>
          </table:table-cell>
          <table:table-cell table:formula="of:= ([times_1000000.C168] - [times_1000000.B168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69]" office:value-type="float" office:value="168" calcext:value-type="float">
            <text:p>168</text:p>
          </table:table-cell>
          <table:table-cell table:formula="of:= ([times_10000.C169] - [times_10000.B169]) / 1000000" office:value-type="float" office:value="37.400064" calcext:value-type="float">
            <text:p>37.400064</text:p>
          </table:table-cell>
          <table:table-cell table:formula="of:= ([times_100000.C169] - [times_100000.B169]) / 1000000" office:value-type="float" office:value="2.54976" calcext:value-type="float">
            <text:p>2.54976</text:p>
          </table:table-cell>
          <table:table-cell table:formula="of:= ([times_1000000.C169] - [times_1000000.B169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70]" office:value-type="float" office:value="169" calcext:value-type="float">
            <text:p>169</text:p>
          </table:table-cell>
          <table:table-cell table:formula="of:= ([times_10000.C170] - [times_10000.B170]) / 1000000" office:value-type="float" office:value="37.110016" calcext:value-type="float">
            <text:p>37.110016</text:p>
          </table:table-cell>
          <table:table-cell table:formula="of:= ([times_100000.C170] - [times_100000.B170]) / 1000000" office:value-type="float" office:value="2.939904" calcext:value-type="float">
            <text:p>2.939904</text:p>
          </table:table-cell>
          <table:table-cell table:formula="of:= ([times_1000000.C170] - [times_1000000.B170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71]" office:value-type="float" office:value="170" calcext:value-type="float">
            <text:p>170</text:p>
          </table:table-cell>
          <table:table-cell table:formula="of:= ([times_10000.C171] - [times_10000.B171]) / 1000000" office:value-type="float" office:value="36.820224" calcext:value-type="float">
            <text:p>36.820224</text:p>
          </table:table-cell>
          <table:table-cell table:formula="of:= ([times_100000.C171] - [times_100000.B171]) / 1000000" office:value-type="float" office:value="3.820032" calcext:value-type="float">
            <text:p>3.820032</text:p>
          </table:table-cell>
          <table:table-cell table:formula="of:= ([times_1000000.C171] - [times_1000000.B171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72]" office:value-type="float" office:value="171" calcext:value-type="float">
            <text:p>171</text:p>
          </table:table-cell>
          <table:table-cell table:formula="of:= ([times_10000.C172] - [times_10000.B172]) / 1000000" office:value-type="float" office:value="38.459904" calcext:value-type="float">
            <text:p>38.459904</text:p>
          </table:table-cell>
          <table:table-cell table:formula="of:= ([times_100000.C172] - [times_100000.B172]) / 1000000" office:value-type="float" office:value="4.019968" calcext:value-type="float">
            <text:p>4.019968</text:p>
          </table:table-cell>
          <table:table-cell table:formula="of:= ([times_1000000.C172] - [times_1000000.B172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73]" office:value-type="float" office:value="172" calcext:value-type="float">
            <text:p>172</text:p>
          </table:table-cell>
          <table:table-cell table:formula="of:= ([times_10000.C173] - [times_10000.B173]) / 1000000" office:value-type="float" office:value="38.51008" calcext:value-type="float">
            <text:p>38.51008</text:p>
          </table:table-cell>
          <table:table-cell table:formula="of:= ([times_100000.C173] - [times_100000.B173]) / 1000000" office:value-type="float" office:value="4.289792" calcext:value-type="float">
            <text:p>4.289792</text:p>
          </table:table-cell>
          <table:table-cell table:formula="of:= ([times_1000000.C173] - [times_1000000.B173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74]" office:value-type="float" office:value="173" calcext:value-type="float">
            <text:p>173</text:p>
          </table:table-cell>
          <table:table-cell table:formula="of:= ([times_10000.C174] - [times_10000.B174]) / 1000000" office:value-type="float" office:value="38.25024" calcext:value-type="float">
            <text:p>38.25024</text:p>
          </table:table-cell>
          <table:table-cell table:formula="of:= ([times_100000.C174] - [times_100000.B174]) / 1000000" office:value-type="float" office:value="4.200192" calcext:value-type="float">
            <text:p>4.200192</text:p>
          </table:table-cell>
          <table:table-cell table:formula="of:= ([times_1000000.C174] - [times_1000000.B174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75]" office:value-type="float" office:value="174" calcext:value-type="float">
            <text:p>174</text:p>
          </table:table-cell>
          <table:table-cell table:formula="of:= ([times_10000.C175] - [times_10000.B175]) / 1000000" office:value-type="float" office:value="37.250304" calcext:value-type="float">
            <text:p>37.250304</text:p>
          </table:table-cell>
          <table:table-cell table:formula="of:= ([times_100000.C175] - [times_100000.B175]) / 1000000" office:value-type="float" office:value="4.919808" calcext:value-type="float">
            <text:p>4.919808</text:p>
          </table:table-cell>
          <table:table-cell table:formula="of:= ([times_1000000.C175] - [times_1000000.B175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76]" office:value-type="float" office:value="175" calcext:value-type="float">
            <text:p>175</text:p>
          </table:table-cell>
          <table:table-cell table:formula="of:= ([times_10000.C176] - [times_10000.B176]) / 1000000" office:value-type="float" office:value="36.940032" calcext:value-type="float">
            <text:p>36.940032</text:p>
          </table:table-cell>
          <table:table-cell table:formula="of:= ([times_100000.C176] - [times_100000.B176]) / 1000000" office:value-type="float" office:value="7.020032" calcext:value-type="float">
            <text:p>7.020032</text:p>
          </table:table-cell>
          <table:table-cell table:formula="of:= ([times_1000000.C176] - [times_1000000.B176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77]" office:value-type="float" office:value="176" calcext:value-type="float">
            <text:p>176</text:p>
          </table:table-cell>
          <table:table-cell table:formula="of:= ([times_10000.C177] - [times_10000.B177]) / 1000000" office:value-type="float" office:value="36.649984" calcext:value-type="float">
            <text:p>36.649984</text:p>
          </table:table-cell>
          <table:table-cell table:formula="of:= ([times_100000.C177] - [times_100000.B177]) / 1000000" office:value-type="float" office:value="7.059712" calcext:value-type="float">
            <text:p>7.059712</text:p>
          </table:table-cell>
          <table:table-cell table:formula="of:= ([times_1000000.C177] - [times_1000000.B177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78]" office:value-type="float" office:value="177" calcext:value-type="float">
            <text:p>177</text:p>
          </table:table-cell>
          <table:table-cell table:formula="of:= ([times_10000.C178] - [times_10000.B178]) / 1000000" office:value-type="float" office:value="36.359936" calcext:value-type="float">
            <text:p>36.359936</text:p>
          </table:table-cell>
          <table:table-cell table:formula="of:= ([times_100000.C178] - [times_100000.B178]) / 1000000" office:value-type="float" office:value="7.229952" calcext:value-type="float">
            <text:p>7.229952</text:p>
          </table:table-cell>
          <table:table-cell table:formula="of:= ([times_1000000.C178] - [times_1000000.B178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79]" office:value-type="float" office:value="178" calcext:value-type="float">
            <text:p>178</text:p>
          </table:table-cell>
          <table:table-cell table:formula="of:= ([times_10000.C179] - [times_10000.B179]) / 1000000" office:value-type="float" office:value="36.069632" calcext:value-type="float">
            <text:p>36.069632</text:p>
          </table:table-cell>
          <table:table-cell table:formula="of:= ([times_100000.C179] - [times_100000.B179]) / 1000000" office:value-type="float" office:value="6.060032" calcext:value-type="float">
            <text:p>6.060032</text:p>
          </table:table-cell>
          <table:table-cell table:formula="of:= ([times_1000000.C179] - [times_1000000.B179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80]" office:value-type="float" office:value="179" calcext:value-type="float">
            <text:p>179</text:p>
          </table:table-cell>
          <table:table-cell table:formula="of:= ([times_10000.C180] - [times_10000.B180]) / 1000000" office:value-type="float" office:value="35.670016" calcext:value-type="float">
            <text:p>35.670016</text:p>
          </table:table-cell>
          <table:table-cell table:formula="of:= ([times_100000.C180] - [times_100000.B180]) / 1000000" office:value-type="float" office:value="5.360128" calcext:value-type="float">
            <text:p>5.360128</text:p>
          </table:table-cell>
          <table:table-cell table:formula="of:= ([times_1000000.C180] - [times_1000000.B180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81]" office:value-type="float" office:value="180" calcext:value-type="float">
            <text:p>180</text:p>
          </table:table-cell>
          <table:table-cell table:formula="of:= ([times_10000.C181] - [times_10000.B181]) / 1000000" office:value-type="float" office:value="35.369984" calcext:value-type="float">
            <text:p>35.369984</text:p>
          </table:table-cell>
          <table:table-cell table:formula="of:= ([times_100000.C181] - [times_100000.B181]) / 1000000" office:value-type="float" office:value="4.809728" calcext:value-type="float">
            <text:p>4.809728</text:p>
          </table:table-cell>
          <table:table-cell table:formula="of:= ([times_1000000.C181] - [times_1000000.B181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82]" office:value-type="float" office:value="181" calcext:value-type="float">
            <text:p>181</text:p>
          </table:table-cell>
          <table:table-cell table:formula="of:= ([times_10000.C182] - [times_10000.B182]) / 1000000" office:value-type="float" office:value="35.079936" calcext:value-type="float">
            <text:p>35.079936</text:p>
          </table:table-cell>
          <table:table-cell table:formula="of:= ([times_100000.C182] - [times_100000.B182]) / 1000000" office:value-type="float" office:value="4.489984" calcext:value-type="float">
            <text:p>4.489984</text:p>
          </table:table-cell>
          <table:table-cell table:formula="of:= ([times_1000000.C182] - [times_1000000.B182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83]" office:value-type="float" office:value="182" calcext:value-type="float">
            <text:p>182</text:p>
          </table:table-cell>
          <table:table-cell table:formula="of:= ([times_10000.C183] - [times_10000.B183]) / 1000000" office:value-type="float" office:value="34.569984" calcext:value-type="float">
            <text:p>34.569984</text:p>
          </table:table-cell>
          <table:table-cell table:formula="of:= ([times_100000.C183] - [times_100000.B183]) / 1000000" office:value-type="float" office:value="3.999744" calcext:value-type="float">
            <text:p>3.999744</text:p>
          </table:table-cell>
          <table:table-cell table:formula="of:= ([times_1000000.C183] - [times_1000000.B183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84]" office:value-type="float" office:value="183" calcext:value-type="float">
            <text:p>183</text:p>
          </table:table-cell>
          <table:table-cell table:formula="of:= ([times_10000.C184] - [times_10000.B184]) / 1000000" office:value-type="float" office:value="34.209792" calcext:value-type="float">
            <text:p>34.209792</text:p>
          </table:table-cell>
          <table:table-cell table:formula="of:= ([times_100000.C184] - [times_100000.B184]) / 1000000" office:value-type="float" office:value="1.159936" calcext:value-type="float">
            <text:p>1.159936</text:p>
          </table:table-cell>
          <table:table-cell table:formula="of:= ([times_1000000.C184] - [times_1000000.B184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85]" office:value-type="float" office:value="184" calcext:value-type="float">
            <text:p>184</text:p>
          </table:table-cell>
          <table:table-cell table:formula="of:= ([times_10000.C185] - [times_10000.B185]) / 1000000" office:value-type="float" office:value="33.919744" calcext:value-type="float">
            <text:p>33.919744</text:p>
          </table:table-cell>
          <table:table-cell table:formula="of:= ([times_100000.C185] - [times_100000.B185]) / 1000000" office:value-type="float" office:value="1.730048" calcext:value-type="float">
            <text:p>1.730048</text:p>
          </table:table-cell>
          <table:table-cell table:formula="of:= ([times_1000000.C185] - [times_1000000.B185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86]" office:value-type="float" office:value="185" calcext:value-type="float">
            <text:p>185</text:p>
          </table:table-cell>
          <table:table-cell table:formula="of:= ([times_10000.C186] - [times_10000.B186]) / 1000000" office:value-type="float" office:value="33.629952" calcext:value-type="float">
            <text:p>33.629952</text:p>
          </table:table-cell>
          <table:table-cell table:formula="of:= ([times_100000.C186] - [times_100000.B186]) / 1000000" office:value-type="float" office:value="2.440192" calcext:value-type="float">
            <text:p>2.440192</text:p>
          </table:table-cell>
          <table:table-cell table:formula="of:= ([times_1000000.C186] - [times_1000000.B186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87]" office:value-type="float" office:value="186" calcext:value-type="float">
            <text:p>186</text:p>
          </table:table-cell>
          <table:table-cell table:formula="of:= ([times_10000.C187] - [times_10000.B187]) / 1000000" office:value-type="float" office:value="33.34016" calcext:value-type="float">
            <text:p>33.34016</text:p>
          </table:table-cell>
          <table:table-cell table:formula="of:= ([times_100000.C187] - [times_100000.B187]) / 1000000" office:value-type="float" office:value="2.480128" calcext:value-type="float">
            <text:p>2.480128</text:p>
          </table:table-cell>
          <table:table-cell table:formula="of:= ([times_1000000.C187] - [times_1000000.B187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88]" office:value-type="float" office:value="187" calcext:value-type="float">
            <text:p>187</text:p>
          </table:table-cell>
          <table:table-cell table:formula="of:= ([times_10000.C188] - [times_10000.B188]) / 1000000" office:value-type="float" office:value="31.090176" calcext:value-type="float">
            <text:p>31.090176</text:p>
          </table:table-cell>
          <table:table-cell table:formula="of:= ([times_100000.C188] - [times_100000.B188]) / 1000000" office:value-type="float" office:value="2.640128" calcext:value-type="float">
            <text:p>2.640128</text:p>
          </table:table-cell>
          <table:table-cell table:formula="of:= ([times_1000000.C188] - [times_1000000.B188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89]" office:value-type="float" office:value="188" calcext:value-type="float">
            <text:p>188</text:p>
          </table:table-cell>
          <table:table-cell table:formula="of:= ([times_10000.C189] - [times_10000.B189]) / 1000000" office:value-type="float" office:value="30.76992" calcext:value-type="float">
            <text:p>30.76992</text:p>
          </table:table-cell>
          <table:table-cell table:formula="of:= ([times_100000.C189] - [times_100000.B189]) / 1000000" office:value-type="float" office:value="2.680064" calcext:value-type="float">
            <text:p>2.680064</text:p>
          </table:table-cell>
          <table:table-cell table:formula="of:= ([times_1000000.C189] - [times_1000000.B189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90]" office:value-type="float" office:value="189" calcext:value-type="float">
            <text:p>189</text:p>
          </table:table-cell>
          <table:table-cell table:formula="of:= ([times_10000.C190] - [times_10000.B190]) / 1000000" office:value-type="float" office:value="30.569984" calcext:value-type="float">
            <text:p>30.569984</text:p>
          </table:table-cell>
          <table:table-cell table:formula="of:= ([times_100000.C190] - [times_100000.B190]) / 1000000" office:value-type="float" office:value="2.889984" calcext:value-type="float">
            <text:p>2.889984</text:p>
          </table:table-cell>
          <table:table-cell table:formula="of:= ([times_1000000.C190] - [times_1000000.B190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91]" office:value-type="float" office:value="190" calcext:value-type="float">
            <text:p>190</text:p>
          </table:table-cell>
          <table:table-cell table:formula="of:= ([times_10000.C191] - [times_10000.B191]) / 1000000" office:value-type="float" office:value="30.28992" calcext:value-type="float">
            <text:p>30.28992</text:p>
          </table:table-cell>
          <table:table-cell table:formula="of:= ([times_100000.C191] - [times_100000.B191]) / 1000000" office:value-type="float" office:value="2.469888" calcext:value-type="float">
            <text:p>2.469888</text:p>
          </table:table-cell>
          <table:table-cell table:formula="of:= ([times_1000000.C191] - [times_1000000.B191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92]" office:value-type="float" office:value="191" calcext:value-type="float">
            <text:p>191</text:p>
          </table:table-cell>
          <table:table-cell table:formula="of:= ([times_10000.C192] - [times_10000.B192]) / 1000000" office:value-type="float" office:value="29.870336" calcext:value-type="float">
            <text:p>29.870336</text:p>
          </table:table-cell>
          <table:table-cell table:formula="of:= ([times_100000.C192] - [times_100000.B192]) / 1000000" office:value-type="float" office:value="2.380288" calcext:value-type="float">
            <text:p>2.380288</text:p>
          </table:table-cell>
          <table:table-cell table:formula="of:= ([times_1000000.C192] - [times_1000000.B192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93]" office:value-type="float" office:value="192" calcext:value-type="float">
            <text:p>192</text:p>
          </table:table-cell>
          <table:table-cell table:formula="of:= ([times_10000.C193] - [times_10000.B193]) / 1000000" office:value-type="float" office:value="29.129984" calcext:value-type="float">
            <text:p>29.129984</text:p>
          </table:table-cell>
          <table:table-cell table:formula="of:= ([times_100000.C193] - [times_100000.B193]) / 1000000" office:value-type="float" office:value="1.80992" calcext:value-type="float">
            <text:p>1.80992</text:p>
          </table:table-cell>
          <table:table-cell table:formula="of:= ([times_1000000.C193] - [times_1000000.B193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94]" office:value-type="float" office:value="193" calcext:value-type="float">
            <text:p>193</text:p>
          </table:table-cell>
          <table:table-cell table:formula="of:= ([times_10000.C194] - [times_10000.B194]) / 1000000" office:value-type="float" office:value="28.8" calcext:value-type="float">
            <text:p>28.8</text:p>
          </table:table-cell>
          <table:table-cell table:formula="of:= ([times_100000.C194] - [times_100000.B194]) / 1000000" office:value-type="float" office:value="1.85984" calcext:value-type="float">
            <text:p>1.85984</text:p>
          </table:table-cell>
          <table:table-cell table:formula="of:= ([times_1000000.C194] - [times_1000000.B194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95]" office:value-type="float" office:value="194" calcext:value-type="float">
            <text:p>194</text:p>
          </table:table-cell>
          <table:table-cell table:formula="of:= ([times_10000.C195] - [times_10000.B195]) / 1000000" office:value-type="float" office:value="28.509952" calcext:value-type="float">
            <text:p>28.509952</text:p>
          </table:table-cell>
          <table:table-cell table:formula="of:= ([times_100000.C195] - [times_100000.B195]) / 1000000" office:value-type="float" office:value="1.850112" calcext:value-type="float">
            <text:p>1.850112</text:p>
          </table:table-cell>
          <table:table-cell table:formula="of:= ([times_1000000.C195] - [times_1000000.B195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96]" office:value-type="float" office:value="195" calcext:value-type="float">
            <text:p>195</text:p>
          </table:table-cell>
          <table:table-cell table:formula="of:= ([times_10000.C196] - [times_10000.B196]) / 1000000" office:value-type="float" office:value="28.489984" calcext:value-type="float">
            <text:p>28.489984</text:p>
          </table:table-cell>
          <table:table-cell table:formula="of:= ([times_100000.C196] - [times_100000.B196]) / 1000000" office:value-type="float" office:value="1.410048" calcext:value-type="float">
            <text:p>1.410048</text:p>
          </table:table-cell>
          <table:table-cell table:formula="of:= ([times_1000000.C196] - [times_1000000.B196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97]" office:value-type="float" office:value="196" calcext:value-type="float">
            <text:p>196</text:p>
          </table:table-cell>
          <table:table-cell table:formula="of:= ([times_10000.C197] - [times_10000.B197]) / 1000000" office:value-type="float" office:value="26.640128" calcext:value-type="float">
            <text:p>26.640128</text:p>
          </table:table-cell>
          <table:table-cell table:formula="of:= ([times_100000.C197] - [times_100000.B197]) / 1000000" office:value-type="float" office:value="1.23008" calcext:value-type="float">
            <text:p>1.23008</text:p>
          </table:table-cell>
          <table:table-cell table:formula="of:= ([times_1000000.C197] - [times_1000000.B197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98]" office:value-type="float" office:value="197" calcext:value-type="float">
            <text:p>197</text:p>
          </table:table-cell>
          <table:table-cell table:formula="of:= ([times_10000.C198] - [times_10000.B198]) / 1000000" office:value-type="float" office:value="26.180096" calcext:value-type="float">
            <text:p>26.180096</text:p>
          </table:table-cell>
          <table:table-cell table:formula="of:= ([times_100000.C198] - [times_100000.B198]) / 1000000" office:value-type="float" office:value="1.029888" calcext:value-type="float">
            <text:p>1.029888</text:p>
          </table:table-cell>
          <table:table-cell table:formula="of:= ([times_1000000.C198] - [times_1000000.B198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199]" office:value-type="float" office:value="198" calcext:value-type="float">
            <text:p>198</text:p>
          </table:table-cell>
          <table:table-cell table:formula="of:= ([times_10000.C199] - [times_10000.B199]) / 1000000" office:value-type="float" office:value="26.099968" calcext:value-type="float">
            <text:p>26.099968</text:p>
          </table:table-cell>
          <table:table-cell table:formula="of:= ([times_100000.C199] - [times_100000.B199]) / 1000000" office:value-type="float" office:value="1.10976" calcext:value-type="float">
            <text:p>1.10976</text:p>
          </table:table-cell>
          <table:table-cell table:formula="of:= ([times_1000000.C199] - [times_1000000.B199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00]" office:value-type="float" office:value="199" calcext:value-type="float">
            <text:p>199</text:p>
          </table:table-cell>
          <table:table-cell table:formula="of:= ([times_10000.C200] - [times_10000.B200]) / 1000000" office:value-type="float" office:value="27.68" calcext:value-type="float">
            <text:p>27.68</text:p>
          </table:table-cell>
          <table:table-cell table:formula="of:= ([times_100000.C200] - [times_100000.B200]) / 1000000" office:value-type="float" office:value="1.129984" calcext:value-type="float">
            <text:p>1.129984</text:p>
          </table:table-cell>
          <table:table-cell table:formula="of:= ([times_1000000.C200] - [times_1000000.B200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01]" office:value-type="float" office:value="200" calcext:value-type="float">
            <text:p>200</text:p>
          </table:table-cell>
          <table:table-cell table:formula="of:= ([times_10000.C201] - [times_10000.B201]) / 1000000" office:value-type="float" office:value="28.150016" calcext:value-type="float">
            <text:p>28.150016</text:p>
          </table:table-cell>
          <table:table-cell table:formula="of:= ([times_100000.C201] - [times_100000.B201]) / 1000000" office:value-type="float" office:value="1.159936" calcext:value-type="float">
            <text:p>1.159936</text:p>
          </table:table-cell>
          <table:table-cell table:formula="of:= ([times_1000000.C201] - [times_1000000.B201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02]" office:value-type="float" office:value="201" calcext:value-type="float">
            <text:p>201</text:p>
          </table:table-cell>
          <table:table-cell table:formula="of:= ([times_10000.C202] - [times_10000.B202]) / 1000000" office:value-type="float" office:value="27.810048" calcext:value-type="float">
            <text:p>27.810048</text:p>
          </table:table-cell>
          <table:table-cell table:formula="of:= ([times_100000.C202] - [times_100000.B202]) / 1000000" office:value-type="float" office:value="1.090048" calcext:value-type="float">
            <text:p>1.090048</text:p>
          </table:table-cell>
          <table:table-cell table:formula="of:= ([times_1000000.C202] - [times_1000000.B202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03]" office:value-type="float" office:value="202" calcext:value-type="float">
            <text:p>202</text:p>
          </table:table-cell>
          <table:table-cell table:formula="of:= ([times_10000.C203] - [times_10000.B203]) / 1000000" office:value-type="float" office:value="27.909888" calcext:value-type="float">
            <text:p>27.909888</text:p>
          </table:table-cell>
          <table:table-cell table:formula="of:= ([times_100000.C203] - [times_100000.B203]) / 1000000" office:value-type="float" office:value="1.090048" calcext:value-type="float">
            <text:p>1.090048</text:p>
          </table:table-cell>
          <table:table-cell table:formula="of:= ([times_1000000.C203] - [times_1000000.B203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04]" office:value-type="float" office:value="203" calcext:value-type="float">
            <text:p>203</text:p>
          </table:table-cell>
          <table:table-cell table:formula="of:= ([times_10000.C204] - [times_10000.B204]) / 1000000" office:value-type="float" office:value="27.63008" calcext:value-type="float">
            <text:p>27.63008</text:p>
          </table:table-cell>
          <table:table-cell table:formula="of:= ([times_100000.C204] - [times_100000.B204]) / 1000000" office:value-type="float" office:value="1.100032" calcext:value-type="float">
            <text:p>1.100032</text:p>
          </table:table-cell>
          <table:table-cell table:formula="of:= ([times_1000000.C204] - [times_1000000.B204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05]" office:value-type="float" office:value="204" calcext:value-type="float">
            <text:p>204</text:p>
          </table:table-cell>
          <table:table-cell table:formula="of:= ([times_10000.C205] - [times_10000.B205]) / 1000000" office:value-type="float" office:value="27.330048" calcext:value-type="float">
            <text:p>27.330048</text:p>
          </table:table-cell>
          <table:table-cell table:formula="of:= ([times_100000.C205] - [times_100000.B205]) / 1000000" office:value-type="float" office:value="1.159936" calcext:value-type="float">
            <text:p>1.159936</text:p>
          </table:table-cell>
          <table:table-cell table:formula="of:= ([times_1000000.C205] - [times_1000000.B205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06]" office:value-type="float" office:value="205" calcext:value-type="float">
            <text:p>205</text:p>
          </table:table-cell>
          <table:table-cell table:formula="of:= ([times_10000.C206] - [times_10000.B206]) / 1000000" office:value-type="float" office:value="26.930176" calcext:value-type="float">
            <text:p>26.930176</text:p>
          </table:table-cell>
          <table:table-cell table:formula="of:= ([times_100000.C206] - [times_100000.B206]) / 1000000" office:value-type="float" office:value="1.16992" calcext:value-type="float">
            <text:p>1.16992</text:p>
          </table:table-cell>
          <table:table-cell table:formula="of:= ([times_1000000.C206] - [times_1000000.B206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07]" office:value-type="float" office:value="206" calcext:value-type="float">
            <text:p>206</text:p>
          </table:table-cell>
          <table:table-cell table:formula="of:= ([times_10000.C207] - [times_10000.B207]) / 1000000" office:value-type="float" office:value="26.089984" calcext:value-type="float">
            <text:p>26.089984</text:p>
          </table:table-cell>
          <table:table-cell table:formula="of:= ([times_100000.C207] - [times_100000.B207]) / 1000000" office:value-type="float" office:value="1.590016" calcext:value-type="float">
            <text:p>1.590016</text:p>
          </table:table-cell>
          <table:table-cell table:formula="of:= ([times_1000000.C207] - [times_1000000.B207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08]" office:value-type="float" office:value="207" calcext:value-type="float">
            <text:p>207</text:p>
          </table:table-cell>
          <table:table-cell table:formula="of:= ([times_10000.C208] - [times_10000.B208]) / 1000000" office:value-type="float" office:value="24.999936" calcext:value-type="float">
            <text:p>24.999936</text:p>
          </table:table-cell>
          <table:table-cell table:formula="of:= ([times_100000.C208] - [times_100000.B208]) / 1000000" office:value-type="float" office:value="1.71008" calcext:value-type="float">
            <text:p>1.71008</text:p>
          </table:table-cell>
          <table:table-cell table:formula="of:= ([times_1000000.C208] - [times_1000000.B208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09]" office:value-type="float" office:value="208" calcext:value-type="float">
            <text:p>208</text:p>
          </table:table-cell>
          <table:table-cell table:formula="of:= ([times_10000.C209] - [times_10000.B209]) / 1000000" office:value-type="float" office:value="24.639744" calcext:value-type="float">
            <text:p>24.639744</text:p>
          </table:table-cell>
          <table:table-cell table:formula="of:= ([times_100000.C209] - [times_100000.B209]) / 1000000" office:value-type="float" office:value="2.070016" calcext:value-type="float">
            <text:p>2.070016</text:p>
          </table:table-cell>
          <table:table-cell table:formula="of:= ([times_1000000.C209] - [times_1000000.B209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10]" office:value-type="float" office:value="209" calcext:value-type="float">
            <text:p>209</text:p>
          </table:table-cell>
          <table:table-cell table:formula="of:= ([times_10000.C210] - [times_10000.B210]) / 1000000" office:value-type="float" office:value="24.349696" calcext:value-type="float">
            <text:p>24.349696</text:p>
          </table:table-cell>
          <table:table-cell table:formula="of:= ([times_100000.C210] - [times_100000.B210]) / 1000000" office:value-type="float" office:value="2.230016" calcext:value-type="float">
            <text:p>2.230016</text:p>
          </table:table-cell>
          <table:table-cell table:formula="of:= ([times_1000000.C210] - [times_1000000.B210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11]" office:value-type="float" office:value="210" calcext:value-type="float">
            <text:p>210</text:p>
          </table:table-cell>
          <table:table-cell table:formula="of:= ([times_10000.C211] - [times_10000.B211]) / 1000000" office:value-type="float" office:value="24.030208" calcext:value-type="float">
            <text:p>24.030208</text:p>
          </table:table-cell>
          <table:table-cell table:formula="of:= ([times_100000.C211] - [times_100000.B211]) / 1000000" office:value-type="float" office:value="1.849856" calcext:value-type="float">
            <text:p>1.849856</text:p>
          </table:table-cell>
          <table:table-cell table:formula="of:= ([times_1000000.C211] - [times_1000000.B211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12]" office:value-type="float" office:value="211" calcext:value-type="float">
            <text:p>211</text:p>
          </table:table-cell>
          <table:table-cell table:formula="of:= ([times_10000.C212] - [times_10000.B212]) / 1000000" office:value-type="float" office:value="22.860032" calcext:value-type="float">
            <text:p>22.860032</text:p>
          </table:table-cell>
          <table:table-cell table:formula="of:= ([times_100000.C212] - [times_100000.B212]) / 1000000" office:value-type="float" office:value="1.45024" calcext:value-type="float">
            <text:p>1.45024</text:p>
          </table:table-cell>
          <table:table-cell table:formula="of:= ([times_1000000.C212] - [times_1000000.B212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13]" office:value-type="float" office:value="212" calcext:value-type="float">
            <text:p>212</text:p>
          </table:table-cell>
          <table:table-cell table:formula="of:= ([times_10000.C213] - [times_10000.B213]) / 1000000" office:value-type="float" office:value="22.390016" calcext:value-type="float">
            <text:p>22.390016</text:p>
          </table:table-cell>
          <table:table-cell table:formula="of:= ([times_100000.C213] - [times_100000.B213]) / 1000000" office:value-type="float" office:value="2.399744" calcext:value-type="float">
            <text:p>2.399744</text:p>
          </table:table-cell>
          <table:table-cell table:formula="of:= ([times_1000000.C213] - [times_1000000.B213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14]" office:value-type="float" office:value="213" calcext:value-type="float">
            <text:p>213</text:p>
          </table:table-cell>
          <table:table-cell table:formula="of:= ([times_10000.C214] - [times_10000.B214]) / 1000000" office:value-type="float" office:value="22.08" calcext:value-type="float">
            <text:p>22.08</text:p>
          </table:table-cell>
          <table:table-cell table:formula="of:= ([times_100000.C214] - [times_100000.B214]) / 1000000" office:value-type="float" office:value="2.060032" calcext:value-type="float">
            <text:p>2.060032</text:p>
          </table:table-cell>
          <table:table-cell table:formula="of:= ([times_1000000.C214] - [times_1000000.B214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15]" office:value-type="float" office:value="214" calcext:value-type="float">
            <text:p>214</text:p>
          </table:table-cell>
          <table:table-cell table:formula="of:= ([times_10000.C215] - [times_10000.B215]) / 1000000" office:value-type="float" office:value="21.780224" calcext:value-type="float">
            <text:p>21.780224</text:p>
          </table:table-cell>
          <table:table-cell table:formula="of:= ([times_100000.C215] - [times_100000.B215]) / 1000000" office:value-type="float" office:value="2.500096" calcext:value-type="float">
            <text:p>2.500096</text:p>
          </table:table-cell>
          <table:table-cell table:formula="of:= ([times_1000000.C215] - [times_1000000.B215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16]" office:value-type="float" office:value="215" calcext:value-type="float">
            <text:p>215</text:p>
          </table:table-cell>
          <table:table-cell table:formula="of:= ([times_10000.C216] - [times_10000.B216]) / 1000000" office:value-type="float" office:value="21.490176" calcext:value-type="float">
            <text:p>21.490176</text:p>
          </table:table-cell>
          <table:table-cell table:formula="of:= ([times_100000.C216] - [times_100000.B216]) / 1000000" office:value-type="float" office:value="2.800128" calcext:value-type="float">
            <text:p>2.800128</text:p>
          </table:table-cell>
          <table:table-cell table:formula="of:= ([times_1000000.C216] - [times_1000000.B216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17]" office:value-type="float" office:value="216" calcext:value-type="float">
            <text:p>216</text:p>
          </table:table-cell>
          <table:table-cell table:formula="of:= ([times_10000.C217] - [times_10000.B217]) / 1000000" office:value-type="float" office:value="19.460096" calcext:value-type="float">
            <text:p>19.460096</text:p>
          </table:table-cell>
          <table:table-cell table:formula="of:= ([times_100000.C217] - [times_100000.B217]) / 1000000" office:value-type="float" office:value="2.850048" calcext:value-type="float">
            <text:p>2.850048</text:p>
          </table:table-cell>
          <table:table-cell table:formula="of:= ([times_1000000.C217] - [times_1000000.B217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18]" office:value-type="float" office:value="217" calcext:value-type="float">
            <text:p>217</text:p>
          </table:table-cell>
          <table:table-cell table:formula="of:= ([times_10000.C218] - [times_10000.B218]) / 1000000" office:value-type="float" office:value="18.67008" calcext:value-type="float">
            <text:p>18.67008</text:p>
          </table:table-cell>
          <table:table-cell table:formula="of:= ([times_100000.C218] - [times_100000.B218]) / 1000000" office:value-type="float" office:value="2.909952" calcext:value-type="float">
            <text:p>2.909952</text:p>
          </table:table-cell>
          <table:table-cell table:formula="of:= ([times_1000000.C218] - [times_1000000.B218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19]" office:value-type="float" office:value="218" calcext:value-type="float">
            <text:p>218</text:p>
          </table:table-cell>
          <table:table-cell table:formula="of:= ([times_10000.C219] - [times_10000.B219]) / 1000000" office:value-type="float" office:value="18.36032" calcext:value-type="float">
            <text:p>18.36032</text:p>
          </table:table-cell>
          <table:table-cell table:formula="of:= ([times_100000.C219] - [times_100000.B219]) / 1000000" office:value-type="float" office:value="2.989824" calcext:value-type="float">
            <text:p>2.989824</text:p>
          </table:table-cell>
          <table:table-cell table:formula="of:= ([times_1000000.C219] - [times_1000000.B219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20]" office:value-type="float" office:value="219" calcext:value-type="float">
            <text:p>219</text:p>
          </table:table-cell>
          <table:table-cell table:formula="of:= ([times_10000.C220] - [times_10000.B220]) / 1000000" office:value-type="float" office:value="18.070016" calcext:value-type="float">
            <text:p>18.070016</text:p>
          </table:table-cell>
          <table:table-cell table:formula="of:= ([times_100000.C220] - [times_100000.B220]) / 1000000" office:value-type="float" office:value="3.04" calcext:value-type="float">
            <text:p>3.04</text:p>
          </table:table-cell>
          <table:table-cell table:formula="of:= ([times_1000000.C220] - [times_1000000.B220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21]" office:value-type="float" office:value="220" calcext:value-type="float">
            <text:p>220</text:p>
          </table:table-cell>
          <table:table-cell table:formula="of:= ([times_10000.C221] - [times_10000.B221]) / 1000000" office:value-type="float" office:value="17.779968" calcext:value-type="float">
            <text:p>17.779968</text:p>
          </table:table-cell>
          <table:table-cell table:formula="of:= ([times_100000.C221] - [times_100000.B221]) / 1000000" office:value-type="float" office:value="2.980096" calcext:value-type="float">
            <text:p>2.980096</text:p>
          </table:table-cell>
          <table:table-cell table:formula="of:= ([times_1000000.C221] - [times_1000000.B221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22]" office:value-type="float" office:value="221" calcext:value-type="float">
            <text:p>221</text:p>
          </table:table-cell>
          <table:table-cell table:formula="of:= ([times_10000.C222] - [times_10000.B222]) / 1000000" office:value-type="float" office:value="19.180032" calcext:value-type="float">
            <text:p>19.180032</text:p>
          </table:table-cell>
          <table:table-cell table:formula="of:= ([times_100000.C222] - [times_100000.B222]) / 1000000" office:value-type="float" office:value="2.99008" calcext:value-type="float">
            <text:p>2.99008</text:p>
          </table:table-cell>
          <table:table-cell table:formula="of:= ([times_1000000.C222] - [times_1000000.B222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23]" office:value-type="float" office:value="222" calcext:value-type="float">
            <text:p>222</text:p>
          </table:table-cell>
          <table:table-cell table:formula="of:= ([times_10000.C223] - [times_10000.B223]) / 1000000" office:value-type="float" office:value="19.709952" calcext:value-type="float">
            <text:p>19.709952</text:p>
          </table:table-cell>
          <table:table-cell table:formula="of:= ([times_100000.C223] - [times_100000.B223]) / 1000000" office:value-type="float" office:value="3.219968" calcext:value-type="float">
            <text:p>3.219968</text:p>
          </table:table-cell>
          <table:table-cell table:formula="of:= ([times_1000000.C223] - [times_1000000.B223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24]" office:value-type="float" office:value="223" calcext:value-type="float">
            <text:p>223</text:p>
          </table:table-cell>
          <table:table-cell table:formula="of:= ([times_10000.C224] - [times_10000.B224]) / 1000000" office:value-type="float" office:value="19.82976" calcext:value-type="float">
            <text:p>19.82976</text:p>
          </table:table-cell>
          <table:table-cell table:formula="of:= ([times_100000.C224] - [times_100000.B224]) / 1000000" office:value-type="float" office:value="3.209728" calcext:value-type="float">
            <text:p>3.209728</text:p>
          </table:table-cell>
          <table:table-cell table:formula="of:= ([times_1000000.C224] - [times_1000000.B224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25]" office:value-type="float" office:value="224" calcext:value-type="float">
            <text:p>224</text:p>
          </table:table-cell>
          <table:table-cell table:formula="of:= ([times_10000.C225] - [times_10000.B225]) / 1000000" office:value-type="float" office:value="19.180032" calcext:value-type="float">
            <text:p>19.180032</text:p>
          </table:table-cell>
          <table:table-cell table:formula="of:= ([times_100000.C225] - [times_100000.B225]) / 1000000" office:value-type="float" office:value="3.289856" calcext:value-type="float">
            <text:p>3.289856</text:p>
          </table:table-cell>
          <table:table-cell table:formula="of:= ([times_1000000.C225] - [times_1000000.B225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26]" office:value-type="float" office:value="225" calcext:value-type="float">
            <text:p>225</text:p>
          </table:table-cell>
          <table:table-cell table:formula="of:= ([times_10000.C226] - [times_10000.B226]) / 1000000" office:value-type="float" office:value="19.820288" calcext:value-type="float">
            <text:p>19.820288</text:p>
          </table:table-cell>
          <table:table-cell table:formula="of:= ([times_100000.C226] - [times_100000.B226]) / 1000000" office:value-type="float" office:value="3.279872" calcext:value-type="float">
            <text:p>3.279872</text:p>
          </table:table-cell>
          <table:table-cell table:formula="of:= ([times_1000000.C226] - [times_1000000.B226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27]" office:value-type="float" office:value="226" calcext:value-type="float">
            <text:p>226</text:p>
          </table:table-cell>
          <table:table-cell table:formula="of:= ([times_10000.C227] - [times_10000.B227]) / 1000000" office:value-type="float" office:value="19.639808" calcext:value-type="float">
            <text:p>19.639808</text:p>
          </table:table-cell>
          <table:table-cell table:formula="of:= ([times_100000.C227] - [times_100000.B227]) / 1000000" office:value-type="float" office:value="3.279872" calcext:value-type="float">
            <text:p>3.279872</text:p>
          </table:table-cell>
          <table:table-cell table:formula="of:= ([times_1000000.C227] - [times_1000000.B227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28]" office:value-type="float" office:value="227" calcext:value-type="float">
            <text:p>227</text:p>
          </table:table-cell>
          <table:table-cell table:formula="of:= ([times_10000.C228] - [times_10000.B228]) / 1000000" office:value-type="float" office:value="19.34976" calcext:value-type="float">
            <text:p>19.34976</text:p>
          </table:table-cell>
          <table:table-cell table:formula="of:= ([times_100000.C228] - [times_100000.B228]) / 1000000" office:value-type="float" office:value="3.319808" calcext:value-type="float">
            <text:p>3.319808</text:p>
          </table:table-cell>
          <table:table-cell table:formula="of:= ([times_1000000.C228] - [times_1000000.B228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29]" office:value-type="float" office:value="228" calcext:value-type="float">
            <text:p>228</text:p>
          </table:table-cell>
          <table:table-cell table:formula="of:= ([times_10000.C229] - [times_10000.B229]) / 1000000" office:value-type="float" office:value="22.490112" calcext:value-type="float">
            <text:p>22.490112</text:p>
          </table:table-cell>
          <table:table-cell table:formula="of:= ([times_100000.C229] - [times_100000.B229]) / 1000000" office:value-type="float" office:value="2.989824" calcext:value-type="float">
            <text:p>2.989824</text:p>
          </table:table-cell>
          <table:table-cell table:formula="of:= ([times_1000000.C229] - [times_1000000.B229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30]" office:value-type="float" office:value="229" calcext:value-type="float">
            <text:p>229</text:p>
          </table:table-cell>
          <table:table-cell table:formula="of:= ([times_10000.C230] - [times_10000.B230]) / 1000000" office:value-type="float" office:value="22.210048" calcext:value-type="float">
            <text:p>22.210048</text:p>
          </table:table-cell>
          <table:table-cell table:formula="of:= ([times_100000.C230] - [times_100000.B230]) / 1000000" office:value-type="float" office:value="2.44992" calcext:value-type="float">
            <text:p>2.44992</text:p>
          </table:table-cell>
          <table:table-cell table:formula="of:= ([times_1000000.C230] - [times_1000000.B230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31]" office:value-type="float" office:value="230" calcext:value-type="float">
            <text:p>230</text:p>
          </table:table-cell>
          <table:table-cell table:formula="of:= ([times_10000.C231] - [times_10000.B231]) / 1000000" office:value-type="float" office:value="21.459968" calcext:value-type="float">
            <text:p>21.459968</text:p>
          </table:table-cell>
          <table:table-cell table:formula="of:= ([times_100000.C231] - [times_100000.B231]) / 1000000" office:value-type="float" office:value="1.900032" calcext:value-type="float">
            <text:p>1.900032</text:p>
          </table:table-cell>
          <table:table-cell table:formula="of:= ([times_1000000.C231] - [times_1000000.B231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32]" office:value-type="float" office:value="231" calcext:value-type="float">
            <text:p>231</text:p>
          </table:table-cell>
          <table:table-cell table:formula="of:= ([times_10000.C232] - [times_10000.B232]) / 1000000" office:value-type="float" office:value="21.040128" calcext:value-type="float">
            <text:p>21.040128</text:p>
          </table:table-cell>
          <table:table-cell table:formula="of:= ([times_100000.C232] - [times_100000.B232]) / 1000000" office:value-type="float" office:value="2.70976" calcext:value-type="float">
            <text:p>2.70976</text:p>
          </table:table-cell>
          <table:table-cell table:formula="of:= ([times_1000000.C232] - [times_1000000.B232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33]" office:value-type="float" office:value="232" calcext:value-type="float">
            <text:p>232</text:p>
          </table:table-cell>
          <table:table-cell table:formula="of:= ([times_10000.C233] - [times_10000.B233]) / 1000000" office:value-type="float" office:value="19.209984" calcext:value-type="float">
            <text:p>19.209984</text:p>
          </table:table-cell>
          <table:table-cell table:formula="of:= ([times_100000.C233] - [times_100000.B233]) / 1000000" office:value-type="float" office:value="2.4" calcext:value-type="float">
            <text:p>2.4</text:p>
          </table:table-cell>
          <table:table-cell table:formula="of:= ([times_1000000.C233] - [times_1000000.B233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34]" office:value-type="float" office:value="233" calcext:value-type="float">
            <text:p>233</text:p>
          </table:table-cell>
          <table:table-cell table:formula="of:= ([times_10000.C234] - [times_10000.B234]) / 1000000" office:value-type="float" office:value="18.839808" calcext:value-type="float">
            <text:p>18.839808</text:p>
          </table:table-cell>
          <table:table-cell table:formula="of:= ([times_100000.C234] - [times_100000.B234]) / 1000000" office:value-type="float" office:value="2.809856" calcext:value-type="float">
            <text:p>2.809856</text:p>
          </table:table-cell>
          <table:table-cell table:formula="of:= ([times_1000000.C234] - [times_1000000.B234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35]" office:value-type="float" office:value="234" calcext:value-type="float">
            <text:p>234</text:p>
          </table:table-cell>
          <table:table-cell table:formula="of:= ([times_10000.C235] - [times_10000.B235]) / 1000000" office:value-type="float" office:value="18.550272" calcext:value-type="float">
            <text:p>18.550272</text:p>
          </table:table-cell>
          <table:table-cell table:formula="of:= ([times_100000.C235] - [times_100000.B235]) / 1000000" office:value-type="float" office:value="2.889984" calcext:value-type="float">
            <text:p>2.889984</text:p>
          </table:table-cell>
          <table:table-cell table:formula="of:= ([times_1000000.C235] - [times_1000000.B235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36]" office:value-type="float" office:value="235" calcext:value-type="float">
            <text:p>235</text:p>
          </table:table-cell>
          <table:table-cell table:formula="of:= ([times_10000.C236] - [times_10000.B236]) / 1000000" office:value-type="float" office:value="18.259968" calcext:value-type="float">
            <text:p>18.259968</text:p>
          </table:table-cell>
          <table:table-cell table:formula="of:= ([times_100000.C236] - [times_100000.B236]) / 1000000" office:value-type="float" office:value="2.660096" calcext:value-type="float">
            <text:p>2.660096</text:p>
          </table:table-cell>
          <table:table-cell table:formula="of:= ([times_1000000.C236] - [times_1000000.B236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37]" office:value-type="float" office:value="236" calcext:value-type="float">
            <text:p>236</text:p>
          </table:table-cell>
          <table:table-cell table:formula="of:= ([times_10000.C237] - [times_10000.B237]) / 1000000" office:value-type="float" office:value="17.940224" calcext:value-type="float">
            <text:p>17.940224</text:p>
          </table:table-cell>
          <table:table-cell table:formula="of:= ([times_100000.C237] - [times_100000.B237]) / 1000000" office:value-type="float" office:value="2.149888" calcext:value-type="float">
            <text:p>2.149888</text:p>
          </table:table-cell>
          <table:table-cell table:formula="of:= ([times_1000000.C237] - [times_1000000.B237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38]" office:value-type="float" office:value="237" calcext:value-type="float">
            <text:p>237</text:p>
          </table:table-cell>
          <table:table-cell table:formula="of:= ([times_10000.C238] - [times_10000.B238]) / 1000000" office:value-type="float" office:value="21.87008" calcext:value-type="float">
            <text:p>21.87008</text:p>
          </table:table-cell>
          <table:table-cell table:formula="of:= ([times_100000.C238] - [times_100000.B238]) / 1000000" office:value-type="float" office:value="1.620224" calcext:value-type="float">
            <text:p>1.620224</text:p>
          </table:table-cell>
          <table:table-cell table:formula="of:= ([times_1000000.C238] - [times_1000000.B238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39]" office:value-type="float" office:value="238" calcext:value-type="float">
            <text:p>238</text:p>
          </table:table-cell>
          <table:table-cell table:formula="of:= ([times_10000.C239] - [times_10000.B239]) / 1000000" office:value-type="float" office:value="20.559872" calcext:value-type="float">
            <text:p>20.559872</text:p>
          </table:table-cell>
          <table:table-cell table:formula="of:= ([times_100000.C239] - [times_100000.B239]) / 1000000" office:value-type="float" office:value="0.829952" calcext:value-type="float">
            <text:p>0.829952</text:p>
          </table:table-cell>
          <table:table-cell table:formula="of:= ([times_1000000.C239] - [times_1000000.B239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40]" office:value-type="float" office:value="239" calcext:value-type="float">
            <text:p>239</text:p>
          </table:table-cell>
          <table:table-cell table:formula="of:= ([times_10000.C240] - [times_10000.B240]) / 1000000" office:value-type="float" office:value="19.849984" calcext:value-type="float">
            <text:p>19.849984</text:p>
          </table:table-cell>
          <table:table-cell table:formula="of:= ([times_100000.C240] - [times_100000.B240]) / 1000000" office:value-type="float" office:value="1.159936" calcext:value-type="float">
            <text:p>1.159936</text:p>
          </table:table-cell>
          <table:table-cell table:formula="of:= ([times_1000000.C240] - [times_1000000.B240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41]" office:value-type="float" office:value="240" calcext:value-type="float">
            <text:p>240</text:p>
          </table:table-cell>
          <table:table-cell table:formula="of:= ([times_10000.C241] - [times_10000.B241]) / 1000000" office:value-type="float" office:value="18.94016" calcext:value-type="float">
            <text:p>18.94016</text:p>
          </table:table-cell>
          <table:table-cell table:formula="of:= ([times_100000.C241] - [times_100000.B241]) / 1000000" office:value-type="float" office:value="1.210112" calcext:value-type="float">
            <text:p>1.210112</text:p>
          </table:table-cell>
          <table:table-cell table:formula="of:= ([times_1000000.C241] - [times_1000000.B241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42]" office:value-type="float" office:value="241" calcext:value-type="float">
            <text:p>241</text:p>
          </table:table-cell>
          <table:table-cell table:formula="of:= ([times_10000.C242] - [times_10000.B242]) / 1000000" office:value-type="float" office:value="18.62016" calcext:value-type="float">
            <text:p>18.62016</text:p>
          </table:table-cell>
          <table:table-cell table:formula="of:= ([times_100000.C242] - [times_100000.B242]) / 1000000" office:value-type="float" office:value="1.210112" calcext:value-type="float">
            <text:p>1.210112</text:p>
          </table:table-cell>
          <table:table-cell table:formula="of:= ([times_1000000.C242] - [times_1000000.B242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43]" office:value-type="float" office:value="242" calcext:value-type="float">
            <text:p>242</text:p>
          </table:table-cell>
          <table:table-cell table:formula="of:= ([times_10000.C243] - [times_10000.B243]) / 1000000" office:value-type="float" office:value="18.330368" calcext:value-type="float">
            <text:p>18.330368</text:p>
          </table:table-cell>
          <table:table-cell table:formula="of:= ([times_100000.C243] - [times_100000.B243]) / 1000000" office:value-type="float" office:value="1.28" calcext:value-type="float">
            <text:p>1.28</text:p>
          </table:table-cell>
          <table:table-cell table:formula="of:= ([times_1000000.C243] - [times_1000000.B243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44]" office:value-type="float" office:value="243" calcext:value-type="float">
            <text:p>243</text:p>
          </table:table-cell>
          <table:table-cell table:formula="of:= ([times_10000.C244] - [times_10000.B244]) / 1000000" office:value-type="float" office:value="19.2" calcext:value-type="float">
            <text:p>19.2</text:p>
          </table:table-cell>
          <table:table-cell table:formula="of:= ([times_100000.C244] - [times_100000.B244]) / 1000000" office:value-type="float" office:value="1.339904" calcext:value-type="float">
            <text:p>1.339904</text:p>
          </table:table-cell>
          <table:table-cell table:formula="of:= ([times_1000000.C244] - [times_1000000.B244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45]" office:value-type="float" office:value="244" calcext:value-type="float">
            <text:p>244</text:p>
          </table:table-cell>
          <table:table-cell table:formula="of:= ([times_10000.C245] - [times_10000.B245]) / 1000000" office:value-type="float" office:value="19.63008" calcext:value-type="float">
            <text:p>19.63008</text:p>
          </table:table-cell>
          <table:table-cell table:formula="of:= ([times_100000.C245] - [times_100000.B245]) / 1000000" office:value-type="float" office:value="1.410048" calcext:value-type="float">
            <text:p>1.410048</text:p>
          </table:table-cell>
          <table:table-cell table:formula="of:= ([times_1000000.C245] - [times_1000000.B245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46]" office:value-type="float" office:value="245" calcext:value-type="float">
            <text:p>245</text:p>
          </table:table-cell>
          <table:table-cell table:formula="of:= ([times_10000.C246] - [times_10000.B246]) / 1000000" office:value-type="float" office:value="19.85024" calcext:value-type="float">
            <text:p>19.85024</text:p>
          </table:table-cell>
          <table:table-cell table:formula="of:= ([times_100000.C246] - [times_100000.B246]) / 1000000" office:value-type="float" office:value="1.729792" calcext:value-type="float">
            <text:p>1.729792</text:p>
          </table:table-cell>
          <table:table-cell table:formula="of:= ([times_1000000.C246] - [times_1000000.B246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47]" office:value-type="float" office:value="246" calcext:value-type="float">
            <text:p>246</text:p>
          </table:table-cell>
          <table:table-cell table:formula="of:= ([times_10000.C247] - [times_10000.B247]) / 1000000" office:value-type="float" office:value="22.390272" calcext:value-type="float">
            <text:p>22.390272</text:p>
          </table:table-cell>
          <table:table-cell table:formula="of:= ([times_100000.C247] - [times_100000.B247]) / 1000000" office:value-type="float" office:value="1.499904" calcext:value-type="float">
            <text:p>1.499904</text:p>
          </table:table-cell>
          <table:table-cell table:formula="of:= ([times_1000000.C247] - [times_1000000.B247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48]" office:value-type="float" office:value="247" calcext:value-type="float">
            <text:p>247</text:p>
          </table:table-cell>
          <table:table-cell table:formula="of:= ([times_10000.C248] - [times_10000.B248]) / 1000000" office:value-type="float" office:value="22.470144" calcext:value-type="float">
            <text:p>22.470144</text:p>
          </table:table-cell>
          <table:table-cell table:formula="of:= ([times_100000.C248] - [times_100000.B248]) / 1000000" office:value-type="float" office:value="1.819904" calcext:value-type="float">
            <text:p>1.819904</text:p>
          </table:table-cell>
          <table:table-cell table:formula="of:= ([times_1000000.C248] - [times_1000000.B248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49]" office:value-type="float" office:value="248" calcext:value-type="float">
            <text:p>248</text:p>
          </table:table-cell>
          <table:table-cell table:formula="of:= ([times_10000.C249] - [times_10000.B249]) / 1000000" office:value-type="float" office:value="25.289984" calcext:value-type="float">
            <text:p>25.289984</text:p>
          </table:table-cell>
          <table:table-cell table:formula="of:= ([times_100000.C249] - [times_100000.B249]) / 1000000" office:value-type="float" office:value="1.900032" calcext:value-type="float">
            <text:p>1.900032</text:p>
          </table:table-cell>
          <table:table-cell table:formula="of:= ([times_1000000.C249] - [times_1000000.B249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50]" office:value-type="float" office:value="249" calcext:value-type="float">
            <text:p>249</text:p>
          </table:table-cell>
          <table:table-cell table:formula="of:= ([times_10000.C250] - [times_10000.B250]) / 1000000" office:value-type="float" office:value="24.269824" calcext:value-type="float">
            <text:p>24.269824</text:p>
          </table:table-cell>
          <table:table-cell table:formula="of:= ([times_100000.C250] - [times_100000.B250]) / 1000000" office:value-type="float" office:value="1.82016" calcext:value-type="float">
            <text:p>1.82016</text:p>
          </table:table-cell>
          <table:table-cell table:formula="of:= ([times_1000000.C250] - [times_1000000.B250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51]" office:value-type="float" office:value="250" calcext:value-type="float">
            <text:p>250</text:p>
          </table:table-cell>
          <table:table-cell table:formula="of:= ([times_10000.C251] - [times_10000.B251]) / 1000000" office:value-type="float" office:value="24.359936" calcext:value-type="float">
            <text:p>24.359936</text:p>
          </table:table-cell>
          <table:table-cell table:formula="of:= ([times_100000.C251] - [times_100000.B251]) / 1000000" office:value-type="float" office:value="2.119936" calcext:value-type="float">
            <text:p>2.119936</text:p>
          </table:table-cell>
          <table:table-cell table:formula="of:= ([times_1000000.C251] - [times_1000000.B251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52]" office:value-type="float" office:value="251" calcext:value-type="float">
            <text:p>251</text:p>
          </table:table-cell>
          <table:table-cell table:formula="of:= ([times_10000.C252] - [times_10000.B252]) / 1000000" office:value-type="float" office:value="24.009728" calcext:value-type="float">
            <text:p>24.009728</text:p>
          </table:table-cell>
          <table:table-cell table:formula="of:= ([times_100000.C252] - [times_100000.B252]) / 1000000" office:value-type="float" office:value="2.130176" calcext:value-type="float">
            <text:p>2.130176</text:p>
          </table:table-cell>
          <table:table-cell table:formula="of:= ([times_1000000.C252] - [times_1000000.B252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53]" office:value-type="float" office:value="252" calcext:value-type="float">
            <text:p>252</text:p>
          </table:table-cell>
          <table:table-cell table:formula="of:= ([times_10000.C253] - [times_10000.B253]) / 1000000" office:value-type="float" office:value="23.449856" calcext:value-type="float">
            <text:p>23.449856</text:p>
          </table:table-cell>
          <table:table-cell table:formula="of:= ([times_100000.C253] - [times_100000.B253]) / 1000000" office:value-type="float" office:value="2.28992" calcext:value-type="float">
            <text:p>2.28992</text:p>
          </table:table-cell>
          <table:table-cell table:formula="of:= ([times_1000000.C253] - [times_1000000.B253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54]" office:value-type="float" office:value="253" calcext:value-type="float">
            <text:p>253</text:p>
          </table:table-cell>
          <table:table-cell table:formula="of:= ([times_10000.C254] - [times_10000.B254]) / 1000000" office:value-type="float" office:value="23.149824" calcext:value-type="float">
            <text:p>23.149824</text:p>
          </table:table-cell>
          <table:table-cell table:formula="of:= ([times_100000.C254] - [times_100000.B254]) / 1000000" office:value-type="float" office:value="2.640128" calcext:value-type="float">
            <text:p>2.640128</text:p>
          </table:table-cell>
          <table:table-cell table:formula="of:= ([times_1000000.C254] - [times_1000000.B254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55]" office:value-type="float" office:value="254" calcext:value-type="float">
            <text:p>254</text:p>
          </table:table-cell>
          <table:table-cell table:formula="of:= ([times_10000.C255] - [times_10000.B255]) / 1000000" office:value-type="float" office:value="22.769664" calcext:value-type="float">
            <text:p>22.769664</text:p>
          </table:table-cell>
          <table:table-cell table:formula="of:= ([times_100000.C255] - [times_100000.B255]) / 1000000" office:value-type="float" office:value="2.479872" calcext:value-type="float">
            <text:p>2.479872</text:p>
          </table:table-cell>
          <table:table-cell table:formula="of:= ([times_1000000.C255] - [times_1000000.B255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56]" office:value-type="float" office:value="255" calcext:value-type="float">
            <text:p>255</text:p>
          </table:table-cell>
          <table:table-cell table:formula="of:= ([times_10000.C256] - [times_10000.B256]) / 1000000" office:value-type="float" office:value="22.330112" calcext:value-type="float">
            <text:p>22.330112</text:p>
          </table:table-cell>
          <table:table-cell table:formula="of:= ([times_100000.C256] - [times_100000.B256]) / 1000000" office:value-type="float" office:value="2.049792" calcext:value-type="float">
            <text:p>2.049792</text:p>
          </table:table-cell>
          <table:table-cell table:formula="of:= ([times_1000000.C256] - [times_1000000.B256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57]" office:value-type="float" office:value="256" calcext:value-type="float">
            <text:p>256</text:p>
          </table:table-cell>
          <table:table-cell table:formula="of:= ([times_10000.C257] - [times_10000.B257]) / 1000000" office:value-type="float" office:value="27.759872" calcext:value-type="float">
            <text:p>27.759872</text:p>
          </table:table-cell>
          <table:table-cell table:formula="of:= ([times_100000.C257] - [times_100000.B257]) / 1000000" office:value-type="float" office:value="1.410048" calcext:value-type="float">
            <text:p>1.410048</text:p>
          </table:table-cell>
          <table:table-cell table:formula="of:= ([times_1000000.C257] - [times_1000000.B257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58]" office:value-type="float" office:value="257" calcext:value-type="float">
            <text:p>257</text:p>
          </table:table-cell>
          <table:table-cell table:formula="of:= ([times_10000.C258] - [times_10000.B258]) / 1000000" office:value-type="float" office:value="27.42016" calcext:value-type="float">
            <text:p>27.42016</text:p>
          </table:table-cell>
          <table:table-cell table:formula="of:= ([times_100000.C258] - [times_100000.B258]) / 1000000" office:value-type="float" office:value="0.790016" calcext:value-type="float">
            <text:p>0.790016</text:p>
          </table:table-cell>
          <table:table-cell table:formula="of:= ([times_1000000.C258] - [times_1000000.B258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59]" office:value-type="float" office:value="258" calcext:value-type="float">
            <text:p>258</text:p>
          </table:table-cell>
          <table:table-cell table:formula="of:= ([times_10000.C259] - [times_10000.B259]) / 1000000" office:value-type="float" office:value="26.810112" calcext:value-type="float">
            <text:p>26.810112</text:p>
          </table:table-cell>
          <table:table-cell table:formula="of:= ([times_100000.C259] - [times_100000.B259]) / 1000000" office:value-type="float" office:value="1.499904" calcext:value-type="float">
            <text:p>1.499904</text:p>
          </table:table-cell>
          <table:table-cell table:formula="of:= ([times_1000000.C259] - [times_1000000.B259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60]" office:value-type="float" office:value="259" calcext:value-type="float">
            <text:p>259</text:p>
          </table:table-cell>
          <table:table-cell table:formula="of:= ([times_10000.C260] - [times_10000.B260]) / 1000000" office:value-type="float" office:value="26.459904" calcext:value-type="float">
            <text:p>26.459904</text:p>
          </table:table-cell>
          <table:table-cell table:formula="of:= ([times_100000.C260] - [times_100000.B260]) / 1000000" office:value-type="float" office:value="1.929984" calcext:value-type="float">
            <text:p>1.929984</text:p>
          </table:table-cell>
          <table:table-cell table:formula="of:= ([times_1000000.C260] - [times_1000000.B260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61]" office:value-type="float" office:value="260" calcext:value-type="float">
            <text:p>260</text:p>
          </table:table-cell>
          <table:table-cell table:formula="of:= ([times_10000.C261] - [times_10000.B261]) / 1000000" office:value-type="float" office:value="26.100224" calcext:value-type="float">
            <text:p>26.100224</text:p>
          </table:table-cell>
          <table:table-cell table:formula="of:= ([times_100000.C261] - [times_100000.B261]) / 1000000" office:value-type="float" office:value="2.210048" calcext:value-type="float">
            <text:p>2.210048</text:p>
          </table:table-cell>
          <table:table-cell table:formula="of:= ([times_1000000.C261] - [times_1000000.B261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62]" office:value-type="float" office:value="261" calcext:value-type="float">
            <text:p>261</text:p>
          </table:table-cell>
          <table:table-cell table:formula="of:= ([times_10000.C262] - [times_10000.B262]) / 1000000" office:value-type="float" office:value="25.760256" calcext:value-type="float">
            <text:p>25.760256</text:p>
          </table:table-cell>
          <table:table-cell table:formula="of:= ([times_100000.C262] - [times_100000.B262]) / 1000000" office:value-type="float" office:value="2.310144" calcext:value-type="float">
            <text:p>2.310144</text:p>
          </table:table-cell>
          <table:table-cell table:formula="of:= ([times_1000000.C262] - [times_1000000.B262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63]" office:value-type="float" office:value="262" calcext:value-type="float">
            <text:p>262</text:p>
          </table:table-cell>
          <table:table-cell table:formula="of:= ([times_10000.C263] - [times_10000.B263]) / 1000000" office:value-type="float" office:value="25.470208" calcext:value-type="float">
            <text:p>25.470208</text:p>
          </table:table-cell>
          <table:table-cell table:formula="of:= ([times_100000.C263] - [times_100000.B263]) / 1000000" office:value-type="float" office:value="2.599936" calcext:value-type="float">
            <text:p>2.599936</text:p>
          </table:table-cell>
          <table:table-cell table:formula="of:= ([times_1000000.C263] - [times_1000000.B263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64]" office:value-type="float" office:value="263" calcext:value-type="float">
            <text:p>263</text:p>
          </table:table-cell>
          <table:table-cell table:formula="of:= ([times_10000.C264] - [times_10000.B264]) / 1000000" office:value-type="float" office:value="25.989888" calcext:value-type="float">
            <text:p>25.989888</text:p>
          </table:table-cell>
          <table:table-cell table:formula="of:= ([times_100000.C264] - [times_100000.B264]) / 1000000" office:value-type="float" office:value="2.17984" calcext:value-type="float">
            <text:p>2.17984</text:p>
          </table:table-cell>
          <table:table-cell table:formula="of:= ([times_1000000.C264] - [times_1000000.B264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65]" office:value-type="float" office:value="264" calcext:value-type="float">
            <text:p>264</text:p>
          </table:table-cell>
          <table:table-cell table:formula="of:= ([times_10000.C265] - [times_10000.B265]) / 1000000" office:value-type="float" office:value="27.659776" calcext:value-type="float">
            <text:p>27.659776</text:p>
          </table:table-cell>
          <table:table-cell table:formula="of:= ([times_100000.C265] - [times_100000.B265]) / 1000000" office:value-type="float" office:value="1.6" calcext:value-type="float">
            <text:p>1.6</text:p>
          </table:table-cell>
          <table:table-cell table:formula="of:= ([times_1000000.C265] - [times_1000000.B265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66]" office:value-type="float" office:value="265" calcext:value-type="float">
            <text:p>265</text:p>
          </table:table-cell>
          <table:table-cell table:formula="of:= ([times_10000.C266] - [times_10000.B266]) / 1000000" office:value-type="float" office:value="26.649856" calcext:value-type="float">
            <text:p>26.649856</text:p>
          </table:table-cell>
          <table:table-cell table:formula="of:= ([times_100000.C266] - [times_100000.B266]) / 1000000" office:value-type="float" office:value="1.590016" calcext:value-type="float">
            <text:p>1.590016</text:p>
          </table:table-cell>
          <table:table-cell table:formula="of:= ([times_1000000.C266] - [times_1000000.B266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67]" office:value-type="float" office:value="266" calcext:value-type="float">
            <text:p>266</text:p>
          </table:table-cell>
          <table:table-cell table:formula="of:= ([times_10000.C267] - [times_10000.B267]) / 1000000" office:value-type="float" office:value="28.560128" calcext:value-type="float">
            <text:p>28.560128</text:p>
          </table:table-cell>
          <table:table-cell table:formula="of:= ([times_100000.C267] - [times_100000.B267]) / 1000000" office:value-type="float" office:value="1.139968" calcext:value-type="float">
            <text:p>1.139968</text:p>
          </table:table-cell>
          <table:table-cell table:formula="of:= ([times_1000000.C267] - [times_1000000.B267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68]" office:value-type="float" office:value="267" calcext:value-type="float">
            <text:p>267</text:p>
          </table:table-cell>
          <table:table-cell table:formula="of:= ([times_10000.C268] - [times_10000.B268]) / 1000000" office:value-type="float" office:value="31.109888" calcext:value-type="float">
            <text:p>31.109888</text:p>
          </table:table-cell>
          <table:table-cell table:formula="of:= ([times_100000.C268] - [times_100000.B268]) / 1000000" office:value-type="float" office:value="1.510144" calcext:value-type="float">
            <text:p>1.510144</text:p>
          </table:table-cell>
          <table:table-cell table:formula="of:= ([times_1000000.C268] - [times_1000000.B268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69]" office:value-type="float" office:value="268" calcext:value-type="float">
            <text:p>268</text:p>
          </table:table-cell>
          <table:table-cell table:formula="of:= ([times_10000.C269] - [times_10000.B269]) / 1000000" office:value-type="float" office:value="32.349952" calcext:value-type="float">
            <text:p>32.349952</text:p>
          </table:table-cell>
          <table:table-cell table:formula="of:= ([times_100000.C269] - [times_100000.B269]) / 1000000" office:value-type="float" office:value="1.570048" calcext:value-type="float">
            <text:p>1.570048</text:p>
          </table:table-cell>
          <table:table-cell table:formula="of:= ([times_1000000.C269] - [times_1000000.B269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70]" office:value-type="float" office:value="269" calcext:value-type="float">
            <text:p>269</text:p>
          </table:table-cell>
          <table:table-cell table:formula="of:= ([times_10000.C270] - [times_10000.B270]) / 1000000" office:value-type="float" office:value="32.059904" calcext:value-type="float">
            <text:p>32.059904</text:p>
          </table:table-cell>
          <table:table-cell table:formula="of:= ([times_100000.C270] - [times_100000.B270]) / 1000000" office:value-type="float" office:value="1.430016" calcext:value-type="float">
            <text:p>1.430016</text:p>
          </table:table-cell>
          <table:table-cell table:formula="of:= ([times_1000000.C270] - [times_1000000.B270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71]" office:value-type="float" office:value="270" calcext:value-type="float">
            <text:p>270</text:p>
          </table:table-cell>
          <table:table-cell table:formula="of:= ([times_10000.C271] - [times_10000.B271]) / 1000000" office:value-type="float" office:value="31.650048" calcext:value-type="float">
            <text:p>31.650048</text:p>
          </table:table-cell>
          <table:table-cell table:formula="of:= ([times_100000.C271] - [times_100000.B271]) / 1000000" office:value-type="float" office:value="1.37984" calcext:value-type="float">
            <text:p>1.37984</text:p>
          </table:table-cell>
          <table:table-cell table:formula="of:= ([times_1000000.C271] - [times_1000000.B271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72]" office:value-type="float" office:value="271" calcext:value-type="float">
            <text:p>271</text:p>
          </table:table-cell>
          <table:table-cell table:formula="of:= ([times_10000.C272] - [times_10000.B272]) / 1000000" office:value-type="float" office:value="32.300288" calcext:value-type="float">
            <text:p>32.300288</text:p>
          </table:table-cell>
          <table:table-cell table:formula="of:= ([times_100000.C272] - [times_100000.B272]) / 1000000" office:value-type="float" office:value="1.50016" calcext:value-type="float">
            <text:p>1.50016</text:p>
          </table:table-cell>
          <table:table-cell table:formula="of:= ([times_1000000.C272] - [times_1000000.B272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73]" office:value-type="float" office:value="272" calcext:value-type="float">
            <text:p>272</text:p>
          </table:table-cell>
          <table:table-cell table:formula="of:= ([times_10000.C273] - [times_10000.B273]) / 1000000" office:value-type="float" office:value="32.150272" calcext:value-type="float">
            <text:p>32.150272</text:p>
          </table:table-cell>
          <table:table-cell table:formula="of:= ([times_100000.C273] - [times_100000.B273]) / 1000000" office:value-type="float" office:value="1.990144" calcext:value-type="float">
            <text:p>1.990144</text:p>
          </table:table-cell>
          <table:table-cell table:formula="of:= ([times_1000000.C273] - [times_1000000.B273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74]" office:value-type="float" office:value="273" calcext:value-type="float">
            <text:p>273</text:p>
          </table:table-cell>
          <table:table-cell table:formula="of:= ([times_10000.C274] - [times_10000.B274]) / 1000000" office:value-type="float" office:value="31.859968" calcext:value-type="float">
            <text:p>31.859968</text:p>
          </table:table-cell>
          <table:table-cell table:formula="of:= ([times_100000.C274] - [times_100000.B274]) / 1000000" office:value-type="float" office:value="2.259968" calcext:value-type="float">
            <text:p>2.259968</text:p>
          </table:table-cell>
          <table:table-cell table:formula="of:= ([times_1000000.C274] - [times_1000000.B274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75]" office:value-type="float" office:value="274" calcext:value-type="float">
            <text:p>274</text:p>
          </table:table-cell>
          <table:table-cell table:formula="of:= ([times_10000.C275] - [times_10000.B275]) / 1000000" office:value-type="float" office:value="31.179776" calcext:value-type="float">
            <text:p>31.179776</text:p>
          </table:table-cell>
          <table:table-cell table:formula="of:= ([times_100000.C275] - [times_100000.B275]) / 1000000" office:value-type="float" office:value="1.890048" calcext:value-type="float">
            <text:p>1.890048</text:p>
          </table:table-cell>
          <table:table-cell table:formula="of:= ([times_1000000.C275] - [times_1000000.B275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76]" office:value-type="float" office:value="275" calcext:value-type="float">
            <text:p>275</text:p>
          </table:table-cell>
          <table:table-cell table:formula="of:= ([times_10000.C276] - [times_10000.B276]) / 1000000" office:value-type="float" office:value="30.889984" calcext:value-type="float">
            <text:p>30.889984</text:p>
          </table:table-cell>
          <table:table-cell table:formula="of:= ([times_100000.C276] - [times_100000.B276]) / 1000000" office:value-type="float" office:value="1.990144" calcext:value-type="float">
            <text:p>1.990144</text:p>
          </table:table-cell>
          <table:table-cell table:formula="of:= ([times_1000000.C276] - [times_1000000.B276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77]" office:value-type="float" office:value="276" calcext:value-type="float">
            <text:p>276</text:p>
          </table:table-cell>
          <table:table-cell table:formula="of:= ([times_10000.C277] - [times_10000.B277]) / 1000000" office:value-type="float" office:value="30.550016" calcext:value-type="float">
            <text:p>30.550016</text:p>
          </table:table-cell>
          <table:table-cell table:formula="of:= ([times_100000.C277] - [times_100000.B277]) / 1000000" office:value-type="float" office:value="1.420032" calcext:value-type="float">
            <text:p>1.420032</text:p>
          </table:table-cell>
          <table:table-cell table:formula="of:= ([times_1000000.C277] - [times_1000000.B277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78]" office:value-type="float" office:value="277" calcext:value-type="float">
            <text:p>277</text:p>
          </table:table-cell>
          <table:table-cell table:formula="of:= ([times_10000.C278] - [times_10000.B278]) / 1000000" office:value-type="float" office:value="30.150144" calcext:value-type="float">
            <text:p>30.150144</text:p>
          </table:table-cell>
          <table:table-cell table:formula="of:= ([times_100000.C278] - [times_100000.B278]) / 1000000" office:value-type="float" office:value="0.809984" calcext:value-type="float">
            <text:p>0.809984</text:p>
          </table:table-cell>
          <table:table-cell table:formula="of:= ([times_1000000.C278] - [times_1000000.B278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79]" office:value-type="float" office:value="278" calcext:value-type="float">
            <text:p>278</text:p>
          </table:table-cell>
          <table:table-cell table:formula="of:= ([times_10000.C279] - [times_10000.B279]) / 1000000" office:value-type="float" office:value="29.840128" calcext:value-type="float">
            <text:p>29.840128</text:p>
          </table:table-cell>
          <table:table-cell table:formula="of:= ([times_100000.C279] - [times_100000.B279]) / 1000000" office:value-type="float" office:value="1.080064" calcext:value-type="float">
            <text:p>1.080064</text:p>
          </table:table-cell>
          <table:table-cell table:formula="of:= ([times_1000000.C279] - [times_1000000.B279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80]" office:value-type="float" office:value="279" calcext:value-type="float">
            <text:p>279</text:p>
          </table:table-cell>
          <table:table-cell table:formula="of:= ([times_10000.C280] - [times_10000.B280]) / 1000000" office:value-type="float" office:value="29.400064" calcext:value-type="float">
            <text:p>29.400064</text:p>
          </table:table-cell>
          <table:table-cell table:formula="of:= ([times_100000.C280] - [times_100000.B280]) / 1000000" office:value-type="float" office:value="1.090048" calcext:value-type="float">
            <text:p>1.090048</text:p>
          </table:table-cell>
          <table:table-cell table:formula="of:= ([times_1000000.C280] - [times_1000000.B280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81]" office:value-type="float" office:value="280" calcext:value-type="float">
            <text:p>280</text:p>
          </table:table-cell>
          <table:table-cell table:formula="of:= ([times_10000.C281] - [times_10000.B281]) / 1000000" office:value-type="float" office:value="28.969728" calcext:value-type="float">
            <text:p>28.969728</text:p>
          </table:table-cell>
          <table:table-cell table:formula="of:= ([times_100000.C281] - [times_100000.B281]) / 1000000" office:value-type="float" office:value="1.100032" calcext:value-type="float">
            <text:p>1.100032</text:p>
          </table:table-cell>
          <table:table-cell table:formula="of:= ([times_1000000.C281] - [times_1000000.B281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82]" office:value-type="float" office:value="281" calcext:value-type="float">
            <text:p>281</text:p>
          </table:table-cell>
          <table:table-cell table:formula="of:= ([times_10000.C282] - [times_10000.B282]) / 1000000" office:value-type="float" office:value="28.669952" calcext:value-type="float">
            <text:p>28.669952</text:p>
          </table:table-cell>
          <table:table-cell table:formula="of:= ([times_100000.C282] - [times_100000.B282]) / 1000000" office:value-type="float" office:value="1.049856" calcext:value-type="float">
            <text:p>1.049856</text:p>
          </table:table-cell>
          <table:table-cell table:formula="of:= ([times_1000000.C282] - [times_1000000.B282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83]" office:value-type="float" office:value="282" calcext:value-type="float">
            <text:p>282</text:p>
          </table:table-cell>
          <table:table-cell table:formula="of:= ([times_10000.C283] - [times_10000.B283]) / 1000000" office:value-type="float" office:value="29.110016" calcext:value-type="float">
            <text:p>29.110016</text:p>
          </table:table-cell>
          <table:table-cell table:formula="of:= ([times_100000.C283] - [times_100000.B283]) / 1000000" office:value-type="float" office:value="1.580032" calcext:value-type="float">
            <text:p>1.580032</text:p>
          </table:table-cell>
          <table:table-cell table:formula="of:= ([times_1000000.C283] - [times_1000000.B283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84]" office:value-type="float" office:value="283" calcext:value-type="float">
            <text:p>283</text:p>
          </table:table-cell>
          <table:table-cell table:formula="of:= ([times_10000.C284] - [times_10000.B284]) / 1000000" office:value-type="float" office:value="43.479808" calcext:value-type="float">
            <text:p>43.479808</text:p>
          </table:table-cell>
          <table:table-cell table:formula="of:= ([times_100000.C284] - [times_100000.B284]) / 1000000" office:value-type="float" office:value="1.999872" calcext:value-type="float">
            <text:p>1.999872</text:p>
          </table:table-cell>
          <table:table-cell table:formula="of:= ([times_1000000.C284] - [times_1000000.B284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85]" office:value-type="float" office:value="284" calcext:value-type="float">
            <text:p>284</text:p>
          </table:table-cell>
          <table:table-cell table:formula="of:= ([times_10000.C285] - [times_10000.B285]) / 1000000" office:value-type="float" office:value="43.230208" calcext:value-type="float">
            <text:p>43.230208</text:p>
          </table:table-cell>
          <table:table-cell table:formula="of:= ([times_100000.C285] - [times_100000.B285]) / 1000000" office:value-type="float" office:value="2.039808" calcext:value-type="float">
            <text:p>2.039808</text:p>
          </table:table-cell>
          <table:table-cell table:formula="of:= ([times_1000000.C285] - [times_1000000.B285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86]" office:value-type="float" office:value="285" calcext:value-type="float">
            <text:p>285</text:p>
          </table:table-cell>
          <table:table-cell table:formula="of:= ([times_10000.C286] - [times_10000.B286]) / 1000000" office:value-type="float" office:value="43.400192" calcext:value-type="float">
            <text:p>43.400192</text:p>
          </table:table-cell>
          <table:table-cell table:formula="of:= ([times_100000.C286] - [times_100000.B286]) / 1000000" office:value-type="float" office:value="1.55008" calcext:value-type="float">
            <text:p>1.55008</text:p>
          </table:table-cell>
          <table:table-cell table:formula="of:= ([times_1000000.C286] - [times_1000000.B286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87]" office:value-type="float" office:value="286" calcext:value-type="float">
            <text:p>286</text:p>
          </table:table-cell>
          <table:table-cell table:formula="of:= ([times_10000.C287] - [times_10000.B287]) / 1000000" office:value-type="float" office:value="43.890176" calcext:value-type="float">
            <text:p>43.890176</text:p>
          </table:table-cell>
          <table:table-cell table:formula="of:= ([times_100000.C287] - [times_100000.B287]) / 1000000" office:value-type="float" office:value="1.330176" calcext:value-type="float">
            <text:p>1.330176</text:p>
          </table:table-cell>
          <table:table-cell table:formula="of:= ([times_1000000.C287] - [times_1000000.B287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88]" office:value-type="float" office:value="287" calcext:value-type="float">
            <text:p>287</text:p>
          </table:table-cell>
          <table:table-cell table:formula="of:= ([times_10000.C288] - [times_10000.B288]) / 1000000" office:value-type="float" office:value="43.920128" calcext:value-type="float">
            <text:p>43.920128</text:p>
          </table:table-cell>
          <table:table-cell table:formula="of:= ([times_100000.C288] - [times_100000.B288]) / 1000000" office:value-type="float" office:value="1.61024" calcext:value-type="float">
            <text:p>1.61024</text:p>
          </table:table-cell>
          <table:table-cell table:formula="of:= ([times_1000000.C288] - [times_1000000.B288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89]" office:value-type="float" office:value="288" calcext:value-type="float">
            <text:p>288</text:p>
          </table:table-cell>
          <table:table-cell table:formula="of:= ([times_10000.C289] - [times_10000.B289]) / 1000000" office:value-type="float" office:value="46.319872" calcext:value-type="float">
            <text:p>46.319872</text:p>
          </table:table-cell>
          <table:table-cell table:formula="of:= ([times_100000.C289] - [times_100000.B289]) / 1000000" office:value-type="float" office:value="2.060032" calcext:value-type="float">
            <text:p>2.060032</text:p>
          </table:table-cell>
          <table:table-cell table:formula="of:= ([times_1000000.C289] - [times_1000000.B289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90]" office:value-type="float" office:value="289" calcext:value-type="float">
            <text:p>289</text:p>
          </table:table-cell>
          <table:table-cell table:formula="of:= ([times_10000.C290] - [times_10000.B290]) / 1000000" office:value-type="float" office:value="45.690112" calcext:value-type="float">
            <text:p>45.690112</text:p>
          </table:table-cell>
          <table:table-cell table:formula="of:= ([times_100000.C290] - [times_100000.B290]) / 1000000" office:value-type="float" office:value="2.520064" calcext:value-type="float">
            <text:p>2.520064</text:p>
          </table:table-cell>
          <table:table-cell table:formula="of:= ([times_1000000.C290] - [times_1000000.B290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91]" office:value-type="float" office:value="290" calcext:value-type="float">
            <text:p>290</text:p>
          </table:table-cell>
          <table:table-cell table:formula="of:= ([times_10000.C291] - [times_10000.B291]) / 1000000" office:value-type="float" office:value="45.66016" calcext:value-type="float">
            <text:p>45.66016</text:p>
          </table:table-cell>
          <table:table-cell table:formula="of:= ([times_100000.C291] - [times_100000.B291]) / 1000000" office:value-type="float" office:value="2.860032" calcext:value-type="float">
            <text:p>2.860032</text:p>
          </table:table-cell>
          <table:table-cell table:formula="of:= ([times_1000000.C291] - [times_1000000.B291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92]" office:value-type="float" office:value="291" calcext:value-type="float">
            <text:p>291</text:p>
          </table:table-cell>
          <table:table-cell table:formula="of:= ([times_10000.C292] - [times_10000.B292]) / 1000000" office:value-type="float" office:value="46.03008" calcext:value-type="float">
            <text:p>46.03008</text:p>
          </table:table-cell>
          <table:table-cell table:formula="of:= ([times_100000.C292] - [times_100000.B292]) / 1000000" office:value-type="float" office:value="2.92992" calcext:value-type="float">
            <text:p>2.92992</text:p>
          </table:table-cell>
          <table:table-cell table:formula="of:= ([times_1000000.C292] - [times_1000000.B292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93]" office:value-type="float" office:value="292" calcext:value-type="float">
            <text:p>292</text:p>
          </table:table-cell>
          <table:table-cell table:formula="of:= ([times_10000.C293] - [times_10000.B293]) / 1000000" office:value-type="float" office:value="48.030208" calcext:value-type="float">
            <text:p>48.030208</text:p>
          </table:table-cell>
          <table:table-cell table:formula="of:= ([times_100000.C293] - [times_100000.B293]) / 1000000" office:value-type="float" office:value="2.959872" calcext:value-type="float">
            <text:p>2.959872</text:p>
          </table:table-cell>
          <table:table-cell table:formula="of:= ([times_1000000.C293] - [times_1000000.B293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94]" office:value-type="float" office:value="293" calcext:value-type="float">
            <text:p>293</text:p>
          </table:table-cell>
          <table:table-cell table:formula="of:= ([times_10000.C294] - [times_10000.B294]) / 1000000" office:value-type="float" office:value="47.990016" calcext:value-type="float">
            <text:p>47.990016</text:p>
          </table:table-cell>
          <table:table-cell table:formula="of:= ([times_100000.C294] - [times_100000.B294]) / 1000000" office:value-type="float" office:value="3.04" calcext:value-type="float">
            <text:p>3.04</text:p>
          </table:table-cell>
          <table:table-cell table:formula="of:= ([times_1000000.C294] - [times_1000000.B294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95]" office:value-type="float" office:value="294" calcext:value-type="float">
            <text:p>294</text:p>
          </table:table-cell>
          <table:table-cell table:formula="of:= ([times_10000.C295] - [times_10000.B295]) / 1000000" office:value-type="float" office:value="48.230144" calcext:value-type="float">
            <text:p>48.230144</text:p>
          </table:table-cell>
          <table:table-cell table:formula="of:= ([times_100000.C295] - [times_100000.B295]) / 1000000" office:value-type="float" office:value="3.120128" calcext:value-type="float">
            <text:p>3.120128</text:p>
          </table:table-cell>
          <table:table-cell table:formula="of:= ([times_1000000.C295] - [times_1000000.B295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96]" office:value-type="float" office:value="295" calcext:value-type="float">
            <text:p>295</text:p>
          </table:table-cell>
          <table:table-cell table:formula="of:= ([times_10000.C296] - [times_10000.B296]) / 1000000" office:value-type="float" office:value="48.280064" calcext:value-type="float">
            <text:p>48.280064</text:p>
          </table:table-cell>
          <table:table-cell table:formula="of:= ([times_100000.C296] - [times_100000.B296]) / 1000000" office:value-type="float" office:value="2.690048" calcext:value-type="float">
            <text:p>2.690048</text:p>
          </table:table-cell>
          <table:table-cell table:formula="of:= ([times_1000000.C296] - [times_1000000.B296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97]" office:value-type="float" office:value="296" calcext:value-type="float">
            <text:p>296</text:p>
          </table:table-cell>
          <table:table-cell table:formula="of:= ([times_10000.C297] - [times_10000.B297]) / 1000000" office:value-type="float" office:value="48.420096" calcext:value-type="float">
            <text:p>48.420096</text:p>
          </table:table-cell>
          <table:table-cell table:formula="of:= ([times_100000.C297] - [times_100000.B297]) / 1000000" office:value-type="float" office:value="2.749952" calcext:value-type="float">
            <text:p>2.749952</text:p>
          </table:table-cell>
          <table:table-cell table:formula="of:= ([times_1000000.C297] - [times_1000000.B297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98]" office:value-type="float" office:value="297" calcext:value-type="float">
            <text:p>297</text:p>
          </table:table-cell>
          <table:table-cell table:formula="of:= ([times_10000.C298] - [times_10000.B298]) / 1000000" office:value-type="float" office:value="48.81024" calcext:value-type="float">
            <text:p>48.81024</text:p>
          </table:table-cell>
          <table:table-cell table:formula="of:= ([times_100000.C298] - [times_100000.B298]) / 1000000" office:value-type="float" office:value="3.099904" calcext:value-type="float">
            <text:p>3.099904</text:p>
          </table:table-cell>
          <table:table-cell table:formula="of:= ([times_1000000.C298] - [times_1000000.B298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299]" office:value-type="float" office:value="298" calcext:value-type="float">
            <text:p>298</text:p>
          </table:table-cell>
          <table:table-cell table:formula="of:= ([times_10000.C299] - [times_10000.B299]) / 1000000" office:value-type="float" office:value="48.610048" calcext:value-type="float">
            <text:p>48.610048</text:p>
          </table:table-cell>
          <table:table-cell table:formula="of:= ([times_100000.C299] - [times_100000.B299]) / 1000000" office:value-type="float" office:value="2.30016" calcext:value-type="float">
            <text:p>2.30016</text:p>
          </table:table-cell>
          <table:table-cell table:formula="of:= ([times_1000000.C299] - [times_1000000.B299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300]" office:value-type="float" office:value="299" calcext:value-type="float">
            <text:p>299</text:p>
          </table:table-cell>
          <table:table-cell table:formula="of:= ([times_10000.C300] - [times_10000.B300]) / 1000000" office:value-type="float" office:value="49.769984" calcext:value-type="float">
            <text:p>49.769984</text:p>
          </table:table-cell>
          <table:table-cell table:formula="of:= ([times_100000.C300] - [times_100000.B300]) / 1000000" office:value-type="float" office:value="3.869952" calcext:value-type="float">
            <text:p>3.869952</text:p>
          </table:table-cell>
          <table:table-cell table:formula="of:= ([times_1000000.C300] - [times_1000000.B300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301]" office:value-type="float" office:value="300" calcext:value-type="float">
            <text:p>300</text:p>
          </table:table-cell>
          <table:table-cell table:formula="of:= ([times_10000.C301] - [times_10000.B301]) / 1000000" office:value-type="float" office:value="61.44" calcext:value-type="float">
            <text:p>61.44</text:p>
          </table:table-cell>
          <table:table-cell table:formula="of:= ([times_100000.C301] - [times_100000.B301]) / 1000000" office:value-type="float" office:value="4.850176" calcext:value-type="float">
            <text:p>4.850176</text:p>
          </table:table-cell>
          <table:table-cell table:formula="of:= ([times_1000000.C301] - [times_1000000.B301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302]" office:value-type="float" office:value="301" calcext:value-type="float">
            <text:p>301</text:p>
          </table:table-cell>
          <table:table-cell table:formula="of:= ([times_10000.C302] - [times_10000.B302]) / 1000000" office:value-type="float" office:value="61.029632" calcext:value-type="float">
            <text:p>61.029632</text:p>
          </table:table-cell>
          <table:table-cell table:formula="of:= ([times_100000.C302] - [times_100000.B302]) / 1000000" office:value-type="float" office:value="4.450048" calcext:value-type="float">
            <text:p>4.450048</text:p>
          </table:table-cell>
          <table:table-cell table:formula="of:= ([times_1000000.C302] - [times_1000000.B302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303]" office:value-type="float" office:value="302" calcext:value-type="float">
            <text:p>302</text:p>
          </table:table-cell>
          <table:table-cell table:formula="of:= ([times_10000.C303] - [times_10000.B303]) / 1000000" office:value-type="float" office:value="60.719872" calcext:value-type="float">
            <text:p>60.719872</text:p>
          </table:table-cell>
          <table:table-cell table:formula="of:= ([times_100000.C303] - [times_100000.B303]) / 1000000" office:value-type="float" office:value="4.019968" calcext:value-type="float">
            <text:p>4.019968</text:p>
          </table:table-cell>
          <table:table-cell table:formula="of:= ([times_1000000.C303] - [times_1000000.B303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304]" office:value-type="float" office:value="303" calcext:value-type="float">
            <text:p>303</text:p>
          </table:table-cell>
          <table:table-cell table:formula="of:= ([times_10000.C304] - [times_10000.B304]) / 1000000" office:value-type="float" office:value="60.43008" calcext:value-type="float">
            <text:p>60.43008</text:p>
          </table:table-cell>
          <table:table-cell table:formula="of:= ([times_100000.C304] - [times_100000.B304]) / 1000000" office:value-type="float" office:value="4.229888" calcext:value-type="float">
            <text:p>4.229888</text:p>
          </table:table-cell>
          <table:table-cell table:formula="of:= ([times_1000000.C304] - [times_1000000.B304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305]" office:value-type="float" office:value="304" calcext:value-type="float">
            <text:p>304</text:p>
          </table:table-cell>
          <table:table-cell table:formula="of:= ([times_10000.C305] - [times_10000.B305]) / 1000000" office:value-type="float" office:value="59.84" calcext:value-type="float">
            <text:p>59.84</text:p>
          </table:table-cell>
          <table:table-cell table:formula="of:= ([times_100000.C305] - [times_100000.B305]) / 1000000" office:value-type="float" office:value="5.409792" calcext:value-type="float">
            <text:p>5.409792</text:p>
          </table:table-cell>
          <table:table-cell table:formula="of:= ([times_1000000.C305] - [times_1000000.B305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306]" office:value-type="float" office:value="305" calcext:value-type="float">
            <text:p>305</text:p>
          </table:table-cell>
          <table:table-cell table:formula="of:= ([times_10000.C306] - [times_10000.B306]) / 1000000" office:value-type="float" office:value="59.52" calcext:value-type="float">
            <text:p>59.52</text:p>
          </table:table-cell>
          <table:table-cell table:formula="of:= ([times_100000.C306] - [times_100000.B306]) / 1000000" office:value-type="float" office:value="5.129984" calcext:value-type="float">
            <text:p>5.129984</text:p>
          </table:table-cell>
          <table:table-cell table:formula="of:= ([times_1000000.C306] - [times_1000000.B306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307]" office:value-type="float" office:value="306" calcext:value-type="float">
            <text:p>306</text:p>
          </table:table-cell>
          <table:table-cell table:formula="of:= ([times_10000.C307] - [times_10000.B307]) / 1000000" office:value-type="float" office:value="59.2" calcext:value-type="float">
            <text:p>59.2</text:p>
          </table:table-cell>
          <table:table-cell table:formula="of:= ([times_100000.C307] - [times_100000.B307]) / 1000000" office:value-type="float" office:value="5.590016" calcext:value-type="float">
            <text:p>5.590016</text:p>
          </table:table-cell>
          <table:table-cell table:formula="of:= ([times_1000000.C307] - [times_1000000.B307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308]" office:value-type="float" office:value="307" calcext:value-type="float">
            <text:p>307</text:p>
          </table:table-cell>
          <table:table-cell table:formula="of:= ([times_10000.C308] - [times_10000.B308]) / 1000000" office:value-type="float" office:value="58.899968" calcext:value-type="float">
            <text:p>58.899968</text:p>
          </table:table-cell>
          <table:table-cell table:formula="of:= ([times_100000.C308] - [times_100000.B308]) / 1000000" office:value-type="float" office:value="6.989824" calcext:value-type="float">
            <text:p>6.989824</text:p>
          </table:table-cell>
          <table:table-cell table:formula="of:= ([times_1000000.C308] - [times_1000000.B308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309]" office:value-type="float" office:value="308" calcext:value-type="float">
            <text:p>308</text:p>
          </table:table-cell>
          <table:table-cell table:formula="of:= ([times_10000.C309] - [times_10000.B309]) / 1000000" office:value-type="float" office:value="58.569984" calcext:value-type="float">
            <text:p>58.569984</text:p>
          </table:table-cell>
          <table:table-cell table:formula="of:= ([times_100000.C309] - [times_100000.B309]) / 1000000" office:value-type="float" office:value="6.72" calcext:value-type="float">
            <text:p>6.72</text:p>
          </table:table-cell>
          <table:table-cell table:formula="of:= ([times_1000000.C309] - [times_1000000.B309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310]" office:value-type="float" office:value="309" calcext:value-type="float">
            <text:p>309</text:p>
          </table:table-cell>
          <table:table-cell table:formula="of:= ([times_10000.C310] - [times_10000.B310]) / 1000000" office:value-type="float" office:value="58.14016" calcext:value-type="float">
            <text:p>58.14016</text:p>
          </table:table-cell>
          <table:table-cell table:formula="of:= ([times_100000.C310] - [times_100000.B310]) / 1000000" office:value-type="float" office:value="6.4" calcext:value-type="float">
            <text:p>6.4</text:p>
          </table:table-cell>
          <table:table-cell table:formula="of:= ([times_1000000.C310] - [times_1000000.B310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311]" office:value-type="float" office:value="310" calcext:value-type="float">
            <text:p>310</text:p>
          </table:table-cell>
          <table:table-cell table:formula="of:= ([times_10000.C311] - [times_10000.B311]) / 1000000" office:value-type="float" office:value="57.639936" calcext:value-type="float">
            <text:p>57.639936</text:p>
          </table:table-cell>
          <table:table-cell table:formula="of:= ([times_100000.C311] - [times_100000.B311]) / 1000000" office:value-type="float" office:value="6.900224" calcext:value-type="float">
            <text:p>6.900224</text:p>
          </table:table-cell>
          <table:table-cell table:formula="of:= ([times_1000000.C311] - [times_1000000.B311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312]" office:value-type="float" office:value="311" calcext:value-type="float">
            <text:p>311</text:p>
          </table:table-cell>
          <table:table-cell table:formula="of:= ([times_10000.C312] - [times_10000.B312]) / 1000000" office:value-type="float" office:value="55.88992" calcext:value-type="float">
            <text:p>55.88992</text:p>
          </table:table-cell>
          <table:table-cell table:formula="of:= ([times_100000.C312] - [times_100000.B312]) / 1000000" office:value-type="float" office:value="5.87008" calcext:value-type="float">
            <text:p>5.87008</text:p>
          </table:table-cell>
          <table:table-cell table:formula="of:= ([times_1000000.C312] - [times_1000000.B312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313]" office:value-type="float" office:value="312" calcext:value-type="float">
            <text:p>312</text:p>
          </table:table-cell>
          <table:table-cell table:formula="of:= ([times_10000.C313] - [times_10000.B313]) / 1000000" office:value-type="float" office:value="55.569664" calcext:value-type="float">
            <text:p>55.569664</text:p>
          </table:table-cell>
          <table:table-cell table:formula="of:= ([times_100000.C313] - [times_100000.B313]) / 1000000" office:value-type="float" office:value="5.359872" calcext:value-type="float">
            <text:p>5.359872</text:p>
          </table:table-cell>
          <table:table-cell table:formula="of:= ([times_1000000.C313] - [times_1000000.B313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314]" office:value-type="float" office:value="313" calcext:value-type="float">
            <text:p>313</text:p>
          </table:table-cell>
          <table:table-cell table:formula="of:= ([times_10000.C314] - [times_10000.B314]) / 1000000" office:value-type="float" office:value="55.24992" calcext:value-type="float">
            <text:p>55.24992</text:p>
          </table:table-cell>
          <table:table-cell table:formula="of:= ([times_100000.C314] - [times_100000.B314]) / 1000000" office:value-type="float" office:value="4.999936" calcext:value-type="float">
            <text:p>4.999936</text:p>
          </table:table-cell>
          <table:table-cell table:formula="of:= ([times_1000000.C314] - [times_1000000.B314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315]" office:value-type="float" office:value="314" calcext:value-type="float">
            <text:p>314</text:p>
          </table:table-cell>
          <table:table-cell table:formula="of:= ([times_10000.C315] - [times_10000.B315]) / 1000000" office:value-type="float" office:value="54.829824" calcext:value-type="float">
            <text:p>54.829824</text:p>
          </table:table-cell>
          <table:table-cell table:formula="of:= ([times_100000.C315] - [times_100000.B315]) / 1000000" office:value-type="float" office:value="4.699904" calcext:value-type="float">
            <text:p>4.699904</text:p>
          </table:table-cell>
          <table:table-cell table:formula="of:= ([times_1000000.C315] - [times_1000000.B315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316]" office:value-type="float" office:value="315" calcext:value-type="float">
            <text:p>315</text:p>
          </table:table-cell>
          <table:table-cell table:formula="of:= ([times_10000.C316] - [times_10000.B316]) / 1000000" office:value-type="float" office:value="54.550016" calcext:value-type="float">
            <text:p>54.550016</text:p>
          </table:table-cell>
          <table:table-cell table:formula="of:= ([times_100000.C316] - [times_100000.B316]) / 1000000" office:value-type="float" office:value="4.859904" calcext:value-type="float">
            <text:p>4.859904</text:p>
          </table:table-cell>
          <table:table-cell table:formula="of:= ([times_1000000.C316] - [times_1000000.B316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317]" office:value-type="float" office:value="316" calcext:value-type="float">
            <text:p>316</text:p>
          </table:table-cell>
          <table:table-cell table:formula="of:= ([times_10000.C317] - [times_10000.B317]) / 1000000" office:value-type="float" office:value="54.260224" calcext:value-type="float">
            <text:p>54.260224</text:p>
          </table:table-cell>
          <table:table-cell table:formula="of:= ([times_100000.C317] - [times_100000.B317]) / 1000000" office:value-type="float" office:value="4.279808" calcext:value-type="float">
            <text:p>4.279808</text:p>
          </table:table-cell>
          <table:table-cell table:formula="of:= ([times_1000000.C317] - [times_1000000.B317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318]" office:value-type="float" office:value="317" calcext:value-type="float">
            <text:p>317</text:p>
          </table:table-cell>
          <table:table-cell table:formula="of:= ([times_10000.C318] - [times_10000.B318]) / 1000000" office:value-type="float" office:value="53.700096" calcext:value-type="float">
            <text:p>53.700096</text:p>
          </table:table-cell>
          <table:table-cell table:formula="of:= ([times_100000.C318] - [times_100000.B318]) / 1000000" office:value-type="float" office:value="4.950016" calcext:value-type="float">
            <text:p>4.950016</text:p>
          </table:table-cell>
          <table:table-cell table:formula="of:= ([times_1000000.C318] - [times_1000000.B318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319]" office:value-type="float" office:value="318" calcext:value-type="float">
            <text:p>318</text:p>
          </table:table-cell>
          <table:table-cell table:formula="of:= ([times_10000.C319] - [times_10000.B319]) / 1000000" office:value-type="float" office:value="53.389824" calcext:value-type="float">
            <text:p>53.389824</text:p>
          </table:table-cell>
          <table:table-cell table:formula="of:= ([times_100000.C319] - [times_100000.B319]) / 1000000" office:value-type="float" office:value="4.940032" calcext:value-type="float">
            <text:p>4.940032</text:p>
          </table:table-cell>
          <table:table-cell table:formula="of:= ([times_1000000.C319] - [times_1000000.B319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320]" office:value-type="float" office:value="319" calcext:value-type="float">
            <text:p>319</text:p>
          </table:table-cell>
          <table:table-cell table:formula="of:= ([times_10000.C320] - [times_10000.B320]) / 1000000" office:value-type="float" office:value="52.839936" calcext:value-type="float">
            <text:p>52.839936</text:p>
          </table:table-cell>
          <table:table-cell table:formula="of:= ([times_100000.C320] - [times_100000.B320]) / 1000000" office:value-type="float" office:value="4.909824" calcext:value-type="float">
            <text:p>4.909824</text:p>
          </table:table-cell>
          <table:table-cell table:formula="of:= ([times_1000000.C320] - [times_1000000.B320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321]" office:value-type="float" office:value="320" calcext:value-type="float">
            <text:p>320</text:p>
          </table:table-cell>
          <table:table-cell table:formula="of:= ([times_10000.C321] - [times_10000.B321]) / 1000000" office:value-type="float" office:value="52.489984" calcext:value-type="float">
            <text:p>52.489984</text:p>
          </table:table-cell>
          <table:table-cell table:formula="of:= ([times_100000.C321] - [times_100000.B321]) / 1000000" office:value-type="float" office:value="4.84992" calcext:value-type="float">
            <text:p>4.84992</text:p>
          </table:table-cell>
          <table:table-cell table:formula="of:= ([times_1000000.C321] - [times_1000000.B321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322]" office:value-type="float" office:value="321" calcext:value-type="float">
            <text:p>321</text:p>
          </table:table-cell>
          <table:table-cell table:formula="of:= ([times_10000.C322] - [times_10000.B322]) / 1000000" office:value-type="float" office:value="52.16" calcext:value-type="float">
            <text:p>52.16</text:p>
          </table:table-cell>
          <table:table-cell table:formula="of:= ([times_100000.C322] - [times_100000.B322]) / 1000000" office:value-type="float" office:value="5.28" calcext:value-type="float">
            <text:p>5.28</text:p>
          </table:table-cell>
          <table:table-cell table:formula="of:= ([times_1000000.C322] - [times_1000000.B322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323]" office:value-type="float" office:value="322" calcext:value-type="float">
            <text:p>322</text:p>
          </table:table-cell>
          <table:table-cell table:formula="of:= ([times_10000.C323] - [times_10000.B323]) / 1000000" office:value-type="float" office:value="51.920128" calcext:value-type="float">
            <text:p>51.920128</text:p>
          </table:table-cell>
          <table:table-cell table:formula="of:= ([times_100000.C323] - [times_100000.B323]) / 1000000" office:value-type="float" office:value="4.999936" calcext:value-type="float">
            <text:p>4.999936</text:p>
          </table:table-cell>
          <table:table-cell table:formula="of:= ([times_1000000.C323] - [times_1000000.B323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324]" office:value-type="float" office:value="323" calcext:value-type="float">
            <text:p>323</text:p>
          </table:table-cell>
          <table:table-cell table:formula="of:= ([times_10000.C324] - [times_10000.B324]) / 1000000" office:value-type="float" office:value="51.61984" calcext:value-type="float">
            <text:p>51.61984</text:p>
          </table:table-cell>
          <table:table-cell table:formula="of:= ([times_100000.C324] - [times_100000.B324]) / 1000000" office:value-type="float" office:value="4.260096" calcext:value-type="float">
            <text:p>4.260096</text:p>
          </table:table-cell>
          <table:table-cell table:formula="of:= ([times_1000000.C324] - [times_1000000.B324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325]" office:value-type="float" office:value="324" calcext:value-type="float">
            <text:p>324</text:p>
          </table:table-cell>
          <table:table-cell table:formula="of:= ([times_10000.C325] - [times_10000.B325]) / 1000000" office:value-type="float" office:value="51.290112" calcext:value-type="float">
            <text:p>51.290112</text:p>
          </table:table-cell>
          <table:table-cell table:formula="of:= ([times_100000.C325] - [times_100000.B325]) / 1000000" office:value-type="float" office:value="4.20992" calcext:value-type="float">
            <text:p>4.20992</text:p>
          </table:table-cell>
          <table:table-cell table:formula="of:= ([times_1000000.C325] - [times_1000000.B325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326]" office:value-type="float" office:value="325" calcext:value-type="float">
            <text:p>325</text:p>
          </table:table-cell>
          <table:table-cell table:formula="of:= ([times_10000.C326] - [times_10000.B326]) / 1000000" office:value-type="float" office:value="50.849792" calcext:value-type="float">
            <text:p>50.849792</text:p>
          </table:table-cell>
          <table:table-cell table:formula="of:= ([times_100000.C326] - [times_100000.B326]) / 1000000" office:value-type="float" office:value="3.309824" calcext:value-type="float">
            <text:p>3.309824</text:p>
          </table:table-cell>
          <table:table-cell table:formula="of:= ([times_1000000.C326] - [times_1000000.B326]) / 1000000" office:value-type="float" office:value="0" calcext:value-type="float">
            <text:p>0</text:p>
          </table:table-cell>
        </table:table-row>
        <table:table-row table:style-name="ro1">
          <table:table-cell table:formula="of:= [times_10000.A327]" office:value-type="float" office:value="326" calcext:value-type="float">
            <text:p>326</text:p>
          </table:table-cell>
          <table:table-cell table:formula="of:= ([times_10000.C327] - [times_10000.B327]) / 1000000" office:value-type="float" office:value="50.470144" calcext:value-type="float">
            <text:p>50.470144</text:p>
          </table:table-cell>
          <table:table-cell table:formula="of:= ([times_100000.C327] - [times_100000.B327]) / 1000000" office:value-type="float" office:value="3.539712" calcext:value-type="float">
            <text:p>3.539712</text:p>
          </table:table-cell>
          <table:table-cell table:formula="of:= ([times_1000000.C327] - [times_1000000.B327]) / 1000000" office:value-type="float" office:value="36.73984" calcext:value-type="float">
            <text:p>36.73984</text:p>
          </table:table-cell>
        </table:table-row>
        <table:table-row table:style-name="ro1">
          <table:table-cell table:formula="of:= [times_10000.A328]" office:value-type="float" office:value="327" calcext:value-type="float">
            <text:p>327</text:p>
          </table:table-cell>
          <table:table-cell table:formula="of:= ([times_10000.C328] - [times_10000.B328]) / 1000000" office:value-type="float" office:value="50.170112" calcext:value-type="float">
            <text:p>50.170112</text:p>
          </table:table-cell>
          <table:table-cell table:formula="of:= ([times_100000.C328] - [times_100000.B328]) / 1000000" office:value-type="float" office:value="3.590144" calcext:value-type="float">
            <text:p>3.590144</text:p>
          </table:table-cell>
          <table:table-cell table:formula="of:= ([times_1000000.C328] - [times_1000000.B328]) / 1000000" office:value-type="float" office:value="36.449792" calcext:value-type="float">
            <text:p>36.449792</text:p>
          </table:table-cell>
        </table:table-row>
        <table:table-row table:style-name="ro1">
          <table:table-cell table:formula="of:= [times_10000.A329]" office:value-type="float" office:value="328" calcext:value-type="float">
            <text:p>328</text:p>
          </table:table-cell>
          <table:table-cell table:formula="of:= ([times_10000.C329] - [times_10000.B329]) / 1000000" office:value-type="float" office:value="49.799936" calcext:value-type="float">
            <text:p>49.799936</text:p>
          </table:table-cell>
          <table:table-cell table:formula="of:= ([times_100000.C329] - [times_100000.B329]) / 1000000" office:value-type="float" office:value="4.829952" calcext:value-type="float">
            <text:p>4.829952</text:p>
          </table:table-cell>
          <table:table-cell table:formula="of:= ([times_1000000.C329] - [times_1000000.B329]) / 1000000" office:value-type="float" office:value="36.16" calcext:value-type="float">
            <text:p>36.16</text:p>
          </table:table-cell>
        </table:table-row>
        <table:table-row table:style-name="ro1">
          <table:table-cell table:formula="of:= [times_10000.A330]" office:value-type="float" office:value="329" calcext:value-type="float">
            <text:p>329</text:p>
          </table:table-cell>
          <table:table-cell table:formula="of:= ([times_10000.C330] - [times_10000.B330]) / 1000000" office:value-type="float" office:value="49.499904" calcext:value-type="float">
            <text:p>49.499904</text:p>
          </table:table-cell>
          <table:table-cell table:formula="of:= ([times_100000.C330] - [times_100000.B330]) / 1000000" office:value-type="float" office:value="4.649984" calcext:value-type="float">
            <text:p>4.649984</text:p>
          </table:table-cell>
          <table:table-cell table:formula="of:= ([times_1000000.C330] - [times_1000000.B330]) / 1000000" office:value-type="float" office:value="35.859968" calcext:value-type="float">
            <text:p>35.859968</text:p>
          </table:table-cell>
        </table:table-row>
        <table:table-row table:style-name="ro1">
          <table:table-cell table:formula="of:= [times_10000.A331]" office:value-type="float" office:value="330" calcext:value-type="float">
            <text:p>330</text:p>
          </table:table-cell>
          <table:table-cell table:formula="of:= ([times_10000.C331] - [times_10000.B331]) / 1000000" office:value-type="float" office:value="49.209856" calcext:value-type="float">
            <text:p>49.209856</text:p>
          </table:table-cell>
          <table:table-cell table:formula="of:= ([times_100000.C331] - [times_100000.B331]) / 1000000" office:value-type="float" office:value="6.51008" calcext:value-type="float">
            <text:p>6.51008</text:p>
          </table:table-cell>
          <table:table-cell table:formula="of:= ([times_1000000.C331] - [times_1000000.B331]) / 1000000" office:value-type="float" office:value="35.560192" calcext:value-type="float">
            <text:p>35.560192</text:p>
          </table:table-cell>
        </table:table-row>
        <table:table-row table:style-name="ro1">
          <table:table-cell table:formula="of:= [times_10000.A332]" office:value-type="float" office:value="331" calcext:value-type="float">
            <text:p>331</text:p>
          </table:table-cell>
          <table:table-cell table:formula="of:= ([times_10000.C332] - [times_10000.B332]) / 1000000" office:value-type="float" office:value="48.770048" calcext:value-type="float">
            <text:p>48.770048</text:p>
          </table:table-cell>
          <table:table-cell table:formula="of:= ([times_100000.C332] - [times_100000.B332]) / 1000000" office:value-type="float" office:value="7.070208" calcext:value-type="float">
            <text:p>7.070208</text:p>
          </table:table-cell>
          <table:table-cell table:formula="of:= ([times_1000000.C332] - [times_1000000.B332]) / 1000000" office:value-type="float" office:value="37.6" calcext:value-type="float">
            <text:p>37.6</text:p>
          </table:table-cell>
        </table:table-row>
        <table:table-row table:style-name="ro1">
          <table:table-cell table:formula="of:= [times_10000.A333]" office:value-type="float" office:value="332" calcext:value-type="float">
            <text:p>332</text:p>
          </table:table-cell>
          <table:table-cell table:formula="of:= ([times_10000.C333] - [times_10000.B333]) / 1000000" office:value-type="float" office:value="48.340224" calcext:value-type="float">
            <text:p>48.340224</text:p>
          </table:table-cell>
          <table:table-cell table:formula="of:= ([times_100000.C333] - [times_100000.B333]) / 1000000" office:value-type="float" office:value="10.589952" calcext:value-type="float">
            <text:p>10.589952</text:p>
          </table:table-cell>
          <table:table-cell table:formula="of:= ([times_1000000.C333] - [times_1000000.B333]) / 1000000" office:value-type="float" office:value="40.450048" calcext:value-type="float">
            <text:p>40.450048</text:p>
          </table:table-cell>
        </table:table-row>
        <table:table-row table:style-name="ro1">
          <table:table-cell table:formula="of:= [times_10000.A334]" office:value-type="float" office:value="333" calcext:value-type="float">
            <text:p>333</text:p>
          </table:table-cell>
          <table:table-cell table:formula="of:= ([times_10000.C334] - [times_10000.B334]) / 1000000" office:value-type="float" office:value="47.949824" calcext:value-type="float">
            <text:p>47.949824</text:p>
          </table:table-cell>
          <table:table-cell table:formula="of:= ([times_100000.C334] - [times_100000.B334]) / 1000000" office:value-type="float" office:value="11.800064" calcext:value-type="float">
            <text:p>11.800064</text:p>
          </table:table-cell>
          <table:table-cell table:formula="of:= ([times_1000000.C334] - [times_1000000.B334]) / 1000000" office:value-type="float" office:value="40.070144" calcext:value-type="float">
            <text:p>40.070144</text:p>
          </table:table-cell>
        </table:table-row>
        <table:table-row table:style-name="ro1">
          <table:table-cell table:formula="of:= [times_10000.A335]" office:value-type="float" office:value="334" calcext:value-type="float">
            <text:p>334</text:p>
          </table:table-cell>
          <table:table-cell table:formula="of:= ([times_10000.C335] - [times_10000.B335]) / 1000000" office:value-type="float" office:value="47.650048" calcext:value-type="float">
            <text:p>47.650048</text:p>
          </table:table-cell>
          <table:table-cell table:formula="of:= ([times_100000.C335] - [times_100000.B335]) / 1000000" office:value-type="float" office:value="13.530112" calcext:value-type="float">
            <text:p>13.530112</text:p>
          </table:table-cell>
          <table:table-cell table:formula="of:= ([times_1000000.C335] - [times_1000000.B335]) / 1000000" office:value-type="float" office:value="39.760128" calcext:value-type="float">
            <text:p>39.760128</text:p>
          </table:table-cell>
        </table:table-row>
        <table:table-row table:style-name="ro1">
          <table:table-cell table:formula="of:= [times_10000.A336]" office:value-type="float" office:value="335" calcext:value-type="float">
            <text:p>335</text:p>
          </table:table-cell>
          <table:table-cell table:formula="of:= ([times_10000.C336] - [times_10000.B336]) / 1000000" office:value-type="float" office:value="47.360256" calcext:value-type="float">
            <text:p>47.360256</text:p>
          </table:table-cell>
          <table:table-cell table:formula="of:= ([times_100000.C336] - [times_100000.B336]) / 1000000" office:value-type="float" office:value="15.320064" calcext:value-type="float">
            <text:p>15.320064</text:p>
          </table:table-cell>
          <table:table-cell table:formula="of:= ([times_1000000.C336] - [times_1000000.B336]) / 1000000" office:value-type="float" office:value="39.469824" calcext:value-type="float">
            <text:p>39.469824</text:p>
          </table:table-cell>
        </table:table-row>
        <table:table-row table:style-name="ro1">
          <table:table-cell table:formula="of:= [times_10000.A337]" office:value-type="float" office:value="336" calcext:value-type="float">
            <text:p>336</text:p>
          </table:table-cell>
          <table:table-cell table:formula="of:= ([times_10000.C337] - [times_10000.B337]) / 1000000" office:value-type="float" office:value="46.959872" calcext:value-type="float">
            <text:p>46.959872</text:p>
          </table:table-cell>
          <table:table-cell table:formula="of:= ([times_100000.C337] - [times_100000.B337]) / 1000000" office:value-type="float" office:value="18.280192" calcext:value-type="float">
            <text:p>18.280192</text:p>
          </table:table-cell>
          <table:table-cell table:formula="of:= ([times_1000000.C337] - [times_1000000.B337]) / 1000000" office:value-type="float" office:value="39.180032" calcext:value-type="float">
            <text:p>39.180032</text:p>
          </table:table-cell>
        </table:table-row>
        <table:table-row table:style-name="ro1">
          <table:table-cell table:formula="of:= [times_10000.A338]" office:value-type="float" office:value="337" calcext:value-type="float">
            <text:p>337</text:p>
          </table:table-cell>
          <table:table-cell table:formula="of:= ([times_10000.C338] - [times_10000.B338]) / 1000000" office:value-type="float" office:value="46.269696" calcext:value-type="float">
            <text:p>46.269696</text:p>
          </table:table-cell>
          <table:table-cell table:formula="of:= ([times_100000.C338] - [times_100000.B338]) / 1000000" office:value-type="float" office:value="19.340032" calcext:value-type="float">
            <text:p>19.340032</text:p>
          </table:table-cell>
          <table:table-cell table:formula="of:= ([times_1000000.C338] - [times_1000000.B338]) / 1000000" office:value-type="float" office:value="38.899968" calcext:value-type="float">
            <text:p>38.899968</text:p>
          </table:table-cell>
        </table:table-row>
        <table:table-row table:style-name="ro1">
          <table:table-cell table:formula="of:= [times_10000.A339]" office:value-type="float" office:value="338" calcext:value-type="float">
            <text:p>338</text:p>
          </table:table-cell>
          <table:table-cell table:formula="of:= ([times_10000.C339] - [times_10000.B339]) / 1000000" office:value-type="float" office:value="45.890048" calcext:value-type="float">
            <text:p>45.890048</text:p>
          </table:table-cell>
          <table:table-cell table:formula="of:= ([times_100000.C339] - [times_100000.B339]) / 1000000" office:value-type="float" office:value="20.930304" calcext:value-type="float">
            <text:p>20.930304</text:p>
          </table:table-cell>
          <table:table-cell table:formula="of:= ([times_1000000.C339] - [times_1000000.B339]) / 1000000" office:value-type="float" office:value="38.60992" calcext:value-type="float">
            <text:p>38.60992</text:p>
          </table:table-cell>
        </table:table-row>
        <table:table-row table:style-name="ro1">
          <table:table-cell table:formula="of:= [times_10000.A340]" office:value-type="float" office:value="339" calcext:value-type="float">
            <text:p>339</text:p>
          </table:table-cell>
          <table:table-cell table:formula="of:= ([times_10000.C340] - [times_10000.B340]) / 1000000" office:value-type="float" office:value="45.240064" calcext:value-type="float">
            <text:p>45.240064</text:p>
          </table:table-cell>
          <table:table-cell table:formula="of:= ([times_100000.C340] - [times_100000.B340]) / 1000000" office:value-type="float" office:value="20.660224" calcext:value-type="float">
            <text:p>20.660224</text:p>
          </table:table-cell>
          <table:table-cell table:formula="of:= ([times_1000000.C340] - [times_1000000.B340]) / 1000000" office:value-type="float" office:value="38.309888" calcext:value-type="float">
            <text:p>38.309888</text:p>
          </table:table-cell>
        </table:table-row>
        <table:table-row table:style-name="ro1">
          <table:table-cell table:formula="of:= [times_10000.A341]" office:value-type="float" office:value="340" calcext:value-type="float">
            <text:p>340</text:p>
          </table:table-cell>
          <table:table-cell table:formula="of:= ([times_10000.C341] - [times_10000.B341]) / 1000000" office:value-type="float" office:value="44.28032" calcext:value-type="float">
            <text:p>44.28032</text:p>
          </table:table-cell>
          <table:table-cell table:formula="of:= ([times_100000.C341] - [times_100000.B341]) / 1000000" office:value-type="float" office:value="22.60992" calcext:value-type="float">
            <text:p>22.60992</text:p>
          </table:table-cell>
          <table:table-cell table:formula="of:= ([times_1000000.C341] - [times_1000000.B341]) / 1000000" office:value-type="float" office:value="38.029824" calcext:value-type="float">
            <text:p>38.029824</text:p>
          </table:table-cell>
        </table:table-row>
        <table:table-row table:style-name="ro1">
          <table:table-cell table:formula="of:= [times_10000.A342]" office:value-type="float" office:value="341" calcext:value-type="float">
            <text:p>341</text:p>
          </table:table-cell>
          <table:table-cell table:formula="of:= ([times_10000.C342] - [times_10000.B342]) / 1000000" office:value-type="float" office:value="43.960064" calcext:value-type="float">
            <text:p>43.960064</text:p>
          </table:table-cell>
          <table:table-cell table:formula="of:= ([times_100000.C342] - [times_100000.B342]) / 1000000" office:value-type="float" office:value="22.319872" calcext:value-type="float">
            <text:p>22.319872</text:p>
          </table:table-cell>
          <table:table-cell table:formula="of:= ([times_1000000.C342] - [times_1000000.B342]) / 1000000" office:value-type="float" office:value="44.310016" calcext:value-type="float">
            <text:p>44.310016</text:p>
          </table:table-cell>
        </table:table-row>
        <table:table-row table:style-name="ro1">
          <table:table-cell table:formula="of:= [times_10000.A343]" office:value-type="float" office:value="342" calcext:value-type="float">
            <text:p>342</text:p>
          </table:table-cell>
          <table:table-cell table:formula="of:= ([times_10000.C343] - [times_10000.B343]) / 1000000" office:value-type="float" office:value="43.539968" calcext:value-type="float">
            <text:p>43.539968</text:p>
          </table:table-cell>
          <table:table-cell table:formula="of:= ([times_100000.C343] - [times_100000.B343]) / 1000000" office:value-type="float" office:value="23.90016" calcext:value-type="float">
            <text:p>23.90016</text:p>
          </table:table-cell>
          <table:table-cell table:formula="of:= ([times_1000000.C343] - [times_1000000.B343]) / 1000000" office:value-type="float" office:value="47.63008" calcext:value-type="float">
            <text:p>47.63008</text:p>
          </table:table-cell>
        </table:table-row>
        <table:table-row table:style-name="ro1">
          <table:table-cell table:formula="of:= [times_10000.A344]" office:value-type="float" office:value="343" calcext:value-type="float">
            <text:p>343</text:p>
          </table:table-cell>
          <table:table-cell table:formula="of:= ([times_10000.C344] - [times_10000.B344]) / 1000000" office:value-type="float" office:value="43.209984" calcext:value-type="float">
            <text:p>43.209984</text:p>
          </table:table-cell>
          <table:table-cell table:formula="of:= ([times_100000.C344] - [times_100000.B344]) / 1000000" office:value-type="float" office:value="23.620096" calcext:value-type="float">
            <text:p>23.620096</text:p>
          </table:table-cell>
          <table:table-cell table:formula="of:= ([times_1000000.C344] - [times_1000000.B344]) / 1000000" office:value-type="float" office:value="47.340032" calcext:value-type="float">
            <text:p>47.340032</text:p>
          </table:table-cell>
        </table:table-row>
        <table:table-row table:style-name="ro1">
          <table:table-cell table:formula="of:= [times_10000.A345]" office:value-type="float" office:value="344" calcext:value-type="float">
            <text:p>344</text:p>
          </table:table-cell>
          <table:table-cell table:formula="of:= ([times_10000.C345] - [times_10000.B345]) / 1000000" office:value-type="float" office:value="42.909952" calcext:value-type="float">
            <text:p>42.909952</text:p>
          </table:table-cell>
          <table:table-cell table:formula="of:= ([times_100000.C345] - [times_100000.B345]) / 1000000" office:value-type="float" office:value="23.330048" calcext:value-type="float">
            <text:p>23.330048</text:p>
          </table:table-cell>
          <table:table-cell table:formula="of:= ([times_1000000.C345] - [times_1000000.B345]) / 1000000" office:value-type="float" office:value="47.059968" calcext:value-type="float">
            <text:p>47.059968</text:p>
          </table:table-cell>
        </table:table-row>
        <table:table-row table:style-name="ro1">
          <table:table-cell table:formula="of:= [times_10000.A346]" office:value-type="float" office:value="345" calcext:value-type="float">
            <text:p>345</text:p>
          </table:table-cell>
          <table:table-cell table:formula="of:= ([times_10000.C346] - [times_10000.B346]) / 1000000" office:value-type="float" office:value="42.579712" calcext:value-type="float">
            <text:p>42.579712</text:p>
          </table:table-cell>
          <table:table-cell table:formula="of:= ([times_100000.C346] - [times_100000.B346]) / 1000000" office:value-type="float" office:value="23.049984" calcext:value-type="float">
            <text:p>23.049984</text:p>
          </table:table-cell>
          <table:table-cell table:formula="of:= ([times_1000000.C346] - [times_1000000.B346]) / 1000000" office:value-type="float" office:value="44.649984" calcext:value-type="float">
            <text:p>44.649984</text:p>
          </table:table-cell>
        </table:table-row>
        <table:table-row table:style-name="ro1">
          <table:table-cell table:formula="of:= [times_10000.A347]" office:value-type="float" office:value="346" calcext:value-type="float">
            <text:p>346</text:p>
          </table:table-cell>
          <table:table-cell table:formula="of:= ([times_10000.C347] - [times_10000.B347]) / 1000000" office:value-type="float" office:value="42.200064" calcext:value-type="float">
            <text:p>42.200064</text:p>
          </table:table-cell>
          <table:table-cell table:formula="of:= ([times_100000.C347] - [times_100000.B347]) / 1000000" office:value-type="float" office:value="22.509824" calcext:value-type="float">
            <text:p>22.509824</text:p>
          </table:table-cell>
          <table:table-cell table:formula="of:= ([times_1000000.C347] - [times_1000000.B347]) / 1000000" office:value-type="float" office:value="47.000064" calcext:value-type="float">
            <text:p>47.000064</text:p>
          </table:table-cell>
        </table:table-row>
        <table:table-row table:style-name="ro1">
          <table:table-cell table:formula="of:= [times_10000.A348]" office:value-type="float" office:value="347" calcext:value-type="float">
            <text:p>347</text:p>
          </table:table-cell>
          <table:table-cell table:formula="of:= ([times_10000.C348] - [times_10000.B348]) / 1000000" office:value-type="float" office:value="42.599936" calcext:value-type="float">
            <text:p>42.599936</text:p>
          </table:table-cell>
          <table:table-cell table:formula="of:= ([times_100000.C348] - [times_100000.B348]) / 1000000" office:value-type="float" office:value="22.54976" calcext:value-type="float">
            <text:p>22.54976</text:p>
          </table:table-cell>
          <table:table-cell table:formula="of:= ([times_1000000.C348] - [times_1000000.B348]) / 1000000" office:value-type="float" office:value="46.689792" calcext:value-type="float">
            <text:p>46.689792</text:p>
          </table:table-cell>
        </table:table-row>
        <table:table-row table:style-name="ro1">
          <table:table-cell table:formula="of:= [times_10000.A349]" office:value-type="float" office:value="348" calcext:value-type="float">
            <text:p>348</text:p>
          </table:table-cell>
          <table:table-cell table:formula="of:= ([times_10000.C349] - [times_10000.B349]) / 1000000" office:value-type="float" office:value="42.439936" calcext:value-type="float">
            <text:p>42.439936</text:p>
          </table:table-cell>
          <table:table-cell table:formula="of:= ([times_100000.C349] - [times_100000.B349]) / 1000000" office:value-type="float" office:value="22.089728" calcext:value-type="float">
            <text:p>22.089728</text:p>
          </table:table-cell>
          <table:table-cell table:formula="of:= ([times_1000000.C349] - [times_1000000.B349]) / 1000000" office:value-type="float" office:value="45.509888" calcext:value-type="float">
            <text:p>45.509888</text:p>
          </table:table-cell>
        </table:table-row>
        <table:table-row table:style-name="ro1">
          <table:table-cell table:formula="of:= [times_10000.A350]" office:value-type="float" office:value="349" calcext:value-type="float">
            <text:p>349</text:p>
          </table:table-cell>
          <table:table-cell table:formula="of:= ([times_10000.C350] - [times_10000.B350]) / 1000000" office:value-type="float" office:value="45.32992" calcext:value-type="float">
            <text:p>45.32992</text:p>
          </table:table-cell>
          <table:table-cell table:formula="of:= ([times_100000.C350] - [times_100000.B350]) / 1000000" office:value-type="float" office:value="21.710336" calcext:value-type="float">
            <text:p>21.710336</text:p>
          </table:table-cell>
          <table:table-cell table:formula="of:= ([times_1000000.C350] - [times_1000000.B350]) / 1000000" office:value-type="float" office:value="45.199872" calcext:value-type="float">
            <text:p>45.199872</text:p>
          </table:table-cell>
        </table:table-row>
        <table:table-row table:style-name="ro1">
          <table:table-cell table:formula="of:= [times_10000.A351]" office:value-type="float" office:value="350" calcext:value-type="float">
            <text:p>350</text:p>
          </table:table-cell>
          <table:table-cell table:formula="of:= ([times_10000.C351] - [times_10000.B351]) / 1000000" office:value-type="float" office:value="45.330176" calcext:value-type="float">
            <text:p>45.330176</text:p>
          </table:table-cell>
          <table:table-cell table:formula="of:= ([times_100000.C351] - [times_100000.B351]) / 1000000" office:value-type="float" office:value="24.869888" calcext:value-type="float">
            <text:p>24.869888</text:p>
          </table:table-cell>
          <table:table-cell table:formula="of:= ([times_1000000.C351] - [times_1000000.B351]) / 1000000" office:value-type="float" office:value="44.839936" calcext:value-type="float">
            <text:p>44.839936</text:p>
          </table:table-cell>
        </table:table-row>
        <table:table-row table:style-name="ro1">
          <table:table-cell table:formula="of:= [times_10000.A352]" office:value-type="float" office:value="351" calcext:value-type="float">
            <text:p>351</text:p>
          </table:table-cell>
          <table:table-cell table:formula="of:= ([times_10000.C352] - [times_10000.B352]) / 1000000" office:value-type="float" office:value="45.080064" calcext:value-type="float">
            <text:p>45.080064</text:p>
          </table:table-cell>
          <table:table-cell table:formula="of:= ([times_100000.C352] - [times_100000.B352]) / 1000000" office:value-type="float" office:value="24.599808" calcext:value-type="float">
            <text:p>24.599808</text:p>
          </table:table-cell>
          <table:table-cell table:formula="of:= ([times_1000000.C352] - [times_1000000.B352]) / 1000000" office:value-type="float" office:value="43.960064" calcext:value-type="float">
            <text:p>43.960064</text:p>
          </table:table-cell>
        </table:table-row>
        <table:table-row table:style-name="ro1">
          <table:table-cell table:formula="of:= [times_10000.A353]" office:value-type="float" office:value="352" calcext:value-type="float">
            <text:p>352</text:p>
          </table:table-cell>
          <table:table-cell table:formula="of:= ([times_10000.C353] - [times_10000.B353]) / 1000000" office:value-type="float" office:value="44.749824" calcext:value-type="float">
            <text:p>44.749824</text:p>
          </table:table-cell>
          <table:table-cell table:formula="of:= ([times_100000.C353] - [times_100000.B353]) / 1000000" office:value-type="float" office:value="25.139968" calcext:value-type="float">
            <text:p>25.139968</text:p>
          </table:table-cell>
          <table:table-cell table:formula="of:= ([times_1000000.C353] - [times_1000000.B353]) / 1000000" office:value-type="float" office:value="43.610112" calcext:value-type="float">
            <text:p>43.610112</text:p>
          </table:table-cell>
        </table:table-row>
        <table:table-row table:style-name="ro1">
          <table:table-cell table:formula="of:= [times_10000.A354]" office:value-type="float" office:value="353" calcext:value-type="float">
            <text:p>353</text:p>
          </table:table-cell>
          <table:table-cell table:formula="of:= ([times_10000.C354] - [times_10000.B354]) / 1000000" office:value-type="float" office:value="44.339968" calcext:value-type="float">
            <text:p>44.339968</text:p>
          </table:table-cell>
          <table:table-cell table:formula="of:= ([times_100000.C354] - [times_100000.B354]) / 1000000" office:value-type="float" office:value="25.680128" calcext:value-type="float">
            <text:p>25.680128</text:p>
          </table:table-cell>
          <table:table-cell table:formula="of:= ([times_1000000.C354] - [times_1000000.B354]) / 1000000" office:value-type="float" office:value="43.31008" calcext:value-type="float">
            <text:p>43.31008</text:p>
          </table:table-cell>
        </table:table-row>
        <table:table-row table:style-name="ro1">
          <table:table-cell table:formula="of:= [times_10000.A355]" office:value-type="float" office:value="354" calcext:value-type="float">
            <text:p>354</text:p>
          </table:table-cell>
          <table:table-cell table:formula="of:= ([times_10000.C355] - [times_10000.B355]) / 1000000" office:value-type="float" office:value="43.88992" calcext:value-type="float">
            <text:p>43.88992</text:p>
          </table:table-cell>
          <table:table-cell table:formula="of:= ([times_100000.C355] - [times_100000.B355]) / 1000000" office:value-type="float" office:value="26.199808" calcext:value-type="float">
            <text:p>26.199808</text:p>
          </table:table-cell>
          <table:table-cell table:formula="of:= ([times_1000000.C355] - [times_1000000.B355]) / 1000000" office:value-type="float" office:value="42.76992" calcext:value-type="float">
            <text:p>42.76992</text:p>
          </table:table-cell>
        </table:table-row>
        <table:table-row table:style-name="ro1">
          <table:table-cell table:formula="of:= [times_10000.A356]" office:value-type="float" office:value="355" calcext:value-type="float">
            <text:p>355</text:p>
          </table:table-cell>
          <table:table-cell table:formula="of:= ([times_10000.C356] - [times_10000.B356]) / 1000000" office:value-type="float" office:value="43.520256" calcext:value-type="float">
            <text:p>43.520256</text:p>
          </table:table-cell>
          <table:table-cell table:formula="of:= ([times_100000.C356] - [times_100000.B356]) / 1000000" office:value-type="float" office:value="29.769984" calcext:value-type="float">
            <text:p>29.769984</text:p>
          </table:table-cell>
          <table:table-cell table:formula="of:= ([times_1000000.C356] - [times_1000000.B356]) / 1000000" office:value-type="float" office:value="42.199808" calcext:value-type="float">
            <text:p>42.199808</text:p>
          </table:table-cell>
        </table:table-row>
        <table:table-row table:style-name="ro1">
          <table:table-cell table:formula="of:= [times_10000.A357]" office:value-type="float" office:value="356" calcext:value-type="float">
            <text:p>356</text:p>
          </table:table-cell>
          <table:table-cell table:formula="of:= ([times_10000.C357] - [times_10000.B357]) / 1000000" office:value-type="float" office:value="43.209984" calcext:value-type="float">
            <text:p>43.209984</text:p>
          </table:table-cell>
          <table:table-cell table:formula="of:= ([times_100000.C357] - [times_100000.B357]) / 1000000" office:value-type="float" office:value="33.620224" calcext:value-type="float">
            <text:p>33.620224</text:p>
          </table:table-cell>
          <table:table-cell table:formula="of:= ([times_1000000.C357] - [times_1000000.B357]) / 1000000" office:value-type="float" office:value="46.320128" calcext:value-type="float">
            <text:p>46.320128</text:p>
          </table:table-cell>
        </table:table-row>
        <table:table-row table:style-name="ro1">
          <table:table-cell table:formula="of:= [times_10000.A358]" office:value-type="float" office:value="357" calcext:value-type="float">
            <text:p>357</text:p>
          </table:table-cell>
          <table:table-cell table:formula="of:= ([times_10000.C358] - [times_10000.B358]) / 1000000" office:value-type="float" office:value="42.89024" calcext:value-type="float">
            <text:p>42.89024</text:p>
          </table:table-cell>
          <table:table-cell table:formula="of:= ([times_100000.C358] - [times_100000.B358]) / 1000000" office:value-type="float" office:value="33.900032" calcext:value-type="float">
            <text:p>33.900032</text:p>
          </table:table-cell>
          <table:table-cell table:formula="of:= ([times_1000000.C358] - [times_1000000.B358]) / 1000000" office:value-type="float" office:value="45.990144" calcext:value-type="float">
            <text:p>45.990144</text:p>
          </table:table-cell>
        </table:table-row>
        <table:table-row table:style-name="ro1">
          <table:table-cell table:formula="of:= [times_10000.A359]" office:value-type="float" office:value="358" calcext:value-type="float">
            <text:p>358</text:p>
          </table:table-cell>
          <table:table-cell table:formula="of:= ([times_10000.C359] - [times_10000.B359]) / 1000000" office:value-type="float" office:value="42.429952" calcext:value-type="float">
            <text:p>42.429952</text:p>
          </table:table-cell>
          <table:table-cell table:formula="of:= ([times_100000.C359] - [times_100000.B359]) / 1000000" office:value-type="float" office:value="33.629952" calcext:value-type="float">
            <text:p>33.629952</text:p>
          </table:table-cell>
          <table:table-cell table:formula="of:= ([times_1000000.C359] - [times_1000000.B359]) / 1000000" office:value-type="float" office:value="45.71008" calcext:value-type="float">
            <text:p>45.71008</text:p>
          </table:table-cell>
        </table:table-row>
        <table:table-row table:style-name="ro1">
          <table:table-cell table:formula="of:= [times_10000.A360]" office:value-type="float" office:value="359" calcext:value-type="float">
            <text:p>359</text:p>
          </table:table-cell>
          <table:table-cell table:formula="of:= ([times_10000.C360] - [times_10000.B360]) / 1000000" office:value-type="float" office:value="42.03008" calcext:value-type="float">
            <text:p>42.03008</text:p>
          </table:table-cell>
          <table:table-cell table:formula="of:= ([times_100000.C360] - [times_100000.B360]) / 1000000" office:value-type="float" office:value="33.129984" calcext:value-type="float">
            <text:p>33.129984</text:p>
          </table:table-cell>
          <table:table-cell table:formula="of:= ([times_1000000.C360] - [times_1000000.B360]) / 1000000" office:value-type="float" office:value="44.630016" calcext:value-type="float">
            <text:p>44.630016</text:p>
          </table:table-cell>
        </table:table-row>
        <table:table-row table:style-name="ro1">
          <table:table-cell table:formula="of:= [times_10000.A361]" office:value-type="float" office:value="360" calcext:value-type="float">
            <text:p>360</text:p>
          </table:table-cell>
          <table:table-cell table:formula="of:= ([times_10000.C361] - [times_10000.B361]) / 1000000" office:value-type="float" office:value="41.42976" calcext:value-type="float">
            <text:p>41.42976</text:p>
          </table:table-cell>
          <table:table-cell table:formula="of:= ([times_100000.C361] - [times_100000.B361]) / 1000000" office:value-type="float" office:value="34.600192" calcext:value-type="float">
            <text:p>34.600192</text:p>
          </table:table-cell>
          <table:table-cell table:formula="of:= ([times_1000000.C361] - [times_1000000.B361]) / 1000000" office:value-type="float" office:value="44.310016" calcext:value-type="float">
            <text:p>44.310016</text:p>
          </table:table-cell>
        </table:table-row>
        <table:table-row table:style-name="ro1">
          <table:table-cell table:formula="of:= [times_10000.A362]" office:value-type="float" office:value="361" calcext:value-type="float">
            <text:p>361</text:p>
          </table:table-cell>
          <table:table-cell table:formula="of:= ([times_10000.C362] - [times_10000.B362]) / 1000000" office:value-type="float" office:value="41.12" calcext:value-type="float">
            <text:p>41.12</text:p>
          </table:table-cell>
          <table:table-cell table:formula="of:= ([times_100000.C362] - [times_100000.B362]) / 1000000" office:value-type="float" office:value="34.459904" calcext:value-type="float">
            <text:p>34.459904</text:p>
          </table:table-cell>
          <table:table-cell table:formula="of:= ([times_1000000.C362] - [times_1000000.B362]) / 1000000" office:value-type="float" office:value="44.020224" calcext:value-type="float">
            <text:p>44.020224</text:p>
          </table:table-cell>
        </table:table-row>
        <table:table-row table:style-name="ro1">
          <table:table-cell table:formula="of:= [times_10000.A363]" office:value-type="float" office:value="362" calcext:value-type="float">
            <text:p>362</text:p>
          </table:table-cell>
          <table:table-cell table:formula="of:= ([times_10000.C363] - [times_10000.B363]) / 1000000" office:value-type="float" office:value="40.730112" calcext:value-type="float">
            <text:p>40.730112</text:p>
          </table:table-cell>
          <table:table-cell table:formula="of:= ([times_100000.C363] - [times_100000.B363]) / 1000000" office:value-type="float" office:value="37.990144" calcext:value-type="float">
            <text:p>37.990144</text:p>
          </table:table-cell>
          <table:table-cell table:formula="of:= ([times_1000000.C363] - [times_1000000.B363]) / 1000000" office:value-type="float" office:value="43.10016" calcext:value-type="float">
            <text:p>43.10016</text:p>
          </table:table-cell>
        </table:table-row>
        <table:table-row table:style-name="ro1">
          <table:table-cell table:formula="of:= [times_10000.A364]" office:value-type="float" office:value="363" calcext:value-type="float">
            <text:p>363</text:p>
          </table:table-cell>
          <table:table-cell table:formula="of:= ([times_10000.C364] - [times_10000.B364]) / 1000000" office:value-type="float" office:value="40.339968" calcext:value-type="float">
            <text:p>40.339968</text:p>
          </table:table-cell>
          <table:table-cell table:formula="of:= ([times_100000.C364] - [times_100000.B364]) / 1000000" office:value-type="float" office:value="40.770048" calcext:value-type="float">
            <text:p>40.770048</text:p>
          </table:table-cell>
          <table:table-cell table:formula="of:= ([times_1000000.C364] - [times_1000000.B364]) / 1000000" office:value-type="float" office:value="42.739968" calcext:value-type="float">
            <text:p>42.739968</text:p>
          </table:table-cell>
        </table:table-row>
        <table:table-row table:style-name="ro1">
          <table:table-cell table:formula="of:= [times_10000.A365]" office:value-type="float" office:value="364" calcext:value-type="float">
            <text:p>364</text:p>
          </table:table-cell>
          <table:table-cell table:formula="of:= ([times_10000.C365] - [times_10000.B365]) / 1000000" office:value-type="float" office:value="39.95008" calcext:value-type="float">
            <text:p>39.95008</text:p>
          </table:table-cell>
          <table:table-cell table:formula="of:= ([times_100000.C365] - [times_100000.B365]) / 1000000" office:value-type="float" office:value="40.49024" calcext:value-type="float">
            <text:p>40.49024</text:p>
          </table:table-cell>
          <table:table-cell table:formula="of:= ([times_1000000.C365] - [times_1000000.B365]) / 1000000" office:value-type="float" office:value="42.43968" calcext:value-type="float">
            <text:p>42.43968</text:p>
          </table:table-cell>
        </table:table-row>
        <table:table-row table:style-name="ro1">
          <table:table-cell table:formula="of:= [times_10000.A366]" office:value-type="float" office:value="365" calcext:value-type="float">
            <text:p>365</text:p>
          </table:table-cell>
          <table:table-cell table:formula="of:= ([times_10000.C366] - [times_10000.B366]) / 1000000" office:value-type="float" office:value="39.480064" calcext:value-type="float">
            <text:p>39.480064</text:p>
          </table:table-cell>
          <table:table-cell table:formula="of:= ([times_100000.C366] - [times_100000.B366]) / 1000000" office:value-type="float" office:value="40.200192" calcext:value-type="float">
            <text:p>40.200192</text:p>
          </table:table-cell>
          <table:table-cell table:formula="of:= ([times_1000000.C366] - [times_1000000.B366]) / 1000000" office:value-type="float" office:value="42.119936" calcext:value-type="float">
            <text:p>42.119936</text:p>
          </table:table-cell>
        </table:table-row>
        <table:table-row table:style-name="ro1">
          <table:table-cell table:formula="of:= [times_10000.A367]" office:value-type="float" office:value="366" calcext:value-type="float">
            <text:p>366</text:p>
          </table:table-cell>
          <table:table-cell table:formula="of:= ([times_10000.C367] - [times_10000.B367]) / 1000000" office:value-type="float" office:value="39.180032" calcext:value-type="float">
            <text:p>39.180032</text:p>
          </table:table-cell>
          <table:table-cell table:formula="of:= ([times_100000.C367] - [times_100000.B367]) / 1000000" office:value-type="float" office:value="39.909888" calcext:value-type="float">
            <text:p>39.909888</text:p>
          </table:table-cell>
          <table:table-cell table:formula="of:= ([times_1000000.C367] - [times_1000000.B367]) / 1000000" office:value-type="float" office:value="41.790208" calcext:value-type="float">
            <text:p>41.790208</text:p>
          </table:table-cell>
        </table:table-row>
        <table:table-row table:style-name="ro1">
          <table:table-cell table:formula="of:= [times_10000.A368]" office:value-type="float" office:value="367" calcext:value-type="float">
            <text:p>367</text:p>
          </table:table-cell>
          <table:table-cell table:formula="of:= ([times_10000.C368] - [times_10000.B368]) / 1000000" office:value-type="float" office:value="38.820096" calcext:value-type="float">
            <text:p>38.820096</text:p>
          </table:table-cell>
          <table:table-cell table:formula="of:= ([times_100000.C368] - [times_100000.B368]) / 1000000" office:value-type="float" office:value="39.629824" calcext:value-type="float">
            <text:p>39.629824</text:p>
          </table:table-cell>
          <table:table-cell table:formula="of:= ([times_1000000.C368] - [times_1000000.B368]) / 1000000" office:value-type="float" office:value="41.499904" calcext:value-type="float">
            <text:p>41.499904</text:p>
          </table:table-cell>
        </table:table-row>
        <table:table-row table:style-name="ro1">
          <table:table-cell table:formula="of:= [times_10000.A369]" office:value-type="float" office:value="368" calcext:value-type="float">
            <text:p>368</text:p>
          </table:table-cell>
          <table:table-cell table:formula="of:= ([times_10000.C369] - [times_10000.B369]) / 1000000" office:value-type="float" office:value="38.519808" calcext:value-type="float">
            <text:p>38.519808</text:p>
          </table:table-cell>
          <table:table-cell table:formula="of:= ([times_100000.C369] - [times_100000.B369]) / 1000000" office:value-type="float" office:value="39.030016" calcext:value-type="float">
            <text:p>39.030016</text:p>
          </table:table-cell>
          <table:table-cell table:formula="of:= ([times_1000000.C369] - [times_1000000.B369]) / 1000000" office:value-type="float" office:value="41.259776" calcext:value-type="float">
            <text:p>41.259776</text:p>
          </table:table-cell>
        </table:table-row>
        <table:table-row table:style-name="ro1">
          <table:table-cell table:formula="of:= [times_10000.A370]" office:value-type="float" office:value="369" calcext:value-type="float">
            <text:p>369</text:p>
          </table:table-cell>
          <table:table-cell table:formula="of:= ([times_10000.C370] - [times_10000.B370]) / 1000000" office:value-type="float" office:value="38.849792" calcext:value-type="float">
            <text:p>38.849792</text:p>
          </table:table-cell>
          <table:table-cell table:formula="of:= ([times_100000.C370] - [times_100000.B370]) / 1000000" office:value-type="float" office:value="38.72" calcext:value-type="float">
            <text:p>38.72</text:p>
          </table:table-cell>
          <table:table-cell table:formula="of:= ([times_1000000.C370] - [times_1000000.B370]) / 1000000" office:value-type="float" office:value="43.15008" calcext:value-type="float">
            <text:p>43.15008</text:p>
          </table:table-cell>
        </table:table-row>
        <table:table-row table:style-name="ro1">
          <table:table-cell table:formula="of:= [times_10000.A371]" office:value-type="float" office:value="370" calcext:value-type="float">
            <text:p>370</text:p>
          </table:table-cell>
          <table:table-cell table:formula="of:= ([times_10000.C371] - [times_10000.B371]) / 1000000" office:value-type="float" office:value="38.530048" calcext:value-type="float">
            <text:p>38.530048</text:p>
          </table:table-cell>
          <table:table-cell table:formula="of:= ([times_100000.C371] - [times_100000.B371]) / 1000000" office:value-type="float" office:value="39.52" calcext:value-type="float">
            <text:p>39.52</text:p>
          </table:table-cell>
          <table:table-cell table:formula="of:= ([times_1000000.C371] - [times_1000000.B371]) / 1000000" office:value-type="float" office:value="43.650048" calcext:value-type="float">
            <text:p>43.650048</text:p>
          </table:table-cell>
        </table:table-row>
        <table:table-row table:style-name="ro1">
          <table:table-cell table:formula="of:= [times_10000.A372]" office:value-type="float" office:value="371" calcext:value-type="float">
            <text:p>371</text:p>
          </table:table-cell>
          <table:table-cell table:formula="of:= ([times_10000.C372] - [times_10000.B372]) / 1000000" office:value-type="float" office:value="38.230016" calcext:value-type="float">
            <text:p>38.230016</text:p>
          </table:table-cell>
          <table:table-cell table:formula="of:= ([times_100000.C372] - [times_100000.B372]) / 1000000" office:value-type="float" office:value="42.419968" calcext:value-type="float">
            <text:p>42.419968</text:p>
          </table:table-cell>
          <table:table-cell table:formula="of:= ([times_1000000.C372] - [times_1000000.B372]) / 1000000" office:value-type="float" office:value="45.609984" calcext:value-type="float">
            <text:p>45.609984</text:p>
          </table:table-cell>
        </table:table-row>
        <table:table-row table:style-name="ro1">
          <table:table-cell table:formula="of:= [times_10000.A373]" office:value-type="float" office:value="372" calcext:value-type="float">
            <text:p>372</text:p>
          </table:table-cell>
          <table:table-cell table:formula="of:= ([times_10000.C373] - [times_10000.B373]) / 1000000" office:value-type="float" office:value="38.239744" calcext:value-type="float">
            <text:p>38.239744</text:p>
          </table:table-cell>
          <table:table-cell table:formula="of:= ([times_100000.C373] - [times_100000.B373]) / 1000000" office:value-type="float" office:value="45.509632" calcext:value-type="float">
            <text:p>45.509632</text:p>
          </table:table-cell>
          <table:table-cell table:formula="of:= ([times_1000000.C373] - [times_1000000.B373]) / 1000000" office:value-type="float" office:value="45.339904" calcext:value-type="float">
            <text:p>45.339904</text:p>
          </table:table-cell>
        </table:table-row>
        <table:table-row table:style-name="ro1">
          <table:table-cell table:formula="of:= [times_10000.A374]" office:value-type="float" office:value="373" calcext:value-type="float">
            <text:p>373</text:p>
          </table:table-cell>
          <table:table-cell table:formula="of:= ([times_10000.C374] - [times_10000.B374]) / 1000000" office:value-type="float" office:value="40.52992" calcext:value-type="float">
            <text:p>40.52992</text:p>
          </table:table-cell>
          <table:table-cell table:formula="of:= ([times_100000.C374] - [times_100000.B374]) / 1000000" office:value-type="float" office:value="45.029888" calcext:value-type="float">
            <text:p>45.029888</text:p>
          </table:table-cell>
          <table:table-cell table:formula="of:= ([times_1000000.C374] - [times_1000000.B374]) / 1000000" office:value-type="float" office:value="45.050112" calcext:value-type="float">
            <text:p>45.050112</text:p>
          </table:table-cell>
        </table:table-row>
        <table:table-row table:style-name="ro1">
          <table:table-cell table:formula="of:= [times_10000.A375]" office:value-type="float" office:value="374" calcext:value-type="float">
            <text:p>374</text:p>
          </table:table-cell>
          <table:table-cell table:formula="of:= ([times_10000.C375] - [times_10000.B375]) / 1000000" office:value-type="float" office:value="42.479872" calcext:value-type="float">
            <text:p>42.479872</text:p>
          </table:table-cell>
          <table:table-cell table:formula="of:= ([times_100000.C375] - [times_100000.B375]) / 1000000" office:value-type="float" office:value="46.679808" calcext:value-type="float">
            <text:p>46.679808</text:p>
          </table:table-cell>
          <table:table-cell table:formula="of:= ([times_1000000.C375] - [times_1000000.B375]) / 1000000" office:value-type="float" office:value="44.329984" calcext:value-type="float">
            <text:p>44.329984</text:p>
          </table:table-cell>
        </table:table-row>
        <table:table-row table:style-name="ro1">
          <table:table-cell table:formula="of:= [times_10000.A376]" office:value-type="float" office:value="375" calcext:value-type="float">
            <text:p>375</text:p>
          </table:table-cell>
          <table:table-cell table:formula="of:= ([times_10000.C376] - [times_10000.B376]) / 1000000" office:value-type="float" office:value="43.599872" calcext:value-type="float">
            <text:p>43.599872</text:p>
          </table:table-cell>
          <table:table-cell table:formula="of:= ([times_100000.C376] - [times_100000.B376]) / 1000000" office:value-type="float" office:value="50.310144" calcext:value-type="float">
            <text:p>50.310144</text:p>
          </table:table-cell>
          <table:table-cell table:formula="of:= ([times_1000000.C376] - [times_1000000.B376]) / 1000000" office:value-type="float" office:value="44.020224" calcext:value-type="float">
            <text:p>44.020224</text:p>
          </table:table-cell>
        </table:table-row>
        <table:table-row table:style-name="ro1">
          <table:table-cell table:formula="of:= [times_10000.A377]" office:value-type="float" office:value="376" calcext:value-type="float">
            <text:p>376</text:p>
          </table:table-cell>
          <table:table-cell table:formula="of:= ([times_10000.C377] - [times_10000.B377]) / 1000000" office:value-type="float" office:value="44.409856" calcext:value-type="float">
            <text:p>44.409856</text:p>
          </table:table-cell>
          <table:table-cell table:formula="of:= ([times_100000.C377] - [times_100000.B377]) / 1000000" office:value-type="float" office:value="51.099904" calcext:value-type="float">
            <text:p>51.099904</text:p>
          </table:table-cell>
          <table:table-cell table:formula="of:= ([times_1000000.C377] - [times_1000000.B377]) / 1000000" office:value-type="float" office:value="43.620096" calcext:value-type="float">
            <text:p>43.620096</text:p>
          </table:table-cell>
        </table:table-row>
        <table:table-row table:style-name="ro1">
          <table:table-cell table:formula="of:= [times_10000.A378]" office:value-type="float" office:value="377" calcext:value-type="float">
            <text:p>377</text:p>
          </table:table-cell>
          <table:table-cell table:formula="of:= ([times_10000.C378] - [times_10000.B378]) / 1000000" office:value-type="float" office:value="44.630016" calcext:value-type="float">
            <text:p>44.630016</text:p>
          </table:table-cell>
          <table:table-cell table:formula="of:= ([times_100000.C378] - [times_100000.B378]) / 1000000" office:value-type="float" office:value="50.829824" calcext:value-type="float">
            <text:p>50.829824</text:p>
          </table:table-cell>
          <table:table-cell table:formula="of:= ([times_1000000.C378] - [times_1000000.B378]) / 1000000" office:value-type="float" office:value="43.320064" calcext:value-type="float">
            <text:p>43.320064</text:p>
          </table:table-cell>
        </table:table-row>
        <table:table-row table:style-name="ro1">
          <table:table-cell table:formula="of:= [times_10000.A379]" office:value-type="float" office:value="378" calcext:value-type="float">
            <text:p>378</text:p>
          </table:table-cell>
          <table:table-cell table:formula="of:= ([times_10000.C379] - [times_10000.B379]) / 1000000" office:value-type="float" office:value="46.060032" calcext:value-type="float">
            <text:p>46.060032</text:p>
          </table:table-cell>
          <table:table-cell table:formula="of:= ([times_100000.C379] - [times_100000.B379]) / 1000000" office:value-type="float" office:value="51.209984" calcext:value-type="float">
            <text:p>51.209984</text:p>
          </table:table-cell>
          <table:table-cell table:formula="of:= ([times_1000000.C379] - [times_1000000.B379]) / 1000000" office:value-type="float" office:value="42.92992" calcext:value-type="float">
            <text:p>42.92992</text:p>
          </table:table-cell>
        </table:table-row>
        <table:table-row table:style-name="ro1">
          <table:table-cell table:formula="of:= [times_10000.A380]" office:value-type="float" office:value="379" calcext:value-type="float">
            <text:p>379</text:p>
          </table:table-cell>
          <table:table-cell table:formula="of:= ([times_10000.C380] - [times_10000.B380]) / 1000000" office:value-type="float" office:value="46.89024" calcext:value-type="float">
            <text:p>46.89024</text:p>
          </table:table-cell>
          <table:table-cell table:formula="of:= ([times_100000.C380] - [times_100000.B380]) / 1000000" office:value-type="float" office:value="50.889728" calcext:value-type="float">
            <text:p>50.889728</text:p>
          </table:table-cell>
          <table:table-cell table:formula="of:= ([times_1000000.C380] - [times_1000000.B380]) / 1000000" office:value-type="float" office:value="42.640128" calcext:value-type="float">
            <text:p>42.640128</text:p>
          </table:table-cell>
        </table:table-row>
        <table:table-row table:style-name="ro1">
          <table:table-cell table:formula="of:= [times_10000.A381]" office:value-type="float" office:value="380" calcext:value-type="float">
            <text:p>380</text:p>
          </table:table-cell>
          <table:table-cell table:formula="of:= ([times_10000.C381] - [times_10000.B381]) / 1000000" office:value-type="float" office:value="46.489856" calcext:value-type="float">
            <text:p>46.489856</text:p>
          </table:table-cell>
          <table:table-cell table:formula="of:= ([times_100000.C381] - [times_100000.B381]) / 1000000" office:value-type="float" office:value="50.610176" calcext:value-type="float">
            <text:p>50.610176</text:p>
          </table:table-cell>
          <table:table-cell table:formula="of:= ([times_1000000.C381] - [times_1000000.B381]) / 1000000" office:value-type="float" office:value="42.28992" calcext:value-type="float">
            <text:p>42.28992</text:p>
          </table:table-cell>
        </table:table-row>
        <table:table-row table:style-name="ro1">
          <table:table-cell table:formula="of:= [times_10000.A382]" office:value-type="float" office:value="381" calcext:value-type="float">
            <text:p>381</text:p>
          </table:table-cell>
          <table:table-cell table:formula="of:= ([times_10000.C382] - [times_10000.B382]) / 1000000" office:value-type="float" office:value="48.11008" calcext:value-type="float">
            <text:p>48.11008</text:p>
          </table:table-cell>
          <table:table-cell table:formula="of:= ([times_100000.C382] - [times_100000.B382]) / 1000000" office:value-type="float" office:value="50.36032" calcext:value-type="float">
            <text:p>50.36032</text:p>
          </table:table-cell>
          <table:table-cell table:formula="of:= ([times_1000000.C382] - [times_1000000.B382]) / 1000000" office:value-type="float" office:value="39.590144" calcext:value-type="float">
            <text:p>39.590144</text:p>
          </table:table-cell>
        </table:table-row>
        <table:table-row table:style-name="ro1">
          <table:table-cell table:formula="of:= [times_10000.A383]" office:value-type="float" office:value="382" calcext:value-type="float">
            <text:p>382</text:p>
          </table:table-cell>
          <table:table-cell table:formula="of:= ([times_10000.C383] - [times_10000.B383]) / 1000000" office:value-type="float" office:value="49.349888" calcext:value-type="float">
            <text:p>49.349888</text:p>
          </table:table-cell>
          <table:table-cell table:formula="of:= ([times_100000.C383] - [times_100000.B383]) / 1000000" office:value-type="float" office:value="51.869952" calcext:value-type="float">
            <text:p>51.869952</text:p>
          </table:table-cell>
          <table:table-cell table:formula="of:= ([times_1000000.C383] - [times_1000000.B383]) / 1000000" office:value-type="float" office:value="39.229952" calcext:value-type="float">
            <text:p>39.229952</text:p>
          </table:table-cell>
        </table:table-row>
        <table:table-row table:style-name="ro1">
          <table:table-cell table:formula="of:= [times_10000.A384]" office:value-type="float" office:value="383" calcext:value-type="float">
            <text:p>383</text:p>
          </table:table-cell>
          <table:table-cell table:formula="of:= ([times_10000.C384] - [times_10000.B384]) / 1000000" office:value-type="float" office:value="50.150144" calcext:value-type="float">
            <text:p>50.150144</text:p>
          </table:table-cell>
          <table:table-cell table:formula="of:= ([times_100000.C384] - [times_100000.B384]) / 1000000" office:value-type="float" office:value="54.390016" calcext:value-type="float">
            <text:p>54.390016</text:p>
          </table:table-cell>
          <table:table-cell table:formula="of:= ([times_1000000.C384] - [times_1000000.B384]) / 1000000" office:value-type="float" office:value="38.939904" calcext:value-type="float">
            <text:p>38.939904</text:p>
          </table:table-cell>
        </table:table-row>
        <table:table-row table:style-name="ro1">
          <table:table-cell table:formula="of:= [times_10000.A385]" office:value-type="float" office:value="384" calcext:value-type="float">
            <text:p>384</text:p>
          </table:table-cell>
          <table:table-cell table:formula="of:= ([times_10000.C385] - [times_10000.B385]) / 1000000" office:value-type="float" office:value="50.199808" calcext:value-type="float">
            <text:p>50.199808</text:p>
          </table:table-cell>
          <table:table-cell table:formula="of:= ([times_100000.C385] - [times_100000.B385]) / 1000000" office:value-type="float" office:value="54.119936" calcext:value-type="float">
            <text:p>54.119936</text:p>
          </table:table-cell>
          <table:table-cell table:formula="of:= ([times_1000000.C385] - [times_1000000.B385]) / 1000000" office:value-type="float" office:value="37.42976" calcext:value-type="float">
            <text:p>37.42976</text:p>
          </table:table-cell>
        </table:table-row>
        <table:table-row table:style-name="ro1">
          <table:table-cell table:formula="of:= [times_10000.A386]" office:value-type="float" office:value="385" calcext:value-type="float">
            <text:p>385</text:p>
          </table:table-cell>
          <table:table-cell table:formula="of:= ([times_10000.C386] - [times_10000.B386]) / 1000000" office:value-type="float" office:value="49.979904" calcext:value-type="float">
            <text:p>49.979904</text:p>
          </table:table-cell>
          <table:table-cell table:formula="of:= ([times_100000.C386] - [times_100000.B386]) / 1000000" office:value-type="float" office:value="53.339904" calcext:value-type="float">
            <text:p>53.339904</text:p>
          </table:table-cell>
          <table:table-cell table:formula="of:= ([times_1000000.C386] - [times_1000000.B386]) / 1000000" office:value-type="float" office:value="36.219904" calcext:value-type="float">
            <text:p>36.219904</text:p>
          </table:table-cell>
        </table:table-row>
        <table:table-row table:style-name="ro1">
          <table:table-cell table:formula="of:= [times_10000.A387]" office:value-type="float" office:value="386" calcext:value-type="float">
            <text:p>386</text:p>
          </table:table-cell>
          <table:table-cell table:formula="of:= ([times_10000.C387] - [times_10000.B387]) / 1000000" office:value-type="float" office:value="49.750016" calcext:value-type="float">
            <text:p>49.750016</text:p>
          </table:table-cell>
          <table:table-cell table:formula="of:= ([times_100000.C387] - [times_100000.B387]) / 1000000" office:value-type="float" office:value="53.029888" calcext:value-type="float">
            <text:p>53.029888</text:p>
          </table:table-cell>
          <table:table-cell table:formula="of:= ([times_1000000.C387] - [times_1000000.B387]) / 1000000" office:value-type="float" office:value="35.84" calcext:value-type="float">
            <text:p>35.84</text:p>
          </table:table-cell>
        </table:table-row>
        <table:table-row table:style-name="ro1">
          <table:table-cell table:formula="of:= [times_10000.A388]" office:value-type="float" office:value="387" calcext:value-type="float">
            <text:p>387</text:p>
          </table:table-cell>
          <table:table-cell table:formula="of:= ([times_10000.C388] - [times_10000.B388]) / 1000000" office:value-type="float" office:value="49.449984" calcext:value-type="float">
            <text:p>49.449984</text:p>
          </table:table-cell>
          <table:table-cell table:formula="of:= ([times_100000.C388] - [times_100000.B388]) / 1000000" office:value-type="float" office:value="53.890048" calcext:value-type="float">
            <text:p>53.890048</text:p>
          </table:table-cell>
          <table:table-cell table:formula="of:= ([times_1000000.C388] - [times_1000000.B388]) / 1000000" office:value-type="float" office:value="35.529984" calcext:value-type="float">
            <text:p>35.529984</text:p>
          </table:table-cell>
        </table:table-row>
        <table:table-row table:style-name="ro1">
          <table:table-cell table:formula="of:= [times_10000.A389]" office:value-type="float" office:value="388" calcext:value-type="float">
            <text:p>388</text:p>
          </table:table-cell>
          <table:table-cell table:formula="of:= ([times_10000.C389] - [times_10000.B389]) / 1000000" office:value-type="float" office:value="50.409728" calcext:value-type="float">
            <text:p>50.409728</text:p>
          </table:table-cell>
          <table:table-cell table:formula="of:= ([times_100000.C389] - [times_100000.B389]) / 1000000" office:value-type="float" office:value="53.520128" calcext:value-type="float">
            <text:p>53.520128</text:p>
          </table:table-cell>
          <table:table-cell table:formula="of:= ([times_1000000.C389] - [times_1000000.B389]) / 1000000" office:value-type="float" office:value="35.240192" calcext:value-type="float">
            <text:p>35.240192</text:p>
          </table:table-cell>
        </table:table-row>
        <table:table-row table:style-name="ro1">
          <table:table-cell table:formula="of:= [times_10000.A390]" office:value-type="float" office:value="389" calcext:value-type="float">
            <text:p>389</text:p>
          </table:table-cell>
          <table:table-cell table:formula="of:= ([times_10000.C390] - [times_10000.B390]) / 1000000" office:value-type="float" office:value="50.539776" calcext:value-type="float">
            <text:p>50.539776</text:p>
          </table:table-cell>
          <table:table-cell table:formula="of:= ([times_100000.C390] - [times_100000.B390]) / 1000000" office:value-type="float" office:value="52.770048" calcext:value-type="float">
            <text:p>52.770048</text:p>
          </table:table-cell>
          <table:table-cell table:formula="of:= ([times_1000000.C390] - [times_1000000.B390]) / 1000000" office:value-type="float" office:value="34.980096" calcext:value-type="float">
            <text:p>34.980096</text:p>
          </table:table-cell>
        </table:table-row>
        <table:table-row table:style-name="ro1">
          <table:table-cell table:formula="of:= [times_10000.A391]" office:value-type="float" office:value="390" calcext:value-type="float">
            <text:p>390</text:p>
          </table:table-cell>
          <table:table-cell table:formula="of:= ([times_10000.C391] - [times_10000.B391]) / 1000000" office:value-type="float" office:value="50.230016" calcext:value-type="float">
            <text:p>50.230016</text:p>
          </table:table-cell>
          <table:table-cell table:formula="of:= ([times_100000.C391] - [times_100000.B391]) / 1000000" office:value-type="float" office:value="52.839936" calcext:value-type="float">
            <text:p>52.839936</text:p>
          </table:table-cell>
          <table:table-cell table:formula="of:= ([times_1000000.C391] - [times_1000000.B391]) / 1000000" office:value-type="float" office:value="33.87008" calcext:value-type="float">
            <text:p>33.87008</text:p>
          </table:table-cell>
        </table:table-row>
        <table:table-row table:style-name="ro1">
          <table:table-cell table:formula="of:= [times_10000.A392]" office:value-type="float" office:value="391" calcext:value-type="float">
            <text:p>391</text:p>
          </table:table-cell>
          <table:table-cell table:formula="of:= ([times_10000.C392] - [times_10000.B392]) / 1000000" office:value-type="float" office:value="53.87008" calcext:value-type="float">
            <text:p>53.87008</text:p>
          </table:table-cell>
          <table:table-cell table:formula="of:= ([times_100000.C392] - [times_100000.B392]) / 1000000" office:value-type="float" office:value="52.969984" calcext:value-type="float">
            <text:p>52.969984</text:p>
          </table:table-cell>
          <table:table-cell table:formula="of:= ([times_1000000.C392] - [times_1000000.B392]) / 1000000" office:value-type="float" office:value="33.560064" calcext:value-type="float">
            <text:p>33.560064</text:p>
          </table:table-cell>
        </table:table-row>
        <table:table-row table:style-name="ro1">
          <table:table-cell table:formula="of:= [times_10000.A393]" office:value-type="float" office:value="392" calcext:value-type="float">
            <text:p>392</text:p>
          </table:table-cell>
          <table:table-cell table:formula="of:= ([times_10000.C393] - [times_10000.B393]) / 1000000" office:value-type="float" office:value="55.539968" calcext:value-type="float">
            <text:p>55.539968</text:p>
          </table:table-cell>
          <table:table-cell table:formula="of:= ([times_100000.C393] - [times_100000.B393]) / 1000000" office:value-type="float" office:value="52.68992" calcext:value-type="float">
            <text:p>52.68992</text:p>
          </table:table-cell>
          <table:table-cell table:formula="of:= ([times_1000000.C393] - [times_1000000.B393]) / 1000000" office:value-type="float" office:value="33.270016" calcext:value-type="float">
            <text:p>33.270016</text:p>
          </table:table-cell>
        </table:table-row>
        <table:table-row table:style-name="ro1">
          <table:table-cell table:formula="of:= [times_10000.A394]" office:value-type="float" office:value="393" calcext:value-type="float">
            <text:p>393</text:p>
          </table:table-cell>
          <table:table-cell table:formula="of:= ([times_10000.C394] - [times_10000.B394]) / 1000000" office:value-type="float" office:value="55.549952" calcext:value-type="float">
            <text:p>55.549952</text:p>
          </table:table-cell>
          <table:table-cell table:formula="of:= ([times_100000.C394] - [times_100000.B394]) / 1000000" office:value-type="float" office:value="52.360192" calcext:value-type="float">
            <text:p>52.360192</text:p>
          </table:table-cell>
          <table:table-cell table:formula="of:= ([times_1000000.C394] - [times_1000000.B394]) / 1000000" office:value-type="float" office:value="32.979968" calcext:value-type="float">
            <text:p>32.979968</text:p>
          </table:table-cell>
        </table:table-row>
        <table:table-row table:style-name="ro1">
          <table:table-cell table:formula="of:= [times_10000.A395]" office:value-type="float" office:value="394" calcext:value-type="float">
            <text:p>394</text:p>
          </table:table-cell>
          <table:table-cell table:formula="of:= ([times_10000.C395] - [times_10000.B395]) / 1000000" office:value-type="float" office:value="56.900096" calcext:value-type="float">
            <text:p>56.900096</text:p>
          </table:table-cell>
          <table:table-cell table:formula="of:= ([times_100000.C395] - [times_100000.B395]) / 1000000" office:value-type="float" office:value="52.080128" calcext:value-type="float">
            <text:p>52.080128</text:p>
          </table:table-cell>
          <table:table-cell table:formula="of:= ([times_1000000.C395] - [times_1000000.B395]) / 1000000" office:value-type="float" office:value="32.68992" calcext:value-type="float">
            <text:p>32.68992</text:p>
          </table:table-cell>
        </table:table-row>
        <table:table-row table:style-name="ro1">
          <table:table-cell table:formula="of:= [times_10000.A396]" office:value-type="float" office:value="395" calcext:value-type="float">
            <text:p>395</text:p>
          </table:table-cell>
          <table:table-cell table:formula="of:= ([times_10000.C396] - [times_10000.B396]) / 1000000" office:value-type="float" office:value="57.700096" calcext:value-type="float">
            <text:p>57.700096</text:p>
          </table:table-cell>
          <table:table-cell table:formula="of:= ([times_100000.C396] - [times_100000.B396]) / 1000000" office:value-type="float" office:value="51.110144" calcext:value-type="float">
            <text:p>51.110144</text:p>
          </table:table-cell>
          <table:table-cell table:formula="of:= ([times_1000000.C396] - [times_1000000.B396]) / 1000000" office:value-type="float" office:value="31.970048" calcext:value-type="float">
            <text:p>31.970048</text:p>
          </table:table-cell>
        </table:table-row>
        <table:table-row table:style-name="ro1">
          <table:table-cell table:formula="of:= [times_10000.A397]" office:value-type="float" office:value="396" calcext:value-type="float">
            <text:p>396</text:p>
          </table:table-cell>
          <table:table-cell table:formula="of:= ([times_10000.C397] - [times_10000.B397]) / 1000000" office:value-type="float" office:value="57.63968" calcext:value-type="float">
            <text:p>57.63968</text:p>
          </table:table-cell>
          <table:table-cell table:formula="of:= ([times_100000.C397] - [times_100000.B397]) / 1000000" office:value-type="float" office:value="51.410176" calcext:value-type="float">
            <text:p>51.410176</text:p>
          </table:table-cell>
          <table:table-cell table:formula="of:= ([times_1000000.C397] - [times_1000000.B397]) / 1000000" office:value-type="float" office:value="31.610112" calcext:value-type="float">
            <text:p>31.610112</text:p>
          </table:table-cell>
        </table:table-row>
        <table:table-row table:style-name="ro1">
          <table:table-cell table:formula="of:= [times_10000.A398]" office:value-type="float" office:value="397" calcext:value-type="float">
            <text:p>397</text:p>
          </table:table-cell>
          <table:table-cell table:formula="of:= ([times_10000.C398] - [times_10000.B398]) / 1000000" office:value-type="float" office:value="57.460224" calcext:value-type="float">
            <text:p>57.460224</text:p>
          </table:table-cell>
          <table:table-cell table:formula="of:= ([times_100000.C398] - [times_100000.B398]) / 1000000" office:value-type="float" office:value="52.04992" calcext:value-type="float">
            <text:p>52.04992</text:p>
          </table:table-cell>
          <table:table-cell table:formula="of:= ([times_1000000.C398] - [times_1000000.B398]) / 1000000" office:value-type="float" office:value="31.699968" calcext:value-type="float">
            <text:p>31.699968</text:p>
          </table:table-cell>
        </table:table-row>
        <table:table-row table:style-name="ro1">
          <table:table-cell table:formula="of:= [times_10000.A399]" office:value-type="float" office:value="398" calcext:value-type="float">
            <text:p>398</text:p>
          </table:table-cell>
          <table:table-cell table:formula="of:= ([times_10000.C399] - [times_10000.B399]) / 1000000" office:value-type="float" office:value="57.799936" calcext:value-type="float">
            <text:p>57.799936</text:p>
          </table:table-cell>
          <table:table-cell table:formula="of:= ([times_100000.C399] - [times_100000.B399]) / 1000000" office:value-type="float" office:value="52.710144" calcext:value-type="float">
            <text:p>52.710144</text:p>
          </table:table-cell>
          <table:table-cell table:formula="of:= ([times_1000000.C399] - [times_1000000.B399]) / 1000000" office:value-type="float" office:value="33.229824" calcext:value-type="float">
            <text:p>33.229824</text:p>
          </table:table-cell>
        </table:table-row>
        <table:table-row table:style-name="ro1">
          <table:table-cell table:formula="of:= [times_10000.A400]" office:value-type="float" office:value="399" calcext:value-type="float">
            <text:p>399</text:p>
          </table:table-cell>
          <table:table-cell table:formula="of:= ([times_10000.C400] - [times_10000.B400]) / 1000000" office:value-type="float" office:value="58.429952" calcext:value-type="float">
            <text:p>58.429952</text:p>
          </table:table-cell>
          <table:table-cell table:formula="of:= ([times_100000.C400] - [times_100000.B400]) / 1000000" office:value-type="float" office:value="54.000128" calcext:value-type="float">
            <text:p>54.000128</text:p>
          </table:table-cell>
          <table:table-cell table:formula="of:= ([times_1000000.C400] - [times_1000000.B400]) / 1000000" office:value-type="float" office:value="32.950016" calcext:value-type="float">
            <text:p>32.950016</text:p>
          </table:table-cell>
        </table:table-row>
        <table:table-row table:style-name="ro1">
          <table:table-cell table:formula="of:= [times_10000.A401]" office:value-type="float" office:value="400" calcext:value-type="float">
            <text:p>400</text:p>
          </table:table-cell>
          <table:table-cell table:formula="of:= ([times_10000.C401] - [times_10000.B401]) / 1000000" office:value-type="float" office:value="58.799872" calcext:value-type="float">
            <text:p>58.799872</text:p>
          </table:table-cell>
          <table:table-cell table:formula="of:= ([times_100000.C401] - [times_100000.B401]) / 1000000" office:value-type="float" office:value="54.340096" calcext:value-type="float">
            <text:p>54.340096</text:p>
          </table:table-cell>
          <table:table-cell table:formula="of:= ([times_1000000.C401] - [times_1000000.B401]) / 1000000" office:value-type="float" office:value="32.660224" calcext:value-type="float">
            <text:p>32.660224</text:p>
          </table:table-cell>
        </table:table-row>
        <table:table-row table:style-name="ro1">
          <table:table-cell table:formula="of:= [times_10000.A402]" office:value-type="float" office:value="401" calcext:value-type="float">
            <text:p>401</text:p>
          </table:table-cell>
          <table:table-cell table:formula="of:= ([times_10000.C402] - [times_10000.B402]) / 1000000" office:value-type="float" office:value="58.520064" calcext:value-type="float">
            <text:p>58.520064</text:p>
          </table:table-cell>
          <table:table-cell table:formula="of:= ([times_100000.C402] - [times_100000.B402]) / 1000000" office:value-type="float" office:value="56.029952" calcext:value-type="float">
            <text:p>56.029952</text:p>
          </table:table-cell>
          <table:table-cell table:formula="of:= ([times_1000000.C402] - [times_1000000.B402]) / 1000000" office:value-type="float" office:value="31.90016" calcext:value-type="float">
            <text:p>31.90016</text:p>
          </table:table-cell>
        </table:table-row>
        <table:table-row table:style-name="ro1">
          <table:table-cell table:formula="of:= [times_10000.A403]" office:value-type="float" office:value="402" calcext:value-type="float">
            <text:p>402</text:p>
          </table:table-cell>
          <table:table-cell table:formula="of:= ([times_10000.C403] - [times_10000.B403]) / 1000000" office:value-type="float" office:value="58.130176" calcext:value-type="float">
            <text:p>58.130176</text:p>
          </table:table-cell>
          <table:table-cell table:formula="of:= ([times_100000.C403] - [times_100000.B403]) / 1000000" office:value-type="float" office:value="59.949824" calcext:value-type="float">
            <text:p>59.949824</text:p>
          </table:table-cell>
          <table:table-cell table:formula="of:= ([times_1000000.C403] - [times_1000000.B403]) / 1000000" office:value-type="float" office:value="31.860224" calcext:value-type="float">
            <text:p>31.860224</text:p>
          </table:table-cell>
        </table:table-row>
        <table:table-row table:style-name="ro1">
          <table:table-cell table:formula="of:= [times_10000.A404]" office:value-type="float" office:value="403" calcext:value-type="float">
            <text:p>403</text:p>
          </table:table-cell>
          <table:table-cell table:formula="of:= ([times_10000.C404] - [times_10000.B404]) / 1000000" office:value-type="float" office:value="57.700096" calcext:value-type="float">
            <text:p>57.700096</text:p>
          </table:table-cell>
          <table:table-cell table:formula="of:= ([times_100000.C404] - [times_100000.B404]) / 1000000" office:value-type="float" office:value="61.48992" calcext:value-type="float">
            <text:p>61.48992</text:p>
          </table:table-cell>
          <table:table-cell table:formula="of:= ([times_1000000.C404] - [times_1000000.B404]) / 1000000" office:value-type="float" office:value="31.570176" calcext:value-type="float">
            <text:p>31.570176</text:p>
          </table:table-cell>
        </table:table-row>
        <table:table-row table:style-name="ro1">
          <table:table-cell table:formula="of:= [times_10000.A405]" office:value-type="float" office:value="404" calcext:value-type="float">
            <text:p>404</text:p>
          </table:table-cell>
          <table:table-cell table:formula="of:= ([times_10000.C405] - [times_10000.B405]) / 1000000" office:value-type="float" office:value="57.369856" calcext:value-type="float">
            <text:p>57.369856</text:p>
          </table:table-cell>
          <table:table-cell table:formula="of:= ([times_100000.C405] - [times_100000.B405]) / 1000000" office:value-type="float" office:value="61.179904" calcext:value-type="float">
            <text:p>61.179904</text:p>
          </table:table-cell>
          <table:table-cell table:formula="of:= ([times_1000000.C405] - [times_1000000.B405]) / 1000000" office:value-type="float" office:value="31.270144" calcext:value-type="float">
            <text:p>31.270144</text:p>
          </table:table-cell>
        </table:table-row>
        <table:table-row table:style-name="ro1">
          <table:table-cell table:formula="of:= [times_10000.A406]" office:value-type="float" office:value="405" calcext:value-type="float">
            <text:p>405</text:p>
          </table:table-cell>
          <table:table-cell table:formula="of:= ([times_10000.C406] - [times_10000.B406]) / 1000000" office:value-type="float" office:value="57.069824" calcext:value-type="float">
            <text:p>57.069824</text:p>
          </table:table-cell>
          <table:table-cell table:formula="of:= ([times_100000.C406] - [times_100000.B406]) / 1000000" office:value-type="float" office:value="60.879872" calcext:value-type="float">
            <text:p>60.879872</text:p>
          </table:table-cell>
          <table:table-cell table:formula="of:= ([times_1000000.C406] - [times_1000000.B406]) / 1000000" office:value-type="float" office:value="30.899968" calcext:value-type="float">
            <text:p>30.899968</text:p>
          </table:table-cell>
        </table:table-row>
        <table:table-row table:style-name="ro1">
          <table:table-cell table:formula="of:= [times_10000.A407]" office:value-type="float" office:value="406" calcext:value-type="float">
            <text:p>406</text:p>
          </table:table-cell>
          <table:table-cell table:formula="of:= ([times_10000.C407] - [times_10000.B407]) / 1000000" office:value-type="float" office:value="58.27968" calcext:value-type="float">
            <text:p>58.27968</text:p>
          </table:table-cell>
          <table:table-cell table:formula="of:= ([times_100000.C407] - [times_100000.B407]) / 1000000" office:value-type="float" office:value="62.040064" calcext:value-type="float">
            <text:p>62.040064</text:p>
          </table:table-cell>
          <table:table-cell table:formula="of:= ([times_1000000.C407] - [times_1000000.B407]) / 1000000" office:value-type="float" office:value="30.610176" calcext:value-type="float">
            <text:p>30.610176</text:p>
          </table:table-cell>
        </table:table-row>
        <table:table-row table:style-name="ro1">
          <table:table-cell table:formula="of:= [times_10000.A408]" office:value-type="float" office:value="407" calcext:value-type="float">
            <text:p>407</text:p>
          </table:table-cell>
          <table:table-cell table:formula="of:= ([times_10000.C408] - [times_10000.B408]) / 1000000" office:value-type="float" office:value="58.19008" calcext:value-type="float">
            <text:p>58.19008</text:p>
          </table:table-cell>
          <table:table-cell table:formula="of:= ([times_100000.C408] - [times_100000.B408]) / 1000000" office:value-type="float" office:value="62.130176" calcext:value-type="float">
            <text:p>62.130176</text:p>
          </table:table-cell>
          <table:table-cell table:formula="of:= ([times_1000000.C408] - [times_1000000.B408]) / 1000000" office:value-type="float" office:value="29.149952" calcext:value-type="float">
            <text:p>29.149952</text:p>
          </table:table-cell>
        </table:table-row>
        <table:table-row table:style-name="ro1">
          <table:table-cell table:formula="of:= [times_10000.A409]" office:value-type="float" office:value="408" calcext:value-type="float">
            <text:p>408</text:p>
          </table:table-cell>
          <table:table-cell table:formula="of:= ([times_10000.C409] - [times_10000.B409]) / 1000000" office:value-type="float" office:value="57.96992" calcext:value-type="float">
            <text:p>57.96992</text:p>
          </table:table-cell>
          <table:table-cell table:formula="of:= ([times_100000.C409] - [times_100000.B409]) / 1000000" office:value-type="float" office:value="61.840128" calcext:value-type="float">
            <text:p>61.840128</text:p>
          </table:table-cell>
          <table:table-cell table:formula="of:= ([times_1000000.C409] - [times_1000000.B409]) / 1000000" office:value-type="float" office:value="28.710144" calcext:value-type="float">
            <text:p>28.710144</text:p>
          </table:table-cell>
        </table:table-row>
        <table:table-row table:style-name="ro1">
          <table:table-cell table:formula="of:= [times_10000.A410]" office:value-type="float" office:value="409" calcext:value-type="float">
            <text:p>409</text:p>
          </table:table-cell>
          <table:table-cell table:formula="of:= ([times_10000.C410] - [times_10000.B410]) / 1000000" office:value-type="float" office:value="59.259904" calcext:value-type="float">
            <text:p>59.259904</text:p>
          </table:table-cell>
          <table:table-cell table:formula="of:= ([times_100000.C410] - [times_100000.B410]) / 1000000" office:value-type="float" office:value="61.23008" calcext:value-type="float">
            <text:p>61.23008</text:p>
          </table:table-cell>
          <table:table-cell table:formula="of:= ([times_1000000.C410] - [times_1000000.B410]) / 1000000" office:value-type="float" office:value="29.079808" calcext:value-type="float">
            <text:p>29.079808</text:p>
          </table:table-cell>
        </table:table-row>
        <table:table-row table:style-name="ro1">
          <table:table-cell table:formula="of:= [times_10000.A411]" office:value-type="float" office:value="410" calcext:value-type="float">
            <text:p>410</text:p>
          </table:table-cell>
          <table:table-cell table:formula="of:= ([times_10000.C411] - [times_10000.B411]) / 1000000" office:value-type="float" office:value="60.420096" calcext:value-type="float">
            <text:p>60.420096</text:p>
          </table:table-cell>
          <table:table-cell table:formula="of:= ([times_100000.C411] - [times_100000.B411]) / 1000000" office:value-type="float" office:value="60.929792" calcext:value-type="float">
            <text:p>60.929792</text:p>
          </table:table-cell>
          <table:table-cell table:formula="of:= ([times_1000000.C411] - [times_1000000.B411]) / 1000000" office:value-type="float" office:value="28.929792" calcext:value-type="float">
            <text:p>28.929792</text:p>
          </table:table-cell>
        </table:table-row>
        <table:table-row table:style-name="ro1">
          <table:table-cell table:formula="of:= [times_10000.A412]" office:value-type="float" office:value="411" calcext:value-type="float">
            <text:p>411</text:p>
          </table:table-cell>
          <table:table-cell table:formula="of:= ([times_10000.C412] - [times_10000.B412]) / 1000000" office:value-type="float" office:value="61.590016" calcext:value-type="float">
            <text:p>61.590016</text:p>
          </table:table-cell>
          <table:table-cell table:formula="of:= ([times_100000.C412] - [times_100000.B412]) / 1000000" office:value-type="float" office:value="61.410048" calcext:value-type="float">
            <text:p>61.410048</text:p>
          </table:table-cell>
          <table:table-cell table:formula="of:= ([times_1000000.C412] - [times_1000000.B412]) / 1000000" office:value-type="float" office:value="34.429952" calcext:value-type="float">
            <text:p>34.429952</text:p>
          </table:table-cell>
        </table:table-row>
        <table:table-row table:style-name="ro1">
          <table:table-cell table:formula="of:= [times_10000.A413]" office:value-type="float" office:value="412" calcext:value-type="float">
            <text:p>412</text:p>
          </table:table-cell>
          <table:table-cell table:formula="of:= ([times_10000.C413] - [times_10000.B413]) / 1000000" office:value-type="float" office:value="61.700096" calcext:value-type="float">
            <text:p>61.700096</text:p>
          </table:table-cell>
          <table:table-cell table:formula="of:= ([times_100000.C413] - [times_100000.B413]) / 1000000" office:value-type="float" office:value="61.470208" calcext:value-type="float">
            <text:p>61.470208</text:p>
          </table:table-cell>
          <table:table-cell table:formula="of:= ([times_1000000.C413] - [times_1000000.B413]) / 1000000" office:value-type="float" office:value="34.390016" calcext:value-type="float">
            <text:p>34.390016</text:p>
          </table:table-cell>
        </table:table-row>
        <table:table-row table:style-name="ro1">
          <table:table-cell table:formula="of:= [times_10000.A414]" office:value-type="float" office:value="413" calcext:value-type="float">
            <text:p>413</text:p>
          </table:table-cell>
          <table:table-cell table:formula="of:= ([times_10000.C414] - [times_10000.B414]) / 1000000" office:value-type="float" office:value="62.279936" calcext:value-type="float">
            <text:p>62.279936</text:p>
          </table:table-cell>
          <table:table-cell table:formula="of:= ([times_100000.C414] - [times_100000.B414]) / 1000000" office:value-type="float" office:value="61.179904" calcext:value-type="float">
            <text:p>61.179904</text:p>
          </table:table-cell>
          <table:table-cell table:formula="of:= ([times_1000000.C414] - [times_1000000.B414]) / 1000000" office:value-type="float" office:value="34.109696" calcext:value-type="float">
            <text:p>34.109696</text:p>
          </table:table-cell>
        </table:table-row>
        <table:table-row table:style-name="ro1">
          <table:table-cell table:formula="of:= [times_10000.A415]" office:value-type="float" office:value="414" calcext:value-type="float">
            <text:p>414</text:p>
          </table:table-cell>
          <table:table-cell table:formula="of:= ([times_10000.C415] - [times_10000.B415]) / 1000000" office:value-type="float" office:value="63.549952" calcext:value-type="float">
            <text:p>63.549952</text:p>
          </table:table-cell>
          <table:table-cell table:formula="of:= ([times_100000.C415] - [times_100000.B415]) / 1000000" office:value-type="float" office:value="61.079808" calcext:value-type="float">
            <text:p>61.079808</text:p>
          </table:table-cell>
          <table:table-cell table:formula="of:= ([times_1000000.C415] - [times_1000000.B415]) / 1000000" office:value-type="float" office:value="33.740032" calcext:value-type="float">
            <text:p>33.740032</text:p>
          </table:table-cell>
        </table:table-row>
        <table:table-row table:style-name="ro1">
          <table:table-cell table:formula="of:= [times_10000.A416]" office:value-type="float" office:value="415" calcext:value-type="float">
            <text:p>415</text:p>
          </table:table-cell>
          <table:table-cell table:formula="of:= ([times_10000.C416] - [times_10000.B416]) / 1000000" office:value-type="float" office:value="63.440128" calcext:value-type="float">
            <text:p>63.440128</text:p>
          </table:table-cell>
          <table:table-cell table:formula="of:= ([times_100000.C416] - [times_100000.B416]) / 1000000" office:value-type="float" office:value="61.87008" calcext:value-type="float">
            <text:p>61.87008</text:p>
          </table:table-cell>
          <table:table-cell table:formula="of:= ([times_1000000.C416] - [times_1000000.B416]) / 1000000" office:value-type="float" office:value="36.929792" calcext:value-type="float">
            <text:p>36.929792</text:p>
          </table:table-cell>
        </table:table-row>
        <table:table-row table:style-name="ro1">
          <table:table-cell table:formula="of:= [times_10000.A417]" office:value-type="float" office:value="416" calcext:value-type="float">
            <text:p>416</text:p>
          </table:table-cell>
          <table:table-cell table:formula="of:= ([times_10000.C417] - [times_10000.B417]) / 1000000" office:value-type="float" office:value="63.660032" calcext:value-type="float">
            <text:p>63.660032</text:p>
          </table:table-cell>
          <table:table-cell table:formula="of:= ([times_100000.C417] - [times_100000.B417]) / 1000000" office:value-type="float" office:value="61.929728" calcext:value-type="float">
            <text:p>61.929728</text:p>
          </table:table-cell>
          <table:table-cell table:formula="of:= ([times_1000000.C417] - [times_1000000.B417]) / 1000000" office:value-type="float" office:value="36.64" calcext:value-type="float">
            <text:p>36.64</text:p>
          </table:table-cell>
        </table:table-row>
        <table:table-row table:style-name="ro1">
          <table:table-cell table:formula="of:= [times_10000.A418]" office:value-type="float" office:value="417" calcext:value-type="float">
            <text:p>417</text:p>
          </table:table-cell>
          <table:table-cell table:formula="of:= ([times_10000.C418] - [times_10000.B418]) / 1000000" office:value-type="float" office:value="65.179904" calcext:value-type="float">
            <text:p>65.179904</text:p>
          </table:table-cell>
          <table:table-cell table:formula="of:= ([times_100000.C418] - [times_100000.B418]) / 1000000" office:value-type="float" office:value="61.639936" calcext:value-type="float">
            <text:p>61.639936</text:p>
          </table:table-cell>
          <table:table-cell table:formula="of:= ([times_1000000.C418] - [times_1000000.B418]) / 1000000" office:value-type="float" office:value="40.189952" calcext:value-type="float">
            <text:p>40.189952</text:p>
          </table:table-cell>
        </table:table-row>
        <table:table-row table:style-name="ro1">
          <table:table-cell table:formula="of:= [times_10000.A419]" office:value-type="float" office:value="418" calcext:value-type="float">
            <text:p>418</text:p>
          </table:table-cell>
          <table:table-cell table:formula="of:= ([times_10000.C419] - [times_10000.B419]) / 1000000" office:value-type="float" office:value="66.630144" calcext:value-type="float">
            <text:p>66.630144</text:p>
          </table:table-cell>
          <table:table-cell table:formula="of:= ([times_100000.C419] - [times_100000.B419]) / 1000000" office:value-type="float" office:value="62.120192" calcext:value-type="float">
            <text:p>62.120192</text:p>
          </table:table-cell>
          <table:table-cell table:formula="of:= ([times_1000000.C419] - [times_1000000.B419]) / 1000000" office:value-type="float" office:value="39.910144" calcext:value-type="float">
            <text:p>39.910144</text:p>
          </table:table-cell>
        </table:table-row>
        <table:table-row table:style-name="ro1">
          <table:table-cell table:formula="of:= [times_10000.A420]" office:value-type="float" office:value="419" calcext:value-type="float">
            <text:p>419</text:p>
          </table:table-cell>
          <table:table-cell table:formula="of:= ([times_10000.C420] - [times_10000.B420]) / 1000000" office:value-type="float" office:value="66.639872" calcext:value-type="float">
            <text:p>66.639872</text:p>
          </table:table-cell>
          <table:table-cell table:formula="of:= ([times_100000.C420] - [times_100000.B420]) / 1000000" office:value-type="float" office:value="61.829888" calcext:value-type="float">
            <text:p>61.829888</text:p>
          </table:table-cell>
          <table:table-cell table:formula="of:= ([times_1000000.C420] - [times_1000000.B420]) / 1000000" office:value-type="float" office:value="39.539968" calcext:value-type="float">
            <text:p>39.539968</text:p>
          </table:table-cell>
        </table:table-row>
        <table:table-row table:style-name="ro1">
          <table:table-cell table:formula="of:= [times_10000.A421]" office:value-type="float" office:value="420" calcext:value-type="float">
            <text:p>420</text:p>
          </table:table-cell>
          <table:table-cell table:formula="of:= ([times_10000.C421] - [times_10000.B421]) / 1000000" office:value-type="float" office:value="67.390208" calcext:value-type="float">
            <text:p>67.390208</text:p>
          </table:table-cell>
          <table:table-cell table:formula="of:= ([times_100000.C421] - [times_100000.B421]) / 1000000" office:value-type="float" office:value="61.509888" calcext:value-type="float">
            <text:p>61.509888</text:p>
          </table:table-cell>
          <table:table-cell table:formula="of:= ([times_1000000.C421] - [times_1000000.B421]) / 1000000" office:value-type="float" office:value="39.239936" calcext:value-type="float">
            <text:p>39.239936</text:p>
          </table:table-cell>
        </table:table-row>
        <table:table-row table:style-name="ro1">
          <table:table-cell table:formula="of:= [times_10000.A422]" office:value-type="float" office:value="421" calcext:value-type="float">
            <text:p>421</text:p>
          </table:table-cell>
          <table:table-cell table:formula="of:= ([times_10000.C422] - [times_10000.B422]) / 1000000" office:value-type="float" office:value="68.669952" calcext:value-type="float">
            <text:p>68.669952</text:p>
          </table:table-cell>
          <table:table-cell table:formula="of:= ([times_100000.C422] - [times_100000.B422]) / 1000000" office:value-type="float" office:value="62.409984" calcext:value-type="float">
            <text:p>62.409984</text:p>
          </table:table-cell>
          <table:table-cell table:formula="of:= ([times_1000000.C422] - [times_1000000.B422]) / 1000000" office:value-type="float" office:value="39.940096" calcext:value-type="float">
            <text:p>39.940096</text:p>
          </table:table-cell>
        </table:table-row>
        <table:table-row table:style-name="ro1">
          <table:table-cell table:formula="of:= [times_10000.A423]" office:value-type="float" office:value="422" calcext:value-type="float">
            <text:p>422</text:p>
          </table:table-cell>
          <table:table-cell table:formula="of:= ([times_10000.C423] - [times_10000.B423]) / 1000000" office:value-type="float" office:value="69.620224" calcext:value-type="float">
            <text:p>69.620224</text:p>
          </table:table-cell>
          <table:table-cell table:formula="of:= ([times_100000.C423] - [times_100000.B423]) / 1000000" office:value-type="float" office:value="62.320128" calcext:value-type="float">
            <text:p>62.320128</text:p>
          </table:table-cell>
          <table:table-cell table:formula="of:= ([times_1000000.C423] - [times_1000000.B423]) / 1000000" office:value-type="float" office:value="41.129984" calcext:value-type="float">
            <text:p>41.129984</text:p>
          </table:table-cell>
        </table:table-row>
        <table:table-row table:style-name="ro1">
          <table:table-cell table:formula="of:= [times_10000.A424]" office:value-type="float" office:value="423" calcext:value-type="float">
            <text:p>423</text:p>
          </table:table-cell>
          <table:table-cell table:formula="of:= ([times_10000.C424] - [times_10000.B424]) / 1000000" office:value-type="float" office:value="69.669888" calcext:value-type="float">
            <text:p>69.669888</text:p>
          </table:table-cell>
          <table:table-cell table:formula="of:= ([times_100000.C424] - [times_100000.B424]) / 1000000" office:value-type="float" office:value="62.409728" calcext:value-type="float">
            <text:p>62.409728</text:p>
          </table:table-cell>
          <table:table-cell table:formula="of:= ([times_1000000.C424] - [times_1000000.B424]) / 1000000" office:value-type="float" office:value="40.84992" calcext:value-type="float">
            <text:p>40.84992</text:p>
          </table:table-cell>
        </table:table-row>
        <table:table-row table:style-name="ro1">
          <table:table-cell table:formula="of:= [times_10000.A425]" office:value-type="float" office:value="424" calcext:value-type="float">
            <text:p>424</text:p>
          </table:table-cell>
          <table:table-cell table:formula="of:= ([times_10000.C425] - [times_10000.B425]) / 1000000" office:value-type="float" office:value="70.119936" calcext:value-type="float">
            <text:p>70.119936</text:p>
          </table:table-cell>
          <table:table-cell table:formula="of:= ([times_100000.C425] - [times_100000.B425]) / 1000000" office:value-type="float" office:value="62.119936" calcext:value-type="float">
            <text:p>62.119936</text:p>
          </table:table-cell>
          <table:table-cell table:formula="of:= ([times_1000000.C425] - [times_1000000.B425]) / 1000000" office:value-type="float" office:value="40.460032" calcext:value-type="float">
            <text:p>40.460032</text:p>
          </table:table-cell>
        </table:table-row>
        <table:table-row table:style-name="ro1">
          <table:table-cell table:formula="of:= [times_10000.A426]" office:value-type="float" office:value="425" calcext:value-type="float">
            <text:p>425</text:p>
          </table:table-cell>
          <table:table-cell table:formula="of:= ([times_10000.C426] - [times_10000.B426]) / 1000000" office:value-type="float" office:value="70.210048" calcext:value-type="float">
            <text:p>70.210048</text:p>
          </table:table-cell>
          <table:table-cell table:formula="of:= ([times_100000.C426] - [times_100000.B426]) / 1000000" office:value-type="float" office:value="61.449984" calcext:value-type="float">
            <text:p>61.449984</text:p>
          </table:table-cell>
          <table:table-cell table:formula="of:= ([times_1000000.C426] - [times_1000000.B426]) / 1000000" office:value-type="float" office:value="40.169728" calcext:value-type="float">
            <text:p>40.169728</text:p>
          </table:table-cell>
        </table:table-row>
        <table:table-row table:style-name="ro1">
          <table:table-cell table:formula="of:= [times_10000.A427]" office:value-type="float" office:value="426" calcext:value-type="float">
            <text:p>426</text:p>
          </table:table-cell>
          <table:table-cell table:formula="of:= ([times_10000.C427] - [times_10000.B427]) / 1000000" office:value-type="float" office:value="72.41984" calcext:value-type="float">
            <text:p>72.41984</text:p>
          </table:table-cell>
          <table:table-cell table:formula="of:= ([times_100000.C427] - [times_100000.B427]) / 1000000" office:value-type="float" office:value="61.140224" calcext:value-type="float">
            <text:p>61.140224</text:p>
          </table:table-cell>
          <table:table-cell table:formula="of:= ([times_1000000.C427] - [times_1000000.B427]) / 1000000" office:value-type="float" office:value="39.88992" calcext:value-type="float">
            <text:p>39.88992</text:p>
          </table:table-cell>
        </table:table-row>
        <table:table-row table:style-name="ro1">
          <table:table-cell table:formula="of:= [times_10000.A428]" office:value-type="float" office:value="427" calcext:value-type="float">
            <text:p>427</text:p>
          </table:table-cell>
          <table:table-cell table:formula="of:= ([times_10000.C428] - [times_10000.B428]) / 1000000" office:value-type="float" office:value="73.12" calcext:value-type="float">
            <text:p>73.12</text:p>
          </table:table-cell>
          <table:table-cell table:formula="of:= ([times_100000.C428] - [times_100000.B428]) / 1000000" office:value-type="float" office:value="63.059968" calcext:value-type="float">
            <text:p>63.059968</text:p>
          </table:table-cell>
          <table:table-cell table:formula="of:= ([times_1000000.C428] - [times_1000000.B428]) / 1000000" office:value-type="float" office:value="39.600128" calcext:value-type="float">
            <text:p>39.600128</text:p>
          </table:table-cell>
        </table:table-row>
        <table:table-row table:style-name="ro1">
          <table:table-cell table:formula="of:= [times_10000.A429]" office:value-type="float" office:value="428" calcext:value-type="float">
            <text:p>428</text:p>
          </table:table-cell>
          <table:table-cell table:formula="of:= ([times_10000.C429] - [times_10000.B429]) / 1000000" office:value-type="float" office:value="73.849856" calcext:value-type="float">
            <text:p>73.849856</text:p>
          </table:table-cell>
          <table:table-cell table:formula="of:= ([times_100000.C429] - [times_100000.B429]) / 1000000" office:value-type="float" office:value="67.290112" calcext:value-type="float">
            <text:p>67.290112</text:p>
          </table:table-cell>
          <table:table-cell table:formula="of:= ([times_1000000.C429] - [times_1000000.B429]) / 1000000" office:value-type="float" office:value="50.449664" calcext:value-type="float">
            <text:p>50.449664</text:p>
          </table:table-cell>
        </table:table-row>
        <table:table-row table:style-name="ro1">
          <table:table-cell table:formula="of:= [times_10000.A430]" office:value-type="float" office:value="429" calcext:value-type="float">
            <text:p>429</text:p>
          </table:table-cell>
          <table:table-cell table:formula="of:= ([times_10000.C430] - [times_10000.B430]) / 1000000" office:value-type="float" office:value="67.609856" calcext:value-type="float">
            <text:p>67.609856</text:p>
          </table:table-cell>
          <table:table-cell table:formula="of:= ([times_100000.C430] - [times_100000.B430]) / 1000000" office:value-type="float" office:value="67.020032" calcext:value-type="float">
            <text:p>67.020032</text:p>
          </table:table-cell>
          <table:table-cell table:formula="of:= ([times_1000000.C430] - [times_1000000.B430]) / 1000000" office:value-type="float" office:value="52.639744" calcext:value-type="float">
            <text:p>52.639744</text:p>
          </table:table-cell>
        </table:table-row>
        <table:table-row table:style-name="ro1">
          <table:table-cell table:formula="of:= [times_10000.A431]" office:value-type="float" office:value="430" calcext:value-type="float">
            <text:p>430</text:p>
          </table:table-cell>
          <table:table-cell table:formula="of:= ([times_10000.C431] - [times_10000.B431]) / 1000000" office:value-type="float" office:value="67.399936" calcext:value-type="float">
            <text:p>67.399936</text:p>
          </table:table-cell>
          <table:table-cell table:formula="of:= ([times_100000.C431] - [times_100000.B431]) / 1000000" office:value-type="float" office:value="70.30016" calcext:value-type="float">
            <text:p>70.30016</text:p>
          </table:table-cell>
          <table:table-cell table:formula="of:= ([times_1000000.C431] - [times_1000000.B431]) / 1000000" office:value-type="float" office:value="52.519936" calcext:value-type="float">
            <text:p>52.519936</text:p>
          </table:table-cell>
        </table:table-row>
        <table:table-row table:style-name="ro1">
          <table:table-cell table:formula="of:= [times_10000.A432]" office:value-type="float" office:value="431" calcext:value-type="float">
            <text:p>431</text:p>
          </table:table-cell>
          <table:table-cell table:formula="of:= ([times_10000.C432] - [times_10000.B432]) / 1000000" office:value-type="float" office:value="69.019904" calcext:value-type="float">
            <text:p>69.019904</text:p>
          </table:table-cell>
          <table:table-cell table:formula="of:= ([times_100000.C432] - [times_100000.B432]) / 1000000" office:value-type="float" office:value="69.990144" calcext:value-type="float">
            <text:p>69.990144</text:p>
          </table:table-cell>
          <table:table-cell table:formula="of:= ([times_1000000.C432] - [times_1000000.B432]) / 1000000" office:value-type="float" office:value="52.230144" calcext:value-type="float">
            <text:p>52.230144</text:p>
          </table:table-cell>
        </table:table-row>
        <table:table-row table:style-name="ro1">
          <table:table-cell table:formula="of:= [times_10000.A433]" office:value-type="float" office:value="432" calcext:value-type="float">
            <text:p>432</text:p>
          </table:table-cell>
          <table:table-cell table:formula="of:= ([times_10000.C433] - [times_10000.B433]) / 1000000" office:value-type="float" office:value="69.510144" calcext:value-type="float">
            <text:p>69.510144</text:p>
          </table:table-cell>
          <table:table-cell table:formula="of:= ([times_100000.C433] - [times_100000.B433]) / 1000000" office:value-type="float" office:value="69.69984" calcext:value-type="float">
            <text:p>69.69984</text:p>
          </table:table-cell>
          <table:table-cell table:formula="of:= ([times_1000000.C433] - [times_1000000.B433]) / 1000000" office:value-type="float" office:value="51.93984" calcext:value-type="float">
            <text:p>51.93984</text:p>
          </table:table-cell>
        </table:table-row>
        <table:table-row table:style-name="ro1">
          <table:table-cell table:formula="of:= [times_10000.A434]" office:value-type="float" office:value="433" calcext:value-type="float">
            <text:p>433</text:p>
          </table:table-cell>
          <table:table-cell table:formula="of:= ([times_10000.C434] - [times_10000.B434]) / 1000000" office:value-type="float" office:value="69.640192" calcext:value-type="float">
            <text:p>69.640192</text:p>
          </table:table-cell>
          <table:table-cell table:formula="of:= ([times_100000.C434] - [times_100000.B434]) / 1000000" office:value-type="float" office:value="69.410048" calcext:value-type="float">
            <text:p>69.410048</text:p>
          </table:table-cell>
          <table:table-cell table:formula="of:= ([times_1000000.C434] - [times_1000000.B434]) / 1000000" office:value-type="float" office:value="51.649792" calcext:value-type="float">
            <text:p>51.649792</text:p>
          </table:table-cell>
        </table:table-row>
        <table:table-row table:style-name="ro1">
          <table:table-cell table:formula="of:= [times_10000.A435]" office:value-type="float" office:value="434" calcext:value-type="float">
            <text:p>434</text:p>
          </table:table-cell>
          <table:table-cell table:formula="of:= ([times_10000.C435] - [times_10000.B435]) / 1000000" office:value-type="float" office:value="69.129984" calcext:value-type="float">
            <text:p>69.129984</text:p>
          </table:table-cell>
          <table:table-cell table:formula="of:= ([times_100000.C435] - [times_100000.B435]) / 1000000" office:value-type="float" office:value="69.110016" calcext:value-type="float">
            <text:p>69.110016</text:p>
          </table:table-cell>
          <table:table-cell table:formula="of:= ([times_1000000.C435] - [times_1000000.B435]) / 1000000" office:value-type="float" office:value="51.220224" calcext:value-type="float">
            <text:p>51.220224</text:p>
          </table:table-cell>
        </table:table-row>
        <table:table-row table:style-name="ro1">
          <table:table-cell table:formula="of:= [times_10000.A436]" office:value-type="float" office:value="435" calcext:value-type="float">
            <text:p>435</text:p>
          </table:table-cell>
          <table:table-cell table:formula="of:= ([times_10000.C436] - [times_10000.B436]) / 1000000" office:value-type="float" office:value="68.84992" calcext:value-type="float">
            <text:p>68.84992</text:p>
          </table:table-cell>
          <table:table-cell table:formula="of:= ([times_100000.C436] - [times_100000.B436]) / 1000000" office:value-type="float" office:value="68.819968" calcext:value-type="float">
            <text:p>68.819968</text:p>
          </table:table-cell>
          <table:table-cell table:formula="of:= ([times_1000000.C436] - [times_1000000.B436]) / 1000000" office:value-type="float" office:value="51.29984" calcext:value-type="float">
            <text:p>51.29984</text:p>
          </table:table-cell>
        </table:table-row>
        <table:table-row table:style-name="ro1">
          <table:table-cell table:formula="of:= [times_10000.A437]" office:value-type="float" office:value="436" calcext:value-type="float">
            <text:p>436</text:p>
          </table:table-cell>
          <table:table-cell table:formula="of:= ([times_10000.C437] - [times_10000.B437]) / 1000000" office:value-type="float" office:value="70.550016" calcext:value-type="float">
            <text:p>70.550016</text:p>
          </table:table-cell>
          <table:table-cell table:formula="of:= ([times_100000.C437] - [times_100000.B437]) / 1000000" office:value-type="float" office:value="68.16" calcext:value-type="float">
            <text:p>68.16</text:p>
          </table:table-cell>
          <table:table-cell table:formula="of:= ([times_1000000.C437] - [times_1000000.B437]) / 1000000" office:value-type="float" office:value="51.279872" calcext:value-type="float">
            <text:p>51.279872</text:p>
          </table:table-cell>
        </table:table-row>
        <table:table-row table:style-name="ro1">
          <table:table-cell table:formula="of:= [times_10000.A438]" office:value-type="float" office:value="437" calcext:value-type="float">
            <text:p>437</text:p>
          </table:table-cell>
          <table:table-cell table:formula="of:= ([times_10000.C438] - [times_10000.B438]) / 1000000" office:value-type="float" office:value="70.60992" calcext:value-type="float">
            <text:p>70.60992</text:p>
          </table:table-cell>
          <table:table-cell table:formula="of:= ([times_100000.C438] - [times_100000.B438]) / 1000000" office:value-type="float" office:value="67.439872" calcext:value-type="float">
            <text:p>67.439872</text:p>
          </table:table-cell>
          <table:table-cell table:formula="of:= ([times_1000000.C438] - [times_1000000.B438]) / 1000000" office:value-type="float" office:value="54.14016" calcext:value-type="float">
            <text:p>54.14016</text:p>
          </table:table-cell>
        </table:table-row>
        <table:table-row table:style-name="ro1">
          <table:table-cell table:formula="of:= [times_10000.A439]" office:value-type="float" office:value="438" calcext:value-type="float">
            <text:p>438</text:p>
          </table:table-cell>
          <table:table-cell table:formula="of:= ([times_10000.C439] - [times_10000.B439]) / 1000000" office:value-type="float" office:value="71.750144" calcext:value-type="float">
            <text:p>71.750144</text:p>
          </table:table-cell>
          <table:table-cell table:formula="of:= ([times_100000.C439] - [times_100000.B439]) / 1000000" office:value-type="float" office:value="67.15008" calcext:value-type="float">
            <text:p>67.15008</text:p>
          </table:table-cell>
          <table:table-cell table:formula="of:= ([times_1000000.C439] - [times_1000000.B439]) / 1000000" office:value-type="float" office:value="56.360192" calcext:value-type="float">
            <text:p>56.360192</text:p>
          </table:table-cell>
        </table:table-row>
        <table:table-row table:style-name="ro1">
          <table:table-cell table:formula="of:= [times_10000.A440]" office:value-type="float" office:value="439" calcext:value-type="float">
            <text:p>439</text:p>
          </table:table-cell>
          <table:table-cell table:formula="of:= ([times_10000.C440] - [times_10000.B440]) / 1000000" office:value-type="float" office:value="71.930112" calcext:value-type="float">
            <text:p>71.930112</text:p>
          </table:table-cell>
          <table:table-cell table:formula="of:= ([times_100000.C440] - [times_100000.B440]) / 1000000" office:value-type="float" office:value="66.850048" calcext:value-type="float">
            <text:p>66.850048</text:p>
          </table:table-cell>
          <table:table-cell table:formula="of:= ([times_1000000.C440] - [times_1000000.B440]) / 1000000" office:value-type="float" office:value="56.080128" calcext:value-type="float">
            <text:p>56.080128</text:p>
          </table:table-cell>
        </table:table-row>
        <table:table-row table:style-name="ro1">
          <table:table-cell table:formula="of:= [times_10000.A441]" office:value-type="float" office:value="440" calcext:value-type="float">
            <text:p>440</text:p>
          </table:table-cell>
          <table:table-cell table:formula="of:= ([times_10000.C441] - [times_10000.B441]) / 1000000" office:value-type="float" office:value="72.780032" calcext:value-type="float">
            <text:p>72.780032</text:p>
          </table:table-cell>
          <table:table-cell table:formula="of:= ([times_100000.C441] - [times_100000.B441]) / 1000000" office:value-type="float" office:value="66.579712" calcext:value-type="float">
            <text:p>66.579712</text:p>
          </table:table-cell>
          <table:table-cell table:formula="of:= ([times_1000000.C441] - [times_1000000.B441]) / 1000000" office:value-type="float" office:value="54.680064" calcext:value-type="float">
            <text:p>54.680064</text:p>
          </table:table-cell>
        </table:table-row>
        <table:table-row table:style-name="ro1">
          <table:table-cell table:formula="of:= [times_10000.A442]" office:value-type="float" office:value="441" calcext:value-type="float">
            <text:p>441</text:p>
          </table:table-cell>
          <table:table-cell table:formula="of:= ([times_10000.C442] - [times_10000.B442]) / 1000000" office:value-type="float" office:value="72.659968" calcext:value-type="float">
            <text:p>72.659968</text:p>
          </table:table-cell>
          <table:table-cell table:formula="of:= ([times_100000.C442] - [times_100000.B442]) / 1000000" office:value-type="float" office:value="65.730048" calcext:value-type="float">
            <text:p>65.730048</text:p>
          </table:table-cell>
          <table:table-cell table:formula="of:= ([times_1000000.C442] - [times_1000000.B442]) / 1000000" office:value-type="float" office:value="54.380032" calcext:value-type="float">
            <text:p>54.380032</text:p>
          </table:table-cell>
        </table:table-row>
        <table:table-row table:style-name="ro1">
          <table:table-cell table:formula="of:= [times_10000.A443]" office:value-type="float" office:value="442" calcext:value-type="float">
            <text:p>442</text:p>
          </table:table-cell>
          <table:table-cell table:formula="of:= ([times_10000.C443] - [times_10000.B443]) / 1000000" office:value-type="float" office:value="74.540032" calcext:value-type="float">
            <text:p>74.540032</text:p>
          </table:table-cell>
          <table:table-cell table:formula="of:= ([times_100000.C443] - [times_100000.B443]) / 1000000" office:value-type="float" office:value="65.45024" calcext:value-type="float">
            <text:p>65.45024</text:p>
          </table:table-cell>
          <table:table-cell table:formula="of:= ([times_1000000.C443] - [times_1000000.B443]) / 1000000" office:value-type="float" office:value="53.98016" calcext:value-type="float">
            <text:p>53.98016</text:p>
          </table:table-cell>
        </table:table-row>
        <table:table-row table:style-name="ro1">
          <table:table-cell table:formula="of:= [times_10000.A444]" office:value-type="float" office:value="443" calcext:value-type="float">
            <text:p>443</text:p>
          </table:table-cell>
          <table:table-cell table:formula="of:= ([times_10000.C444] - [times_10000.B444]) / 1000000" office:value-type="float" office:value="74.160128" calcext:value-type="float">
            <text:p>74.160128</text:p>
          </table:table-cell>
          <table:table-cell table:formula="of:= ([times_100000.C444] - [times_100000.B444]) / 1000000" office:value-type="float" office:value="66.4" calcext:value-type="float">
            <text:p>66.4</text:p>
          </table:table-cell>
          <table:table-cell table:formula="of:= ([times_1000000.C444] - [times_1000000.B444]) / 1000000" office:value-type="float" office:value="53.639936" calcext:value-type="float">
            <text:p>53.639936</text:p>
          </table:table-cell>
        </table:table-row>
        <table:table-row table:style-name="ro1">
          <table:table-cell table:formula="of:= [times_10000.A445]" office:value-type="float" office:value="444" calcext:value-type="float">
            <text:p>444</text:p>
          </table:table-cell>
          <table:table-cell table:formula="of:= ([times_10000.C445] - [times_10000.B445]) / 1000000" office:value-type="float" office:value="73.850112" calcext:value-type="float">
            <text:p>73.850112</text:p>
          </table:table-cell>
          <table:table-cell table:formula="of:= ([times_100000.C445] - [times_100000.B445]) / 1000000" office:value-type="float" office:value="66.28992" calcext:value-type="float">
            <text:p>66.28992</text:p>
          </table:table-cell>
          <table:table-cell table:formula="of:= ([times_1000000.C445] - [times_1000000.B445]) / 1000000" office:value-type="float" office:value="53.360128" calcext:value-type="float">
            <text:p>53.360128</text:p>
          </table:table-cell>
        </table:table-row>
        <table:table-row table:style-name="ro1">
          <table:table-cell table:formula="of:= [times_10000.A446]" office:value-type="float" office:value="445" calcext:value-type="float">
            <text:p>445</text:p>
          </table:table-cell>
          <table:table-cell table:formula="of:= ([times_10000.C446] - [times_10000.B446]) / 1000000" office:value-type="float" office:value="73.55008" calcext:value-type="float">
            <text:p>73.55008</text:p>
          </table:table-cell>
          <table:table-cell table:formula="of:= ([times_100000.C446] - [times_100000.B446]) / 1000000" office:value-type="float" office:value="66.500096" calcext:value-type="float">
            <text:p>66.500096</text:p>
          </table:table-cell>
          <table:table-cell table:formula="of:= ([times_1000000.C446] - [times_1000000.B446]) / 1000000" office:value-type="float" office:value="54.230272" calcext:value-type="float">
            <text:p>54.230272</text:p>
          </table:table-cell>
        </table:table-row>
        <table:table-row table:style-name="ro1">
          <table:table-cell table:formula="of:= [times_10000.A447]" office:value-type="float" office:value="446" calcext:value-type="float">
            <text:p>446</text:p>
          </table:table-cell>
          <table:table-cell table:formula="of:= ([times_10000.C447] - [times_10000.B447]) / 1000000" office:value-type="float" office:value="76.11008" calcext:value-type="float">
            <text:p>76.11008</text:p>
          </table:table-cell>
          <table:table-cell table:formula="of:= ([times_100000.C447] - [times_100000.B447]) / 1000000" office:value-type="float" office:value="66.370048" calcext:value-type="float">
            <text:p>66.370048</text:p>
          </table:table-cell>
          <table:table-cell table:formula="of:= ([times_1000000.C447] - [times_1000000.B447]) / 1000000" office:value-type="float" office:value="53.910016" calcext:value-type="float">
            <text:p>53.910016</text:p>
          </table:table-cell>
        </table:table-row>
        <table:table-row table:style-name="ro1">
          <table:table-cell table:formula="of:= [times_10000.A448]" office:value-type="float" office:value="447" calcext:value-type="float">
            <text:p>447</text:p>
          </table:table-cell>
          <table:table-cell table:formula="of:= ([times_10000.C448] - [times_10000.B448]) / 1000000" office:value-type="float" office:value="75.969792" calcext:value-type="float">
            <text:p>75.969792</text:p>
          </table:table-cell>
          <table:table-cell table:formula="of:= ([times_100000.C448] - [times_100000.B448]) / 1000000" office:value-type="float" office:value="68.43008" calcext:value-type="float">
            <text:p>68.43008</text:p>
          </table:table-cell>
          <table:table-cell table:formula="of:= ([times_1000000.C448] - [times_1000000.B448]) / 1000000" office:value-type="float" office:value="50.439936" calcext:value-type="float">
            <text:p>50.439936</text:p>
          </table:table-cell>
        </table:table-row>
        <table:table-row table:style-name="ro1">
          <table:table-cell table:formula="of:= [times_10000.A449]" office:value-type="float" office:value="448" calcext:value-type="float">
            <text:p>448</text:p>
          </table:table-cell>
          <table:table-cell table:formula="of:= ([times_10000.C449] - [times_10000.B449]) / 1000000" office:value-type="float" office:value="81.16992" calcext:value-type="float">
            <text:p>81.16992</text:p>
          </table:table-cell>
          <table:table-cell table:formula="of:= ([times_100000.C449] - [times_100000.B449]) / 1000000" office:value-type="float" office:value="70.12992" calcext:value-type="float">
            <text:p>70.12992</text:p>
          </table:table-cell>
          <table:table-cell table:formula="of:= ([times_1000000.C449] - [times_1000000.B449]) / 1000000" office:value-type="float" office:value="50.06976" calcext:value-type="float">
            <text:p>50.06976</text:p>
          </table:table-cell>
        </table:table-row>
        <table:table-row table:style-name="ro1">
          <table:table-cell table:formula="of:= [times_10000.A450]" office:value-type="float" office:value="449" calcext:value-type="float">
            <text:p>449</text:p>
          </table:table-cell>
          <table:table-cell table:formula="of:= ([times_10000.C450] - [times_10000.B450]) / 1000000" office:value-type="float" office:value="80.809984" calcext:value-type="float">
            <text:p>80.809984</text:p>
          </table:table-cell>
          <table:table-cell table:formula="of:= ([times_100000.C450] - [times_100000.B450]) / 1000000" office:value-type="float" office:value="70.939904" calcext:value-type="float">
            <text:p>70.939904</text:p>
          </table:table-cell>
          <table:table-cell table:formula="of:= ([times_1000000.C450] - [times_1000000.B450]) / 1000000" office:value-type="float" office:value="49.76" calcext:value-type="float">
            <text:p>49.76</text:p>
          </table:table-cell>
        </table:table-row>
        <table:table-row table:style-name="ro1">
          <table:table-cell table:formula="of:= [times_10000.A451]" office:value-type="float" office:value="450" calcext:value-type="float">
            <text:p>450</text:p>
          </table:table-cell>
          <table:table-cell table:formula="of:= ([times_10000.C451] - [times_10000.B451]) / 1000000" office:value-type="float" office:value="80.519936" calcext:value-type="float">
            <text:p>80.519936</text:p>
          </table:table-cell>
          <table:table-cell table:formula="of:= ([times_100000.C451] - [times_100000.B451]) / 1000000" office:value-type="float" office:value="71.059968" calcext:value-type="float">
            <text:p>71.059968</text:p>
          </table:table-cell>
          <table:table-cell table:formula="of:= ([times_1000000.C451] - [times_1000000.B451]) / 1000000" office:value-type="float" office:value="49.469952" calcext:value-type="float">
            <text:p>49.469952</text:p>
          </table:table-cell>
        </table:table-row>
        <table:table-row table:style-name="ro1">
          <table:table-cell table:formula="of:= [times_10000.A452]" office:value-type="float" office:value="451" calcext:value-type="float">
            <text:p>451</text:p>
          </table:table-cell>
          <table:table-cell table:formula="of:= ([times_10000.C452] - [times_10000.B452]) / 1000000" office:value-type="float" office:value="80.229888" calcext:value-type="float">
            <text:p>80.229888</text:p>
          </table:table-cell>
          <table:table-cell table:formula="of:= ([times_100000.C452] - [times_100000.B452]) / 1000000" office:value-type="float" office:value="70.630144" calcext:value-type="float">
            <text:p>70.630144</text:p>
          </table:table-cell>
          <table:table-cell table:formula="of:= ([times_1000000.C452] - [times_1000000.B452]) / 1000000" office:value-type="float" office:value="49.190144" calcext:value-type="float">
            <text:p>49.190144</text:p>
          </table:table-cell>
        </table:table-row>
        <table:table-row table:style-name="ro1">
          <table:table-cell table:formula="of:= [times_10000.A453]" office:value-type="float" office:value="452" calcext:value-type="float">
            <text:p>452</text:p>
          </table:table-cell>
          <table:table-cell table:formula="of:= ([times_10000.C453] - [times_10000.B453]) / 1000000" office:value-type="float" office:value="79.940096" calcext:value-type="float">
            <text:p>79.940096</text:p>
          </table:table-cell>
          <table:table-cell table:formula="of:= ([times_100000.C453] - [times_100000.B453]) / 1000000" office:value-type="float" office:value="72.97024" calcext:value-type="float">
            <text:p>72.97024</text:p>
          </table:table-cell>
          <table:table-cell table:formula="of:= ([times_1000000.C453] - [times_1000000.B453]) / 1000000" office:value-type="float" office:value="47.830016" calcext:value-type="float">
            <text:p>47.830016</text:p>
          </table:table-cell>
        </table:table-row>
        <table:table-row table:style-name="ro1">
          <table:table-cell table:formula="of:= [times_10000.A454]" office:value-type="float" office:value="453" calcext:value-type="float">
            <text:p>453</text:p>
          </table:table-cell>
          <table:table-cell table:formula="of:= ([times_10000.C454] - [times_10000.B454]) / 1000000" office:value-type="float" office:value="79.52" calcext:value-type="float">
            <text:p>79.52</text:p>
          </table:table-cell>
          <table:table-cell table:formula="of:= ([times_100000.C454] - [times_100000.B454]) / 1000000" office:value-type="float" office:value="73.310208" calcext:value-type="float">
            <text:p>73.310208</text:p>
          </table:table-cell>
          <table:table-cell table:formula="of:= ([times_1000000.C454] - [times_1000000.B454]) / 1000000" office:value-type="float" office:value="46.139904" calcext:value-type="float">
            <text:p>46.139904</text:p>
          </table:table-cell>
        </table:table-row>
        <table:table-row table:style-name="ro1">
          <table:table-cell table:formula="of:= [times_10000.A455]" office:value-type="float" office:value="454" calcext:value-type="float">
            <text:p>454</text:p>
          </table:table-cell>
          <table:table-cell table:formula="of:= ([times_10000.C455] - [times_10000.B455]) / 1000000" office:value-type="float" office:value="79.219968" calcext:value-type="float">
            <text:p>79.219968</text:p>
          </table:table-cell>
          <table:table-cell table:formula="of:= ([times_100000.C455] - [times_100000.B455]) / 1000000" office:value-type="float" office:value="73.019904" calcext:value-type="float">
            <text:p>73.019904</text:p>
          </table:table-cell>
          <table:table-cell table:formula="of:= ([times_1000000.C455] - [times_1000000.B455]) / 1000000" office:value-type="float" office:value="43.700224" calcext:value-type="float">
            <text:p>43.700224</text:p>
          </table:table-cell>
        </table:table-row>
        <table:table-row table:style-name="ro1">
          <table:table-cell table:formula="of:= [times_10000.A456]" office:value-type="float" office:value="455" calcext:value-type="float">
            <text:p>455</text:p>
          </table:table-cell>
          <table:table-cell table:formula="of:= ([times_10000.C456] - [times_10000.B456]) / 1000000" office:value-type="float" office:value="78.92992" calcext:value-type="float">
            <text:p>78.92992</text:p>
          </table:table-cell>
          <table:table-cell table:formula="of:= ([times_100000.C456] - [times_100000.B456]) / 1000000" office:value-type="float" office:value="72.930048" calcext:value-type="float">
            <text:p>72.930048</text:p>
          </table:table-cell>
          <table:table-cell table:formula="of:= ([times_1000000.C456] - [times_1000000.B456]) / 1000000" office:value-type="float" office:value="43.350016" calcext:value-type="float">
            <text:p>43.350016</text:p>
          </table:table-cell>
        </table:table-row>
        <table:table-row table:style-name="ro1">
          <table:table-cell table:formula="of:= [times_10000.A457]" office:value-type="float" office:value="456" calcext:value-type="float">
            <text:p>456</text:p>
          </table:table-cell>
          <table:table-cell table:formula="of:= ([times_10000.C457] - [times_10000.B457]) / 1000000" office:value-type="float" office:value="78.51008" calcext:value-type="float">
            <text:p>78.51008</text:p>
          </table:table-cell>
          <table:table-cell table:formula="of:= ([times_100000.C457] - [times_100000.B457]) / 1000000" office:value-type="float" office:value="73.92" calcext:value-type="float">
            <text:p>73.92</text:p>
          </table:table-cell>
          <table:table-cell table:formula="of:= ([times_1000000.C457] - [times_1000000.B457]) / 1000000" office:value-type="float" office:value="43.109888" calcext:value-type="float">
            <text:p>43.109888</text:p>
          </table:table-cell>
        </table:table-row>
        <table:table-row table:style-name="ro1">
          <table:table-cell table:formula="of:= [times_10000.A458]" office:value-type="float" office:value="457" calcext:value-type="float">
            <text:p>457</text:p>
          </table:table-cell>
          <table:table-cell table:formula="of:= ([times_10000.C458] - [times_10000.B458]) / 1000000" office:value-type="float" office:value="78.210048" calcext:value-type="float">
            <text:p>78.210048</text:p>
          </table:table-cell>
          <table:table-cell table:formula="of:= ([times_100000.C458] - [times_100000.B458]) / 1000000" office:value-type="float" office:value="73.55008" calcext:value-type="float">
            <text:p>73.55008</text:p>
          </table:table-cell>
          <table:table-cell table:formula="of:= ([times_1000000.C458] - [times_1000000.B458]) / 1000000" office:value-type="float" office:value="42.059776" calcext:value-type="float">
            <text:p>42.059776</text:p>
          </table:table-cell>
        </table:table-row>
        <table:table-row table:style-name="ro1">
          <table:table-cell table:formula="of:= [times_10000.A459]" office:value-type="float" office:value="458" calcext:value-type="float">
            <text:p>458</text:p>
          </table:table-cell>
          <table:table-cell table:formula="of:= ([times_10000.C459] - [times_10000.B459]) / 1000000" office:value-type="float" office:value="77.790208" calcext:value-type="float">
            <text:p>77.790208</text:p>
          </table:table-cell>
          <table:table-cell table:formula="of:= ([times_100000.C459] - [times_100000.B459]) / 1000000" office:value-type="float" office:value="73.250048" calcext:value-type="float">
            <text:p>73.250048</text:p>
          </table:table-cell>
          <table:table-cell table:formula="of:= ([times_1000000.C459] - [times_1000000.B459]) / 1000000" office:value-type="float" office:value="43.620096" calcext:value-type="float">
            <text:p>43.620096</text:p>
          </table:table-cell>
        </table:table-row>
        <table:table-row table:style-name="ro1">
          <table:table-cell table:formula="of:= [times_10000.A460]" office:value-type="float" office:value="459" calcext:value-type="float">
            <text:p>459</text:p>
          </table:table-cell>
          <table:table-cell table:formula="of:= ([times_10000.C460] - [times_10000.B460]) / 1000000" office:value-type="float" office:value="79.04" calcext:value-type="float">
            <text:p>79.04</text:p>
          </table:table-cell>
          <table:table-cell table:formula="of:= ([times_100000.C460] - [times_100000.B460]) / 1000000" office:value-type="float" office:value="72.160256" calcext:value-type="float">
            <text:p>72.160256</text:p>
          </table:table-cell>
          <table:table-cell table:formula="of:= ([times_1000000.C460] - [times_1000000.B460]) / 1000000" office:value-type="float" office:value="42.900224" calcext:value-type="float">
            <text:p>42.900224</text:p>
          </table:table-cell>
        </table:table-row>
        <table:table-row table:style-name="ro1">
          <table:table-cell table:formula="of:= [times_10000.A461]" office:value-type="float" office:value="460" calcext:value-type="float">
            <text:p>460</text:p>
          </table:table-cell>
          <table:table-cell table:formula="of:= ([times_10000.C461] - [times_10000.B461]) / 1000000" office:value-type="float" office:value="79.88992" calcext:value-type="float">
            <text:p>79.88992</text:p>
          </table:table-cell>
          <table:table-cell table:formula="of:= ([times_100000.C461] - [times_100000.B461]) / 1000000" office:value-type="float" office:value="71.90016" calcext:value-type="float">
            <text:p>71.90016</text:p>
          </table:table-cell>
          <table:table-cell table:formula="of:= ([times_1000000.C461] - [times_1000000.B461]) / 1000000" office:value-type="float" office:value="42.550016" calcext:value-type="float">
            <text:p>42.550016</text:p>
          </table:table-cell>
        </table:table-row>
        <table:table-row table:style-name="ro1">
          <table:table-cell table:formula="of:= [times_10000.A462]" office:value-type="float" office:value="461" calcext:value-type="float">
            <text:p>461</text:p>
          </table:table-cell>
          <table:table-cell table:formula="of:= ([times_10000.C462] - [times_10000.B462]) / 1000000" office:value-type="float" office:value="80.699904" calcext:value-type="float">
            <text:p>80.699904</text:p>
          </table:table-cell>
          <table:table-cell table:formula="of:= ([times_100000.C462] - [times_100000.B462]) / 1000000" office:value-type="float" office:value="71.620096" calcext:value-type="float">
            <text:p>71.620096</text:p>
          </table:table-cell>
          <table:table-cell table:formula="of:= ([times_1000000.C462] - [times_1000000.B462]) / 1000000" office:value-type="float" office:value="42.25024" calcext:value-type="float">
            <text:p>42.25024</text:p>
          </table:table-cell>
        </table:table-row>
        <table:table-row table:style-name="ro1">
          <table:table-cell table:formula="of:= [times_10000.A463]" office:value-type="float" office:value="462" calcext:value-type="float">
            <text:p>462</text:p>
          </table:table-cell>
          <table:table-cell table:formula="of:= ([times_10000.C463] - [times_10000.B463]) / 1000000" office:value-type="float" office:value="83.020032" calcext:value-type="float">
            <text:p>83.020032</text:p>
          </table:table-cell>
          <table:table-cell table:formula="of:= ([times_100000.C463] - [times_100000.B463]) / 1000000" office:value-type="float" office:value="71.180032" calcext:value-type="float">
            <text:p>71.180032</text:p>
          </table:table-cell>
          <table:table-cell table:formula="of:= ([times_1000000.C463] - [times_1000000.B463]) / 1000000" office:value-type="float" office:value="42.000128" calcext:value-type="float">
            <text:p>42.000128</text:p>
          </table:table-cell>
        </table:table-row>
        <table:table-row table:style-name="ro1">
          <table:table-cell table:formula="of:= [times_10000.A464]" office:value-type="float" office:value="463" calcext:value-type="float">
            <text:p>463</text:p>
          </table:table-cell>
          <table:table-cell table:formula="of:= ([times_10000.C464] - [times_10000.B464]) / 1000000" office:value-type="float" office:value="83.709952" calcext:value-type="float">
            <text:p>83.709952</text:p>
          </table:table-cell>
          <table:table-cell table:formula="of:= ([times_100000.C464] - [times_100000.B464]) / 1000000" office:value-type="float" office:value="70.919936" calcext:value-type="float">
            <text:p>70.919936</text:p>
          </table:table-cell>
          <table:table-cell table:formula="of:= ([times_1000000.C464] - [times_1000000.B464]) / 1000000" office:value-type="float" office:value="41.990144" calcext:value-type="float">
            <text:p>41.990144</text:p>
          </table:table-cell>
        </table:table-row>
        <table:table-row table:style-name="ro1">
          <table:table-cell table:formula="of:= [times_10000.A465]" office:value-type="float" office:value="464" calcext:value-type="float">
            <text:p>464</text:p>
          </table:table-cell>
          <table:table-cell table:formula="of:= ([times_10000.C465] - [times_10000.B465]) / 1000000" office:value-type="float" office:value="84.38016" calcext:value-type="float">
            <text:p>84.38016</text:p>
          </table:table-cell>
          <table:table-cell table:formula="of:= ([times_100000.C465] - [times_100000.B465]) / 1000000" office:value-type="float" office:value="70.640128" calcext:value-type="float">
            <text:p>70.640128</text:p>
          </table:table-cell>
          <table:table-cell table:formula="of:= ([times_1000000.C465] - [times_1000000.B465]) / 1000000" office:value-type="float" office:value="41.700096" calcext:value-type="float">
            <text:p>41.700096</text:p>
          </table:table-cell>
        </table:table-row>
        <table:table-row table:style-name="ro1">
          <table:table-cell table:formula="of:= [times_10000.A466]" office:value-type="float" office:value="465" calcext:value-type="float">
            <text:p>465</text:p>
          </table:table-cell>
          <table:table-cell table:formula="of:= ([times_10000.C466] - [times_10000.B466]) / 1000000" office:value-type="float" office:value="85.85984" calcext:value-type="float">
            <text:p>85.85984</text:p>
          </table:table-cell>
          <table:table-cell table:formula="of:= ([times_100000.C466] - [times_100000.B466]) / 1000000" office:value-type="float" office:value="72" calcext:value-type="float">
            <text:p>72</text:p>
          </table:table-cell>
          <table:table-cell table:formula="of:= ([times_1000000.C466] - [times_1000000.B466]) / 1000000" office:value-type="float" office:value="42.919936" calcext:value-type="float">
            <text:p>42.919936</text:p>
          </table:table-cell>
        </table:table-row>
        <table:table-row table:style-name="ro1">
          <table:table-cell table:formula="of:= [times_10000.A467]" office:value-type="float" office:value="466" calcext:value-type="float">
            <text:p>466</text:p>
          </table:table-cell>
          <table:table-cell table:formula="of:= ([times_10000.C467] - [times_10000.B467]) / 1000000" office:value-type="float" office:value="85.430016" calcext:value-type="float">
            <text:p>85.430016</text:p>
          </table:table-cell>
          <table:table-cell table:formula="of:= ([times_100000.C467] - [times_100000.B467]) / 1000000" office:value-type="float" office:value="75.640064" calcext:value-type="float">
            <text:p>75.640064</text:p>
          </table:table-cell>
          <table:table-cell table:formula="of:= ([times_1000000.C467] - [times_1000000.B467]) / 1000000" office:value-type="float" office:value="42.630144" calcext:value-type="float">
            <text:p>42.630144</text:p>
          </table:table-cell>
        </table:table-row>
        <table:table-row table:style-name="ro1">
          <table:table-cell table:formula="of:= [times_10000.A468]" office:value-type="float" office:value="467" calcext:value-type="float">
            <text:p>467</text:p>
          </table:table-cell>
          <table:table-cell table:formula="of:= ([times_10000.C468] - [times_10000.B468]) / 1000000" office:value-type="float" office:value="85.570048" calcext:value-type="float">
            <text:p>85.570048</text:p>
          </table:table-cell>
          <table:table-cell table:formula="of:= ([times_100000.C468] - [times_100000.B468]) / 1000000" office:value-type="float" office:value="75.320064" calcext:value-type="float">
            <text:p>75.320064</text:p>
          </table:table-cell>
          <table:table-cell table:formula="of:= ([times_1000000.C468] - [times_1000000.B468]) / 1000000" office:value-type="float" office:value="42.35008" calcext:value-type="float">
            <text:p>42.35008</text:p>
          </table:table-cell>
        </table:table-row>
        <table:table-row table:style-name="ro1">
          <table:table-cell table:formula="of:= [times_10000.A469]" office:value-type="float" office:value="468" calcext:value-type="float">
            <text:p>468</text:p>
          </table:table-cell>
          <table:table-cell table:formula="of:= ([times_10000.C469] - [times_10000.B469]) / 1000000" office:value-type="float" office:value="85.800192" calcext:value-type="float">
            <text:p>85.800192</text:p>
          </table:table-cell>
          <table:table-cell table:formula="of:= ([times_100000.C469] - [times_100000.B469]) / 1000000" office:value-type="float" office:value="76.150016" calcext:value-type="float">
            <text:p>76.150016</text:p>
          </table:table-cell>
          <table:table-cell table:formula="of:= ([times_1000000.C469] - [times_1000000.B469]) / 1000000" office:value-type="float" office:value="42.280192" calcext:value-type="float">
            <text:p>42.280192</text:p>
          </table:table-cell>
        </table:table-row>
        <table:table-row table:style-name="ro1">
          <table:table-cell table:formula="of:= [times_10000.A470]" office:value-type="float" office:value="469" calcext:value-type="float">
            <text:p>469</text:p>
          </table:table-cell>
          <table:table-cell table:formula="of:= ([times_10000.C470] - [times_10000.B470]) / 1000000" office:value-type="float" office:value="85.98016" calcext:value-type="float">
            <text:p>85.98016</text:p>
          </table:table-cell>
          <table:table-cell table:formula="of:= ([times_100000.C470] - [times_100000.B470]) / 1000000" office:value-type="float" office:value="76.009984" calcext:value-type="float">
            <text:p>76.009984</text:p>
          </table:table-cell>
          <table:table-cell table:formula="of:= ([times_1000000.C470] - [times_1000000.B470]) / 1000000" office:value-type="float" office:value="42.210048" calcext:value-type="float">
            <text:p>42.210048</text:p>
          </table:table-cell>
        </table:table-row>
        <table:table-row table:style-name="ro1">
          <table:table-cell table:formula="of:= [times_10000.A471]" office:value-type="float" office:value="470" calcext:value-type="float">
            <text:p>470</text:p>
          </table:table-cell>
          <table:table-cell table:formula="of:= ([times_10000.C471] - [times_10000.B471]) / 1000000" office:value-type="float" office:value="85.639936" calcext:value-type="float">
            <text:p>85.639936</text:p>
          </table:table-cell>
          <table:table-cell table:formula="of:= ([times_100000.C471] - [times_100000.B471]) / 1000000" office:value-type="float" office:value="75.399936" calcext:value-type="float">
            <text:p>75.399936</text:p>
          </table:table-cell>
          <table:table-cell table:formula="of:= ([times_1000000.C471] - [times_1000000.B471]) / 1000000" office:value-type="float" office:value="41.929984" calcext:value-type="float">
            <text:p>41.929984</text:p>
          </table:table-cell>
        </table:table-row>
        <table:table-row table:style-name="ro1">
          <table:table-cell table:formula="of:= [times_10000.A472]" office:value-type="float" office:value="471" calcext:value-type="float">
            <text:p>471</text:p>
          </table:table-cell>
          <table:table-cell table:formula="of:= ([times_10000.C472] - [times_10000.B472]) / 1000000" office:value-type="float" office:value="85.189888" calcext:value-type="float">
            <text:p>85.189888</text:p>
          </table:table-cell>
          <table:table-cell table:formula="of:= ([times_100000.C472] - [times_100000.B472]) / 1000000" office:value-type="float" office:value="75.160064" calcext:value-type="float">
            <text:p>75.160064</text:p>
          </table:table-cell>
          <table:table-cell table:formula="of:= ([times_1000000.C472] - [times_1000000.B472]) / 1000000" office:value-type="float" office:value="41.659904" calcext:value-type="float">
            <text:p>41.659904</text:p>
          </table:table-cell>
        </table:table-row>
        <table:table-row table:style-name="ro1">
          <table:table-cell table:formula="of:= [times_10000.A473]" office:value-type="float" office:value="472" calcext:value-type="float">
            <text:p>472</text:p>
          </table:table-cell>
          <table:table-cell table:formula="of:= ([times_10000.C473] - [times_10000.B473]) / 1000000" office:value-type="float" office:value="84.969984" calcext:value-type="float">
            <text:p>84.969984</text:p>
          </table:table-cell>
          <table:table-cell table:formula="of:= ([times_100000.C473] - [times_100000.B473]) / 1000000" office:value-type="float" office:value="74.81984" calcext:value-type="float">
            <text:p>74.81984</text:p>
          </table:table-cell>
          <table:table-cell table:formula="of:= ([times_1000000.C473] - [times_1000000.B473]) / 1000000" office:value-type="float" office:value="41.389824" calcext:value-type="float">
            <text:p>41.389824</text:p>
          </table:table-cell>
        </table:table-row>
        <table:table-row table:style-name="ro1">
          <table:table-cell table:formula="of:= [times_10000.A474]" office:value-type="float" office:value="473" calcext:value-type="float">
            <text:p>473</text:p>
          </table:table-cell>
          <table:table-cell table:formula="of:= ([times_10000.C474] - [times_10000.B474]) / 1000000" office:value-type="float" office:value="84.679936" calcext:value-type="float">
            <text:p>84.679936</text:p>
          </table:table-cell>
          <table:table-cell table:formula="of:= ([times_100000.C474] - [times_100000.B474]) / 1000000" office:value-type="float" office:value="74.530048" calcext:value-type="float">
            <text:p>74.530048</text:p>
          </table:table-cell>
          <table:table-cell table:formula="of:= ([times_1000000.C474] - [times_1000000.B474]) / 1000000" office:value-type="float" office:value="41.100032" calcext:value-type="float">
            <text:p>41.100032</text:p>
          </table:table-cell>
        </table:table-row>
        <table:table-row table:style-name="ro1">
          <table:table-cell table:formula="of:= [times_10000.A475]" office:value-type="float" office:value="474" calcext:value-type="float">
            <text:p>474</text:p>
          </table:table-cell>
          <table:table-cell table:formula="of:= ([times_10000.C475] - [times_10000.B475]) / 1000000" office:value-type="float" office:value="84.290048" calcext:value-type="float">
            <text:p>84.290048</text:p>
          </table:table-cell>
          <table:table-cell table:formula="of:= ([times_100000.C475] - [times_100000.B475]) / 1000000" office:value-type="float" office:value="74.210048" calcext:value-type="float">
            <text:p>74.210048</text:p>
          </table:table-cell>
          <table:table-cell table:formula="of:= ([times_1000000.C475] - [times_1000000.B475]) / 1000000" office:value-type="float" office:value="40.120064" calcext:value-type="float">
            <text:p>40.120064</text:p>
          </table:table-cell>
        </table:table-row>
        <table:table-row table:style-name="ro1">
          <table:table-cell table:formula="of:= [times_10000.A476]" office:value-type="float" office:value="475" calcext:value-type="float">
            <text:p>475</text:p>
          </table:table-cell>
          <table:table-cell table:formula="of:= ([times_10000.C476] - [times_10000.B476]) / 1000000" office:value-type="float" office:value="83.920128" calcext:value-type="float">
            <text:p>83.920128</text:p>
          </table:table-cell>
          <table:table-cell table:formula="of:= ([times_100000.C476] - [times_100000.B476]) / 1000000" office:value-type="float" office:value="73.92" calcext:value-type="float">
            <text:p>73.92</text:p>
          </table:table-cell>
          <table:table-cell table:formula="of:= ([times_1000000.C476] - [times_1000000.B476]) / 1000000" office:value-type="float" office:value="40.280064" calcext:value-type="float">
            <text:p>40.280064</text:p>
          </table:table-cell>
        </table:table-row>
        <table:table-row table:style-name="ro1">
          <table:table-cell table:formula="of:= [times_10000.A477]" office:value-type="float" office:value="476" calcext:value-type="float">
            <text:p>476</text:p>
          </table:table-cell>
          <table:table-cell table:formula="of:= ([times_10000.C477] - [times_10000.B477]) / 1000000" office:value-type="float" office:value="83.620096" calcext:value-type="float">
            <text:p>83.620096</text:p>
          </table:table-cell>
          <table:table-cell table:formula="of:= ([times_100000.C477] - [times_100000.B477]) / 1000000" office:value-type="float" office:value="73.629952" calcext:value-type="float">
            <text:p>73.629952</text:p>
          </table:table-cell>
          <table:table-cell table:formula="of:= ([times_1000000.C477] - [times_1000000.B477]) / 1000000" office:value-type="float" office:value="41.469952" calcext:value-type="float">
            <text:p>41.469952</text:p>
          </table:table-cell>
        </table:table-row>
        <table:table-row table:style-name="ro1">
          <table:table-cell table:formula="of:= [times_10000.A478]" office:value-type="float" office:value="477" calcext:value-type="float">
            <text:p>477</text:p>
          </table:table-cell>
          <table:table-cell table:formula="of:= ([times_10000.C478] - [times_10000.B478]) / 1000000" office:value-type="float" office:value="83.290112" calcext:value-type="float">
            <text:p>83.290112</text:p>
          </table:table-cell>
          <table:table-cell table:formula="of:= ([times_100000.C478] - [times_100000.B478]) / 1000000" office:value-type="float" office:value="73.339904" calcext:value-type="float">
            <text:p>73.339904</text:p>
          </table:table-cell>
          <table:table-cell table:formula="of:= ([times_1000000.C478] - [times_1000000.B478]) / 1000000" office:value-type="float" office:value="41.239808" calcext:value-type="float">
            <text:p>41.239808</text:p>
          </table:table-cell>
        </table:table-row>
        <table:table-row table:style-name="ro1">
          <table:table-cell table:formula="of:= [times_10000.A479]" office:value-type="float" office:value="478" calcext:value-type="float">
            <text:p>478</text:p>
          </table:table-cell>
          <table:table-cell table:formula="of:= ([times_10000.C479] - [times_10000.B479]) / 1000000" office:value-type="float" office:value="82.879744" calcext:value-type="float">
            <text:p>82.879744</text:p>
          </table:table-cell>
          <table:table-cell table:formula="of:= ([times_100000.C479] - [times_100000.B479]) / 1000000" office:value-type="float" office:value="73.039616" calcext:value-type="float">
            <text:p>73.039616</text:p>
          </table:table-cell>
          <table:table-cell table:formula="of:= ([times_1000000.C479] - [times_1000000.B479]) / 1000000" office:value-type="float" office:value="44.199936" calcext:value-type="float">
            <text:p>44.199936</text:p>
          </table:table-cell>
        </table:table-row>
        <table:table-row table:style-name="ro1">
          <table:table-cell table:formula="of:= [times_10000.A480]" office:value-type="float" office:value="479" calcext:value-type="float">
            <text:p>479</text:p>
          </table:table-cell>
          <table:table-cell table:formula="of:= ([times_10000.C480] - [times_10000.B480]) / 1000000" office:value-type="float" office:value="82.12992" calcext:value-type="float">
            <text:p>82.12992</text:p>
          </table:table-cell>
          <table:table-cell table:formula="of:= ([times_100000.C480] - [times_100000.B480]) / 1000000" office:value-type="float" office:value="72.25984" calcext:value-type="float">
            <text:p>72.25984</text:p>
          </table:table-cell>
          <table:table-cell table:formula="of:= ([times_1000000.C480] - [times_1000000.B480]) / 1000000" office:value-type="float" office:value="48.620032" calcext:value-type="float">
            <text:p>48.620032</text:p>
          </table:table-cell>
        </table:table-row>
        <table:table-row table:style-name="ro1">
          <table:table-cell table:formula="of:= [times_10000.A481]" office:value-type="float" office:value="480" calcext:value-type="float">
            <text:p>480</text:p>
          </table:table-cell>
          <table:table-cell table:formula="of:= ([times_10000.C481] - [times_10000.B481]) / 1000000" office:value-type="float" office:value="82.139904" calcext:value-type="float">
            <text:p>82.139904</text:p>
          </table:table-cell>
          <table:table-cell table:formula="of:= ([times_100000.C481] - [times_100000.B481]) / 1000000" office:value-type="float" office:value="72.019968" calcext:value-type="float">
            <text:p>72.019968</text:p>
          </table:table-cell>
          <table:table-cell table:formula="of:= ([times_1000000.C481] - [times_1000000.B481]) / 1000000" office:value-type="float" office:value="52.199936" calcext:value-type="float">
            <text:p>52.199936</text:p>
          </table:table-cell>
        </table:table-row>
        <table:table-row table:style-name="ro1">
          <table:table-cell table:formula="of:= [times_10000.A482]" office:value-type="float" office:value="481" calcext:value-type="float">
            <text:p>481</text:p>
          </table:table-cell>
          <table:table-cell table:formula="of:= ([times_10000.C482] - [times_10000.B482]) / 1000000" office:value-type="float" office:value="81.87008" calcext:value-type="float">
            <text:p>81.87008</text:p>
          </table:table-cell>
          <table:table-cell table:formula="of:= ([times_100000.C482] - [times_100000.B482]) / 1000000" office:value-type="float" office:value="73.560064" calcext:value-type="float">
            <text:p>73.560064</text:p>
          </table:table-cell>
          <table:table-cell table:formula="of:= ([times_1000000.C482] - [times_1000000.B482]) / 1000000" office:value-type="float" office:value="51.919872" calcext:value-type="float">
            <text:p>51.919872</text:p>
          </table:table-cell>
        </table:table-row>
        <table:table-row table:style-name="ro1">
          <table:table-cell table:formula="of:= [times_10000.A483]" office:value-type="float" office:value="482" calcext:value-type="float">
            <text:p>482</text:p>
          </table:table-cell>
          <table:table-cell table:formula="of:= ([times_10000.C483] - [times_10000.B483]) / 1000000" office:value-type="float" office:value="81.449984" calcext:value-type="float">
            <text:p>81.449984</text:p>
          </table:table-cell>
          <table:table-cell table:formula="of:= ([times_100000.C483] - [times_100000.B483]) / 1000000" office:value-type="float" office:value="73.28" calcext:value-type="float">
            <text:p>73.28</text:p>
          </table:table-cell>
          <table:table-cell table:formula="of:= ([times_1000000.C483] - [times_1000000.B483]) / 1000000" office:value-type="float" office:value="52.169728" calcext:value-type="float">
            <text:p>52.169728</text:p>
          </table:table-cell>
        </table:table-row>
        <table:table-row table:style-name="ro1">
          <table:table-cell table:formula="of:= [times_10000.A484]" office:value-type="float" office:value="483" calcext:value-type="float">
            <text:p>483</text:p>
          </table:table-cell>
          <table:table-cell table:formula="of:= ([times_10000.C484] - [times_10000.B484]) / 1000000" office:value-type="float" office:value="81.149952" calcext:value-type="float">
            <text:p>81.149952</text:p>
          </table:table-cell>
          <table:table-cell table:formula="of:= ([times_100000.C484] - [times_100000.B484]) / 1000000" office:value-type="float" office:value="72.989696" calcext:value-type="float">
            <text:p>72.989696</text:p>
          </table:table-cell>
          <table:table-cell table:formula="of:= ([times_1000000.C484] - [times_1000000.B484]) / 1000000" office:value-type="float" office:value="51.87968" calcext:value-type="float">
            <text:p>51.87968</text:p>
          </table:table-cell>
        </table:table-row>
        <table:table-row table:style-name="ro1">
          <table:table-cell table:formula="of:= [times_10000.A485]" office:value-type="float" office:value="484" calcext:value-type="float">
            <text:p>484</text:p>
          </table:table-cell>
          <table:table-cell table:formula="of:= ([times_10000.C485] - [times_10000.B485]) / 1000000" office:value-type="float" office:value="80.57984" calcext:value-type="float">
            <text:p>80.57984</text:p>
          </table:table-cell>
          <table:table-cell table:formula="of:= ([times_100000.C485] - [times_100000.B485]) / 1000000" office:value-type="float" office:value="73.880064" calcext:value-type="float">
            <text:p>73.880064</text:p>
          </table:table-cell>
          <table:table-cell table:formula="of:= ([times_1000000.C485] - [times_1000000.B485]) / 1000000" office:value-type="float" office:value="51.479808" calcext:value-type="float">
            <text:p>51.479808</text:p>
          </table:table-cell>
        </table:table-row>
        <table:table-row table:style-name="ro1">
          <table:table-cell table:formula="of:= [times_10000.A486]" office:value-type="float" office:value="485" calcext:value-type="float">
            <text:p>485</text:p>
          </table:table-cell>
          <table:table-cell table:formula="of:= ([times_10000.C486] - [times_10000.B486]) / 1000000" office:value-type="float" office:value="80.19968" calcext:value-type="float">
            <text:p>80.19968</text:p>
          </table:table-cell>
          <table:table-cell table:formula="of:= ([times_100000.C486] - [times_100000.B486]) / 1000000" office:value-type="float" office:value="73.559808" calcext:value-type="float">
            <text:p>73.559808</text:p>
          </table:table-cell>
          <table:table-cell table:formula="of:= ([times_1000000.C486] - [times_1000000.B486]) / 1000000" office:value-type="float" office:value="51.320064" calcext:value-type="float">
            <text:p>51.320064</text:p>
          </table:table-cell>
        </table:table-row>
        <table:table-row table:style-name="ro1">
          <table:table-cell table:formula="of:= [times_10000.A487]" office:value-type="float" office:value="486" calcext:value-type="float">
            <text:p>486</text:p>
          </table:table-cell>
          <table:table-cell table:formula="of:= ([times_10000.C487] - [times_10000.B487]) / 1000000" office:value-type="float" office:value="79.790336" calcext:value-type="float">
            <text:p>79.790336</text:p>
          </table:table-cell>
          <table:table-cell table:formula="of:= ([times_100000.C487] - [times_100000.B487]) / 1000000" office:value-type="float" office:value="75.209984" calcext:value-type="float">
            <text:p>75.209984</text:p>
          </table:table-cell>
          <table:table-cell table:formula="of:= ([times_1000000.C487] - [times_1000000.B487]) / 1000000" office:value-type="float" office:value="51.510016" calcext:value-type="float">
            <text:p>51.510016</text:p>
          </table:table-cell>
        </table:table-row>
        <table:table-row table:style-name="ro1">
          <table:table-cell table:formula="of:= [times_10000.A488]" office:value-type="float" office:value="487" calcext:value-type="float">
            <text:p>487</text:p>
          </table:table-cell>
          <table:table-cell table:formula="of:= ([times_10000.C488] - [times_10000.B488]) / 1000000" office:value-type="float" office:value="76.559872" calcext:value-type="float">
            <text:p>76.559872</text:p>
          </table:table-cell>
          <table:table-cell table:formula="of:= ([times_100000.C488] - [times_100000.B488]) / 1000000" office:value-type="float" office:value="74.930176" calcext:value-type="float">
            <text:p>74.930176</text:p>
          </table:table-cell>
          <table:table-cell table:formula="of:= ([times_1000000.C488] - [times_1000000.B488]) / 1000000" office:value-type="float" office:value="53.93024" calcext:value-type="float">
            <text:p>53.93024</text:p>
          </table:table-cell>
        </table:table-row>
        <table:table-row table:style-name="ro1">
          <table:table-cell table:formula="of:= [times_10000.A489]" office:value-type="float" office:value="488" calcext:value-type="float">
            <text:p>488</text:p>
          </table:table-cell>
          <table:table-cell table:formula="of:= ([times_10000.C489] - [times_10000.B489]) / 1000000" office:value-type="float" office:value="76.239872" calcext:value-type="float">
            <text:p>76.239872</text:p>
          </table:table-cell>
          <table:table-cell table:formula="of:= ([times_100000.C489] - [times_100000.B489]) / 1000000" office:value-type="float" office:value="75.739904" calcext:value-type="float">
            <text:p>75.739904</text:p>
          </table:table-cell>
          <table:table-cell table:formula="of:= ([times_1000000.C489] - [times_1000000.B489]) / 1000000" office:value-type="float" office:value="56.30976" calcext:value-type="float">
            <text:p>56.30976</text:p>
          </table:table-cell>
        </table:table-row>
        <table:table-row table:style-name="ro1">
          <table:table-cell table:formula="of:= [times_10000.A490]" office:value-type="float" office:value="489" calcext:value-type="float">
            <text:p>489</text:p>
          </table:table-cell>
          <table:table-cell table:formula="of:= ([times_10000.C490] - [times_10000.B490]) / 1000000" office:value-type="float" office:value="75.95008" calcext:value-type="float">
            <text:p>75.95008</text:p>
          </table:table-cell>
          <table:table-cell table:formula="of:= ([times_100000.C490] - [times_100000.B490]) / 1000000" office:value-type="float" office:value="78.230016" calcext:value-type="float">
            <text:p>78.230016</text:p>
          </table:table-cell>
          <table:table-cell table:formula="of:= ([times_1000000.C490] - [times_1000000.B490]) / 1000000" office:value-type="float" office:value="56.989952" calcext:value-type="float">
            <text:p>56.989952</text:p>
          </table:table-cell>
        </table:table-row>
        <table:table-row table:style-name="ro1">
          <table:table-cell table:formula="of:= [times_10000.A491]" office:value-type="float" office:value="490" calcext:value-type="float">
            <text:p>490</text:p>
          </table:table-cell>
          <table:table-cell table:formula="of:= ([times_10000.C491] - [times_10000.B491]) / 1000000" office:value-type="float" office:value="75.579904" calcext:value-type="float">
            <text:p>75.579904</text:p>
          </table:table-cell>
          <table:table-cell table:formula="of:= ([times_100000.C491] - [times_100000.B491]) / 1000000" office:value-type="float" office:value="77.939968" calcext:value-type="float">
            <text:p>77.939968</text:p>
          </table:table-cell>
          <table:table-cell table:formula="of:= ([times_1000000.C491] - [times_1000000.B491]) / 1000000" office:value-type="float" office:value="59.920128" calcext:value-type="float">
            <text:p>59.920128</text:p>
          </table:table-cell>
        </table:table-row>
        <table:table-row table:style-name="ro1">
          <table:table-cell table:formula="of:= [times_10000.A492]" office:value-type="float" office:value="491" calcext:value-type="float">
            <text:p>491</text:p>
          </table:table-cell>
          <table:table-cell table:formula="of:= ([times_10000.C492] - [times_10000.B492]) / 1000000" office:value-type="float" office:value="75.279872" calcext:value-type="float">
            <text:p>75.279872</text:p>
          </table:table-cell>
          <table:table-cell table:formula="of:= ([times_100000.C492] - [times_100000.B492]) / 1000000" office:value-type="float" office:value="77.669888" calcext:value-type="float">
            <text:p>77.669888</text:p>
          </table:table-cell>
          <table:table-cell table:formula="of:= ([times_1000000.C492] - [times_1000000.B492]) / 1000000" office:value-type="float" office:value="59.839744" calcext:value-type="float">
            <text:p>59.839744</text:p>
          </table:table-cell>
        </table:table-row>
        <table:table-row table:style-name="ro1">
          <table:table-cell table:formula="of:= [times_10000.A493]" office:value-type="float" office:value="492" calcext:value-type="float">
            <text:p>492</text:p>
          </table:table-cell>
          <table:table-cell table:formula="of:= ([times_10000.C493] - [times_10000.B493]) / 1000000" office:value-type="float" office:value="74.849792" calcext:value-type="float">
            <text:p>74.849792</text:p>
          </table:table-cell>
          <table:table-cell table:formula="of:= ([times_100000.C493] - [times_100000.B493]) / 1000000" office:value-type="float" office:value="77.37984" calcext:value-type="float">
            <text:p>77.37984</text:p>
          </table:table-cell>
          <table:table-cell table:formula="of:= ([times_1000000.C493] - [times_1000000.B493]) / 1000000" office:value-type="float" office:value="59.079936" calcext:value-type="float">
            <text:p>59.079936</text:p>
          </table:table-cell>
        </table:table-row>
        <table:table-row table:style-name="ro1">
          <table:table-cell table:formula="of:= [times_10000.A494]" office:value-type="float" office:value="493" calcext:value-type="float">
            <text:p>493</text:p>
          </table:table-cell>
          <table:table-cell table:formula="of:= ([times_10000.C494] - [times_10000.B494]) / 1000000" office:value-type="float" office:value="74.390016" calcext:value-type="float">
            <text:p>74.390016</text:p>
          </table:table-cell>
          <table:table-cell table:formula="of:= ([times_100000.C494] - [times_100000.B494]) / 1000000" office:value-type="float" office:value="77.089792" calcext:value-type="float">
            <text:p>77.089792</text:p>
          </table:table-cell>
          <table:table-cell table:formula="of:= ([times_1000000.C494] - [times_1000000.B494]) / 1000000" office:value-type="float" office:value="58.939904" calcext:value-type="float">
            <text:p>58.939904</text:p>
          </table:table-cell>
        </table:table-row>
        <table:table-row table:style-name="ro1">
          <table:table-cell table:formula="of:= [times_10000.A495]" office:value-type="float" office:value="494" calcext:value-type="float">
            <text:p>494</text:p>
          </table:table-cell>
          <table:table-cell table:formula="of:= ([times_10000.C495] - [times_10000.B495]) / 1000000" office:value-type="float" office:value="74.080256" calcext:value-type="float">
            <text:p>74.080256</text:p>
          </table:table-cell>
          <table:table-cell table:formula="of:= ([times_100000.C495] - [times_100000.B495]) / 1000000" office:value-type="float" office:value="76.300032" calcext:value-type="float">
            <text:p>76.300032</text:p>
          </table:table-cell>
          <table:table-cell table:formula="of:= ([times_1000000.C495] - [times_1000000.B495]) / 1000000" office:value-type="float" office:value="58.4" calcext:value-type="float">
            <text:p>58.4</text:p>
          </table:table-cell>
        </table:table-row>
        <table:table-row table:style-name="ro1">
          <table:table-cell table:formula="of:= [times_10000.A496]" office:value-type="float" office:value="495" calcext:value-type="float">
            <text:p>495</text:p>
          </table:table-cell>
          <table:table-cell table:formula="of:= ([times_10000.C496] - [times_10000.B496]) / 1000000" office:value-type="float" office:value="73.790208" calcext:value-type="float">
            <text:p>73.790208</text:p>
          </table:table-cell>
          <table:table-cell table:formula="of:= ([times_100000.C496] - [times_100000.B496]) / 1000000" office:value-type="float" office:value="75.990016" calcext:value-type="float">
            <text:p>75.990016</text:p>
          </table:table-cell>
          <table:table-cell table:formula="of:= ([times_1000000.C496] - [times_1000000.B496]) / 1000000" office:value-type="float" office:value="58.089984" calcext:value-type="float">
            <text:p>58.089984</text:p>
          </table:table-cell>
        </table:table-row>
        <table:table-row table:style-name="ro1">
          <table:table-cell table:formula="of:= [times_10000.A497]" office:value-type="float" office:value="496" calcext:value-type="float">
            <text:p>496</text:p>
          </table:table-cell>
          <table:table-cell table:formula="of:= ([times_10000.C497] - [times_10000.B497]) / 1000000" office:value-type="float" office:value="73.449984" calcext:value-type="float">
            <text:p>73.449984</text:p>
          </table:table-cell>
          <table:table-cell table:formula="of:= ([times_100000.C497] - [times_100000.B497]) / 1000000" office:value-type="float" office:value="75.18976" calcext:value-type="float">
            <text:p>75.18976</text:p>
          </table:table-cell>
          <table:table-cell table:formula="of:= ([times_1000000.C497] - [times_1000000.B497]) / 1000000" office:value-type="float" office:value="65.53984" calcext:value-type="float">
            <text:p>65.53984</text:p>
          </table:table-cell>
        </table:table-row>
        <table:table-row table:style-name="ro1">
          <table:table-cell table:formula="of:= [times_10000.A498]" office:value-type="float" office:value="497" calcext:value-type="float">
            <text:p>497</text:p>
          </table:table-cell>
          <table:table-cell table:formula="of:= ([times_10000.C498] - [times_10000.B498]) / 1000000" office:value-type="float" office:value="73.019904" calcext:value-type="float">
            <text:p>73.019904</text:p>
          </table:table-cell>
          <table:table-cell table:formula="of:= ([times_100000.C498] - [times_100000.B498]) / 1000000" office:value-type="float" office:value="74.200064" calcext:value-type="float">
            <text:p>74.200064</text:p>
          </table:table-cell>
          <table:table-cell table:formula="of:= ([times_1000000.C498] - [times_1000000.B498]) / 1000000" office:value-type="float" office:value="65.66016" calcext:value-type="float">
            <text:p>65.66016</text:p>
          </table:table-cell>
        </table:table-row>
        <table:table-row table:style-name="ro1">
          <table:table-cell table:formula="of:= [times_10000.A499]" office:value-type="float" office:value="498" calcext:value-type="float">
            <text:p>498</text:p>
          </table:table-cell>
          <table:table-cell table:formula="of:= ([times_10000.C499] - [times_10000.B499]) / 1000000" office:value-type="float" office:value="72.719616" calcext:value-type="float">
            <text:p>72.719616</text:p>
          </table:table-cell>
          <table:table-cell table:formula="of:= ([times_100000.C499] - [times_100000.B499]) / 1000000" office:value-type="float" office:value="74.600192" calcext:value-type="float">
            <text:p>74.600192</text:p>
          </table:table-cell>
          <table:table-cell table:formula="of:= ([times_1000000.C499] - [times_1000000.B499]) / 1000000" office:value-type="float" office:value="65.380096" calcext:value-type="float">
            <text:p>65.380096</text:p>
          </table:table-cell>
        </table:table-row>
        <table:table-row table:style-name="ro1">
          <table:table-cell table:formula="of:= [times_10000.A500]" office:value-type="float" office:value="499" calcext:value-type="float">
            <text:p>499</text:p>
          </table:table-cell>
          <table:table-cell table:formula="of:= ([times_10000.C500] - [times_10000.B500]) / 1000000" office:value-type="float" office:value="72.390144" calcext:value-type="float">
            <text:p>72.390144</text:p>
          </table:table-cell>
          <table:table-cell table:formula="of:= ([times_100000.C500] - [times_100000.B500]) / 1000000" office:value-type="float" office:value="74.319872" calcext:value-type="float">
            <text:p>74.319872</text:p>
          </table:table-cell>
          <table:table-cell table:formula="of:= ([times_1000000.C500] - [times_1000000.B500]) / 1000000" office:value-type="float" office:value="69.959936" calcext:value-type="float">
            <text:p>69.959936</text:p>
          </table:table-cell>
        </table:table-row>
        <table:table-row table:style-name="ro1">
          <table:table-cell table:formula="of:= [times_10000.A501]" office:value-type="float" office:value="500" calcext:value-type="float">
            <text:p>500</text:p>
          </table:table-cell>
          <table:table-cell table:formula="of:= ([times_10000.C501] - [times_10000.B501]) / 1000000" office:value-type="float" office:value="71.980032" calcext:value-type="float">
            <text:p>71.980032</text:p>
          </table:table-cell>
          <table:table-cell table:formula="of:= ([times_100000.C501] - [times_100000.B501]) / 1000000" office:value-type="float" office:value="74.039808" calcext:value-type="float">
            <text:p>74.039808</text:p>
          </table:table-cell>
          <table:table-cell table:formula="of:= ([times_1000000.C501] - [times_1000000.B501]) / 1000000" office:value-type="float" office:value="69.679872" calcext:value-type="float">
            <text:p>69.679872</text:p>
          </table:table-cell>
        </table:table-row>
        <table:table-row table:style-name="ro1">
          <table:table-cell table:formula="of:= [times_10000.A502]" office:value-type="float" office:value="501" calcext:value-type="float">
            <text:p>501</text:p>
          </table:table-cell>
          <table:table-cell table:formula="of:= ([times_10000.C502] - [times_10000.B502]) / 1000000" office:value-type="float" office:value="71.560192" calcext:value-type="float">
            <text:p>71.560192</text:p>
          </table:table-cell>
          <table:table-cell table:formula="of:= ([times_100000.C502] - [times_100000.B502]) / 1000000" office:value-type="float" office:value="73.750016" calcext:value-type="float">
            <text:p>73.750016</text:p>
          </table:table-cell>
          <table:table-cell table:formula="of:= ([times_1000000.C502] - [times_1000000.B502]) / 1000000" office:value-type="float" office:value="73.700096" calcext:value-type="float">
            <text:p>73.700096</text:p>
          </table:table-cell>
        </table:table-row>
        <table:table-row table:style-name="ro1">
          <table:table-cell table:formula="of:= [times_10000.A503]" office:value-type="float" office:value="502" calcext:value-type="float">
            <text:p>502</text:p>
          </table:table-cell>
          <table:table-cell table:formula="of:= ([times_10000.C503] - [times_10000.B503]) / 1000000" office:value-type="float" office:value="72.68992" calcext:value-type="float">
            <text:p>72.68992</text:p>
          </table:table-cell>
          <table:table-cell table:formula="of:= ([times_100000.C503] - [times_100000.B503]) / 1000000" office:value-type="float" office:value="73.289984" calcext:value-type="float">
            <text:p>73.289984</text:p>
          </table:table-cell>
          <table:table-cell table:formula="of:= ([times_1000000.C503] - [times_1000000.B503]) / 1000000" office:value-type="float" office:value="77.829888" calcext:value-type="float">
            <text:p>77.829888</text:p>
          </table:table-cell>
        </table:table-row>
        <table:table-row table:style-name="ro1">
          <table:table-cell table:formula="of:= [times_10000.A504]" office:value-type="float" office:value="503" calcext:value-type="float">
            <text:p>503</text:p>
          </table:table-cell>
          <table:table-cell table:formula="of:= ([times_10000.C504] - [times_10000.B504]) / 1000000" office:value-type="float" office:value="72.940032" calcext:value-type="float">
            <text:p>72.940032</text:p>
          </table:table-cell>
          <table:table-cell table:formula="of:= ([times_100000.C504] - [times_100000.B504]) / 1000000" office:value-type="float" office:value="72.950016" calcext:value-type="float">
            <text:p>72.950016</text:p>
          </table:table-cell>
          <table:table-cell table:formula="of:= ([times_1000000.C504] - [times_1000000.B504]) / 1000000" office:value-type="float" office:value="77.55008" calcext:value-type="float">
            <text:p>77.55008</text:p>
          </table:table-cell>
        </table:table-row>
        <table:table-row table:style-name="ro1">
          <table:table-cell table:formula="of:= [times_10000.A505]" office:value-type="float" office:value="504" calcext:value-type="float">
            <text:p>504</text:p>
          </table:table-cell>
          <table:table-cell table:formula="of:= ([times_10000.C505] - [times_10000.B505]) / 1000000" office:value-type="float" office:value="72.589824" calcext:value-type="float">
            <text:p>72.589824</text:p>
          </table:table-cell>
          <table:table-cell table:formula="of:= ([times_100000.C505] - [times_100000.B505]) / 1000000" office:value-type="float" office:value="72.649984" calcext:value-type="float">
            <text:p>72.649984</text:p>
          </table:table-cell>
          <table:table-cell table:formula="of:= ([times_1000000.C505] - [times_1000000.B505]) / 1000000" office:value-type="float" office:value="77.260032" calcext:value-type="float">
            <text:p>77.260032</text:p>
          </table:table-cell>
        </table:table-row>
        <table:table-row table:style-name="ro1">
          <table:table-cell table:formula="of:= [times_10000.A506]" office:value-type="float" office:value="505" calcext:value-type="float">
            <text:p>505</text:p>
          </table:table-cell>
          <table:table-cell table:formula="of:= ([times_10000.C506] - [times_10000.B506]) / 1000000" office:value-type="float" office:value="72.300032" calcext:value-type="float">
            <text:p>72.300032</text:p>
          </table:table-cell>
          <table:table-cell table:formula="of:= ([times_100000.C506] - [times_100000.B506]) / 1000000" office:value-type="float" office:value="72.36992" calcext:value-type="float">
            <text:p>72.36992</text:p>
          </table:table-cell>
          <table:table-cell table:formula="of:= ([times_1000000.C506] - [times_1000000.B506]) / 1000000" office:value-type="float" office:value="81.709824" calcext:value-type="float">
            <text:p>81.709824</text:p>
          </table:table-cell>
        </table:table-row>
        <table:table-row table:style-name="ro1">
          <table:table-cell table:formula="of:= [times_10000.A507]" office:value-type="float" office:value="506" calcext:value-type="float">
            <text:p>506</text:p>
          </table:table-cell>
          <table:table-cell table:formula="of:= ([times_10000.C507] - [times_10000.B507]) / 1000000" office:value-type="float" office:value="72.009984" calcext:value-type="float">
            <text:p>72.009984</text:p>
          </table:table-cell>
          <table:table-cell table:formula="of:= ([times_100000.C507] - [times_100000.B507]) / 1000000" office:value-type="float" office:value="72.080128" calcext:value-type="float">
            <text:p>72.080128</text:p>
          </table:table-cell>
          <table:table-cell table:formula="of:= ([times_1000000.C507] - [times_1000000.B507]) / 1000000" office:value-type="float" office:value="81.430016" calcext:value-type="float">
            <text:p>81.430016</text:p>
          </table:table-cell>
        </table:table-row>
        <table:table-row table:style-name="ro1">
          <table:table-cell table:formula="of:= [times_10000.A508]" office:value-type="float" office:value="507" calcext:value-type="float">
            <text:p>507</text:p>
          </table:table-cell>
          <table:table-cell table:formula="of:= ([times_10000.C508] - [times_10000.B508]) / 1000000" office:value-type="float" office:value="71.289856" calcext:value-type="float">
            <text:p>71.289856</text:p>
          </table:table-cell>
          <table:table-cell table:formula="of:= ([times_100000.C508] - [times_100000.B508]) / 1000000" office:value-type="float" office:value="71.689984" calcext:value-type="float">
            <text:p>71.689984</text:p>
          </table:table-cell>
          <table:table-cell table:formula="of:= ([times_1000000.C508] - [times_1000000.B508]) / 1000000" office:value-type="float" office:value="84.509696" calcext:value-type="float">
            <text:p>84.509696</text:p>
          </table:table-cell>
        </table:table-row>
        <table:table-row table:style-name="ro1">
          <table:table-cell table:formula="of:= [times_10000.A509]" office:value-type="float" office:value="508" calcext:value-type="float">
            <text:p>508</text:p>
          </table:table-cell>
          <table:table-cell table:formula="of:= ([times_10000.C509] - [times_10000.B509]) / 1000000" office:value-type="float" office:value="70.509824" calcext:value-type="float">
            <text:p>70.509824</text:p>
          </table:table-cell>
          <table:table-cell table:formula="of:= ([times_100000.C509] - [times_100000.B509]) / 1000000" office:value-type="float" office:value="71.389952" calcext:value-type="float">
            <text:p>71.389952</text:p>
          </table:table-cell>
          <table:table-cell table:formula="of:= ([times_1000000.C509] - [times_1000000.B509]) / 1000000" office:value-type="float" office:value="84.239872" calcext:value-type="float">
            <text:p>84.239872</text:p>
          </table:table-cell>
        </table:table-row>
        <table:table-row table:style-name="ro1">
          <table:table-cell table:formula="of:= [times_10000.A510]" office:value-type="float" office:value="509" calcext:value-type="float">
            <text:p>509</text:p>
          </table:table-cell>
          <table:table-cell table:formula="of:= ([times_10000.C510] - [times_10000.B510]) / 1000000" office:value-type="float" office:value="70.210048" calcext:value-type="float">
            <text:p>70.210048</text:p>
          </table:table-cell>
          <table:table-cell table:formula="of:= ([times_100000.C510] - [times_100000.B510]) / 1000000" office:value-type="float" office:value="70.319872" calcext:value-type="float">
            <text:p>70.319872</text:p>
          </table:table-cell>
          <table:table-cell table:formula="of:= ([times_1000000.C510] - [times_1000000.B510]) / 1000000" office:value-type="float" office:value="83.949824" calcext:value-type="float">
            <text:p>83.949824</text:p>
          </table:table-cell>
        </table:table-row>
        <table:table-row table:style-name="ro1">
          <table:table-cell table:formula="of:= [times_10000.A511]" office:value-type="float" office:value="510" calcext:value-type="float">
            <text:p>510</text:p>
          </table:table-cell>
          <table:table-cell table:formula="of:= ([times_10000.C511] - [times_10000.B511]) / 1000000" office:value-type="float" office:value="69.87008" calcext:value-type="float">
            <text:p>69.87008</text:p>
          </table:table-cell>
          <table:table-cell table:formula="of:= ([times_100000.C511] - [times_100000.B511]) / 1000000" office:value-type="float" office:value="70.020096" calcext:value-type="float">
            <text:p>70.020096</text:p>
          </table:table-cell>
          <table:table-cell table:formula="of:= ([times_1000000.C511] - [times_1000000.B511]) / 1000000" office:value-type="float" office:value="83.810304" calcext:value-type="float">
            <text:p>83.810304</text:p>
          </table:table-cell>
        </table:table-row>
        <table:table-row table:style-name="ro1">
          <table:table-cell table:formula="of:= [times_10000.A512]" office:value-type="float" office:value="511" calcext:value-type="float">
            <text:p>511</text:p>
          </table:table-cell>
          <table:table-cell table:formula="of:= ([times_10000.C512] - [times_10000.B512]) / 1000000" office:value-type="float" office:value="69.569792" calcext:value-type="float">
            <text:p>69.569792</text:p>
          </table:table-cell>
          <table:table-cell table:formula="of:= ([times_100000.C512] - [times_100000.B512]) / 1000000" office:value-type="float" office:value="69.380096" calcext:value-type="float">
            <text:p>69.380096</text:p>
          </table:table-cell>
          <table:table-cell table:formula="of:= ([times_1000000.C512] - [times_1000000.B512]) / 1000000" office:value-type="float" office:value="83.540224" calcext:value-type="float">
            <text:p>83.540224</text:p>
          </table:table-cell>
        </table:table-row>
        <table:table-row table:style-name="ro1">
          <table:table-cell table:formula="of:= [times_10000.A513]" office:value-type="float" office:value="512" calcext:value-type="float">
            <text:p>512</text:p>
          </table:table-cell>
          <table:table-cell table:formula="of:= ([times_10000.C513] - [times_10000.B513]) / 1000000" office:value-type="float" office:value="69.170176" calcext:value-type="float">
            <text:p>69.170176</text:p>
          </table:table-cell>
          <table:table-cell table:formula="of:= ([times_100000.C513] - [times_100000.B513]) / 1000000" office:value-type="float" office:value="68.189952" calcext:value-type="float">
            <text:p>68.189952</text:p>
          </table:table-cell>
          <table:table-cell table:formula="of:= ([times_1000000.C513] - [times_1000000.B513]) / 1000000" office:value-type="float" office:value="83.250176" calcext:value-type="float">
            <text:p>83.250176</text:p>
          </table:table-cell>
        </table:table-row>
        <table:table-row table:style-name="ro1">
          <table:table-cell table:formula="of:= [times_10000.A514]" office:value-type="float" office:value="513" calcext:value-type="float">
            <text:p>513</text:p>
          </table:table-cell>
          <table:table-cell table:formula="of:= ([times_10000.C514] - [times_10000.B514]) / 1000000" office:value-type="float" office:value="68.570112" calcext:value-type="float">
            <text:p>68.570112</text:p>
          </table:table-cell>
          <table:table-cell table:formula="of:= ([times_100000.C514] - [times_100000.B514]) / 1000000" office:value-type="float" office:value="68.3904" calcext:value-type="float">
            <text:p>68.3904</text:p>
          </table:table-cell>
          <table:table-cell table:formula="of:= ([times_1000000.C514] - [times_1000000.B514]) / 1000000" office:value-type="float" office:value="82.960128" calcext:value-type="float">
            <text:p>82.960128</text:p>
          </table:table-cell>
        </table:table-row>
        <table:table-row table:style-name="ro1">
          <table:table-cell table:formula="of:= [times_10000.A515]" office:value-type="float" office:value="514" calcext:value-type="float">
            <text:p>514</text:p>
          </table:table-cell>
          <table:table-cell table:formula="of:= ([times_10000.C515] - [times_10000.B515]) / 1000000" office:value-type="float" office:value="68.260096" calcext:value-type="float">
            <text:p>68.260096</text:p>
          </table:table-cell>
          <table:table-cell table:formula="of:= ([times_100000.C515] - [times_100000.B515]) / 1000000" office:value-type="float" office:value="68" calcext:value-type="float">
            <text:p>68</text:p>
          </table:table-cell>
          <table:table-cell table:formula="of:= ([times_1000000.C515] - [times_1000000.B515]) / 1000000" office:value-type="float" office:value="82.910208" calcext:value-type="float">
            <text:p>82.910208</text:p>
          </table:table-cell>
        </table:table-row>
        <table:table-row table:style-name="ro1">
          <table:table-cell table:formula="of:= [times_10000.A516]" office:value-type="float" office:value="515" calcext:value-type="float">
            <text:p>515</text:p>
          </table:table-cell>
          <table:table-cell table:formula="of:= ([times_10000.C516] - [times_10000.B516]) / 1000000" office:value-type="float" office:value="67.940096" calcext:value-type="float">
            <text:p>67.940096</text:p>
          </table:table-cell>
          <table:table-cell table:formula="of:= ([times_100000.C516] - [times_100000.B516]) / 1000000" office:value-type="float" office:value="67.480064" calcext:value-type="float">
            <text:p>67.480064</text:p>
          </table:table-cell>
          <table:table-cell table:formula="of:= ([times_1000000.C516] - [times_1000000.B516]) / 1000000" office:value-type="float" office:value="82.850048" calcext:value-type="float">
            <text:p>82.850048</text:p>
          </table:table-cell>
        </table:table-row>
        <table:table-row table:style-name="ro1">
          <table:table-cell table:formula="of:= [times_10000.A517]" office:value-type="float" office:value="516" calcext:value-type="float">
            <text:p>516</text:p>
          </table:table-cell>
          <table:table-cell table:formula="of:= ([times_10000.C517] - [times_10000.B517]) / 1000000" office:value-type="float" office:value="67.639808" calcext:value-type="float">
            <text:p>67.639808</text:p>
          </table:table-cell>
          <table:table-cell table:formula="of:= ([times_100000.C517] - [times_100000.B517]) / 1000000" office:value-type="float" office:value="67.219968" calcext:value-type="float">
            <text:p>67.219968</text:p>
          </table:table-cell>
          <table:table-cell table:formula="of:= ([times_1000000.C517] - [times_1000000.B517]) / 1000000" office:value-type="float" office:value="82.299904" calcext:value-type="float">
            <text:p>82.299904</text:p>
          </table:table-cell>
        </table:table-row>
        <table:table-row table:style-name="ro1">
          <table:table-cell table:formula="of:= [times_10000.A518]" office:value-type="float" office:value="517" calcext:value-type="float">
            <text:p>517</text:p>
          </table:table-cell>
          <table:table-cell table:formula="of:= ([times_10000.C518] - [times_10000.B518]) / 1000000" office:value-type="float" office:value="67.229952" calcext:value-type="float">
            <text:p>67.229952</text:p>
          </table:table-cell>
          <table:table-cell table:formula="of:= ([times_100000.C518] - [times_100000.B518]) / 1000000" office:value-type="float" office:value="66.60992" calcext:value-type="float">
            <text:p>66.60992</text:p>
          </table:table-cell>
          <table:table-cell table:formula="of:= ([times_1000000.C518] - [times_1000000.B518]) / 1000000" office:value-type="float" office:value="84.679936" calcext:value-type="float">
            <text:p>84.679936</text:p>
          </table:table-cell>
        </table:table-row>
        <table:table-row table:style-name="ro1">
          <table:table-cell table:formula="of:= [times_10000.A519]" office:value-type="float" office:value="518" calcext:value-type="float">
            <text:p>518</text:p>
          </table:table-cell>
          <table:table-cell table:formula="of:= ([times_10000.C519] - [times_10000.B519]) / 1000000" office:value-type="float" office:value="66.92992" calcext:value-type="float">
            <text:p>66.92992</text:p>
          </table:table-cell>
          <table:table-cell table:formula="of:= ([times_100000.C519] - [times_100000.B519]) / 1000000" office:value-type="float" office:value="66.30016" calcext:value-type="float">
            <text:p>66.30016</text:p>
          </table:table-cell>
          <table:table-cell table:formula="of:= ([times_1000000.C519] - [times_1000000.B519]) / 1000000" office:value-type="float" office:value="86.430208" calcext:value-type="float">
            <text:p>86.430208</text:p>
          </table:table-cell>
        </table:table-row>
        <table:table-row table:style-name="ro1">
          <table:table-cell table:formula="of:= [times_10000.A520]" office:value-type="float" office:value="519" calcext:value-type="float">
            <text:p>519</text:p>
          </table:table-cell>
          <table:table-cell table:formula="of:= ([times_10000.C520] - [times_10000.B520]) / 1000000" office:value-type="float" office:value="67.400192" calcext:value-type="float">
            <text:p>67.400192</text:p>
          </table:table-cell>
          <table:table-cell table:formula="of:= ([times_100000.C520] - [times_100000.B520]) / 1000000" office:value-type="float" office:value="66.209792" calcext:value-type="float">
            <text:p>66.209792</text:p>
          </table:table-cell>
          <table:table-cell table:formula="of:= ([times_1000000.C520] - [times_1000000.B520]) / 1000000" office:value-type="float" office:value="86.149888" calcext:value-type="float">
            <text:p>86.149888</text:p>
          </table:table-cell>
        </table:table-row>
        <table:table-row table:style-name="ro1">
          <table:table-cell table:formula="of:= [times_10000.A521]" office:value-type="float" office:value="520" calcext:value-type="float">
            <text:p>520</text:p>
          </table:table-cell>
          <table:table-cell table:formula="of:= ([times_10000.C521] - [times_10000.B521]) / 1000000" office:value-type="float" office:value="68.189952" calcext:value-type="float">
            <text:p>68.189952</text:p>
          </table:table-cell>
          <table:table-cell table:formula="of:= ([times_100000.C521] - [times_100000.B521]) / 1000000" office:value-type="float" office:value="67.47008" calcext:value-type="float">
            <text:p>67.47008</text:p>
          </table:table-cell>
          <table:table-cell table:formula="of:= ([times_1000000.C521] - [times_1000000.B521]) / 1000000" office:value-type="float" office:value="88.11008" calcext:value-type="float">
            <text:p>88.11008</text:p>
          </table:table-cell>
        </table:table-row>
        <table:table-row table:style-name="ro1">
          <table:table-cell table:formula="of:= [times_10000.A522]" office:value-type="float" office:value="521" calcext:value-type="float">
            <text:p>521</text:p>
          </table:table-cell>
          <table:table-cell table:formula="of:= ([times_10000.C522] - [times_10000.B522]) / 1000000" office:value-type="float" office:value="70.599936" calcext:value-type="float">
            <text:p>70.599936</text:p>
          </table:table-cell>
          <table:table-cell table:formula="of:= ([times_100000.C522] - [times_100000.B522]) / 1000000" office:value-type="float" office:value="66.980096" calcext:value-type="float">
            <text:p>66.980096</text:p>
          </table:table-cell>
          <table:table-cell table:formula="of:= ([times_1000000.C522] - [times_1000000.B522]) / 1000000" office:value-type="float" office:value="87.79008" calcext:value-type="float">
            <text:p>87.79008</text:p>
          </table:table-cell>
        </table:table-row>
        <table:table-row table:style-name="ro1">
          <table:table-cell table:formula="of:= [times_10000.A523]" office:value-type="float" office:value="522" calcext:value-type="float">
            <text:p>522</text:p>
          </table:table-cell>
          <table:table-cell table:formula="of:= ([times_10000.C523] - [times_10000.B523]) / 1000000" office:value-type="float" office:value="71.470336" calcext:value-type="float">
            <text:p>71.470336</text:p>
          </table:table-cell>
          <table:table-cell table:formula="of:= ([times_100000.C523] - [times_100000.B523]) / 1000000" office:value-type="float" office:value="66.680064" calcext:value-type="float">
            <text:p>66.680064</text:p>
          </table:table-cell>
          <table:table-cell table:formula="of:= ([times_1000000.C523] - [times_1000000.B523]) / 1000000" office:value-type="float" office:value="87.500032" calcext:value-type="float">
            <text:p>87.500032</text:p>
          </table:table-cell>
        </table:table-row>
        <table:table-row table:style-name="ro1">
          <table:table-cell table:formula="of:= [times_10000.A524]" office:value-type="float" office:value="523" calcext:value-type="float">
            <text:p>523</text:p>
          </table:table-cell>
          <table:table-cell table:formula="of:= ([times_10000.C524] - [times_10000.B524]) / 1000000" office:value-type="float" office:value="71.529984" calcext:value-type="float">
            <text:p>71.529984</text:p>
          </table:table-cell>
          <table:table-cell table:formula="of:= ([times_100000.C524] - [times_100000.B524]) / 1000000" office:value-type="float" office:value="66.36032" calcext:value-type="float">
            <text:p>66.36032</text:p>
          </table:table-cell>
          <table:table-cell table:formula="of:= ([times_1000000.C524] - [times_1000000.B524]) / 1000000" office:value-type="float" office:value="87.209984" calcext:value-type="float">
            <text:p>87.209984</text:p>
          </table:table-cell>
        </table:table-row>
        <table:table-row table:style-name="ro1">
          <table:table-cell table:formula="of:= [times_10000.A525]" office:value-type="float" office:value="524" calcext:value-type="float">
            <text:p>524</text:p>
          </table:table-cell>
          <table:table-cell table:formula="of:= ([times_10000.C525] - [times_10000.B525]) / 1000000" office:value-type="float" office:value="74.370048" calcext:value-type="float">
            <text:p>74.370048</text:p>
          </table:table-cell>
          <table:table-cell table:formula="of:= ([times_100000.C525] - [times_100000.B525]) / 1000000" office:value-type="float" office:value="67.56992" calcext:value-type="float">
            <text:p>67.56992</text:p>
          </table:table-cell>
          <table:table-cell table:formula="of:= ([times_1000000.C525] - [times_1000000.B525]) / 1000000" office:value-type="float" office:value="86.92992" calcext:value-type="float">
            <text:p>86.92992</text:p>
          </table:table-cell>
        </table:table-row>
        <table:table-row table:style-name="ro1">
          <table:table-cell table:formula="of:= [times_10000.A526]" office:value-type="float" office:value="525" calcext:value-type="float">
            <text:p>525</text:p>
          </table:table-cell>
          <table:table-cell table:formula="of:= ([times_10000.C526] - [times_10000.B526]) / 1000000" office:value-type="float" office:value="74.329856" calcext:value-type="float">
            <text:p>74.329856</text:p>
          </table:table-cell>
          <table:table-cell table:formula="of:= ([times_100000.C526] - [times_100000.B526]) / 1000000" office:value-type="float" office:value="67.13984" calcext:value-type="float">
            <text:p>67.13984</text:p>
          </table:table-cell>
          <table:table-cell table:formula="of:= ([times_1000000.C526] - [times_1000000.B526]) / 1000000" office:value-type="float" office:value="86.530048" calcext:value-type="float">
            <text:p>86.530048</text:p>
          </table:table-cell>
        </table:table-row>
        <table:table-row table:style-name="ro1">
          <table:table-cell table:formula="of:= [times_10000.A527]" office:value-type="float" office:value="526" calcext:value-type="float">
            <text:p>526</text:p>
          </table:table-cell>
          <table:table-cell table:formula="of:= ([times_10000.C527] - [times_10000.B527]) / 1000000" office:value-type="float" office:value="75.320064" calcext:value-type="float">
            <text:p>75.320064</text:p>
          </table:table-cell>
          <table:table-cell table:formula="of:= ([times_100000.C527] - [times_100000.B527]) / 1000000" office:value-type="float" office:value="66.860288" calcext:value-type="float">
            <text:p>66.860288</text:p>
          </table:table-cell>
          <table:table-cell table:formula="of:= ([times_1000000.C527] - [times_1000000.B527]) / 1000000" office:value-type="float" office:value="86.230016" calcext:value-type="float">
            <text:p>86.230016</text:p>
          </table:table-cell>
        </table:table-row>
        <table:table-row table:style-name="ro1">
          <table:table-cell table:formula="of:= [times_10000.A528]" office:value-type="float" office:value="527" calcext:value-type="float">
            <text:p>527</text:p>
          </table:table-cell>
          <table:table-cell table:formula="of:= ([times_10000.C528] - [times_10000.B528]) / 1000000" office:value-type="float" office:value="75.36" calcext:value-type="float">
            <text:p>75.36</text:p>
          </table:table-cell>
          <table:table-cell table:formula="of:= ([times_100000.C528] - [times_100000.B528]) / 1000000" office:value-type="float" office:value="66.57024" calcext:value-type="float">
            <text:p>66.57024</text:p>
          </table:table-cell>
          <table:table-cell table:formula="of:= ([times_1000000.C528] - [times_1000000.B528]) / 1000000" office:value-type="float" office:value="86.170368" calcext:value-type="float">
            <text:p>86.170368</text:p>
          </table:table-cell>
        </table:table-row>
        <table:table-row table:style-name="ro1">
          <table:table-cell table:formula="of:= [times_10000.A529]" office:value-type="float" office:value="528" calcext:value-type="float">
            <text:p>528</text:p>
          </table:table-cell>
          <table:table-cell table:formula="of:= ([times_10000.C529] - [times_10000.B529]) / 1000000" office:value-type="float" office:value="74.949888" calcext:value-type="float">
            <text:p>74.949888</text:p>
          </table:table-cell>
          <table:table-cell table:formula="of:= ([times_100000.C529] - [times_100000.B529]) / 1000000" office:value-type="float" office:value="66.279936" calcext:value-type="float">
            <text:p>66.279936</text:p>
          </table:table-cell>
          <table:table-cell table:formula="of:= ([times_1000000.C529] - [times_1000000.B529]) / 1000000" office:value-type="float" office:value="88.01024" calcext:value-type="float">
            <text:p>88.01024</text:p>
          </table:table-cell>
        </table:table-row>
        <table:table-row table:style-name="ro1">
          <table:table-cell table:formula="of:= [times_10000.A530]" office:value-type="float" office:value="529" calcext:value-type="float">
            <text:p>529</text:p>
          </table:table-cell>
          <table:table-cell table:formula="of:= ([times_10000.C530] - [times_10000.B530]) / 1000000" office:value-type="float" office:value="74.799872" calcext:value-type="float">
            <text:p>74.799872</text:p>
          </table:table-cell>
          <table:table-cell table:formula="of:= ([times_100000.C530] - [times_100000.B530]) / 1000000" office:value-type="float" office:value="65.989888" calcext:value-type="float">
            <text:p>65.989888</text:p>
          </table:table-cell>
          <table:table-cell table:formula="of:= ([times_1000000.C530] - [times_1000000.B530]) / 1000000" office:value-type="float" office:value="87.730176" calcext:value-type="float">
            <text:p>87.730176</text:p>
          </table:table-cell>
        </table:table-row>
        <table:table-row table:style-name="ro1">
          <table:table-cell table:formula="of:= [times_10000.A531]" office:value-type="float" office:value="530" calcext:value-type="float">
            <text:p>530</text:p>
          </table:table-cell>
          <table:table-cell table:formula="of:= ([times_10000.C531] - [times_10000.B531]) / 1000000" office:value-type="float" office:value="74.419968" calcext:value-type="float">
            <text:p>74.419968</text:p>
          </table:table-cell>
          <table:table-cell table:formula="of:= ([times_100000.C531] - [times_100000.B531]) / 1000000" office:value-type="float" office:value="65.349888" calcext:value-type="float">
            <text:p>65.349888</text:p>
          </table:table-cell>
          <table:table-cell table:formula="of:= ([times_1000000.C531] - [times_1000000.B531]) / 1000000" office:value-type="float" office:value="87.440128" calcext:value-type="float">
            <text:p>87.440128</text:p>
          </table:table-cell>
        </table:table-row>
        <table:table-row table:style-name="ro1">
          <table:table-cell table:formula="of:= [times_10000.A532]" office:value-type="float" office:value="531" calcext:value-type="float">
            <text:p>531</text:p>
          </table:table-cell>
          <table:table-cell table:formula="of:= ([times_10000.C532] - [times_10000.B532]) / 1000000" office:value-type="float" office:value="74.62016" calcext:value-type="float">
            <text:p>74.62016</text:p>
          </table:table-cell>
          <table:table-cell table:formula="of:= ([times_100000.C532] - [times_100000.B532]) / 1000000" office:value-type="float" office:value="65.050112" calcext:value-type="float">
            <text:p>65.050112</text:p>
          </table:table-cell>
          <table:table-cell table:formula="of:= ([times_1000000.C532] - [times_1000000.B532]) / 1000000" office:value-type="float" office:value="87.36" calcext:value-type="float">
            <text:p>87.36</text:p>
          </table:table-cell>
        </table:table-row>
        <table:table-row table:style-name="ro1">
          <table:table-cell table:formula="of:= [times_10000.A533]" office:value-type="float" office:value="532" calcext:value-type="float">
            <text:p>532</text:p>
          </table:table-cell>
          <table:table-cell table:formula="of:= ([times_10000.C533] - [times_10000.B533]) / 1000000" office:value-type="float" office:value="74.230272" calcext:value-type="float">
            <text:p>74.230272</text:p>
          </table:table-cell>
          <table:table-cell table:formula="of:= ([times_100000.C533] - [times_100000.B533]) / 1000000" office:value-type="float" office:value="64.729856" calcext:value-type="float">
            <text:p>64.729856</text:p>
          </table:table-cell>
          <table:table-cell table:formula="of:= ([times_1000000.C533] - [times_1000000.B533]) / 1000000" office:value-type="float" office:value="87.21024" calcext:value-type="float">
            <text:p>87.21024</text:p>
          </table:table-cell>
        </table:table-row>
        <table:table-row table:style-name="ro1">
          <table:table-cell table:formula="of:= [times_10000.A534]" office:value-type="float" office:value="533" calcext:value-type="float">
            <text:p>533</text:p>
          </table:table-cell>
          <table:table-cell table:formula="of:= ([times_10000.C534] - [times_10000.B534]) / 1000000" office:value-type="float" office:value="73.769984" calcext:value-type="float">
            <text:p>73.769984</text:p>
          </table:table-cell>
          <table:table-cell table:formula="of:= ([times_100000.C534] - [times_100000.B534]) / 1000000" office:value-type="float" office:value="64.440064" calcext:value-type="float">
            <text:p>64.440064</text:p>
          </table:table-cell>
          <table:table-cell table:formula="of:= ([times_1000000.C534] - [times_1000000.B534]) / 1000000" office:value-type="float" office:value="85.960192" calcext:value-type="float">
            <text:p>85.960192</text:p>
          </table:table-cell>
        </table:table-row>
        <table:table-row table:style-name="ro1">
          <table:table-cell table:formula="of:= [times_10000.A535]" office:value-type="float" office:value="534" calcext:value-type="float">
            <text:p>534</text:p>
          </table:table-cell>
          <table:table-cell table:formula="of:= ([times_10000.C535] - [times_10000.B535]) / 1000000" office:value-type="float" office:value="73.339904" calcext:value-type="float">
            <text:p>73.339904</text:p>
          </table:table-cell>
          <table:table-cell table:formula="of:= ([times_100000.C535] - [times_100000.B535]) / 1000000" office:value-type="float" office:value="64.140032" calcext:value-type="float">
            <text:p>64.140032</text:p>
          </table:table-cell>
          <table:table-cell table:formula="of:= ([times_1000000.C535] - [times_1000000.B535]) / 1000000" office:value-type="float" office:value="84.84992" calcext:value-type="float">
            <text:p>84.84992</text:p>
          </table:table-cell>
        </table:table-row>
        <table:table-row table:style-name="ro1">
          <table:table-cell table:formula="of:= [times_10000.A536]" office:value-type="float" office:value="535" calcext:value-type="float">
            <text:p>535</text:p>
          </table:table-cell>
          <table:table-cell table:formula="of:= ([times_10000.C536] - [times_10000.B536]) / 1000000" office:value-type="float" office:value="73.040128" calcext:value-type="float">
            <text:p>73.040128</text:p>
          </table:table-cell>
          <table:table-cell table:formula="of:= ([times_100000.C536] - [times_100000.B536]) / 1000000" office:value-type="float" office:value="63.859968" calcext:value-type="float">
            <text:p>63.859968</text:p>
          </table:table-cell>
          <table:table-cell table:formula="of:= ([times_1000000.C536] - [times_1000000.B536]) / 1000000" office:value-type="float" office:value="85.840128" calcext:value-type="float">
            <text:p>85.840128</text:p>
          </table:table-cell>
        </table:table-row>
        <table:table-row table:style-name="ro1">
          <table:table-cell table:formula="of:= [times_10000.A537]" office:value-type="float" office:value="536" calcext:value-type="float">
            <text:p>536</text:p>
          </table:table-cell>
          <table:table-cell table:formula="of:= ([times_10000.C537] - [times_10000.B537]) / 1000000" office:value-type="float" office:value="72.720128" calcext:value-type="float">
            <text:p>72.720128</text:p>
          </table:table-cell>
          <table:table-cell table:formula="of:= ([times_100000.C537] - [times_100000.B537]) / 1000000" office:value-type="float" office:value="63.529984" calcext:value-type="float">
            <text:p>63.529984</text:p>
          </table:table-cell>
          <table:table-cell table:formula="of:= ([times_1000000.C537] - [times_1000000.B537]) / 1000000" office:value-type="float" office:value="85.560064" calcext:value-type="float">
            <text:p>85.560064</text:p>
          </table:table-cell>
        </table:table-row>
        <table:table-row table:style-name="ro1">
          <table:table-cell table:formula="of:= [times_10000.A538]" office:value-type="float" office:value="537" calcext:value-type="float">
            <text:p>537</text:p>
          </table:table-cell>
          <table:table-cell table:formula="of:= ([times_10000.C538] - [times_10000.B538]) / 1000000" office:value-type="float" office:value="72.420096" calcext:value-type="float">
            <text:p>72.420096</text:p>
          </table:table-cell>
          <table:table-cell table:formula="of:= ([times_100000.C538] - [times_100000.B538]) / 1000000" office:value-type="float" office:value="63.239936" calcext:value-type="float">
            <text:p>63.239936</text:p>
          </table:table-cell>
          <table:table-cell table:formula="of:= ([times_1000000.C538] - [times_1000000.B538]) / 1000000" office:value-type="float" office:value="86.720256" calcext:value-type="float">
            <text:p>86.720256</text:p>
          </table:table-cell>
        </table:table-row>
        <table:table-row table:style-name="ro1">
          <table:table-cell table:formula="of:= [times_10000.A539]" office:value-type="float" office:value="538" calcext:value-type="float">
            <text:p>538</text:p>
          </table:table-cell>
          <table:table-cell table:formula="of:= ([times_10000.C539] - [times_10000.B539]) / 1000000" office:value-type="float" office:value="72.179712" calcext:value-type="float">
            <text:p>72.179712</text:p>
          </table:table-cell>
          <table:table-cell table:formula="of:= ([times_100000.C539] - [times_100000.B539]) / 1000000" office:value-type="float" office:value="62.949888" calcext:value-type="float">
            <text:p>62.949888</text:p>
          </table:table-cell>
          <table:table-cell table:formula="of:= ([times_1000000.C539] - [times_1000000.B539]) / 1000000" office:value-type="float" office:value="88.06016" calcext:value-type="float">
            <text:p>88.06016</text:p>
          </table:table-cell>
        </table:table-row>
        <table:table-row table:style-name="ro1">
          <table:table-cell table:formula="of:= [times_10000.A540]" office:value-type="float" office:value="539" calcext:value-type="float">
            <text:p>539</text:p>
          </table:table-cell>
          <table:table-cell table:formula="of:= ([times_10000.C540] - [times_10000.B540]) / 1000000" office:value-type="float" office:value="71.820288" calcext:value-type="float">
            <text:p>71.820288</text:p>
          </table:table-cell>
          <table:table-cell table:formula="of:= ([times_100000.C540] - [times_100000.B540]) / 1000000" office:value-type="float" office:value="62.959872" calcext:value-type="float">
            <text:p>62.959872</text:p>
          </table:table-cell>
          <table:table-cell table:formula="of:= ([times_1000000.C540] - [times_1000000.B540]) / 1000000" office:value-type="float" office:value="87.730432" calcext:value-type="float">
            <text:p>87.730432</text:p>
          </table:table-cell>
        </table:table-row>
        <table:table-row table:style-name="ro1">
          <table:table-cell table:formula="of:= [times_10000.A541]" office:value-type="float" office:value="540" calcext:value-type="float">
            <text:p>540</text:p>
          </table:table-cell>
          <table:table-cell table:formula="of:= ([times_10000.C541] - [times_10000.B541]) / 1000000" office:value-type="float" office:value="71.52" calcext:value-type="float">
            <text:p>71.52</text:p>
          </table:table-cell>
          <table:table-cell table:formula="of:= ([times_100000.C541] - [times_100000.B541]) / 1000000" office:value-type="float" office:value="66.619904" calcext:value-type="float">
            <text:p>66.619904</text:p>
          </table:table-cell>
          <table:table-cell table:formula="of:= ([times_1000000.C541] - [times_1000000.B541]) / 1000000" office:value-type="float" office:value="87.400192" calcext:value-type="float">
            <text:p>87.400192</text:p>
          </table:table-cell>
        </table:table-row>
        <table:table-row table:style-name="ro1">
          <table:table-cell table:formula="of:= [times_10000.A542]" office:value-type="float" office:value="541" calcext:value-type="float">
            <text:p>541</text:p>
          </table:table-cell>
          <table:table-cell table:formula="of:= ([times_10000.C542] - [times_10000.B542]) / 1000000" office:value-type="float" office:value="71.2" calcext:value-type="float">
            <text:p>71.2</text:p>
          </table:table-cell>
          <table:table-cell table:formula="of:= ([times_100000.C542] - [times_100000.B542]) / 1000000" office:value-type="float" office:value="65.85984" calcext:value-type="float">
            <text:p>65.85984</text:p>
          </table:table-cell>
          <table:table-cell table:formula="of:= ([times_1000000.C542] - [times_1000000.B542]) / 1000000" office:value-type="float" office:value="86.939904" calcext:value-type="float">
            <text:p>86.939904</text:p>
          </table:table-cell>
        </table:table-row>
        <table:table-row table:style-name="ro1">
          <table:table-cell table:formula="of:= [times_10000.A543]" office:value-type="float" office:value="542" calcext:value-type="float">
            <text:p>542</text:p>
          </table:table-cell>
          <table:table-cell table:formula="of:= ([times_10000.C543] - [times_10000.B543]) / 1000000" office:value-type="float" office:value="70.900224" calcext:value-type="float">
            <text:p>70.900224</text:p>
          </table:table-cell>
          <table:table-cell table:formula="of:= ([times_100000.C543] - [times_100000.B543]) / 1000000" office:value-type="float" office:value="65.5296" calcext:value-type="float">
            <text:p>65.5296</text:p>
          </table:table-cell>
          <table:table-cell table:formula="of:= ([times_1000000.C543] - [times_1000000.B543]) / 1000000" office:value-type="float" office:value="86.520064" calcext:value-type="float">
            <text:p>86.520064</text:p>
          </table:table-cell>
        </table:table-row>
        <table:table-row table:style-name="ro1">
          <table:table-cell table:formula="of:= [times_10000.A544]" office:value-type="float" office:value="543" calcext:value-type="float">
            <text:p>543</text:p>
          </table:table-cell>
          <table:table-cell table:formula="of:= ([times_10000.C544] - [times_10000.B544]) / 1000000" office:value-type="float" office:value="70.610176" calcext:value-type="float">
            <text:p>70.610176</text:p>
          </table:table-cell>
          <table:table-cell table:formula="of:= ([times_100000.C544] - [times_100000.B544]) / 1000000" office:value-type="float" office:value="65.250048" calcext:value-type="float">
            <text:p>65.250048</text:p>
          </table:table-cell>
          <table:table-cell table:formula="of:= ([times_1000000.C544] - [times_1000000.B544]) / 1000000" office:value-type="float" office:value="88.349952" calcext:value-type="float">
            <text:p>88.349952</text:p>
          </table:table-cell>
        </table:table-row>
        <table:table-row table:style-name="ro1">
          <table:table-cell table:formula="of:= [times_10000.A545]" office:value-type="float" office:value="544" calcext:value-type="float">
            <text:p>544</text:p>
          </table:table-cell>
          <table:table-cell table:formula="of:= ([times_10000.C545] - [times_10000.B545]) / 1000000" office:value-type="float" office:value="70.210048" calcext:value-type="float">
            <text:p>70.210048</text:p>
          </table:table-cell>
          <table:table-cell table:formula="of:= ([times_100000.C545] - [times_100000.B545]) / 1000000" office:value-type="float" office:value="65.250048" calcext:value-type="float">
            <text:p>65.250048</text:p>
          </table:table-cell>
          <table:table-cell table:formula="of:= ([times_1000000.C545] - [times_1000000.B545]) / 1000000" office:value-type="float" office:value="88.059904" calcext:value-type="float">
            <text:p>88.059904</text:p>
          </table:table-cell>
        </table:table-row>
        <table:table-row table:style-name="ro1">
          <table:table-cell table:formula="of:= [times_10000.A546]" office:value-type="float" office:value="545" calcext:value-type="float">
            <text:p>545</text:p>
          </table:table-cell>
          <table:table-cell table:formula="of:= ([times_10000.C546] - [times_10000.B546]) / 1000000" office:value-type="float" office:value="69.789952" calcext:value-type="float">
            <text:p>69.789952</text:p>
          </table:table-cell>
          <table:table-cell table:formula="of:= ([times_100000.C546] - [times_100000.B546]) / 1000000" office:value-type="float" office:value="67.510016" calcext:value-type="float">
            <text:p>67.510016</text:p>
          </table:table-cell>
          <table:table-cell table:formula="of:= ([times_1000000.C546] - [times_1000000.B546]) / 1000000" office:value-type="float" office:value="87.769856" calcext:value-type="float">
            <text:p>87.769856</text:p>
          </table:table-cell>
        </table:table-row>
        <table:table-row table:style-name="ro1">
          <table:table-cell table:formula="of:= [times_10000.A547]" office:value-type="float" office:value="546" calcext:value-type="float">
            <text:p>546</text:p>
          </table:table-cell>
          <table:table-cell table:formula="of:= ([times_10000.C547] - [times_10000.B547]) / 1000000" office:value-type="float" office:value="69.48992" calcext:value-type="float">
            <text:p>69.48992</text:p>
          </table:table-cell>
          <table:table-cell table:formula="of:= ([times_100000.C547] - [times_100000.B547]) / 1000000" office:value-type="float" office:value="67.209984" calcext:value-type="float">
            <text:p>67.209984</text:p>
          </table:table-cell>
          <table:table-cell table:formula="of:= ([times_1000000.C547] - [times_1000000.B547]) / 1000000" office:value-type="float" office:value="86.689792" calcext:value-type="float">
            <text:p>86.689792</text:p>
          </table:table-cell>
        </table:table-row>
        <table:table-row table:style-name="ro1">
          <table:table-cell table:formula="of:= [times_10000.A548]" office:value-type="float" office:value="547" calcext:value-type="float">
            <text:p>547</text:p>
          </table:table-cell>
          <table:table-cell table:formula="of:= ([times_10000.C548] - [times_10000.B548]) / 1000000" office:value-type="float" office:value="69.200128" calcext:value-type="float">
            <text:p>69.200128</text:p>
          </table:table-cell>
          <table:table-cell table:formula="of:= ([times_100000.C548] - [times_100000.B548]) / 1000000" office:value-type="float" office:value="66.919936" calcext:value-type="float">
            <text:p>66.919936</text:p>
          </table:table-cell>
          <table:table-cell table:formula="of:= ([times_1000000.C548] - [times_1000000.B548]) / 1000000" office:value-type="float" office:value="84.660224" calcext:value-type="float">
            <text:p>84.660224</text:p>
          </table:table-cell>
        </table:table-row>
        <table:table-row table:style-name="ro1">
          <table:table-cell table:formula="of:= [times_10000.A549]" office:value-type="float" office:value="548" calcext:value-type="float">
            <text:p>548</text:p>
          </table:table-cell>
          <table:table-cell table:formula="of:= ([times_10000.C549] - [times_10000.B549]) / 1000000" office:value-type="float" office:value="68.8" calcext:value-type="float">
            <text:p>68.8</text:p>
          </table:table-cell>
          <table:table-cell table:formula="of:= ([times_100000.C549] - [times_100000.B549]) / 1000000" office:value-type="float" office:value="65.779968" calcext:value-type="float">
            <text:p>65.779968</text:p>
          </table:table-cell>
          <table:table-cell table:formula="of:= ([times_1000000.C549] - [times_1000000.B549]) / 1000000" office:value-type="float" office:value="89.540096" calcext:value-type="float">
            <text:p>89.540096</text:p>
          </table:table-cell>
        </table:table-row>
        <table:table-row table:style-name="ro1">
          <table:table-cell table:formula="of:= [times_10000.A550]" office:value-type="float" office:value="549" calcext:value-type="float">
            <text:p>549</text:p>
          </table:table-cell>
          <table:table-cell table:formula="of:= ([times_10000.C550] - [times_10000.B550]) / 1000000" office:value-type="float" office:value="68.399872" calcext:value-type="float">
            <text:p>68.399872</text:p>
          </table:table-cell>
          <table:table-cell table:formula="of:= ([times_100000.C550] - [times_100000.B550]) / 1000000" office:value-type="float" office:value="65.420032" calcext:value-type="float">
            <text:p>65.420032</text:p>
          </table:table-cell>
          <table:table-cell table:formula="of:= ([times_1000000.C550] - [times_1000000.B550]) / 1000000" office:value-type="float" office:value="89.260032" calcext:value-type="float">
            <text:p>89.260032</text:p>
          </table:table-cell>
        </table:table-row>
        <table:table-row table:style-name="ro1">
          <table:table-cell table:formula="of:= [times_10000.A551]" office:value-type="float" office:value="550" calcext:value-type="float">
            <text:p>550</text:p>
          </table:table-cell>
          <table:table-cell table:formula="of:= ([times_10000.C551] - [times_10000.B551]) / 1000000" office:value-type="float" office:value="68.09984" calcext:value-type="float">
            <text:p>68.09984</text:p>
          </table:table-cell>
          <table:table-cell table:formula="of:= ([times_100000.C551] - [times_100000.B551]) / 1000000" office:value-type="float" office:value="67.90016" calcext:value-type="float">
            <text:p>67.90016</text:p>
          </table:table-cell>
          <table:table-cell table:formula="of:= ([times_1000000.C551] - [times_1000000.B551]) / 1000000" office:value-type="float" office:value="88.97024" calcext:value-type="float">
            <text:p>88.97024</text:p>
          </table:table-cell>
        </table:table-row>
        <table:table-row table:style-name="ro1">
          <table:table-cell table:formula="of:= [times_10000.A552]" office:value-type="float" office:value="551" calcext:value-type="float">
            <text:p>551</text:p>
          </table:table-cell>
          <table:table-cell table:formula="of:= ([times_10000.C552] - [times_10000.B552]) / 1000000" office:value-type="float" office:value="67.760128" calcext:value-type="float">
            <text:p>67.760128</text:p>
          </table:table-cell>
          <table:table-cell table:formula="of:= ([times_100000.C552] - [times_100000.B552]) / 1000000" office:value-type="float" office:value="70.67008" calcext:value-type="float">
            <text:p>70.67008</text:p>
          </table:table-cell>
          <table:table-cell table:formula="of:= ([times_1000000.C552] - [times_1000000.B552]) / 1000000" office:value-type="float" office:value="88.670208" calcext:value-type="float">
            <text:p>88.670208</text:p>
          </table:table-cell>
        </table:table-row>
        <table:table-row table:style-name="ro1">
          <table:table-cell table:formula="of:= [times_10000.A553]" office:value-type="float" office:value="552" calcext:value-type="float">
            <text:p>552</text:p>
          </table:table-cell>
          <table:table-cell table:formula="of:= ([times_10000.C553] - [times_10000.B553]) / 1000000" office:value-type="float" office:value="67.440128" calcext:value-type="float">
            <text:p>67.440128</text:p>
          </table:table-cell>
          <table:table-cell table:formula="of:= ([times_100000.C553] - [times_100000.B553]) / 1000000" office:value-type="float" office:value="70.370048" calcext:value-type="float">
            <text:p>70.370048</text:p>
          </table:table-cell>
          <table:table-cell table:formula="of:= ([times_1000000.C553] - [times_1000000.B553]) / 1000000" office:value-type="float" office:value="88.379904" calcext:value-type="float">
            <text:p>88.379904</text:p>
          </table:table-cell>
        </table:table-row>
        <table:table-row table:style-name="ro1">
          <table:table-cell table:formula="of:= [times_10000.A554]" office:value-type="float" office:value="553" calcext:value-type="float">
            <text:p>553</text:p>
          </table:table-cell>
          <table:table-cell table:formula="of:= ([times_10000.C554] - [times_10000.B554]) / 1000000" office:value-type="float" office:value="67.13984" calcext:value-type="float">
            <text:p>67.13984</text:p>
          </table:table-cell>
          <table:table-cell table:formula="of:= ([times_100000.C554] - [times_100000.B554]) / 1000000" office:value-type="float" office:value="70.089984" calcext:value-type="float">
            <text:p>70.089984</text:p>
          </table:table-cell>
          <table:table-cell table:formula="of:= ([times_1000000.C554] - [times_1000000.B554]) / 1000000" office:value-type="float" office:value="86.910208" calcext:value-type="float">
            <text:p>86.910208</text:p>
          </table:table-cell>
        </table:table-row>
        <table:table-row table:style-name="ro1">
          <table:table-cell table:formula="of:= [times_10000.A555]" office:value-type="float" office:value="554" calcext:value-type="float">
            <text:p>554</text:p>
          </table:table-cell>
          <table:table-cell table:formula="of:= ([times_10000.C555] - [times_10000.B555]) / 1000000" office:value-type="float" office:value="66.849792" calcext:value-type="float">
            <text:p>66.849792</text:p>
          </table:table-cell>
          <table:table-cell table:formula="of:= ([times_100000.C555] - [times_100000.B555]) / 1000000" office:value-type="float" office:value="71.909632" calcext:value-type="float">
            <text:p>71.909632</text:p>
          </table:table-cell>
          <table:table-cell table:formula="of:= ([times_1000000.C555] - [times_1000000.B555]) / 1000000" office:value-type="float" office:value="86.550272" calcext:value-type="float">
            <text:p>86.550272</text:p>
          </table:table-cell>
        </table:table-row>
        <table:table-row table:style-name="ro1">
          <table:table-cell table:formula="of:= [times_10000.A556]" office:value-type="float" office:value="555" calcext:value-type="float">
            <text:p>555</text:p>
          </table:table-cell>
          <table:table-cell table:formula="of:= ([times_10000.C556] - [times_10000.B556]) / 1000000" office:value-type="float" office:value="66.35008" calcext:value-type="float">
            <text:p>66.35008</text:p>
          </table:table-cell>
          <table:table-cell table:formula="of:= ([times_100000.C556] - [times_100000.B556]) / 1000000" office:value-type="float" office:value="71.079936" calcext:value-type="float">
            <text:p>71.079936</text:p>
          </table:table-cell>
          <table:table-cell table:formula="of:= ([times_1000000.C556] - [times_1000000.B556]) / 1000000" office:value-type="float" office:value="89.920256" calcext:value-type="float">
            <text:p>89.920256</text:p>
          </table:table-cell>
        </table:table-row>
        <table:table-row table:style-name="ro1">
          <table:table-cell table:formula="of:= [times_10000.A557]" office:value-type="float" office:value="556" calcext:value-type="float">
            <text:p>556</text:p>
          </table:table-cell>
          <table:table-cell table:formula="of:= ([times_10000.C557] - [times_10000.B557]) / 1000000" office:value-type="float" office:value="65.830144" calcext:value-type="float">
            <text:p>65.830144</text:p>
          </table:table-cell>
          <table:table-cell table:formula="of:= ([times_100000.C557] - [times_100000.B557]) / 1000000" office:value-type="float" office:value="70.760192" calcext:value-type="float">
            <text:p>70.760192</text:p>
          </table:table-cell>
          <table:table-cell table:formula="of:= ([times_1000000.C557] - [times_1000000.B557]) / 1000000" office:value-type="float" office:value="92.760064" calcext:value-type="float">
            <text:p>92.760064</text:p>
          </table:table-cell>
        </table:table-row>
        <table:table-row table:style-name="ro1">
          <table:table-cell table:formula="of:= [times_10000.A558]" office:value-type="float" office:value="557" calcext:value-type="float">
            <text:p>557</text:p>
          </table:table-cell>
          <table:table-cell table:formula="of:= ([times_10000.C558] - [times_10000.B558]) / 1000000" office:value-type="float" office:value="65.520128" calcext:value-type="float">
            <text:p>65.520128</text:p>
          </table:table-cell>
          <table:table-cell table:formula="of:= ([times_100000.C558] - [times_100000.B558]) / 1000000" office:value-type="float" office:value="70.419968" calcext:value-type="float">
            <text:p>70.419968</text:p>
          </table:table-cell>
          <table:table-cell table:formula="of:= ([times_1000000.C558] - [times_1000000.B558]) / 1000000" office:value-type="float" office:value="91.399936" calcext:value-type="float">
            <text:p>91.399936</text:p>
          </table:table-cell>
        </table:table-row>
        <table:table-row table:style-name="ro1">
          <table:table-cell table:formula="of:= [times_10000.A559]" office:value-type="float" office:value="558" calcext:value-type="float">
            <text:p>558</text:p>
          </table:table-cell>
          <table:table-cell table:formula="of:= ([times_10000.C559] - [times_10000.B559]) / 1000000" office:value-type="float" office:value="65.12" calcext:value-type="float">
            <text:p>65.12</text:p>
          </table:table-cell>
          <table:table-cell table:formula="of:= ([times_100000.C559] - [times_100000.B559]) / 1000000" office:value-type="float" office:value="69.159936" calcext:value-type="float">
            <text:p>69.159936</text:p>
          </table:table-cell>
          <table:table-cell table:formula="of:= ([times_1000000.C559] - [times_1000000.B559]) / 1000000" office:value-type="float" office:value="90.739712" calcext:value-type="float">
            <text:p>90.739712</text:p>
          </table:table-cell>
        </table:table-row>
        <table:table-row table:style-name="ro1">
          <table:table-cell table:formula="of:= [times_10000.A560]" office:value-type="float" office:value="559" calcext:value-type="float">
            <text:p>559</text:p>
          </table:table-cell>
          <table:table-cell table:formula="of:= ([times_10000.C560] - [times_10000.B560]) / 1000000" office:value-type="float" office:value="64.679936" calcext:value-type="float">
            <text:p>64.679936</text:p>
          </table:table-cell>
          <table:table-cell table:formula="of:= ([times_100000.C560] - [times_100000.B560]) / 1000000" office:value-type="float" office:value="68.859904" calcext:value-type="float">
            <text:p>68.859904</text:p>
          </table:table-cell>
          <table:table-cell table:formula="of:= ([times_1000000.C560] - [times_1000000.B560]) / 1000000" office:value-type="float" office:value="90.390016" calcext:value-type="float">
            <text:p>90.390016</text:p>
          </table:table-cell>
        </table:table-row>
        <table:table-row table:style-name="ro1">
          <table:table-cell table:formula="of:= [times_10000.A561]" office:value-type="float" office:value="560" calcext:value-type="float">
            <text:p>560</text:p>
          </table:table-cell>
          <table:table-cell table:formula="of:= ([times_10000.C561] - [times_10000.B561]) / 1000000" office:value-type="float" office:value="64.379904" calcext:value-type="float">
            <text:p>64.379904</text:p>
          </table:table-cell>
          <table:table-cell table:formula="of:= ([times_100000.C561] - [times_100000.B561]) / 1000000" office:value-type="float" office:value="68.570112" calcext:value-type="float">
            <text:p>68.570112</text:p>
          </table:table-cell>
          <table:table-cell table:formula="of:= ([times_1000000.C561] - [times_1000000.B561]) / 1000000" office:value-type="float" office:value="90.009856" calcext:value-type="float">
            <text:p>90.009856</text:p>
          </table:table-cell>
        </table:table-row>
        <table:table-row table:style-name="ro1">
          <table:table-cell table:formula="of:= [times_10000.A562]" office:value-type="float" office:value="561" calcext:value-type="float">
            <text:p>561</text:p>
          </table:table-cell>
          <table:table-cell table:formula="of:= ([times_10000.C562] - [times_10000.B562]) / 1000000" office:value-type="float" office:value="64.090112" calcext:value-type="float">
            <text:p>64.090112</text:p>
          </table:table-cell>
          <table:table-cell table:formula="of:= ([times_100000.C562] - [times_100000.B562]) / 1000000" office:value-type="float" office:value="68.250112" calcext:value-type="float">
            <text:p>68.250112</text:p>
          </table:table-cell>
          <table:table-cell table:formula="of:= ([times_1000000.C562] - [times_1000000.B562]) / 1000000" office:value-type="float" office:value="89.300224" calcext:value-type="float">
            <text:p>89.300224</text:p>
          </table:table-cell>
        </table:table-row>
        <table:table-row table:style-name="ro1">
          <table:table-cell table:formula="of:= [times_10000.A563]" office:value-type="float" office:value="562" calcext:value-type="float">
            <text:p>562</text:p>
          </table:table-cell>
          <table:table-cell table:formula="of:= ([times_10000.C563] - [times_10000.B563]) / 1000000" office:value-type="float" office:value="64.539904" calcext:value-type="float">
            <text:p>64.539904</text:p>
          </table:table-cell>
          <table:table-cell table:formula="of:= ([times_100000.C563] - [times_100000.B563]) / 1000000" office:value-type="float" office:value="69.800192" calcext:value-type="float">
            <text:p>69.800192</text:p>
          </table:table-cell>
          <table:table-cell table:formula="of:= ([times_1000000.C563] - [times_1000000.B563]) / 1000000" office:value-type="float" office:value="88.979968" calcext:value-type="float">
            <text:p>88.979968</text:p>
          </table:table-cell>
        </table:table-row>
        <table:table-row table:style-name="ro1">
          <table:table-cell table:formula="of:= [times_10000.A564]" office:value-type="float" office:value="563" calcext:value-type="float">
            <text:p>563</text:p>
          </table:table-cell>
          <table:table-cell table:formula="of:= ([times_10000.C564] - [times_10000.B564]) / 1000000" office:value-type="float" office:value="64.349952" calcext:value-type="float">
            <text:p>64.349952</text:p>
          </table:table-cell>
          <table:table-cell table:formula="of:= ([times_100000.C564] - [times_100000.B564]) / 1000000" office:value-type="float" office:value="69.520384" calcext:value-type="float">
            <text:p>69.520384</text:p>
          </table:table-cell>
          <table:table-cell table:formula="of:= ([times_1000000.C564] - [times_1000000.B564]) / 1000000" office:value-type="float" office:value="88.68992" calcext:value-type="float">
            <text:p>88.68992</text:p>
          </table:table-cell>
        </table:table-row>
        <table:table-row table:style-name="ro1">
          <table:table-cell table:formula="of:= [times_10000.A565]" office:value-type="float" office:value="564" calcext:value-type="float">
            <text:p>564</text:p>
          </table:table-cell>
          <table:table-cell table:formula="of:= ([times_10000.C565] - [times_10000.B565]) / 1000000" office:value-type="float" office:value="76.399872" calcext:value-type="float">
            <text:p>76.399872</text:p>
          </table:table-cell>
          <table:table-cell table:formula="of:= ([times_100000.C565] - [times_100000.B565]) / 1000000" office:value-type="float" office:value="69.060096" calcext:value-type="float">
            <text:p>69.060096</text:p>
          </table:table-cell>
          <table:table-cell table:formula="of:= ([times_1000000.C565] - [times_1000000.B565]) / 1000000" office:value-type="float" office:value="95.190016" calcext:value-type="float">
            <text:p>95.190016</text:p>
          </table:table-cell>
        </table:table-row>
        <table:table-row table:style-name="ro1">
          <table:table-cell table:formula="of:= [times_10000.A566]" office:value-type="float" office:value="565" calcext:value-type="float">
            <text:p>565</text:p>
          </table:table-cell>
          <table:table-cell table:formula="of:= ([times_10000.C566] - [times_10000.B566]) / 1000000" office:value-type="float" office:value="78.629888" calcext:value-type="float">
            <text:p>78.629888</text:p>
          </table:table-cell>
          <table:table-cell table:formula="of:= ([times_100000.C566] - [times_100000.B566]) / 1000000" office:value-type="float" office:value="68.759808" calcext:value-type="float">
            <text:p>68.759808</text:p>
          </table:table-cell>
          <table:table-cell table:formula="of:= ([times_1000000.C566] - [times_1000000.B566]) / 1000000" office:value-type="float" office:value="99.270144" calcext:value-type="float">
            <text:p>99.270144</text:p>
          </table:table-cell>
        </table:table-row>
        <table:table-row table:style-name="ro1">
          <table:table-cell table:formula="of:= [times_10000.A567]" office:value-type="float" office:value="566" calcext:value-type="float">
            <text:p>566</text:p>
          </table:table-cell>
          <table:table-cell table:formula="of:= ([times_10000.C567] - [times_10000.B567]) / 1000000" office:value-type="float" office:value="78.530048" calcext:value-type="float">
            <text:p>78.530048</text:p>
          </table:table-cell>
          <table:table-cell table:formula="of:= ([times_100000.C567] - [times_100000.B567]) / 1000000" office:value-type="float" office:value="70.050048" calcext:value-type="float">
            <text:p>70.050048</text:p>
          </table:table-cell>
          <table:table-cell table:formula="of:= ([times_1000000.C567] - [times_1000000.B567]) / 1000000" office:value-type="float" office:value="98.97984" calcext:value-type="float">
            <text:p>98.97984</text:p>
          </table:table-cell>
        </table:table-row>
        <table:table-row table:style-name="ro1">
          <table:table-cell table:formula="of:= [times_10000.A568]" office:value-type="float" office:value="567" calcext:value-type="float">
            <text:p>567</text:p>
          </table:table-cell>
          <table:table-cell table:formula="of:= ([times_10000.C568] - [times_10000.B568]) / 1000000" office:value-type="float" office:value="80.229888" calcext:value-type="float">
            <text:p>80.229888</text:p>
          </table:table-cell>
          <table:table-cell table:formula="of:= ([times_100000.C568] - [times_100000.B568]) / 1000000" office:value-type="float" office:value="69.77024" calcext:value-type="float">
            <text:p>69.77024</text:p>
          </table:table-cell>
          <table:table-cell table:formula="of:= ([times_1000000.C568] - [times_1000000.B568]) / 1000000" office:value-type="float" office:value="103.010048" calcext:value-type="float">
            <text:p>103.010048</text:p>
          </table:table-cell>
        </table:table-row>
        <table:table-row table:style-name="ro1">
          <table:table-cell table:formula="of:= [times_10000.A569]" office:value-type="float" office:value="568" calcext:value-type="float">
            <text:p>568</text:p>
          </table:table-cell>
          <table:table-cell table:formula="of:= ([times_10000.C569] - [times_10000.B569]) / 1000000" office:value-type="float" office:value="81.060096" calcext:value-type="float">
            <text:p>81.060096</text:p>
          </table:table-cell>
          <table:table-cell table:formula="of:= ([times_100000.C569] - [times_100000.B569]) / 1000000" office:value-type="float" office:value="69.720064" calcext:value-type="float">
            <text:p>69.720064</text:p>
          </table:table-cell>
          <table:table-cell table:formula="of:= ([times_1000000.C569] - [times_1000000.B569]) / 1000000" office:value-type="float" office:value="102.739968" calcext:value-type="float">
            <text:p>102.739968</text:p>
          </table:table-cell>
        </table:table-row>
        <table:table-row table:style-name="ro1">
          <table:table-cell table:formula="of:= [times_10000.A570]" office:value-type="float" office:value="569" calcext:value-type="float">
            <text:p>569</text:p>
          </table:table-cell>
          <table:table-cell table:formula="of:= ([times_10000.C570] - [times_10000.B570]) / 1000000" office:value-type="float" office:value="81.080064" calcext:value-type="float">
            <text:p>81.080064</text:p>
          </table:table-cell>
          <table:table-cell table:formula="of:= ([times_100000.C570] - [times_100000.B570]) / 1000000" office:value-type="float" office:value="69.430016" calcext:value-type="float">
            <text:p>69.430016</text:p>
          </table:table-cell>
          <table:table-cell table:formula="of:= ([times_1000000.C570] - [times_1000000.B570]) / 1000000" office:value-type="float" office:value="106.51008" calcext:value-type="float">
            <text:p>106.51008</text:p>
          </table:table-cell>
        </table:table-row>
        <table:table-row table:style-name="ro1">
          <table:table-cell table:formula="of:= [times_10000.A571]" office:value-type="float" office:value="570" calcext:value-type="float">
            <text:p>570</text:p>
          </table:table-cell>
          <table:table-cell table:formula="of:= ([times_10000.C571] - [times_10000.B571]) / 1000000" office:value-type="float" office:value="81.860096" calcext:value-type="float">
            <text:p>81.860096</text:p>
          </table:table-cell>
          <table:table-cell table:formula="of:= ([times_100000.C571] - [times_100000.B571]) / 1000000" office:value-type="float" office:value="71.030272" calcext:value-type="float">
            <text:p>71.030272</text:p>
          </table:table-cell>
          <table:table-cell table:formula="of:= ([times_1000000.C571] - [times_1000000.B571]) / 1000000" office:value-type="float" office:value="106.130176" calcext:value-type="float">
            <text:p>106.130176</text:p>
          </table:table-cell>
        </table:table-row>
        <table:table-row table:style-name="ro1">
          <table:table-cell table:formula="of:= [times_10000.A572]" office:value-type="float" office:value="571" calcext:value-type="float">
            <text:p>571</text:p>
          </table:table-cell>
          <table:table-cell table:formula="of:= ([times_10000.C572] - [times_10000.B572]) / 1000000" office:value-type="float" office:value="81.880064" calcext:value-type="float">
            <text:p>81.880064</text:p>
          </table:table-cell>
          <table:table-cell table:formula="of:= ([times_100000.C572] - [times_100000.B572]) / 1000000" office:value-type="float" office:value="71.399936" calcext:value-type="float">
            <text:p>71.399936</text:p>
          </table:table-cell>
          <table:table-cell table:formula="of:= ([times_1000000.C572] - [times_1000000.B572]) / 1000000" office:value-type="float" office:value="105.819904" calcext:value-type="float">
            <text:p>105.819904</text:p>
          </table:table-cell>
        </table:table-row>
        <table:table-row table:style-name="ro1">
          <table:table-cell table:formula="of:= [times_10000.A573]" office:value-type="float" office:value="572" calcext:value-type="float">
            <text:p>572</text:p>
          </table:table-cell>
          <table:table-cell table:formula="of:= ([times_10000.C573] - [times_10000.B573]) / 1000000" office:value-type="float" office:value="82.380032" calcext:value-type="float">
            <text:p>82.380032</text:p>
          </table:table-cell>
          <table:table-cell table:formula="of:= ([times_100000.C573] - [times_100000.B573]) / 1000000" office:value-type="float" office:value="72.250112" calcext:value-type="float">
            <text:p>72.250112</text:p>
          </table:table-cell>
          <table:table-cell table:formula="of:= ([times_1000000.C573] - [times_1000000.B573]) / 1000000" office:value-type="float" office:value="105.529856" calcext:value-type="float">
            <text:p>105.529856</text:p>
          </table:table-cell>
        </table:table-row>
        <table:table-row table:style-name="ro1">
          <table:table-cell table:formula="of:= [times_10000.A574]" office:value-type="float" office:value="573" calcext:value-type="float">
            <text:p>573</text:p>
          </table:table-cell>
          <table:table-cell table:formula="of:= ([times_10000.C574] - [times_10000.B574]) / 1000000" office:value-type="float" office:value="87.399936" calcext:value-type="float">
            <text:p>87.399936</text:p>
          </table:table-cell>
          <table:table-cell table:formula="of:= ([times_100000.C574] - [times_100000.B574]) / 1000000" office:value-type="float" office:value="73.560064" calcext:value-type="float">
            <text:p>73.560064</text:p>
          </table:table-cell>
          <table:table-cell table:formula="of:= ([times_1000000.C574] - [times_1000000.B574]) / 1000000" office:value-type="float" office:value="107.529984" calcext:value-type="float">
            <text:p>107.529984</text:p>
          </table:table-cell>
        </table:table-row>
        <table:table-row table:style-name="ro1">
          <table:table-cell table:formula="of:= [times_10000.A575]" office:value-type="float" office:value="574" calcext:value-type="float">
            <text:p>574</text:p>
          </table:table-cell>
          <table:table-cell table:formula="of:= ([times_10000.C575] - [times_10000.B575]) / 1000000" office:value-type="float" office:value="87.549952" calcext:value-type="float">
            <text:p>87.549952</text:p>
          </table:table-cell>
          <table:table-cell table:formula="of:= ([times_100000.C575] - [times_100000.B575]) / 1000000" office:value-type="float" office:value="73.270016" calcext:value-type="float">
            <text:p>73.270016</text:p>
          </table:table-cell>
          <table:table-cell table:formula="of:= ([times_1000000.C575] - [times_1000000.B575]) / 1000000" office:value-type="float" office:value="107.240192" calcext:value-type="float">
            <text:p>107.240192</text:p>
          </table:table-cell>
        </table:table-row>
        <table:table-row table:style-name="ro1">
          <table:table-cell table:formula="of:= [times_10000.A576]" office:value-type="float" office:value="575" calcext:value-type="float">
            <text:p>575</text:p>
          </table:table-cell>
          <table:table-cell table:formula="of:= ([times_10000.C576] - [times_10000.B576]) / 1000000" office:value-type="float" office:value="88.269824" calcext:value-type="float">
            <text:p>88.269824</text:p>
          </table:table-cell>
          <table:table-cell table:formula="of:= ([times_100000.C576] - [times_100000.B576]) / 1000000" office:value-type="float" office:value="72.969728" calcext:value-type="float">
            <text:p>72.969728</text:p>
          </table:table-cell>
          <table:table-cell table:formula="of:= ([times_1000000.C576] - [times_1000000.B576]) / 1000000" office:value-type="float" office:value="108.96" calcext:value-type="float">
            <text:p>108.96</text:p>
          </table:table-cell>
        </table:table-row>
        <table:table-row table:style-name="ro1">
          <table:table-cell table:formula="of:= [times_10000.A577]" office:value-type="float" office:value="576" calcext:value-type="float">
            <text:p>576</text:p>
          </table:table-cell>
          <table:table-cell table:formula="of:= ([times_10000.C577] - [times_10000.B577]) / 1000000" office:value-type="float" office:value="88.679936" calcext:value-type="float">
            <text:p>88.679936</text:p>
          </table:table-cell>
          <table:table-cell table:formula="of:= ([times_100000.C577] - [times_100000.B577]) / 1000000" office:value-type="float" office:value="72.86016" calcext:value-type="float">
            <text:p>72.86016</text:p>
          </table:table-cell>
          <table:table-cell table:formula="of:= ([times_1000000.C577] - [times_1000000.B577]) / 1000000" office:value-type="float" office:value="108.559872" calcext:value-type="float">
            <text:p>108.559872</text:p>
          </table:table-cell>
        </table:table-row>
        <table:table-row table:style-name="ro1">
          <table:table-cell table:formula="of:= [times_10000.A578]" office:value-type="float" office:value="577" calcext:value-type="float">
            <text:p>577</text:p>
          </table:table-cell>
          <table:table-cell table:formula="of:= ([times_10000.C578] - [times_10000.B578]) / 1000000" office:value-type="float" office:value="89.470208" calcext:value-type="float">
            <text:p>89.470208</text:p>
          </table:table-cell>
          <table:table-cell table:formula="of:= ([times_100000.C578] - [times_100000.B578]) / 1000000" office:value-type="float" office:value="73.82016" calcext:value-type="float">
            <text:p>73.82016</text:p>
          </table:table-cell>
          <table:table-cell table:formula="of:= ([times_1000000.C578] - [times_1000000.B578]) / 1000000" office:value-type="float" office:value="108.459776" calcext:value-type="float">
            <text:p>108.459776</text:p>
          </table:table-cell>
        </table:table-row>
        <table:table-row table:style-name="ro1">
          <table:table-cell table:formula="of:= [times_10000.A579]" office:value-type="float" office:value="578" calcext:value-type="float">
            <text:p>578</text:p>
          </table:table-cell>
          <table:table-cell table:formula="of:= ([times_10000.C579] - [times_10000.B579]) / 1000000" office:value-type="float" office:value="91.859968" calcext:value-type="float">
            <text:p>91.859968</text:p>
          </table:table-cell>
          <table:table-cell table:formula="of:= ([times_100000.C579] - [times_100000.B579]) / 1000000" office:value-type="float" office:value="73.689856" calcext:value-type="float">
            <text:p>73.689856</text:p>
          </table:table-cell>
          <table:table-cell table:formula="of:= ([times_1000000.C579] - [times_1000000.B579]) / 1000000" office:value-type="float" office:value="108.179968" calcext:value-type="float">
            <text:p>108.179968</text:p>
          </table:table-cell>
        </table:table-row>
        <table:table-row table:style-name="ro1">
          <table:table-cell table:formula="of:= [times_10000.A580]" office:value-type="float" office:value="579" calcext:value-type="float">
            <text:p>579</text:p>
          </table:table-cell>
          <table:table-cell table:formula="of:= ([times_10000.C580] - [times_10000.B580]) / 1000000" office:value-type="float" office:value="91.689984" calcext:value-type="float">
            <text:p>91.689984</text:p>
          </table:table-cell>
          <table:table-cell table:formula="of:= ([times_100000.C580] - [times_100000.B580]) / 1000000" office:value-type="float" office:value="75.79008" calcext:value-type="float">
            <text:p>75.79008</text:p>
          </table:table-cell>
          <table:table-cell table:formula="of:= ([times_1000000.C580] - [times_1000000.B580]) / 1000000" office:value-type="float" office:value="107.890176" calcext:value-type="float">
            <text:p>107.890176</text:p>
          </table:table-cell>
        </table:table-row>
        <table:table-row table:style-name="ro1">
          <table:table-cell table:formula="of:= [times_10000.A581]" office:value-type="float" office:value="580" calcext:value-type="float">
            <text:p>580</text:p>
          </table:table-cell>
          <table:table-cell table:formula="of:= ([times_10000.C581] - [times_10000.B581]) / 1000000" office:value-type="float" office:value="92.080128" calcext:value-type="float">
            <text:p>92.080128</text:p>
          </table:table-cell>
          <table:table-cell table:formula="of:= ([times_100000.C581] - [times_100000.B581]) / 1000000" office:value-type="float" office:value="75.460096" calcext:value-type="float">
            <text:p>75.460096</text:p>
          </table:table-cell>
          <table:table-cell table:formula="of:= ([times_1000000.C581] - [times_1000000.B581]) / 1000000" office:value-type="float" office:value="110.089984" calcext:value-type="float">
            <text:p>110.089984</text:p>
          </table:table-cell>
        </table:table-row>
        <table:table-row table:style-name="ro1">
          <table:table-cell table:formula="of:= [times_10000.A582]" office:value-type="float" office:value="581" calcext:value-type="float">
            <text:p>581</text:p>
          </table:table-cell>
          <table:table-cell table:formula="of:= ([times_10000.C582] - [times_10000.B582]) / 1000000" office:value-type="float" office:value="92.22016" calcext:value-type="float">
            <text:p>92.22016</text:p>
          </table:table-cell>
          <table:table-cell table:formula="of:= ([times_100000.C582] - [times_100000.B582]) / 1000000" office:value-type="float" office:value="75.170048" calcext:value-type="float">
            <text:p>75.170048</text:p>
          </table:table-cell>
          <table:table-cell table:formula="of:= ([times_1000000.C582] - [times_1000000.B582]) / 1000000" office:value-type="float" office:value="113.459968" calcext:value-type="float">
            <text:p>113.459968</text:p>
          </table:table-cell>
        </table:table-row>
        <table:table-row table:style-name="ro1">
          <table:table-cell table:formula="of:= [times_10000.A583]" office:value-type="float" office:value="582" calcext:value-type="float">
            <text:p>582</text:p>
          </table:table-cell>
          <table:table-cell table:formula="of:= ([times_10000.C583] - [times_10000.B583]) / 1000000" office:value-type="float" office:value="92.269824" calcext:value-type="float">
            <text:p>92.269824</text:p>
          </table:table-cell>
          <table:table-cell table:formula="of:= ([times_100000.C583] - [times_100000.B583]) / 1000000" office:value-type="float" office:value="74.88" calcext:value-type="float">
            <text:p>74.88</text:p>
          </table:table-cell>
          <table:table-cell table:formula="of:= ([times_1000000.C583] - [times_1000000.B583]) / 1000000" office:value-type="float" office:value="114.799872" calcext:value-type="float">
            <text:p>114.799872</text:p>
          </table:table-cell>
        </table:table-row>
        <table:table-row table:style-name="ro1">
          <table:table-cell table:formula="of:= [times_10000.A584]" office:value-type="float" office:value="583" calcext:value-type="float">
            <text:p>583</text:p>
          </table:table-cell>
          <table:table-cell table:formula="of:= ([times_10000.C584] - [times_10000.B584]) / 1000000" office:value-type="float" office:value="93.149952" calcext:value-type="float">
            <text:p>93.149952</text:p>
          </table:table-cell>
          <table:table-cell table:formula="of:= ([times_100000.C584] - [times_100000.B584]) / 1000000" office:value-type="float" office:value="74.599936" calcext:value-type="float">
            <text:p>74.599936</text:p>
          </table:table-cell>
          <table:table-cell table:formula="of:= ([times_1000000.C584] - [times_1000000.B584]) / 1000000" office:value-type="float" office:value="116.489984" calcext:value-type="float">
            <text:p>116.489984</text:p>
          </table:table-cell>
        </table:table-row>
        <table:table-row table:style-name="ro1">
          <table:table-cell table:formula="of:= [times_10000.A585]" office:value-type="float" office:value="584" calcext:value-type="float">
            <text:p>584</text:p>
          </table:table-cell>
          <table:table-cell table:formula="of:= ([times_10000.C585] - [times_10000.B585]) / 1000000" office:value-type="float" office:value="93.570048" calcext:value-type="float">
            <text:p>93.570048</text:p>
          </table:table-cell>
          <table:table-cell table:formula="of:= ([times_100000.C585] - [times_100000.B585]) / 1000000" office:value-type="float" office:value="72.75008" calcext:value-type="float">
            <text:p>72.75008</text:p>
          </table:table-cell>
          <table:table-cell table:formula="of:= ([times_1000000.C585] - [times_1000000.B585]) / 1000000" office:value-type="float" office:value="120.300032" calcext:value-type="float">
            <text:p>120.300032</text:p>
          </table:table-cell>
        </table:table-row>
        <table:table-row table:style-name="ro1">
          <table:table-cell table:formula="of:= [times_10000.A586]" office:value-type="float" office:value="585" calcext:value-type="float">
            <text:p>585</text:p>
          </table:table-cell>
          <table:table-cell table:formula="of:= ([times_10000.C586] - [times_10000.B586]) / 1000000" office:value-type="float" office:value="93.480192" calcext:value-type="float">
            <text:p>93.480192</text:p>
          </table:table-cell>
          <table:table-cell table:formula="of:= ([times_100000.C586] - [times_100000.B586]) / 1000000" office:value-type="float" office:value="72.429824" calcext:value-type="float">
            <text:p>72.429824</text:p>
          </table:table-cell>
          <table:table-cell table:formula="of:= ([times_1000000.C586] - [times_1000000.B586]) / 1000000" office:value-type="float" office:value="122.06976" calcext:value-type="float">
            <text:p>122.06976</text:p>
          </table:table-cell>
        </table:table-row>
        <table:table-row table:style-name="ro1">
          <table:table-cell table:formula="of:= [times_10000.A587]" office:value-type="float" office:value="586" calcext:value-type="float">
            <text:p>586</text:p>
          </table:table-cell>
          <table:table-cell table:formula="of:= ([times_10000.C587] - [times_10000.B587]) / 1000000" office:value-type="float" office:value="94.700032" calcext:value-type="float">
            <text:p>94.700032</text:p>
          </table:table-cell>
          <table:table-cell table:formula="of:= ([times_100000.C587] - [times_100000.B587]) / 1000000" office:value-type="float" office:value="72.130048" calcext:value-type="float">
            <text:p>72.130048</text:p>
          </table:table-cell>
          <table:table-cell table:formula="of:= ([times_1000000.C587] - [times_1000000.B587]) / 1000000" office:value-type="float" office:value="121.689856" calcext:value-type="float">
            <text:p>121.689856</text:p>
          </table:table-cell>
        </table:table-row>
        <table:table-row table:style-name="ro1">
          <table:table-cell table:formula="of:= [times_10000.A588]" office:value-type="float" office:value="587" calcext:value-type="float">
            <text:p>587</text:p>
          </table:table-cell>
          <table:table-cell table:formula="of:= ([times_10000.C588] - [times_10000.B588]) / 1000000" office:value-type="float" office:value="95.130112" calcext:value-type="float">
            <text:p>95.130112</text:p>
          </table:table-cell>
          <table:table-cell table:formula="of:= ([times_100000.C588] - [times_100000.B588]) / 1000000" office:value-type="float" office:value="71.330048" calcext:value-type="float">
            <text:p>71.330048</text:p>
          </table:table-cell>
          <table:table-cell table:formula="of:= ([times_1000000.C588] - [times_1000000.B588]) / 1000000" office:value-type="float" office:value="125.439744" calcext:value-type="float">
            <text:p>125.439744</text:p>
          </table:table-cell>
        </table:table-row>
        <table:table-row table:style-name="ro1">
          <table:table-cell table:formula="of:= [times_10000.A589]" office:value-type="float" office:value="588" calcext:value-type="float">
            <text:p>588</text:p>
          </table:table-cell>
          <table:table-cell table:formula="of:= ([times_10000.C589] - [times_10000.B589]) / 1000000" office:value-type="float" office:value="95.419904" calcext:value-type="float">
            <text:p>95.419904</text:p>
          </table:table-cell>
          <table:table-cell table:formula="of:= ([times_100000.C589] - [times_100000.B589]) / 1000000" office:value-type="float" office:value="70.490112" calcext:value-type="float">
            <text:p>70.490112</text:p>
          </table:table-cell>
          <table:table-cell table:formula="of:= ([times_1000000.C589] - [times_1000000.B589]) / 1000000" office:value-type="float" office:value="125.169664" calcext:value-type="float">
            <text:p>125.169664</text:p>
          </table:table-cell>
        </table:table-row>
        <table:table-row table:style-name="ro1">
          <table:table-cell table:formula="of:= [times_10000.A590]" office:value-type="float" office:value="589" calcext:value-type="float">
            <text:p>589</text:p>
          </table:table-cell>
          <table:table-cell table:formula="of:= ([times_10000.C590] - [times_10000.B590]) / 1000000" office:value-type="float" office:value="95.140096" calcext:value-type="float">
            <text:p>95.140096</text:p>
          </table:table-cell>
          <table:table-cell table:formula="of:= ([times_100000.C590] - [times_100000.B590]) / 1000000" office:value-type="float" office:value="70.17984" calcext:value-type="float">
            <text:p>70.17984</text:p>
          </table:table-cell>
          <table:table-cell table:formula="of:= ([times_1000000.C590] - [times_1000000.B590]) / 1000000" office:value-type="float" office:value="124.879872" calcext:value-type="float">
            <text:p>124.879872</text:p>
          </table:table-cell>
        </table:table-row>
        <table:table-row table:style-name="ro1">
          <table:table-cell table:formula="of:= [times_10000.A591]" office:value-type="float" office:value="590" calcext:value-type="float">
            <text:p>590</text:p>
          </table:table-cell>
          <table:table-cell table:formula="of:= ([times_10000.C591] - [times_10000.B591]) / 1000000" office:value-type="float" office:value="94.860032" calcext:value-type="float">
            <text:p>94.860032</text:p>
          </table:table-cell>
          <table:table-cell table:formula="of:= ([times_100000.C591] - [times_100000.B591]) / 1000000" office:value-type="float" office:value="69.889792" calcext:value-type="float">
            <text:p>69.889792</text:p>
          </table:table-cell>
          <table:table-cell table:formula="of:= ([times_1000000.C591] - [times_1000000.B591]) / 1000000" office:value-type="float" office:value="124.580096" calcext:value-type="float">
            <text:p>124.580096</text:p>
          </table:table-cell>
        </table:table-row>
        <table:table-row table:style-name="ro1">
          <table:table-cell table:formula="of:= [times_10000.A592]" office:value-type="float" office:value="591" calcext:value-type="float">
            <text:p>591</text:p>
          </table:table-cell>
          <table:table-cell table:formula="of:= ([times_10000.C592] - [times_10000.B592]) / 1000000" office:value-type="float" office:value="94.469888" calcext:value-type="float">
            <text:p>94.469888</text:p>
          </table:table-cell>
          <table:table-cell table:formula="of:= ([times_100000.C592] - [times_100000.B592]) / 1000000" office:value-type="float" office:value="69.590272" calcext:value-type="float">
            <text:p>69.590272</text:p>
          </table:table-cell>
          <table:table-cell table:formula="of:= ([times_1000000.C592] - [times_1000000.B592]) / 1000000" office:value-type="float" office:value="129.090048" calcext:value-type="float">
            <text:p>129.090048</text:p>
          </table:table-cell>
        </table:table-row>
        <table:table-row table:style-name="ro1">
          <table:table-cell table:formula="of:= [times_10000.A593]" office:value-type="float" office:value="592" calcext:value-type="float">
            <text:p>592</text:p>
          </table:table-cell>
          <table:table-cell table:formula="of:= ([times_10000.C593] - [times_10000.B593]) / 1000000" office:value-type="float" office:value="94.209792" calcext:value-type="float">
            <text:p>94.209792</text:p>
          </table:table-cell>
          <table:table-cell table:formula="of:= ([times_100000.C593] - [times_100000.B593]) / 1000000" office:value-type="float" office:value="69.300224" calcext:value-type="float">
            <text:p>69.300224</text:p>
          </table:table-cell>
          <table:table-cell table:formula="of:= ([times_1000000.C593] - [times_1000000.B593]) / 1000000" office:value-type="float" office:value="132.770048" calcext:value-type="float">
            <text:p>132.770048</text:p>
          </table:table-cell>
        </table:table-row>
        <table:table-row table:style-name="ro1">
          <table:table-cell table:formula="of:= [times_10000.A594]" office:value-type="float" office:value="593" calcext:value-type="float">
            <text:p>593</text:p>
          </table:table-cell>
          <table:table-cell table:formula="of:= ([times_10000.C594] - [times_10000.B594]) / 1000000" office:value-type="float" office:value="93.92" calcext:value-type="float">
            <text:p>93.92</text:p>
          </table:table-cell>
          <table:table-cell table:formula="of:= ([times_100000.C594] - [times_100000.B594]) / 1000000" office:value-type="float" office:value="69.019904" calcext:value-type="float">
            <text:p>69.019904</text:p>
          </table:table-cell>
          <table:table-cell table:formula="of:= ([times_1000000.C594] - [times_1000000.B594]) / 1000000" office:value-type="float" office:value="131.569664" calcext:value-type="float">
            <text:p>131.569664</text:p>
          </table:table-cell>
        </table:table-row>
        <table:table-row table:style-name="ro1">
          <table:table-cell table:formula="of:= [times_10000.A595]" office:value-type="float" office:value="594" calcext:value-type="float">
            <text:p>594</text:p>
          </table:table-cell>
          <table:table-cell table:formula="of:= ([times_10000.C595] - [times_10000.B595]) / 1000000" office:value-type="float" office:value="93.629952" calcext:value-type="float">
            <text:p>93.629952</text:p>
          </table:table-cell>
          <table:table-cell table:formula="of:= ([times_100000.C595] - [times_100000.B595]) / 1000000" office:value-type="float" office:value="68.570112" calcext:value-type="float">
            <text:p>68.570112</text:p>
          </table:table-cell>
          <table:table-cell table:formula="of:= ([times_1000000.C595] - [times_1000000.B595]) / 1000000" office:value-type="float" office:value="131.170048" calcext:value-type="float">
            <text:p>131.170048</text:p>
          </table:table-cell>
        </table:table-row>
        <table:table-row table:style-name="ro1">
          <table:table-cell table:formula="of:= [times_10000.A596]" office:value-type="float" office:value="595" calcext:value-type="float">
            <text:p>595</text:p>
          </table:table-cell>
          <table:table-cell table:formula="of:= ([times_10000.C596] - [times_10000.B596]) / 1000000" office:value-type="float" office:value="93.34016" calcext:value-type="float">
            <text:p>93.34016</text:p>
          </table:table-cell>
          <table:table-cell table:formula="of:= ([times_100000.C596] - [times_100000.B596]) / 1000000" office:value-type="float" office:value="68.27008" calcext:value-type="float">
            <text:p>68.27008</text:p>
          </table:table-cell>
          <table:table-cell table:formula="of:= ([times_1000000.C596] - [times_1000000.B596]) / 1000000" office:value-type="float" office:value="132.389888" calcext:value-type="float">
            <text:p>132.389888</text:p>
          </table:table-cell>
        </table:table-row>
        <table:table-row table:style-name="ro1">
          <table:table-cell table:formula="of:= [times_10000.A597]" office:value-type="float" office:value="596" calcext:value-type="float">
            <text:p>596</text:p>
          </table:table-cell>
          <table:table-cell table:formula="of:= ([times_10000.C597] - [times_10000.B597]) / 1000000" office:value-type="float" office:value="93.060096" calcext:value-type="float">
            <text:p>93.060096</text:p>
          </table:table-cell>
          <table:table-cell table:formula="of:= ([times_100000.C597] - [times_100000.B597]) / 1000000" office:value-type="float" office:value="68.819968" calcext:value-type="float">
            <text:p>68.819968</text:p>
          </table:table-cell>
          <table:table-cell table:formula="of:= ([times_1000000.C597] - [times_1000000.B597]) / 1000000" office:value-type="float" office:value="132.11008" calcext:value-type="float">
            <text:p>132.11008</text:p>
          </table:table-cell>
        </table:table-row>
        <table:table-row table:style-name="ro1">
          <table:table-cell table:formula="of:= [times_10000.A598]" office:value-type="float" office:value="597" calcext:value-type="float">
            <text:p>597</text:p>
          </table:table-cell>
          <table:table-cell table:formula="of:= ([times_10000.C598] - [times_10000.B598]) / 1000000" office:value-type="float" office:value="92.690176" calcext:value-type="float">
            <text:p>92.690176</text:p>
          </table:table-cell>
          <table:table-cell table:formula="of:= ([times_100000.C598] - [times_100000.B598]) / 1000000" office:value-type="float" office:value="68.439808" calcext:value-type="float">
            <text:p>68.439808</text:p>
          </table:table-cell>
          <table:table-cell table:formula="of:= ([times_1000000.C598] - [times_1000000.B598]) / 1000000" office:value-type="float" office:value="131.830016" calcext:value-type="float">
            <text:p>131.830016</text:p>
          </table:table-cell>
        </table:table-row>
        <table:table-row table:style-name="ro1">
          <table:table-cell table:formula="of:= [times_10000.A599]" office:value-type="float" office:value="598" calcext:value-type="float">
            <text:p>598</text:p>
          </table:table-cell>
          <table:table-cell table:formula="of:= ([times_10000.C599] - [times_10000.B599]) / 1000000" office:value-type="float" office:value="92.279808" calcext:value-type="float">
            <text:p>92.279808</text:p>
          </table:table-cell>
          <table:table-cell table:formula="of:= ([times_100000.C599] - [times_100000.B599]) / 1000000" office:value-type="float" office:value="67.539968" calcext:value-type="float">
            <text:p>67.539968</text:p>
          </table:table-cell>
          <table:table-cell table:formula="of:= ([times_1000000.C599] - [times_1000000.B599]) / 1000000" office:value-type="float" office:value="134.619904" calcext:value-type="float">
            <text:p>134.619904</text:p>
          </table:table-cell>
        </table:table-row>
        <table:table-row table:style-name="ro1">
          <table:table-cell table:formula="of:= [times_10000.A600]" office:value-type="float" office:value="599" calcext:value-type="float">
            <text:p>599</text:p>
          </table:table-cell>
          <table:table-cell table:formula="of:= ([times_10000.C600] - [times_10000.B600]) / 1000000" office:value-type="float" office:value="91.940096" calcext:value-type="float">
            <text:p>91.940096</text:p>
          </table:table-cell>
          <table:table-cell table:formula="of:= ([times_100000.C600] - [times_100000.B600]) / 1000000" office:value-type="float" office:value="67.439872" calcext:value-type="float">
            <text:p>67.439872</text:p>
          </table:table-cell>
          <table:table-cell table:formula="of:= ([times_1000000.C600] - [times_1000000.B600]) / 1000000" office:value-type="float" office:value="134.33984" calcext:value-type="float">
            <text:p>134.33984</text:p>
          </table:table-cell>
        </table:table-row>
        <table:table-row table:style-name="ro1">
          <table:table-cell table:formula="of:= [times_10000.A601]" office:value-type="float" office:value="600" calcext:value-type="float">
            <text:p>600</text:p>
          </table:table-cell>
          <table:table-cell table:formula="of:= ([times_10000.C601] - [times_10000.B601]) / 1000000" office:value-type="float" office:value="91.649792" calcext:value-type="float">
            <text:p>91.649792</text:p>
          </table:table-cell>
          <table:table-cell table:formula="of:= ([times_100000.C601] - [times_100000.B601]) / 1000000" office:value-type="float" office:value="70.230016" calcext:value-type="float">
            <text:p>70.230016</text:p>
          </table:table-cell>
          <table:table-cell table:formula="of:= ([times_1000000.C601] - [times_1000000.B601]) / 1000000" office:value-type="float" office:value="133.700096" calcext:value-type="float">
            <text:p>133.700096</text:p>
          </table:table-cell>
        </table:table-row>
        <table:table-row table:style-name="ro1">
          <table:table-cell table:formula="of:= [times_10000.A602]" office:value-type="float" office:value="601" calcext:value-type="float">
            <text:p>601</text:p>
          </table:table-cell>
          <table:table-cell table:formula="of:= ([times_10000.C602] - [times_10000.B602]) / 1000000" office:value-type="float" office:value="91.359744" calcext:value-type="float">
            <text:p>91.359744</text:p>
          </table:table-cell>
          <table:table-cell table:formula="of:= ([times_100000.C602] - [times_100000.B602]) / 1000000" office:value-type="float" office:value="70.259968" calcext:value-type="float">
            <text:p>70.259968</text:p>
          </table:table-cell>
          <table:table-cell table:formula="of:= ([times_1000000.C602] - [times_1000000.B602]) / 1000000" office:value-type="float" office:value="133.509888" calcext:value-type="float">
            <text:p>133.509888</text:p>
          </table:table-cell>
        </table:table-row>
        <table:table-row table:style-name="ro1">
          <table:table-cell table:formula="of:= [times_10000.A603]" office:value-type="float" office:value="602" calcext:value-type="float">
            <text:p>602</text:p>
          </table:table-cell>
          <table:table-cell table:formula="of:= ([times_10000.C603] - [times_10000.B603]) / 1000000" office:value-type="float" office:value="91.030016" calcext:value-type="float">
            <text:p>91.030016</text:p>
          </table:table-cell>
          <table:table-cell table:formula="of:= ([times_100000.C603] - [times_100000.B603]) / 1000000" office:value-type="float" office:value="70.170112" calcext:value-type="float">
            <text:p>70.170112</text:p>
          </table:table-cell>
          <table:table-cell table:formula="of:= ([times_1000000.C603] - [times_1000000.B603]) / 1000000" office:value-type="float" office:value="133.479936" calcext:value-type="float">
            <text:p>133.479936</text:p>
          </table:table-cell>
        </table:table-row>
        <table:table-row table:style-name="ro1">
          <table:table-cell table:formula="of:= [times_10000.A604]" office:value-type="float" office:value="603" calcext:value-type="float">
            <text:p>603</text:p>
          </table:table-cell>
          <table:table-cell table:formula="of:= ([times_10000.C604] - [times_10000.B604]) / 1000000" office:value-type="float" office:value="90.579968" calcext:value-type="float">
            <text:p>90.579968</text:p>
          </table:table-cell>
          <table:table-cell table:formula="of:= ([times_100000.C604] - [times_100000.B604]) / 1000000" office:value-type="float" office:value="70.050048" calcext:value-type="float">
            <text:p>70.050048</text:p>
          </table:table-cell>
          <table:table-cell table:formula="of:= ([times_1000000.C604] - [times_1000000.B604]) / 1000000" office:value-type="float" office:value="134.41024" calcext:value-type="float">
            <text:p>134.41024</text:p>
          </table:table-cell>
        </table:table-row>
        <table:table-row table:style-name="ro1">
          <table:table-cell table:formula="of:= [times_10000.A605]" office:value-type="float" office:value="604" calcext:value-type="float">
            <text:p>604</text:p>
          </table:table-cell>
          <table:table-cell table:formula="of:= ([times_10000.C605] - [times_10000.B605]) / 1000000" office:value-type="float" office:value="90.060032" calcext:value-type="float">
            <text:p>90.060032</text:p>
          </table:table-cell>
          <table:table-cell table:formula="of:= ([times_100000.C605] - [times_100000.B605]) / 1000000" office:value-type="float" office:value="71.18976" calcext:value-type="float">
            <text:p>71.18976</text:p>
          </table:table-cell>
          <table:table-cell table:formula="of:= ([times_1000000.C605] - [times_1000000.B605]) / 1000000" office:value-type="float" office:value="134.12992" calcext:value-type="float">
            <text:p>134.12992</text:p>
          </table:table-cell>
        </table:table-row>
        <table:table-row table:style-name="ro1">
          <table:table-cell table:formula="of:= [times_10000.A606]" office:value-type="float" office:value="605" calcext:value-type="float">
            <text:p>605</text:p>
          </table:table-cell>
          <table:table-cell table:formula="of:= ([times_10000.C606] - [times_10000.B606]) / 1000000" office:value-type="float" office:value="89.780224" calcext:value-type="float">
            <text:p>89.780224</text:p>
          </table:table-cell>
          <table:table-cell table:formula="of:= ([times_100000.C606] - [times_100000.B606]) / 1000000" office:value-type="float" office:value="71.069952" calcext:value-type="float">
            <text:p>71.069952</text:p>
          </table:table-cell>
          <table:table-cell table:formula="of:= ([times_1000000.C606] - [times_1000000.B606]) / 1000000" office:value-type="float" office:value="133.840128" calcext:value-type="float">
            <text:p>133.840128</text:p>
          </table:table-cell>
        </table:table-row>
        <table:table-row table:style-name="ro1">
          <table:table-cell table:formula="of:= [times_10000.A607]" office:value-type="float" office:value="606" calcext:value-type="float">
            <text:p>606</text:p>
          </table:table-cell>
          <table:table-cell table:formula="of:= ([times_10000.C607] - [times_10000.B607]) / 1000000" office:value-type="float" office:value="89.48992" calcext:value-type="float">
            <text:p>89.48992</text:p>
          </table:table-cell>
          <table:table-cell table:formula="of:= ([times_100000.C607] - [times_100000.B607]) / 1000000" office:value-type="float" office:value="72.840192" calcext:value-type="float">
            <text:p>72.840192</text:p>
          </table:table-cell>
          <table:table-cell table:formula="of:= ([times_1000000.C607] - [times_1000000.B607]) / 1000000" office:value-type="float" office:value="136.329984" calcext:value-type="float">
            <text:p>136.329984</text:p>
          </table:table-cell>
        </table:table-row>
        <table:table-row table:style-name="ro1">
          <table:table-cell table:formula="of:= [times_10000.A608]" office:value-type="float" office:value="607" calcext:value-type="float">
            <text:p>607</text:p>
          </table:table-cell>
          <table:table-cell table:formula="of:= ([times_10000.C608] - [times_10000.B608]) / 1000000" office:value-type="float" office:value="89.100032" calcext:value-type="float">
            <text:p>89.100032</text:p>
          </table:table-cell>
          <table:table-cell table:formula="of:= ([times_100000.C608] - [times_100000.B608]) / 1000000" office:value-type="float" office:value="72.500224" calcext:value-type="float">
            <text:p>72.500224</text:p>
          </table:table-cell>
          <table:table-cell table:formula="of:= ([times_1000000.C608] - [times_1000000.B608]) / 1000000" office:value-type="float" office:value="136" calcext:value-type="float">
            <text:p>136</text:p>
          </table:table-cell>
        </table:table-row>
        <table:table-row table:style-name="ro1">
          <table:table-cell table:formula="of:= [times_10000.A609]" office:value-type="float" office:value="608" calcext:value-type="float">
            <text:p>608</text:p>
          </table:table-cell>
          <table:table-cell table:formula="of:= ([times_10000.C609] - [times_10000.B609]) / 1000000" office:value-type="float" office:value="88.679936" calcext:value-type="float">
            <text:p>88.679936</text:p>
          </table:table-cell>
          <table:table-cell table:formula="of:= ([times_100000.C609] - [times_100000.B609]) / 1000000" office:value-type="float" office:value="72.210176" calcext:value-type="float">
            <text:p>72.210176</text:p>
          </table:table-cell>
          <table:table-cell table:formula="of:= ([times_1000000.C609] - [times_1000000.B609]) / 1000000" office:value-type="float" office:value="135.52" calcext:value-type="float">
            <text:p>135.52</text:p>
          </table:table-cell>
        </table:table-row>
        <table:table-row table:style-name="ro1">
          <table:table-cell table:formula="of:= [times_10000.A610]" office:value-type="float" office:value="609" calcext:value-type="float">
            <text:p>609</text:p>
          </table:table-cell>
          <table:table-cell table:formula="of:= ([times_10000.C610] - [times_10000.B610]) / 1000000" office:value-type="float" office:value="88.389888" calcext:value-type="float">
            <text:p>88.389888</text:p>
          </table:table-cell>
          <table:table-cell table:formula="of:= ([times_100000.C610] - [times_100000.B610]) / 1000000" office:value-type="float" office:value="71.45984" calcext:value-type="float">
            <text:p>71.45984</text:p>
          </table:table-cell>
          <table:table-cell table:formula="of:= ([times_1000000.C610] - [times_1000000.B610]) / 1000000" office:value-type="float" office:value="134.94016" calcext:value-type="float">
            <text:p>134.94016</text:p>
          </table:table-cell>
        </table:table-row>
        <table:table-row table:style-name="ro1">
          <table:table-cell table:formula="of:= [times_10000.A611]" office:value-type="float" office:value="610" calcext:value-type="float">
            <text:p>610</text:p>
          </table:table-cell>
          <table:table-cell table:formula="of:= ([times_10000.C611] - [times_10000.B611]) / 1000000" office:value-type="float" office:value="87.88992" calcext:value-type="float">
            <text:p>87.88992</text:p>
          </table:table-cell>
          <table:table-cell table:formula="of:= ([times_100000.C611] - [times_100000.B611]) / 1000000" office:value-type="float" office:value="71.340032" calcext:value-type="float">
            <text:p>71.340032</text:p>
          </table:table-cell>
          <table:table-cell table:formula="of:= ([times_1000000.C611] - [times_1000000.B611]) / 1000000" office:value-type="float" office:value="135.040256" calcext:value-type="float">
            <text:p>135.040256</text:p>
          </table:table-cell>
        </table:table-row>
        <table:table-row table:style-name="ro1">
          <table:table-cell table:formula="of:= [times_10000.A612]" office:value-type="float" office:value="611" calcext:value-type="float">
            <text:p>611</text:p>
          </table:table-cell>
          <table:table-cell table:formula="of:= ([times_10000.C612] - [times_10000.B612]) / 1000000" office:value-type="float" office:value="87.529984" calcext:value-type="float">
            <text:p>87.529984</text:p>
          </table:table-cell>
          <table:table-cell table:formula="of:= ([times_100000.C612] - [times_100000.B612]) / 1000000" office:value-type="float" office:value="70.76992" calcext:value-type="float">
            <text:p>70.76992</text:p>
          </table:table-cell>
          <table:table-cell table:formula="of:= ([times_1000000.C612] - [times_1000000.B612]) / 1000000" office:value-type="float" office:value="135.58016" calcext:value-type="float">
            <text:p>135.58016</text:p>
          </table:table-cell>
        </table:table-row>
        <table:table-row table:style-name="ro1">
          <table:table-cell table:formula="of:= [times_10000.A613]" office:value-type="float" office:value="612" calcext:value-type="float">
            <text:p>612</text:p>
          </table:table-cell>
          <table:table-cell table:formula="of:= ([times_10000.C613] - [times_10000.B613]) / 1000000" office:value-type="float" office:value="87.229952" calcext:value-type="float">
            <text:p>87.229952</text:p>
          </table:table-cell>
          <table:table-cell table:formula="of:= ([times_100000.C613] - [times_100000.B613]) / 1000000" office:value-type="float" office:value="73.529856" calcext:value-type="float">
            <text:p>73.529856</text:p>
          </table:table-cell>
          <table:table-cell table:formula="of:= ([times_1000000.C613] - [times_1000000.B613]) / 1000000" office:value-type="float" office:value="135.910144" calcext:value-type="float">
            <text:p>135.910144</text:p>
          </table:table-cell>
        </table:table-row>
        <table:table-row table:style-name="ro1">
          <table:table-cell table:formula="of:= [times_10000.A614]" office:value-type="float" office:value="613" calcext:value-type="float">
            <text:p>613</text:p>
          </table:table-cell>
          <table:table-cell table:formula="of:= ([times_10000.C614] - [times_10000.B614]) / 1000000" office:value-type="float" office:value="86.529792" calcext:value-type="float">
            <text:p>86.529792</text:p>
          </table:table-cell>
          <table:table-cell table:formula="of:= ([times_100000.C614] - [times_100000.B614]) / 1000000" office:value-type="float" office:value="75.109888" calcext:value-type="float">
            <text:p>75.109888</text:p>
          </table:table-cell>
          <table:table-cell table:formula="of:= ([times_1000000.C614] - [times_1000000.B614]) / 1000000" office:value-type="float" office:value="137.37984" calcext:value-type="float">
            <text:p>137.37984</text:p>
          </table:table-cell>
        </table:table-row>
        <table:table-row table:style-name="ro1">
          <table:table-cell table:formula="of:= [times_10000.A615]" office:value-type="float" office:value="614" calcext:value-type="float">
            <text:p>614</text:p>
          </table:table-cell>
          <table:table-cell table:formula="of:= ([times_10000.C615] - [times_10000.B615]) / 1000000" office:value-type="float" office:value="86.169856" calcext:value-type="float">
            <text:p>86.169856</text:p>
          </table:table-cell>
          <table:table-cell table:formula="of:= ([times_100000.C615] - [times_100000.B615]) / 1000000" office:value-type="float" office:value="75.180032" calcext:value-type="float">
            <text:p>75.180032</text:p>
          </table:table-cell>
          <table:table-cell table:formula="of:= ([times_1000000.C615] - [times_1000000.B615]) / 1000000" office:value-type="float" office:value="137.100032" calcext:value-type="float">
            <text:p>137.100032</text:p>
          </table:table-cell>
        </table:table-row>
        <table:table-row table:style-name="ro1">
          <table:table-cell table:formula="of:= [times_10000.A616]" office:value-type="float" office:value="615" calcext:value-type="float">
            <text:p>615</text:p>
          </table:table-cell>
          <table:table-cell table:formula="of:= ([times_10000.C616] - [times_10000.B616]) / 1000000" office:value-type="float" office:value="87.399936" calcext:value-type="float">
            <text:p>87.399936</text:p>
          </table:table-cell>
          <table:table-cell table:formula="of:= ([times_100000.C616] - [times_100000.B616]) / 1000000" office:value-type="float" office:value="75.77984" calcext:value-type="float">
            <text:p>75.77984</text:p>
          </table:table-cell>
          <table:table-cell table:formula="of:= ([times_1000000.C616] - [times_1000000.B616]) / 1000000" office:value-type="float" office:value="136.720384" calcext:value-type="float">
            <text:p>136.720384</text:p>
          </table:table-cell>
        </table:table-row>
        <table:table-row table:style-name="ro1">
          <table:table-cell table:formula="of:= [times_10000.A617]" office:value-type="float" office:value="616" calcext:value-type="float">
            <text:p>616</text:p>
          </table:table-cell>
          <table:table-cell table:formula="of:= ([times_10000.C617] - [times_10000.B617]) / 1000000" office:value-type="float" office:value="89.050112" calcext:value-type="float">
            <text:p>89.050112</text:p>
          </table:table-cell>
          <table:table-cell table:formula="of:= ([times_100000.C617] - [times_100000.B617]) / 1000000" office:value-type="float" office:value="75.620096" calcext:value-type="float">
            <text:p>75.620096</text:p>
          </table:table-cell>
          <table:table-cell table:formula="of:= ([times_1000000.C617] - [times_1000000.B617]) / 1000000" office:value-type="float" office:value="137.939968" calcext:value-type="float">
            <text:p>137.939968</text:p>
          </table:table-cell>
        </table:table-row>
        <table:table-row table:style-name="ro1">
          <table:table-cell table:formula="of:= [times_10000.A618]" office:value-type="float" office:value="617" calcext:value-type="float">
            <text:p>617</text:p>
          </table:table-cell>
          <table:table-cell table:formula="of:= ([times_10000.C618] - [times_10000.B618]) / 1000000" office:value-type="float" office:value="91.68" calcext:value-type="float">
            <text:p>91.68</text:p>
          </table:table-cell>
          <table:table-cell table:formula="of:= ([times_100000.C618] - [times_100000.B618]) / 1000000" office:value-type="float" office:value="75.909888" calcext:value-type="float">
            <text:p>75.909888</text:p>
          </table:table-cell>
          <table:table-cell table:formula="of:= ([times_1000000.C618] - [times_1000000.B618]) / 1000000" office:value-type="float" office:value="139.190016" calcext:value-type="float">
            <text:p>139.190016</text:p>
          </table:table-cell>
        </table:table-row>
        <table:table-row table:style-name="ro1">
          <table:table-cell table:formula="of:= [times_10000.A619]" office:value-type="float" office:value="618" calcext:value-type="float">
            <text:p>618</text:p>
          </table:table-cell>
          <table:table-cell table:formula="of:= ([times_10000.C619] - [times_10000.B619]) / 1000000" office:value-type="float" office:value="91.820032" calcext:value-type="float">
            <text:p>91.820032</text:p>
          </table:table-cell>
          <table:table-cell table:formula="of:= ([times_100000.C619] - [times_100000.B619]) / 1000000" office:value-type="float" office:value="75.599872" calcext:value-type="float">
            <text:p>75.599872</text:p>
          </table:table-cell>
          <table:table-cell table:formula="of:= ([times_1000000.C619] - [times_1000000.B619]) / 1000000" office:value-type="float" office:value="138.889728" calcext:value-type="float">
            <text:p>138.889728</text:p>
          </table:table-cell>
        </table:table-row>
        <table:table-row table:style-name="ro1">
          <table:table-cell table:formula="of:= [times_10000.A620]" office:value-type="float" office:value="619" calcext:value-type="float">
            <text:p>619</text:p>
          </table:table-cell>
          <table:table-cell table:formula="of:= ([times_10000.C620] - [times_10000.B620]) / 1000000" office:value-type="float" office:value="91.24992" calcext:value-type="float">
            <text:p>91.24992</text:p>
          </table:table-cell>
          <table:table-cell table:formula="of:= ([times_100000.C620] - [times_100000.B620]) / 1000000" office:value-type="float" office:value="75.340032" calcext:value-type="float">
            <text:p>75.340032</text:p>
          </table:table-cell>
          <table:table-cell table:formula="of:= ([times_1000000.C620] - [times_1000000.B620]) / 1000000" office:value-type="float" office:value="138.599936" calcext:value-type="float">
            <text:p>138.599936</text:p>
          </table:table-cell>
        </table:table-row>
        <table:table-row table:style-name="ro1">
          <table:table-cell table:formula="of:= [times_10000.A621]" office:value-type="float" office:value="620" calcext:value-type="float">
            <text:p>620</text:p>
          </table:table-cell>
          <table:table-cell table:formula="of:= ([times_10000.C621] - [times_10000.B621]) / 1000000" office:value-type="float" office:value="86.329856" calcext:value-type="float">
            <text:p>86.329856</text:p>
          </table:table-cell>
          <table:table-cell table:formula="of:= ([times_100000.C621] - [times_100000.B621]) / 1000000" office:value-type="float" office:value="79.030016" calcext:value-type="float">
            <text:p>79.030016</text:p>
          </table:table-cell>
          <table:table-cell table:formula="of:= ([times_1000000.C621] - [times_1000000.B621]) / 1000000" office:value-type="float" office:value="139.85024" calcext:value-type="float">
            <text:p>139.85024</text:p>
          </table:table-cell>
        </table:table-row>
        <table:table-row table:style-name="ro1">
          <table:table-cell table:formula="of:= [times_10000.A622]" office:value-type="float" office:value="621" calcext:value-type="float">
            <text:p>621</text:p>
          </table:table-cell>
          <table:table-cell table:formula="of:= ([times_10000.C622] - [times_10000.B622]) / 1000000" office:value-type="float" office:value="87.500032" calcext:value-type="float">
            <text:p>87.500032</text:p>
          </table:table-cell>
          <table:table-cell table:formula="of:= ([times_100000.C622] - [times_100000.B622]) / 1000000" office:value-type="float" office:value="79.639808" calcext:value-type="float">
            <text:p>79.639808</text:p>
          </table:table-cell>
          <table:table-cell table:formula="of:= ([times_1000000.C622] - [times_1000000.B622]) / 1000000" office:value-type="float" office:value="139.480064" calcext:value-type="float">
            <text:p>139.480064</text:p>
          </table:table-cell>
        </table:table-row>
        <table:table-row table:style-name="ro1">
          <table:table-cell table:formula="of:= [times_10000.A623]" office:value-type="float" office:value="622" calcext:value-type="float">
            <text:p>622</text:p>
          </table:table-cell>
          <table:table-cell table:formula="of:= ([times_10000.C623] - [times_10000.B623]) / 1000000" office:value-type="float" office:value="87.220224" calcext:value-type="float">
            <text:p>87.220224</text:p>
          </table:table-cell>
          <table:table-cell table:formula="of:= ([times_100000.C623] - [times_100000.B623]) / 1000000" office:value-type="float" office:value="79.36" calcext:value-type="float">
            <text:p>79.36</text:p>
          </table:table-cell>
          <table:table-cell table:formula="of:= ([times_1000000.C623] - [times_1000000.B623]) / 1000000" office:value-type="float" office:value="139.009792" calcext:value-type="float">
            <text:p>139.009792</text:p>
          </table:table-cell>
        </table:table-row>
        <table:table-row table:style-name="ro1">
          <table:table-cell table:formula="of:= [times_10000.A624]" office:value-type="float" office:value="623" calcext:value-type="float">
            <text:p>623</text:p>
          </table:table-cell>
          <table:table-cell table:formula="of:= ([times_10000.C624] - [times_10000.B624]) / 1000000" office:value-type="float" office:value="87.790336" calcext:value-type="float">
            <text:p>87.790336</text:p>
          </table:table-cell>
          <table:table-cell table:formula="of:= ([times_100000.C624] - [times_100000.B624]) / 1000000" office:value-type="float" office:value="77.96992" calcext:value-type="float">
            <text:p>77.96992</text:p>
          </table:table-cell>
          <table:table-cell table:formula="of:= ([times_1000000.C624] - [times_1000000.B624]) / 1000000" office:value-type="float" office:value="138.680064" calcext:value-type="float">
            <text:p>138.680064</text:p>
          </table:table-cell>
        </table:table-row>
        <table:table-row table:style-name="ro1">
          <table:table-cell table:formula="of:= [times_10000.A625]" office:value-type="float" office:value="624" calcext:value-type="float">
            <text:p>624</text:p>
          </table:table-cell>
          <table:table-cell table:formula="of:= ([times_10000.C625] - [times_10000.B625]) / 1000000" office:value-type="float" office:value="89.789952" calcext:value-type="float">
            <text:p>89.789952</text:p>
          </table:table-cell>
          <table:table-cell table:formula="of:= ([times_100000.C625] - [times_100000.B625]) / 1000000" office:value-type="float" office:value="77.669888" calcext:value-type="float">
            <text:p>77.669888</text:p>
          </table:table-cell>
          <table:table-cell table:formula="of:= ([times_1000000.C625] - [times_1000000.B625]) / 1000000" office:value-type="float" office:value="138.380032" calcext:value-type="float">
            <text:p>138.380032</text:p>
          </table:table-cell>
        </table:table-row>
        <table:table-row table:style-name="ro1">
          <table:table-cell table:formula="of:= [times_10000.A626]" office:value-type="float" office:value="625" calcext:value-type="float">
            <text:p>625</text:p>
          </table:table-cell>
          <table:table-cell table:formula="of:= ([times_10000.C626] - [times_10000.B626]) / 1000000" office:value-type="float" office:value="90.079744" calcext:value-type="float">
            <text:p>90.079744</text:p>
          </table:table-cell>
          <table:table-cell table:formula="of:= ([times_100000.C626] - [times_100000.B626]) / 1000000" office:value-type="float" office:value="77.370112" calcext:value-type="float">
            <text:p>77.370112</text:p>
          </table:table-cell>
          <table:table-cell table:formula="of:= ([times_1000000.C626] - [times_1000000.B626]) / 1000000" office:value-type="float" office:value="138.889984" calcext:value-type="float">
            <text:p>138.889984</text:p>
          </table:table-cell>
        </table:table-row>
        <table:table-row table:style-name="ro1">
          <table:table-cell table:formula="of:= [times_10000.A627]" office:value-type="float" office:value="626" calcext:value-type="float">
            <text:p>626</text:p>
          </table:table-cell>
          <table:table-cell table:formula="of:= ([times_10000.C627] - [times_10000.B627]) / 1000000" office:value-type="float" office:value="90.610176" calcext:value-type="float">
            <text:p>90.610176</text:p>
          </table:table-cell>
          <table:table-cell table:formula="of:= ([times_100000.C627] - [times_100000.B627]) / 1000000" office:value-type="float" office:value="75.869952" calcext:value-type="float">
            <text:p>75.869952</text:p>
          </table:table-cell>
          <table:table-cell table:formula="of:= ([times_1000000.C627] - [times_1000000.B627]) / 1000000" office:value-type="float" office:value="138.519808" calcext:value-type="float">
            <text:p>138.519808</text:p>
          </table:table-cell>
        </table:table-row>
        <table:table-row table:style-name="ro1">
          <table:table-cell table:formula="of:= [times_10000.A628]" office:value-type="float" office:value="627" calcext:value-type="float">
            <text:p>627</text:p>
          </table:table-cell>
          <table:table-cell table:formula="of:= ([times_10000.C628] - [times_10000.B628]) / 1000000" office:value-type="float" office:value="91.620096" calcext:value-type="float">
            <text:p>91.620096</text:p>
          </table:table-cell>
          <table:table-cell table:formula="of:= ([times_100000.C628] - [times_100000.B628]) / 1000000" office:value-type="float" office:value="75.559936" calcext:value-type="float">
            <text:p>75.559936</text:p>
          </table:table-cell>
          <table:table-cell table:formula="of:= ([times_1000000.C628] - [times_1000000.B628]) / 1000000" office:value-type="float" office:value="140.580096" calcext:value-type="float">
            <text:p>140.580096</text:p>
          </table:table-cell>
        </table:table-row>
        <table:table-row table:style-name="ro1">
          <table:table-cell table:formula="of:= [times_10000.A629]" office:value-type="float" office:value="628" calcext:value-type="float">
            <text:p>628</text:p>
          </table:table-cell>
          <table:table-cell table:formula="of:= ([times_10000.C629] - [times_10000.B629]) / 1000000" office:value-type="float" office:value="91.920128" calcext:value-type="float">
            <text:p>91.920128</text:p>
          </table:table-cell>
          <table:table-cell table:formula="of:= ([times_100000.C629] - [times_100000.B629]) / 1000000" office:value-type="float" office:value="75.270144" calcext:value-type="float">
            <text:p>75.270144</text:p>
          </table:table-cell>
          <table:table-cell table:formula="of:= ([times_1000000.C629] - [times_1000000.B629]) / 1000000" office:value-type="float" office:value="141.690112" calcext:value-type="float">
            <text:p>141.690112</text:p>
          </table:table-cell>
        </table:table-row>
        <table:table-row table:style-name="ro1">
          <table:table-cell table:formula="of:= [times_10000.A630]" office:value-type="float" office:value="629" calcext:value-type="float">
            <text:p>629</text:p>
          </table:table-cell>
          <table:table-cell table:formula="of:= ([times_10000.C630] - [times_10000.B630]) / 1000000" office:value-type="float" office:value="91.660032" calcext:value-type="float">
            <text:p>91.660032</text:p>
          </table:table-cell>
          <table:table-cell table:formula="of:= ([times_100000.C630] - [times_100000.B630]) / 1000000" office:value-type="float" office:value="74.970112" calcext:value-type="float">
            <text:p>74.970112</text:p>
          </table:table-cell>
          <table:table-cell table:formula="of:= ([times_1000000.C630] - [times_1000000.B630]) / 1000000" office:value-type="float" office:value="141.890048" calcext:value-type="float">
            <text:p>141.890048</text:p>
          </table:table-cell>
        </table:table-row>
        <table:table-row table:style-name="ro1">
          <table:table-cell table:formula="of:= [times_10000.A631]" office:value-type="float" office:value="630" calcext:value-type="float">
            <text:p>630</text:p>
          </table:table-cell>
          <table:table-cell table:formula="of:= ([times_10000.C631] - [times_10000.B631]) / 1000000" office:value-type="float" office:value="91.259904" calcext:value-type="float">
            <text:p>91.259904</text:p>
          </table:table-cell>
          <table:table-cell table:formula="of:= ([times_100000.C631] - [times_100000.B631]) / 1000000" office:value-type="float" office:value="74.680064" calcext:value-type="float">
            <text:p>74.680064</text:p>
          </table:table-cell>
          <table:table-cell table:formula="of:= ([times_1000000.C631] - [times_1000000.B631]) / 1000000" office:value-type="float" office:value="141.380096" calcext:value-type="float">
            <text:p>141.380096</text:p>
          </table:table-cell>
        </table:table-row>
        <table:table-row table:style-name="ro1">
          <table:table-cell table:formula="of:= [times_10000.A632]" office:value-type="float" office:value="631" calcext:value-type="float">
            <text:p>631</text:p>
          </table:table-cell>
          <table:table-cell table:formula="of:= ([times_10000.C632] - [times_10000.B632]) / 1000000" office:value-type="float" office:value="90.959872" calcext:value-type="float">
            <text:p>90.959872</text:p>
          </table:table-cell>
          <table:table-cell table:formula="of:= ([times_100000.C632] - [times_100000.B632]) / 1000000" office:value-type="float" office:value="77.40032" calcext:value-type="float">
            <text:p>77.40032</text:p>
          </table:table-cell>
          <table:table-cell table:formula="of:= ([times_1000000.C632] - [times_1000000.B632]) / 1000000" office:value-type="float" office:value="141.090304" calcext:value-type="float">
            <text:p>141.090304</text:p>
          </table:table-cell>
        </table:table-row>
        <table:table-row table:style-name="ro1">
          <table:table-cell table:formula="of:= [times_10000.A633]" office:value-type="float" office:value="632" calcext:value-type="float">
            <text:p>632</text:p>
          </table:table-cell>
          <table:table-cell table:formula="of:= ([times_10000.C633] - [times_10000.B633]) / 1000000" office:value-type="float" office:value="90.67008" calcext:value-type="float">
            <text:p>90.67008</text:p>
          </table:table-cell>
          <table:table-cell table:formula="of:= ([times_100000.C633] - [times_100000.B633]) / 1000000" office:value-type="float" office:value="77.469952" calcext:value-type="float">
            <text:p>77.469952</text:p>
          </table:table-cell>
          <table:table-cell table:formula="of:= ([times_1000000.C633] - [times_1000000.B633]) / 1000000" office:value-type="float" office:value="140.669952" calcext:value-type="float">
            <text:p>140.669952</text:p>
          </table:table-cell>
        </table:table-row>
        <table:table-row table:style-name="ro1">
          <table:table-cell table:formula="of:= [times_10000.A634]" office:value-type="float" office:value="633" calcext:value-type="float">
            <text:p>633</text:p>
          </table:table-cell>
          <table:table-cell table:formula="of:= ([times_10000.C634] - [times_10000.B634]) / 1000000" office:value-type="float" office:value="90.340096" calcext:value-type="float">
            <text:p>90.340096</text:p>
          </table:table-cell>
          <table:table-cell table:formula="of:= ([times_100000.C634] - [times_100000.B634]) / 1000000" office:value-type="float" office:value="77.490176" calcext:value-type="float">
            <text:p>77.490176</text:p>
          </table:table-cell>
          <table:table-cell table:formula="of:= ([times_1000000.C634] - [times_1000000.B634]) / 1000000" office:value-type="float" office:value="140.379904" calcext:value-type="float">
            <text:p>140.379904</text:p>
          </table:table-cell>
        </table:table-row>
        <table:table-row table:style-name="ro1">
          <table:table-cell table:formula="of:= [times_10000.A635]" office:value-type="float" office:value="634" calcext:value-type="float">
            <text:p>634</text:p>
          </table:table-cell>
          <table:table-cell table:formula="of:= ([times_10000.C635] - [times_10000.B635]) / 1000000" office:value-type="float" office:value="90.039808" calcext:value-type="float">
            <text:p>90.039808</text:p>
          </table:table-cell>
          <table:table-cell table:formula="of:= ([times_100000.C635] - [times_100000.B635]) / 1000000" office:value-type="float" office:value="76.91008" calcext:value-type="float">
            <text:p>76.91008</text:p>
          </table:table-cell>
          <table:table-cell table:formula="of:= ([times_1000000.C635] - [times_1000000.B635]) / 1000000" office:value-type="float" office:value="140.009984" calcext:value-type="float">
            <text:p>140.009984</text:p>
          </table:table-cell>
        </table:table-row>
        <table:table-row table:style-name="ro1">
          <table:table-cell table:formula="of:= [times_10000.A636]" office:value-type="float" office:value="635" calcext:value-type="float">
            <text:p>635</text:p>
          </table:table-cell>
          <table:table-cell table:formula="of:= ([times_10000.C636] - [times_10000.B636]) / 1000000" office:value-type="float" office:value="89.76" calcext:value-type="float">
            <text:p>89.76</text:p>
          </table:table-cell>
          <table:table-cell table:formula="of:= ([times_100000.C636] - [times_100000.B636]) / 1000000" office:value-type="float" office:value="76.719872" calcext:value-type="float">
            <text:p>76.719872</text:p>
          </table:table-cell>
          <table:table-cell table:formula="of:= ([times_1000000.C636] - [times_1000000.B636]) / 1000000" office:value-type="float" office:value="139.40992" calcext:value-type="float">
            <text:p>139.40992</text:p>
          </table:table-cell>
        </table:table-row>
        <table:table-row table:style-name="ro1">
          <table:table-cell table:formula="of:= [times_10000.A637]" office:value-type="float" office:value="636" calcext:value-type="float">
            <text:p>636</text:p>
          </table:table-cell>
          <table:table-cell table:formula="of:= ([times_10000.C637] - [times_10000.B637]) / 1000000" office:value-type="float" office:value="89.42976" calcext:value-type="float">
            <text:p>89.42976</text:p>
          </table:table-cell>
          <table:table-cell table:formula="of:= ([times_100000.C637] - [times_100000.B637]) / 1000000" office:value-type="float" office:value="79.10016" calcext:value-type="float">
            <text:p>79.10016</text:p>
          </table:table-cell>
          <table:table-cell table:formula="of:= ([times_1000000.C637] - [times_1000000.B637]) / 1000000" office:value-type="float" office:value="138.99008" calcext:value-type="float">
            <text:p>138.99008</text:p>
          </table:table-cell>
        </table:table-row>
        <table:table-row table:style-name="ro1">
          <table:table-cell table:formula="of:= [times_10000.A638]" office:value-type="float" office:value="637" calcext:value-type="float">
            <text:p>637</text:p>
          </table:table-cell>
          <table:table-cell table:formula="of:= ([times_10000.C638] - [times_10000.B638]) / 1000000" office:value-type="float" office:value="89.00992" calcext:value-type="float">
            <text:p>89.00992</text:p>
          </table:table-cell>
          <table:table-cell table:formula="of:= ([times_100000.C638] - [times_100000.B638]) / 1000000" office:value-type="float" office:value="80.60032" calcext:value-type="float">
            <text:p>80.60032</text:p>
          </table:table-cell>
          <table:table-cell table:formula="of:= ([times_1000000.C638] - [times_1000000.B638]) / 1000000" office:value-type="float" office:value="138.249984" calcext:value-type="float">
            <text:p>138.249984</text:p>
          </table:table-cell>
        </table:table-row>
        <table:table-row table:style-name="ro1">
          <table:table-cell table:formula="of:= [times_10000.A639]" office:value-type="float" office:value="638" calcext:value-type="float">
            <text:p>638</text:p>
          </table:table-cell>
          <table:table-cell table:formula="of:= ([times_10000.C639] - [times_10000.B639]) / 1000000" office:value-type="float" office:value="88.719872" calcext:value-type="float">
            <text:p>88.719872</text:p>
          </table:table-cell>
          <table:table-cell table:formula="of:= ([times_100000.C639] - [times_100000.B639]) / 1000000" office:value-type="float" office:value="83.639808" calcext:value-type="float">
            <text:p>83.639808</text:p>
          </table:table-cell>
          <table:table-cell table:formula="of:= ([times_1000000.C639] - [times_1000000.B639]) / 1000000" office:value-type="float" office:value="142.859776" calcext:value-type="float">
            <text:p>142.859776</text:p>
          </table:table-cell>
        </table:table-row>
        <table:table-row table:style-name="ro1">
          <table:table-cell table:formula="of:= [times_10000.A640]" office:value-type="float" office:value="639" calcext:value-type="float">
            <text:p>639</text:p>
          </table:table-cell>
          <table:table-cell table:formula="of:= ([times_10000.C640] - [times_10000.B640]) / 1000000" office:value-type="float" office:value="88.389888" calcext:value-type="float">
            <text:p>88.389888</text:p>
          </table:table-cell>
          <table:table-cell table:formula="of:= ([times_100000.C640] - [times_100000.B640]) / 1000000" office:value-type="float" office:value="83.689984" calcext:value-type="float">
            <text:p>83.689984</text:p>
          </table:table-cell>
          <table:table-cell table:formula="of:= ([times_1000000.C640] - [times_1000000.B640]) / 1000000" office:value-type="float" office:value="146.99008" calcext:value-type="float">
            <text:p>146.99008</text:p>
          </table:table-cell>
        </table:table-row>
        <table:table-row table:style-name="ro1">
          <table:table-cell table:formula="of:= [times_10000.A641]" office:value-type="float" office:value="640" calcext:value-type="float">
            <text:p>640</text:p>
          </table:table-cell>
          <table:table-cell table:formula="of:= ([times_10000.C641] - [times_10000.B641]) / 1000000" office:value-type="float" office:value="87.93984" calcext:value-type="float">
            <text:p>87.93984</text:p>
          </table:table-cell>
          <table:table-cell table:formula="of:= ([times_100000.C641] - [times_100000.B641]) / 1000000" office:value-type="float" office:value="83.090176" calcext:value-type="float">
            <text:p>83.090176</text:p>
          </table:table-cell>
          <table:table-cell table:formula="of:= ([times_1000000.C641] - [times_1000000.B641]) / 1000000" office:value-type="float" office:value="147.789824" calcext:value-type="float">
            <text:p>147.789824</text:p>
          </table:table-cell>
        </table:table-row>
        <table:table-row table:style-name="ro1">
          <table:table-cell table:formula="of:= [times_10000.A642]" office:value-type="float" office:value="641" calcext:value-type="float">
            <text:p>641</text:p>
          </table:table-cell>
          <table:table-cell table:formula="of:= ([times_10000.C642] - [times_10000.B642]) / 1000000" office:value-type="float" office:value="87.610112" calcext:value-type="float">
            <text:p>87.610112</text:p>
          </table:table-cell>
          <table:table-cell table:formula="of:= ([times_100000.C642] - [times_100000.B642]) / 1000000" office:value-type="float" office:value="82.810112" calcext:value-type="float">
            <text:p>82.810112</text:p>
          </table:table-cell>
          <table:table-cell table:formula="of:= ([times_1000000.C642] - [times_1000000.B642]) / 1000000" office:value-type="float" office:value="147.510016" calcext:value-type="float">
            <text:p>147.510016</text:p>
          </table:table-cell>
        </table:table-row>
        <table:table-row table:style-name="ro1">
          <table:table-cell table:formula="of:= [times_10000.A643]" office:value-type="float" office:value="642" calcext:value-type="float">
            <text:p>642</text:p>
          </table:table-cell>
          <table:table-cell table:formula="of:= ([times_10000.C643] - [times_10000.B643]) / 1000000" office:value-type="float" office:value="87.030272" calcext:value-type="float">
            <text:p>87.030272</text:p>
          </table:table-cell>
          <table:table-cell table:formula="of:= ([times_100000.C643] - [times_100000.B643]) / 1000000" office:value-type="float" office:value="82.889984" calcext:value-type="float">
            <text:p>82.889984</text:p>
          </table:table-cell>
          <table:table-cell table:formula="of:= ([times_1000000.C643] - [times_1000000.B643]) / 1000000" office:value-type="float" office:value="147.040256" calcext:value-type="float">
            <text:p>147.040256</text:p>
          </table:table-cell>
        </table:table-row>
        <table:table-row table:style-name="ro1">
          <table:table-cell table:formula="of:= [times_10000.A644]" office:value-type="float" office:value="643" calcext:value-type="float">
            <text:p>643</text:p>
          </table:table-cell>
          <table:table-cell table:formula="of:= ([times_10000.C644] - [times_10000.B644]) / 1000000" office:value-type="float" office:value="86.690048" calcext:value-type="float">
            <text:p>86.690048</text:p>
          </table:table-cell>
          <table:table-cell table:formula="of:= ([times_100000.C644] - [times_100000.B644]) / 1000000" office:value-type="float" office:value="82.60992" calcext:value-type="float">
            <text:p>82.60992</text:p>
          </table:table-cell>
          <table:table-cell table:formula="of:= ([times_1000000.C644] - [times_1000000.B644]) / 1000000" office:value-type="float" office:value="146.690048" calcext:value-type="float">
            <text:p>146.690048</text:p>
          </table:table-cell>
        </table:table-row>
        <table:table-row table:style-name="ro1">
          <table:table-cell table:formula="of:= [times_10000.A645]" office:value-type="float" office:value="644" calcext:value-type="float">
            <text:p>644</text:p>
          </table:table-cell>
          <table:table-cell table:formula="of:= ([times_10000.C645] - [times_10000.B645]) / 1000000" office:value-type="float" office:value="86.4" calcext:value-type="float">
            <text:p>86.4</text:p>
          </table:table-cell>
          <table:table-cell table:formula="of:= ([times_100000.C645] - [times_100000.B645]) / 1000000" office:value-type="float" office:value="80.420096" calcext:value-type="float">
            <text:p>80.420096</text:p>
          </table:table-cell>
          <table:table-cell table:formula="of:= ([times_1000000.C645] - [times_1000000.B645]) / 1000000" office:value-type="float" office:value="146.4" calcext:value-type="float">
            <text:p>146.4</text:p>
          </table:table-cell>
        </table:table-row>
        <table:table-row table:style-name="ro1">
          <table:table-cell table:formula="of:= [times_10000.A646]" office:value-type="float" office:value="645" calcext:value-type="float">
            <text:p>645</text:p>
          </table:table-cell>
          <table:table-cell table:formula="of:= ([times_10000.C646] - [times_10000.B646]) / 1000000" office:value-type="float" office:value="86.070272" calcext:value-type="float">
            <text:p>86.070272</text:p>
          </table:table-cell>
          <table:table-cell table:formula="of:= ([times_100000.C646] - [times_100000.B646]) / 1000000" office:value-type="float" office:value="83.469824" calcext:value-type="float">
            <text:p>83.469824</text:p>
          </table:table-cell>
          <table:table-cell table:formula="of:= ([times_1000000.C646] - [times_1000000.B646]) / 1000000" office:value-type="float" office:value="146.109696" calcext:value-type="float">
            <text:p>146.109696</text:p>
          </table:table-cell>
        </table:table-row>
        <table:table-row table:style-name="ro1">
          <table:table-cell table:formula="of:= [times_10000.A647]" office:value-type="float" office:value="646" calcext:value-type="float">
            <text:p>646</text:p>
          </table:table-cell>
          <table:table-cell table:formula="of:= ([times_10000.C647] - [times_10000.B647]) / 1000000" office:value-type="float" office:value="87.039744" calcext:value-type="float">
            <text:p>87.039744</text:p>
          </table:table-cell>
          <table:table-cell table:formula="of:= ([times_100000.C647] - [times_100000.B647]) / 1000000" office:value-type="float" office:value="82.660352" calcext:value-type="float">
            <text:p>82.660352</text:p>
          </table:table-cell>
          <table:table-cell table:formula="of:= ([times_1000000.C647] - [times_1000000.B647]) / 1000000" office:value-type="float" office:value="145.71008" calcext:value-type="float">
            <text:p>145.71008</text:p>
          </table:table-cell>
        </table:table-row>
        <table:table-row table:style-name="ro1">
          <table:table-cell table:formula="of:= [times_10000.A648]" office:value-type="float" office:value="647" calcext:value-type="float">
            <text:p>647</text:p>
          </table:table-cell>
          <table:table-cell table:formula="of:= ([times_10000.C648] - [times_10000.B648]) / 1000000" office:value-type="float" office:value="87.689984" calcext:value-type="float">
            <text:p>87.689984</text:p>
          </table:table-cell>
          <table:table-cell table:formula="of:= ([times_100000.C648] - [times_100000.B648]) / 1000000" office:value-type="float" office:value="82.41024" calcext:value-type="float">
            <text:p>82.41024</text:p>
          </table:table-cell>
          <table:table-cell table:formula="of:= ([times_1000000.C648] - [times_1000000.B648]) / 1000000" office:value-type="float" office:value="145.40032" calcext:value-type="float">
            <text:p>145.40032</text:p>
          </table:table-cell>
        </table:table-row>
        <table:table-row table:style-name="ro1">
          <table:table-cell table:formula="of:= [times_10000.A649]" office:value-type="float" office:value="648" calcext:value-type="float">
            <text:p>648</text:p>
          </table:table-cell>
          <table:table-cell table:formula="of:= ([times_10000.C649] - [times_10000.B649]) / 1000000" office:value-type="float" office:value="87.719936" calcext:value-type="float">
            <text:p>87.719936</text:p>
          </table:table-cell>
          <table:table-cell table:formula="of:= ([times_100000.C649] - [times_100000.B649]) / 1000000" office:value-type="float" office:value="82.249984" calcext:value-type="float">
            <text:p>82.249984</text:p>
          </table:table-cell>
          <table:table-cell table:formula="of:= ([times_1000000.C649] - [times_1000000.B649]) / 1000000" office:value-type="float" office:value="144.710144" calcext:value-type="float">
            <text:p>144.710144</text:p>
          </table:table-cell>
        </table:table-row>
        <table:table-row table:style-name="ro1">
          <table:table-cell table:formula="of:= [times_10000.A650]" office:value-type="float" office:value="649" calcext:value-type="float">
            <text:p>649</text:p>
          </table:table-cell>
          <table:table-cell table:formula="of:= ([times_10000.C650] - [times_10000.B650]) / 1000000" office:value-type="float" office:value="86.509824" calcext:value-type="float">
            <text:p>86.509824</text:p>
          </table:table-cell>
          <table:table-cell table:formula="of:= ([times_100000.C650] - [times_100000.B650]) / 1000000" office:value-type="float" office:value="80.64" calcext:value-type="float">
            <text:p>80.64</text:p>
          </table:table-cell>
          <table:table-cell table:formula="of:= ([times_1000000.C650] - [times_1000000.B650]) / 1000000" office:value-type="float" office:value="144.409856" calcext:value-type="float">
            <text:p>144.409856</text:p>
          </table:table-cell>
        </table:table-row>
        <table:table-row table:style-name="ro1">
          <table:table-cell table:formula="of:= [times_10000.A651]" office:value-type="float" office:value="650" calcext:value-type="float">
            <text:p>650</text:p>
          </table:table-cell>
          <table:table-cell table:formula="of:= ([times_10000.C651] - [times_10000.B651]) / 1000000" office:value-type="float" office:value="86.19008" calcext:value-type="float">
            <text:p>86.19008</text:p>
          </table:table-cell>
          <table:table-cell table:formula="of:= ([times_100000.C651] - [times_100000.B651]) / 1000000" office:value-type="float" office:value="80.36992" calcext:value-type="float">
            <text:p>80.36992</text:p>
          </table:table-cell>
          <table:table-cell table:formula="of:= ([times_1000000.C651] - [times_1000000.B651]) / 1000000" office:value-type="float" office:value="144.129792" calcext:value-type="float">
            <text:p>144.129792</text:p>
          </table:table-cell>
        </table:table-row>
        <table:table-row table:style-name="ro1">
          <table:table-cell table:formula="of:= [times_10000.A652]" office:value-type="float" office:value="651" calcext:value-type="float">
            <text:p>651</text:p>
          </table:table-cell>
          <table:table-cell table:formula="of:= ([times_10000.C652] - [times_10000.B652]) / 1000000" office:value-type="float" office:value="84.659968" calcext:value-type="float">
            <text:p>84.659968</text:p>
          </table:table-cell>
          <table:table-cell table:formula="of:= ([times_100000.C652] - [times_100000.B652]) / 1000000" office:value-type="float" office:value="84.520192" calcext:value-type="float">
            <text:p>84.520192</text:p>
          </table:table-cell>
          <table:table-cell table:formula="of:= ([times_1000000.C652] - [times_1000000.B652]) / 1000000" office:value-type="float" office:value="143.830016" calcext:value-type="float">
            <text:p>143.830016</text:p>
          </table:table-cell>
        </table:table-row>
        <table:table-row table:style-name="ro1">
          <table:table-cell table:formula="of:= [times_10000.A653]" office:value-type="float" office:value="652" calcext:value-type="float">
            <text:p>652</text:p>
          </table:table-cell>
          <table:table-cell table:formula="of:= ([times_10000.C653] - [times_10000.B653]) / 1000000" office:value-type="float" office:value="84.32" calcext:value-type="float">
            <text:p>84.32</text:p>
          </table:table-cell>
          <table:table-cell table:formula="of:= ([times_100000.C653] - [times_100000.B653]) / 1000000" office:value-type="float" office:value="84.909824" calcext:value-type="float">
            <text:p>84.909824</text:p>
          </table:table-cell>
          <table:table-cell table:formula="of:= ([times_1000000.C653] - [times_1000000.B653]) / 1000000" office:value-type="float" office:value="147.410176" calcext:value-type="float">
            <text:p>147.410176</text:p>
          </table:table-cell>
        </table:table-row>
        <table:table-row table:style-name="ro1">
          <table:table-cell table:formula="of:= [times_10000.A654]" office:value-type="float" office:value="653" calcext:value-type="float">
            <text:p>653</text:p>
          </table:table-cell>
          <table:table-cell table:formula="of:= ([times_10000.C654] - [times_10000.B654]) / 1000000" office:value-type="float" office:value="83.979776" calcext:value-type="float">
            <text:p>83.979776</text:p>
          </table:table-cell>
          <table:table-cell table:formula="of:= ([times_100000.C654] - [times_100000.B654]) / 1000000" office:value-type="float" office:value="83.720192" calcext:value-type="float">
            <text:p>83.720192</text:p>
          </table:table-cell>
          <table:table-cell table:formula="of:= ([times_1000000.C654] - [times_1000000.B654]) / 1000000" office:value-type="float" office:value="147.659776" calcext:value-type="float">
            <text:p>147.659776</text:p>
          </table:table-cell>
        </table:table-row>
        <table:table-row table:style-name="ro1">
          <table:table-cell table:formula="of:= [times_10000.A655]" office:value-type="float" office:value="654" calcext:value-type="float">
            <text:p>654</text:p>
          </table:table-cell>
          <table:table-cell table:formula="of:= ([times_10000.C655] - [times_10000.B655]) / 1000000" office:value-type="float" office:value="83.689984" calcext:value-type="float">
            <text:p>83.689984</text:p>
          </table:table-cell>
          <table:table-cell table:formula="of:= ([times_100000.C655] - [times_100000.B655]) / 1000000" office:value-type="float" office:value="83.400192" calcext:value-type="float">
            <text:p>83.400192</text:p>
          </table:table-cell>
          <table:table-cell table:formula="of:= ([times_1000000.C655] - [times_1000000.B655]) / 1000000" office:value-type="float" office:value="147.369984" calcext:value-type="float">
            <text:p>147.369984</text:p>
          </table:table-cell>
        </table:table-row>
        <table:table-row table:style-name="ro1">
          <table:table-cell table:formula="of:= [times_10000.A656]" office:value-type="float" office:value="655" calcext:value-type="float">
            <text:p>655</text:p>
          </table:table-cell>
          <table:table-cell table:formula="of:= ([times_10000.C656] - [times_10000.B656]) / 1000000" office:value-type="float" office:value="84.150016" calcext:value-type="float">
            <text:p>84.150016</text:p>
          </table:table-cell>
          <table:table-cell table:formula="of:= ([times_100000.C656] - [times_100000.B656]) / 1000000" office:value-type="float" office:value="85.540096" calcext:value-type="float">
            <text:p>85.540096</text:p>
          </table:table-cell>
          <table:table-cell table:formula="of:= ([times_1000000.C656] - [times_1000000.B656]) / 1000000" office:value-type="float" office:value="147.090176" calcext:value-type="float">
            <text:p>147.090176</text:p>
          </table:table-cell>
        </table:table-row>
        <table:table-row table:style-name="ro1">
          <table:table-cell table:formula="of:= [times_10000.A657]" office:value-type="float" office:value="656" calcext:value-type="float">
            <text:p>656</text:p>
          </table:table-cell>
          <table:table-cell table:formula="of:= ([times_10000.C657] - [times_10000.B657]) / 1000000" office:value-type="float" office:value="83.47008" calcext:value-type="float">
            <text:p>83.47008</text:p>
          </table:table-cell>
          <table:table-cell table:formula="of:= ([times_100000.C657] - [times_100000.B657]) / 1000000" office:value-type="float" office:value="85.240064" calcext:value-type="float">
            <text:p>85.240064</text:p>
          </table:table-cell>
          <table:table-cell table:formula="of:= ([times_1000000.C657] - [times_1000000.B657]) / 1000000" office:value-type="float" office:value="146.799872" calcext:value-type="float">
            <text:p>146.799872</text:p>
          </table:table-cell>
        </table:table-row>
        <table:table-row table:style-name="ro1">
          <table:table-cell table:formula="of:= [times_10000.A658]" office:value-type="float" office:value="657" calcext:value-type="float">
            <text:p>657</text:p>
          </table:table-cell>
          <table:table-cell table:formula="of:= ([times_10000.C658] - [times_10000.B658]) / 1000000" office:value-type="float" office:value="83.160064" calcext:value-type="float">
            <text:p>83.160064</text:p>
          </table:table-cell>
          <table:table-cell table:formula="of:= ([times_100000.C658] - [times_100000.B658]) / 1000000" office:value-type="float" office:value="86.930176" calcext:value-type="float">
            <text:p>86.930176</text:p>
          </table:table-cell>
          <table:table-cell table:formula="of:= ([times_1000000.C658] - [times_1000000.B658]) / 1000000" office:value-type="float" office:value="146.409984" calcext:value-type="float">
            <text:p>146.409984</text:p>
          </table:table-cell>
        </table:table-row>
        <table:table-row table:style-name="ro1">
          <table:table-cell table:formula="of:= [times_10000.A659]" office:value-type="float" office:value="658" calcext:value-type="float">
            <text:p>658</text:p>
          </table:table-cell>
          <table:table-cell table:formula="of:= ([times_10000.C659] - [times_10000.B659]) / 1000000" office:value-type="float" office:value="82.759936" calcext:value-type="float">
            <text:p>82.759936</text:p>
          </table:table-cell>
          <table:table-cell table:formula="of:= ([times_100000.C659] - [times_100000.B659]) / 1000000" office:value-type="float" office:value="87.279872" calcext:value-type="float">
            <text:p>87.279872</text:p>
          </table:table-cell>
          <table:table-cell table:formula="of:= ([times_1000000.C659] - [times_1000000.B659]) / 1000000" office:value-type="float" office:value="146.119936" calcext:value-type="float">
            <text:p>146.119936</text:p>
          </table:table-cell>
        </table:table-row>
        <table:table-row table:style-name="ro1">
          <table:table-cell table:formula="of:= [times_10000.A660]" office:value-type="float" office:value="659" calcext:value-type="float">
            <text:p>659</text:p>
          </table:table-cell>
          <table:table-cell table:formula="of:= ([times_10000.C660] - [times_10000.B660]) / 1000000" office:value-type="float" office:value="82.459904" calcext:value-type="float">
            <text:p>82.459904</text:p>
          </table:table-cell>
          <table:table-cell table:formula="of:= ([times_100000.C660] - [times_100000.B660]) / 1000000" office:value-type="float" office:value="87.030016" calcext:value-type="float">
            <text:p>87.030016</text:p>
          </table:table-cell>
          <table:table-cell table:formula="of:= ([times_1000000.C660] - [times_1000000.B660]) / 1000000" office:value-type="float" office:value="145.650176" calcext:value-type="float">
            <text:p>145.650176</text:p>
          </table:table-cell>
        </table:table-row>
        <table:table-row table:style-name="ro1">
          <table:table-cell table:formula="of:= [times_10000.A661]" office:value-type="float" office:value="660" calcext:value-type="float">
            <text:p>660</text:p>
          </table:table-cell>
          <table:table-cell table:formula="of:= ([times_10000.C661] - [times_10000.B661]) / 1000000" office:value-type="float" office:value="82.12992" calcext:value-type="float">
            <text:p>82.12992</text:p>
          </table:table-cell>
          <table:table-cell table:formula="of:= ([times_100000.C661] - [times_100000.B661]) / 1000000" office:value-type="float" office:value="86.73024" calcext:value-type="float">
            <text:p>86.73024</text:p>
          </table:table-cell>
          <table:table-cell table:formula="of:= ([times_1000000.C661] - [times_1000000.B661]) / 1000000" office:value-type="float" office:value="145.360128" calcext:value-type="float">
            <text:p>145.360128</text:p>
          </table:table-cell>
        </table:table-row>
        <table:table-row table:style-name="ro1">
          <table:table-cell table:formula="of:= [times_10000.A662]" office:value-type="float" office:value="661" calcext:value-type="float">
            <text:p>661</text:p>
          </table:table-cell>
          <table:table-cell table:formula="of:= ([times_10000.C662] - [times_10000.B662]) / 1000000" office:value-type="float" office:value="81.69984" calcext:value-type="float">
            <text:p>81.69984</text:p>
          </table:table-cell>
          <table:table-cell table:formula="of:= ([times_100000.C662] - [times_100000.B662]) / 1000000" office:value-type="float" office:value="86.470144" calcext:value-type="float">
            <text:p>86.470144</text:p>
          </table:table-cell>
          <table:table-cell table:formula="of:= ([times_1000000.C662] - [times_1000000.B662]) / 1000000" office:value-type="float" office:value="145.07008" calcext:value-type="float">
            <text:p>145.07008</text:p>
          </table:table-cell>
        </table:table-row>
        <table:table-row table:style-name="ro1">
          <table:table-cell table:formula="of:= [times_10000.A663]" office:value-type="float" office:value="662" calcext:value-type="float">
            <text:p>662</text:p>
          </table:table-cell>
          <table:table-cell table:formula="of:= ([times_10000.C663] - [times_10000.B663]) / 1000000" office:value-type="float" office:value="83.599616" calcext:value-type="float">
            <text:p>83.599616</text:p>
          </table:table-cell>
          <table:table-cell table:formula="of:= ([times_100000.C663] - [times_100000.B663]) / 1000000" office:value-type="float" office:value="86.169856" calcext:value-type="float">
            <text:p>86.169856</text:p>
          </table:table-cell>
          <table:table-cell table:formula="of:= ([times_1000000.C663] - [times_1000000.B663]) / 1000000" office:value-type="float" office:value="144.790016" calcext:value-type="float">
            <text:p>144.790016</text:p>
          </table:table-cell>
        </table:table-row>
        <table:table-row table:style-name="ro1">
          <table:table-cell table:formula="of:= [times_10000.A664]" office:value-type="float" office:value="663" calcext:value-type="float">
            <text:p>663</text:p>
          </table:table-cell>
          <table:table-cell table:formula="of:= ([times_10000.C664] - [times_10000.B664]) / 1000000" office:value-type="float" office:value="83.709952" calcext:value-type="float">
            <text:p>83.709952</text:p>
          </table:table-cell>
          <table:table-cell table:formula="of:= ([times_100000.C664] - [times_100000.B664]) / 1000000" office:value-type="float" office:value="85.889792" calcext:value-type="float">
            <text:p>85.889792</text:p>
          </table:table-cell>
          <table:table-cell table:formula="of:= ([times_1000000.C664] - [times_1000000.B664]) / 1000000" office:value-type="float" office:value="144.499968" calcext:value-type="float">
            <text:p>144.499968</text:p>
          </table:table-cell>
        </table:table-row>
        <table:table-row table:style-name="ro1">
          <table:table-cell table:formula="of:= [times_10000.A665]" office:value-type="float" office:value="664" calcext:value-type="float">
            <text:p>664</text:p>
          </table:table-cell>
          <table:table-cell table:formula="of:= ([times_10000.C665] - [times_10000.B665]) / 1000000" office:value-type="float" office:value="83.40992" calcext:value-type="float">
            <text:p>83.40992</text:p>
          </table:table-cell>
          <table:table-cell table:formula="of:= ([times_100000.C665] - [times_100000.B665]) / 1000000" office:value-type="float" office:value="85.6" calcext:value-type="float">
            <text:p>85.6</text:p>
          </table:table-cell>
          <table:table-cell table:formula="of:= ([times_1000000.C665] - [times_1000000.B665]) / 1000000" office:value-type="float" office:value="144.020224" calcext:value-type="float">
            <text:p>144.020224</text:p>
          </table:table-cell>
        </table:table-row>
        <table:table-row table:style-name="ro1">
          <table:table-cell table:formula="of:= [times_10000.A666]" office:value-type="float" office:value="665" calcext:value-type="float">
            <text:p>665</text:p>
          </table:table-cell>
          <table:table-cell table:formula="of:= ([times_10000.C666] - [times_10000.B666]) / 1000000" office:value-type="float" office:value="83.899904" calcext:value-type="float">
            <text:p>83.899904</text:p>
          </table:table-cell>
          <table:table-cell table:formula="of:= ([times_100000.C666] - [times_100000.B666]) / 1000000" office:value-type="float" office:value="84.600064" calcext:value-type="float">
            <text:p>84.600064</text:p>
          </table:table-cell>
          <table:table-cell table:formula="of:= ([times_1000000.C666] - [times_1000000.B666]) / 1000000" office:value-type="float" office:value="143.629824" calcext:value-type="float">
            <text:p>143.629824</text:p>
          </table:table-cell>
        </table:table-row>
        <table:table-row table:style-name="ro1">
          <table:table-cell table:formula="of:= [times_10000.A667]" office:value-type="float" office:value="666" calcext:value-type="float">
            <text:p>666</text:p>
          </table:table-cell>
          <table:table-cell table:formula="of:= ([times_10000.C667] - [times_10000.B667]) / 1000000" office:value-type="float" office:value="83.69024" calcext:value-type="float">
            <text:p>83.69024</text:p>
          </table:table-cell>
          <table:table-cell table:formula="of:= ([times_100000.C667] - [times_100000.B667]) / 1000000" office:value-type="float" office:value="84.290048" calcext:value-type="float">
            <text:p>84.290048</text:p>
          </table:table-cell>
          <table:table-cell table:formula="of:= ([times_1000000.C667] - [times_1000000.B667]) / 1000000" office:value-type="float" office:value="143.559936" calcext:value-type="float">
            <text:p>143.559936</text:p>
          </table:table-cell>
        </table:table-row>
        <table:table-row table:style-name="ro1">
          <table:table-cell table:formula="of:= [times_10000.A668]" office:value-type="float" office:value="667" calcext:value-type="float">
            <text:p>667</text:p>
          </table:table-cell>
          <table:table-cell table:formula="of:= ([times_10000.C668] - [times_10000.B668]) / 1000000" office:value-type="float" office:value="83.719936" calcext:value-type="float">
            <text:p>83.719936</text:p>
          </table:table-cell>
          <table:table-cell table:formula="of:= ([times_100000.C668] - [times_100000.B668]) / 1000000" office:value-type="float" office:value="83.990016" calcext:value-type="float">
            <text:p>83.990016</text:p>
          </table:table-cell>
          <table:table-cell table:formula="of:= ([times_1000000.C668] - [times_1000000.B668]) / 1000000" office:value-type="float" office:value="145.370112" calcext:value-type="float">
            <text:p>145.370112</text:p>
          </table:table-cell>
        </table:table-row>
        <table:table-row table:style-name="ro1">
          <table:table-cell table:formula="of:= [times_10000.A669]" office:value-type="float" office:value="668" calcext:value-type="float">
            <text:p>668</text:p>
          </table:table-cell>
          <table:table-cell table:formula="of:= ([times_10000.C669] - [times_10000.B669]) / 1000000" office:value-type="float" office:value="84.530176" calcext:value-type="float">
            <text:p>84.530176</text:p>
          </table:table-cell>
          <table:table-cell table:formula="of:= ([times_100000.C669] - [times_100000.B669]) / 1000000" office:value-type="float" office:value="84.28032" calcext:value-type="float">
            <text:p>84.28032</text:p>
          </table:table-cell>
          <table:table-cell table:formula="of:= ([times_1000000.C669] - [times_1000000.B669]) / 1000000" office:value-type="float" office:value="145.039872" calcext:value-type="float">
            <text:p>145.039872</text:p>
          </table:table-cell>
        </table:table-row>
        <table:table-row table:style-name="ro1">
          <table:table-cell table:formula="of:= [times_10000.A670]" office:value-type="float" office:value="669" calcext:value-type="float">
            <text:p>669</text:p>
          </table:table-cell>
          <table:table-cell table:formula="of:= ([times_10000.C670] - [times_10000.B670]) / 1000000" office:value-type="float" office:value="84.640256" calcext:value-type="float">
            <text:p>84.640256</text:p>
          </table:table-cell>
          <table:table-cell table:formula="of:= ([times_100000.C670] - [times_100000.B670]) / 1000000" office:value-type="float" office:value="84.169984" calcext:value-type="float">
            <text:p>84.169984</text:p>
          </table:table-cell>
          <table:table-cell table:formula="of:= ([times_1000000.C670] - [times_1000000.B670]) / 1000000" office:value-type="float" office:value="144.96" calcext:value-type="float">
            <text:p>144.96</text:p>
          </table:table-cell>
        </table:table-row>
        <table:table-row table:style-name="ro1">
          <table:table-cell table:formula="of:= [times_10000.A671]" office:value-type="float" office:value="670" calcext:value-type="float">
            <text:p>670</text:p>
          </table:table-cell>
          <table:table-cell table:formula="of:= ([times_10000.C671] - [times_10000.B671]) / 1000000" office:value-type="float" office:value="86.240256" calcext:value-type="float">
            <text:p>86.240256</text:p>
          </table:table-cell>
          <table:table-cell table:formula="of:= ([times_100000.C671] - [times_100000.B671]) / 1000000" office:value-type="float" office:value="89.720064" calcext:value-type="float">
            <text:p>89.720064</text:p>
          </table:table-cell>
          <table:table-cell table:formula="of:= ([times_1000000.C671] - [times_1000000.B671]) / 1000000" office:value-type="float" office:value="148.820224" calcext:value-type="float">
            <text:p>148.820224</text:p>
          </table:table-cell>
        </table:table-row>
        <table:table-row table:style-name="ro1">
          <table:table-cell table:formula="of:= [times_10000.A672]" office:value-type="float" office:value="671" calcext:value-type="float">
            <text:p>671</text:p>
          </table:table-cell>
          <table:table-cell table:formula="of:= ([times_10000.C672] - [times_10000.B672]) / 1000000" office:value-type="float" office:value="86.610176" calcext:value-type="float">
            <text:p>86.610176</text:p>
          </table:table-cell>
          <table:table-cell table:formula="of:= ([times_100000.C672] - [times_100000.B672]) / 1000000" office:value-type="float" office:value="91.369984" calcext:value-type="float">
            <text:p>91.369984</text:p>
          </table:table-cell>
          <table:table-cell table:formula="of:= ([times_1000000.C672] - [times_1000000.B672]) / 1000000" office:value-type="float" office:value="149.490176" calcext:value-type="float">
            <text:p>149.490176</text:p>
          </table:table-cell>
        </table:table-row>
        <table:table-row table:style-name="ro1">
          <table:table-cell table:formula="of:= [times_10000.A673]" office:value-type="float" office:value="672" calcext:value-type="float">
            <text:p>672</text:p>
          </table:table-cell>
          <table:table-cell table:formula="of:= ([times_10000.C673] - [times_10000.B673]) / 1000000" office:value-type="float" office:value="86.54976" calcext:value-type="float">
            <text:p>86.54976</text:p>
          </table:table-cell>
          <table:table-cell table:formula="of:= ([times_100000.C673] - [times_100000.B673]) / 1000000" office:value-type="float" office:value="90.370048" calcext:value-type="float">
            <text:p>90.370048</text:p>
          </table:table-cell>
          <table:table-cell table:formula="of:= ([times_1000000.C673] - [times_1000000.B673]) / 1000000" office:value-type="float" office:value="150.089984" calcext:value-type="float">
            <text:p>150.089984</text:p>
          </table:table-cell>
        </table:table-row>
        <table:table-row table:style-name="ro1">
          <table:table-cell table:formula="of:= [times_10000.A674]" office:value-type="float" office:value="673" calcext:value-type="float">
            <text:p>673</text:p>
          </table:table-cell>
          <table:table-cell table:formula="of:= ([times_10000.C674] - [times_10000.B674]) / 1000000" office:value-type="float" office:value="87.449856" calcext:value-type="float">
            <text:p>87.449856</text:p>
          </table:table-cell>
          <table:table-cell table:formula="of:= ([times_100000.C674] - [times_100000.B674]) / 1000000" office:value-type="float" office:value="90.089984" calcext:value-type="float">
            <text:p>90.089984</text:p>
          </table:table-cell>
          <table:table-cell table:formula="of:= ([times_1000000.C674] - [times_1000000.B674]) / 1000000" office:value-type="float" office:value="149.750016" calcext:value-type="float">
            <text:p>149.750016</text:p>
          </table:table-cell>
        </table:table-row>
        <table:table-row table:style-name="ro1">
          <table:table-cell table:formula="of:= [times_10000.A675]" office:value-type="float" office:value="674" calcext:value-type="float">
            <text:p>674</text:p>
          </table:table-cell>
          <table:table-cell table:formula="of:= ([times_10000.C675] - [times_10000.B675]) / 1000000" office:value-type="float" office:value="90.540032" calcext:value-type="float">
            <text:p>90.540032</text:p>
          </table:table-cell>
          <table:table-cell table:formula="of:= ([times_100000.C675] - [times_100000.B675]) / 1000000" office:value-type="float" office:value="89.810176" calcext:value-type="float">
            <text:p>89.810176</text:p>
          </table:table-cell>
          <table:table-cell table:formula="of:= ([times_1000000.C675] - [times_1000000.B675]) / 1000000" office:value-type="float" office:value="149.469696" calcext:value-type="float">
            <text:p>149.469696</text:p>
          </table:table-cell>
        </table:table-row>
        <table:table-row table:style-name="ro1">
          <table:table-cell table:formula="of:= [times_10000.A676]" office:value-type="float" office:value="675" calcext:value-type="float">
            <text:p>675</text:p>
          </table:table-cell>
          <table:table-cell table:formula="of:= ([times_10000.C676] - [times_10000.B676]) / 1000000" office:value-type="float" office:value="90.660096" calcext:value-type="float">
            <text:p>90.660096</text:p>
          </table:table-cell>
          <table:table-cell table:formula="of:= ([times_100000.C676] - [times_100000.B676]) / 1000000" office:value-type="float" office:value="89.519872" calcext:value-type="float">
            <text:p>89.519872</text:p>
          </table:table-cell>
          <table:table-cell table:formula="of:= ([times_1000000.C676] - [times_1000000.B676]) / 1000000" office:value-type="float" office:value="149.16992" calcext:value-type="float">
            <text:p>149.16992</text:p>
          </table:table-cell>
        </table:table-row>
        <table:table-row table:style-name="ro1">
          <table:table-cell table:formula="of:= [times_10000.A677]" office:value-type="float" office:value="676" calcext:value-type="float">
            <text:p>676</text:p>
          </table:table-cell>
          <table:table-cell table:formula="of:= ([times_10000.C677] - [times_10000.B677]) / 1000000" office:value-type="float" office:value="90.779904" calcext:value-type="float">
            <text:p>90.779904</text:p>
          </table:table-cell>
          <table:table-cell table:formula="of:= ([times_100000.C677] - [times_100000.B677]) / 1000000" office:value-type="float" office:value="89.229824" calcext:value-type="float">
            <text:p>89.229824</text:p>
          </table:table-cell>
          <table:table-cell table:formula="of:= ([times_1000000.C677] - [times_1000000.B677]) / 1000000" office:value-type="float" office:value="148.879872" calcext:value-type="float">
            <text:p>148.879872</text:p>
          </table:table-cell>
        </table:table-row>
        <table:table-row table:style-name="ro1">
          <table:table-cell table:formula="of:= [times_10000.A678]" office:value-type="float" office:value="677" calcext:value-type="float">
            <text:p>677</text:p>
          </table:table-cell>
          <table:table-cell table:formula="of:= ([times_10000.C678] - [times_10000.B678]) / 1000000" office:value-type="float" office:value="91.230208" calcext:value-type="float">
            <text:p>91.230208</text:p>
          </table:table-cell>
          <table:table-cell table:formula="of:= ([times_100000.C678] - [times_100000.B678]) / 1000000" office:value-type="float" office:value="90.88" calcext:value-type="float">
            <text:p>90.88</text:p>
          </table:table-cell>
          <table:table-cell table:formula="of:= ([times_1000000.C678] - [times_1000000.B678]) / 1000000" office:value-type="float" office:value="148.489728" calcext:value-type="float">
            <text:p>148.489728</text:p>
          </table:table-cell>
        </table:table-row>
        <table:table-row table:style-name="ro1">
          <table:table-cell table:formula="of:= [times_10000.A679]" office:value-type="float" office:value="678" calcext:value-type="float">
            <text:p>678</text:p>
          </table:table-cell>
          <table:table-cell table:formula="of:= ([times_10000.C679] - [times_10000.B679]) / 1000000" office:value-type="float" office:value="93.28" calcext:value-type="float">
            <text:p>93.28</text:p>
          </table:table-cell>
          <table:table-cell table:formula="of:= ([times_100000.C679] - [times_100000.B679]) / 1000000" office:value-type="float" office:value="93.92" calcext:value-type="float">
            <text:p>93.92</text:p>
          </table:table-cell>
          <table:table-cell table:formula="of:= ([times_1000000.C679] - [times_1000000.B679]) / 1000000" office:value-type="float" office:value="148.199936" calcext:value-type="float">
            <text:p>148.199936</text:p>
          </table:table-cell>
        </table:table-row>
        <table:table-row table:style-name="ro1">
          <table:table-cell table:formula="of:= [times_10000.A680]" office:value-type="float" office:value="679" calcext:value-type="float">
            <text:p>679</text:p>
          </table:table-cell>
          <table:table-cell table:formula="of:= ([times_10000.C680] - [times_10000.B680]) / 1000000" office:value-type="float" office:value="93.439744" calcext:value-type="float">
            <text:p>93.439744</text:p>
          </table:table-cell>
          <table:table-cell table:formula="of:= ([times_100000.C680] - [times_100000.B680]) / 1000000" office:value-type="float" office:value="93.959936" calcext:value-type="float">
            <text:p>93.959936</text:p>
          </table:table-cell>
          <table:table-cell table:formula="of:= ([times_1000000.C680] - [times_1000000.B680]) / 1000000" office:value-type="float" office:value="147.90016" calcext:value-type="float">
            <text:p>147.90016</text:p>
          </table:table-cell>
        </table:table-row>
        <table:table-row table:style-name="ro1">
          <table:table-cell table:formula="of:= [times_10000.A681]" office:value-type="float" office:value="680" calcext:value-type="float">
            <text:p>680</text:p>
          </table:table-cell>
          <table:table-cell table:formula="of:= ([times_10000.C681] - [times_10000.B681]) / 1000000" office:value-type="float" office:value="94.210304" calcext:value-type="float">
            <text:p>94.210304</text:p>
          </table:table-cell>
          <table:table-cell table:formula="of:= ([times_100000.C681] - [times_100000.B681]) / 1000000" office:value-type="float" office:value="95.18976" calcext:value-type="float">
            <text:p>95.18976</text:p>
          </table:table-cell>
          <table:table-cell table:formula="of:= ([times_1000000.C681] - [times_1000000.B681]) / 1000000" office:value-type="float" office:value="147.609856" calcext:value-type="float">
            <text:p>147.609856</text:p>
          </table:table-cell>
        </table:table-row>
        <table:table-row table:style-name="ro1">
          <table:table-cell table:formula="of:= [times_10000.A682]" office:value-type="float" office:value="681" calcext:value-type="float">
            <text:p>681</text:p>
          </table:table-cell>
          <table:table-cell table:formula="of:= ([times_10000.C682] - [times_10000.B682]) / 1000000" office:value-type="float" office:value="94.210304" calcext:value-type="float">
            <text:p>94.210304</text:p>
          </table:table-cell>
          <table:table-cell table:formula="of:= ([times_100000.C682] - [times_100000.B682]) / 1000000" office:value-type="float" office:value="94.939904" calcext:value-type="float">
            <text:p>94.939904</text:p>
          </table:table-cell>
          <table:table-cell table:formula="of:= ([times_1000000.C682] - [times_1000000.B682]) / 1000000" office:value-type="float" office:value="147.320064" calcext:value-type="float">
            <text:p>147.320064</text:p>
          </table:table-cell>
        </table:table-row>
        <table:table-row table:style-name="ro1">
          <table:table-cell table:formula="of:= [times_10000.A683]" office:value-type="float" office:value="682" calcext:value-type="float">
            <text:p>682</text:p>
          </table:table-cell>
          <table:table-cell table:formula="of:= ([times_10000.C683] - [times_10000.B683]) / 1000000" office:value-type="float" office:value="97.630208" calcext:value-type="float">
            <text:p>97.630208</text:p>
          </table:table-cell>
          <table:table-cell table:formula="of:= ([times_100000.C683] - [times_100000.B683]) / 1000000" office:value-type="float" office:value="94.650112" calcext:value-type="float">
            <text:p>94.650112</text:p>
          </table:table-cell>
          <table:table-cell table:formula="of:= ([times_1000000.C683] - [times_1000000.B683]) / 1000000" office:value-type="float" office:value="147.379968" calcext:value-type="float">
            <text:p>147.379968</text:p>
          </table:table-cell>
        </table:table-row>
        <table:table-row table:style-name="ro1">
          <table:table-cell table:formula="of:= [times_10000.A684]" office:value-type="float" office:value="683" calcext:value-type="float">
            <text:p>683</text:p>
          </table:table-cell>
          <table:table-cell table:formula="of:= ([times_10000.C684] - [times_10000.B684]) / 1000000" office:value-type="float" office:value="100.160256" calcext:value-type="float">
            <text:p>100.160256</text:p>
          </table:table-cell>
          <table:table-cell table:formula="of:= ([times_100000.C684] - [times_100000.B684]) / 1000000" office:value-type="float" office:value="96.75008" calcext:value-type="float">
            <text:p>96.75008</text:p>
          </table:table-cell>
          <table:table-cell table:formula="of:= ([times_1000000.C684] - [times_1000000.B684]) / 1000000" office:value-type="float" office:value="148.839936" calcext:value-type="float">
            <text:p>148.839936</text:p>
          </table:table-cell>
        </table:table-row>
        <table:table-row table:style-name="ro1">
          <table:table-cell table:formula="of:= [times_10000.A685]" office:value-type="float" office:value="684" calcext:value-type="float">
            <text:p>684</text:p>
          </table:table-cell>
          <table:table-cell table:formula="of:= ([times_10000.C685] - [times_10000.B685]) / 1000000" office:value-type="float" office:value="101.640192" calcext:value-type="float">
            <text:p>101.640192</text:p>
          </table:table-cell>
          <table:table-cell table:formula="of:= ([times_100000.C685] - [times_100000.B685]) / 1000000" office:value-type="float" office:value="96.84992" calcext:value-type="float">
            <text:p>96.84992</text:p>
          </table:table-cell>
          <table:table-cell table:formula="of:= ([times_1000000.C685] - [times_1000000.B685]) / 1000000" office:value-type="float" office:value="148.559872" calcext:value-type="float">
            <text:p>148.559872</text:p>
          </table:table-cell>
        </table:table-row>
        <table:table-row table:style-name="ro1">
          <table:table-cell table:formula="of:= [times_10000.A686]" office:value-type="float" office:value="685" calcext:value-type="float">
            <text:p>685</text:p>
          </table:table-cell>
          <table:table-cell table:formula="of:= ([times_10000.C686] - [times_10000.B686]) / 1000000" office:value-type="float" office:value="101.66016" calcext:value-type="float">
            <text:p>101.66016</text:p>
          </table:table-cell>
          <table:table-cell table:formula="of:= ([times_100000.C686] - [times_100000.B686]) / 1000000" office:value-type="float" office:value="96.550144" calcext:value-type="float">
            <text:p>96.550144</text:p>
          </table:table-cell>
          <table:table-cell table:formula="of:= ([times_1000000.C686] - [times_1000000.B686]) / 1000000" office:value-type="float" office:value="148.759808" calcext:value-type="float">
            <text:p>148.759808</text:p>
          </table:table-cell>
        </table:table-row>
        <table:table-row table:style-name="ro1">
          <table:table-cell table:formula="of:= [times_10000.A687]" office:value-type="float" office:value="686" calcext:value-type="float">
            <text:p>686</text:p>
          </table:table-cell>
          <table:table-cell table:formula="of:= ([times_10000.C687] - [times_10000.B687]) / 1000000" office:value-type="float" office:value="110.810112" calcext:value-type="float">
            <text:p>110.810112</text:p>
          </table:table-cell>
          <table:table-cell table:formula="of:= ([times_100000.C687] - [times_100000.B687]) / 1000000" office:value-type="float" office:value="96.299776" calcext:value-type="float">
            <text:p>96.299776</text:p>
          </table:table-cell>
          <table:table-cell table:formula="of:= ([times_1000000.C687] - [times_1000000.B687]) / 1000000" office:value-type="float" office:value="149.339904" calcext:value-type="float">
            <text:p>149.339904</text:p>
          </table:table-cell>
        </table:table-row>
        <table:table-row table:style-name="ro1">
          <table:table-cell table:formula="of:= [times_10000.A688]" office:value-type="float" office:value="687" calcext:value-type="float">
            <text:p>687</text:p>
          </table:table-cell>
          <table:table-cell table:formula="of:= ([times_10000.C688] - [times_10000.B688]) / 1000000" office:value-type="float" office:value="110.439936" calcext:value-type="float">
            <text:p>110.439936</text:p>
          </table:table-cell>
          <table:table-cell table:formula="of:= ([times_100000.C688] - [times_100000.B688]) / 1000000" office:value-type="float" office:value="96.019968" calcext:value-type="float">
            <text:p>96.019968</text:p>
          </table:table-cell>
          <table:table-cell table:formula="of:= ([times_1000000.C688] - [times_1000000.B688]) / 1000000" office:value-type="float" office:value="149.249792" calcext:value-type="float">
            <text:p>149.249792</text:p>
          </table:table-cell>
        </table:table-row>
        <table:table-row table:style-name="ro1">
          <table:table-cell table:formula="of:= [times_10000.A689]" office:value-type="float" office:value="688" calcext:value-type="float">
            <text:p>688</text:p>
          </table:table-cell>
          <table:table-cell table:formula="of:= ([times_10000.C689] - [times_10000.B689]) / 1000000" office:value-type="float" office:value="109.849856" calcext:value-type="float">
            <text:p>109.849856</text:p>
          </table:table-cell>
          <table:table-cell table:formula="of:= ([times_100000.C689] - [times_100000.B689]) / 1000000" office:value-type="float" office:value="95.95008" calcext:value-type="float">
            <text:p>95.95008</text:p>
          </table:table-cell>
          <table:table-cell table:formula="of:= ([times_1000000.C689] - [times_1000000.B689]) / 1000000" office:value-type="float" office:value="149.480192" calcext:value-type="float">
            <text:p>149.480192</text:p>
          </table:table-cell>
        </table:table-row>
        <table:table-row table:style-name="ro1">
          <table:table-cell table:formula="of:= [times_10000.A690]" office:value-type="float" office:value="689" calcext:value-type="float">
            <text:p>689</text:p>
          </table:table-cell>
          <table:table-cell table:formula="of:= ([times_10000.C690] - [times_10000.B690]) / 1000000" office:value-type="float" office:value="109.48992" calcext:value-type="float">
            <text:p>109.48992</text:p>
          </table:table-cell>
          <table:table-cell table:formula="of:= ([times_100000.C690] - [times_100000.B690]) / 1000000" office:value-type="float" office:value="95.049984" calcext:value-type="float">
            <text:p>95.049984</text:p>
          </table:table-cell>
          <table:table-cell table:formula="of:= ([times_1000000.C690] - [times_1000000.B690]) / 1000000" office:value-type="float" office:value="149.64992" calcext:value-type="float">
            <text:p>149.64992</text:p>
          </table:table-cell>
        </table:table-row>
        <table:table-row table:style-name="ro1">
          <table:table-cell table:formula="of:= [times_10000.A691]" office:value-type="float" office:value="690" calcext:value-type="float">
            <text:p>690</text:p>
          </table:table-cell>
          <table:table-cell table:formula="of:= ([times_10000.C691] - [times_10000.B691]) / 1000000" office:value-type="float" office:value="109.190144" calcext:value-type="float">
            <text:p>109.190144</text:p>
          </table:table-cell>
          <table:table-cell table:formula="of:= ([times_100000.C691] - [times_100000.B691]) / 1000000" office:value-type="float" office:value="95.239936" calcext:value-type="float">
            <text:p>95.239936</text:p>
          </table:table-cell>
          <table:table-cell table:formula="of:= ([times_1000000.C691] - [times_1000000.B691]) / 1000000" office:value-type="float" office:value="150.009856" calcext:value-type="float">
            <text:p>150.009856</text:p>
          </table:table-cell>
        </table:table-row>
        <table:table-row table:style-name="ro1">
          <table:table-cell table:formula="of:= [times_10000.A692]" office:value-type="float" office:value="691" calcext:value-type="float">
            <text:p>691</text:p>
          </table:table-cell>
          <table:table-cell table:formula="of:= ([times_10000.C692] - [times_10000.B692]) / 1000000" office:value-type="float" office:value="108.780032" calcext:value-type="float">
            <text:p>108.780032</text:p>
          </table:table-cell>
          <table:table-cell table:formula="of:= ([times_100000.C692] - [times_100000.B692]) / 1000000" office:value-type="float" office:value="95.480064" calcext:value-type="float">
            <text:p>95.480064</text:p>
          </table:table-cell>
          <table:table-cell table:formula="of:= ([times_1000000.C692] - [times_1000000.B692]) / 1000000" office:value-type="float" office:value="149.950208" calcext:value-type="float">
            <text:p>149.950208</text:p>
          </table:table-cell>
        </table:table-row>
        <table:table-row table:style-name="ro1">
          <table:table-cell table:formula="of:= [times_10000.A693]" office:value-type="float" office:value="692" calcext:value-type="float">
            <text:p>692</text:p>
          </table:table-cell>
          <table:table-cell table:formula="of:= ([times_10000.C693] - [times_10000.B693]) / 1000000" office:value-type="float" office:value="108.470016" calcext:value-type="float">
            <text:p>108.470016</text:p>
          </table:table-cell>
          <table:table-cell table:formula="of:= ([times_100000.C693] - [times_100000.B693]) / 1000000" office:value-type="float" office:value="95.360256" calcext:value-type="float">
            <text:p>95.360256</text:p>
          </table:table-cell>
          <table:table-cell table:formula="of:= ([times_1000000.C693] - [times_1000000.B693]) / 1000000" office:value-type="float" office:value="149.580288" calcext:value-type="float">
            <text:p>149.580288</text:p>
          </table:table-cell>
        </table:table-row>
        <table:table-row table:style-name="ro1">
          <table:table-cell table:formula="of:= [times_10000.A694]" office:value-type="float" office:value="693" calcext:value-type="float">
            <text:p>693</text:p>
          </table:table-cell>
          <table:table-cell table:formula="of:= ([times_10000.C694] - [times_10000.B694]) / 1000000" office:value-type="float" office:value="108.039936" calcext:value-type="float">
            <text:p>108.039936</text:p>
          </table:table-cell>
          <table:table-cell table:formula="of:= ([times_100000.C694] - [times_100000.B694]) / 1000000" office:value-type="float" office:value="97.619968" calcext:value-type="float">
            <text:p>97.619968</text:p>
          </table:table-cell>
          <table:table-cell table:formula="of:= ([times_1000000.C694] - [times_1000000.B694]) / 1000000" office:value-type="float" office:value="149.200128" calcext:value-type="float">
            <text:p>149.200128</text:p>
          </table:table-cell>
        </table:table-row>
        <table:table-row table:style-name="ro1">
          <table:table-cell table:formula="of:= [times_10000.A695]" office:value-type="float" office:value="694" calcext:value-type="float">
            <text:p>694</text:p>
          </table:table-cell>
          <table:table-cell table:formula="of:= ([times_10000.C695] - [times_10000.B695]) / 1000000" office:value-type="float" office:value="107.590144" calcext:value-type="float">
            <text:p>107.590144</text:p>
          </table:table-cell>
          <table:table-cell table:formula="of:= ([times_100000.C695] - [times_100000.B695]) / 1000000" office:value-type="float" office:value="97.549824" calcext:value-type="float">
            <text:p>97.549824</text:p>
          </table:table-cell>
          <table:table-cell table:formula="of:= ([times_1000000.C695] - [times_1000000.B695]) / 1000000" office:value-type="float" office:value="148.889856" calcext:value-type="float">
            <text:p>148.889856</text:p>
          </table:table-cell>
        </table:table-row>
        <table:table-row table:style-name="ro1">
          <table:table-cell table:formula="of:= [times_10000.A696]" office:value-type="float" office:value="695" calcext:value-type="float">
            <text:p>695</text:p>
          </table:table-cell>
          <table:table-cell table:formula="of:= ([times_10000.C696] - [times_10000.B696]) / 1000000" office:value-type="float" office:value="107.289856" calcext:value-type="float">
            <text:p>107.289856</text:p>
          </table:table-cell>
          <table:table-cell table:formula="of:= ([times_100000.C696] - [times_100000.B696]) / 1000000" office:value-type="float" office:value="100.429824" calcext:value-type="float">
            <text:p>100.429824</text:p>
          </table:table-cell>
          <table:table-cell table:formula="of:= ([times_1000000.C696] - [times_1000000.B696]) / 1000000" office:value-type="float" office:value="148.599808" calcext:value-type="float">
            <text:p>148.599808</text:p>
          </table:table-cell>
        </table:table-row>
        <table:table-row table:style-name="ro1">
          <table:table-cell table:formula="of:= [times_10000.A697]" office:value-type="float" office:value="696" calcext:value-type="float">
            <text:p>696</text:p>
          </table:table-cell>
          <table:table-cell table:formula="of:= ([times_10000.C697] - [times_10000.B697]) / 1000000" office:value-type="float" office:value="106.970112" calcext:value-type="float">
            <text:p>106.970112</text:p>
          </table:table-cell>
          <table:table-cell table:formula="of:= ([times_100000.C697] - [times_100000.B697]) / 1000000" office:value-type="float" office:value="100.11008" calcext:value-type="float">
            <text:p>100.11008</text:p>
          </table:table-cell>
          <table:table-cell table:formula="of:= ([times_1000000.C697] - [times_1000000.B697]) / 1000000" office:value-type="float" office:value="148.020224" calcext:value-type="float">
            <text:p>148.020224</text:p>
          </table:table-cell>
        </table:table-row>
        <table:table-row table:style-name="ro1">
          <table:table-cell table:formula="of:= [times_10000.A698]" office:value-type="float" office:value="697" calcext:value-type="float">
            <text:p>697</text:p>
          </table:table-cell>
          <table:table-cell table:formula="of:= ([times_10000.C698] - [times_10000.B698]) / 1000000" office:value-type="float" office:value="106.680064" calcext:value-type="float">
            <text:p>106.680064</text:p>
          </table:table-cell>
          <table:table-cell table:formula="of:= ([times_100000.C698] - [times_100000.B698]) / 1000000" office:value-type="float" office:value="99.830272" calcext:value-type="float">
            <text:p>99.830272</text:p>
          </table:table-cell>
          <table:table-cell table:formula="of:= ([times_1000000.C698] - [times_1000000.B698]) / 1000000" office:value-type="float" office:value="147.61984" calcext:value-type="float">
            <text:p>147.61984</text:p>
          </table:table-cell>
        </table:table-row>
        <table:table-row table:style-name="ro1">
          <table:table-cell table:formula="of:= [times_10000.A699]" office:value-type="float" office:value="698" calcext:value-type="float">
            <text:p>698</text:p>
          </table:table-cell>
          <table:table-cell table:formula="of:= ([times_10000.C699] - [times_10000.B699]) / 1000000" office:value-type="float" office:value="106.380288" calcext:value-type="float">
            <text:p>106.380288</text:p>
          </table:table-cell>
          <table:table-cell table:formula="of:= ([times_100000.C699] - [times_100000.B699]) / 1000000" office:value-type="float" office:value="99.539968" calcext:value-type="float">
            <text:p>99.539968</text:p>
          </table:table-cell>
          <table:table-cell table:formula="of:= ([times_1000000.C699] - [times_1000000.B699]) / 1000000" office:value-type="float" office:value="147.290112" calcext:value-type="float">
            <text:p>147.290112</text:p>
          </table:table-cell>
        </table:table-row>
        <table:table-row table:style-name="ro1">
          <table:table-cell table:formula="of:= [times_10000.A700]" office:value-type="float" office:value="699" calcext:value-type="float">
            <text:p>699</text:p>
          </table:table-cell>
          <table:table-cell table:formula="of:= ([times_10000.C700] - [times_10000.B700]) / 1000000" office:value-type="float" office:value="105.850112" calcext:value-type="float">
            <text:p>105.850112</text:p>
          </table:table-cell>
          <table:table-cell table:formula="of:= ([times_100000.C700] - [times_100000.B700]) / 1000000" office:value-type="float" office:value="103.159808" calcext:value-type="float">
            <text:p>103.159808</text:p>
          </table:table-cell>
          <table:table-cell table:formula="of:= ([times_1000000.C700] - [times_1000000.B700]) / 1000000" office:value-type="float" office:value="146.51008" calcext:value-type="float">
            <text:p>146.51008</text:p>
          </table:table-cell>
        </table:table-row>
        <table:table-row table:style-name="ro1">
          <table:table-cell table:formula="of:= [times_10000.A701]" office:value-type="float" office:value="700" calcext:value-type="float">
            <text:p>700</text:p>
          </table:table-cell>
          <table:table-cell table:formula="of:= ([times_10000.C701] - [times_10000.B701]) / 1000000" office:value-type="float" office:value="105.53984" calcext:value-type="float">
            <text:p>105.53984</text:p>
          </table:table-cell>
          <table:table-cell table:formula="of:= ([times_100000.C701] - [times_100000.B701]) / 1000000" office:value-type="float" office:value="104.32" calcext:value-type="float">
            <text:p>104.32</text:p>
          </table:table-cell>
          <table:table-cell table:formula="of:= ([times_1000000.C701] - [times_1000000.B701]) / 1000000" office:value-type="float" office:value="146.210048" calcext:value-type="float">
            <text:p>146.210048</text:p>
          </table:table-cell>
        </table:table-row>
        <table:table-row table:style-name="ro1">
          <table:table-cell table:formula="of:= [times_10000.A702]" office:value-type="float" office:value="701" calcext:value-type="float">
            <text:p>701</text:p>
          </table:table-cell>
          <table:table-cell table:formula="of:= ([times_10000.C702] - [times_10000.B702]) / 1000000" office:value-type="float" office:value="105.240064" calcext:value-type="float">
            <text:p>105.240064</text:p>
          </table:table-cell>
          <table:table-cell table:formula="of:= ([times_100000.C702] - [times_100000.B702]) / 1000000" office:value-type="float" office:value="104.019712" calcext:value-type="float">
            <text:p>104.019712</text:p>
          </table:table-cell>
          <table:table-cell table:formula="of:= ([times_1000000.C702] - [times_1000000.B702]) / 1000000" office:value-type="float" office:value="145.910016" calcext:value-type="float">
            <text:p>145.910016</text:p>
          </table:table-cell>
        </table:table-row>
        <table:table-row table:style-name="ro1">
          <table:table-cell table:formula="of:= [times_10000.A703]" office:value-type="float" office:value="702" calcext:value-type="float">
            <text:p>702</text:p>
          </table:table-cell>
          <table:table-cell table:formula="of:= ([times_10000.C703] - [times_10000.B703]) / 1000000" office:value-type="float" office:value="104.950272" calcext:value-type="float">
            <text:p>104.950272</text:p>
          </table:table-cell>
          <table:table-cell table:formula="of:= ([times_100000.C703] - [times_100000.B703]) / 1000000" office:value-type="float" office:value="103.699968" calcext:value-type="float">
            <text:p>103.699968</text:p>
          </table:table-cell>
          <table:table-cell table:formula="of:= ([times_1000000.C703] - [times_1000000.B703]) / 1000000" office:value-type="float" office:value="145.619968" calcext:value-type="float">
            <text:p>145.619968</text:p>
          </table:table-cell>
        </table:table-row>
        <table:table-row table:style-name="ro1">
          <table:table-cell table:formula="of:= [times_10000.A704]" office:value-type="float" office:value="703" calcext:value-type="float">
            <text:p>703</text:p>
          </table:table-cell>
          <table:table-cell table:formula="of:= ([times_10000.C704] - [times_10000.B704]) / 1000000" office:value-type="float" office:value="104.580096" calcext:value-type="float">
            <text:p>104.580096</text:p>
          </table:table-cell>
          <table:table-cell table:formula="of:= ([times_100000.C704] - [times_100000.B704]) / 1000000" office:value-type="float" office:value="106.14016" calcext:value-type="float">
            <text:p>106.14016</text:p>
          </table:table-cell>
          <table:table-cell table:formula="of:= ([times_1000000.C704] - [times_1000000.B704]) / 1000000" office:value-type="float" office:value="145.210112" calcext:value-type="float">
            <text:p>145.210112</text:p>
          </table:table-cell>
        </table:table-row>
        <table:table-row table:style-name="ro1">
          <table:table-cell table:formula="of:= [times_10000.A705]" office:value-type="float" office:value="704" calcext:value-type="float">
            <text:p>704</text:p>
          </table:table-cell>
          <table:table-cell table:formula="of:= ([times_10000.C705] - [times_10000.B705]) / 1000000" office:value-type="float" office:value="104.090112" calcext:value-type="float">
            <text:p>104.090112</text:p>
          </table:table-cell>
          <table:table-cell table:formula="of:= ([times_100000.C705] - [times_100000.B705]) / 1000000" office:value-type="float" office:value="105.220096" calcext:value-type="float">
            <text:p>105.220096</text:p>
          </table:table-cell>
          <table:table-cell table:formula="of:= ([times_1000000.C705] - [times_1000000.B705]) / 1000000" office:value-type="float" office:value="145.080064" calcext:value-type="float">
            <text:p>145.080064</text:p>
          </table:table-cell>
        </table:table-row>
        <table:table-row table:style-name="ro1">
          <table:table-cell table:formula="of:= [times_10000.A706]" office:value-type="float" office:value="705" calcext:value-type="float">
            <text:p>705</text:p>
          </table:table-cell>
          <table:table-cell table:formula="of:= ([times_10000.C706] - [times_10000.B706]) / 1000000" office:value-type="float" office:value="98.320128" calcext:value-type="float">
            <text:p>98.320128</text:p>
          </table:table-cell>
          <table:table-cell table:formula="of:= ([times_100000.C706] - [times_100000.B706]) / 1000000" office:value-type="float" office:value="104.930048" calcext:value-type="float">
            <text:p>104.930048</text:p>
          </table:table-cell>
          <table:table-cell table:formula="of:= ([times_1000000.C706] - [times_1000000.B706]) / 1000000" office:value-type="float" office:value="143.88992" calcext:value-type="float">
            <text:p>143.88992</text:p>
          </table:table-cell>
        </table:table-row>
        <table:table-row table:style-name="ro1">
          <table:table-cell table:formula="of:= [times_10000.A707]" office:value-type="float" office:value="706" calcext:value-type="float">
            <text:p>706</text:p>
          </table:table-cell>
          <table:table-cell table:formula="of:= ([times_10000.C707] - [times_10000.B707]) / 1000000" office:value-type="float" office:value="98.01984" calcext:value-type="float">
            <text:p>98.01984</text:p>
          </table:table-cell>
          <table:table-cell table:formula="of:= ([times_100000.C707] - [times_100000.B707]) / 1000000" office:value-type="float" office:value="104.389632" calcext:value-type="float">
            <text:p>104.389632</text:p>
          </table:table-cell>
          <table:table-cell table:formula="of:= ([times_1000000.C707] - [times_1000000.B707]) / 1000000" office:value-type="float" office:value="144.09984" calcext:value-type="float">
            <text:p>144.09984</text:p>
          </table:table-cell>
        </table:table-row>
        <table:table-row table:style-name="ro1">
          <table:table-cell table:formula="of:= [times_10000.A708]" office:value-type="float" office:value="707" calcext:value-type="float">
            <text:p>707</text:p>
          </table:table-cell>
          <table:table-cell table:formula="of:= ([times_10000.C708] - [times_10000.B708]) / 1000000" office:value-type="float" office:value="97.670144" calcext:value-type="float">
            <text:p>97.670144</text:p>
          </table:table-cell>
          <table:table-cell table:formula="of:= ([times_100000.C708] - [times_100000.B708]) / 1000000" office:value-type="float" office:value="104.689664" calcext:value-type="float">
            <text:p>104.689664</text:p>
          </table:table-cell>
          <table:table-cell table:formula="of:= ([times_1000000.C708] - [times_1000000.B708]) / 1000000" office:value-type="float" office:value="143.77984" calcext:value-type="float">
            <text:p>143.77984</text:p>
          </table:table-cell>
        </table:table-row>
        <table:table-row table:style-name="ro1">
          <table:table-cell table:formula="of:= [times_10000.A709]" office:value-type="float" office:value="708" calcext:value-type="float">
            <text:p>708</text:p>
          </table:table-cell>
          <table:table-cell table:formula="of:= ([times_10000.C709] - [times_10000.B709]) / 1000000" office:value-type="float" office:value="97.34016" calcext:value-type="float">
            <text:p>97.34016</text:p>
          </table:table-cell>
          <table:table-cell table:formula="of:= ([times_100000.C709] - [times_100000.B709]) / 1000000" office:value-type="float" office:value="104.019968" calcext:value-type="float">
            <text:p>104.019968</text:p>
          </table:table-cell>
          <table:table-cell table:formula="of:= ([times_1000000.C709] - [times_1000000.B709]) / 1000000" office:value-type="float" office:value="143.449856" calcext:value-type="float">
            <text:p>143.449856</text:p>
          </table:table-cell>
        </table:table-row>
        <table:table-row table:style-name="ro1">
          <table:table-cell table:formula="of:= [times_10000.A710]" office:value-type="float" office:value="709" calcext:value-type="float">
            <text:p>709</text:p>
          </table:table-cell>
          <table:table-cell table:formula="of:= ([times_10000.C710] - [times_10000.B710]) / 1000000" office:value-type="float" office:value="97.040384" calcext:value-type="float">
            <text:p>97.040384</text:p>
          </table:table-cell>
          <table:table-cell table:formula="of:= ([times_100000.C710] - [times_100000.B710]) / 1000000" office:value-type="float" office:value="104.290048" calcext:value-type="float">
            <text:p>104.290048</text:p>
          </table:table-cell>
          <table:table-cell table:formula="of:= ([times_1000000.C710] - [times_1000000.B710]) / 1000000" office:value-type="float" office:value="143.15008" calcext:value-type="float">
            <text:p>143.15008</text:p>
          </table:table-cell>
        </table:table-row>
        <table:table-row table:style-name="ro1">
          <table:table-cell table:formula="of:= [times_10000.A711]" office:value-type="float" office:value="710" calcext:value-type="float">
            <text:p>710</text:p>
          </table:table-cell>
          <table:table-cell table:formula="of:= ([times_10000.C711] - [times_10000.B711]) / 1000000" office:value-type="float" office:value="96.710144" calcext:value-type="float">
            <text:p>96.710144</text:p>
          </table:table-cell>
          <table:table-cell table:formula="of:= ([times_100000.C711] - [times_100000.B711]) / 1000000" office:value-type="float" office:value="108.030208" calcext:value-type="float">
            <text:p>108.030208</text:p>
          </table:table-cell>
          <table:table-cell table:formula="of:= ([times_1000000.C711] - [times_1000000.B711]) / 1000000" office:value-type="float" office:value="141.48992" calcext:value-type="float">
            <text:p>141.48992</text:p>
          </table:table-cell>
        </table:table-row>
        <table:table-row table:style-name="ro1">
          <table:table-cell table:formula="of:= [times_10000.A712]" office:value-type="float" office:value="711" calcext:value-type="float">
            <text:p>711</text:p>
          </table:table-cell>
          <table:table-cell table:formula="of:= ([times_10000.C712] - [times_10000.B712]) / 1000000" office:value-type="float" office:value="96.239872" calcext:value-type="float">
            <text:p>96.239872</text:p>
          </table:table-cell>
          <table:table-cell table:formula="of:= ([times_100000.C712] - [times_100000.B712]) / 1000000" office:value-type="float" office:value="109.880064" calcext:value-type="float">
            <text:p>109.880064</text:p>
          </table:table-cell>
          <table:table-cell table:formula="of:= ([times_1000000.C712] - [times_1000000.B712]) / 1000000" office:value-type="float" office:value="141.12" calcext:value-type="float">
            <text:p>141.12</text:p>
          </table:table-cell>
        </table:table-row>
        <table:table-row table:style-name="ro1">
          <table:table-cell table:formula="of:= [times_10000.A713]" office:value-type="float" office:value="712" calcext:value-type="float">
            <text:p>712</text:p>
          </table:table-cell>
          <table:table-cell table:formula="of:= ([times_10000.C713] - [times_10000.B713]) / 1000000" office:value-type="float" office:value="95.800064" calcext:value-type="float">
            <text:p>95.800064</text:p>
          </table:table-cell>
          <table:table-cell table:formula="of:= ([times_100000.C713] - [times_100000.B713]) / 1000000" office:value-type="float" office:value="115.190016" calcext:value-type="float">
            <text:p>115.190016</text:p>
          </table:table-cell>
          <table:table-cell table:formula="of:= ([times_1000000.C713] - [times_1000000.B713]) / 1000000" office:value-type="float" office:value="140.980224" calcext:value-type="float">
            <text:p>140.980224</text:p>
          </table:table-cell>
        </table:table-row>
        <table:table-row table:style-name="ro1">
          <table:table-cell table:formula="of:= [times_10000.A714]" office:value-type="float" office:value="713" calcext:value-type="float">
            <text:p>713</text:p>
          </table:table-cell>
          <table:table-cell table:formula="of:= ([times_10000.C714] - [times_10000.B714]) / 1000000" office:value-type="float" office:value="95.500032" calcext:value-type="float">
            <text:p>95.500032</text:p>
          </table:table-cell>
          <table:table-cell table:formula="of:= ([times_100000.C714] - [times_100000.B714]) / 1000000" office:value-type="float" office:value="116.520192" calcext:value-type="float">
            <text:p>116.520192</text:p>
          </table:table-cell>
          <table:table-cell table:formula="of:= ([times_1000000.C714] - [times_1000000.B714]) / 1000000" office:value-type="float" office:value="141.289984" calcext:value-type="float">
            <text:p>141.289984</text:p>
          </table:table-cell>
        </table:table-row>
        <table:table-row table:style-name="ro1">
          <table:table-cell table:formula="of:= [times_10000.A715]" office:value-type="float" office:value="714" calcext:value-type="float">
            <text:p>714</text:p>
          </table:table-cell>
          <table:table-cell table:formula="of:= ([times_10000.C715] - [times_10000.B715]) / 1000000" office:value-type="float" office:value="95.170048" calcext:value-type="float">
            <text:p>95.170048</text:p>
          </table:table-cell>
          <table:table-cell table:formula="of:= ([times_100000.C715] - [times_100000.B715]) / 1000000" office:value-type="float" office:value="116.240128" calcext:value-type="float">
            <text:p>116.240128</text:p>
          </table:table-cell>
          <table:table-cell table:formula="of:= ([times_1000000.C715] - [times_1000000.B715]) / 1000000" office:value-type="float" office:value="147.909888" calcext:value-type="float">
            <text:p>147.909888</text:p>
          </table:table-cell>
        </table:table-row>
        <table:table-row table:style-name="ro1">
          <table:table-cell table:formula="of:= [times_10000.A716]" office:value-type="float" office:value="715" calcext:value-type="float">
            <text:p>715</text:p>
          </table:table-cell>
          <table:table-cell table:formula="of:= ([times_10000.C716] - [times_10000.B716]) / 1000000" office:value-type="float" office:value="95.72992" calcext:value-type="float">
            <text:p>95.72992</text:p>
          </table:table-cell>
          <table:table-cell table:formula="of:= ([times_100000.C716] - [times_100000.B716]) / 1000000" office:value-type="float" office:value="115.720192" calcext:value-type="float">
            <text:p>115.720192</text:p>
          </table:table-cell>
          <table:table-cell table:formula="of:= ([times_1000000.C716] - [times_1000000.B716]) / 1000000" office:value-type="float" office:value="147.719936" calcext:value-type="float">
            <text:p>147.719936</text:p>
          </table:table-cell>
        </table:table-row>
        <table:table-row table:style-name="ro1">
          <table:table-cell table:formula="of:= [times_10000.A717]" office:value-type="float" office:value="716" calcext:value-type="float">
            <text:p>716</text:p>
          </table:table-cell>
          <table:table-cell table:formula="of:= ([times_10000.C717] - [times_10000.B717]) / 1000000" office:value-type="float" office:value="95.539968" calcext:value-type="float">
            <text:p>95.539968</text:p>
          </table:table-cell>
          <table:table-cell table:formula="of:= ([times_100000.C717] - [times_100000.B717]) / 1000000" office:value-type="float" office:value="115.610112" calcext:value-type="float">
            <text:p>115.610112</text:p>
          </table:table-cell>
          <table:table-cell table:formula="of:= ([times_1000000.C717] - [times_1000000.B717]) / 1000000" office:value-type="float" office:value="147.010048" calcext:value-type="float">
            <text:p>147.010048</text:p>
          </table:table-cell>
        </table:table-row>
        <table:table-row table:style-name="ro1">
          <table:table-cell table:formula="of:= [times_10000.A718]" office:value-type="float" office:value="717" calcext:value-type="float">
            <text:p>717</text:p>
          </table:table-cell>
          <table:table-cell table:formula="of:= ([times_10000.C718] - [times_10000.B718]) / 1000000" office:value-type="float" office:value="95.490048" calcext:value-type="float">
            <text:p>95.490048</text:p>
          </table:table-cell>
          <table:table-cell table:formula="of:= ([times_100000.C718] - [times_100000.B718]) / 1000000" office:value-type="float" office:value="115.330304" calcext:value-type="float">
            <text:p>115.330304</text:p>
          </table:table-cell>
          <table:table-cell table:formula="of:= ([times_1000000.C718] - [times_1000000.B718]) / 1000000" office:value-type="float" office:value="146.610176" calcext:value-type="float">
            <text:p>146.610176</text:p>
          </table:table-cell>
        </table:table-row>
        <table:table-row table:style-name="ro1">
          <table:table-cell table:formula="of:= [times_10000.A719]" office:value-type="float" office:value="718" calcext:value-type="float">
            <text:p>718</text:p>
          </table:table-cell>
          <table:table-cell table:formula="of:= ([times_10000.C719] - [times_10000.B719]) / 1000000" office:value-type="float" office:value="95.190272" calcext:value-type="float">
            <text:p>95.190272</text:p>
          </table:table-cell>
          <table:table-cell table:formula="of:= ([times_100000.C719] - [times_100000.B719]) / 1000000" office:value-type="float" office:value="115.22048" calcext:value-type="float">
            <text:p>115.22048</text:p>
          </table:table-cell>
          <table:table-cell table:formula="of:= ([times_1000000.C719] - [times_1000000.B719]) / 1000000" office:value-type="float" office:value="146.749952" calcext:value-type="float">
            <text:p>146.749952</text:p>
          </table:table-cell>
        </table:table-row>
        <table:table-row table:style-name="ro1">
          <table:table-cell table:formula="of:= [times_10000.A720]" office:value-type="float" office:value="719" calcext:value-type="float">
            <text:p>719</text:p>
          </table:table-cell>
          <table:table-cell table:formula="of:= ([times_10000.C720] - [times_10000.B720]) / 1000000" office:value-type="float" office:value="94.870272" calcext:value-type="float">
            <text:p>94.870272</text:p>
          </table:table-cell>
          <table:table-cell table:formula="of:= ([times_100000.C720] - [times_100000.B720]) / 1000000" office:value-type="float" office:value="116.890112" calcext:value-type="float">
            <text:p>116.890112</text:p>
          </table:table-cell>
          <table:table-cell table:formula="of:= ([times_1000000.C720] - [times_1000000.B720]) / 1000000" office:value-type="float" office:value="146.060032" calcext:value-type="float">
            <text:p>146.060032</text:p>
          </table:table-cell>
        </table:table-row>
        <table:table-row table:style-name="ro1">
          <table:table-cell table:formula="of:= [times_10000.A721]" office:value-type="float" office:value="720" calcext:value-type="float">
            <text:p>720</text:p>
          </table:table-cell>
          <table:table-cell table:formula="of:= ([times_10000.C721] - [times_10000.B721]) / 1000000" office:value-type="float" office:value="94.439936" calcext:value-type="float">
            <text:p>94.439936</text:p>
          </table:table-cell>
          <table:table-cell table:formula="of:= ([times_100000.C721] - [times_100000.B721]) / 1000000" office:value-type="float" office:value="120.900096" calcext:value-type="float">
            <text:p>120.900096</text:p>
          </table:table-cell>
          <table:table-cell table:formula="of:= ([times_1000000.C721] - [times_1000000.B721]) / 1000000" office:value-type="float" office:value="145.960192" calcext:value-type="float">
            <text:p>145.960192</text:p>
          </table:table-cell>
        </table:table-row>
        <table:table-row table:style-name="ro1">
          <table:table-cell table:formula="of:= [times_10000.A722]" office:value-type="float" office:value="721" calcext:value-type="float">
            <text:p>721</text:p>
          </table:table-cell>
          <table:table-cell table:formula="of:= ([times_10000.C722] - [times_10000.B722]) / 1000000" office:value-type="float" office:value="94.01984" calcext:value-type="float">
            <text:p>94.01984</text:p>
          </table:table-cell>
          <table:table-cell table:formula="of:= ([times_100000.C722] - [times_100000.B722]) / 1000000" office:value-type="float" office:value="120.790016" calcext:value-type="float">
            <text:p>120.790016</text:p>
          </table:table-cell>
          <table:table-cell table:formula="of:= ([times_1000000.C722] - [times_1000000.B722]) / 1000000" office:value-type="float" office:value="145.669888" calcext:value-type="float">
            <text:p>145.669888</text:p>
          </table:table-cell>
        </table:table-row>
        <table:table-row table:style-name="ro1">
          <table:table-cell table:formula="of:= [times_10000.A723]" office:value-type="float" office:value="722" calcext:value-type="float">
            <text:p>722</text:p>
          </table:table-cell>
          <table:table-cell table:formula="of:= ([times_10000.C723] - [times_10000.B723]) / 1000000" office:value-type="float" office:value="93.71008" calcext:value-type="float">
            <text:p>93.71008</text:p>
          </table:table-cell>
          <table:table-cell table:formula="of:= ([times_100000.C723] - [times_100000.B723]) / 1000000" office:value-type="float" office:value="120.97024" calcext:value-type="float">
            <text:p>120.97024</text:p>
          </table:table-cell>
          <table:table-cell table:formula="of:= ([times_1000000.C723] - [times_1000000.B723]) / 1000000" office:value-type="float" office:value="145.369856" calcext:value-type="float">
            <text:p>145.369856</text:p>
          </table:table-cell>
        </table:table-row>
        <table:table-row table:style-name="ro1">
          <table:table-cell table:formula="of:= [times_10000.A724]" office:value-type="float" office:value="723" calcext:value-type="float">
            <text:p>723</text:p>
          </table:table-cell>
          <table:table-cell table:formula="of:= ([times_10000.C724] - [times_10000.B724]) / 1000000" office:value-type="float" office:value="93.419776" calcext:value-type="float">
            <text:p>93.419776</text:p>
          </table:table-cell>
          <table:table-cell table:formula="of:= ([times_100000.C724] - [times_100000.B724]) / 1000000" office:value-type="float" office:value="120.68992" calcext:value-type="float">
            <text:p>120.68992</text:p>
          </table:table-cell>
          <table:table-cell table:formula="of:= ([times_1000000.C724] - [times_1000000.B724]) / 1000000" office:value-type="float" office:value="145.239808" calcext:value-type="float">
            <text:p>145.239808</text:p>
          </table:table-cell>
        </table:table-row>
        <table:table-row table:style-name="ro1">
          <table:table-cell table:formula="of:= [times_10000.A725]" office:value-type="float" office:value="724" calcext:value-type="float">
            <text:p>724</text:p>
          </table:table-cell>
          <table:table-cell table:formula="of:= ([times_10000.C725] - [times_10000.B725]) / 1000000" office:value-type="float" office:value="93.02016" calcext:value-type="float">
            <text:p>93.02016</text:p>
          </table:table-cell>
          <table:table-cell table:formula="of:= ([times_100000.C725] - [times_100000.B725]) / 1000000" office:value-type="float" office:value="118.489856" calcext:value-type="float">
            <text:p>118.489856</text:p>
          </table:table-cell>
          <table:table-cell table:formula="of:= ([times_1000000.C725] - [times_1000000.B725]) / 1000000" office:value-type="float" office:value="144.930048" calcext:value-type="float">
            <text:p>144.930048</text:p>
          </table:table-cell>
        </table:table-row>
        <table:table-row table:style-name="ro1">
          <table:table-cell table:formula="of:= [times_10000.A726]" office:value-type="float" office:value="725" calcext:value-type="float">
            <text:p>725</text:p>
          </table:table-cell>
          <table:table-cell table:formula="of:= ([times_10000.C726] - [times_10000.B726]) / 1000000" office:value-type="float" office:value="92.610048" calcext:value-type="float">
            <text:p>92.610048</text:p>
          </table:table-cell>
          <table:table-cell table:formula="of:= ([times_100000.C726] - [times_100000.B726]) / 1000000" office:value-type="float" office:value="119.180032" calcext:value-type="float">
            <text:p>119.180032</text:p>
          </table:table-cell>
          <table:table-cell table:formula="of:= ([times_1000000.C726] - [times_1000000.B726]) / 1000000" office:value-type="float" office:value="144.100096" calcext:value-type="float">
            <text:p>144.100096</text:p>
          </table:table-cell>
        </table:table-row>
        <table:table-row table:style-name="ro1">
          <table:table-cell table:formula="of:= [times_10000.A727]" office:value-type="float" office:value="726" calcext:value-type="float">
            <text:p>726</text:p>
          </table:table-cell>
          <table:table-cell table:formula="of:= ([times_10000.C727] - [times_10000.B727]) / 1000000" office:value-type="float" office:value="92.280064" calcext:value-type="float">
            <text:p>92.280064</text:p>
          </table:table-cell>
          <table:table-cell table:formula="of:= ([times_100000.C727] - [times_100000.B727]) / 1000000" office:value-type="float" office:value="118.370048" calcext:value-type="float">
            <text:p>118.370048</text:p>
          </table:table-cell>
          <table:table-cell table:formula="of:= ([times_1000000.C727] - [times_1000000.B727]) / 1000000" office:value-type="float" office:value="143.749888" calcext:value-type="float">
            <text:p>143.749888</text:p>
          </table:table-cell>
        </table:table-row>
        <table:table-row table:style-name="ro1">
          <table:table-cell table:formula="of:= [times_10000.A728]" office:value-type="float" office:value="727" calcext:value-type="float">
            <text:p>727</text:p>
          </table:table-cell>
          <table:table-cell table:formula="of:= ([times_10000.C728] - [times_10000.B728]) / 1000000" office:value-type="float" office:value="91.849984" calcext:value-type="float">
            <text:p>91.849984</text:p>
          </table:table-cell>
          <table:table-cell table:formula="of:= ([times_100000.C728] - [times_100000.B728]) / 1000000" office:value-type="float" office:value="118.970112" calcext:value-type="float">
            <text:p>118.970112</text:p>
          </table:table-cell>
          <table:table-cell table:formula="of:= ([times_1000000.C728] - [times_1000000.B728]) / 1000000" office:value-type="float" office:value="143.340032" calcext:value-type="float">
            <text:p>143.340032</text:p>
          </table:table-cell>
        </table:table-row>
        <table:table-row table:style-name="ro1">
          <table:table-cell table:formula="of:= [times_10000.A729]" office:value-type="float" office:value="728" calcext:value-type="float">
            <text:p>728</text:p>
          </table:table-cell>
          <table:table-cell table:formula="of:= ([times_10000.C729] - [times_10000.B729]) / 1000000" office:value-type="float" office:value="91.549952" calcext:value-type="float">
            <text:p>91.549952</text:p>
          </table:table-cell>
          <table:table-cell table:formula="of:= ([times_100000.C729] - [times_100000.B729]) / 1000000" office:value-type="float" office:value="118.720256" calcext:value-type="float">
            <text:p>118.720256</text:p>
          </table:table-cell>
          <table:table-cell table:formula="of:= ([times_1000000.C729] - [times_1000000.B729]) / 1000000" office:value-type="float" office:value="142.850048" calcext:value-type="float">
            <text:p>142.850048</text:p>
          </table:table-cell>
        </table:table-row>
        <table:table-row table:style-name="ro1">
          <table:table-cell table:formula="of:= [times_10000.A730]" office:value-type="float" office:value="729" calcext:value-type="float">
            <text:p>729</text:p>
          </table:table-cell>
          <table:table-cell table:formula="of:= ([times_10000.C730] - [times_10000.B730]) / 1000000" office:value-type="float" office:value="91.259904" calcext:value-type="float">
            <text:p>91.259904</text:p>
          </table:table-cell>
          <table:table-cell table:formula="of:= ([times_100000.C730] - [times_100000.B730]) / 1000000" office:value-type="float" office:value="119.450112" calcext:value-type="float">
            <text:p>119.450112</text:p>
          </table:table-cell>
          <table:table-cell table:formula="of:= ([times_1000000.C730] - [times_1000000.B730]) / 1000000" office:value-type="float" office:value="142.840064" calcext:value-type="float">
            <text:p>142.840064</text:p>
          </table:table-cell>
        </table:table-row>
        <table:table-row table:style-name="ro1">
          <table:table-cell table:formula="of:= [times_10000.A731]" office:value-type="float" office:value="730" calcext:value-type="float">
            <text:p>730</text:p>
          </table:table-cell>
          <table:table-cell table:formula="of:= ([times_10000.C731] - [times_10000.B731]) / 1000000" office:value-type="float" office:value="90.960128" calcext:value-type="float">
            <text:p>90.960128</text:p>
          </table:table-cell>
          <table:table-cell table:formula="of:= ([times_100000.C731] - [times_100000.B731]) / 1000000" office:value-type="float" office:value="119.660032" calcext:value-type="float">
            <text:p>119.660032</text:p>
          </table:table-cell>
          <table:table-cell table:formula="of:= ([times_1000000.C731] - [times_1000000.B731]) / 1000000" office:value-type="float" office:value="142.49984" calcext:value-type="float">
            <text:p>142.49984</text:p>
          </table:table-cell>
        </table:table-row>
        <table:table-row table:style-name="ro1">
          <table:table-cell table:formula="of:= [times_10000.A732]" office:value-type="float" office:value="731" calcext:value-type="float">
            <text:p>731</text:p>
          </table:table-cell>
          <table:table-cell table:formula="of:= ([times_10000.C732] - [times_10000.B732]) / 1000000" office:value-type="float" office:value="90.640128" calcext:value-type="float">
            <text:p>90.640128</text:p>
          </table:table-cell>
          <table:table-cell table:formula="of:= ([times_100000.C732] - [times_100000.B732]) / 1000000" office:value-type="float" office:value="119.379968" calcext:value-type="float">
            <text:p>119.379968</text:p>
          </table:table-cell>
          <table:table-cell table:formula="of:= ([times_1000000.C732] - [times_1000000.B732]) / 1000000" office:value-type="float" office:value="142.119936" calcext:value-type="float">
            <text:p>142.119936</text:p>
          </table:table-cell>
        </table:table-row>
        <table:table-row table:style-name="ro1">
          <table:table-cell table:formula="of:= [times_10000.A733]" office:value-type="float" office:value="732" calcext:value-type="float">
            <text:p>732</text:p>
          </table:table-cell>
          <table:table-cell table:formula="of:= ([times_10000.C733] - [times_10000.B733]) / 1000000" office:value-type="float" office:value="90.340096" calcext:value-type="float">
            <text:p>90.340096</text:p>
          </table:table-cell>
          <table:table-cell table:formula="of:= ([times_100000.C733] - [times_100000.B733]) / 1000000" office:value-type="float" office:value="119.090176" calcext:value-type="float">
            <text:p>119.090176</text:p>
          </table:table-cell>
          <table:table-cell table:formula="of:= ([times_1000000.C733] - [times_1000000.B733]) / 1000000" office:value-type="float" office:value="141.80992" calcext:value-type="float">
            <text:p>141.80992</text:p>
          </table:table-cell>
        </table:table-row>
        <table:table-row table:style-name="ro1">
          <table:table-cell table:formula="of:= [times_10000.A734]" office:value-type="float" office:value="733" calcext:value-type="float">
            <text:p>733</text:p>
          </table:table-cell>
          <table:table-cell table:formula="of:= ([times_10000.C734] - [times_10000.B734]) / 1000000" office:value-type="float" office:value="90.060032" calcext:value-type="float">
            <text:p>90.060032</text:p>
          </table:table-cell>
          <table:table-cell table:formula="of:= ([times_100000.C734] - [times_100000.B734]) / 1000000" office:value-type="float" office:value="120.039936" calcext:value-type="float">
            <text:p>120.039936</text:p>
          </table:table-cell>
          <table:table-cell table:formula="of:= ([times_1000000.C734] - [times_1000000.B734]) / 1000000" office:value-type="float" office:value="141.520128" calcext:value-type="float">
            <text:p>141.520128</text:p>
          </table:table-cell>
        </table:table-row>
        <table:table-row table:style-name="ro1">
          <table:table-cell table:formula="of:= [times_10000.A735]" office:value-type="float" office:value="734" calcext:value-type="float">
            <text:p>734</text:p>
          </table:table-cell>
          <table:table-cell table:formula="of:= ([times_10000.C735] - [times_10000.B735]) / 1000000" office:value-type="float" office:value="89.779968" calcext:value-type="float">
            <text:p>89.779968</text:p>
          </table:table-cell>
          <table:table-cell table:formula="of:= ([times_100000.C735] - [times_100000.B735]) / 1000000" office:value-type="float" office:value="119.780096" calcext:value-type="float">
            <text:p>119.780096</text:p>
          </table:table-cell>
          <table:table-cell table:formula="of:= ([times_1000000.C735] - [times_1000000.B735]) / 1000000" office:value-type="float" office:value="141.32992" calcext:value-type="float">
            <text:p>141.32992</text:p>
          </table:table-cell>
        </table:table-row>
        <table:table-row table:style-name="ro1">
          <table:table-cell table:formula="of:= [times_10000.A736]" office:value-type="float" office:value="735" calcext:value-type="float">
            <text:p>735</text:p>
          </table:table-cell>
          <table:table-cell table:formula="of:= ([times_10000.C736] - [times_10000.B736]) / 1000000" office:value-type="float" office:value="89.50016" calcext:value-type="float">
            <text:p>89.50016</text:p>
          </table:table-cell>
          <table:table-cell table:formula="of:= ([times_100000.C736] - [times_100000.B736]) / 1000000" office:value-type="float" office:value="119.52" calcext:value-type="float">
            <text:p>119.52</text:p>
          </table:table-cell>
          <table:table-cell table:formula="of:= ([times_1000000.C736] - [times_1000000.B736]) / 1000000" office:value-type="float" office:value="141.159936" calcext:value-type="float">
            <text:p>141.159936</text:p>
          </table:table-cell>
        </table:table-row>
        <table:table-row table:style-name="ro1">
          <table:table-cell table:formula="of:= [times_10000.A737]" office:value-type="float" office:value="736" calcext:value-type="float">
            <text:p>736</text:p>
          </table:table-cell>
          <table:table-cell table:formula="of:= ([times_10000.C737] - [times_10000.B737]) / 1000000" office:value-type="float" office:value="89.159936" calcext:value-type="float">
            <text:p>89.159936</text:p>
          </table:table-cell>
          <table:table-cell table:formula="of:= ([times_100000.C737] - [times_100000.B737]) / 1000000" office:value-type="float" office:value="118.060032" calcext:value-type="float">
            <text:p>118.060032</text:p>
          </table:table-cell>
          <table:table-cell table:formula="of:= ([times_1000000.C737] - [times_1000000.B737]) / 1000000" office:value-type="float" office:value="140.869888" calcext:value-type="float">
            <text:p>140.869888</text:p>
          </table:table-cell>
        </table:table-row>
        <table:table-row table:style-name="ro1">
          <table:table-cell table:formula="of:= [times_10000.A738]" office:value-type="float" office:value="737" calcext:value-type="float">
            <text:p>737</text:p>
          </table:table-cell>
          <table:table-cell table:formula="of:= ([times_10000.C738] - [times_10000.B738]) / 1000000" office:value-type="float" office:value="88.870144" calcext:value-type="float">
            <text:p>88.870144</text:p>
          </table:table-cell>
          <table:table-cell table:formula="of:= ([times_100000.C738] - [times_100000.B738]) / 1000000" office:value-type="float" office:value="117.730048" calcext:value-type="float">
            <text:p>117.730048</text:p>
          </table:table-cell>
          <table:table-cell table:formula="of:= ([times_1000000.C738] - [times_1000000.B738]) / 1000000" office:value-type="float" office:value="139.670016" calcext:value-type="float">
            <text:p>139.670016</text:p>
          </table:table-cell>
        </table:table-row>
        <table:table-row table:style-name="ro1">
          <table:table-cell table:formula="of:= [times_10000.A739]" office:value-type="float" office:value="738" calcext:value-type="float">
            <text:p>738</text:p>
          </table:table-cell>
          <table:table-cell table:formula="of:= ([times_10000.C739] - [times_10000.B739]) / 1000000" office:value-type="float" office:value="88.580096" calcext:value-type="float">
            <text:p>88.580096</text:p>
          </table:table-cell>
          <table:table-cell table:formula="of:= ([times_100000.C739] - [times_100000.B739]) / 1000000" office:value-type="float" office:value="117.419776" calcext:value-type="float">
            <text:p>117.419776</text:p>
          </table:table-cell>
          <table:table-cell table:formula="of:= ([times_1000000.C739] - [times_1000000.B739]) / 1000000" office:value-type="float" office:value="139.480064" calcext:value-type="float">
            <text:p>139.480064</text:p>
          </table:table-cell>
        </table:table-row>
        <table:table-row table:style-name="ro1">
          <table:table-cell table:formula="of:= [times_10000.A740]" office:value-type="float" office:value="739" calcext:value-type="float">
            <text:p>739</text:p>
          </table:table-cell>
          <table:table-cell table:formula="of:= ([times_10000.C740] - [times_10000.B740]) / 1000000" office:value-type="float" office:value="88.290048" calcext:value-type="float">
            <text:p>88.290048</text:p>
          </table:table-cell>
          <table:table-cell table:formula="of:= ([times_100000.C740] - [times_100000.B740]) / 1000000" office:value-type="float" office:value="117.159936" calcext:value-type="float">
            <text:p>117.159936</text:p>
          </table:table-cell>
          <table:table-cell table:formula="of:= ([times_1000000.C740] - [times_1000000.B740]) / 1000000" office:value-type="float" office:value="139.239936" calcext:value-type="float">
            <text:p>139.239936</text:p>
          </table:table-cell>
        </table:table-row>
        <table:table-row table:style-name="ro1">
          <table:table-cell table:formula="of:= [times_10000.A741]" office:value-type="float" office:value="740" calcext:value-type="float">
            <text:p>740</text:p>
          </table:table-cell>
          <table:table-cell table:formula="of:= ([times_10000.C741] - [times_10000.B741]) / 1000000" office:value-type="float" office:value="88.009984" calcext:value-type="float">
            <text:p>88.009984</text:p>
          </table:table-cell>
          <table:table-cell table:formula="of:= ([times_100000.C741] - [times_100000.B741]) / 1000000" office:value-type="float" office:value="118.760192" calcext:value-type="float">
            <text:p>118.760192</text:p>
          </table:table-cell>
          <table:table-cell table:formula="of:= ([times_1000000.C741] - [times_1000000.B741]) / 1000000" office:value-type="float" office:value="139.490048" calcext:value-type="float">
            <text:p>139.490048</text:p>
          </table:table-cell>
        </table:table-row>
        <table:table-row table:style-name="ro1">
          <table:table-cell table:formula="of:= [times_10000.A742]" office:value-type="float" office:value="741" calcext:value-type="float">
            <text:p>741</text:p>
          </table:table-cell>
          <table:table-cell table:formula="of:= ([times_10000.C742] - [times_10000.B742]) / 1000000" office:value-type="float" office:value="87.600128" calcext:value-type="float">
            <text:p>87.600128</text:p>
          </table:table-cell>
          <table:table-cell table:formula="of:= ([times_100000.C742] - [times_100000.B742]) / 1000000" office:value-type="float" office:value="118.46016" calcext:value-type="float">
            <text:p>118.46016</text:p>
          </table:table-cell>
          <table:table-cell table:formula="of:= ([times_1000000.C742] - [times_1000000.B742]) / 1000000" office:value-type="float" office:value="139.219968" calcext:value-type="float">
            <text:p>139.219968</text:p>
          </table:table-cell>
        </table:table-row>
        <table:table-row table:style-name="ro1">
          <table:table-cell table:formula="of:= [times_10000.A743]" office:value-type="float" office:value="742" calcext:value-type="float">
            <text:p>742</text:p>
          </table:table-cell>
          <table:table-cell table:formula="of:= ([times_10000.C743] - [times_10000.B743]) / 1000000" office:value-type="float" office:value="87.610368" calcext:value-type="float">
            <text:p>87.610368</text:p>
          </table:table-cell>
          <table:table-cell table:formula="of:= ([times_100000.C743] - [times_100000.B743]) / 1000000" office:value-type="float" office:value="118.169856" calcext:value-type="float">
            <text:p>118.169856</text:p>
          </table:table-cell>
          <table:table-cell table:formula="of:= ([times_1000000.C743] - [times_1000000.B743]) / 1000000" office:value-type="float" office:value="139.2" calcext:value-type="float">
            <text:p>139.2</text:p>
          </table:table-cell>
        </table:table-row>
        <table:table-row table:style-name="ro1">
          <table:table-cell table:formula="of:= [times_10000.A744]" office:value-type="float" office:value="743" calcext:value-type="float">
            <text:p>743</text:p>
          </table:table-cell>
          <table:table-cell table:formula="of:= ([times_10000.C744] - [times_10000.B744]) / 1000000" office:value-type="float" office:value="89.049856" calcext:value-type="float">
            <text:p>89.049856</text:p>
          </table:table-cell>
          <table:table-cell table:formula="of:= ([times_100000.C744] - [times_100000.B744]) / 1000000" office:value-type="float" office:value="117.879808" calcext:value-type="float">
            <text:p>117.879808</text:p>
          </table:table-cell>
          <table:table-cell table:formula="of:= ([times_1000000.C744] - [times_1000000.B744]) / 1000000" office:value-type="float" office:value="139.110144" calcext:value-type="float">
            <text:p>139.110144</text:p>
          </table:table-cell>
        </table:table-row>
        <table:table-row table:style-name="ro1">
          <table:table-cell table:formula="of:= [times_10000.A745]" office:value-type="float" office:value="744" calcext:value-type="float">
            <text:p>744</text:p>
          </table:table-cell>
          <table:table-cell table:formula="of:= ([times_10000.C745] - [times_10000.B745]) / 1000000" office:value-type="float" office:value="89.850112" calcext:value-type="float">
            <text:p>89.850112</text:p>
          </table:table-cell>
          <table:table-cell table:formula="of:= ([times_100000.C745] - [times_100000.B745]) / 1000000" office:value-type="float" office:value="117.6" calcext:value-type="float">
            <text:p>117.6</text:p>
          </table:table-cell>
          <table:table-cell table:formula="of:= ([times_1000000.C745] - [times_1000000.B745]) / 1000000" office:value-type="float" office:value="139.52" calcext:value-type="float">
            <text:p>139.52</text:p>
          </table:table-cell>
        </table:table-row>
        <table:table-row table:style-name="ro1">
          <table:table-cell table:formula="of:= [times_10000.A746]" office:value-type="float" office:value="745" calcext:value-type="float">
            <text:p>745</text:p>
          </table:table-cell>
          <table:table-cell table:formula="of:= ([times_10000.C746] - [times_10000.B746]) / 1000000" office:value-type="float" office:value="90.03008" calcext:value-type="float">
            <text:p>90.03008</text:p>
          </table:table-cell>
          <table:table-cell table:formula="of:= ([times_100000.C746] - [times_100000.B746]) / 1000000" office:value-type="float" office:value="116.519936" calcext:value-type="float">
            <text:p>116.519936</text:p>
          </table:table-cell>
          <table:table-cell table:formula="of:= ([times_1000000.C746] - [times_1000000.B746]) / 1000000" office:value-type="float" office:value="140.089856" calcext:value-type="float">
            <text:p>140.089856</text:p>
          </table:table-cell>
        </table:table-row>
        <table:table-row table:style-name="ro1">
          <table:table-cell table:formula="of:= [times_10000.A747]" office:value-type="float" office:value="746" calcext:value-type="float">
            <text:p>746</text:p>
          </table:table-cell>
          <table:table-cell table:formula="of:= ([times_10000.C747] - [times_10000.B747]) / 1000000" office:value-type="float" office:value="90.380032" calcext:value-type="float">
            <text:p>90.380032</text:p>
          </table:table-cell>
          <table:table-cell table:formula="of:= ([times_100000.C747] - [times_100000.B747]) / 1000000" office:value-type="float" office:value="116.409856" calcext:value-type="float">
            <text:p>116.409856</text:p>
          </table:table-cell>
          <table:table-cell table:formula="of:= ([times_1000000.C747] - [times_1000000.B747]) / 1000000" office:value-type="float" office:value="140.179968" calcext:value-type="float">
            <text:p>140.179968</text:p>
          </table:table-cell>
        </table:table-row>
        <table:table-row table:style-name="ro1">
          <table:table-cell table:formula="of:= [times_10000.A748]" office:value-type="float" office:value="747" calcext:value-type="float">
            <text:p>747</text:p>
          </table:table-cell>
          <table:table-cell table:formula="of:= ([times_10000.C748] - [times_10000.B748]) / 1000000" office:value-type="float" office:value="90.419968" calcext:value-type="float">
            <text:p>90.419968</text:p>
          </table:table-cell>
          <table:table-cell table:formula="of:= ([times_100000.C748] - [times_100000.B748]) / 1000000" office:value-type="float" office:value="116.36992" calcext:value-type="float">
            <text:p>116.36992</text:p>
          </table:table-cell>
          <table:table-cell table:formula="of:= ([times_1000000.C748] - [times_1000000.B748]) / 1000000" office:value-type="float" office:value="140.699904" calcext:value-type="float">
            <text:p>140.699904</text:p>
          </table:table-cell>
        </table:table-row>
        <table:table-row table:style-name="ro1">
          <table:table-cell table:formula="of:= [times_10000.A749]" office:value-type="float" office:value="748" calcext:value-type="float">
            <text:p>748</text:p>
          </table:table-cell>
          <table:table-cell table:formula="of:= ([times_10000.C749] - [times_10000.B749]) / 1000000" office:value-type="float" office:value="91.870208" calcext:value-type="float">
            <text:p>91.870208</text:p>
          </table:table-cell>
          <table:table-cell table:formula="of:= ([times_100000.C749] - [times_100000.B749]) / 1000000" office:value-type="float" office:value="116.770048" calcext:value-type="float">
            <text:p>116.770048</text:p>
          </table:table-cell>
          <table:table-cell table:formula="of:= ([times_1000000.C749] - [times_1000000.B749]) / 1000000" office:value-type="float" office:value="140.589824" calcext:value-type="float">
            <text:p>140.589824</text:p>
          </table:table-cell>
        </table:table-row>
        <table:table-row table:style-name="ro1">
          <table:table-cell table:formula="of:= [times_10000.A750]" office:value-type="float" office:value="749" calcext:value-type="float">
            <text:p>749</text:p>
          </table:table-cell>
          <table:table-cell table:formula="of:= ([times_10000.C750] - [times_10000.B750]) / 1000000" office:value-type="float" office:value="92.349952" calcext:value-type="float">
            <text:p>92.349952</text:p>
          </table:table-cell>
          <table:table-cell table:formula="of:= ([times_100000.C750] - [times_100000.B750]) / 1000000" office:value-type="float" office:value="116.500224" calcext:value-type="float">
            <text:p>116.500224</text:p>
          </table:table-cell>
          <table:table-cell table:formula="of:= ([times_1000000.C750] - [times_1000000.B750]) / 1000000" office:value-type="float" office:value="140.350208" calcext:value-type="float">
            <text:p>140.350208</text:p>
          </table:table-cell>
        </table:table-row>
        <table:table-row table:style-name="ro1">
          <table:table-cell table:formula="of:= [times_10000.A751]" office:value-type="float" office:value="750" calcext:value-type="float">
            <text:p>750</text:p>
          </table:table-cell>
          <table:table-cell table:formula="of:= ([times_10000.C751] - [times_10000.B751]) / 1000000" office:value-type="float" office:value="92.179968" calcext:value-type="float">
            <text:p>92.179968</text:p>
          </table:table-cell>
          <table:table-cell table:formula="of:= ([times_100000.C751] - [times_100000.B751]) / 1000000" office:value-type="float" office:value="116.140032" calcext:value-type="float">
            <text:p>116.140032</text:p>
          </table:table-cell>
          <table:table-cell table:formula="of:= ([times_1000000.C751] - [times_1000000.B751]) / 1000000" office:value-type="float" office:value="140.019968" calcext:value-type="float">
            <text:p>140.019968</text:p>
          </table:table-cell>
        </table:table-row>
        <table:table-row table:style-name="ro1">
          <table:table-cell table:formula="of:= [times_10000.A752]" office:value-type="float" office:value="751" calcext:value-type="float">
            <text:p>751</text:p>
          </table:table-cell>
          <table:table-cell table:formula="of:= ([times_10000.C752] - [times_10000.B752]) / 1000000" office:value-type="float" office:value="92.240128" calcext:value-type="float">
            <text:p>92.240128</text:p>
          </table:table-cell>
          <table:table-cell table:formula="of:= ([times_100000.C752] - [times_100000.B752]) / 1000000" office:value-type="float" office:value="115.84" calcext:value-type="float">
            <text:p>115.84</text:p>
          </table:table-cell>
          <table:table-cell table:formula="of:= ([times_1000000.C752] - [times_1000000.B752]) / 1000000" office:value-type="float" office:value="140.169984" calcext:value-type="float">
            <text:p>140.169984</text:p>
          </table:table-cell>
        </table:table-row>
        <table:table-row table:style-name="ro1">
          <table:table-cell table:formula="of:= [times_10000.A753]" office:value-type="float" office:value="752" calcext:value-type="float">
            <text:p>752</text:p>
          </table:table-cell>
          <table:table-cell table:formula="of:= ([times_10000.C753] - [times_10000.B753]) / 1000000" office:value-type="float" office:value="92.090112" calcext:value-type="float">
            <text:p>92.090112</text:p>
          </table:table-cell>
          <table:table-cell table:formula="of:= ([times_100000.C753] - [times_100000.B753]) / 1000000" office:value-type="float" office:value="115.539968" calcext:value-type="float">
            <text:p>115.539968</text:p>
          </table:table-cell>
          <table:table-cell table:formula="of:= ([times_1000000.C753] - [times_1000000.B753]) / 1000000" office:value-type="float" office:value="139.879936" calcext:value-type="float">
            <text:p>139.879936</text:p>
          </table:table-cell>
        </table:table-row>
        <table:table-row table:style-name="ro1">
          <table:table-cell table:formula="of:= [times_10000.A754]" office:value-type="float" office:value="753" calcext:value-type="float">
            <text:p>753</text:p>
          </table:table-cell>
          <table:table-cell table:formula="of:= ([times_10000.C754] - [times_10000.B754]) / 1000000" office:value-type="float" office:value="91.68" calcext:value-type="float">
            <text:p>91.68</text:p>
          </table:table-cell>
          <table:table-cell table:formula="of:= ([times_100000.C754] - [times_100000.B754]) / 1000000" office:value-type="float" office:value="115.239936" calcext:value-type="float">
            <text:p>115.239936</text:p>
          </table:table-cell>
          <table:table-cell table:formula="of:= ([times_1000000.C754] - [times_1000000.B754]) / 1000000" office:value-type="float" office:value="139.120128" calcext:value-type="float">
            <text:p>139.120128</text:p>
          </table:table-cell>
        </table:table-row>
        <table:table-row table:style-name="ro1">
          <table:table-cell table:formula="of:= [times_10000.A755]" office:value-type="float" office:value="754" calcext:value-type="float">
            <text:p>754</text:p>
          </table:table-cell>
          <table:table-cell table:formula="of:= ([times_10000.C755] - [times_10000.B755]) / 1000000" office:value-type="float" office:value="91.389952" calcext:value-type="float">
            <text:p>91.389952</text:p>
          </table:table-cell>
          <table:table-cell table:formula="of:= ([times_100000.C755] - [times_100000.B755]) / 1000000" office:value-type="float" office:value="115.169792" calcext:value-type="float">
            <text:p>115.169792</text:p>
          </table:table-cell>
          <table:table-cell table:formula="of:= ([times_1000000.C755] - [times_1000000.B755]) / 1000000" office:value-type="float" office:value="138.279936" calcext:value-type="float">
            <text:p>138.279936</text:p>
          </table:table-cell>
        </table:table-row>
        <table:table-row table:style-name="ro1">
          <table:table-cell table:formula="of:= [times_10000.A756]" office:value-type="float" office:value="755" calcext:value-type="float">
            <text:p>755</text:p>
          </table:table-cell>
          <table:table-cell table:formula="of:= ([times_10000.C756] - [times_10000.B756]) / 1000000" office:value-type="float" office:value="91.13984" calcext:value-type="float">
            <text:p>91.13984</text:p>
          </table:table-cell>
          <table:table-cell table:formula="of:= ([times_100000.C756] - [times_100000.B756]) / 1000000" office:value-type="float" office:value="115.149824" calcext:value-type="float">
            <text:p>115.149824</text:p>
          </table:table-cell>
          <table:table-cell table:formula="of:= ([times_1000000.C756] - [times_1000000.B756]) / 1000000" office:value-type="float" office:value="137.96992" calcext:value-type="float">
            <text:p>137.96992</text:p>
          </table:table-cell>
        </table:table-row>
        <table:table-row table:style-name="ro1">
          <table:table-cell table:formula="of:= [times_10000.A757]" office:value-type="float" office:value="756" calcext:value-type="float">
            <text:p>756</text:p>
          </table:table-cell>
          <table:table-cell table:formula="of:= ([times_10000.C757] - [times_10000.B757]) / 1000000" office:value-type="float" office:value="90.850048" calcext:value-type="float">
            <text:p>90.850048</text:p>
          </table:table-cell>
          <table:table-cell table:formula="of:= ([times_100000.C757] - [times_100000.B757]) / 1000000" office:value-type="float" office:value="115.160064" calcext:value-type="float">
            <text:p>115.160064</text:p>
          </table:table-cell>
          <table:table-cell table:formula="of:= ([times_1000000.C757] - [times_1000000.B757]) / 1000000" office:value-type="float" office:value="137.670144" calcext:value-type="float">
            <text:p>137.670144</text:p>
          </table:table-cell>
        </table:table-row>
        <table:table-row table:style-name="ro1">
          <table:table-cell table:formula="of:= [times_10000.A758]" office:value-type="float" office:value="757" calcext:value-type="float">
            <text:p>757</text:p>
          </table:table-cell>
          <table:table-cell table:formula="of:= ([times_10000.C758] - [times_10000.B758]) / 1000000" office:value-type="float" office:value="90.56" calcext:value-type="float">
            <text:p>90.56</text:p>
          </table:table-cell>
          <table:table-cell table:formula="of:= ([times_100000.C758] - [times_100000.B758]) / 1000000" office:value-type="float" office:value="115.240192" calcext:value-type="float">
            <text:p>115.240192</text:p>
          </table:table-cell>
          <table:table-cell table:formula="of:= ([times_1000000.C758] - [times_1000000.B758]) / 1000000" office:value-type="float" office:value="137.37984" calcext:value-type="float">
            <text:p>137.37984</text:p>
          </table:table-cell>
        </table:table-row>
        <table:table-row table:style-name="ro1">
          <table:table-cell table:formula="of:= [times_10000.A759]" office:value-type="float" office:value="758" calcext:value-type="float">
            <text:p>758</text:p>
          </table:table-cell>
          <table:table-cell table:formula="of:= ([times_10000.C759] - [times_10000.B759]) / 1000000" office:value-type="float" office:value="89.990144" calcext:value-type="float">
            <text:p>89.990144</text:p>
          </table:table-cell>
          <table:table-cell table:formula="of:= ([times_100000.C759] - [times_100000.B759]) / 1000000" office:value-type="float" office:value="115.45984" calcext:value-type="float">
            <text:p>115.45984</text:p>
          </table:table-cell>
          <table:table-cell table:formula="of:= ([times_1000000.C759] - [times_1000000.B759]) / 1000000" office:value-type="float" office:value="136.989952" calcext:value-type="float">
            <text:p>136.989952</text:p>
          </table:table-cell>
        </table:table-row>
        <table:table-row table:style-name="ro1">
          <table:table-cell table:formula="of:= [times_10000.A760]" office:value-type="float" office:value="759" calcext:value-type="float">
            <text:p>759</text:p>
          </table:table-cell>
          <table:table-cell table:formula="of:= ([times_10000.C760] - [times_10000.B760]) / 1000000" office:value-type="float" office:value="89.680128" calcext:value-type="float">
            <text:p>89.680128</text:p>
          </table:table-cell>
          <table:table-cell table:formula="of:= ([times_100000.C760] - [times_100000.B760]) / 1000000" office:value-type="float" office:value="115.410176" calcext:value-type="float">
            <text:p>115.410176</text:p>
          </table:table-cell>
          <table:table-cell table:formula="of:= ([times_1000000.C760] - [times_1000000.B760]) / 1000000" office:value-type="float" office:value="136.679936" calcext:value-type="float">
            <text:p>136.679936</text:p>
          </table:table-cell>
        </table:table-row>
        <table:table-row table:style-name="ro1">
          <table:table-cell table:formula="of:= [times_10000.A761]" office:value-type="float" office:value="760" calcext:value-type="float">
            <text:p>760</text:p>
          </table:table-cell>
          <table:table-cell table:formula="of:= ([times_10000.C761] - [times_10000.B761]) / 1000000" office:value-type="float" office:value="89.260032" calcext:value-type="float">
            <text:p>89.260032</text:p>
          </table:table-cell>
          <table:table-cell table:formula="of:= ([times_100000.C761] - [times_100000.B761]) / 1000000" office:value-type="float" office:value="115.130112" calcext:value-type="float">
            <text:p>115.130112</text:p>
          </table:table-cell>
          <table:table-cell table:formula="of:= ([times_1000000.C761] - [times_1000000.B761]) / 1000000" office:value-type="float" office:value="136.290048" calcext:value-type="float">
            <text:p>136.290048</text:p>
          </table:table-cell>
        </table:table-row>
        <table:table-row table:style-name="ro1">
          <table:table-cell table:formula="of:= [times_10000.A762]" office:value-type="float" office:value="761" calcext:value-type="float">
            <text:p>761</text:p>
          </table:table-cell>
          <table:table-cell table:formula="of:= ([times_10000.C762] - [times_10000.B762]) / 1000000" office:value-type="float" office:value="88.780032" calcext:value-type="float">
            <text:p>88.780032</text:p>
          </table:table-cell>
          <table:table-cell table:formula="of:= ([times_100000.C762] - [times_100000.B762]) / 1000000" office:value-type="float" office:value="115.079936" calcext:value-type="float">
            <text:p>115.079936</text:p>
          </table:table-cell>
          <table:table-cell table:formula="of:= ([times_1000000.C762] - [times_1000000.B762]) / 1000000" office:value-type="float" office:value="136.230144" calcext:value-type="float">
            <text:p>136.230144</text:p>
          </table:table-cell>
        </table:table-row>
        <table:table-row table:style-name="ro1">
          <table:table-cell table:formula="of:= [times_10000.A763]" office:value-type="float" office:value="762" calcext:value-type="float">
            <text:p>762</text:p>
          </table:table-cell>
          <table:table-cell table:formula="of:= ([times_10000.C763] - [times_10000.B763]) / 1000000" office:value-type="float" office:value="88.36992" calcext:value-type="float">
            <text:p>88.36992</text:p>
          </table:table-cell>
          <table:table-cell table:formula="of:= ([times_100000.C763] - [times_100000.B763]) / 1000000" office:value-type="float" office:value="113.839872" calcext:value-type="float">
            <text:p>113.839872</text:p>
          </table:table-cell>
          <table:table-cell table:formula="of:= ([times_1000000.C763] - [times_1000000.B763]) / 1000000" office:value-type="float" office:value="135.930112" calcext:value-type="float">
            <text:p>135.930112</text:p>
          </table:table-cell>
        </table:table-row>
        <table:table-row table:style-name="ro1">
          <table:table-cell table:formula="of:= [times_10000.A764]" office:value-type="float" office:value="763" calcext:value-type="float">
            <text:p>763</text:p>
          </table:table-cell>
          <table:table-cell table:formula="of:= ([times_10000.C764] - [times_10000.B764]) / 1000000" office:value-type="float" office:value="88.059904" calcext:value-type="float">
            <text:p>88.059904</text:p>
          </table:table-cell>
          <table:table-cell table:formula="of:= ([times_100000.C764] - [times_100000.B764]) / 1000000" office:value-type="float" office:value="113.900032" calcext:value-type="float">
            <text:p>113.900032</text:p>
          </table:table-cell>
          <table:table-cell table:formula="of:= ([times_1000000.C764] - [times_1000000.B764]) / 1000000" office:value-type="float" office:value="135.550208" calcext:value-type="float">
            <text:p>135.550208</text:p>
          </table:table-cell>
        </table:table-row>
        <table:table-row table:style-name="ro1">
          <table:table-cell table:formula="of:= [times_10000.A765]" office:value-type="float" office:value="764" calcext:value-type="float">
            <text:p>764</text:p>
          </table:table-cell>
          <table:table-cell table:formula="of:= ([times_10000.C765] - [times_10000.B765]) / 1000000" office:value-type="float" office:value="87.729664" calcext:value-type="float">
            <text:p>87.729664</text:p>
          </table:table-cell>
          <table:table-cell table:formula="of:= ([times_100000.C765] - [times_100000.B765]) / 1000000" office:value-type="float" office:value="113.609984" calcext:value-type="float">
            <text:p>113.609984</text:p>
          </table:table-cell>
          <table:table-cell table:formula="of:= ([times_1000000.C765] - [times_1000000.B765]) / 1000000" office:value-type="float" office:value="135.240192" calcext:value-type="float">
            <text:p>135.240192</text:p>
          </table:table-cell>
        </table:table-row>
        <table:table-row table:style-name="ro1">
          <table:table-cell table:formula="of:= [times_10000.A766]" office:value-type="float" office:value="765" calcext:value-type="float">
            <text:p>765</text:p>
          </table:table-cell>
          <table:table-cell table:formula="of:= ([times_10000.C766] - [times_10000.B766]) / 1000000" office:value-type="float" office:value="87.31008" calcext:value-type="float">
            <text:p>87.31008</text:p>
          </table:table-cell>
          <table:table-cell table:formula="of:= ([times_100000.C766] - [times_100000.B766]) / 1000000" office:value-type="float" office:value="113.319936" calcext:value-type="float">
            <text:p>113.319936</text:p>
          </table:table-cell>
          <table:table-cell table:formula="of:= ([times_1000000.C766] - [times_1000000.B766]) / 1000000" office:value-type="float" office:value="135.719936" calcext:value-type="float">
            <text:p>135.719936</text:p>
          </table:table-cell>
        </table:table-row>
        <table:table-row table:style-name="ro1">
          <table:table-cell table:formula="of:= [times_10000.A767]" office:value-type="float" office:value="766" calcext:value-type="float">
            <text:p>766</text:p>
          </table:table-cell>
          <table:table-cell table:formula="of:= ([times_10000.C767] - [times_10000.B767]) / 1000000" office:value-type="float" office:value="87.010048" calcext:value-type="float">
            <text:p>87.010048</text:p>
          </table:table-cell>
          <table:table-cell table:formula="of:= ([times_100000.C767] - [times_100000.B767]) / 1000000" office:value-type="float" office:value="113.039872" calcext:value-type="float">
            <text:p>113.039872</text:p>
          </table:table-cell>
          <table:table-cell table:formula="of:= ([times_1000000.C767] - [times_1000000.B767]) / 1000000" office:value-type="float" office:value="135.419904" calcext:value-type="float">
            <text:p>135.419904</text:p>
          </table:table-cell>
        </table:table-row>
        <table:table-row table:style-name="ro1">
          <table:table-cell table:formula="of:= [times_10000.A768]" office:value-type="float" office:value="767" calcext:value-type="float">
            <text:p>767</text:p>
          </table:table-cell>
          <table:table-cell table:formula="of:= ([times_10000.C768] - [times_10000.B768]) / 1000000" office:value-type="float" office:value="86.600192" calcext:value-type="float">
            <text:p>86.600192</text:p>
          </table:table-cell>
          <table:table-cell table:formula="of:= ([times_100000.C768] - [times_100000.B768]) / 1000000" office:value-type="float" office:value="113.48992" calcext:value-type="float">
            <text:p>113.48992</text:p>
          </table:table-cell>
          <table:table-cell table:formula="of:= ([times_1000000.C768] - [times_1000000.B768]) / 1000000" office:value-type="float" office:value="135.140096" calcext:value-type="float">
            <text:p>135.140096</text:p>
          </table:table-cell>
        </table:table-row>
        <table:table-row table:style-name="ro1">
          <table:table-cell table:formula="of:= [times_10000.A769]" office:value-type="float" office:value="768" calcext:value-type="float">
            <text:p>768</text:p>
          </table:table-cell>
          <table:table-cell table:formula="of:= ([times_10000.C769] - [times_10000.B769]) / 1000000" office:value-type="float" office:value="86.17984" calcext:value-type="float">
            <text:p>86.17984</text:p>
          </table:table-cell>
          <table:table-cell table:formula="of:= ([times_100000.C769] - [times_100000.B769]) / 1000000" office:value-type="float" office:value="114.569984" calcext:value-type="float">
            <text:p>114.569984</text:p>
          </table:table-cell>
          <table:table-cell table:formula="of:= ([times_1000000.C769] - [times_1000000.B769]) / 1000000" office:value-type="float" office:value="134.749952" calcext:value-type="float">
            <text:p>134.749952</text:p>
          </table:table-cell>
        </table:table-row>
        <table:table-row table:style-name="ro1">
          <table:table-cell table:formula="of:= [times_10000.A770]" office:value-type="float" office:value="769" calcext:value-type="float">
            <text:p>769</text:p>
          </table:table-cell>
          <table:table-cell table:formula="of:= ([times_10000.C770] - [times_10000.B770]) / 1000000" office:value-type="float" office:value="85.879808" calcext:value-type="float">
            <text:p>85.879808</text:p>
          </table:table-cell>
          <table:table-cell table:formula="of:= ([times_100000.C770] - [times_100000.B770]) / 1000000" office:value-type="float" office:value="115.359744" calcext:value-type="float">
            <text:p>115.359744</text:p>
          </table:table-cell>
          <table:table-cell table:formula="of:= ([times_1000000.C770] - [times_1000000.B770]) / 1000000" office:value-type="float" office:value="134.450176" calcext:value-type="float">
            <text:p>134.450176</text:p>
          </table:table-cell>
        </table:table-row>
        <table:table-row table:style-name="ro1">
          <table:table-cell table:formula="of:= [times_10000.A771]" office:value-type="float" office:value="770" calcext:value-type="float">
            <text:p>770</text:p>
          </table:table-cell>
          <table:table-cell table:formula="of:= ([times_10000.C771] - [times_10000.B771]) / 1000000" office:value-type="float" office:value="85.58976" calcext:value-type="float">
            <text:p>85.58976</text:p>
          </table:table-cell>
          <table:table-cell table:formula="of:= ([times_100000.C771] - [times_100000.B771]) / 1000000" office:value-type="float" office:value="115.77984" calcext:value-type="float">
            <text:p>115.77984</text:p>
          </table:table-cell>
          <table:table-cell table:formula="of:= ([times_1000000.C771] - [times_1000000.B771]) / 1000000" office:value-type="float" office:value="134.150144" calcext:value-type="float">
            <text:p>134.150144</text:p>
          </table:table-cell>
        </table:table-row>
        <table:table-row table:style-name="ro1">
          <table:table-cell table:formula="of:= [times_10000.A772]" office:value-type="float" office:value="771" calcext:value-type="float">
            <text:p>771</text:p>
          </table:table-cell>
          <table:table-cell table:formula="of:= ([times_10000.C772] - [times_10000.B772]) / 1000000" office:value-type="float" office:value="85.270016" calcext:value-type="float">
            <text:p>85.270016</text:p>
          </table:table-cell>
          <table:table-cell table:formula="of:= ([times_100000.C772] - [times_100000.B772]) / 1000000" office:value-type="float" office:value="116.250112" calcext:value-type="float">
            <text:p>116.250112</text:p>
          </table:table-cell>
          <table:table-cell table:formula="of:= ([times_1000000.C772] - [times_1000000.B772]) / 1000000" office:value-type="float" office:value="133.85984" calcext:value-type="float">
            <text:p>133.85984</text:p>
          </table:table-cell>
        </table:table-row>
        <table:table-row table:style-name="ro1">
          <table:table-cell table:formula="of:= [times_10000.A773]" office:value-type="float" office:value="772" calcext:value-type="float">
            <text:p>772</text:p>
          </table:table-cell>
          <table:table-cell table:formula="of:= ([times_10000.C773] - [times_10000.B773]) / 1000000" office:value-type="float" office:value="84.620288" calcext:value-type="float">
            <text:p>84.620288</text:p>
          </table:table-cell>
          <table:table-cell table:formula="of:= ([times_100000.C773] - [times_100000.B773]) / 1000000" office:value-type="float" office:value="116.079872" calcext:value-type="float">
            <text:p>116.079872</text:p>
          </table:table-cell>
          <table:table-cell table:formula="of:= ([times_1000000.C773] - [times_1000000.B773]) / 1000000" office:value-type="float" office:value="133.13024" calcext:value-type="float">
            <text:p>133.13024</text:p>
          </table:table-cell>
        </table:table-row>
        <table:table-row table:style-name="ro1">
          <table:table-cell table:formula="of:= [times_10000.A774]" office:value-type="float" office:value="773" calcext:value-type="float">
            <text:p>773</text:p>
          </table:table-cell>
          <table:table-cell table:formula="of:= ([times_10000.C774] - [times_10000.B774]) / 1000000" office:value-type="float" office:value="84.150016" calcext:value-type="float">
            <text:p>84.150016</text:p>
          </table:table-cell>
          <table:table-cell table:formula="of:= ([times_100000.C774] - [times_100000.B774]) / 1000000" office:value-type="float" office:value="116.000256" calcext:value-type="float">
            <text:p>116.000256</text:p>
          </table:table-cell>
          <table:table-cell table:formula="of:= ([times_1000000.C774] - [times_1000000.B774]) / 1000000" office:value-type="float" office:value="132.770048" calcext:value-type="float">
            <text:p>132.770048</text:p>
          </table:table-cell>
        </table:table-row>
        <table:table-row table:style-name="ro1">
          <table:table-cell table:formula="of:= [times_10000.A775]" office:value-type="float" office:value="774" calcext:value-type="float">
            <text:p>774</text:p>
          </table:table-cell>
          <table:table-cell table:formula="of:= ([times_10000.C775] - [times_10000.B775]) / 1000000" office:value-type="float" office:value="81.849856" calcext:value-type="float">
            <text:p>81.849856</text:p>
          </table:table-cell>
          <table:table-cell table:formula="of:= ([times_100000.C775] - [times_100000.B775]) / 1000000" office:value-type="float" office:value="114.740224" calcext:value-type="float">
            <text:p>114.740224</text:p>
          </table:table-cell>
          <table:table-cell table:formula="of:= ([times_1000000.C775] - [times_1000000.B775]) / 1000000" office:value-type="float" office:value="132.370176" calcext:value-type="float">
            <text:p>132.370176</text:p>
          </table:table-cell>
        </table:table-row>
        <table:table-row table:style-name="ro1">
          <table:table-cell table:formula="of:= [times_10000.A776]" office:value-type="float" office:value="775" calcext:value-type="float">
            <text:p>775</text:p>
          </table:table-cell>
          <table:table-cell table:formula="of:= ([times_10000.C776] - [times_10000.B776]) / 1000000" office:value-type="float" office:value="81.519872" calcext:value-type="float">
            <text:p>81.519872</text:p>
          </table:table-cell>
          <table:table-cell table:formula="of:= ([times_100000.C776] - [times_100000.B776]) / 1000000" office:value-type="float" office:value="114.490112" calcext:value-type="float">
            <text:p>114.490112</text:p>
          </table:table-cell>
          <table:table-cell table:formula="of:= ([times_1000000.C776] - [times_1000000.B776]) / 1000000" office:value-type="float" office:value="132.059904" calcext:value-type="float">
            <text:p>132.059904</text:p>
          </table:table-cell>
        </table:table-row>
        <table:table-row table:style-name="ro1">
          <table:table-cell table:formula="of:= [times_10000.A777]" office:value-type="float" office:value="776" calcext:value-type="float">
            <text:p>776</text:p>
          </table:table-cell>
          <table:table-cell table:formula="of:= ([times_10000.C777] - [times_10000.B777]) / 1000000" office:value-type="float" office:value="81.240064" calcext:value-type="float">
            <text:p>81.240064</text:p>
          </table:table-cell>
          <table:table-cell table:formula="of:= ([times_100000.C777] - [times_100000.B777]) / 1000000" office:value-type="float" office:value="114.590208" calcext:value-type="float">
            <text:p>114.590208</text:p>
          </table:table-cell>
          <table:table-cell table:formula="of:= ([times_1000000.C777] - [times_1000000.B777]) / 1000000" office:value-type="float" office:value="131.780096" calcext:value-type="float">
            <text:p>131.780096</text:p>
          </table:table-cell>
        </table:table-row>
        <table:table-row table:style-name="ro1">
          <table:table-cell table:formula="of:= [times_10000.A778]" office:value-type="float" office:value="777" calcext:value-type="float">
            <text:p>777</text:p>
          </table:table-cell>
          <table:table-cell table:formula="of:= ([times_10000.C778] - [times_10000.B778]) / 1000000" office:value-type="float" office:value="80.909824" calcext:value-type="float">
            <text:p>80.909824</text:p>
          </table:table-cell>
          <table:table-cell table:formula="of:= ([times_100000.C778] - [times_100000.B778]) / 1000000" office:value-type="float" office:value="114.260224" calcext:value-type="float">
            <text:p>114.260224</text:p>
          </table:table-cell>
          <table:table-cell table:formula="of:= ([times_1000000.C778] - [times_1000000.B778]) / 1000000" office:value-type="float" office:value="131.480064" calcext:value-type="float">
            <text:p>131.480064</text:p>
          </table:table-cell>
        </table:table-row>
        <table:table-row table:style-name="ro1">
          <table:table-cell table:formula="of:= [times_10000.A779]" office:value-type="float" office:value="778" calcext:value-type="float">
            <text:p>778</text:p>
          </table:table-cell>
          <table:table-cell table:formula="of:= ([times_10000.C779] - [times_10000.B779]) / 1000000" office:value-type="float" office:value="80.500224" calcext:value-type="float">
            <text:p>80.500224</text:p>
          </table:table-cell>
          <table:table-cell table:formula="of:= ([times_100000.C779] - [times_100000.B779]) / 1000000" office:value-type="float" office:value="113.96992" calcext:value-type="float">
            <text:p>113.96992</text:p>
          </table:table-cell>
          <table:table-cell table:formula="of:= ([times_1000000.C779] - [times_1000000.B779]) / 1000000" office:value-type="float" office:value="131.090176" calcext:value-type="float">
            <text:p>131.090176</text:p>
          </table:table-cell>
        </table:table-row>
        <table:table-row table:style-name="ro1">
          <table:table-cell table:formula="of:= [times_10000.A780]" office:value-type="float" office:value="779" calcext:value-type="float">
            <text:p>779</text:p>
          </table:table-cell>
          <table:table-cell table:formula="of:= ([times_10000.C780] - [times_10000.B780]) / 1000000" office:value-type="float" office:value="80.54016" calcext:value-type="float">
            <text:p>80.54016</text:p>
          </table:table-cell>
          <table:table-cell table:formula="of:= ([times_100000.C780] - [times_100000.B780]) / 1000000" office:value-type="float" office:value="113.700096" calcext:value-type="float">
            <text:p>113.700096</text:p>
          </table:table-cell>
          <table:table-cell table:formula="of:= ([times_1000000.C780] - [times_1000000.B780]) / 1000000" office:value-type="float" office:value="130.790144" calcext:value-type="float">
            <text:p>130.790144</text:p>
          </table:table-cell>
        </table:table-row>
        <table:table-row table:style-name="ro1">
          <table:table-cell table:formula="of:= [times_10000.A781]" office:value-type="float" office:value="780" calcext:value-type="float">
            <text:p>780</text:p>
          </table:table-cell>
          <table:table-cell table:formula="of:= ([times_10000.C781] - [times_10000.B781]) / 1000000" office:value-type="float" office:value="80.720128" calcext:value-type="float">
            <text:p>80.720128</text:p>
          </table:table-cell>
          <table:table-cell table:formula="of:= ([times_100000.C781] - [times_100000.B781]) / 1000000" office:value-type="float" office:value="113.410304" calcext:value-type="float">
            <text:p>113.410304</text:p>
          </table:table-cell>
          <table:table-cell table:formula="of:= ([times_1000000.C781] - [times_1000000.B781]) / 1000000" office:value-type="float" office:value="130.500096" calcext:value-type="float">
            <text:p>130.500096</text:p>
          </table:table-cell>
        </table:table-row>
        <table:table-row table:style-name="ro1">
          <table:table-cell table:formula="of:= [times_10000.A782]" office:value-type="float" office:value="781" calcext:value-type="float">
            <text:p>781</text:p>
          </table:table-cell>
          <table:table-cell table:formula="of:= ([times_10000.C782] - [times_10000.B782]) / 1000000" office:value-type="float" office:value="84.22016" calcext:value-type="float">
            <text:p>84.22016</text:p>
          </table:table-cell>
          <table:table-cell table:formula="of:= ([times_100000.C782] - [times_100000.B782]) / 1000000" office:value-type="float" office:value="113.12" calcext:value-type="float">
            <text:p>113.12</text:p>
          </table:table-cell>
          <table:table-cell table:formula="of:= ([times_1000000.C782] - [times_1000000.B782]) / 1000000" office:value-type="float" office:value="130.199808" calcext:value-type="float">
            <text:p>130.199808</text:p>
          </table:table-cell>
        </table:table-row>
        <table:table-row table:style-name="ro1">
          <table:table-cell table:formula="of:= [times_10000.A783]" office:value-type="float" office:value="782" calcext:value-type="float">
            <text:p>782</text:p>
          </table:table-cell>
          <table:table-cell table:formula="of:= ([times_10000.C783] - [times_10000.B783]) / 1000000" office:value-type="float" office:value="84.54016" calcext:value-type="float">
            <text:p>84.54016</text:p>
          </table:table-cell>
          <table:table-cell table:formula="of:= ([times_100000.C783] - [times_100000.B783]) / 1000000" office:value-type="float" office:value="112.819968" calcext:value-type="float">
            <text:p>112.819968</text:p>
          </table:table-cell>
          <table:table-cell table:formula="of:= ([times_1000000.C783] - [times_1000000.B783]) / 1000000" office:value-type="float" office:value="129.899776" calcext:value-type="float">
            <text:p>129.899776</text:p>
          </table:table-cell>
        </table:table-row>
        <table:table-row table:style-name="ro1">
          <table:table-cell table:formula="of:= [times_10000.A784]" office:value-type="float" office:value="783" calcext:value-type="float">
            <text:p>783</text:p>
          </table:table-cell>
          <table:table-cell table:formula="of:= ([times_10000.C784] - [times_10000.B784]) / 1000000" office:value-type="float" office:value="84.279808" calcext:value-type="float">
            <text:p>84.279808</text:p>
          </table:table-cell>
          <table:table-cell table:formula="of:= ([times_100000.C784] - [times_100000.B784]) / 1000000" office:value-type="float" office:value="111.660032" calcext:value-type="float">
            <text:p>111.660032</text:p>
          </table:table-cell>
          <table:table-cell table:formula="of:= ([times_1000000.C784] - [times_1000000.B784]) / 1000000" office:value-type="float" office:value="129.23008" calcext:value-type="float">
            <text:p>129.23008</text:p>
          </table:table-cell>
        </table:table-row>
        <table:table-row table:style-name="ro1">
          <table:table-cell table:formula="of:= [times_10000.A785]" office:value-type="float" office:value="784" calcext:value-type="float">
            <text:p>784</text:p>
          </table:table-cell>
          <table:table-cell table:formula="of:= ([times_10000.C785] - [times_10000.B785]) / 1000000" office:value-type="float" office:value="84.27008" calcext:value-type="float">
            <text:p>84.27008</text:p>
          </table:table-cell>
          <table:table-cell table:formula="of:= ([times_100000.C785] - [times_100000.B785]) / 1000000" office:value-type="float" office:value="110.94016" calcext:value-type="float">
            <text:p>110.94016</text:p>
          </table:table-cell>
          <table:table-cell table:formula="of:= ([times_1000000.C785] - [times_1000000.B785]) / 1000000" office:value-type="float" office:value="129.299968" calcext:value-type="float">
            <text:p>129.299968</text:p>
          </table:table-cell>
        </table:table-row>
        <table:table-row table:style-name="ro1">
          <table:table-cell table:formula="of:= [times_10000.A786]" office:value-type="float" office:value="785" calcext:value-type="float">
            <text:p>785</text:p>
          </table:table-cell>
          <table:table-cell table:formula="of:= ([times_10000.C786] - [times_10000.B786]) / 1000000" office:value-type="float" office:value="84.370176" calcext:value-type="float">
            <text:p>84.370176</text:p>
          </table:table-cell>
          <table:table-cell table:formula="of:= ([times_100000.C786] - [times_100000.B786]) / 1000000" office:value-type="float" office:value="110.680064" calcext:value-type="float">
            <text:p>110.680064</text:p>
          </table:table-cell>
          <table:table-cell table:formula="of:= ([times_1000000.C786] - [times_1000000.B786]) / 1000000" office:value-type="float" office:value="128.900096" calcext:value-type="float">
            <text:p>128.900096</text:p>
          </table:table-cell>
        </table:table-row>
        <table:table-row table:style-name="ro1">
          <table:table-cell table:formula="of:= [times_10000.A787]" office:value-type="float" office:value="786" calcext:value-type="float">
            <text:p>786</text:p>
          </table:table-cell>
          <table:table-cell table:formula="of:= ([times_10000.C787] - [times_10000.B787]) / 1000000" office:value-type="float" office:value="84.390144" calcext:value-type="float">
            <text:p>84.390144</text:p>
          </table:table-cell>
          <table:table-cell table:formula="of:= ([times_100000.C787] - [times_100000.B787]) / 1000000" office:value-type="float" office:value="110.530048" calcext:value-type="float">
            <text:p>110.530048</text:p>
          </table:table-cell>
          <table:table-cell table:formula="of:= ([times_1000000.C787] - [times_1000000.B787]) / 1000000" office:value-type="float" office:value="128.599808" calcext:value-type="float">
            <text:p>128.599808</text:p>
          </table:table-cell>
        </table:table-row>
        <table:table-row table:style-name="ro1">
          <table:table-cell table:formula="of:= [times_10000.A788]" office:value-type="float" office:value="787" calcext:value-type="float">
            <text:p>787</text:p>
          </table:table-cell>
          <table:table-cell table:formula="of:= ([times_10000.C788] - [times_10000.B788]) / 1000000" office:value-type="float" office:value="85.850112" calcext:value-type="float">
            <text:p>85.850112</text:p>
          </table:table-cell>
          <table:table-cell table:formula="of:= ([times_100000.C788] - [times_100000.B788]) / 1000000" office:value-type="float" office:value="110.390016" calcext:value-type="float">
            <text:p>110.390016</text:p>
          </table:table-cell>
          <table:table-cell table:formula="of:= ([times_1000000.C788] - [times_1000000.B788]) / 1000000" office:value-type="float" office:value="128.300032" calcext:value-type="float">
            <text:p>128.300032</text:p>
          </table:table-cell>
        </table:table-row>
        <table:table-row table:style-name="ro1">
          <table:table-cell table:formula="of:= [times_10000.A789]" office:value-type="float" office:value="788" calcext:value-type="float">
            <text:p>788</text:p>
          </table:table-cell>
          <table:table-cell table:formula="of:= ([times_10000.C789] - [times_10000.B789]) / 1000000" office:value-type="float" office:value="85.679872" calcext:value-type="float">
            <text:p>85.679872</text:p>
          </table:table-cell>
          <table:table-cell table:formula="of:= ([times_100000.C789] - [times_100000.B789]) / 1000000" office:value-type="float" office:value="110.280192" calcext:value-type="float">
            <text:p>110.280192</text:p>
          </table:table-cell>
          <table:table-cell table:formula="of:= ([times_1000000.C789] - [times_1000000.B789]) / 1000000" office:value-type="float" office:value="128.009984" calcext:value-type="float">
            <text:p>128.009984</text:p>
          </table:table-cell>
        </table:table-row>
        <table:table-row table:style-name="ro1">
          <table:table-cell table:formula="of:= [times_10000.A790]" office:value-type="float" office:value="789" calcext:value-type="float">
            <text:p>789</text:p>
          </table:table-cell>
          <table:table-cell table:formula="of:= ([times_10000.C790] - [times_10000.B790]) / 1000000" office:value-type="float" office:value="85.810176" calcext:value-type="float">
            <text:p>85.810176</text:p>
          </table:table-cell>
          <table:table-cell table:formula="of:= ([times_100000.C790] - [times_100000.B790]) / 1000000" office:value-type="float" office:value="110.159872" calcext:value-type="float">
            <text:p>110.159872</text:p>
          </table:table-cell>
          <table:table-cell table:formula="of:= ([times_1000000.C790] - [times_1000000.B790]) / 1000000" office:value-type="float" office:value="127.699968" calcext:value-type="float">
            <text:p>127.699968</text:p>
          </table:table-cell>
        </table:table-row>
        <table:table-row table:style-name="ro1">
          <table:table-cell table:formula="of:= [times_10000.A791]" office:value-type="float" office:value="790" calcext:value-type="float">
            <text:p>790</text:p>
          </table:table-cell>
          <table:table-cell table:formula="of:= ([times_10000.C791] - [times_10000.B791]) / 1000000" office:value-type="float" office:value="85.48992" calcext:value-type="float">
            <text:p>85.48992</text:p>
          </table:table-cell>
          <table:table-cell table:formula="of:= ([times_100000.C791] - [times_100000.B791]) / 1000000" office:value-type="float" office:value="110.249984" calcext:value-type="float">
            <text:p>110.249984</text:p>
          </table:table-cell>
          <table:table-cell table:formula="of:= ([times_1000000.C791] - [times_1000000.B791]) / 1000000" office:value-type="float" office:value="127.399936" calcext:value-type="float">
            <text:p>127.399936</text:p>
          </table:table-cell>
        </table:table-row>
        <table:table-row table:style-name="ro1">
          <table:table-cell table:formula="of:= [times_10000.A792]" office:value-type="float" office:value="791" calcext:value-type="float">
            <text:p>791</text:p>
          </table:table-cell>
          <table:table-cell table:formula="of:= ([times_10000.C792] - [times_10000.B792]) / 1000000" office:value-type="float" office:value="85.190144" calcext:value-type="float">
            <text:p>85.190144</text:p>
          </table:table-cell>
          <table:table-cell table:formula="of:= ([times_100000.C792] - [times_100000.B792]) / 1000000" office:value-type="float" office:value="109.74976" calcext:value-type="float">
            <text:p>109.74976</text:p>
          </table:table-cell>
          <table:table-cell table:formula="of:= ([times_1000000.C792] - [times_1000000.B792]) / 1000000" office:value-type="float" office:value="127.10016" calcext:value-type="float">
            <text:p>127.10016</text:p>
          </table:table-cell>
        </table:table-row>
        <table:table-row table:style-name="ro1">
          <table:table-cell table:formula="of:= [times_10000.A793]" office:value-type="float" office:value="792" calcext:value-type="float">
            <text:p>792</text:p>
          </table:table-cell>
          <table:table-cell table:formula="of:= ([times_10000.C793] - [times_10000.B793]) / 1000000" office:value-type="float" office:value="84.900096" calcext:value-type="float">
            <text:p>84.900096</text:p>
          </table:table-cell>
          <table:table-cell table:formula="of:= ([times_100000.C793] - [times_100000.B793]) / 1000000" office:value-type="float" office:value="109.460224" calcext:value-type="float">
            <text:p>109.460224</text:p>
          </table:table-cell>
          <table:table-cell table:formula="of:= ([times_1000000.C793] - [times_1000000.B793]) / 1000000" office:value-type="float" office:value="127.379968" calcext:value-type="float">
            <text:p>127.379968</text:p>
          </table:table-cell>
        </table:table-row>
        <table:table-row table:style-name="ro1">
          <table:table-cell table:formula="of:= [times_10000.A794]" office:value-type="float" office:value="793" calcext:value-type="float">
            <text:p>793</text:p>
          </table:table-cell>
          <table:table-cell table:formula="of:= ([times_10000.C794] - [times_10000.B794]) / 1000000" office:value-type="float" office:value="84.489984" calcext:value-type="float">
            <text:p>84.489984</text:p>
          </table:table-cell>
          <table:table-cell table:formula="of:= ([times_100000.C794] - [times_100000.B794]) / 1000000" office:value-type="float" office:value="109.159936" calcext:value-type="float">
            <text:p>109.159936</text:p>
          </table:table-cell>
          <table:table-cell table:formula="of:= ([times_1000000.C794] - [times_1000000.B794]) / 1000000" office:value-type="float" office:value="127.079936" calcext:value-type="float">
            <text:p>127.079936</text:p>
          </table:table-cell>
        </table:table-row>
        <table:table-row table:style-name="ro1">
          <table:table-cell table:formula="of:= [times_10000.A795]" office:value-type="float" office:value="794" calcext:value-type="float">
            <text:p>794</text:p>
          </table:table-cell>
          <table:table-cell table:formula="of:= ([times_10000.C795] - [times_10000.B795]) / 1000000" office:value-type="float" office:value="84.03968" calcext:value-type="float">
            <text:p>84.03968</text:p>
          </table:table-cell>
          <table:table-cell table:formula="of:= ([times_100000.C795] - [times_100000.B795]) / 1000000" office:value-type="float" office:value="108.870144" calcext:value-type="float">
            <text:p>108.870144</text:p>
          </table:table-cell>
          <table:table-cell table:formula="of:= ([times_1000000.C795] - [times_1000000.B795]) / 1000000" office:value-type="float" office:value="126.419968" calcext:value-type="float">
            <text:p>126.419968</text:p>
          </table:table-cell>
        </table:table-row>
        <table:table-row table:style-name="ro1">
          <table:table-cell table:formula="of:= [times_10000.A796]" office:value-type="float" office:value="795" calcext:value-type="float">
            <text:p>795</text:p>
          </table:table-cell>
          <table:table-cell table:formula="of:= ([times_10000.C796] - [times_10000.B796]) / 1000000" office:value-type="float" office:value="83.72992" calcext:value-type="float">
            <text:p>83.72992</text:p>
          </table:table-cell>
          <table:table-cell table:formula="of:= ([times_100000.C796] - [times_100000.B796]) / 1000000" office:value-type="float" office:value="108.189952" calcext:value-type="float">
            <text:p>108.189952</text:p>
          </table:table-cell>
          <table:table-cell table:formula="of:= ([times_1000000.C796] - [times_1000000.B796]) / 1000000" office:value-type="float" office:value="126.109952" calcext:value-type="float">
            <text:p>126.109952</text:p>
          </table:table-cell>
        </table:table-row>
        <table:table-row table:style-name="ro1">
          <table:table-cell table:formula="of:= [times_10000.A797]" office:value-type="float" office:value="796" calcext:value-type="float">
            <text:p>796</text:p>
          </table:table-cell>
          <table:table-cell table:formula="of:= ([times_10000.C797] - [times_10000.B797]) / 1000000" office:value-type="float" office:value="83.37024" calcext:value-type="float">
            <text:p>83.37024</text:p>
          </table:table-cell>
          <table:table-cell table:formula="of:= ([times_100000.C797] - [times_100000.B797]) / 1000000" office:value-type="float" office:value="107.849984" calcext:value-type="float">
            <text:p>107.849984</text:p>
          </table:table-cell>
          <table:table-cell table:formula="of:= ([times_1000000.C797] - [times_1000000.B797]) / 1000000" office:value-type="float" office:value="125.66016" calcext:value-type="float">
            <text:p>125.66016</text:p>
          </table:table-cell>
        </table:table-row>
        <table:table-row table:style-name="ro1">
          <table:table-cell table:formula="of:= [times_10000.A798]" office:value-type="float" office:value="797" calcext:value-type="float">
            <text:p>797</text:p>
          </table:table-cell>
          <table:table-cell table:formula="of:= ([times_10000.C798] - [times_10000.B798]) / 1000000" office:value-type="float" office:value="82.99008" calcext:value-type="float">
            <text:p>82.99008</text:p>
          </table:table-cell>
          <table:table-cell table:formula="of:= ([times_100000.C798] - [times_100000.B798]) / 1000000" office:value-type="float" office:value="107.869952" calcext:value-type="float">
            <text:p>107.869952</text:p>
          </table:table-cell>
          <table:table-cell table:formula="of:= ([times_1000000.C798] - [times_1000000.B798]) / 1000000" office:value-type="float" office:value="125.349888" calcext:value-type="float">
            <text:p>125.349888</text:p>
          </table:table-cell>
        </table:table-row>
        <table:table-row table:style-name="ro1">
          <table:table-cell table:formula="of:= [times_10000.A799]" office:value-type="float" office:value="798" calcext:value-type="float">
            <text:p>798</text:p>
          </table:table-cell>
          <table:table-cell table:formula="of:= ([times_10000.C799] - [times_10000.B799]) / 1000000" office:value-type="float" office:value="82.56" calcext:value-type="float">
            <text:p>82.56</text:p>
          </table:table-cell>
          <table:table-cell table:formula="of:= ([times_100000.C799] - [times_100000.B799]) / 1000000" office:value-type="float" office:value="107.899904" calcext:value-type="float">
            <text:p>107.899904</text:p>
          </table:table-cell>
          <table:table-cell table:formula="of:= ([times_1000000.C799] - [times_1000000.B799]) / 1000000" office:value-type="float" office:value="125.069824" calcext:value-type="float">
            <text:p>125.069824</text:p>
          </table:table-cell>
        </table:table-row>
        <table:table-row table:style-name="ro1">
          <table:table-cell table:formula="of:= [times_10000.A800]" office:value-type="float" office:value="799" calcext:value-type="float">
            <text:p>799</text:p>
          </table:table-cell>
          <table:table-cell table:formula="of:= ([times_10000.C800] - [times_10000.B800]) / 1000000" office:value-type="float" office:value="82.269952" calcext:value-type="float">
            <text:p>82.269952</text:p>
          </table:table-cell>
          <table:table-cell table:formula="of:= ([times_100000.C800] - [times_100000.B800]) / 1000000" office:value-type="float" office:value="107.609856" calcext:value-type="float">
            <text:p>107.609856</text:p>
          </table:table-cell>
          <table:table-cell table:formula="of:= ([times_1000000.C800] - [times_1000000.B800]) / 1000000" office:value-type="float" office:value="124.770048" calcext:value-type="float">
            <text:p>124.770048</text:p>
          </table:table-cell>
        </table:table-row>
        <table:table-row table:style-name="ro1">
          <table:table-cell table:formula="of:= [times_10000.A801]" office:value-type="float" office:value="800" calcext:value-type="float">
            <text:p>800</text:p>
          </table:table-cell>
          <table:table-cell table:formula="of:= ([times_10000.C801] - [times_10000.B801]) / 1000000" office:value-type="float" office:value="81.939712" calcext:value-type="float">
            <text:p>81.939712</text:p>
          </table:table-cell>
          <table:table-cell table:formula="of:= ([times_100000.C801] - [times_100000.B801]) / 1000000" office:value-type="float" office:value="107.31008" calcext:value-type="float">
            <text:p>107.31008</text:p>
          </table:table-cell>
          <table:table-cell table:formula="of:= ([times_1000000.C801] - [times_1000000.B801]) / 1000000" office:value-type="float" office:value="124.379904" calcext:value-type="float">
            <text:p>124.379904</text:p>
          </table:table-cell>
        </table:table-row>
        <table:table-row table:style-name="ro1">
          <table:table-cell table:formula="of:= [times_10000.A802]" office:value-type="float" office:value="801" calcext:value-type="float">
            <text:p>801</text:p>
          </table:table-cell>
          <table:table-cell table:formula="of:= ([times_10000.C802] - [times_10000.B802]) / 1000000" office:value-type="float" office:value="82.06976" calcext:value-type="float">
            <text:p>82.06976</text:p>
          </table:table-cell>
          <table:table-cell table:formula="of:= ([times_100000.C802] - [times_100000.B802]) / 1000000" office:value-type="float" office:value="107.090176" calcext:value-type="float">
            <text:p>107.090176</text:p>
          </table:table-cell>
          <table:table-cell table:formula="of:= ([times_1000000.C802] - [times_1000000.B802]) / 1000000" office:value-type="float" office:value="124.070144" calcext:value-type="float">
            <text:p>124.070144</text:p>
          </table:table-cell>
        </table:table-row>
        <table:table-row table:style-name="ro1">
          <table:table-cell table:formula="of:= [times_10000.A803]" office:value-type="float" office:value="802" calcext:value-type="float">
            <text:p>802</text:p>
          </table:table-cell>
          <table:table-cell table:formula="of:= ([times_10000.C803] - [times_10000.B803]) / 1000000" office:value-type="float" office:value="81.999872" calcext:value-type="float">
            <text:p>81.999872</text:p>
          </table:table-cell>
          <table:table-cell table:formula="of:= ([times_100000.C803] - [times_100000.B803]) / 1000000" office:value-type="float" office:value="107.489792" calcext:value-type="float">
            <text:p>107.489792</text:p>
          </table:table-cell>
          <table:table-cell table:formula="of:= ([times_1000000.C803] - [times_1000000.B803]) / 1000000" office:value-type="float" office:value="123.79008" calcext:value-type="float">
            <text:p>123.79008</text:p>
          </table:table-cell>
        </table:table-row>
        <table:table-row table:style-name="ro1">
          <table:table-cell table:formula="of:= [times_10000.A804]" office:value-type="float" office:value="803" calcext:value-type="float">
            <text:p>803</text:p>
          </table:table-cell>
          <table:table-cell table:formula="of:= ([times_10000.C804] - [times_10000.B804]) / 1000000" office:value-type="float" office:value="81.619968" calcext:value-type="float">
            <text:p>81.619968</text:p>
          </table:table-cell>
          <table:table-cell table:formula="of:= ([times_100000.C804] - [times_100000.B804]) / 1000000" office:value-type="float" office:value="107.170048" calcext:value-type="float">
            <text:p>107.170048</text:p>
          </table:table-cell>
          <table:table-cell table:formula="of:= ([times_1000000.C804] - [times_1000000.B804]) / 1000000" office:value-type="float" office:value="123.489792" calcext:value-type="float">
            <text:p>123.489792</text:p>
          </table:table-cell>
        </table:table-row>
        <table:table-row table:style-name="ro1">
          <table:table-cell table:formula="of:= [times_10000.A805]" office:value-type="float" office:value="804" calcext:value-type="float">
            <text:p>804</text:p>
          </table:table-cell>
          <table:table-cell table:formula="of:= ([times_10000.C805] - [times_10000.B805]) / 1000000" office:value-type="float" office:value="82.799872" calcext:value-type="float">
            <text:p>82.799872</text:p>
          </table:table-cell>
          <table:table-cell table:formula="of:= ([times_100000.C805] - [times_100000.B805]) / 1000000" office:value-type="float" office:value="106.88" calcext:value-type="float">
            <text:p>106.88</text:p>
          </table:table-cell>
          <table:table-cell table:formula="of:= ([times_1000000.C805] - [times_1000000.B805]) / 1000000" office:value-type="float" office:value="123.18976" calcext:value-type="float">
            <text:p>123.18976</text:p>
          </table:table-cell>
        </table:table-row>
        <table:table-row table:style-name="ro1">
          <table:table-cell table:formula="of:= [times_10000.A806]" office:value-type="float" office:value="805" calcext:value-type="float">
            <text:p>805</text:p>
          </table:table-cell>
          <table:table-cell table:formula="of:= ([times_10000.C806] - [times_10000.B806]) / 1000000" office:value-type="float" office:value="82.579968" calcext:value-type="float">
            <text:p>82.579968</text:p>
          </table:table-cell>
          <table:table-cell table:formula="of:= ([times_100000.C806] - [times_100000.B806]) / 1000000" office:value-type="float" office:value="105.28" calcext:value-type="float">
            <text:p>105.28</text:p>
          </table:table-cell>
          <table:table-cell table:formula="of:= ([times_1000000.C806] - [times_1000000.B806]) / 1000000" office:value-type="float" office:value="122.470144" calcext:value-type="float">
            <text:p>122.470144</text:p>
          </table:table-cell>
        </table:table-row>
        <table:table-row table:style-name="ro1">
          <table:table-cell table:formula="of:= [times_10000.A807]" office:value-type="float" office:value="806" calcext:value-type="float">
            <text:p>806</text:p>
          </table:table-cell>
          <table:table-cell table:formula="of:= ([times_10000.C807] - [times_10000.B807]) / 1000000" office:value-type="float" office:value="82.359808" calcext:value-type="float">
            <text:p>82.359808</text:p>
          </table:table-cell>
          <table:table-cell table:formula="of:= ([times_100000.C807] - [times_100000.B807]) / 1000000" office:value-type="float" office:value="104.96" calcext:value-type="float">
            <text:p>104.96</text:p>
          </table:table-cell>
          <table:table-cell table:formula="of:= ([times_1000000.C807] - [times_1000000.B807]) / 1000000" office:value-type="float" office:value="122.159872" calcext:value-type="float">
            <text:p>122.159872</text:p>
          </table:table-cell>
        </table:table-row>
        <table:table-row table:style-name="ro1">
          <table:table-cell table:formula="of:= [times_10000.A808]" office:value-type="float" office:value="807" calcext:value-type="float">
            <text:p>807</text:p>
          </table:table-cell>
          <table:table-cell table:formula="of:= ([times_10000.C808] - [times_10000.B808]) / 1000000" office:value-type="float" office:value="82.100224" calcext:value-type="float">
            <text:p>82.100224</text:p>
          </table:table-cell>
          <table:table-cell table:formula="of:= ([times_100000.C808] - [times_100000.B808]) / 1000000" office:value-type="float" office:value="104.660224" calcext:value-type="float">
            <text:p>104.660224</text:p>
          </table:table-cell>
          <table:table-cell table:formula="of:= ([times_1000000.C808] - [times_1000000.B808]) / 1000000" office:value-type="float" office:value="121.860096" calcext:value-type="float">
            <text:p>121.860096</text:p>
          </table:table-cell>
        </table:table-row>
        <table:table-row table:style-name="ro1">
          <table:table-cell table:formula="of:= [times_10000.A809]" office:value-type="float" office:value="808" calcext:value-type="float">
            <text:p>808</text:p>
          </table:table-cell>
          <table:table-cell table:formula="of:= ([times_10000.C809] - [times_10000.B809]) / 1000000" office:value-type="float" office:value="81.779968" calcext:value-type="float">
            <text:p>81.779968</text:p>
          </table:table-cell>
          <table:table-cell table:formula="of:= ([times_100000.C809] - [times_100000.B809]) / 1000000" office:value-type="float" office:value="104.370176" calcext:value-type="float">
            <text:p>104.370176</text:p>
          </table:table-cell>
          <table:table-cell table:formula="of:= ([times_1000000.C809] - [times_1000000.B809]) / 1000000" office:value-type="float" office:value="121.479936" calcext:value-type="float">
            <text:p>121.479936</text:p>
          </table:table-cell>
        </table:table-row>
        <table:table-row table:style-name="ro1">
          <table:table-cell table:formula="of:= [times_10000.A810]" office:value-type="float" office:value="809" calcext:value-type="float">
            <text:p>809</text:p>
          </table:table-cell>
          <table:table-cell table:formula="of:= ([times_10000.C810] - [times_10000.B810]) / 1000000" office:value-type="float" office:value="81.159936" calcext:value-type="float">
            <text:p>81.159936</text:p>
          </table:table-cell>
          <table:table-cell table:formula="of:= ([times_100000.C810] - [times_100000.B810]) / 1000000" office:value-type="float" office:value="104.040192" calcext:value-type="float">
            <text:p>104.040192</text:p>
          </table:table-cell>
          <table:table-cell table:formula="of:= ([times_1000000.C810] - [times_1000000.B810]) / 1000000" office:value-type="float" office:value="121.479936" calcext:value-type="float">
            <text:p>121.479936</text:p>
          </table:table-cell>
        </table:table-row>
        <table:table-row table:style-name="ro1">
          <table:table-cell table:formula="of:= [times_10000.A811]" office:value-type="float" office:value="810" calcext:value-type="float">
            <text:p>810</text:p>
          </table:table-cell>
          <table:table-cell table:formula="of:= ([times_10000.C811] - [times_10000.B811]) / 1000000" office:value-type="float" office:value="80.709888" calcext:value-type="float">
            <text:p>80.709888</text:p>
          </table:table-cell>
          <table:table-cell table:formula="of:= ([times_100000.C811] - [times_100000.B811]) / 1000000" office:value-type="float" office:value="103.74016" calcext:value-type="float">
            <text:p>103.74016</text:p>
          </table:table-cell>
          <table:table-cell table:formula="of:= ([times_1000000.C811] - [times_1000000.B811]) / 1000000" office:value-type="float" office:value="120.819968" calcext:value-type="float">
            <text:p>120.819968</text:p>
          </table:table-cell>
        </table:table-row>
        <table:table-row table:style-name="ro1">
          <table:table-cell table:formula="of:= [times_10000.A812]" office:value-type="float" office:value="811" calcext:value-type="float">
            <text:p>811</text:p>
          </table:table-cell>
          <table:table-cell table:formula="of:= ([times_10000.C812] - [times_10000.B812]) / 1000000" office:value-type="float" office:value="80.329984" calcext:value-type="float">
            <text:p>80.329984</text:p>
          </table:table-cell>
          <table:table-cell table:formula="of:= ([times_100000.C812] - [times_100000.B812]) / 1000000" office:value-type="float" office:value="103.439872" calcext:value-type="float">
            <text:p>103.439872</text:p>
          </table:table-cell>
          <table:table-cell table:formula="of:= ([times_1000000.C812] - [times_1000000.B812]) / 1000000" office:value-type="float" office:value="120.499968" calcext:value-type="float">
            <text:p>120.499968</text:p>
          </table:table-cell>
        </table:table-row>
        <table:table-row table:style-name="ro1">
          <table:table-cell table:formula="of:= [times_10000.A813]" office:value-type="float" office:value="812" calcext:value-type="float">
            <text:p>812</text:p>
          </table:table-cell>
          <table:table-cell table:formula="of:= ([times_10000.C813] - [times_10000.B813]) / 1000000" office:value-type="float" office:value="79.77984" calcext:value-type="float">
            <text:p>79.77984</text:p>
          </table:table-cell>
          <table:table-cell table:formula="of:= ([times_100000.C813] - [times_100000.B813]) / 1000000" office:value-type="float" office:value="103.149824" calcext:value-type="float">
            <text:p>103.149824</text:p>
          </table:table-cell>
          <table:table-cell table:formula="of:= ([times_1000000.C813] - [times_1000000.B813]) / 1000000" office:value-type="float" office:value="120.199936" calcext:value-type="float">
            <text:p>120.199936</text:p>
          </table:table-cell>
        </table:table-row>
        <table:table-row table:style-name="ro1">
          <table:table-cell table:formula="of:= [times_10000.A814]" office:value-type="float" office:value="813" calcext:value-type="float">
            <text:p>813</text:p>
          </table:table-cell>
          <table:table-cell table:formula="of:= ([times_10000.C814] - [times_10000.B814]) / 1000000" office:value-type="float" office:value="79.480064" calcext:value-type="float">
            <text:p>79.480064</text:p>
          </table:table-cell>
          <table:table-cell table:formula="of:= ([times_100000.C814] - [times_100000.B814]) / 1000000" office:value-type="float" office:value="102.859776" calcext:value-type="float">
            <text:p>102.859776</text:p>
          </table:table-cell>
          <table:table-cell table:formula="of:= ([times_1000000.C814] - [times_1000000.B814]) / 1000000" office:value-type="float" office:value="119.910144" calcext:value-type="float">
            <text:p>119.910144</text:p>
          </table:table-cell>
        </table:table-row>
        <table:table-row table:style-name="ro1">
          <table:table-cell table:formula="of:= [times_10000.A815]" office:value-type="float" office:value="814" calcext:value-type="float">
            <text:p>814</text:p>
          </table:table-cell>
          <table:table-cell table:formula="of:= ([times_10000.C815] - [times_10000.B815]) / 1000000" office:value-type="float" office:value="79.08992" calcext:value-type="float">
            <text:p>79.08992</text:p>
          </table:table-cell>
          <table:table-cell table:formula="of:= ([times_100000.C815] - [times_100000.B815]) / 1000000" office:value-type="float" office:value="101.96992" calcext:value-type="float">
            <text:p>101.96992</text:p>
          </table:table-cell>
          <table:table-cell table:formula="of:= ([times_1000000.C815] - [times_1000000.B815]) / 1000000" office:value-type="float" office:value="119.609856" calcext:value-type="float">
            <text:p>119.609856</text:p>
          </table:table-cell>
        </table:table-row>
        <table:table-row table:style-name="ro1">
          <table:table-cell table:formula="of:= [times_10000.A816]" office:value-type="float" office:value="815" calcext:value-type="float">
            <text:p>815</text:p>
          </table:table-cell>
          <table:table-cell table:formula="of:= ([times_10000.C816] - [times_10000.B816]) / 1000000" office:value-type="float" office:value="78.490112" calcext:value-type="float">
            <text:p>78.490112</text:p>
          </table:table-cell>
          <table:table-cell table:formula="of:= ([times_100000.C816] - [times_100000.B816]) / 1000000" office:value-type="float" office:value="101.600256" calcext:value-type="float">
            <text:p>101.600256</text:p>
          </table:table-cell>
          <table:table-cell table:formula="of:= ([times_1000000.C816] - [times_1000000.B816]) / 1000000" office:value-type="float" office:value="118.589952" calcext:value-type="float">
            <text:p>118.589952</text:p>
          </table:table-cell>
        </table:table-row>
        <table:table-row table:style-name="ro1">
          <table:table-cell table:formula="of:= [times_10000.A817]" office:value-type="float" office:value="816" calcext:value-type="float">
            <text:p>816</text:p>
          </table:table-cell>
          <table:table-cell table:formula="of:= ([times_10000.C817] - [times_10000.B817]) / 1000000" office:value-type="float" office:value="77.029888" calcext:value-type="float">
            <text:p>77.029888</text:p>
          </table:table-cell>
          <table:table-cell table:formula="of:= ([times_100000.C817] - [times_100000.B817]) / 1000000" office:value-type="float" office:value="100.73984" calcext:value-type="float">
            <text:p>100.73984</text:p>
          </table:table-cell>
          <table:table-cell table:formula="of:= ([times_1000000.C817] - [times_1000000.B817]) / 1000000" office:value-type="float" office:value="118.270208" calcext:value-type="float">
            <text:p>118.270208</text:p>
          </table:table-cell>
        </table:table-row>
        <table:table-row table:style-name="ro1">
          <table:table-cell table:formula="of:= [times_10000.A818]" office:value-type="float" office:value="817" calcext:value-type="float">
            <text:p>817</text:p>
          </table:table-cell>
          <table:table-cell table:formula="of:= ([times_10000.C818] - [times_10000.B818]) / 1000000" office:value-type="float" office:value="76.649984" calcext:value-type="float">
            <text:p>76.649984</text:p>
          </table:table-cell>
          <table:table-cell table:formula="of:= ([times_100000.C818] - [times_100000.B818]) / 1000000" office:value-type="float" office:value="100.569856" calcext:value-type="float">
            <text:p>100.569856</text:p>
          </table:table-cell>
          <table:table-cell table:formula="of:= ([times_1000000.C818] - [times_1000000.B818]) / 1000000" office:value-type="float" office:value="117.96992" calcext:value-type="float">
            <text:p>117.96992</text:p>
          </table:table-cell>
        </table:table-row>
        <table:table-row table:style-name="ro1">
          <table:table-cell table:formula="of:= [times_10000.A819]" office:value-type="float" office:value="818" calcext:value-type="float">
            <text:p>818</text:p>
          </table:table-cell>
          <table:table-cell table:formula="of:= ([times_10000.C819] - [times_10000.B819]) / 1000000" office:value-type="float" office:value="76.349952" calcext:value-type="float">
            <text:p>76.349952</text:p>
          </table:table-cell>
          <table:table-cell table:formula="of:= ([times_100000.C819] - [times_100000.B819]) / 1000000" office:value-type="float" office:value="100.829952" calcext:value-type="float">
            <text:p>100.829952</text:p>
          </table:table-cell>
          <table:table-cell table:formula="of:= ([times_1000000.C819] - [times_1000000.B819]) / 1000000" office:value-type="float" office:value="117.650176" calcext:value-type="float">
            <text:p>117.650176</text:p>
          </table:table-cell>
        </table:table-row>
        <table:table-row table:style-name="ro1">
          <table:table-cell table:formula="of:= [times_10000.A820]" office:value-type="float" office:value="819" calcext:value-type="float">
            <text:p>819</text:p>
          </table:table-cell>
          <table:table-cell table:formula="of:= ([times_10000.C820] - [times_10000.B820]) / 1000000" office:value-type="float" office:value="76.530176" calcext:value-type="float">
            <text:p>76.530176</text:p>
          </table:table-cell>
          <table:table-cell table:formula="of:= ([times_100000.C820] - [times_100000.B820]) / 1000000" office:value-type="float" office:value="100.549888" calcext:value-type="float">
            <text:p>100.549888</text:p>
          </table:table-cell>
          <table:table-cell table:formula="of:= ([times_1000000.C820] - [times_1000000.B820]) / 1000000" office:value-type="float" office:value="117.790208" calcext:value-type="float">
            <text:p>117.790208</text:p>
          </table:table-cell>
        </table:table-row>
        <table:table-row table:style-name="ro1">
          <table:table-cell table:formula="of:= [times_10000.A821]" office:value-type="float" office:value="820" calcext:value-type="float">
            <text:p>820</text:p>
          </table:table-cell>
          <table:table-cell table:formula="of:= ([times_10000.C821] - [times_10000.B821]) / 1000000" office:value-type="float" office:value="76.560128" calcext:value-type="float">
            <text:p>76.560128</text:p>
          </table:table-cell>
          <table:table-cell table:formula="of:= ([times_100000.C821] - [times_100000.B821]) / 1000000" office:value-type="float" office:value="100.249856" calcext:value-type="float">
            <text:p>100.249856</text:p>
          </table:table-cell>
          <table:table-cell table:formula="of:= ([times_1000000.C821] - [times_1000000.B821]) / 1000000" office:value-type="float" office:value="117.50016" calcext:value-type="float">
            <text:p>117.50016</text:p>
          </table:table-cell>
        </table:table-row>
        <table:table-row table:style-name="ro1">
          <table:table-cell table:formula="of:= [times_10000.A822]" office:value-type="float" office:value="821" calcext:value-type="float">
            <text:p>821</text:p>
          </table:table-cell>
          <table:table-cell table:formula="of:= ([times_10000.C822] - [times_10000.B822]) / 1000000" office:value-type="float" office:value="76.280064" calcext:value-type="float">
            <text:p>76.280064</text:p>
          </table:table-cell>
          <table:table-cell table:formula="of:= ([times_100000.C822] - [times_100000.B822]) / 1000000" office:value-type="float" office:value="99.959808" calcext:value-type="float">
            <text:p>99.959808</text:p>
          </table:table-cell>
          <table:table-cell table:formula="of:= ([times_1000000.C822] - [times_1000000.B822]) / 1000000" office:value-type="float" office:value="116.819968" calcext:value-type="float">
            <text:p>116.819968</text:p>
          </table:table-cell>
        </table:table-row>
        <table:table-row table:style-name="ro1">
          <table:table-cell table:formula="of:= [times_10000.A823]" office:value-type="float" office:value="822" calcext:value-type="float">
            <text:p>822</text:p>
          </table:table-cell>
          <table:table-cell table:formula="of:= ([times_10000.C823] - [times_10000.B823]) / 1000000" office:value-type="float" office:value="76.400128" calcext:value-type="float">
            <text:p>76.400128</text:p>
          </table:table-cell>
          <table:table-cell table:formula="of:= ([times_100000.C823] - [times_100000.B823]) / 1000000" office:value-type="float" office:value="99.660032" calcext:value-type="float">
            <text:p>99.660032</text:p>
          </table:table-cell>
          <table:table-cell table:formula="of:= ([times_1000000.C823] - [times_1000000.B823]) / 1000000" office:value-type="float" office:value="116.489984" calcext:value-type="float">
            <text:p>116.489984</text:p>
          </table:table-cell>
        </table:table-row>
        <table:table-row table:style-name="ro1">
          <table:table-cell table:formula="of:= [times_10000.A824]" office:value-type="float" office:value="823" calcext:value-type="float">
            <text:p>823</text:p>
          </table:table-cell>
          <table:table-cell table:formula="of:= ([times_10000.C824] - [times_10000.B824]) / 1000000" office:value-type="float" office:value="76.379904" calcext:value-type="float">
            <text:p>76.379904</text:p>
          </table:table-cell>
          <table:table-cell table:formula="of:= ([times_100000.C824] - [times_100000.B824]) / 1000000" office:value-type="float" office:value="99.330304" calcext:value-type="float">
            <text:p>99.330304</text:p>
          </table:table-cell>
          <table:table-cell table:formula="of:= ([times_1000000.C824] - [times_1000000.B824]) / 1000000" office:value-type="float" office:value="116.189952" calcext:value-type="float">
            <text:p>116.189952</text:p>
          </table:table-cell>
        </table:table-row>
        <table:table-row table:style-name="ro1">
          <table:table-cell table:formula="of:= [times_10000.A825]" office:value-type="float" office:value="824" calcext:value-type="float">
            <text:p>824</text:p>
          </table:table-cell>
          <table:table-cell table:formula="of:= ([times_10000.C825] - [times_10000.B825]) / 1000000" office:value-type="float" office:value="75.53024" calcext:value-type="float">
            <text:p>75.53024</text:p>
          </table:table-cell>
          <table:table-cell table:formula="of:= ([times_100000.C825] - [times_100000.B825]) / 1000000" office:value-type="float" office:value="99.040256" calcext:value-type="float">
            <text:p>99.040256</text:p>
          </table:table-cell>
          <table:table-cell table:formula="of:= ([times_1000000.C825] - [times_1000000.B825]) / 1000000" office:value-type="float" office:value="115.899904" calcext:value-type="float">
            <text:p>115.899904</text:p>
          </table:table-cell>
        </table:table-row>
        <table:table-row table:style-name="ro1">
          <table:table-cell table:formula="of:= [times_10000.A826]" office:value-type="float" office:value="825" calcext:value-type="float">
            <text:p>825</text:p>
          </table:table-cell>
          <table:table-cell table:formula="of:= ([times_10000.C826] - [times_10000.B826]) / 1000000" office:value-type="float" office:value="76.980224" calcext:value-type="float">
            <text:p>76.980224</text:p>
          </table:table-cell>
          <table:table-cell table:formula="of:= ([times_100000.C826] - [times_100000.B826]) / 1000000" office:value-type="float" office:value="98.739968" calcext:value-type="float">
            <text:p>98.739968</text:p>
          </table:table-cell>
          <table:table-cell table:formula="of:= ([times_1000000.C826] - [times_1000000.B826]) / 1000000" office:value-type="float" office:value="115.610112" calcext:value-type="float">
            <text:p>115.610112</text:p>
          </table:table-cell>
        </table:table-row>
        <table:table-row table:style-name="ro1">
          <table:table-cell table:formula="of:= [times_10000.A827]" office:value-type="float" office:value="826" calcext:value-type="float">
            <text:p>826</text:p>
          </table:table-cell>
          <table:table-cell table:formula="of:= ([times_10000.C827] - [times_10000.B827]) / 1000000" office:value-type="float" office:value="77.680128" calcext:value-type="float">
            <text:p>77.680128</text:p>
          </table:table-cell>
          <table:table-cell table:formula="of:= ([times_100000.C827] - [times_100000.B827]) / 1000000" office:value-type="float" office:value="98.450176" calcext:value-type="float">
            <text:p>98.450176</text:p>
          </table:table-cell>
          <table:table-cell table:formula="of:= ([times_1000000.C827] - [times_1000000.B827]) / 1000000" office:value-type="float" office:value="115.200256" calcext:value-type="float">
            <text:p>115.200256</text:p>
          </table:table-cell>
        </table:table-row>
        <table:table-row table:style-name="ro1">
          <table:table-cell table:formula="of:= [times_10000.A828]" office:value-type="float" office:value="827" calcext:value-type="float">
            <text:p>827</text:p>
          </table:table-cell>
          <table:table-cell table:formula="of:= ([times_10000.C828] - [times_10000.B828]) / 1000000" office:value-type="float" office:value="79.95008" calcext:value-type="float">
            <text:p>79.95008</text:p>
          </table:table-cell>
          <table:table-cell table:formula="of:= ([times_100000.C828] - [times_100000.B828]) / 1000000" office:value-type="float" office:value="98.149888" calcext:value-type="float">
            <text:p>98.149888</text:p>
          </table:table-cell>
          <table:table-cell table:formula="of:= ([times_1000000.C828] - [times_1000000.B828]) / 1000000" office:value-type="float" office:value="115.020032" calcext:value-type="float">
            <text:p>115.020032</text:p>
          </table:table-cell>
        </table:table-row>
        <table:table-row table:style-name="ro1">
          <table:table-cell table:formula="of:= [times_10000.A829]" office:value-type="float" office:value="828" calcext:value-type="float">
            <text:p>828</text:p>
          </table:table-cell>
          <table:table-cell table:formula="of:= ([times_10000.C829] - [times_10000.B829]) / 1000000" office:value-type="float" office:value="81.77024" calcext:value-type="float">
            <text:p>81.77024</text:p>
          </table:table-cell>
          <table:table-cell table:formula="of:= ([times_100000.C829] - [times_100000.B829]) / 1000000" office:value-type="float" office:value="97.670144" calcext:value-type="float">
            <text:p>97.670144</text:p>
          </table:table-cell>
          <table:table-cell table:formula="of:= ([times_1000000.C829] - [times_1000000.B829]) / 1000000" office:value-type="float" office:value="115.030016" calcext:value-type="float">
            <text:p>115.030016</text:p>
          </table:table-cell>
        </table:table-row>
        <table:table-row table:style-name="ro1">
          <table:table-cell table:formula="of:= [times_10000.A830]" office:value-type="float" office:value="829" calcext:value-type="float">
            <text:p>829</text:p>
          </table:table-cell>
          <table:table-cell table:formula="of:= ([times_10000.C830] - [times_10000.B830]) / 1000000" office:value-type="float" office:value="90.97984" calcext:value-type="float">
            <text:p>90.97984</text:p>
          </table:table-cell>
          <table:table-cell table:formula="of:= ([times_100000.C830] - [times_100000.B830]) / 1000000" office:value-type="float" office:value="96.73984" calcext:value-type="float">
            <text:p>96.73984</text:p>
          </table:table-cell>
          <table:table-cell table:formula="of:= ([times_1000000.C830] - [times_1000000.B830]) / 1000000" office:value-type="float" office:value="114.729984" calcext:value-type="float">
            <text:p>114.729984</text:p>
          </table:table-cell>
        </table:table-row>
        <table:table-row table:style-name="ro1">
          <table:table-cell table:formula="of:= [times_10000.A831]" office:value-type="float" office:value="830" calcext:value-type="float">
            <text:p>830</text:p>
          </table:table-cell>
          <table:table-cell table:formula="of:= ([times_10000.C831] - [times_10000.B831]) / 1000000" office:value-type="float" office:value="90.700032" calcext:value-type="float">
            <text:p>90.700032</text:p>
          </table:table-cell>
          <table:table-cell table:formula="of:= ([times_100000.C831] - [times_100000.B831]) / 1000000" office:value-type="float" office:value="96.669952" calcext:value-type="float">
            <text:p>96.669952</text:p>
          </table:table-cell>
          <table:table-cell table:formula="of:= ([times_1000000.C831] - [times_1000000.B831]) / 1000000" office:value-type="float" office:value="114.439936" calcext:value-type="float">
            <text:p>114.439936</text:p>
          </table:table-cell>
        </table:table-row>
        <table:table-row table:style-name="ro1">
          <table:table-cell table:formula="of:= [times_10000.A832]" office:value-type="float" office:value="831" calcext:value-type="float">
            <text:p>831</text:p>
          </table:table-cell>
          <table:table-cell table:formula="of:= ([times_10000.C832] - [times_10000.B832]) / 1000000" office:value-type="float" office:value="90.360064" calcext:value-type="float">
            <text:p>90.360064</text:p>
          </table:table-cell>
          <table:table-cell table:formula="of:= ([times_100000.C832] - [times_100000.B832]) / 1000000" office:value-type="float" office:value="96.300032" calcext:value-type="float">
            <text:p>96.300032</text:p>
          </table:table-cell>
          <table:table-cell table:formula="of:= ([times_1000000.C832] - [times_1000000.B832]) / 1000000" office:value-type="float" office:value="113.879808" calcext:value-type="float">
            <text:p>113.879808</text:p>
          </table:table-cell>
        </table:table-row>
        <table:table-row table:style-name="ro1">
          <table:table-cell table:formula="of:= [times_10000.A833]" office:value-type="float" office:value="832" calcext:value-type="float">
            <text:p>832</text:p>
          </table:table-cell>
          <table:table-cell table:formula="of:= ([times_10000.C833] - [times_10000.B833]) / 1000000" office:value-type="float" office:value="90.070016" calcext:value-type="float">
            <text:p>90.070016</text:p>
          </table:table-cell>
          <table:table-cell table:formula="of:= ([times_100000.C833] - [times_100000.B833]) / 1000000" office:value-type="float" office:value="96.039936" calcext:value-type="float">
            <text:p>96.039936</text:p>
          </table:table-cell>
          <table:table-cell table:formula="of:= ([times_1000000.C833] - [times_1000000.B833]) / 1000000" office:value-type="float" office:value="113.570048" calcext:value-type="float">
            <text:p>113.570048</text:p>
          </table:table-cell>
        </table:table-row>
        <table:table-row table:style-name="ro1">
          <table:table-cell table:formula="of:= [times_10000.A834]" office:value-type="float" office:value="833" calcext:value-type="float">
            <text:p>833</text:p>
          </table:table-cell>
          <table:table-cell table:formula="of:= ([times_10000.C834] - [times_10000.B834]) / 1000000" office:value-type="float" office:value="89.76" calcext:value-type="float">
            <text:p>89.76</text:p>
          </table:table-cell>
          <table:table-cell table:formula="of:= ([times_100000.C834] - [times_100000.B834]) / 1000000" office:value-type="float" office:value="95.739904" calcext:value-type="float">
            <text:p>95.739904</text:p>
          </table:table-cell>
          <table:table-cell table:formula="of:= ([times_1000000.C834] - [times_1000000.B834]) / 1000000" office:value-type="float" office:value="113.299968" calcext:value-type="float">
            <text:p>113.299968</text:p>
          </table:table-cell>
        </table:table-row>
        <table:table-row table:style-name="ro1">
          <table:table-cell table:formula="of:= [times_10000.A835]" office:value-type="float" office:value="834" calcext:value-type="float">
            <text:p>834</text:p>
          </table:table-cell>
          <table:table-cell table:formula="of:= ([times_10000.C835] - [times_10000.B835]) / 1000000" office:value-type="float" office:value="89.360128" calcext:value-type="float">
            <text:p>89.360128</text:p>
          </table:table-cell>
          <table:table-cell table:formula="of:= ([times_100000.C835] - [times_100000.B835]) / 1000000" office:value-type="float" office:value="95.56992" calcext:value-type="float">
            <text:p>95.56992</text:p>
          </table:table-cell>
          <table:table-cell table:formula="of:= ([times_1000000.C835] - [times_1000000.B835]) / 1000000" office:value-type="float" office:value="113.240064" calcext:value-type="float">
            <text:p>113.240064</text:p>
          </table:table-cell>
        </table:table-row>
        <table:table-row table:style-name="ro1">
          <table:table-cell table:formula="of:= [times_10000.A836]" office:value-type="float" office:value="835" calcext:value-type="float">
            <text:p>835</text:p>
          </table:table-cell>
          <table:table-cell table:formula="of:= ([times_10000.C836] - [times_10000.B836]) / 1000000" office:value-type="float" office:value="88.819712" calcext:value-type="float">
            <text:p>88.819712</text:p>
          </table:table-cell>
          <table:table-cell table:formula="of:= ([times_100000.C836] - [times_100000.B836]) / 1000000" office:value-type="float" office:value="95.480064" calcext:value-type="float">
            <text:p>95.480064</text:p>
          </table:table-cell>
          <table:table-cell table:formula="of:= ([times_1000000.C836] - [times_1000000.B836]) / 1000000" office:value-type="float" office:value="112.78976" calcext:value-type="float">
            <text:p>112.78976</text:p>
          </table:table-cell>
        </table:table-row>
        <table:table-row table:style-name="ro1">
          <table:table-cell table:formula="of:= [times_10000.A837]" office:value-type="float" office:value="836" calcext:value-type="float">
            <text:p>836</text:p>
          </table:table-cell>
          <table:table-cell table:formula="of:= ([times_10000.C837] - [times_10000.B837]) / 1000000" office:value-type="float" office:value="88.489984" calcext:value-type="float">
            <text:p>88.489984</text:p>
          </table:table-cell>
          <table:table-cell table:formula="of:= ([times_100000.C837] - [times_100000.B837]) / 1000000" office:value-type="float" office:value="95.259904" calcext:value-type="float">
            <text:p>95.259904</text:p>
          </table:table-cell>
          <table:table-cell table:formula="of:= ([times_1000000.C837] - [times_1000000.B837]) / 1000000" office:value-type="float" office:value="112.489984" calcext:value-type="float">
            <text:p>112.489984</text:p>
          </table:table-cell>
        </table:table-row>
        <table:table-row table:style-name="ro1">
          <table:table-cell table:formula="of:= [times_10000.A838]" office:value-type="float" office:value="837" calcext:value-type="float">
            <text:p>837</text:p>
          </table:table-cell>
          <table:table-cell table:formula="of:= ([times_10000.C838] - [times_10000.B838]) / 1000000" office:value-type="float" office:value="87.940096" calcext:value-type="float">
            <text:p>87.940096</text:p>
          </table:table-cell>
          <table:table-cell table:formula="of:= ([times_100000.C838] - [times_100000.B838]) / 1000000" office:value-type="float" office:value="101.989888" calcext:value-type="float">
            <text:p>101.989888</text:p>
          </table:table-cell>
          <table:table-cell table:formula="of:= ([times_1000000.C838] - [times_1000000.B838]) / 1000000" office:value-type="float" office:value="112.310016" calcext:value-type="float">
            <text:p>112.310016</text:p>
          </table:table-cell>
        </table:table-row>
        <table:table-row table:style-name="ro1">
          <table:table-cell table:formula="of:= [times_10000.A839]" office:value-type="float" office:value="838" calcext:value-type="float">
            <text:p>838</text:p>
          </table:table-cell>
          <table:table-cell table:formula="of:= ([times_10000.C839] - [times_10000.B839]) / 1000000" office:value-type="float" office:value="87.380224" calcext:value-type="float">
            <text:p>87.380224</text:p>
          </table:table-cell>
          <table:table-cell table:formula="of:= ([times_100000.C839] - [times_100000.B839]) / 1000000" office:value-type="float" office:value="102.249984" calcext:value-type="float">
            <text:p>102.249984</text:p>
          </table:table-cell>
          <table:table-cell table:formula="of:= ([times_1000000.C839] - [times_1000000.B839]) / 1000000" office:value-type="float" office:value="112.120064" calcext:value-type="float">
            <text:p>112.120064</text:p>
          </table:table-cell>
        </table:table-row>
        <table:table-row table:style-name="ro1">
          <table:table-cell table:formula="of:= [times_10000.A840]" office:value-type="float" office:value="839" calcext:value-type="float">
            <text:p>839</text:p>
          </table:table-cell>
          <table:table-cell table:formula="of:= ([times_10000.C840] - [times_10000.B840]) / 1000000" office:value-type="float" office:value="87.049984" calcext:value-type="float">
            <text:p>87.049984</text:p>
          </table:table-cell>
          <table:table-cell table:formula="of:= ([times_100000.C840] - [times_100000.B840]) / 1000000" office:value-type="float" office:value="102.19008" calcext:value-type="float">
            <text:p>102.19008</text:p>
          </table:table-cell>
          <table:table-cell table:formula="of:= ([times_1000000.C840] - [times_1000000.B840]) / 1000000" office:value-type="float" office:value="112.019968" calcext:value-type="float">
            <text:p>112.019968</text:p>
          </table:table-cell>
        </table:table-row>
        <table:table-row table:style-name="ro1">
          <table:table-cell table:formula="of:= [times_10000.A841]" office:value-type="float" office:value="840" calcext:value-type="float">
            <text:p>840</text:p>
          </table:table-cell>
          <table:table-cell table:formula="of:= ([times_10000.C841] - [times_10000.B841]) / 1000000" office:value-type="float" office:value="86.759936" calcext:value-type="float">
            <text:p>86.759936</text:p>
          </table:table-cell>
          <table:table-cell table:formula="of:= ([times_100000.C841] - [times_100000.B841]) / 1000000" office:value-type="float" office:value="100.449792" calcext:value-type="float">
            <text:p>100.449792</text:p>
          </table:table-cell>
          <table:table-cell table:formula="of:= ([times_1000000.C841] - [times_1000000.B841]) / 1000000" office:value-type="float" office:value="111.290112" calcext:value-type="float">
            <text:p>111.290112</text:p>
          </table:table-cell>
        </table:table-row>
        <table:table-row table:style-name="ro1">
          <table:table-cell table:formula="of:= [times_10000.A842]" office:value-type="float" office:value="841" calcext:value-type="float">
            <text:p>841</text:p>
          </table:table-cell>
          <table:table-cell table:formula="of:= ([times_10000.C842] - [times_10000.B842]) / 1000000" office:value-type="float" office:value="86.409984" calcext:value-type="float">
            <text:p>86.409984</text:p>
          </table:table-cell>
          <table:table-cell table:formula="of:= ([times_100000.C842] - [times_100000.B842]) / 1000000" office:value-type="float" office:value="99.890176" calcext:value-type="float">
            <text:p>99.890176</text:p>
          </table:table-cell>
          <table:table-cell table:formula="of:= ([times_1000000.C842] - [times_1000000.B842]) / 1000000" office:value-type="float" office:value="111.109888" calcext:value-type="float">
            <text:p>111.109888</text:p>
          </table:table-cell>
        </table:table-row>
        <table:table-row table:style-name="ro1">
          <table:table-cell table:formula="of:= [times_10000.A843]" office:value-type="float" office:value="842" calcext:value-type="float">
            <text:p>842</text:p>
          </table:table-cell>
          <table:table-cell table:formula="of:= ([times_10000.C843] - [times_10000.B843]) / 1000000" office:value-type="float" office:value="85.969664" calcext:value-type="float">
            <text:p>85.969664</text:p>
          </table:table-cell>
          <table:table-cell table:formula="of:= ([times_100000.C843] - [times_100000.B843]) / 1000000" office:value-type="float" office:value="99.820032" calcext:value-type="float">
            <text:p>99.820032</text:p>
          </table:table-cell>
          <table:table-cell table:formula="of:= ([times_1000000.C843] - [times_1000000.B843]) / 1000000" office:value-type="float" office:value="110.72" calcext:value-type="float">
            <text:p>110.72</text:p>
          </table:table-cell>
        </table:table-row>
        <table:table-row table:style-name="ro1">
          <table:table-cell table:formula="of:= [times_10000.A844]" office:value-type="float" office:value="843" calcext:value-type="float">
            <text:p>843</text:p>
          </table:table-cell>
          <table:table-cell table:formula="of:= ([times_10000.C844] - [times_10000.B844]) / 1000000" office:value-type="float" office:value="85.670144" calcext:value-type="float">
            <text:p>85.670144</text:p>
          </table:table-cell>
          <table:table-cell table:formula="of:= ([times_100000.C844] - [times_100000.B844]) / 1000000" office:value-type="float" office:value="100.009984" calcext:value-type="float">
            <text:p>100.009984</text:p>
          </table:table-cell>
          <table:table-cell table:formula="of:= ([times_1000000.C844] - [times_1000000.B844]) / 1000000" office:value-type="float" office:value="110.540032" calcext:value-type="float">
            <text:p>110.540032</text:p>
          </table:table-cell>
        </table:table-row>
        <table:table-row table:style-name="ro1">
          <table:table-cell table:formula="of:= [times_10000.A845]" office:value-type="float" office:value="844" calcext:value-type="float">
            <text:p>844</text:p>
          </table:table-cell>
          <table:table-cell table:formula="of:= ([times_10000.C845] - [times_10000.B845]) / 1000000" office:value-type="float" office:value="85.32992" calcext:value-type="float">
            <text:p>85.32992</text:p>
          </table:table-cell>
          <table:table-cell table:formula="of:= ([times_100000.C845] - [times_100000.B845]) / 1000000" office:value-type="float" office:value="99.720192" calcext:value-type="float">
            <text:p>99.720192</text:p>
          </table:table-cell>
          <table:table-cell table:formula="of:= ([times_1000000.C845] - [times_1000000.B845]) / 1000000" office:value-type="float" office:value="110.419712" calcext:value-type="float">
            <text:p>110.419712</text:p>
          </table:table-cell>
        </table:table-row>
        <table:table-row table:style-name="ro1">
          <table:table-cell table:formula="of:= [times_10000.A846]" office:value-type="float" office:value="845" calcext:value-type="float">
            <text:p>845</text:p>
          </table:table-cell>
          <table:table-cell table:formula="of:= ([times_10000.C846] - [times_10000.B846]) / 1000000" office:value-type="float" office:value="85.030144" calcext:value-type="float">
            <text:p>85.030144</text:p>
          </table:table-cell>
          <table:table-cell table:formula="of:= ([times_100000.C846] - [times_100000.B846]) / 1000000" office:value-type="float" office:value="99.430144" calcext:value-type="float">
            <text:p>99.430144</text:p>
          </table:table-cell>
          <table:table-cell table:formula="of:= ([times_1000000.C846] - [times_1000000.B846]) / 1000000" office:value-type="float" office:value="110.399744" calcext:value-type="float">
            <text:p>110.399744</text:p>
          </table:table-cell>
        </table:table-row>
        <table:table-row table:style-name="ro1">
          <table:table-cell table:formula="of:= [times_10000.A847]" office:value-type="float" office:value="846" calcext:value-type="float">
            <text:p>846</text:p>
          </table:table-cell>
          <table:table-cell table:formula="of:= ([times_10000.C847] - [times_10000.B847]) / 1000000" office:value-type="float" office:value="84.730112" calcext:value-type="float">
            <text:p>84.730112</text:p>
          </table:table-cell>
          <table:table-cell table:formula="of:= ([times_100000.C847] - [times_100000.B847]) / 1000000" office:value-type="float" office:value="99.110144" calcext:value-type="float">
            <text:p>99.110144</text:p>
          </table:table-cell>
          <table:table-cell table:formula="of:= ([times_1000000.C847] - [times_1000000.B847]) / 1000000" office:value-type="float" office:value="110.109952" calcext:value-type="float">
            <text:p>110.109952</text:p>
          </table:table-cell>
        </table:table-row>
        <table:table-row table:style-name="ro1">
          <table:table-cell table:formula="of:= [times_10000.A848]" office:value-type="float" office:value="847" calcext:value-type="float">
            <text:p>847</text:p>
          </table:table-cell>
          <table:table-cell table:formula="of:= ([times_10000.C848] - [times_10000.B848]) / 1000000" office:value-type="float" office:value="84.30976" calcext:value-type="float">
            <text:p>84.30976</text:p>
          </table:table-cell>
          <table:table-cell table:formula="of:= ([times_100000.C848] - [times_100000.B848]) / 1000000" office:value-type="float" office:value="98.800128" calcext:value-type="float">
            <text:p>98.800128</text:p>
          </table:table-cell>
          <table:table-cell table:formula="of:= ([times_1000000.C848] - [times_1000000.B848]) / 1000000" office:value-type="float" office:value="109.90976" calcext:value-type="float">
            <text:p>109.90976</text:p>
          </table:table-cell>
        </table:table-row>
        <table:table-row table:style-name="ro1">
          <table:table-cell table:formula="of:= [times_10000.A849]" office:value-type="float" office:value="848" calcext:value-type="float">
            <text:p>848</text:p>
          </table:table-cell>
          <table:table-cell table:formula="of:= ([times_10000.C849] - [times_10000.B849]) / 1000000" office:value-type="float" office:value="83.999744" calcext:value-type="float">
            <text:p>83.999744</text:p>
          </table:table-cell>
          <table:table-cell table:formula="of:= ([times_100000.C849] - [times_100000.B849]) / 1000000" office:value-type="float" office:value="98.509824" calcext:value-type="float">
            <text:p>98.509824</text:p>
          </table:table-cell>
          <table:table-cell table:formula="of:= ([times_1000000.C849] - [times_1000000.B849]) / 1000000" office:value-type="float" office:value="109.92" calcext:value-type="float">
            <text:p>109.92</text:p>
          </table:table-cell>
        </table:table-row>
        <table:table-row table:style-name="ro1">
          <table:table-cell table:formula="of:= [times_10000.A850]" office:value-type="float" office:value="849" calcext:value-type="float">
            <text:p>849</text:p>
          </table:table-cell>
          <table:table-cell table:formula="of:= ([times_10000.C850] - [times_10000.B850]) / 1000000" office:value-type="float" office:value="83.589888" calcext:value-type="float">
            <text:p>83.589888</text:p>
          </table:table-cell>
          <table:table-cell table:formula="of:= ([times_100000.C850] - [times_100000.B850]) / 1000000" office:value-type="float" office:value="98.22976" calcext:value-type="float">
            <text:p>98.22976</text:p>
          </table:table-cell>
          <table:table-cell table:formula="of:= ([times_1000000.C850] - [times_1000000.B850]) / 1000000" office:value-type="float" office:value="109.92" calcext:value-type="float">
            <text:p>109.92</text:p>
          </table:table-cell>
        </table:table-row>
        <table:table-row table:style-name="ro1">
          <table:table-cell table:formula="of:= [times_10000.A851]" office:value-type="float" office:value="850" calcext:value-type="float">
            <text:p>850</text:p>
          </table:table-cell>
          <table:table-cell table:formula="of:= ([times_10000.C851] - [times_10000.B851]) / 1000000" office:value-type="float" office:value="83.170304" calcext:value-type="float">
            <text:p>83.170304</text:p>
          </table:table-cell>
          <table:table-cell table:formula="of:= ([times_100000.C851] - [times_100000.B851]) / 1000000" office:value-type="float" office:value="97.929984" calcext:value-type="float">
            <text:p>97.929984</text:p>
          </table:table-cell>
          <table:table-cell table:formula="of:= ([times_1000000.C851] - [times_1000000.B851]) / 1000000" office:value-type="float" office:value="109.349888" calcext:value-type="float">
            <text:p>109.349888</text:p>
          </table:table-cell>
        </table:table-row>
        <table:table-row table:style-name="ro1">
          <table:table-cell table:formula="of:= [times_10000.A852]" office:value-type="float" office:value="851" calcext:value-type="float">
            <text:p>851</text:p>
          </table:table-cell>
          <table:table-cell table:formula="of:= ([times_10000.C852] - [times_10000.B852]) / 1000000" office:value-type="float" office:value="82.870016" calcext:value-type="float">
            <text:p>82.870016</text:p>
          </table:table-cell>
          <table:table-cell table:formula="of:= ([times_100000.C852] - [times_100000.B852]) / 1000000" office:value-type="float" office:value="97.609984" calcext:value-type="float">
            <text:p>97.609984</text:p>
          </table:table-cell>
          <table:table-cell table:formula="of:= ([times_1000000.C852] - [times_1000000.B852]) / 1000000" office:value-type="float" office:value="109.320192" calcext:value-type="float">
            <text:p>109.320192</text:p>
          </table:table-cell>
        </table:table-row>
        <table:table-row table:style-name="ro1">
          <table:table-cell table:formula="of:= [times_10000.A853]" office:value-type="float" office:value="852" calcext:value-type="float">
            <text:p>852</text:p>
          </table:table-cell>
          <table:table-cell table:formula="of:= ([times_10000.C853] - [times_10000.B853]) / 1000000" office:value-type="float" office:value="82.569984" calcext:value-type="float">
            <text:p>82.569984</text:p>
          </table:table-cell>
          <table:table-cell table:formula="of:= ([times_100000.C853] - [times_100000.B853]) / 1000000" office:value-type="float" office:value="97.619968" calcext:value-type="float">
            <text:p>97.619968</text:p>
          </table:table-cell>
          <table:table-cell table:formula="of:= ([times_1000000.C853] - [times_1000000.B853]) / 1000000" office:value-type="float" office:value="109.030144" calcext:value-type="float">
            <text:p>109.030144</text:p>
          </table:table-cell>
        </table:table-row>
        <table:table-row table:style-name="ro1">
          <table:table-cell table:formula="of:= [times_10000.A854]" office:value-type="float" office:value="853" calcext:value-type="float">
            <text:p>853</text:p>
          </table:table-cell>
          <table:table-cell table:formula="of:= ([times_10000.C854] - [times_10000.B854]) / 1000000" office:value-type="float" office:value="82.159872" calcext:value-type="float">
            <text:p>82.159872</text:p>
          </table:table-cell>
          <table:table-cell table:formula="of:= ([times_100000.C854] - [times_100000.B854]) / 1000000" office:value-type="float" office:value="97.319936" calcext:value-type="float">
            <text:p>97.319936</text:p>
          </table:table-cell>
          <table:table-cell table:formula="of:= ([times_1000000.C854] - [times_1000000.B854]) / 1000000" office:value-type="float" office:value="108.729856" calcext:value-type="float">
            <text:p>108.729856</text:p>
          </table:table-cell>
        </table:table-row>
        <table:table-row table:style-name="ro1">
          <table:table-cell table:formula="of:= [times_10000.A855]" office:value-type="float" office:value="854" calcext:value-type="float">
            <text:p>854</text:p>
          </table:table-cell>
          <table:table-cell table:formula="of:= ([times_10000.C855] - [times_10000.B855]) / 1000000" office:value-type="float" office:value="81.849856" calcext:value-type="float">
            <text:p>81.849856</text:p>
          </table:table-cell>
          <table:table-cell table:formula="of:= ([times_100000.C855] - [times_100000.B855]) / 1000000" office:value-type="float" office:value="97.060096" calcext:value-type="float">
            <text:p>97.060096</text:p>
          </table:table-cell>
          <table:table-cell table:formula="of:= ([times_1000000.C855] - [times_1000000.B855]) / 1000000" office:value-type="float" office:value="108.090112" calcext:value-type="float">
            <text:p>108.090112</text:p>
          </table:table-cell>
        </table:table-row>
        <table:table-row table:style-name="ro1">
          <table:table-cell table:formula="of:= [times_10000.A856]" office:value-type="float" office:value="855" calcext:value-type="float">
            <text:p>855</text:p>
          </table:table-cell>
          <table:table-cell table:formula="of:= ([times_10000.C856] - [times_10000.B856]) / 1000000" office:value-type="float" office:value="81.490176" calcext:value-type="float">
            <text:p>81.490176</text:p>
          </table:table-cell>
          <table:table-cell table:formula="of:= ([times_100000.C856] - [times_100000.B856]) / 1000000" office:value-type="float" office:value="96.779776" calcext:value-type="float">
            <text:p>96.779776</text:p>
          </table:table-cell>
          <table:table-cell table:formula="of:= ([times_1000000.C856] - [times_1000000.B856]) / 1000000" office:value-type="float" office:value="107.699968" calcext:value-type="float">
            <text:p>107.699968</text:p>
          </table:table-cell>
        </table:table-row>
        <table:table-row table:style-name="ro1">
          <table:table-cell table:formula="of:= [times_10000.A857]" office:value-type="float" office:value="856" calcext:value-type="float">
            <text:p>856</text:p>
          </table:table-cell>
          <table:table-cell table:formula="of:= ([times_10000.C857] - [times_10000.B857]) / 1000000" office:value-type="float" office:value="81.179904" calcext:value-type="float">
            <text:p>81.179904</text:p>
          </table:table-cell>
          <table:table-cell table:formula="of:= ([times_100000.C857] - [times_100000.B857]) / 1000000" office:value-type="float" office:value="97.079808" calcext:value-type="float">
            <text:p>97.079808</text:p>
          </table:table-cell>
          <table:table-cell table:formula="of:= ([times_1000000.C857] - [times_1000000.B857]) / 1000000" office:value-type="float" office:value="107.390208" calcext:value-type="float">
            <text:p>107.390208</text:p>
          </table:table-cell>
        </table:table-row>
        <table:table-row table:style-name="ro1">
          <table:table-cell table:formula="of:= [times_10000.A858]" office:value-type="float" office:value="857" calcext:value-type="float">
            <text:p>857</text:p>
          </table:table-cell>
          <table:table-cell table:formula="of:= ([times_10000.C858] - [times_10000.B858]) / 1000000" office:value-type="float" office:value="80.75008" calcext:value-type="float">
            <text:p>80.75008</text:p>
          </table:table-cell>
          <table:table-cell table:formula="of:= ([times_100000.C858] - [times_100000.B858]) / 1000000" office:value-type="float" office:value="96.580096" calcext:value-type="float">
            <text:p>96.580096</text:p>
          </table:table-cell>
          <table:table-cell table:formula="of:= ([times_1000000.C858] - [times_1000000.B858]) / 1000000" office:value-type="float" office:value="107.10016" calcext:value-type="float">
            <text:p>107.10016</text:p>
          </table:table-cell>
        </table:table-row>
        <table:table-row table:style-name="ro1">
          <table:table-cell table:formula="of:= [times_10000.A859]" office:value-type="float" office:value="858" calcext:value-type="float">
            <text:p>858</text:p>
          </table:table-cell>
          <table:table-cell table:formula="of:= ([times_10000.C859] - [times_10000.B859]) / 1000000" office:value-type="float" office:value="80.460032" calcext:value-type="float">
            <text:p>80.460032</text:p>
          </table:table-cell>
          <table:table-cell table:formula="of:= ([times_100000.C859] - [times_100000.B859]) / 1000000" office:value-type="float" office:value="96.240128" calcext:value-type="float">
            <text:p>96.240128</text:p>
          </table:table-cell>
          <table:table-cell table:formula="of:= ([times_1000000.C859] - [times_1000000.B859]) / 1000000" office:value-type="float" office:value="106.909952" calcext:value-type="float">
            <text:p>106.909952</text:p>
          </table:table-cell>
        </table:table-row>
        <table:table-row table:style-name="ro1">
          <table:table-cell table:formula="of:= [times_10000.A860]" office:value-type="float" office:value="859" calcext:value-type="float">
            <text:p>859</text:p>
          </table:table-cell>
          <table:table-cell table:formula="of:= ([times_10000.C860] - [times_10000.B860]) / 1000000" office:value-type="float" office:value="80.130048" calcext:value-type="float">
            <text:p>80.130048</text:p>
          </table:table-cell>
          <table:table-cell table:formula="of:= ([times_100000.C860] - [times_100000.B860]) / 1000000" office:value-type="float" office:value="95.95008" calcext:value-type="float">
            <text:p>95.95008</text:p>
          </table:table-cell>
          <table:table-cell table:formula="of:= ([times_1000000.C860] - [times_1000000.B860]) / 1000000" office:value-type="float" office:value="106.739968" calcext:value-type="float">
            <text:p>106.739968</text:p>
          </table:table-cell>
        </table:table-row>
        <table:table-row table:style-name="ro1">
          <table:table-cell table:formula="of:= [times_10000.A861]" office:value-type="float" office:value="860" calcext:value-type="float">
            <text:p>860</text:p>
          </table:table-cell>
          <table:table-cell table:formula="of:= ([times_10000.C861] - [times_10000.B861]) / 1000000" office:value-type="float" office:value="79.79008" calcext:value-type="float">
            <text:p>79.79008</text:p>
          </table:table-cell>
          <table:table-cell table:formula="of:= ([times_100000.C861] - [times_100000.B861]) / 1000000" office:value-type="float" office:value="95.649792" calcext:value-type="float">
            <text:p>95.649792</text:p>
          </table:table-cell>
          <table:table-cell table:formula="of:= ([times_1000000.C861] - [times_1000000.B861]) / 1000000" office:value-type="float" office:value="106.44992" calcext:value-type="float">
            <text:p>106.44992</text:p>
          </table:table-cell>
        </table:table-row>
        <table:table-row table:style-name="ro1">
          <table:table-cell table:formula="of:= [times_10000.A862]" office:value-type="float" office:value="861" calcext:value-type="float">
            <text:p>861</text:p>
          </table:table-cell>
          <table:table-cell table:formula="of:= ([times_10000.C862] - [times_10000.B862]) / 1000000" office:value-type="float" office:value="79.480064" calcext:value-type="float">
            <text:p>79.480064</text:p>
          </table:table-cell>
          <table:table-cell table:formula="of:= ([times_100000.C862] - [times_100000.B862]) / 1000000" office:value-type="float" office:value="94.430208" calcext:value-type="float">
            <text:p>94.430208</text:p>
          </table:table-cell>
          <table:table-cell table:formula="of:= ([times_1000000.C862] - [times_1000000.B862]) / 1000000" office:value-type="float" office:value="106.159872" calcext:value-type="float">
            <text:p>106.159872</text:p>
          </table:table-cell>
        </table:table-row>
        <table:table-row table:style-name="ro1">
          <table:table-cell table:formula="of:= [times_10000.A863]" office:value-type="float" office:value="862" calcext:value-type="float">
            <text:p>862</text:p>
          </table:table-cell>
          <table:table-cell table:formula="of:= ([times_10000.C863] - [times_10000.B863]) / 1000000" office:value-type="float" office:value="79.059712" calcext:value-type="float">
            <text:p>79.059712</text:p>
          </table:table-cell>
          <table:table-cell table:formula="of:= ([times_100000.C863] - [times_100000.B863]) / 1000000" office:value-type="float" office:value="94.109952" calcext:value-type="float">
            <text:p>94.109952</text:p>
          </table:table-cell>
          <table:table-cell table:formula="of:= ([times_1000000.C863] - [times_1000000.B863]) / 1000000" office:value-type="float" office:value="105.860096" calcext:value-type="float">
            <text:p>105.860096</text:p>
          </table:table-cell>
        </table:table-row>
        <table:table-row table:style-name="ro1">
          <table:table-cell table:formula="of:= [times_10000.A864]" office:value-type="float" office:value="863" calcext:value-type="float">
            <text:p>863</text:p>
          </table:table-cell>
          <table:table-cell table:formula="of:= ([times_10000.C864] - [times_10000.B864]) / 1000000" office:value-type="float" office:value="78.680064" calcext:value-type="float">
            <text:p>78.680064</text:p>
          </table:table-cell>
          <table:table-cell table:formula="of:= ([times_100000.C864] - [times_100000.B864]) / 1000000" office:value-type="float" office:value="93.810176" calcext:value-type="float">
            <text:p>93.810176</text:p>
          </table:table-cell>
          <table:table-cell table:formula="of:= ([times_1000000.C864] - [times_1000000.B864]) / 1000000" office:value-type="float" office:value="105.680128" calcext:value-type="float">
            <text:p>105.680128</text:p>
          </table:table-cell>
        </table:table-row>
        <table:table-row table:style-name="ro1">
          <table:table-cell table:formula="of:= [times_10000.A865]" office:value-type="float" office:value="864" calcext:value-type="float">
            <text:p>864</text:p>
          </table:table-cell>
          <table:table-cell table:formula="of:= ([times_10000.C865] - [times_10000.B865]) / 1000000" office:value-type="float" office:value="78.249984" calcext:value-type="float">
            <text:p>78.249984</text:p>
          </table:table-cell>
          <table:table-cell table:formula="of:= ([times_100000.C865] - [times_100000.B865]) / 1000000" office:value-type="float" office:value="93.520128" calcext:value-type="float">
            <text:p>93.520128</text:p>
          </table:table-cell>
          <table:table-cell table:formula="of:= ([times_1000000.C865] - [times_1000000.B865]) / 1000000" office:value-type="float" office:value="105.689856" calcext:value-type="float">
            <text:p>105.689856</text:p>
          </table:table-cell>
        </table:table-row>
        <table:table-row table:style-name="ro1">
          <table:table-cell table:formula="of:= [times_10000.A866]" office:value-type="float" office:value="865" calcext:value-type="float">
            <text:p>865</text:p>
          </table:table-cell>
          <table:table-cell table:formula="of:= ([times_10000.C866] - [times_10000.B866]) / 1000000" office:value-type="float" office:value="77.940224" calcext:value-type="float">
            <text:p>77.940224</text:p>
          </table:table-cell>
          <table:table-cell table:formula="of:= ([times_100000.C866] - [times_100000.B866]) / 1000000" office:value-type="float" office:value="93.21984" calcext:value-type="float">
            <text:p>93.21984</text:p>
          </table:table-cell>
          <table:table-cell table:formula="of:= ([times_1000000.C866] - [times_1000000.B866]) / 1000000" office:value-type="float" office:value="105.100032" calcext:value-type="float">
            <text:p>105.100032</text:p>
          </table:table-cell>
        </table:table-row>
        <table:table-row table:style-name="ro1">
          <table:table-cell table:formula="of:= [times_10000.A867]" office:value-type="float" office:value="866" calcext:value-type="float">
            <text:p>866</text:p>
          </table:table-cell>
          <table:table-cell table:formula="of:= ([times_10000.C867] - [times_10000.B867]) / 1000000" office:value-type="float" office:value="77.520128" calcext:value-type="float">
            <text:p>77.520128</text:p>
          </table:table-cell>
          <table:table-cell table:formula="of:= ([times_100000.C867] - [times_100000.B867]) / 1000000" office:value-type="float" office:value="92.760064" calcext:value-type="float">
            <text:p>92.760064</text:p>
          </table:table-cell>
          <table:table-cell table:formula="of:= ([times_1000000.C867] - [times_1000000.B867]) / 1000000" office:value-type="float" office:value="104.770048" calcext:value-type="float">
            <text:p>104.770048</text:p>
          </table:table-cell>
        </table:table-row>
        <table:table-row table:style-name="ro1">
          <table:table-cell table:formula="of:= [times_10000.A868]" office:value-type="float" office:value="867" calcext:value-type="float">
            <text:p>867</text:p>
          </table:table-cell>
          <table:table-cell table:formula="of:= ([times_10000.C868] - [times_10000.B868]) / 1000000" office:value-type="float" office:value="77.220096" calcext:value-type="float">
            <text:p>77.220096</text:p>
          </table:table-cell>
          <table:table-cell table:formula="of:= ([times_100000.C868] - [times_100000.B868]) / 1000000" office:value-type="float" office:value="92.339712" calcext:value-type="float">
            <text:p>92.339712</text:p>
          </table:table-cell>
          <table:table-cell table:formula="of:= ([times_1000000.C868] - [times_1000000.B868]) / 1000000" office:value-type="float" office:value="104.480256" calcext:value-type="float">
            <text:p>104.480256</text:p>
          </table:table-cell>
        </table:table-row>
        <table:table-row table:style-name="ro1">
          <table:table-cell table:formula="of:= [times_10000.A869]" office:value-type="float" office:value="868" calcext:value-type="float">
            <text:p>868</text:p>
          </table:table-cell>
          <table:table-cell table:formula="of:= ([times_10000.C869] - [times_10000.B869]) / 1000000" office:value-type="float" office:value="76.879872" calcext:value-type="float">
            <text:p>76.879872</text:p>
          </table:table-cell>
          <table:table-cell table:formula="of:= ([times_100000.C869] - [times_100000.B869]) / 1000000" office:value-type="float" office:value="92.029952" calcext:value-type="float">
            <text:p>92.029952</text:p>
          </table:table-cell>
          <table:table-cell table:formula="of:= ([times_1000000.C869] - [times_1000000.B869]) / 1000000" office:value-type="float" office:value="104.43008" calcext:value-type="float">
            <text:p>104.43008</text:p>
          </table:table-cell>
        </table:table-row>
        <table:table-row table:style-name="ro1">
          <table:table-cell table:formula="of:= [times_10000.A870]" office:value-type="float" office:value="869" calcext:value-type="float">
            <text:p>869</text:p>
          </table:table-cell>
          <table:table-cell table:formula="of:= ([times_10000.C870] - [times_10000.B870]) / 1000000" office:value-type="float" office:value="76.550144" calcext:value-type="float">
            <text:p>76.550144</text:p>
          </table:table-cell>
          <table:table-cell table:formula="of:= ([times_100000.C870] - [times_100000.B870]) / 1000000" office:value-type="float" office:value="91.859968" calcext:value-type="float">
            <text:p>91.859968</text:p>
          </table:table-cell>
          <table:table-cell table:formula="of:= ([times_1000000.C870] - [times_1000000.B870]) / 1000000" office:value-type="float" office:value="104.140032" calcext:value-type="float">
            <text:p>104.140032</text:p>
          </table:table-cell>
        </table:table-row>
        <table:table-row table:style-name="ro1">
          <table:table-cell table:formula="of:= [times_10000.A871]" office:value-type="float" office:value="870" calcext:value-type="float">
            <text:p>870</text:p>
          </table:table-cell>
          <table:table-cell table:formula="of:= ([times_10000.C871] - [times_10000.B871]) / 1000000" office:value-type="float" office:value="76.240128" calcext:value-type="float">
            <text:p>76.240128</text:p>
          </table:table-cell>
          <table:table-cell table:formula="of:= ([times_100000.C871] - [times_100000.B871]) / 1000000" office:value-type="float" office:value="91.84" calcext:value-type="float">
            <text:p>91.84</text:p>
          </table:table-cell>
          <table:table-cell table:formula="of:= ([times_1000000.C871] - [times_1000000.B871]) / 1000000" office:value-type="float" office:value="103.849728" calcext:value-type="float">
            <text:p>103.849728</text:p>
          </table:table-cell>
        </table:table-row>
        <table:table-row table:style-name="ro1">
          <table:table-cell table:formula="of:= [times_10000.A872]" office:value-type="float" office:value="871" calcext:value-type="float">
            <text:p>871</text:p>
          </table:table-cell>
          <table:table-cell table:formula="of:= ([times_10000.C872] - [times_10000.B872]) / 1000000" office:value-type="float" office:value="75.920128" calcext:value-type="float">
            <text:p>75.920128</text:p>
          </table:table-cell>
          <table:table-cell table:formula="of:= ([times_100000.C872] - [times_100000.B872]) / 1000000" office:value-type="float" office:value="91.540224" calcext:value-type="float">
            <text:p>91.540224</text:p>
          </table:table-cell>
          <table:table-cell table:formula="of:= ([times_1000000.C872] - [times_1000000.B872]) / 1000000" office:value-type="float" office:value="103.55968" calcext:value-type="float">
            <text:p>103.55968</text:p>
          </table:table-cell>
        </table:table-row>
        <table:table-row table:style-name="ro1">
          <table:table-cell table:formula="of:= [times_10000.A873]" office:value-type="float" office:value="872" calcext:value-type="float">
            <text:p>872</text:p>
          </table:table-cell>
          <table:table-cell table:formula="of:= ([times_10000.C873] - [times_10000.B873]) / 1000000" office:value-type="float" office:value="75.389952" calcext:value-type="float">
            <text:p>75.389952</text:p>
          </table:table-cell>
          <table:table-cell table:formula="of:= ([times_100000.C873] - [times_100000.B873]) / 1000000" office:value-type="float" office:value="91.26016" calcext:value-type="float">
            <text:p>91.26016</text:p>
          </table:table-cell>
          <table:table-cell table:formula="of:= ([times_1000000.C873] - [times_1000000.B873]) / 1000000" office:value-type="float" office:value="103.369984" calcext:value-type="float">
            <text:p>103.369984</text:p>
          </table:table-cell>
        </table:table-row>
        <table:table-row table:style-name="ro1">
          <table:table-cell table:formula="of:= [times_10000.A874]" office:value-type="float" office:value="873" calcext:value-type="float">
            <text:p>873</text:p>
          </table:table-cell>
          <table:table-cell table:formula="of:= ([times_10000.C874] - [times_10000.B874]) / 1000000" office:value-type="float" office:value="74.950144" calcext:value-type="float">
            <text:p>74.950144</text:p>
          </table:table-cell>
          <table:table-cell table:formula="of:= ([times_100000.C874] - [times_100000.B874]) / 1000000" office:value-type="float" office:value="90.959872" calcext:value-type="float">
            <text:p>90.959872</text:p>
          </table:table-cell>
          <table:table-cell table:formula="of:= ([times_1000000.C874] - [times_1000000.B874]) / 1000000" office:value-type="float" office:value="103.269888" calcext:value-type="float">
            <text:p>103.269888</text:p>
          </table:table-cell>
        </table:table-row>
        <table:table-row table:style-name="ro1">
          <table:table-cell table:formula="of:= [times_10000.A875]" office:value-type="float" office:value="874" calcext:value-type="float">
            <text:p>874</text:p>
          </table:table-cell>
          <table:table-cell table:formula="of:= ([times_10000.C875] - [times_10000.B875]) / 1000000" office:value-type="float" office:value="74.639872" calcext:value-type="float">
            <text:p>74.639872</text:p>
          </table:table-cell>
          <table:table-cell table:formula="of:= ([times_100000.C875] - [times_100000.B875]) / 1000000" office:value-type="float" office:value="90.790144" calcext:value-type="float">
            <text:p>90.790144</text:p>
          </table:table-cell>
          <table:table-cell table:formula="of:= ([times_1000000.C875] - [times_1000000.B875]) / 1000000" office:value-type="float" office:value="102.88" calcext:value-type="float">
            <text:p>102.88</text:p>
          </table:table-cell>
        </table:table-row>
        <table:table-row table:style-name="ro1">
          <table:table-cell table:formula="of:= [times_10000.A876]" office:value-type="float" office:value="875" calcext:value-type="float">
            <text:p>875</text:p>
          </table:table-cell>
          <table:table-cell table:formula="of:= ([times_10000.C876] - [times_10000.B876]) / 1000000" office:value-type="float" office:value="74.320128" calcext:value-type="float">
            <text:p>74.320128</text:p>
          </table:table-cell>
          <table:table-cell table:formula="of:= ([times_100000.C876] - [times_100000.B876]) / 1000000" office:value-type="float" office:value="90.259968" calcext:value-type="float">
            <text:p>90.259968</text:p>
          </table:table-cell>
          <table:table-cell table:formula="of:= ([times_1000000.C876] - [times_1000000.B876]) / 1000000" office:value-type="float" office:value="102.589952" calcext:value-type="float">
            <text:p>102.589952</text:p>
          </table:table-cell>
        </table:table-row>
        <table:table-row table:style-name="ro1">
          <table:table-cell table:formula="of:= [times_10000.A877]" office:value-type="float" office:value="876" calcext:value-type="float">
            <text:p>876</text:p>
          </table:table-cell>
          <table:table-cell table:formula="of:= ([times_10000.C877] - [times_10000.B877]) / 1000000" office:value-type="float" office:value="73.900032" calcext:value-type="float">
            <text:p>73.900032</text:p>
          </table:table-cell>
          <table:table-cell table:formula="of:= ([times_100000.C877] - [times_100000.B877]) / 1000000" office:value-type="float" office:value="89.949952" calcext:value-type="float">
            <text:p>89.949952</text:p>
          </table:table-cell>
          <table:table-cell table:formula="of:= ([times_1000000.C877] - [times_1000000.B877]) / 1000000" office:value-type="float" office:value="102.4" calcext:value-type="float">
            <text:p>102.4</text:p>
          </table:table-cell>
        </table:table-row>
        <table:table-row table:style-name="ro1">
          <table:table-cell table:formula="of:= [times_10000.A878]" office:value-type="float" office:value="877" calcext:value-type="float">
            <text:p>877</text:p>
          </table:table-cell>
          <table:table-cell table:formula="of:= ([times_10000.C878] - [times_10000.B878]) / 1000000" office:value-type="float" office:value="73.490176" calcext:value-type="float">
            <text:p>73.490176</text:p>
          </table:table-cell>
          <table:table-cell table:formula="of:= ([times_100000.C878] - [times_100000.B878]) / 1000000" office:value-type="float" office:value="89.64992" calcext:value-type="float">
            <text:p>89.64992</text:p>
          </table:table-cell>
          <table:table-cell table:formula="of:= ([times_1000000.C878] - [times_1000000.B878]) / 1000000" office:value-type="float" office:value="102.290176" calcext:value-type="float">
            <text:p>102.290176</text:p>
          </table:table-cell>
        </table:table-row>
        <table:table-row table:style-name="ro1">
          <table:table-cell table:formula="of:= [times_10000.A879]" office:value-type="float" office:value="878" calcext:value-type="float">
            <text:p>878</text:p>
          </table:table-cell>
          <table:table-cell table:formula="of:= ([times_10000.C879] - [times_10000.B879]) / 1000000" office:value-type="float" office:value="73.179904" calcext:value-type="float">
            <text:p>73.179904</text:p>
          </table:table-cell>
          <table:table-cell table:formula="of:= ([times_100000.C879] - [times_100000.B879]) / 1000000" office:value-type="float" office:value="89.349888" calcext:value-type="float">
            <text:p>89.349888</text:p>
          </table:table-cell>
          <table:table-cell table:formula="of:= ([times_1000000.C879] - [times_1000000.B879]) / 1000000" office:value-type="float" office:value="101.609984" calcext:value-type="float">
            <text:p>101.609984</text:p>
          </table:table-cell>
        </table:table-row>
        <table:table-row table:style-name="ro1">
          <table:table-cell table:formula="of:= [times_10000.A880]" office:value-type="float" office:value="879" calcext:value-type="float">
            <text:p>879</text:p>
          </table:table-cell>
          <table:table-cell table:formula="of:= ([times_10000.C880] - [times_10000.B880]) / 1000000" office:value-type="float" office:value="72.879872" calcext:value-type="float">
            <text:p>72.879872</text:p>
          </table:table-cell>
          <table:table-cell table:formula="of:= ([times_100000.C880] - [times_100000.B880]) / 1000000" office:value-type="float" office:value="89.07008" calcext:value-type="float">
            <text:p>89.07008</text:p>
          </table:table-cell>
          <table:table-cell table:formula="of:= ([times_1000000.C880] - [times_1000000.B880]) / 1000000" office:value-type="float" office:value="101.379584" calcext:value-type="float">
            <text:p>101.379584</text:p>
          </table:table-cell>
        </table:table-row>
        <table:table-row table:style-name="ro1">
          <table:table-cell table:formula="of:= [times_10000.A881]" office:value-type="float" office:value="880" calcext:value-type="float">
            <text:p>880</text:p>
          </table:table-cell>
          <table:table-cell table:formula="of:= ([times_10000.C881] - [times_10000.B881]) / 1000000" office:value-type="float" office:value="72.559872" calcext:value-type="float">
            <text:p>72.559872</text:p>
          </table:table-cell>
          <table:table-cell table:formula="of:= ([times_100000.C881] - [times_100000.B881]) / 1000000" office:value-type="float" office:value="88.329728" calcext:value-type="float">
            <text:p>88.329728</text:p>
          </table:table-cell>
          <table:table-cell table:formula="of:= ([times_1000000.C881] - [times_1000000.B881]) / 1000000" office:value-type="float" office:value="101.179904" calcext:value-type="float">
            <text:p>101.179904</text:p>
          </table:table-cell>
        </table:table-row>
        <table:table-row table:style-name="ro1">
          <table:table-cell table:formula="of:= [times_10000.A882]" office:value-type="float" office:value="881" calcext:value-type="float">
            <text:p>881</text:p>
          </table:table-cell>
          <table:table-cell table:formula="of:= ([times_10000.C882] - [times_10000.B882]) / 1000000" office:value-type="float" office:value="72.249856" calcext:value-type="float">
            <text:p>72.249856</text:p>
          </table:table-cell>
          <table:table-cell table:formula="of:= ([times_100000.C882] - [times_100000.B882]) / 1000000" office:value-type="float" office:value="88.029952" calcext:value-type="float">
            <text:p>88.029952</text:p>
          </table:table-cell>
          <table:table-cell table:formula="of:= ([times_1000000.C882] - [times_1000000.B882]) / 1000000" office:value-type="float" office:value="101.039872" calcext:value-type="float">
            <text:p>101.039872</text:p>
          </table:table-cell>
        </table:table-row>
        <table:table-row table:style-name="ro1">
          <table:table-cell table:formula="of:= [times_10000.A883]" office:value-type="float" office:value="882" calcext:value-type="float">
            <text:p>882</text:p>
          </table:table-cell>
          <table:table-cell table:formula="of:= ([times_10000.C883] - [times_10000.B883]) / 1000000" office:value-type="float" office:value="71.919872" calcext:value-type="float">
            <text:p>71.919872</text:p>
          </table:table-cell>
          <table:table-cell table:formula="of:= ([times_100000.C883] - [times_100000.B883]) / 1000000" office:value-type="float" office:value="87.869696" calcext:value-type="float">
            <text:p>87.869696</text:p>
          </table:table-cell>
          <table:table-cell table:formula="of:= ([times_1000000.C883] - [times_1000000.B883]) / 1000000" office:value-type="float" office:value="100.989952" calcext:value-type="float">
            <text:p>100.989952</text:p>
          </table:table-cell>
        </table:table-row>
        <table:table-row table:style-name="ro1">
          <table:table-cell table:formula="of:= [times_10000.A884]" office:value-type="float" office:value="883" calcext:value-type="float">
            <text:p>883</text:p>
          </table:table-cell>
          <table:table-cell table:formula="of:= ([times_10000.C884] - [times_10000.B884]) / 1000000" office:value-type="float" office:value="71.589632" calcext:value-type="float">
            <text:p>71.589632</text:p>
          </table:table-cell>
          <table:table-cell table:formula="of:= ([times_100000.C884] - [times_100000.B884]) / 1000000" office:value-type="float" office:value="88.000256" calcext:value-type="float">
            <text:p>88.000256</text:p>
          </table:table-cell>
          <table:table-cell table:formula="of:= ([times_1000000.C884] - [times_1000000.B884]) / 1000000" office:value-type="float" office:value="100.920064" calcext:value-type="float">
            <text:p>100.920064</text:p>
          </table:table-cell>
        </table:table-row>
        <table:table-row table:style-name="ro1">
          <table:table-cell table:formula="of:= [times_10000.A885]" office:value-type="float" office:value="884" calcext:value-type="float">
            <text:p>884</text:p>
          </table:table-cell>
          <table:table-cell table:formula="of:= ([times_10000.C885] - [times_10000.B885]) / 1000000" office:value-type="float" office:value="71.289856" calcext:value-type="float">
            <text:p>71.289856</text:p>
          </table:table-cell>
          <table:table-cell table:formula="of:= ([times_100000.C885] - [times_100000.B885]) / 1000000" office:value-type="float" office:value="88.219904" calcext:value-type="float">
            <text:p>88.219904</text:p>
          </table:table-cell>
          <table:table-cell table:formula="of:= ([times_1000000.C885] - [times_1000000.B885]) / 1000000" office:value-type="float" office:value="100.68992" calcext:value-type="float">
            <text:p>100.68992</text:p>
          </table:table-cell>
        </table:table-row>
        <table:table-row table:style-name="ro1">
          <table:table-cell table:formula="of:= [times_10000.A886]" office:value-type="float" office:value="885" calcext:value-type="float">
            <text:p>885</text:p>
          </table:table-cell>
          <table:table-cell table:formula="of:= ([times_10000.C886] - [times_10000.B886]) / 1000000" office:value-type="float" office:value="70.960128" calcext:value-type="float">
            <text:p>70.960128</text:p>
          </table:table-cell>
          <table:table-cell table:formula="of:= ([times_100000.C886] - [times_100000.B886]) / 1000000" office:value-type="float" office:value="88.11008" calcext:value-type="float">
            <text:p>88.11008</text:p>
          </table:table-cell>
          <table:table-cell table:formula="of:= ([times_1000000.C886] - [times_1000000.B886]) / 1000000" office:value-type="float" office:value="100.390144" calcext:value-type="float">
            <text:p>100.390144</text:p>
          </table:table-cell>
        </table:table-row>
        <table:table-row table:style-name="ro1">
          <table:table-cell table:formula="of:= [times_10000.A887]" office:value-type="float" office:value="886" calcext:value-type="float">
            <text:p>886</text:p>
          </table:table-cell>
          <table:table-cell table:formula="of:= ([times_10000.C887] - [times_10000.B887]) / 1000000" office:value-type="float" office:value="70.660096" calcext:value-type="float">
            <text:p>70.660096</text:p>
          </table:table-cell>
          <table:table-cell table:formula="of:= ([times_100000.C887] - [times_100000.B887]) / 1000000" office:value-type="float" office:value="86.72" calcext:value-type="float">
            <text:p>86.72</text:p>
          </table:table-cell>
          <table:table-cell table:formula="of:= ([times_1000000.C887] - [times_1000000.B887]) / 1000000" office:value-type="float" office:value="100.199936" calcext:value-type="float">
            <text:p>100.199936</text:p>
          </table:table-cell>
        </table:table-row>
        <table:table-row table:style-name="ro1">
          <table:table-cell table:formula="of:= [times_10000.A888]" office:value-type="float" office:value="887" calcext:value-type="float">
            <text:p>887</text:p>
          </table:table-cell>
          <table:table-cell table:formula="of:= ([times_10000.C888] - [times_10000.B888]) / 1000000" office:value-type="float" office:value="70.24" calcext:value-type="float">
            <text:p>70.24</text:p>
          </table:table-cell>
          <table:table-cell table:formula="of:= ([times_100000.C888] - [times_100000.B888]) / 1000000" office:value-type="float" office:value="86.200064" calcext:value-type="float">
            <text:p>86.200064</text:p>
          </table:table-cell>
          <table:table-cell table:formula="of:= ([times_1000000.C888] - [times_1000000.B888]) / 1000000" office:value-type="float" office:value="100.029952" calcext:value-type="float">
            <text:p>100.029952</text:p>
          </table:table-cell>
        </table:table-row>
        <table:table-row table:style-name="ro1">
          <table:table-cell table:formula="of:= [times_10000.A889]" office:value-type="float" office:value="888" calcext:value-type="float">
            <text:p>888</text:p>
          </table:table-cell>
          <table:table-cell table:formula="of:= ([times_10000.C889] - [times_10000.B889]) / 1000000" office:value-type="float" office:value="69.939968" calcext:value-type="float">
            <text:p>69.939968</text:p>
          </table:table-cell>
          <table:table-cell table:formula="of:= ([times_100000.C889] - [times_100000.B889]) / 1000000" office:value-type="float" office:value="85.53984" calcext:value-type="float">
            <text:p>85.53984</text:p>
          </table:table-cell>
          <table:table-cell table:formula="of:= ([times_1000000.C889] - [times_1000000.B889]) / 1000000" office:value-type="float" office:value="99.389952" calcext:value-type="float">
            <text:p>99.389952</text:p>
          </table:table-cell>
        </table:table-row>
        <table:table-row table:style-name="ro1">
          <table:table-cell table:formula="of:= [times_10000.A890]" office:value-type="float" office:value="889" calcext:value-type="float">
            <text:p>889</text:p>
          </table:table-cell>
          <table:table-cell table:formula="of:= ([times_10000.C890] - [times_10000.B890]) / 1000000" office:value-type="float" office:value="69.63968" calcext:value-type="float">
            <text:p>69.63968</text:p>
          </table:table-cell>
          <table:table-cell table:formula="of:= ([times_100000.C890] - [times_100000.B890]) / 1000000" office:value-type="float" office:value="85.200128" calcext:value-type="float">
            <text:p>85.200128</text:p>
          </table:table-cell>
          <table:table-cell table:formula="of:= ([times_1000000.C890] - [times_1000000.B890]) / 1000000" office:value-type="float" office:value="99.190016" calcext:value-type="float">
            <text:p>99.190016</text:p>
          </table:table-cell>
        </table:table-row>
        <table:table-row table:style-name="ro1">
          <table:table-cell table:formula="of:= [times_10000.A891]" office:value-type="float" office:value="890" calcext:value-type="float">
            <text:p>890</text:p>
          </table:table-cell>
          <table:table-cell table:formula="of:= ([times_10000.C891] - [times_10000.B891]) / 1000000" office:value-type="float" office:value="69.309696" calcext:value-type="float">
            <text:p>69.309696</text:p>
          </table:table-cell>
          <table:table-cell table:formula="of:= ([times_100000.C891] - [times_100000.B891]) / 1000000" office:value-type="float" office:value="84.86016" calcext:value-type="float">
            <text:p>84.86016</text:p>
          </table:table-cell>
          <table:table-cell table:formula="of:= ([times_1000000.C891] - [times_1000000.B891]) / 1000000" office:value-type="float" office:value="98.850048" calcext:value-type="float">
            <text:p>98.850048</text:p>
          </table:table-cell>
        </table:table-row>
        <table:table-row table:style-name="ro1">
          <table:table-cell table:formula="of:= [times_10000.A892]" office:value-type="float" office:value="891" calcext:value-type="float">
            <text:p>891</text:p>
          </table:table-cell>
          <table:table-cell table:formula="of:= ([times_10000.C892] - [times_10000.B892]) / 1000000" office:value-type="float" office:value="69.00992" calcext:value-type="float">
            <text:p>69.00992</text:p>
          </table:table-cell>
          <table:table-cell table:formula="of:= ([times_100000.C892] - [times_100000.B892]) / 1000000" office:value-type="float" office:value="84.559872" calcext:value-type="float">
            <text:p>84.559872</text:p>
          </table:table-cell>
          <table:table-cell table:formula="of:= ([times_1000000.C892] - [times_1000000.B892]) / 1000000" office:value-type="float" office:value="98.180096" calcext:value-type="float">
            <text:p>98.180096</text:p>
          </table:table-cell>
        </table:table-row>
        <table:table-row table:style-name="ro1">
          <table:table-cell table:formula="of:= [times_10000.A893]" office:value-type="float" office:value="892" calcext:value-type="float">
            <text:p>892</text:p>
          </table:table-cell>
          <table:table-cell table:formula="of:= ([times_10000.C893] - [times_10000.B893]) / 1000000" office:value-type="float" office:value="68.720128" calcext:value-type="float">
            <text:p>68.720128</text:p>
          </table:table-cell>
          <table:table-cell table:formula="of:= ([times_100000.C893] - [times_100000.B893]) / 1000000" office:value-type="float" office:value="84.580096" calcext:value-type="float">
            <text:p>84.580096</text:p>
          </table:table-cell>
          <table:table-cell table:formula="of:= ([times_1000000.C893] - [times_1000000.B893]) / 1000000" office:value-type="float" office:value="97.989888" calcext:value-type="float">
            <text:p>97.989888</text:p>
          </table:table-cell>
        </table:table-row>
        <table:table-row table:style-name="ro1">
          <table:table-cell table:formula="of:= [times_10000.A894]" office:value-type="float" office:value="893" calcext:value-type="float">
            <text:p>893</text:p>
          </table:table-cell>
          <table:table-cell table:formula="of:= ([times_10000.C894] - [times_10000.B894]) / 1000000" office:value-type="float" office:value="68.420096" calcext:value-type="float">
            <text:p>68.420096</text:p>
          </table:table-cell>
          <table:table-cell table:formula="of:= ([times_100000.C894] - [times_100000.B894]) / 1000000" office:value-type="float" office:value="84.300032" calcext:value-type="float">
            <text:p>84.300032</text:p>
          </table:table-cell>
          <table:table-cell table:formula="of:= ([times_1000000.C894] - [times_1000000.B894]) / 1000000" office:value-type="float" office:value="97.720064" calcext:value-type="float">
            <text:p>97.720064</text:p>
          </table:table-cell>
        </table:table-row>
        <table:table-row table:style-name="ro1">
          <table:table-cell table:formula="of:= [times_10000.A895]" office:value-type="float" office:value="894" calcext:value-type="float">
            <text:p>894</text:p>
          </table:table-cell>
          <table:table-cell table:formula="of:= ([times_10000.C895] - [times_10000.B895]) / 1000000" office:value-type="float" office:value="68.120064" calcext:value-type="float">
            <text:p>68.120064</text:p>
          </table:table-cell>
          <table:table-cell table:formula="of:= ([times_100000.C895] - [times_100000.B895]) / 1000000" office:value-type="float" office:value="83.450112" calcext:value-type="float">
            <text:p>83.450112</text:p>
          </table:table-cell>
          <table:table-cell table:formula="of:= ([times_1000000.C895] - [times_1000000.B895]) / 1000000" office:value-type="float" office:value="102.17984" calcext:value-type="float">
            <text:p>102.17984</text:p>
          </table:table-cell>
        </table:table-row>
        <table:table-row table:style-name="ro1">
          <table:table-cell table:formula="of:= [times_10000.A896]" office:value-type="float" office:value="895" calcext:value-type="float">
            <text:p>895</text:p>
          </table:table-cell>
          <table:table-cell table:formula="of:= ([times_10000.C896] - [times_10000.B896]) / 1000000" office:value-type="float" office:value="67.699712" calcext:value-type="float">
            <text:p>67.699712</text:p>
          </table:table-cell>
          <table:table-cell table:formula="of:= ([times_100000.C896] - [times_100000.B896]) / 1000000" office:value-type="float" office:value="83.130112" calcext:value-type="float">
            <text:p>83.130112</text:p>
          </table:table-cell>
          <table:table-cell table:formula="of:= ([times_1000000.C896] - [times_1000000.B896]) / 1000000" office:value-type="float" office:value="102.060032" calcext:value-type="float">
            <text:p>102.060032</text:p>
          </table:table-cell>
        </table:table-row>
        <table:table-row table:style-name="ro1">
          <table:table-cell table:formula="of:= [times_10000.A897]" office:value-type="float" office:value="896" calcext:value-type="float">
            <text:p>896</text:p>
          </table:table-cell>
          <table:table-cell table:formula="of:= ([times_10000.C897] - [times_10000.B897]) / 1000000" office:value-type="float" office:value="67.399936" calcext:value-type="float">
            <text:p>67.399936</text:p>
          </table:table-cell>
          <table:table-cell table:formula="of:= ([times_100000.C897] - [times_100000.B897]) / 1000000" office:value-type="float" office:value="82.840064" calcext:value-type="float">
            <text:p>82.840064</text:p>
          </table:table-cell>
          <table:table-cell table:formula="of:= ([times_1000000.C897] - [times_1000000.B897]) / 1000000" office:value-type="float" office:value="101.769984" calcext:value-type="float">
            <text:p>101.769984</text:p>
          </table:table-cell>
        </table:table-row>
        <table:table-row table:style-name="ro1">
          <table:table-cell table:formula="of:= [times_10000.A898]" office:value-type="float" office:value="897" calcext:value-type="float">
            <text:p>897</text:p>
          </table:table-cell>
          <table:table-cell table:formula="of:= ([times_10000.C898] - [times_10000.B898]) / 1000000" office:value-type="float" office:value="67.099904" calcext:value-type="float">
            <text:p>67.099904</text:p>
          </table:table-cell>
          <table:table-cell table:formula="of:= ([times_100000.C898] - [times_100000.B898]) / 1000000" office:value-type="float" office:value="82.540288" calcext:value-type="float">
            <text:p>82.540288</text:p>
          </table:table-cell>
          <table:table-cell table:formula="of:= ([times_1000000.C898] - [times_1000000.B898]) / 1000000" office:value-type="float" office:value="101.580288" calcext:value-type="float">
            <text:p>101.580288</text:p>
          </table:table-cell>
        </table:table-row>
        <table:table-row table:style-name="ro1">
          <table:table-cell table:formula="of:= [times_10000.A899]" office:value-type="float" office:value="898" calcext:value-type="float">
            <text:p>898</text:p>
          </table:table-cell>
          <table:table-cell table:formula="of:= ([times_10000.C899] - [times_10000.B899]) / 1000000" office:value-type="float" office:value="66.799872" calcext:value-type="float">
            <text:p>66.799872</text:p>
          </table:table-cell>
          <table:table-cell table:formula="of:= ([times_100000.C899] - [times_100000.B899]) / 1000000" office:value-type="float" office:value="82.369792" calcext:value-type="float">
            <text:p>82.369792</text:p>
          </table:table-cell>
          <table:table-cell table:formula="of:= ([times_1000000.C899] - [times_1000000.B899]) / 1000000" office:value-type="float" office:value="100.290048" calcext:value-type="float">
            <text:p>100.290048</text:p>
          </table:table-cell>
        </table:table-row>
        <table:table-row table:style-name="ro1">
          <table:table-cell table:formula="of:= [times_10000.A900]" office:value-type="float" office:value="899" calcext:value-type="float">
            <text:p>899</text:p>
          </table:table-cell>
          <table:table-cell table:formula="of:= ([times_10000.C900] - [times_10000.B900]) / 1000000" office:value-type="float" office:value="66.51008" calcext:value-type="float">
            <text:p>66.51008</text:p>
          </table:table-cell>
          <table:table-cell table:formula="of:= ([times_100000.C900] - [times_100000.B900]) / 1000000" office:value-type="float" office:value="82.800128" calcext:value-type="float">
            <text:p>82.800128</text:p>
          </table:table-cell>
          <table:table-cell table:formula="of:= ([times_1000000.C900] - [times_1000000.B900]) / 1000000" office:value-type="float" office:value="100.160256" calcext:value-type="float">
            <text:p>100.160256</text:p>
          </table:table-cell>
        </table:table-row>
        <table:table-row table:style-name="ro1">
          <table:table-cell table:formula="of:= [times_10000.A901]" office:value-type="float" office:value="900" calcext:value-type="float">
            <text:p>900</text:p>
          </table:table-cell>
          <table:table-cell table:formula="of:= ([times_10000.C901] - [times_10000.B901]) / 1000000" office:value-type="float" office:value="66.100224" calcext:value-type="float">
            <text:p>66.100224</text:p>
          </table:table-cell>
          <table:table-cell table:formula="of:= ([times_100000.C901] - [times_100000.B901]) / 1000000" office:value-type="float" office:value="82.46016" calcext:value-type="float">
            <text:p>82.46016</text:p>
          </table:table-cell>
          <table:table-cell table:formula="of:= ([times_1000000.C901] - [times_1000000.B901]) / 1000000" office:value-type="float" office:value="100" calcext:value-type="float">
            <text:p>100</text:p>
          </table:table-cell>
        </table:table-row>
        <table:table-row table:style-name="ro1">
          <table:table-cell table:formula="of:= [times_10000.A902]" office:value-type="float" office:value="901" calcext:value-type="float">
            <text:p>901</text:p>
          </table:table-cell>
          <table:table-cell table:formula="of:= ([times_10000.C902] - [times_10000.B902]) / 1000000" office:value-type="float" office:value="65.790208" calcext:value-type="float">
            <text:p>65.790208</text:p>
          </table:table-cell>
          <table:table-cell table:formula="of:= ([times_100000.C902] - [times_100000.B902]) / 1000000" office:value-type="float" office:value="82.159872" calcext:value-type="float">
            <text:p>82.159872</text:p>
          </table:table-cell>
          <table:table-cell table:formula="of:= ([times_1000000.C902] - [times_1000000.B902]) / 1000000" office:value-type="float" office:value="99.529984" calcext:value-type="float">
            <text:p>99.529984</text:p>
          </table:table-cell>
        </table:table-row>
        <table:table-row table:style-name="ro1">
          <table:table-cell table:formula="of:= [times_10000.A903]" office:value-type="float" office:value="902" calcext:value-type="float">
            <text:p>902</text:p>
          </table:table-cell>
          <table:table-cell table:formula="of:= ([times_10000.C903] - [times_10000.B903]) / 1000000" office:value-type="float" office:value="65.459968" calcext:value-type="float">
            <text:p>65.459968</text:p>
          </table:table-cell>
          <table:table-cell table:formula="of:= ([times_100000.C903] - [times_100000.B903]) / 1000000" office:value-type="float" office:value="81.87008" calcext:value-type="float">
            <text:p>81.87008</text:p>
          </table:table-cell>
          <table:table-cell table:formula="of:= ([times_1000000.C903] - [times_1000000.B903]) / 1000000" office:value-type="float" office:value="99.47008" calcext:value-type="float">
            <text:p>99.47008</text:p>
          </table:table-cell>
        </table:table-row>
        <table:table-row table:style-name="ro1">
          <table:table-cell table:formula="of:= [times_10000.A904]" office:value-type="float" office:value="903" calcext:value-type="float">
            <text:p>903</text:p>
          </table:table-cell>
          <table:table-cell table:formula="of:= ([times_10000.C904] - [times_10000.B904]) / 1000000" office:value-type="float" office:value="64.879872" calcext:value-type="float">
            <text:p>64.879872</text:p>
          </table:table-cell>
          <table:table-cell table:formula="of:= ([times_100000.C904] - [times_100000.B904]) / 1000000" office:value-type="float" office:value="81.570048" calcext:value-type="float">
            <text:p>81.570048</text:p>
          </table:table-cell>
          <table:table-cell table:formula="of:= ([times_1000000.C904] - [times_1000000.B904]) / 1000000" office:value-type="float" office:value="99.279872" calcext:value-type="float">
            <text:p>99.279872</text:p>
          </table:table-cell>
        </table:table-row>
        <table:table-row table:style-name="ro1">
          <table:table-cell table:formula="of:= [times_10000.A905]" office:value-type="float" office:value="904" calcext:value-type="float">
            <text:p>904</text:p>
          </table:table-cell>
          <table:table-cell table:formula="of:= ([times_10000.C905] - [times_10000.B905]) / 1000000" office:value-type="float" office:value="64.48" calcext:value-type="float">
            <text:p>64.48</text:p>
          </table:table-cell>
          <table:table-cell table:formula="of:= ([times_100000.C905] - [times_100000.B905]) / 1000000" office:value-type="float" office:value="81.28" calcext:value-type="float">
            <text:p>81.28</text:p>
          </table:table-cell>
          <table:table-cell table:formula="of:= ([times_1000000.C905] - [times_1000000.B905]) / 1000000" office:value-type="float" office:value="98.999808" calcext:value-type="float">
            <text:p>98.999808</text:p>
          </table:table-cell>
        </table:table-row>
        <table:table-row table:style-name="ro1">
          <table:table-cell table:formula="of:= [times_10000.A906]" office:value-type="float" office:value="905" calcext:value-type="float">
            <text:p>905</text:p>
          </table:table-cell>
          <table:table-cell table:formula="of:= ([times_10000.C906] - [times_10000.B906]) / 1000000" office:value-type="float" office:value="64.159744" calcext:value-type="float">
            <text:p>64.159744</text:p>
          </table:table-cell>
          <table:table-cell table:formula="of:= ([times_100000.C906] - [times_100000.B906]) / 1000000" office:value-type="float" office:value="80.339968" calcext:value-type="float">
            <text:p>80.339968</text:p>
          </table:table-cell>
          <table:table-cell table:formula="of:= ([times_1000000.C906] - [times_1000000.B906]) / 1000000" office:value-type="float" office:value="98.820096" calcext:value-type="float">
            <text:p>98.820096</text:p>
          </table:table-cell>
        </table:table-row>
        <table:table-row table:style-name="ro1">
          <table:table-cell table:formula="of:= [times_10000.A907]" office:value-type="float" office:value="906" calcext:value-type="float">
            <text:p>906</text:p>
          </table:table-cell>
          <table:table-cell table:formula="of:= ([times_10000.C907] - [times_10000.B907]) / 1000000" office:value-type="float" office:value="63.719936" calcext:value-type="float">
            <text:p>63.719936</text:p>
          </table:table-cell>
          <table:table-cell table:formula="of:= ([times_100000.C907] - [times_100000.B907]) / 1000000" office:value-type="float" office:value="80.040192" calcext:value-type="float">
            <text:p>80.040192</text:p>
          </table:table-cell>
          <table:table-cell table:formula="of:= ([times_1000000.C907] - [times_1000000.B907]) / 1000000" office:value-type="float" office:value="98.619904" calcext:value-type="float">
            <text:p>98.619904</text:p>
          </table:table-cell>
        </table:table-row>
        <table:table-row table:style-name="ro1">
          <table:table-cell table:formula="of:= [times_10000.A908]" office:value-type="float" office:value="907" calcext:value-type="float">
            <text:p>907</text:p>
          </table:table-cell>
          <table:table-cell table:formula="of:= ([times_10000.C908] - [times_10000.B908]) / 1000000" office:value-type="float" office:value="63.290112" calcext:value-type="float">
            <text:p>63.290112</text:p>
          </table:table-cell>
          <table:table-cell table:formula="of:= ([times_100000.C908] - [times_100000.B908]) / 1000000" office:value-type="float" office:value="79.699968" calcext:value-type="float">
            <text:p>79.699968</text:p>
          </table:table-cell>
          <table:table-cell table:formula="of:= ([times_1000000.C908] - [times_1000000.B908]) / 1000000" office:value-type="float" office:value="98.439936" calcext:value-type="float">
            <text:p>98.439936</text:p>
          </table:table-cell>
        </table:table-row>
        <table:table-row table:style-name="ro1">
          <table:table-cell table:formula="of:= [times_10000.A909]" office:value-type="float" office:value="908" calcext:value-type="float">
            <text:p>908</text:p>
          </table:table-cell>
          <table:table-cell table:formula="of:= ([times_10000.C909] - [times_10000.B909]) / 1000000" office:value-type="float" office:value="62.99008" calcext:value-type="float">
            <text:p>62.99008</text:p>
          </table:table-cell>
          <table:table-cell table:formula="of:= ([times_100000.C909] - [times_100000.B909]) / 1000000" office:value-type="float" office:value="79.410176" calcext:value-type="float">
            <text:p>79.410176</text:p>
          </table:table-cell>
          <table:table-cell table:formula="of:= ([times_1000000.C909] - [times_1000000.B909]) / 1000000" office:value-type="float" office:value="97.080064" calcext:value-type="float">
            <text:p>97.080064</text:p>
          </table:table-cell>
        </table:table-row>
        <table:table-row table:style-name="ro1">
          <table:table-cell table:formula="of:= [times_10000.A910]" office:value-type="float" office:value="909" calcext:value-type="float">
            <text:p>909</text:p>
          </table:table-cell>
          <table:table-cell table:formula="of:= ([times_10000.C910] - [times_10000.B910]) / 1000000" office:value-type="float" office:value="62.599936" calcext:value-type="float">
            <text:p>62.599936</text:p>
          </table:table-cell>
          <table:table-cell table:formula="of:= ([times_100000.C910] - [times_100000.B910]) / 1000000" office:value-type="float" office:value="79.120128" calcext:value-type="float">
            <text:p>79.120128</text:p>
          </table:table-cell>
          <table:table-cell table:formula="of:= ([times_1000000.C910] - [times_1000000.B910]) / 1000000" office:value-type="float" office:value="96.830208" calcext:value-type="float">
            <text:p>96.830208</text:p>
          </table:table-cell>
        </table:table-row>
        <table:table-row table:style-name="ro1">
          <table:table-cell table:formula="of:= [times_10000.A911]" office:value-type="float" office:value="910" calcext:value-type="float">
            <text:p>910</text:p>
          </table:table-cell>
          <table:table-cell table:formula="of:= ([times_10000.C911] - [times_10000.B911]) / 1000000" office:value-type="float" office:value="61.92" calcext:value-type="float">
            <text:p>61.92</text:p>
          </table:table-cell>
          <table:table-cell table:formula="of:= ([times_100000.C911] - [times_100000.B911]) / 1000000" office:value-type="float" office:value="78.820096" calcext:value-type="float">
            <text:p>78.820096</text:p>
          </table:table-cell>
          <table:table-cell table:formula="of:= ([times_1000000.C911] - [times_1000000.B911]) / 1000000" office:value-type="float" office:value="96.48" calcext:value-type="float">
            <text:p>96.48</text:p>
          </table:table-cell>
        </table:table-row>
        <table:table-row table:style-name="ro1">
          <table:table-cell table:formula="of:= [times_10000.A912]" office:value-type="float" office:value="911" calcext:value-type="float">
            <text:p>911</text:p>
          </table:table-cell>
          <table:table-cell table:formula="of:= ([times_10000.C912] - [times_10000.B912]) / 1000000" office:value-type="float" office:value="61.48992" calcext:value-type="float">
            <text:p>61.48992</text:p>
          </table:table-cell>
          <table:table-cell table:formula="of:= ([times_100000.C912] - [times_100000.B912]) / 1000000" office:value-type="float" office:value="78.490112" calcext:value-type="float">
            <text:p>78.490112</text:p>
          </table:table-cell>
          <table:table-cell table:formula="of:= ([times_1000000.C912] - [times_1000000.B912]) / 1000000" office:value-type="float" office:value="96.429824" calcext:value-type="float">
            <text:p>96.429824</text:p>
          </table:table-cell>
        </table:table-row>
        <table:table-row table:style-name="ro1">
          <table:table-cell table:formula="of:= [times_10000.A913]" office:value-type="float" office:value="912" calcext:value-type="float">
            <text:p>912</text:p>
          </table:table-cell>
          <table:table-cell table:formula="of:= ([times_10000.C913] - [times_10000.B913]) / 1000000" office:value-type="float" office:value="60.879872" calcext:value-type="float">
            <text:p>60.879872</text:p>
          </table:table-cell>
          <table:table-cell table:formula="of:= ([times_100000.C913] - [times_100000.B913]) / 1000000" office:value-type="float" office:value="78.200064" calcext:value-type="float">
            <text:p>78.200064</text:p>
          </table:table-cell>
          <table:table-cell table:formula="of:= ([times_1000000.C913] - [times_1000000.B913]) / 1000000" office:value-type="float" office:value="96.359936" calcext:value-type="float">
            <text:p>96.359936</text:p>
          </table:table-cell>
        </table:table-row>
        <table:table-row table:style-name="ro1">
          <table:table-cell table:formula="of:= [times_10000.A914]" office:value-type="float" office:value="913" calcext:value-type="float">
            <text:p>913</text:p>
          </table:table-cell>
          <table:table-cell table:formula="of:= ([times_10000.C914] - [times_10000.B914]) / 1000000" office:value-type="float" office:value="60.38016" calcext:value-type="float">
            <text:p>60.38016</text:p>
          </table:table-cell>
          <table:table-cell table:formula="of:= ([times_100000.C914] - [times_100000.B914]) / 1000000" office:value-type="float" office:value="77.900288" calcext:value-type="float">
            <text:p>77.900288</text:p>
          </table:table-cell>
          <table:table-cell table:formula="of:= ([times_1000000.C914] - [times_1000000.B914]) / 1000000" office:value-type="float" office:value="96.059904" calcext:value-type="float">
            <text:p>96.059904</text:p>
          </table:table-cell>
        </table:table-row>
        <table:table-row table:style-name="ro1">
          <table:table-cell table:formula="of:= [times_10000.A915]" office:value-type="float" office:value="914" calcext:value-type="float">
            <text:p>914</text:p>
          </table:table-cell>
          <table:table-cell table:formula="of:= ([times_10000.C915] - [times_10000.B915]) / 1000000" office:value-type="float" office:value="59.830016" calcext:value-type="float">
            <text:p>59.830016</text:p>
          </table:table-cell>
          <table:table-cell table:formula="of:= ([times_100000.C915] - [times_100000.B915]) / 1000000" office:value-type="float" office:value="77.74976" calcext:value-type="float">
            <text:p>77.74976</text:p>
          </table:table-cell>
          <table:table-cell table:formula="of:= ([times_1000000.C915] - [times_1000000.B915]) / 1000000" office:value-type="float" office:value="95.7696" calcext:value-type="float">
            <text:p>95.7696</text:p>
          </table:table-cell>
        </table:table-row>
        <table:table-row table:style-name="ro1">
          <table:table-cell table:formula="of:= [times_10000.A916]" office:value-type="float" office:value="915" calcext:value-type="float">
            <text:p>915</text:p>
          </table:table-cell>
          <table:table-cell table:formula="of:= ([times_10000.C916] - [times_10000.B916]) / 1000000" office:value-type="float" office:value="52.189952" calcext:value-type="float">
            <text:p>52.189952</text:p>
          </table:table-cell>
          <table:table-cell table:formula="of:= ([times_100000.C916] - [times_100000.B916]) / 1000000" office:value-type="float" office:value="78.050048" calcext:value-type="float">
            <text:p>78.050048</text:p>
          </table:table-cell>
          <table:table-cell table:formula="of:= ([times_1000000.C916] - [times_1000000.B916]) / 1000000" office:value-type="float" office:value="94.829824" calcext:value-type="float">
            <text:p>94.829824</text:p>
          </table:table-cell>
        </table:table-row>
        <table:table-row table:style-name="ro1">
          <table:table-cell table:formula="of:= [times_10000.A917]" office:value-type="float" office:value="916" calcext:value-type="float">
            <text:p>916</text:p>
          </table:table-cell>
          <table:table-cell table:formula="of:= ([times_10000.C917] - [times_10000.B917]) / 1000000" office:value-type="float" office:value="51.869952" calcext:value-type="float">
            <text:p>51.869952</text:p>
          </table:table-cell>
          <table:table-cell table:formula="of:= ([times_100000.C917] - [times_100000.B917]) / 1000000" office:value-type="float" office:value="77.690112" calcext:value-type="float">
            <text:p>77.690112</text:p>
          </table:table-cell>
          <table:table-cell table:formula="of:= ([times_1000000.C917] - [times_1000000.B917]) / 1000000" office:value-type="float" office:value="94.62016" calcext:value-type="float">
            <text:p>94.62016</text:p>
          </table:table-cell>
        </table:table-row>
        <table:table-row table:style-name="ro1">
          <table:table-cell table:formula="of:= [times_10000.A918]" office:value-type="float" office:value="917" calcext:value-type="float">
            <text:p>917</text:p>
          </table:table-cell>
          <table:table-cell table:formula="of:= ([times_10000.C918] - [times_10000.B918]) / 1000000" office:value-type="float" office:value="51.270144" calcext:value-type="float">
            <text:p>51.270144</text:p>
          </table:table-cell>
          <table:table-cell table:formula="of:= ([times_100000.C918] - [times_100000.B918]) / 1000000" office:value-type="float" office:value="77.399808" calcext:value-type="float">
            <text:p>77.399808</text:p>
          </table:table-cell>
          <table:table-cell table:formula="of:= ([times_1000000.C918] - [times_1000000.B918]) / 1000000" office:value-type="float" office:value="94.330112" calcext:value-type="float">
            <text:p>94.330112</text:p>
          </table:table-cell>
        </table:table-row>
        <table:table-row table:style-name="ro1">
          <table:table-cell table:formula="of:= [times_10000.A919]" office:value-type="float" office:value="918" calcext:value-type="float">
            <text:p>918</text:p>
          </table:table-cell>
          <table:table-cell table:formula="of:= ([times_10000.C919] - [times_10000.B919]) / 1000000" office:value-type="float" office:value="49.400064" calcext:value-type="float">
            <text:p>49.400064</text:p>
          </table:table-cell>
          <table:table-cell table:formula="of:= ([times_100000.C919] - [times_100000.B919]) / 1000000" office:value-type="float" office:value="77.099776" calcext:value-type="float">
            <text:p>77.099776</text:p>
          </table:table-cell>
          <table:table-cell table:formula="of:= ([times_1000000.C919] - [times_1000000.B919]) / 1000000" office:value-type="float" office:value="94.039808" calcext:value-type="float">
            <text:p>94.039808</text:p>
          </table:table-cell>
        </table:table-row>
        <table:table-row table:style-name="ro1">
          <table:table-cell table:formula="of:= [times_10000.A920]" office:value-type="float" office:value="919" calcext:value-type="float">
            <text:p>919</text:p>
          </table:table-cell>
          <table:table-cell table:formula="of:= ([times_10000.C920] - [times_10000.B920]) / 1000000" office:value-type="float" office:value="48.989952" calcext:value-type="float">
            <text:p>48.989952</text:p>
          </table:table-cell>
          <table:table-cell table:formula="of:= ([times_100000.C920] - [times_100000.B920]) / 1000000" office:value-type="float" office:value="76.809984" calcext:value-type="float">
            <text:p>76.809984</text:p>
          </table:table-cell>
          <table:table-cell table:formula="of:= ([times_1000000.C920] - [times_1000000.B920]) / 1000000" office:value-type="float" office:value="93.64992" calcext:value-type="float">
            <text:p>93.64992</text:p>
          </table:table-cell>
        </table:table-row>
        <table:table-row table:style-name="ro1">
          <table:table-cell table:formula="of:= [times_10000.A921]" office:value-type="float" office:value="920" calcext:value-type="float">
            <text:p>920</text:p>
          </table:table-cell>
          <table:table-cell table:formula="of:= ([times_10000.C921] - [times_10000.B921]) / 1000000" office:value-type="float" office:value="48.680192" calcext:value-type="float">
            <text:p>48.680192</text:p>
          </table:table-cell>
          <table:table-cell table:formula="of:= ([times_100000.C921] - [times_100000.B921]) / 1000000" office:value-type="float" office:value="76.510208" calcext:value-type="float">
            <text:p>76.510208</text:p>
          </table:table-cell>
          <table:table-cell table:formula="of:= ([times_1000000.C921] - [times_1000000.B921]) / 1000000" office:value-type="float" office:value="93.339904" calcext:value-type="float">
            <text:p>93.339904</text:p>
          </table:table-cell>
        </table:table-row>
        <table:table-row table:style-name="ro1">
          <table:table-cell table:formula="of:= [times_10000.A922]" office:value-type="float" office:value="921" calcext:value-type="float">
            <text:p>921</text:p>
          </table:table-cell>
          <table:table-cell table:formula="of:= ([times_10000.C922] - [times_10000.B922]) / 1000000" office:value-type="float" office:value="48.350208" calcext:value-type="float">
            <text:p>48.350208</text:p>
          </table:table-cell>
          <table:table-cell table:formula="of:= ([times_100000.C922] - [times_100000.B922]) / 1000000" office:value-type="float" office:value="75.990272" calcext:value-type="float">
            <text:p>75.990272</text:p>
          </table:table-cell>
          <table:table-cell table:formula="of:= ([times_1000000.C922] - [times_1000000.B922]) / 1000000" office:value-type="float" office:value="93.890048" calcext:value-type="float">
            <text:p>93.890048</text:p>
          </table:table-cell>
        </table:table-row>
        <table:table-row table:style-name="ro1">
          <table:table-cell table:formula="of:= [times_10000.A923]" office:value-type="float" office:value="922" calcext:value-type="float">
            <text:p>922</text:p>
          </table:table-cell>
          <table:table-cell table:formula="of:= ([times_10000.C923] - [times_10000.B923]) / 1000000" office:value-type="float" office:value="48.04992" calcext:value-type="float">
            <text:p>48.04992</text:p>
          </table:table-cell>
          <table:table-cell table:formula="of:= ([times_100000.C923] - [times_100000.B923]) / 1000000" office:value-type="float" office:value="75.68" calcext:value-type="float">
            <text:p>75.68</text:p>
          </table:table-cell>
          <table:table-cell table:formula="of:= ([times_1000000.C923] - [times_1000000.B923]) / 1000000" office:value-type="float" office:value="94.149888" calcext:value-type="float">
            <text:p>94.149888</text:p>
          </table:table-cell>
        </table:table-row>
        <table:table-row table:style-name="ro1">
          <table:table-cell table:formula="of:= [times_10000.A924]" office:value-type="float" office:value="923" calcext:value-type="float">
            <text:p>923</text:p>
          </table:table-cell>
          <table:table-cell table:formula="of:= ([times_10000.C924] - [times_10000.B924]) / 1000000" office:value-type="float" office:value="47.750144" calcext:value-type="float">
            <text:p>47.750144</text:p>
          </table:table-cell>
          <table:table-cell table:formula="of:= ([times_100000.C924] - [times_100000.B924]) / 1000000" office:value-type="float" office:value="75.380224" calcext:value-type="float">
            <text:p>75.380224</text:p>
          </table:table-cell>
          <table:table-cell table:formula="of:= ([times_1000000.C924] - [times_1000000.B924]) / 1000000" office:value-type="float" office:value="94.78016" calcext:value-type="float">
            <text:p>94.78016</text:p>
          </table:table-cell>
        </table:table-row>
        <table:table-row table:style-name="ro1">
          <table:table-cell table:formula="of:= [times_10000.A925]" office:value-type="float" office:value="924" calcext:value-type="float">
            <text:p>924</text:p>
          </table:table-cell>
          <table:table-cell table:formula="of:= ([times_10000.C925] - [times_10000.B925]) / 1000000" office:value-type="float" office:value="47.309824" calcext:value-type="float">
            <text:p>47.309824</text:p>
          </table:table-cell>
          <table:table-cell table:formula="of:= ([times_100000.C925] - [times_100000.B925]) / 1000000" office:value-type="float" office:value="75.079936" calcext:value-type="float">
            <text:p>75.079936</text:p>
          </table:table-cell>
          <table:table-cell table:formula="of:= ([times_1000000.C925] - [times_1000000.B925]) / 1000000" office:value-type="float" office:value="95.229952" calcext:value-type="float">
            <text:p>95.229952</text:p>
          </table:table-cell>
        </table:table-row>
        <table:table-row table:style-name="ro1">
          <table:table-cell table:formula="of:= [times_10000.A926]" office:value-type="float" office:value="925" calcext:value-type="float">
            <text:p>925</text:p>
          </table:table-cell>
          <table:table-cell table:formula="of:= ([times_10000.C926] - [times_10000.B926]) / 1000000" office:value-type="float" office:value="47.009792" calcext:value-type="float">
            <text:p>47.009792</text:p>
          </table:table-cell>
          <table:table-cell table:formula="of:= ([times_100000.C926] - [times_100000.B926]) / 1000000" office:value-type="float" office:value="74.759936" calcext:value-type="float">
            <text:p>74.759936</text:p>
          </table:table-cell>
          <table:table-cell table:formula="of:= ([times_1000000.C926] - [times_1000000.B926]) / 1000000" office:value-type="float" office:value="95.010048" calcext:value-type="float">
            <text:p>95.010048</text:p>
          </table:table-cell>
        </table:table-row>
        <table:table-row table:style-name="ro1">
          <table:table-cell table:formula="of:= [times_10000.A927]" office:value-type="float" office:value="926" calcext:value-type="float">
            <text:p>926</text:p>
          </table:table-cell>
          <table:table-cell table:formula="of:= ([times_10000.C927] - [times_10000.B927]) / 1000000" office:value-type="float" office:value="46.679808" calcext:value-type="float">
            <text:p>46.679808</text:p>
          </table:table-cell>
          <table:table-cell table:formula="of:= ([times_100000.C927] - [times_100000.B927]) / 1000000" office:value-type="float" office:value="74.560256" calcext:value-type="float">
            <text:p>74.560256</text:p>
          </table:table-cell>
          <table:table-cell table:formula="of:= ([times_1000000.C927] - [times_1000000.B927]) / 1000000" office:value-type="float" office:value="94.849792" calcext:value-type="float">
            <text:p>94.849792</text:p>
          </table:table-cell>
        </table:table-row>
        <table:table-row table:style-name="ro1">
          <table:table-cell table:formula="of:= [times_10000.A928]" office:value-type="float" office:value="927" calcext:value-type="float">
            <text:p>927</text:p>
          </table:table-cell>
          <table:table-cell table:formula="of:= ([times_10000.C928] - [times_10000.B928]) / 1000000" office:value-type="float" office:value="46.249984" calcext:value-type="float">
            <text:p>46.249984</text:p>
          </table:table-cell>
          <table:table-cell table:formula="of:= ([times_100000.C928] - [times_100000.B928]) / 1000000" office:value-type="float" office:value="74.67008" calcext:value-type="float">
            <text:p>74.67008</text:p>
          </table:table-cell>
          <table:table-cell table:formula="of:= ([times_1000000.C928] - [times_1000000.B928]) / 1000000" office:value-type="float" office:value="94.49984" calcext:value-type="float">
            <text:p>94.49984</text:p>
          </table:table-cell>
        </table:table-row>
        <table:table-row table:style-name="ro1">
          <table:table-cell table:formula="of:= [times_10000.A929]" office:value-type="float" office:value="928" calcext:value-type="float">
            <text:p>928</text:p>
          </table:table-cell>
          <table:table-cell table:formula="of:= ([times_10000.C929] - [times_10000.B929]) / 1000000" office:value-type="float" office:value="45.82016" calcext:value-type="float">
            <text:p>45.82016</text:p>
          </table:table-cell>
          <table:table-cell table:formula="of:= ([times_100000.C929] - [times_100000.B929]) / 1000000" office:value-type="float" office:value="73.829888" calcext:value-type="float">
            <text:p>73.829888</text:p>
          </table:table-cell>
          <table:table-cell table:formula="of:= ([times_1000000.C929] - [times_1000000.B929]) / 1000000" office:value-type="float" office:value="94.550016" calcext:value-type="float">
            <text:p>94.550016</text:p>
          </table:table-cell>
        </table:table-row>
        <table:table-row table:style-name="ro1">
          <table:table-cell table:formula="of:= [times_10000.A930]" office:value-type="float" office:value="929" calcext:value-type="float">
            <text:p>929</text:p>
          </table:table-cell>
          <table:table-cell table:formula="of:= ([times_10000.C930] - [times_10000.B930]) / 1000000" office:value-type="float" office:value="45.510144" calcext:value-type="float">
            <text:p>45.510144</text:p>
          </table:table-cell>
          <table:table-cell table:formula="of:= ([times_100000.C930] - [times_100000.B930]) / 1000000" office:value-type="float" office:value="73.21984" calcext:value-type="float">
            <text:p>73.21984</text:p>
          </table:table-cell>
          <table:table-cell table:formula="of:= ([times_1000000.C930] - [times_1000000.B930]) / 1000000" office:value-type="float" office:value="93.74976" calcext:value-type="float">
            <text:p>93.74976</text:p>
          </table:table-cell>
        </table:table-row>
        <table:table-row table:style-name="ro1">
          <table:table-cell table:formula="of:= [times_10000.A931]" office:value-type="float" office:value="930" calcext:value-type="float">
            <text:p>930</text:p>
          </table:table-cell>
          <table:table-cell table:formula="of:= ([times_10000.C931] - [times_10000.B931]) / 1000000" office:value-type="float" office:value="45.110016" calcext:value-type="float">
            <text:p>45.110016</text:p>
          </table:table-cell>
          <table:table-cell table:formula="of:= ([times_100000.C931] - [times_100000.B931]) / 1000000" office:value-type="float" office:value="72.930048" calcext:value-type="float">
            <text:p>72.930048</text:p>
          </table:table-cell>
          <table:table-cell table:formula="of:= ([times_1000000.C931] - [times_1000000.B931]) / 1000000" office:value-type="float" office:value="93.250048" calcext:value-type="float">
            <text:p>93.250048</text:p>
          </table:table-cell>
        </table:table-row>
        <table:table-row table:style-name="ro1">
          <table:table-cell table:formula="of:= [times_10000.A932]" office:value-type="float" office:value="931" calcext:value-type="float">
            <text:p>931</text:p>
          </table:table-cell>
          <table:table-cell table:formula="of:= ([times_10000.C932] - [times_10000.B932]) / 1000000" office:value-type="float" office:value="44.679936" calcext:value-type="float">
            <text:p>44.679936</text:p>
          </table:table-cell>
          <table:table-cell table:formula="of:= ([times_100000.C932] - [times_100000.B932]) / 1000000" office:value-type="float" office:value="72.359936" calcext:value-type="float">
            <text:p>72.359936</text:p>
          </table:table-cell>
          <table:table-cell table:formula="of:= ([times_1000000.C932] - [times_1000000.B932]) / 1000000" office:value-type="float" office:value="93.050112" calcext:value-type="float">
            <text:p>93.050112</text:p>
          </table:table-cell>
        </table:table-row>
        <table:table-row table:style-name="ro1">
          <table:table-cell table:formula="of:= [times_10000.A933]" office:value-type="float" office:value="932" calcext:value-type="float">
            <text:p>932</text:p>
          </table:table-cell>
          <table:table-cell table:formula="of:= ([times_10000.C933] - [times_10000.B933]) / 1000000" office:value-type="float" office:value="44.449792" calcext:value-type="float">
            <text:p>44.449792</text:p>
          </table:table-cell>
          <table:table-cell table:formula="of:= ([times_100000.C933] - [times_100000.B933]) / 1000000" office:value-type="float" office:value="72.04992" calcext:value-type="float">
            <text:p>72.04992</text:p>
          </table:table-cell>
          <table:table-cell table:formula="of:= ([times_1000000.C933] - [times_1000000.B933]) / 1000000" office:value-type="float" office:value="93.819904" calcext:value-type="float">
            <text:p>93.819904</text:p>
          </table:table-cell>
        </table:table-row>
        <table:table-row table:style-name="ro1">
          <table:table-cell table:formula="of:= [times_10000.A934]" office:value-type="float" office:value="933" calcext:value-type="float">
            <text:p>933</text:p>
          </table:table-cell>
          <table:table-cell table:formula="of:= ([times_10000.C934] - [times_10000.B934]) / 1000000" office:value-type="float" office:value="44.039936" calcext:value-type="float">
            <text:p>44.039936</text:p>
          </table:table-cell>
          <table:table-cell table:formula="of:= ([times_100000.C934] - [times_100000.B934]) / 1000000" office:value-type="float" office:value="71.719936" calcext:value-type="float">
            <text:p>71.719936</text:p>
          </table:table-cell>
          <table:table-cell table:formula="of:= ([times_1000000.C934] - [times_1000000.B934]) / 1000000" office:value-type="float" office:value="93.639936" calcext:value-type="float">
            <text:p>93.639936</text:p>
          </table:table-cell>
        </table:table-row>
        <table:table-row table:style-name="ro1">
          <table:table-cell table:formula="of:= [times_10000.A935]" office:value-type="float" office:value="934" calcext:value-type="float">
            <text:p>934</text:p>
          </table:table-cell>
          <table:table-cell table:formula="of:= ([times_10000.C935] - [times_10000.B935]) / 1000000" office:value-type="float" office:value="43.640064" calcext:value-type="float">
            <text:p>43.640064</text:p>
          </table:table-cell>
          <table:table-cell table:formula="of:= ([times_100000.C935] - [times_100000.B935]) / 1000000" office:value-type="float" office:value="71.609856" calcext:value-type="float">
            <text:p>71.609856</text:p>
          </table:table-cell>
          <table:table-cell table:formula="of:= ([times_1000000.C935] - [times_1000000.B935]) / 1000000" office:value-type="float" office:value="93.12" calcext:value-type="float">
            <text:p>93.12</text:p>
          </table:table-cell>
        </table:table-row>
        <table:table-row table:style-name="ro1">
          <table:table-cell table:formula="of:= [times_10000.A936]" office:value-type="float" office:value="935" calcext:value-type="float">
            <text:p>935</text:p>
          </table:table-cell>
          <table:table-cell table:formula="of:= ([times_10000.C936] - [times_10000.B936]) / 1000000" office:value-type="float" office:value="43.190016" calcext:value-type="float">
            <text:p>43.190016</text:p>
          </table:table-cell>
          <table:table-cell table:formula="of:= ([times_100000.C936] - [times_100000.B936]) / 1000000" office:value-type="float" office:value="71.650048" calcext:value-type="float">
            <text:p>71.650048</text:p>
          </table:table-cell>
          <table:table-cell table:formula="of:= ([times_1000000.C936] - [times_1000000.B936]) / 1000000" office:value-type="float" office:value="93.299968" calcext:value-type="float">
            <text:p>93.299968</text:p>
          </table:table-cell>
        </table:table-row>
        <table:table-row table:style-name="ro1">
          <table:table-cell table:formula="of:= [times_10000.A937]" office:value-type="float" office:value="936" calcext:value-type="float">
            <text:p>936</text:p>
          </table:table-cell>
          <table:table-cell table:formula="of:= ([times_10000.C937] - [times_10000.B937]) / 1000000" office:value-type="float" office:value="42.88" calcext:value-type="float">
            <text:p>42.88</text:p>
          </table:table-cell>
          <table:table-cell table:formula="of:= ([times_100000.C937] - [times_100000.B937]) / 1000000" office:value-type="float" office:value="71.330048" calcext:value-type="float">
            <text:p>71.330048</text:p>
          </table:table-cell>
          <table:table-cell table:formula="of:= ([times_1000000.C937] - [times_1000000.B937]) / 1000000" office:value-type="float" office:value="94.429952" calcext:value-type="float">
            <text:p>94.429952</text:p>
          </table:table-cell>
        </table:table-row>
        <table:table-row table:style-name="ro1">
          <table:table-cell table:formula="of:= [times_10000.A938]" office:value-type="float" office:value="937" calcext:value-type="float">
            <text:p>937</text:p>
          </table:table-cell>
          <table:table-cell table:formula="of:= ([times_10000.C938] - [times_10000.B938]) / 1000000" office:value-type="float" office:value="42.249984" calcext:value-type="float">
            <text:p>42.249984</text:p>
          </table:table-cell>
          <table:table-cell table:formula="of:= ([times_100000.C938] - [times_100000.B938]) / 1000000" office:value-type="float" office:value="71.04" calcext:value-type="float">
            <text:p>71.04</text:p>
          </table:table-cell>
          <table:table-cell table:formula="of:= ([times_1000000.C938] - [times_1000000.B938]) / 1000000" office:value-type="float" office:value="92.920064" calcext:value-type="float">
            <text:p>92.920064</text:p>
          </table:table-cell>
        </table:table-row>
        <table:table-row table:style-name="ro1">
          <table:table-cell table:formula="of:= [times_10000.A939]" office:value-type="float" office:value="938" calcext:value-type="float">
            <text:p>938</text:p>
          </table:table-cell>
          <table:table-cell table:formula="of:= ([times_10000.C939] - [times_10000.B939]) / 1000000" office:value-type="float" office:value="40" calcext:value-type="float">
            <text:p>40</text:p>
          </table:table-cell>
          <table:table-cell table:formula="of:= ([times_100000.C939] - [times_100000.B939]) / 1000000" office:value-type="float" office:value="70.739968" calcext:value-type="float">
            <text:p>70.739968</text:p>
          </table:table-cell>
          <table:table-cell table:formula="of:= ([times_1000000.C939] - [times_1000000.B939]) / 1000000" office:value-type="float" office:value="92.589824" calcext:value-type="float">
            <text:p>92.589824</text:p>
          </table:table-cell>
        </table:table-row>
        <table:table-row table:style-name="ro1">
          <table:table-cell table:formula="of:= [times_10000.A940]" office:value-type="float" office:value="939" calcext:value-type="float">
            <text:p>939</text:p>
          </table:table-cell>
          <table:table-cell table:formula="of:= ([times_10000.C940] - [times_10000.B940]) / 1000000" office:value-type="float" office:value="39.559936" calcext:value-type="float">
            <text:p>39.559936</text:p>
          </table:table-cell>
          <table:table-cell table:formula="of:= ([times_100000.C940] - [times_100000.B940]) / 1000000" office:value-type="float" office:value="70.439936" calcext:value-type="float">
            <text:p>70.439936</text:p>
          </table:table-cell>
          <table:table-cell table:formula="of:= ([times_1000000.C940] - [times_1000000.B940]) / 1000000" office:value-type="float" office:value="92.290304" calcext:value-type="float">
            <text:p>92.290304</text:p>
          </table:table-cell>
        </table:table-row>
        <table:table-row table:style-name="ro1">
          <table:table-cell table:formula="of:= [times_10000.A941]" office:value-type="float" office:value="940" calcext:value-type="float">
            <text:p>940</text:p>
          </table:table-cell>
          <table:table-cell table:formula="of:= ([times_10000.C941] - [times_10000.B941]) / 1000000" office:value-type="float" office:value="39.130112" calcext:value-type="float">
            <text:p>39.130112</text:p>
          </table:table-cell>
          <table:table-cell table:formula="of:= ([times_100000.C941] - [times_100000.B941]) / 1000000" office:value-type="float" office:value="70.280192" calcext:value-type="float">
            <text:p>70.280192</text:p>
          </table:table-cell>
          <table:table-cell table:formula="of:= ([times_1000000.C941] - [times_1000000.B941]) / 1000000" office:value-type="float" office:value="91.88992" calcext:value-type="float">
            <text:p>91.88992</text:p>
          </table:table-cell>
        </table:table-row>
        <table:table-row table:style-name="ro1">
          <table:table-cell table:formula="of:= [times_10000.A942]" office:value-type="float" office:value="941" calcext:value-type="float">
            <text:p>941</text:p>
          </table:table-cell>
          <table:table-cell table:formula="of:= ([times_10000.C942] - [times_10000.B942]) / 1000000" office:value-type="float" office:value="38.820096" calcext:value-type="float">
            <text:p>38.820096</text:p>
          </table:table-cell>
          <table:table-cell table:formula="of:= ([times_100000.C942] - [times_100000.B942]) / 1000000" office:value-type="float" office:value="70.14016" calcext:value-type="float">
            <text:p>70.14016</text:p>
          </table:table-cell>
          <table:table-cell table:formula="of:= ([times_1000000.C942] - [times_1000000.B942]) / 1000000" office:value-type="float" office:value="91.56992" calcext:value-type="float">
            <text:p>91.56992</text:p>
          </table:table-cell>
        </table:table-row>
        <table:table-row table:style-name="ro1">
          <table:table-cell table:formula="of:= [times_10000.A943]" office:value-type="float" office:value="942" calcext:value-type="float">
            <text:p>942</text:p>
          </table:table-cell>
          <table:table-cell table:formula="of:= ([times_10000.C943] - [times_10000.B943]) / 1000000" office:value-type="float" office:value="38.479872" calcext:value-type="float">
            <text:p>38.479872</text:p>
          </table:table-cell>
          <table:table-cell table:formula="of:= ([times_100000.C943] - [times_100000.B943]) / 1000000" office:value-type="float" office:value="69.840128" calcext:value-type="float">
            <text:p>69.840128</text:p>
          </table:table-cell>
          <table:table-cell table:formula="of:= ([times_1000000.C943] - [times_1000000.B943]) / 1000000" office:value-type="float" office:value="91.209728" calcext:value-type="float">
            <text:p>91.209728</text:p>
          </table:table-cell>
        </table:table-row>
        <table:table-row table:style-name="ro1">
          <table:table-cell table:formula="of:= [times_10000.A944]" office:value-type="float" office:value="943" calcext:value-type="float">
            <text:p>943</text:p>
          </table:table-cell>
          <table:table-cell table:formula="of:= ([times_10000.C944] - [times_10000.B944]) / 1000000" office:value-type="float" office:value="38.189824" calcext:value-type="float">
            <text:p>38.189824</text:p>
          </table:table-cell>
          <table:table-cell table:formula="of:= ([times_100000.C944] - [times_100000.B944]) / 1000000" office:value-type="float" office:value="70.050304" calcext:value-type="float">
            <text:p>70.050304</text:p>
          </table:table-cell>
          <table:table-cell table:formula="of:= ([times_1000000.C944] - [times_1000000.B944]) / 1000000" office:value-type="float" office:value="90.899968" calcext:value-type="float">
            <text:p>90.899968</text:p>
          </table:table-cell>
        </table:table-row>
        <table:table-row table:style-name="ro1">
          <table:table-cell table:formula="of:= [times_10000.A945]" office:value-type="float" office:value="944" calcext:value-type="float">
            <text:p>944</text:p>
          </table:table-cell>
          <table:table-cell table:formula="of:= ([times_10000.C945] - [times_10000.B945]) / 1000000" office:value-type="float" office:value="37.80992" calcext:value-type="float">
            <text:p>37.80992</text:p>
          </table:table-cell>
          <table:table-cell table:formula="of:= ([times_100000.C945] - [times_100000.B945]) / 1000000" office:value-type="float" office:value="69.92" calcext:value-type="float">
            <text:p>69.92</text:p>
          </table:table-cell>
          <table:table-cell table:formula="of:= ([times_1000000.C945] - [times_1000000.B945]) / 1000000" office:value-type="float" office:value="90.610176" calcext:value-type="float">
            <text:p>90.610176</text:p>
          </table:table-cell>
        </table:table-row>
        <table:table-row table:style-name="ro1">
          <table:table-cell table:formula="of:= [times_10000.A946]" office:value-type="float" office:value="945" calcext:value-type="float">
            <text:p>945</text:p>
          </table:table-cell>
          <table:table-cell table:formula="of:= ([times_10000.C946] - [times_10000.B946]) / 1000000" office:value-type="float" office:value="37.499648" calcext:value-type="float">
            <text:p>37.499648</text:p>
          </table:table-cell>
          <table:table-cell table:formula="of:= ([times_100000.C946] - [times_100000.B946]) / 1000000" office:value-type="float" office:value="69.819904" calcext:value-type="float">
            <text:p>69.819904</text:p>
          </table:table-cell>
          <table:table-cell table:formula="of:= ([times_1000000.C946] - [times_1000000.B946]) / 1000000" office:value-type="float" office:value="90.259968" calcext:value-type="float">
            <text:p>90.259968</text:p>
          </table:table-cell>
        </table:table-row>
        <table:table-row table:style-name="ro1">
          <table:table-cell table:formula="of:= [times_10000.A947]" office:value-type="float" office:value="946" calcext:value-type="float">
            <text:p>946</text:p>
          </table:table-cell>
          <table:table-cell table:formula="of:= ([times_10000.C947] - [times_10000.B947]) / 1000000" office:value-type="float" office:value="37.16992" calcext:value-type="float">
            <text:p>37.16992</text:p>
          </table:table-cell>
          <table:table-cell table:formula="of:= ([times_100000.C947] - [times_100000.B947]) / 1000000" office:value-type="float" office:value="69.490176" calcext:value-type="float">
            <text:p>69.490176</text:p>
          </table:table-cell>
          <table:table-cell table:formula="of:= ([times_1000000.C947] - [times_1000000.B947]) / 1000000" office:value-type="float" office:value="89.92" calcext:value-type="float">
            <text:p>89.92</text:p>
          </table:table-cell>
        </table:table-row>
        <table:table-row table:style-name="ro1">
          <table:table-cell table:formula="of:= [times_10000.A948]" office:value-type="float" office:value="947" calcext:value-type="float">
            <text:p>947</text:p>
          </table:table-cell>
          <table:table-cell table:formula="of:= ([times_10000.C948] - [times_10000.B948]) / 1000000" office:value-type="float" office:value="36.840192" calcext:value-type="float">
            <text:p>36.840192</text:p>
          </table:table-cell>
          <table:table-cell table:formula="of:= ([times_100000.C948] - [times_100000.B948]) / 1000000" office:value-type="float" office:value="69.220096" calcext:value-type="float">
            <text:p>69.220096</text:p>
          </table:table-cell>
          <table:table-cell table:formula="of:= ([times_1000000.C948] - [times_1000000.B948]) / 1000000" office:value-type="float" office:value="91.689728" calcext:value-type="float">
            <text:p>91.689728</text:p>
          </table:table-cell>
        </table:table-row>
        <table:table-row table:style-name="ro1">
          <table:table-cell table:formula="of:= [times_10000.A949]" office:value-type="float" office:value="948" calcext:value-type="float">
            <text:p>948</text:p>
          </table:table-cell>
          <table:table-cell table:formula="of:= ([times_10000.C949] - [times_10000.B949]) / 1000000" office:value-type="float" office:value="36.539904" calcext:value-type="float">
            <text:p>36.539904</text:p>
          </table:table-cell>
          <table:table-cell table:formula="of:= ([times_100000.C949] - [times_100000.B949]) / 1000000" office:value-type="float" office:value="69.309952" calcext:value-type="float">
            <text:p>69.309952</text:p>
          </table:table-cell>
          <table:table-cell table:formula="of:= ([times_1000000.C949] - [times_1000000.B949]) / 1000000" office:value-type="float" office:value="91.399936" calcext:value-type="float">
            <text:p>91.399936</text:p>
          </table:table-cell>
        </table:table-row>
        <table:table-row table:style-name="ro1">
          <table:table-cell table:formula="of:= [times_10000.A950]" office:value-type="float" office:value="949" calcext:value-type="float">
            <text:p>949</text:p>
          </table:table-cell>
          <table:table-cell table:formula="of:= ([times_10000.C950] - [times_10000.B950]) / 1000000" office:value-type="float" office:value="36.239872" calcext:value-type="float">
            <text:p>36.239872</text:p>
          </table:table-cell>
          <table:table-cell table:formula="of:= ([times_100000.C950] - [times_100000.B950]) / 1000000" office:value-type="float" office:value="68.819968" calcext:value-type="float">
            <text:p>68.819968</text:p>
          </table:table-cell>
          <table:table-cell table:formula="of:= ([times_1000000.C950] - [times_1000000.B950]) / 1000000" office:value-type="float" office:value="90.88" calcext:value-type="float">
            <text:p>90.88</text:p>
          </table:table-cell>
        </table:table-row>
        <table:table-row table:style-name="ro1">
          <table:table-cell table:formula="of:= [times_10000.A951]" office:value-type="float" office:value="950" calcext:value-type="float">
            <text:p>950</text:p>
          </table:table-cell>
          <table:table-cell table:formula="of:= ([times_10000.C951] - [times_10000.B951]) / 1000000" office:value-type="float" office:value="35.600128" calcext:value-type="float">
            <text:p>35.600128</text:p>
          </table:table-cell>
          <table:table-cell table:formula="of:= ([times_100000.C951] - [times_100000.B951]) / 1000000" office:value-type="float" office:value="68.479744" calcext:value-type="float">
            <text:p>68.479744</text:p>
          </table:table-cell>
          <table:table-cell table:formula="of:= ([times_1000000.C951] - [times_1000000.B951]) / 1000000" office:value-type="float" office:value="90.479872" calcext:value-type="float">
            <text:p>90.479872</text:p>
          </table:table-cell>
        </table:table-row>
        <table:table-row table:style-name="ro1">
          <table:table-cell table:formula="of:= [times_10000.A952]" office:value-type="float" office:value="951" calcext:value-type="float">
            <text:p>951</text:p>
          </table:table-cell>
          <table:table-cell table:formula="of:= ([times_10000.C952] - [times_10000.B952]) / 1000000" office:value-type="float" office:value="35.10016" calcext:value-type="float">
            <text:p>35.10016</text:p>
          </table:table-cell>
          <table:table-cell table:formula="of:= ([times_100000.C952] - [times_100000.B952]) / 1000000" office:value-type="float" office:value="68.189952" calcext:value-type="float">
            <text:p>68.189952</text:p>
          </table:table-cell>
          <table:table-cell table:formula="of:= ([times_1000000.C952] - [times_1000000.B952]) / 1000000" office:value-type="float" office:value="90.169856" calcext:value-type="float">
            <text:p>90.169856</text:p>
          </table:table-cell>
        </table:table-row>
        <table:table-row table:style-name="ro1">
          <table:table-cell table:formula="of:= [times_10000.A953]" office:value-type="float" office:value="952" calcext:value-type="float">
            <text:p>952</text:p>
          </table:table-cell>
          <table:table-cell table:formula="of:= ([times_10000.C953] - [times_10000.B953]) / 1000000" office:value-type="float" office:value="34.639872" calcext:value-type="float">
            <text:p>34.639872</text:p>
          </table:table-cell>
          <table:table-cell table:formula="of:= ([times_100000.C953] - [times_100000.B953]) / 1000000" office:value-type="float" office:value="67.88992" calcext:value-type="float">
            <text:p>67.88992</text:p>
          </table:table-cell>
          <table:table-cell table:formula="of:= ([times_1000000.C953] - [times_1000000.B953]) / 1000000" office:value-type="float" office:value="89.87008" calcext:value-type="float">
            <text:p>89.87008</text:p>
          </table:table-cell>
        </table:table-row>
        <table:table-row table:style-name="ro1">
          <table:table-cell table:formula="of:= [times_10000.A954]" office:value-type="float" office:value="953" calcext:value-type="float">
            <text:p>953</text:p>
          </table:table-cell>
          <table:table-cell table:formula="of:= ([times_10000.C954] - [times_10000.B954]) / 1000000" office:value-type="float" office:value="34.020096" calcext:value-type="float">
            <text:p>34.020096</text:p>
          </table:table-cell>
          <table:table-cell table:formula="of:= ([times_100000.C954] - [times_100000.B954]) / 1000000" office:value-type="float" office:value="67.589888" calcext:value-type="float">
            <text:p>67.589888</text:p>
          </table:table-cell>
          <table:table-cell table:formula="of:= ([times_1000000.C954] - [times_1000000.B954]) / 1000000" office:value-type="float" office:value="89.590016" calcext:value-type="float">
            <text:p>89.590016</text:p>
          </table:table-cell>
        </table:table-row>
        <table:table-row table:style-name="ro1">
          <table:table-cell table:formula="of:= [times_10000.A955]" office:value-type="float" office:value="954" calcext:value-type="float">
            <text:p>954</text:p>
          </table:table-cell>
          <table:table-cell table:formula="of:= ([times_10000.C955] - [times_10000.B955]) / 1000000" office:value-type="float" office:value="33.700096" calcext:value-type="float">
            <text:p>33.700096</text:p>
          </table:table-cell>
          <table:table-cell table:formula="of:= ([times_100000.C955] - [times_100000.B955]) / 1000000" office:value-type="float" office:value="67.280128" calcext:value-type="float">
            <text:p>67.280128</text:p>
          </table:table-cell>
          <table:table-cell table:formula="of:= ([times_1000000.C955] - [times_1000000.B955]) / 1000000" office:value-type="float" office:value="89.200128" calcext:value-type="float">
            <text:p>89.200128</text:p>
          </table:table-cell>
        </table:table-row>
        <table:table-row table:style-name="ro1">
          <table:table-cell table:formula="of:= [times_10000.A956]" office:value-type="float" office:value="955" calcext:value-type="float">
            <text:p>955</text:p>
          </table:table-cell>
          <table:table-cell table:formula="of:= ([times_10000.C956] - [times_10000.B956]) / 1000000" office:value-type="float" office:value="33.319936" calcext:value-type="float">
            <text:p>33.319936</text:p>
          </table:table-cell>
          <table:table-cell table:formula="of:= ([times_100000.C956] - [times_100000.B956]) / 1000000" office:value-type="float" office:value="67.099904" calcext:value-type="float">
            <text:p>67.099904</text:p>
          </table:table-cell>
          <table:table-cell table:formula="of:= ([times_1000000.C956] - [times_1000000.B956]) / 1000000" office:value-type="float" office:value="88.890112" calcext:value-type="float">
            <text:p>88.890112</text:p>
          </table:table-cell>
        </table:table-row>
        <table:table-row table:style-name="ro1">
          <table:table-cell table:formula="of:= [times_10000.A957]" office:value-type="float" office:value="956" calcext:value-type="float">
            <text:p>956</text:p>
          </table:table-cell>
          <table:table-cell table:formula="of:= ([times_10000.C957] - [times_10000.B957]) / 1000000" office:value-type="float" office:value="33.019904" calcext:value-type="float">
            <text:p>33.019904</text:p>
          </table:table-cell>
          <table:table-cell table:formula="of:= ([times_100000.C957] - [times_100000.B957]) / 1000000" office:value-type="float" office:value="67.190016" calcext:value-type="float">
            <text:p>67.190016</text:p>
          </table:table-cell>
          <table:table-cell table:formula="of:= ([times_1000000.C957] - [times_1000000.B957]) / 1000000" office:value-type="float" office:value="88.600064" calcext:value-type="float">
            <text:p>88.600064</text:p>
          </table:table-cell>
        </table:table-row>
        <table:table-row table:style-name="ro1">
          <table:table-cell table:formula="of:= [times_10000.A958]" office:value-type="float" office:value="957" calcext:value-type="float">
            <text:p>957</text:p>
          </table:table-cell>
          <table:table-cell table:formula="of:= ([times_10000.C958] - [times_10000.B958]) / 1000000" office:value-type="float" office:value="32.710144" calcext:value-type="float">
            <text:p>32.710144</text:p>
          </table:table-cell>
          <table:table-cell table:formula="of:= ([times_100000.C958] - [times_100000.B958]) / 1000000" office:value-type="float" office:value="66.89024" calcext:value-type="float">
            <text:p>66.89024</text:p>
          </table:table-cell>
          <table:table-cell table:formula="of:= ([times_1000000.C958] - [times_1000000.B958]) / 1000000" office:value-type="float" office:value="88.300032" calcext:value-type="float">
            <text:p>88.300032</text:p>
          </table:table-cell>
        </table:table-row>
        <table:table-row table:style-name="ro1">
          <table:table-cell table:formula="of:= [times_10000.A959]" office:value-type="float" office:value="958" calcext:value-type="float">
            <text:p>958</text:p>
          </table:table-cell>
          <table:table-cell table:formula="of:= ([times_10000.C959] - [times_10000.B959]) / 1000000" office:value-type="float" office:value="32.150016" calcext:value-type="float">
            <text:p>32.150016</text:p>
          </table:table-cell>
          <table:table-cell table:formula="of:= ([times_100000.C959] - [times_100000.B959]) / 1000000" office:value-type="float" office:value="66.44992" calcext:value-type="float">
            <text:p>66.44992</text:p>
          </table:table-cell>
          <table:table-cell table:formula="of:= ([times_1000000.C959] - [times_1000000.B959]) / 1000000" office:value-type="float" office:value="88.009728" calcext:value-type="float">
            <text:p>88.009728</text:p>
          </table:table-cell>
        </table:table-row>
        <table:table-row table:style-name="ro1">
          <table:table-cell table:formula="of:= [times_10000.A960]" office:value-type="float" office:value="959" calcext:value-type="float">
            <text:p>959</text:p>
          </table:table-cell>
          <table:table-cell table:formula="of:= ([times_10000.C960] - [times_10000.B960]) / 1000000" office:value-type="float" office:value="31.009792" calcext:value-type="float">
            <text:p>31.009792</text:p>
          </table:table-cell>
          <table:table-cell table:formula="of:= ([times_100000.C960] - [times_100000.B960]) / 1000000" office:value-type="float" office:value="66.099968" calcext:value-type="float">
            <text:p>66.099968</text:p>
          </table:table-cell>
          <table:table-cell table:formula="of:= ([times_1000000.C960] - [times_1000000.B960]) / 1000000" office:value-type="float" office:value="87.589888" calcext:value-type="float">
            <text:p>87.589888</text:p>
          </table:table-cell>
        </table:table-row>
        <table:table-row table:style-name="ro1">
          <table:table-cell table:formula="of:= [times_10000.A961]" office:value-type="float" office:value="960" calcext:value-type="float">
            <text:p>960</text:p>
          </table:table-cell>
          <table:table-cell table:formula="of:= ([times_10000.C961] - [times_10000.B961]) / 1000000" office:value-type="float" office:value="30.51008" calcext:value-type="float">
            <text:p>30.51008</text:p>
          </table:table-cell>
          <table:table-cell table:formula="of:= ([times_100000.C961] - [times_100000.B961]) / 1000000" office:value-type="float" office:value="65.799936" calcext:value-type="float">
            <text:p>65.799936</text:p>
          </table:table-cell>
          <table:table-cell table:formula="of:= ([times_1000000.C961] - [times_1000000.B961]) / 1000000" office:value-type="float" office:value="85.069824" calcext:value-type="float">
            <text:p>85.069824</text:p>
          </table:table-cell>
        </table:table-row>
        <table:table-row table:style-name="ro1">
          <table:table-cell table:formula="of:= [times_10000.A962]" office:value-type="float" office:value="961" calcext:value-type="float">
            <text:p>961</text:p>
          </table:table-cell>
          <table:table-cell table:formula="of:= ([times_10000.C962] - [times_10000.B962]) / 1000000" office:value-type="float" office:value="30.020096" calcext:value-type="float">
            <text:p>30.020096</text:p>
          </table:table-cell>
          <table:table-cell table:formula="of:= ([times_100000.C962] - [times_100000.B962]) / 1000000" office:value-type="float" office:value="65.629952" calcext:value-type="float">
            <text:p>65.629952</text:p>
          </table:table-cell>
          <table:table-cell table:formula="of:= ([times_1000000.C962] - [times_1000000.B962]) / 1000000" office:value-type="float" office:value="84.75008" calcext:value-type="float">
            <text:p>84.75008</text:p>
          </table:table-cell>
        </table:table-row>
        <table:table-row table:style-name="ro1">
          <table:table-cell table:formula="of:= [times_10000.A963]" office:value-type="float" office:value="962" calcext:value-type="float">
            <text:p>962</text:p>
          </table:table-cell>
          <table:table-cell table:formula="of:= ([times_10000.C963] - [times_10000.B963]) / 1000000" office:value-type="float" office:value="29.66016" calcext:value-type="float">
            <text:p>29.66016</text:p>
          </table:table-cell>
          <table:table-cell table:formula="of:= ([times_100000.C963] - [times_100000.B963]) / 1000000" office:value-type="float" office:value="65.640192" calcext:value-type="float">
            <text:p>65.640192</text:p>
          </table:table-cell>
          <table:table-cell table:formula="of:= ([times_1000000.C963] - [times_1000000.B963]) / 1000000" office:value-type="float" office:value="84.339968" calcext:value-type="float">
            <text:p>84.339968</text:p>
          </table:table-cell>
        </table:table-row>
        <table:table-row table:style-name="ro1">
          <table:table-cell table:formula="of:= [times_10000.A964]" office:value-type="float" office:value="963" calcext:value-type="float">
            <text:p>963</text:p>
          </table:table-cell>
          <table:table-cell table:formula="of:= ([times_10000.C964] - [times_10000.B964]) / 1000000" office:value-type="float" office:value="29.350144" calcext:value-type="float">
            <text:p>29.350144</text:p>
          </table:table-cell>
          <table:table-cell table:formula="of:= ([times_100000.C964] - [times_100000.B964]) / 1000000" office:value-type="float" office:value="65.350144" calcext:value-type="float">
            <text:p>65.350144</text:p>
          </table:table-cell>
          <table:table-cell table:formula="of:= ([times_1000000.C964] - [times_1000000.B964]) / 1000000" office:value-type="float" office:value="84.030208" calcext:value-type="float">
            <text:p>84.030208</text:p>
          </table:table-cell>
        </table:table-row>
        <table:table-row table:style-name="ro1">
          <table:table-cell table:formula="of:= [times_10000.A965]" office:value-type="float" office:value="964" calcext:value-type="float">
            <text:p>964</text:p>
          </table:table-cell>
          <table:table-cell table:formula="of:= ([times_10000.C965] - [times_10000.B965]) / 1000000" office:value-type="float" office:value="29.00992" calcext:value-type="float">
            <text:p>29.00992</text:p>
          </table:table-cell>
          <table:table-cell table:formula="of:= ([times_100000.C965] - [times_100000.B965]) / 1000000" office:value-type="float" office:value="64.839936" calcext:value-type="float">
            <text:p>64.839936</text:p>
          </table:table-cell>
          <table:table-cell table:formula="of:= ([times_1000000.C965] - [times_1000000.B965]) / 1000000" office:value-type="float" office:value="83.730176" calcext:value-type="float">
            <text:p>83.730176</text:p>
          </table:table-cell>
        </table:table-row>
        <table:table-row table:style-name="ro1">
          <table:table-cell table:formula="of:= [times_10000.A966]" office:value-type="float" office:value="965" calcext:value-type="float">
            <text:p>965</text:p>
          </table:table-cell>
          <table:table-cell table:formula="of:= ([times_10000.C966] - [times_10000.B966]) / 1000000" office:value-type="float" office:value="27.529984" calcext:value-type="float">
            <text:p>27.529984</text:p>
          </table:table-cell>
          <table:table-cell table:formula="of:= ([times_100000.C966] - [times_100000.B966]) / 1000000" office:value-type="float" office:value="64.539904" calcext:value-type="float">
            <text:p>64.539904</text:p>
          </table:table-cell>
          <table:table-cell table:formula="of:= ([times_1000000.C966] - [times_1000000.B966]) / 1000000" office:value-type="float" office:value="83.430144" calcext:value-type="float">
            <text:p>83.430144</text:p>
          </table:table-cell>
        </table:table-row>
        <table:table-row table:style-name="ro1">
          <table:table-cell table:formula="of:= [times_10000.A967]" office:value-type="float" office:value="966" calcext:value-type="float">
            <text:p>966</text:p>
          </table:table-cell>
          <table:table-cell table:formula="of:= ([times_10000.C967] - [times_10000.B967]) / 1000000" office:value-type="float" office:value="27.809792" calcext:value-type="float">
            <text:p>27.809792</text:p>
          </table:table-cell>
          <table:table-cell table:formula="of:= ([times_100000.C967] - [times_100000.B967]) / 1000000" office:value-type="float" office:value="64.329984" calcext:value-type="float">
            <text:p>64.329984</text:p>
          </table:table-cell>
          <table:table-cell table:formula="of:= ([times_1000000.C967] - [times_1000000.B967]) / 1000000" office:value-type="float" office:value="83.010048" calcext:value-type="float">
            <text:p>83.010048</text:p>
          </table:table-cell>
        </table:table-row>
        <table:table-row table:style-name="ro1">
          <table:table-cell table:formula="of:= [times_10000.A968]" office:value-type="float" office:value="967" calcext:value-type="float">
            <text:p>967</text:p>
          </table:table-cell>
          <table:table-cell table:formula="of:= ([times_10000.C968] - [times_10000.B968]) / 1000000" office:value-type="float" office:value="27.320064" calcext:value-type="float">
            <text:p>27.320064</text:p>
          </table:table-cell>
          <table:table-cell table:formula="of:= ([times_100000.C968] - [times_100000.B968]) / 1000000" office:value-type="float" office:value="64.310016" calcext:value-type="float">
            <text:p>64.310016</text:p>
          </table:table-cell>
          <table:table-cell table:formula="of:= ([times_1000000.C968] - [times_1000000.B968]) / 1000000" office:value-type="float" office:value="82.700032" calcext:value-type="float">
            <text:p>82.700032</text:p>
          </table:table-cell>
        </table:table-row>
        <table:table-row table:style-name="ro1">
          <table:table-cell table:formula="of:= [times_10000.A969]" office:value-type="float" office:value="968" calcext:value-type="float">
            <text:p>968</text:p>
          </table:table-cell>
          <table:table-cell table:formula="of:= ([times_10000.C969] - [times_10000.B969]) / 1000000" office:value-type="float" office:value="26.72" calcext:value-type="float">
            <text:p>26.72</text:p>
          </table:table-cell>
          <table:table-cell table:formula="of:= ([times_100000.C969] - [times_100000.B969]) / 1000000" office:value-type="float" office:value="62.960128" calcext:value-type="float">
            <text:p>62.960128</text:p>
          </table:table-cell>
          <table:table-cell table:formula="of:= ([times_1000000.C969] - [times_1000000.B969]) / 1000000" office:value-type="float" office:value="82.400256" calcext:value-type="float">
            <text:p>82.400256</text:p>
          </table:table-cell>
        </table:table-row>
        <table:table-row table:style-name="ro1">
          <table:table-cell table:formula="of:= [times_10000.A970]" office:value-type="float" office:value="969" calcext:value-type="float">
            <text:p>969</text:p>
          </table:table-cell>
          <table:table-cell table:formula="of:= ([times_10000.C970] - [times_10000.B970]) / 1000000" office:value-type="float" office:value="26.190336" calcext:value-type="float">
            <text:p>26.190336</text:p>
          </table:table-cell>
          <table:table-cell table:formula="of:= ([times_100000.C970] - [times_100000.B970]) / 1000000" office:value-type="float" office:value="62.639872" calcext:value-type="float">
            <text:p>62.639872</text:p>
          </table:table-cell>
          <table:table-cell table:formula="of:= ([times_1000000.C970] - [times_1000000.B970]) / 1000000" office:value-type="float" office:value="82.080256" calcext:value-type="float">
            <text:p>82.080256</text:p>
          </table:table-cell>
        </table:table-row>
        <table:table-row table:style-name="ro1">
          <table:table-cell table:formula="of:= [times_10000.A971]" office:value-type="float" office:value="970" calcext:value-type="float">
            <text:p>970</text:p>
          </table:table-cell>
          <table:table-cell table:formula="of:= ([times_10000.C971] - [times_10000.B971]) / 1000000" office:value-type="float" office:value="25.830144" calcext:value-type="float">
            <text:p>25.830144</text:p>
          </table:table-cell>
          <table:table-cell table:formula="of:= ([times_100000.C971] - [times_100000.B971]) / 1000000" office:value-type="float" office:value="62.469888" calcext:value-type="float">
            <text:p>62.469888</text:p>
          </table:table-cell>
          <table:table-cell table:formula="of:= ([times_1000000.C971] - [times_1000000.B971]) / 1000000" office:value-type="float" office:value="81.730048" calcext:value-type="float">
            <text:p>81.730048</text:p>
          </table:table-cell>
        </table:table-row>
        <table:table-row table:style-name="ro1">
          <table:table-cell table:formula="of:= [times_10000.A972]" office:value-type="float" office:value="971" calcext:value-type="float">
            <text:p>971</text:p>
          </table:table-cell>
          <table:table-cell table:formula="of:= ([times_10000.C972] - [times_10000.B972]) / 1000000" office:value-type="float" office:value="25.530112" calcext:value-type="float">
            <text:p>25.530112</text:p>
          </table:table-cell>
          <table:table-cell table:formula="of:= ([times_100000.C972] - [times_100000.B972]) / 1000000" office:value-type="float" office:value="62.330112" calcext:value-type="float">
            <text:p>62.330112</text:p>
          </table:table-cell>
          <table:table-cell table:formula="of:= ([times_1000000.C972] - [times_1000000.B972]) / 1000000" office:value-type="float" office:value="81.44" calcext:value-type="float">
            <text:p>81.44</text:p>
          </table:table-cell>
        </table:table-row>
        <table:table-row table:style-name="ro1">
          <table:table-cell table:formula="of:= [times_10000.A973]" office:value-type="float" office:value="972" calcext:value-type="float">
            <text:p>972</text:p>
          </table:table-cell>
          <table:table-cell table:formula="of:= ([times_10000.C973] - [times_10000.B973]) / 1000000" office:value-type="float" office:value="25.23008" calcext:value-type="float">
            <text:p>25.23008</text:p>
          </table:table-cell>
          <table:table-cell table:formula="of:= ([times_100000.C973] - [times_100000.B973]) / 1000000" office:value-type="float" office:value="62.249984" calcext:value-type="float">
            <text:p>62.249984</text:p>
          </table:table-cell>
          <table:table-cell table:formula="of:= ([times_1000000.C973] - [times_1000000.B973]) / 1000000" office:value-type="float" office:value="80.119808" calcext:value-type="float">
            <text:p>80.119808</text:p>
          </table:table-cell>
        </table:table-row>
        <table:table-row table:style-name="ro1">
          <table:table-cell table:formula="of:= [times_10000.A974]" office:value-type="float" office:value="973" calcext:value-type="float">
            <text:p>973</text:p>
          </table:table-cell>
          <table:table-cell table:formula="of:= ([times_10000.C974] - [times_10000.B974]) / 1000000" office:value-type="float" office:value="24.940032" calcext:value-type="float">
            <text:p>24.940032</text:p>
          </table:table-cell>
          <table:table-cell table:formula="of:= ([times_100000.C974] - [times_100000.B974]) / 1000000" office:value-type="float" office:value="61.80992" calcext:value-type="float">
            <text:p>61.80992</text:p>
          </table:table-cell>
          <table:table-cell table:formula="of:= ([times_1000000.C974] - [times_1000000.B974]) / 1000000" office:value-type="float" office:value="79.799808" calcext:value-type="float">
            <text:p>79.799808</text:p>
          </table:table-cell>
        </table:table-row>
        <table:table-row table:style-name="ro1">
          <table:table-cell table:formula="of:= [times_10000.A975]" office:value-type="float" office:value="974" calcext:value-type="float">
            <text:p>974</text:p>
          </table:table-cell>
          <table:table-cell table:formula="of:= ([times_10000.C975] - [times_10000.B975]) / 1000000" office:value-type="float" office:value="24.509952" calcext:value-type="float">
            <text:p>24.509952</text:p>
          </table:table-cell>
          <table:table-cell table:formula="of:= ([times_100000.C975] - [times_100000.B975]) / 1000000" office:value-type="float" office:value="61.449984" calcext:value-type="float">
            <text:p>61.449984</text:p>
          </table:table-cell>
          <table:table-cell table:formula="of:= ([times_1000000.C975] - [times_1000000.B975]) / 1000000" office:value-type="float" office:value="79.489792" calcext:value-type="float">
            <text:p>79.489792</text:p>
          </table:table-cell>
        </table:table-row>
        <table:table-row table:style-name="ro1">
          <table:table-cell table:formula="of:= [times_10000.A976]" office:value-type="float" office:value="975" calcext:value-type="float">
            <text:p>975</text:p>
          </table:table-cell>
          <table:table-cell table:formula="of:= ([times_10000.C976] - [times_10000.B976]) / 1000000" office:value-type="float" office:value="24.200192" calcext:value-type="float">
            <text:p>24.200192</text:p>
          </table:table-cell>
          <table:table-cell table:formula="of:= ([times_100000.C976] - [times_100000.B976]) / 1000000" office:value-type="float" office:value="61.229824" calcext:value-type="float">
            <text:p>61.229824</text:p>
          </table:table-cell>
          <table:table-cell table:formula="of:= ([times_1000000.C976] - [times_1000000.B976]) / 1000000" office:value-type="float" office:value="79.269888" calcext:value-type="float">
            <text:p>79.269888</text:p>
          </table:table-cell>
        </table:table-row>
        <table:table-row table:style-name="ro1">
          <table:table-cell table:formula="of:= [times_10000.A977]" office:value-type="float" office:value="976" calcext:value-type="float">
            <text:p>976</text:p>
          </table:table-cell>
          <table:table-cell table:formula="of:= ([times_10000.C977] - [times_10000.B977]) / 1000000" office:value-type="float" office:value="23.910144" calcext:value-type="float">
            <text:p>23.910144</text:p>
          </table:table-cell>
          <table:table-cell table:formula="of:= ([times_100000.C977] - [times_100000.B977]) / 1000000" office:value-type="float" office:value="61.129984" calcext:value-type="float">
            <text:p>61.129984</text:p>
          </table:table-cell>
          <table:table-cell table:formula="of:= ([times_1000000.C977] - [times_1000000.B977]) / 1000000" office:value-type="float" office:value="78.88" calcext:value-type="float">
            <text:p>78.88</text:p>
          </table:table-cell>
        </table:table-row>
        <table:table-row table:style-name="ro1">
          <table:table-cell table:formula="of:= [times_10000.A978]" office:value-type="float" office:value="977" calcext:value-type="float">
            <text:p>977</text:p>
          </table:table-cell>
          <table:table-cell table:formula="of:= ([times_10000.C978] - [times_10000.B978]) / 1000000" office:value-type="float" office:value="24.41984" calcext:value-type="float">
            <text:p>24.41984</text:p>
          </table:table-cell>
          <table:table-cell table:formula="of:= ([times_100000.C978] - [times_100000.B978]) / 1000000" office:value-type="float" office:value="60.84992" calcext:value-type="float">
            <text:p>60.84992</text:p>
          </table:table-cell>
          <table:table-cell table:formula="of:= ([times_1000000.C978] - [times_1000000.B978]) / 1000000" office:value-type="float" office:value="77.630208" calcext:value-type="float">
            <text:p>77.630208</text:p>
          </table:table-cell>
        </table:table-row>
        <table:table-row table:style-name="ro1">
          <table:table-cell table:formula="of:= [times_10000.A979]" office:value-type="float" office:value="978" calcext:value-type="float">
            <text:p>978</text:p>
          </table:table-cell>
          <table:table-cell table:formula="of:= ([times_10000.C979] - [times_10000.B979]) / 1000000" office:value-type="float" office:value="24.120064" calcext:value-type="float">
            <text:p>24.120064</text:p>
          </table:table-cell>
          <table:table-cell table:formula="of:= ([times_100000.C979] - [times_100000.B979]) / 1000000" office:value-type="float" office:value="60.640256" calcext:value-type="float">
            <text:p>60.640256</text:p>
          </table:table-cell>
          <table:table-cell table:formula="of:= ([times_1000000.C979] - [times_1000000.B979]) / 1000000" office:value-type="float" office:value="77.249792" calcext:value-type="float">
            <text:p>77.249792</text:p>
          </table:table-cell>
        </table:table-row>
        <table:table-row table:style-name="ro1">
          <table:table-cell table:formula="of:= [times_10000.A980]" office:value-type="float" office:value="979" calcext:value-type="float">
            <text:p>979</text:p>
          </table:table-cell>
          <table:table-cell table:formula="of:= ([times_10000.C980] - [times_10000.B980]) / 1000000" office:value-type="float" office:value="23.820032" calcext:value-type="float">
            <text:p>23.820032</text:p>
          </table:table-cell>
          <table:table-cell table:formula="of:= ([times_100000.C980] - [times_100000.B980]) / 1000000" office:value-type="float" office:value="60.489984" calcext:value-type="float">
            <text:p>60.489984</text:p>
          </table:table-cell>
          <table:table-cell table:formula="of:= ([times_1000000.C980] - [times_1000000.B980]) / 1000000" office:value-type="float" office:value="76.950016" calcext:value-type="float">
            <text:p>76.950016</text:p>
          </table:table-cell>
        </table:table-row>
        <table:table-row table:style-name="ro1">
          <table:table-cell table:formula="of:= [times_10000.A981]" office:value-type="float" office:value="980" calcext:value-type="float">
            <text:p>980</text:p>
          </table:table-cell>
          <table:table-cell table:formula="of:= ([times_10000.C981] - [times_10000.B981]) / 1000000" office:value-type="float" office:value="23.500032" calcext:value-type="float">
            <text:p>23.500032</text:p>
          </table:table-cell>
          <table:table-cell table:formula="of:= ([times_100000.C981] - [times_100000.B981]) / 1000000" office:value-type="float" office:value="60.349952" calcext:value-type="float">
            <text:p>60.349952</text:p>
          </table:table-cell>
          <table:table-cell table:formula="of:= ([times_1000000.C981] - [times_1000000.B981]) / 1000000" office:value-type="float" office:value="76.65024" calcext:value-type="float">
            <text:p>76.65024</text:p>
          </table:table-cell>
        </table:table-row>
        <table:table-row table:style-name="ro1">
          <table:table-cell table:formula="of:= [times_10000.A982]" office:value-type="float" office:value="981" calcext:value-type="float">
            <text:p>981</text:p>
          </table:table-cell>
          <table:table-cell table:formula="of:= ([times_10000.C982] - [times_10000.B982]) / 1000000" office:value-type="float" office:value="23.200256" calcext:value-type="float">
            <text:p>23.200256</text:p>
          </table:table-cell>
          <table:table-cell table:formula="of:= ([times_100000.C982] - [times_100000.B982]) / 1000000" office:value-type="float" office:value="60.219904" calcext:value-type="float">
            <text:p>60.219904</text:p>
          </table:table-cell>
          <table:table-cell table:formula="of:= ([times_1000000.C982] - [times_1000000.B982]) / 1000000" office:value-type="float" office:value="76.349952" calcext:value-type="float">
            <text:p>76.349952</text:p>
          </table:table-cell>
        </table:table-row>
        <table:table-row table:style-name="ro1">
          <table:table-cell table:formula="of:= [times_10000.A983]" office:value-type="float" office:value="982" calcext:value-type="float">
            <text:p>982</text:p>
          </table:table-cell>
          <table:table-cell table:formula="of:= ([times_10000.C983] - [times_10000.B983]) / 1000000" office:value-type="float" office:value="22.900224" calcext:value-type="float">
            <text:p>22.900224</text:p>
          </table:table-cell>
          <table:table-cell table:formula="of:= ([times_100000.C983] - [times_100000.B983]) / 1000000" office:value-type="float" office:value="60.399872" calcext:value-type="float">
            <text:p>60.399872</text:p>
          </table:table-cell>
          <table:table-cell table:formula="of:= ([times_1000000.C983] - [times_1000000.B983]) / 1000000" office:value-type="float" office:value="76.04992" calcext:value-type="float">
            <text:p>76.04992</text:p>
          </table:table-cell>
        </table:table-row>
        <table:table-row table:style-name="ro1">
          <table:table-cell table:formula="of:= [times_10000.A984]" office:value-type="float" office:value="983" calcext:value-type="float">
            <text:p>983</text:p>
          </table:table-cell>
          <table:table-cell table:formula="of:= ([times_10000.C984] - [times_10000.B984]) / 1000000" office:value-type="float" office:value="22.589952" calcext:value-type="float">
            <text:p>22.589952</text:p>
          </table:table-cell>
          <table:table-cell table:formula="of:= ([times_100000.C984] - [times_100000.B984]) / 1000000" office:value-type="float" office:value="60.36992" calcext:value-type="float">
            <text:p>60.36992</text:p>
          </table:table-cell>
          <table:table-cell table:formula="of:= ([times_1000000.C984] - [times_1000000.B984]) / 1000000" office:value-type="float" office:value="75.720192" calcext:value-type="float">
            <text:p>75.720192</text:p>
          </table:table-cell>
        </table:table-row>
        <table:table-row table:style-name="ro1">
          <table:table-cell table:formula="of:= [times_10000.A985]" office:value-type="float" office:value="984" calcext:value-type="float">
            <text:p>984</text:p>
          </table:table-cell>
          <table:table-cell table:formula="of:= ([times_10000.C985] - [times_10000.B985]) / 1000000" office:value-type="float" office:value="22.169856" calcext:value-type="float">
            <text:p>22.169856</text:p>
          </table:table-cell>
          <table:table-cell table:formula="of:= ([times_100000.C985] - [times_100000.B985]) / 1000000" office:value-type="float" office:value="60.070144" calcext:value-type="float">
            <text:p>60.070144</text:p>
          </table:table-cell>
          <table:table-cell table:formula="of:= ([times_1000000.C985] - [times_1000000.B985]) / 1000000" office:value-type="float" office:value="75.369984" calcext:value-type="float">
            <text:p>75.369984</text:p>
          </table:table-cell>
        </table:table-row>
        <table:table-row table:style-name="ro1">
          <table:table-cell table:formula="of:= [times_10000.A986]" office:value-type="float" office:value="985" calcext:value-type="float">
            <text:p>985</text:p>
          </table:table-cell>
          <table:table-cell table:formula="of:= ([times_10000.C986] - [times_10000.B986]) / 1000000" office:value-type="float" office:value="21.87008" calcext:value-type="float">
            <text:p>21.87008</text:p>
          </table:table-cell>
          <table:table-cell table:formula="of:= ([times_100000.C986] - [times_100000.B986]) / 1000000" office:value-type="float" office:value="58.650112" calcext:value-type="float">
            <text:p>58.650112</text:p>
          </table:table-cell>
          <table:table-cell table:formula="of:= ([times_1000000.C986] - [times_1000000.B986]) / 1000000" office:value-type="float" office:value="75.069952" calcext:value-type="float">
            <text:p>75.069952</text:p>
          </table:table-cell>
        </table:table-row>
        <table:table-row table:style-name="ro1">
          <table:table-cell table:formula="of:= [times_10000.A987]" office:value-type="float" office:value="986" calcext:value-type="float">
            <text:p>986</text:p>
          </table:table-cell>
          <table:table-cell table:formula="of:= ([times_10000.C987] - [times_10000.B987]) / 1000000" office:value-type="float" office:value="21.570048" calcext:value-type="float">
            <text:p>21.570048</text:p>
          </table:table-cell>
          <table:table-cell table:formula="of:= ([times_100000.C987] - [times_100000.B987]) / 1000000" office:value-type="float" office:value="58.43968" calcext:value-type="float">
            <text:p>58.43968</text:p>
          </table:table-cell>
          <table:table-cell table:formula="of:= ([times_1000000.C987] - [times_1000000.B987]) / 1000000" office:value-type="float" office:value="74.76992" calcext:value-type="float">
            <text:p>74.76992</text:p>
          </table:table-cell>
        </table:table-row>
        <table:table-row table:style-name="ro1">
          <table:table-cell table:formula="of:= [times_10000.A988]" office:value-type="float" office:value="987" calcext:value-type="float">
            <text:p>987</text:p>
          </table:table-cell>
          <table:table-cell table:formula="of:= ([times_10000.C988] - [times_10000.B988]) / 1000000" office:value-type="float" office:value="21.24032" calcext:value-type="float">
            <text:p>21.24032</text:p>
          </table:table-cell>
          <table:table-cell table:formula="of:= ([times_100000.C988] - [times_100000.B988]) / 1000000" office:value-type="float" office:value="58.280192" calcext:value-type="float">
            <text:p>58.280192</text:p>
          </table:table-cell>
          <table:table-cell table:formula="of:= ([times_1000000.C988] - [times_1000000.B988]) / 1000000" office:value-type="float" office:value="74.470144" calcext:value-type="float">
            <text:p>74.470144</text:p>
          </table:table-cell>
        </table:table-row>
        <table:table-row table:style-name="ro1">
          <table:table-cell table:formula="of:= [times_10000.A989]" office:value-type="float" office:value="988" calcext:value-type="float">
            <text:p>988</text:p>
          </table:table-cell>
          <table:table-cell table:formula="of:= ([times_10000.C989] - [times_10000.B989]) / 1000000" office:value-type="float" office:value="20.940288" calcext:value-type="float">
            <text:p>20.940288</text:p>
          </table:table-cell>
          <table:table-cell table:formula="of:= ([times_100000.C989] - [times_100000.B989]) / 1000000" office:value-type="float" office:value="57.469952" calcext:value-type="float">
            <text:p>57.469952</text:p>
          </table:table-cell>
          <table:table-cell table:formula="of:= ([times_1000000.C989] - [times_1000000.B989]) / 1000000" office:value-type="float" office:value="73.840128" calcext:value-type="float">
            <text:p>73.840128</text:p>
          </table:table-cell>
        </table:table-row>
        <table:table-row table:style-name="ro1">
          <table:table-cell table:formula="of:= [times_10000.A990]" office:value-type="float" office:value="989" calcext:value-type="float">
            <text:p>989</text:p>
          </table:table-cell>
          <table:table-cell table:formula="of:= ([times_10000.C990] - [times_10000.B990]) / 1000000" office:value-type="float" office:value="20.610048" calcext:value-type="float">
            <text:p>20.610048</text:p>
          </table:table-cell>
          <table:table-cell table:formula="of:= ([times_100000.C990] - [times_100000.B990]) / 1000000" office:value-type="float" office:value="56.999936" calcext:value-type="float">
            <text:p>56.999936</text:p>
          </table:table-cell>
          <table:table-cell table:formula="of:= ([times_1000000.C990] - [times_1000000.B990]) / 1000000" office:value-type="float" office:value="73.510144" calcext:value-type="float">
            <text:p>73.510144</text:p>
          </table:table-cell>
        </table:table-row>
        <table:table-row table:style-name="ro1">
          <table:table-cell table:formula="of:= [times_10000.A991]" office:value-type="float" office:value="990" calcext:value-type="float">
            <text:p>990</text:p>
          </table:table-cell>
          <table:table-cell table:formula="of:= ([times_10000.C991] - [times_10000.B991]) / 1000000" office:value-type="float" office:value="20.310016" calcext:value-type="float">
            <text:p>20.310016</text:p>
          </table:table-cell>
          <table:table-cell table:formula="of:= ([times_100000.C991] - [times_100000.B991]) / 1000000" office:value-type="float" office:value="56.669952" calcext:value-type="float">
            <text:p>56.669952</text:p>
          </table:table-cell>
          <table:table-cell table:formula="of:= ([times_1000000.C991] - [times_1000000.B991]) / 1000000" office:value-type="float" office:value="72.91008" calcext:value-type="float">
            <text:p>72.91008</text:p>
          </table:table-cell>
        </table:table-row>
        <table:table-row table:style-name="ro1">
          <table:table-cell table:formula="of:= [times_10000.A992]" office:value-type="float" office:value="991" calcext:value-type="float">
            <text:p>991</text:p>
          </table:table-cell>
          <table:table-cell table:formula="of:= ([times_10000.C992] - [times_10000.B992]) / 1000000" office:value-type="float" office:value="19.889664" calcext:value-type="float">
            <text:p>19.889664</text:p>
          </table:table-cell>
          <table:table-cell table:formula="of:= ([times_100000.C992] - [times_100000.B992]) / 1000000" office:value-type="float" office:value="56.530176" calcext:value-type="float">
            <text:p>56.530176</text:p>
          </table:table-cell>
          <table:table-cell table:formula="of:= ([times_1000000.C992] - [times_1000000.B992]) / 1000000" office:value-type="float" office:value="71.379968" calcext:value-type="float">
            <text:p>71.379968</text:p>
          </table:table-cell>
        </table:table-row>
        <table:table-row table:style-name="ro1">
          <table:table-cell table:formula="of:= [times_10000.A993]" office:value-type="float" office:value="992" calcext:value-type="float">
            <text:p>992</text:p>
          </table:table-cell>
          <table:table-cell table:formula="of:= ([times_10000.C993] - [times_10000.B993]) / 1000000" office:value-type="float" office:value="19.589888" calcext:value-type="float">
            <text:p>19.589888</text:p>
          </table:table-cell>
          <table:table-cell table:formula="of:= ([times_100000.C993] - [times_100000.B993]) / 1000000" office:value-type="float" office:value="55.549952" calcext:value-type="float">
            <text:p>55.549952</text:p>
          </table:table-cell>
          <table:table-cell table:formula="of:= ([times_1000000.C993] - [times_1000000.B993]) / 1000000" office:value-type="float" office:value="71.079936" calcext:value-type="float">
            <text:p>71.079936</text:p>
          </table:table-cell>
        </table:table-row>
        <table:table-row table:style-name="ro1">
          <table:table-cell table:formula="of:= [times_10000.A994]" office:value-type="float" office:value="993" calcext:value-type="float">
            <text:p>993</text:p>
          </table:table-cell>
          <table:table-cell table:formula="of:= ([times_10000.C994] - [times_10000.B994]) / 1000000" office:value-type="float" office:value="19.300096" calcext:value-type="float">
            <text:p>19.300096</text:p>
          </table:table-cell>
          <table:table-cell table:formula="of:= ([times_100000.C994] - [times_100000.B994]) / 1000000" office:value-type="float" office:value="55.419904" calcext:value-type="float">
            <text:p>55.419904</text:p>
          </table:table-cell>
          <table:table-cell table:formula="of:= ([times_1000000.C994] - [times_1000000.B994]) / 1000000" office:value-type="float" office:value="70.710016" calcext:value-type="float">
            <text:p>70.710016</text:p>
          </table:table-cell>
        </table:table-row>
        <table:table-row table:style-name="ro1">
          <table:table-cell table:formula="of:= [times_10000.A995]" office:value-type="float" office:value="994" calcext:value-type="float">
            <text:p>994</text:p>
          </table:table-cell>
          <table:table-cell table:formula="of:= ([times_10000.C995] - [times_10000.B995]) / 1000000" office:value-type="float" office:value="18.970112" calcext:value-type="float">
            <text:p>18.970112</text:p>
          </table:table-cell>
          <table:table-cell table:formula="of:= ([times_100000.C995] - [times_100000.B995]) / 1000000" office:value-type="float" office:value="54.020096" calcext:value-type="float">
            <text:p>54.020096</text:p>
          </table:table-cell>
          <table:table-cell table:formula="of:= ([times_1000000.C995] - [times_1000000.B995]) / 1000000" office:value-type="float" office:value="70.4" calcext:value-type="float">
            <text:p>70.4</text:p>
          </table:table-cell>
        </table:table-row>
        <table:table-row table:style-name="ro1">
          <table:table-cell table:formula="of:= [times_10000.A996]" office:value-type="float" office:value="995" calcext:value-type="float">
            <text:p>995</text:p>
          </table:table-cell>
          <table:table-cell table:formula="of:= ([times_10000.C996] - [times_10000.B996]) / 1000000" office:value-type="float" office:value="18.530048" calcext:value-type="float">
            <text:p>18.530048</text:p>
          </table:table-cell>
          <table:table-cell table:formula="of:= ([times_100000.C996] - [times_100000.B996]) / 1000000" office:value-type="float" office:value="53.860096" calcext:value-type="float">
            <text:p>53.860096</text:p>
          </table:table-cell>
          <table:table-cell table:formula="of:= ([times_1000000.C996] - [times_1000000.B996]) / 1000000" office:value-type="float" office:value="70.099968" calcext:value-type="float">
            <text:p>70.099968</text:p>
          </table:table-cell>
        </table:table-row>
        <table:table-row table:style-name="ro1">
          <table:table-cell table:formula="of:= [times_10000.A997]" office:value-type="float" office:value="996" calcext:value-type="float">
            <text:p>996</text:p>
          </table:table-cell>
          <table:table-cell table:formula="of:= ([times_10000.C997] - [times_10000.B997]) / 1000000" office:value-type="float" office:value="18.210048" calcext:value-type="float">
            <text:p>18.210048</text:p>
          </table:table-cell>
          <table:table-cell table:formula="of:= ([times_100000.C997] - [times_100000.B997]) / 1000000" office:value-type="float" office:value="53.560064" calcext:value-type="float">
            <text:p>53.560064</text:p>
          </table:table-cell>
          <table:table-cell table:formula="of:= ([times_1000000.C997] - [times_1000000.B997]) / 1000000" office:value-type="float" office:value="69.799936" calcext:value-type="float">
            <text:p>69.799936</text:p>
          </table:table-cell>
        </table:table-row>
        <table:table-row table:style-name="ro1">
          <table:table-cell table:formula="of:= [times_10000.A998]" office:value-type="float" office:value="997" calcext:value-type="float">
            <text:p>997</text:p>
          </table:table-cell>
          <table:table-cell table:formula="of:= ([times_10000.C998] - [times_10000.B998]) / 1000000" office:value-type="float" office:value="17.90976" calcext:value-type="float">
            <text:p>17.90976</text:p>
          </table:table-cell>
          <table:table-cell table:formula="of:= ([times_100000.C998] - [times_100000.B998]) / 1000000" office:value-type="float" office:value="53.23008" calcext:value-type="float">
            <text:p>53.23008</text:p>
          </table:table-cell>
          <table:table-cell table:formula="of:= ([times_1000000.C998] - [times_1000000.B998]) / 1000000" office:value-type="float" office:value="69.519872" calcext:value-type="float">
            <text:p>69.519872</text:p>
          </table:table-cell>
        </table:table-row>
        <table:table-row table:style-name="ro1">
          <table:table-cell table:formula="of:= [times_10000.A999]" office:value-type="float" office:value="998" calcext:value-type="float">
            <text:p>998</text:p>
          </table:table-cell>
          <table:table-cell table:formula="of:= ([times_10000.C999] - [times_10000.B999]) / 1000000" office:value-type="float" office:value="17.609984" calcext:value-type="float">
            <text:p>17.609984</text:p>
          </table:table-cell>
          <table:table-cell table:formula="of:= ([times_100000.C999] - [times_100000.B999]) / 1000000" office:value-type="float" office:value="53.100032" calcext:value-type="float">
            <text:p>53.100032</text:p>
          </table:table-cell>
          <table:table-cell table:formula="of:= ([times_1000000.C999] - [times_1000000.B999]) / 1000000" office:value-type="float" office:value="68.930304" calcext:value-type="float">
            <text:p>68.930304</text:p>
          </table:table-cell>
        </table:table-row>
        <table:table-row table:style-name="ro1">
          <table:table-cell table:formula="of:= [times_10000.A1000]" office:value-type="float" office:value="999" calcext:value-type="float">
            <text:p>999</text:p>
          </table:table-cell>
          <table:table-cell table:formula="of:= ([times_10000.C1000] - [times_10000.B1000]) / 1000000" office:value-type="float" office:value="17.319936" calcext:value-type="float">
            <text:p>17.319936</text:p>
          </table:table-cell>
          <table:table-cell table:formula="of:= ([times_100000.C1000] - [times_100000.B1000]) / 1000000" office:value-type="float" office:value="51.289856" calcext:value-type="float">
            <text:p>51.289856</text:p>
          </table:table-cell>
          <table:table-cell table:formula="of:= ([times_1000000.C1000] - [times_1000000.B1000]) / 1000000" office:value-type="float" office:value="68.27008" calcext:value-type="float">
            <text:p>68.27008</text:p>
          </table:table-cell>
        </table:table-row>
      </table:table>
      <table:table table:name="Analysis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/00/0000</text:date>, <text:time style:data-style-name="N2" text:time-value="13:01:25.5738937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14:13:44.797137459</meta:creation-date>
    <meta:generator>LibreOffice/5.1.4.2$Linux_X86_64 LibreOffice_project/10m0$Build-2</meta:generator>
    <dc:date>2016-10-21T14:17:52.535940478</dc:date>
    <meta:editing-duration>PT4M8S</meta:editing-duration>
    <meta:editing-cycles>1</meta:editing-cycles>
    <meta:document-statistic meta:table-count="5" meta:cell-count="12314" meta:object-count="0"/>
  </office:meta>
</office:document-meta>
</file>